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4375in" text:list-level-position-and-space-mode="label-alignment">
          <style:list-level-label-alignment text:label-followed-by="listtab" fo:margin-left="0.6875in" fo:text-indent="-0.437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0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0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0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0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0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0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0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0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1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1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1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1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1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1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1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1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9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9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9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9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9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9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9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9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0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0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0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0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0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0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0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0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1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1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1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1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1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1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1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1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5208in" text:list-level-position-and-space-mode="label-alignment">
          <style:list-level-label-alignment text:label-followed-by="listtab" fo:margin-left="0.7708in" fo:text-indent="-0.5208in"/>
        </style:list-level-properties>
        <style:text-properties style:font-name="Garamond"/>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5208in" text:list-level-position-and-space-mode="label-alignment">
          <style:list-level-label-alignment text:label-followed-by="listtab" fo:margin-left="0.7708in" fo:text-indent="-0.5208in"/>
        </style:list-level-properties>
        <style:text-properties style:font-name="Garamond"/>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5208in" text:list-level-position-and-space-mode="label-alignment">
          <style:list-level-label-alignment text:label-followed-by="listtab" fo:margin-left="0.5208in" fo:text-indent="-0.5208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3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31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31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3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31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31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3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31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3">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34">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35">
      <text:list-level-style-number text:level="1" style:num-suffix="." style:num-format="1" text:start-value="5">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Copyright" style:master-page-name="MPF0" style:family="paragraph">
      <style:paragraph-properties fo:break-before="page" fo:margin-bottom="0in" fo:line-height="115%" fo:text-indent="0.2in" style:page-number="auto"/>
      <style:text-properties style:font-name="Garamond" fo:font-size="11pt" style:font-size-asian="11pt"/>
    </style:style>
    <style:style style:name="P16" style:parent-style-name="Copyright" style:family="paragraph">
      <style:paragraph-properties fo:margin-bottom="0in" fo:line-height="115%" fo:text-indent="0.2in"/>
      <style:text-properties style:font-name="Garamond" fo:font-size="11pt" style:font-size-asian="11pt"/>
    </style:style>
    <style:style style:name="P17" style:parent-style-name="Copyright" style:family="paragraph">
      <style:paragraph-properties fo:margin-bottom="0in" fo:line-height="115%" fo:text-indent="0.2in"/>
      <style:text-properties style:font-name="Garamond" fo:font-size="11pt" style:font-size-asian="11pt"/>
    </style:style>
    <style:style style:name="P18" style:parent-style-name="Copyright" style:family="paragraph">
      <style:paragraph-properties fo:margin-bottom="0in" fo:line-height="115%" fo:text-indent="0.2in"/>
      <style:text-properties style:font-name="Garamond" fo:font-size="11pt" style:font-size-asian="11pt"/>
    </style:style>
    <style:style style:name="P19" style:parent-style-name="Copyright" style:family="paragraph">
      <style:paragraph-properties fo:margin-bottom="0in" fo:line-height="115%" fo:text-indent="0.2in"/>
      <style:text-properties style:font-name="Garamond" fo:font-size="11pt" style:font-size-asian="11pt"/>
    </style:style>
    <style:style style:name="P20" style:parent-style-name="Normal" style:family="paragraph">
      <style:paragraph-properties fo:text-align="center" fo:margin-bottom="0in" fo:line-height="115%" fo:text-indent="0.2in"/>
    </style:style>
    <style:style style:name="P21" style:parent-style-name="Normal" style:family="paragraph">
      <style:paragraph-properties fo:text-align="center" fo:margin-bottom="0in" fo:line-height="115%" fo:text-indent="0.2in"/>
    </style:style>
    <style:style style:name="T22" style:parent-style-name="IntenseEmphasis" style:family="text">
      <style:text-properties fo:color="#FFC000" fo:font-size="26pt" style:font-size-asian="26pt" style:font-size-complex="26pt"/>
    </style:style>
    <style:style style:name="P23" style:parent-style-name="Normal" style:family="paragraph">
      <style:paragraph-properties fo:text-align="center" fo:margin-bottom="0in" fo:line-height="115%" fo:text-indent="0.2in"/>
      <style:text-properties style:font-name="Garamond" fo:font-size="11pt" style:font-size-asian="11pt" style:font-size-complex="11pt"/>
    </style:style>
    <style:style style:name="P24" style:parent-style-name="Normal" style:family="paragraph">
      <style:paragraph-properties fo:text-align="center" fo:margin-bottom="0in" fo:line-height="115%" fo:text-indent="0.2in"/>
    </style:style>
    <style:style style:name="T25" style:parent-style-name="IntenseEmphasis" style:family="text">
      <style:text-properties fo:font-size="14pt" style:font-size-asian="14pt" style:font-size-complex="14pt"/>
    </style:style>
    <style:style style:name="P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9" style:parent-style-name="Copyright" style:family="paragraph">
      <style:paragraph-properties fo:text-align="center" fo:margin-bottom="0in" fo:line-height="115%" fo:text-indent="0.2in"/>
    </style:style>
    <style:style style:name="T40" style:parent-style-name="IntenseEmphasis" style:family="text">
      <style:text-properties fo:font-size="14pt" style:font-size-asian="14pt" style:font-size-complex="14pt"/>
    </style:style>
    <style:style style:name="P41" style:parent-style-name="Copyright" style:family="paragraph">
      <style:paragraph-properties fo:margin-bottom="0in" fo:line-height="115%" fo:text-indent="0.2in"/>
      <style:text-properties style:font-name="Garamond" fo:font-size="11pt" style:font-size-asian="11pt"/>
    </style:style>
    <style:style style:name="P42" style:parent-style-name="Copyright" style:family="paragraph">
      <style:paragraph-properties fo:margin-bottom="0in" fo:line-height="115%" fo:text-indent="0.2in"/>
      <style:text-properties style:font-name="Garamond" fo:font-size="11pt" style:font-size-asian="11pt"/>
    </style:style>
    <style:style style:name="P43" style:parent-style-name="Copyright" style:family="paragraph">
      <style:paragraph-properties fo:margin-bottom="0in" fo:line-height="115%" fo:text-indent="0.2in"/>
    </style:style>
    <style:style style:name="P44" style:parent-style-name="Copyright" style:family="paragraph">
      <style:paragraph-properties fo:margin-bottom="0in" fo:line-height="115%" fo:text-indent="0.2in"/>
    </style:style>
    <style:style style:name="P45" style:parent-style-name="Copyright" style:family="paragraph">
      <style:paragraph-properties fo:margin-bottom="0in" fo:line-height="115%" fo:text-indent="0.2in"/>
    </style:style>
    <style:style style:name="P46" style:parent-style-name="Copyright" style:family="paragraph">
      <style:paragraph-properties fo:margin-bottom="0in" fo:line-height="115%" fo:text-indent="0.2in"/>
    </style:style>
    <style:style style:name="P47" style:parent-style-name="Copyright" style:family="paragraph">
      <style:paragraph-properties fo:margin-bottom="0in" fo:line-height="115%" fo:text-indent="0.2in"/>
    </style:style>
    <style:style style:name="P48" style:parent-style-name="Copyright" style:family="paragraph">
      <style:paragraph-properties fo:margin-bottom="0in" fo:line-height="115%" fo:text-indent="0.2in"/>
    </style:style>
    <style:style style:name="P49" style:parent-style-name="Copyright" style:family="paragraph">
      <style:paragraph-properties fo:margin-bottom="0in" fo:line-height="115%" fo:text-indent="0.2in"/>
    </style:style>
    <style:style style:name="P50" style:parent-style-name="Copyright" style:family="paragraph">
      <style:paragraph-properties fo:margin-bottom="0in" fo:line-height="115%" fo:text-indent="0.2in"/>
    </style:style>
    <style:style style:name="P51" style:parent-style-name="Copyright" style:family="paragraph">
      <style:paragraph-properties fo:margin-bottom="0in" fo:line-height="115%" fo:text-indent="0.2in"/>
    </style:style>
    <style:style style:name="P52" style:parent-style-name="Copyright" style:family="paragraph">
      <style:paragraph-properties fo:margin-bottom="0in" fo:line-height="115%" fo:text-indent="0.2in"/>
    </style:style>
    <style:style style:name="P53" style:parent-style-name="Copyright" style:family="paragraph">
      <style:paragraph-properties fo:margin-bottom="0in" fo:line-height="115%" fo:text-indent="0.2in"/>
    </style:style>
    <style:style style:name="P54" style:parent-style-name="Copyright" style:family="paragraph">
      <style:paragraph-properties fo:margin-bottom="0in" fo:line-height="115%" fo:text-indent="0.2in"/>
    </style:style>
    <style:style style:name="P55" style:parent-style-name="Copyright" style:family="paragraph">
      <style:paragraph-properties fo:margin-bottom="0in" fo:line-height="115%" fo:text-indent="0.2in"/>
    </style:style>
    <style:style style:name="P56" style:parent-style-name="Copyright" style:family="paragraph">
      <style:paragraph-properties fo:margin-bottom="0in" fo:line-height="115%" fo:text-indent="0.2in"/>
    </style:style>
    <style:style style:name="P57" style:parent-style-name="Copyright" style:family="paragraph">
      <style:paragraph-properties fo:margin-bottom="0in" fo:line-height="115%" fo:text-indent="0.2in"/>
    </style:style>
    <style:style style:name="P58" style:parent-style-name="Copyright" style:family="paragraph">
      <style:paragraph-properties fo:margin-bottom="0in" fo:line-height="115%" fo:text-indent="0.2in"/>
    </style:style>
    <style:style style:name="P59" style:parent-style-name="Copyright" style:family="paragraph">
      <style:paragraph-properties fo:margin-bottom="0in" fo:line-height="115%" fo:text-indent="0.2in"/>
    </style:style>
    <style:style style:name="P60" style:parent-style-name="Copyright" style:family="paragraph">
      <style:paragraph-properties fo:margin-bottom="0in" fo:line-height="115%" fo:text-indent="0.2in"/>
    </style:style>
    <style:style style:name="P61" style:parent-style-name="Copyright" style:family="paragraph">
      <style:paragraph-properties fo:margin-bottom="0in" fo:line-height="115%" fo:text-indent="0.2in"/>
    </style:style>
    <style:style style:name="P62" style:parent-style-name="Copyright" style:family="paragraph">
      <style:paragraph-properties fo:margin-bottom="0in" fo:line-height="115%" fo:text-indent="0.2in"/>
    </style:style>
    <style:style style:name="T63" style:parent-style-name="TOC9Char" style:family="text">
      <style:text-properties style:font-name="Garamond" fo:font-size="11pt" style:font-size-asian="11pt"/>
    </style:style>
    <style:style style:name="P64" style:parent-style-name="Copyright" style:family="paragraph">
      <style:paragraph-properties fo:margin-bottom="0in" fo:line-height="115%" fo:text-indent="0.2in"/>
    </style:style>
    <style:style style:name="P65" style:parent-style-name="Copyright" style:family="paragraph">
      <style:paragraph-properties fo:margin-bottom="0in" fo:line-height="115%" fo:text-indent="0.2in"/>
    </style:style>
    <style:style style:name="T66" style:parent-style-name="TOC9Char" style:family="text">
      <style:text-properties style:font-name="Garamond" fo:font-size="11pt" style:font-size-asian="11pt"/>
    </style:style>
    <style:style style:name="P67" style:parent-style-name="Copyright" style:family="paragraph">
      <style:paragraph-properties fo:margin-bottom="0in" fo:line-height="115%" fo:text-indent="0.2in"/>
    </style:style>
    <style:style style:name="T68" style:parent-style-name="TOC9Char" style:family="text">
      <style:text-properties style:font-name="Garamond" fo:font-size="11pt" style:font-size-asian="11pt" fo:language="es" fo:country="US"/>
    </style:style>
    <style:style style:name="P69" style:parent-style-name="Copyright" style:family="paragraph">
      <style:paragraph-properties fo:margin-bottom="0in" fo:line-height="115%" fo:text-indent="0.2in"/>
    </style:style>
    <style:style style:name="T70" style:parent-style-name="TOC9Char" style:family="text">
      <style:text-properties style:font-name="Garamond" fo:font-size="11pt" style:font-size-asian="11pt" fo:language="es" fo:country="US"/>
    </style:style>
    <style:style style:name="P71" style:parent-style-name="Copyright" style:family="paragraph">
      <style:paragraph-properties fo:margin-bottom="0in" fo:line-height="115%" fo:text-indent="0.2in"/>
    </style:style>
    <style:style style:name="T72" style:parent-style-name="TOC9Char" style:family="text">
      <style:text-properties style:font-name="Garamond" fo:font-size="11pt" style:font-size-asian="11pt" fo:language="es" fo:country="US"/>
    </style:style>
    <style:style style:name="P73" style:parent-style-name="Copyright" style:family="paragraph">
      <style:paragraph-properties fo:margin-bottom="0in" fo:line-height="115%" fo:text-indent="0.2in"/>
    </style:style>
    <style:style style:name="T74" style:parent-style-name="TOC9Char" style:family="text">
      <style:text-properties style:font-name="Garamond" fo:font-size="11pt" style:font-size-asian="11pt"/>
    </style:style>
    <style:style style:name="P75" style:parent-style-name="Copyright" style:family="paragraph">
      <style:paragraph-properties fo:margin-bottom="0in" fo:line-height="115%" fo:text-indent="0.2in"/>
    </style:style>
    <style:style style:name="T76" style:parent-style-name="TOC9Char" style:family="text">
      <style:text-properties style:font-name="Garamond" fo:font-size="11pt" style:font-size-asian="11pt"/>
    </style:style>
    <style:style style:name="T77" style:parent-style-name="TOC9Char" style:family="text">
      <style:text-properties style:font-name="Garamond" fo:font-size="11pt" style:font-size-asian="11pt"/>
    </style:style>
    <style:style style:name="T78" style:parent-style-name="TOC9Char" style:family="text">
      <style:text-properties style:font-name="Garamond" fo:font-size="11pt" style:font-size-asian="11pt"/>
    </style:style>
    <style:style style:name="P79" style:parent-style-name="Copyright" style:family="paragraph">
      <style:paragraph-properties fo:margin-bottom="0in" fo:line-height="115%" fo:text-indent="0.2in"/>
    </style:style>
    <style:style style:name="T80" style:parent-style-name="TOC9Char" style:family="text">
      <style:text-properties style:font-name="Garamond" fo:font-size="11pt" style:font-size-asian="11pt"/>
    </style:style>
    <style:style style:name="T81" style:parent-style-name="TOC9Char" style:family="text">
      <style:text-properties style:font-name="Garamond" fo:font-size="11pt" style:font-size-asian="11pt"/>
    </style:style>
    <style:style style:name="T82" style:parent-style-name="TOC9Char" style:family="text">
      <style:text-properties style:font-name="Garamond" fo:font-size="11pt" style:font-size-asian="11pt"/>
    </style:style>
    <style:style style:name="P83" style:parent-style-name="Normal" style:family="paragraph">
      <style:paragraph-properties fo:text-align="justify" fo:margin-bottom="0in" fo:line-height="115%" fo:text-indent="0.2in">
        <style:tab-stops/>
      </style:paragraph-properties>
    </style:style>
    <style:style style:name="T84" style:parent-style-name="TOC9Char" style:family="text">
      <style:text-properties style:font-name="Garamond" fo:font-size="11pt" style:font-size-asian="11pt" style:font-size-complex="11pt"/>
    </style:style>
    <style:style style:name="P85" style:parent-style-name="Normal" style:family="paragraph">
      <style:paragraph-properties fo:text-align="justify" fo:margin-bottom="0in" fo:line-height="115%" fo:text-indent="0.2in">
        <style:tab-stops/>
      </style:paragraph-properties>
    </style:style>
    <style:style style:name="T86" style:parent-style-name="TOC9Char" style:family="text">
      <style:text-properties style:font-name="Garamond" fo:font-size="11pt" style:font-size-asian="11pt" style:font-size-complex="11pt"/>
    </style:style>
    <style:style style:name="P87" style:parent-style-name="Normal" style:family="paragraph">
      <style:paragraph-properties fo:text-align="justify" fo:margin-bottom="0in" fo:line-height="115%" fo:text-indent="0.2in">
        <style:tab-stops/>
      </style:paragraph-properties>
    </style:style>
    <style:style style:name="T88" style:parent-style-name="TOC9Char" style:family="text">
      <style:text-properties style:font-name="Garamond" fo:font-size="11pt" style:font-size-asian="11pt" style:font-size-complex="11pt"/>
    </style:style>
    <style:style style:name="T89" style:parent-style-name="TOC9Char" style:family="text">
      <style:text-properties style:font-name="Garamond" fo:font-size="11pt" style:font-size-asian="11pt" style:font-size-complex="11pt"/>
    </style:style>
    <style:style style:name="P90" style:parent-style-name="Normal" style:family="paragraph">
      <style:paragraph-properties fo:text-align="justify" fo:margin-bottom="0in" fo:line-height="115%" fo:text-indent="0.2in">
        <style:tab-stops/>
      </style:paragraph-properties>
    </style:style>
    <style:style style:name="T91" style:parent-style-name="TOC9Char" style:family="text">
      <style:text-properties style:font-name="Garamond" fo:font-size="11pt" style:font-size-asian="11pt" style:font-size-complex="11pt"/>
    </style:style>
    <style:style style:name="T92" style:parent-style-name="TOC9Char" style:family="text">
      <style:text-properties style:font-name="Garamond" fo:font-size="11pt" style:font-size-asian="11pt" style:font-size-complex="11pt"/>
    </style:style>
    <style:style style:name="T93" style:parent-style-name="TOC9Char" style:family="text">
      <style:text-properties style:font-name="Garamond" fo:font-size="11pt" style:font-size-asian="11pt" style:font-size-complex="11pt"/>
    </style:style>
    <style:style style:name="P94" style:parent-style-name="Normal" style:family="paragraph">
      <style:paragraph-properties fo:break-before="page">
        <style:tab-stops/>
      </style:paragraph-properties>
    </style:style>
    <style:style style:name="P95" style:parent-style-name="Normal" style:family="paragraph">
      <style:paragraph-properties fo:text-align="justify" fo:margin-bottom="0in" fo:line-height="115%" fo:text-indent="0.2in">
        <style:tab-stops/>
      </style:paragraph-properties>
    </style:style>
    <style:style style:name="P96" style:parent-style-name="TOC2" style:family="paragraph">
      <style:paragraph-properties>
        <style:tab-stops>
          <style:tab-stop style:type="right" style:position="4.8666in"/>
        </style:tab-stops>
      </style:paragraph-properties>
    </style:style>
    <style:style style:name="T97" style:parent-style-name="Hyperlink" style:family="text">
      <style:text-properties style:font-name="Garamond" style:font-name-asian="Times New Roman"/>
    </style:style>
    <style:style style:name="P98" style:parent-style-name="TOC2" style:family="paragraph">
      <style:paragraph-properties>
        <style:tab-stops>
          <style:tab-stop style:type="right" style:position="4.8666in"/>
        </style:tab-stops>
      </style:paragraph-properties>
    </style:style>
    <style:style style:name="T99" style:parent-style-name="Hyperlink" style:family="text">
      <style:text-properties style:font-name="Garamond" style:font-name-asian="Times New Roman"/>
    </style:style>
    <style:style style:name="P100" style:parent-style-name="TOC2" style:family="paragraph">
      <style:paragraph-properties>
        <style:tab-stops>
          <style:tab-stop style:type="right" style:position="4.8666in"/>
        </style:tab-stops>
      </style:paragraph-properties>
    </style:style>
    <style:style style:name="T101" style:parent-style-name="Hyperlink" style:family="text">
      <style:text-properties style:font-name="Garamond" style:font-name-asian="Times New Roman"/>
    </style:style>
    <style:style style:name="P102" style:parent-style-name="TOC2" style:family="paragraph">
      <style:paragraph-properties>
        <style:tab-stops>
          <style:tab-stop style:type="right" style:position="4.8666in"/>
        </style:tab-stops>
      </style:paragraph-properties>
    </style:style>
    <style:style style:name="T103" style:parent-style-name="Hyperlink" style:family="text">
      <style:text-properties style:font-name="Garamond" style:font-name-asian="Times New Roman"/>
    </style:style>
    <style:style style:name="P104" style:parent-style-name="TOC2" style:family="paragraph">
      <style:paragraph-properties>
        <style:tab-stops>
          <style:tab-stop style:type="right" style:position="4.8666in"/>
        </style:tab-stops>
      </style:paragraph-properties>
    </style:style>
    <style:style style:name="T105" style:parent-style-name="Hyperlink" style:family="text">
      <style:text-properties style:font-name="Garamond" style:font-name-asian="Times New Roman"/>
    </style:style>
    <style:style style:name="P106" style:parent-style-name="TOC2" style:family="paragraph">
      <style:paragraph-properties>
        <style:tab-stops>
          <style:tab-stop style:type="right" style:position="4.8666in"/>
        </style:tab-stops>
      </style:paragraph-properties>
    </style:style>
    <style:style style:name="T107" style:parent-style-name="Hyperlink" style:family="text">
      <style:text-properties style:font-name="Garamond" style:font-name-asian="Times New Roman"/>
    </style:style>
    <style:style style:name="P108" style:parent-style-name="TOC2" style:family="paragraph">
      <style:paragraph-properties>
        <style:tab-stops>
          <style:tab-stop style:type="right" style:position="4.8666in"/>
        </style:tab-stops>
      </style:paragraph-properties>
    </style:style>
    <style:style style:name="T109" style:parent-style-name="Hyperlink" style:family="text">
      <style:text-properties style:font-name="Garamond" style:font-name-asian="Times New Roman"/>
    </style:style>
    <style:style style:name="P110" style:parent-style-name="TOC2" style:family="paragraph">
      <style:paragraph-properties>
        <style:tab-stops>
          <style:tab-stop style:type="right" style:position="4.8666in"/>
        </style:tab-stops>
      </style:paragraph-properties>
    </style:style>
    <style:style style:name="T111" style:parent-style-name="Hyperlink" style:family="text">
      <style:text-properties style:font-name="Garamond" style:font-name-asian="Times New Roman"/>
    </style:style>
    <style:style style:name="P112" style:parent-style-name="TOC2" style:family="paragraph">
      <style:paragraph-properties>
        <style:tab-stops>
          <style:tab-stop style:type="right" style:position="4.8666in"/>
        </style:tab-stops>
      </style:paragraph-properties>
    </style:style>
    <style:style style:name="T113" style:parent-style-name="Hyperlink" style:family="text">
      <style:text-properties style:font-name="Garamond" style:font-name-asian="Times New Roman"/>
    </style:style>
    <style:style style:name="P114" style:parent-style-name="TOC2" style:family="paragraph">
      <style:paragraph-properties>
        <style:tab-stops>
          <style:tab-stop style:type="right" style:position="4.8666in"/>
        </style:tab-stops>
      </style:paragraph-properties>
    </style:style>
    <style:style style:name="T115" style:parent-style-name="Hyperlink" style:family="text">
      <style:text-properties style:font-name="Garamond" style:font-name-asian="Times New Roman"/>
    </style:style>
    <style:style style:name="P116" style:parent-style-name="TOC2" style:family="paragraph">
      <style:paragraph-properties>
        <style:tab-stops>
          <style:tab-stop style:type="right" style:position="4.8666in"/>
        </style:tab-stops>
      </style:paragraph-properties>
    </style:style>
    <style:style style:name="T117" style:parent-style-name="Hyperlink" style:family="text">
      <style:text-properties style:font-name="Garamond" style:font-name-asian="Times New Roman"/>
    </style:style>
    <style:style style:name="P118" style:parent-style-name="TOC2" style:family="paragraph">
      <style:paragraph-properties>
        <style:tab-stops>
          <style:tab-stop style:type="right" style:position="4.8666in"/>
        </style:tab-stops>
      </style:paragraph-properties>
    </style:style>
    <style:style style:name="T119" style:parent-style-name="Hyperlink" style:family="text">
      <style:text-properties style:font-name="Garamond" style:font-name-asian="Times New Roman"/>
    </style:style>
    <style:style style:name="P120" style:parent-style-name="TOC2" style:family="paragraph">
      <style:paragraph-properties>
        <style:tab-stops>
          <style:tab-stop style:type="right" style:position="4.8666in"/>
        </style:tab-stops>
      </style:paragraph-properties>
    </style:style>
    <style:style style:name="T121" style:parent-style-name="Hyperlink" style:family="text">
      <style:text-properties style:font-name="Garamond" style:font-name-asian="Times New Roman"/>
    </style:style>
    <style:style style:name="P122" style:parent-style-name="TOC2" style:family="paragraph">
      <style:paragraph-properties>
        <style:tab-stops>
          <style:tab-stop style:type="right" style:position="4.8666in"/>
        </style:tab-stops>
      </style:paragraph-properties>
    </style:style>
    <style:style style:name="T123" style:parent-style-name="Hyperlink" style:family="text">
      <style:text-properties style:font-name-asian="Times New Roman"/>
    </style:style>
    <style:style style:name="P124" style:parent-style-name="TOC2" style:family="paragraph">
      <style:paragraph-properties>
        <style:tab-stops>
          <style:tab-stop style:type="right" style:position="4.8666in"/>
        </style:tab-stops>
      </style:paragraph-properties>
    </style:style>
    <style:style style:name="T125" style:parent-style-name="Hyperlink" style:family="text">
      <style:text-properties style:font-name="Garamond" style:font-name-asian="Times New Roman"/>
    </style:style>
    <style:style style:name="P126" style:parent-style-name="TOC2" style:family="paragraph">
      <style:paragraph-properties>
        <style:tab-stops>
          <style:tab-stop style:type="right" style:position="4.8666in"/>
        </style:tab-stops>
      </style:paragraph-properties>
    </style:style>
    <style:style style:name="T127" style:parent-style-name="Hyperlink" style:family="text">
      <style:text-properties style:font-name="Garamond" style:font-name-asian="Times New Roman"/>
    </style:style>
    <style:style style:name="P128" style:parent-style-name="TOC2" style:family="paragraph">
      <style:paragraph-properties>
        <style:tab-stops>
          <style:tab-stop style:type="right" style:position="4.8666in"/>
        </style:tab-stops>
      </style:paragraph-properties>
    </style:style>
    <style:style style:name="T129" style:parent-style-name="Hyperlink" style:family="text">
      <style:text-properties style:font-name="Garamond" style:font-name-asian="Times New Roman"/>
    </style:style>
    <style:style style:name="P130" style:parent-style-name="TOC2" style:family="paragraph">
      <style:paragraph-properties>
        <style:tab-stops>
          <style:tab-stop style:type="right" style:position="4.8666in"/>
        </style:tab-stops>
      </style:paragraph-properties>
    </style:style>
    <style:style style:name="T131" style:parent-style-name="Hyperlink" style:family="text">
      <style:text-properties style:font-name="Garamond" style:font-name-asian="Times New Roman"/>
    </style:style>
    <style:style style:name="P132" style:parent-style-name="TOC2" style:family="paragraph">
      <style:paragraph-properties>
        <style:tab-stops>
          <style:tab-stop style:type="right" style:position="4.8666in"/>
        </style:tab-stops>
      </style:paragraph-properties>
    </style:style>
    <style:style style:name="T133" style:parent-style-name="Hyperlink" style:family="text">
      <style:text-properties style:font-name="Garamond" style:font-name-asian="Times New Roman"/>
    </style:style>
    <style:style style:name="P134" style:parent-style-name="TOC2" style:family="paragraph">
      <style:paragraph-properties>
        <style:tab-stops>
          <style:tab-stop style:type="right" style:position="4.8666in"/>
        </style:tab-stops>
      </style:paragraph-properties>
    </style:style>
    <style:style style:name="T135" style:parent-style-name="Hyperlink" style:family="text">
      <style:text-properties style:font-name="Garamond" style:font-name-asian="Times New Roman"/>
    </style:style>
    <style:style style:name="P136" style:parent-style-name="TOC2" style:family="paragraph">
      <style:paragraph-properties>
        <style:tab-stops>
          <style:tab-stop style:type="right" style:position="4.8666in"/>
        </style:tab-stops>
      </style:paragraph-properties>
    </style:style>
    <style:style style:name="T137" style:parent-style-name="Hyperlink" style:family="text">
      <style:text-properties style:font-name="Garamond" style:font-name-asian="Times New Roman"/>
    </style:style>
    <style:style style:name="P138" style:parent-style-name="TOC2" style:family="paragraph">
      <style:paragraph-properties>
        <style:tab-stops>
          <style:tab-stop style:type="right" style:position="4.8666in"/>
        </style:tab-stops>
      </style:paragraph-properties>
    </style:style>
    <style:style style:name="T139" style:parent-style-name="Hyperlink" style:family="text">
      <style:text-properties style:font-name="Garamond" style:font-name-asian="Times New Roman"/>
    </style:style>
    <style:style style:name="P140" style:parent-style-name="TOC2" style:family="paragraph">
      <style:paragraph-properties>
        <style:tab-stops>
          <style:tab-stop style:type="right" style:position="4.8666in"/>
        </style:tab-stops>
      </style:paragraph-properties>
    </style:style>
    <style:style style:name="T141" style:parent-style-name="Hyperlink" style:family="text">
      <style:text-properties style:font-name="Garamond" style:font-name-asian="Times New Roman"/>
    </style:style>
    <style:style style:name="P142" style:parent-style-name="TOC2" style:family="paragraph">
      <style:paragraph-properties>
        <style:tab-stops>
          <style:tab-stop style:type="right" style:position="4.8666in"/>
        </style:tab-stops>
      </style:paragraph-properties>
    </style:style>
    <style:style style:name="T143" style:parent-style-name="Hyperlink" style:family="text">
      <style:text-properties style:font-name="Garamond" style:font-name-asian="Times New Roman"/>
    </style:style>
    <style:style style:name="P144" style:parent-style-name="TOC2" style:family="paragraph">
      <style:paragraph-properties>
        <style:tab-stops>
          <style:tab-stop style:type="right" style:position="4.8666in"/>
        </style:tab-stops>
      </style:paragraph-properties>
    </style:style>
    <style:style style:name="T145" style:parent-style-name="Hyperlink" style:family="text">
      <style:text-properties style:font-name="Garamond" style:font-name-asian="Times New Roman"/>
    </style:style>
    <style:style style:name="P146" style:parent-style-name="TOC2" style:family="paragraph">
      <style:paragraph-properties>
        <style:tab-stops>
          <style:tab-stop style:type="right" style:position="4.8666in"/>
        </style:tab-stops>
      </style:paragraph-properties>
    </style:style>
    <style:style style:name="T147" style:parent-style-name="Hyperlink" style:family="text">
      <style:text-properties style:font-name="Garamond" style:font-name-asian="Times New Roman"/>
    </style:style>
    <style:style style:name="P148" style:parent-style-name="TOC2" style:family="paragraph">
      <style:paragraph-properties>
        <style:tab-stops>
          <style:tab-stop style:type="right" style:position="4.8666in"/>
        </style:tab-stops>
      </style:paragraph-properties>
    </style:style>
    <style:style style:name="T149" style:parent-style-name="Hyperlink" style:family="text">
      <style:text-properties style:font-name="Garamond" style:font-name-asian="Times New Roman"/>
    </style:style>
    <style:style style:name="P150" style:parent-style-name="TOC2" style:family="paragraph">
      <style:paragraph-properties>
        <style:tab-stops>
          <style:tab-stop style:type="right" style:position="4.8666in"/>
        </style:tab-stops>
      </style:paragraph-properties>
    </style:style>
    <style:style style:name="T151" style:parent-style-name="Hyperlink" style:family="text">
      <style:text-properties style:font-name="Garamond" style:font-name-asian="Times New Roman"/>
    </style:style>
    <style:style style:name="P152" style:parent-style-name="TOC2" style:family="paragraph">
      <style:paragraph-properties>
        <style:tab-stops>
          <style:tab-stop style:type="right" style:position="4.8666in"/>
        </style:tab-stops>
      </style:paragraph-properties>
    </style:style>
    <style:style style:name="T153" style:parent-style-name="Hyperlink" style:family="text">
      <style:text-properties style:font-name="Garamond" style:font-name-asian="Times New Roman"/>
    </style:style>
    <style:style style:name="P154" style:parent-style-name="TOC2" style:family="paragraph">
      <style:paragraph-properties>
        <style:tab-stops>
          <style:tab-stop style:type="right" style:position="4.8666in"/>
        </style:tab-stops>
      </style:paragraph-properties>
    </style:style>
    <style:style style:name="T155" style:parent-style-name="Hyperlink" style:family="text">
      <style:text-properties style:font-name="Garamond" style:font-name-asian="Times New Roman"/>
    </style:style>
    <style:style style:name="P156" style:parent-style-name="TOC2" style:family="paragraph">
      <style:paragraph-properties>
        <style:tab-stops>
          <style:tab-stop style:type="right" style:position="4.8666in"/>
        </style:tab-stops>
      </style:paragraph-properties>
    </style:style>
    <style:style style:name="T157" style:parent-style-name="Hyperlink" style:family="text">
      <style:text-properties style:font-name="Garamond" style:font-name-asian="Times New Roman"/>
    </style:style>
    <style:style style:name="P158" style:parent-style-name="TOC2" style:family="paragraph">
      <style:paragraph-properties>
        <style:tab-stops>
          <style:tab-stop style:type="right" style:position="4.8666in"/>
        </style:tab-stops>
      </style:paragraph-properties>
    </style:style>
    <style:style style:name="T159" style:parent-style-name="Hyperlink" style:family="text">
      <style:text-properties style:font-name="Garamond" style:font-name-asian="Times New Roman"/>
    </style:style>
    <style:style style:name="P160" style:parent-style-name="TOC2" style:family="paragraph">
      <style:paragraph-properties>
        <style:tab-stops>
          <style:tab-stop style:type="right" style:position="4.8666in"/>
        </style:tab-stops>
      </style:paragraph-properties>
    </style:style>
    <style:style style:name="T161" style:parent-style-name="Hyperlink" style:family="text">
      <style:text-properties style:font-name="Garamond" style:font-name-asian="Times New Roman"/>
    </style:style>
    <style:style style:name="P162" style:parent-style-name="TOC2" style:family="paragraph">
      <style:paragraph-properties>
        <style:tab-stops>
          <style:tab-stop style:type="right" style:position="4.8666in"/>
        </style:tab-stops>
      </style:paragraph-properties>
    </style:style>
    <style:style style:name="T163" style:parent-style-name="Hyperlink" style:family="text">
      <style:text-properties style:font-name="Garamond" style:font-name-asian="Times New Roman"/>
    </style:style>
    <style:style style:name="P164" style:parent-style-name="TOC2" style:family="paragraph">
      <style:paragraph-properties>
        <style:tab-stops>
          <style:tab-stop style:type="right" style:position="4.8666in"/>
        </style:tab-stops>
      </style:paragraph-properties>
    </style:style>
    <style:style style:name="T165" style:parent-style-name="Hyperlink" style:family="text">
      <style:text-properties style:font-name="Garamond" style:font-name-asian="Times New Roman"/>
    </style:style>
    <style:style style:name="P166" style:parent-style-name="TOC2" style:family="paragraph">
      <style:paragraph-properties>
        <style:tab-stops>
          <style:tab-stop style:type="right" style:position="4.8666in"/>
        </style:tab-stops>
      </style:paragraph-properties>
    </style:style>
    <style:style style:name="T167" style:parent-style-name="Hyperlink" style:family="text">
      <style:text-properties style:font-name="Garamond" style:font-name-asian="Times New Roman"/>
    </style:style>
    <style:style style:name="P168" style:parent-style-name="TOC2" style:family="paragraph">
      <style:paragraph-properties>
        <style:tab-stops>
          <style:tab-stop style:type="right" style:position="4.8666in"/>
        </style:tab-stops>
      </style:paragraph-properties>
    </style:style>
    <style:style style:name="T169" style:parent-style-name="Hyperlink" style:family="text">
      <style:text-properties style:font-name="Garamond" style:font-name-asian="Times New Roman"/>
    </style:style>
    <style:style style:name="P170" style:parent-style-name="TOC2" style:family="paragraph">
      <style:paragraph-properties>
        <style:tab-stops>
          <style:tab-stop style:type="right" style:position="4.8666in"/>
        </style:tab-stops>
      </style:paragraph-properties>
    </style:style>
    <style:style style:name="T171" style:parent-style-name="Hyperlink" style:family="text">
      <style:text-properties style:font-name="Garamond" style:font-name-asian="Times New Roman"/>
    </style:style>
    <style:style style:name="P172" style:parent-style-name="TOC2" style:family="paragraph">
      <style:paragraph-properties>
        <style:tab-stops>
          <style:tab-stop style:type="right" style:position="4.8666in"/>
        </style:tab-stops>
      </style:paragraph-properties>
    </style:style>
    <style:style style:name="T173" style:parent-style-name="Hyperlink" style:family="text">
      <style:text-properties style:font-name="Garamond" style:font-name-asian="Times New Roman"/>
    </style:style>
    <style:style style:name="P174" style:parent-style-name="TOC2" style:family="paragraph">
      <style:paragraph-properties>
        <style:tab-stops>
          <style:tab-stop style:type="right" style:position="4.8666in"/>
        </style:tab-stops>
      </style:paragraph-properties>
    </style:style>
    <style:style style:name="T175" style:parent-style-name="Hyperlink" style:family="text">
      <style:text-properties style:font-name="Garamond" style:font-name-asian="Times New Roman"/>
    </style:style>
    <style:style style:name="P176" style:parent-style-name="TOC2" style:family="paragraph">
      <style:paragraph-properties>
        <style:tab-stops>
          <style:tab-stop style:type="right" style:position="4.8666in"/>
        </style:tab-stops>
      </style:paragraph-properties>
    </style:style>
    <style:style style:name="T177" style:parent-style-name="Hyperlink" style:family="text">
      <style:text-properties style:font-name="Garamond" style:font-name-asian="Times New Roman"/>
    </style:style>
    <style:style style:name="P178" style:parent-style-name="TOC2" style:family="paragraph">
      <style:paragraph-properties>
        <style:tab-stops>
          <style:tab-stop style:type="right" style:position="4.8666in"/>
        </style:tab-stops>
      </style:paragraph-properties>
    </style:style>
    <style:style style:name="T179" style:parent-style-name="Hyperlink" style:family="text">
      <style:text-properties style:font-name="Garamond" style:font-name-asian="Times New Roman"/>
    </style:style>
    <style:style style:name="P180" style:parent-style-name="TOC2" style:family="paragraph">
      <style:paragraph-properties>
        <style:tab-stops>
          <style:tab-stop style:type="right" style:position="4.8666in"/>
        </style:tab-stops>
      </style:paragraph-properties>
    </style:style>
    <style:style style:name="T181" style:parent-style-name="Hyperlink" style:family="text">
      <style:text-properties style:font-name="Garamond" style:font-name-asian="Times New Roman"/>
    </style:style>
    <style:style style:name="P182" style:parent-style-name="TOC2" style:family="paragraph">
      <style:paragraph-properties>
        <style:tab-stops>
          <style:tab-stop style:type="right" style:position="4.8666in"/>
        </style:tab-stops>
      </style:paragraph-properties>
    </style:style>
    <style:style style:name="T183" style:parent-style-name="Hyperlink" style:family="text">
      <style:text-properties style:font-name="Garamond" style:font-name-asian="Times New Roman"/>
    </style:style>
    <style:style style:name="P184" style:parent-style-name="TOC2" style:family="paragraph">
      <style:paragraph-properties>
        <style:tab-stops>
          <style:tab-stop style:type="right" style:position="4.8666in"/>
        </style:tab-stops>
      </style:paragraph-properties>
    </style:style>
    <style:style style:name="T185" style:parent-style-name="Hyperlink" style:family="text">
      <style:text-properties style:font-name="Garamond" style:font-name-asian="Times New Roman"/>
    </style:style>
    <style:style style:name="P186" style:parent-style-name="TOC2" style:family="paragraph">
      <style:paragraph-properties>
        <style:tab-stops>
          <style:tab-stop style:type="right" style:position="4.8666in"/>
        </style:tab-stops>
      </style:paragraph-properties>
    </style:style>
    <style:style style:name="T187" style:parent-style-name="Hyperlink" style:family="text">
      <style:text-properties style:font-name="Garamond" style:font-name-asian="Times New Roman"/>
    </style:style>
    <style:style style:name="P188" style:parent-style-name="TOC2" style:family="paragraph">
      <style:paragraph-properties>
        <style:tab-stops>
          <style:tab-stop style:type="right" style:position="4.8666in"/>
        </style:tab-stops>
      </style:paragraph-properties>
    </style:style>
    <style:style style:name="T189" style:parent-style-name="Hyperlink" style:family="text">
      <style:text-properties style:font-name="Garamond" style:font-name-asian="Times New Roman"/>
    </style:style>
    <style:style style:name="P190" style:parent-style-name="TOC2" style:family="paragraph">
      <style:paragraph-properties>
        <style:tab-stops>
          <style:tab-stop style:type="right" style:position="4.8666in"/>
        </style:tab-stops>
      </style:paragraph-properties>
    </style:style>
    <style:style style:name="T191" style:parent-style-name="Hyperlink" style:family="text">
      <style:text-properties style:font-name="Garamond" style:font-name-asian="Times New Roman"/>
    </style:style>
    <style:style style:name="P192" style:parent-style-name="TOC2" style:family="paragraph">
      <style:paragraph-properties>
        <style:tab-stops>
          <style:tab-stop style:type="right" style:position="4.8666in"/>
        </style:tab-stops>
      </style:paragraph-properties>
    </style:style>
    <style:style style:name="T193" style:parent-style-name="Hyperlink" style:family="text">
      <style:text-properties style:font-name="Garamond" style:font-name-asian="Times New Roman"/>
    </style:style>
    <style:style style:name="P194" style:parent-style-name="TOC2" style:family="paragraph">
      <style:paragraph-properties>
        <style:tab-stops>
          <style:tab-stop style:type="right" style:position="4.8666in"/>
        </style:tab-stops>
      </style:paragraph-properties>
    </style:style>
    <style:style style:name="T195" style:parent-style-name="Hyperlink" style:family="text">
      <style:text-properties style:font-name="Garamond" style:font-name-asian="Times New Roman"/>
    </style:style>
    <style:style style:name="P196" style:parent-style-name="TOC2" style:family="paragraph">
      <style:paragraph-properties>
        <style:tab-stops>
          <style:tab-stop style:type="right" style:position="4.8666in"/>
        </style:tab-stops>
      </style:paragraph-properties>
    </style:style>
    <style:style style:name="T197" style:parent-style-name="Hyperlink" style:family="text">
      <style:text-properties style:font-name="Garamond" style:font-name-asian="Times New Roman"/>
    </style:style>
    <style:style style:name="P198" style:parent-style-name="TOC2" style:family="paragraph">
      <style:paragraph-properties>
        <style:tab-stops>
          <style:tab-stop style:type="right" style:position="4.8666in"/>
        </style:tab-stops>
      </style:paragraph-properties>
    </style:style>
    <style:style style:name="T199" style:parent-style-name="Hyperlink" style:family="text">
      <style:text-properties style:font-name="Garamond" style:font-name-asian="Times New Roman"/>
    </style:style>
    <style:style style:name="P200" style:parent-style-name="TOC2" style:family="paragraph">
      <style:paragraph-properties>
        <style:tab-stops>
          <style:tab-stop style:type="right" style:position="4.8666in"/>
        </style:tab-stops>
      </style:paragraph-properties>
    </style:style>
    <style:style style:name="T201" style:parent-style-name="Hyperlink" style:family="text">
      <style:text-properties style:font-name="Garamond" style:font-name-asian="Times New Roman"/>
    </style:style>
    <style:style style:name="P202" style:parent-style-name="TOC2" style:family="paragraph">
      <style:paragraph-properties>
        <style:tab-stops>
          <style:tab-stop style:type="right" style:position="4.8666in"/>
        </style:tab-stops>
      </style:paragraph-properties>
    </style:style>
    <style:style style:name="T203" style:parent-style-name="Hyperlink" style:family="text">
      <style:text-properties style:font-name="Garamond" style:font-name-asian="Times New Roman"/>
    </style:style>
    <style:style style:name="P204" style:parent-style-name="TOC2" style:family="paragraph">
      <style:paragraph-properties>
        <style:tab-stops>
          <style:tab-stop style:type="right" style:position="4.8666in"/>
        </style:tab-stops>
      </style:paragraph-properties>
    </style:style>
    <style:style style:name="T205" style:parent-style-name="Hyperlink" style:family="text">
      <style:text-properties style:font-name="Garamond" style:font-name-asian="Times New Roman"/>
    </style:style>
    <style:style style:name="P206" style:parent-style-name="TOC2" style:family="paragraph">
      <style:paragraph-properties>
        <style:tab-stops>
          <style:tab-stop style:type="right" style:position="4.8666in"/>
        </style:tab-stops>
      </style:paragraph-properties>
    </style:style>
    <style:style style:name="T207" style:parent-style-name="Hyperlink" style:family="text">
      <style:text-properties style:font-name="Garamond" style:font-name-asian="Times New Roman"/>
    </style:style>
    <style:style style:name="P208" style:parent-style-name="TOC2" style:family="paragraph">
      <style:paragraph-properties>
        <style:tab-stops>
          <style:tab-stop style:type="right" style:position="4.8666in"/>
        </style:tab-stops>
      </style:paragraph-properties>
    </style:style>
    <style:style style:name="T209" style:parent-style-name="Hyperlink" style:family="text">
      <style:text-properties style:font-name="Garamond" style:font-name-asian="Times New Roman"/>
    </style:style>
    <style:style style:name="P210" style:parent-style-name="TOC2" style:family="paragraph">
      <style:paragraph-properties>
        <style:tab-stops>
          <style:tab-stop style:type="right" style:position="4.8666in"/>
        </style:tab-stops>
      </style:paragraph-properties>
    </style:style>
    <style:style style:name="T211" style:parent-style-name="Hyperlink" style:family="text">
      <style:text-properties style:font-name="Garamond" style:font-name-asian="Times New Roman"/>
    </style:style>
    <style:style style:name="P212" style:parent-style-name="TOC2" style:family="paragraph">
      <style:paragraph-properties>
        <style:tab-stops>
          <style:tab-stop style:type="right" style:position="4.8666in"/>
        </style:tab-stops>
      </style:paragraph-properties>
    </style:style>
    <style:style style:name="T213" style:parent-style-name="Hyperlink" style:family="text">
      <style:text-properties style:font-name="Garamond" style:font-name-asian="Times New Roman"/>
    </style:style>
    <style:style style:name="P214" style:parent-style-name="TOC2" style:family="paragraph">
      <style:paragraph-properties>
        <style:tab-stops>
          <style:tab-stop style:type="right" style:position="4.8666in"/>
        </style:tab-stops>
      </style:paragraph-properties>
    </style:style>
    <style:style style:name="T215" style:parent-style-name="Hyperlink" style:family="text">
      <style:text-properties style:font-name="Garamond" style:font-name-asian="Times New Roman"/>
    </style:style>
    <style:style style:name="P216" style:parent-style-name="TOC2" style:family="paragraph">
      <style:paragraph-properties>
        <style:tab-stops>
          <style:tab-stop style:type="right" style:position="4.8666in"/>
        </style:tab-stops>
      </style:paragraph-properties>
    </style:style>
    <style:style style:name="T217" style:parent-style-name="Hyperlink" style:family="text">
      <style:text-properties style:font-name="Garamond" style:font-name-asian="Times New Roman"/>
    </style:style>
    <style:style style:name="P218" style:parent-style-name="TOC2" style:family="paragraph">
      <style:paragraph-properties>
        <style:tab-stops>
          <style:tab-stop style:type="right" style:position="4.8666in"/>
        </style:tab-stops>
      </style:paragraph-properties>
    </style:style>
    <style:style style:name="T219" style:parent-style-name="Hyperlink" style:family="text">
      <style:text-properties style:font-name="Garamond" style:font-name-asian="Times New Roman"/>
    </style:style>
    <style:style style:name="P220" style:parent-style-name="TOC2" style:family="paragraph">
      <style:paragraph-properties>
        <style:tab-stops>
          <style:tab-stop style:type="right" style:position="4.8666in"/>
        </style:tab-stops>
      </style:paragraph-properties>
    </style:style>
    <style:style style:name="T221" style:parent-style-name="Hyperlink" style:family="text">
      <style:text-properties style:font-name="Garamond" style:font-name-asian="Times New Roman"/>
    </style:style>
    <style:style style:name="P222" style:parent-style-name="TOC2" style:family="paragraph">
      <style:paragraph-properties>
        <style:tab-stops>
          <style:tab-stop style:type="right" style:position="4.8666in"/>
        </style:tab-stops>
      </style:paragraph-properties>
    </style:style>
    <style:style style:name="T223" style:parent-style-name="Hyperlink" style:family="text">
      <style:text-properties style:font-name="Garamond" style:font-name-asian="Times New Roman"/>
    </style:style>
    <style:style style:name="P224" style:parent-style-name="TOC2" style:family="paragraph">
      <style:paragraph-properties>
        <style:tab-stops>
          <style:tab-stop style:type="right" style:position="4.8666in"/>
        </style:tab-stops>
      </style:paragraph-properties>
    </style:style>
    <style:style style:name="T225" style:parent-style-name="Hyperlink" style:family="text">
      <style:text-properties style:font-name="Garamond" style:font-name-asian="Times New Roman"/>
    </style:style>
    <style:style style:name="P226" style:parent-style-name="TOC2" style:family="paragraph">
      <style:paragraph-properties>
        <style:tab-stops>
          <style:tab-stop style:type="right" style:position="4.8666in"/>
        </style:tab-stops>
      </style:paragraph-properties>
    </style:style>
    <style:style style:name="T227" style:parent-style-name="Hyperlink" style:family="text">
      <style:text-properties style:font-name="Garamond" style:font-name-asian="Times New Roman"/>
    </style:style>
    <style:style style:name="P228" style:parent-style-name="TOC2" style:family="paragraph">
      <style:paragraph-properties>
        <style:tab-stops>
          <style:tab-stop style:type="right" style:position="4.8666in"/>
        </style:tab-stops>
      </style:paragraph-properties>
    </style:style>
    <style:style style:name="T229" style:parent-style-name="Hyperlink" style:family="text">
      <style:text-properties style:font-name="Garamond" style:font-name-asian="Times New Roman"/>
    </style:style>
    <style:style style:name="P230" style:parent-style-name="TOC2" style:family="paragraph">
      <style:paragraph-properties>
        <style:tab-stops>
          <style:tab-stop style:type="right" style:position="4.8666in"/>
        </style:tab-stops>
      </style:paragraph-properties>
    </style:style>
    <style:style style:name="T231" style:parent-style-name="Hyperlink" style:family="text">
      <style:text-properties style:font-name="Garamond" style:font-name-asian="Times New Roman"/>
    </style:style>
    <style:style style:name="P232" style:parent-style-name="TOC2" style:family="paragraph">
      <style:paragraph-properties>
        <style:tab-stops>
          <style:tab-stop style:type="right" style:position="4.8666in"/>
        </style:tab-stops>
      </style:paragraph-properties>
    </style:style>
    <style:style style:name="T233" style:parent-style-name="Hyperlink" style:family="text">
      <style:text-properties style:font-name="Garamond" style:font-name-asian="Times New Roman"/>
    </style:style>
    <style:style style:name="P234" style:parent-style-name="TOC2" style:family="paragraph">
      <style:paragraph-properties>
        <style:tab-stops>
          <style:tab-stop style:type="right" style:position="4.8666in"/>
        </style:tab-stops>
      </style:paragraph-properties>
    </style:style>
    <style:style style:name="T235" style:parent-style-name="Hyperlink" style:family="text">
      <style:text-properties style:font-name="Garamond" style:font-name-asian="Times New Roman"/>
    </style:style>
    <style:style style:name="P236" style:parent-style-name="TOC2" style:family="paragraph">
      <style:paragraph-properties>
        <style:tab-stops>
          <style:tab-stop style:type="right" style:position="4.8666in"/>
        </style:tab-stops>
      </style:paragraph-properties>
    </style:style>
    <style:style style:name="T237" style:parent-style-name="Hyperlink" style:family="text">
      <style:text-properties style:font-name="Garamond" style:font-name-asian="Times New Roman"/>
    </style:style>
    <style:style style:name="P238" style:parent-style-name="TOC2" style:family="paragraph">
      <style:paragraph-properties>
        <style:tab-stops>
          <style:tab-stop style:type="right" style:position="4.8666in"/>
        </style:tab-stops>
      </style:paragraph-properties>
    </style:style>
    <style:style style:name="T239" style:parent-style-name="Hyperlink" style:family="text">
      <style:text-properties style:font-name="Garamond" style:font-name-asian="Times New Roman"/>
    </style:style>
    <style:style style:name="P240" style:parent-style-name="TOC2" style:family="paragraph">
      <style:paragraph-properties>
        <style:tab-stops>
          <style:tab-stop style:type="right" style:position="4.8666in"/>
        </style:tab-stops>
      </style:paragraph-properties>
    </style:style>
    <style:style style:name="T241" style:parent-style-name="Hyperlink" style:family="text">
      <style:text-properties style:font-name="Garamond" style:font-name-asian="Times New Roman"/>
    </style:style>
    <style:style style:name="P242" style:parent-style-name="TOC2" style:family="paragraph">
      <style:paragraph-properties>
        <style:tab-stops>
          <style:tab-stop style:type="right" style:position="4.8666in"/>
        </style:tab-stops>
      </style:paragraph-properties>
    </style:style>
    <style:style style:name="T243" style:parent-style-name="Hyperlink" style:family="text">
      <style:text-properties style:font-name="Garamond" style:font-name-asian="Times New Roman"/>
    </style:style>
    <style:style style:name="P244"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5"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6"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7" style:parent-style-name="Normal" style:family="paragraph">
      <style:paragraph-properties fo:break-before="page">
        <style:tab-stops/>
      </style:paragraph-properties>
      <style:text-properties style:font-name="Garamond" fo:font-size="11pt" style:font-size-asian="11pt" style:font-size-complex="11pt"/>
    </style:style>
    <style:style style:name="P248"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49"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50" style:parent-style-name="NoSpacing" style:family="paragraph">
      <style:paragraph-properties fo:text-align="justify" fo:margin-bottom="0in" fo:line-height="115%" fo:text-indent="0.2in"/>
      <style:text-properties style:font-name="Garamond" fo:font-size="11pt" style:font-size-asian="11pt" style:font-size-complex="11pt"/>
    </style:style>
    <style:style style:name="P251" style:parent-style-name="Heading4" style:family="paragraph">
      <style:paragraph-properties fo:text-align="center" fo:margin-top="0in" fo:margin-bottom="0in" fo:line-height="115%" fo:text-indent="0.2in"/>
    </style:style>
    <style:style style:name="T252" style:parent-style-name="IntenseEmphasis" style:family="text">
      <style:text-properties style:font-name="Garamond" fo:font-size="22pt" style:font-size-asian="22pt" style:font-size-complex="22pt"/>
    </style:style>
    <style:style style:name="P253" style:parent-style-name="NoSpacing" style:family="paragraph">
      <style:paragraph-properties fo:text-align="justify" fo:margin-bottom="0in" fo:line-height="115%" fo:text-indent="0.2in"/>
    </style:style>
    <style:style style:name="P254" style:parent-style-name="NoSpacing" style:family="paragraph">
      <style:paragraph-properties fo:text-align="justify" fo:margin-bottom="0in" fo:line-height="115%" fo:text-indent="0.2in"/>
    </style:style>
    <style:style style:name="P255" style:parent-style-name="NoSpacing" style:family="paragraph">
      <style:paragraph-properties fo:text-align="justify" fo:margin-bottom="0in" fo:line-height="115%" fo:text-indent="0.2in"/>
    </style:style>
    <style:style style:name="P256" style:parent-style-name="NoSpacing" style:family="paragraph">
      <style:paragraph-properties fo:text-align="justify" fo:margin-bottom="0in" fo:line-height="115%" fo:text-indent="0.2in"/>
    </style:style>
    <style:style style:name="P257" style:parent-style-name="NoSpacing" style:family="paragraph">
      <style:paragraph-properties fo:text-align="justify" fo:margin-bottom="0in" fo:line-height="115%" fo:text-indent="0.2in"/>
    </style:style>
    <style:style style:name="P258" style:parent-style-name="NoSpacing" style:family="paragraph">
      <style:paragraph-properties fo:text-align="justify" fo:margin-bottom="0in" fo:line-height="115%" fo:text-indent="0.2in"/>
    </style:style>
    <style:style style:name="P259" style:parent-style-name="NoSpacing" style:family="paragraph">
      <style:paragraph-properties fo:text-align="justify" fo:margin-bottom="0in" fo:line-height="115%" fo:text-indent="0.2in"/>
    </style:style>
    <style:style style:name="P260" style:parent-style-name="NoSpacing" style:family="paragraph">
      <style:paragraph-properties fo:text-align="justify" fo:margin-bottom="0in" fo:line-height="115%" fo:text-indent="0.2in"/>
    </style:style>
    <style:style style:name="P261" style:parent-style-name="NoSpacing" style:family="paragraph">
      <style:paragraph-properties fo:text-align="justify" fo:margin-bottom="0in" fo:line-height="115%" fo:text-indent="0.2in"/>
    </style:style>
    <style:style style:name="P262" style:parent-style-name="NoSpacing" style:family="paragraph">
      <style:paragraph-properties fo:text-align="justify" fo:margin-bottom="0in" fo:line-height="115%" fo:text-indent="0.2in"/>
    </style:style>
    <style:style style:name="P263" style:parent-style-name="NoSpacing" style:family="paragraph">
      <style:paragraph-properties fo:text-align="justify" fo:margin-bottom="0in" fo:line-height="115%" fo:text-indent="0.2in"/>
    </style:style>
    <style:style style:name="P264" style:parent-style-name="NoSpacing" style:family="paragraph">
      <style:paragraph-properties fo:text-align="justify" fo:margin-bottom="0in" fo:line-height="115%" fo:text-indent="0.2in"/>
    </style:style>
    <style:style style:name="P265" style:parent-style-name="NoSpacing" style:family="paragraph">
      <style:paragraph-properties fo:text-align="justify" fo:margin-bottom="0in" fo:line-height="115%" fo:text-indent="0.2in"/>
    </style:style>
    <style:style style:name="P266" style:parent-style-name="NoSpacing" style:family="paragraph">
      <style:paragraph-properties fo:text-align="justify" fo:margin-bottom="0in" fo:line-height="115%" fo:text-indent="0.2in"/>
    </style:style>
    <style:style style:name="P267" style:parent-style-name="NoSpacing" style:family="paragraph">
      <style:paragraph-properties fo:text-align="justify" fo:margin-bottom="0in" fo:line-height="115%" fo:text-indent="0.2in"/>
    </style:style>
    <style:style style:name="P268" style:parent-style-name="NoSpacing" style:family="paragraph">
      <style:paragraph-properties fo:text-align="justify" fo:margin-bottom="0in" fo:line-height="115%" fo:text-indent="0.2in"/>
    </style:style>
    <style:style style:name="P269" style:parent-style-name="NoSpacing" style:family="paragraph">
      <style:paragraph-properties fo:text-align="justify" fo:margin-bottom="0in" fo:line-height="115%" fo:text-indent="0.2in"/>
    </style:style>
    <style:style style:name="P270" style:parent-style-name="NoSpacing" style:family="paragraph">
      <style:paragraph-properties fo:text-align="justify" fo:margin-bottom="0in" fo:line-height="115%" fo:text-indent="0.2in"/>
    </style:style>
    <style:style style:name="P271" style:parent-style-name="NoSpacing" style:family="paragraph">
      <style:paragraph-properties fo:text-align="center" fo:margin-bottom="0in" fo:line-height="115%" fo:text-indent="0.2in"/>
    </style:style>
    <style:style style:name="T272" style:parent-style-name="IntenseEmphasis" style:family="text">
      <style:text-properties style:font-name="Garamond" fo:font-size="14pt" style:font-size-asian="14pt" style:font-size-complex="14pt"/>
    </style:style>
    <style:style style:name="P273" style:parent-style-name="Normal" style:family="paragraph">
      <style:paragraph-properties fo:break-before="page" fo:text-align="justify" fo:margin-bottom="0in" fo:line-height="115%" fo:text-indent="0.2in">
        <style:tab-stops/>
      </style:paragraph-properties>
    </style:style>
    <style:style style:name="P274" style:parent-style-name="Normal" style:family="paragraph">
      <style:paragraph-properties fo:text-align="justify" fo:margin-bottom="0in" fo:line-height="115%" fo:text-indent="0.2in"/>
    </style:style>
    <style:style style:name="P275" style:parent-style-name="Normal" style:family="paragraph">
      <style:paragraph-properties fo:line-height="115%"/>
    </style:style>
    <style:style style:name="P276" style:parent-style-name="Normal" style:family="paragraph">
      <style:paragraph-properties fo:line-height="115%"/>
    </style:style>
    <style:style style:name="P277" style:parent-style-name="Normal" style:family="paragraph">
      <style:paragraph-properties fo:line-height="115%"/>
    </style:style>
    <style:style style:name="P278" style:parent-style-name="Normal" style:family="paragraph">
      <style:paragraph-properties fo:line-height="115%"/>
    </style:style>
    <style:style style:name="P279" style:parent-style-name="Normal" style:family="paragraph">
      <style:paragraph-properties fo:line-height="115%"/>
    </style:style>
    <style:style style:name="P280" style:parent-style-name="Normal" style:family="paragraph">
      <style:paragraph-properties fo:line-height="115%"/>
    </style:style>
    <style:style style:name="P281" style:parent-style-name="Normal" style:family="paragraph">
      <style:paragraph-properties fo:line-height="115%"/>
    </style:style>
    <style:style style:name="P282" style:parent-style-name="Normal" style:family="paragraph">
      <style:paragraph-properties fo:line-height="115%"/>
    </style:style>
    <style:style style:name="P283" style:parent-style-name="Normal" style:family="paragraph">
      <style:paragraph-properties fo:line-height="115%"/>
    </style:style>
    <style:style style:name="P284" style:parent-style-name="Normal" style:family="paragraph">
      <style:paragraph-properties fo:line-height="115%"/>
    </style:style>
    <style:style style:name="P285" style:parent-style-name="Heading1" style:family="paragraph">
      <style:paragraph-properties fo:margin-top="0in" fo:margin-bottom="0in" fo:line-height="115%" fo:text-indent="0.2in"/>
      <style:text-properties style:font-name="Garamond"/>
    </style:style>
    <style:style style:name="P286" style:parent-style-name="Normal" style:family="paragraph">
      <style:paragraph-properties fo:text-align="justify" fo:margin-bottom="0in" fo:line-height="115%" fo:text-indent="0.2in"/>
    </style:style>
    <style:style style:name="P287" style:parent-style-name="Heading2" style:family="paragraph">
      <style:paragraph-properties fo:text-align="start" fo:line-height="115%"/>
      <style:text-properties style:font-name="Garamond"/>
    </style:style>
    <style:style style:name="P288" style:parent-style-name="Normal" style:family="paragraph">
      <style:paragraph-properties fo:text-align="justify" fo:margin-bottom="0in" fo:line-height="115%" fo:text-indent="0.2in"/>
    </style:style>
    <style:style style:name="T289" style:parent-style-name="DefaultParagraphFont" style:family="text">
      <style:text-properties style:font-name="Garamond" fo:font-size="11pt" style:font-size-asian="11pt" style:font-size-complex="11pt"/>
    </style:style>
    <style:style style:name="T290" style:parent-style-name="DefaultParagraphFont" style:family="text">
      <style:text-properties style:font-name="Garamond" fo:font-size="11pt" style:font-size-asian="11pt" style:font-size-complex="11pt"/>
    </style:style>
    <style:style style:name="T291" style:parent-style-name="DefaultParagraphFont" style:family="text">
      <style:text-properties style:font-name="Garamond" fo:font-size="11pt" style:font-size-asian="11pt" style:font-size-complex="11pt"/>
    </style:style>
    <style:style style:name="T292" style:parent-style-name="DefaultParagraphFont" style:family="text">
      <style:text-properties style:font-name="Garamond" fo:font-size="11pt" style:font-size-asian="11pt" style:font-size-complex="11pt"/>
    </style:style>
    <style:style style:name="T293" style:parent-style-name="DefaultParagraphFont" style:family="text">
      <style:text-properties style:font-name="Garamond" fo:font-size="11pt" style:font-size-asian="11pt" style:font-size-complex="11pt"/>
    </style:style>
    <style:style style:name="T294" style:parent-style-name="DefaultParagraphFont" style:family="text">
      <style:text-properties style:font-name="Garamond" fo:font-size="11pt" style:font-size-asian="11pt" style:font-size-complex="11pt"/>
    </style:style>
    <style:style style:name="T295" style:parent-style-name="DefaultParagraphFont" style:family="text">
      <style:text-properties style:font-name="Garamond" fo:font-weight="bold" style:font-weight-asian="bold" style:font-weight-complex="bold" fo:font-size="11pt" style:font-size-asian="11pt" style:font-size-complex="11pt"/>
    </style:style>
    <style:style style:name="T296" style:parent-style-name="DefaultParagraphFont" style:family="text">
      <style:text-properties style:font-name="Garamond" fo:font-weight="bold" style:font-weight-asian="bold" style:font-weight-complex="bold" fo:font-size="11pt" style:font-size-asian="11pt" style:font-size-complex="11pt"/>
    </style:style>
    <style:style style:name="T297" style:parent-style-name="DefaultParagraphFont" style:family="text">
      <style:text-properties style:font-name="Garamond" fo:font-weight="bold" style:font-weight-asian="bold" style:font-weight-complex="bold" fo:font-size="11pt" style:font-size-asian="11pt" style:font-size-complex="11pt"/>
    </style:style>
    <style:style style:name="T298" style:parent-style-name="DefaultParagraphFont" style:family="text">
      <style:text-properties style:font-name="Garamond" fo:font-weight="bold" style:font-weight-asian="bold" style:font-weight-complex="bold" fo:font-size="11pt" style:font-size-asian="11pt" style:font-size-complex="11pt"/>
    </style:style>
    <style:style style:name="T299" style:parent-style-name="DefaultParagraphFont" style:family="text">
      <style:text-properties style:font-name="Garamond" fo:font-weight="bold" style:font-weight-asian="bold" style:font-weight-complex="bold" fo:font-size="11pt" style:font-size-asian="11pt" style:font-size-complex="11pt"/>
    </style:style>
    <style:style style:name="T300" style:parent-style-name="DefaultParagraphFont" style:family="text">
      <style:text-properties style:font-name="Garamond" fo:font-weight="bold" style:font-weight-asian="bold" style:font-weight-complex="bold" fo:font-size="11pt" style:font-size-asian="11pt" style:font-size-complex="11pt"/>
    </style:style>
    <style:style style:name="T301" style:parent-style-name="DefaultParagraphFont" style:family="text">
      <style:text-properties style:font-name="Garamond" fo:font-weight="bold" style:font-weight-asian="bold" style:font-weight-complex="bold" fo:font-size="11pt" style:font-size-asian="11pt" style:font-size-complex="11pt"/>
    </style:style>
    <style:style style:name="T302" style:parent-style-name="DefaultParagraphFont" style:family="text">
      <style:text-properties style:font-name="Garamond" fo:font-weight="bold" style:font-weight-asian="bold" style:font-weight-complex="bold" fo:font-size="11pt" style:font-size-asian="11pt" style:font-size-complex="11pt"/>
    </style:style>
    <style:style style:name="T303" style:parent-style-name="DefaultParagraphFont" style:family="text">
      <style:text-properties style:font-name="Garamond" fo:font-weight="bold" style:font-weight-asian="bold" style:font-weight-complex="bold" fo:font-size="11pt" style:font-size-asian="11pt" style:font-size-complex="11pt"/>
    </style:style>
    <style:style style:name="T304" style:parent-style-name="DefaultParagraphFont" style:family="text">
      <style:text-properties style:font-name="Garamond" fo:font-weight="bold" style:font-weight-asian="bold" style:font-weight-complex="bold" fo:font-size="11pt" style:font-size-asian="11pt" style:font-size-complex="11pt"/>
    </style:style>
    <style:style style:name="P305" style:parent-style-name="Normal" style:family="paragraph">
      <style:paragraph-properties fo:text-align="justify" fo:margin-bottom="0in" fo:line-height="115%" fo:text-indent="0.2in"/>
    </style:style>
    <style:style style:name="T306" style:parent-style-name="DefaultParagraphFont" style:family="text">
      <style:text-properties style:font-name="Garamond" fo:font-weight="bold" style:font-weight-asian="bold" style:font-weight-complex="bold" fo:font-size="11pt" style:font-size-asian="11pt" style:font-size-complex="11pt"/>
    </style:style>
    <style:style style:name="T307" style:parent-style-name="DefaultParagraphFont" style:family="text">
      <style:text-properties style:font-name="Garamond" fo:font-size="11pt" style:font-size-asian="11pt" style:font-size-complex="11pt"/>
    </style:style>
    <style:style style:name="T308" style:parent-style-name="DefaultParagraphFont" style:family="text">
      <style:text-properties style:font-name="Garamond" fo:font-size="11pt" style:font-size-asian="11pt" style:font-size-complex="11pt"/>
    </style:style>
    <style:style style:name="T309" style:parent-style-name="DefaultParagraphFont" style:family="text">
      <style:text-properties style:font-name="Garamond" fo:font-size="11pt" style:font-size-asian="11pt" style:font-size-complex="11pt"/>
    </style:style>
    <style:style style:name="T310" style:parent-style-name="DefaultParagraphFont" style:family="text">
      <style:text-properties style:font-name="Garamond" fo:font-size="11pt" style:font-size-asian="11pt" style:font-size-complex="11pt"/>
    </style:style>
    <style:style style:name="T311" style:parent-style-name="DefaultParagraphFont" style:family="text">
      <style:text-properties style:font-name="Garamond" fo:font-size="11pt" style:font-size-asian="11pt" style:font-size-complex="11pt"/>
    </style:style>
    <style:style style:name="T312" style:parent-style-name="DefaultParagraphFont" style:family="text">
      <style:text-properties style:font-name="Garamond" fo:font-size="11pt" style:font-size-asian="11pt" style:font-size-complex="11pt"/>
    </style:style>
    <style:style style:name="T313" style:parent-style-name="DefaultParagraphFont" style:family="text">
      <style:text-properties style:font-name="Garamond" fo:font-size="11pt" style:font-size-asian="11pt" style:font-size-complex="11pt"/>
    </style:style>
    <style:style style:name="T314" style:parent-style-name="DefaultParagraphFont" style:family="text">
      <style:text-properties style:font-name="Garamond" fo:font-size="11pt" style:font-size-asian="11pt" style:font-size-complex="11pt"/>
    </style:style>
    <style:style style:name="T315" style:parent-style-name="DefaultParagraphFont" style:family="text">
      <style:text-properties style:font-name="Garamond" fo:font-size="11pt" style:font-size-asian="11pt" style:font-size-complex="11pt"/>
    </style:style>
    <style:style style:name="T316" style:parent-style-name="DefaultParagraphFont" style:family="text">
      <style:text-properties style:font-name="Garamond" fo:font-size="11pt" style:font-size-asian="11pt" style:font-size-complex="11pt"/>
    </style:style>
    <style:style style:name="T317" style:parent-style-name="DefaultParagraphFont" style:family="text">
      <style:text-properties style:font-name="Garamond" fo:font-size="11pt" style:font-size-asian="11pt" style:font-size-complex="11pt"/>
    </style:style>
    <style:style style:name="T318" style:parent-style-name="DefaultParagraphFont" style:family="text">
      <style:text-properties style:font-name="Garamond" fo:font-weight="bold" style:font-weight-asian="bold" style:font-weight-complex="bold" fo:font-size="11pt" style:font-size-asian="11pt" style:font-size-complex="11pt"/>
    </style:style>
    <style:style style:name="T319" style:parent-style-name="DefaultParagraphFont" style:family="text">
      <style:text-properties style:font-name="Garamond" fo:font-weight="bold" style:font-weight-asian="bold" style:font-weight-complex="bold" fo:font-size="11pt" style:font-size-asian="11pt" style:font-size-complex="11pt"/>
    </style:style>
    <style:style style:name="T320" style:parent-style-name="DefaultParagraphFont" style:family="text">
      <style:text-properties style:font-name="Garamond" fo:font-weight="bold" style:font-weight-asian="bold" style:font-weight-complex="bold" fo:font-size="11pt" style:font-size-asian="11pt" style:font-size-complex="11pt"/>
    </style:style>
    <style:style style:name="T321" style:parent-style-name="DefaultParagraphFont" style:family="text">
      <style:text-properties style:font-name="Garamond" fo:font-weight="bold" style:font-weight-asian="bold" style:font-weight-complex="bold" fo:font-size="11pt" style:font-size-asian="11pt" style:font-size-complex="11pt"/>
    </style:style>
    <style:style style:name="T322" style:parent-style-name="DefaultParagraphFont" style:family="text">
      <style:text-properties style:font-name="Garamond" fo:font-weight="bold" style:font-weight-asian="bold" style:font-weight-complex="bold" fo:font-size="11pt" style:font-size-asian="11pt" style:font-size-complex="11pt"/>
    </style:style>
    <style:style style:name="T323" style:parent-style-name="DefaultParagraphFont" style:family="text">
      <style:text-properties style:font-name="Garamond" fo:font-weight="bold" style:font-weight-asian="bold" style:font-weight-complex="bold" fo:font-size="11pt" style:font-size-asian="11pt" style:font-size-complex="11pt"/>
    </style:style>
    <style:style style:name="T324" style:parent-style-name="DefaultParagraphFont" style:family="text">
      <style:text-properties style:font-name="Garamond" fo:font-weight="bold" style:font-weight-asian="bold" style:font-weight-complex="bold" fo:font-size="11pt" style:font-size-asian="11pt" style:font-size-complex="11pt"/>
    </style:style>
    <style:style style:name="T325" style:parent-style-name="DefaultParagraphFont" style:family="text">
      <style:text-properties style:font-name="Garamond" fo:font-weight="bold" style:font-weight-asian="bold" style:font-weight-complex="bold" fo:font-size="11pt" style:font-size-asian="11pt" style:font-size-complex="11pt"/>
    </style:style>
    <style:style style:name="T326" style:parent-style-name="DefaultParagraphFont" style:family="text">
      <style:text-properties style:font-name="Garamond" fo:font-weight="bold" style:font-weight-asian="bold" style:font-weight-complex="bold" fo:font-size="11pt" style:font-size-asian="11pt" style:font-size-complex="11pt"/>
    </style:style>
    <style:style style:name="T327" style:parent-style-name="DefaultParagraphFont" style:family="text">
      <style:text-properties style:font-name="Garamond" fo:font-weight="bold" style:font-weight-asian="bold" style:font-weight-complex="bold" fo:font-size="11pt" style:font-size-asian="11pt" style:font-size-complex="11pt"/>
    </style:style>
    <style:style style:name="T328" style:parent-style-name="DefaultParagraphFont" style:family="text">
      <style:text-properties style:font-name="Garamond" fo:font-weight="bold" style:font-weight-asian="bold" style:font-weight-complex="bold" fo:font-size="11pt" style:font-size-asian="11pt" style:font-size-complex="11pt"/>
    </style:style>
    <style:style style:name="T329" style:parent-style-name="DefaultParagraphFont" style:family="text">
      <style:text-properties style:font-name="Garamond" fo:font-weight="bold" style:font-weight-asian="bold" style:font-weight-complex="bold" fo:font-size="11pt" style:font-size-asian="11pt" style:font-size-complex="11pt"/>
    </style:style>
    <style:style style:name="T330" style:parent-style-name="DefaultParagraphFont" style:family="text">
      <style:text-properties style:font-name="Garamond" fo:font-weight="bold" style:font-weight-asian="bold" style:font-weight-complex="bold" fo:font-size="11pt" style:font-size-asian="11pt" style:font-size-complex="11pt"/>
    </style:style>
    <style:style style:name="T331" style:parent-style-name="DefaultParagraphFont" style:family="text">
      <style:text-properties style:font-name="Garamond" fo:font-weight="bold" style:font-weight-asian="bold" style:font-weight-complex="bold" fo:font-size="11pt" style:font-size-asian="11pt" style:font-size-complex="11pt"/>
    </style:style>
    <style:style style:name="T332" style:parent-style-name="DefaultParagraphFont" style:family="text">
      <style:text-properties style:font-name="Garamond" fo:font-weight="bold" style:font-weight-asian="bold" style:font-weight-complex="bold" fo:font-size="11pt" style:font-size-asian="11pt" style:font-size-complex="11pt"/>
    </style:style>
    <style:style style:name="T333" style:parent-style-name="DefaultParagraphFont" style:family="text">
      <style:text-properties style:font-name="Garamond" fo:font-size="11pt" style:font-size-asian="11pt" style:font-size-complex="11pt"/>
    </style:style>
    <style:style style:name="T334" style:parent-style-name="DefaultParagraphFont" style:family="text">
      <style:text-properties style:font-name="Garamond" fo:font-size="11pt" style:font-size-asian="11pt" style:font-size-complex="11pt"/>
    </style:style>
    <style:style style:name="T335" style:parent-style-name="DefaultParagraphFont" style:family="text">
      <style:text-properties style:font-name="Garamond" fo:font-size="11pt" style:font-size-asian="11pt" style:font-size-complex="11pt"/>
    </style:style>
    <style:style style:name="T336" style:parent-style-name="DefaultParagraphFont" style:family="text">
      <style:text-properties style:font-name="Garamond" fo:font-size="11pt" style:font-size-asian="11pt" style:font-size-complex="11pt"/>
    </style:style>
    <style:style style:name="T337" style:parent-style-name="DefaultParagraphFont" style:family="text">
      <style:text-properties style:font-name="Garamond" fo:font-size="11pt" style:font-size-asian="11pt" style:font-size-complex="11pt"/>
    </style:style>
    <style:style style:name="T338" style:parent-style-name="DefaultParagraphFont" style:family="text">
      <style:text-properties style:font-name="Garamond" fo:font-size="11pt" style:font-size-asian="11pt" style:font-size-complex="11pt"/>
    </style:style>
    <style:style style:name="T339" style:parent-style-name="DefaultParagraphFont" style:family="text">
      <style:text-properties style:font-name="Garamond" fo:font-size="11pt" style:font-size-asian="11pt" style:font-size-complex="11pt"/>
    </style:style>
    <style:style style:name="T340" style:parent-style-name="DefaultParagraphFont" style:family="text">
      <style:text-properties style:font-name="Garamond" fo:font-size="11pt" style:font-size-asian="11pt" style:font-size-complex="11pt"/>
    </style:style>
    <style:style style:name="T341" style:parent-style-name="DefaultParagraphFont" style:family="text">
      <style:text-properties style:font-name="Garamond" fo:font-size="11pt" style:font-size-asian="11pt" style:font-size-complex="11pt"/>
    </style:style>
    <style:style style:name="T342" style:parent-style-name="DefaultParagraphFont" style:family="text">
      <style:text-properties style:font-name="Garamond" fo:font-size="11pt" style:font-size-asian="11pt" style:font-size-complex="11pt"/>
    </style:style>
    <style:style style:name="T343" style:parent-style-name="DefaultParagraphFont" style:family="text">
      <style:text-properties style:font-name="Garamond" fo:font-size="11pt" style:font-size-asian="11pt" style:font-size-complex="11pt"/>
    </style:style>
    <style:style style:name="T344" style:parent-style-name="DefaultParagraphFont" style:family="text">
      <style:text-properties style:font-name="Garamond" fo:font-size="11pt" style:font-size-asian="11pt" style:font-size-complex="11pt"/>
    </style:style>
    <style:style style:name="P3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46" style:parent-style-name="Normal" style:family="paragraph">
      <style:paragraph-properties fo:text-align="justify" fo:margin-bottom="0in" fo:line-height="115%" fo:text-indent="0.2in"/>
    </style:style>
    <style:style style:name="T347" style:parent-style-name="DefaultParagraphFont" style:family="text">
      <style:text-properties style:font-name="Garamond" fo:font-size="11pt" style:font-size-asian="11pt" style:font-size-complex="11pt"/>
    </style:style>
    <style:style style:name="T348" style:parent-style-name="DefaultParagraphFont" style:family="text">
      <style:text-properties style:font-name="Garamond" fo:font-weight="bold" style:font-weight-asian="bold" style:font-weight-complex="bold" fo:font-size="11pt" style:font-size-asian="11pt" style:font-size-complex="11pt"/>
    </style:style>
    <style:style style:name="T349" style:parent-style-name="DefaultParagraphFont" style:family="text">
      <style:text-properties style:font-name="Garamond" fo:font-size="11pt" style:font-size-asian="11pt" style:font-size-complex="11pt"/>
    </style:style>
    <style:style style:name="T350" style:parent-style-name="DefaultParagraphFont" style:family="text">
      <style:text-properties style:font-name="Garamond" fo:font-size="11pt" style:font-size-asian="11pt" style:font-size-complex="11pt"/>
    </style:style>
    <style:style style:name="T351" style:parent-style-name="DefaultParagraphFont" style:family="text">
      <style:text-properties style:font-name="Garamond" fo:font-size="11pt" style:font-size-asian="11pt" style:font-size-complex="11pt"/>
    </style:style>
    <style:style style:name="T352" style:parent-style-name="DefaultParagraphFont" style:family="text">
      <style:text-properties style:font-name="Garamond" fo:font-size="11pt" style:font-size-asian="11pt" style:font-size-complex="11pt"/>
    </style:style>
    <style:style style:name="T353" style:parent-style-name="DefaultParagraphFont" style:family="text">
      <style:text-properties style:font-name="Garamond" fo:font-size="11pt" style:font-size-asian="11pt" style:font-size-complex="11pt"/>
    </style:style>
    <style:style style:name="T354" style:parent-style-name="DefaultParagraphFont" style:family="text">
      <style:text-properties style:font-name="Garamond" fo:font-size="11pt" style:font-size-asian="11pt" style:font-size-complex="11pt"/>
    </style:style>
    <style:style style:name="T355" style:parent-style-name="DefaultParagraphFont" style:family="text">
      <style:text-properties style:font-name="Garamond" fo:font-size="11pt" style:font-size-asian="11pt" style:font-size-complex="11pt"/>
    </style:style>
    <style:style style:name="T356" style:parent-style-name="DefaultParagraphFont" style:family="text">
      <style:text-properties style:font-name="Garamond" fo:font-size="11pt" style:font-size-asian="11pt" style:font-size-complex="11pt"/>
    </style:style>
    <style:style style:name="T357" style:parent-style-name="DefaultParagraphFont" style:family="text">
      <style:text-properties style:font-name="Garamond" fo:font-size="11pt" style:font-size-asian="11pt" style:font-size-complex="11pt"/>
    </style:style>
    <style:style style:name="T358" style:parent-style-name="DefaultParagraphFont" style:family="text">
      <style:text-properties style:font-name="Garamond" fo:font-size="11pt" style:font-size-asian="11pt" style:font-size-complex="11pt"/>
    </style:style>
    <style:style style:name="T359" style:parent-style-name="DefaultParagraphFont" style:family="text">
      <style:text-properties style:font-name="Garamond" fo:font-size="11pt" style:font-size-asian="11pt" style:font-size-complex="11pt"/>
    </style:style>
    <style:style style:name="T360" style:parent-style-name="DefaultParagraphFont" style:family="text">
      <style:text-properties style:font-name="Garamond" fo:font-size="11pt" style:font-size-asian="11pt" style:font-size-complex="11pt"/>
    </style:style>
    <style:style style:name="T361" style:parent-style-name="DefaultParagraphFont" style:family="text">
      <style:text-properties style:font-name="Garamond" fo:font-size="11pt" style:font-size-asian="11pt" style:font-size-complex="11pt"/>
    </style:style>
    <style:style style:name="T362" style:parent-style-name="DefaultParagraphFont" style:family="text">
      <style:text-properties style:font-name="Garamond" fo:font-size="11pt" style:font-size-asian="11pt" style:font-size-complex="11pt"/>
    </style:style>
    <style:style style:name="T363" style:parent-style-name="DefaultParagraphFont" style:family="text">
      <style:text-properties style:font-name="Garamond" fo:font-size="11pt" style:font-size-asian="11pt" style:font-size-complex="11pt"/>
    </style:style>
    <style:style style:name="T364" style:parent-style-name="DefaultParagraphFont" style:family="text">
      <style:text-properties style:font-name="Garamond" fo:font-size="11pt" style:font-size-asian="11pt" style:font-size-complex="11pt"/>
    </style:style>
    <style:style style:name="T365" style:parent-style-name="DefaultParagraphFont" style:family="text">
      <style:text-properties style:font-name="Garamond" fo:font-size="11pt" style:font-size-asian="11pt" style:font-size-complex="11pt"/>
    </style:style>
    <style:style style:name="T366" style:parent-style-name="DefaultParagraphFont" style:family="text">
      <style:text-properties style:font-name="Garamond" fo:font-size="11pt" style:font-size-asian="11pt" style:font-size-complex="11pt"/>
    </style:style>
    <style:style style:name="T367" style:parent-style-name="DefaultParagraphFont" style:family="text">
      <style:text-properties style:font-name="Garamond" fo:font-size="11pt" style:font-size-asian="11pt" style:font-size-complex="11pt"/>
    </style:style>
    <style:style style:name="T368" style:parent-style-name="DefaultParagraphFont" style:family="text">
      <style:text-properties style:font-name="Garamond" fo:font-size="11pt" style:font-size-asian="11pt" style:font-size-complex="11pt"/>
    </style:style>
    <style:style style:name="T369" style:parent-style-name="DefaultParagraphFont" style:family="text">
      <style:text-properties style:font-name="Garamond" fo:font-size="11pt" style:font-size-asian="11pt" style:font-size-complex="11pt"/>
    </style:style>
    <style:style style:name="T370" style:parent-style-name="DefaultParagraphFont" style:family="text">
      <style:text-properties style:font-name="Garamond" fo:font-size="11pt" style:font-size-asian="11pt" style:font-size-complex="11pt"/>
    </style:style>
    <style:style style:name="T371" style:parent-style-name="DefaultParagraphFont" style:family="text">
      <style:text-properties style:font-name="Garamond" fo:font-size="11pt" style:font-size-asian="11pt" style:font-size-complex="11pt"/>
    </style:style>
    <style:style style:name="T372" style:parent-style-name="DefaultParagraphFont" style:family="text">
      <style:text-properties style:font-name="Garamond" fo:font-size="11pt" style:font-size-asian="11pt" style:font-size-complex="11pt"/>
    </style:style>
    <style:style style:name="T373" style:parent-style-name="DefaultParagraphFont" style:family="text">
      <style:text-properties style:font-name="Garamond" fo:font-size="11pt" style:font-size-asian="11pt" style:font-size-complex="11pt"/>
    </style:style>
    <style:style style:name="T374" style:parent-style-name="DefaultParagraphFont" style:family="text">
      <style:text-properties style:font-name="Garamond" fo:font-size="11pt" style:font-size-asian="11pt" style:font-size-complex="11pt"/>
    </style:style>
    <style:style style:name="T375" style:parent-style-name="DefaultParagraphFont" style:family="text">
      <style:text-properties style:font-name="Garamond" fo:font-size="11pt" style:font-size-asian="11pt" style:font-size-complex="11pt"/>
    </style:style>
    <style:style style:name="T376" style:parent-style-name="DefaultParagraphFont" style:family="text">
      <style:text-properties style:font-name="Garamond" fo:font-size="11pt" style:font-size-asian="11pt" style:font-size-complex="11pt"/>
    </style:style>
    <style:style style:name="T377" style:parent-style-name="DefaultParagraphFont" style:family="text">
      <style:text-properties style:font-name="Garamond" fo:font-size="11pt" style:font-size-asian="11pt" style:font-size-complex="11pt"/>
    </style:style>
    <style:style style:name="T378" style:parent-style-name="DefaultParagraphFont" style:family="text">
      <style:text-properties style:font-name="Garamond" fo:font-size="11pt" style:font-size-asian="11pt" style:font-size-complex="11pt"/>
    </style:style>
    <style:style style:name="T379" style:parent-style-name="DefaultParagraphFont" style:family="text">
      <style:text-properties style:font-name="Garamond" fo:font-size="11pt" style:font-size-asian="11pt" style:font-size-complex="11pt"/>
    </style:style>
    <style:style style:name="T380" style:parent-style-name="DefaultParagraphFont" style:family="text">
      <style:text-properties style:font-name="Garamond" fo:font-size="11pt" style:font-size-asian="11pt" style:font-size-complex="11pt"/>
    </style:style>
    <style:style style:name="T381" style:parent-style-name="DefaultParagraphFont" style:family="text">
      <style:text-properties style:font-name="Garamond" fo:font-size="11pt" style:font-size-asian="11pt" style:font-size-complex="11pt"/>
    </style:style>
    <style:style style:name="T382" style:parent-style-name="DefaultParagraphFont" style:family="text">
      <style:text-properties style:font-name="Garamond" fo:font-size="11pt" style:font-size-asian="11pt" style:font-size-complex="11pt"/>
    </style:style>
    <style:style style:name="P3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TableColumn385" style:family="table-column">
      <style:table-column-properties style:column-width="1.5375in"/>
    </style:style>
    <style:style style:name="TableColumn386" style:family="table-column">
      <style:table-column-properties style:column-width="3.4958in"/>
    </style:style>
    <style:style style:name="Table384" style:family="table">
      <style:table-properties style:width="5.0333in" fo:margin-left="0in" table:align="lef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15%"/>
      <style:text-properties style:font-name="Garamond" fo:font-size="10pt" style:font-size-asian="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15%"/>
      <style:text-properties style:font-name="Garamond" fo:font-size="10pt" style:font-size-asian="10p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15%"/>
      <style:text-properties style:font-name="Garamond" fo:font-size="10pt" style:font-size-asian="10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15%"/>
    </style:style>
    <style:style style:name="T402" style:parent-style-name="DefaultParagraphFont" style:family="text">
      <style:text-properties style:font-name="Garamond" fo:font-size="10pt" style:font-size-asian="10pt"/>
    </style:style>
    <style:style style:name="T403" style:parent-style-name="DefaultParagraphFont" style:family="text">
      <style:text-properties style:font-name="Garamond" fo:font-size="10pt" style:font-size-asian="10pt"/>
    </style:style>
    <style:style style:name="T404" style:parent-style-name="DefaultParagraphFont" style:family="text">
      <style:text-properties style:font-name="Garamond" fo:font-size="10pt" style:font-size-asian="10pt"/>
    </style:style>
    <style:style style:name="T405" style:parent-style-name="DefaultParagraphFont" style:family="text">
      <style:text-properties style:font-name="Garamond" fo:font-size="10pt" style:font-size-asian="10pt"/>
    </style:style>
    <style:style style:name="T406" style:parent-style-name="DefaultParagraphFont" style:family="text">
      <style:text-properties style:font-name="Garamond" fo:font-size="10pt" style:font-size-asian="10pt"/>
    </style:style>
    <style:style style:name="T407" style:parent-style-name="DefaultParagraphFont" style:family="text">
      <style:text-properties style:font-name="Garamond" fo:font-size="10pt" style:font-size-asian="10pt"/>
    </style:style>
    <style:style style:name="T408" style:parent-style-name="DefaultParagraphFont" style:family="text">
      <style:text-properties style:font-name="Garamond" fo:font-size="10pt" style:font-size-asian="10pt"/>
    </style:style>
    <style:style style:name="T409" style:parent-style-name="DefaultParagraphFont" style:family="text">
      <style:text-properties style:font-name="Garamond" fo:font-size="10pt" style:font-size-asian="10pt"/>
    </style:style>
    <style:style style:name="T410" style:parent-style-name="DefaultParagraphFont" style:family="text">
      <style:text-properties style:font-name="Garamond" fo:font-size="10pt" style:font-size-asian="10pt"/>
    </style:style>
    <style:style style:name="T411" style:parent-style-name="DefaultParagraphFont" style:family="text">
      <style:text-properties style:font-name="Garamond" fo:font-size="10pt" style:font-size-asian="10pt"/>
    </style:style>
    <style:style style:name="T412" style:parent-style-name="DefaultParagraphFont" style:family="text">
      <style:text-properties style:font-name="Garamond" fo:font-size="10pt" style:font-size-asian="10pt"/>
    </style:style>
    <style:style style:name="T413" style:parent-style-name="DefaultParagraphFont" style:family="text">
      <style:text-properties style:font-name="Garamond" fo:font-size="10pt" style:font-size-asian="10pt"/>
    </style:style>
    <style:style style:name="T414" style:parent-style-name="DefaultParagraphFont" style:family="text">
      <style:text-properties style:font-name="Garamond" fo:font-weight="bold" style:font-weight-asian="bold" style:font-weight-complex="bold" fo:font-size="10pt" style:font-size-asian="10pt"/>
    </style:style>
    <style:style style:name="T415" style:parent-style-name="DefaultParagraphFont" style:family="text">
      <style:text-properties style:font-name="Garamond" fo:font-size="10pt" style:font-size-asian="10pt"/>
    </style:style>
    <style:style style:name="T416" style:parent-style-name="DefaultParagraphFont" style:family="text">
      <style:text-properties style:font-name="Garamond" fo:font-size="10pt" style:font-size-asian="10pt"/>
    </style:style>
    <style:style style:name="T417" style:parent-style-name="DefaultParagraphFont" style:family="text">
      <style:text-properties style:font-name="Garamond" fo:font-size="10pt" style:font-size-asian="10pt"/>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15%"/>
      <style:text-properties style:font-name="Garamond" fo:font-size="10pt" style:font-size-asian="10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15%"/>
      <style:text-properties style:font-name="Garamond" fo:font-size="10pt" style:font-size-asian="10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15%"/>
      <style:text-properties style:font-name="Garamond" fo:font-size="10pt" style:font-size-asian="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15%"/>
      <style:text-properties style:font-name="Garamond" fo:font-size="10pt" style:font-size-asian="10p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15%"/>
      <style:text-properties style:font-name="Garamond" fo:font-size="10pt" style:font-size-asian="10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15%"/>
      <style:text-properties style:font-name="Garamond" fo:font-size="10pt" style:font-size-asian="10pt"/>
    </style:style>
    <style:style style:name="P433" style:parent-style-name="Normal" style:family="paragraph">
      <style:paragraph-properties fo:margin-bottom="0in" fo:line-height="115%" fo:text-indent="0.2in">
        <style:tab-stops/>
      </style:paragraph-properties>
      <style:text-properties style:font-name="Garamond" fo:font-size="10pt" style:font-size-asian="10pt"/>
    </style:style>
    <style:style style:name="P434" style:parent-style-name="Normal" style:family="paragraph">
      <style:paragraph-properties fo:text-align="justify" fo:margin-bottom="0in" fo:line-height="115%" fo:text-indent="0.2in"/>
    </style:style>
    <style:style style:name="T435" style:parent-style-name="DefaultParagraphFont" style:family="text">
      <style:text-properties style:font-name="Garamond" fo:font-weight="bold" style:font-weight-asian="bold" style:font-weight-complex="bold" fo:font-size="11pt" style:font-size-asian="11pt" style:font-size-complex="11pt"/>
    </style:style>
    <style:style style:name="T436" style:parent-style-name="DefaultParagraphFont" style:family="text">
      <style:text-properties style:font-name="Garamond" fo:font-weight="bold" style:font-weight-asian="bold" style:font-weight-complex="bold" fo:font-size="11pt" style:font-size-asian="11pt" style:font-size-complex="11pt"/>
    </style:style>
    <style:style style:name="T437" style:parent-style-name="DefaultParagraphFont" style:family="text">
      <style:text-properties style:font-name="Garamond" fo:font-size="11pt" style:font-size-asian="11pt" style:font-size-complex="11pt"/>
    </style:style>
    <style:style style:name="P4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39"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4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41" style:parent-style-name="Heading2" style:family="paragraph">
      <style:paragraph-properties fo:text-align="start" fo:line-height="115%"/>
      <style:text-properties style:font-name="Garamond"/>
    </style:style>
    <style:style style:name="P442" style:parent-style-name="Normal" style:family="paragraph">
      <style:paragraph-properties fo:text-align="justify" fo:margin-bottom="0in" fo:line-height="115%" fo:text-indent="0.2in"/>
    </style:style>
    <style:style style:name="T443" style:parent-style-name="DefaultParagraphFont" style:family="text">
      <style:text-properties style:font-name="Garamond" style:font-weight-complex="bold" fo:font-size="11pt" style:font-size-asian="11pt" style:font-size-complex="11pt" style:language-complex="sa" style:country-complex="IN"/>
    </style:style>
    <style:style style:name="T444" style:parent-style-name="DefaultParagraphFont" style:family="text">
      <style:text-properties style:font-name="Garamond" style:font-weight-complex="bold" fo:font-size="11pt" style:font-size-asian="11pt" style:font-size-complex="11pt" style:language-complex="sa" style:country-complex="IN"/>
    </style:style>
    <style:style style:name="T445" style:parent-style-name="DefaultParagraphFont" style:family="text">
      <style:text-properties style:font-name="Garamond" style:font-weight-complex="bold" fo:font-size="11pt" style:font-size-asian="11pt" style:font-size-complex="11pt" style:language-complex="sa" style:country-complex="IN"/>
    </style:style>
    <style:style style:name="T446" style:parent-style-name="DefaultParagraphFont" style:family="text">
      <style:text-properties style:font-name="Garamond" style:font-weight-complex="bold" fo:font-size="11pt" style:font-size-asian="11pt" style:font-size-complex="11pt" style:language-complex="sa" style:country-complex="IN"/>
    </style:style>
    <style:style style:name="T447" style:parent-style-name="DefaultParagraphFont" style:family="text">
      <style:text-properties style:font-name="Garamond" style:font-weight-complex="bold" fo:font-size="11pt" style:font-size-asian="11pt" style:font-size-complex="11pt" style:language-complex="sa" style:country-complex="IN"/>
    </style:style>
    <style:style style:name="T448" style:parent-style-name="DefaultParagraphFont" style:family="text">
      <style:text-properties style:font-name="Garamond" style:font-weight-complex="bold" fo:font-size="11pt" style:font-size-asian="11pt" style:font-size-complex="11pt" style:language-complex="sa" style:country-complex="IN"/>
    </style:style>
    <style:style style:name="T449" style:parent-style-name="DefaultParagraphFont" style:family="text">
      <style:text-properties style:font-name="Garamond" style:font-weight-complex="bold" fo:font-size="11pt" style:font-size-asian="11pt" style:font-size-complex="11pt" style:language-complex="sa" style:country-complex="IN"/>
    </style:style>
    <style:style style:name="T450" style:parent-style-name="DefaultParagraphFont" style:family="text">
      <style:text-properties style:font-name="Garamond" style:font-weight-complex="bold" fo:font-size="11pt" style:font-size-asian="11pt" style:font-size-complex="11pt" style:language-complex="sa" style:country-complex="IN"/>
    </style:style>
    <style:style style:name="T451" style:parent-style-name="DefaultParagraphFont" style:family="text">
      <style:text-properties style:font-name="Garamond" style:font-weight-complex="bold" fo:font-size="11pt" style:font-size-asian="11pt" style:font-size-complex="11pt" style:language-complex="sa" style:country-complex="IN"/>
    </style:style>
    <style:style style:name="T452" style:parent-style-name="DefaultParagraphFont" style:family="text">
      <style:text-properties style:font-name="Garamond" style:font-weight-complex="bold" fo:font-size="11pt" style:font-size-asian="11pt" style:font-size-complex="11pt" style:language-complex="sa" style:country-complex="IN"/>
    </style:style>
    <style:style style:name="T453" style:parent-style-name="DefaultParagraphFont" style:family="text">
      <style:text-properties style:font-name="Garamond" fo:font-size="11pt" style:font-size-asian="11pt" style:font-size-complex="11pt" style:language-complex="sa" style:country-complex="IN"/>
    </style:style>
    <style:style style:name="P454" style:parent-style-name="Normal" style:family="paragraph">
      <style:paragraph-properties fo:text-align="justify" fo:margin-bottom="0in" fo:line-height="115%" fo:text-indent="0.2in"/>
    </style:style>
    <style:style style:name="T455" style:parent-style-name="DefaultParagraphFont" style:family="text">
      <style:text-properties style:font-name="Garamond" fo:font-size="11pt" style:font-size-asian="11pt" style:font-size-complex="11pt" style:language-complex="sa" style:country-complex="IN"/>
    </style:style>
    <style:style style:name="T456" style:parent-style-name="DefaultParagraphFont" style:family="text">
      <style:text-properties style:font-name="Garamond" style:font-weight-complex="bold" fo:font-size="11pt" style:font-size-asian="11pt" style:font-size-complex="11pt" style:language-complex="sa" style:country-complex="IN"/>
    </style:style>
    <style:style style:name="T457" style:parent-style-name="DefaultParagraphFont" style:family="text">
      <style:text-properties style:font-name="Garamond" style:font-weight-complex="bold" fo:font-size="11pt" style:font-size-asian="11pt" style:font-size-complex="11pt" style:language-complex="sa" style:country-complex="IN"/>
    </style:style>
    <style:style style:name="T458" style:parent-style-name="DefaultParagraphFont" style:family="text">
      <style:text-properties style:font-name="Garamond" style:font-weight-complex="bold" fo:font-size="11pt" style:font-size-asian="11pt" style:font-size-complex="11pt" style:language-complex="sa" style:country-complex="IN"/>
    </style:style>
    <style:style style:name="T459" style:parent-style-name="DefaultParagraphFont" style:family="text">
      <style:text-properties style:font-name="Garamond" style:font-weight-complex="bold" fo:font-size="11pt" style:font-size-asian="11pt" style:font-size-complex="11pt" style:language-complex="sa" style:country-complex="IN"/>
    </style:style>
    <style:style style:name="T460" style:parent-style-name="DefaultParagraphFont" style:family="text">
      <style:text-properties style:font-name="Garamond" style:font-weight-complex="bold" fo:font-size="11pt" style:font-size-asian="11pt" style:font-size-complex="11pt" style:language-complex="sa" style:country-complex="IN"/>
    </style:style>
    <style:style style:name="T461" style:parent-style-name="DefaultParagraphFont" style:family="text">
      <style:text-properties style:font-name="Garamond" style:font-weight-complex="bold" fo:font-size="11pt" style:font-size-asian="11pt" style:font-size-complex="11pt" style:language-complex="sa" style:country-complex="IN"/>
    </style:style>
    <style:style style:name="T462" style:parent-style-name="DefaultParagraphFont" style:family="text">
      <style:text-properties style:font-name="Garamond" style:font-weight-complex="bold" fo:font-size="11pt" style:font-size-asian="11pt" style:font-size-complex="11pt" style:language-complex="sa" style:country-complex="IN"/>
    </style:style>
    <style:style style:name="T463" style:parent-style-name="DefaultParagraphFont" style:family="text">
      <style:text-properties style:font-name="Garamond" style:font-weight-complex="bold" fo:font-size="11pt" style:font-size-asian="11pt" style:font-size-complex="11pt" style:language-complex="sa" style:country-complex="IN"/>
    </style:style>
    <style:style style:name="T464" style:parent-style-name="DefaultParagraphFont" style:family="text">
      <style:text-properties style:font-name="Garamond" style:font-weight-complex="bold" fo:font-size="11pt" style:font-size-asian="11pt" style:font-size-complex="11pt" style:language-complex="sa" style:country-complex="IN"/>
    </style:style>
    <style:style style:name="T465"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66"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67"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68"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69"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70"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71"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72"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73"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74" style:parent-style-name="DefaultParagraphFont" style:family="text">
      <style:text-properties style:font-name="Garamond" fo:font-weight="bold" style:font-weight-asian="bold" fo:font-size="11pt" style:font-size-asian="11pt" style:font-size-complex="11pt" style:language-complex="sa" style:country-complex="IN"/>
    </style:style>
    <style:style style:name="T475" style:parent-style-name="DefaultParagraphFont" style:family="text">
      <style:text-properties style:font-name="Garamond" style:font-weight-complex="bold" fo:font-size="11pt" style:font-size-asian="11pt" style:font-size-complex="11pt" style:language-complex="sa" style:country-complex="IN"/>
    </style:style>
    <style:style style:name="P476" style:parent-style-name="Normal" style:family="paragraph">
      <style:paragraph-properties fo:text-align="justify" fo:margin-bottom="0in" fo:line-height="115%" fo:text-indent="0.2in"/>
    </style:style>
    <style:style style:name="T477" style:parent-style-name="DefaultParagraphFont" style:family="text">
      <style:text-properties style:font-name="Garamond" fo:font-size="11pt" style:font-size-asian="11pt" style:font-size-complex="11pt" style:language-complex="sa" style:country-complex="IN"/>
    </style:style>
    <style:style style:name="T478" style:parent-style-name="DefaultParagraphFont" style:family="text">
      <style:text-properties style:font-name="Garamond" style:font-weight-complex="bold" fo:font-size="11pt" style:font-size-asian="11pt" style:font-size-complex="11pt" style:language-complex="sa" style:country-complex="IN"/>
    </style:style>
    <style:style style:name="P479" style:parent-style-name="Normal" style:family="paragraph">
      <style:paragraph-properties fo:text-align="justify" fo:margin-bottom="0in" fo:line-height="115%" fo:text-indent="0.2in"/>
    </style:style>
    <style:style style:name="T480" style:parent-style-name="DefaultParagraphFont" style:family="text">
      <style:text-properties style:font-name="Garamond" fo:font-size="11pt" style:font-size-asian="11pt" style:font-size-complex="11pt" style:language-complex="sa" style:country-complex="IN"/>
    </style:style>
    <style:style style:name="T481" style:parent-style-name="DefaultParagraphFont" style:family="text">
      <style:text-properties style:font-name="Garamond" style:font-weight-complex="bold" fo:font-size="11pt" style:font-size-asian="11pt" style:font-size-complex="11pt" style:language-complex="sa" style:country-complex="IN"/>
    </style:style>
    <style:style style:name="T482" style:parent-style-name="DefaultParagraphFont" style:family="text">
      <style:text-properties style:font-name="Garamond" style:font-weight-complex="bold" fo:font-size="11pt" style:font-size-asian="11pt" style:font-size-complex="11pt" style:language-complex="sa" style:country-complex="IN"/>
    </style:style>
    <style:style style:name="T483" style:parent-style-name="DefaultParagraphFont" style:family="text">
      <style:text-properties style:font-name="Garamond" style:font-weight-complex="bold" fo:font-size="11pt" style:font-size-asian="11pt" style:font-size-complex="11pt" style:language-complex="sa" style:country-complex="IN"/>
    </style:style>
    <style:style style:name="T484"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85" style:parent-style-name="DefaultParagraphFont" style:family="text">
      <style:text-properties style:font-name="Garamond" fo:font-size="11pt" style:font-size-asian="11pt" style:font-size-complex="11pt" style:language-complex="sa" style:country-complex="IN"/>
    </style:style>
    <style:style style:name="P486"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487" style:parent-style-name="Normal" style:family="paragraph">
      <style:paragraph-properties fo:line-height="115%"/>
      <style:text-properties style:language-complex="sa" style:country-complex="IN"/>
    </style:style>
    <style:style style:name="P488" style:parent-style-name="Heading2" style:family="paragraph">
      <style:paragraph-properties fo:text-align="start" fo:line-height="115%"/>
      <style:text-properties style:font-name="Garamond"/>
    </style:style>
    <style:style style:name="P489"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490" style:parent-style-name="Normal" style:family="paragraph">
      <style:paragraph-properties fo:text-align="justify" fo:margin-bottom="0in" fo:line-height="115%" fo:text-indent="0.2in">
        <style:tab-stops/>
      </style:paragraph-properties>
    </style:style>
    <style:style style:name="T491"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92"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93"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494" style:parent-style-name="DefaultParagraphFont" style:family="text">
      <style:text-properties style:font-name="Garamond" fo:font-size="11pt" style:font-size-asian="11pt" style:font-size-complex="11pt" style:language-complex="sa" style:country-complex="IN"/>
    </style:style>
    <style:style style:name="T495" style:parent-style-name="DefaultParagraphFont" style:family="text">
      <style:text-properties style:font-name="Garamond" fo:font-size="11pt" style:font-size-asian="11pt" style:font-size-complex="11pt" style:language-complex="sa" style:country-complex="IN"/>
    </style:style>
    <style:style style:name="T496" style:parent-style-name="DefaultParagraphFont" style:family="text">
      <style:text-properties style:font-name="Garamond" fo:font-size="11pt" style:font-size-asian="11pt" style:font-size-complex="11pt" style:language-complex="sa" style:country-complex="IN"/>
    </style:style>
    <style:style style:name="T497" style:parent-style-name="DefaultParagraphFont" style:family="text">
      <style:text-properties style:font-name="Garamond" fo:font-size="11pt" style:font-size-asian="11pt" style:font-size-complex="11pt" style:language-complex="sa" style:country-complex="IN"/>
    </style:style>
    <style:style style:name="T498" style:parent-style-name="DefaultParagraphFont" style:family="text">
      <style:text-properties style:font-name="Garamond" fo:font-size="11pt" style:font-size-asian="11pt" style:font-size-complex="11pt" style:language-complex="sa" style:country-complex="IN"/>
    </style:style>
    <style:style style:name="P499" style:parent-style-name="Normal" style:family="paragraph">
      <style:paragraph-properties fo:text-align="justify" fo:margin-bottom="0in" fo:line-height="115%" fo:text-indent="0.2in">
        <style:tab-stops/>
      </style:paragraph-properties>
    </style:style>
    <style:style style:name="T500" style:parent-style-name="DefaultParagraphFont" style:family="text">
      <style:text-properties style:font-name="Garamond" fo:font-size="11pt" style:font-size-asian="11pt" style:font-size-complex="11pt" style:language-complex="sa" style:country-complex="IN"/>
    </style:style>
    <style:style style:name="T501" style:parent-style-name="DefaultParagraphFont" style:family="text">
      <style:text-properties style:font-name="Garamond" fo:font-size="11pt" style:font-size-asian="11pt" style:font-size-complex="11pt" style:language-complex="sa" style:country-complex="IN"/>
    </style:style>
    <style:style style:name="T502" style:parent-style-name="DefaultParagraphFont" style:family="text">
      <style:text-properties style:font-name="Garamond" fo:font-size="11pt" style:font-size-asian="11pt" style:font-size-complex="11pt" style:language-complex="sa" style:country-complex="IN"/>
    </style:style>
    <style:style style:name="T503" style:parent-style-name="DefaultParagraphFont" style:family="text">
      <style:text-properties style:font-name="Garamond" fo:font-size="11pt" style:font-size-asian="11pt" style:font-size-complex="11pt" style:language-complex="sa" style:country-complex="IN"/>
    </style:style>
    <style:style style:name="T504" style:parent-style-name="DefaultParagraphFont" style:family="text">
      <style:text-properties style:font-name="Garamond" fo:font-size="11pt" style:font-size-asian="11pt" style:font-size-complex="11pt" style:language-complex="sa" style:country-complex="IN"/>
    </style:style>
    <style:style style:name="T505" style:parent-style-name="DefaultParagraphFont" style:family="text">
      <style:text-properties style:font-name="Garamond" fo:font-size="11pt" style:font-size-asian="11pt" style:font-size-complex="11pt" style:language-complex="sa" style:country-complex="IN"/>
    </style:style>
    <style:style style:name="T506" style:parent-style-name="DefaultParagraphFont" style:family="text">
      <style:text-properties style:font-name="Garamond" fo:font-size="11pt" style:font-size-asian="11pt" style:font-size-complex="11pt" style:language-complex="sa" style:country-complex="IN"/>
    </style:style>
    <style:style style:name="T507" style:parent-style-name="DefaultParagraphFont" style:family="text">
      <style:text-properties style:font-name="Garamond" fo:font-size="11pt" style:font-size-asian="11pt" style:font-size-complex="11pt" style:language-complex="sa" style:country-complex="IN"/>
    </style:style>
    <style:style style:name="T508"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09" style:parent-style-name="DefaultParagraphFont" style:family="text">
      <style:text-properties style:font-name="Garamond" fo:font-size="11pt" style:font-size-asian="11pt" style:font-size-complex="11pt" style:language-complex="sa" style:country-complex="IN"/>
    </style:style>
    <style:style style:name="T510" style:parent-style-name="DefaultParagraphFont" style:family="text">
      <style:text-properties style:font-name="Garamond" fo:font-size="11pt" style:font-size-asian="11pt" style:font-size-complex="11pt" style:language-complex="sa" style:country-complex="IN"/>
    </style:style>
    <style:style style:name="T511" style:parent-style-name="DefaultParagraphFont" style:family="text">
      <style:text-properties style:font-name="Garamond" fo:font-size="11pt" style:font-size-asian="11pt" style:font-size-complex="11pt" style:language-complex="sa" style:country-complex="IN"/>
    </style:style>
    <style:style style:name="T512" style:parent-style-name="DefaultParagraphFont" style:family="text">
      <style:text-properties style:font-name="Garamond" fo:font-size="11pt" style:font-size-asian="11pt" style:font-size-complex="11pt" style:language-complex="sa" style:country-complex="IN"/>
    </style:style>
    <style:style style:name="T513" style:parent-style-name="DefaultParagraphFont" style:family="text">
      <style:text-properties style:font-name="Garamond" fo:font-size="11pt" style:font-size-asian="11pt" style:font-size-complex="11pt" style:language-complex="sa" style:country-complex="IN"/>
    </style:style>
    <style:style style:name="T514" style:parent-style-name="DefaultParagraphFont" style:family="text">
      <style:text-properties style:font-name="Garamond" fo:font-size="11pt" style:font-size-asian="11pt" style:font-size-complex="11pt" style:language-complex="sa" style:country-complex="IN"/>
    </style:style>
    <style:style style:name="P515"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516" style:parent-style-name="Heading2" style:family="paragraph">
      <style:paragraph-properties fo:text-align="start" fo:line-height="115%"/>
      <style:text-properties style:font-name="Garamond"/>
    </style:style>
    <style:style style:name="P517" style:parent-style-name="Normal" style:family="paragraph">
      <style:paragraph-properties fo:text-align="justify" fo:margin-bottom="0in" fo:line-height="115%" fo:text-indent="0.2in"/>
      <style:text-properties style:font-name="Garamond" fo:font-size="11pt" style:font-size-asian="11pt" style:font-size-complex="11pt" style:language-complex="sa" style:country-complex="IN"/>
    </style:style>
    <style:style style:name="P518" style:parent-style-name="Normal" style:family="paragraph">
      <style:paragraph-properties fo:text-align="justify" fo:margin-bottom="0in" fo:line-height="115%" fo:text-indent="0.2in"/>
    </style:style>
    <style:style style:name="T519" style:parent-style-name="DefaultParagraphFont" style:family="text">
      <style:text-properties style:font-name="Garamond" fo:font-size="11pt" style:font-size-asian="11pt" style:font-size-complex="11pt" style:language-complex="sa" style:country-complex="IN"/>
    </style:style>
    <style:style style:name="T520" style:parent-style-name="DefaultParagraphFont" style:family="text">
      <style:text-properties style:font-name="Garamond" fo:font-size="11pt" style:font-size-asian="11pt" style:font-size-complex="11pt" style:language-complex="sa" style:country-complex="IN"/>
    </style:style>
    <style:style style:name="T521" style:parent-style-name="DefaultParagraphFont" style:family="text">
      <style:text-properties style:font-name="Garamond" fo:font-size="11pt" style:font-size-asian="11pt" style:font-size-complex="11pt" style:language-complex="sa" style:country-complex="IN"/>
    </style:style>
    <style:style style:name="T522"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23" style:parent-style-name="DefaultParagraphFont" style:family="text">
      <style:text-properties style:font-name="Garamond" fo:font-size="11pt" style:font-size-asian="11pt" style:font-size-complex="11pt" style:language-complex="sa" style:country-complex="IN"/>
    </style:style>
    <style:style style:name="P524" style:parent-style-name="Normal" style:family="paragraph">
      <style:paragraph-properties fo:text-align="justify" fo:margin-bottom="0in" fo:line-height="115%" fo:text-indent="0.2in"/>
      <style:text-properties style:font-name="Garamond" fo:font-size="11pt" style:font-size-asian="11pt" style:font-size-complex="11pt" style:language-complex="sa" style:country-complex="IN"/>
    </style:style>
    <style:style style:name="P525"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526" style:parent-style-name="Normal" style:family="paragraph">
      <style:paragraph-properties fo:text-align="justify" fo:margin-bottom="0in" fo:line-height="115%" fo:text-indent="0.2in">
        <style:tab-stops/>
      </style:paragraph-properties>
    </style:style>
    <style:style style:name="T527" style:parent-style-name="DefaultParagraphFont" style:family="text">
      <style:text-properties style:font-name="Garamond" fo:font-size="11pt" style:font-size-asian="11pt" style:font-size-complex="11pt" style:language-complex="sa" style:country-complex="IN"/>
    </style:style>
    <style:style style:name="T528" style:parent-style-name="DefaultParagraphFont" style:family="text">
      <style:text-properties style:font-name="Garamond" fo:font-size="11pt" style:font-size-asian="11pt" style:font-size-complex="11pt" style:language-complex="sa" style:country-complex="IN"/>
    </style:style>
    <style:style style:name="T529" style:parent-style-name="DefaultParagraphFont" style:family="text">
      <style:text-properties style:font-name="Garamond" fo:font-size="11pt" style:font-size-asian="11pt" style:font-size-complex="11pt" style:language-complex="sa" style:country-complex="IN"/>
    </style:style>
    <style:style style:name="T530"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31"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32"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33"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P534" style:parent-style-name="Normal" style:family="paragraph">
      <style:paragraph-properties fo:text-align="justify" fo:margin-bottom="0in" fo:line-height="115%" fo:text-indent="0.2in">
        <style:tab-stops/>
      </style:paragraph-properties>
    </style:style>
    <style:style style:name="T535" style:parent-style-name="DefaultParagraphFont" style:family="text">
      <style:text-properties style:font-name="Garamond" fo:font-size="11pt" style:font-size-asian="11pt" style:font-size-complex="11pt" style:language-complex="sa" style:country-complex="IN"/>
    </style:style>
    <style:style style:name="T536"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37"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T538" style:parent-style-name="DefaultParagraphFont" style:family="text">
      <style:text-properties style:font-name="Garamond" fo:font-size="11pt" style:font-size-asian="11pt" style:font-size-complex="11pt" style:language-complex="sa" style:country-complex="IN"/>
    </style:style>
    <style:style style:name="T539" style:parent-style-name="DefaultParagraphFont" style:family="text">
      <style:text-properties style:font-name="Garamond" fo:font-size="11pt" style:font-size-asian="11pt" style:font-size-complex="11pt" style:language-complex="sa" style:country-complex="IN"/>
    </style:style>
    <style:style style:name="T540" style:parent-style-name="DefaultParagraphFont" style:family="text">
      <style:text-properties style:font-name="Garamond" fo:font-size="11pt" style:font-size-asian="11pt" style:font-size-complex="11pt" style:language-complex="sa" style:country-complex="IN"/>
    </style:style>
    <style:style style:name="T541" style:parent-style-name="DefaultParagraphFont" style:family="text">
      <style:text-properties style:font-name="Garamond" fo:font-size="11pt" style:font-size-asian="11pt" style:font-size-complex="11pt" style:language-complex="sa" style:country-complex="IN"/>
    </style:style>
    <style:style style:name="T542" style:parent-style-name="DefaultParagraphFont" style:family="text">
      <style:text-properties style:font-name="Garamond" fo:font-size="11pt" style:font-size-asian="11pt" style:font-size-complex="11pt" style:language-complex="sa" style:country-complex="IN"/>
    </style:style>
    <style:style style:name="T543" style:parent-style-name="DefaultParagraphFont" style:family="text">
      <style:text-properties style:font-name="Garamond" fo:font-size="11pt" style:font-size-asian="11pt" style:font-size-complex="11pt" style:language-complex="sa" style:country-complex="IN"/>
    </style:style>
    <style:style style:name="T544" style:parent-style-name="DefaultParagraphFont" style:family="text">
      <style:text-properties style:font-name="Garamond" fo:font-size="11pt" style:font-size-asian="11pt" style:font-size-complex="11pt" style:language-complex="sa" style:country-complex="IN"/>
    </style:style>
    <style:style style:name="T545" style:parent-style-name="DefaultParagraphFont" style:family="text">
      <style:text-properties style:font-name="Garamond" fo:font-size="11pt" style:font-size-asian="11pt" style:font-size-complex="11pt" style:language-complex="sa" style:country-complex="IN"/>
    </style:style>
    <style:style style:name="P546"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547"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548" style:parent-style-name="Normal" style:family="paragraph">
      <style:paragraph-properties fo:text-align="justify" fo:margin-bottom="0in" fo:line-height="115%" fo:text-indent="0.2in">
        <style:tab-stops/>
      </style:paragraph-properties>
    </style:style>
    <style:style style:name="T549" style:parent-style-name="DefaultParagraphFont" style:family="text">
      <style:text-properties style:font-name="Garamond" fo:font-size="11pt" style:font-size-asian="11pt" style:font-size-complex="11pt" style:language-complex="sa" style:country-complex="IN"/>
    </style:style>
    <style:style style:name="T550" style:parent-style-name="DefaultParagraphFont" style:family="text">
      <style:text-properties style:font-name="Garamond" fo:font-weight="bold" style:font-weight-asian="bold" style:font-weight-complex="bold" fo:font-size="11pt" style:font-size-asian="11pt" style:font-size-complex="11pt" style:language-complex="sa" style:country-complex="IN"/>
    </style:style>
    <style:style style:name="P551"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language-complex="sa" style:country-complex="IN"/>
    </style:style>
    <style:style style:name="P552" style:parent-style-name="ListParagraph" style:family="paragraph">
      <style:paragraph-properties fo:text-align="justify" fo:margin-bottom="0in" fo:line-height="115%" fo:margin-left="0in" fo:text-indent="0.2in">
        <style:tab-stops>
          <style:tab-stop style:type="left" style:position="0.5in"/>
        </style:tab-stops>
      </style:paragraph-properties>
      <style:text-properties style:font-name="Garamond" fo:font-size="11pt" style:font-size-asian="11pt" style:font-size-complex="11pt" style:language-complex="sa" style:country-complex="IN"/>
    </style:style>
    <style:style style:name="P553" style:parent-style-name="ListParagraph" style:family="paragraph">
      <style:paragraph-properties fo:text-align="justify" fo:margin-bottom="0in" fo:line-height="115%" fo:margin-left="0in" fo:text-indent="0.2in">
        <style:tab-stops>
          <style:tab-stop style:type="left" style:position="0.5in"/>
        </style:tab-stops>
      </style:paragraph-properties>
      <style:text-properties style:font-name="Garamond" fo:font-size="11pt" style:font-size-asian="11pt" style:font-size-complex="11pt" style:language-complex="sa" style:country-complex="IN"/>
    </style:style>
    <style:style style:name="P554" style:parent-style-name="ListParagraph" style:family="paragraph">
      <style:paragraph-properties fo:text-align="justify" fo:margin-bottom="0in" fo:line-height="115%" fo:margin-left="0in" fo:text-indent="0.2in">
        <style:tab-stops>
          <style:tab-stop style:type="left" style:position="0.5in"/>
        </style:tab-stops>
      </style:paragraph-properties>
      <style:text-properties style:font-name="Garamond" fo:font-size="11pt" style:font-size-asian="11pt" style:font-size-complex="11pt" style:language-complex="sa" style:country-complex="IN"/>
    </style:style>
    <style:style style:name="P555" style:parent-style-name="ListParagraph" style:family="paragraph">
      <style:paragraph-properties fo:text-align="justify" fo:margin-bottom="0in" fo:line-height="115%" fo:margin-left="0.2in">
        <style:tab-stops>
          <style:tab-stop style:type="left" style:position="0.3in"/>
        </style:tab-stops>
      </style:paragraph-properties>
      <style:text-properties style:font-name="Garamond" fo:font-size="11pt" style:font-size-asian="11pt" style:font-size-complex="11pt" style:language-complex="sa" style:country-complex="IN"/>
    </style:style>
    <style:style style:name="P556" style:parent-style-name="Normal" style:family="paragraph">
      <style:paragraph-properties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language-complex="sa" style:country-complex="IN"/>
    </style:style>
    <style:style style:name="P557" style:parent-style-name="Normal" style:family="paragraph">
      <style:paragraph-properties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language-complex="sa" style:country-complex="IN"/>
    </style:style>
    <style:style style:name="P558" style:parent-style-name="Heading2" style:family="paragraph">
      <style:paragraph-properties fo:text-align="start" fo:line-height="115%"/>
      <style:text-properties style:font-name="Garamond"/>
    </style:style>
    <style:style style:name="P559" style:parent-style-name="Normal" style:family="paragraph">
      <style:paragraph-properties fo:text-align="justify" fo:margin-bottom="0in" fo:line-height="115%" fo:text-indent="0.2in"/>
    </style:style>
    <style:style style:name="T560" style:parent-style-name="DefaultParagraphFont" style:family="text">
      <style:text-properties style:font-name="Garamond" fo:font-weight="bold" style:font-weight-asian="bold" style:font-weight-complex="bold" fo:font-size="11pt" style:font-size-asian="11pt" style:font-size-complex="11pt"/>
    </style:style>
    <style:style style:name="T561" style:parent-style-name="DefaultParagraphFont" style:family="text">
      <style:text-properties style:font-name="Garamond" fo:font-weight="bold" style:font-weight-asian="bold" style:font-weight-complex="bold" fo:font-size="11pt" style:font-size-asian="11pt" style:font-size-complex="11pt"/>
    </style:style>
    <style:style style:name="T562" style:parent-style-name="DefaultParagraphFont" style:family="text">
      <style:text-properties style:font-name="Garamond" fo:font-weight="bold" style:font-weight-asian="bold" style:font-weight-complex="bold" fo:font-size="11pt" style:font-size-asian="11pt" style:font-size-complex="11pt"/>
    </style:style>
    <style:style style:name="T563" style:parent-style-name="DefaultParagraphFont" style:family="text">
      <style:text-properties style:font-name="Garamond" fo:font-weight="bold" style:font-weight-asian="bold" style:font-weight-complex="bold" fo:font-size="11pt" style:font-size-asian="11pt" style:font-size-complex="11pt"/>
    </style:style>
    <style:style style:name="T564" style:parent-style-name="DefaultParagraphFont" style:family="text">
      <style:text-properties style:font-name="Garamond" fo:font-weight="bold" style:font-weight-asian="bold" style:font-weight-complex="bold" fo:font-size="11pt" style:font-size-asian="11pt" style:font-size-complex="11pt"/>
    </style:style>
    <style:style style:name="T565" style:parent-style-name="DefaultParagraphFont" style:family="text">
      <style:text-properties style:font-name="Garamond" fo:font-size="11pt" style:font-size-asian="11pt" style:font-size-complex="11pt"/>
    </style:style>
    <style:style style:name="T566" style:parent-style-name="DefaultParagraphFont" style:family="text">
      <style:text-properties style:font-name="Garamond" fo:font-size="11pt" style:font-size-asian="11pt" style:font-size-complex="11pt"/>
    </style:style>
    <style:style style:name="T567" style:parent-style-name="DefaultParagraphFont" style:family="text">
      <style:text-properties style:font-name="Garamond" fo:font-size="11pt" style:font-size-asian="11pt" style:font-size-complex="11pt"/>
    </style:style>
    <style:style style:name="T568" style:parent-style-name="DefaultParagraphFont" style:family="text">
      <style:text-properties style:font-name="Garamond" fo:font-size="11pt" style:font-size-asian="11pt" style:font-size-complex="11pt"/>
    </style:style>
    <style:style style:name="T569" style:parent-style-name="DefaultParagraphFont" style:family="text">
      <style:text-properties style:font-name="Garamond" fo:font-size="11pt" style:font-size-asian="11pt" style:font-size-complex="11pt"/>
    </style:style>
    <style:style style:name="T570" style:parent-style-name="DefaultParagraphFont" style:family="text">
      <style:text-properties style:font-name="Garamond" fo:font-size="11pt" style:font-size-asian="11pt" style:font-size-complex="11pt"/>
    </style:style>
    <style:style style:name="T571" style:parent-style-name="DefaultParagraphFont" style:family="text">
      <style:text-properties style:font-name="Garamond" fo:font-size="11pt" style:font-size-asian="11pt" style:font-size-complex="11pt"/>
    </style:style>
    <style:style style:name="T572" style:parent-style-name="DefaultParagraphFont" style:family="text">
      <style:text-properties style:font-name="Garamond" fo:font-size="11pt" style:font-size-asian="11pt" style:font-size-complex="11pt"/>
    </style:style>
    <style:style style:name="T573" style:parent-style-name="DefaultParagraphFont" style:family="text">
      <style:text-properties style:font-name="Garamond" fo:font-size="11pt" style:font-size-asian="11pt" style:font-size-complex="11pt"/>
    </style:style>
    <style:style style:name="P5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5" style:parent-style-name="ListParagraph" style:family="paragraph">
      <style:paragraph-properties fo:text-align="justify" fo:margin-bottom="0in" fo:line-height="115%"/>
    </style:style>
    <style:style style:name="T576" style:parent-style-name="DefaultParagraphFont" style:family="text">
      <style:text-properties style:font-name="Garamond" fo:font-weight="bold" style:font-weight-asian="bold" style:font-weight-complex="bold" fo:font-size="11pt" style:font-size-asian="11pt" style:font-size-complex="11pt"/>
    </style:style>
    <style:style style:name="T577" style:parent-style-name="DefaultParagraphFont" style:family="text">
      <style:text-properties style:font-name="Garamond" fo:font-size="11pt" style:font-size-asian="11pt" style:font-size-complex="11pt"/>
    </style:style>
    <style:style style:name="T578" style:parent-style-name="DefaultParagraphFont" style:family="text">
      <style:text-properties style:font-name="Garamond" fo:font-size="11pt" style:font-size-asian="11pt" style:font-size-complex="11pt"/>
    </style:style>
    <style:style style:name="T579" style:parent-style-name="DefaultParagraphFont" style:family="text">
      <style:text-properties style:font-name="Garamond" fo:font-size="11pt" style:font-size-asian="11pt" style:font-size-complex="11pt"/>
    </style:style>
    <style:style style:name="T580" style:parent-style-name="DefaultParagraphFont" style:family="text">
      <style:text-properties style:font-name="Garamond" fo:font-size="11pt" style:font-size-asian="11pt" style:font-size-complex="11pt"/>
    </style:style>
    <style:style style:name="T581" style:parent-style-name="DefaultParagraphFont" style:family="text">
      <style:text-properties style:font-name="Garamond" fo:font-size="11pt" style:font-size-asian="11pt" style:font-size-complex="11pt"/>
    </style:style>
    <style:style style:name="P582" style:parent-style-name="ListParagraph" style:family="paragraph">
      <style:paragraph-properties fo:text-align="justify" fo:margin-bottom="0in" fo:line-height="115%"/>
    </style:style>
    <style:style style:name="T583" style:parent-style-name="DefaultParagraphFont" style:family="text">
      <style:text-properties style:font-name="Garamond" fo:font-size="11pt" style:font-size-asian="11pt" style:font-size-complex="11pt"/>
    </style:style>
    <style:style style:name="T584" style:parent-style-name="DefaultParagraphFont" style:family="text">
      <style:text-properties style:font-name="Garamond" fo:font-size="11pt" style:font-size-asian="11pt" style:font-size-complex="11pt"/>
    </style:style>
    <style:style style:name="T585" style:parent-style-name="DefaultParagraphFont" style:family="text">
      <style:text-properties style:font-name="Garamond" fo:font-size="11pt" style:font-size-asian="11pt" style:font-size-complex="11pt"/>
    </style:style>
    <style:style style:name="T586" style:parent-style-name="DefaultParagraphFont" style:family="text">
      <style:text-properties style:font-name="Garamond" fo:font-size="11pt" style:font-size-asian="11pt" style:font-size-complex="11pt"/>
    </style:style>
    <style:style style:name="T587" style:parent-style-name="DefaultParagraphFont" style:family="text">
      <style:text-properties style:font-name="Garamond" fo:font-size="11pt" style:font-size-asian="11pt" style:font-size-complex="11pt"/>
    </style:style>
    <style:style style:name="T588" style:parent-style-name="DefaultParagraphFont" style:family="text">
      <style:text-properties style:font-name="Garamond" fo:font-size="11pt" style:font-size-asian="11pt" style:font-size-complex="11pt"/>
    </style:style>
    <style:style style:name="T589" style:parent-style-name="DefaultParagraphFont" style:family="text">
      <style:text-properties style:font-name="Garamond" fo:font-size="11pt" style:font-size-asian="11pt" style:font-size-complex="11pt"/>
    </style:style>
    <style:style style:name="T590" style:parent-style-name="DefaultParagraphFont" style:family="text">
      <style:text-properties style:font-name="Garamond" fo:font-size="11pt" style:font-size-asian="11pt" style:font-size-complex="11pt"/>
    </style:style>
    <style:style style:name="T591" style:parent-style-name="DefaultParagraphFont" style:family="text">
      <style:text-properties style:font-name="Garamond" fo:font-size="11pt" style:font-size-asian="11pt" style:font-size-complex="11pt"/>
    </style:style>
    <style:style style:name="T592" style:parent-style-name="DefaultParagraphFont" style:family="text">
      <style:text-properties style:font-name="Garamond" fo:font-weight="bold" style:font-weight-asian="bold" style:font-weight-complex="bold" fo:font-size="11pt" style:font-size-asian="11pt" style:font-size-complex="11pt"/>
    </style:style>
    <style:style style:name="T593" style:parent-style-name="DefaultParagraphFont" style:family="text">
      <style:text-properties style:font-name="Garamond" fo:font-size="11pt" style:font-size-asian="11pt" style:font-size-complex="11pt"/>
    </style:style>
    <style:style style:name="T594" style:parent-style-name="DefaultParagraphFont" style:family="text">
      <style:text-properties style:font-name="Garamond" fo:font-size="11pt" style:font-size-asian="11pt" style:font-size-complex="11pt"/>
    </style:style>
    <style:style style:name="T595" style:parent-style-name="DefaultParagraphFont" style:family="text">
      <style:text-properties style:font-name="Garamond" fo:font-size="11pt" style:font-size-asian="11pt" style:font-size-complex="11pt"/>
    </style:style>
    <style:style style:name="T596" style:parent-style-name="DefaultParagraphFont" style:family="text">
      <style:text-properties style:font-name="Garamond" fo:font-size="11pt" style:font-size-asian="11pt" style:font-size-complex="11pt"/>
    </style:style>
    <style:style style:name="T597" style:parent-style-name="DefaultParagraphFont" style:family="text">
      <style:text-properties style:font-name="Garamond" fo:font-size="11pt" style:font-size-asian="11pt" style:font-size-complex="11pt"/>
    </style:style>
    <style:style style:name="P598" style:parent-style-name="ListParagraph" style:family="paragraph">
      <style:paragraph-properties fo:text-align="justify" fo:margin-bottom="0in" fo:line-height="115%"/>
      <style:text-properties style:font-name="Garamond" fo:font-size="11pt" style:font-size-asian="11pt" style:font-size-complex="11pt"/>
    </style:style>
    <style:style style:name="P599" style:parent-style-name="ListParagraph" style:family="paragraph">
      <style:paragraph-properties fo:text-align="justify" fo:margin-bottom="0in" fo:line-height="115%"/>
    </style:style>
    <style:style style:name="T600" style:parent-style-name="DefaultParagraphFont" style:family="text">
      <style:text-properties style:font-name="Garamond" fo:font-size="11pt" style:font-size-asian="11pt" style:font-size-complex="11pt"/>
    </style:style>
    <style:style style:name="T601" style:parent-style-name="DefaultParagraphFont" style:family="text">
      <style:text-properties style:font-name="Garamond" style:font-weight-complex="bold" fo:font-size="11pt" style:font-size-asian="11pt" style:font-size-complex="11pt"/>
    </style:style>
    <style:style style:name="T602" style:parent-style-name="DefaultParagraphFont" style:family="text">
      <style:text-properties style:font-name="Garamond" style:font-weight-complex="bold" fo:font-size="11pt" style:font-size-asian="11pt" style:font-size-complex="11pt"/>
    </style:style>
    <style:style style:name="T603" style:parent-style-name="DefaultParagraphFont" style:family="text">
      <style:text-properties style:font-name="Garamond" style:font-weight-complex="bold" fo:font-size="11pt" style:font-size-asian="11pt" style:font-size-complex="11pt"/>
    </style:style>
    <style:style style:name="T604" style:parent-style-name="DefaultParagraphFont" style:family="text">
      <style:text-properties style:font-name="Garamond" fo:font-size="11pt" style:font-size-asian="11pt" style:font-size-complex="11pt"/>
    </style:style>
    <style:style style:name="P605" style:parent-style-name="ListParagraph" style:family="paragraph">
      <style:paragraph-properties fo:text-align="justify" fo:margin-bottom="0in" fo:line-height="115%" fo:margin-left="0.25in">
        <style:tab-stops>
          <style:tab-stop style:type="left" style:position="0in"/>
          <style:tab-stop style:type="right" style:position="6.25in"/>
        </style:tab-stops>
      </style:paragraph-properties>
      <style:text-properties style:font-name="Garamond" fo:font-size="11pt" style:font-size-asian="11pt" style:font-size-complex="11pt"/>
    </style:style>
    <style:style style:name="P606" style:parent-style-name="Normal" style:family="paragraph">
      <style:paragraph-properties fo:text-align="justify" fo:margin-bottom="0in" fo:line-height="115%" fo:text-indent="0.2in"/>
    </style:style>
    <style:style style:name="T607" style:parent-style-name="DefaultParagraphFont" style:family="text">
      <style:text-properties style:font-name="Garamond" fo:font-weight="bold" style:font-weight-asian="bold" style:font-weight-complex="bold" fo:font-size="11pt" style:font-size-asian="11pt" style:font-size-complex="11pt"/>
    </style:style>
    <style:style style:name="T608" style:parent-style-name="DefaultParagraphFont" style:family="text">
      <style:text-properties style:font-name="Garamond" fo:font-weight="bold" style:font-weight-asian="bold" style:font-weight-complex="bold" fo:font-size="11pt" style:font-size-asian="11pt" style:font-size-complex="11pt"/>
    </style:style>
    <style:style style:name="T609" style:parent-style-name="DefaultParagraphFont" style:family="text">
      <style:text-properties style:font-name="Garamond" fo:font-weight="bold" style:font-weight-asian="bold" style:font-weight-complex="bold" fo:font-size="11pt" style:font-size-asian="11pt" style:font-size-complex="11pt"/>
    </style:style>
    <style:style style:name="T610" style:parent-style-name="DefaultParagraphFont" style:family="text">
      <style:text-properties style:font-name="Garamond" fo:font-weight="bold" style:font-weight-asian="bold" style:font-weight-complex="bold" fo:font-size="11pt" style:font-size-asian="11pt" style:font-size-complex="11pt"/>
    </style:style>
    <style:style style:name="T611" style:parent-style-name="DefaultParagraphFont" style:family="text">
      <style:text-properties style:font-name="Garamond" fo:font-weight="bold" style:font-weight-asian="bold" style:font-weight-complex="bold" fo:font-size="11pt" style:font-size-asian="11pt" style:font-size-complex="11pt"/>
    </style:style>
    <style:style style:name="T612" style:parent-style-name="DefaultParagraphFont" style:family="text">
      <style:text-properties style:font-name="Garamond" fo:font-weight="bold" style:font-weight-asian="bold" style:font-weight-complex="bold" fo:font-size="11pt" style:font-size-asian="11pt" style:font-size-complex="11pt"/>
    </style:style>
    <style:style style:name="T613" style:parent-style-name="DefaultParagraphFont" style:family="text">
      <style:text-properties style:font-name="Garamond" fo:font-weight="bold" style:font-weight-asian="bold" style:font-weight-complex="bold" fo:font-size="11pt" style:font-size-asian="11pt" style:font-size-complex="11pt"/>
    </style:style>
    <style:style style:name="T614" style:parent-style-name="DefaultParagraphFont" style:family="text">
      <style:text-properties style:font-name="Garamond" fo:font-weight="bold" style:font-weight-asian="bold" style:font-weight-complex="bold" fo:font-size="11pt" style:font-size-asian="11pt" style:font-size-complex="11pt"/>
    </style:style>
    <style:style style:name="T615" style:parent-style-name="DefaultParagraphFont" style:family="text">
      <style:text-properties style:font-name="Garamond" fo:font-size="11pt" style:font-size-asian="11pt" style:font-size-complex="11pt"/>
    </style:style>
    <style:style style:name="T616" style:parent-style-name="DefaultParagraphFont" style:family="text">
      <style:text-properties style:font-name="Garamond" fo:font-size="11pt" style:font-size-asian="11pt" style:font-size-complex="11pt"/>
    </style:style>
    <style:style style:name="T617" style:parent-style-name="DefaultParagraphFont" style:family="text">
      <style:text-properties style:font-name="Garamond" fo:font-size="11pt" style:font-size-asian="11pt" style:font-size-complex="11pt"/>
    </style:style>
    <style:style style:name="T618" style:parent-style-name="DefaultParagraphFont" style:family="text">
      <style:text-properties style:font-name="Garamond" fo:font-size="11pt" style:font-size-asian="11pt" style:font-size-complex="11pt"/>
    </style:style>
    <style:style style:name="T619" style:parent-style-name="DefaultParagraphFont" style:family="text">
      <style:text-properties style:font-name="Garamond" fo:font-size="11pt" style:font-size-asian="11pt" style:font-size-complex="11pt"/>
    </style:style>
    <style:style style:name="T620" style:parent-style-name="DefaultParagraphFont" style:family="text">
      <style:text-properties style:font-name="Garamond" fo:font-size="11pt" style:font-size-asian="11pt" style:font-size-complex="11pt"/>
    </style:style>
    <style:style style:name="T621" style:parent-style-name="DefaultParagraphFont" style:family="text">
      <style:text-properties style:font-name="Garamond" fo:font-size="11pt" style:font-size-asian="11pt" style:font-size-complex="11pt"/>
    </style:style>
    <style:style style:name="T622" style:parent-style-name="DefaultParagraphFont" style:family="text">
      <style:text-properties style:font-name="Garamond" fo:font-size="11pt" style:font-size-asian="11pt" style:font-size-complex="11pt"/>
    </style:style>
    <style:style style:name="T623" style:parent-style-name="DefaultParagraphFont" style:family="text">
      <style:text-properties style:font-name="Garamond" fo:font-size="11pt" style:font-size-asian="11pt" style:font-size-complex="11pt"/>
    </style:style>
    <style:style style:name="T624" style:parent-style-name="DefaultParagraphFont" style:family="text">
      <style:text-properties style:font-name="Garamond" fo:font-size="11pt" style:font-size-asian="11pt" style:font-size-complex="11pt"/>
    </style:style>
    <style:style style:name="T625" style:parent-style-name="DefaultParagraphFont" style:family="text">
      <style:text-properties style:font-name="Garamond" fo:font-size="11pt" style:font-size-asian="11pt" style:font-size-complex="11pt"/>
    </style:style>
    <style:style style:name="T626" style:parent-style-name="DefaultParagraphFont" style:family="text">
      <style:text-properties style:font-name="Garamond" fo:font-weight="bold" style:font-weight-asian="bold" style:font-weight-complex="bold" fo:font-size="11pt" style:font-size-asian="11pt" style:font-size-complex="11pt"/>
    </style:style>
    <style:style style:name="P627"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28" style:parent-style-name="Heading2" style:family="paragraph">
      <style:paragraph-properties fo:text-align="start" fo:line-height="115%"/>
      <style:text-properties style:font-name="Garamond"/>
    </style:style>
    <style:style style:name="P6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TableColumn632" style:family="table-column">
      <style:table-column-properties style:column-width="2.0138in"/>
    </style:style>
    <style:style style:name="TableColumn633" style:family="table-column">
      <style:table-column-properties style:column-width="3.0194in"/>
    </style:style>
    <style:style style:name="Table631" style:family="table">
      <style:table-properties style:width="5.0333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15%"/>
      <style:text-properties style:font-name="Garamond" fo:font-weight="bold" style:font-weight-asian="bold" style:font-weight-complex="bold" fo:font-size="10pt" style:font-size-asian="10pt"/>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15%"/>
      <style:text-properties style:font-name="Garamond" fo:font-size="10pt" style:font-size-asian="10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15%"/>
      <style:text-properties style:font-name="Garamond" fo:font-size="10pt" style:font-size-asian="10pt"/>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15%"/>
      <style:text-properties style:font-name="Garamond" fo:font-size="10pt" style:font-size-asian="10pt"/>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15%"/>
      <style:text-properties style:font-name="Garamond" fo:font-size="10pt" style:font-size-asian="10p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15%"/>
      <style:text-properties style:font-name="Garamond" fo:font-size="10pt" style:font-size-asian="10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15%"/>
      <style:text-properties style:font-name="Garamond" fo:font-size="10pt" style:font-size-asian="10pt"/>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15%"/>
      <style:text-properties style:font-name="Garamond" fo:font-size="10pt" style:font-size-asian="10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15%"/>
      <style:text-properties style:font-name="Garamond" fo:font-size="10pt" style:font-size-asian="10pt"/>
    </style:style>
    <style:style style:name="P6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60" style:parent-style-name="Normal" style:family="paragraph">
      <style:paragraph-properties fo:text-align="justify" fo:margin-bottom="0in" fo:line-height="115%" fo:text-indent="0.2in"/>
    </style:style>
    <style:style style:name="T661" style:parent-style-name="DefaultParagraphFont" style:family="text">
      <style:text-properties style:font-name="Garamond" fo:font-size="11pt" style:font-size-asian="11pt" style:font-size-complex="11pt"/>
    </style:style>
    <style:style style:name="T662" style:parent-style-name="DefaultParagraphFont" style:family="text">
      <style:text-properties style:font-name="Garamond" fo:font-size="11pt" style:font-size-asian="11pt" style:font-size-complex="11pt"/>
    </style:style>
    <style:style style:name="T663" style:parent-style-name="DefaultParagraphFont" style:family="text">
      <style:text-properties style:font-name="Garamond" fo:font-size="11pt" style:font-size-asian="11pt" style:font-size-complex="11pt"/>
    </style:style>
    <style:style style:name="T664" style:parent-style-name="DefaultParagraphFont" style:family="text">
      <style:text-properties style:font-name="Garamond" fo:font-size="11pt" style:font-size-asian="11pt" style:font-size-complex="11pt"/>
    </style:style>
    <style:style style:name="T665" style:parent-style-name="DefaultParagraphFont" style:family="text">
      <style:text-properties style:font-name="Garamond" fo:font-size="11pt" style:font-size-asian="11pt" style:font-size-complex="11pt"/>
    </style:style>
    <style:style style:name="T666" style:parent-style-name="DefaultParagraphFont" style:family="text">
      <style:text-properties style:font-name="Garamond" fo:font-size="11pt" style:font-size-asian="11pt" style:font-size-complex="11pt"/>
    </style:style>
    <style:style style:name="T667" style:parent-style-name="DefaultParagraphFont" style:family="text">
      <style:text-properties style:font-name="Garamond" fo:font-size="11pt" style:font-size-asian="11pt" style:font-size-complex="11pt"/>
    </style:style>
    <style:style style:name="T668" style:parent-style-name="DefaultParagraphFont" style:family="text">
      <style:text-properties style:font-name="Garamond" fo:font-size="11pt" style:font-size-asian="11pt" style:font-size-complex="11pt"/>
    </style:style>
    <style:style style:name="T669" style:parent-style-name="DefaultParagraphFont" style:family="text">
      <style:text-properties style:font-name="Garamond" fo:font-size="11pt" style:font-size-asian="11pt" style:font-size-complex="11pt"/>
    </style:style>
    <style:style style:name="T670" style:parent-style-name="DefaultParagraphFont" style:family="text">
      <style:text-properties style:font-name="Garamond" fo:font-size="11pt" style:font-size-asian="11pt" style:font-size-complex="11pt"/>
    </style:style>
    <style:style style:name="T671" style:parent-style-name="DefaultParagraphFont" style:family="text">
      <style:text-properties style:font-name="Garamond" fo:font-size="11pt" style:font-size-asian="11pt" style:font-size-complex="11pt"/>
    </style:style>
    <style:style style:name="T672" style:parent-style-name="DefaultParagraphFont" style:family="text">
      <style:text-properties style:font-name="Garamond" fo:font-size="11pt" style:font-size-asian="11pt" style:font-size-complex="11pt"/>
    </style:style>
    <style:style style:name="T673" style:parent-style-name="DefaultParagraphFont" style:family="text">
      <style:text-properties style:font-name="Garamond" fo:font-weight="bold" style:font-weight-asian="bold" style:font-weight-complex="bold" fo:font-size="11pt" style:font-size-asian="11pt" style:font-size-complex="11pt"/>
    </style:style>
    <style:style style:name="T674" style:parent-style-name="DefaultParagraphFont" style:family="text">
      <style:text-properties style:font-name="Garamond" fo:font-weight="bold" style:font-weight-asian="bold" style:font-weight-complex="bold" fo:font-size="11pt" style:font-size-asian="11pt" style:font-size-complex="11pt"/>
    </style:style>
    <style:style style:name="T675" style:parent-style-name="DefaultParagraphFont" style:family="text">
      <style:text-properties style:font-name="Garamond" fo:font-weight="bold" style:font-weight-asian="bold" style:font-weight-complex="bold" fo:font-size="11pt" style:font-size-asian="11pt" style:font-size-complex="11pt"/>
    </style:style>
    <style:style style:name="T676" style:parent-style-name="DefaultParagraphFont" style:family="text">
      <style:text-properties style:font-name="Garamond" fo:font-size="11pt" style:font-size-asian="11pt" style:font-size-complex="11pt"/>
    </style:style>
    <style:style style:name="T677" style:parent-style-name="DefaultParagraphFont" style:family="text">
      <style:text-properties style:font-name="Garamond" fo:font-size="11pt" style:font-size-asian="11pt" style:font-size-complex="11pt"/>
    </style:style>
    <style:style style:name="T678" style:parent-style-name="DefaultParagraphFont" style:family="text">
      <style:text-properties style:font-name="Garamond" fo:font-size="11pt" style:font-size-asian="11pt" style:font-size-complex="11pt"/>
    </style:style>
    <style:style style:name="T679" style:parent-style-name="DefaultParagraphFont" style:family="text">
      <style:text-properties style:font-name="Garamond" fo:font-size="11pt" style:font-size-asian="11pt" style:font-size-complex="11pt"/>
    </style:style>
    <style:style style:name="T680" style:parent-style-name="DefaultParagraphFont" style:family="text">
      <style:text-properties style:font-name="Garamond" fo:font-size="11pt" style:font-size-asian="11pt" style:font-size-complex="11pt"/>
    </style:style>
    <style:style style:name="T681" style:parent-style-name="DefaultParagraphFont" style:family="text">
      <style:text-properties style:font-name="Garamond" fo:font-size="11pt" style:font-size-asian="11pt" style:font-size-complex="11pt"/>
    </style:style>
    <style:style style:name="T682" style:parent-style-name="DefaultParagraphFont" style:family="text">
      <style:text-properties style:font-name="Garamond" fo:font-size="11pt" style:font-size-asian="11pt" style:font-size-complex="11pt"/>
    </style:style>
    <style:style style:name="T683" style:parent-style-name="DefaultParagraphFont" style:family="text">
      <style:text-properties style:font-name="Garamond" fo:font-size="11pt" style:font-size-asian="11pt" style:font-size-complex="11pt"/>
    </style:style>
    <style:style style:name="T684" style:parent-style-name="DefaultParagraphFont" style:family="text">
      <style:text-properties style:font-name="Garamond" fo:font-size="11pt" style:font-size-asian="11pt" style:font-size-complex="11pt"/>
    </style:style>
    <style:style style:name="T685" style:parent-style-name="DefaultParagraphFont" style:family="text">
      <style:text-properties style:font-name="Garamond" fo:font-size="11pt" style:font-size-asian="11pt" style:font-size-complex="11pt"/>
    </style:style>
    <style:style style:name="T686" style:parent-style-name="DefaultParagraphFont" style:family="text">
      <style:text-properties style:font-name="Garamond" fo:font-size="11pt" style:font-size-asian="11pt" style:font-size-complex="11pt"/>
    </style:style>
    <style:style style:name="T687" style:parent-style-name="DefaultParagraphFont" style:family="text">
      <style:text-properties style:font-name="Garamond" fo:font-size="11pt" style:font-size-asian="11pt" style:font-size-complex="11pt"/>
    </style:style>
    <style:style style:name="T688" style:parent-style-name="DefaultParagraphFont" style:family="text">
      <style:text-properties style:font-name="Garamond" fo:font-size="11pt" style:font-size-asian="11pt" style:font-size-complex="11pt"/>
    </style:style>
    <style:style style:name="T689" style:parent-style-name="DefaultParagraphFont" style:family="text">
      <style:text-properties style:font-name="Garamond" fo:font-weight="bold" style:font-weight-asian="bold" style:font-weight-complex="bold" fo:font-size="11pt" style:font-size-asian="11pt" style:font-size-complex="11pt"/>
    </style:style>
    <style:style style:name="T690" style:parent-style-name="DefaultParagraphFont" style:family="text">
      <style:text-properties style:font-name="Garamond" fo:font-weight="bold" style:font-weight-asian="bold" style:font-weight-complex="bold" fo:font-size="11pt" style:font-size-asian="11pt" style:font-size-complex="11pt"/>
    </style:style>
    <style:style style:name="T691" style:parent-style-name="DefaultParagraphFont" style:family="text">
      <style:text-properties style:font-name="Garamond" fo:font-weight="bold" style:font-weight-asian="bold" style:font-weight-complex="bold" fo:font-size="11pt" style:font-size-asian="11pt" style:font-size-complex="11pt"/>
    </style:style>
    <style:style style:name="T692" style:parent-style-name="DefaultParagraphFont" style:family="text">
      <style:text-properties style:font-name="Garamond" fo:font-size="11pt" style:font-size-asian="11pt" style:font-size-complex="11pt"/>
    </style:style>
    <style:style style:name="P693" style:parent-style-name="Normal" style:family="paragraph">
      <style:paragraph-properties fo:text-align="justify" fo:margin-bottom="0in" fo:line-height="115%" fo:text-indent="0.2in"/>
    </style:style>
    <style:style style:name="T694" style:parent-style-name="DefaultParagraphFont" style:family="text">
      <style:text-properties style:font-name="Garamond" fo:font-size="11pt" style:font-size-asian="11pt" style:font-size-complex="11pt"/>
    </style:style>
    <style:style style:name="T695" style:parent-style-name="DefaultParagraphFont" style:family="text">
      <style:text-properties style:font-name="Garamond" fo:font-size="11pt" style:font-size-asian="11pt" style:font-size-complex="11pt"/>
    </style:style>
    <style:style style:name="T696" style:parent-style-name="DefaultParagraphFont" style:family="text">
      <style:text-properties style:font-name="Garamond" fo:font-size="11pt" style:font-size-asian="11pt" style:font-size-complex="11pt"/>
    </style:style>
    <style:style style:name="T697" style:parent-style-name="DefaultParagraphFont" style:family="text">
      <style:text-properties style:font-name="Garamond" fo:font-size="11pt" style:font-size-asian="11pt" style:font-size-complex="11pt"/>
    </style:style>
    <style:style style:name="T698" style:parent-style-name="DefaultParagraphFont" style:family="text">
      <style:text-properties style:font-name="Garamond" fo:font-size="11pt" style:font-size-asian="11pt" style:font-size-complex="11pt"/>
    </style:style>
    <style:style style:name="T699" style:parent-style-name="DefaultParagraphFont" style:family="text">
      <style:text-properties style:font-name="Garamond" fo:font-size="11pt" style:font-size-asian="11pt" style:font-size-complex="11pt"/>
    </style:style>
    <style:style style:name="T700" style:parent-style-name="DefaultParagraphFont" style:family="text">
      <style:text-properties style:font-name="Garamond" fo:font-size="11pt" style:font-size-asian="11pt" style:font-size-complex="11pt"/>
    </style:style>
    <style:style style:name="T701" style:parent-style-name="DefaultParagraphFont" style:family="text">
      <style:text-properties style:font-name="Garamond" fo:font-weight="bold" style:font-weight-asian="bold" style:font-weight-complex="bold" fo:font-size="11pt" style:font-size-asian="11pt" style:font-size-complex="11pt"/>
    </style:style>
    <style:style style:name="T702" style:parent-style-name="DefaultParagraphFont" style:family="text">
      <style:text-properties style:font-name="Garamond" fo:font-weight="bold" style:font-weight-asian="bold" style:font-weight-complex="bold" fo:font-size="11pt" style:font-size-asian="11pt" style:font-size-complex="11pt"/>
    </style:style>
    <style:style style:name="P703"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704" style:parent-style-name="Heading2" style:family="paragraph">
      <style:paragraph-properties fo:text-align="start" fo:line-height="115%"/>
      <style:text-properties style:font-name="Garamond"/>
    </style:style>
    <style:style style:name="P705" style:parent-style-name="Normal" style:family="paragraph">
      <style:paragraph-properties fo:text-align="justify" fo:margin-bottom="0in" fo:line-height="115%" fo:text-indent="0.2in"/>
    </style:style>
    <style:style style:name="T706" style:parent-style-name="DefaultParagraphFont" style:family="text">
      <style:text-properties style:font-name="Garamond" fo:font-weight="bold" style:font-weight-asian="bold" style:font-weight-complex="bold" fo:font-size="11pt" style:font-size-asian="11pt" style:font-size-complex="11pt"/>
    </style:style>
    <style:style style:name="T707" style:parent-style-name="DefaultParagraphFont" style:family="text">
      <style:text-properties style:font-name="Garamond" fo:font-size="11pt" style:font-size-asian="11pt" style:font-size-complex="11pt"/>
    </style:style>
    <style:style style:name="T708" style:parent-style-name="DefaultParagraphFont" style:family="text">
      <style:text-properties style:font-name="Garamond" fo:font-size="11pt" style:font-size-asian="11pt" style:font-size-complex="11pt"/>
    </style:style>
    <style:style style:name="T709" style:parent-style-name="DefaultParagraphFont" style:family="text">
      <style:text-properties style:font-name="Garamond" fo:font-size="11pt" style:font-size-asian="11pt" style:font-size-complex="11pt"/>
    </style:style>
    <style:style style:name="T710" style:parent-style-name="DefaultParagraphFont" style:family="text">
      <style:text-properties style:font-name="Garamond" fo:font-weight="bold" style:font-weight-asian="bold" style:font-weight-complex="bold" fo:font-size="11pt" style:font-size-asian="11pt" style:font-size-complex="11pt"/>
    </style:style>
    <style:style style:name="T711" style:parent-style-name="DefaultParagraphFont" style:family="text">
      <style:text-properties style:font-name="Garamond" fo:font-weight="bold" style:font-weight-asian="bold" style:font-weight-complex="bold" fo:font-size="11pt" style:font-size-asian="11pt" style:font-size-complex="11pt"/>
    </style:style>
    <style:style style:name="P712"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713" style:parent-style-name="Heading2" style:family="paragraph">
      <style:paragraph-properties fo:text-align="start" fo:line-height="115%"/>
      <style:text-properties style:font-name="Garamond"/>
    </style:style>
    <style:style style:name="P7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715" style:parent-style-name="Normal" style:family="paragraph">
      <style:paragraph-properties fo:text-align="justify" fo:margin-bottom="0in" fo:line-height="115%" fo:text-indent="0.2in"/>
    </style:style>
    <style:style style:name="T716" style:parent-style-name="DefaultParagraphFont" style:family="text">
      <style:text-properties style:font-name="Garamond" fo:font-size="11pt" style:font-size-asian="11pt" style:font-size-complex="11pt"/>
    </style:style>
    <style:style style:name="T717" style:parent-style-name="DefaultParagraphFont" style:family="text">
      <style:text-properties style:font-name="Garamond" fo:font-weight="bold" style:font-weight-asian="bold" fo:font-size="11pt" style:font-size-asian="11pt" style:font-size-complex="11pt"/>
    </style:style>
    <style:style style:name="T718" style:parent-style-name="DefaultParagraphFont" style:family="text">
      <style:text-properties style:font-name="Garamond" fo:font-weight="bold" style:font-weight-asian="bold" fo:font-size="11pt" style:font-size-asian="11pt" style:font-size-complex="11pt"/>
    </style:style>
    <style:style style:name="T719" style:parent-style-name="DefaultParagraphFont" style:family="text">
      <style:text-properties style:font-name="Garamond" fo:font-weight="bold" style:font-weight-asian="bold" fo:font-size="11pt" style:font-size-asian="11pt" style:font-size-complex="11pt"/>
    </style:style>
    <style:style style:name="T720" style:parent-style-name="DefaultParagraphFont" style:family="text">
      <style:text-properties style:font-name="Garamond" fo:font-size="11pt" style:font-size-asian="11pt" style:font-size-complex="11pt"/>
    </style:style>
    <style:style style:name="P721" style:parent-style-name="Normal" style:family="paragraph">
      <style:paragraph-properties fo:text-align="justify" fo:margin-bottom="0in" fo:line-height="115%" fo:text-indent="0.2in"/>
    </style:style>
    <style:style style:name="T722" style:parent-style-name="DefaultParagraphFont" style:family="text">
      <style:text-properties style:font-name="Garamond" fo:font-size="11pt" style:font-size-asian="11pt" style:font-size-complex="11pt"/>
    </style:style>
    <style:style style:name="T723" style:parent-style-name="DefaultParagraphFont" style:family="text">
      <style:text-properties style:font-name="Garamond" fo:font-weight="bold" style:font-weight-asian="bold" fo:font-size="11pt" style:font-size-asian="11pt" style:font-size-complex="11pt"/>
    </style:style>
    <style:style style:name="T724" style:parent-style-name="DefaultParagraphFont" style:family="text">
      <style:text-properties style:font-name="Garamond" fo:font-weight="bold" style:font-weight-asian="bold" fo:font-size="11pt" style:font-size-asian="11pt" style:font-size-complex="11pt"/>
    </style:style>
    <style:style style:name="T725" style:parent-style-name="DefaultParagraphFont" style:family="text">
      <style:text-properties style:font-name="Garamond" fo:font-weight="bold" style:font-weight-asian="bold" fo:font-size="11pt" style:font-size-asian="11pt" style:font-size-complex="11pt"/>
    </style:style>
    <style:style style:name="T726" style:parent-style-name="DefaultParagraphFont" style:family="text">
      <style:text-properties style:font-name="Garamond" fo:font-size="11pt" style:font-size-asian="11pt" style:font-size-complex="11pt"/>
    </style:style>
    <style:style style:name="T727" style:parent-style-name="DefaultParagraphFont" style:family="text">
      <style:text-properties style:font-name="Garamond" fo:font-size="11pt" style:font-size-asian="11pt" style:font-size-complex="11pt"/>
    </style:style>
    <style:style style:name="T728" style:parent-style-name="DefaultParagraphFont" style:family="text">
      <style:text-properties style:font-name="Garamond" fo:font-size="11pt" style:font-size-asian="11pt" style:font-size-complex="11pt"/>
    </style:style>
    <style:style style:name="T729" style:parent-style-name="DefaultParagraphFont" style:family="text">
      <style:text-properties style:font-name="Garamond" fo:font-size="11pt" style:font-size-asian="11pt" style:font-size-complex="11pt"/>
    </style:style>
    <style:style style:name="T730" style:parent-style-name="DefaultParagraphFont" style:family="text">
      <style:text-properties style:font-name="Garamond" fo:font-size="11pt" style:font-size-asian="11pt" style:font-size-complex="11pt"/>
    </style:style>
    <style:style style:name="T731" style:parent-style-name="DefaultParagraphFont" style:family="text">
      <style:text-properties style:font-name="Garamond" fo:font-size="11pt" style:font-size-asian="11pt" style:font-size-complex="11pt"/>
    </style:style>
    <style:style style:name="T732" style:parent-style-name="DefaultParagraphFont" style:family="text">
      <style:text-properties style:font-name="Garamond" fo:font-size="11pt" style:font-size-asian="11pt" style:font-size-complex="11pt"/>
    </style:style>
    <style:style style:name="T733" style:parent-style-name="DefaultParagraphFont" style:family="text">
      <style:text-properties style:font-name="Garamond" fo:font-weight="bold" style:font-weight-asian="bold" fo:font-size="11pt" style:font-size-asian="11pt" style:font-size-complex="11pt"/>
    </style:style>
    <style:style style:name="T734" style:parent-style-name="DefaultParagraphFont" style:family="text">
      <style:text-properties style:font-name="Garamond" fo:font-weight="bold" style:font-weight-asian="bold" fo:font-size="11pt" style:font-size-asian="11pt" style:font-size-complex="11pt"/>
    </style:style>
    <style:style style:name="T735" style:parent-style-name="DefaultParagraphFont" style:family="text">
      <style:text-properties style:font-name="Garamond" fo:font-weight="bold" style:font-weight-asian="bold" fo:font-size="11pt" style:font-size-asian="11pt" style:font-size-complex="11pt"/>
    </style:style>
    <style:style style:name="T736" style:parent-style-name="DefaultParagraphFont" style:family="text">
      <style:text-properties style:font-name="Garamond" fo:font-weight="bold" style:font-weight-asian="bold" fo:font-size="11pt" style:font-size-asian="11pt" style:font-size-complex="11pt"/>
    </style:style>
    <style:style style:name="T737" style:parent-style-name="DefaultParagraphFont" style:family="text">
      <style:text-properties style:font-name="Garamond" fo:font-weight="bold" style:font-weight-asian="bold" fo:font-size="11pt" style:font-size-asian="11pt" style:font-size-complex="11pt"/>
    </style:style>
    <style:style style:name="T738" style:parent-style-name="DefaultParagraphFont" style:family="text">
      <style:text-properties style:font-name="Garamond" fo:font-weight="bold" style:font-weight-asian="bold" fo:font-size="11pt" style:font-size-asian="11pt" style:font-size-complex="11pt"/>
    </style:style>
    <style:style style:name="T739" style:parent-style-name="DefaultParagraphFont" style:family="text">
      <style:text-properties style:font-name="Garamond" fo:font-weight="bold" style:font-weight-asian="bold" fo:font-size="11pt" style:font-size-asian="11pt" style:font-size-complex="11pt"/>
    </style:style>
    <style:style style:name="T740" style:parent-style-name="DefaultParagraphFont" style:family="text">
      <style:text-properties style:font-name="Garamond" fo:font-size="11pt" style:font-size-asian="11pt" style:font-size-complex="11pt"/>
    </style:style>
    <style:style style:name="T741" style:parent-style-name="DefaultParagraphFont" style:family="text">
      <style:text-properties style:font-name="Garamond" fo:font-size="11pt" style:font-size-asian="11pt" style:font-size-complex="11pt"/>
    </style:style>
    <style:style style:name="T742" style:parent-style-name="DefaultParagraphFont" style:family="text">
      <style:text-properties style:font-name="Garamond" fo:font-size="11pt" style:font-size-asian="11pt" style:font-size-complex="11pt"/>
    </style:style>
    <style:style style:name="T743" style:parent-style-name="DefaultParagraphFont" style:family="text">
      <style:text-properties style:font-name="Garamond" fo:font-size="11pt" style:font-size-asian="11pt" style:font-size-complex="11pt"/>
    </style:style>
    <style:style style:name="T744" style:parent-style-name="DefaultParagraphFont" style:family="text">
      <style:text-properties style:font-name="Garamond" fo:font-size="11pt" style:font-size-asian="11pt" style:font-size-complex="11pt"/>
    </style:style>
    <style:style style:name="T745" style:parent-style-name="DefaultParagraphFont" style:family="text">
      <style:text-properties style:font-name="Garamond" fo:font-size="11pt" style:font-size-asian="11pt" style:font-size-complex="11pt"/>
    </style:style>
    <style:style style:name="T746" style:parent-style-name="DefaultParagraphFont" style:family="text">
      <style:text-properties style:font-name="Garamond" fo:font-size="11pt" style:font-size-asian="11pt" style:font-size-complex="11pt"/>
    </style:style>
    <style:style style:name="T747" style:parent-style-name="DefaultParagraphFont" style:family="text">
      <style:text-properties style:font-name="Garamond" fo:font-size="11pt" style:font-size-asian="11pt" style:font-size-complex="11pt"/>
    </style:style>
    <style:style style:name="T748" style:parent-style-name="DefaultParagraphFont" style:family="text">
      <style:text-properties style:font-name="Garamond" fo:font-size="11pt" style:font-size-asian="11pt" style:font-size-complex="11pt"/>
    </style:style>
    <style:style style:name="P749" style:parent-style-name="Normal" style:family="paragraph">
      <style:paragraph-properties fo:text-align="justify" fo:margin-bottom="0in" fo:line-height="115%" fo:text-indent="0.2in"/>
    </style:style>
    <style:style style:name="T750" style:parent-style-name="DefaultParagraphFont" style:family="text">
      <style:text-properties style:font-name="Garamond" fo:font-size="11pt" style:font-size-asian="11pt" style:font-size-complex="11pt"/>
    </style:style>
    <style:style style:name="T751" style:parent-style-name="DefaultParagraphFont" style:family="text">
      <style:text-properties style:font-name="Garamond" fo:font-weight="bold" style:font-weight-asian="bold" fo:font-size="11pt" style:font-size-asian="11pt" style:font-size-complex="11pt"/>
    </style:style>
    <style:style style:name="T752" style:parent-style-name="DefaultParagraphFont" style:family="text">
      <style:text-properties style:font-name="Garamond" fo:font-weight="bold" style:font-weight-asian="bold" fo:font-size="11pt" style:font-size-asian="11pt" style:font-size-complex="11pt"/>
    </style:style>
    <style:style style:name="T753" style:parent-style-name="DefaultParagraphFont" style:family="text">
      <style:text-properties style:font-name="Garamond" fo:font-weight="bold" style:font-weight-asian="bold" fo:font-size="11pt" style:font-size-asian="11pt" style:font-size-complex="11pt"/>
    </style:style>
    <style:style style:name="T754" style:parent-style-name="DefaultParagraphFont" style:family="text">
      <style:text-properties style:font-name="Garamond" fo:font-weight="bold" style:font-weight-asian="bold" fo:font-size="11pt" style:font-size-asian="11pt" style:font-size-complex="11pt"/>
    </style:style>
    <style:style style:name="T755" style:parent-style-name="DefaultParagraphFont" style:family="text">
      <style:text-properties style:font-name="Garamond" fo:font-weight="bold" style:font-weight-asian="bold" fo:font-size="11pt" style:font-size-asian="11pt" style:font-size-complex="11pt"/>
    </style:style>
    <style:style style:name="T756" style:parent-style-name="DefaultParagraphFont" style:family="text">
      <style:text-properties style:font-name="Garamond" fo:font-size="11pt" style:font-size-asian="11pt" style:font-size-complex="11pt"/>
    </style:style>
    <style:style style:name="T757" style:parent-style-name="DefaultParagraphFont" style:family="text">
      <style:text-properties style:font-name="Garamond" fo:font-size="11pt" style:font-size-asian="11pt" style:font-size-complex="11pt"/>
    </style:style>
    <style:style style:name="T758" style:parent-style-name="DefaultParagraphFont" style:family="text">
      <style:text-properties style:font-name="Garamond" fo:font-size="11pt" style:font-size-asian="11pt" style:font-size-complex="11pt"/>
    </style:style>
    <style:style style:name="T759" style:parent-style-name="DefaultParagraphFont" style:family="text">
      <style:text-properties style:font-name="Garamond" fo:font-size="11pt" style:font-size-asian="11pt" style:font-size-complex="11pt"/>
    </style:style>
    <style:style style:name="T760" style:parent-style-name="DefaultParagraphFont" style:family="text">
      <style:text-properties style:font-name="Garamond" fo:font-size="11pt" style:font-size-asian="11pt" style:font-size-complex="11pt"/>
    </style:style>
    <style:style style:name="T761" style:parent-style-name="DefaultParagraphFont" style:family="text">
      <style:text-properties style:font-name="Garamond" fo:font-size="11pt" style:font-size-asian="11pt" style:font-size-complex="11pt"/>
    </style:style>
    <style:style style:name="T762" style:parent-style-name="DefaultParagraphFont" style:family="text">
      <style:text-properties style:font-name="Garamond" fo:font-size="11pt" style:font-size-asian="11pt" style:font-size-complex="11pt"/>
    </style:style>
    <style:style style:name="T763" style:parent-style-name="DefaultParagraphFont" style:family="text">
      <style:text-properties style:font-name="Garamond" fo:font-weight="bold" style:font-weight-asian="bold" fo:font-size="11pt" style:font-size-asian="11pt" style:font-size-complex="11pt"/>
    </style:style>
    <style:style style:name="T764" style:parent-style-name="DefaultParagraphFont" style:family="text">
      <style:text-properties style:font-name="Garamond" fo:font-size="11pt" style:font-size-asian="11pt" style:font-size-complex="11pt"/>
    </style:style>
    <style:style style:name="T765" style:parent-style-name="DefaultParagraphFont" style:family="text">
      <style:text-properties style:font-name="Garamond" fo:font-weight="bold" style:font-weight-asian="bold" fo:font-size="11pt" style:font-size-asian="11pt" style:font-size-complex="11pt"/>
    </style:style>
    <style:style style:name="T766" style:parent-style-name="DefaultParagraphFont" style:family="text">
      <style:text-properties style:font-name="Garamond" fo:font-size="11pt" style:font-size-asian="11pt" style:font-size-complex="11pt"/>
    </style:style>
    <style:style style:name="T767" style:parent-style-name="DefaultParagraphFont" style:family="text">
      <style:text-properties style:font-name="Garamond" fo:font-size="11pt" style:font-size-asian="11pt" style:font-size-complex="11pt"/>
    </style:style>
    <style:style style:name="P768" style:parent-style-name="Normal" style:family="paragraph">
      <style:paragraph-properties fo:text-align="justify" fo:margin-bottom="0in" fo:line-height="115%" fo:text-indent="0.2in"/>
    </style:style>
    <style:style style:name="T769" style:parent-style-name="DefaultParagraphFont" style:family="text">
      <style:text-properties style:font-name="Garamond" fo:font-size="11pt" style:font-size-asian="11pt" style:font-size-complex="11pt"/>
    </style:style>
    <style:style style:name="T770" style:parent-style-name="DefaultParagraphFont" style:family="text">
      <style:text-properties style:font-name="Garamond" fo:font-weight="bold" style:font-weight-asian="bold" fo:font-size="11pt" style:font-size-asian="11pt" style:font-size-complex="11pt"/>
    </style:style>
    <style:style style:name="T771" style:parent-style-name="DefaultParagraphFont" style:family="text">
      <style:text-properties style:font-name="Garamond" fo:font-weight="bold" style:font-weight-asian="bold" fo:font-size="11pt" style:font-size-asian="11pt" style:font-size-complex="11pt"/>
    </style:style>
    <style:style style:name="T772" style:parent-style-name="DefaultParagraphFont" style:family="text">
      <style:text-properties style:font-name="Garamond" fo:font-weight="bold" style:font-weight-asian="bold" fo:font-size="11pt" style:font-size-asian="11pt" style:font-size-complex="11pt"/>
    </style:style>
    <style:style style:name="T773" style:parent-style-name="DefaultParagraphFont" style:family="text">
      <style:text-properties style:font-name="Garamond" fo:font-weight="bold" style:font-weight-asian="bold" fo:font-size="11pt" style:font-size-asian="11pt" style:font-size-complex="11pt"/>
    </style:style>
    <style:style style:name="T774" style:parent-style-name="DefaultParagraphFont" style:family="text">
      <style:text-properties style:font-name="Garamond" fo:font-weight="bold" style:font-weight-asian="bold" fo:font-size="11pt" style:font-size-asian="11pt" style:font-size-complex="11pt"/>
    </style:style>
    <style:style style:name="T775" style:parent-style-name="DefaultParagraphFont" style:family="text">
      <style:text-properties style:font-name="Garamond" fo:font-size="11pt" style:font-size-asian="11pt" style:font-size-complex="11pt"/>
    </style:style>
    <style:style style:name="T776" style:parent-style-name="DefaultParagraphFont" style:family="text">
      <style:text-properties style:font-name="Garamond" fo:font-size="11pt" style:font-size-asian="11pt" style:font-size-complex="11pt"/>
    </style:style>
    <style:style style:name="T777" style:parent-style-name="DefaultParagraphFont" style:family="text">
      <style:text-properties style:font-name="Garamond" fo:font-size="11pt" style:font-size-asian="11pt" style:font-size-complex="11pt"/>
    </style:style>
    <style:style style:name="T778" style:parent-style-name="DefaultParagraphFont" style:family="text">
      <style:text-properties style:font-name="Garamond" fo:font-weight="bold" style:font-weight-asian="bold" fo:font-size="11pt" style:font-size-asian="11pt" style:font-size-complex="11pt"/>
    </style:style>
    <style:style style:name="T779" style:parent-style-name="DefaultParagraphFont" style:family="text">
      <style:text-properties style:font-name="Garamond" fo:font-size="11pt" style:font-size-asian="11pt" style:font-size-complex="11pt"/>
    </style:style>
    <style:style style:name="T780" style:parent-style-name="DefaultParagraphFont" style:family="text">
      <style:text-properties style:font-name="Garamond" fo:font-size="11pt" style:font-size-asian="11pt" style:font-size-complex="11pt"/>
    </style:style>
    <style:style style:name="T781" style:parent-style-name="DefaultParagraphFont" style:family="text">
      <style:text-properties style:font-name="Garamond" fo:font-size="11pt" style:font-size-asian="11pt" style:font-size-complex="11pt"/>
    </style:style>
    <style:style style:name="T782" style:parent-style-name="DefaultParagraphFont" style:family="text">
      <style:text-properties style:font-name="Garamond" fo:font-size="11pt" style:font-size-asian="11pt" style:font-size-complex="11pt"/>
    </style:style>
    <style:style style:name="T783" style:parent-style-name="DefaultParagraphFont" style:family="text">
      <style:text-properties style:font-name="Garamond" fo:font-size="11pt" style:font-size-asian="11pt" style:font-size-complex="11pt"/>
    </style:style>
    <style:style style:name="T784" style:parent-style-name="DefaultParagraphFont" style:family="text">
      <style:text-properties style:font-name="Garamond" fo:font-size="11pt" style:font-size-asian="11pt" style:font-size-complex="11pt"/>
    </style:style>
    <style:style style:name="T785" style:parent-style-name="DefaultParagraphFont" style:family="text">
      <style:text-properties style:font-name="Garamond" fo:font-size="11pt" style:font-size-asian="11pt" style:font-size-complex="11pt"/>
    </style:style>
    <style:style style:name="T786" style:parent-style-name="DefaultParagraphFont" style:family="text">
      <style:text-properties style:font-name="Garamond" fo:font-size="11pt" style:font-size-asian="11pt" style:font-size-complex="11pt"/>
    </style:style>
    <style:style style:name="T787" style:parent-style-name="DefaultParagraphFont" style:family="text">
      <style:text-properties style:font-name="Garamond" fo:font-size="11pt" style:font-size-asian="11pt" style:font-size-complex="11pt"/>
    </style:style>
    <style:style style:name="T788" style:parent-style-name="DefaultParagraphFont" style:family="text">
      <style:text-properties style:font-name="Garamond" fo:font-size="11pt" style:font-size-asian="11pt" style:font-size-complex="11pt"/>
    </style:style>
    <style:style style:name="T789" style:parent-style-name="DefaultParagraphFont" style:family="text">
      <style:text-properties style:font-name="Garamond" fo:font-size="11pt" style:font-size-asian="11pt" style:font-size-complex="11pt"/>
    </style:style>
    <style:style style:name="P790" style:parent-style-name="Normal" style:family="paragraph">
      <style:paragraph-properties fo:text-align="justify" fo:margin-bottom="0in" fo:line-height="115%" fo:text-indent="0.2in"/>
    </style:style>
    <style:style style:name="T791" style:parent-style-name="DefaultParagraphFont" style:family="text">
      <style:text-properties style:font-name="Garamond" fo:font-weight="bold" style:font-weight-asian="bold" style:font-weight-complex="bold" fo:font-size="11pt" style:font-size-asian="11pt" style:font-size-complex="11pt"/>
    </style:style>
    <style:style style:name="T792" style:parent-style-name="DefaultParagraphFont" style:family="text">
      <style:text-properties style:font-name="Garamond" fo:font-size="11pt" style:font-size-asian="11pt" style:font-size-complex="11pt"/>
    </style:style>
    <style:style style:name="T793" style:parent-style-name="DefaultParagraphFont" style:family="text">
      <style:text-properties style:font-name="Garamond" fo:font-size="11pt" style:font-size-asian="11pt" style:font-size-complex="11pt"/>
    </style:style>
    <style:style style:name="T794" style:parent-style-name="DefaultParagraphFont" style:family="text">
      <style:text-properties style:font-name="Garamond" fo:font-size="11pt" style:font-size-asian="11pt" style:font-size-complex="11pt"/>
    </style:style>
    <style:style style:name="T795" style:parent-style-name="DefaultParagraphFont" style:family="text">
      <style:text-properties style:font-name="Garamond" fo:font-size="11pt" style:font-size-asian="11pt" style:font-size-complex="11pt"/>
    </style:style>
    <style:style style:name="T796" style:parent-style-name="DefaultParagraphFont" style:family="text">
      <style:text-properties style:font-name="Garamond" fo:font-size="11pt" style:font-size-asian="11pt" style:font-size-complex="11pt"/>
    </style:style>
    <style:style style:name="P797" style:parent-style-name="Normal" style:family="paragraph">
      <style:paragraph-properties fo:text-align="justify" fo:margin-bottom="0in" fo:line-height="115%" fo:text-indent="0.2in"/>
    </style:style>
    <style:style style:name="T798" style:parent-style-name="DefaultParagraphFont" style:family="text">
      <style:text-properties style:font-name="Garamond" fo:font-weight="bold" style:font-weight-asian="bold" style:font-weight-complex="bold" fo:font-size="11pt" style:font-size-asian="11pt" style:font-size-complex="11pt"/>
    </style:style>
    <style:style style:name="T799" style:parent-style-name="DefaultParagraphFont" style:family="text">
      <style:text-properties style:font-name="Garamond" fo:font-size="11pt" style:font-size-asian="11pt" style:font-size-complex="11pt"/>
    </style:style>
    <style:style style:name="P800" style:parent-style-name="Normal" style:family="paragraph">
      <style:paragraph-properties fo:text-align="justify" fo:margin-bottom="0in" fo:line-height="115%" fo:text-indent="0.2in"/>
    </style:style>
    <style:style style:name="T801" style:parent-style-name="DefaultParagraphFont" style:family="text">
      <style:text-properties style:font-name="Garamond" fo:font-size="11pt" style:font-size-asian="11pt" style:font-size-complex="11pt"/>
    </style:style>
    <style:style style:name="T802" style:parent-style-name="DefaultParagraphFont" style:family="text">
      <style:text-properties style:font-name="Garamond" fo:font-weight="bold" style:font-weight-asian="bold" style:font-weight-complex="bold" fo:font-size="11pt" style:font-size-asian="11pt" style:font-size-complex="11pt"/>
    </style:style>
    <style:style style:name="T803" style:parent-style-name="DefaultParagraphFont" style:family="text">
      <style:text-properties style:font-name="Garamond" fo:font-size="11pt" style:font-size-asian="11pt" style:font-size-complex="11pt"/>
    </style:style>
    <style:style style:name="T804" style:parent-style-name="DefaultParagraphFont" style:family="text">
      <style:text-properties style:font-name="Garamond" fo:font-weight="bold" style:font-weight-asian="bold" style:font-weight-complex="bold" fo:font-size="11pt" style:font-size-asian="11pt" style:font-size-complex="11pt"/>
    </style:style>
    <style:style style:name="T805" style:parent-style-name="DefaultParagraphFont" style:family="text">
      <style:text-properties style:font-name="Garamond" fo:font-weight="bold" style:font-weight-asian="bold" style:font-weight-complex="bold" fo:font-size="11pt" style:font-size-asian="11pt" style:font-size-complex="11pt"/>
    </style:style>
    <style:style style:name="T806" style:parent-style-name="DefaultParagraphFont" style:family="text">
      <style:text-properties style:font-name="Garamond" fo:font-weight="bold" style:font-weight-asian="bold" style:font-weight-complex="bold" fo:font-size="11pt" style:font-size-asian="11pt" style:font-size-complex="11pt"/>
    </style:style>
    <style:style style:name="T807" style:parent-style-name="DefaultParagraphFont" style:family="text">
      <style:text-properties style:font-name="Garamond" fo:font-size="11pt" style:font-size-asian="11pt" style:font-size-complex="11pt"/>
    </style:style>
    <style:style style:name="T808" style:parent-style-name="DefaultParagraphFont" style:family="text">
      <style:text-properties style:font-name="Garamond" fo:font-size="11pt" style:font-size-asian="11pt" style:font-size-complex="11pt"/>
    </style:style>
    <style:style style:name="T809" style:parent-style-name="DefaultParagraphFont" style:family="text">
      <style:text-properties style:font-name="Garamond" fo:font-size="11pt" style:font-size-asian="11pt" style:font-size-complex="11pt"/>
    </style:style>
    <style:style style:name="T810" style:parent-style-name="DefaultParagraphFont" style:family="text">
      <style:text-properties style:font-name="Garamond" fo:font-size="11pt" style:font-size-asian="11pt" style:font-size-complex="11pt"/>
    </style:style>
    <style:style style:name="T811" style:parent-style-name="DefaultParagraphFont" style:family="text">
      <style:text-properties style:font-name="Garamond" fo:font-size="11pt" style:font-size-asian="11pt" style:font-size-complex="11pt"/>
    </style:style>
    <style:style style:name="T812" style:parent-style-name="DefaultParagraphFont" style:family="text">
      <style:text-properties style:font-name="Garamond" fo:font-size="11pt" style:font-size-asian="11pt" style:font-size-complex="11pt"/>
    </style:style>
    <style:style style:name="T813" style:parent-style-name="DefaultParagraphFont" style:family="text">
      <style:text-properties style:font-name="Garamond" fo:font-size="11pt" style:font-size-asian="11pt" style:font-size-complex="11pt"/>
    </style:style>
    <style:style style:name="P814" style:parent-style-name="Normal" style:family="paragraph">
      <style:paragraph-properties fo:line-height="115%"/>
    </style:style>
    <style:style style:name="P815" style:parent-style-name="Heading2" style:family="paragraph">
      <style:paragraph-properties fo:text-align="start" fo:line-height="115%"/>
      <style:text-properties style:font-name="Garamond"/>
    </style:style>
    <style:style style:name="P816" style:parent-style-name="Normal" style:family="paragraph">
      <style:paragraph-properties fo:text-align="justify" fo:margin-bottom="0in" fo:line-height="115%" fo:text-indent="0.2in"/>
    </style:style>
    <style:style style:name="T817" style:parent-style-name="DefaultParagraphFont" style:family="text">
      <style:text-properties style:font-name="Garamond" fo:font-size="11pt" style:font-size-asian="11pt" style:font-size-complex="11pt"/>
    </style:style>
    <style:style style:name="T818" style:parent-style-name="DefaultParagraphFont" style:family="text">
      <style:text-properties style:font-name="Garamond" fo:font-weight="bold" style:font-weight-asian="bold" style:font-weight-complex="bold" fo:font-size="11pt" style:font-size-asian="11pt" style:font-size-complex="11pt"/>
    </style:style>
    <style:style style:name="P8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21" style:parent-style-name="Heading2" style:family="paragraph">
      <style:paragraph-properties fo:text-align="start" fo:line-height="115%"/>
    </style:style>
    <style:style style:name="T822" style:parent-style-name="DefaultParagraphFont" style:family="text">
      <style:text-properties style:font-name="Garamond"/>
    </style:style>
    <style:style style:name="T823" style:parent-style-name="DefaultParagraphFont" style:family="text">
      <style:text-properties style:font-name="Garamond"/>
    </style:style>
    <style:style style:name="T824" style:parent-style-name="DefaultParagraphFont" style:family="text">
      <style:text-properties style:font-name="Garamond"/>
    </style:style>
    <style:style style:name="P8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27" style:parent-style-name="Normal" style:family="paragraph">
      <style:paragraph-properties fo:line-height="115%"/>
    </style:style>
    <style:style style:name="P828" style:parent-style-name="Heading2" style:family="paragraph">
      <style:paragraph-properties fo:text-align="start" fo:line-height="115%"/>
      <style:text-properties style:font-name="Garamond"/>
    </style:style>
    <style:style style:name="P8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30" style:parent-style-name="Normal" style:family="paragraph">
      <style:paragraph-properties fo:text-align="justify" fo:margin-bottom="0in" fo:line-height="115%" fo:text-indent="0.2in"/>
    </style:style>
    <style:style style:name="T831" style:parent-style-name="DefaultParagraphFont" style:family="text">
      <style:text-properties style:font-name="Garamond" fo:font-size="11pt" style:font-size-asian="11pt" style:font-size-complex="11pt"/>
    </style:style>
    <style:style style:name="T832" style:parent-style-name="DefaultParagraphFont" style:family="text">
      <style:text-properties style:font-name="Garamond" fo:font-size="11pt" style:font-size-asian="11pt" style:font-size-complex="11pt"/>
    </style:style>
    <style:style style:name="T833" style:parent-style-name="DefaultParagraphFont" style:family="text">
      <style:text-properties style:font-name="Garamond" fo:font-size="11pt" style:font-size-asian="11pt" style:font-size-complex="11pt"/>
    </style:style>
    <style:style style:name="T834" style:parent-style-name="DefaultParagraphFont" style:family="text">
      <style:text-properties style:font-name="Garamond" fo:font-size="11pt" style:font-size-asian="11pt" style:font-size-complex="11pt"/>
    </style:style>
    <style:style style:name="T835" style:parent-style-name="Hyperlink" style:family="text">
      <style:text-properties style:font-name="Garamond" fo:font-size="11pt" style:font-size-asian="11pt" style:font-size-complex="11pt"/>
    </style:style>
    <style:style style:name="T836" style:parent-style-name="DefaultParagraphFont" style:family="text">
      <style:text-properties style:font-name="Garamond" fo:font-size="11pt" style:font-size-asian="11pt" style:font-size-complex="11pt"/>
    </style:style>
    <style:style style:name="T837" style:parent-style-name="DefaultParagraphFont" style:family="text">
      <style:text-properties style:font-name="Garamond" fo:font-size="11pt" style:font-size-asian="11pt" style:font-size-complex="11pt"/>
    </style:style>
    <style:style style:name="T838" style:parent-style-name="DefaultParagraphFont" style:family="text">
      <style:text-properties style:font-name="Garamond" fo:font-size="11pt" style:font-size-asian="11pt" style:font-size-complex="11pt"/>
    </style:style>
    <style:style style:name="T839" style:parent-style-name="DefaultParagraphFont" style:family="text">
      <style:text-properties style:font-name="Garamond" fo:font-size="11pt" style:font-size-asian="11pt" style:font-size-complex="11pt"/>
    </style:style>
    <style:style style:name="T840" style:parent-style-name="DefaultParagraphFont" style:family="text">
      <style:text-properties style:font-name="Garamond" fo:font-size="11pt" style:font-size-asian="11pt" style:font-size-complex="11pt"/>
    </style:style>
    <style:style style:name="T841" style:parent-style-name="DefaultParagraphFont" style:family="text">
      <style:text-properties style:font-name="Garamond" fo:font-size="11pt" style:font-size-asian="11pt" style:font-size-complex="11pt"/>
    </style:style>
    <style:style style:name="T842" style:parent-style-name="DefaultParagraphFont" style:family="text">
      <style:text-properties style:font-name="Garamond" fo:font-size="11pt" style:font-size-asian="11pt" style:font-size-complex="11pt"/>
    </style:style>
    <style:style style:name="T843" style:parent-style-name="DefaultParagraphFont" style:family="text">
      <style:text-properties style:font-name="Garamond" fo:font-weight="bold" style:font-weight-asian="bold" style:font-weight-complex="bold" fo:font-size="11pt" style:font-size-asian="11pt" style:font-size-complex="11pt"/>
    </style:style>
    <style:style style:name="T844" style:parent-style-name="DefaultParagraphFont" style:family="text">
      <style:text-properties style:font-name="Garamond" fo:font-weight="bold" style:font-weight-asian="bold" style:font-weight-complex="bold" fo:font-size="11pt" style:font-size-asian="11pt" style:font-size-complex="11pt"/>
    </style:style>
    <style:style style:name="T845" style:parent-style-name="DefaultParagraphFont" style:family="text">
      <style:text-properties style:font-name="Garamond" fo:font-weight="bold" style:font-weight-asian="bold" style:font-weight-complex="bold" fo:font-size="11pt" style:font-size-asian="11pt" style:font-size-complex="11pt"/>
    </style:style>
    <style:style style:name="T846" style:parent-style-name="DefaultParagraphFont" style:family="text">
      <style:text-properties style:font-name="Garamond" fo:font-weight="bold" style:font-weight-asian="bold" style:font-weight-complex="bold" fo:font-size="11pt" style:font-size-asian="11pt" style:font-size-complex="11pt"/>
    </style:style>
    <style:style style:name="T847" style:parent-style-name="DefaultParagraphFont" style:family="text">
      <style:text-properties style:font-name="Garamond" fo:font-weight="bold" style:font-weight-asian="bold" style:font-weight-complex="bold" fo:font-size="11pt" style:font-size-asian="11pt" style:font-size-complex="11pt"/>
    </style:style>
    <style:style style:name="T848" style:parent-style-name="DefaultParagraphFont" style:family="text">
      <style:text-properties style:font-name="Garamond" fo:font-weight="bold" style:font-weight-asian="bold" style:font-weight-complex="bold" fo:font-size="11pt" style:font-size-asian="11pt" style:font-size-complex="11pt"/>
    </style:style>
    <style:style style:name="T849" style:parent-style-name="DefaultParagraphFont" style:family="text">
      <style:text-properties style:font-name="Garamond" fo:font-weight="bold" style:font-weight-asian="bold" style:font-weight-complex="bold" fo:font-size="11pt" style:font-size-asian="11pt" style:font-size-complex="11pt"/>
    </style:style>
    <style:style style:name="P8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52" style:parent-style-name="Normal" style:family="paragraph">
      <style:paragraph-properties fo:text-align="justify" fo:margin-bottom="0in" fo:line-height="115%" fo:text-indent="0.2in"/>
    </style:style>
    <style:style style:name="T853" style:parent-style-name="DefaultParagraphFont" style:family="text">
      <style:text-properties style:font-name="Garamond" fo:font-size="11pt" style:font-size-asian="11pt" style:font-size-complex="11pt"/>
    </style:style>
    <style:style style:name="T854" style:parent-style-name="DefaultParagraphFont" style:family="text">
      <style:text-properties style:font-name="Garamond" fo:font-weight="bold" style:font-weight-asian="bold" style:font-weight-complex="bold" fo:font-size="11pt" style:font-size-asian="11pt" style:font-size-complex="11pt"/>
    </style:style>
    <style:style style:name="T855" style:parent-style-name="DefaultParagraphFont" style:family="text">
      <style:text-properties style:font-name="Garamond" fo:font-weight="bold" style:font-weight-asian="bold" style:font-weight-complex="bold" fo:font-size="11pt" style:font-size-asian="11pt" style:font-size-complex="11pt"/>
    </style:style>
    <style:style style:name="T856" style:parent-style-name="DefaultParagraphFont" style:family="text">
      <style:text-properties style:font-name="Garamond" fo:font-weight="bold" style:font-weight-asian="bold" style:font-weight-complex="bold" fo:font-size="11pt" style:font-size-asian="11pt" style:font-size-complex="11pt"/>
    </style:style>
    <style:style style:name="T857" style:parent-style-name="DefaultParagraphFont" style:family="text">
      <style:text-properties style:font-name="Garamond" fo:font-weight="bold" style:font-weight-asian="bold" style:font-weight-complex="bold" fo:font-size="11pt" style:font-size-asian="11pt" style:font-size-complex="11pt"/>
    </style:style>
    <style:style style:name="T858" style:parent-style-name="DefaultParagraphFont" style:family="text">
      <style:text-properties style:font-name="Garamond" fo:font-weight="bold" style:font-weight-asian="bold" style:font-weight-complex="bold" fo:font-size="11pt" style:font-size-asian="11pt" style:font-size-complex="11pt"/>
    </style:style>
    <style:style style:name="P859" style:parent-style-name="Normal" style:family="paragraph">
      <style:paragraph-properties fo:text-align="justify" fo:margin-bottom="0in" fo:line-height="115%" fo:text-indent="0.2in"/>
    </style:style>
    <style:style style:name="T860" style:parent-style-name="DefaultParagraphFont" style:family="text">
      <style:text-properties style:font-name="Garamond" fo:font-size="11pt" style:font-size-asian="11pt" style:font-size-complex="11pt"/>
    </style:style>
    <style:style style:name="T861" style:parent-style-name="DefaultParagraphFont" style:family="text">
      <style:text-properties style:font-name="Garamond" style:text-position="super 63.6%" fo:font-size="11pt" style:font-size-asian="11pt" style:font-size-complex="11pt"/>
    </style:style>
    <style:style style:name="T862" style:parent-style-name="DefaultParagraphFont" style:family="text">
      <style:text-properties style:font-name="Garamond" fo:font-size="11pt" style:font-size-asian="11pt" style:font-size-complex="11pt"/>
    </style:style>
    <style:style style:name="T863" style:parent-style-name="DefaultParagraphFont" style:family="text">
      <style:text-properties style:font-name="Garamond" fo:font-size="11pt" style:font-size-asian="11pt" style:font-size-complex="11pt"/>
    </style:style>
    <style:style style:name="T864" style:parent-style-name="DefaultParagraphFont" style:family="text">
      <style:text-properties style:font-name="Garamond" fo:font-size="11pt" style:font-size-asian="11pt" style:font-size-complex="11pt"/>
    </style:style>
    <style:style style:name="T865" style:parent-style-name="DefaultParagraphFont" style:family="text">
      <style:text-properties style:font-name="Garamond" fo:font-weight="bold" style:font-weight-asian="bold" style:font-weight-complex="bold" fo:font-size="11pt" style:font-size-asian="11pt" style:font-size-complex="11pt"/>
    </style:style>
    <style:style style:name="T866" style:parent-style-name="DefaultParagraphFont" style:family="text">
      <style:text-properties style:font-name="Garamond" fo:font-size="11pt" style:font-size-asian="11pt" style:font-size-complex="11pt"/>
    </style:style>
    <style:style style:name="T867" style:parent-style-name="DefaultParagraphFont" style:family="text">
      <style:text-properties style:font-name="Garamond" fo:font-size="11pt" style:font-size-asian="11pt" style:font-size-complex="11pt"/>
    </style:style>
    <style:style style:name="P868" style:parent-style-name="Normal" style:family="paragraph">
      <style:paragraph-properties fo:break-before="page" fo:line-height="115%"/>
    </style:style>
    <style:style style:name="P869" style:parent-style-name="Heading1" style:family="paragraph">
      <style:paragraph-properties fo:line-height="115%"/>
      <style:text-properties style:font-name="Garamond"/>
    </style:style>
    <style:style style:name="P870" style:parent-style-name="Normal" style:family="paragraph">
      <style:paragraph-properties fo:line-height="115%"/>
    </style:style>
    <style:style style:name="P8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72" style:parent-style-name="Normal" style:family="paragraph">
      <style:paragraph-properties fo:text-align="justify" fo:margin-bottom="0in" fo:line-height="115%" fo:text-indent="0.2in"/>
    </style:style>
    <style:style style:name="T873" style:parent-style-name="DefaultParagraphFont" style:family="text">
      <style:text-properties style:font-name="Garamond" fo:font-size="11pt" style:font-size-asian="11pt" style:font-size-complex="11pt"/>
    </style:style>
    <style:style style:name="T874" style:parent-style-name="DefaultParagraphFont" style:family="text">
      <style:text-properties style:font-name="Garamond" fo:font-size="11pt" style:font-size-asian="11pt" style:font-size-complex="11pt"/>
    </style:style>
    <style:style style:name="T875" style:parent-style-name="DefaultParagraphFont" style:family="text">
      <style:text-properties style:font-name="Garamond" fo:font-size="11pt" style:font-size-asian="11pt" style:font-size-complex="11pt"/>
    </style:style>
    <style:style style:name="T876" style:parent-style-name="DefaultParagraphFont" style:family="text">
      <style:text-properties style:font-name="Garamond" fo:font-size="11pt" style:font-size-asian="11pt" style:font-size-complex="11pt"/>
    </style:style>
    <style:style style:name="T877" style:parent-style-name="DefaultParagraphFont" style:family="text">
      <style:text-properties style:font-name="Garamond" fo:font-size="11pt" style:font-size-asian="11pt" style:font-size-complex="11pt"/>
    </style:style>
    <style:style style:name="T878" style:parent-style-name="DefaultParagraphFont" style:family="text">
      <style:text-properties style:font-name="Garamond" fo:font-size="11pt" style:font-size-asian="11pt" style:font-size-complex="11pt"/>
    </style:style>
    <style:style style:name="T879" style:parent-style-name="DefaultParagraphFont" style:family="text">
      <style:text-properties style:font-name="Garamond" fo:font-size="11pt" style:font-size-asian="11pt" style:font-size-complex="11pt"/>
    </style:style>
    <style:style style:name="T880" style:parent-style-name="DefaultParagraphFont" style:family="text">
      <style:text-properties style:font-name="Garamond" fo:font-size="11pt" style:font-size-asian="11pt" style:font-size-complex="11pt"/>
    </style:style>
    <style:style style:name="T881" style:parent-style-name="DefaultParagraphFont" style:family="text">
      <style:text-properties style:font-name="Garamond" fo:font-size="11pt" style:font-size-asian="11pt" style:font-size-complex="11pt"/>
    </style:style>
    <style:style style:name="T882" style:parent-style-name="DefaultParagraphFont" style:family="text">
      <style:text-properties style:font-name="Garamond" fo:font-size="11pt" style:font-size-asian="11pt" style:font-size-complex="11pt"/>
    </style:style>
    <style:style style:name="T883" style:parent-style-name="DefaultParagraphFont" style:family="text">
      <style:text-properties style:font-name="Garamond" fo:font-size="11pt" style:font-size-asian="11pt" style:font-size-complex="11pt"/>
    </style:style>
    <style:style style:name="T884" style:parent-style-name="DefaultParagraphFont" style:family="text">
      <style:text-properties style:font-name="Garamond" fo:font-size="11pt" style:font-size-asian="11pt" style:font-size-complex="11pt"/>
    </style:style>
    <style:style style:name="T885" style:parent-style-name="DefaultParagraphFont" style:family="text">
      <style:text-properties style:font-name="Garamond" fo:font-size="11pt" style:font-size-asian="11pt" style:font-size-complex="11pt"/>
    </style:style>
    <style:style style:name="T886" style:parent-style-name="DefaultParagraphFont" style:family="text">
      <style:text-properties style:font-name="Garamond" fo:font-weight="bold" style:font-weight-asian="bold" style:font-weight-complex="bold" fo:font-size="11pt" style:font-size-asian="11pt" style:font-size-complex="11pt"/>
    </style:style>
    <style:style style:name="T887" style:parent-style-name="DefaultParagraphFont" style:family="text">
      <style:text-properties style:font-name="Garamond" fo:font-size="11pt" style:font-size-asian="11pt" style:font-size-complex="11pt"/>
    </style:style>
    <style:style style:name="T888" style:parent-style-name="DefaultParagraphFont" style:family="text">
      <style:text-properties style:font-name="Garamond" fo:font-size="11pt" style:font-size-asian="11pt" style:font-size-complex="11pt"/>
    </style:style>
    <style:style style:name="T889" style:parent-style-name="DefaultParagraphFont" style:family="text">
      <style:text-properties style:font-name="Garamond" fo:font-size="11pt" style:font-size-asian="11pt" style:font-size-complex="11pt"/>
    </style:style>
    <style:style style:name="T890" style:parent-style-name="DefaultParagraphFont" style:family="text">
      <style:text-properties style:font-name="Garamond" fo:font-size="11pt" style:font-size-asian="11pt" style:font-size-complex="11pt"/>
    </style:style>
    <style:style style:name="T891" style:parent-style-name="DefaultParagraphFont" style:family="text">
      <style:text-properties style:font-name="Garamond" fo:font-size="11pt" style:font-size-asian="11pt" style:font-size-complex="11pt"/>
    </style:style>
    <style:style style:name="T892" style:parent-style-name="DefaultParagraphFont" style:family="text">
      <style:text-properties style:font-name="Garamond" fo:font-size="11pt" style:font-size-asian="11pt" style:font-size-complex="11pt"/>
    </style:style>
    <style:style style:name="P8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94" style:parent-style-name="Heading2" style:family="paragraph">
      <style:paragraph-properties fo:text-align="start"/>
      <style:text-properties style:font-name="Garamond"/>
    </style:style>
    <style:style style:name="P8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896" style:parent-style-name="ListParagraph" style:family="paragraph">
      <style:paragraph-properties fo:text-align="justify" fo:margin-bottom="0in" fo:line-height="115%" fo:margin-left="0in" fo:text-indent="0.2in">
        <style:tab-stops/>
      </style:paragraph-properties>
    </style:style>
    <style:style style:name="T897" style:parent-style-name="DefaultParagraphFont" style:family="text">
      <style:text-properties style:font-name="Garamond" fo:font-weight="bold" style:font-weight-asian="bold" style:font-weight-complex="bold" fo:font-size="11pt" style:font-size-asian="11pt" style:font-size-complex="11pt"/>
    </style:style>
    <style:style style:name="T898" style:parent-style-name="DefaultParagraphFont" style:family="text">
      <style:text-properties style:font-name="Garamond" fo:font-weight="bold" style:font-weight-asian="bold" style:font-weight-complex="bold" fo:font-size="11pt" style:font-size-asian="11pt" style:font-size-complex="11pt"/>
    </style:style>
    <style:style style:name="T899" style:parent-style-name="DefaultParagraphFont" style:family="text">
      <style:text-properties style:font-name="Garamond" fo:font-weight="bold" style:font-weight-asian="bold" style:font-weight-complex="bold" fo:font-size="11pt" style:font-size-asian="11pt" style:font-size-complex="11pt"/>
    </style:style>
    <style:style style:name="T900" style:parent-style-name="DefaultParagraphFont" style:family="text">
      <style:text-properties style:font-name="Garamond" fo:font-weight="bold" style:font-weight-asian="bold" style:font-weight-complex="bold" fo:font-size="11pt" style:font-size-asian="11pt" style:font-size-complex="11pt"/>
    </style:style>
    <style:style style:name="T901" style:parent-style-name="DefaultParagraphFont" style:family="text">
      <style:text-properties style:font-name="Garamond" fo:font-weight="bold" style:font-weight-asian="bold" style:font-weight-complex="bold" fo:font-size="11pt" style:font-size-asian="11pt" style:font-size-complex="11pt"/>
    </style:style>
    <style:style style:name="T902" style:parent-style-name="DefaultParagraphFont" style:family="text">
      <style:text-properties style:font-name="Garamond" fo:font-weight="bold" style:font-weight-asian="bold" style:font-weight-complex="bold" fo:font-size="11pt" style:font-size-asian="11pt" style:font-size-complex="11pt"/>
    </style:style>
    <style:style style:name="T903" style:parent-style-name="DefaultParagraphFont" style:family="text">
      <style:text-properties style:font-name="Garamond" fo:font-size="11pt" style:font-size-asian="11pt" style:font-size-complex="11pt"/>
    </style:style>
    <style:style style:name="T904" style:parent-style-name="DefaultParagraphFont" style:family="text">
      <style:text-properties style:font-name="Garamond" fo:font-size="11pt" style:font-size-asian="11pt" style:font-size-complex="11pt"/>
    </style:style>
    <style:style style:name="T905" style:parent-style-name="DefaultParagraphFont" style:family="text">
      <style:text-properties style:font-name="Garamond" fo:font-size="11pt" style:font-size-asian="11pt" style:font-size-complex="11pt"/>
    </style:style>
    <style:style style:name="T906" style:parent-style-name="DefaultParagraphFont" style:family="text">
      <style:text-properties style:font-name="Garamond" fo:font-size="11pt" style:font-size-asian="11pt" style:font-size-complex="11pt"/>
    </style:style>
    <style:style style:name="T907" style:parent-style-name="DefaultParagraphFont" style:family="text">
      <style:text-properties style:font-name="Garamond" fo:font-size="11pt" style:font-size-asian="11pt" style:font-size-complex="11pt"/>
    </style:style>
    <style:style style:name="T908" style:parent-style-name="DefaultParagraphFont" style:family="text">
      <style:text-properties style:font-name="Garamond" fo:font-size="11pt" style:font-size-asian="11pt" style:font-size-complex="11pt"/>
    </style:style>
    <style:style style:name="T909" style:parent-style-name="DefaultParagraphFont" style:family="text">
      <style:text-properties style:font-name="Garamond" fo:font-size="11pt" style:font-size-asian="11pt" style:font-size-complex="11pt"/>
    </style:style>
    <style:style style:name="P910" style:parent-style-name="ListParagraph" style:family="paragraph">
      <style:paragraph-properties fo:text-align="justify" fo:margin-bottom="0in" fo:line-height="115%" fo:margin-left="0in" fo:text-indent="0.2in">
        <style:tab-stops/>
      </style:paragraph-properties>
    </style:style>
    <style:style style:name="T911" style:parent-style-name="DefaultParagraphFont" style:family="text">
      <style:text-properties style:font-name="Garamond" fo:font-weight="bold" style:font-weight-asian="bold" style:font-weight-complex="bold" fo:font-size="11pt" style:font-size-asian="11pt" style:font-size-complex="11pt"/>
    </style:style>
    <style:style style:name="T912" style:parent-style-name="DefaultParagraphFont" style:family="text">
      <style:text-properties style:font-name="Garamond" fo:font-weight="bold" style:font-weight-asian="bold" style:font-weight-complex="bold" fo:font-size="11pt" style:font-size-asian="11pt" style:font-size-complex="11pt"/>
    </style:style>
    <style:style style:name="T913" style:parent-style-name="DefaultParagraphFont" style:family="text">
      <style:text-properties style:font-name="Garamond" fo:font-weight="bold" style:font-weight-asian="bold" style:font-weight-complex="bold" fo:font-size="11pt" style:font-size-asian="11pt" style:font-size-complex="11pt"/>
    </style:style>
    <style:style style:name="T914" style:parent-style-name="DefaultParagraphFont" style:family="text">
      <style:text-properties style:font-name="Garamond" fo:font-weight="bold" style:font-weight-asian="bold" style:font-weight-complex="bold" fo:font-size="11pt" style:font-size-asian="11pt" style:font-size-complex="11pt"/>
    </style:style>
    <style:style style:name="T915" style:parent-style-name="DefaultParagraphFont" style:family="text">
      <style:text-properties style:font-name="Garamond" fo:font-size="11pt" style:font-size-asian="11pt" style:font-size-complex="11pt"/>
    </style:style>
    <style:style style:name="T916" style:parent-style-name="DefaultParagraphFont" style:family="text">
      <style:text-properties style:font-name="Garamond" fo:font-size="11pt" style:font-size-asian="11pt" style:font-size-complex="11pt"/>
    </style:style>
    <style:style style:name="T917" style:parent-style-name="DefaultParagraphFont" style:family="text">
      <style:text-properties style:font-name="Garamond" fo:font-size="11pt" style:font-size-asian="11pt" style:font-size-complex="11pt"/>
    </style:style>
    <style:style style:name="T918" style:parent-style-name="DefaultParagraphFont" style:family="text">
      <style:text-properties style:font-name="Garamond" fo:font-size="11pt" style:font-size-asian="11pt" style:font-size-complex="11pt"/>
    </style:style>
    <style:style style:name="T919" style:parent-style-name="DefaultParagraphFont" style:family="text">
      <style:text-properties style:font-name="Garamond" fo:font-size="11pt" style:font-size-asian="11pt" style:font-size-complex="11pt"/>
    </style:style>
    <style:style style:name="T920" style:parent-style-name="DefaultParagraphFont" style:family="text">
      <style:text-properties style:font-name="Garamond" fo:font-size="11pt" style:font-size-asian="11pt" style:font-size-complex="11pt"/>
    </style:style>
    <style:style style:name="T921" style:parent-style-name="DefaultParagraphFont" style:family="text">
      <style:text-properties style:font-name="Garamond" fo:font-size="11pt" style:font-size-asian="11pt" style:font-size-complex="11pt"/>
    </style:style>
    <style:style style:name="P922" style:parent-style-name="ListParagraph" style:family="paragraph">
      <style:paragraph-properties fo:text-align="justify" fo:margin-bottom="0in" fo:line-height="115%" fo:margin-left="0in" fo:text-indent="0.2in">
        <style:tab-stops/>
      </style:paragraph-properties>
    </style:style>
    <style:style style:name="T923" style:parent-style-name="DefaultParagraphFont" style:family="text">
      <style:text-properties style:font-name="Garamond" fo:font-weight="bold" style:font-weight-asian="bold" style:font-weight-complex="bold" fo:font-size="11pt" style:font-size-asian="11pt" style:font-size-complex="11pt"/>
    </style:style>
    <style:style style:name="T924" style:parent-style-name="DefaultParagraphFont" style:family="text">
      <style:text-properties style:font-name="Garamond" fo:font-weight="bold" style:font-weight-asian="bold" style:font-weight-complex="bold" fo:font-size="11pt" style:font-size-asian="11pt" style:font-size-complex="11pt"/>
    </style:style>
    <style:style style:name="T925" style:parent-style-name="DefaultParagraphFont" style:family="text">
      <style:text-properties style:font-name="Garamond" fo:font-weight="bold" style:font-weight-asian="bold" style:font-weight-complex="bold" fo:font-size="11pt" style:font-size-asian="11pt" style:font-size-complex="11pt"/>
    </style:style>
    <style:style style:name="T926" style:parent-style-name="DefaultParagraphFont" style:family="text">
      <style:text-properties style:font-name="Garamond" fo:font-size="11pt" style:font-size-asian="11pt" style:font-size-complex="11pt"/>
    </style:style>
    <style:style style:name="T927" style:parent-style-name="DefaultParagraphFont" style:family="text">
      <style:text-properties style:font-name="Garamond" fo:font-size="11pt" style:font-size-asian="11pt" style:font-size-complex="11pt"/>
    </style:style>
    <style:style style:name="T928" style:parent-style-name="DefaultParagraphFont" style:family="text">
      <style:text-properties style:font-name="Garamond" fo:font-size="11pt" style:font-size-asian="11pt" style:font-size-complex="11pt"/>
    </style:style>
    <style:style style:name="T929" style:parent-style-name="DefaultParagraphFont" style:family="text">
      <style:text-properties style:font-name="Garamond" fo:font-size="11pt" style:font-size-asian="11pt" style:font-size-complex="11pt"/>
    </style:style>
    <style:style style:name="T930" style:parent-style-name="DefaultParagraphFont" style:family="text">
      <style:text-properties style:font-name="Garamond" fo:font-size="11pt" style:font-size-asian="11pt" style:font-size-complex="11pt"/>
    </style:style>
    <style:style style:name="T931" style:parent-style-name="DefaultParagraphFont" style:family="text">
      <style:text-properties style:font-name="Garamond" fo:font-size="11pt" style:font-size-asian="11pt" style:font-size-complex="11pt"/>
    </style:style>
    <style:style style:name="T932" style:parent-style-name="DefaultParagraphFont" style:family="text">
      <style:text-properties style:font-name="Garamond" fo:font-weight="bold" style:font-weight-asian="bold" style:font-weight-complex="bold" fo:font-size="11pt" style:font-size-asian="11pt" style:font-size-complex="11pt"/>
    </style:style>
    <style:style style:name="T933" style:parent-style-name="DefaultParagraphFont" style:family="text">
      <style:text-properties style:font-name="Garamond" fo:font-size="11pt" style:font-size-asian="11pt" style:font-size-complex="11pt"/>
    </style:style>
    <style:style style:name="T934" style:parent-style-name="DefaultParagraphFont" style:family="text">
      <style:text-properties style:font-name="Garamond" fo:font-size="11pt" style:font-size-asian="11pt" style:font-size-complex="11pt"/>
    </style:style>
    <style:style style:name="T935" style:parent-style-name="DefaultParagraphFont" style:family="text">
      <style:text-properties style:font-name="Garamond" fo:font-size="11pt" style:font-size-asian="11pt" style:font-size-complex="11pt"/>
    </style:style>
    <style:style style:name="T936" style:parent-style-name="DefaultParagraphFont" style:family="text">
      <style:text-properties style:font-name="Garamond" fo:font-size="11pt" style:font-size-asian="11pt" style:font-size-complex="11pt"/>
    </style:style>
    <style:style style:name="T937" style:parent-style-name="DefaultParagraphFont" style:family="text">
      <style:text-properties style:font-name="Garamond" fo:font-size="11pt" style:font-size-asian="11pt" style:font-size-complex="11pt"/>
    </style:style>
    <style:style style:name="T938" style:parent-style-name="DefaultParagraphFont" style:family="text">
      <style:text-properties style:font-name="Garamond" fo:font-size="11pt" style:font-size-asian="11pt" style:font-size-complex="11pt"/>
    </style:style>
    <style:style style:name="T939" style:parent-style-name="DefaultParagraphFont" style:family="text">
      <style:text-properties style:font-name="Garamond" fo:font-size="11pt" style:font-size-asian="11pt" style:font-size-complex="11pt"/>
    </style:style>
    <style:style style:name="T940" style:parent-style-name="DefaultParagraphFont" style:family="text">
      <style:text-properties style:font-name="Garamond" fo:font-size="11pt" style:font-size-asian="11pt" style:font-size-complex="11pt"/>
    </style:style>
    <style:style style:name="T941" style:parent-style-name="DefaultParagraphFont" style:family="text">
      <style:text-properties style:font-name="Garamond" fo:font-size="11pt" style:font-size-asian="11pt" style:font-size-complex="11pt"/>
    </style:style>
    <style:style style:name="P942" style:parent-style-name="ListParagraph" style:family="paragraph">
      <style:paragraph-properties fo:text-align="justify" fo:margin-bottom="0in" fo:line-height="115%" fo:margin-left="0in" fo:text-indent="0.2in">
        <style:tab-stops/>
      </style:paragraph-properties>
    </style:style>
    <style:style style:name="T943" style:parent-style-name="DefaultParagraphFont" style:family="text">
      <style:text-properties style:font-name="Garamond" fo:font-weight="bold" style:font-weight-asian="bold" style:font-weight-complex="bold" fo:font-size="11pt" style:font-size-asian="11pt" style:font-size-complex="11pt"/>
    </style:style>
    <style:style style:name="T944" style:parent-style-name="DefaultParagraphFont" style:family="text">
      <style:text-properties style:font-name="Garamond" fo:font-weight="bold" style:font-weight-asian="bold" style:font-weight-complex="bold" fo:font-size="11pt" style:font-size-asian="11pt" style:font-size-complex="11pt"/>
    </style:style>
    <style:style style:name="T945" style:parent-style-name="DefaultParagraphFont" style:family="text">
      <style:text-properties style:font-name="Garamond" fo:font-weight="bold" style:font-weight-asian="bold" style:font-weight-complex="bold" fo:font-size="11pt" style:font-size-asian="11pt" style:font-size-complex="11pt"/>
    </style:style>
    <style:style style:name="T946" style:parent-style-name="DefaultParagraphFont" style:family="text">
      <style:text-properties style:font-name="Garamond" fo:font-weight="bold" style:font-weight-asian="bold" style:font-weight-complex="bold" fo:font-size="11pt" style:font-size-asian="11pt" style:font-size-complex="11pt"/>
    </style:style>
    <style:style style:name="T947" style:parent-style-name="DefaultParagraphFont" style:family="text">
      <style:text-properties style:font-name="Garamond" fo:font-weight="bold" style:font-weight-asian="bold" style:font-weight-complex="bold" fo:font-size="11pt" style:font-size-asian="11pt" style:font-size-complex="11pt"/>
    </style:style>
    <style:style style:name="T948" style:parent-style-name="DefaultParagraphFont" style:family="text">
      <style:text-properties style:font-name="Garamond" fo:font-weight="bold" style:font-weight-asian="bold" style:font-weight-complex="bold" fo:font-size="11pt" style:font-size-asian="11pt" style:font-size-complex="11pt"/>
    </style:style>
    <style:style style:name="T949" style:parent-style-name="DefaultParagraphFont" style:family="text">
      <style:text-properties style:font-name="Garamond" fo:font-weight="bold" style:font-weight-asian="bold" style:font-weight-complex="bold" fo:font-size="11pt" style:font-size-asian="11pt" style:font-size-complex="11pt"/>
    </style:style>
    <style:style style:name="T950" style:parent-style-name="DefaultParagraphFont" style:family="text">
      <style:text-properties style:font-name="Garamond" fo:font-weight="bold" style:font-weight-asian="bold" style:font-weight-complex="bold" fo:font-size="11pt" style:font-size-asian="11pt" style:font-size-complex="11pt"/>
    </style:style>
    <style:style style:name="T951" style:parent-style-name="DefaultParagraphFont" style:family="text">
      <style:text-properties style:font-name="Garamond" fo:font-size="11pt" style:font-size-asian="11pt" style:font-size-complex="11pt"/>
    </style:style>
    <style:style style:name="T952" style:parent-style-name="DefaultParagraphFont" style:family="text">
      <style:text-properties style:font-name="Garamond" fo:font-size="11pt" style:font-size-asian="11pt" style:font-size-complex="11pt"/>
    </style:style>
    <style:style style:name="T953" style:parent-style-name="DefaultParagraphFont" style:family="text">
      <style:text-properties style:font-name="Garamond" fo:font-size="11pt" style:font-size-asian="11pt" style:font-size-complex="11pt"/>
    </style:style>
    <style:style style:name="T954" style:parent-style-name="DefaultParagraphFont" style:family="text">
      <style:text-properties style:font-name="Garamond" fo:font-size="11pt" style:font-size-asian="11pt" style:font-size-complex="11pt"/>
    </style:style>
    <style:style style:name="T955" style:parent-style-name="DefaultParagraphFont" style:family="text">
      <style:text-properties style:font-name="Garamond" fo:font-size="11pt" style:font-size-asian="11pt" style:font-size-complex="11pt"/>
    </style:style>
    <style:style style:name="T956" style:parent-style-name="DefaultParagraphFont" style:family="text">
      <style:text-properties style:font-name="Garamond" fo:font-size="11pt" style:font-size-asian="11pt" style:font-size-complex="11pt"/>
    </style:style>
    <style:style style:name="T957" style:parent-style-name="DefaultParagraphFont" style:family="text">
      <style:text-properties style:font-name="Garamond" fo:font-size="11pt" style:font-size-asian="11pt" style:font-size-complex="11pt"/>
    </style:style>
    <style:style style:name="T958" style:parent-style-name="DefaultParagraphFont" style:family="text">
      <style:text-properties style:font-name="Garamond" fo:font-size="11pt" style:font-size-asian="11pt" style:font-size-complex="11pt"/>
    </style:style>
    <style:style style:name="T959" style:parent-style-name="DefaultParagraphFont" style:family="text">
      <style:text-properties style:font-name="Garamond" fo:font-size="11pt" style:font-size-asian="11pt" style:font-size-complex="11pt"/>
    </style:style>
    <style:style style:name="T960" style:parent-style-name="DefaultParagraphFont" style:family="text">
      <style:text-properties style:font-name="Garamond" fo:font-size="11pt" style:font-size-asian="11pt" style:font-size-complex="11pt"/>
    </style:style>
    <style:style style:name="T961" style:parent-style-name="DefaultParagraphFont" style:family="text">
      <style:text-properties style:font-name="Garamond" fo:font-size="11pt" style:font-size-asian="11pt" style:font-size-complex="11pt"/>
    </style:style>
    <style:style style:name="T962" style:parent-style-name="DefaultParagraphFont" style:family="text">
      <style:text-properties style:font-name="Garamond" fo:font-size="11pt" style:font-size-asian="11pt" style:font-size-complex="11pt"/>
    </style:style>
    <style:style style:name="T963" style:parent-style-name="DefaultParagraphFont" style:family="text">
      <style:text-properties style:font-name="Garamond" fo:font-size="11pt" style:font-size-asian="11pt" style:font-size-complex="11pt"/>
    </style:style>
    <style:style style:name="T964" style:parent-style-name="DefaultParagraphFont" style:family="text">
      <style:text-properties style:font-name="Garamond" fo:font-size="11pt" style:font-size-asian="11pt" style:font-size-complex="11pt"/>
    </style:style>
    <style:style style:name="T965" style:parent-style-name="DefaultParagraphFont" style:family="text">
      <style:text-properties style:font-name="Garamond" fo:font-size="11pt" style:font-size-asian="11pt" style:font-size-complex="11pt"/>
    </style:style>
    <style:style style:name="T966" style:parent-style-name="DefaultParagraphFont" style:family="text">
      <style:text-properties style:font-name="Garamond" fo:font-size="11pt" style:font-size-asian="11pt" style:font-size-complex="11pt"/>
    </style:style>
    <style:style style:name="T967" style:parent-style-name="DefaultParagraphFont" style:family="text">
      <style:text-properties style:font-name="Garamond" fo:font-size="11pt" style:font-size-asian="11pt" style:font-size-complex="11pt"/>
    </style:style>
    <style:style style:name="T968" style:parent-style-name="DefaultParagraphFont" style:family="text">
      <style:text-properties style:font-name="Garamond" fo:font-size="11pt" style:font-size-asian="11pt" style:font-size-complex="11pt"/>
    </style:style>
    <style:style style:name="T969" style:parent-style-name="DefaultParagraphFont" style:family="text">
      <style:text-properties style:font-name="Garamond" fo:font-size="11pt" style:font-size-asian="11pt" style:font-size-complex="11pt"/>
    </style:style>
    <style:style style:name="T970" style:parent-style-name="DefaultParagraphFont" style:family="text">
      <style:text-properties style:font-name="Garamond" fo:font-size="11pt" style:font-size-asian="11pt" style:font-size-complex="11pt"/>
    </style:style>
    <style:style style:name="T971" style:parent-style-name="DefaultParagraphFont" style:family="text">
      <style:text-properties style:font-name="Garamond" fo:font-size="11pt" style:font-size-asian="11pt" style:font-size-complex="11pt"/>
    </style:style>
    <style:style style:name="T972" style:parent-style-name="DefaultParagraphFont" style:family="text">
      <style:text-properties style:font-name="Garamond" fo:font-size="11pt" style:font-size-asian="11pt" style:font-size-complex="11pt"/>
    </style:style>
    <style:style style:name="T973" style:parent-style-name="DefaultParagraphFont" style:family="text">
      <style:text-properties style:font-name="Garamond" fo:font-size="11pt" style:font-size-asian="11pt" style:font-size-complex="11pt"/>
    </style:style>
    <style:style style:name="P974" style:parent-style-name="Normal" style:family="paragraph">
      <style:paragraph-properties fo:text-align="justify" fo:margin-bottom="0in" fo:line-height="115%" fo:text-indent="0.2in">
        <style:tab-stops/>
      </style:paragraph-properties>
    </style:style>
    <style:style style:name="T975" style:parent-style-name="DefaultParagraphFont" style:family="text">
      <style:text-properties style:font-name="Garamond" fo:font-size="11pt" style:font-size-asian="11pt" style:font-size-complex="11pt"/>
    </style:style>
    <style:style style:name="T976" style:parent-style-name="DefaultParagraphFont" style:family="text">
      <style:text-properties style:font-name="Garamond" fo:font-weight="bold" style:font-weight-asian="bold" style:font-weight-complex="bold" fo:font-size="11pt" style:font-size-asian="11pt" style:font-size-complex="11pt"/>
    </style:style>
    <style:style style:name="T977" style:parent-style-name="DefaultParagraphFont" style:family="text">
      <style:text-properties style:font-name="Garamond" fo:font-weight="bold" style:font-weight-asian="bold" style:font-weight-complex="bold" fo:font-size="11pt" style:font-size-asian="11pt" style:font-size-complex="11pt"/>
    </style:style>
    <style:style style:name="T978" style:parent-style-name="DefaultParagraphFont" style:family="text">
      <style:text-properties style:font-name="Garamond" fo:font-weight="bold" style:font-weight-asian="bold" style:font-weight-complex="bold" fo:font-size="11pt" style:font-size-asian="11pt" style:font-size-complex="11pt"/>
    </style:style>
    <style:style style:name="T979" style:parent-style-name="DefaultParagraphFont" style:family="text">
      <style:text-properties style:font-name="Garamond" fo:font-weight="bold" style:font-weight-asian="bold" style:font-weight-complex="bold" fo:font-size="11pt" style:font-size-asian="11pt" style:font-size-complex="11pt"/>
    </style:style>
    <style:style style:name="T980" style:parent-style-name="DefaultParagraphFont" style:family="text">
      <style:text-properties style:font-name="Garamond" fo:font-size="11pt" style:font-size-asian="11pt" style:font-size-complex="11pt"/>
    </style:style>
    <style:style style:name="T981" style:parent-style-name="DefaultParagraphFont" style:family="text">
      <style:text-properties style:font-name="Garamond" fo:font-size="11pt" style:font-size-asian="11pt" style:font-size-complex="11pt"/>
    </style:style>
    <style:style style:name="T982" style:parent-style-name="DefaultParagraphFont" style:family="text">
      <style:text-properties style:font-name="Garamond" fo:font-size="11pt" style:font-size-asian="11pt" style:font-size-complex="11pt"/>
    </style:style>
    <style:style style:name="T983" style:parent-style-name="DefaultParagraphFont" style:family="text">
      <style:text-properties style:font-name="Garamond" fo:font-size="11pt" style:font-size-asian="11pt" style:font-size-complex="11pt"/>
    </style:style>
    <style:style style:name="T984" style:parent-style-name="DefaultParagraphFont" style:family="text">
      <style:text-properties style:font-name="Garamond" fo:font-size="11pt" style:font-size-asian="11pt" style:font-size-complex="11pt"/>
    </style:style>
    <style:style style:name="T985" style:parent-style-name="DefaultParagraphFont" style:family="text">
      <style:text-properties style:font-name="Garamond" fo:font-size="11pt" style:font-size-asian="11pt" style:font-size-complex="11pt"/>
    </style:style>
    <style:style style:name="T986" style:parent-style-name="DefaultParagraphFont" style:family="text">
      <style:text-properties style:font-name="Garamond" fo:font-weight="bold" style:font-weight-asian="bold" style:font-weight-complex="bold" fo:font-size="11pt" style:font-size-asian="11pt" style:font-size-complex="11pt"/>
    </style:style>
    <style:style style:name="T987" style:parent-style-name="DefaultParagraphFont" style:family="text">
      <style:text-properties style:font-name="Garamond" fo:font-weight="bold" style:font-weight-asian="bold" style:font-weight-complex="bold" fo:font-size="11pt" style:font-size-asian="11pt" style:font-size-complex="11pt"/>
    </style:style>
    <style:style style:name="T988" style:parent-style-name="DefaultParagraphFont" style:family="text">
      <style:text-properties style:font-name="Garamond" fo:font-weight="bold" style:font-weight-asian="bold" style:font-weight-complex="bold" fo:font-size="11pt" style:font-size-asian="11pt" style:font-size-complex="11pt"/>
    </style:style>
    <style:style style:name="T989" style:parent-style-name="DefaultParagraphFont" style:family="text">
      <style:text-properties style:font-name="Garamond" fo:font-weight="bold" style:font-weight-asian="bold" style:font-weight-complex="bold" fo:font-size="11pt" style:font-size-asian="11pt" style:font-size-complex="11pt"/>
    </style:style>
    <style:style style:name="P990" style:parent-style-name="Normal" style:family="paragraph">
      <style:paragraph-properties fo:line-height="115%"/>
    </style:style>
    <style:style style:name="P991" style:parent-style-name="Heading2" style:family="paragraph">
      <style:paragraph-properties fo:text-align="start"/>
      <style:text-properties style:font-name="Garamond"/>
    </style:style>
    <style:style style:name="P992"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993" style:parent-style-name="Normal" style:family="paragraph">
      <style:paragraph-properties fo:text-align="justify" fo:margin-bottom="0in" fo:line-height="115%"/>
      <style:text-properties style:font-name="Garamond" fo:font-size="11pt" style:font-size-asian="11pt" style:font-size-complex="11pt"/>
    </style:style>
    <style:style style:name="P994"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995"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9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99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9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99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00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00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0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03" style:parent-style-name="Normal" style:family="paragraph">
      <style:paragraph-properties fo:text-align="justify" fo:margin-bottom="0in" fo:line-height="115%" fo:text-indent="0.2in"/>
    </style:style>
    <style:style style:name="T1004" style:parent-style-name="DefaultParagraphFont" style:family="text">
      <style:text-properties style:font-name="Garamond" fo:font-weight="bold" style:font-weight-asian="bold" style:font-weight-complex="bold" fo:font-size="11pt" style:font-size-asian="11pt" style:font-size-complex="11pt"/>
    </style:style>
    <style:style style:name="T1005" style:parent-style-name="DefaultParagraphFont" style:family="text">
      <style:text-properties style:font-name="Garamond" fo:font-weight="bold" style:font-weight-asian="bold" style:font-weight-complex="bold" fo:font-size="11pt" style:font-size-asian="11pt" style:font-size-complex="11pt"/>
    </style:style>
    <style:style style:name="T1006" style:parent-style-name="DefaultParagraphFont" style:family="text">
      <style:text-properties style:font-name="Garamond" fo:font-weight="bold" style:font-weight-asian="bold" style:font-weight-complex="bold" fo:font-size="11pt" style:font-size-asian="11pt" style:font-size-complex="11pt"/>
    </style:style>
    <style:style style:name="T1007" style:parent-style-name="DefaultParagraphFont" style:family="text">
      <style:text-properties style:font-name="Garamond" fo:font-weight="bold" style:font-weight-asian="bold" style:font-weight-complex="bold" fo:font-size="11pt" style:font-size-asian="11pt" style:font-size-complex="11pt"/>
    </style:style>
    <style:style style:name="T1008" style:parent-style-name="DefaultParagraphFont" style:family="text">
      <style:text-properties style:font-name="Garamond" fo:font-weight="bold" style:font-weight-asian="bold" style:font-weight-complex="bold" fo:font-size="11pt" style:font-size-asian="11pt" style:font-size-complex="11pt"/>
    </style:style>
    <style:style style:name="T1009" style:parent-style-name="DefaultParagraphFont" style:family="text">
      <style:text-properties style:font-name="Garamond" fo:font-weight="bold" style:font-weight-asian="bold" style:font-weight-complex="bold" fo:font-size="11pt" style:font-size-asian="11pt" style:font-size-complex="11pt"/>
    </style:style>
    <style:style style:name="T1010" style:parent-style-name="DefaultParagraphFont" style:family="text">
      <style:text-properties style:font-name="Garamond" fo:font-weight="bold" style:font-weight-asian="bold" style:font-weight-complex="bold" fo:font-size="11pt" style:font-size-asian="11pt" style:font-size-complex="11pt"/>
    </style:style>
    <style:style style:name="T1011" style:parent-style-name="DefaultParagraphFont" style:family="text">
      <style:text-properties style:font-name="Garamond" fo:font-weight="bold" style:font-weight-asian="bold" style:font-weight-complex="bold" fo:font-size="11pt" style:font-size-asian="11pt" style:font-size-complex="11pt"/>
    </style:style>
    <style:style style:name="T1012" style:parent-style-name="DefaultParagraphFont" style:family="text">
      <style:text-properties style:font-name="Garamond" fo:font-weight="bold" style:font-weight-asian="bold" style:font-weight-complex="bold" fo:font-size="11pt" style:font-size-asian="11pt" style:font-size-complex="11pt"/>
    </style:style>
    <style:style style:name="T1013" style:parent-style-name="DefaultParagraphFont" style:family="text">
      <style:text-properties style:font-name="Garamond" fo:font-weight="bold" style:font-weight-asian="bold" style:font-weight-complex="bold" fo:font-size="11pt" style:font-size-asian="11pt" style:font-size-complex="11pt"/>
    </style:style>
    <style:style style:name="T1014" style:parent-style-name="DefaultParagraphFont" style:family="text">
      <style:text-properties style:font-name="Garamond" fo:font-weight="bold" style:font-weight-asian="bold" style:font-weight-complex="bold" fo:font-size="11pt" style:font-size-asian="11pt" style:font-size-complex="11pt"/>
    </style:style>
    <style:style style:name="T1015" style:parent-style-name="DefaultParagraphFont" style:family="text">
      <style:text-properties style:font-name="Garamond" fo:font-weight="bold" style:font-weight-asian="bold" style:font-weight-complex="bold" fo:font-size="11pt" style:font-size-asian="11pt" style:font-size-complex="11pt"/>
    </style:style>
    <style:style style:name="T1016" style:parent-style-name="DefaultParagraphFont" style:family="text">
      <style:text-properties style:font-name="Garamond" fo:font-weight="bold" style:font-weight-asian="bold" style:font-weight-complex="bold" fo:font-size="11pt" style:font-size-asian="11pt" style:font-size-complex="11pt"/>
    </style:style>
    <style:style style:name="T1017" style:parent-style-name="DefaultParagraphFont" style:family="text">
      <style:text-properties style:font-name="Garamond" fo:font-weight="bold" style:font-weight-asian="bold" style:font-weight-complex="bold" fo:font-size="11pt" style:font-size-asian="11pt" style:font-size-complex="11pt"/>
    </style:style>
    <style:style style:name="T1018" style:parent-style-name="DefaultParagraphFont" style:family="text">
      <style:text-properties style:font-name="Garamond" fo:font-weight="bold" style:font-weight-asian="bold" style:font-weight-complex="bold" fo:font-size="11pt" style:font-size-asian="11pt" style:font-size-complex="11pt"/>
    </style:style>
    <style:style style:name="T1019" style:parent-style-name="DefaultParagraphFont" style:family="text">
      <style:text-properties style:font-name="Garamond" fo:font-weight="bold" style:font-weight-asian="bold" style:font-weight-complex="bold" fo:font-size="11pt" style:font-size-asian="11pt" style:font-size-complex="11pt"/>
    </style:style>
    <style:style style:name="T1020" style:parent-style-name="DefaultParagraphFont" style:family="text">
      <style:text-properties style:font-name="Garamond" fo:font-weight="bold" style:font-weight-asian="bold" style:font-weight-complex="bold" fo:font-size="11pt" style:font-size-asian="11pt" style:font-size-complex="11pt"/>
    </style:style>
    <style:style style:name="T1021" style:parent-style-name="DefaultParagraphFont" style:family="text">
      <style:text-properties style:font-name="Garamond" fo:font-weight="bold" style:font-weight-asian="bold" style:font-weight-complex="bold" fo:font-size="11pt" style:font-size-asian="11pt" style:font-size-complex="11pt"/>
    </style:style>
    <style:style style:name="T1022" style:parent-style-name="DefaultParagraphFont" style:family="text">
      <style:text-properties style:font-name="Garamond" fo:font-weight="bold" style:font-weight-asian="bold" style:font-weight-complex="bold" fo:font-size="11pt" style:font-size-asian="11pt" style:font-size-complex="11pt"/>
    </style:style>
    <style:style style:name="T1023" style:parent-style-name="DefaultParagraphFont" style:family="text">
      <style:text-properties style:font-name="Garamond" fo:font-weight="bold" style:font-weight-asian="bold" style:font-weight-complex="bold" fo:font-size="11pt" style:font-size-asian="11pt" style:font-size-complex="11pt"/>
    </style:style>
    <style:style style:name="P10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25"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26"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27"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028" style:parent-style-name="Normal" style:family="paragraph">
      <style:paragraph-properties fo:text-align="justify" fo:margin-bottom="0in" fo:line-height="115%" fo:text-indent="0.2in"/>
    </style:style>
    <style:style style:name="T1029" style:parent-style-name="DefaultParagraphFont" style:family="text">
      <style:text-properties style:font-name="Garamond" fo:font-size="11pt" style:font-size-asian="11pt" style:font-size-complex="11pt"/>
    </style:style>
    <style:style style:name="T1030" style:parent-style-name="DefaultParagraphFont" style:family="text">
      <style:text-properties style:font-name="Garamond" fo:font-size="11pt" style:font-size-asian="11pt" style:font-size-complex="11pt"/>
    </style:style>
    <style:style style:name="T1031" style:parent-style-name="DefaultParagraphFont" style:family="text">
      <style:text-properties style:font-name="Garamond" fo:font-size="11pt" style:font-size-asian="11pt" style:font-size-complex="11pt"/>
    </style:style>
    <style:style style:name="T1032" style:parent-style-name="DefaultParagraphFont" style:family="text">
      <style:text-properties style:font-name="Garamond" fo:font-size="11pt" style:font-size-asian="11pt" style:font-size-complex="11pt"/>
    </style:style>
    <style:style style:name="T1033" style:parent-style-name="DefaultParagraphFont" style:family="text">
      <style:text-properties style:font-name="Garamond" fo:font-size="11pt" style:font-size-asian="11pt" style:font-size-complex="11pt"/>
    </style:style>
    <style:style style:name="T1034" style:parent-style-name="DefaultParagraphFont" style:family="text">
      <style:text-properties style:font-name="Garamond" fo:font-size="11pt" style:font-size-asian="11pt" style:font-size-complex="11pt"/>
    </style:style>
    <style:style style:name="T1035" style:parent-style-name="DefaultParagraphFont" style:family="text">
      <style:text-properties style:font-name="Garamond" fo:font-size="11pt" style:font-size-asian="11pt" style:font-size-complex="11pt"/>
    </style:style>
    <style:style style:name="T1036" style:parent-style-name="DefaultParagraphFont" style:family="text">
      <style:text-properties style:font-name="Garamond" fo:font-weight="bold" style:font-weight-asian="bold" style:font-weight-complex="bold" fo:font-size="11pt" style:font-size-asian="11pt" style:font-size-complex="11pt"/>
    </style:style>
    <style:style style:name="T1037" style:parent-style-name="DefaultParagraphFont" style:family="text">
      <style:text-properties style:font-name="Garamond" fo:font-weight="bold" style:font-weight-asian="bold" style:font-weight-complex="bold" fo:font-size="11pt" style:font-size-asian="11pt" style:font-size-complex="11pt"/>
    </style:style>
    <style:style style:name="T1038" style:parent-style-name="DefaultParagraphFont" style:family="text">
      <style:text-properties style:font-name="Garamond" fo:font-weight="bold" style:font-weight-asian="bold" style:font-weight-complex="bold" fo:font-size="11pt" style:font-size-asian="11pt" style:font-size-complex="11pt"/>
    </style:style>
    <style:style style:name="T1039" style:parent-style-name="DefaultParagraphFont" style:family="text">
      <style:text-properties style:font-name="Garamond" fo:font-weight="bold" style:font-weight-asian="bold" style:font-weight-complex="bold" fo:font-size="11pt" style:font-size-asian="11pt" style:font-size-complex="11pt"/>
    </style:style>
    <style:style style:name="T1040" style:parent-style-name="DefaultParagraphFont" style:family="text">
      <style:text-properties style:font-name="Garamond" fo:font-weight="bold" style:font-weight-asian="bold" style:font-weight-complex="bold" fo:font-size="11pt" style:font-size-asian="11pt" style:font-size-complex="11pt"/>
    </style:style>
    <style:style style:name="T1041" style:parent-style-name="DefaultParagraphFont" style:family="text">
      <style:text-properties style:font-name="Garamond" fo:font-weight="bold" style:font-weight-asian="bold" style:font-weight-complex="bold" fo:font-size="11pt" style:font-size-asian="11pt" style:font-size-complex="11pt"/>
    </style:style>
    <style:style style:name="T1042" style:parent-style-name="DefaultParagraphFont" style:family="text">
      <style:text-properties style:font-name="Garamond" fo:font-weight="bold" style:font-weight-asian="bold" style:font-weight-complex="bold" fo:font-size="11pt" style:font-size-asian="11pt" style:font-size-complex="11pt"/>
    </style:style>
    <style:style style:name="T1043" style:parent-style-name="DefaultParagraphFont" style:family="text">
      <style:text-properties style:font-name="Garamond" fo:font-weight="bold" style:font-weight-asian="bold" style:font-weight-complex="bold" fo:font-size="11pt" style:font-size-asian="11pt" style:font-size-complex="11pt"/>
    </style:style>
    <style:style style:name="T1044" style:parent-style-name="DefaultParagraphFont" style:family="text">
      <style:text-properties style:font-name="Garamond" fo:font-weight="bold" style:font-weight-asian="bold" style:font-weight-complex="bold" fo:font-size="11pt" style:font-size-asian="11pt" style:font-size-complex="11pt"/>
    </style:style>
    <style:style style:name="T1045" style:parent-style-name="DefaultParagraphFont" style:family="text">
      <style:text-properties style:font-name="Garamond" fo:font-weight="bold" style:font-weight-asian="bold" style:font-weight-complex="bold" fo:font-size="11pt" style:font-size-asian="11pt" style:font-size-complex="11pt"/>
    </style:style>
    <style:style style:name="T1046" style:parent-style-name="DefaultParagraphFont" style:family="text">
      <style:text-properties style:font-name="Garamond" fo:font-weight="bold" style:font-weight-asian="bold" style:font-weight-complex="bold" fo:font-size="11pt" style:font-size-asian="11pt" style:font-size-complex="11pt"/>
    </style:style>
    <style:style style:name="T1047" style:parent-style-name="DefaultParagraphFont" style:family="text">
      <style:text-properties style:font-name="Garamond" fo:font-weight="bold" style:font-weight-asian="bold" style:font-weight-complex="bold" fo:font-size="11pt" style:font-size-asian="11pt" style:font-size-complex="11pt"/>
    </style:style>
    <style:style style:name="P1048"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49"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5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0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52" style:parent-style-name="ListParagraph" style:family="paragraph">
      <style:paragraph-properties fo:text-align="justify" fo:margin-bottom="0in" fo:line-height="115%"/>
      <style:text-properties style:font-name="Garamond" fo:font-size="11pt" style:font-size-asian="11pt" style:font-size-complex="11pt"/>
    </style:style>
    <style:style style:name="P1053" style:parent-style-name="ListParagraph" style:family="paragraph">
      <style:paragraph-properties fo:text-align="justify" fo:margin-bottom="0in" fo:line-height="115%"/>
      <style:text-properties style:font-name="Garamond" fo:font-size="11pt" style:font-size-asian="11pt" style:font-size-complex="11pt"/>
    </style:style>
    <style:style style:name="P1054" style:parent-style-name="ListParagraph" style:family="paragraph">
      <style:paragraph-properties fo:text-align="justify" fo:margin-bottom="0in" fo:line-height="115%"/>
      <style:text-properties style:font-name="Garamond" fo:font-size="11pt" style:font-size-asian="11pt" style:font-size-complex="11pt"/>
    </style:style>
    <style:style style:name="P10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56"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57"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58"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59" style:parent-style-name="Normal" style:family="paragraph">
      <style:paragraph-properties fo:text-align="justify" fo:margin-bottom="0in" fo:line-height="115%" fo:text-indent="0.2in"/>
    </style:style>
    <style:style style:name="T1060" style:parent-style-name="DefaultParagraphFont" style:family="text">
      <style:text-properties style:font-name="Garamond" fo:font-size="11pt" style:font-size-asian="11pt" style:font-size-complex="11pt"/>
    </style:style>
    <style:style style:name="T1061" style:parent-style-name="DefaultParagraphFont" style:family="text">
      <style:text-properties style:font-name="Garamond" fo:font-size="11pt" style:font-size-asian="11pt" style:font-size-complex="11pt"/>
    </style:style>
    <style:style style:name="T1062" style:parent-style-name="DefaultParagraphFont" style:family="text">
      <style:text-properties style:font-name="Garamond" fo:font-size="11pt" style:font-size-asian="11pt" style:font-size-complex="11pt"/>
    </style:style>
    <style:style style:name="T1063" style:parent-style-name="DefaultParagraphFont" style:family="text">
      <style:text-properties style:font-name="Garamond" fo:font-weight="bold" style:font-weight-asian="bold" style:font-weight-complex="bold" fo:font-size="11pt" style:font-size-asian="11pt" style:font-size-complex="11pt"/>
    </style:style>
    <style:style style:name="T1064" style:parent-style-name="DefaultParagraphFont" style:family="text">
      <style:text-properties style:font-name="Garamond" fo:font-weight="bold" style:font-weight-asian="bold" style:font-weight-complex="bold" fo:font-size="11pt" style:font-size-asian="11pt" style:font-size-complex="11pt"/>
    </style:style>
    <style:style style:name="T1065" style:parent-style-name="DefaultParagraphFont" style:family="text">
      <style:text-properties style:font-name="Garamond" fo:font-size="11pt" style:font-size-asian="11pt" style:font-size-complex="11pt"/>
    </style:style>
    <style:style style:name="P106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67" style:parent-style-name="ListParagraph" style:family="paragraph">
      <style:paragraph-properties fo:text-align="justify" fo:margin-bottom="0in" fo:line-height="115%"/>
      <style:text-properties style:font-name="Garamond" fo:font-size="11pt" style:font-size-asian="11pt" style:font-size-complex="11pt"/>
    </style:style>
    <style:style style:name="P1068" style:parent-style-name="ListParagraph" style:family="paragraph">
      <style:paragraph-properties fo:text-align="justify" fo:margin-bottom="0in" fo:line-height="115%"/>
      <style:text-properties style:font-name="Garamond" fo:font-size="11pt" style:font-size-asian="11pt" style:font-size-complex="11pt"/>
    </style:style>
    <style:style style:name="P1069" style:parent-style-name="ListParagraph" style:family="paragraph">
      <style:paragraph-properties fo:text-align="justify" fo:margin-bottom="0in" fo:line-height="115%"/>
      <style:text-properties style:font-name="Garamond" fo:font-size="11pt" style:font-size-asian="11pt" style:font-size-complex="11pt"/>
    </style:style>
    <style:style style:name="P10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71" style:parent-style-name="Normal" style:family="paragraph">
      <style:paragraph-properties fo:text-align="justify" fo:margin-bottom="0in" fo:line-height="115%" fo:text-indent="0.2in"/>
    </style:style>
    <style:style style:name="T1072" style:parent-style-name="DefaultParagraphFont" style:family="text">
      <style:text-properties style:font-name="Garamond" fo:font-size="11pt" style:font-size-asian="11pt" style:font-size-complex="11pt"/>
    </style:style>
    <style:style style:name="T1073" style:parent-style-name="DefaultParagraphFont" style:family="text">
      <style:text-properties style:font-name="Garamond" fo:font-size="11pt" style:font-size-asian="11pt" style:font-size-complex="11pt"/>
    </style:style>
    <style:style style:name="T1074" style:parent-style-name="DefaultParagraphFont" style:family="text">
      <style:text-properties style:font-name="Garamond" fo:font-size="11pt" style:font-size-asian="11pt" style:font-size-complex="11pt"/>
    </style:style>
    <style:style style:name="T1075" style:parent-style-name="DefaultParagraphFont" style:family="text">
      <style:text-properties style:font-name="Garamond" fo:font-size="11pt" style:font-size-asian="11pt" style:font-size-complex="11pt"/>
    </style:style>
    <style:style style:name="T1076" style:parent-style-name="DefaultParagraphFont" style:family="text">
      <style:text-properties style:font-name="Garamond" fo:font-size="11pt" style:font-size-asian="11pt" style:font-size-complex="11pt"/>
    </style:style>
    <style:style style:name="T1077" style:parent-style-name="DefaultParagraphFont" style:family="text">
      <style:text-properties style:font-name="Garamond" fo:font-size="11pt" style:font-size-asian="11pt" style:font-size-complex="11pt"/>
    </style:style>
    <style:style style:name="T1078" style:parent-style-name="DefaultParagraphFont" style:family="text">
      <style:text-properties style:font-name="Garamond" fo:font-size="11pt" style:font-size-asian="11pt" style:font-size-complex="11pt"/>
    </style:style>
    <style:style style:name="T1079" style:parent-style-name="DefaultParagraphFont" style:family="text">
      <style:text-properties style:font-name="Garamond" fo:font-weight="bold" style:font-weight-asian="bold" style:font-weight-complex="bold" fo:font-size="11pt" style:font-size-asian="11pt" style:font-size-complex="11pt"/>
    </style:style>
    <style:style style:name="T1080" style:parent-style-name="DefaultParagraphFont" style:family="text">
      <style:text-properties style:font-name="Garamond" fo:font-weight="bold" style:font-weight-asian="bold" style:font-weight-complex="bold" fo:font-size="11pt" style:font-size-asian="11pt" style:font-size-complex="11pt"/>
    </style:style>
    <style:style style:name="P10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82"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83"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084"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0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087" style:parent-style-name="Normal" style:family="paragraph">
      <style:paragraph-properties fo:text-align="justify" fo:margin-bottom="0in" fo:line-height="115%" fo:text-indent="0.2in"/>
    </style:style>
    <style:style style:name="T1088" style:parent-style-name="DefaultParagraphFont" style:family="text">
      <style:text-properties style:font-name="Garamond" fo:font-weight="bold" style:font-weight-asian="bold" style:font-weight-complex="bold" fo:font-size="11pt" style:font-size-asian="11pt" style:font-size-complex="11pt"/>
    </style:style>
    <style:style style:name="T1089" style:parent-style-name="DefaultParagraphFont" style:family="text">
      <style:text-properties style:font-name="Garamond" fo:font-weight="bold" style:font-weight-asian="bold" style:font-weight-complex="bold" fo:font-size="11pt" style:font-size-asian="11pt" style:font-size-complex="11pt"/>
    </style:style>
    <style:style style:name="T1090" style:parent-style-name="DefaultParagraphFont" style:family="text">
      <style:text-properties style:font-name="Garamond" fo:font-weight="bold" style:font-weight-asian="bold" style:font-weight-complex="bold" fo:font-size="11pt" style:font-size-asian="11pt" style:font-size-complex="11pt"/>
    </style:style>
    <style:style style:name="T1091" style:parent-style-name="DefaultParagraphFont" style:family="text">
      <style:text-properties style:font-name="Garamond" fo:font-weight="bold" style:font-weight-asian="bold" style:font-weight-complex="bold" fo:font-size="11pt" style:font-size-asian="11pt" style:font-size-complex="11pt"/>
    </style:style>
    <style:style style:name="T1092" style:parent-style-name="DefaultParagraphFont" style:family="text">
      <style:text-properties style:font-name="Garamond" fo:font-weight="bold" style:font-weight-asian="bold" style:font-weight-complex="bold" fo:font-size="11pt" style:font-size-asian="11pt" style:font-size-complex="11pt"/>
    </style:style>
    <style:style style:name="T1093" style:parent-style-name="DefaultParagraphFont" style:family="text">
      <style:text-properties style:font-name="Garamond" fo:font-weight="bold" style:font-weight-asian="bold" style:font-weight-complex="bold" fo:font-size="11pt" style:font-size-asian="11pt" style:font-size-complex="11pt"/>
    </style:style>
    <style:style style:name="T1094" style:parent-style-name="DefaultParagraphFont" style:family="text">
      <style:text-properties style:font-name="Garamond" fo:font-weight="bold" style:font-weight-asian="bold" style:font-weight-complex="bold" fo:font-size="11pt" style:font-size-asian="11pt" style:font-size-complex="11pt"/>
    </style:style>
    <style:style style:name="T1095" style:parent-style-name="DefaultParagraphFont" style:family="text">
      <style:text-properties style:font-name="Garamond" fo:font-weight="bold" style:font-weight-asian="bold" style:font-weight-complex="bold" fo:font-size="11pt" style:font-size-asian="11pt" style:font-size-complex="11pt"/>
    </style:style>
    <style:style style:name="T1096" style:parent-style-name="DefaultParagraphFont" style:family="text">
      <style:text-properties style:font-name="Garamond" fo:font-weight="bold" style:font-weight-asian="bold" style:font-weight-complex="bold" fo:font-size="11pt" style:font-size-asian="11pt" style:font-size-complex="11pt"/>
    </style:style>
    <style:style style:name="T1097" style:parent-style-name="DefaultParagraphFont" style:family="text">
      <style:text-properties style:font-name="Garamond" fo:font-size="11pt" style:font-size-asian="11pt" style:font-size-complex="11pt"/>
    </style:style>
    <style:style style:name="T1098" style:parent-style-name="DefaultParagraphFont" style:family="text">
      <style:text-properties style:font-name="Garamond" fo:font-size="11pt" style:font-size-asian="11pt" style:font-size-complex="11pt"/>
    </style:style>
    <style:style style:name="T1099" style:parent-style-name="DefaultParagraphFont" style:family="text">
      <style:text-properties style:font-name="Garamond" fo:font-size="11pt" style:font-size-asian="11pt" style:font-size-complex="11pt"/>
    </style:style>
    <style:style style:name="T1100" style:parent-style-name="DefaultParagraphFont" style:family="text">
      <style:text-properties style:font-name="Garamond" fo:font-size="11pt" style:font-size-asian="11pt" style:font-size-complex="11pt"/>
    </style:style>
    <style:style style:name="T1101" style:parent-style-name="DefaultParagraphFont" style:family="text">
      <style:text-properties style:font-name="Garamond" fo:font-size="11pt" style:font-size-asian="11pt" style:font-size-complex="11pt"/>
    </style:style>
    <style:style style:name="T1102" style:parent-style-name="DefaultParagraphFont" style:family="text">
      <style:text-properties style:font-name="Garamond" fo:font-size="11pt" style:font-size-asian="11pt" style:font-size-complex="11pt"/>
    </style:style>
    <style:style style:name="T1103" style:parent-style-name="DefaultParagraphFont" style:family="text">
      <style:text-properties style:font-name="Garamond" fo:font-size="11pt" style:font-size-asian="11pt" style:font-size-complex="11pt"/>
    </style:style>
    <style:style style:name="T1104" style:parent-style-name="DefaultParagraphFont" style:family="text">
      <style:text-properties style:font-name="Garamond" fo:font-size="11pt" style:font-size-asian="11pt" style:font-size-complex="11pt"/>
    </style:style>
    <style:style style:name="T1105" style:parent-style-name="DefaultParagraphFont" style:family="text">
      <style:text-properties style:font-name="Garamond" fo:font-size="11pt" style:font-size-asian="11pt" style:font-size-complex="11pt"/>
    </style:style>
    <style:style style:name="T1106" style:parent-style-name="DefaultParagraphFont" style:family="text">
      <style:text-properties style:font-name="Garamond" fo:font-size="11pt" style:font-size-asian="11pt" style:font-size-complex="11pt"/>
    </style:style>
    <style:style style:name="T1107" style:parent-style-name="DefaultParagraphFont" style:family="text">
      <style:text-properties style:font-name="Garamond" fo:font-size="11pt" style:font-size-asian="11pt" style:font-size-complex="11pt"/>
    </style:style>
    <style:style style:name="T1108" style:parent-style-name="DefaultParagraphFont" style:family="text">
      <style:text-properties style:font-name="Garamond" fo:font-size="11pt" style:font-size-asian="11pt" style:font-size-complex="11pt"/>
    </style:style>
    <style:style style:name="T1109" style:parent-style-name="DefaultParagraphFont" style:family="text">
      <style:text-properties style:font-name="Garamond" fo:font-size="11pt" style:font-size-asian="11pt" style:font-size-complex="11pt"/>
    </style:style>
    <style:style style:name="P1110" style:parent-style-name="Normal" style:family="paragraph">
      <style:paragraph-properties fo:line-height="115%"/>
    </style:style>
    <style:style style:name="P1111" style:parent-style-name="Heading2" style:family="paragraph">
      <style:paragraph-properties fo:text-align="start"/>
    </style:style>
    <style:style style:name="P11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113" style:parent-style-name="ListParagraph" style:family="paragraph">
      <style:paragraph-properties fo:text-align="justify" fo:margin-bottom="0in" fo:line-height="115%"/>
    </style:style>
    <style:style style:name="T1114" style:parent-style-name="DefaultParagraphFont" style:family="text">
      <style:text-properties style:font-name="Garamond" fo:font-weight="bold" style:font-weight-asian="bold" style:font-weight-complex="bold" fo:font-size="11pt" style:font-size-asian="11pt" style:font-size-complex="11pt"/>
    </style:style>
    <style:style style:name="T1115" style:parent-style-name="DefaultParagraphFont" style:family="text">
      <style:text-properties style:font-name="Garamond" fo:font-size="11pt" style:font-size-asian="11pt" style:font-size-complex="11pt"/>
    </style:style>
    <style:style style:name="T1116" style:parent-style-name="DefaultParagraphFont" style:family="text">
      <style:text-properties style:font-name="Garamond" fo:font-size="11pt" style:font-size-asian="11pt" style:font-size-complex="11pt"/>
    </style:style>
    <style:style style:name="T1117" style:parent-style-name="DefaultParagraphFont" style:family="text">
      <style:text-properties style:font-name="Garamond" fo:font-size="11pt" style:font-size-asian="11pt" style:font-size-complex="11pt"/>
    </style:style>
    <style:style style:name="T1118" style:parent-style-name="DefaultParagraphFont" style:family="text">
      <style:text-properties style:font-name="Garamond" fo:font-size="11pt" style:font-size-asian="11pt" style:font-size-complex="11pt"/>
    </style:style>
    <style:style style:name="T1119" style:parent-style-name="DefaultParagraphFont" style:family="text">
      <style:text-properties style:font-name="Garamond" fo:font-weight="bold" style:font-weight-asian="bold" style:font-weight-complex="bold" fo:font-size="11pt" style:font-size-asian="11pt" style:font-size-complex="11pt"/>
    </style:style>
    <style:style style:name="T1120" style:parent-style-name="DefaultParagraphFont" style:family="text">
      <style:text-properties style:font-name="Garamond" fo:font-weight="bold" style:font-weight-asian="bold" style:font-weight-complex="bold" fo:font-size="11pt" style:font-size-asian="11pt" style:font-size-complex="11pt"/>
    </style:style>
    <style:style style:name="T1121" style:parent-style-name="DefaultParagraphFont" style:family="text">
      <style:text-properties style:font-name="Garamond" fo:font-weight="bold" style:font-weight-asian="bold" style:font-weight-complex="bold" fo:font-size="11pt" style:font-size-asian="11pt" style:font-size-complex="11pt"/>
    </style:style>
    <style:style style:name="T1122" style:parent-style-name="DefaultParagraphFont" style:family="text">
      <style:text-properties style:font-name="Garamond" fo:font-weight="bold" style:font-weight-asian="bold" style:font-weight-complex="bold" fo:font-size="11pt" style:font-size-asian="11pt" style:font-size-complex="11pt"/>
    </style:style>
    <style:style style:name="T1123" style:parent-style-name="DefaultParagraphFont" style:family="text">
      <style:text-properties style:font-name="Garamond" fo:font-weight="bold" style:font-weight-asian="bold" style:font-weight-complex="bold" fo:font-size="11pt" style:font-size-asian="11pt" style:font-size-complex="11pt"/>
    </style:style>
    <style:style style:name="T1124" style:parent-style-name="DefaultParagraphFont" style:family="text">
      <style:text-properties style:font-name="Garamond" fo:font-size="11pt" style:font-size-asian="11pt" style:font-size-complex="11pt"/>
    </style:style>
    <style:style style:name="T1125" style:parent-style-name="DefaultParagraphFont" style:family="text">
      <style:text-properties style:font-name="Garamond" fo:font-size="11pt" style:font-size-asian="11pt" style:font-size-complex="11pt"/>
    </style:style>
    <style:style style:name="T1126" style:parent-style-name="DefaultParagraphFont" style:family="text">
      <style:text-properties style:font-name="Garamond" fo:font-size="11pt" style:font-size-asian="11pt" style:font-size-complex="11pt"/>
    </style:style>
    <style:style style:name="T1127" style:parent-style-name="DefaultParagraphFont" style:family="text">
      <style:text-properties style:font-name="Garamond" fo:font-size="11pt" style:font-size-asian="11pt" style:font-size-complex="11pt"/>
    </style:style>
    <style:style style:name="T1128" style:parent-style-name="DefaultParagraphFont" style:family="text">
      <style:text-properties style:font-name="Garamond" fo:font-size="11pt" style:font-size-asian="11pt" style:font-size-complex="11pt"/>
    </style:style>
    <style:style style:name="T1129" style:parent-style-name="DefaultParagraphFont" style:family="text">
      <style:text-properties style:font-name="Garamond" fo:font-size="11pt" style:font-size-asian="11pt" style:font-size-complex="11pt"/>
    </style:style>
    <style:style style:name="T1130" style:parent-style-name="DefaultParagraphFont" style:family="text">
      <style:text-properties style:font-name="Garamond" fo:font-size="11pt" style:font-size-asian="11pt" style:font-size-complex="11pt"/>
    </style:style>
    <style:style style:name="T1131" style:parent-style-name="DefaultParagraphFont" style:family="text">
      <style:text-properties style:font-name="Garamond" fo:font-size="11pt" style:font-size-asian="11pt" style:font-size-complex="11pt"/>
    </style:style>
    <style:style style:name="T1132" style:parent-style-name="DefaultParagraphFont" style:family="text">
      <style:text-properties style:font-name="Garamond" fo:font-weight="bold" style:font-weight-asian="bold" style:font-weight-complex="bold" fo:font-size="11pt" style:font-size-asian="11pt" style:font-size-complex="11pt"/>
    </style:style>
    <style:style style:name="T1133" style:parent-style-name="DefaultParagraphFont" style:family="text">
      <style:text-properties style:font-name="Garamond" fo:font-weight="bold" style:font-weight-asian="bold" style:font-weight-complex="bold" fo:font-size="11pt" style:font-size-asian="11pt" style:font-size-complex="11pt"/>
    </style:style>
    <style:style style:name="T1134" style:parent-style-name="DefaultParagraphFont" style:family="text">
      <style:text-properties style:font-name="Garamond" fo:font-weight="bold" style:font-weight-asian="bold" style:font-weight-complex="bold" fo:font-size="11pt" style:font-size-asian="11pt" style:font-size-complex="11pt"/>
    </style:style>
    <style:style style:name="T1135" style:parent-style-name="DefaultParagraphFont" style:family="text">
      <style:text-properties style:font-name="Garamond" fo:font-weight="bold" style:font-weight-asian="bold" style:font-weight-complex="bold" fo:font-size="11pt" style:font-size-asian="11pt" style:font-size-complex="11pt"/>
    </style:style>
    <style:style style:name="T1136" style:parent-style-name="DefaultParagraphFont" style:family="text">
      <style:text-properties style:font-name="Garamond" fo:font-weight="bold" style:font-weight-asian="bold" style:font-weight-complex="bold" fo:font-size="11pt" style:font-size-asian="11pt" style:font-size-complex="11pt"/>
    </style:style>
    <style:style style:name="T1137" style:parent-style-name="DefaultParagraphFont" style:family="text">
      <style:text-properties style:font-name="Garamond" fo:font-weight="bold" style:font-weight-asian="bold" style:font-weight-complex="bold" fo:font-size="11pt" style:font-size-asian="11pt" style:font-size-complex="11pt"/>
    </style:style>
    <style:style style:name="T1138" style:parent-style-name="DefaultParagraphFont" style:family="text">
      <style:text-properties style:font-name="Garamond" fo:font-size="11pt" style:font-size-asian="11pt" style:font-size-complex="11pt"/>
    </style:style>
    <style:style style:name="T1139" style:parent-style-name="DefaultParagraphFont" style:family="text">
      <style:text-properties style:font-name="Garamond" fo:font-size="11pt" style:font-size-asian="11pt" style:font-size-complex="11pt"/>
    </style:style>
    <style:style style:name="T1140" style:parent-style-name="DefaultParagraphFont" style:family="text">
      <style:text-properties style:font-name="Garamond" fo:font-size="11pt" style:font-size-asian="11pt" style:font-size-complex="11pt"/>
    </style:style>
    <style:style style:name="T1141" style:parent-style-name="DefaultParagraphFont" style:family="text">
      <style:text-properties style:font-name="Garamond" fo:font-size="11pt" style:font-size-asian="11pt" style:font-size-complex="11pt"/>
    </style:style>
    <style:style style:name="T1142" style:parent-style-name="DefaultParagraphFont" style:family="text">
      <style:text-properties style:font-name="Garamond" fo:font-size="11pt" style:font-size-asian="11pt" style:font-size-complex="11pt"/>
    </style:style>
    <style:style style:name="T1143" style:parent-style-name="DefaultParagraphFont" style:family="text">
      <style:text-properties style:font-name="Garamond" fo:font-size="11pt" style:font-size-asian="11pt" style:font-size-complex="11pt"/>
    </style:style>
    <style:style style:name="T1144" style:parent-style-name="DefaultParagraphFont" style:family="text">
      <style:text-properties style:font-name="Garamond" fo:font-size="11pt" style:font-size-asian="11pt" style:font-size-complex="11pt"/>
    </style:style>
    <style:style style:name="T1145" style:parent-style-name="DefaultParagraphFont" style:family="text">
      <style:text-properties style:font-name="Garamond" fo:font-size="11pt" style:font-size-asian="11pt" style:font-size-complex="11pt"/>
    </style:style>
    <style:style style:name="T1146" style:parent-style-name="DefaultParagraphFont" style:family="text">
      <style:text-properties style:font-name="Garamond" fo:font-size="11pt" style:font-size-asian="11pt" style:font-size-complex="11pt"/>
    </style:style>
    <style:style style:name="T1147" style:parent-style-name="DefaultParagraphFont" style:family="text">
      <style:text-properties style:font-name="Garamond" fo:font-weight="bold" style:font-weight-asian="bold" style:font-weight-complex="bold" fo:font-size="11pt" style:font-size-asian="11pt" style:font-size-complex="11pt"/>
    </style:style>
    <style:style style:name="T1148" style:parent-style-name="DefaultParagraphFont" style:family="text">
      <style:text-properties style:font-name="Garamond" fo:font-size="11pt" style:font-size-asian="11pt" style:font-size-complex="11pt"/>
    </style:style>
    <style:style style:name="T1149" style:parent-style-name="DefaultParagraphFont" style:family="text">
      <style:text-properties style:font-name="Garamond" fo:font-size="11pt" style:font-size-asian="11pt" style:font-size-complex="11pt"/>
    </style:style>
    <style:style style:name="T1150" style:parent-style-name="DefaultParagraphFont" style:family="text">
      <style:text-properties style:font-name="Garamond" fo:font-size="11pt" style:font-size-asian="11pt" style:font-size-complex="11pt"/>
    </style:style>
    <style:style style:name="T1151" style:parent-style-name="DefaultParagraphFont" style:family="text">
      <style:text-properties style:font-name="Garamond" fo:font-size="11pt" style:font-size-asian="11pt" style:font-size-complex="11pt"/>
    </style:style>
    <style:style style:name="T1152" style:parent-style-name="DefaultParagraphFont" style:family="text">
      <style:text-properties style:font-name="Garamond" fo:font-size="11pt" style:font-size-asian="11pt" style:font-size-complex="11pt"/>
    </style:style>
    <style:style style:name="T1153" style:parent-style-name="DefaultParagraphFont" style:family="text">
      <style:text-properties style:font-name="Garamond" fo:font-size="11pt" style:font-size-asian="11pt" style:font-size-complex="11pt"/>
    </style:style>
    <style:style style:name="T1154" style:parent-style-name="DefaultParagraphFont" style:family="text">
      <style:text-properties style:font-name="Garamond" fo:font-size="11pt" style:font-size-asian="11pt" style:font-size-complex="11pt"/>
    </style:style>
    <style:style style:name="T1155" style:parent-style-name="DefaultParagraphFont" style:family="text">
      <style:text-properties style:font-name="Garamond" fo:font-size="11pt" style:font-size-asian="11pt" style:font-size-complex="11pt"/>
    </style:style>
    <style:style style:name="T1156" style:parent-style-name="DefaultParagraphFont" style:family="text">
      <style:text-properties style:font-name="Garamond" fo:font-size="11pt" style:font-size-asian="11pt" style:font-size-complex="11pt"/>
    </style:style>
    <style:style style:name="T1157" style:parent-style-name="DefaultParagraphFont" style:family="text">
      <style:text-properties style:font-name="Garamond" fo:font-size="11pt" style:font-size-asian="11pt" style:font-size-complex="11pt"/>
    </style:style>
    <style:style style:name="T1158" style:parent-style-name="DefaultParagraphFont" style:family="text">
      <style:text-properties style:font-name="Garamond" fo:font-size="11pt" style:font-size-asian="11pt" style:font-size-complex="11pt"/>
    </style:style>
    <style:style style:name="T1159" style:parent-style-name="DefaultParagraphFont" style:family="text">
      <style:text-properties style:font-name="Garamond" fo:font-size="11pt" style:font-size-asian="11pt" style:font-size-complex="11pt"/>
    </style:style>
    <style:style style:name="T1160" style:parent-style-name="DefaultParagraphFont" style:family="text">
      <style:text-properties style:font-name="Garamond" fo:font-size="11pt" style:font-size-asian="11pt" style:font-size-complex="11pt"/>
    </style:style>
    <style:style style:name="T1161" style:parent-style-name="DefaultParagraphFont" style:family="text">
      <style:text-properties style:font-name="Garamond" fo:font-size="11pt" style:font-size-asian="11pt" style:font-size-complex="11pt"/>
    </style:style>
    <style:style style:name="T1162" style:parent-style-name="DefaultParagraphFont" style:family="text">
      <style:text-properties style:font-name="Garamond" fo:font-size="11pt" style:font-size-asian="11pt" style:font-size-complex="11pt"/>
    </style:style>
    <style:style style:name="P1163" style:parent-style-name="ListParagraph" style:family="paragraph">
      <style:paragraph-properties fo:text-align="justify" fo:margin-bottom="0in" fo:line-height="115%"/>
    </style:style>
    <style:style style:name="T1164" style:parent-style-name="DefaultParagraphFont" style:family="text">
      <style:text-properties style:font-name="Garamond" fo:font-weight="bold" style:font-weight-asian="bold" style:font-weight-complex="bold" fo:font-size="11pt" style:font-size-asian="11pt" style:font-size-complex="11pt"/>
    </style:style>
    <style:style style:name="T1165" style:parent-style-name="DefaultParagraphFont" style:family="text">
      <style:text-properties style:font-name="Garamond" fo:font-weight="bold" style:font-weight-asian="bold" style:font-weight-complex="bold" fo:font-size="11pt" style:font-size-asian="11pt" style:font-size-complex="11pt"/>
    </style:style>
    <style:style style:name="T1166" style:parent-style-name="DefaultParagraphFont" style:family="text">
      <style:text-properties style:font-name="Garamond" fo:font-weight="bold" style:font-weight-asian="bold" style:font-weight-complex="bold" fo:font-size="11pt" style:font-size-asian="11pt" style:font-size-complex="11pt"/>
    </style:style>
    <style:style style:name="T1167" style:parent-style-name="DefaultParagraphFont" style:family="text">
      <style:text-properties style:font-name="Garamond" fo:font-weight="bold" style:font-weight-asian="bold" style:font-weight-complex="bold" fo:font-size="11pt" style:font-size-asian="11pt" style:font-size-complex="11pt"/>
    </style:style>
    <style:style style:name="T1168" style:parent-style-name="DefaultParagraphFont" style:family="text">
      <style:text-properties style:font-name="Garamond" fo:font-weight="bold" style:font-weight-asian="bold" style:font-weight-complex="bold" fo:font-size="11pt" style:font-size-asian="11pt" style:font-size-complex="11pt"/>
    </style:style>
    <style:style style:name="T1169" style:parent-style-name="DefaultParagraphFont" style:family="text">
      <style:text-properties style:font-name="Garamond" fo:font-weight="bold" style:font-weight-asian="bold" style:font-weight-complex="bold" fo:font-size="11pt" style:font-size-asian="11pt" style:font-size-complex="11pt"/>
    </style:style>
    <style:style style:name="T1170" style:parent-style-name="DefaultParagraphFont" style:family="text">
      <style:text-properties style:font-name="Garamond" fo:font-weight="bold" style:font-weight-asian="bold" style:font-weight-complex="bold" fo:font-size="11pt" style:font-size-asian="11pt" style:font-size-complex="11pt"/>
    </style:style>
    <style:style style:name="T1171" style:parent-style-name="DefaultParagraphFont" style:family="text">
      <style:text-properties style:font-name="Garamond" fo:font-size="11pt" style:font-size-asian="11pt" style:font-size-complex="11pt"/>
    </style:style>
    <style:style style:name="T1172" style:parent-style-name="DefaultParagraphFont" style:family="text">
      <style:text-properties style:font-name="Garamond" fo:font-weight="bold" style:font-weight-asian="bold" style:font-weight-complex="bold" fo:font-size="11pt" style:font-size-asian="11pt" style:font-size-complex="11pt"/>
    </style:style>
    <style:style style:name="T1173" style:parent-style-name="DefaultParagraphFont" style:family="text">
      <style:text-properties style:font-name="Garamond" fo:font-weight="bold" style:font-weight-asian="bold" style:font-weight-complex="bold" fo:font-size="11pt" style:font-size-asian="11pt" style:font-size-complex="11pt"/>
    </style:style>
    <style:style style:name="T1174" style:parent-style-name="DefaultParagraphFont" style:family="text">
      <style:text-properties style:font-name="Garamond" fo:font-weight="bold" style:font-weight-asian="bold" style:font-weight-complex="bold" fo:font-size="11pt" style:font-size-asian="11pt" style:font-size-complex="11pt"/>
    </style:style>
    <style:style style:name="T1175" style:parent-style-name="DefaultParagraphFont" style:family="text">
      <style:text-properties style:font-name="Garamond" fo:font-weight="bold" style:font-weight-asian="bold" style:font-weight-complex="bold" fo:font-size="11pt" style:font-size-asian="11pt" style:font-size-complex="11pt"/>
    </style:style>
    <style:style style:name="T1176" style:parent-style-name="DefaultParagraphFont" style:family="text">
      <style:text-properties style:font-name="Garamond" fo:font-weight="bold" style:font-weight-asian="bold" style:font-weight-complex="bold" fo:font-size="11pt" style:font-size-asian="11pt" style:font-size-complex="11pt"/>
    </style:style>
    <style:style style:name="T1177" style:parent-style-name="DefaultParagraphFont" style:family="text">
      <style:text-properties style:font-name="Garamond" fo:font-size="11pt" style:font-size-asian="11pt" style:font-size-complex="11pt"/>
    </style:style>
    <style:style style:name="T1178" style:parent-style-name="DefaultParagraphFont" style:family="text">
      <style:text-properties style:font-name="Garamond" fo:font-size="11pt" style:font-size-asian="11pt" style:font-size-complex="11pt"/>
    </style:style>
    <style:style style:name="T1179" style:parent-style-name="DefaultParagraphFont" style:family="text">
      <style:text-properties style:font-name="Garamond" fo:font-size="11pt" style:font-size-asian="11pt" style:font-size-complex="11pt"/>
    </style:style>
    <style:style style:name="T1180" style:parent-style-name="DefaultParagraphFont" style:family="text">
      <style:text-properties style:font-name="Garamond" fo:font-size="11pt" style:font-size-asian="11pt" style:font-size-complex="11pt"/>
    </style:style>
    <style:style style:name="T1181" style:parent-style-name="DefaultParagraphFont" style:family="text">
      <style:text-properties style:font-name="Garamond" fo:font-size="11pt" style:font-size-asian="11pt" style:font-size-complex="11pt"/>
    </style:style>
    <style:style style:name="T1182" style:parent-style-name="DefaultParagraphFont" style:family="text">
      <style:text-properties style:font-name="Garamond" fo:font-size="11pt" style:font-size-asian="11pt" style:font-size-complex="11pt"/>
    </style:style>
    <style:style style:name="T1183" style:parent-style-name="DefaultParagraphFont" style:family="text">
      <style:text-properties style:font-name="Garamond" fo:font-size="11pt" style:font-size-asian="11pt" style:font-size-complex="11pt"/>
    </style:style>
    <style:style style:name="T1184" style:parent-style-name="DefaultParagraphFont" style:family="text">
      <style:text-properties style:font-name="Garamond" fo:font-size="11pt" style:font-size-asian="11pt" style:font-size-complex="11pt"/>
    </style:style>
    <style:style style:name="T1185" style:parent-style-name="DefaultParagraphFont" style:family="text">
      <style:text-properties style:font-name="Garamond" fo:font-size="11pt" style:font-size-asian="11pt" style:font-size-complex="11pt"/>
    </style:style>
    <style:style style:name="T1186" style:parent-style-name="DefaultParagraphFont" style:family="text">
      <style:text-properties style:font-name="Garamond" fo:font-size="11pt" style:font-size-asian="11pt" style:font-size-complex="11pt"/>
    </style:style>
    <style:style style:name="T1187" style:parent-style-name="DefaultParagraphFont" style:family="text">
      <style:text-properties style:font-name="Garamond" fo:font-size="11pt" style:font-size-asian="11pt" style:font-size-complex="11pt"/>
    </style:style>
    <style:style style:name="T1188" style:parent-style-name="DefaultParagraphFont" style:family="text">
      <style:text-properties style:font-name="Garamond" fo:font-size="11pt" style:font-size-asian="11pt" style:font-size-complex="11pt"/>
    </style:style>
    <style:style style:name="T1189" style:parent-style-name="DefaultParagraphFont" style:family="text">
      <style:text-properties style:font-name="Garamond" fo:font-size="11pt" style:font-size-asian="11pt" style:font-size-complex="11pt"/>
    </style:style>
    <style:style style:name="T1190" style:parent-style-name="DefaultParagraphFont" style:family="text">
      <style:text-properties style:font-name="Garamond" fo:font-size="11pt" style:font-size-asian="11pt" style:font-size-complex="11pt"/>
    </style:style>
    <style:style style:name="T1191" style:parent-style-name="DefaultParagraphFont" style:family="text">
      <style:text-properties style:font-name="Garamond" fo:font-size="11pt" style:font-size-asian="11pt" style:font-size-complex="11pt"/>
    </style:style>
    <style:style style:name="T1192" style:parent-style-name="DefaultParagraphFont" style:family="text">
      <style:text-properties style:font-name="Garamond" fo:font-size="11pt" style:font-size-asian="11pt" style:font-size-complex="11pt"/>
    </style:style>
    <style:style style:name="T1193" style:parent-style-name="DefaultParagraphFont" style:family="text">
      <style:text-properties style:font-name="Garamond" fo:font-size="11pt" style:font-size-asian="11pt" style:font-size-complex="11pt"/>
    </style:style>
    <style:style style:name="T1194" style:parent-style-name="DefaultParagraphFont" style:family="text">
      <style:text-properties style:font-name="Garamond" fo:font-size="11pt" style:font-size-asian="11pt" style:font-size-complex="11pt"/>
    </style:style>
    <style:style style:name="T1195" style:parent-style-name="DefaultParagraphFont" style:family="text">
      <style:text-properties style:font-name="Garamond" fo:font-size="11pt" style:font-size-asian="11pt" style:font-size-complex="11pt"/>
    </style:style>
    <style:style style:name="T1196" style:parent-style-name="DefaultParagraphFont" style:family="text">
      <style:text-properties style:font-name="Garamond" fo:font-size="11pt" style:font-size-asian="11pt" style:font-size-complex="11pt"/>
    </style:style>
    <style:style style:name="T1197" style:parent-style-name="DefaultParagraphFont" style:family="text">
      <style:text-properties style:font-name="Garamond" fo:font-size="11pt" style:font-size-asian="11pt" style:font-size-complex="11pt"/>
    </style:style>
    <style:style style:name="T1198" style:parent-style-name="DefaultParagraphFont" style:family="text">
      <style:text-properties style:font-name="Garamond" fo:font-size="11pt" style:font-size-asian="11pt" style:font-size-complex="11pt"/>
    </style:style>
    <style:style style:name="T1199" style:parent-style-name="DefaultParagraphFont" style:family="text">
      <style:text-properties style:font-name="Garamond" fo:font-size="11pt" style:font-size-asian="11pt" style:font-size-complex="11pt"/>
    </style:style>
    <style:style style:name="T1200" style:parent-style-name="DefaultParagraphFont" style:family="text">
      <style:text-properties style:font-name="Garamond" fo:font-size="11pt" style:font-size-asian="11pt" style:font-size-complex="11pt"/>
    </style:style>
    <style:style style:name="T1201" style:parent-style-name="DefaultParagraphFont" style:family="text">
      <style:text-properties style:font-name="Garamond" fo:font-size="11pt" style:font-size-asian="11pt" style:font-size-complex="11pt"/>
    </style:style>
    <style:style style:name="T1202" style:parent-style-name="DefaultParagraphFont" style:family="text">
      <style:text-properties style:font-name="Garamond" fo:font-size="11pt" style:font-size-asian="11pt" style:font-size-complex="11pt"/>
    </style:style>
    <style:style style:name="T1203" style:parent-style-name="DefaultParagraphFont" style:family="text">
      <style:text-properties style:font-name="Garamond" fo:font-size="11pt" style:font-size-asian="11pt" style:font-size-complex="11pt"/>
    </style:style>
    <style:style style:name="T1204" style:parent-style-name="DefaultParagraphFont" style:family="text">
      <style:text-properties style:font-name="Garamond" fo:font-size="11pt" style:font-size-asian="11pt" style:font-size-complex="11pt"/>
    </style:style>
    <style:style style:name="T1205" style:parent-style-name="DefaultParagraphFont" style:family="text">
      <style:text-properties style:font-name="Garamond" fo:font-weight="bold" style:font-weight-asian="bold" style:font-weight-complex="bold" fo:font-size="11pt" style:font-size-asian="11pt" style:font-size-complex="11pt"/>
    </style:style>
    <style:style style:name="T1206" style:parent-style-name="DefaultParagraphFont" style:family="text">
      <style:text-properties style:font-name="Garamond" fo:font-weight="bold" style:font-weight-asian="bold" style:font-weight-complex="bold" fo:font-size="11pt" style:font-size-asian="11pt" style:font-size-complex="11pt"/>
    </style:style>
    <style:style style:name="T1207" style:parent-style-name="DefaultParagraphFont" style:family="text">
      <style:text-properties style:font-name="Garamond" fo:font-weight="bold" style:font-weight-asian="bold" style:font-weight-complex="bold" fo:font-size="11pt" style:font-size-asian="11pt" style:font-size-complex="11pt"/>
    </style:style>
    <style:style style:name="T1208" style:parent-style-name="DefaultParagraphFont" style:family="text">
      <style:text-properties style:font-name="Garamond" fo:font-weight="bold" style:font-weight-asian="bold" style:font-weight-complex="bold" fo:font-size="11pt" style:font-size-asian="11pt" style:font-size-complex="11pt"/>
    </style:style>
    <style:style style:name="T1209" style:parent-style-name="DefaultParagraphFont" style:family="text">
      <style:text-properties style:font-name="Garamond" fo:font-weight="bold" style:font-weight-asian="bold" style:font-weight-complex="bold" fo:font-size="11pt" style:font-size-asian="11pt" style:font-size-complex="11pt"/>
    </style:style>
    <style:style style:name="T1210" style:parent-style-name="DefaultParagraphFont" style:family="text">
      <style:text-properties style:font-name="Garamond" fo:font-size="11pt" style:font-size-asian="11pt" style:font-size-complex="11pt"/>
    </style:style>
    <style:style style:name="T1211" style:parent-style-name="DefaultParagraphFont" style:family="text">
      <style:text-properties style:font-name="Garamond" fo:font-weight="bold" style:font-weight-asian="bold" style:font-weight-complex="bold" fo:font-size="11pt" style:font-size-asian="11pt" style:font-size-complex="11pt"/>
    </style:style>
    <style:style style:name="T1212" style:parent-style-name="DefaultParagraphFont" style:family="text">
      <style:text-properties style:font-name="Garamond" fo:font-weight="bold" style:font-weight-asian="bold" style:font-weight-complex="bold" fo:font-size="11pt" style:font-size-asian="11pt" style:font-size-complex="11pt"/>
    </style:style>
    <style:style style:name="T1213" style:parent-style-name="DefaultParagraphFont" style:family="text">
      <style:text-properties style:font-name="Garamond" fo:font-weight="bold" style:font-weight-asian="bold" style:font-weight-complex="bold" fo:font-size="11pt" style:font-size-asian="11pt" style:font-size-complex="11pt"/>
    </style:style>
    <style:style style:name="T1214" style:parent-style-name="DefaultParagraphFont" style:family="text">
      <style:text-properties style:font-name="Garamond" fo:font-weight="bold" style:font-weight-asian="bold" style:font-weight-complex="bold" fo:font-size="11pt" style:font-size-asian="11pt" style:font-size-complex="11pt"/>
    </style:style>
    <style:style style:name="T1215" style:parent-style-name="DefaultParagraphFont" style:family="text">
      <style:text-properties style:font-name="Garamond" fo:font-weight="bold" style:font-weight-asian="bold" style:font-weight-complex="bold" fo:font-size="11pt" style:font-size-asian="11pt" style:font-size-complex="11pt"/>
    </style:style>
    <style:style style:name="T1216" style:parent-style-name="DefaultParagraphFont" style:family="text">
      <style:text-properties style:font-name="Garamond" fo:font-weight="bold" style:font-weight-asian="bold" style:font-weight-complex="bold" fo:font-size="11pt" style:font-size-asian="11pt" style:font-size-complex="11pt"/>
    </style:style>
    <style:style style:name="P1217" style:parent-style-name="ListParagraph" style:family="paragraph">
      <style:paragraph-properties fo:text-align="justify" fo:margin-bottom="0in" fo:line-height="115%" fo:margin-left="0.25in">
        <style:tab-stops>
          <style:tab-stop style:type="left" style:position="0in"/>
          <style:tab-stop style:type="right" style:position="6.25in"/>
        </style:tab-stops>
      </style:paragraph-properties>
      <style:text-properties style:font-name="Garamond" fo:font-weight="bold" style:font-weight-asian="bold" style:font-weight-complex="bold" fo:font-size="11pt" style:font-size-asian="11pt" style:font-size-complex="11pt"/>
    </style:style>
    <style:style style:name="P1218" style:parent-style-name="Normal" style:family="paragraph">
      <style:paragraph-properties fo:text-align="justify" fo:margin-bottom="0in" fo:line-height="115%"/>
    </style:style>
    <style:style style:name="T1219" style:parent-style-name="DefaultParagraphFont" style:family="text">
      <style:text-properties style:font-name="Garamond" fo:font-size="11pt" style:font-size-asian="11pt" style:font-size-complex="11pt"/>
    </style:style>
    <style:style style:name="T1220" style:parent-style-name="DefaultParagraphFont" style:family="text">
      <style:text-properties style:font-name="Garamond" fo:font-size="11pt" style:font-size-asian="11pt" style:font-size-complex="11pt"/>
    </style:style>
    <style:style style:name="T1221" style:parent-style-name="DefaultParagraphFont" style:family="text">
      <style:text-properties style:font-name="Garamond" fo:font-weight="bold" style:font-weight-asian="bold" style:font-weight-complex="bold" fo:font-size="11pt" style:font-size-asian="11pt" style:font-size-complex="11pt"/>
    </style:style>
    <style:style style:name="T1222" style:parent-style-name="DefaultParagraphFont" style:family="text">
      <style:text-properties style:font-name="Garamond" fo:font-weight="bold" style:font-weight-asian="bold" style:font-weight-complex="bold" fo:font-size="11pt" style:font-size-asian="11pt" style:font-size-complex="11pt"/>
    </style:style>
    <style:style style:name="T1223" style:parent-style-name="DefaultParagraphFont" style:family="text">
      <style:text-properties style:font-name="Garamond" fo:font-weight="bold" style:font-weight-asian="bold" style:font-weight-complex="bold" fo:font-size="11pt" style:font-size-asian="11pt" style:font-size-complex="11pt"/>
    </style:style>
    <style:style style:name="T1224" style:parent-style-name="DefaultParagraphFont" style:family="text">
      <style:text-properties style:font-name="Garamond" fo:font-weight="bold" style:font-weight-asian="bold" style:font-weight-complex="bold" fo:font-size="11pt" style:font-size-asian="11pt" style:font-size-complex="11pt"/>
    </style:style>
    <style:style style:name="T1225" style:parent-style-name="DefaultParagraphFont" style:family="text">
      <style:text-properties style:font-name="Garamond" fo:font-weight="bold" style:font-weight-asian="bold" style:font-weight-complex="bold" fo:font-size="11pt" style:font-size-asian="11pt" style:font-size-complex="11pt"/>
    </style:style>
    <style:style style:name="T1226" style:parent-style-name="DefaultParagraphFont" style:family="text">
      <style:text-properties style:font-name="Garamond" fo:font-weight="bold" style:font-weight-asian="bold" style:font-weight-complex="bold" fo:font-size="11pt" style:font-size-asian="11pt" style:font-size-complex="11pt"/>
    </style:style>
    <style:style style:name="T1227" style:parent-style-name="DefaultParagraphFont" style:family="text">
      <style:text-properties style:font-name="Garamond" fo:font-weight="bold" style:font-weight-asian="bold" style:font-weight-complex="bold" fo:font-size="11pt" style:font-size-asian="11pt" style:font-size-complex="11pt"/>
    </style:style>
    <style:style style:name="T1228" style:parent-style-name="DefaultParagraphFont" style:family="text">
      <style:text-properties style:font-name="Garamond" fo:font-weight="bold" style:font-weight-asian="bold" style:font-weight-complex="bold" fo:font-size="11pt" style:font-size-asian="11pt" style:font-size-complex="11pt"/>
    </style:style>
    <style:style style:name="T1229" style:parent-style-name="DefaultParagraphFont" style:family="text">
      <style:text-properties style:font-name="Garamond" fo:font-weight="bold" style:font-weight-asian="bold" style:font-weight-complex="bold" fo:font-size="11pt" style:font-size-asian="11pt" style:font-size-complex="11pt"/>
    </style:style>
    <style:style style:name="T1230" style:parent-style-name="DefaultParagraphFont" style:family="text">
      <style:text-properties style:font-name="Garamond" fo:font-weight="bold" style:font-weight-asian="bold" style:font-weight-complex="bold" fo:font-size="11pt" style:font-size-asian="11pt" style:font-size-complex="11pt"/>
    </style:style>
    <style:style style:name="T1231" style:parent-style-name="DefaultParagraphFont" style:family="text">
      <style:text-properties style:font-name="Garamond" fo:font-weight="bold" style:font-weight-asian="bold" style:font-weight-complex="bold" fo:font-size="11pt" style:font-size-asian="11pt" style:font-size-complex="11pt"/>
    </style:style>
    <style:style style:name="T1232" style:parent-style-name="DefaultParagraphFont" style:family="text">
      <style:text-properties style:font-name="Garamond" fo:font-weight="bold" style:font-weight-asian="bold" style:font-weight-complex="bold" fo:font-size="11pt" style:font-size-asian="11pt" style:font-size-complex="11pt"/>
    </style:style>
    <style:style style:name="T1233" style:parent-style-name="DefaultParagraphFont" style:family="text">
      <style:text-properties style:font-name="Garamond" fo:font-weight="bold" style:font-weight-asian="bold" style:font-weight-complex="bold" fo:font-size="11pt" style:font-size-asian="11pt" style:font-size-complex="11pt"/>
    </style:style>
    <style:style style:name="T1234" style:parent-style-name="DefaultParagraphFont" style:family="text">
      <style:text-properties style:font-name="Garamond" fo:font-weight="bold" style:font-weight-asian="bold" style:font-weight-complex="bold" fo:font-size="11pt" style:font-size-asian="11pt" style:font-size-complex="11pt"/>
    </style:style>
    <style:style style:name="T1235" style:parent-style-name="DefaultParagraphFont" style:family="text">
      <style:text-properties style:font-name="Garamond" fo:font-size="11pt" style:font-size-asian="11pt" style:font-size-complex="11pt"/>
    </style:style>
    <style:style style:name="T1236" style:parent-style-name="DefaultParagraphFont" style:family="text">
      <style:text-properties style:font-name="Garamond" fo:font-size="11pt" style:font-size-asian="11pt" style:font-size-complex="11pt"/>
    </style:style>
    <style:style style:name="T1237" style:parent-style-name="DefaultParagraphFont" style:family="text">
      <style:text-properties style:font-name="Garamond" fo:font-size="11pt" style:font-size-asian="11pt" style:font-size-complex="11pt"/>
    </style:style>
    <style:style style:name="T1238" style:parent-style-name="DefaultParagraphFont" style:family="text">
      <style:text-properties style:font-name="Garamond" fo:font-size="11pt" style:font-size-asian="11pt" style:font-size-complex="11pt"/>
    </style:style>
    <style:style style:name="T1239" style:parent-style-name="DefaultParagraphFont" style:family="text">
      <style:text-properties style:font-name="Garamond" fo:font-size="11pt" style:font-size-asian="11pt" style:font-size-complex="11pt"/>
    </style:style>
    <style:style style:name="T1240" style:parent-style-name="DefaultParagraphFont" style:family="text">
      <style:text-properties style:font-name="Garamond" fo:font-size="11pt" style:font-size-asian="11pt" style:font-size-complex="11pt"/>
    </style:style>
    <style:style style:name="T1241" style:parent-style-name="DefaultParagraphFont" style:family="text">
      <style:text-properties style:font-name="Garamond" fo:font-size="11pt" style:font-size-asian="11pt" style:font-size-complex="11pt"/>
    </style:style>
    <style:style style:name="T1242" style:parent-style-name="DefaultParagraphFont" style:family="text">
      <style:text-properties style:font-name="Garamond" fo:font-size="11pt" style:font-size-asian="11pt" style:font-size-complex="11pt"/>
    </style:style>
    <style:style style:name="T1243" style:parent-style-name="DefaultParagraphFont" style:family="text">
      <style:text-properties style:font-name="Garamond" fo:font-size="11pt" style:font-size-asian="11pt" style:font-size-complex="11pt"/>
    </style:style>
    <style:style style:name="T1244" style:parent-style-name="DefaultParagraphFont" style:family="text">
      <style:text-properties style:font-name="Garamond" fo:font-size="11pt" style:font-size-asian="11pt" style:font-size-complex="11pt"/>
    </style:style>
    <style:style style:name="T1245" style:parent-style-name="DefaultParagraphFont" style:family="text">
      <style:text-properties style:font-name="Garamond" fo:font-size="11pt" style:font-size-asian="11pt" style:font-size-complex="11pt"/>
    </style:style>
    <style:style style:name="T1246" style:parent-style-name="DefaultParagraphFont" style:family="text">
      <style:text-properties style:font-name="Garamond" fo:font-size="11pt" style:font-size-asian="11pt" style:font-size-complex="11pt"/>
    </style:style>
    <style:style style:name="T1247" style:parent-style-name="DefaultParagraphFont" style:family="text">
      <style:text-properties style:font-name="Garamond" fo:font-size="11pt" style:font-size-asian="11pt" style:font-size-complex="11pt"/>
    </style:style>
    <style:style style:name="T1248" style:parent-style-name="DefaultParagraphFont" style:family="text">
      <style:text-properties style:font-name="Garamond" fo:font-size="11pt" style:font-size-asian="11pt" style:font-size-complex="11pt"/>
    </style:style>
    <style:style style:name="T1249" style:parent-style-name="DefaultParagraphFont" style:family="text">
      <style:text-properties style:font-name="Garamond" fo:font-size="11pt" style:font-size-asian="11pt" style:font-size-complex="11pt"/>
    </style:style>
    <style:style style:name="T1250" style:parent-style-name="DefaultParagraphFont" style:family="text">
      <style:text-properties style:font-name="Garamond" fo:font-size="11pt" style:font-size-asian="11pt" style:font-size-complex="11pt"/>
    </style:style>
    <style:style style:name="T1251" style:parent-style-name="DefaultParagraphFont" style:family="text">
      <style:text-properties style:font-name="Garamond" fo:font-size="11pt" style:font-size-asian="11pt" style:font-size-complex="11pt"/>
    </style:style>
    <style:style style:name="T1252" style:parent-style-name="DefaultParagraphFont" style:family="text">
      <style:text-properties style:font-name="Garamond" fo:font-size="11pt" style:font-size-asian="11pt" style:font-size-complex="11pt"/>
    </style:style>
    <style:style style:name="T1253" style:parent-style-name="DefaultParagraphFont" style:family="text">
      <style:text-properties style:font-name="Garamond" fo:font-size="11pt" style:font-size-asian="11pt" style:font-size-complex="11pt"/>
    </style:style>
    <style:style style:name="T1254" style:parent-style-name="DefaultParagraphFont" style:family="text">
      <style:text-properties style:font-name="Garamond" fo:font-size="11pt" style:font-size-asian="11pt" style:font-size-complex="11pt"/>
    </style:style>
    <style:style style:name="T1255" style:parent-style-name="DefaultParagraphFont" style:family="text">
      <style:text-properties style:font-name="Garamond" fo:font-size="11pt" style:font-size-asian="11pt" style:font-size-complex="11pt"/>
    </style:style>
    <style:style style:name="T1256" style:parent-style-name="DefaultParagraphFont" style:family="text">
      <style:text-properties style:font-name="Garamond" fo:font-size="11pt" style:font-size-asian="11pt" style:font-size-complex="11pt"/>
    </style:style>
    <style:style style:name="P1257" style:parent-style-name="Normal" style:family="paragraph">
      <style:paragraph-properties fo:line-height="115%"/>
    </style:style>
    <style:style style:name="P1258" style:parent-style-name="Heading2" style:family="paragraph">
      <style:paragraph-properties fo:text-align="start"/>
      <style:text-properties style:font-name="Garamond"/>
    </style:style>
    <style:style style:name="P1259" style:parent-style-name="Normal" style:family="paragraph">
      <style:paragraph-properties fo:line-height="115%"/>
      <style:text-properties style:font-name="Garamond" fo:font-size="11pt" style:font-size-asian="11pt" style:font-size-complex="11pt"/>
    </style:style>
    <style:style style:name="P1260" style:parent-style-name="Normal" style:family="paragraph">
      <style:paragraph-properties fo:text-align="justify" fo:margin-bottom="0in" fo:line-height="115%"/>
      <style:text-properties style:font-name="Garamond" fo:font-size="11pt" style:font-size-asian="11pt" style:font-size-complex="11pt"/>
    </style:style>
    <style:style style:name="P1261"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262" style:parent-style-name="Normal" style:family="paragraph">
      <style:paragraph-properties fo:text-align="justify" fo:margin-bottom="0in" fo:line-height="115%"/>
      <style:text-properties style:font-name="Garamond" fo:font-weight="bold" style:font-weight-asian="bold" style:font-weight-complex="bold" fo:font-size="11pt" style:font-size-asian="11pt" style:font-size-complex="11pt"/>
    </style:style>
    <style:style style:name="P12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64" style:parent-style-name="Normal" style:family="paragraph">
      <style:paragraph-properties fo:text-align="justify" fo:margin-bottom="0in" fo:line-height="115%" fo:text-indent="0.2in"/>
    </style:style>
    <style:style style:name="T1265" style:parent-style-name="DefaultParagraphFont" style:family="text">
      <style:text-properties style:font-name="Garamond" fo:font-weight="bold" style:font-weight-asian="bold" style:font-weight-complex="bold" fo:font-size="11pt" style:font-size-asian="11pt" style:font-size-complex="11pt"/>
    </style:style>
    <style:style style:name="T1266" style:parent-style-name="DefaultParagraphFont" style:family="text">
      <style:text-properties style:font-name="Garamond" fo:font-weight="bold" style:font-weight-asian="bold" style:font-weight-complex="bold" fo:font-size="11pt" style:font-size-asian="11pt" style:font-size-complex="11pt"/>
    </style:style>
    <style:style style:name="T1267" style:parent-style-name="DefaultParagraphFont" style:family="text">
      <style:text-properties style:font-name="Garamond" fo:font-weight="bold" style:font-weight-asian="bold" style:font-weight-complex="bold" fo:font-size="11pt" style:font-size-asian="11pt" style:font-size-complex="11pt"/>
    </style:style>
    <style:style style:name="T1268" style:parent-style-name="DefaultParagraphFont" style:family="text">
      <style:text-properties style:font-name="Garamond" fo:font-weight="bold" style:font-weight-asian="bold" style:font-weight-complex="bold" fo:font-size="11pt" style:font-size-asian="11pt" style:font-size-complex="11pt"/>
    </style:style>
    <style:style style:name="T1269" style:parent-style-name="DefaultParagraphFont" style:family="text">
      <style:text-properties style:font-name="Garamond" fo:font-weight="bold" style:font-weight-asian="bold" style:font-weight-complex="bold" fo:font-size="11pt" style:font-size-asian="11pt" style:font-size-complex="11pt"/>
    </style:style>
    <style:style style:name="T1270" style:parent-style-name="DefaultParagraphFont" style:family="text">
      <style:text-properties style:font-name="Garamond" fo:font-size="11pt" style:font-size-asian="11pt" style:font-size-complex="11pt"/>
    </style:style>
    <style:style style:name="T1271" style:parent-style-name="DefaultParagraphFont" style:family="text">
      <style:text-properties style:font-name="Garamond" fo:font-weight="bold" style:font-weight-asian="bold" style:font-weight-complex="bold" fo:font-size="11pt" style:font-size-asian="11pt" style:font-size-complex="11pt"/>
    </style:style>
    <style:style style:name="T1272" style:parent-style-name="DefaultParagraphFont" style:family="text">
      <style:text-properties style:font-name="Garamond" fo:font-weight="bold" style:font-weight-asian="bold" style:font-weight-complex="bold" fo:font-size="11pt" style:font-size-asian="11pt" style:font-size-complex="11pt"/>
    </style:style>
    <style:style style:name="T1273" style:parent-style-name="DefaultParagraphFont" style:family="text">
      <style:text-properties style:font-name="Garamond" fo:font-weight="bold" style:font-weight-asian="bold" style:font-weight-complex="bold" fo:font-size="11pt" style:font-size-asian="11pt" style:font-size-complex="11pt"/>
    </style:style>
    <style:style style:name="T1274" style:parent-style-name="DefaultParagraphFont" style:family="text">
      <style:text-properties style:font-name="Garamond" fo:font-weight="bold" style:font-weight-asian="bold" style:font-weight-complex="bold" fo:font-size="11pt" style:font-size-asian="11pt" style:font-size-complex="11pt"/>
    </style:style>
    <style:style style:name="T1275" style:parent-style-name="DefaultParagraphFont" style:family="text">
      <style:text-properties style:font-name="Garamond" fo:font-weight="bold" style:font-weight-asian="bold" style:font-weight-complex="bold" fo:font-size="11pt" style:font-size-asian="11pt" style:font-size-complex="11pt"/>
    </style:style>
    <style:style style:name="T1276" style:parent-style-name="DefaultParagraphFont" style:family="text">
      <style:text-properties style:font-name="Garamond" fo:font-size="11pt" style:font-size-asian="11pt" style:font-size-complex="11pt"/>
    </style:style>
    <style:style style:name="T1277" style:parent-style-name="DefaultParagraphFont" style:family="text">
      <style:text-properties style:font-name="Garamond" fo:font-size="11pt" style:font-size-asian="11pt" style:font-size-complex="11pt"/>
    </style:style>
    <style:style style:name="T1278" style:parent-style-name="DefaultParagraphFont" style:family="text">
      <style:text-properties style:font-name="Garamond" fo:font-size="11pt" style:font-size-asian="11pt" style:font-size-complex="11pt"/>
    </style:style>
    <style:style style:name="T1279" style:parent-style-name="DefaultParagraphFont" style:family="text">
      <style:text-properties style:font-name="Garamond" fo:font-size="11pt" style:font-size-asian="11pt" style:font-size-complex="11pt"/>
    </style:style>
    <style:style style:name="T1280" style:parent-style-name="DefaultParagraphFont" style:family="text">
      <style:text-properties style:font-name="Garamond" fo:font-size="11pt" style:font-size-asian="11pt" style:font-size-complex="11pt"/>
    </style:style>
    <style:style style:name="T1281" style:parent-style-name="DefaultParagraphFont" style:family="text">
      <style:text-properties style:font-name="Garamond" fo:font-size="11pt" style:font-size-asian="11pt" style:font-size-complex="11pt"/>
    </style:style>
    <style:style style:name="P1282" style:parent-style-name="Normal" style:family="paragraph">
      <style:paragraph-properties fo:text-align="justify" fo:margin-bottom="0in" fo:line-height="115%" fo:text-indent="0.2in"/>
    </style:style>
    <style:style style:name="T1283" style:parent-style-name="DefaultParagraphFont" style:family="text">
      <style:text-properties style:font-name="Garamond" fo:font-size="11pt" style:font-size-asian="11pt" style:font-size-complex="11pt"/>
    </style:style>
    <style:style style:name="T1284" style:parent-style-name="DefaultParagraphFont" style:family="text">
      <style:text-properties style:font-name="Garamond" fo:font-size="11pt" style:font-size-asian="11pt" style:font-size-complex="11pt"/>
    </style:style>
    <style:style style:name="T1285" style:parent-style-name="DefaultParagraphFont" style:family="text">
      <style:text-properties style:font-name="Garamond" fo:font-size="11pt" style:font-size-asian="11pt" style:font-size-complex="11pt"/>
    </style:style>
    <style:style style:name="T1286" style:parent-style-name="DefaultParagraphFont" style:family="text">
      <style:text-properties style:font-name="Garamond" fo:font-size="11pt" style:font-size-asian="11pt" style:font-size-complex="11pt"/>
    </style:style>
    <style:style style:name="T1287" style:parent-style-name="DefaultParagraphFont" style:family="text">
      <style:text-properties style:font-name="Garamond" fo:font-size="11pt" style:font-size-asian="11pt" style:font-size-complex="11pt"/>
    </style:style>
    <style:style style:name="T1288" style:parent-style-name="DefaultParagraphFont" style:family="text">
      <style:text-properties style:font-name="Garamond" fo:font-size="11pt" style:font-size-asian="11pt" style:font-size-complex="11pt"/>
    </style:style>
    <style:style style:name="T1289" style:parent-style-name="DefaultParagraphFont" style:family="text">
      <style:text-properties style:font-name="Garamond" fo:font-size="11pt" style:font-size-asian="11pt" style:font-size-complex="11pt"/>
    </style:style>
    <style:style style:name="T1290" style:parent-style-name="DefaultParagraphFont" style:family="text">
      <style:text-properties style:font-name="Garamond" fo:font-size="11pt" style:font-size-asian="11pt" style:font-size-complex="11pt"/>
    </style:style>
    <style:style style:name="T1291" style:parent-style-name="DefaultParagraphFont" style:family="text">
      <style:text-properties style:font-name="Garamond" fo:font-size="11pt" style:font-size-asian="11pt" style:font-size-complex="11pt"/>
    </style:style>
    <style:style style:name="T1292" style:parent-style-name="DefaultParagraphFont" style:family="text">
      <style:text-properties style:font-name="Garamond" fo:font-weight="bold" style:font-weight-asian="bold" style:font-weight-complex="bold" fo:font-size="11pt" style:font-size-asian="11pt" style:font-size-complex="11pt"/>
    </style:style>
    <style:style style:name="T1293" style:parent-style-name="DefaultParagraphFont" style:family="text">
      <style:text-properties style:font-name="Garamond" fo:font-weight="bold" style:font-weight-asian="bold" style:font-weight-complex="bold" fo:font-size="11pt" style:font-size-asian="11pt" style:font-size-complex="11pt"/>
    </style:style>
    <style:style style:name="T1294" style:parent-style-name="DefaultParagraphFont" style:family="text">
      <style:text-properties style:font-name="Garamond" fo:font-weight="bold" style:font-weight-asian="bold" style:font-weight-complex="bold" fo:font-size="11pt" style:font-size-asian="11pt" style:font-size-complex="11pt"/>
    </style:style>
    <style:style style:name="T1295" style:parent-style-name="DefaultParagraphFont" style:family="text">
      <style:text-properties style:font-name="Garamond" fo:font-weight="bold" style:font-weight-asian="bold" style:font-weight-complex="bold" fo:font-size="11pt" style:font-size-asian="11pt" style:font-size-complex="11pt"/>
    </style:style>
    <style:style style:name="T1296" style:parent-style-name="DefaultParagraphFont" style:family="text">
      <style:text-properties style:font-name="Garamond" fo:font-weight="bold" style:font-weight-asian="bold" style:font-weight-complex="bold" fo:font-size="11pt" style:font-size-asian="11pt" style:font-size-complex="11pt"/>
    </style:style>
    <style:style style:name="T1297" style:parent-style-name="DefaultParagraphFont" style:family="text">
      <style:text-properties style:font-name="Garamond" fo:font-weight="bold" style:font-weight-asian="bold" style:font-weight-complex="bold" fo:font-size="11pt" style:font-size-asian="11pt" style:font-size-complex="11pt"/>
    </style:style>
    <style:style style:name="P12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29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0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301"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3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03" style:parent-style-name="Normal" style:family="paragraph">
      <style:paragraph-properties fo:text-align="justify" fo:margin-bottom="0in" fo:line-height="115%" fo:text-indent="0.2in"/>
    </style:style>
    <style:style style:name="T1304" style:parent-style-name="DefaultParagraphFont" style:family="text">
      <style:text-properties style:font-name="Garamond" fo:font-size="11pt" style:font-size-asian="11pt" style:font-size-complex="11pt"/>
    </style:style>
    <style:style style:name="T1305" style:parent-style-name="DefaultParagraphFont" style:family="text">
      <style:text-properties style:font-name="Garamond" fo:font-size="11pt" style:font-size-asian="11pt" style:font-size-complex="11pt"/>
    </style:style>
    <style:style style:name="T1306" style:parent-style-name="DefaultParagraphFont" style:family="text">
      <style:text-properties style:font-name="Garamond" fo:font-size="11pt" style:font-size-asian="11pt" style:font-size-complex="11pt"/>
    </style:style>
    <style:style style:name="T1307" style:parent-style-name="DefaultParagraphFont" style:family="text">
      <style:text-properties style:font-name="Garamond" fo:font-weight="bold" style:font-weight-asian="bold" style:font-weight-complex="bold" fo:font-size="11pt" style:font-size-asian="11pt" style:font-size-complex="11pt"/>
    </style:style>
    <style:style style:name="P1308" style:parent-style-name="Normal" style:family="paragraph">
      <style:paragraph-properties fo:text-align="justify" fo:margin-bottom="0in" fo:line-height="115%" fo:text-indent="0.2in"/>
    </style:style>
    <style:style style:name="T1309" style:parent-style-name="DefaultParagraphFont" style:family="text">
      <style:text-properties style:font-name="Garamond" fo:font-size="11pt" style:font-size-asian="11pt" style:font-size-complex="11pt"/>
    </style:style>
    <style:style style:name="T1310" style:parent-style-name="DefaultParagraphFont" style:family="text">
      <style:text-properties style:font-name="Garamond" fo:font-size="11pt" style:font-size-asian="11pt" style:font-size-complex="11pt"/>
    </style:style>
    <style:style style:name="T1311" style:parent-style-name="DefaultParagraphFont" style:family="text">
      <style:text-properties style:font-name="Garamond" fo:font-size="11pt" style:font-size-asian="11pt" style:font-size-complex="11pt"/>
    </style:style>
    <style:style style:name="T1312" style:parent-style-name="DefaultParagraphFont" style:family="text">
      <style:text-properties style:font-name="Garamond" fo:font-size="11pt" style:font-size-asian="11pt" style:font-size-complex="11pt"/>
    </style:style>
    <style:style style:name="T1313" style:parent-style-name="DefaultParagraphFont" style:family="text">
      <style:text-properties style:font-name="Garamond" fo:font-size="11pt" style:font-size-asian="11pt" style:font-size-complex="11pt"/>
    </style:style>
    <style:style style:name="T1314" style:parent-style-name="DefaultParagraphFont" style:family="text">
      <style:text-properties style:font-name="Garamond" fo:font-size="11pt" style:font-size-asian="11pt" style:font-size-complex="11pt"/>
    </style:style>
    <style:style style:name="T1315" style:parent-style-name="DefaultParagraphFont" style:family="text">
      <style:text-properties style:font-name="Garamond" fo:font-size="11pt" style:font-size-asian="11pt" style:font-size-complex="11pt"/>
    </style:style>
    <style:style style:name="T1316" style:parent-style-name="DefaultParagraphFont" style:family="text">
      <style:text-properties style:font-name="Garamond" fo:font-weight="bold" style:font-weight-asian="bold" style:font-weight-complex="bold" fo:font-size="11pt" style:font-size-asian="11pt" style:font-size-complex="11pt"/>
    </style:style>
    <style:style style:name="P13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18" style:parent-style-name="Normal" style:family="paragraph">
      <style:text-properties style:font-name="Garamond" fo:font-weight="bold" style:font-weight-asian="bold" style:font-weight-complex="bold" fo:font-size="11pt" style:font-size-asian="11pt" style:font-size-complex="11pt"/>
    </style:style>
    <style:style style:name="P1319" style:parent-style-name="Normal" style:family="paragraph">
      <style:text-properties style:font-name="Garamond" fo:font-weight="bold" style:font-weight-asian="bold" style:font-weight-complex="bold" fo:font-size="11pt" style:font-size-asian="11pt" style:font-size-complex="11pt"/>
    </style:style>
    <style:style style:name="P13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22" style:parent-style-name="Normal" style:family="paragraph">
      <style:text-properties style:font-name="Garamond" fo:font-weight="bold" style:font-weight-asian="bold" style:font-weight-complex="bold" fo:font-size="11pt" style:font-size-asian="11pt" style:font-size-complex="11pt"/>
    </style:style>
    <style:style style:name="P1323" style:parent-style-name="Normal" style:family="paragraph">
      <style:paragraph-properties fo:text-align="justify" fo:margin-bottom="0in" fo:line-height="115%" fo:text-indent="0.2in"/>
    </style:style>
    <style:style style:name="T1324" style:parent-style-name="DefaultParagraphFont" style:family="text">
      <style:text-properties style:font-name="Garamond" fo:font-size="11pt" style:font-size-asian="11pt" style:font-size-complex="11pt"/>
    </style:style>
    <style:style style:name="T1325" style:parent-style-name="DefaultParagraphFont" style:family="text">
      <style:text-properties style:font-name="Garamond" fo:font-size="11pt" style:font-size-asian="11pt" style:font-size-complex="11pt"/>
    </style:style>
    <style:style style:name="T1326" style:parent-style-name="DefaultParagraphFont" style:family="text">
      <style:text-properties style:font-name="Garamond" fo:font-size="11pt" style:font-size-asian="11pt" style:font-size-complex="11pt"/>
    </style:style>
    <style:style style:name="T1327" style:parent-style-name="DefaultParagraphFont" style:family="text">
      <style:text-properties style:font-name="Garamond" fo:font-size="11pt" style:font-size-asian="11pt" style:font-size-complex="11pt"/>
    </style:style>
    <style:style style:name="T1328" style:parent-style-name="DefaultParagraphFont" style:family="text">
      <style:text-properties style:font-name="Garamond" fo:font-size="11pt" style:font-size-asian="11pt" style:font-size-complex="11pt"/>
    </style:style>
    <style:style style:name="T1329" style:parent-style-name="DefaultParagraphFont" style:family="text">
      <style:text-properties style:font-name="Garamond" fo:font-size="11pt" style:font-size-asian="11pt" style:font-size-complex="11pt"/>
    </style:style>
    <style:style style:name="T1330" style:parent-style-name="DefaultParagraphFont" style:family="text">
      <style:text-properties style:font-name="Garamond" fo:font-weight="bold" style:font-weight-asian="bold" style:font-weight-complex="bold" fo:font-size="11pt" style:font-size-asian="11pt" style:font-size-complex="11pt"/>
    </style:style>
    <style:style style:name="T1331" style:parent-style-name="DefaultParagraphFont" style:family="text">
      <style:text-properties style:font-name="Garamond" fo:font-size="11pt" style:font-size-asian="11pt" style:font-size-complex="11pt"/>
    </style:style>
    <style:style style:name="P13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33" style:parent-style-name="Normal" style:family="paragraph">
      <style:paragraph-properties fo:break-before="page" fo:text-align="justify" fo:margin-bottom="0in" fo:line-height="115%" fo:text-indent="0.2in">
        <style:tab-stops/>
      </style:paragraph-properties>
    </style:style>
    <style:style style:name="P1334" style:parent-style-name="Normal" style:family="paragraph">
      <style:paragraph-properties fo:line-height="115%"/>
    </style:style>
    <style:style style:name="P1335" style:parent-style-name="Heading1" style:family="paragraph">
      <style:paragraph-properties fo:line-height="115%"/>
      <style:text-properties style:font-name="Garamond"/>
    </style:style>
    <style:style style:name="P1336" style:parent-style-name="Normal" style:family="paragraph">
      <style:paragraph-properties fo:text-align="justify" fo:margin-bottom="0in" fo:line-height="115%"/>
      <style:text-properties style:font-name="Garamond" fo:font-size="11pt" style:font-size-asian="11pt" style:font-size-complex="11pt"/>
    </style:style>
    <style:style style:name="P1337" style:parent-style-name="Normal" style:family="paragraph">
      <style:paragraph-properties fo:text-align="justify" fo:margin-bottom="0in" fo:line-height="115%"/>
      <style:text-properties style:font-name="Garamond" fo:font-size="11pt" style:font-size-asian="11pt" style:font-size-complex="11pt"/>
    </style:style>
    <style:style style:name="P13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339" style:parent-style-name="Normal" style:family="paragraph">
      <style:paragraph-properties fo:text-align="justify" fo:margin-bottom="0in" fo:line-height="115%" fo:text-indent="0.2in"/>
    </style:style>
    <style:style style:name="T1340" style:parent-style-name="DefaultParagraphFont" style:family="text">
      <style:text-properties style:font-name="Garamond" fo:font-size="11pt" style:font-size-asian="11pt" style:font-size-complex="11pt"/>
    </style:style>
    <style:style style:name="T1341" style:parent-style-name="DefaultParagraphFont" style:family="text">
      <style:text-properties style:font-name="Garamond" fo:font-weight="bold" style:font-weight-asian="bold" style:font-weight-complex="bold" fo:font-size="11pt" style:font-size-asian="11pt" style:font-size-complex="11pt"/>
    </style:style>
    <style:style style:name="T1342" style:parent-style-name="DefaultParagraphFont" style:family="text">
      <style:text-properties style:font-name="Garamond" fo:font-weight="bold" style:font-weight-asian="bold" style:font-weight-complex="bold" fo:font-size="11pt" style:font-size-asian="11pt" style:font-size-complex="11pt"/>
    </style:style>
    <style:style style:name="T1343" style:parent-style-name="DefaultParagraphFont" style:family="text">
      <style:text-properties style:font-name="Garamond" fo:font-weight="bold" style:font-weight-asian="bold" style:font-weight-complex="bold" fo:font-size="11pt" style:font-size-asian="11pt" style:font-size-complex="11pt"/>
    </style:style>
    <style:style style:name="T1344" style:parent-style-name="DefaultParagraphFont" style:family="text">
      <style:text-properties style:font-name="Garamond" fo:font-weight="bold" style:font-weight-asian="bold" style:font-weight-complex="bold" fo:font-size="11pt" style:font-size-asian="11pt" style:font-size-complex="11pt"/>
    </style:style>
    <style:style style:name="T1345" style:parent-style-name="DefaultParagraphFont" style:family="text">
      <style:text-properties style:font-name="Garamond" fo:font-weight="bold" style:font-weight-asian="bold" style:font-weight-complex="bold" fo:font-size="11pt" style:font-size-asian="11pt" style:font-size-complex="11pt"/>
    </style:style>
    <style:style style:name="T1346" style:parent-style-name="DefaultParagraphFont" style:family="text">
      <style:text-properties style:font-name="Garamond" fo:font-weight="bold" style:font-weight-asian="bold" style:font-weight-complex="bold" fo:font-size="11pt" style:font-size-asian="11pt" style:font-size-complex="11pt"/>
    </style:style>
    <style:style style:name="T1347" style:parent-style-name="DefaultParagraphFont" style:family="text">
      <style:text-properties style:font-name="Garamond" fo:font-weight="bold" style:font-weight-asian="bold" style:font-weight-complex="bold" fo:font-size="11pt" style:font-size-asian="11pt" style:font-size-complex="11pt"/>
    </style:style>
    <style:style style:name="T1348" style:parent-style-name="DefaultParagraphFont" style:family="text">
      <style:text-properties style:font-name="Garamond" fo:font-weight="bold" style:font-weight-asian="bold" style:font-weight-complex="bold" fo:font-size="11pt" style:font-size-asian="11pt" style:font-size-complex="11pt"/>
    </style:style>
    <style:style style:name="T1349" style:parent-style-name="DefaultParagraphFont" style:family="text">
      <style:text-properties style:font-name="Garamond" fo:font-weight="bold" style:font-weight-asian="bold" style:font-weight-complex="bold" fo:font-size="11pt" style:font-size-asian="11pt" style:font-size-complex="11pt"/>
    </style:style>
    <style:style style:name="T1350" style:parent-style-name="DefaultParagraphFont" style:family="text">
      <style:text-properties style:font-name="Garamond" fo:font-weight="bold" style:font-weight-asian="bold" style:font-weight-complex="bold" fo:font-size="11pt" style:font-size-asian="11pt" style:font-size-complex="11pt"/>
    </style:style>
    <style:style style:name="T1351" style:parent-style-name="DefaultParagraphFont" style:family="text">
      <style:text-properties style:font-name="Garamond" fo:font-weight="bold" style:font-weight-asian="bold" style:font-weight-complex="bold" fo:font-size="11pt" style:font-size-asian="11pt" style:font-size-complex="11pt"/>
    </style:style>
    <style:style style:name="T1352" style:parent-style-name="DefaultParagraphFont" style:family="text">
      <style:text-properties style:font-name="Garamond" fo:font-weight="bold" style:font-weight-asian="bold" style:font-weight-complex="bold" fo:font-size="11pt" style:font-size-asian="11pt" style:font-size-complex="11pt"/>
    </style:style>
    <style:style style:name="T1353" style:parent-style-name="DefaultParagraphFont" style:family="text">
      <style:text-properties style:font-name="Garamond" fo:font-weight="bold" style:font-weight-asian="bold" style:font-weight-complex="bold" fo:font-size="11pt" style:font-size-asian="11pt" style:font-size-complex="11pt"/>
    </style:style>
    <style:style style:name="T1354" style:parent-style-name="DefaultParagraphFont" style:family="text">
      <style:text-properties style:font-name="Garamond" fo:font-weight="bold" style:font-weight-asian="bold" style:font-weight-complex="bold" fo:font-size="11pt" style:font-size-asian="11pt" style:font-size-complex="11pt"/>
    </style:style>
    <style:style style:name="T1355" style:parent-style-name="DefaultParagraphFont" style:family="text">
      <style:text-properties style:font-name="Garamond" fo:font-weight="bold" style:font-weight-asian="bold" style:font-weight-complex="bold" fo:font-size="11pt" style:font-size-asian="11pt" style:font-size-complex="11pt"/>
    </style:style>
    <style:style style:name="T1356" style:parent-style-name="DefaultParagraphFont" style:family="text">
      <style:text-properties style:font-name="Garamond" fo:font-size="11pt" style:font-size-asian="11pt" style:font-size-complex="11pt"/>
    </style:style>
    <style:style style:name="T1357" style:parent-style-name="DefaultParagraphFont" style:family="text">
      <style:text-properties style:font-name="Garamond" fo:font-size="11pt" style:font-size-asian="11pt" style:font-size-complex="11pt"/>
    </style:style>
    <style:style style:name="T1358" style:parent-style-name="DefaultParagraphFont" style:family="text">
      <style:text-properties style:font-name="Garamond" fo:font-size="11pt" style:font-size-asian="11pt" style:font-size-complex="11pt"/>
    </style:style>
    <style:style style:name="T1359" style:parent-style-name="DefaultParagraphFont" style:family="text">
      <style:text-properties style:font-name="Garamond" fo:font-size="11pt" style:font-size-asian="11pt" style:font-size-complex="11pt"/>
    </style:style>
    <style:style style:name="T1360" style:parent-style-name="DefaultParagraphFont" style:family="text">
      <style:text-properties style:font-name="Garamond" fo:font-size="11pt" style:font-size-asian="11pt" style:font-size-complex="11pt"/>
    </style:style>
    <style:style style:name="T1361" style:parent-style-name="DefaultParagraphFont" style:family="text">
      <style:text-properties style:font-name="Garamond" fo:font-size="11pt" style:font-size-asian="11pt" style:font-size-complex="11pt"/>
    </style:style>
    <style:style style:name="P1362" style:parent-style-name="Normal" style:family="paragraph">
      <style:paragraph-properties fo:text-align="justify" fo:margin-bottom="0in" fo:line-height="115%" fo:text-indent="0.2in"/>
    </style:style>
    <style:style style:name="T1363" style:parent-style-name="DefaultParagraphFont" style:family="text">
      <style:text-properties style:font-name="Garamond" fo:font-size="11pt" style:font-size-asian="11pt" style:font-size-complex="11pt"/>
    </style:style>
    <style:style style:name="T1364" style:parent-style-name="DefaultParagraphFont" style:family="text">
      <style:text-properties style:font-name="Garamond" fo:font-size="11pt" style:font-size-asian="11pt" style:font-size-complex="11pt"/>
    </style:style>
    <style:style style:name="T1365" style:parent-style-name="DefaultParagraphFont" style:family="text">
      <style:text-properties style:font-name="Garamond" fo:font-size="11pt" style:font-size-asian="11pt" style:font-size-complex="11pt"/>
    </style:style>
    <style:style style:name="T1366" style:parent-style-name="DefaultParagraphFont" style:family="text">
      <style:text-properties style:font-name="Garamond" fo:font-size="11pt" style:font-size-asian="11pt" style:font-size-complex="11pt"/>
    </style:style>
    <style:style style:name="T1367" style:parent-style-name="DefaultParagraphFont" style:family="text">
      <style:text-properties style:font-name="Garamond" fo:font-size="11pt" style:font-size-asian="11pt" style:font-size-complex="11pt"/>
    </style:style>
    <style:style style:name="T1368" style:parent-style-name="DefaultParagraphFont" style:family="text">
      <style:text-properties style:font-name="Garamond" fo:font-size="11pt" style:font-size-asian="11pt" style:font-size-complex="11pt"/>
    </style:style>
    <style:style style:name="T1369" style:parent-style-name="DefaultParagraphFont" style:family="text">
      <style:text-properties style:font-name="Garamond" fo:font-weight="bold" style:font-weight-asian="bold" style:font-weight-complex="bold" fo:font-size="11pt" style:font-size-asian="11pt" style:font-size-complex="11pt"/>
    </style:style>
    <style:style style:name="T1370" style:parent-style-name="DefaultParagraphFont" style:family="text">
      <style:text-properties style:font-name="Garamond" fo:font-weight="bold" style:font-weight-asian="bold" style:font-weight-complex="bold" fo:font-size="11pt" style:font-size-asian="11pt" style:font-size-complex="11pt"/>
    </style:style>
    <style:style style:name="T1371" style:parent-style-name="DefaultParagraphFont" style:family="text">
      <style:text-properties style:font-name="Garamond" fo:font-weight="bold" style:font-weight-asian="bold" style:font-weight-complex="bold" fo:font-size="11pt" style:font-size-asian="11pt" style:font-size-complex="11pt"/>
    </style:style>
    <style:style style:name="T1372" style:parent-style-name="DefaultParagraphFont" style:family="text">
      <style:text-properties style:font-name="Garamond" fo:font-weight="bold" style:font-weight-asian="bold" style:font-weight-complex="bold" fo:font-size="11pt" style:font-size-asian="11pt" style:font-size-complex="11pt"/>
    </style:style>
    <style:style style:name="T1373" style:parent-style-name="DefaultParagraphFont" style:family="text">
      <style:text-properties style:font-name="Garamond" fo:font-weight="bold" style:font-weight-asian="bold" style:font-weight-complex="bold" fo:font-size="11pt" style:font-size-asian="11pt" style:font-size-complex="11pt"/>
    </style:style>
    <style:style style:name="T1374" style:parent-style-name="DefaultParagraphFont" style:family="text">
      <style:text-properties style:font-name="Garamond" fo:font-weight="bold" style:font-weight-asian="bold" style:font-weight-complex="bold" fo:font-size="11pt" style:font-size-asian="11pt" style:font-size-complex="11pt"/>
    </style:style>
    <style:style style:name="T1375" style:parent-style-name="DefaultParagraphFont" style:family="text">
      <style:text-properties style:font-name="Garamond" fo:font-weight="bold" style:font-weight-asian="bold" style:font-weight-complex="bold" fo:font-size="11pt" style:font-size-asian="11pt" style:font-size-complex="11pt"/>
    </style:style>
    <style:style style:name="T1376" style:parent-style-name="DefaultParagraphFont" style:family="text">
      <style:text-properties style:font-name="Garamond" fo:font-weight="bold" style:font-weight-asian="bold" style:font-weight-complex="bold" fo:font-size="11pt" style:font-size-asian="11pt" style:font-size-complex="11pt"/>
    </style:style>
    <style:style style:name="T1377" style:parent-style-name="DefaultParagraphFont" style:family="text">
      <style:text-properties style:font-name="Garamond" fo:font-weight="bold" style:font-weight-asian="bold" style:font-weight-complex="bold" fo:font-size="11pt" style:font-size-asian="11pt" style:font-size-complex="11pt"/>
    </style:style>
    <style:style style:name="T1378" style:parent-style-name="DefaultParagraphFont" style:family="text">
      <style:text-properties style:font-name="Garamond" fo:font-weight="bold" style:font-weight-asian="bold" style:font-weight-complex="bold" fo:font-size="11pt" style:font-size-asian="11pt" style:font-size-complex="11pt"/>
    </style:style>
    <style:style style:name="T1379" style:parent-style-name="DefaultParagraphFont" style:family="text">
      <style:text-properties style:font-name="Garamond" fo:font-weight="bold" style:font-weight-asian="bold" style:font-weight-complex="bold" fo:font-size="11pt" style:font-size-asian="11pt" style:font-size-complex="11pt"/>
    </style:style>
    <style:style style:name="P138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381" style:parent-style-name="Heading2" style:family="paragraph">
      <style:paragraph-properties fo:text-align="start" fo:line-height="115%"/>
      <style:text-properties style:font-name="Garamond"/>
    </style:style>
    <style:style style:name="P1382" style:parent-style-name="Normal" style:family="paragraph">
      <style:paragraph-properties fo:text-align="justify" fo:margin-bottom="0in" fo:line-height="115%" fo:text-indent="0.2in"/>
    </style:style>
    <style:style style:name="T1383" style:parent-style-name="DefaultParagraphFont" style:family="text">
      <style:text-properties style:font-name="Garamond" fo:font-size="11pt" style:font-size-asian="11pt" style:font-size-complex="11pt"/>
    </style:style>
    <style:style style:name="T1384" style:parent-style-name="DefaultParagraphFont" style:family="text">
      <style:text-properties style:font-name="Garamond" fo:font-size="11pt" style:font-size-asian="11pt" style:font-size-complex="11pt"/>
    </style:style>
    <style:style style:name="T1385" style:parent-style-name="DefaultParagraphFont" style:family="text">
      <style:text-properties style:font-name="Garamond" fo:font-size="11pt" style:font-size-asian="11pt" style:font-size-complex="11pt"/>
    </style:style>
    <style:style style:name="T1386" style:parent-style-name="DefaultParagraphFont" style:family="text">
      <style:text-properties style:font-name="Garamond" fo:font-size="11pt" style:font-size-asian="11pt" style:font-size-complex="11pt"/>
    </style:style>
    <style:style style:name="T1387" style:parent-style-name="DefaultParagraphFont" style:family="text">
      <style:text-properties style:font-name="Garamond" fo:font-size="11pt" style:font-size-asian="11pt" style:font-size-complex="11pt"/>
    </style:style>
    <style:style style:name="T1388" style:parent-style-name="DefaultParagraphFont" style:family="text">
      <style:text-properties style:font-name="Garamond" fo:font-size="11pt" style:font-size-asian="11pt" style:font-size-complex="11pt"/>
    </style:style>
    <style:style style:name="T1389" style:parent-style-name="DefaultParagraphFont" style:family="text">
      <style:text-properties style:font-name="Garamond" fo:font-size="11pt" style:font-size-asian="11pt" style:font-size-complex="11pt"/>
    </style:style>
    <style:style style:name="T1390" style:parent-style-name="DefaultParagraphFont" style:family="text">
      <style:text-properties style:font-name="Garamond" fo:font-size="11pt" style:font-size-asian="11pt" style:font-size-complex="11pt"/>
    </style:style>
    <style:style style:name="T1391" style:parent-style-name="DefaultParagraphFont" style:family="text">
      <style:text-properties style:font-name="Garamond" fo:font-size="11pt" style:font-size-asian="11pt" style:font-size-complex="11pt"/>
    </style:style>
    <style:style style:name="T1392" style:parent-style-name="DefaultParagraphFont" style:family="text">
      <style:text-properties style:font-name="Garamond" fo:font-size="11pt" style:font-size-asian="11pt" style:font-size-complex="11pt"/>
    </style:style>
    <style:style style:name="T1393" style:parent-style-name="DefaultParagraphFont" style:family="text">
      <style:text-properties style:font-name="Garamond" fo:font-size="11pt" style:font-size-asian="11pt" style:font-size-complex="11pt"/>
    </style:style>
    <style:style style:name="T1394" style:parent-style-name="DefaultParagraphFont" style:family="text">
      <style:text-properties style:font-name="Garamond" fo:font-size="11pt" style:font-size-asian="11pt" style:font-size-complex="11pt"/>
    </style:style>
    <style:style style:name="T1395" style:parent-style-name="DefaultParagraphFont" style:family="text">
      <style:text-properties style:font-name="Garamond" fo:font-weight="bold" style:font-weight-asian="bold" style:font-weight-complex="bold" fo:font-size="11pt" style:font-size-asian="11pt" style:font-size-complex="11pt"/>
    </style:style>
    <style:style style:name="T1396" style:parent-style-name="DefaultParagraphFont" style:family="text">
      <style:text-properties style:font-name="Garamond" fo:font-size="11pt" style:font-size-asian="11pt" style:font-size-complex="11pt"/>
    </style:style>
    <style:style style:name="T1397" style:parent-style-name="DefaultParagraphFont" style:family="text">
      <style:text-properties style:font-name="Garamond" fo:font-size="11pt" style:font-size-asian="11pt" style:font-size-complex="11pt"/>
    </style:style>
    <style:style style:name="T1398" style:parent-style-name="DefaultParagraphFont" style:family="text">
      <style:text-properties style:font-name="Garamond" fo:font-size="11pt" style:font-size-asian="11pt" style:font-size-complex="11pt"/>
    </style:style>
    <style:style style:name="T1399" style:parent-style-name="DefaultParagraphFont" style:family="text">
      <style:text-properties style:font-name="Garamond" fo:font-size="11pt" style:font-size-asian="11pt" style:font-size-complex="11pt"/>
    </style:style>
    <style:style style:name="T1400" style:parent-style-name="DefaultParagraphFont" style:family="text">
      <style:text-properties style:font-name="Garamond" fo:font-size="11pt" style:font-size-asian="11pt" style:font-size-complex="11pt"/>
    </style:style>
    <style:style style:name="T1401" style:parent-style-name="DefaultParagraphFont" style:family="text">
      <style:text-properties style:font-name="Garamond" fo:font-size="11pt" style:font-size-asian="11pt" style:font-size-complex="11pt"/>
    </style:style>
    <style:style style:name="T1402" style:parent-style-name="DefaultParagraphFont" style:family="text">
      <style:text-properties style:font-name="Garamond" fo:font-weight="bold" style:font-weight-asian="bold" style:font-weight-complex="bold" fo:font-size="11pt" style:font-size-asian="11pt" style:font-size-complex="11pt"/>
    </style:style>
    <style:style style:name="T1403" style:parent-style-name="DefaultParagraphFont" style:family="text">
      <style:text-properties style:font-name="Garamond" fo:font-weight="bold" style:font-weight-asian="bold" style:font-weight-complex="bold" fo:font-size="11pt" style:font-size-asian="11pt" style:font-size-complex="11pt"/>
    </style:style>
    <style:style style:name="T1404" style:parent-style-name="DefaultParagraphFont" style:family="text">
      <style:text-properties style:font-name="Garamond" fo:font-weight="bold" style:font-weight-asian="bold" style:font-weight-complex="bold" fo:font-size="11pt" style:font-size-asian="11pt" style:font-size-complex="11pt"/>
    </style:style>
    <style:style style:name="T1405" style:parent-style-name="DefaultParagraphFont" style:family="text">
      <style:text-properties style:font-name="Garamond" fo:font-size="11pt" style:font-size-asian="11pt" style:font-size-complex="11pt"/>
    </style:style>
    <style:style style:name="T1406" style:parent-style-name="DefaultParagraphFont" style:family="text">
      <style:text-properties style:font-name="Garamond" fo:font-size="11pt" style:font-size-asian="11pt" style:font-size-complex="11pt"/>
    </style:style>
    <style:style style:name="T1407" style:parent-style-name="DefaultParagraphFont" style:family="text">
      <style:text-properties style:font-name="Garamond" fo:font-size="11pt" style:font-size-asian="11pt" style:font-size-complex="11pt"/>
    </style:style>
    <style:style style:name="T1408" style:parent-style-name="DefaultParagraphFont" style:family="text">
      <style:text-properties style:font-name="Garamond" fo:font-size="11pt" style:font-size-asian="11pt" style:font-size-complex="11pt"/>
    </style:style>
    <style:style style:name="T1409" style:parent-style-name="DefaultParagraphFont" style:family="text">
      <style:text-properties style:font-name="Garamond" fo:font-size="11pt" style:font-size-asian="11pt" style:font-size-complex="11pt"/>
    </style:style>
    <style:style style:name="T1410" style:parent-style-name="DefaultParagraphFont" style:family="text">
      <style:text-properties style:font-name="Garamond" fo:font-size="11pt" style:font-size-asian="11pt" style:font-size-complex="11pt"/>
    </style:style>
    <style:style style:name="P1411" style:parent-style-name="Normal" style:family="paragraph">
      <style:paragraph-properties fo:text-align="justify" fo:margin-bottom="0in" fo:line-height="115%" fo:text-indent="0.2in"/>
    </style:style>
    <style:style style:name="T1412" style:parent-style-name="DefaultParagraphFont" style:family="text">
      <style:text-properties style:font-name="Garamond" fo:font-size="11pt" style:font-size-asian="11pt" style:font-size-complex="11pt"/>
    </style:style>
    <style:style style:name="T1413" style:parent-style-name="DefaultParagraphFont" style:family="text">
      <style:text-properties style:font-name="Garamond" fo:font-size="11pt" style:font-size-asian="11pt" style:font-size-complex="11pt"/>
    </style:style>
    <style:style style:name="T1414" style:parent-style-name="DefaultParagraphFont" style:family="text">
      <style:text-properties style:font-name="Garamond" fo:font-size="11pt" style:font-size-asian="11pt" style:font-size-complex="11pt"/>
    </style:style>
    <style:style style:name="T1415" style:parent-style-name="DefaultParagraphFont" style:family="text">
      <style:text-properties style:font-name="Garamond" fo:font-size="11pt" style:font-size-asian="11pt" style:font-size-complex="11pt"/>
    </style:style>
    <style:style style:name="T1416" style:parent-style-name="DefaultParagraphFont" style:family="text">
      <style:text-properties style:font-name="Garamond" fo:font-size="11pt" style:font-size-asian="11pt" style:font-size-complex="11pt"/>
    </style:style>
    <style:style style:name="T1417" style:parent-style-name="DefaultParagraphFont" style:family="text">
      <style:text-properties style:font-name="Garamond" fo:font-size="11pt" style:font-size-asian="11pt" style:font-size-complex="11pt"/>
    </style:style>
    <style:style style:name="T1418" style:parent-style-name="DefaultParagraphFont" style:family="text">
      <style:text-properties style:font-name="Garamond" fo:font-size="11pt" style:font-size-asian="11pt" style:font-size-complex="11pt"/>
    </style:style>
    <style:style style:name="T1419" style:parent-style-name="DefaultParagraphFont" style:family="text">
      <style:text-properties style:font-name="Garamond" fo:font-size="11pt" style:font-size-asian="11pt" style:font-size-complex="11pt"/>
    </style:style>
    <style:style style:name="T1420" style:parent-style-name="DefaultParagraphFont" style:family="text">
      <style:text-properties style:font-name="Garamond" fo:font-size="11pt" style:font-size-asian="11pt" style:font-size-complex="11pt"/>
    </style:style>
    <style:style style:name="T1421" style:parent-style-name="DefaultParagraphFont" style:family="text">
      <style:text-properties style:font-name="Garamond" fo:font-size="11pt" style:font-size-asian="11pt" style:font-size-complex="11pt"/>
    </style:style>
    <style:style style:name="T1422" style:parent-style-name="DefaultParagraphFont" style:family="text">
      <style:text-properties style:font-name="Garamond" fo:font-size="11pt" style:font-size-asian="11pt" style:font-size-complex="11pt"/>
    </style:style>
    <style:style style:name="T1423" style:parent-style-name="DefaultParagraphFont" style:family="text">
      <style:text-properties style:font-name="Garamond" fo:font-size="11pt" style:font-size-asian="11pt" style:font-size-complex="11pt"/>
    </style:style>
    <style:style style:name="T1424" style:parent-style-name="DefaultParagraphFont" style:family="text">
      <style:text-properties style:font-name="Garamond" fo:font-size="11pt" style:font-size-asian="11pt" style:font-size-complex="11pt"/>
    </style:style>
    <style:style style:name="T1425" style:parent-style-name="DefaultParagraphFont" style:family="text">
      <style:text-properties style:font-name="Garamond" fo:font-size="11pt" style:font-size-asian="11pt" style:font-size-complex="11pt"/>
    </style:style>
    <style:style style:name="T1426" style:parent-style-name="DefaultParagraphFont" style:family="text">
      <style:text-properties style:font-name="Garamond" fo:font-weight="bold" style:font-weight-asian="bold" style:font-weight-complex="bold" fo:font-size="11pt" style:font-size-asian="11pt" style:font-size-complex="11pt"/>
    </style:style>
    <style:style style:name="T1427" style:parent-style-name="DefaultParagraphFont" style:family="text">
      <style:text-properties style:font-name="Garamond" fo:font-weight="bold" style:font-weight-asian="bold" style:font-weight-complex="bold" fo:font-size="11pt" style:font-size-asian="11pt" style:font-size-complex="11pt"/>
    </style:style>
    <style:style style:name="T1428" style:parent-style-name="DefaultParagraphFont" style:family="text">
      <style:text-properties style:font-name="Garamond" fo:font-weight="bold" style:font-weight-asian="bold" style:font-weight-complex="bold" fo:font-size="11pt" style:font-size-asian="11pt" style:font-size-complex="11pt"/>
    </style:style>
    <style:style style:name="T1429" style:parent-style-name="DefaultParagraphFont" style:family="text">
      <style:text-properties style:font-name="Garamond" fo:font-size="11pt" style:font-size-asian="11pt" style:font-size-complex="11pt"/>
    </style:style>
    <style:style style:name="T1430" style:parent-style-name="DefaultParagraphFont" style:family="text">
      <style:text-properties style:font-name="Garamond" fo:font-size="11pt" style:font-size-asian="11pt" style:font-size-complex="11pt"/>
    </style:style>
    <style:style style:name="T1431" style:parent-style-name="DefaultParagraphFont" style:family="text">
      <style:text-properties style:font-name="Garamond" fo:font-size="11pt" style:font-size-asian="11pt" style:font-size-complex="11pt"/>
    </style:style>
    <style:style style:name="T1432" style:parent-style-name="DefaultParagraphFont" style:family="text">
      <style:text-properties style:font-name="Garamond" fo:font-size="11pt" style:font-size-asian="11pt" style:font-size-complex="11pt"/>
    </style:style>
    <style:style style:name="T1433" style:parent-style-name="DefaultParagraphFont" style:family="text">
      <style:text-properties style:font-name="Garamond" fo:font-size="11pt" style:font-size-asian="11pt" style:font-size-complex="11pt"/>
    </style:style>
    <style:style style:name="P1434" style:parent-style-name="Normal" style:family="paragraph">
      <style:paragraph-properties fo:text-align="justify" fo:margin-bottom="0in" fo:line-height="115%" fo:text-indent="0.2in"/>
    </style:style>
    <style:style style:name="T1435" style:parent-style-name="DefaultParagraphFont" style:family="text">
      <style:text-properties style:font-name="Garamond" fo:font-size="11pt" style:font-size-asian="11pt" style:font-size-complex="11pt"/>
    </style:style>
    <style:style style:name="T1436" style:parent-style-name="DefaultParagraphFont" style:family="text">
      <style:text-properties style:font-name="Garamond" fo:font-size="11pt" style:font-size-asian="11pt" style:font-size-complex="11pt"/>
    </style:style>
    <style:style style:name="T1437" style:parent-style-name="DefaultParagraphFont" style:family="text">
      <style:text-properties style:font-name="Garamond" fo:font-size="11pt" style:font-size-asian="11pt" style:font-size-complex="11pt"/>
    </style:style>
    <style:style style:name="T1438" style:parent-style-name="DefaultParagraphFont" style:family="text">
      <style:text-properties style:font-name="Garamond" fo:font-size="11pt" style:font-size-asian="11pt" style:font-size-complex="11pt"/>
    </style:style>
    <style:style style:name="T1439" style:parent-style-name="DefaultParagraphFont" style:family="text">
      <style:text-properties style:font-name="Garamond" fo:font-size="11pt" style:font-size-asian="11pt" style:font-size-complex="11pt"/>
    </style:style>
    <style:style style:name="T1440" style:parent-style-name="DefaultParagraphFont" style:family="text">
      <style:text-properties style:font-name="Garamond" fo:font-weight="bold" style:font-weight-asian="bold" style:font-weight-complex="bold" fo:font-size="11pt" style:font-size-asian="11pt" style:font-size-complex="11pt"/>
    </style:style>
    <style:style style:name="T1441" style:parent-style-name="DefaultParagraphFont" style:family="text">
      <style:text-properties style:font-name="Garamond" fo:font-weight="bold" style:font-weight-asian="bold" style:font-weight-complex="bold" fo:font-size="11pt" style:font-size-asian="11pt" style:font-size-complex="11pt"/>
    </style:style>
    <style:style style:name="T1442" style:parent-style-name="DefaultParagraphFont" style:family="text">
      <style:text-properties style:font-name="Garamond" fo:font-weight="bold" style:font-weight-asian="bold" style:font-weight-complex="bold" fo:font-size="11pt" style:font-size-asian="11pt" style:font-size-complex="11pt"/>
    </style:style>
    <style:style style:name="T1443" style:parent-style-name="DefaultParagraphFont" style:family="text">
      <style:text-properties style:font-name="Garamond" fo:font-weight="bold" style:font-weight-asian="bold" style:font-weight-complex="bold" fo:font-size="11pt" style:font-size-asian="11pt" style:font-size-complex="11pt"/>
    </style:style>
    <style:style style:name="T1444" style:parent-style-name="DefaultParagraphFont" style:family="text">
      <style:text-properties style:font-name="Garamond" fo:font-weight="bold" style:font-weight-asian="bold" style:font-weight-complex="bold" fo:font-size="11pt" style:font-size-asian="11pt" style:font-size-complex="11pt"/>
    </style:style>
    <style:style style:name="T1445" style:parent-style-name="DefaultParagraphFont" style:family="text">
      <style:text-properties style:font-name="Garamond" fo:font-weight="bold" style:font-weight-asian="bold" style:font-weight-complex="bold" fo:font-size="11pt" style:font-size-asian="11pt" style:font-size-complex="11pt"/>
    </style:style>
    <style:style style:name="T1446" style:parent-style-name="DefaultParagraphFont" style:family="text">
      <style:text-properties style:font-name="Garamond" fo:font-weight="bold" style:font-weight-asian="bold" style:font-weight-complex="bold" fo:font-size="11pt" style:font-size-asian="11pt" style:font-size-complex="11pt"/>
    </style:style>
    <style:style style:name="T1447" style:parent-style-name="DefaultParagraphFont" style:family="text">
      <style:text-properties style:font-name="Garamond" fo:font-size="11pt" style:font-size-asian="11pt" style:font-size-complex="11pt"/>
    </style:style>
    <style:style style:name="T1448" style:parent-style-name="DefaultParagraphFont" style:family="text">
      <style:text-properties style:font-name="Garamond" fo:font-size="11pt" style:font-size-asian="11pt" style:font-size-complex="11pt"/>
    </style:style>
    <style:style style:name="T1449" style:parent-style-name="DefaultParagraphFont" style:family="text">
      <style:text-properties style:font-name="Garamond" fo:font-size="11pt" style:font-size-asian="11pt" style:font-size-complex="11pt"/>
    </style:style>
    <style:style style:name="T1450" style:parent-style-name="DefaultParagraphFont" style:family="text">
      <style:text-properties style:font-name="Garamond" fo:font-size="11pt" style:font-size-asian="11pt" style:font-size-complex="11pt"/>
    </style:style>
    <style:style style:name="T1451" style:parent-style-name="DefaultParagraphFont" style:family="text">
      <style:text-properties style:font-name="Garamond" fo:font-size="11pt" style:font-size-asian="11pt" style:font-size-complex="11pt"/>
    </style:style>
    <style:style style:name="T1452" style:parent-style-name="DefaultParagraphFont" style:family="text">
      <style:text-properties style:font-name="Garamond" fo:font-size="11pt" style:font-size-asian="11pt" style:font-size-complex="11pt"/>
    </style:style>
    <style:style style:name="P145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54" style:parent-style-name="Normal" style:family="paragraph">
      <style:paragraph-properties fo:text-align="justify" fo:margin-bottom="0in" fo:line-height="115%" fo:text-indent="0.2in"/>
    </style:style>
    <style:style style:name="T1455" style:parent-style-name="DefaultParagraphFont" style:family="text">
      <style:text-properties style:font-name="Garamond" fo:font-size="11pt" style:font-size-asian="11pt" style:font-size-complex="11pt"/>
    </style:style>
    <style:style style:name="T1456" style:parent-style-name="DefaultParagraphFont" style:family="text">
      <style:text-properties style:font-name="Garamond" fo:font-weight="bold" style:font-weight-asian="bold" style:font-weight-complex="bold" fo:font-size="11pt" style:font-size-asian="11pt" style:font-size-complex="11pt"/>
    </style:style>
    <style:style style:name="T1457" style:parent-style-name="DefaultParagraphFont" style:family="text">
      <style:text-properties style:font-name="Garamond" fo:font-weight="bold" style:font-weight-asian="bold" style:font-weight-complex="bold" fo:font-size="11pt" style:font-size-asian="11pt" style:font-size-complex="11pt"/>
    </style:style>
    <style:style style:name="T1458" style:parent-style-name="DefaultParagraphFont" style:family="text">
      <style:text-properties style:font-name="Garamond" fo:font-weight="bold" style:font-weight-asian="bold" style:font-weight-complex="bold" fo:font-size="11pt" style:font-size-asian="11pt" style:font-size-complex="11pt"/>
    </style:style>
    <style:style style:name="T1459" style:parent-style-name="DefaultParagraphFont" style:family="text">
      <style:text-properties style:font-name="Garamond" fo:font-size="11pt" style:font-size-asian="11pt" style:font-size-complex="11pt"/>
    </style:style>
    <style:style style:name="T1460" style:parent-style-name="DefaultParagraphFont" style:family="text">
      <style:text-properties style:font-name="Garamond" fo:font-size="11pt" style:font-size-asian="11pt" style:font-size-complex="11pt"/>
    </style:style>
    <style:style style:name="T1461" style:parent-style-name="DefaultParagraphFont" style:family="text">
      <style:text-properties style:font-name="Garamond" fo:font-size="11pt" style:font-size-asian="11pt" style:font-size-complex="11pt"/>
    </style:style>
    <style:style style:name="T1462" style:parent-style-name="DefaultParagraphFont" style:family="text">
      <style:text-properties style:font-name="Garamond" fo:font-size="11pt" style:font-size-asian="11pt" style:font-size-complex="11pt"/>
    </style:style>
    <style:style style:name="T1463" style:parent-style-name="DefaultParagraphFont" style:family="text">
      <style:text-properties style:font-name="Garamond" fo:font-size="11pt" style:font-size-asian="11pt" style:font-size-complex="11pt"/>
    </style:style>
    <style:style style:name="T1464" style:parent-style-name="DefaultParagraphFont" style:family="text">
      <style:text-properties style:font-name="Garamond" fo:font-size="11pt" style:font-size-asian="11pt" style:font-size-complex="11pt"/>
    </style:style>
    <style:style style:name="T1465" style:parent-style-name="DefaultParagraphFont" style:family="text">
      <style:text-properties style:font-name="Garamond" fo:font-size="11pt" style:font-size-asian="11pt" style:font-size-complex="11pt"/>
    </style:style>
    <style:style style:name="T1466" style:parent-style-name="DefaultParagraphFont" style:family="text">
      <style:text-properties style:font-name="Garamond" fo:font-size="11pt" style:font-size-asian="11pt" style:font-size-complex="11pt"/>
    </style:style>
    <style:style style:name="T1467" style:parent-style-name="DefaultParagraphFont" style:family="text">
      <style:text-properties style:font-name="Garamond" fo:font-size="11pt" style:font-size-asian="11pt" style:font-size-complex="11pt"/>
    </style:style>
    <style:style style:name="P146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6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4"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47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479"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480"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481" style:parent-style-name="Normal" style:family="paragraph">
      <style:paragraph-properties fo:text-align="justify" fo:margin-bottom="0in" fo:line-height="115%" fo:text-indent="0.2in"/>
    </style:style>
    <style:style style:name="T1482" style:parent-style-name="DefaultParagraphFont" style:family="text">
      <style:text-properties style:font-name="Garamond" fo:font-size="11pt" style:font-size-asian="11pt" style:font-size-complex="11pt"/>
    </style:style>
    <style:style style:name="T1483" style:parent-style-name="DefaultParagraphFont" style:family="text">
      <style:text-properties style:font-name="Garamond" fo:font-size="11pt" style:font-size-asian="11pt" style:font-size-complex="11pt"/>
    </style:style>
    <style:style style:name="T1484" style:parent-style-name="DefaultParagraphFont" style:family="text">
      <style:text-properties style:font-name="Garamond" fo:font-size="11pt" style:font-size-asian="11pt" style:font-size-complex="11pt"/>
    </style:style>
    <style:style style:name="T1485" style:parent-style-name="DefaultParagraphFont" style:family="text">
      <style:text-properties style:font-name="Garamond" fo:font-size="11pt" style:font-size-asian="11pt" style:font-size-complex="11pt"/>
    </style:style>
    <style:style style:name="T1486" style:parent-style-name="DefaultParagraphFont" style:family="text">
      <style:text-properties style:font-name="Garamond" fo:font-weight="bold" style:font-weight-asian="bold" style:font-weight-complex="bold" fo:font-size="11pt" style:font-size-asian="11pt" style:font-size-complex="11pt"/>
    </style:style>
    <style:style style:name="T1487" style:parent-style-name="DefaultParagraphFont" style:family="text">
      <style:text-properties style:font-name="Garamond" fo:font-weight="bold" style:font-weight-asian="bold" style:font-weight-complex="bold" fo:font-size="11pt" style:font-size-asian="11pt" style:font-size-complex="11pt"/>
    </style:style>
    <style:style style:name="T1488" style:parent-style-name="DefaultParagraphFont" style:family="text">
      <style:text-properties style:font-name="Garamond" fo:font-weight="bold" style:font-weight-asian="bold" style:font-weight-complex="bold" fo:font-size="11pt" style:font-size-asian="11pt" style:font-size-complex="11pt"/>
    </style:style>
    <style:style style:name="T1489" style:parent-style-name="DefaultParagraphFont" style:family="text">
      <style:text-properties style:font-name="Garamond" fo:font-weight="bold" style:font-weight-asian="bold" style:font-weight-complex="bold" fo:font-size="11pt" style:font-size-asian="11pt" style:font-size-complex="11pt"/>
    </style:style>
    <style:style style:name="T1490" style:parent-style-name="DefaultParagraphFont" style:family="text">
      <style:text-properties style:font-name="Garamond" fo:font-weight="bold" style:font-weight-asian="bold" style:font-weight-complex="bold" fo:font-size="11pt" style:font-size-asian="11pt" style:font-size-complex="11pt"/>
    </style:style>
    <style:style style:name="T1491" style:parent-style-name="DefaultParagraphFont" style:family="text">
      <style:text-properties style:font-name="Garamond" fo:font-weight="bold" style:font-weight-asian="bold" style:font-weight-complex="bold" fo:font-size="11pt" style:font-size-asian="11pt" style:font-size-complex="11pt"/>
    </style:style>
    <style:style style:name="T1492" style:parent-style-name="DefaultParagraphFont" style:family="text">
      <style:text-properties style:font-name="Garamond" fo:font-weight="bold" style:font-weight-asian="bold" style:font-weight-complex="bold" fo:font-size="11pt" style:font-size-asian="11pt" style:font-size-complex="11pt"/>
    </style:style>
    <style:style style:name="T1493" style:parent-style-name="DefaultParagraphFont" style:family="text">
      <style:text-properties style:font-name="Garamond" fo:font-size="11pt" style:font-size-asian="11pt" style:font-size-complex="11pt"/>
    </style:style>
    <style:style style:name="T1494" style:parent-style-name="DefaultParagraphFont" style:family="text">
      <style:text-properties style:font-name="Garamond" fo:font-size="11pt" style:font-size-asian="11pt" style:font-size-complex="11pt"/>
    </style:style>
    <style:style style:name="T1495" style:parent-style-name="DefaultParagraphFont" style:family="text">
      <style:text-properties style:font-name="Garamond" fo:font-size="11pt" style:font-size-asian="11pt" style:font-size-complex="11pt"/>
    </style:style>
    <style:style style:name="P14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497" style:parent-style-name="Normal" style:family="paragraph">
      <style:paragraph-properties fo:text-align="justify" fo:margin-bottom="0in" fo:line-height="115%" fo:text-indent="0.2in"/>
    </style:style>
    <style:style style:name="T1498" style:parent-style-name="DefaultParagraphFont" style:family="text">
      <style:text-properties style:font-name="Garamond" fo:font-weight="bold" style:font-weight-asian="bold" style:font-weight-complex="bold" fo:font-size="11pt" style:font-size-asian="11pt" style:font-size-complex="11pt"/>
    </style:style>
    <style:style style:name="T1499" style:parent-style-name="DefaultParagraphFont" style:family="text">
      <style:text-properties style:font-name="Garamond" fo:font-weight="bold" style:font-weight-asian="bold" style:font-weight-complex="bold" fo:font-size="11pt" style:font-size-asian="11pt" style:font-size-complex="11pt"/>
    </style:style>
    <style:style style:name="T1500" style:parent-style-name="DefaultParagraphFont" style:family="text">
      <style:text-properties style:font-name="Garamond" fo:font-weight="bold" style:font-weight-asian="bold" style:font-weight-complex="bold" fo:font-size="11pt" style:font-size-asian="11pt" style:font-size-complex="11pt"/>
    </style:style>
    <style:style style:name="T1501" style:parent-style-name="DefaultParagraphFont" style:family="text">
      <style:text-properties style:font-name="Garamond" fo:font-size="11pt" style:font-size-asian="11pt" style:font-size-complex="11pt"/>
    </style:style>
    <style:style style:name="T1502" style:parent-style-name="DefaultParagraphFont" style:family="text">
      <style:text-properties style:font-name="Garamond" fo:font-weight="bold" style:font-weight-asian="bold" style:font-weight-complex="bold" fo:font-size="11pt" style:font-size-asian="11pt" style:font-size-complex="11pt"/>
    </style:style>
    <style:style style:name="T1503" style:parent-style-name="DefaultParagraphFont" style:family="text">
      <style:text-properties style:font-name="Garamond" fo:font-size="11pt" style:font-size-asian="11pt" style:font-size-complex="11pt"/>
    </style:style>
    <style:style style:name="P1504" style:parent-style-name="Normal" style:family="paragraph">
      <style:paragraph-properties fo:text-align="justify" fo:margin-bottom="0in" fo:line-height="115%" fo:text-indent="0.2in"/>
    </style:style>
    <style:style style:name="T1505" style:parent-style-name="DefaultParagraphFont" style:family="text">
      <style:text-properties style:font-name="Garamond" fo:font-size="11pt" style:font-size-asian="11pt" style:font-size-complex="11pt"/>
    </style:style>
    <style:style style:name="T1506" style:parent-style-name="DefaultParagraphFont" style:family="text">
      <style:text-properties style:font-name="Garamond" fo:font-weight="bold" style:font-weight-asian="bold" style:font-weight-complex="bold" fo:font-size="11pt" style:font-size-asian="11pt" style:font-size-complex="11pt"/>
    </style:style>
    <style:style style:name="T1507" style:parent-style-name="DefaultParagraphFont" style:family="text">
      <style:text-properties style:font-name="Garamond" fo:font-weight="bold" style:font-weight-asian="bold" style:font-weight-complex="bold" fo:font-size="11pt" style:font-size-asian="11pt" style:font-size-complex="11pt"/>
    </style:style>
    <style:style style:name="T1508" style:parent-style-name="DefaultParagraphFont" style:family="text">
      <style:text-properties style:font-name="Garamond" fo:font-weight="bold" style:font-weight-asian="bold" style:font-weight-complex="bold" fo:font-size="11pt" style:font-size-asian="11pt" style:font-size-complex="11pt"/>
    </style:style>
    <style:style style:name="P15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12"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513"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1514"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515"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516"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517" style:parent-style-name="Heading2" style:family="paragraph">
      <style:paragraph-properties fo:text-align="start" fo:line-height="115%"/>
      <style:text-properties style:font-name="Garamond"/>
    </style:style>
    <style:style style:name="P15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52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22" style:parent-style-name="ListParagraph" style:family="paragraph">
      <style:paragraph-properties fo:text-align="justify" fo:margin-bottom="0in" fo:line-height="115%" fo:margin-left="0in" fo:text-indent="0.2in">
        <style:tab-stops/>
      </style:paragraph-properties>
    </style:style>
    <style:style style:name="T1523" style:parent-style-name="DefaultParagraphFont" style:family="text">
      <style:text-properties style:font-name="Garamond" fo:font-weight="bold" style:font-weight-asian="bold" style:font-weight-complex="bold" fo:font-size="11pt" style:font-size-asian="11pt" style:font-size-complex="11pt"/>
    </style:style>
    <style:style style:name="T1524" style:parent-style-name="DefaultParagraphFont" style:family="text">
      <style:text-properties style:font-name="Garamond" fo:font-weight="bold" style:font-weight-asian="bold" style:font-weight-complex="bold" fo:font-size="11pt" style:font-size-asian="11pt" style:font-size-complex="11pt"/>
    </style:style>
    <style:style style:name="T1525" style:parent-style-name="DefaultParagraphFont" style:family="text">
      <style:text-properties style:font-name="Garamond" fo:font-weight="bold" style:font-weight-asian="bold" style:font-weight-complex="bold" fo:font-size="11pt" style:font-size-asian="11pt" style:font-size-complex="11pt"/>
    </style:style>
    <style:style style:name="T1526" style:parent-style-name="DefaultParagraphFont" style:family="text">
      <style:text-properties style:font-name="Garamond" fo:font-weight="bold" style:font-weight-asian="bold" style:font-weight-complex="bold" fo:font-size="11pt" style:font-size-asian="11pt" style:font-size-complex="11pt"/>
    </style:style>
    <style:style style:name="T1527" style:parent-style-name="DefaultParagraphFont" style:family="text">
      <style:text-properties style:font-name="Garamond" fo:font-weight="bold" style:font-weight-asian="bold" style:font-weight-complex="bold" fo:font-size="11pt" style:font-size-asian="11pt" style:font-size-complex="11pt"/>
    </style:style>
    <style:style style:name="T1528" style:parent-style-name="DefaultParagraphFont" style:family="text">
      <style:text-properties style:font-name="Garamond" fo:font-size="11pt" style:font-size-asian="11pt" style:font-size-complex="11pt"/>
    </style:style>
    <style:style style:name="T1529" style:parent-style-name="DefaultParagraphFont" style:family="text">
      <style:text-properties style:font-name="Garamond" fo:font-size="11pt" style:font-size-asian="11pt" style:font-size-complex="11pt"/>
    </style:style>
    <style:style style:name="T1530" style:parent-style-name="DefaultParagraphFont" style:family="text">
      <style:text-properties style:font-name="Garamond" fo:font-size="11pt" style:font-size-asian="11pt" style:font-size-complex="11pt"/>
    </style:style>
    <style:style style:name="T1531" style:parent-style-name="DefaultParagraphFont" style:family="text">
      <style:text-properties style:font-name="Garamond" fo:font-size="11pt" style:font-size-asian="11pt" style:font-size-complex="11pt"/>
    </style:style>
    <style:style style:name="T1532" style:parent-style-name="DefaultParagraphFont" style:family="text">
      <style:text-properties style:font-name="Garamond" fo:font-size="11pt" style:font-size-asian="11pt" style:font-size-complex="11pt"/>
    </style:style>
    <style:style style:name="P153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3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3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3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3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3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3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4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4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4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543"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544"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545"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1546" style:parent-style-name="Heading2" style:family="paragraph">
      <style:paragraph-properties fo:text-align="start" fo:line-height="115%"/>
      <style:text-properties style:font-name="Garamond"/>
    </style:style>
    <style:style style:name="P1547" style:parent-style-name="Normal" style:family="paragraph">
      <style:paragraph-properties fo:text-align="justify" fo:margin-bottom="0in" fo:line-height="115%" fo:text-indent="0.2in"/>
    </style:style>
    <style:style style:name="T1548" style:parent-style-name="DefaultParagraphFont" style:family="text">
      <style:text-properties style:font-name="Garamond" fo:font-weight="bold" style:font-weight-asian="bold" style:font-weight-complex="bold" fo:font-size="11pt" style:font-size-asian="11pt" style:font-size-complex="11pt"/>
    </style:style>
    <style:style style:name="T1549" style:parent-style-name="DefaultParagraphFont" style:family="text">
      <style:text-properties style:font-name="Garamond" fo:font-weight="bold" style:font-weight-asian="bold" style:font-weight-complex="bold" fo:font-size="11pt" style:font-size-asian="11pt" style:font-size-complex="11pt"/>
    </style:style>
    <style:style style:name="T1550" style:parent-style-name="DefaultParagraphFont" style:family="text">
      <style:text-properties style:font-name="Garamond" fo:font-size="11pt" style:font-size-asian="11pt" style:font-size-complex="11pt"/>
    </style:style>
    <style:style style:name="T1551" style:parent-style-name="DefaultParagraphFont" style:family="text">
      <style:text-properties style:font-name="Garamond" fo:font-size="11pt" style:font-size-asian="11pt" style:font-size-complex="11pt"/>
    </style:style>
    <style:style style:name="T1552" style:parent-style-name="DefaultParagraphFont" style:family="text">
      <style:text-properties style:font-name="Garamond" fo:font-size="11pt" style:font-size-asian="11pt" style:font-size-complex="11pt"/>
    </style:style>
    <style:style style:name="T1553" style:parent-style-name="DefaultParagraphFont" style:family="text">
      <style:text-properties style:font-name="Garamond" fo:font-size="11pt" style:font-size-asian="11pt" style:font-size-complex="11pt"/>
    </style:style>
    <style:style style:name="T1554" style:parent-style-name="DefaultParagraphFont" style:family="text">
      <style:text-properties style:font-name="Garamond" fo:font-size="11pt" style:font-size-asian="11pt" style:font-size-complex="11pt"/>
    </style:style>
    <style:style style:name="T1555" style:parent-style-name="DefaultParagraphFont" style:family="text">
      <style:text-properties style:font-name="Garamond" fo:font-size="11pt" style:font-size-asian="11pt" style:font-size-complex="11pt"/>
    </style:style>
    <style:style style:name="T1556" style:parent-style-name="DefaultParagraphFont" style:family="text">
      <style:text-properties style:font-name="Garamond" fo:font-size="11pt" style:font-size-asian="11pt" style:font-size-complex="11pt"/>
    </style:style>
    <style:style style:name="T1557" style:parent-style-name="DefaultParagraphFont" style:family="text">
      <style:text-properties style:font-name="Garamond" fo:font-size="11pt" style:font-size-asian="11pt" style:font-size-complex="11pt"/>
    </style:style>
    <style:style style:name="T1558" style:parent-style-name="DefaultParagraphFont" style:family="text">
      <style:text-properties style:font-name="Garamond" fo:font-size="11pt" style:font-size-asian="11pt" style:font-size-complex="11pt"/>
    </style:style>
    <style:style style:name="T1559" style:parent-style-name="DefaultParagraphFont" style:family="text">
      <style:text-properties style:font-name="Garamond" fo:font-size="11pt" style:font-size-asian="11pt" style:font-size-complex="11pt"/>
    </style:style>
    <style:style style:name="P1560" style:parent-style-name="Normal" style:family="paragraph">
      <style:paragraph-properties fo:text-align="justify" fo:margin-bottom="0in" fo:line-height="115%" fo:text-indent="0.2in"/>
    </style:style>
    <style:style style:name="T1561" style:parent-style-name="DefaultParagraphFont" style:family="text">
      <style:text-properties style:font-name="Garamond" fo:font-weight="bold" style:font-weight-asian="bold" style:font-weight-complex="bold" fo:font-size="11pt" style:font-size-asian="11pt" style:font-size-complex="11pt"/>
    </style:style>
    <style:style style:name="T1562" style:parent-style-name="DefaultParagraphFont" style:family="text">
      <style:text-properties style:font-name="Garamond" fo:font-weight="bold" style:font-weight-asian="bold" style:font-weight-complex="bold" fo:font-size="11pt" style:font-size-asian="11pt" style:font-size-complex="11pt"/>
    </style:style>
    <style:style style:name="T1563" style:parent-style-name="DefaultParagraphFont" style:family="text">
      <style:text-properties style:font-name="Garamond" fo:font-weight="bold" style:font-weight-asian="bold" style:font-weight-complex="bold" fo:font-size="11pt" style:font-size-asian="11pt" style:font-size-complex="11pt"/>
    </style:style>
    <style:style style:name="T1564" style:parent-style-name="DefaultParagraphFont" style:family="text">
      <style:text-properties style:font-name="Garamond" fo:font-weight="bold" style:font-weight-asian="bold" style:font-weight-complex="bold" fo:font-size="11pt" style:font-size-asian="11pt" style:font-size-complex="11pt"/>
    </style:style>
    <style:style style:name="T1565" style:parent-style-name="DefaultParagraphFont" style:family="text">
      <style:text-properties style:font-name="Garamond" fo:font-weight="bold" style:font-weight-asian="bold" style:font-weight-complex="bold" fo:font-size="11pt" style:font-size-asian="11pt" style:font-size-complex="11pt"/>
    </style:style>
    <style:style style:name="T1566" style:parent-style-name="DefaultParagraphFont" style:family="text">
      <style:text-properties style:font-name="Garamond" fo:font-weight="bold" style:font-weight-asian="bold" style:font-weight-complex="bold" fo:font-size="11pt" style:font-size-asian="11pt" style:font-size-complex="11pt"/>
    </style:style>
    <style:style style:name="T1567" style:parent-style-name="DefaultParagraphFont" style:family="text">
      <style:text-properties style:font-name="Garamond" fo:font-size="11pt" style:font-size-asian="11pt" style:font-size-complex="11pt"/>
    </style:style>
    <style:style style:name="T1568" style:parent-style-name="DefaultParagraphFont" style:family="text">
      <style:text-properties style:font-name="Garamond" fo:font-size="11pt" style:font-size-asian="11pt" style:font-size-complex="11pt"/>
    </style:style>
    <style:style style:name="T1569" style:parent-style-name="DefaultParagraphFont" style:family="text">
      <style:text-properties style:font-name="Garamond" fo:font-size="11pt" style:font-size-asian="11pt" style:font-size-complex="11pt"/>
    </style:style>
    <style:style style:name="T1570" style:parent-style-name="DefaultParagraphFont" style:family="text">
      <style:text-properties style:font-name="Garamond" fo:font-size="11pt" style:font-size-asian="11pt" style:font-size-complex="11pt"/>
    </style:style>
    <style:style style:name="T1571" style:parent-style-name="DefaultParagraphFont" style:family="text">
      <style:text-properties style:font-name="Garamond" fo:font-size="11pt" style:font-size-asian="11pt" style:font-size-complex="11pt"/>
    </style:style>
    <style:style style:name="T1572" style:parent-style-name="DefaultParagraphFont" style:family="text">
      <style:text-properties style:font-name="Garamond" fo:font-size="11pt" style:font-size-asian="11pt" style:font-size-complex="11pt"/>
    </style:style>
    <style:style style:name="T1573" style:parent-style-name="DefaultParagraphFont" style:family="text">
      <style:text-properties style:font-name="Garamond" fo:font-size="11pt" style:font-size-asian="11pt" style:font-size-complex="11pt"/>
    </style:style>
    <style:style style:name="T1574" style:parent-style-name="DefaultParagraphFont" style:family="text">
      <style:text-properties style:font-name="Garamond" fo:font-size="11pt" style:font-size-asian="11pt" style:font-size-complex="11pt"/>
    </style:style>
    <style:style style:name="T1575" style:parent-style-name="DefaultParagraphFont" style:family="text">
      <style:text-properties style:font-name="Garamond" fo:font-size="11pt" style:font-size-asian="11pt" style:font-size-complex="11pt"/>
    </style:style>
    <style:style style:name="T1576" style:parent-style-name="DefaultParagraphFont" style:family="text">
      <style:text-properties style:font-name="Garamond" fo:font-size="11pt" style:font-size-asian="11pt" style:font-size-complex="11pt"/>
    </style:style>
    <style:style style:name="T1577" style:parent-style-name="DefaultParagraphFont" style:family="text">
      <style:text-properties style:font-name="Garamond" fo:font-size="11pt" style:font-size-asian="11pt" style:font-size-complex="11pt"/>
    </style:style>
    <style:style style:name="T1578" style:parent-style-name="DefaultParagraphFont" style:family="text">
      <style:text-properties style:font-name="Garamond" fo:font-size="11pt" style:font-size-asian="11pt" style:font-size-complex="11pt"/>
    </style:style>
    <style:style style:name="T1579" style:parent-style-name="DefaultParagraphFont" style:family="text">
      <style:text-properties style:font-name="Garamond" fo:font-size="11pt" style:font-size-asian="11pt" style:font-size-complex="11pt"/>
    </style:style>
    <style:style style:name="T1580" style:parent-style-name="DefaultParagraphFont" style:family="text">
      <style:text-properties style:font-name="Garamond" fo:font-size="11pt" style:font-size-asian="11pt" style:font-size-complex="11pt"/>
    </style:style>
    <style:style style:name="T1581" style:parent-style-name="DefaultParagraphFont" style:family="text">
      <style:text-properties style:font-name="Garamond" fo:font-size="11pt" style:font-size-asian="11pt" style:font-size-complex="11pt"/>
    </style:style>
    <style:style style:name="T1582" style:parent-style-name="DefaultParagraphFont" style:family="text">
      <style:text-properties style:font-name="Garamond" fo:font-size="11pt" style:font-size-asian="11pt" style:font-size-complex="11pt"/>
    </style:style>
    <style:style style:name="T1583" style:parent-style-name="DefaultParagraphFont" style:family="text">
      <style:text-properties style:font-name="Garamond" fo:font-size="11pt" style:font-size-asian="11pt" style:font-size-complex="11pt"/>
    </style:style>
    <style:style style:name="T1584" style:parent-style-name="DefaultParagraphFont" style:family="text">
      <style:text-properties style:font-name="Garamond" fo:font-size="11pt" style:font-size-asian="11pt" style:font-size-complex="11pt"/>
    </style:style>
    <style:style style:name="T1585" style:parent-style-name="DefaultParagraphFont" style:family="text">
      <style:text-properties style:font-name="Garamond" fo:font-size="11pt" style:font-size-asian="11pt" style:font-size-complex="11pt"/>
    </style:style>
    <style:style style:name="T1586" style:parent-style-name="DefaultParagraphFont" style:family="text">
      <style:text-properties style:font-name="Garamond" fo:font-size="11pt" style:font-size-asian="11pt" style:font-size-complex="11pt"/>
    </style:style>
    <style:style style:name="T1587" style:parent-style-name="DefaultParagraphFont" style:family="text">
      <style:text-properties style:font-name="Garamond" fo:font-size="11pt" style:font-size-asian="11pt" style:font-size-complex="11pt"/>
    </style:style>
    <style:style style:name="T1588" style:parent-style-name="DefaultParagraphFont" style:family="text">
      <style:text-properties style:font-name="Garamond" fo:font-size="11pt" style:font-size-asian="11pt" style:font-size-complex="11pt"/>
    </style:style>
    <style:style style:name="T1589" style:parent-style-name="DefaultParagraphFont" style:family="text">
      <style:text-properties style:font-name="Garamond" fo:font-size="11pt" style:font-size-asian="11pt" style:font-size-complex="11pt"/>
    </style:style>
    <style:style style:name="T1590" style:parent-style-name="DefaultParagraphFont" style:family="text">
      <style:text-properties style:font-name="Garamond" fo:font-size="11pt" style:font-size-asian="11pt" style:font-size-complex="11pt"/>
    </style:style>
    <style:style style:name="T1591" style:parent-style-name="DefaultParagraphFont" style:family="text">
      <style:text-properties style:font-name="Garamond" fo:font-size="11pt" style:font-size-asian="11pt" style:font-size-complex="11pt"/>
    </style:style>
    <style:style style:name="P1592" style:parent-style-name="Normal" style:family="paragraph">
      <style:paragraph-properties fo:text-align="justify" fo:margin-bottom="0in" fo:line-height="115%" fo:text-indent="0.2in"/>
    </style:style>
    <style:style style:name="T1593" style:parent-style-name="DefaultParagraphFont" style:family="text">
      <style:text-properties style:font-name="Garamond" fo:font-size="11pt" style:font-size-asian="11pt" style:font-size-complex="11pt"/>
    </style:style>
    <style:style style:name="T1594" style:parent-style-name="DefaultParagraphFont" style:family="text">
      <style:text-properties style:font-name="Garamond" fo:font-size="11pt" style:font-size-asian="11pt" style:font-size-complex="11pt"/>
    </style:style>
    <style:style style:name="T1595" style:parent-style-name="DefaultParagraphFont" style:family="text">
      <style:text-properties style:font-name="Garamond" fo:font-size="11pt" style:font-size-asian="11pt" style:font-size-complex="11pt"/>
    </style:style>
    <style:style style:name="T1596" style:parent-style-name="DefaultParagraphFont" style:family="text">
      <style:text-properties style:font-name="Garamond" fo:font-size="11pt" style:font-size-asian="11pt" style:font-size-complex="11pt"/>
    </style:style>
    <style:style style:name="T1597" style:parent-style-name="DefaultParagraphFont" style:family="text">
      <style:text-properties style:font-name="Garamond" fo:font-size="11pt" style:font-size-asian="11pt" style:font-size-complex="11pt"/>
    </style:style>
    <style:style style:name="T1598" style:parent-style-name="DefaultParagraphFont" style:family="text">
      <style:text-properties style:font-name="Garamond" fo:font-size="11pt" style:font-size-asian="11pt" style:font-size-complex="11pt"/>
    </style:style>
    <style:style style:name="T1599" style:parent-style-name="DefaultParagraphFont" style:family="text">
      <style:text-properties style:font-name="Garamond" fo:font-size="11pt" style:font-size-asian="11pt" style:font-size-complex="11pt"/>
    </style:style>
    <style:style style:name="T1600" style:parent-style-name="DefaultParagraphFont" style:family="text">
      <style:text-properties style:font-name="Garamond" fo:font-size="11pt" style:font-size-asian="11pt" style:font-size-complex="11pt"/>
    </style:style>
    <style:style style:name="T1601" style:parent-style-name="DefaultParagraphFont" style:family="text">
      <style:text-properties style:font-name="Garamond" fo:font-size="11pt" style:font-size-asian="11pt" style:font-size-complex="11pt"/>
    </style:style>
    <style:style style:name="T1602" style:parent-style-name="DefaultParagraphFont" style:family="text">
      <style:text-properties style:font-name="Garamond" fo:font-weight="bold" style:font-weight-asian="bold" style:font-weight-complex="bold" fo:font-size="11pt" style:font-size-asian="11pt" style:font-size-complex="11pt"/>
    </style:style>
    <style:style style:name="T1603" style:parent-style-name="DefaultParagraphFont" style:family="text">
      <style:text-properties style:font-name="Garamond" fo:font-size="11pt" style:font-size-asian="11pt" style:font-size-complex="11pt"/>
    </style:style>
    <style:style style:name="T1604" style:parent-style-name="DefaultParagraphFont" style:family="text">
      <style:text-properties style:font-name="Garamond" fo:font-weight="bold" style:font-weight-asian="bold" style:font-weight-complex="bold" fo:font-size="11pt" style:font-size-asian="11pt" style:font-size-complex="11pt"/>
    </style:style>
    <style:style style:name="T1605" style:parent-style-name="DefaultParagraphFont" style:family="text">
      <style:text-properties style:font-name="Garamond" fo:font-weight="bold" style:font-weight-asian="bold" style:font-weight-complex="bold" fo:font-size="11pt" style:font-size-asian="11pt" style:font-size-complex="11pt"/>
    </style:style>
    <style:style style:name="T1606" style:parent-style-name="DefaultParagraphFont" style:family="text">
      <style:text-properties style:font-name="Garamond" fo:font-weight="bold" style:font-weight-asian="bold" style:font-weight-complex="bold" fo:font-size="11pt" style:font-size-asian="11pt" style:font-size-complex="11pt"/>
    </style:style>
    <style:style style:name="T1607" style:parent-style-name="DefaultParagraphFont" style:family="text">
      <style:text-properties style:font-name="Garamond" fo:font-weight="bold" style:font-weight-asian="bold" style:font-weight-complex="bold" fo:font-size="11pt" style:font-size-asian="11pt" style:font-size-complex="11pt"/>
    </style:style>
    <style:style style:name="T1608" style:parent-style-name="DefaultParagraphFont" style:family="text">
      <style:text-properties style:font-name="Garamond" fo:font-size="11pt" style:font-size-asian="11pt" style:font-size-complex="11pt"/>
    </style:style>
    <style:style style:name="T1609" style:parent-style-name="DefaultParagraphFont" style:family="text">
      <style:text-properties style:font-name="Garamond" fo:font-size="11pt" style:font-size-asian="11pt" style:font-size-complex="11pt"/>
    </style:style>
    <style:style style:name="T1610" style:parent-style-name="DefaultParagraphFont" style:family="text">
      <style:text-properties style:font-name="Garamond" fo:font-size="11pt" style:font-size-asian="11pt" style:font-size-complex="11pt"/>
    </style:style>
    <style:style style:name="T1611" style:parent-style-name="DefaultParagraphFont" style:family="text">
      <style:text-properties style:font-name="Garamond" fo:font-size="11pt" style:font-size-asian="11pt" style:font-size-complex="11pt"/>
    </style:style>
    <style:style style:name="T1612" style:parent-style-name="DefaultParagraphFont" style:family="text">
      <style:text-properties style:font-name="Garamond" fo:font-size="11pt" style:font-size-asian="11pt" style:font-size-complex="11pt"/>
    </style:style>
    <style:style style:name="T1613" style:parent-style-name="DefaultParagraphFont" style:family="text">
      <style:text-properties style:font-name="Garamond" fo:font-size="11pt" style:font-size-asian="11pt" style:font-size-complex="11pt"/>
    </style:style>
    <style:style style:name="P16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16" style:parent-style-name="Normal" style:family="paragraph">
      <style:paragraph-properties fo:text-align="justify" fo:margin-bottom="0in" fo:line-height="115%" fo:text-indent="0.2in"/>
    </style:style>
    <style:style style:name="T1617" style:parent-style-name="DefaultParagraphFont" style:family="text">
      <style:text-properties style:font-name="Garamond" fo:font-weight="bold" style:font-weight-asian="bold" style:font-weight-complex="bold" fo:font-size="11pt" style:font-size-asian="11pt" style:font-size-complex="11pt"/>
    </style:style>
    <style:style style:name="T1618" style:parent-style-name="DefaultParagraphFont" style:family="text">
      <style:text-properties style:font-name="Garamond" fo:font-weight="bold" style:font-weight-asian="bold" style:font-weight-complex="bold" fo:font-size="11pt" style:font-size-asian="11pt" style:font-size-complex="11pt"/>
    </style:style>
    <style:style style:name="T1619" style:parent-style-name="DefaultParagraphFont" style:family="text">
      <style:text-properties style:font-name="Garamond" fo:font-weight="bold" style:font-weight-asian="bold" style:font-weight-complex="bold" fo:font-size="11pt" style:font-size-asian="11pt" style:font-size-complex="11pt"/>
    </style:style>
    <style:style style:name="T1620" style:parent-style-name="DefaultParagraphFont" style:family="text">
      <style:text-properties style:font-name="Garamond" fo:font-weight="bold" style:font-weight-asian="bold" style:font-weight-complex="bold" fo:font-size="11pt" style:font-size-asian="11pt" style:font-size-complex="11pt"/>
    </style:style>
    <style:style style:name="T1621" style:parent-style-name="DefaultParagraphFont" style:family="text">
      <style:text-properties style:font-name="Garamond" fo:font-weight="bold" style:font-weight-asian="bold" style:font-weight-complex="bold" fo:font-size="11pt" style:font-size-asian="11pt" style:font-size-complex="11pt"/>
    </style:style>
    <style:style style:name="T1622" style:parent-style-name="DefaultParagraphFont" style:family="text">
      <style:text-properties style:font-name="Garamond" fo:font-weight="bold" style:font-weight-asian="bold" style:font-weight-complex="bold" fo:font-size="11pt" style:font-size-asian="11pt" style:font-size-complex="11pt"/>
    </style:style>
    <style:style style:name="T1623" style:parent-style-name="DefaultParagraphFont" style:family="text">
      <style:text-properties style:font-name="Garamond" fo:font-size="11pt" style:font-size-asian="11pt" style:font-size-complex="11pt"/>
    </style:style>
    <style:style style:name="T1624" style:parent-style-name="DefaultParagraphFont" style:family="text">
      <style:text-properties style:font-name="Garamond" fo:font-size="11pt" style:font-size-asian="11pt" style:font-size-complex="11pt"/>
    </style:style>
    <style:style style:name="T1625" style:parent-style-name="DefaultParagraphFont" style:family="text">
      <style:text-properties style:font-name="Garamond" fo:font-size="11pt" style:font-size-asian="11pt" style:font-size-complex="11pt"/>
    </style:style>
    <style:style style:name="T1626" style:parent-style-name="DefaultParagraphFont" style:family="text">
      <style:text-properties style:font-name="Garamond" fo:font-size="11pt" style:font-size-asian="11pt" style:font-size-complex="11pt"/>
    </style:style>
    <style:style style:name="T1627" style:parent-style-name="DefaultParagraphFont" style:family="text">
      <style:text-properties style:font-name="Garamond" fo:font-size="11pt" style:font-size-asian="11pt" style:font-size-complex="11pt"/>
    </style:style>
    <style:style style:name="T1628" style:parent-style-name="DefaultParagraphFont" style:family="text">
      <style:text-properties style:font-name="Garamond" fo:font-size="11pt" style:font-size-asian="11pt" style:font-size-complex="11pt"/>
    </style:style>
    <style:style style:name="T1629" style:parent-style-name="DefaultParagraphFont" style:family="text">
      <style:text-properties style:font-name="Garamond" fo:font-size="11pt" style:font-size-asian="11pt" style:font-size-complex="11pt"/>
    </style:style>
    <style:style style:name="T1630" style:parent-style-name="DefaultParagraphFont" style:family="text">
      <style:text-properties style:font-name="Garamond" fo:font-size="11pt" style:font-size-asian="11pt" style:font-size-complex="11pt"/>
    </style:style>
    <style:style style:name="P1631" style:parent-style-name="Normal" style:family="paragraph">
      <style:paragraph-properties fo:text-align="justify" fo:margin-bottom="0in" fo:line-height="115%" fo:text-indent="0.2in"/>
    </style:style>
    <style:style style:name="T1632" style:parent-style-name="DefaultParagraphFont" style:family="text">
      <style:text-properties style:font-name="Garamond" fo:font-weight="bold" style:font-weight-asian="bold" style:font-weight-complex="bold" fo:font-size="11pt" style:font-size-asian="11pt" style:font-size-complex="11pt"/>
    </style:style>
    <style:style style:name="T1633" style:parent-style-name="DefaultParagraphFont" style:family="text">
      <style:text-properties style:font-name="Garamond" fo:font-weight="bold" style:font-weight-asian="bold" style:font-weight-complex="bold" fo:font-size="11pt" style:font-size-asian="11pt" style:font-size-complex="11pt"/>
    </style:style>
    <style:style style:name="T1634" style:parent-style-name="DefaultParagraphFont" style:family="text">
      <style:text-properties style:font-name="Garamond" fo:font-weight="bold" style:font-weight-asian="bold" style:font-weight-complex="bold" fo:font-size="11pt" style:font-size-asian="11pt" style:font-size-complex="11pt"/>
    </style:style>
    <style:style style:name="T1635" style:parent-style-name="DefaultParagraphFont" style:family="text">
      <style:text-properties style:font-name="Garamond" fo:font-weight="bold" style:font-weight-asian="bold" style:font-weight-complex="bold" fo:font-size="11pt" style:font-size-asian="11pt" style:font-size-complex="11pt"/>
    </style:style>
    <style:style style:name="T1636" style:parent-style-name="DefaultParagraphFont" style:family="text">
      <style:text-properties style:font-name="Garamond" fo:font-weight="bold" style:font-weight-asian="bold" style:font-weight-complex="bold" fo:font-size="11pt" style:font-size-asian="11pt" style:font-size-complex="11pt"/>
    </style:style>
    <style:style style:name="T1637" style:parent-style-name="DefaultParagraphFont" style:family="text">
      <style:text-properties style:font-name="Garamond" fo:font-weight="bold" style:font-weight-asian="bold" style:font-weight-complex="bold" fo:font-size="11pt" style:font-size-asian="11pt" style:font-size-complex="11pt"/>
    </style:style>
    <style:style style:name="T1638" style:parent-style-name="DefaultParagraphFont" style:family="text">
      <style:text-properties style:font-name="Garamond" fo:font-size="11pt" style:font-size-asian="11pt" style:font-size-complex="11pt"/>
    </style:style>
    <style:style style:name="T1639" style:parent-style-name="DefaultParagraphFont" style:family="text">
      <style:text-properties style:font-name="Garamond" fo:font-size="11pt" style:font-size-asian="11pt" style:font-size-complex="11pt"/>
    </style:style>
    <style:style style:name="T1640" style:parent-style-name="DefaultParagraphFont" style:family="text">
      <style:text-properties style:font-name="Garamond" fo:font-size="11pt" style:font-size-asian="11pt" style:font-size-complex="11pt"/>
    </style:style>
    <style:style style:name="T1641" style:parent-style-name="DefaultParagraphFont" style:family="text">
      <style:text-properties style:font-name="Garamond" fo:font-size="11pt" style:font-size-asian="11pt" style:font-size-complex="11pt"/>
    </style:style>
    <style:style style:name="T1642" style:parent-style-name="DefaultParagraphFont" style:family="text">
      <style:text-properties style:font-name="Garamond" fo:font-size="11pt" style:font-size-asian="11pt" style:font-size-complex="11pt"/>
    </style:style>
    <style:style style:name="T1643" style:parent-style-name="DefaultParagraphFont" style:family="text">
      <style:text-properties style:font-name="Garamond" fo:font-size="11pt" style:font-size-asian="11pt" style:font-size-complex="11pt"/>
    </style:style>
    <style:style style:name="P1644" style:parent-style-name="Normal" style:family="paragraph">
      <style:paragraph-properties fo:text-align="justify" fo:margin-bottom="0in" fo:line-height="115%" fo:text-indent="0.2in"/>
    </style:style>
    <style:style style:name="T1645" style:parent-style-name="DefaultParagraphFont" style:family="text">
      <style:text-properties style:font-name="Garamond" fo:font-size="11pt" style:font-size-asian="11pt" style:font-size-complex="11pt"/>
    </style:style>
    <style:style style:name="T1646" style:parent-style-name="DefaultParagraphFont" style:family="text">
      <style:text-properties style:font-name="Garamond" fo:font-size="11pt" style:font-size-asian="11pt" style:font-size-complex="11pt"/>
    </style:style>
    <style:style style:name="T1647" style:parent-style-name="DefaultParagraphFont" style:family="text">
      <style:text-properties style:font-name="Garamond" fo:font-weight="bold" style:font-weight-asian="bold" style:font-weight-complex="bold" fo:font-size="11pt" style:font-size-asian="11pt" style:font-size-complex="11pt"/>
    </style:style>
    <style:style style:name="T1648" style:parent-style-name="DefaultParagraphFont" style:family="text">
      <style:text-properties style:font-name="Garamond" fo:font-size="11pt" style:font-size-asian="11pt" style:font-size-complex="11pt"/>
    </style:style>
    <style:style style:name="T1649" style:parent-style-name="DefaultParagraphFont" style:family="text">
      <style:text-properties style:font-name="Garamond" fo:font-size="11pt" style:font-size-asian="11pt" style:font-size-complex="11pt"/>
    </style:style>
    <style:style style:name="T1650" style:parent-style-name="DefaultParagraphFont" style:family="text">
      <style:text-properties style:font-name="Garamond" fo:font-size="11pt" style:font-size-asian="11pt" style:font-size-complex="11pt"/>
    </style:style>
    <style:style style:name="T1651" style:parent-style-name="DefaultParagraphFont" style:family="text">
      <style:text-properties style:font-name="Garamond" fo:font-size="11pt" style:font-size-asian="11pt" style:font-size-complex="11pt"/>
    </style:style>
    <style:style style:name="T1652" style:parent-style-name="DefaultParagraphFont" style:family="text">
      <style:text-properties style:font-name="Garamond" fo:font-size="11pt" style:font-size-asian="11pt" style:font-size-complex="11pt"/>
    </style:style>
    <style:style style:name="P165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56" style:parent-style-name="Normal" style:family="paragraph">
      <style:paragraph-properties fo:text-align="justify" fo:margin-bottom="0in" fo:line-height="115%" fo:text-indent="0.2in"/>
    </style:style>
    <style:style style:name="T1657" style:parent-style-name="DefaultParagraphFont" style:family="text">
      <style:text-properties style:font-name="Garamond" fo:font-size="11pt" style:font-size-asian="11pt" style:font-size-complex="11pt"/>
    </style:style>
    <style:style style:name="T1658" style:parent-style-name="DefaultParagraphFont" style:family="text">
      <style:text-properties style:font-name="Garamond" fo:font-size="11pt" style:font-size-asian="11pt" style:font-size-complex="11pt"/>
    </style:style>
    <style:style style:name="T1659" style:parent-style-name="DefaultParagraphFont" style:family="text">
      <style:text-properties style:font-name="Garamond" fo:font-size="11pt" style:font-size-asian="11pt" style:font-size-complex="11pt"/>
    </style:style>
    <style:style style:name="T1660" style:parent-style-name="DefaultParagraphFont" style:family="text">
      <style:text-properties style:font-name="Garamond" fo:font-size="11pt" style:font-size-asian="11pt" style:font-size-complex="11pt"/>
    </style:style>
    <style:style style:name="T1661" style:parent-style-name="DefaultParagraphFont" style:family="text">
      <style:text-properties style:font-name="Garamond" fo:font-size="11pt" style:font-size-asian="11pt" style:font-size-complex="11pt"/>
    </style:style>
    <style:style style:name="T1662" style:parent-style-name="DefaultParagraphFont" style:family="text">
      <style:text-properties style:font-name="Garamond" fo:font-size="11pt" style:font-size-asian="11pt" style:font-size-complex="11pt"/>
    </style:style>
    <style:style style:name="T1663" style:parent-style-name="DefaultParagraphFont" style:family="text">
      <style:text-properties style:font-name="Garamond" fo:font-weight="bold" style:font-weight-asian="bold" style:font-weight-complex="bold" fo:font-size="11pt" style:font-size-asian="11pt" style:font-size-complex="11pt"/>
    </style:style>
    <style:style style:name="T1664" style:parent-style-name="DefaultParagraphFont" style:family="text">
      <style:text-properties style:font-name="Garamond" fo:font-weight="bold" style:font-weight-asian="bold" style:font-weight-complex="bold" fo:font-size="11pt" style:font-size-asian="11pt" style:font-size-complex="11pt"/>
    </style:style>
    <style:style style:name="T1665" style:parent-style-name="DefaultParagraphFont" style:family="text">
      <style:text-properties style:font-name="Garamond" fo:font-weight="bold" style:font-weight-asian="bold" style:font-weight-complex="bold" fo:font-size="11pt" style:font-size-asian="11pt" style:font-size-complex="11pt"/>
    </style:style>
    <style:style style:name="T1666" style:parent-style-name="DefaultParagraphFont" style:family="text">
      <style:text-properties style:font-name="Garamond" fo:font-weight="bold" style:font-weight-asian="bold" style:font-weight-complex="bold" fo:font-size="11pt" style:font-size-asian="11pt" style:font-size-complex="11pt"/>
    </style:style>
    <style:style style:name="T1667" style:parent-style-name="DefaultParagraphFont" style:family="text">
      <style:text-properties style:font-name="Garamond" fo:font-weight="bold" style:font-weight-asian="bold" style:font-weight-complex="bold" fo:font-size="11pt" style:font-size-asian="11pt" style:font-size-complex="11pt"/>
    </style:style>
    <style:style style:name="T1668" style:parent-style-name="DefaultParagraphFont" style:family="text">
      <style:text-properties style:font-name="Garamond" fo:font-weight="bold" style:font-weight-asian="bold" style:font-weight-complex="bold" fo:font-size="11pt" style:font-size-asian="11pt" style:font-size-complex="11pt"/>
    </style:style>
    <style:style style:name="T1669" style:parent-style-name="DefaultParagraphFont" style:family="text">
      <style:text-properties style:font-name="Garamond" fo:font-weight="bold" style:font-weight-asian="bold" style:font-weight-complex="bold" fo:font-size="11pt" style:font-size-asian="11pt" style:font-size-complex="11pt"/>
    </style:style>
    <style:style style:name="T1670" style:parent-style-name="DefaultParagraphFont" style:family="text">
      <style:text-properties style:font-name="Garamond" fo:font-weight="bold" style:font-weight-asian="bold" style:font-weight-complex="bold" fo:font-size="11pt" style:font-size-asian="11pt" style:font-size-complex="11pt"/>
    </style:style>
    <style:style style:name="T1671" style:parent-style-name="DefaultParagraphFont" style:family="text">
      <style:text-properties style:font-name="Garamond" fo:font-size="11pt" style:font-size-asian="11pt" style:font-size-complex="11pt"/>
    </style:style>
    <style:style style:name="T1672" style:parent-style-name="DefaultParagraphFont" style:family="text">
      <style:text-properties style:font-name="Garamond" fo:font-weight="bold" style:font-weight-asian="bold" style:font-weight-complex="bold" fo:font-size="11pt" style:font-size-asian="11pt" style:font-size-complex="11pt"/>
    </style:style>
    <style:style style:name="T1673" style:parent-style-name="DefaultParagraphFont" style:family="text">
      <style:text-properties style:font-name="Garamond" fo:font-size="11pt" style:font-size-asian="11pt" style:font-size-complex="11pt"/>
    </style:style>
    <style:style style:name="P16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675" style:parent-style-name="Heading2" style:family="paragraph">
      <style:paragraph-properties fo:text-align="start" fo:line-height="115%"/>
      <style:text-properties style:font-name="Garamond"/>
    </style:style>
    <style:style style:name="P1676" style:parent-style-name="Normal" style:family="paragraph">
      <style:paragraph-properties fo:text-align="justify" fo:margin-bottom="0in" fo:line-height="115%"/>
    </style:style>
    <style:style style:name="T1677" style:parent-style-name="DefaultParagraphFont" style:family="text">
      <style:text-properties style:font-name="Garamond" fo:font-weight="bold" style:font-weight-asian="bold" fo:font-size="11pt" style:font-size-asian="11pt" style:font-size-complex="11pt"/>
    </style:style>
    <style:style style:name="T1678" style:parent-style-name="DefaultParagraphFont" style:family="text">
      <style:text-properties style:font-name="Garamond" fo:font-weight="bold" style:font-weight-asian="bold" fo:font-size="11pt" style:font-size-asian="11pt" style:font-size-complex="11pt"/>
    </style:style>
    <style:style style:name="T1679" style:parent-style-name="DefaultParagraphFont" style:family="text">
      <style:text-properties style:font-name="Garamond" fo:font-weight="bold" style:font-weight-asian="bold" fo:font-size="11pt" style:font-size-asian="11pt" style:font-size-complex="11pt"/>
    </style:style>
    <style:style style:name="T1680" style:parent-style-name="DefaultParagraphFont" style:family="text">
      <style:text-properties style:font-name="Garamond" fo:font-weight="bold" style:font-weight-asian="bold" fo:font-size="11pt" style:font-size-asian="11pt" style:font-size-complex="11pt"/>
    </style:style>
    <style:style style:name="T1681" style:parent-style-name="DefaultParagraphFont" style:family="text">
      <style:text-properties style:font-name="Garamond" fo:font-weight="bold" style:font-weight-asian="bold" fo:font-size="11pt" style:font-size-asian="11pt" style:font-size-complex="11pt"/>
    </style:style>
    <style:style style:name="T1682" style:parent-style-name="DefaultParagraphFont" style:family="text">
      <style:text-properties style:font-name="Garamond" fo:font-weight="bold" style:font-weight-asian="bold" fo:font-size="11pt" style:font-size-asian="11pt" style:font-size-complex="11pt"/>
    </style:style>
    <style:style style:name="T1683" style:parent-style-name="DefaultParagraphFont" style:family="text">
      <style:text-properties style:font-name="Garamond" fo:font-weight="bold" style:font-weight-asian="bold" fo:font-size="11pt" style:font-size-asian="11pt" style:font-size-complex="11pt"/>
    </style:style>
    <style:style style:name="T1684" style:parent-style-name="DefaultParagraphFont" style:family="text">
      <style:text-properties style:font-name="Garamond" fo:font-weight="bold" style:font-weight-asian="bold" fo:font-size="11pt" style:font-size-asian="11pt" style:font-size-complex="11pt"/>
    </style:style>
    <style:style style:name="T1685" style:parent-style-name="DefaultParagraphFont" style:family="text">
      <style:text-properties style:font-name="Garamond" fo:font-size="11pt" style:font-size-asian="11pt" style:font-size-complex="11pt"/>
    </style:style>
    <style:style style:name="T1686" style:parent-style-name="DefaultParagraphFont" style:family="text">
      <style:text-properties style:font-name="Garamond" style:font-weight-complex="bold" fo:font-size="11pt" style:font-size-asian="11pt" style:font-size-complex="11pt"/>
    </style:style>
    <style:style style:name="T1687" style:parent-style-name="DefaultParagraphFont" style:family="text">
      <style:text-properties style:font-name="Garamond" fo:font-size="11pt" style:font-size-asian="11pt" style:font-size-complex="11pt"/>
    </style:style>
    <style:style style:name="T1688" style:parent-style-name="DefaultParagraphFont" style:family="text">
      <style:text-properties style:font-name="Garamond" fo:font-size="11pt" style:font-size-asian="11pt" style:font-size-complex="11pt"/>
    </style:style>
    <style:style style:name="T1689" style:parent-style-name="DefaultParagraphFont" style:family="text">
      <style:text-properties style:font-name="Garamond" fo:font-size="11pt" style:font-size-asian="11pt" style:font-size-complex="11pt"/>
    </style:style>
    <style:style style:name="T1690" style:parent-style-name="DefaultParagraphFont" style:family="text">
      <style:text-properties style:font-name="Garamond" fo:font-size="11pt" style:font-size-asian="11pt" style:font-size-complex="11pt"/>
    </style:style>
    <style:style style:name="T1691" style:parent-style-name="DefaultParagraphFont" style:family="text">
      <style:text-properties style:font-name="Garamond" fo:font-size="11pt" style:font-size-asian="11pt" style:font-size-complex="11pt"/>
    </style:style>
    <style:style style:name="T1692" style:parent-style-name="DefaultParagraphFont" style:family="text">
      <style:text-properties style:font-name="Garamond" fo:font-size="11pt" style:font-size-asian="11pt" style:font-size-complex="11pt"/>
    </style:style>
    <style:style style:name="T1693" style:parent-style-name="DefaultParagraphFont" style:family="text">
      <style:text-properties style:font-name="Garamond" fo:font-size="11pt" style:font-size-asian="11pt" style:font-size-complex="11pt"/>
    </style:style>
    <style:style style:name="T1694" style:parent-style-name="DefaultParagraphFont" style:family="text">
      <style:text-properties style:font-name="Garamond" fo:font-size="11pt" style:font-size-asian="11pt" style:font-size-complex="11pt"/>
    </style:style>
    <style:style style:name="T1695" style:parent-style-name="DefaultParagraphFont" style:family="text">
      <style:text-properties style:font-name="Garamond" fo:font-size="11pt" style:font-size-asian="11pt" style:font-size-complex="11pt"/>
    </style:style>
    <style:style style:name="T1696" style:parent-style-name="DefaultParagraphFont" style:family="text">
      <style:text-properties style:font-name="Garamond" fo:font-size="11pt" style:font-size-asian="11pt" style:font-size-complex="11pt"/>
    </style:style>
    <style:style style:name="T1697" style:parent-style-name="DefaultParagraphFont" style:family="text">
      <style:text-properties style:font-name="Garamond" fo:font-size="11pt" style:font-size-asian="11pt" style:font-size-complex="11pt"/>
    </style:style>
    <style:style style:name="T1698" style:parent-style-name="DefaultParagraphFont" style:family="text">
      <style:text-properties style:font-name="Garamond" fo:font-size="11pt" style:font-size-asian="11pt" style:font-size-complex="11pt"/>
    </style:style>
    <style:style style:name="T1699" style:parent-style-name="DefaultParagraphFont" style:family="text">
      <style:text-properties style:font-name="Garamond" fo:font-size="11pt" style:font-size-asian="11pt" style:font-size-complex="11pt"/>
    </style:style>
    <style:style style:name="T1700" style:parent-style-name="DefaultParagraphFont" style:family="text">
      <style:text-properties style:font-name="Garamond" fo:font-size="11pt" style:font-size-asian="11pt" style:font-size-complex="11pt"/>
    </style:style>
    <style:style style:name="T1701" style:parent-style-name="DefaultParagraphFont" style:family="text">
      <style:text-properties style:font-name="Garamond" fo:font-size="11pt" style:font-size-asian="11pt" style:font-size-complex="11pt"/>
    </style:style>
    <style:style style:name="T1702" style:parent-style-name="DefaultParagraphFont" style:family="text">
      <style:text-properties style:font-name="Garamond" fo:font-size="11pt" style:font-size-asian="11pt" style:font-size-complex="11pt"/>
    </style:style>
    <style:style style:name="T1703" style:parent-style-name="DefaultParagraphFont" style:family="text">
      <style:text-properties style:font-name="Garamond" fo:font-size="11pt" style:font-size-asian="11pt" style:font-size-complex="11pt"/>
    </style:style>
    <style:style style:name="T1704" style:parent-style-name="DefaultParagraphFont" style:family="text">
      <style:text-properties style:font-name="Garamond" fo:font-size="11pt" style:font-size-asian="11pt" style:font-size-complex="11pt"/>
    </style:style>
    <style:style style:name="T1705" style:parent-style-name="DefaultParagraphFont" style:family="text">
      <style:text-properties style:font-name="Garamond" fo:font-size="11pt" style:font-size-asian="11pt" style:font-size-complex="11pt"/>
    </style:style>
    <style:style style:name="T1706" style:parent-style-name="DefaultParagraphFont" style:family="text">
      <style:text-properties style:font-name="Garamond" fo:font-weight="bold" style:font-weight-asian="bold" fo:font-size="11pt" style:font-size-asian="11pt" style:font-size-complex="11pt"/>
    </style:style>
    <style:style style:name="T1707" style:parent-style-name="DefaultParagraphFont" style:family="text">
      <style:text-properties style:font-name="Garamond" fo:font-weight="bold" style:font-weight-asian="bold" fo:font-size="11pt" style:font-size-asian="11pt" style:font-size-complex="11pt"/>
    </style:style>
    <style:style style:name="T1708" style:parent-style-name="DefaultParagraphFont" style:family="text">
      <style:text-properties style:font-name="Garamond" fo:font-weight="bold" style:font-weight-asian="bold" fo:font-size="11pt" style:font-size-asian="11pt" style:font-size-complex="11pt"/>
    </style:style>
    <style:style style:name="T1709" style:parent-style-name="DefaultParagraphFont" style:family="text">
      <style:text-properties style:font-name="Garamond" fo:font-weight="bold" style:font-weight-asian="bold" fo:font-size="11pt" style:font-size-asian="11pt" style:font-size-complex="11pt"/>
    </style:style>
    <style:style style:name="P1710" style:parent-style-name="Normal" style:family="paragraph">
      <style:paragraph-properties fo:text-align="justify" fo:margin-bottom="0in" fo:line-height="115%" fo:text-indent="0.2in"/>
    </style:style>
    <style:style style:name="T1711" style:parent-style-name="DefaultParagraphFont" style:family="text">
      <style:text-properties style:font-name="Garamond" fo:font-size="11pt" style:font-size-asian="11pt" style:font-size-complex="11pt"/>
    </style:style>
    <style:style style:name="T1712" style:parent-style-name="DefaultParagraphFont" style:family="text">
      <style:text-properties style:font-name="Garamond" fo:font-size="11pt" style:font-size-asian="11pt" style:font-size-complex="11pt"/>
    </style:style>
    <style:style style:name="T1713" style:parent-style-name="DefaultParagraphFont" style:family="text">
      <style:text-properties style:font-name="Garamond" fo:font-size="11pt" style:font-size-asian="11pt" style:font-size-complex="11pt"/>
    </style:style>
    <style:style style:name="T1714" style:parent-style-name="DefaultParagraphFont" style:family="text">
      <style:text-properties style:font-name="Garamond" fo:font-size="11pt" style:font-size-asian="11pt" style:font-size-complex="11pt"/>
    </style:style>
    <style:style style:name="T1715" style:parent-style-name="DefaultParagraphFont" style:family="text">
      <style:text-properties style:font-name="Garamond" fo:font-size="11pt" style:font-size-asian="11pt" style:font-size-complex="11pt"/>
    </style:style>
    <style:style style:name="T1716" style:parent-style-name="DefaultParagraphFont" style:family="text">
      <style:text-properties style:font-name="Garamond" fo:font-size="11pt" style:font-size-asian="11pt" style:font-size-complex="11pt"/>
    </style:style>
    <style:style style:name="T1717" style:parent-style-name="DefaultParagraphFont" style:family="text">
      <style:text-properties style:font-name="Garamond" fo:font-size="11pt" style:font-size-asian="11pt" style:font-size-complex="11pt"/>
    </style:style>
    <style:style style:name="T1718" style:parent-style-name="DefaultParagraphFont" style:family="text">
      <style:text-properties style:font-name="Garamond" fo:font-size="11pt" style:font-size-asian="11pt" style:font-size-complex="11pt"/>
    </style:style>
    <style:style style:name="T1719" style:parent-style-name="DefaultParagraphFont" style:family="text">
      <style:text-properties style:font-name="Garamond" fo:font-size="11pt" style:font-size-asian="11pt" style:font-size-complex="11pt"/>
    </style:style>
    <style:style style:name="T1720" style:parent-style-name="DefaultParagraphFont" style:family="text">
      <style:text-properties style:font-name="Garamond" fo:font-size="11pt" style:font-size-asian="11pt" style:font-size-complex="11pt"/>
    </style:style>
    <style:style style:name="T1721" style:parent-style-name="DefaultParagraphFont" style:family="text">
      <style:text-properties style:font-name="Garamond" style:font-weight-complex="bold" fo:font-size="11pt" style:font-size-asian="11pt" style:font-size-complex="11pt"/>
    </style:style>
    <style:style style:name="T1722" style:parent-style-name="DefaultParagraphFont" style:family="text">
      <style:text-properties style:font-name="Garamond" fo:font-size="11pt" style:font-size-asian="11pt" style:font-size-complex="11pt"/>
    </style:style>
    <style:style style:name="T1723" style:parent-style-name="DefaultParagraphFont" style:family="text">
      <style:text-properties style:font-name="Garamond" fo:font-size="11pt" style:font-size-asian="11pt" style:font-size-complex="11pt"/>
    </style:style>
    <style:style style:name="T1724" style:parent-style-name="DefaultParagraphFont" style:family="text">
      <style:text-properties style:font-name="Garamond" fo:font-size="11pt" style:font-size-asian="11pt" style:font-size-complex="11pt"/>
    </style:style>
    <style:style style:name="T1725" style:parent-style-name="DefaultParagraphFont" style:family="text">
      <style:text-properties style:font-name="Garamond" fo:font-size="11pt" style:font-size-asian="11pt" style:font-size-complex="11pt"/>
    </style:style>
    <style:style style:name="P1726" style:parent-style-name="Normal" style:family="paragraph">
      <style:paragraph-properties fo:text-align="justify" fo:margin-bottom="0in" fo:line-height="115%" fo:text-indent="0.2in"/>
    </style:style>
    <style:style style:name="T1727" style:parent-style-name="DefaultParagraphFont" style:family="text">
      <style:text-properties style:font-name="Garamond" fo:font-size="11pt" style:font-size-asian="11pt" style:font-size-complex="11pt"/>
    </style:style>
    <style:style style:name="T1728" style:parent-style-name="DefaultParagraphFont" style:family="text">
      <style:text-properties style:font-name="Garamond" fo:font-size="11pt" style:font-size-asian="11pt" style:font-size-complex="11pt"/>
    </style:style>
    <style:style style:name="T1729" style:parent-style-name="DefaultParagraphFont" style:family="text">
      <style:text-properties style:font-name="Garamond" fo:font-size="11pt" style:font-size-asian="11pt" style:font-size-complex="11pt"/>
    </style:style>
    <style:style style:name="T1730" style:parent-style-name="DefaultParagraphFont" style:family="text">
      <style:text-properties style:font-name="Garamond" fo:font-size="11pt" style:font-size-asian="11pt" style:font-size-complex="11pt"/>
    </style:style>
    <style:style style:name="T1731" style:parent-style-name="DefaultParagraphFont" style:family="text">
      <style:text-properties style:font-name="Garamond" fo:font-size="11pt" style:font-size-asian="11pt" style:font-size-complex="11pt"/>
    </style:style>
    <style:style style:name="T1732" style:parent-style-name="DefaultParagraphFont" style:family="text">
      <style:text-properties style:font-name="Garamond" fo:font-weight="bold" style:font-weight-asian="bold" fo:font-size="11pt" style:font-size-asian="11pt" style:font-size-complex="11pt"/>
    </style:style>
    <style:style style:name="T1733" style:parent-style-name="DefaultParagraphFont" style:family="text">
      <style:text-properties style:font-name="Garamond" fo:font-weight="bold" style:font-weight-asian="bold" fo:font-size="11pt" style:font-size-asian="11pt" style:font-size-complex="11pt"/>
    </style:style>
    <style:style style:name="T1734" style:parent-style-name="DefaultParagraphFont" style:family="text">
      <style:text-properties style:font-name="Garamond" fo:font-weight="bold" style:font-weight-asian="bold" fo:font-size="11pt" style:font-size-asian="11pt" style:font-size-complex="11pt"/>
    </style:style>
    <style:style style:name="T1735" style:parent-style-name="DefaultParagraphFont" style:family="text">
      <style:text-properties style:font-name="Garamond" fo:font-weight="bold" style:font-weight-asian="bold" fo:font-size="11pt" style:font-size-asian="11pt" style:font-size-complex="11pt"/>
    </style:style>
    <style:style style:name="T1736" style:parent-style-name="DefaultParagraphFont" style:family="text">
      <style:text-properties style:font-name="Garamond" fo:font-weight="bold" style:font-weight-asian="bold" fo:font-size="11pt" style:font-size-asian="11pt" style:font-size-complex="11pt"/>
    </style:style>
    <style:style style:name="T1737" style:parent-style-name="DefaultParagraphFont" style:family="text">
      <style:text-properties style:font-name="Garamond" fo:font-weight="bold" style:font-weight-asian="bold" fo:font-size="11pt" style:font-size-asian="11pt" style:font-size-complex="11pt"/>
    </style:style>
    <style:style style:name="T1738" style:parent-style-name="DefaultParagraphFont" style:family="text">
      <style:text-properties style:font-name="Garamond" fo:font-weight="bold" style:font-weight-asian="bold" fo:font-size="11pt" style:font-size-asian="11pt" style:font-size-complex="11pt"/>
    </style:style>
    <style:style style:name="T1739" style:parent-style-name="DefaultParagraphFont" style:family="text">
      <style:text-properties style:font-name="Garamond" fo:font-weight="bold" style:font-weight-asian="bold" fo:font-size="11pt" style:font-size-asian="11pt" style:font-size-complex="11pt"/>
    </style:style>
    <style:style style:name="T1740" style:parent-style-name="DefaultParagraphFont" style:family="text">
      <style:text-properties style:font-name="Garamond" fo:font-weight="bold" style:font-weight-asian="bold" fo:font-size="11pt" style:font-size-asian="11pt" style:font-size-complex="11pt"/>
    </style:style>
    <style:style style:name="T1741" style:parent-style-name="DefaultParagraphFont" style:family="text">
      <style:text-properties style:font-name="Garamond" fo:font-weight="bold" style:font-weight-asian="bold" fo:font-size="11pt" style:font-size-asian="11pt" style:font-size-complex="11pt"/>
    </style:style>
    <style:style style:name="T1742" style:parent-style-name="DefaultParagraphFont" style:family="text">
      <style:text-properties style:font-name="Garamond" fo:font-weight="bold" style:font-weight-asian="bold" fo:font-size="11pt" style:font-size-asian="11pt" style:font-size-complex="11pt"/>
    </style:style>
    <style:style style:name="P1743" style:parent-style-name="Normal" style:family="paragraph">
      <style:paragraph-properties fo:text-align="justify" fo:margin-bottom="0in" fo:line-height="115%" fo:text-indent="0.2in"/>
    </style:style>
    <style:style style:name="T1744" style:parent-style-name="DefaultParagraphFont" style:family="text">
      <style:text-properties style:font-name="Garamond" fo:font-weight="bold" style:font-weight-asian="bold" fo:font-size="11pt" style:font-size-asian="11pt" style:font-size-complex="11pt"/>
    </style:style>
    <style:style style:name="T1745" style:parent-style-name="DefaultParagraphFont" style:family="text">
      <style:text-properties style:font-name="Garamond" fo:font-size="11pt" style:font-size-asian="11pt" style:font-size-complex="11pt"/>
    </style:style>
    <style:style style:name="T1746" style:parent-style-name="DefaultParagraphFont" style:family="text">
      <style:text-properties style:font-name="Garamond" fo:font-size="11pt" style:font-size-asian="11pt" style:font-size-complex="11pt"/>
    </style:style>
    <style:style style:name="T1747" style:parent-style-name="DefaultParagraphFont" style:family="text">
      <style:text-properties style:font-name="Garamond" fo:font-size="11pt" style:font-size-asian="11pt" style:font-size-complex="11pt"/>
    </style:style>
    <style:style style:name="T1748" style:parent-style-name="DefaultParagraphFont" style:family="text">
      <style:text-properties style:font-name="Garamond" fo:font-weight="bold" style:font-weight-asian="bold" style:font-weight-complex="bold" fo:font-size="11pt" style:font-size-asian="11pt" style:font-size-complex="11pt"/>
    </style:style>
    <style:style style:name="T1749" style:parent-style-name="DefaultParagraphFont" style:family="text">
      <style:text-properties style:font-name="Garamond" fo:font-weight="bold" style:font-weight-asian="bold" style:font-weight-complex="bold" fo:font-size="11pt" style:font-size-asian="11pt" style:font-size-complex="11pt"/>
    </style:style>
    <style:style style:name="T1750" style:parent-style-name="DefaultParagraphFont" style:family="text">
      <style:text-properties style:font-name="Garamond" fo:font-weight="bold" style:font-weight-asian="bold" style:font-weight-complex="bold" fo:font-size="11pt" style:font-size-asian="11pt" style:font-size-complex="11pt"/>
    </style:style>
    <style:style style:name="T1751" style:parent-style-name="DefaultParagraphFont" style:family="text">
      <style:text-properties style:font-name="Garamond" fo:font-weight="bold" style:font-weight-asian="bold" style:font-weight-complex="bold" fo:font-size="11pt" style:font-size-asian="11pt" style:font-size-complex="11pt"/>
    </style:style>
    <style:style style:name="T1752" style:parent-style-name="DefaultParagraphFont" style:family="text">
      <style:text-properties style:font-name="Garamond" fo:font-weight="bold" style:font-weight-asian="bold" style:font-weight-complex="bold" fo:font-size="11pt" style:font-size-asian="11pt" style:font-size-complex="11pt"/>
    </style:style>
    <style:style style:name="T1753" style:parent-style-name="DefaultParagraphFont" style:family="text">
      <style:text-properties style:font-name="Garamond" fo:font-weight="bold" style:font-weight-asian="bold" style:font-weight-complex="bold" fo:font-size="11pt" style:font-size-asian="11pt" style:font-size-complex="11pt"/>
    </style:style>
    <style:style style:name="P1754" style:parent-style-name="ListParagraph" style:family="paragraph">
      <style:paragraph-properties fo:text-align="justify" fo:margin-bottom="0in" fo:line-height="115%" fo:margin-left="0in" fo:text-indent="0.2in">
        <style:tab-stops/>
      </style:paragraph-properties>
    </style:style>
    <style:style style:name="T1755" style:parent-style-name="DefaultParagraphFont" style:family="text">
      <style:text-properties style:font-name="Garamond" fo:font-size="11pt" style:font-size-asian="11pt" style:font-size-complex="11pt"/>
    </style:style>
    <style:style style:name="T1756" style:parent-style-name="DefaultParagraphFont" style:family="text">
      <style:text-properties style:font-name="Garamond" fo:font-size="11pt" style:font-size-asian="11pt" style:font-size-complex="11pt"/>
    </style:style>
    <style:style style:name="T1757" style:parent-style-name="DefaultParagraphFont" style:family="text">
      <style:text-properties style:font-name="Garamond" fo:font-size="11pt" style:font-size-asian="11pt" style:font-size-complex="11pt"/>
    </style:style>
    <style:style style:name="T1758" style:parent-style-name="DefaultParagraphFont" style:family="text">
      <style:text-properties style:font-name="Garamond" fo:font-weight="bold" style:font-weight-asian="bold" style:font-weight-complex="bold" fo:font-size="11pt" style:font-size-asian="11pt" style:font-size-complex="11pt"/>
    </style:style>
    <style:style style:name="T1759" style:parent-style-name="DefaultParagraphFont" style:family="text">
      <style:text-properties style:font-name="Garamond" fo:font-size="11pt" style:font-size-asian="11pt" style:font-size-complex="11pt"/>
    </style:style>
    <style:style style:name="P1760" style:parent-style-name="ListParagraph" style:family="paragraph">
      <style:paragraph-properties fo:text-align="justify" fo:margin-bottom="0in" fo:line-height="115%" fo:margin-left="0in" fo:text-indent="0.2in">
        <style:tab-stops/>
      </style:paragraph-properties>
    </style:style>
    <style:style style:name="T1761" style:parent-style-name="DefaultParagraphFont" style:family="text">
      <style:text-properties style:font-name="Garamond" fo:font-size="11pt" style:font-size-asian="11pt" style:font-size-complex="11pt"/>
    </style:style>
    <style:style style:name="T1762" style:parent-style-name="DefaultParagraphFont" style:family="text">
      <style:text-properties style:font-name="Garamond" fo:font-weight="bold" style:font-weight-asian="bold" style:font-weight-complex="bold" fo:font-size="11pt" style:font-size-asian="11pt" style:font-size-complex="11pt"/>
    </style:style>
    <style:style style:name="T1763" style:parent-style-name="DefaultParagraphFont" style:family="text">
      <style:text-properties style:font-name="Garamond" fo:font-size="11pt" style:font-size-asian="11pt" style:font-size-complex="11pt"/>
    </style:style>
    <style:style style:name="P1764" style:parent-style-name="ListParagraph" style:family="paragraph">
      <style:paragraph-properties fo:text-align="justify" fo:margin-bottom="0in" fo:line-height="115%" fo:margin-left="0in" fo:text-indent="0.2in">
        <style:tab-stops/>
      </style:paragraph-properties>
    </style:style>
    <style:style style:name="T1765" style:parent-style-name="DefaultParagraphFont" style:family="text">
      <style:text-properties style:font-name="Garamond" fo:font-size="11pt" style:font-size-asian="11pt" style:font-size-complex="11pt"/>
    </style:style>
    <style:style style:name="T1766" style:parent-style-name="DefaultParagraphFont" style:family="text">
      <style:text-properties style:font-name="Garamond" fo:font-weight="bold" style:font-weight-asian="bold" style:font-weight-complex="bold" fo:font-size="11pt" style:font-size-asian="11pt" style:font-size-complex="11pt"/>
    </style:style>
    <style:style style:name="T1767" style:parent-style-name="DefaultParagraphFont" style:family="text">
      <style:text-properties style:font-name="Garamond" fo:font-size="11pt" style:font-size-asian="11pt" style:font-size-complex="11pt"/>
    </style:style>
    <style:style style:name="P176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6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70" style:parent-style-name="ListParagraph" style:family="paragraph">
      <style:paragraph-properties fo:text-align="justify" fo:margin-bottom="0in" fo:line-height="115%" fo:margin-left="0in" fo:text-indent="0.2in">
        <style:tab-stops/>
      </style:paragraph-properties>
    </style:style>
    <style:style style:name="T1771" style:parent-style-name="DefaultParagraphFont" style:family="text">
      <style:text-properties style:font-name="Garamond" fo:font-size="11pt" style:font-size-asian="11pt" style:font-size-complex="11pt"/>
    </style:style>
    <style:style style:name="T1772" style:parent-style-name="DefaultParagraphFont" style:family="text">
      <style:text-properties style:font-name="Garamond" fo:font-weight="bold" style:font-weight-asian="bold" style:font-weight-complex="bold" fo:font-size="11pt" style:font-size-asian="11pt" style:font-size-complex="11pt"/>
    </style:style>
    <style:style style:name="T1773" style:parent-style-name="DefaultParagraphFont" style:family="text">
      <style:text-properties style:font-name="Garamond" fo:font-size="11pt" style:font-size-asian="11pt" style:font-size-complex="11pt"/>
    </style:style>
    <style:style style:name="P177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75" style:parent-style-name="ListParagraph" style:family="paragraph">
      <style:paragraph-properties fo:text-align="justify" fo:margin-bottom="0in" fo:line-height="115%" fo:margin-left="0in" fo:text-indent="0.2in">
        <style:tab-stops/>
      </style:paragraph-properties>
    </style:style>
    <style:style style:name="T1776" style:parent-style-name="DefaultParagraphFont" style:family="text">
      <style:text-properties style:font-name="Garamond" fo:font-size="11pt" style:font-size-asian="11pt" style:font-size-complex="11pt"/>
    </style:style>
    <style:style style:name="T1777" style:parent-style-name="DefaultParagraphFont" style:family="text">
      <style:text-properties style:font-name="Garamond" fo:font-size="11pt" style:font-size-asian="11pt" style:font-size-complex="11pt"/>
    </style:style>
    <style:style style:name="T1778" style:parent-style-name="DefaultParagraphFont" style:family="text">
      <style:text-properties style:font-name="Garamond" fo:font-size="11pt" style:font-size-asian="11pt" style:font-size-complex="11pt"/>
    </style:style>
    <style:style style:name="T1779" style:parent-style-name="DefaultParagraphFont" style:family="text">
      <style:text-properties style:font-name="Garamond" fo:font-weight="bold" style:font-weight-asian="bold" style:font-weight-complex="bold" fo:font-size="11pt" style:font-size-asian="11pt" style:font-size-complex="11pt"/>
    </style:style>
    <style:style style:name="T1780" style:parent-style-name="DefaultParagraphFont" style:family="text">
      <style:text-properties style:font-name="Garamond" fo:font-size="11pt" style:font-size-asian="11pt" style:font-size-complex="11pt"/>
    </style:style>
    <style:style style:name="P1781" style:parent-style-name="ListParagraph" style:family="paragraph">
      <style:paragraph-properties fo:text-align="justify" fo:margin-bottom="0in" fo:line-height="115%" fo:margin-left="0in" fo:text-indent="0.2in">
        <style:tab-stops/>
      </style:paragraph-properties>
    </style:style>
    <style:style style:name="T1782" style:parent-style-name="DefaultParagraphFont" style:family="text">
      <style:text-properties style:font-name="Garamond" fo:font-size="11pt" style:font-size-asian="11pt" style:font-size-complex="11pt"/>
    </style:style>
    <style:style style:name="T1783" style:parent-style-name="DefaultParagraphFont" style:family="text">
      <style:text-properties style:font-name="Garamond" fo:font-weight="bold" style:font-weight-asian="bold" style:font-weight-complex="bold" fo:font-size="11pt" style:font-size-asian="11pt" style:font-size-complex="11pt"/>
    </style:style>
    <style:style style:name="T1784" style:parent-style-name="DefaultParagraphFont" style:family="text">
      <style:text-properties style:font-name="Garamond" fo:font-size="11pt" style:font-size-asian="11pt" style:font-size-complex="11pt"/>
    </style:style>
    <style:style style:name="P1785" style:parent-style-name="ListParagraph" style:family="paragraph">
      <style:paragraph-properties fo:text-align="justify" fo:margin-bottom="0in" fo:line-height="115%" fo:margin-left="0in" fo:text-indent="0.2in">
        <style:tab-stops/>
      </style:paragraph-properties>
    </style:style>
    <style:style style:name="T1786" style:parent-style-name="DefaultParagraphFont" style:family="text">
      <style:text-properties style:font-name="Garamond" fo:font-size="11pt" style:font-size-asian="11pt" style:font-size-complex="11pt"/>
    </style:style>
    <style:style style:name="T1787" style:parent-style-name="DefaultParagraphFont" style:family="text">
      <style:text-properties style:font-name="Garamond" fo:font-weight="bold" style:font-weight-asian="bold" style:font-weight-complex="bold" fo:font-size="11pt" style:font-size-asian="11pt" style:font-size-complex="11pt"/>
    </style:style>
    <style:style style:name="T1788" style:parent-style-name="DefaultParagraphFont" style:family="text">
      <style:text-properties style:font-name="Garamond" fo:font-weight="bold" style:font-weight-asian="bold" style:font-weight-complex="bold" fo:font-size="11pt" style:font-size-asian="11pt" style:font-size-complex="11pt"/>
    </style:style>
    <style:style style:name="T1789" style:parent-style-name="DefaultParagraphFont" style:family="text">
      <style:text-properties style:font-name="Garamond" fo:font-size="11pt" style:font-size-asian="11pt" style:font-size-complex="11pt"/>
    </style:style>
    <style:style style:name="P179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9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1792" style:parent-style-name="ListParagraph" style:family="paragraph">
      <style:paragraph-properties fo:text-align="justify" fo:margin-bottom="0in" fo:line-height="115%" fo:margin-left="0in" fo:text-indent="0.2in">
        <style:tab-stops/>
      </style:paragraph-properties>
    </style:style>
    <style:style style:name="T1793" style:parent-style-name="DefaultParagraphFont" style:family="text">
      <style:text-properties style:font-name="Garamond" fo:font-size="11pt" style:font-size-asian="11pt" style:font-size-complex="11pt"/>
    </style:style>
    <style:style style:name="T1794" style:parent-style-name="DefaultParagraphFont" style:family="text">
      <style:text-properties style:font-name="Garamond" fo:font-weight="bold" style:font-weight-asian="bold" style:font-weight-complex="bold" fo:font-size="11pt" style:font-size-asian="11pt" style:font-size-complex="11pt"/>
    </style:style>
    <style:style style:name="T1795" style:parent-style-name="DefaultParagraphFont" style:family="text">
      <style:text-properties style:font-name="Garamond" fo:font-size="11pt" style:font-size-asian="11pt" style:font-size-complex="11pt"/>
    </style:style>
    <style:style style:name="P1796" style:parent-style-name="Normal" style:family="paragraph">
      <style:paragraph-properties fo:text-align="justify" fo:margin-bottom="0in" fo:line-height="115%" fo:text-indent="0.2in"/>
    </style:style>
    <style:style style:name="T1797" style:parent-style-name="DefaultParagraphFont" style:family="text">
      <style:text-properties style:font-name="Garamond" fo:font-weight="bold" style:font-weight-asian="bold" style:font-weight-complex="bold" fo:font-size="11pt" style:font-size-asian="11pt" style:font-size-complex="11pt"/>
    </style:style>
    <style:style style:name="T1798" style:parent-style-name="DefaultParagraphFont" style:family="text">
      <style:text-properties style:font-name="Garamond" fo:font-size="11pt" style:font-size-asian="11pt" style:font-size-complex="11pt"/>
    </style:style>
    <style:style style:name="T1799" style:parent-style-name="DefaultParagraphFont" style:family="text">
      <style:text-properties style:font-name="Garamond" fo:font-size="11pt" style:font-size-asian="11pt" style:font-size-complex="11pt"/>
    </style:style>
    <style:style style:name="T1800" style:parent-style-name="DefaultParagraphFont" style:family="text">
      <style:text-properties style:font-name="Garamond" fo:font-size="11pt" style:font-size-asian="11pt" style:font-size-complex="11pt"/>
    </style:style>
    <style:style style:name="P1801" style:parent-style-name="Normal" style:family="paragraph">
      <style:paragraph-properties fo:text-align="justify" fo:margin-bottom="0in" fo:line-height="115%" fo:text-indent="0.2in"/>
    </style:style>
    <style:style style:name="T1802" style:parent-style-name="DefaultParagraphFont" style:family="text">
      <style:text-properties style:font-name="Garamond" fo:font-size="11pt" style:font-size-asian="11pt" style:font-size-complex="11pt"/>
    </style:style>
    <style:style style:name="T1803" style:parent-style-name="DefaultParagraphFont" style:family="text">
      <style:text-properties style:font-name="Garamond" fo:font-size="11pt" style:font-size-asian="11pt" style:font-size-complex="11pt"/>
    </style:style>
    <style:style style:name="T1804" style:parent-style-name="DefaultParagraphFont" style:family="text">
      <style:text-properties style:font-name="Garamond" fo:font-size="11pt" style:font-size-asian="11pt" style:font-size-complex="11pt"/>
    </style:style>
    <style:style style:name="T1805" style:parent-style-name="DefaultParagraphFont" style:family="text">
      <style:text-properties style:font-name="Garamond" fo:font-size="11pt" style:font-size-asian="11pt" style:font-size-complex="11pt"/>
    </style:style>
    <style:style style:name="T1806" style:parent-style-name="DefaultParagraphFont" style:family="text">
      <style:text-properties style:font-name="Garamond" fo:font-weight="bold" style:font-weight-asian="bold" style:font-weight-complex="bold" fo:font-size="11pt" style:font-size-asian="11pt" style:font-size-complex="11pt"/>
    </style:style>
    <style:style style:name="T1807" style:parent-style-name="DefaultParagraphFont" style:family="text">
      <style:text-properties style:font-name="Garamond" fo:font-weight="bold" style:font-weight-asian="bold" style:font-weight-complex="bold" fo:font-size="11pt" style:font-size-asian="11pt" style:font-size-complex="11pt"/>
    </style:style>
    <style:style style:name="T1808" style:parent-style-name="DefaultParagraphFont" style:family="text">
      <style:text-properties style:font-name="Garamond" fo:font-weight="bold" style:font-weight-asian="bold" style:font-weight-complex="bold" fo:font-size="11pt" style:font-size-asian="11pt" style:font-size-complex="11pt"/>
    </style:style>
    <style:style style:name="T1809" style:parent-style-name="DefaultParagraphFont" style:family="text">
      <style:text-properties style:font-name="Garamond" fo:font-size="11pt" style:font-size-asian="11pt" style:font-size-complex="11pt"/>
    </style:style>
    <style:style style:name="P1810" style:parent-style-name="Normal" style:family="paragraph">
      <style:paragraph-properties fo:text-align="justify" fo:margin-bottom="0in" fo:line-height="115%" fo:text-indent="0.2in"/>
    </style:style>
    <style:style style:name="T1811" style:parent-style-name="DefaultParagraphFont" style:family="text">
      <style:text-properties style:font-name="Garamond" fo:font-size="11pt" style:font-size-asian="11pt" style:font-size-complex="11pt"/>
    </style:style>
    <style:style style:name="T1812" style:parent-style-name="DefaultParagraphFont" style:family="text">
      <style:text-properties style:font-name="Garamond" fo:font-size="11pt" style:font-size-asian="11pt" style:font-size-complex="11pt"/>
    </style:style>
    <style:style style:name="T1813" style:parent-style-name="DefaultParagraphFont" style:family="text">
      <style:text-properties style:font-name="Garamond" fo:font-size="11pt" style:font-size-asian="11pt" style:font-size-complex="11pt"/>
    </style:style>
    <style:style style:name="T1814" style:parent-style-name="DefaultParagraphFont" style:family="text">
      <style:text-properties style:font-name="Garamond" fo:font-weight="bold" style:font-weight-asian="bold" style:font-weight-complex="bold" fo:font-size="11pt" style:font-size-asian="11pt" style:font-size-complex="11pt"/>
    </style:style>
    <style:style style:name="T1815" style:parent-style-name="DefaultParagraphFont" style:family="text">
      <style:text-properties style:font-name="Garamond" fo:font-size="11pt" style:font-size-asian="11pt" style:font-size-complex="11pt"/>
    </style:style>
    <style:style style:name="T1816" style:parent-style-name="DefaultParagraphFont" style:family="text">
      <style:text-properties style:font-name="Garamond" fo:font-size="11pt" style:font-size-asian="11pt" style:font-size-complex="11pt"/>
    </style:style>
    <style:style style:name="T1817" style:parent-style-name="DefaultParagraphFont" style:family="text">
      <style:text-properties style:font-name="Garamond" fo:font-size="11pt" style:font-size-asian="11pt" style:font-size-complex="11pt"/>
    </style:style>
    <style:style style:name="T1818" style:parent-style-name="DefaultParagraphFont" style:family="text">
      <style:text-properties style:font-name="Garamond" fo:font-size="11pt" style:font-size-asian="11pt" style:font-size-complex="11pt"/>
    </style:style>
    <style:style style:name="T1819" style:parent-style-name="DefaultParagraphFont" style:family="text">
      <style:text-properties style:font-name="Garamond" fo:font-size="11pt" style:font-size-asian="11pt" style:font-size-complex="11pt"/>
    </style:style>
    <style:style style:name="P18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821" style:parent-style-name="Normal" style:family="paragraph">
      <style:paragraph-properties fo:text-align="justify" fo:margin-bottom="0in" fo:line-height="115%" fo:text-indent="0.2in"/>
    </style:style>
    <style:style style:name="T1822" style:parent-style-name="DefaultParagraphFont" style:family="text">
      <style:text-properties style:font-name="Garamond" fo:font-size="11pt" style:font-size-asian="11pt" style:font-size-complex="11pt"/>
    </style:style>
    <style:style style:name="T1823" style:parent-style-name="DefaultParagraphFont" style:family="text">
      <style:text-properties style:font-name="Garamond" fo:font-size="11pt" style:font-size-asian="11pt" style:font-size-complex="11pt"/>
    </style:style>
    <style:style style:name="T1824" style:parent-style-name="DefaultParagraphFont" style:family="text">
      <style:text-properties style:font-name="Garamond" fo:font-size="11pt" style:font-size-asian="11pt" style:font-size-complex="11pt"/>
    </style:style>
    <style:style style:name="T1825" style:parent-style-name="DefaultParagraphFont" style:family="text">
      <style:text-properties style:font-name="Garamond" fo:font-size="11pt" style:font-size-asian="11pt" style:font-size-complex="11pt"/>
    </style:style>
    <style:style style:name="T1826" style:parent-style-name="DefaultParagraphFont" style:family="text">
      <style:text-properties style:font-name="Garamond" fo:font-size="11pt" style:font-size-asian="11pt" style:font-size-complex="11pt"/>
    </style:style>
    <style:style style:name="T1827" style:parent-style-name="DefaultParagraphFont" style:family="text">
      <style:text-properties style:font-name="Garamond" fo:font-size="11pt" style:font-size-asian="11pt" style:font-size-complex="11pt"/>
    </style:style>
    <style:style style:name="T1828" style:parent-style-name="DefaultParagraphFont" style:family="text">
      <style:text-properties style:font-name="Garamond" fo:font-size="11pt" style:font-size-asian="11pt" style:font-size-complex="11pt"/>
    </style:style>
    <style:style style:name="T1829" style:parent-style-name="DefaultParagraphFont" style:family="text">
      <style:text-properties style:font-name="Garamond" fo:font-size="11pt" style:font-size-asian="11pt" style:font-size-complex="11pt"/>
    </style:style>
    <style:style style:name="T1830" style:parent-style-name="DefaultParagraphFont" style:family="text">
      <style:text-properties style:font-name="Garamond" fo:font-size="11pt" style:font-size-asian="11pt" style:font-size-complex="11pt"/>
    </style:style>
    <style:style style:name="T1831" style:parent-style-name="DefaultParagraphFont" style:family="text">
      <style:text-properties style:font-name="Garamond" fo:font-size="11pt" style:font-size-asian="11pt" style:font-size-complex="11pt"/>
    </style:style>
    <style:style style:name="T1832" style:parent-style-name="DefaultParagraphFont" style:family="text">
      <style:text-properties style:font-name="Garamond" fo:font-size="11pt" style:font-size-asian="11pt" style:font-size-complex="11pt"/>
    </style:style>
    <style:style style:name="T1833" style:parent-style-name="DefaultParagraphFont" style:family="text">
      <style:text-properties style:font-name="Garamond" fo:font-size="11pt" style:font-size-asian="11pt" style:font-size-complex="11pt"/>
    </style:style>
    <style:style style:name="T1834" style:parent-style-name="DefaultParagraphFont" style:family="text">
      <style:text-properties style:font-name="Garamond" fo:font-size="11pt" style:font-size-asian="11pt" style:font-size-complex="11pt"/>
    </style:style>
    <style:style style:name="T1835" style:parent-style-name="DefaultParagraphFont" style:family="text">
      <style:text-properties style:font-name="Garamond" fo:font-size="11pt" style:font-size-asian="11pt" style:font-size-complex="11pt"/>
    </style:style>
    <style:style style:name="T1836" style:parent-style-name="DefaultParagraphFont" style:family="text">
      <style:text-properties style:font-name="Garamond" fo:font-size="11pt" style:font-size-asian="11pt" style:font-size-complex="11pt"/>
    </style:style>
    <style:style style:name="T1837" style:parent-style-name="DefaultParagraphFont" style:family="text">
      <style:text-properties style:font-name="Garamond" fo:font-size="11pt" style:font-size-asian="11pt" style:font-size-complex="11pt"/>
    </style:style>
    <style:style style:name="T1838" style:parent-style-name="DefaultParagraphFont" style:family="text">
      <style:text-properties style:font-name="Garamond" fo:font-size="11pt" style:font-size-asian="11pt" style:font-size-complex="11pt"/>
    </style:style>
    <style:style style:name="T1839" style:parent-style-name="DefaultParagraphFont" style:family="text">
      <style:text-properties style:font-name="Garamond" fo:font-size="11pt" style:font-size-asian="11pt" style:font-size-complex="11pt"/>
    </style:style>
    <style:style style:name="T1840" style:parent-style-name="DefaultParagraphFont" style:family="text">
      <style:text-properties style:font-name="Garamond" fo:font-size="11pt" style:font-size-asian="11pt" style:font-size-complex="11pt"/>
    </style:style>
    <style:style style:name="T1841" style:parent-style-name="DefaultParagraphFont" style:family="text">
      <style:text-properties style:font-name="Garamond" fo:font-size="11pt" style:font-size-asian="11pt" style:font-size-complex="11pt"/>
    </style:style>
    <style:style style:name="T1842" style:parent-style-name="DefaultParagraphFont" style:family="text">
      <style:text-properties style:font-name="Garamond" fo:font-size="11pt" style:font-size-asian="11pt" style:font-size-complex="11pt"/>
    </style:style>
    <style:style style:name="T1843" style:parent-style-name="DefaultParagraphFont" style:family="text">
      <style:text-properties style:font-name="Garamond" fo:font-size="11pt" style:font-size-asian="11pt" style:font-size-complex="11pt"/>
    </style:style>
    <style:style style:name="T1844" style:parent-style-name="DefaultParagraphFont" style:family="text">
      <style:text-properties style:font-name="Garamond" fo:font-size="11pt" style:font-size-asian="11pt" style:font-size-complex="11pt"/>
    </style:style>
    <style:style style:name="T1845" style:parent-style-name="DefaultParagraphFont" style:family="text">
      <style:text-properties style:font-name="Garamond" fo:font-size="11pt" style:font-size-asian="11pt" style:font-size-complex="11pt"/>
    </style:style>
    <style:style style:name="T1846" style:parent-style-name="DefaultParagraphFont" style:family="text">
      <style:text-properties style:font-name="Garamond" fo:font-size="11pt" style:font-size-asian="11pt" style:font-size-complex="11pt"/>
    </style:style>
    <style:style style:name="T1847" style:parent-style-name="DefaultParagraphFont" style:family="text">
      <style:text-properties style:font-name="Garamond" fo:font-size="11pt" style:font-size-asian="11pt" style:font-size-complex="11pt"/>
    </style:style>
    <style:style style:name="T1848" style:parent-style-name="DefaultParagraphFont" style:family="text">
      <style:text-properties style:font-name="Garamond" fo:font-size="11pt" style:font-size-asian="11pt" style:font-size-complex="11pt"/>
    </style:style>
    <style:style style:name="T1849" style:parent-style-name="DefaultParagraphFont" style:family="text">
      <style:text-properties style:font-name="Garamond" fo:font-size="11pt" style:font-size-asian="11pt" style:font-size-complex="11pt"/>
    </style:style>
    <style:style style:name="T1850" style:parent-style-name="DefaultParagraphFont" style:family="text">
      <style:text-properties style:font-name="Garamond" fo:font-size="11pt" style:font-size-asian="11pt" style:font-size-complex="11pt"/>
    </style:style>
    <style:style style:name="T1851" style:parent-style-name="DefaultParagraphFont" style:family="text">
      <style:text-properties style:font-name="Garamond" fo:font-size="11pt" style:font-size-asian="11pt" style:font-size-complex="11pt"/>
    </style:style>
    <style:style style:name="T1852" style:parent-style-name="DefaultParagraphFont" style:family="text">
      <style:text-properties style:font-name="Garamond" fo:font-size="11pt" style:font-size-asian="11pt" style:font-size-complex="11pt"/>
    </style:style>
    <style:style style:name="T1853" style:parent-style-name="DefaultParagraphFont" style:family="text">
      <style:text-properties style:font-name="Garamond" fo:font-weight="bold" style:font-weight-asian="bold" style:font-weight-complex="bold" fo:font-size="11pt" style:font-size-asian="11pt" style:font-size-complex="11pt"/>
    </style:style>
    <style:style style:name="T1854" style:parent-style-name="DefaultParagraphFont" style:family="text">
      <style:text-properties style:font-name="Garamond" fo:font-weight="bold" style:font-weight-asian="bold" style:font-weight-complex="bold" fo:font-size="11pt" style:font-size-asian="11pt" style:font-size-complex="11pt"/>
    </style:style>
    <style:style style:name="T1855" style:parent-style-name="DefaultParagraphFont" style:family="text">
      <style:text-properties style:font-name="Garamond" fo:font-weight="bold" style:font-weight-asian="bold" style:font-weight-complex="bold" fo:font-size="11pt" style:font-size-asian="11pt" style:font-size-complex="11pt"/>
    </style:style>
    <style:style style:name="P185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1857" style:parent-style-name="Normal" style:family="paragraph">
      <style:paragraph-properties fo:text-align="justify" fo:margin-bottom="0in" fo:line-height="115%" fo:text-indent="0.2in"/>
    </style:style>
    <style:style style:name="T1858" style:parent-style-name="DefaultParagraphFont" style:family="text">
      <style:text-properties style:font-name="Garamond" fo:font-weight="bold" style:font-weight-asian="bold" fo:font-size="11pt" style:font-size-asian="11pt" style:font-size-complex="11pt"/>
    </style:style>
    <style:style style:name="T1859" style:parent-style-name="DefaultParagraphFont" style:family="text">
      <style:text-properties style:font-name="Garamond" fo:font-weight="bold" style:font-weight-asian="bold" fo:font-size="11pt" style:font-size-asian="11pt" style:font-size-complex="11pt"/>
    </style:style>
    <style:style style:name="T1860" style:parent-style-name="DefaultParagraphFont" style:family="text">
      <style:text-properties style:font-name="Garamond" fo:font-weight="bold" style:font-weight-asian="bold" fo:font-size="11pt" style:font-size-asian="11pt" style:font-size-complex="11pt"/>
    </style:style>
    <style:style style:name="T1861" style:parent-style-name="DefaultParagraphFont" style:family="text">
      <style:text-properties style:font-name="Garamond" fo:font-weight="bold" style:font-weight-asian="bold" fo:font-size="11pt" style:font-size-asian="11pt" style:font-size-complex="11pt"/>
    </style:style>
    <style:style style:name="T1862" style:parent-style-name="DefaultParagraphFont" style:family="text">
      <style:text-properties style:font-name="Garamond" fo:font-weight="bold" style:font-weight-asian="bold" fo:font-size="11pt" style:font-size-asian="11pt" style:font-size-complex="11pt"/>
    </style:style>
    <style:style style:name="T1863" style:parent-style-name="DefaultParagraphFont" style:family="text">
      <style:text-properties style:font-name="Garamond" fo:font-weight="bold" style:font-weight-asian="bold" fo:font-size="11pt" style:font-size-asian="11pt" style:font-size-complex="11pt"/>
    </style:style>
    <style:style style:name="T1864" style:parent-style-name="DefaultParagraphFont" style:family="text">
      <style:text-properties style:font-name="Garamond" fo:font-weight="bold" style:font-weight-asian="bold" fo:font-size="11pt" style:font-size-asian="11pt" style:font-size-complex="11pt"/>
    </style:style>
    <style:style style:name="T1865" style:parent-style-name="DefaultParagraphFont" style:family="text">
      <style:text-properties style:font-name="Garamond" fo:font-size="11pt" style:font-size-asian="11pt" style:font-size-complex="11pt"/>
    </style:style>
    <style:style style:name="T1866" style:parent-style-name="DefaultParagraphFont" style:family="text">
      <style:text-properties style:font-name="Garamond" fo:font-size="11pt" style:font-size-asian="11pt" style:font-size-complex="11pt"/>
    </style:style>
    <style:style style:name="T1867" style:parent-style-name="DefaultParagraphFont" style:family="text">
      <style:text-properties style:font-name="Garamond" fo:font-size="11pt" style:font-size-asian="11pt" style:font-size-complex="11pt"/>
    </style:style>
    <style:style style:name="T1868" style:parent-style-name="DefaultParagraphFont" style:family="text">
      <style:text-properties style:font-name="Garamond" fo:font-size="11pt" style:font-size-asian="11pt" style:font-size-complex="11pt"/>
    </style:style>
    <style:style style:name="T1869" style:parent-style-name="DefaultParagraphFont" style:family="text">
      <style:text-properties style:font-name="Garamond" fo:font-size="11pt" style:font-size-asian="11pt" style:font-size-complex="11pt"/>
    </style:style>
    <style:style style:name="T1870" style:parent-style-name="DefaultParagraphFont" style:family="text">
      <style:text-properties style:font-name="Garamond" fo:font-size="11pt" style:font-size-asian="11pt" style:font-size-complex="11pt"/>
    </style:style>
    <style:style style:name="T1871" style:parent-style-name="DefaultParagraphFont" style:family="text">
      <style:text-properties style:font-name="Garamond" fo:font-size="11pt" style:font-size-asian="11pt" style:font-size-complex="11pt"/>
    </style:style>
    <style:style style:name="T1872" style:parent-style-name="DefaultParagraphFont" style:family="text">
      <style:text-properties style:font-name="Garamond" fo:font-size="11pt" style:font-size-asian="11pt" style:font-size-complex="11pt"/>
    </style:style>
    <style:style style:name="T1873" style:parent-style-name="DefaultParagraphFont" style:family="text">
      <style:text-properties style:font-name="Garamond" fo:font-size="11pt" style:font-size-asian="11pt" style:font-size-complex="11pt"/>
    </style:style>
    <style:style style:name="T1874" style:parent-style-name="DefaultParagraphFont" style:family="text">
      <style:text-properties style:font-name="Garamond" fo:font-size="11pt" style:font-size-asian="11pt" style:font-size-complex="11pt"/>
    </style:style>
    <style:style style:name="T1875" style:parent-style-name="DefaultParagraphFont" style:family="text">
      <style:text-properties style:font-name="Garamond" fo:font-size="11pt" style:font-size-asian="11pt" style:font-size-complex="11pt"/>
    </style:style>
    <style:style style:name="T1876" style:parent-style-name="DefaultParagraphFont" style:family="text">
      <style:text-properties style:font-name="Garamond" fo:font-size="11pt" style:font-size-asian="11pt" style:font-size-complex="11pt"/>
    </style:style>
    <style:style style:name="T1877" style:parent-style-name="DefaultParagraphFont" style:family="text">
      <style:text-properties style:font-name="Garamond" fo:font-weight="bold" style:font-weight-asian="bold" fo:font-size="11pt" style:font-size-asian="11pt" style:font-size-complex="11pt"/>
    </style:style>
    <style:style style:name="T1878" style:parent-style-name="DefaultParagraphFont" style:family="text">
      <style:text-properties style:font-name="Garamond" fo:font-weight="bold" style:font-weight-asian="bold" fo:font-size="11pt" style:font-size-asian="11pt" style:font-size-complex="11pt"/>
    </style:style>
    <style:style style:name="T1879" style:parent-style-name="DefaultParagraphFont" style:family="text">
      <style:text-properties style:font-name="Garamond" fo:font-weight="bold" style:font-weight-asian="bold" fo:font-size="11pt" style:font-size-asian="11pt" style:font-size-complex="11pt"/>
    </style:style>
    <style:style style:name="T1880" style:parent-style-name="DefaultParagraphFont" style:family="text">
      <style:text-properties style:font-name="Garamond" fo:font-weight="bold" style:font-weight-asian="bold" fo:font-size="11pt" style:font-size-asian="11pt" style:font-size-complex="11pt"/>
    </style:style>
    <style:style style:name="T1881" style:parent-style-name="DefaultParagraphFont" style:family="text">
      <style:text-properties style:font-name="Garamond" fo:font-weight="bold" style:font-weight-asian="bold" fo:font-size="11pt" style:font-size-asian="11pt" style:font-size-complex="11pt"/>
    </style:style>
    <style:style style:name="T1882" style:parent-style-name="DefaultParagraphFont" style:family="text">
      <style:text-properties style:font-name="Garamond" fo:font-size="11pt" style:font-size-asian="11pt" style:font-size-complex="11pt"/>
    </style:style>
    <style:style style:name="T1883" style:parent-style-name="DefaultParagraphFont" style:family="text">
      <style:text-properties style:font-name="Garamond" fo:font-size="11pt" style:font-size-asian="11pt" style:font-size-complex="11pt"/>
    </style:style>
    <style:style style:name="T1884" style:parent-style-name="DefaultParagraphFont" style:family="text">
      <style:text-properties style:font-name="Garamond" fo:font-size="11pt" style:font-size-asian="11pt" style:font-size-complex="11pt"/>
    </style:style>
    <style:style style:name="T1885" style:parent-style-name="DefaultParagraphFont" style:family="text">
      <style:text-properties style:font-name="Garamond" fo:font-size="11pt" style:font-size-asian="11pt" style:font-size-complex="11pt"/>
    </style:style>
    <style:style style:name="T1886" style:parent-style-name="DefaultParagraphFont" style:family="text">
      <style:text-properties style:font-name="Garamond" fo:font-size="11pt" style:font-size-asian="11pt" style:font-size-complex="11pt"/>
    </style:style>
    <style:style style:name="T1887" style:parent-style-name="DefaultParagraphFont" style:family="text">
      <style:text-properties style:font-name="Garamond" fo:font-size="11pt" style:font-size-asian="11pt" style:font-size-complex="11pt"/>
    </style:style>
    <style:style style:name="T1888" style:parent-style-name="DefaultParagraphFont" style:family="text">
      <style:text-properties style:font-name="Garamond" fo:font-size="11pt" style:font-size-asian="11pt" style:font-size-complex="11pt"/>
    </style:style>
    <style:style style:name="T1889" style:parent-style-name="DefaultParagraphFont" style:family="text">
      <style:text-properties style:font-name="Garamond" fo:font-size="11pt" style:font-size-asian="11pt" style:font-size-complex="11pt"/>
    </style:style>
    <style:style style:name="T1890" style:parent-style-name="DefaultParagraphFont" style:family="text">
      <style:text-properties style:font-name="Garamond" fo:font-size="11pt" style:font-size-asian="11pt" style:font-size-complex="11pt"/>
    </style:style>
    <style:style style:name="T1891" style:parent-style-name="DefaultParagraphFont" style:family="text">
      <style:text-properties style:font-name="Garamond" fo:font-size="11pt" style:font-size-asian="11pt" style:font-size-complex="11pt"/>
    </style:style>
    <style:style style:name="P1892" style:parent-style-name="Normal" style:family="paragraph">
      <style:paragraph-properties fo:text-align="justify" fo:margin-bottom="0in" fo:line-height="115%"/>
      <style:text-properties style:font-name="Garamond" fo:font-size="11pt" style:font-size-asian="11pt" style:font-size-complex="11pt"/>
    </style:style>
    <style:style style:name="P1893" style:parent-style-name="Heading2" style:family="paragraph">
      <style:paragraph-properties fo:text-align="start" fo:line-height="115%"/>
      <style:text-properties style:font-name="Garamond"/>
    </style:style>
    <style:style style:name="P1894" style:parent-style-name="Normal" style:family="paragraph">
      <style:paragraph-properties fo:text-align="justify" fo:margin-bottom="0in" fo:line-height="115%" fo:text-indent="0.2in"/>
    </style:style>
    <style:style style:name="T1895" style:parent-style-name="DefaultParagraphFont" style:family="text">
      <style:text-properties style:font-name="Garamond" style:font-weight-complex="bold" fo:font-size="11pt" style:font-size-asian="11pt" style:font-size-complex="11pt"/>
    </style:style>
    <style:style style:name="T1896" style:parent-style-name="DefaultParagraphFont" style:family="text">
      <style:text-properties style:font-name="Garamond" style:font-weight-complex="bold" fo:font-size="11pt" style:font-size-asian="11pt" style:font-size-complex="11pt"/>
    </style:style>
    <style:style style:name="T1897" style:parent-style-name="DefaultParagraphFont" style:family="text">
      <style:text-properties style:font-name="Garamond" style:font-weight-complex="bold" fo:font-size="11pt" style:font-size-asian="11pt" style:font-size-complex="11pt"/>
    </style:style>
    <style:style style:name="T1898" style:parent-style-name="DefaultParagraphFont" style:family="text">
      <style:text-properties style:font-name="Garamond" fo:font-weight="bold" style:font-weight-asian="bold" fo:font-size="11pt" style:font-size-asian="11pt" style:font-size-complex="11pt"/>
    </style:style>
    <style:style style:name="T1899" style:parent-style-name="DefaultParagraphFont" style:family="text">
      <style:text-properties style:font-name="Garamond" fo:font-size="11pt" style:font-size-asian="11pt" style:font-size-complex="11pt"/>
    </style:style>
    <style:style style:name="T1900" style:parent-style-name="DefaultParagraphFont" style:family="text">
      <style:text-properties style:font-name="Garamond" fo:font-weight="bold" style:font-weight-asian="bold" fo:font-size="11pt" style:font-size-asian="11pt" style:font-size-complex="11pt"/>
    </style:style>
    <style:style style:name="T1901" style:parent-style-name="DefaultParagraphFont" style:family="text">
      <style:text-properties style:font-name="Garamond" fo:font-size="11pt" style:font-size-asian="11pt" style:font-size-complex="11pt"/>
    </style:style>
    <style:style style:name="T1902" style:parent-style-name="DefaultParagraphFont" style:family="text">
      <style:text-properties style:font-name="Garamond" fo:font-size="11pt" style:font-size-asian="11pt" style:font-size-complex="11pt"/>
    </style:style>
    <style:style style:name="T1903" style:parent-style-name="DefaultParagraphFont" style:family="text">
      <style:text-properties style:font-name="Garamond" fo:font-weight="bold" style:font-weight-asian="bold" fo:font-size="11pt" style:font-size-asian="11pt" style:font-size-complex="11pt"/>
    </style:style>
    <style:style style:name="T1904" style:parent-style-name="DefaultParagraphFont" style:family="text">
      <style:text-properties style:font-name="Garamond" fo:font-weight="bold" style:font-weight-asian="bold" fo:font-size="11pt" style:font-size-asian="11pt" style:font-size-complex="11pt"/>
    </style:style>
    <style:style style:name="T1905" style:parent-style-name="DefaultParagraphFont" style:family="text">
      <style:text-properties style:font-name="Garamond" fo:font-weight="bold" style:font-weight-asian="bold" fo:font-size="11pt" style:font-size-asian="11pt" style:font-size-complex="11pt"/>
    </style:style>
    <style:style style:name="T1906" style:parent-style-name="DefaultParagraphFont" style:family="text">
      <style:text-properties style:font-name="Garamond" fo:font-size="11pt" style:font-size-asian="11pt" style:font-size-complex="11pt"/>
    </style:style>
    <style:style style:name="T1907" style:parent-style-name="DefaultParagraphFont" style:family="text">
      <style:text-properties style:font-name="Garamond" fo:font-size="11pt" style:font-size-asian="11pt" style:font-size-complex="11pt"/>
    </style:style>
    <style:style style:name="T1908" style:parent-style-name="DefaultParagraphFont" style:family="text">
      <style:text-properties style:font-name="Garamond" fo:font-size="11pt" style:font-size-asian="11pt" style:font-size-complex="11pt"/>
    </style:style>
    <style:style style:name="T1909" style:parent-style-name="DefaultParagraphFont" style:family="text">
      <style:text-properties style:font-name="Garamond" fo:font-size="11pt" style:font-size-asian="11pt" style:font-size-complex="11pt"/>
    </style:style>
    <style:style style:name="T1910" style:parent-style-name="DefaultParagraphFont" style:family="text">
      <style:text-properties style:font-name="Garamond" fo:font-size="11pt" style:font-size-asian="11pt" style:font-size-complex="11pt"/>
    </style:style>
    <style:style style:name="P1911" style:parent-style-name="Normal" style:family="paragraph">
      <style:paragraph-properties fo:text-align="justify" fo:margin-bottom="0in" fo:line-height="115%" fo:text-indent="0.2in"/>
    </style:style>
    <style:style style:name="T1912" style:parent-style-name="DefaultParagraphFont" style:family="text">
      <style:text-properties style:font-name="Garamond" fo:font-size="11pt" style:font-size-asian="11pt" style:font-size-complex="11pt"/>
    </style:style>
    <style:style style:name="T1913" style:parent-style-name="DefaultParagraphFont" style:family="text">
      <style:text-properties style:font-name="Garamond" fo:font-weight="bold" style:font-weight-asian="bold" fo:font-size="11pt" style:font-size-asian="11pt" style:font-size-complex="11pt" fo:language="es" fo:country="US"/>
    </style:style>
    <style:style style:name="T1914" style:parent-style-name="DefaultParagraphFont" style:family="text">
      <style:text-properties style:font-name="Garamond" fo:font-weight="bold" style:font-weight-asian="bold" fo:font-size="11pt" style:font-size-asian="11pt" style:font-size-complex="11pt" fo:language="es" fo:country="US"/>
    </style:style>
    <style:style style:name="T1915" style:parent-style-name="DefaultParagraphFont" style:family="text">
      <style:text-properties style:font-name="Garamond" fo:font-weight="bold" style:font-weight-asian="bold" fo:font-size="11pt" style:font-size-asian="11pt" style:font-size-complex="11pt" fo:language="es" fo:country="US"/>
    </style:style>
    <style:style style:name="T1916" style:parent-style-name="DefaultParagraphFont" style:family="text">
      <style:text-properties style:font-name="Garamond" fo:font-size="11pt" style:font-size-asian="11pt" style:font-size-complex="11pt" fo:language="es" fo:country="US"/>
    </style:style>
    <style:style style:name="T1917" style:parent-style-name="DefaultParagraphFont" style:family="text">
      <style:text-properties style:font-name="Garamond" fo:font-size="11pt" style:font-size-asian="11pt" style:font-size-complex="11pt"/>
    </style:style>
    <style:style style:name="T1918" style:parent-style-name="DefaultParagraphFont" style:family="text">
      <style:text-properties style:font-name="Garamond" fo:font-size="11pt" style:font-size-asian="11pt" style:font-size-complex="11pt"/>
    </style:style>
    <style:style style:name="T1919" style:parent-style-name="DefaultParagraphFont" style:family="text">
      <style:text-properties style:font-name="Garamond" fo:font-size="11pt" style:font-size-asian="11pt" style:font-size-complex="11pt"/>
    </style:style>
    <style:style style:name="T1920" style:parent-style-name="DefaultParagraphFont" style:family="text">
      <style:text-properties style:font-name="Garamond" fo:font-size="11pt" style:font-size-asian="11pt" style:font-size-complex="11pt"/>
    </style:style>
    <style:style style:name="T1921" style:parent-style-name="DefaultParagraphFont" style:family="text">
      <style:text-properties style:font-name="Garamond" fo:font-size="11pt" style:font-size-asian="11pt" style:font-size-complex="11pt"/>
    </style:style>
    <style:style style:name="T1922" style:parent-style-name="DefaultParagraphFont" style:family="text">
      <style:text-properties style:font-name="Garamond" fo:font-size="11pt" style:font-size-asian="11pt" style:font-size-complex="11pt"/>
    </style:style>
    <style:style style:name="T1923" style:parent-style-name="DefaultParagraphFont" style:family="text">
      <style:text-properties style:font-name="Garamond" fo:font-size="11pt" style:font-size-asian="11pt" style:font-size-complex="11pt"/>
    </style:style>
    <style:style style:name="T1924" style:parent-style-name="DefaultParagraphFont" style:family="text">
      <style:text-properties style:font-name="Garamond" fo:font-size="11pt" style:font-size-asian="11pt" style:font-size-complex="11pt"/>
    </style:style>
    <style:style style:name="T1925" style:parent-style-name="DefaultParagraphFont" style:family="text">
      <style:text-properties style:font-name="Garamond" fo:font-weight="bold" style:font-weight-asian="bold" fo:font-size="11pt" style:font-size-asian="11pt" style:font-size-complex="11pt"/>
    </style:style>
    <style:style style:name="T1926" style:parent-style-name="DefaultParagraphFont" style:family="text">
      <style:text-properties style:font-name="Garamond" fo:font-weight="bold" style:font-weight-asian="bold" fo:font-size="11pt" style:font-size-asian="11pt" style:font-size-complex="11pt"/>
    </style:style>
    <style:style style:name="T1927" style:parent-style-name="DefaultParagraphFont" style:family="text">
      <style:text-properties style:font-name="Garamond" fo:font-weight="bold" style:font-weight-asian="bold" fo:font-size="11pt" style:font-size-asian="11pt" style:font-size-complex="11pt"/>
    </style:style>
    <style:style style:name="P1928" style:parent-style-name="Heading2" style:family="paragraph">
      <style:paragraph-properties fo:text-align="justify" fo:margin-bottom="0in" fo:line-height="115%" fo:text-indent="0.2in"/>
      <style:text-properties style:font-name="Garamond" fo:font-size="11pt" style:font-size-asian="11pt" style:font-size-complex="11pt"/>
    </style:style>
    <style:style style:name="P19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30" style:parent-style-name="Normal" style:family="paragraph">
      <style:paragraph-properties fo:text-align="justify" fo:margin-bottom="0in" fo:line-height="115%" fo:text-indent="0.2in"/>
    </style:style>
    <style:style style:name="T1931" style:parent-style-name="DefaultParagraphFont" style:family="text">
      <style:text-properties style:font-name="Garamond" fo:font-size="11pt" style:font-size-asian="11pt" style:font-size-complex="11pt"/>
    </style:style>
    <style:style style:name="T1932" style:parent-style-name="DefaultParagraphFont" style:family="text">
      <style:text-properties style:font-name="Garamond" fo:font-weight="bold" style:font-weight-asian="bold" fo:font-size="11pt" style:font-size-asian="11pt" style:font-size-complex="11pt"/>
    </style:style>
    <style:style style:name="T1933" style:parent-style-name="DefaultParagraphFont" style:family="text">
      <style:text-properties style:font-name="Garamond" fo:font-size="11pt" style:font-size-asian="11pt" style:font-size-complex="11pt"/>
    </style:style>
    <style:style style:name="T1934" style:parent-style-name="DefaultParagraphFont" style:family="text">
      <style:text-properties style:font-name="Garamond" fo:font-weight="bold" style:font-weight-asian="bold" fo:font-size="11pt" style:font-size-asian="11pt" style:font-size-complex="11pt"/>
    </style:style>
    <style:style style:name="T1935" style:parent-style-name="DefaultParagraphFont" style:family="text">
      <style:text-properties style:font-name="Garamond" fo:font-size="11pt" style:font-size-asian="11pt" style:font-size-complex="11pt"/>
    </style:style>
    <style:style style:name="P1936" style:parent-style-name="Normal" style:family="paragraph">
      <style:paragraph-properties fo:text-align="justify" fo:margin-bottom="0in" fo:line-height="115%" fo:text-indent="0.2in"/>
    </style:style>
    <style:style style:name="T1937" style:parent-style-name="DefaultParagraphFont" style:family="text">
      <style:text-properties style:font-name="Garamond" fo:font-size="11pt" style:font-size-asian="11pt" style:font-size-complex="11pt"/>
    </style:style>
    <style:style style:name="T1938" style:parent-style-name="DefaultParagraphFont" style:family="text">
      <style:text-properties style:font-name="Garamond" fo:font-size="11pt" style:font-size-asian="11pt" style:font-size-complex="11pt"/>
    </style:style>
    <style:style style:name="T1939" style:parent-style-name="DefaultParagraphFont" style:family="text">
      <style:text-properties style:font-name="Garamond" fo:font-size="11pt" style:font-size-asian="11pt" style:font-size-complex="11pt"/>
    </style:style>
    <style:style style:name="T1940" style:parent-style-name="DefaultParagraphFont" style:family="text">
      <style:text-properties style:font-name="Garamond" fo:font-size="11pt" style:font-size-asian="11pt" style:font-size-complex="11pt"/>
    </style:style>
    <style:style style:name="T1941" style:parent-style-name="DefaultParagraphFont" style:family="text">
      <style:text-properties style:font-name="Garamond" fo:font-size="11pt" style:font-size-asian="11pt" style:font-size-complex="11pt"/>
    </style:style>
    <style:style style:name="T1942" style:parent-style-name="DefaultParagraphFont" style:family="text">
      <style:text-properties style:font-name="Garamond" fo:font-weight="bold" style:font-weight-asian="bold" style:font-weight-complex="bold" fo:font-size="11pt" style:font-size-asian="11pt" style:font-size-complex="11pt"/>
    </style:style>
    <style:style style:name="T1943" style:parent-style-name="DefaultParagraphFont" style:family="text">
      <style:text-properties style:font-name="Garamond" fo:font-weight="bold" style:font-weight-asian="bold" style:font-weight-complex="bold" fo:font-size="11pt" style:font-size-asian="11pt" style:font-size-complex="11pt"/>
    </style:style>
    <style:style style:name="T1944" style:parent-style-name="DefaultParagraphFont" style:family="text">
      <style:text-properties style:font-name="Garamond" fo:font-weight="bold" style:font-weight-asian="bold" style:font-weight-complex="bold" fo:font-size="11pt" style:font-size-asian="11pt" style:font-size-complex="11pt"/>
    </style:style>
    <style:style style:name="T1945" style:parent-style-name="DefaultParagraphFont" style:family="text">
      <style:text-properties style:font-name="Garamond" fo:font-weight="bold" style:font-weight-asian="bold" style:font-weight-complex="bold" fo:font-size="11pt" style:font-size-asian="11pt" style:font-size-complex="11pt"/>
    </style:style>
    <style:style style:name="T1946" style:parent-style-name="DefaultParagraphFont" style:family="text">
      <style:text-properties style:font-name="Garamond" fo:font-weight="bold" style:font-weight-asian="bold" style:font-weight-complex="bold" fo:font-size="11pt" style:font-size-asian="11pt" style:font-size-complex="11pt"/>
    </style:style>
    <style:style style:name="T1947" style:parent-style-name="DefaultParagraphFont" style:family="text">
      <style:text-properties style:font-name="Garamond" fo:font-weight="bold" style:font-weight-asian="bold" style:font-weight-complex="bold" fo:font-size="11pt" style:font-size-asian="11pt" style:font-size-complex="11pt"/>
    </style:style>
    <style:style style:name="P1948" style:parent-style-name="Normal" style:family="paragraph">
      <style:paragraph-properties fo:text-align="justify" fo:margin-bottom="0in" fo:line-height="115%" fo:text-indent="0.2in"/>
    </style:style>
    <style:style style:name="T1949" style:parent-style-name="DefaultParagraphFont" style:family="text">
      <style:text-properties style:font-name="Garamond" fo:font-size="11pt" style:font-size-asian="11pt" style:font-size-complex="11pt"/>
    </style:style>
    <style:style style:name="T1950" style:parent-style-name="DefaultParagraphFont" style:family="text">
      <style:text-properties style:font-name="Garamond" fo:font-size="11pt" style:font-size-asian="11pt" style:font-size-complex="11pt"/>
    </style:style>
    <style:style style:name="T1951" style:parent-style-name="DefaultParagraphFont" style:family="text">
      <style:text-properties style:font-name="Garamond" fo:font-size="11pt" style:font-size-asian="11pt" style:font-size-complex="11pt"/>
    </style:style>
    <style:style style:name="T1952" style:parent-style-name="DefaultParagraphFont" style:family="text">
      <style:text-properties style:font-name="Garamond" fo:font-size="11pt" style:font-size-asian="11pt" style:font-size-complex="11pt"/>
    </style:style>
    <style:style style:name="T1953" style:parent-style-name="DefaultParagraphFont" style:family="text">
      <style:text-properties style:font-name="Garamond" fo:font-size="11pt" style:font-size-asian="11pt" style:font-size-complex="11pt"/>
    </style:style>
    <style:style style:name="T1954" style:parent-style-name="DefaultParagraphFont" style:family="text">
      <style:text-properties style:font-name="Garamond" fo:font-size="11pt" style:font-size-asian="11pt" style:font-size-complex="11pt"/>
    </style:style>
    <style:style style:name="T1955" style:parent-style-name="DefaultParagraphFont" style:family="text">
      <style:text-properties style:font-name="Garamond" fo:font-size="11pt" style:font-size-asian="11pt" style:font-size-complex="11pt"/>
    </style:style>
    <style:style style:name="T1956" style:parent-style-name="DefaultParagraphFont" style:family="text">
      <style:text-properties style:font-name="Garamond" fo:font-size="11pt" style:font-size-asian="11pt" style:font-size-complex="11pt"/>
    </style:style>
    <style:style style:name="T1957" style:parent-style-name="DefaultParagraphFont" style:family="text">
      <style:text-properties style:font-name="Garamond" fo:font-size="11pt" style:font-size-asian="11pt" style:font-size-complex="11pt"/>
    </style:style>
    <style:style style:name="T1958" style:parent-style-name="DefaultParagraphFont" style:family="text">
      <style:text-properties style:font-name="Garamond" fo:font-weight="bold" style:font-weight-asian="bold" fo:font-size="11pt" style:font-size-asian="11pt" style:font-size-complex="11pt"/>
    </style:style>
    <style:style style:name="T1959" style:parent-style-name="DefaultParagraphFont" style:family="text">
      <style:text-properties style:font-name="Garamond" fo:font-weight="bold" style:font-weight-asian="bold" fo:font-size="11pt" style:font-size-asian="11pt" style:font-size-complex="11pt"/>
    </style:style>
    <style:style style:name="T1960" style:parent-style-name="DefaultParagraphFont" style:family="text">
      <style:text-properties style:font-name="Garamond" fo:font-weight="bold" style:font-weight-asian="bold" fo:font-size="11pt" style:font-size-asian="11pt" style:font-size-complex="11pt"/>
    </style:style>
    <style:style style:name="T1961" style:parent-style-name="DefaultParagraphFont" style:family="text">
      <style:text-properties style:font-name="Garamond" fo:font-weight="bold" style:font-weight-asian="bold" fo:font-size="11pt" style:font-size-asian="11pt" style:font-size-complex="11pt"/>
    </style:style>
    <style:style style:name="T1962" style:parent-style-name="DefaultParagraphFont" style:family="text">
      <style:text-properties style:font-name="Garamond" fo:font-size="11pt" style:font-size-asian="11pt" style:font-size-complex="11pt"/>
    </style:style>
    <style:style style:name="T1963" style:parent-style-name="DefaultParagraphFont" style:family="text">
      <style:text-properties style:font-name="Garamond" fo:font-size="11pt" style:font-size-asian="11pt" style:font-size-complex="11pt"/>
    </style:style>
    <style:style style:name="T1964" style:parent-style-name="DefaultParagraphFont" style:family="text">
      <style:text-properties style:font-name="Garamond" fo:font-size="11pt" style:font-size-asian="11pt" style:font-size-complex="11pt"/>
    </style:style>
    <style:style style:name="T1965" style:parent-style-name="DefaultParagraphFont" style:family="text">
      <style:text-properties style:font-name="Garamond" fo:font-size="11pt" style:font-size-asian="11pt" style:font-size-complex="11pt"/>
    </style:style>
    <style:style style:name="T1966" style:parent-style-name="DefaultParagraphFont" style:family="text">
      <style:text-properties style:font-name="Garamond" fo:font-size="11pt" style:font-size-asian="11pt" style:font-size-complex="11pt"/>
    </style:style>
    <style:style style:name="P1967" style:parent-style-name="Heading2" style:family="paragraph">
      <style:paragraph-properties fo:text-align="justify" fo:margin-bottom="0in" fo:line-height="115%" fo:text-indent="0.2in"/>
      <style:text-properties style:font-name="Garamond" fo:font-size="11pt" style:font-size-asian="11pt" style:font-size-complex="11pt"/>
    </style:style>
    <style:style style:name="P19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70" style:parent-style-name="Heading2" style:family="paragraph">
      <style:paragraph-properties fo:text-align="start" fo:line-height="115%"/>
      <style:text-properties style:font-name="Garamond"/>
    </style:style>
    <style:style style:name="P19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7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73" style:parent-style-name="ListParagraph" style:family="paragraph">
      <style:paragraph-properties fo:margin-bottom="0in" fo:line-height="115%"/>
      <style:text-properties style:font-name="Garamond" fo:font-size="11pt" style:font-size-asian="11pt" style:font-size-complex="11pt"/>
    </style:style>
    <style:style style:name="P1974" style:parent-style-name="ListParagraph" style:family="paragraph">
      <style:paragraph-properties fo:margin-bottom="0in" fo:line-height="115%"/>
      <style:text-properties style:font-name="Garamond" fo:font-size="11pt" style:font-size-asian="11pt" style:font-size-complex="11pt"/>
    </style:style>
    <style:style style:name="P1975" style:parent-style-name="ListParagraph" style:family="paragraph">
      <style:paragraph-properties fo:margin-bottom="0in" fo:line-height="115%"/>
      <style:text-properties style:font-name="Garamond" fo:font-size="11pt" style:font-size-asian="11pt" style:font-size-complex="11pt"/>
    </style:style>
    <style:style style:name="P1976" style:parent-style-name="ListParagraph" style:family="paragraph">
      <style:paragraph-properties fo:margin-bottom="0in" fo:line-height="115%"/>
      <style:text-properties style:font-name="Garamond" fo:font-size="11pt" style:font-size-asian="11pt" style:font-size-complex="11pt"/>
    </style:style>
    <style:style style:name="P1977" style:parent-style-name="ListParagraph" style:family="paragraph">
      <style:paragraph-properties fo:margin-bottom="0in" fo:line-height="115%"/>
      <style:text-properties style:font-name="Garamond" fo:font-size="11pt" style:font-size-asian="11pt" style:font-size-complex="11pt"/>
    </style:style>
    <style:style style:name="P1978" style:parent-style-name="Normal" style:family="paragraph">
      <style:paragraph-properties fo:margin-bottom="0in" fo:line-height="115%" fo:text-indent="0.2in"/>
      <style:text-properties style:font-name="Garamond" fo:font-size="11pt" style:font-size-asian="11pt" style:font-size-complex="11pt"/>
    </style:style>
    <style:style style:name="P1979" style:parent-style-name="ListParagraph" style:family="paragraph">
      <style:paragraph-properties fo:margin-bottom="0in" fo:line-height="115%"/>
      <style:text-properties style:font-name="Garamond" fo:font-size="11pt" style:font-size-asian="11pt" style:font-size-complex="11pt"/>
    </style:style>
    <style:style style:name="P1980" style:parent-style-name="ListParagraph" style:family="paragraph">
      <style:paragraph-properties fo:margin-bottom="0in" fo:line-height="115%"/>
      <style:text-properties style:font-name="Garamond" fo:font-size="11pt" style:font-size-asian="11pt" style:font-size-complex="11pt"/>
    </style:style>
    <style:style style:name="P1981" style:parent-style-name="ListParagraph" style:family="paragraph">
      <style:paragraph-properties fo:margin-bottom="0in" fo:line-height="115%"/>
      <style:text-properties style:font-name="Garamond" fo:font-size="11pt" style:font-size-asian="11pt" style:font-size-complex="11pt"/>
    </style:style>
    <style:style style:name="P1982" style:parent-style-name="ListParagraph" style:family="paragraph">
      <style:paragraph-properties fo:margin-bottom="0in" fo:line-height="115%"/>
      <style:text-properties style:font-name="Garamond" fo:font-size="11pt" style:font-size-asian="11pt" style:font-size-complex="11pt"/>
    </style:style>
    <style:style style:name="P1983" style:parent-style-name="ListParagraph" style:family="paragraph">
      <style:paragraph-properties fo:margin-bottom="0in" fo:line-height="115%"/>
      <style:text-properties style:font-name="Garamond" fo:font-size="11pt" style:font-size-asian="11pt" style:font-size-complex="11pt"/>
    </style:style>
    <style:style style:name="P19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1985" style:parent-style-name="Heading2" style:family="paragraph">
      <style:paragraph-properties fo:text-align="start" fo:line-height="115%"/>
      <style:text-properties style:font-name="Garamond"/>
    </style:style>
    <style:style style:name="P1986" style:parent-style-name="Normal" style:family="paragraph">
      <style:paragraph-properties fo:text-align="justify" fo:margin-bottom="0in" fo:line-height="115%" fo:text-indent="0.2in"/>
    </style:style>
    <style:style style:name="T1987" style:parent-style-name="DefaultParagraphFont" style:family="text">
      <style:text-properties style:font-name="Garamond" fo:font-weight="bold" style:font-weight-asian="bold" style:font-weight-complex="bold" fo:font-size="11pt" style:font-size-asian="11pt" style:font-size-complex="11pt"/>
    </style:style>
    <style:style style:name="T1988" style:parent-style-name="DefaultParagraphFont" style:family="text">
      <style:text-properties style:font-name="Garamond" fo:font-weight="bold" style:font-weight-asian="bold" style:font-weight-complex="bold" fo:font-size="11pt" style:font-size-asian="11pt" style:font-size-complex="11pt"/>
    </style:style>
    <style:style style:name="T1989" style:parent-style-name="DefaultParagraphFont" style:family="text">
      <style:text-properties style:font-name="Garamond" fo:font-weight="bold" style:font-weight-asian="bold" style:font-weight-complex="bold" fo:font-size="11pt" style:font-size-asian="11pt" style:font-size-complex="11pt"/>
    </style:style>
    <style:style style:name="T1990" style:parent-style-name="DefaultParagraphFont" style:family="text">
      <style:text-properties style:font-name="Garamond" fo:font-weight="bold" style:font-weight-asian="bold" style:font-weight-complex="bold" fo:font-size="11pt" style:font-size-asian="11pt" style:font-size-complex="11pt"/>
    </style:style>
    <style:style style:name="T1991" style:parent-style-name="DefaultParagraphFont" style:family="text">
      <style:text-properties style:font-name="Garamond" fo:font-weight="bold" style:font-weight-asian="bold" style:font-weight-complex="bold" fo:font-size="11pt" style:font-size-asian="11pt" style:font-size-complex="11pt"/>
    </style:style>
    <style:style style:name="T1992" style:parent-style-name="DefaultParagraphFont" style:family="text">
      <style:text-properties style:font-name="Garamond" fo:font-weight="bold" style:font-weight-asian="bold" style:font-weight-complex="bold" fo:font-size="11pt" style:font-size-asian="11pt" style:font-size-complex="11pt"/>
    </style:style>
    <style:style style:name="T1993" style:parent-style-name="DefaultParagraphFont" style:family="text">
      <style:text-properties style:font-name="Garamond" fo:font-weight="bold" style:font-weight-asian="bold" style:font-weight-complex="bold" fo:font-size="11pt" style:font-size-asian="11pt" style:font-size-complex="11pt"/>
    </style:style>
    <style:style style:name="T1994" style:parent-style-name="DefaultParagraphFont" style:family="text">
      <style:text-properties style:font-name="Garamond" fo:font-size="11pt" style:font-size-asian="11pt" style:font-size-complex="11pt"/>
    </style:style>
    <style:style style:name="P1995" style:parent-style-name="Normal" style:family="paragraph">
      <style:paragraph-properties fo:text-align="justify" fo:margin-bottom="0in" fo:line-height="115%" fo:text-indent="0.2in"/>
    </style:style>
    <style:style style:name="T1996" style:parent-style-name="DefaultParagraphFont" style:family="text">
      <style:text-properties style:font-name="Garamond" fo:font-size="11pt" style:font-size-asian="11pt" style:font-size-complex="11pt"/>
    </style:style>
    <style:style style:name="T1997" style:parent-style-name="DefaultParagraphFont" style:family="text">
      <style:text-properties style:font-name="Garamond" fo:font-size="11pt" style:font-size-asian="11pt" style:font-size-complex="11pt"/>
    </style:style>
    <style:style style:name="T1998" style:parent-style-name="DefaultParagraphFont" style:family="text">
      <style:text-properties style:font-name="Garamond" fo:font-size="11pt" style:font-size-asian="11pt" style:font-size-complex="11pt"/>
    </style:style>
    <style:style style:name="T1999" style:parent-style-name="DefaultParagraphFont" style:family="text">
      <style:text-properties style:font-name="Garamond" fo:font-size="11pt" style:font-size-asian="11pt" style:font-size-complex="11pt"/>
    </style:style>
    <style:style style:name="T2000" style:parent-style-name="DefaultParagraphFont" style:family="text">
      <style:text-properties style:font-name="Garamond" fo:font-size="11pt" style:font-size-asian="11pt" style:font-size-complex="11pt"/>
    </style:style>
    <style:style style:name="T2001" style:parent-style-name="DefaultParagraphFont" style:family="text">
      <style:text-properties style:font-name="Garamond" fo:font-size="11pt" style:font-size-asian="11pt" style:font-size-complex="11pt"/>
    </style:style>
    <style:style style:name="T2002" style:parent-style-name="DefaultParagraphFont" style:family="text">
      <style:text-properties style:font-name="Garamond" fo:font-size="11pt" style:font-size-asian="11pt" style:font-size-complex="11pt"/>
    </style:style>
    <style:style style:name="T2003" style:parent-style-name="DefaultParagraphFont" style:family="text">
      <style:text-properties style:font-name="Garamond" fo:font-size="11pt" style:font-size-asian="11pt" style:font-size-complex="11pt"/>
    </style:style>
    <style:style style:name="T2004" style:parent-style-name="DefaultParagraphFont" style:family="text">
      <style:text-properties style:font-name="Garamond" fo:font-size="11pt" style:font-size-asian="11pt" style:font-size-complex="11pt"/>
    </style:style>
    <style:style style:name="T2005" style:parent-style-name="DefaultParagraphFont" style:family="text">
      <style:text-properties style:font-name="Garamond" fo:font-size="11pt" style:font-size-asian="11pt" style:font-size-complex="11pt"/>
    </style:style>
    <style:style style:name="T2006" style:parent-style-name="DefaultParagraphFont" style:family="text">
      <style:text-properties style:font-name="Garamond" fo:font-size="11pt" style:font-size-asian="11pt" style:font-size-complex="11pt"/>
    </style:style>
    <style:style style:name="T2007" style:parent-style-name="DefaultParagraphFont" style:family="text">
      <style:text-properties style:font-name="Garamond" fo:font-weight="bold" style:font-weight-asian="bold" style:font-weight-complex="bold" fo:font-size="11pt" style:font-size-asian="11pt" style:font-size-complex="11pt"/>
    </style:style>
    <style:style style:name="T2008" style:parent-style-name="DefaultParagraphFont" style:family="text">
      <style:text-properties style:font-name="Garamond" fo:font-weight="bold" style:font-weight-asian="bold" style:font-weight-complex="bold" fo:font-size="11pt" style:font-size-asian="11pt" style:font-size-complex="11pt"/>
    </style:style>
    <style:style style:name="T2009" style:parent-style-name="DefaultParagraphFont" style:family="text">
      <style:text-properties style:font-name="Garamond" fo:font-weight="bold" style:font-weight-asian="bold" style:font-weight-complex="bold" fo:font-size="11pt" style:font-size-asian="11pt" style:font-size-complex="11pt"/>
    </style:style>
    <style:style style:name="T2010" style:parent-style-name="DefaultParagraphFont" style:family="text">
      <style:text-properties style:font-name="Garamond" fo:font-size="11pt" style:font-size-asian="11pt" style:font-size-complex="11pt"/>
    </style:style>
    <style:style style:name="P2011" style:parent-style-name="Normal" style:family="paragraph">
      <style:paragraph-properties fo:text-align="justify" fo:margin-bottom="0in" fo:line-height="115%" fo:text-indent="0.2in"/>
    </style:style>
    <style:style style:name="T2012" style:parent-style-name="DefaultParagraphFont" style:family="text">
      <style:text-properties style:font-name="Garamond" fo:font-size="11pt" style:font-size-asian="11pt" style:font-size-complex="11pt"/>
    </style:style>
    <style:style style:name="T2013" style:parent-style-name="DefaultParagraphFont" style:family="text">
      <style:text-properties style:font-name="Garamond" fo:font-size="11pt" style:font-size-asian="11pt" style:font-size-complex="11pt"/>
    </style:style>
    <style:style style:name="T2014" style:parent-style-name="DefaultParagraphFont" style:family="text">
      <style:text-properties style:font-name="Garamond" fo:font-size="11pt" style:font-size-asian="11pt" style:font-size-complex="11pt"/>
    </style:style>
    <style:style style:name="T2015" style:parent-style-name="DefaultParagraphFont" style:family="text">
      <style:text-properties style:font-name="Garamond" fo:font-weight="bold" style:font-weight-asian="bold" style:font-weight-complex="bold" fo:font-size="11pt" style:font-size-asian="11pt" style:font-size-complex="11pt"/>
    </style:style>
    <style:style style:name="T2016" style:parent-style-name="DefaultParagraphFont" style:family="text">
      <style:text-properties style:font-name="Garamond" fo:font-weight="bold" style:font-weight-asian="bold" style:font-weight-complex="bold" fo:font-size="11pt" style:font-size-asian="11pt" style:font-size-complex="11pt"/>
    </style:style>
    <style:style style:name="T2017" style:parent-style-name="DefaultParagraphFont" style:family="text">
      <style:text-properties style:font-name="Garamond" fo:font-weight="bold" style:font-weight-asian="bold" style:font-weight-complex="bold" fo:font-size="11pt" style:font-size-asian="11pt" style:font-size-complex="11pt"/>
    </style:style>
    <style:style style:name="T2018" style:parent-style-name="DefaultParagraphFont" style:family="text">
      <style:text-properties style:font-name="Garamond" fo:font-weight="bold" style:font-weight-asian="bold" style:font-weight-complex="bold" fo:font-size="11pt" style:font-size-asian="11pt" style:font-size-complex="11pt"/>
    </style:style>
    <style:style style:name="T2019" style:parent-style-name="DefaultParagraphFont" style:family="text">
      <style:text-properties style:font-name="Garamond" fo:font-weight="bold" style:font-weight-asian="bold" style:font-weight-complex="bold" fo:font-size="11pt" style:font-size-asian="11pt" style:font-size-complex="11pt"/>
    </style:style>
    <style:style style:name="T2020" style:parent-style-name="DefaultParagraphFont" style:family="text">
      <style:text-properties style:font-name="Garamond" fo:font-weight="bold" style:font-weight-asian="bold" style:font-weight-complex="bold" fo:font-size="11pt" style:font-size-asian="11pt" style:font-size-complex="11pt"/>
    </style:style>
    <style:style style:name="T2021" style:parent-style-name="DefaultParagraphFont" style:family="text">
      <style:text-properties style:font-name="Garamond" fo:font-weight="bold" style:font-weight-asian="bold" style:font-weight-complex="bold" fo:font-size="11pt" style:font-size-asian="11pt" style:font-size-complex="11pt"/>
    </style:style>
    <style:style style:name="P2022" style:parent-style-name="Normal" style:family="paragraph">
      <style:paragraph-properties fo:text-align="justify" fo:margin-bottom="0in" fo:line-height="115%" fo:text-indent="0.2in"/>
    </style:style>
    <style:style style:name="T2023" style:parent-style-name="DefaultParagraphFont" style:family="text">
      <style:text-properties style:font-name="Garamond" fo:font-size="11pt" style:font-size-asian="11pt" style:font-size-complex="11pt"/>
    </style:style>
    <style:style style:name="T2024" style:parent-style-name="DefaultParagraphFont" style:family="text">
      <style:text-properties style:font-name="Garamond" fo:font-weight="bold" style:font-weight-asian="bold" style:font-weight-complex="bold" fo:font-size="11pt" style:font-size-asian="11pt" style:font-size-complex="11pt"/>
    </style:style>
    <style:style style:name="T2025" style:parent-style-name="DefaultParagraphFont" style:family="text">
      <style:text-properties style:font-name="Garamond" fo:font-weight="bold" style:font-weight-asian="bold" style:font-weight-complex="bold" fo:font-size="11pt" style:font-size-asian="11pt" style:font-size-complex="11pt"/>
    </style:style>
    <style:style style:name="T2026" style:parent-style-name="DefaultParagraphFont" style:family="text">
      <style:text-properties style:font-name="Garamond" fo:font-weight="bold" style:font-weight-asian="bold" style:font-weight-complex="bold" fo:font-size="11pt" style:font-size-asian="11pt" style:font-size-complex="11pt"/>
    </style:style>
    <style:style style:name="T2027" style:parent-style-name="DefaultParagraphFont" style:family="text">
      <style:text-properties style:font-name="Garamond" fo:font-weight="bold" style:font-weight-asian="bold" style:font-weight-complex="bold" fo:font-size="11pt" style:font-size-asian="11pt" style:font-size-complex="11pt"/>
    </style:style>
    <style:style style:name="T2028" style:parent-style-name="DefaultParagraphFont" style:family="text">
      <style:text-properties style:font-name="Garamond" fo:font-weight="bold" style:font-weight-asian="bold" style:font-weight-complex="bold" fo:font-size="11pt" style:font-size-asian="11pt" style:font-size-complex="11pt"/>
    </style:style>
    <style:style style:name="T2029" style:parent-style-name="DefaultParagraphFont" style:family="text">
      <style:text-properties style:font-name="Garamond" fo:font-weight="bold" style:font-weight-asian="bold" style:font-weight-complex="bold" fo:font-size="11pt" style:font-size-asian="11pt" style:font-size-complex="11pt"/>
    </style:style>
    <style:style style:name="T2030" style:parent-style-name="DefaultParagraphFont" style:family="text">
      <style:text-properties style:font-name="Garamond" fo:font-weight="bold" style:font-weight-asian="bold" style:font-weight-complex="bold" fo:font-size="11pt" style:font-size-asian="11pt" style:font-size-complex="11pt"/>
    </style:style>
    <style:style style:name="T2031" style:parent-style-name="DefaultParagraphFont" style:family="text">
      <style:text-properties style:font-name="Garamond" fo:font-size="11pt" style:font-size-asian="11pt" style:font-size-complex="11pt"/>
    </style:style>
    <style:style style:name="P20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33" style:parent-style-name="Heading2" style:family="paragraph">
      <style:paragraph-properties fo:text-align="start" fo:line-height="115%"/>
      <style:text-properties style:font-name="Garamond"/>
    </style:style>
    <style:style style:name="P2034" style:parent-style-name="Normal" style:family="paragraph">
      <style:paragraph-properties fo:text-align="justify" fo:margin-bottom="0in" fo:line-height="115%" fo:text-indent="0.2in"/>
    </style:style>
    <style:style style:name="T2035" style:parent-style-name="DefaultParagraphFont" style:family="text">
      <style:text-properties style:font-name="Garamond" fo:font-size="11pt" style:font-size-asian="11pt" style:font-size-complex="11pt"/>
    </style:style>
    <style:style style:name="T2036" style:parent-style-name="DefaultParagraphFont" style:family="text">
      <style:text-properties style:font-name="Garamond" fo:font-size="11pt" style:font-size-asian="11pt" style:font-size-complex="11pt"/>
    </style:style>
    <style:style style:name="T2037" style:parent-style-name="DefaultParagraphFont" style:family="text">
      <style:text-properties style:font-name="Garamond" fo:font-size="11pt" style:font-size-asian="11pt" style:font-size-complex="11pt"/>
    </style:style>
    <style:style style:name="T2038" style:parent-style-name="DefaultParagraphFont" style:family="text">
      <style:text-properties style:font-name="Garamond" fo:font-weight="bold" style:font-weight-asian="bold" style:font-weight-complex="bold" fo:font-size="11pt" style:font-size-asian="11pt" style:font-size-complex="11pt"/>
    </style:style>
    <style:style style:name="T2039" style:parent-style-name="DefaultParagraphFont" style:family="text">
      <style:text-properties style:font-name="Garamond" fo:font-weight="bold" style:font-weight-asian="bold" style:font-weight-complex="bold" fo:font-size="11pt" style:font-size-asian="11pt" style:font-size-complex="11pt"/>
    </style:style>
    <style:style style:name="P2040" style:parent-style-name="Normal" style:family="paragraph">
      <style:paragraph-properties fo:text-align="justify" fo:margin-bottom="0in" fo:line-height="115%" fo:text-indent="0.2in"/>
    </style:style>
    <style:style style:name="T2041" style:parent-style-name="DefaultParagraphFont" style:family="text">
      <style:text-properties style:font-name="Garamond" fo:font-weight="bold" style:font-weight-asian="bold" style:font-weight-complex="bold" fo:font-size="11pt" style:font-size-asian="11pt" style:font-size-complex="11pt"/>
    </style:style>
    <style:style style:name="T2042" style:parent-style-name="DefaultParagraphFont" style:family="text">
      <style:text-properties style:font-name="Garamond" fo:font-weight="bold" style:font-weight-asian="bold" style:font-weight-complex="bold" fo:font-size="11pt" style:font-size-asian="11pt" style:font-size-complex="11pt"/>
    </style:style>
    <style:style style:name="T2043" style:parent-style-name="DefaultParagraphFont" style:family="text">
      <style:text-properties style:font-name="Garamond" fo:font-weight="bold" style:font-weight-asian="bold" style:font-weight-complex="bold" fo:font-size="11pt" style:font-size-asian="11pt" style:font-size-complex="11pt"/>
    </style:style>
    <style:style style:name="T2044" style:parent-style-name="DefaultParagraphFont" style:family="text">
      <style:text-properties style:font-name="Garamond" fo:font-weight="bold" style:font-weight-asian="bold" style:font-weight-complex="bold" fo:font-size="11pt" style:font-size-asian="11pt" style:font-size-complex="11pt"/>
    </style:style>
    <style:style style:name="T2045" style:parent-style-name="DefaultParagraphFont" style:family="text">
      <style:text-properties style:font-name="Garamond" fo:font-weight="bold" style:font-weight-asian="bold" style:font-weight-complex="bold" fo:font-size="11pt" style:font-size-asian="11pt" style:font-size-complex="11pt"/>
    </style:style>
    <style:style style:name="T2046" style:parent-style-name="DefaultParagraphFont" style:family="text">
      <style:text-properties style:font-name="Garamond" fo:font-weight="bold" style:font-weight-asian="bold" style:font-weight-complex="bold" fo:font-size="11pt" style:font-size-asian="11pt" style:font-size-complex="11pt"/>
    </style:style>
    <style:style style:name="T2047" style:parent-style-name="DefaultParagraphFont" style:family="text">
      <style:text-properties style:font-name="Garamond" fo:font-weight="bold" style:font-weight-asian="bold" style:font-weight-complex="bold" fo:font-size="11pt" style:font-size-asian="11pt" style:font-size-complex="11pt"/>
    </style:style>
    <style:style style:name="T2048" style:parent-style-name="DefaultParagraphFont" style:family="text">
      <style:text-properties style:font-name="Garamond" fo:font-weight="bold" style:font-weight-asian="bold" style:font-weight-complex="bold" fo:font-size="11pt" style:font-size-asian="11pt" style:font-size-complex="11pt"/>
    </style:style>
    <style:style style:name="T2049" style:parent-style-name="DefaultParagraphFont" style:family="text">
      <style:text-properties style:font-name="Garamond" fo:font-weight="bold" style:font-weight-asian="bold" style:font-weight-complex="bold" fo:font-size="11pt" style:font-size-asian="11pt" style:font-size-complex="11pt"/>
    </style:style>
    <style:style style:name="T2050" style:parent-style-name="DefaultParagraphFont" style:family="text">
      <style:text-properties style:font-name="Garamond" fo:font-size="11pt" style:font-size-asian="11pt" style:font-size-complex="11pt"/>
    </style:style>
    <style:style style:name="T2051" style:parent-style-name="DefaultParagraphFont" style:family="text">
      <style:text-properties style:font-name="Garamond" fo:font-size="11pt" style:font-size-asian="11pt" style:font-size-complex="11pt"/>
    </style:style>
    <style:style style:name="T2052" style:parent-style-name="DefaultParagraphFont" style:family="text">
      <style:text-properties style:font-name="Garamond" fo:font-size="11pt" style:font-size-asian="11pt" style:font-size-complex="11pt"/>
    </style:style>
    <style:style style:name="T2053" style:parent-style-name="DefaultParagraphFont" style:family="text">
      <style:text-properties style:font-name="Garamond" fo:font-size="11pt" style:font-size-asian="11pt" style:font-size-complex="11pt"/>
    </style:style>
    <style:style style:name="T2054" style:parent-style-name="DefaultParagraphFont" style:family="text">
      <style:text-properties style:font-name="Garamond" fo:font-size="11pt" style:font-size-asian="11pt" style:font-size-complex="11pt"/>
    </style:style>
    <style:style style:name="T2055" style:parent-style-name="DefaultParagraphFont" style:family="text">
      <style:text-properties style:font-name="Garamond" fo:font-size="11pt" style:font-size-asian="11pt" style:font-size-complex="11pt"/>
    </style:style>
    <style:style style:name="T2056" style:parent-style-name="DefaultParagraphFont" style:family="text">
      <style:text-properties style:font-name="Garamond" fo:font-size="11pt" style:font-size-asian="11pt" style:font-size-complex="11pt"/>
    </style:style>
    <style:style style:name="T2057" style:parent-style-name="DefaultParagraphFont" style:family="text">
      <style:text-properties style:font-name="Garamond" fo:font-size="11pt" style:font-size-asian="11pt" style:font-size-complex="11pt"/>
    </style:style>
    <style:style style:name="T2058" style:parent-style-name="DefaultParagraphFont" style:family="text">
      <style:text-properties style:font-name="Garamond" fo:font-size="11pt" style:font-size-asian="11pt" style:font-size-complex="11pt"/>
    </style:style>
    <style:style style:name="T2059" style:parent-style-name="DefaultParagraphFont" style:family="text">
      <style:text-properties style:font-name="Garamond" fo:font-size="11pt" style:font-size-asian="11pt" style:font-size-complex="11pt"/>
    </style:style>
    <style:style style:name="T2060" style:parent-style-name="DefaultParagraphFont" style:family="text">
      <style:text-properties style:font-name="Garamond" fo:font-size="11pt" style:font-size-asian="11pt" style:font-size-complex="11pt"/>
    </style:style>
    <style:style style:name="T2061" style:parent-style-name="DefaultParagraphFont" style:family="text">
      <style:text-properties style:font-name="Garamond" fo:font-size="11pt" style:font-size-asian="11pt" style:font-size-complex="11pt"/>
    </style:style>
    <style:style style:name="T2062" style:parent-style-name="DefaultParagraphFont" style:family="text">
      <style:text-properties style:font-name="Garamond" fo:font-size="11pt" style:font-size-asian="11pt" style:font-size-complex="11pt"/>
    </style:style>
    <style:style style:name="T2063" style:parent-style-name="DefaultParagraphFont" style:family="text">
      <style:text-properties style:font-name="Garamond" fo:font-size="11pt" style:font-size-asian="11pt" style:font-size-complex="11pt"/>
    </style:style>
    <style:style style:name="T2064" style:parent-style-name="DefaultParagraphFont" style:family="text">
      <style:text-properties style:font-name="Garamond" fo:font-size="11pt" style:font-size-asian="11pt" style:font-size-complex="11pt"/>
    </style:style>
    <style:style style:name="T2065" style:parent-style-name="DefaultParagraphFont" style:family="text">
      <style:text-properties style:font-name="Garamond" fo:font-size="11pt" style:font-size-asian="11pt" style:font-size-complex="11pt"/>
    </style:style>
    <style:style style:name="P2066" style:parent-style-name="Normal" style:family="paragraph">
      <style:paragraph-properties fo:text-align="justify" fo:margin-bottom="0in" fo:line-height="115%" fo:text-indent="0.2in"/>
    </style:style>
    <style:style style:name="T2067" style:parent-style-name="DefaultParagraphFont" style:family="text">
      <style:text-properties style:font-name="Garamond" fo:font-weight="bold" style:font-weight-asian="bold" style:font-weight-complex="bold" fo:font-size="11pt" style:font-size-asian="11pt" style:font-size-complex="11pt"/>
    </style:style>
    <style:style style:name="T2068" style:parent-style-name="DefaultParagraphFont" style:family="text">
      <style:text-properties style:font-name="Garamond" fo:font-weight="bold" style:font-weight-asian="bold" style:font-weight-complex="bold" fo:font-size="11pt" style:font-size-asian="11pt" style:font-size-complex="11pt"/>
    </style:style>
    <style:style style:name="T2069" style:parent-style-name="DefaultParagraphFont" style:family="text">
      <style:text-properties style:font-name="Garamond" fo:font-weight="bold" style:font-weight-asian="bold" style:font-weight-complex="bold" fo:font-size="11pt" style:font-size-asian="11pt" style:font-size-complex="11pt"/>
    </style:style>
    <style:style style:name="T2070" style:parent-style-name="DefaultParagraphFont" style:family="text">
      <style:text-properties style:font-name="Garamond" fo:font-weight="bold" style:font-weight-asian="bold" style:font-weight-complex="bold" fo:font-size="11pt" style:font-size-asian="11pt" style:font-size-complex="11pt"/>
    </style:style>
    <style:style style:name="T2071" style:parent-style-name="DefaultParagraphFont" style:family="text">
      <style:text-properties style:font-name="Garamond" fo:font-size="11pt" style:font-size-asian="11pt" style:font-size-complex="11pt"/>
    </style:style>
    <style:style style:name="T2072" style:parent-style-name="DefaultParagraphFont" style:family="text">
      <style:text-properties style:font-name="Garamond" fo:font-size="11pt" style:font-size-asian="11pt" style:font-size-complex="11pt"/>
    </style:style>
    <style:style style:name="T2073" style:parent-style-name="DefaultParagraphFont" style:family="text">
      <style:text-properties style:font-name="Garamond" fo:font-size="11pt" style:font-size-asian="11pt" style:font-size-complex="11pt"/>
    </style:style>
    <style:style style:name="T2074" style:parent-style-name="DefaultParagraphFont" style:family="text">
      <style:text-properties style:font-name="Garamond" fo:font-size="11pt" style:font-size-asian="11pt" style:font-size-complex="11pt"/>
    </style:style>
    <style:style style:name="T2075" style:parent-style-name="DefaultParagraphFont" style:family="text">
      <style:text-properties style:font-name="Garamond" fo:font-size="11pt" style:font-size-asian="11pt" style:font-size-complex="11pt"/>
    </style:style>
    <style:style style:name="P2076" style:parent-style-name="Normal" style:family="paragraph">
      <style:paragraph-properties fo:text-align="justify" fo:margin-bottom="0in" fo:line-height="115%" fo:text-indent="0.2in"/>
    </style:style>
    <style:style style:name="T2077" style:parent-style-name="DefaultParagraphFont" style:family="text">
      <style:text-properties style:font-name="Garamond" fo:font-weight="bold" style:font-weight-asian="bold" style:font-weight-complex="bold" fo:font-size="11pt" style:font-size-asian="11pt" style:font-size-complex="11pt"/>
    </style:style>
    <style:style style:name="T2078" style:parent-style-name="DefaultParagraphFont" style:family="text">
      <style:text-properties style:font-name="Garamond" fo:font-weight="bold" style:font-weight-asian="bold" style:font-weight-complex="bold" fo:font-size="11pt" style:font-size-asian="11pt" style:font-size-complex="11pt"/>
    </style:style>
    <style:style style:name="T2079" style:parent-style-name="DefaultParagraphFont" style:family="text">
      <style:text-properties style:font-name="Garamond" fo:font-weight="bold" style:font-weight-asian="bold" style:font-weight-complex="bold" fo:font-size="11pt" style:font-size-asian="11pt" style:font-size-complex="11pt"/>
    </style:style>
    <style:style style:name="T2080" style:parent-style-name="DefaultParagraphFont" style:family="text">
      <style:text-properties style:font-name="Garamond" fo:font-weight="bold" style:font-weight-asian="bold" style:font-weight-complex="bold" fo:font-size="11pt" style:font-size-asian="11pt" style:font-size-complex="11pt"/>
    </style:style>
    <style:style style:name="T2081" style:parent-style-name="DefaultParagraphFont" style:family="text">
      <style:text-properties style:font-name="Garamond" fo:font-weight="bold" style:font-weight-asian="bold" style:font-weight-complex="bold" fo:font-size="11pt" style:font-size-asian="11pt" style:font-size-complex="11pt"/>
    </style:style>
    <style:style style:name="T2082" style:parent-style-name="DefaultParagraphFont" style:family="text">
      <style:text-properties style:font-name="Garamond" fo:font-weight="bold" style:font-weight-asian="bold" style:font-weight-complex="bold" fo:font-size="11pt" style:font-size-asian="11pt" style:font-size-complex="11pt"/>
    </style:style>
    <style:style style:name="T2083" style:parent-style-name="DefaultParagraphFont" style:family="text">
      <style:text-properties style:font-name="Garamond" fo:font-size="11pt" style:font-size-asian="11pt" style:font-size-complex="11pt"/>
    </style:style>
    <style:style style:name="T2084" style:parent-style-name="DefaultParagraphFont" style:family="text">
      <style:text-properties style:font-name="Garamond" fo:font-size="11pt" style:font-size-asian="11pt" style:font-size-complex="11pt"/>
    </style:style>
    <style:style style:name="T2085" style:parent-style-name="DefaultParagraphFont" style:family="text">
      <style:text-properties style:font-name="Garamond" fo:font-size="11pt" style:font-size-asian="11pt" style:font-size-complex="11pt"/>
    </style:style>
    <style:style style:name="T2086" style:parent-style-name="DefaultParagraphFont" style:family="text">
      <style:text-properties style:font-name="Garamond" fo:font-size="11pt" style:font-size-asian="11pt" style:font-size-complex="11pt"/>
    </style:style>
    <style:style style:name="T2087" style:parent-style-name="DefaultParagraphFont" style:family="text">
      <style:text-properties style:font-name="Garamond" fo:font-size="11pt" style:font-size-asian="11pt" style:font-size-complex="11pt"/>
    </style:style>
    <style:style style:name="T2088" style:parent-style-name="DefaultParagraphFont" style:family="text">
      <style:text-properties style:font-name="Garamond" fo:font-size="11pt" style:font-size-asian="11pt" style:font-size-complex="11pt"/>
    </style:style>
    <style:style style:name="T2089" style:parent-style-name="DefaultParagraphFont" style:family="text">
      <style:text-properties style:font-name="Garamond" fo:font-size="11pt" style:font-size-asian="11pt" style:font-size-complex="11pt"/>
    </style:style>
    <style:style style:name="T2090" style:parent-style-name="DefaultParagraphFont" style:family="text">
      <style:text-properties style:font-name="Garamond" fo:font-size="11pt" style:font-size-asian="11pt" style:font-size-complex="11pt"/>
    </style:style>
    <style:style style:name="T2091" style:parent-style-name="DefaultParagraphFont" style:family="text">
      <style:text-properties style:font-name="Garamond" fo:font-size="11pt" style:font-size-asian="11pt" style:font-size-complex="11pt"/>
    </style:style>
    <style:style style:name="P209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93" style:parent-style-name="Heading2" style:family="paragraph">
      <style:paragraph-properties fo:text-align="start" fo:line-height="115%"/>
      <style:text-properties style:font-name="Garamond"/>
    </style:style>
    <style:style style:name="P20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096" style:parent-style-name="Normal" style:family="paragraph">
      <style:paragraph-properties fo:text-align="justify" fo:margin-bottom="0in" fo:line-height="115%" fo:text-indent="0.2in"/>
    </style:style>
    <style:style style:name="T2097" style:parent-style-name="DefaultParagraphFont" style:family="text">
      <style:text-properties style:font-name="Garamond" fo:font-size="11pt" style:font-size-asian="11pt" style:font-size-complex="11pt"/>
    </style:style>
    <style:style style:name="T2098" style:parent-style-name="DefaultParagraphFont" style:family="text">
      <style:text-properties style:font-name="Garamond" fo:font-size="11pt" style:font-size-asian="11pt" style:font-size-complex="11pt"/>
    </style:style>
    <style:style style:name="T2099" style:parent-style-name="DefaultParagraphFont" style:family="text">
      <style:text-properties style:font-name="Garamond" fo:font-size="11pt" style:font-size-asian="11pt" style:font-size-complex="11pt"/>
    </style:style>
    <style:style style:name="T2100" style:parent-style-name="DefaultParagraphFont" style:family="text">
      <style:text-properties style:font-name="Garamond" fo:font-size="11pt" style:font-size-asian="11pt" style:font-size-complex="11pt"/>
    </style:style>
    <style:style style:name="T2101" style:parent-style-name="DefaultParagraphFont" style:family="text">
      <style:text-properties style:font-name="Garamond" fo:font-size="11pt" style:font-size-asian="11pt" style:font-size-complex="11pt"/>
    </style:style>
    <style:style style:name="T2102" style:parent-style-name="DefaultParagraphFont" style:family="text">
      <style:text-properties style:font-name="Garamond" fo:font-size="11pt" style:font-size-asian="11pt" style:font-size-complex="11pt"/>
    </style:style>
    <style:style style:name="T2103" style:parent-style-name="DefaultParagraphFont" style:family="text">
      <style:text-properties style:font-name="Garamond" fo:font-weight="bold" style:font-weight-asian="bold" style:font-weight-complex="bold" fo:font-size="11pt" style:font-size-asian="11pt" style:font-size-complex="11pt"/>
    </style:style>
    <style:style style:name="T2104" style:parent-style-name="DefaultParagraphFont" style:family="text">
      <style:text-properties style:font-name="Garamond" fo:font-weight="bold" style:font-weight-asian="bold" style:font-weight-complex="bold" fo:font-size="11pt" style:font-size-asian="11pt" style:font-size-complex="11pt"/>
    </style:style>
    <style:style style:name="T2105" style:parent-style-name="DefaultParagraphFont" style:family="text">
      <style:text-properties style:font-name="Garamond" fo:font-weight="bold" style:font-weight-asian="bold" style:font-weight-complex="bold" fo:font-size="11pt" style:font-size-asian="11pt" style:font-size-complex="11pt"/>
    </style:style>
    <style:style style:name="T2106" style:parent-style-name="DefaultParagraphFont" style:family="text">
      <style:text-properties style:font-name="Garamond" fo:font-weight="bold" style:font-weight-asian="bold" style:font-weight-complex="bold" fo:font-size="11pt" style:font-size-asian="11pt" style:font-size-complex="11pt"/>
    </style:style>
    <style:style style:name="T2107" style:parent-style-name="DefaultParagraphFont" style:family="text">
      <style:text-properties style:font-name="Garamond" fo:font-weight="bold" style:font-weight-asian="bold" style:font-weight-complex="bold" fo:font-size="11pt" style:font-size-asian="11pt" style:font-size-complex="11pt"/>
    </style:style>
    <style:style style:name="T2108" style:parent-style-name="DefaultParagraphFont" style:family="text">
      <style:text-properties style:font-name="Garamond" fo:font-weight="bold" style:font-weight-asian="bold" style:font-weight-complex="bold" fo:font-size="11pt" style:font-size-asian="11pt" style:font-size-complex="11pt"/>
    </style:style>
    <style:style style:name="T2109" style:parent-style-name="DefaultParagraphFont" style:family="text">
      <style:text-properties style:font-name="Garamond" fo:font-weight="bold" style:font-weight-asian="bold" style:font-weight-complex="bold" fo:font-size="11pt" style:font-size-asian="11pt" style:font-size-complex="11pt"/>
    </style:style>
    <style:style style:name="T2110" style:parent-style-name="DefaultParagraphFont" style:family="text">
      <style:text-properties style:font-name="Garamond" fo:font-weight="bold" style:font-weight-asian="bold" style:font-weight-complex="bold" fo:font-size="11pt" style:font-size-asian="11pt" style:font-size-complex="11pt"/>
    </style:style>
    <style:style style:name="T2111" style:parent-style-name="DefaultParagraphFont" style:family="text">
      <style:text-properties style:font-name="Garamond" fo:font-size="11pt" style:font-size-asian="11pt" style:font-size-complex="11pt"/>
    </style:style>
    <style:style style:name="P21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1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17" style:parent-style-name="Heading2" style:family="paragraph">
      <style:paragraph-properties fo:text-align="start" fo:line-height="115%"/>
      <style:text-properties style:font-name="Garamond"/>
    </style:style>
    <style:style style:name="P2118" style:parent-style-name="Normal" style:family="paragraph">
      <style:paragraph-properties fo:text-align="justify" fo:margin-bottom="0in" fo:line-height="115%" fo:text-indent="0.2in"/>
    </style:style>
    <style:style style:name="T2119" style:parent-style-name="DefaultParagraphFont" style:family="text">
      <style:text-properties style:font-name="Garamond" fo:font-size="11pt" style:font-size-asian="11pt" style:font-size-complex="11pt"/>
    </style:style>
    <style:style style:name="T2120" style:parent-style-name="DefaultParagraphFont" style:family="text">
      <style:text-properties style:font-name="Garamond" fo:font-size="11pt" style:font-size-asian="11pt" style:font-size-complex="11pt"/>
    </style:style>
    <style:style style:name="T2121" style:parent-style-name="DefaultParagraphFont" style:family="text">
      <style:text-properties style:font-name="Garamond" fo:font-size="11pt" style:font-size-asian="11pt" style:font-size-complex="11pt"/>
    </style:style>
    <style:style style:name="T2122" style:parent-style-name="DefaultParagraphFont" style:family="text">
      <style:text-properties style:font-name="Garamond" fo:font-size="11pt" style:font-size-asian="11pt" style:font-size-complex="11pt"/>
    </style:style>
    <style:style style:name="T2123" style:parent-style-name="DefaultParagraphFont" style:family="text">
      <style:text-properties style:font-name="Garamond" fo:font-size="11pt" style:font-size-asian="11pt" style:font-size-complex="11pt"/>
    </style:style>
    <style:style style:name="T2124" style:parent-style-name="DefaultParagraphFont" style:family="text">
      <style:text-properties style:font-name="Garamond" fo:font-size="11pt" style:font-size-asian="11pt" style:font-size-complex="11pt"/>
    </style:style>
    <style:style style:name="T2125" style:parent-style-name="DefaultParagraphFont" style:family="text">
      <style:text-properties style:font-name="Garamond" fo:font-size="11pt" style:font-size-asian="11pt" style:font-size-complex="11pt"/>
    </style:style>
    <style:style style:name="T2126" style:parent-style-name="DefaultParagraphFont" style:family="text">
      <style:text-properties style:font-name="Garamond" fo:font-size="11pt" style:font-size-asian="11pt" style:font-size-complex="11pt"/>
    </style:style>
    <style:style style:name="T2127" style:parent-style-name="DefaultParagraphFont" style:family="text">
      <style:text-properties style:font-name="Garamond" fo:font-size="11pt" style:font-size-asian="11pt" style:font-size-complex="11pt"/>
    </style:style>
    <style:style style:name="T2128" style:parent-style-name="DefaultParagraphFont" style:family="text">
      <style:text-properties style:font-name="Garamond" fo:font-size="11pt" style:font-size-asian="11pt" style:font-size-complex="11pt"/>
    </style:style>
    <style:style style:name="T2129" style:parent-style-name="DefaultParagraphFont" style:family="text">
      <style:text-properties style:font-name="Garamond" fo:font-size="11pt" style:font-size-asian="11pt" style:font-size-complex="11pt"/>
    </style:style>
    <style:style style:name="T2130" style:parent-style-name="DefaultParagraphFont" style:family="text">
      <style:text-properties style:font-name="Garamond" fo:font-size="11pt" style:font-size-asian="11pt" style:font-size-complex="11pt"/>
    </style:style>
    <style:style style:name="T2131" style:parent-style-name="DefaultParagraphFont" style:family="text">
      <style:text-properties style:font-name="Garamond" fo:font-size="11pt" style:font-size-asian="11pt" style:font-size-complex="11pt"/>
    </style:style>
    <style:style style:name="T2132" style:parent-style-name="DefaultParagraphFont" style:family="text">
      <style:text-properties style:font-name="Garamond" fo:font-size="11pt" style:font-size-asian="11pt" style:font-size-complex="11pt"/>
    </style:style>
    <style:style style:name="T2133" style:parent-style-name="DefaultParagraphFont" style:family="text">
      <style:text-properties style:font-name="Garamond" fo:font-size="11pt" style:font-size-asian="11pt" style:font-size-complex="11pt"/>
    </style:style>
    <style:style style:name="T2134" style:parent-style-name="DefaultParagraphFont" style:family="text">
      <style:text-properties style:font-name="Garamond" fo:font-size="11pt" style:font-size-asian="11pt" style:font-size-complex="11pt"/>
    </style:style>
    <style:style style:name="T2135" style:parent-style-name="DefaultParagraphFont" style:family="text">
      <style:text-properties style:font-name="Garamond" fo:font-size="11pt" style:font-size-asian="11pt" style:font-size-complex="11pt"/>
    </style:style>
    <style:style style:name="T2136" style:parent-style-name="DefaultParagraphFont" style:family="text">
      <style:text-properties style:font-name="Garamond" fo:font-size="11pt" style:font-size-asian="11pt" style:font-size-complex="11pt"/>
    </style:style>
    <style:style style:name="T2137" style:parent-style-name="DefaultParagraphFont" style:family="text">
      <style:text-properties style:font-name="Garamond" fo:font-weight="bold" style:font-weight-asian="bold" style:font-weight-complex="bold" fo:font-size="11pt" style:font-size-asian="11pt" style:font-size-complex="11pt"/>
    </style:style>
    <style:style style:name="T2138" style:parent-style-name="DefaultParagraphFont" style:family="text">
      <style:text-properties style:font-name="Garamond" fo:font-weight="bold" style:font-weight-asian="bold" style:font-weight-complex="bold" fo:font-size="11pt" style:font-size-asian="11pt" style:font-size-complex="11pt"/>
    </style:style>
    <style:style style:name="T2139" style:parent-style-name="DefaultParagraphFont" style:family="text">
      <style:text-properties style:font-name="Garamond" fo:font-weight="bold" style:font-weight-asian="bold" style:font-weight-complex="bold" fo:font-size="11pt" style:font-size-asian="11pt" style:font-size-complex="11pt"/>
    </style:style>
    <style:style style:name="T2140" style:parent-style-name="DefaultParagraphFont" style:family="text">
      <style:text-properties style:font-name="Garamond" fo:font-weight="bold" style:font-weight-asian="bold" style:font-weight-complex="bold" fo:font-size="11pt" style:font-size-asian="11pt" style:font-size-complex="11pt"/>
    </style:style>
    <style:style style:name="T2141" style:parent-style-name="DefaultParagraphFont" style:family="text">
      <style:text-properties style:font-name="Garamond" fo:font-weight="bold" style:font-weight-asian="bold" style:font-weight-complex="bold" fo:font-size="11pt" style:font-size-asian="11pt" style:font-size-complex="11pt"/>
    </style:style>
    <style:style style:name="T2142" style:parent-style-name="DefaultParagraphFont" style:family="text">
      <style:text-properties style:font-name="Garamond" fo:font-weight="bold" style:font-weight-asian="bold" style:font-weight-complex="bold" fo:font-size="11pt" style:font-size-asian="11pt" style:font-size-complex="11pt"/>
    </style:style>
    <style:style style:name="T2143" style:parent-style-name="DefaultParagraphFont" style:family="text">
      <style:text-properties style:font-name="Garamond" fo:font-weight="bold" style:font-weight-asian="bold" style:font-weight-complex="bold" fo:font-size="11pt" style:font-size-asian="11pt" style:font-size-complex="11pt"/>
    </style:style>
    <style:style style:name="T2144" style:parent-style-name="DefaultParagraphFont" style:family="text">
      <style:text-properties style:font-name="Garamond" fo:font-size="11pt" style:font-size-asian="11pt" style:font-size-complex="11pt"/>
    </style:style>
    <style:style style:name="P214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48"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2149"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2150"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21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52" style:parent-style-name="Normal" style:family="paragraph">
      <style:paragraph-properties fo:text-align="justify" fo:margin-bottom="0in" fo:line-height="115%" fo:text-indent="0.2in"/>
    </style:style>
    <style:style style:name="T2153" style:parent-style-name="DefaultParagraphFont" style:family="text">
      <style:text-properties style:font-name="Garamond" fo:font-size="11pt" style:font-size-asian="11pt" style:font-size-complex="11pt"/>
    </style:style>
    <style:style style:name="T2154" style:parent-style-name="DefaultParagraphFont" style:family="text">
      <style:text-properties style:font-name="Garamond" fo:font-size="11pt" style:font-size-asian="11pt" style:font-size-complex="11pt"/>
    </style:style>
    <style:style style:name="T2155" style:parent-style-name="DefaultParagraphFont" style:family="text">
      <style:text-properties style:font-name="Garamond" fo:font-size="11pt" style:font-size-asian="11pt" style:font-size-complex="11pt"/>
    </style:style>
    <style:style style:name="T2156" style:parent-style-name="DefaultParagraphFont" style:family="text">
      <style:text-properties style:font-name="Garamond" fo:font-size="11pt" style:font-size-asian="11pt" style:font-size-complex="11pt"/>
    </style:style>
    <style:style style:name="T2157" style:parent-style-name="DefaultParagraphFont" style:family="text">
      <style:text-properties style:font-name="Garamond" fo:font-size="11pt" style:font-size-asian="11pt" style:font-size-complex="11pt"/>
    </style:style>
    <style:style style:name="T2158" style:parent-style-name="DefaultParagraphFont" style:family="text">
      <style:text-properties style:font-name="Garamond" fo:font-weight="bold" style:font-weight-asian="bold" style:font-weight-complex="bold" fo:font-size="11pt" style:font-size-asian="11pt" style:font-size-complex="11pt"/>
    </style:style>
    <style:style style:name="T2159" style:parent-style-name="DefaultParagraphFont" style:family="text">
      <style:text-properties style:font-name="Garamond" fo:font-weight="bold" style:font-weight-asian="bold" style:font-weight-complex="bold" fo:font-size="11pt" style:font-size-asian="11pt" style:font-size-complex="11pt"/>
    </style:style>
    <style:style style:name="T2160" style:parent-style-name="DefaultParagraphFont" style:family="text">
      <style:text-properties style:font-name="Garamond" fo:font-weight="bold" style:font-weight-asian="bold" style:font-weight-complex="bold" fo:font-size="11pt" style:font-size-asian="11pt" style:font-size-complex="11pt"/>
    </style:style>
    <style:style style:name="T2161" style:parent-style-name="DefaultParagraphFont" style:family="text">
      <style:text-properties style:font-name="Garamond" fo:font-weight="bold" style:font-weight-asian="bold" style:font-weight-complex="bold" fo:font-size="11pt" style:font-size-asian="11pt" style:font-size-complex="11pt"/>
    </style:style>
    <style:style style:name="T2162" style:parent-style-name="DefaultParagraphFont" style:family="text">
      <style:text-properties style:font-name="Garamond" fo:font-weight="bold" style:font-weight-asian="bold" style:font-weight-complex="bold" fo:font-size="11pt" style:font-size-asian="11pt" style:font-size-complex="11pt"/>
    </style:style>
    <style:style style:name="T2163" style:parent-style-name="DefaultParagraphFont" style:family="text">
      <style:text-properties style:font-name="Garamond" fo:font-weight="bold" style:font-weight-asian="bold" style:font-weight-complex="bold" fo:font-size="11pt" style:font-size-asian="11pt" style:font-size-complex="11pt"/>
    </style:style>
    <style:style style:name="T2164" style:parent-style-name="DefaultParagraphFont" style:family="text">
      <style:text-properties style:font-name="Garamond" fo:font-weight="bold" style:font-weight-asian="bold" style:font-weight-complex="bold" fo:font-size="11pt" style:font-size-asian="11pt" style:font-size-complex="11pt"/>
    </style:style>
    <style:style style:name="P2165" style:parent-style-name="Normal" style:family="paragraph">
      <style:paragraph-properties fo:text-align="justify" fo:margin-bottom="0in" fo:line-height="115%" fo:text-indent="0.2in"/>
    </style:style>
    <style:style style:name="T2166" style:parent-style-name="DefaultParagraphFont" style:family="text">
      <style:text-properties style:font-name="Garamond" fo:font-size="11pt" style:font-size-asian="11pt" style:font-size-complex="11pt"/>
    </style:style>
    <style:style style:name="T2167" style:parent-style-name="DefaultParagraphFont" style:family="text">
      <style:text-properties style:font-name="Garamond" fo:font-size="11pt" style:font-size-asian="11pt" style:font-size-complex="11pt"/>
    </style:style>
    <style:style style:name="T2168" style:parent-style-name="DefaultParagraphFont" style:family="text">
      <style:text-properties style:font-name="Garamond" fo:font-size="11pt" style:font-size-asian="11pt" style:font-size-complex="11pt"/>
    </style:style>
    <style:style style:name="T2169" style:parent-style-name="DefaultParagraphFont" style:family="text">
      <style:text-properties style:font-name="Garamond" fo:font-size="11pt" style:font-size-asian="11pt" style:font-size-complex="11pt"/>
    </style:style>
    <style:style style:name="T2170" style:parent-style-name="DefaultParagraphFont" style:family="text">
      <style:text-properties style:font-name="Garamond" fo:font-size="11pt" style:font-size-asian="11pt" style:font-size-complex="11pt"/>
    </style:style>
    <style:style style:name="T2171" style:parent-style-name="DefaultParagraphFont" style:family="text">
      <style:text-properties style:font-name="Garamond" fo:font-size="11pt" style:font-size-asian="11pt" style:font-size-complex="11pt"/>
    </style:style>
    <style:style style:name="T2172" style:parent-style-name="DefaultParagraphFont" style:family="text">
      <style:text-properties style:font-name="Garamond" fo:font-size="11pt" style:font-size-asian="11pt" style:font-size-complex="11pt"/>
    </style:style>
    <style:style style:name="T2173" style:parent-style-name="DefaultParagraphFont" style:family="text">
      <style:text-properties style:font-name="Garamond" fo:font-size="11pt" style:font-size-asian="11pt" style:font-size-complex="11pt"/>
    </style:style>
    <style:style style:name="T2174" style:parent-style-name="DefaultParagraphFont" style:family="text">
      <style:text-properties style:font-name="Garamond" fo:font-size="11pt" style:font-size-asian="11pt" style:font-size-complex="11pt"/>
    </style:style>
    <style:style style:name="T2175" style:parent-style-name="DefaultParagraphFont" style:family="text">
      <style:text-properties style:font-name="Garamond" fo:font-size="11pt" style:font-size-asian="11pt" style:font-size-complex="11pt"/>
    </style:style>
    <style:style style:name="T2176" style:parent-style-name="DefaultParagraphFont" style:family="text">
      <style:text-properties style:font-name="Garamond" fo:font-weight="bold" style:font-weight-asian="bold" style:font-weight-complex="bold" fo:font-size="11pt" style:font-size-asian="11pt" style:font-size-complex="11pt"/>
    </style:style>
    <style:style style:name="T2177" style:parent-style-name="DefaultParagraphFont" style:family="text">
      <style:text-properties style:font-name="Garamond" fo:font-weight="bold" style:font-weight-asian="bold" style:font-weight-complex="bold" fo:font-size="11pt" style:font-size-asian="11pt" style:font-size-complex="11pt"/>
    </style:style>
    <style:style style:name="T2178" style:parent-style-name="DefaultParagraphFont" style:family="text">
      <style:text-properties style:font-name="Garamond" fo:font-weight="bold" style:font-weight-asian="bold" style:font-weight-complex="bold" fo:font-size="11pt" style:font-size-asian="11pt" style:font-size-complex="11pt"/>
    </style:style>
    <style:style style:name="T2179" style:parent-style-name="DefaultParagraphFont" style:family="text">
      <style:text-properties style:font-name="Garamond" fo:font-weight="bold" style:font-weight-asian="bold" style:font-weight-complex="bold" fo:font-size="11pt" style:font-size-asian="11pt" style:font-size-complex="11pt"/>
    </style:style>
    <style:style style:name="T2180" style:parent-style-name="DefaultParagraphFont" style:family="text">
      <style:text-properties style:font-name="Garamond" fo:font-weight="bold" style:font-weight-asian="bold" style:font-weight-complex="bold" fo:font-size="11pt" style:font-size-asian="11pt" style:font-size-complex="11pt"/>
    </style:style>
    <style:style style:name="T2181" style:parent-style-name="DefaultParagraphFont" style:family="text">
      <style:text-properties style:font-name="Garamond" fo:font-weight="bold" style:font-weight-asian="bold" style:font-weight-complex="bold" fo:font-size="11pt" style:font-size-asian="11pt" style:font-size-complex="11pt"/>
    </style:style>
    <style:style style:name="T2182" style:parent-style-name="DefaultParagraphFont" style:family="text">
      <style:text-properties style:font-name="Garamond" fo:font-weight="bold" style:font-weight-asian="bold" style:font-weight-complex="bold" fo:font-size="11pt" style:font-size-asian="11pt" style:font-size-complex="11pt"/>
    </style:style>
    <style:style style:name="T2183" style:parent-style-name="DefaultParagraphFont" style:family="text">
      <style:text-properties style:font-name="Garamond" fo:font-weight="bold" style:font-weight-asian="bold" style:font-weight-complex="bold" fo:font-size="11pt" style:font-size-asian="11pt" style:font-size-complex="11pt"/>
    </style:style>
    <style:style style:name="T2184" style:parent-style-name="DefaultParagraphFont" style:family="text">
      <style:text-properties style:font-name="Garamond" fo:font-size="11pt" style:font-size-asian="11pt" style:font-size-complex="11pt"/>
    </style:style>
    <style:style style:name="T2185" style:parent-style-name="DefaultParagraphFont" style:family="text">
      <style:text-properties style:font-name="Garamond" fo:font-size="11pt" style:font-size-asian="11pt" style:font-size-complex="11pt"/>
    </style:style>
    <style:style style:name="T2186" style:parent-style-name="DefaultParagraphFont" style:family="text">
      <style:text-properties style:font-name="Garamond" fo:font-size="11pt" style:font-size-asian="11pt" style:font-size-complex="11pt"/>
    </style:style>
    <style:style style:name="P2187"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18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8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9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9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92" style:parent-style-name="Heading2" style:family="paragraph">
      <style:paragraph-properties fo:text-align="start" fo:line-height="115%"/>
      <style:text-properties style:font-name="Garamond"/>
    </style:style>
    <style:style style:name="P21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194" style:parent-style-name="Normal" style:family="paragraph">
      <style:paragraph-properties fo:text-align="justify" fo:margin-bottom="0in" fo:line-height="115%" fo:text-indent="0.2in"/>
    </style:style>
    <style:style style:name="T2195" style:parent-style-name="DefaultParagraphFont" style:family="text">
      <style:text-properties style:font-name="Garamond" fo:font-size="11pt" style:font-size-asian="11pt" style:font-size-complex="11pt"/>
    </style:style>
    <style:style style:name="T2196" style:parent-style-name="DefaultParagraphFont" style:family="text">
      <style:text-properties style:font-name="Garamond" fo:font-size="11pt" style:font-size-asian="11pt" style:font-size-complex="11pt"/>
    </style:style>
    <style:style style:name="T2197" style:parent-style-name="DefaultParagraphFont" style:family="text">
      <style:text-properties style:font-name="Garamond" fo:font-size="11pt" style:font-size-asian="11pt" style:font-size-complex="11pt"/>
    </style:style>
    <style:style style:name="T2198" style:parent-style-name="DefaultParagraphFont" style:family="text">
      <style:text-properties style:font-name="Garamond" fo:font-weight="bold" style:font-weight-asian="bold" style:font-weight-complex="bold" fo:font-size="11pt" style:font-size-asian="11pt" style:font-size-complex="11pt"/>
    </style:style>
    <style:style style:name="T2199" style:parent-style-name="DefaultParagraphFont" style:family="text">
      <style:text-properties style:font-name="Garamond" fo:font-weight="bold" style:font-weight-asian="bold" style:font-weight-complex="bold" fo:font-size="11pt" style:font-size-asian="11pt" style:font-size-complex="11pt"/>
    </style:style>
    <style:style style:name="T2200" style:parent-style-name="DefaultParagraphFont" style:family="text">
      <style:text-properties style:font-name="Garamond" fo:font-weight="bold" style:font-weight-asian="bold" style:font-weight-complex="bold" fo:font-size="11pt" style:font-size-asian="11pt" style:font-size-complex="11pt"/>
    </style:style>
    <style:style style:name="T2201" style:parent-style-name="DefaultParagraphFont" style:family="text">
      <style:text-properties style:font-name="Garamond" fo:font-size="11pt" style:font-size-asian="11pt" style:font-size-complex="11pt"/>
    </style:style>
    <style:style style:name="T2202" style:parent-style-name="DefaultParagraphFont" style:family="text">
      <style:text-properties style:font-name="Garamond" fo:font-size="11pt" style:font-size-asian="11pt" style:font-size-complex="11pt"/>
    </style:style>
    <style:style style:name="T2203" style:parent-style-name="DefaultParagraphFont" style:family="text">
      <style:text-properties style:font-name="Garamond" fo:font-size="11pt" style:font-size-asian="11pt" style:font-size-complex="11pt"/>
    </style:style>
    <style:style style:name="P22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06" style:parent-style-name="Normal" style:family="paragraph">
      <style:paragraph-properties fo:text-align="justify" fo:margin-bottom="0in" fo:line-height="115%" fo:text-indent="0.2in"/>
    </style:style>
    <style:style style:name="T2207" style:parent-style-name="DefaultParagraphFont" style:family="text">
      <style:text-properties style:font-name="Garamond" fo:font-size="11pt" style:font-size-asian="11pt" style:font-size-complex="11pt"/>
    </style:style>
    <style:style style:name="T2208" style:parent-style-name="DefaultParagraphFont" style:family="text">
      <style:text-properties style:font-name="Garamond" fo:font-size="11pt" style:font-size-asian="11pt" style:font-size-complex="11pt"/>
    </style:style>
    <style:style style:name="T2209" style:parent-style-name="DefaultParagraphFont" style:family="text">
      <style:text-properties style:font-name="Garamond" fo:font-size="11pt" style:font-size-asian="11pt" style:font-size-complex="11pt"/>
    </style:style>
    <style:style style:name="T2210" style:parent-style-name="DefaultParagraphFont" style:family="text">
      <style:text-properties style:font-name="Garamond" fo:font-size="11pt" style:font-size-asian="11pt" style:font-size-complex="11pt"/>
    </style:style>
    <style:style style:name="T2211" style:parent-style-name="DefaultParagraphFont" style:family="text">
      <style:text-properties style:font-name="Garamond" fo:font-size="11pt" style:font-size-asian="11pt" style:font-size-complex="11pt"/>
    </style:style>
    <style:style style:name="T2212" style:parent-style-name="DefaultParagraphFont" style:family="text">
      <style:text-properties style:font-name="Garamond" fo:font-size="11pt" style:font-size-asian="11pt" style:font-size-complex="11pt"/>
    </style:style>
    <style:style style:name="T2213" style:parent-style-name="DefaultParagraphFont" style:family="text">
      <style:text-properties style:font-name="Garamond" fo:font-size="11pt" style:font-size-asian="11pt" style:font-size-complex="11pt"/>
    </style:style>
    <style:style style:name="T2214" style:parent-style-name="DefaultParagraphFont" style:family="text">
      <style:text-properties style:font-name="Garamond" fo:font-size="11pt" style:font-size-asian="11pt" style:font-size-complex="11pt"/>
    </style:style>
    <style:style style:name="T2215" style:parent-style-name="DefaultParagraphFont" style:family="text">
      <style:text-properties style:font-name="Garamond" fo:font-size="11pt" style:font-size-asian="11pt" style:font-size-complex="11pt"/>
    </style:style>
    <style:style style:name="T2216" style:parent-style-name="DefaultParagraphFont" style:family="text">
      <style:text-properties style:font-name="Garamond" fo:font-size="11pt" style:font-size-asian="11pt" style:font-size-complex="11pt"/>
    </style:style>
    <style:style style:name="T2217" style:parent-style-name="DefaultParagraphFont" style:family="text">
      <style:text-properties style:font-name="Garamond" fo:font-size="11pt" style:font-size-asian="11pt" style:font-size-complex="11pt"/>
    </style:style>
    <style:style style:name="T2218" style:parent-style-name="DefaultParagraphFont" style:family="text">
      <style:text-properties style:font-name="Garamond" fo:font-size="11pt" style:font-size-asian="11pt" style:font-size-complex="11pt"/>
    </style:style>
    <style:style style:name="T2219" style:parent-style-name="DefaultParagraphFont" style:family="text">
      <style:text-properties style:font-name="Garamond" fo:font-size="11pt" style:font-size-asian="11pt" style:font-size-complex="11pt"/>
    </style:style>
    <style:style style:name="T2220" style:parent-style-name="DefaultParagraphFont" style:family="text">
      <style:text-properties style:font-name="Garamond" fo:font-size="11pt" style:font-size-asian="11pt" style:font-size-complex="11pt"/>
    </style:style>
    <style:style style:name="T2221" style:parent-style-name="DefaultParagraphFont" style:family="text">
      <style:text-properties style:font-name="Garamond" fo:font-size="11pt" style:font-size-asian="11pt" style:font-size-complex="11pt"/>
    </style:style>
    <style:style style:name="T2222" style:parent-style-name="DefaultParagraphFont" style:family="text">
      <style:text-properties style:font-name="Garamond" fo:font-weight="bold" style:font-weight-asian="bold" style:font-weight-complex="bold" fo:font-size="11pt" style:font-size-asian="11pt" style:font-size-complex="11pt"/>
    </style:style>
    <style:style style:name="T2223" style:parent-style-name="DefaultParagraphFont" style:family="text">
      <style:text-properties style:font-name="Garamond" fo:font-weight="bold" style:font-weight-asian="bold" style:font-weight-complex="bold" fo:font-size="11pt" style:font-size-asian="11pt" style:font-size-complex="11pt"/>
    </style:style>
    <style:style style:name="T2224" style:parent-style-name="DefaultParagraphFont" style:family="text">
      <style:text-properties style:font-name="Garamond" fo:font-weight="bold" style:font-weight-asian="bold" style:font-weight-complex="bold" fo:font-size="11pt" style:font-size-asian="11pt" style:font-size-complex="11pt"/>
    </style:style>
    <style:style style:name="T2225" style:parent-style-name="DefaultParagraphFont" style:family="text">
      <style:text-properties style:font-name="Garamond" fo:font-weight="bold" style:font-weight-asian="bold" style:font-weight-complex="bold" fo:font-size="11pt" style:font-size-asian="11pt" style:font-size-complex="11pt"/>
    </style:style>
    <style:style style:name="T2226" style:parent-style-name="DefaultParagraphFont" style:family="text">
      <style:text-properties style:font-name="Garamond" fo:font-weight="bold" style:font-weight-asian="bold" style:font-weight-complex="bold" fo:font-size="11pt" style:font-size-asian="11pt" style:font-size-complex="11pt"/>
    </style:style>
    <style:style style:name="T2227" style:parent-style-name="DefaultParagraphFont" style:family="text">
      <style:text-properties style:font-name="Garamond" fo:font-weight="bold" style:font-weight-asian="bold" style:font-weight-complex="bold" fo:font-size="11pt" style:font-size-asian="11pt" style:font-size-complex="11pt"/>
    </style:style>
    <style:style style:name="T2228" style:parent-style-name="DefaultParagraphFont" style:family="text">
      <style:text-properties style:font-name="Garamond" fo:font-weight="bold" style:font-weight-asian="bold" style:font-weight-complex="bold" fo:font-size="11pt" style:font-size-asian="11pt" style:font-size-complex="11pt"/>
    </style:style>
    <style:style style:name="P22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30" style:parent-style-name="Heading2" style:family="paragraph">
      <style:paragraph-properties fo:text-align="start" fo:line-height="115%"/>
      <style:text-properties style:font-name="Garamond"/>
    </style:style>
    <style:style style:name="P2231" style:parent-style-name="Normal" style:family="paragraph">
      <style:paragraph-properties fo:text-align="justify" fo:margin-bottom="0in" fo:line-height="115%" fo:text-indent="0.2in"/>
    </style:style>
    <style:style style:name="T2232" style:parent-style-name="DefaultParagraphFont" style:family="text">
      <style:text-properties style:font-name="Garamond" fo:font-size="11pt" style:font-size-asian="11pt" style:font-size-complex="11pt"/>
    </style:style>
    <style:style style:name="T2233" style:parent-style-name="DefaultParagraphFont" style:family="text">
      <style:text-properties style:font-name="Garamond" fo:font-size="11pt" style:font-size-asian="11pt" style:font-size-complex="11pt"/>
    </style:style>
    <style:style style:name="T2234" style:parent-style-name="DefaultParagraphFont" style:family="text">
      <style:text-properties style:font-name="Garamond" fo:font-size="11pt" style:font-size-asian="11pt" style:font-size-complex="11pt"/>
    </style:style>
    <style:style style:name="T2235" style:parent-style-name="DefaultParagraphFont" style:family="text">
      <style:text-properties style:font-name="Garamond" fo:font-size="11pt" style:font-size-asian="11pt" style:font-size-complex="11pt"/>
    </style:style>
    <style:style style:name="T2236" style:parent-style-name="DefaultParagraphFont" style:family="text">
      <style:text-properties style:font-name="Garamond" fo:font-size="11pt" style:font-size-asian="11pt" style:font-size-complex="11pt"/>
    </style:style>
    <style:style style:name="T2237" style:parent-style-name="DefaultParagraphFont" style:family="text">
      <style:text-properties style:font-name="Garamond" fo:font-size="11pt" style:font-size-asian="11pt" style:font-size-complex="11pt"/>
    </style:style>
    <style:style style:name="T2238" style:parent-style-name="DefaultParagraphFont" style:family="text">
      <style:text-properties style:font-name="Garamond" fo:font-size="11pt" style:font-size-asian="11pt" style:font-size-complex="11pt"/>
    </style:style>
    <style:style style:name="T2239" style:parent-style-name="DefaultParagraphFont" style:family="text">
      <style:text-properties style:font-name="Garamond" fo:font-size="11pt" style:font-size-asian="11pt" style:font-size-complex="11pt"/>
    </style:style>
    <style:style style:name="T2240" style:parent-style-name="DefaultParagraphFont" style:family="text">
      <style:text-properties style:font-name="Garamond" fo:font-weight="bold" style:font-weight-asian="bold" style:font-weight-complex="bold" fo:font-size="11pt" style:font-size-asian="11pt" style:font-size-complex="11pt"/>
    </style:style>
    <style:style style:name="P2241" style:parent-style-name="Normal" style:family="paragraph">
      <style:paragraph-properties fo:text-align="justify" fo:margin-bottom="0in" fo:line-height="115%" fo:text-indent="0.2in"/>
    </style:style>
    <style:style style:name="T2242" style:parent-style-name="DefaultParagraphFont" style:family="text">
      <style:text-properties style:font-name="Garamond" fo:font-size="11pt" style:font-size-asian="11pt" style:font-size-complex="11pt"/>
    </style:style>
    <style:style style:name="T2243" style:parent-style-name="DefaultParagraphFont" style:family="text">
      <style:text-properties style:font-name="Garamond" fo:font-size="11pt" style:font-size-asian="11pt" style:font-size-complex="11pt"/>
    </style:style>
    <style:style style:name="T2244" style:parent-style-name="DefaultParagraphFont" style:family="text">
      <style:text-properties style:font-name="Garamond" fo:font-size="11pt" style:font-size-asian="11pt" style:font-size-complex="11pt"/>
    </style:style>
    <style:style style:name="T2245" style:parent-style-name="DefaultParagraphFont" style:family="text">
      <style:text-properties style:font-name="Garamond" fo:font-size="11pt" style:font-size-asian="11pt" style:font-size-complex="11pt"/>
    </style:style>
    <style:style style:name="T2246" style:parent-style-name="DefaultParagraphFont" style:family="text">
      <style:text-properties style:font-name="Garamond" fo:font-size="11pt" style:font-size-asian="11pt" style:font-size-complex="11pt"/>
    </style:style>
    <style:style style:name="T2247" style:parent-style-name="DefaultParagraphFont" style:family="text">
      <style:text-properties style:font-name="Garamond" fo:font-size="11pt" style:font-size-asian="11pt" style:font-size-complex="11pt"/>
    </style:style>
    <style:style style:name="T2248" style:parent-style-name="DefaultParagraphFont" style:family="text">
      <style:text-properties style:font-name="Garamond" fo:font-size="11pt" style:font-size-asian="11pt" style:font-size-complex="11pt"/>
    </style:style>
    <style:style style:name="T2249" style:parent-style-name="DefaultParagraphFont" style:family="text">
      <style:text-properties style:font-name="Garamond" fo:font-size="11pt" style:font-size-asian="11pt" style:font-size-complex="11pt"/>
    </style:style>
    <style:style style:name="T2250" style:parent-style-name="DefaultParagraphFont" style:family="text">
      <style:text-properties style:font-name="Garamond" fo:font-size="11pt" style:font-size-asian="11pt" style:font-size-complex="11pt"/>
    </style:style>
    <style:style style:name="T2251" style:parent-style-name="DefaultParagraphFont" style:family="text">
      <style:text-properties style:font-name="Garamond" fo:font-size="11pt" style:font-size-asian="11pt" style:font-size-complex="11pt"/>
    </style:style>
    <style:style style:name="T2252" style:parent-style-name="DefaultParagraphFont" style:family="text">
      <style:text-properties style:font-name="Garamond" fo:font-size="11pt" style:font-size-asian="11pt" style:font-size-complex="11pt"/>
    </style:style>
    <style:style style:name="T2253" style:parent-style-name="DefaultParagraphFont" style:family="text">
      <style:text-properties style:font-name="Garamond" fo:font-weight="bold" style:font-weight-asian="bold" style:font-weight-complex="bold" fo:font-size="11pt" style:font-size-asian="11pt" style:font-size-complex="11pt"/>
    </style:style>
    <style:style style:name="T2254" style:parent-style-name="DefaultParagraphFont" style:family="text">
      <style:text-properties style:font-name="Garamond" fo:font-weight="bold" style:font-weight-asian="bold" style:font-weight-complex="bold" fo:font-size="11pt" style:font-size-asian="11pt" style:font-size-complex="11pt"/>
    </style:style>
    <style:style style:name="T2255" style:parent-style-name="DefaultParagraphFont" style:family="text">
      <style:text-properties style:font-name="Garamond" fo:font-weight="bold" style:font-weight-asian="bold" style:font-weight-complex="bold" fo:font-size="11pt" style:font-size-asian="11pt" style:font-size-complex="11pt"/>
    </style:style>
    <style:style style:name="T2256" style:parent-style-name="DefaultParagraphFont" style:family="text">
      <style:text-properties style:font-name="Garamond" fo:font-weight="bold" style:font-weight-asian="bold" style:font-weight-complex="bold" fo:font-size="11pt" style:font-size-asian="11pt" style:font-size-complex="11pt"/>
    </style:style>
    <style:style style:name="T2257" style:parent-style-name="DefaultParagraphFont" style:family="text">
      <style:text-properties style:font-name="Garamond" fo:font-weight="bold" style:font-weight-asian="bold" style:font-weight-complex="bold" fo:font-size="11pt" style:font-size-asian="11pt" style:font-size-complex="11pt"/>
    </style:style>
    <style:style style:name="T2258" style:parent-style-name="DefaultParagraphFont" style:family="text">
      <style:text-properties style:font-name="Garamond" fo:font-size="11pt" style:font-size-asian="11pt" style:font-size-complex="11pt"/>
    </style:style>
    <style:style style:name="P2259" style:parent-style-name="Normal" style:family="paragraph">
      <style:paragraph-properties fo:text-align="justify" fo:margin-bottom="0in" fo:line-height="115%" fo:text-indent="0.2in"/>
    </style:style>
    <style:style style:name="T2260" style:parent-style-name="DefaultParagraphFont" style:family="text">
      <style:text-properties style:font-name="Garamond" fo:font-size="11pt" style:font-size-asian="11pt" style:font-size-complex="11pt"/>
    </style:style>
    <style:style style:name="T2261" style:parent-style-name="DefaultParagraphFont" style:family="text">
      <style:text-properties style:font-name="Garamond" fo:font-weight="bold" style:font-weight-asian="bold" style:font-weight-complex="bold" fo:font-size="11pt" style:font-size-asian="11pt" style:font-size-complex="11pt"/>
    </style:style>
    <style:style style:name="T2262" style:parent-style-name="DefaultParagraphFont" style:family="text">
      <style:text-properties style:font-name="Garamond" fo:font-size="11pt" style:font-size-asian="11pt" style:font-size-complex="11pt"/>
    </style:style>
    <style:style style:name="T2263" style:parent-style-name="DefaultParagraphFont" style:family="text">
      <style:text-properties style:font-name="Garamond" fo:font-size="11pt" style:font-size-asian="11pt" style:font-size-complex="11pt"/>
    </style:style>
    <style:style style:name="T2264" style:parent-style-name="DefaultParagraphFont" style:family="text">
      <style:text-properties style:font-name="Garamond" fo:font-size="11pt" style:font-size-asian="11pt" style:font-size-complex="11pt"/>
    </style:style>
    <style:style style:name="T2265" style:parent-style-name="DefaultParagraphFont" style:family="text">
      <style:text-properties style:font-name="Garamond" fo:font-weight="bold" style:font-weight-asian="bold" style:font-weight-complex="bold" fo:font-size="11pt" style:font-size-asian="11pt" style:font-size-complex="11pt"/>
    </style:style>
    <style:style style:name="T2266" style:parent-style-name="DefaultParagraphFont" style:family="text">
      <style:text-properties style:font-name="Garamond" fo:font-weight="bold" style:font-weight-asian="bold" style:font-weight-complex="bold" fo:font-size="11pt" style:font-size-asian="11pt" style:font-size-complex="11pt"/>
    </style:style>
    <style:style style:name="T2267" style:parent-style-name="DefaultParagraphFont" style:family="text">
      <style:text-properties style:font-name="Garamond" fo:font-weight="bold" style:font-weight-asian="bold" style:font-weight-complex="bold" fo:font-size="11pt" style:font-size-asian="11pt" style:font-size-complex="11pt"/>
    </style:style>
    <style:style style:name="T2268" style:parent-style-name="DefaultParagraphFont" style:family="text">
      <style:text-properties style:font-name="Garamond" fo:font-weight="bold" style:font-weight-asian="bold" style:font-weight-complex="bold" fo:font-size="11pt" style:font-size-asian="11pt" style:font-size-complex="11pt"/>
    </style:style>
    <style:style style:name="T2269" style:parent-style-name="DefaultParagraphFont" style:family="text">
      <style:text-properties style:font-name="Garamond" fo:font-weight="bold" style:font-weight-asian="bold" style:font-weight-complex="bold" fo:font-size="11pt" style:font-size-asian="11pt" style:font-size-complex="11pt"/>
    </style:style>
    <style:style style:name="T2270" style:parent-style-name="DefaultParagraphFont" style:family="text">
      <style:text-properties style:font-name="Garamond" fo:font-weight="bold" style:font-weight-asian="bold" style:font-weight-complex="bold" fo:font-size="11pt" style:font-size-asian="11pt" style:font-size-complex="11pt"/>
    </style:style>
    <style:style style:name="T2271" style:parent-style-name="DefaultParagraphFont" style:family="text">
      <style:text-properties style:font-name="Garamond" fo:font-weight="bold" style:font-weight-asian="bold" style:font-weight-complex="bold" fo:font-size="11pt" style:font-size-asian="11pt" style:font-size-complex="11pt"/>
    </style:style>
    <style:style style:name="P2272"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273" style:parent-style-name="Heading2" style:family="paragraph">
      <style:paragraph-properties fo:text-align="start" fo:line-height="115%"/>
      <style:text-properties style:font-name="Garamond"/>
    </style:style>
    <style:style style:name="P22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7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80" style:parent-style-name="Heading2" style:family="paragraph">
      <style:paragraph-properties fo:text-align="start" fo:line-height="115%"/>
      <style:text-properties style:font-name="Garamond"/>
    </style:style>
    <style:style style:name="P22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282" style:parent-style-name="Normal" style:family="paragraph">
      <style:paragraph-properties fo:text-align="justify" fo:margin-bottom="0in" fo:line-height="115%" fo:text-indent="0.2in"/>
    </style:style>
    <style:style style:name="T2283" style:parent-style-name="DefaultParagraphFont" style:family="text">
      <style:text-properties style:font-name="Garamond" fo:font-size="11pt" style:font-size-asian="11pt" style:font-size-complex="11pt"/>
    </style:style>
    <style:style style:name="T2284" style:parent-style-name="DefaultParagraphFont" style:family="text">
      <style:text-properties style:font-name="Garamond" fo:font-size="11pt" style:font-size-asian="11pt" style:font-size-complex="11pt"/>
    </style:style>
    <style:style style:name="T2285" style:parent-style-name="DefaultParagraphFont" style:family="text">
      <style:text-properties style:font-name="Garamond" fo:font-size="11pt" style:font-size-asian="11pt" style:font-size-complex="11pt"/>
    </style:style>
    <style:style style:name="T2286" style:parent-style-name="DefaultParagraphFont" style:family="text">
      <style:text-properties style:font-name="Garamond" fo:font-weight="bold" style:font-weight-asian="bold" style:font-weight-complex="bold" fo:font-size="11pt" style:font-size-asian="11pt" style:font-size-complex="11pt"/>
    </style:style>
    <style:style style:name="T2287" style:parent-style-name="DefaultParagraphFont" style:family="text">
      <style:text-properties style:font-name="Garamond" fo:font-weight="bold" style:font-weight-asian="bold" style:font-weight-complex="bold" fo:font-size="11pt" style:font-size-asian="11pt" style:font-size-complex="11pt"/>
    </style:style>
    <style:style style:name="T2288" style:parent-style-name="DefaultParagraphFont" style:family="text">
      <style:text-properties style:font-name="Garamond" fo:font-weight="bold" style:font-weight-asian="bold" style:font-weight-complex="bold" fo:font-size="11pt" style:font-size-asian="11pt" style:font-size-complex="11pt"/>
    </style:style>
    <style:style style:name="T2289" style:parent-style-name="DefaultParagraphFont" style:family="text">
      <style:text-properties style:font-name="Garamond" fo:font-weight="bold" style:font-weight-asian="bold" style:font-weight-complex="bold" fo:font-size="11pt" style:font-size-asian="11pt" style:font-size-complex="11pt"/>
    </style:style>
    <style:style style:name="T2290" style:parent-style-name="DefaultParagraphFont" style:family="text">
      <style:text-properties style:font-name="Garamond" fo:font-weight="bold" style:font-weight-asian="bold" style:font-weight-complex="bold" fo:font-size="11pt" style:font-size-asian="11pt" style:font-size-complex="11pt"/>
    </style:style>
    <style:style style:name="T2291" style:parent-style-name="DefaultParagraphFont" style:family="text">
      <style:text-properties style:font-name="Garamond" fo:font-size="11pt" style:font-size-asian="11pt" style:font-size-complex="11pt"/>
    </style:style>
    <style:style style:name="T2292" style:parent-style-name="DefaultParagraphFont" style:family="text">
      <style:text-properties style:font-name="Garamond" fo:font-size="11pt" style:font-size-asian="11pt" style:font-size-complex="11pt"/>
    </style:style>
    <style:style style:name="T2293" style:parent-style-name="DefaultParagraphFont" style:family="text">
      <style:text-properties style:font-name="Garamond" fo:font-size="11pt" style:font-size-asian="11pt" style:font-size-complex="11pt"/>
    </style:style>
    <style:style style:name="T2294" style:parent-style-name="DefaultParagraphFont" style:family="text">
      <style:text-properties style:font-name="Garamond" fo:font-size="11pt" style:font-size-asian="11pt" style:font-size-complex="11pt"/>
    </style:style>
    <style:style style:name="T2295" style:parent-style-name="DefaultParagraphFont" style:family="text">
      <style:text-properties style:font-name="Garamond" fo:font-size="11pt" style:font-size-asian="11pt" style:font-size-complex="11pt"/>
    </style:style>
    <style:style style:name="T2296" style:parent-style-name="DefaultParagraphFont" style:family="text">
      <style:text-properties style:font-name="Garamond" fo:font-size="11pt" style:font-size-asian="11pt" style:font-size-complex="11pt"/>
    </style:style>
    <style:style style:name="T2297" style:parent-style-name="DefaultParagraphFont" style:family="text">
      <style:text-properties style:font-name="Garamond" fo:font-size="11pt" style:font-size-asian="11pt" style:font-size-complex="11pt"/>
    </style:style>
    <style:style style:name="P2298" style:parent-style-name="Normal" style:family="paragraph">
      <style:paragraph-properties fo:text-align="justify" fo:margin-bottom="0in" fo:line-height="115%" fo:text-indent="0.2in"/>
    </style:style>
    <style:style style:name="T2299" style:parent-style-name="DefaultParagraphFont" style:family="text">
      <style:text-properties style:font-name="Garamond" fo:font-size="11pt" style:font-size-asian="11pt" style:font-size-complex="11pt"/>
    </style:style>
    <style:style style:name="T2300" style:parent-style-name="DefaultParagraphFont" style:family="text">
      <style:text-properties style:font-name="Garamond" fo:font-size="11pt" style:font-size-asian="11pt" style:font-size-complex="11pt"/>
    </style:style>
    <style:style style:name="T2301" style:parent-style-name="DefaultParagraphFont" style:family="text">
      <style:text-properties style:font-name="Garamond" fo:font-size="11pt" style:font-size-asian="11pt" style:font-size-complex="11pt"/>
    </style:style>
    <style:style style:name="T2302" style:parent-style-name="DefaultParagraphFont" style:family="text">
      <style:text-properties style:font-name="Garamond" fo:font-weight="bold" style:font-weight-asian="bold" style:font-weight-complex="bold" fo:font-size="11pt" style:font-size-asian="11pt" style:font-size-complex="11pt"/>
    </style:style>
    <style:style style:name="T2303" style:parent-style-name="DefaultParagraphFont" style:family="text">
      <style:text-properties style:font-name="Garamond" fo:font-weight="bold" style:font-weight-asian="bold" style:font-weight-complex="bold" fo:font-size="11pt" style:font-size-asian="11pt" style:font-size-complex="11pt"/>
    </style:style>
    <style:style style:name="T2304" style:parent-style-name="DefaultParagraphFont" style:family="text">
      <style:text-properties style:font-name="Garamond" fo:font-weight="bold" style:font-weight-asian="bold" style:font-weight-complex="bold" fo:font-size="11pt" style:font-size-asian="11pt" style:font-size-complex="11pt"/>
    </style:style>
    <style:style style:name="T2305" style:parent-style-name="DefaultParagraphFont" style:family="text">
      <style:text-properties style:font-name="Garamond" fo:font-weight="bold" style:font-weight-asian="bold" style:font-weight-complex="bold" fo:font-size="11pt" style:font-size-asian="11pt" style:font-size-complex="11pt"/>
    </style:style>
    <style:style style:name="T2306" style:parent-style-name="DefaultParagraphFont" style:family="text">
      <style:text-properties style:font-name="Garamond" fo:font-weight="bold" style:font-weight-asian="bold" style:font-weight-complex="bold" fo:font-size="11pt" style:font-size-asian="11pt" style:font-size-complex="11pt"/>
    </style:style>
    <style:style style:name="T2307" style:parent-style-name="DefaultParagraphFont" style:family="text">
      <style:text-properties style:font-name="Garamond" fo:font-weight="bold" style:font-weight-asian="bold" style:font-weight-complex="bold" fo:font-size="11pt" style:font-size-asian="11pt" style:font-size-complex="11pt"/>
    </style:style>
    <style:style style:name="T2308" style:parent-style-name="DefaultParagraphFont" style:family="text">
      <style:text-properties style:font-name="Garamond" fo:font-size="11pt" style:font-size-asian="11pt" style:font-size-complex="11pt"/>
    </style:style>
    <style:style style:name="T2309" style:parent-style-name="DefaultParagraphFont" style:family="text">
      <style:text-properties style:font-name="Garamond" fo:font-size="11pt" style:font-size-asian="11pt" style:font-size-complex="11pt"/>
    </style:style>
    <style:style style:name="T2310" style:parent-style-name="DefaultParagraphFont" style:family="text">
      <style:text-properties style:font-name="Garamond" fo:font-size="11pt" style:font-size-asian="11pt" style:font-size-complex="11pt"/>
    </style:style>
    <style:style style:name="P2311" style:parent-style-name="Normal" style:family="paragraph">
      <style:paragraph-properties fo:text-align="justify" fo:margin-bottom="0in" fo:line-height="115%" fo:text-indent="0.2in"/>
    </style:style>
    <style:style style:name="T2312" style:parent-style-name="DefaultParagraphFont" style:family="text">
      <style:text-properties style:font-name="Garamond" fo:font-weight="bold" style:font-weight-asian="bold" style:font-weight-complex="bold" fo:font-size="11pt" style:font-size-asian="11pt" style:font-size-complex="11pt"/>
    </style:style>
    <style:style style:name="T2313" style:parent-style-name="DefaultParagraphFont" style:family="text">
      <style:text-properties style:font-name="Garamond" fo:font-weight="bold" style:font-weight-asian="bold" style:font-weight-complex="bold" fo:font-size="11pt" style:font-size-asian="11pt" style:font-size-complex="11pt"/>
    </style:style>
    <style:style style:name="T2314" style:parent-style-name="DefaultParagraphFont" style:family="text">
      <style:text-properties style:font-name="Garamond" fo:font-weight="bold" style:font-weight-asian="bold" style:font-weight-complex="bold" fo:font-size="11pt" style:font-size-asian="11pt" style:font-size-complex="11pt"/>
    </style:style>
    <style:style style:name="T2315" style:parent-style-name="DefaultParagraphFont" style:family="text">
      <style:text-properties style:font-name="Garamond" fo:font-weight="bold" style:font-weight-asian="bold" style:font-weight-complex="bold" fo:font-size="11pt" style:font-size-asian="11pt" style:font-size-complex="11pt"/>
    </style:style>
    <style:style style:name="T2316" style:parent-style-name="DefaultParagraphFont" style:family="text">
      <style:text-properties style:font-name="Garamond" fo:font-weight="bold" style:font-weight-asian="bold" style:font-weight-complex="bold" fo:font-size="11pt" style:font-size-asian="11pt" style:font-size-complex="11pt"/>
    </style:style>
    <style:style style:name="T2317" style:parent-style-name="DefaultParagraphFont" style:family="text">
      <style:text-properties style:font-name="Garamond" fo:font-weight="bold" style:font-weight-asian="bold" style:font-weight-complex="bold" fo:font-size="11pt" style:font-size-asian="11pt" style:font-size-complex="11pt"/>
    </style:style>
    <style:style style:name="T2318" style:parent-style-name="DefaultParagraphFont" style:family="text">
      <style:text-properties style:font-name="Garamond" fo:font-weight="bold" style:font-weight-asian="bold" style:font-weight-complex="bold" fo:font-size="11pt" style:font-size-asian="11pt" style:font-size-complex="11pt"/>
    </style:style>
    <style:style style:name="T2319" style:parent-style-name="DefaultParagraphFont" style:family="text">
      <style:text-properties style:font-name="Garamond" fo:font-size="11pt" style:font-size-asian="11pt" style:font-size-complex="11pt"/>
    </style:style>
    <style:style style:name="T2320" style:parent-style-name="DefaultParagraphFont" style:family="text">
      <style:text-properties style:font-name="Garamond" fo:font-weight="bold" style:font-weight-asian="bold" style:font-weight-complex="bold" fo:font-size="11pt" style:font-size-asian="11pt" style:font-size-complex="11pt"/>
    </style:style>
    <style:style style:name="T2321" style:parent-style-name="DefaultParagraphFont" style:family="text">
      <style:text-properties style:font-name="Garamond" fo:font-weight="bold" style:font-weight-asian="bold" style:font-weight-complex="bold" fo:font-size="11pt" style:font-size-asian="11pt" style:font-size-complex="11pt"/>
    </style:style>
    <style:style style:name="T2322" style:parent-style-name="DefaultParagraphFont" style:family="text">
      <style:text-properties style:font-name="Garamond" fo:font-weight="bold" style:font-weight-asian="bold" style:font-weight-complex="bold" fo:font-size="11pt" style:font-size-asian="11pt" style:font-size-complex="11pt"/>
    </style:style>
    <style:style style:name="T2323" style:parent-style-name="DefaultParagraphFont" style:family="text">
      <style:text-properties style:font-name="Garamond" fo:font-weight="bold" style:font-weight-asian="bold" style:font-weight-complex="bold" fo:font-size="11pt" style:font-size-asian="11pt" style:font-size-complex="11pt"/>
    </style:style>
    <style:style style:name="T2324" style:parent-style-name="DefaultParagraphFont" style:family="text">
      <style:text-properties style:font-name="Garamond" fo:font-weight="bold" style:font-weight-asian="bold" style:font-weight-complex="bold" fo:font-size="11pt" style:font-size-asian="11pt" style:font-size-complex="11pt"/>
    </style:style>
    <style:style style:name="T2325" style:parent-style-name="DefaultParagraphFont" style:family="text">
      <style:text-properties style:font-name="Garamond" fo:font-weight="bold" style:font-weight-asian="bold" style:font-weight-complex="bold" fo:font-size="11pt" style:font-size-asian="11pt" style:font-size-complex="11pt"/>
    </style:style>
    <style:style style:name="P23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27" style:parent-style-name="Normal" style:family="paragraph">
      <style:paragraph-properties fo:text-align="justify" fo:margin-bottom="0in" fo:line-height="115%" fo:text-indent="0.2in"/>
    </style:style>
    <style:style style:name="T2328" style:parent-style-name="DefaultParagraphFont" style:family="text">
      <style:text-properties style:font-name="Garamond" fo:font-weight="bold" style:font-weight-asian="bold" style:font-weight-complex="bold" fo:font-size="11pt" style:font-size-asian="11pt" style:font-size-complex="11pt"/>
    </style:style>
    <style:style style:name="T2329" style:parent-style-name="DefaultParagraphFont" style:family="text">
      <style:text-properties style:font-name="Garamond" fo:font-weight="bold" style:font-weight-asian="bold" style:font-weight-complex="bold" fo:font-size="11pt" style:font-size-asian="11pt" style:font-size-complex="11pt"/>
    </style:style>
    <style:style style:name="T2330" style:parent-style-name="DefaultParagraphFont" style:family="text">
      <style:text-properties style:font-name="Garamond" fo:font-weight="bold" style:font-weight-asian="bold" style:font-weight-complex="bold" fo:font-size="11pt" style:font-size-asian="11pt" style:font-size-complex="11pt"/>
    </style:style>
    <style:style style:name="T2331" style:parent-style-name="DefaultParagraphFont" style:family="text">
      <style:text-properties style:font-name="Garamond" fo:font-weight="bold" style:font-weight-asian="bold" style:font-weight-complex="bold" fo:font-size="11pt" style:font-size-asian="11pt" style:font-size-complex="11pt"/>
    </style:style>
    <style:style style:name="T2332" style:parent-style-name="DefaultParagraphFont" style:family="text">
      <style:text-properties style:font-name="Garamond" fo:font-weight="bold" style:font-weight-asian="bold" style:font-weight-complex="bold" fo:font-size="11pt" style:font-size-asian="11pt" style:font-size-complex="11pt"/>
    </style:style>
    <style:style style:name="T2333" style:parent-style-name="DefaultParagraphFont" style:family="text">
      <style:text-properties style:font-name="Garamond" fo:font-weight="bold" style:font-weight-asian="bold" style:font-weight-complex="bold" fo:font-size="11pt" style:font-size-asian="11pt" style:font-size-complex="11pt"/>
    </style:style>
    <style:style style:name="T2334" style:parent-style-name="DefaultParagraphFont" style:family="text">
      <style:text-properties style:font-name="Garamond" fo:font-weight="bold" style:font-weight-asian="bold" style:font-weight-complex="bold" fo:font-size="11pt" style:font-size-asian="11pt" style:font-size-complex="11pt"/>
    </style:style>
    <style:style style:name="T2335" style:parent-style-name="DefaultParagraphFont" style:family="text">
      <style:text-properties style:font-name="Garamond" fo:font-weight="bold" style:font-weight-asian="bold" style:font-weight-complex="bold" fo:font-size="11pt" style:font-size-asian="11pt" style:font-size-complex="11pt"/>
    </style:style>
    <style:style style:name="T2336" style:parent-style-name="DefaultParagraphFont" style:family="text">
      <style:text-properties style:font-name="Garamond" fo:font-size="11pt" style:font-size-asian="11pt" style:font-size-complex="11pt"/>
    </style:style>
    <style:style style:name="T2337" style:parent-style-name="DefaultParagraphFont" style:family="text">
      <style:text-properties style:font-name="Garamond" fo:font-size="11pt" style:font-size-asian="11pt" style:font-size-complex="11pt"/>
    </style:style>
    <style:style style:name="P23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39" style:parent-style-name="Normal" style:family="paragraph">
      <style:paragraph-properties fo:text-align="justify" fo:margin-bottom="0in" fo:line-height="115%" fo:text-indent="0.2in"/>
    </style:style>
    <style:style style:name="T2340" style:parent-style-name="DefaultParagraphFont" style:family="text">
      <style:text-properties style:font-name="Garamond" fo:font-weight="bold" style:font-weight-asian="bold" style:font-weight-complex="bold" fo:font-size="11pt" style:font-size-asian="11pt" style:font-size-complex="11pt"/>
    </style:style>
    <style:style style:name="T2341" style:parent-style-name="DefaultParagraphFont" style:family="text">
      <style:text-properties style:font-name="Garamond" fo:font-weight="bold" style:font-weight-asian="bold" style:font-weight-complex="bold" fo:font-size="11pt" style:font-size-asian="11pt" style:font-size-complex="11pt"/>
    </style:style>
    <style:style style:name="T2342" style:parent-style-name="DefaultParagraphFont" style:family="text">
      <style:text-properties style:font-name="Garamond" fo:font-weight="bold" style:font-weight-asian="bold" style:font-weight-complex="bold" fo:font-size="11pt" style:font-size-asian="11pt" style:font-size-complex="11pt"/>
    </style:style>
    <style:style style:name="T2343" style:parent-style-name="DefaultParagraphFont" style:family="text">
      <style:text-properties style:font-name="Garamond" fo:font-weight="bold" style:font-weight-asian="bold" style:font-weight-complex="bold" fo:font-size="11pt" style:font-size-asian="11pt" style:font-size-complex="11pt"/>
    </style:style>
    <style:style style:name="T2344" style:parent-style-name="DefaultParagraphFont" style:family="text">
      <style:text-properties style:font-name="Garamond" fo:font-weight="bold" style:font-weight-asian="bold" style:font-weight-complex="bold" fo:font-size="11pt" style:font-size-asian="11pt" style:font-size-complex="11pt"/>
    </style:style>
    <style:style style:name="T2345" style:parent-style-name="DefaultParagraphFont" style:family="text">
      <style:text-properties style:font-name="Garamond" fo:font-weight="bold" style:font-weight-asian="bold" style:font-weight-complex="bold" fo:font-size="11pt" style:font-size-asian="11pt" style:font-size-complex="11pt"/>
    </style:style>
    <style:style style:name="T2346" style:parent-style-name="DefaultParagraphFont" style:family="text">
      <style:text-properties style:font-name="Garamond" fo:font-weight="bold" style:font-weight-asian="bold" style:font-weight-complex="bold" fo:font-size="11pt" style:font-size-asian="11pt" style:font-size-complex="11pt"/>
    </style:style>
    <style:style style:name="T2347" style:parent-style-name="DefaultParagraphFont" style:family="text">
      <style:text-properties style:font-name="Garamond" fo:font-weight="bold" style:font-weight-asian="bold" style:font-weight-complex="bold" fo:font-size="11pt" style:font-size-asian="11pt" style:font-size-complex="11pt"/>
    </style:style>
    <style:style style:name="T2348" style:parent-style-name="DefaultParagraphFont" style:family="text">
      <style:text-properties style:font-name="Garamond" fo:font-weight="bold" style:font-weight-asian="bold" style:font-weight-complex="bold" fo:font-size="11pt" style:font-size-asian="11pt" style:font-size-complex="11pt"/>
    </style:style>
    <style:style style:name="T2349" style:parent-style-name="DefaultParagraphFont" style:family="text">
      <style:text-properties style:font-name="Garamond" fo:font-size="11pt" style:font-size-asian="11pt" style:font-size-complex="11pt"/>
    </style:style>
    <style:style style:name="T2350" style:parent-style-name="DefaultParagraphFont" style:family="text">
      <style:text-properties style:font-name="Garamond" fo:font-weight="bold" style:font-weight-asian="bold" style:font-weight-complex="bold" fo:font-size="11pt" style:font-size-asian="11pt" style:font-size-complex="11pt"/>
    </style:style>
    <style:style style:name="T2351" style:parent-style-name="DefaultParagraphFont" style:family="text">
      <style:text-properties style:font-name="Garamond" fo:font-weight="bold" style:font-weight-asian="bold" style:font-weight-complex="bold" fo:font-size="11pt" style:font-size-asian="11pt" style:font-size-complex="11pt"/>
    </style:style>
    <style:style style:name="T2352" style:parent-style-name="DefaultParagraphFont" style:family="text">
      <style:text-properties style:font-name="Garamond" fo:font-weight="bold" style:font-weight-asian="bold" style:font-weight-complex="bold" fo:font-size="11pt" style:font-size-asian="11pt" style:font-size-complex="11pt"/>
    </style:style>
    <style:style style:name="T2353" style:parent-style-name="DefaultParagraphFont" style:family="text">
      <style:text-properties style:font-name="Garamond" fo:font-weight="bold" style:font-weight-asian="bold" style:font-weight-complex="bold" fo:font-size="11pt" style:font-size-asian="11pt" style:font-size-complex="11pt"/>
    </style:style>
    <style:style style:name="P23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355" style:parent-style-name="Normal" style:family="paragraph">
      <style:paragraph-properties fo:text-align="justify" fo:margin-bottom="0in" fo:line-height="115%" fo:text-indent="0.2in"/>
    </style:style>
    <style:style style:name="T2356" style:parent-style-name="DefaultParagraphFont" style:family="text">
      <style:text-properties style:font-name="Garamond" fo:font-weight="bold" style:font-weight-asian="bold" style:font-weight-complex="bold" fo:font-size="11pt" style:font-size-asian="11pt" style:font-size-complex="11pt"/>
    </style:style>
    <style:style style:name="T2357" style:parent-style-name="DefaultParagraphFont" style:family="text">
      <style:text-properties style:font-name="Garamond" fo:font-weight="bold" style:font-weight-asian="bold" style:font-weight-complex="bold" fo:font-size="11pt" style:font-size-asian="11pt" style:font-size-complex="11pt"/>
    </style:style>
    <style:style style:name="T2358" style:parent-style-name="DefaultParagraphFont" style:family="text">
      <style:text-properties style:font-name="Garamond" fo:font-weight="bold" style:font-weight-asian="bold" style:font-weight-complex="bold" fo:font-size="11pt" style:font-size-asian="11pt" style:font-size-complex="11pt"/>
    </style:style>
    <style:style style:name="T2359" style:parent-style-name="DefaultParagraphFont" style:family="text">
      <style:text-properties style:font-name="Garamond" fo:font-weight="bold" style:font-weight-asian="bold" style:font-weight-complex="bold" fo:font-size="11pt" style:font-size-asian="11pt" style:font-size-complex="11pt"/>
    </style:style>
    <style:style style:name="T2360" style:parent-style-name="DefaultParagraphFont" style:family="text">
      <style:text-properties style:font-name="Garamond" fo:font-weight="bold" style:font-weight-asian="bold" style:font-weight-complex="bold" fo:font-size="11pt" style:font-size-asian="11pt" style:font-size-complex="11pt"/>
    </style:style>
    <style:style style:name="T2361" style:parent-style-name="DefaultParagraphFont" style:family="text">
      <style:text-properties style:font-name="Garamond" fo:font-weight="bold" style:font-weight-asian="bold" style:font-weight-complex="bold" fo:font-size="11pt" style:font-size-asian="11pt" style:font-size-complex="11pt"/>
    </style:style>
    <style:style style:name="T2362" style:parent-style-name="DefaultParagraphFont" style:family="text">
      <style:text-properties style:font-name="Garamond" fo:font-weight="bold" style:font-weight-asian="bold" style:font-weight-complex="bold" fo:font-size="11pt" style:font-size-asian="11pt" style:font-size-complex="11pt"/>
    </style:style>
    <style:style style:name="T2363" style:parent-style-name="DefaultParagraphFont" style:family="text">
      <style:text-properties style:font-name="Garamond" fo:font-weight="bold" style:font-weight-asian="bold" style:font-weight-complex="bold" fo:font-size="11pt" style:font-size-asian="11pt" style:font-size-complex="11pt"/>
    </style:style>
    <style:style style:name="T2364" style:parent-style-name="DefaultParagraphFont" style:family="text">
      <style:text-properties style:font-name="Garamond" fo:font-weight="bold" style:font-weight-asian="bold" style:font-weight-complex="bold" fo:font-size="11pt" style:font-size-asian="11pt" style:font-size-complex="11pt"/>
    </style:style>
    <style:style style:name="T2365" style:parent-style-name="DefaultParagraphFont" style:family="text">
      <style:text-properties style:font-name="Garamond" fo:font-weight="bold" style:font-weight-asian="bold" style:font-weight-complex="bold" fo:font-size="11pt" style:font-size-asian="11pt" style:font-size-complex="11pt"/>
    </style:style>
    <style:style style:name="T2366" style:parent-style-name="DefaultParagraphFont" style:family="text">
      <style:text-properties style:font-name="Garamond" fo:font-weight="bold" style:font-weight-asian="bold" style:font-weight-complex="bold" fo:font-size="11pt" style:font-size-asian="11pt" style:font-size-complex="11pt"/>
    </style:style>
    <style:style style:name="T2367" style:parent-style-name="DefaultParagraphFont" style:family="text">
      <style:text-properties style:font-name="Garamond" fo:font-weight="bold" style:font-weight-asian="bold" style:font-weight-complex="bold" fo:font-size="11pt" style:font-size-asian="11pt" style:font-size-complex="11pt"/>
    </style:style>
    <style:style style:name="T2368" style:parent-style-name="DefaultParagraphFont" style:family="text">
      <style:text-properties style:font-name="Garamond" fo:font-weight="bold" style:font-weight-asian="bold" style:font-weight-complex="bold" fo:font-size="11pt" style:font-size-asian="11pt" style:font-size-complex="11pt"/>
    </style:style>
    <style:style style:name="T2369" style:parent-style-name="DefaultParagraphFont" style:family="text">
      <style:text-properties style:font-name="Garamond" fo:font-weight="bold" style:font-weight-asian="bold" style:font-weight-complex="bold" fo:font-size="11pt" style:font-size-asian="11pt" style:font-size-complex="11pt"/>
    </style:style>
    <style:style style:name="T2370" style:parent-style-name="DefaultParagraphFont" style:family="text">
      <style:text-properties style:font-name="Garamond" fo:font-size="11pt" style:font-size-asian="11pt" style:font-size-complex="11pt"/>
    </style:style>
    <style:style style:name="T2371" style:parent-style-name="DefaultParagraphFont" style:family="text">
      <style:text-properties style:font-name="Garamond" fo:font-size="11pt" style:font-size-asian="11pt" style:font-size-complex="11pt"/>
    </style:style>
    <style:style style:name="T2372" style:parent-style-name="DefaultParagraphFont" style:family="text">
      <style:text-properties style:font-name="Garamond" fo:font-size="11pt" style:font-size-asian="11pt" style:font-size-complex="11pt"/>
    </style:style>
    <style:style style:name="T2373" style:parent-style-name="DefaultParagraphFont" style:family="text">
      <style:text-properties style:font-name="Garamond" fo:font-size="11pt" style:font-size-asian="11pt" style:font-size-complex="11pt"/>
    </style:style>
    <style:style style:name="T2374" style:parent-style-name="DefaultParagraphFont" style:family="text">
      <style:text-properties style:font-name="Garamond" fo:font-size="11pt" style:font-size-asian="11pt" style:font-size-complex="11pt"/>
    </style:style>
    <style:style style:name="T2375" style:parent-style-name="DefaultParagraphFont" style:family="text">
      <style:text-properties style:font-name="Garamond" fo:font-size="11pt" style:font-size-asian="11pt" style:font-size-complex="11pt"/>
    </style:style>
    <style:style style:name="T2376" style:parent-style-name="DefaultParagraphFont" style:family="text">
      <style:text-properties style:font-name="Garamond" fo:font-size="11pt" style:font-size-asian="11pt" style:font-size-complex="11pt"/>
    </style:style>
    <style:style style:name="P2377" style:parent-style-name="Normal" style:family="paragraph">
      <style:paragraph-properties fo:text-align="justify" fo:margin-bottom="0in" fo:line-height="115%" fo:text-indent="0.2in"/>
    </style:style>
    <style:style style:name="T2378" style:parent-style-name="DefaultParagraphFont" style:family="text">
      <style:text-properties style:font-name="Garamond" fo:font-weight="bold" style:font-weight-asian="bold" style:font-weight-complex="bold" fo:font-size="11pt" style:font-size-asian="11pt" style:font-size-complex="11pt"/>
    </style:style>
    <style:style style:name="T2379" style:parent-style-name="DefaultParagraphFont" style:family="text">
      <style:text-properties style:font-name="Garamond" fo:font-weight="bold" style:font-weight-asian="bold" style:font-weight-complex="bold" fo:font-size="11pt" style:font-size-asian="11pt" style:font-size-complex="11pt"/>
    </style:style>
    <style:style style:name="T2380" style:parent-style-name="DefaultParagraphFont" style:family="text">
      <style:text-properties style:font-name="Garamond" fo:font-weight="bold" style:font-weight-asian="bold" style:font-weight-complex="bold" fo:font-size="11pt" style:font-size-asian="11pt" style:font-size-complex="11pt"/>
    </style:style>
    <style:style style:name="T2381" style:parent-style-name="DefaultParagraphFont" style:family="text">
      <style:text-properties style:font-name="Garamond" fo:font-weight="bold" style:font-weight-asian="bold" style:font-weight-complex="bold" fo:font-size="11pt" style:font-size-asian="11pt" style:font-size-complex="11pt"/>
    </style:style>
    <style:style style:name="T2382" style:parent-style-name="DefaultParagraphFont" style:family="text">
      <style:text-properties style:font-name="Garamond" fo:font-size="11pt" style:font-size-asian="11pt" style:font-size-complex="11pt"/>
    </style:style>
    <style:style style:name="T2383" style:parent-style-name="DefaultParagraphFont" style:family="text">
      <style:text-properties style:font-name="Garamond" fo:font-weight="bold" style:font-weight-asian="bold" style:font-weight-complex="bold" fo:font-size="11pt" style:font-size-asian="11pt" style:font-size-complex="11pt"/>
    </style:style>
    <style:style style:name="T2384" style:parent-style-name="DefaultParagraphFont" style:family="text">
      <style:text-properties style:font-name="Garamond" fo:font-weight="bold" style:font-weight-asian="bold" style:font-weight-complex="bold" fo:font-size="11pt" style:font-size-asian="11pt" style:font-size-complex="11pt"/>
    </style:style>
    <style:style style:name="T2385" style:parent-style-name="DefaultParagraphFont" style:family="text">
      <style:text-properties style:font-name="Garamond" fo:font-weight="bold" style:font-weight-asian="bold" style:font-weight-complex="bold" fo:font-size="11pt" style:font-size-asian="11pt" style:font-size-complex="11pt"/>
    </style:style>
    <style:style style:name="T2386" style:parent-style-name="DefaultParagraphFont" style:family="text">
      <style:text-properties style:font-name="Garamond" fo:font-weight="bold" style:font-weight-asian="bold" style:font-weight-complex="bold" fo:font-size="11pt" style:font-size-asian="11pt" style:font-size-complex="11pt"/>
    </style:style>
    <style:style style:name="T2387" style:parent-style-name="DefaultParagraphFont" style:family="text">
      <style:text-properties style:font-name="Garamond" fo:font-size="11pt" style:font-size-asian="11pt" style:font-size-complex="11pt"/>
    </style:style>
    <style:style style:name="T2388" style:parent-style-name="DefaultParagraphFont" style:family="text">
      <style:text-properties style:font-name="Garamond" fo:font-size="11pt" style:font-size-asian="11pt" style:font-size-complex="11pt"/>
    </style:style>
    <style:style style:name="T2389" style:parent-style-name="DefaultParagraphFont" style:family="text">
      <style:text-properties style:font-name="Garamond" fo:font-size="11pt" style:font-size-asian="11pt" style:font-size-complex="11pt"/>
    </style:style>
    <style:style style:name="T2390" style:parent-style-name="DefaultParagraphFont" style:family="text">
      <style:text-properties style:font-name="Garamond" fo:font-size="11pt" style:font-size-asian="11pt" style:font-size-complex="11pt"/>
    </style:style>
    <style:style style:name="T2391" style:parent-style-name="DefaultParagraphFont" style:family="text">
      <style:text-properties style:font-name="Garamond" fo:font-size="11pt" style:font-size-asian="11pt" style:font-size-complex="11pt"/>
    </style:style>
    <style:style style:name="T2392" style:parent-style-name="DefaultParagraphFont" style:family="text">
      <style:text-properties style:font-name="Garamond" fo:font-size="11pt" style:font-size-asian="11pt" style:font-size-complex="11pt"/>
    </style:style>
    <style:style style:name="T2393" style:parent-style-name="DefaultParagraphFont" style:family="text">
      <style:text-properties style:font-name="Garamond" fo:font-size="11pt" style:font-size-asian="11pt" style:font-size-complex="11pt"/>
    </style:style>
    <style:style style:name="T2394" style:parent-style-name="DefaultParagraphFont" style:family="text">
      <style:text-properties style:font-name="Garamond" fo:font-size="11pt" style:font-size-asian="11pt" style:font-size-complex="11pt"/>
    </style:style>
    <style:style style:name="T2395" style:parent-style-name="DefaultParagraphFont" style:family="text">
      <style:text-properties style:font-name="Garamond" fo:font-size="11pt" style:font-size-asian="11pt" style:font-size-complex="11pt"/>
    </style:style>
    <style:style style:name="T2396" style:parent-style-name="DefaultParagraphFont" style:family="text">
      <style:text-properties style:font-name="Garamond" fo:font-size="11pt" style:font-size-asian="11pt" style:font-size-complex="11pt"/>
    </style:style>
    <style:style style:name="T2397" style:parent-style-name="DefaultParagraphFont" style:family="text">
      <style:text-properties style:font-name="Garamond" fo:font-size="11pt" style:font-size-asian="11pt" style:font-size-complex="11pt"/>
    </style:style>
    <style:style style:name="T2398" style:parent-style-name="DefaultParagraphFont" style:family="text">
      <style:text-properties style:font-name="Garamond" fo:font-size="11pt" style:font-size-asian="11pt" style:font-size-complex="11pt"/>
    </style:style>
    <style:style style:name="T2399" style:parent-style-name="DefaultParagraphFont" style:family="text">
      <style:text-properties style:font-name="Garamond" fo:font-size="11pt" style:font-size-asian="11pt" style:font-size-complex="11pt"/>
    </style:style>
    <style:style style:name="T2400" style:parent-style-name="DefaultParagraphFont" style:family="text">
      <style:text-properties style:font-name="Garamond" fo:font-size="11pt" style:font-size-asian="11pt" style:font-size-complex="11pt"/>
    </style:style>
    <style:style style:name="T2401" style:parent-style-name="DefaultParagraphFont" style:family="text">
      <style:text-properties style:font-name="Garamond" fo:font-size="11pt" style:font-size-asian="11pt" style:font-size-complex="11pt"/>
    </style:style>
    <style:style style:name="T2402" style:parent-style-name="DefaultParagraphFont" style:family="text">
      <style:text-properties style:font-name="Garamond" fo:font-size="11pt" style:font-size-asian="11pt" style:font-size-complex="11pt"/>
    </style:style>
    <style:style style:name="T2403" style:parent-style-name="DefaultParagraphFont" style:family="text">
      <style:text-properties style:font-name="Garamond" fo:font-size="11pt" style:font-size-asian="11pt" style:font-size-complex="11pt"/>
    </style:style>
    <style:style style:name="T2404" style:parent-style-name="DefaultParagraphFont" style:family="text">
      <style:text-properties style:font-name="Garamond" fo:font-size="11pt" style:font-size-asian="11pt" style:font-size-complex="11pt"/>
    </style:style>
    <style:style style:name="P24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0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07" style:parent-style-name="Normal" style:family="paragraph">
      <style:paragraph-properties fo:text-align="justify" fo:margin-bottom="0in" fo:line-height="115%" fo:text-indent="0.2in"/>
    </style:style>
    <style:style style:name="T2408" style:parent-style-name="DefaultParagraphFont" style:family="text">
      <style:text-properties style:font-name="Garamond" fo:font-weight="bold" style:font-weight-asian="bold" style:font-weight-complex="bold" fo:font-size="11pt" style:font-size-asian="11pt" style:font-size-complex="11pt"/>
    </style:style>
    <style:style style:name="T2409" style:parent-style-name="DefaultParagraphFont" style:family="text">
      <style:text-properties style:font-name="Garamond" fo:font-weight="bold" style:font-weight-asian="bold" style:font-weight-complex="bold" fo:font-size="11pt" style:font-size-asian="11pt" style:font-size-complex="11pt"/>
    </style:style>
    <style:style style:name="T2410" style:parent-style-name="DefaultParagraphFont" style:family="text">
      <style:text-properties style:font-name="Garamond" fo:font-weight="bold" style:font-weight-asian="bold" style:font-weight-complex="bold" fo:font-size="11pt" style:font-size-asian="11pt" style:font-size-complex="11pt"/>
    </style:style>
    <style:style style:name="T2411" style:parent-style-name="DefaultParagraphFont" style:family="text">
      <style:text-properties style:font-name="Garamond" fo:font-weight="bold" style:font-weight-asian="bold" style:font-weight-complex="bold" fo:font-size="11pt" style:font-size-asian="11pt" style:font-size-complex="11pt"/>
    </style:style>
    <style:style style:name="T2412" style:parent-style-name="DefaultParagraphFont" style:family="text">
      <style:text-properties style:font-name="Garamond" fo:font-weight="bold" style:font-weight-asian="bold" style:font-weight-complex="bold" fo:font-size="11pt" style:font-size-asian="11pt" style:font-size-complex="11pt"/>
    </style:style>
    <style:style style:name="T2413" style:parent-style-name="DefaultParagraphFont" style:family="text">
      <style:text-properties style:font-name="Garamond" fo:font-weight="bold" style:font-weight-asian="bold" style:font-weight-complex="bold" fo:font-size="11pt" style:font-size-asian="11pt" style:font-size-complex="11pt"/>
    </style:style>
    <style:style style:name="T2414" style:parent-style-name="DefaultParagraphFont" style:family="text">
      <style:text-properties style:font-name="Garamond" fo:font-weight="bold" style:font-weight-asian="bold" style:font-weight-complex="bold" fo:font-size="11pt" style:font-size-asian="11pt" style:font-size-complex="11pt"/>
    </style:style>
    <style:style style:name="T2415" style:parent-style-name="DefaultParagraphFont" style:family="text">
      <style:text-properties style:font-name="Garamond" fo:font-weight="bold" style:font-weight-asian="bold" style:font-weight-complex="bold" fo:font-size="11pt" style:font-size-asian="11pt" style:font-size-complex="11pt"/>
    </style:style>
    <style:style style:name="T2416" style:parent-style-name="DefaultParagraphFont" style:family="text">
      <style:text-properties style:font-name="Garamond" fo:font-weight="bold" style:font-weight-asian="bold" style:font-weight-complex="bold" fo:font-size="11pt" style:font-size-asian="11pt" style:font-size-complex="11pt"/>
    </style:style>
    <style:style style:name="T2417" style:parent-style-name="DefaultParagraphFont" style:family="text">
      <style:text-properties style:font-name="Garamond" fo:font-weight="bold" style:font-weight-asian="bold" style:font-weight-complex="bold" fo:font-size="11pt" style:font-size-asian="11pt" style:font-size-complex="11pt"/>
    </style:style>
    <style:style style:name="T2418" style:parent-style-name="DefaultParagraphFont" style:family="text">
      <style:text-properties style:font-name="Garamond" fo:font-weight="bold" style:font-weight-asian="bold" style:font-weight-complex="bold" fo:font-size="11pt" style:font-size-asian="11pt" style:font-size-complex="11pt"/>
    </style:style>
    <style:style style:name="T2419" style:parent-style-name="DefaultParagraphFont" style:family="text">
      <style:text-properties style:font-name="Garamond" fo:font-weight="bold" style:font-weight-asian="bold" style:font-weight-complex="bold" fo:font-size="11pt" style:font-size-asian="11pt" style:font-size-complex="11pt"/>
    </style:style>
    <style:style style:name="T2420" style:parent-style-name="DefaultParagraphFont" style:family="text">
      <style:text-properties style:font-name="Garamond" fo:font-weight="bold" style:font-weight-asian="bold" style:font-weight-complex="bold" fo:font-size="11pt" style:font-size-asian="11pt" style:font-size-complex="11pt"/>
    </style:style>
    <style:style style:name="T2421" style:parent-style-name="DefaultParagraphFont" style:family="text">
      <style:text-properties style:font-name="Garamond" fo:font-weight="bold" style:font-weight-asian="bold" style:font-weight-complex="bold" fo:font-size="11pt" style:font-size-asian="11pt" style:font-size-complex="11pt"/>
    </style:style>
    <style:style style:name="T2422" style:parent-style-name="DefaultParagraphFont" style:family="text">
      <style:text-properties style:font-name="Garamond" fo:font-weight="bold" style:font-weight-asian="bold" style:font-weight-complex="bold" fo:font-size="11pt" style:font-size-asian="11pt" style:font-size-complex="11pt"/>
    </style:style>
    <style:style style:name="T2423" style:parent-style-name="DefaultParagraphFont" style:family="text">
      <style:text-properties style:font-name="Garamond" fo:font-size="11pt" style:font-size-asian="11pt" style:font-size-complex="11pt"/>
    </style:style>
    <style:style style:name="T2424" style:parent-style-name="DefaultParagraphFont" style:family="text">
      <style:text-properties style:font-name="Garamond" fo:font-size="11pt" style:font-size-asian="11pt" style:font-size-complex="11pt"/>
    </style:style>
    <style:style style:name="T2425" style:parent-style-name="DefaultParagraphFont" style:family="text">
      <style:text-properties style:font-name="Garamond" fo:font-size="11pt" style:font-size-asian="11pt" style:font-size-complex="11pt"/>
    </style:style>
    <style:style style:name="T2426" style:parent-style-name="DefaultParagraphFont" style:family="text">
      <style:text-properties style:font-name="Garamond" fo:font-size="11pt" style:font-size-asian="11pt" style:font-size-complex="11pt"/>
    </style:style>
    <style:style style:name="T2427" style:parent-style-name="DefaultParagraphFont" style:family="text">
      <style:text-properties style:font-name="Garamond" fo:font-size="11pt" style:font-size-asian="11pt" style:font-size-complex="11pt"/>
    </style:style>
    <style:style style:name="T2428" style:parent-style-name="DefaultParagraphFont" style:family="text">
      <style:text-properties style:font-name="Garamond" fo:font-size="11pt" style:font-size-asian="11pt" style:font-size-complex="11pt"/>
    </style:style>
    <style:style style:name="T2429" style:parent-style-name="DefaultParagraphFont" style:family="text">
      <style:text-properties style:font-name="Garamond" fo:font-size="11pt" style:font-size-asian="11pt" style:font-size-complex="11pt"/>
    </style:style>
    <style:style style:name="P24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1" style:parent-style-name="Heading2" style:family="paragraph">
      <style:paragraph-properties fo:text-align="start" fo:line-height="115%"/>
      <style:text-properties style:font-name="Garamond"/>
    </style:style>
    <style:style style:name="P24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33" style:parent-style-name="Normal" style:family="paragraph">
      <style:paragraph-properties fo:text-align="justify" fo:margin-bottom="0in" fo:line-height="115%" fo:text-indent="0.2in"/>
    </style:style>
    <style:style style:name="T2434" style:parent-style-name="DefaultParagraphFont" style:family="text">
      <style:text-properties style:font-name="Garamond" fo:font-size="11pt" style:font-size-asian="11pt" style:font-size-complex="11pt"/>
    </style:style>
    <style:style style:name="T2435" style:parent-style-name="DefaultParagraphFont" style:family="text">
      <style:text-properties style:font-name="Garamond" fo:font-weight="bold" style:font-weight-asian="bold" style:font-weight-complex="bold" fo:font-size="11pt" style:font-size-asian="11pt" style:font-size-complex="11pt"/>
    </style:style>
    <style:style style:name="T2436" style:parent-style-name="DefaultParagraphFont" style:family="text">
      <style:text-properties style:font-name="Garamond" fo:font-weight="bold" style:font-weight-asian="bold" style:font-weight-complex="bold" fo:font-size="11pt" style:font-size-asian="11pt" style:font-size-complex="11pt"/>
    </style:style>
    <style:style style:name="T2437" style:parent-style-name="DefaultParagraphFont" style:family="text">
      <style:text-properties style:font-name="Garamond" fo:font-weight="bold" style:font-weight-asian="bold" style:font-weight-complex="bold" fo:font-size="11pt" style:font-size-asian="11pt" style:font-size-complex="11pt"/>
    </style:style>
    <style:style style:name="T2438" style:parent-style-name="DefaultParagraphFont" style:family="text">
      <style:text-properties style:font-name="Garamond" fo:font-weight="bold" style:font-weight-asian="bold" style:font-weight-complex="bold" fo:font-size="11pt" style:font-size-asian="11pt" style:font-size-complex="11pt"/>
    </style:style>
    <style:style style:name="T2439" style:parent-style-name="DefaultParagraphFont" style:family="text">
      <style:text-properties style:font-name="Garamond" fo:font-size="11pt" style:font-size-asian="11pt" style:font-size-complex="11pt"/>
    </style:style>
    <style:style style:name="T2440" style:parent-style-name="DefaultParagraphFont" style:family="text">
      <style:text-properties style:font-name="Garamond" fo:font-size="11pt" style:font-size-asian="11pt" style:font-size-complex="11pt"/>
    </style:style>
    <style:style style:name="T2441" style:parent-style-name="DefaultParagraphFont" style:family="text">
      <style:text-properties style:font-name="Garamond" fo:font-size="11pt" style:font-size-asian="11pt" style:font-size-complex="11pt"/>
    </style:style>
    <style:style style:name="T2442" style:parent-style-name="DefaultParagraphFont" style:family="text">
      <style:text-properties style:font-name="Garamond" fo:font-weight="bold" style:font-weight-asian="bold" style:font-weight-complex="bold" fo:font-size="11pt" style:font-size-asian="11pt" style:font-size-complex="11pt"/>
    </style:style>
    <style:style style:name="T2443" style:parent-style-name="DefaultParagraphFont" style:family="text">
      <style:text-properties style:font-name="Garamond" fo:font-weight="bold" style:font-weight-asian="bold" style:font-weight-complex="bold" fo:font-size="11pt" style:font-size-asian="11pt" style:font-size-complex="11pt"/>
    </style:style>
    <style:style style:name="T2444" style:parent-style-name="DefaultParagraphFont" style:family="text">
      <style:text-properties style:font-name="Garamond" fo:font-weight="bold" style:font-weight-asian="bold" style:font-weight-complex="bold" fo:font-size="11pt" style:font-size-asian="11pt" style:font-size-complex="11pt"/>
    </style:style>
    <style:style style:name="T2445" style:parent-style-name="DefaultParagraphFont" style:family="text">
      <style:text-properties style:font-name="Garamond" fo:font-weight="bold" style:font-weight-asian="bold" style:font-weight-complex="bold" fo:font-size="11pt" style:font-size-asian="11pt" style:font-size-complex="11pt"/>
    </style:style>
    <style:style style:name="T2446" style:parent-style-name="DefaultParagraphFont" style:family="text">
      <style:text-properties style:font-name="Garamond" fo:font-weight="bold" style:font-weight-asian="bold" style:font-weight-complex="bold" fo:font-size="11pt" style:font-size-asian="11pt" style:font-size-complex="11pt"/>
    </style:style>
    <style:style style:name="P2447" style:parent-style-name="Normal" style:family="paragraph">
      <style:paragraph-properties fo:text-align="justify" fo:margin-bottom="0in" fo:line-height="115%" fo:text-indent="0.2in"/>
    </style:style>
    <style:style style:name="T2448" style:parent-style-name="DefaultParagraphFont" style:family="text">
      <style:text-properties style:font-name="Garamond" fo:font-size="11pt" style:font-size-asian="11pt" style:font-size-complex="11pt"/>
    </style:style>
    <style:style style:name="T2449" style:parent-style-name="DefaultParagraphFont" style:family="text">
      <style:text-properties style:font-name="Garamond" fo:font-weight="bold" style:font-weight-asian="bold" style:font-weight-complex="bold" fo:font-size="11pt" style:font-size-asian="11pt" style:font-size-complex="11pt"/>
    </style:style>
    <style:style style:name="T2450" style:parent-style-name="DefaultParagraphFont" style:family="text">
      <style:text-properties style:font-name="Garamond" fo:font-weight="bold" style:font-weight-asian="bold" style:font-weight-complex="bold" fo:font-size="11pt" style:font-size-asian="11pt" style:font-size-complex="11pt"/>
    </style:style>
    <style:style style:name="T2451" style:parent-style-name="DefaultParagraphFont" style:family="text">
      <style:text-properties style:font-name="Garamond" fo:font-size="11pt" style:font-size-asian="11pt" style:font-size-complex="11pt"/>
    </style:style>
    <style:style style:name="T2452" style:parent-style-name="DefaultParagraphFont" style:family="text">
      <style:text-properties style:font-name="Garamond" fo:font-size="11pt" style:font-size-asian="11pt" style:font-size-complex="11pt"/>
    </style:style>
    <style:style style:name="T2453" style:parent-style-name="DefaultParagraphFont" style:family="text">
      <style:text-properties style:font-name="Garamond" fo:font-weight="bold" style:font-weight-asian="bold" style:font-weight-complex="bold" fo:font-size="11pt" style:font-size-asian="11pt" style:font-size-complex="11pt"/>
    </style:style>
    <style:style style:name="T2454" style:parent-style-name="DefaultParagraphFont" style:family="text">
      <style:text-properties style:font-name="Garamond" fo:font-weight="bold" style:font-weight-asian="bold" style:font-weight-complex="bold" fo:font-size="11pt" style:font-size-asian="11pt" style:font-size-complex="11pt"/>
    </style:style>
    <style:style style:name="T2455" style:parent-style-name="DefaultParagraphFont" style:family="text">
      <style:text-properties style:font-name="Garamond" fo:font-weight="bold" style:font-weight-asian="bold" style:font-weight-complex="bold" fo:font-size="11pt" style:font-size-asian="11pt" style:font-size-complex="11pt"/>
    </style:style>
    <style:style style:name="T2456" style:parent-style-name="DefaultParagraphFont" style:family="text">
      <style:text-properties style:font-name="Garamond" fo:font-weight="bold" style:font-weight-asian="bold" style:font-weight-complex="bold" fo:font-size="11pt" style:font-size-asian="11pt" style:font-size-complex="11pt"/>
    </style:style>
    <style:style style:name="T2457" style:parent-style-name="DefaultParagraphFont" style:family="text">
      <style:text-properties style:font-name="Garamond" fo:font-weight="bold" style:font-weight-asian="bold" style:font-weight-complex="bold" fo:font-size="11pt" style:font-size-asian="11pt" style:font-size-complex="11pt"/>
    </style:style>
    <style:style style:name="P24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59" style:parent-style-name="Normal" style:family="paragraph">
      <style:paragraph-properties fo:text-align="justify" fo:margin-bottom="0in" fo:line-height="115%" fo:text-indent="0.2in"/>
    </style:style>
    <style:style style:name="T2460" style:parent-style-name="DefaultParagraphFont" style:family="text">
      <style:text-properties style:font-name="Garamond" fo:font-size="11pt" style:font-size-asian="11pt" style:font-size-complex="11pt"/>
    </style:style>
    <style:style style:name="T2461" style:parent-style-name="DefaultParagraphFont" style:family="text">
      <style:text-properties style:font-name="Garamond" fo:font-size="11pt" style:font-size-asian="11pt" style:font-size-complex="11pt"/>
    </style:style>
    <style:style style:name="T2462" style:parent-style-name="DefaultParagraphFont" style:family="text">
      <style:text-properties style:font-name="Garamond" fo:font-size="11pt" style:font-size-asian="11pt" style:font-size-complex="11pt"/>
    </style:style>
    <style:style style:name="T2463" style:parent-style-name="DefaultParagraphFont" style:family="text">
      <style:text-properties style:font-name="Garamond" fo:font-size="11pt" style:font-size-asian="11pt" style:font-size-complex="11pt"/>
    </style:style>
    <style:style style:name="T2464" style:parent-style-name="DefaultParagraphFont" style:family="text">
      <style:text-properties style:font-name="Garamond" fo:font-size="11pt" style:font-size-asian="11pt" style:font-size-complex="11pt"/>
    </style:style>
    <style:style style:name="T2465" style:parent-style-name="DefaultParagraphFont" style:family="text">
      <style:text-properties style:font-name="Garamond" fo:font-size="11pt" style:font-size-asian="11pt" style:font-size-complex="11pt"/>
    </style:style>
    <style:style style:name="T2466" style:parent-style-name="DefaultParagraphFont" style:family="text">
      <style:text-properties style:font-name="Garamond" fo:font-size="11pt" style:font-size-asian="11pt" style:font-size-complex="11pt"/>
    </style:style>
    <style:style style:name="T2467" style:parent-style-name="DefaultParagraphFont" style:family="text">
      <style:text-properties style:font-name="Garamond" fo:font-size="11pt" style:font-size-asian="11pt" style:font-size-complex="11pt"/>
    </style:style>
    <style:style style:name="T2468" style:parent-style-name="DefaultParagraphFont" style:family="text">
      <style:text-properties style:font-name="Garamond" fo:font-size="11pt" style:font-size-asian="11pt" style:font-size-complex="11pt"/>
    </style:style>
    <style:style style:name="T2469" style:parent-style-name="DefaultParagraphFont" style:family="text">
      <style:text-properties style:font-name="Garamond" fo:font-size="11pt" style:font-size-asian="11pt" style:font-size-complex="11pt"/>
    </style:style>
    <style:style style:name="T2470" style:parent-style-name="DefaultParagraphFont" style:family="text">
      <style:text-properties style:font-name="Garamond" fo:font-size="11pt" style:font-size-asian="11pt" style:font-size-complex="11pt"/>
    </style:style>
    <style:style style:name="T2471" style:parent-style-name="DefaultParagraphFont" style:family="text">
      <style:text-properties style:font-name="Garamond" fo:font-weight="bold" style:font-weight-asian="bold" style:font-weight-complex="bold" fo:font-size="11pt" style:font-size-asian="11pt" style:font-size-complex="11pt"/>
    </style:style>
    <style:style style:name="T2472" style:parent-style-name="DefaultParagraphFont" style:family="text">
      <style:text-properties style:font-name="Garamond" fo:font-weight="bold" style:font-weight-asian="bold" style:font-weight-complex="bold" fo:font-size="11pt" style:font-size-asian="11pt" style:font-size-complex="11pt"/>
    </style:style>
    <style:style style:name="T2473" style:parent-style-name="DefaultParagraphFont" style:family="text">
      <style:text-properties style:font-name="Garamond" fo:font-weight="bold" style:font-weight-asian="bold" style:font-weight-complex="bold" fo:font-size="11pt" style:font-size-asian="11pt" style:font-size-complex="11pt"/>
    </style:style>
    <style:style style:name="T2474" style:parent-style-name="DefaultParagraphFont" style:family="text">
      <style:text-properties style:font-name="Garamond" fo:font-weight="bold" style:font-weight-asian="bold" style:font-weight-complex="bold" fo:font-size="11pt" style:font-size-asian="11pt" style:font-size-complex="11pt"/>
    </style:style>
    <style:style style:name="T2475" style:parent-style-name="DefaultParagraphFont" style:family="text">
      <style:text-properties style:font-name="Garamond" fo:font-weight="bold" style:font-weight-asian="bold" style:font-weight-complex="bold" fo:font-size="11pt" style:font-size-asian="11pt" style:font-size-complex="11pt"/>
    </style:style>
    <style:style style:name="P24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77" style:parent-style-name="Heading2" style:family="paragraph">
      <style:paragraph-properties fo:text-align="start" fo:line-height="115%"/>
      <style:text-properties style:font-name="Garamond"/>
    </style:style>
    <style:style style:name="P24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81" style:parent-style-name="Normal" style:family="paragraph">
      <style:paragraph-properties fo:text-align="justify" fo:margin-bottom="0in" fo:line-height="115%" fo:text-indent="0.2in"/>
    </style:style>
    <style:style style:name="T2482" style:parent-style-name="DefaultParagraphFont" style:family="text">
      <style:text-properties style:font-name="Garamond" fo:font-weight="bold" style:font-weight-asian="bold" style:font-weight-complex="bold" fo:font-size="11pt" style:font-size-asian="11pt" style:font-size-complex="11pt"/>
    </style:style>
    <style:style style:name="T2483" style:parent-style-name="DefaultParagraphFont" style:family="text">
      <style:text-properties style:font-name="Garamond" fo:font-weight="bold" style:font-weight-asian="bold" style:font-weight-complex="bold" fo:font-size="11pt" style:font-size-asian="11pt" style:font-size-complex="11pt"/>
    </style:style>
    <style:style style:name="T2484" style:parent-style-name="DefaultParagraphFont" style:family="text">
      <style:text-properties style:font-name="Garamond" fo:font-weight="bold" style:font-weight-asian="bold" style:font-weight-complex="bold" fo:font-size="11pt" style:font-size-asian="11pt" style:font-size-complex="11pt"/>
    </style:style>
    <style:style style:name="T2485" style:parent-style-name="DefaultParagraphFont" style:family="text">
      <style:text-properties style:font-name="Garamond" fo:font-weight="bold" style:font-weight-asian="bold" style:font-weight-complex="bold" fo:font-size="11pt" style:font-size-asian="11pt" style:font-size-complex="11pt"/>
    </style:style>
    <style:style style:name="T2486" style:parent-style-name="DefaultParagraphFont" style:family="text">
      <style:text-properties style:font-name="Garamond" fo:font-weight="bold" style:font-weight-asian="bold" style:font-weight-complex="bold" fo:font-size="11pt" style:font-size-asian="11pt" style:font-size-complex="11pt"/>
    </style:style>
    <style:style style:name="T2487" style:parent-style-name="DefaultParagraphFont" style:family="text">
      <style:text-properties style:font-name="Garamond" fo:font-weight="bold" style:font-weight-asian="bold" style:font-weight-complex="bold" fo:font-size="11pt" style:font-size-asian="11pt" style:font-size-complex="11pt"/>
    </style:style>
    <style:style style:name="T2488" style:parent-style-name="DefaultParagraphFont" style:family="text">
      <style:text-properties style:font-name="Garamond" fo:font-weight="bold" style:font-weight-asian="bold" style:font-weight-complex="bold" fo:font-size="11pt" style:font-size-asian="11pt" style:font-size-complex="11pt"/>
    </style:style>
    <style:style style:name="T2489" style:parent-style-name="DefaultParagraphFont" style:family="text">
      <style:text-properties style:font-name="Garamond" fo:font-weight="bold" style:font-weight-asian="bold" style:font-weight-complex="bold" fo:font-size="11pt" style:font-size-asian="11pt" style:font-size-complex="11pt"/>
    </style:style>
    <style:style style:name="T2490" style:parent-style-name="DefaultParagraphFont" style:family="text">
      <style:text-properties style:font-name="Garamond" fo:font-weight="bold" style:font-weight-asian="bold" style:font-weight-complex="bold" fo:font-size="11pt" style:font-size-asian="11pt" style:font-size-complex="11pt"/>
    </style:style>
    <style:style style:name="T2491" style:parent-style-name="DefaultParagraphFont" style:family="text">
      <style:text-properties style:font-name="Garamond" fo:font-size="11pt" style:font-size-asian="11pt" style:font-size-complex="11pt"/>
    </style:style>
    <style:style style:name="P249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494" style:parent-style-name="ListParagraph" style:family="paragraph">
      <style:paragraph-properties fo:text-align="justify" fo:margin-bottom="0in" fo:line-height="115%" fo:margin-left="0in" fo:text-indent="0.2in">
        <style:tab-stops/>
      </style:paragraph-properties>
      <style:text-properties style:font-name="Garamond" fo:font-weight="bold" style:font-weight-asian="bold" style:font-weight-complex="bold" fo:font-size="11pt" style:font-size-asian="11pt" style:font-size-complex="11pt"/>
    </style:style>
    <style:style style:name="P249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49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49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49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49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50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50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2502" style:parent-style-name="Normal" style:family="paragraph">
      <style:paragraph-properties fo:text-align="justify" fo:margin-bottom="0in" fo:line-height="115%" fo:text-indent="0.2in"/>
    </style:style>
    <style:style style:name="T2503" style:parent-style-name="DefaultParagraphFont" style:family="text">
      <style:text-properties style:font-name="Garamond" fo:font-weight="bold" style:font-weight-asian="bold" style:font-weight-complex="bold" fo:font-size="11pt" style:font-size-asian="11pt" style:font-size-complex="11pt"/>
    </style:style>
    <style:style style:name="T2504" style:parent-style-name="DefaultParagraphFont" style:family="text">
      <style:text-properties style:font-name="Garamond" fo:font-size="11pt" style:font-size-asian="11pt" style:font-size-complex="11pt"/>
    </style:style>
    <style:style style:name="T2505" style:parent-style-name="DefaultParagraphFont" style:family="text">
      <style:text-properties style:font-name="Garamond" fo:font-size="11pt" style:font-size-asian="11pt" style:font-size-complex="11pt"/>
    </style:style>
    <style:style style:name="T2506" style:parent-style-name="DefaultParagraphFont" style:family="text">
      <style:text-properties style:font-name="Garamond" fo:font-size="11pt" style:font-size-asian="11pt" style:font-size-complex="11pt"/>
    </style:style>
    <style:style style:name="T2507" style:parent-style-name="DefaultParagraphFont" style:family="text">
      <style:text-properties style:font-name="Garamond" fo:font-size="11pt" style:font-size-asian="11pt" style:font-size-complex="11pt"/>
    </style:style>
    <style:style style:name="T2508" style:parent-style-name="DefaultParagraphFont" style:family="text">
      <style:text-properties style:font-name="Garamond" fo:font-size="11pt" style:font-size-asian="11pt" style:font-size-complex="11pt"/>
    </style:style>
    <style:style style:name="T2509" style:parent-style-name="DefaultParagraphFont" style:family="text">
      <style:text-properties style:font-name="Garamond" fo:font-size="11pt" style:font-size-asian="11pt" style:font-size-complex="11pt"/>
    </style:style>
    <style:style style:name="T2510" style:parent-style-name="DefaultParagraphFont" style:family="text">
      <style:text-properties style:font-name="Garamond" fo:font-size="11pt" style:font-size-asian="11pt" style:font-size-complex="11pt"/>
    </style:style>
    <style:style style:name="P25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12" style:parent-style-name="Normal" style:family="paragraph">
      <style:paragraph-properties fo:text-align="justify" fo:margin-bottom="0in" fo:line-height="115%" fo:text-indent="0.2in"/>
    </style:style>
    <style:style style:name="T2513" style:parent-style-name="DefaultParagraphFont" style:family="text">
      <style:text-properties style:font-name="Garamond" fo:font-weight="bold" style:font-weight-asian="bold" style:font-weight-complex="bold" fo:font-size="11pt" style:font-size-asian="11pt" style:font-size-complex="11pt"/>
    </style:style>
    <style:style style:name="T2514" style:parent-style-name="DefaultParagraphFont" style:family="text">
      <style:text-properties style:font-name="Garamond" fo:font-weight="bold" style:font-weight-asian="bold" style:font-weight-complex="bold" fo:font-size="11pt" style:font-size-asian="11pt" style:font-size-complex="11pt"/>
    </style:style>
    <style:style style:name="T2515" style:parent-style-name="DefaultParagraphFont" style:family="text">
      <style:text-properties style:font-name="Garamond" fo:font-weight="bold" style:font-weight-asian="bold" style:font-weight-complex="bold" fo:font-size="11pt" style:font-size-asian="11pt" style:font-size-complex="11pt"/>
    </style:style>
    <style:style style:name="T2516" style:parent-style-name="DefaultParagraphFont" style:family="text">
      <style:text-properties style:font-name="Garamond" fo:font-size="11pt" style:font-size-asian="11pt" style:font-size-complex="11pt"/>
    </style:style>
    <style:style style:name="T2517" style:parent-style-name="DefaultParagraphFont" style:family="text">
      <style:text-properties style:font-name="Garamond" fo:font-weight="bold" style:font-weight-asian="bold" style:font-weight-complex="bold" fo:font-size="11pt" style:font-size-asian="11pt" style:font-size-complex="11pt"/>
    </style:style>
    <style:style style:name="T2518" style:parent-style-name="DefaultParagraphFont" style:family="text">
      <style:text-properties style:font-name="Garamond" fo:font-weight="bold" style:font-weight-asian="bold" style:font-weight-complex="bold" fo:font-size="11pt" style:font-size-asian="11pt" style:font-size-complex="11pt"/>
    </style:style>
    <style:style style:name="T2519" style:parent-style-name="DefaultParagraphFont" style:family="text">
      <style:text-properties style:font-name="Garamond" fo:font-weight="bold" style:font-weight-asian="bold" style:font-weight-complex="bold" fo:font-size="11pt" style:font-size-asian="11pt" style:font-size-complex="11pt"/>
    </style:style>
    <style:style style:name="T2520" style:parent-style-name="DefaultParagraphFont" style:family="text">
      <style:text-properties style:font-name="Garamond" fo:font-weight="bold" style:font-weight-asian="bold" style:font-weight-complex="bold" fo:font-size="11pt" style:font-size-asian="11pt" style:font-size-complex="11pt"/>
    </style:style>
    <style:style style:name="T2521" style:parent-style-name="DefaultParagraphFont" style:family="text">
      <style:text-properties style:font-name="Garamond" fo:font-weight="bold" style:font-weight-asian="bold" style:font-weight-complex="bold" fo:font-size="11pt" style:font-size-asian="11pt" style:font-size-complex="11pt"/>
    </style:style>
    <style:style style:name="T2522" style:parent-style-name="DefaultParagraphFont" style:family="text">
      <style:text-properties style:font-name="Garamond" fo:font-weight="bold" style:font-weight-asian="bold" style:font-weight-complex="bold" fo:font-size="11pt" style:font-size-asian="11pt" style:font-size-complex="11pt"/>
    </style:style>
    <style:style style:name="T2523" style:parent-style-name="DefaultParagraphFont" style:family="text">
      <style:text-properties style:font-name="Garamond" fo:font-weight="bold" style:font-weight-asian="bold" style:font-weight-complex="bold" fo:font-size="11pt" style:font-size-asian="11pt" style:font-size-complex="11pt"/>
    </style:style>
    <style:style style:name="T2524" style:parent-style-name="DefaultParagraphFont" style:family="text">
      <style:text-properties style:font-name="Garamond" fo:font-weight="bold" style:font-weight-asian="bold" style:font-weight-complex="bold" fo:font-size="11pt" style:font-size-asian="11pt" style:font-size-complex="11pt"/>
    </style:style>
    <style:style style:name="T2525" style:parent-style-name="DefaultParagraphFont" style:family="text">
      <style:text-properties style:font-name="Garamond" fo:font-weight="bold" style:font-weight-asian="bold" style:font-weight-complex="bold" fo:font-size="11pt" style:font-size-asian="11pt" style:font-size-complex="11pt"/>
    </style:style>
    <style:style style:name="T2526" style:parent-style-name="DefaultParagraphFont" style:family="text">
      <style:text-properties style:font-name="Garamond" fo:font-weight="bold" style:font-weight-asian="bold" style:font-weight-complex="bold" fo:font-size="11pt" style:font-size-asian="11pt" style:font-size-complex="11pt"/>
    </style:style>
    <style:style style:name="P2527" style:parent-style-name="Normal" style:family="paragraph">
      <style:paragraph-properties fo:break-before="page"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style>
    <style:style style:name="P2528" style:parent-style-name="Normal" style:family="paragraph">
      <style:paragraph-properties fo:line-height="115%"/>
    </style:style>
    <style:style style:name="P2529" style:parent-style-name="Heading1" style:family="paragraph">
      <style:paragraph-properties fo:line-height="115%"/>
      <style:text-properties style:font-name="Garamond"/>
    </style:style>
    <style:style style:name="P25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33" style:parent-style-name="Heading2" style:family="paragraph">
      <style:paragraph-properties fo:text-align="start" fo:line-height="115%"/>
      <style:text-properties style:font-name="Garamond"/>
    </style:style>
    <style:style style:name="P2534" style:parent-style-name="Normal" style:family="paragraph">
      <style:paragraph-properties fo:text-align="justify" fo:margin-bottom="0in" fo:line-height="115%" fo:text-indent="0.2in"/>
    </style:style>
    <style:style style:name="T2535" style:parent-style-name="DefaultParagraphFont" style:family="text">
      <style:text-properties style:font-name="Garamond" fo:font-size="11pt" style:font-size-asian="11pt" style:font-size-complex="11pt"/>
    </style:style>
    <style:style style:name="T2536" style:parent-style-name="DefaultParagraphFont" style:family="text">
      <style:text-properties style:font-name="Garamond" fo:font-size="11pt" style:font-size-asian="11pt" style:font-size-complex="11pt"/>
    </style:style>
    <style:style style:name="T2537" style:parent-style-name="DefaultParagraphFont" style:family="text">
      <style:text-properties style:font-name="Garamond" fo:font-size="11pt" style:font-size-asian="11pt" style:font-size-complex="11pt"/>
    </style:style>
    <style:style style:name="T2538" style:parent-style-name="DefaultParagraphFont" style:family="text">
      <style:text-properties style:font-name="Garamond" fo:font-weight="bold" style:font-weight-asian="bold" style:font-weight-complex="bold" fo:font-size="11pt" style:font-size-asian="11pt" style:font-size-complex="11pt"/>
    </style:style>
    <style:style style:name="T2539" style:parent-style-name="DefaultParagraphFont" style:family="text">
      <style:text-properties style:font-name="Garamond" fo:font-size="11pt" style:font-size-asian="11pt" style:font-size-complex="11pt"/>
    </style:style>
    <style:style style:name="T2540" style:parent-style-name="DefaultParagraphFont" style:family="text">
      <style:text-properties style:font-name="Garamond" fo:font-size="11pt" style:font-size-asian="11pt" style:font-size-complex="11pt"/>
    </style:style>
    <style:style style:name="T2541" style:parent-style-name="DefaultParagraphFont" style:family="text">
      <style:text-properties style:font-name="Garamond" fo:font-size="11pt" style:font-size-asian="11pt" style:font-size-complex="11pt"/>
    </style:style>
    <style:style style:name="T2542" style:parent-style-name="DefaultParagraphFont" style:family="text">
      <style:text-properties style:font-name="Garamond" style:text-position="super 63.6%" fo:font-size="11pt" style:font-size-asian="11pt" style:font-size-complex="11pt"/>
    </style:style>
    <style:style style:name="T2543" style:parent-style-name="DefaultParagraphFont" style:family="text">
      <style:text-properties style:font-name="Garamond" fo:font-size="11pt" style:font-size-asian="11pt" style:font-size-complex="11pt"/>
    </style:style>
    <style:style style:name="P2544"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2545" style:parent-style-name="Heading2" style:family="paragraph">
      <style:paragraph-properties fo:text-align="start" fo:line-height="115%"/>
      <style:text-properties style:font-name="Garamond"/>
    </style:style>
    <style:style style:name="P25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0" style:parent-style-name="Heading2" style:family="paragraph">
      <style:paragraph-properties fo:text-align="start" fo:line-height="115%"/>
      <style:text-properties style:font-name="Garamond"/>
    </style:style>
    <style:style style:name="P25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53" style:parent-style-name="Normal" style:family="paragraph">
      <style:paragraph-properties fo:text-align="justify" fo:margin-bottom="0in" fo:line-height="115%" fo:text-indent="0.2in"/>
    </style:style>
    <style:style style:name="T2554" style:parent-style-name="DefaultParagraphFont" style:family="text">
      <style:text-properties style:font-name="Garamond" fo:font-size="11pt" style:font-size-asian="11pt" style:font-size-complex="11pt"/>
    </style:style>
    <style:style style:name="T2555" style:parent-style-name="DefaultParagraphFont" style:family="text">
      <style:text-properties style:font-name="Garamond" fo:font-size="11pt" style:font-size-asian="11pt" style:font-size-complex="11pt"/>
    </style:style>
    <style:style style:name="T2556" style:parent-style-name="DefaultParagraphFont" style:family="text">
      <style:text-properties style:font-name="Garamond" fo:font-size="11pt" style:font-size-asian="11pt" style:font-size-complex="11pt"/>
    </style:style>
    <style:style style:name="T2557" style:parent-style-name="DefaultParagraphFont" style:family="text">
      <style:text-properties style:font-name="Garamond" fo:font-size="11pt" style:font-size-asian="11pt" style:font-size-complex="11pt"/>
    </style:style>
    <style:style style:name="T2558" style:parent-style-name="DefaultParagraphFont" style:family="text">
      <style:text-properties style:font-name="Garamond" fo:font-size="11pt" style:font-size-asian="11pt" style:font-size-complex="11pt"/>
    </style:style>
    <style:style style:name="T2559" style:parent-style-name="DefaultParagraphFont" style:family="text">
      <style:text-properties style:font-name="Garamond" fo:font-size="11pt" style:font-size-asian="11pt" style:font-size-complex="11pt"/>
    </style:style>
    <style:style style:name="T2560" style:parent-style-name="DefaultParagraphFont" style:family="text">
      <style:text-properties style:font-name="Garamond" fo:font-size="11pt" style:font-size-asian="11pt" style:font-size-complex="11pt"/>
    </style:style>
    <style:style style:name="T2561" style:parent-style-name="DefaultParagraphFont" style:family="text">
      <style:text-properties style:font-name="Garamond" fo:font-weight="bold" style:font-weight-asian="bold" style:font-weight-complex="bold" fo:font-size="11pt" style:font-size-asian="11pt" style:font-size-complex="11pt"/>
    </style:style>
    <style:style style:name="T2562" style:parent-style-name="DefaultParagraphFont" style:family="text">
      <style:text-properties style:font-name="Garamond" fo:font-weight="bold" style:font-weight-asian="bold" style:font-weight-complex="bold" fo:font-size="11pt" style:font-size-asian="11pt" style:font-size-complex="11pt"/>
    </style:style>
    <style:style style:name="T2563" style:parent-style-name="DefaultParagraphFont" style:family="text">
      <style:text-properties style:font-name="Garamond" fo:font-weight="bold" style:font-weight-asian="bold" style:font-weight-complex="bold" fo:font-size="11pt" style:font-size-asian="11pt" style:font-size-complex="11pt"/>
    </style:style>
    <style:style style:name="T2564" style:parent-style-name="DefaultParagraphFont" style:family="text">
      <style:text-properties style:font-name="Garamond" fo:font-size="11pt" style:font-size-asian="11pt" style:font-size-complex="11pt"/>
    </style:style>
    <style:style style:name="T2565" style:parent-style-name="DefaultParagraphFont" style:family="text">
      <style:text-properties style:font-name="Garamond" fo:font-size="11pt" style:font-size-asian="11pt" style:font-size-complex="11pt"/>
    </style:style>
    <style:style style:name="T2566" style:parent-style-name="DefaultParagraphFont" style:family="text">
      <style:text-properties style:font-name="Garamond" fo:font-size="11pt" style:font-size-asian="11pt" style:font-size-complex="11pt"/>
    </style:style>
    <style:style style:name="T2567" style:parent-style-name="DefaultParagraphFont" style:family="text">
      <style:text-properties style:font-name="Garamond" fo:font-weight="bold" style:font-weight-asian="bold" style:font-weight-complex="bold" fo:font-size="11pt" style:font-size-asian="11pt" style:font-size-complex="11pt"/>
    </style:style>
    <style:style style:name="T2568" style:parent-style-name="DefaultParagraphFont" style:family="text">
      <style:text-properties style:font-name="Garamond" fo:font-weight="bold" style:font-weight-asian="bold" style:font-weight-complex="bold" fo:font-size="11pt" style:font-size-asian="11pt" style:font-size-complex="11pt"/>
    </style:style>
    <style:style style:name="T2569" style:parent-style-name="DefaultParagraphFont" style:family="text">
      <style:text-properties style:font-name="Garamond" fo:font-weight="bold" style:font-weight-asian="bold" style:font-weight-complex="bold" fo:font-size="11pt" style:font-size-asian="11pt" style:font-size-complex="11pt"/>
    </style:style>
    <style:style style:name="T2570" style:parent-style-name="DefaultParagraphFont" style:family="text">
      <style:text-properties style:font-name="Garamond" fo:font-weight="bold" style:font-weight-asian="bold" style:font-weight-complex="bold" fo:font-size="11pt" style:font-size-asian="11pt" style:font-size-complex="11pt"/>
    </style:style>
    <style:style style:name="T2571" style:parent-style-name="DefaultParagraphFont" style:family="text">
      <style:text-properties style:font-name="Garamond" fo:font-weight="bold" style:font-weight-asian="bold" style:font-weight-complex="bold" fo:font-size="11pt" style:font-size-asian="11pt" style:font-size-complex="11pt"/>
    </style:style>
    <style:style style:name="T2572" style:parent-style-name="DefaultParagraphFont" style:family="text">
      <style:text-properties style:font-name="Garamond" fo:font-weight="bold" style:font-weight-asian="bold" style:font-weight-complex="bold" fo:font-size="11pt" style:font-size-asian="11pt" style:font-size-complex="11pt"/>
    </style:style>
    <style:style style:name="T2573" style:parent-style-name="DefaultParagraphFont" style:family="text">
      <style:text-properties style:font-name="Garamond" fo:font-weight="bold" style:font-weight-asian="bold" style:font-weight-complex="bold" fo:font-size="11pt" style:font-size-asian="11pt" style:font-size-complex="11pt"/>
    </style:style>
    <style:style style:name="T2574" style:parent-style-name="DefaultParagraphFont" style:family="text">
      <style:text-properties style:font-name="Garamond" fo:font-weight="bold" style:font-weight-asian="bold" style:font-weight-complex="bold" fo:font-size="11pt" style:font-size-asian="11pt" style:font-size-complex="11pt"/>
    </style:style>
    <style:style style:name="T2575" style:parent-style-name="DefaultParagraphFont" style:family="text">
      <style:text-properties style:font-name="Garamond" fo:font-weight="bold" style:font-weight-asian="bold" style:font-weight-complex="bold" fo:font-size="11pt" style:font-size-asian="11pt" style:font-size-complex="11pt"/>
    </style:style>
    <style:style style:name="T2576" style:parent-style-name="DefaultParagraphFont" style:family="text">
      <style:text-properties style:font-name="Garamond" fo:font-weight="bold" style:font-weight-asian="bold" style:font-weight-complex="bold" fo:font-size="11pt" style:font-size-asian="11pt" style:font-size-complex="11pt"/>
    </style:style>
    <style:style style:name="T2577" style:parent-style-name="DefaultParagraphFont" style:family="text">
      <style:text-properties style:font-name="Garamond" fo:font-weight="bold" style:font-weight-asian="bold" style:font-weight-complex="bold" fo:font-size="11pt" style:font-size-asian="11pt" style:font-size-complex="11pt"/>
    </style:style>
    <style:style style:name="T2578" style:parent-style-name="DefaultParagraphFont" style:family="text">
      <style:text-properties style:font-name="Garamond" fo:font-size="11pt" style:font-size-asian="11pt" style:font-size-complex="11pt"/>
    </style:style>
    <style:style style:name="T2579" style:parent-style-name="DefaultParagraphFont" style:family="text">
      <style:text-properties style:font-name="Garamond" fo:font-size="11pt" style:font-size-asian="11pt" style:font-size-complex="11pt"/>
    </style:style>
    <style:style style:name="T2580" style:parent-style-name="DefaultParagraphFont" style:family="text">
      <style:text-properties style:font-name="Garamond" fo:font-size="11pt" style:font-size-asian="11pt" style:font-size-complex="11pt"/>
    </style:style>
    <style:style style:name="T2581" style:parent-style-name="DefaultParagraphFont" style:family="text">
      <style:text-properties style:font-name="Garamond" fo:font-size="11pt" style:font-size-asian="11pt" style:font-size-complex="11pt"/>
    </style:style>
    <style:style style:name="T2582" style:parent-style-name="DefaultParagraphFont" style:family="text">
      <style:text-properties style:font-name="Garamond" fo:font-size="11pt" style:font-size-asian="11pt" style:font-size-complex="11pt"/>
    </style:style>
    <style:style style:name="P25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587" style:parent-style-name="Normal" style:family="paragraph">
      <style:paragraph-properties fo:text-align="justify" fo:margin-bottom="0in" fo:line-height="115%" fo:text-indent="0.2in"/>
    </style:style>
    <style:style style:name="T2588" style:parent-style-name="DefaultParagraphFont" style:family="text">
      <style:text-properties style:font-name="Garamond" fo:font-weight="bold" style:font-weight-asian="bold" style:font-weight-complex="bold" fo:font-size="11pt" style:font-size-asian="11pt" style:font-size-complex="11pt"/>
    </style:style>
    <style:style style:name="T2589" style:parent-style-name="DefaultParagraphFont" style:family="text">
      <style:text-properties style:font-name="Garamond" fo:font-weight="bold" style:font-weight-asian="bold" style:font-weight-complex="bold" fo:font-size="11pt" style:font-size-asian="11pt" style:font-size-complex="11pt"/>
    </style:style>
    <style:style style:name="T2590" style:parent-style-name="DefaultParagraphFont" style:family="text">
      <style:text-properties style:font-name="Garamond" fo:font-weight="bold" style:font-weight-asian="bold" style:font-weight-complex="bold" fo:font-size="11pt" style:font-size-asian="11pt" style:font-size-complex="11pt"/>
    </style:style>
    <style:style style:name="T2591" style:parent-style-name="DefaultParagraphFont" style:family="text">
      <style:text-properties style:font-name="Garamond" fo:font-weight="bold" style:font-weight-asian="bold" style:font-weight-complex="bold" fo:font-size="11pt" style:font-size-asian="11pt" style:font-size-complex="11pt"/>
    </style:style>
    <style:style style:name="T2592" style:parent-style-name="DefaultParagraphFont" style:family="text">
      <style:text-properties style:font-name="Garamond" fo:font-weight="bold" style:font-weight-asian="bold" style:font-weight-complex="bold" fo:font-size="11pt" style:font-size-asian="11pt" style:font-size-complex="11pt"/>
    </style:style>
    <style:style style:name="T2593" style:parent-style-name="DefaultParagraphFont" style:family="text">
      <style:text-properties style:font-name="Garamond" fo:font-weight="bold" style:font-weight-asian="bold" style:font-weight-complex="bold" fo:font-size="11pt" style:font-size-asian="11pt" style:font-size-complex="11pt"/>
    </style:style>
    <style:style style:name="T2594" style:parent-style-name="DefaultParagraphFont" style:family="text">
      <style:text-properties style:font-name="Garamond" fo:font-weight="bold" style:font-weight-asian="bold" style:font-weight-complex="bold" fo:font-size="11pt" style:font-size-asian="11pt" style:font-size-complex="11pt"/>
    </style:style>
    <style:style style:name="T2595" style:parent-style-name="DefaultParagraphFont" style:family="text">
      <style:text-properties style:font-name="Garamond" fo:font-weight="bold" style:font-weight-asian="bold" style:font-weight-complex="bold" fo:font-size="11pt" style:font-size-asian="11pt" style:font-size-complex="11pt"/>
    </style:style>
    <style:style style:name="T2596" style:parent-style-name="DefaultParagraphFont" style:family="text">
      <style:text-properties style:font-name="Garamond" fo:font-weight="bold" style:font-weight-asian="bold" style:font-weight-complex="bold" fo:font-size="11pt" style:font-size-asian="11pt" style:font-size-complex="11pt"/>
    </style:style>
    <style:style style:name="T2597" style:parent-style-name="DefaultParagraphFont" style:family="text">
      <style:text-properties style:font-name="Garamond" fo:font-weight="bold" style:font-weight-asian="bold" style:font-weight-complex="bold" fo:font-size="11pt" style:font-size-asian="11pt" style:font-size-complex="11pt"/>
    </style:style>
    <style:style style:name="T2598" style:parent-style-name="DefaultParagraphFont" style:family="text">
      <style:text-properties style:font-name="Garamond" fo:font-weight="bold" style:font-weight-asian="bold" style:font-weight-complex="bold" fo:font-size="11pt" style:font-size-asian="11pt" style:font-size-complex="11pt"/>
    </style:style>
    <style:style style:name="T2599" style:parent-style-name="DefaultParagraphFont" style:family="text">
      <style:text-properties style:font-name="Garamond" fo:font-weight="bold" style:font-weight-asian="bold" style:font-weight-complex="bold" fo:font-size="11pt" style:font-size-asian="11pt" style:font-size-complex="11pt"/>
    </style:style>
    <style:style style:name="T2600" style:parent-style-name="DefaultParagraphFont" style:family="text">
      <style:text-properties style:font-name="Garamond" fo:font-weight="bold" style:font-weight-asian="bold" style:font-weight-complex="bold" fo:font-size="11pt" style:font-size-asian="11pt" style:font-size-complex="11pt"/>
    </style:style>
    <style:style style:name="T2601" style:parent-style-name="DefaultParagraphFont" style:family="text">
      <style:text-properties style:font-name="Garamond" fo:font-weight="bold" style:font-weight-asian="bold" style:font-weight-complex="bold" fo:font-size="11pt" style:font-size-asian="11pt" style:font-size-complex="11pt"/>
    </style:style>
    <style:style style:name="T2602" style:parent-style-name="DefaultParagraphFont" style:family="text">
      <style:text-properties style:font-name="Garamond" fo:font-weight="bold" style:font-weight-asian="bold" style:font-weight-complex="bold" fo:font-size="11pt" style:font-size-asian="11pt" style:font-size-complex="11pt"/>
    </style:style>
    <style:style style:name="T2603" style:parent-style-name="DefaultParagraphFont" style:family="text">
      <style:text-properties style:font-name="Garamond" fo:font-weight="bold" style:font-weight-asian="bold" style:font-weight-complex="bold" fo:font-size="11pt" style:font-size-asian="11pt" style:font-size-complex="11pt"/>
    </style:style>
    <style:style style:name="T2604" style:parent-style-name="DefaultParagraphFont" style:family="text">
      <style:text-properties style:font-name="Garamond" fo:font-weight="bold" style:font-weight-asian="bold" style:font-weight-complex="bold" fo:font-size="11pt" style:font-size-asian="11pt" style:font-size-complex="11pt"/>
    </style:style>
    <style:style style:name="T2605" style:parent-style-name="DefaultParagraphFont" style:family="text">
      <style:text-properties style:font-name="Garamond" fo:font-weight="bold" style:font-weight-asian="bold" style:font-weight-complex="bold" fo:font-size="11pt" style:font-size-asian="11pt" style:font-size-complex="11pt"/>
    </style:style>
    <style:style style:name="T2606" style:parent-style-name="DefaultParagraphFont" style:family="text">
      <style:text-properties style:font-name="Garamond" fo:font-weight="bold" style:font-weight-asian="bold" style:font-weight-complex="bold" fo:font-size="11pt" style:font-size-asian="11pt" style:font-size-complex="11pt"/>
    </style:style>
    <style:style style:name="T2607" style:parent-style-name="DefaultParagraphFont" style:family="text">
      <style:text-properties style:font-name="Garamond" fo:font-weight="bold" style:font-weight-asian="bold" style:font-weight-complex="bold" fo:font-size="11pt" style:font-size-asian="11pt" style:font-size-complex="11pt"/>
    </style:style>
    <style:style style:name="T2608" style:parent-style-name="DefaultParagraphFont" style:family="text">
      <style:text-properties style:font-name="Garamond" fo:font-size="11pt" style:font-size-asian="11pt" style:font-size-complex="11pt"/>
    </style:style>
    <style:style style:name="P26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0" style:parent-style-name="Heading2" style:family="paragraph">
      <style:paragraph-properties fo:text-align="start" fo:line-height="115%"/>
      <style:text-properties style:font-name="Garamond"/>
    </style:style>
    <style:style style:name="P26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14" style:parent-style-name="Normal" style:family="paragraph">
      <style:paragraph-properties fo:text-align="justify" fo:margin-bottom="0in" fo:line-height="115%" fo:text-indent="0.2in"/>
    </style:style>
    <style:style style:name="T2615" style:parent-style-name="DefaultParagraphFont" style:family="text">
      <style:text-properties style:font-name="Garamond" fo:font-size="11pt" style:font-size-asian="11pt" style:font-size-complex="11pt"/>
    </style:style>
    <style:style style:name="T2616" style:parent-style-name="DefaultParagraphFont" style:family="text">
      <style:text-properties style:font-name="Garamond" fo:font-size="11pt" style:font-size-asian="11pt" style:font-size-complex="11pt"/>
    </style:style>
    <style:style style:name="T2617" style:parent-style-name="DefaultParagraphFont" style:family="text">
      <style:text-properties style:font-name="Garamond" fo:font-size="11pt" style:font-size-asian="11pt" style:font-size-complex="11pt"/>
    </style:style>
    <style:style style:name="T2618" style:parent-style-name="DefaultParagraphFont" style:family="text">
      <style:text-properties style:font-name="Garamond" fo:font-size="11pt" style:font-size-asian="11pt" style:font-size-complex="11pt"/>
    </style:style>
    <style:style style:name="T2619" style:parent-style-name="DefaultParagraphFont" style:family="text">
      <style:text-properties style:font-name="Garamond" fo:font-size="11pt" style:font-size-asian="11pt" style:font-size-complex="11pt"/>
    </style:style>
    <style:style style:name="T2620" style:parent-style-name="DefaultParagraphFont" style:family="text">
      <style:text-properties style:font-name="Garamond" fo:font-size="11pt" style:font-size-asian="11pt" style:font-size-complex="11pt"/>
    </style:style>
    <style:style style:name="T2621" style:parent-style-name="DefaultParagraphFont" style:family="text">
      <style:text-properties style:font-name="Garamond" fo:font-size="11pt" style:font-size-asian="11pt" style:font-size-complex="11pt"/>
    </style:style>
    <style:style style:name="T2622" style:parent-style-name="DefaultParagraphFont" style:family="text">
      <style:text-properties style:font-name="Garamond" fo:font-weight="bold" style:font-weight-asian="bold" style:font-weight-complex="bold" fo:font-size="11pt" style:font-size-asian="11pt" style:font-size-complex="11pt"/>
    </style:style>
    <style:style style:name="T2623" style:parent-style-name="DefaultParagraphFont" style:family="text">
      <style:text-properties style:font-name="Garamond" fo:font-weight="bold" style:font-weight-asian="bold" style:font-weight-complex="bold" fo:font-size="11pt" style:font-size-asian="11pt" style:font-size-complex="11pt"/>
    </style:style>
    <style:style style:name="T2624" style:parent-style-name="DefaultParagraphFont" style:family="text">
      <style:text-properties style:font-name="Garamond" fo:font-weight="bold" style:font-weight-asian="bold" style:font-weight-complex="bold" fo:font-size="11pt" style:font-size-asian="11pt" style:font-size-complex="11pt"/>
    </style:style>
    <style:style style:name="T2625" style:parent-style-name="DefaultParagraphFont" style:family="text">
      <style:text-properties style:font-name="Garamond" fo:font-size="11pt" style:font-size-asian="11pt" style:font-size-complex="11pt"/>
    </style:style>
    <style:style style:name="T2626" style:parent-style-name="DefaultParagraphFont" style:family="text">
      <style:text-properties style:font-name="Garamond" fo:font-size="11pt" style:font-size-asian="11pt" style:font-size-complex="11pt"/>
    </style:style>
    <style:style style:name="T2627" style:parent-style-name="DefaultParagraphFont" style:family="text">
      <style:text-properties style:font-name="Garamond" fo:font-size="11pt" style:font-size-asian="11pt" style:font-size-complex="11pt"/>
    </style:style>
    <style:style style:name="T2628" style:parent-style-name="DefaultParagraphFont" style:family="text">
      <style:text-properties style:font-name="Garamond" fo:font-size="11pt" style:font-size-asian="11pt" style:font-size-complex="11pt"/>
    </style:style>
    <style:style style:name="T2629" style:parent-style-name="DefaultParagraphFont" style:family="text">
      <style:text-properties style:font-name="Garamond" fo:font-weight="bold" style:font-weight-asian="bold" style:font-weight-complex="bold" fo:font-size="11pt" style:font-size-asian="11pt" style:font-size-complex="11pt"/>
    </style:style>
    <style:style style:name="T2630" style:parent-style-name="DefaultParagraphFont" style:family="text">
      <style:text-properties style:font-name="Garamond" fo:font-weight="bold" style:font-weight-asian="bold" style:font-weight-complex="bold" fo:font-size="11pt" style:font-size-asian="11pt" style:font-size-complex="11pt"/>
    </style:style>
    <style:style style:name="T2631" style:parent-style-name="DefaultParagraphFont" style:family="text">
      <style:text-properties style:font-name="Garamond" fo:font-weight="bold" style:font-weight-asian="bold" style:font-weight-complex="bold" fo:font-size="11pt" style:font-size-asian="11pt" style:font-size-complex="11pt"/>
    </style:style>
    <style:style style:name="T2632" style:parent-style-name="DefaultParagraphFont" style:family="text">
      <style:text-properties style:font-name="Garamond" fo:font-size="11pt" style:font-size-asian="11pt" style:font-size-complex="11pt"/>
    </style:style>
    <style:style style:name="T2633" style:parent-style-name="DefaultParagraphFont" style:family="text">
      <style:text-properties style:font-name="Garamond" fo:font-size="11pt" style:font-size-asian="11pt" style:font-size-complex="11pt"/>
    </style:style>
    <style:style style:name="T2634" style:parent-style-name="DefaultParagraphFont" style:family="text">
      <style:text-properties style:font-name="Garamond" fo:font-size="11pt" style:font-size-asian="11pt" style:font-size-complex="11pt"/>
    </style:style>
    <style:style style:name="P26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38" style:parent-style-name="Normal" style:family="paragraph">
      <style:paragraph-properties fo:text-align="justify" fo:margin-bottom="0in" fo:line-height="115%" fo:text-indent="0.2in"/>
    </style:style>
    <style:style style:name="T2639" style:parent-style-name="DefaultParagraphFont" style:family="text">
      <style:text-properties style:font-name="Garamond" fo:font-size="11pt" style:font-size-asian="11pt" style:font-size-complex="11pt"/>
    </style:style>
    <style:style style:name="T2640" style:parent-style-name="DefaultParagraphFont" style:family="text">
      <style:text-properties style:font-name="Garamond" fo:font-size="11pt" style:font-size-asian="11pt" style:font-size-complex="11pt"/>
    </style:style>
    <style:style style:name="T2641" style:parent-style-name="DefaultParagraphFont" style:family="text">
      <style:text-properties style:font-name="Garamond" fo:font-size="11pt" style:font-size-asian="11pt" style:font-size-complex="11pt"/>
    </style:style>
    <style:style style:name="T2642" style:parent-style-name="DefaultParagraphFont" style:family="text">
      <style:text-properties style:font-name="Garamond" fo:font-size="11pt" style:font-size-asian="11pt" style:font-size-complex="11pt"/>
    </style:style>
    <style:style style:name="T2643" style:parent-style-name="DefaultParagraphFont" style:family="text">
      <style:text-properties style:font-name="Garamond" fo:font-size="11pt" style:font-size-asian="11pt" style:font-size-complex="11pt"/>
    </style:style>
    <style:style style:name="T2644" style:parent-style-name="DefaultParagraphFont" style:family="text">
      <style:text-properties style:font-name="Garamond" fo:font-size="11pt" style:font-size-asian="11pt" style:font-size-complex="11pt"/>
    </style:style>
    <style:style style:name="T2645" style:parent-style-name="DefaultParagraphFont" style:family="text">
      <style:text-properties style:font-name="Garamond" fo:font-size="11pt" style:font-size-asian="11pt" style:font-size-complex="11pt"/>
    </style:style>
    <style:style style:name="T2646" style:parent-style-name="DefaultParagraphFont" style:family="text">
      <style:text-properties style:font-name="Garamond" fo:font-size="11pt" style:font-size-asian="11pt" style:font-size-complex="11pt"/>
    </style:style>
    <style:style style:name="T2647" style:parent-style-name="DefaultParagraphFont" style:family="text">
      <style:text-properties style:font-name="Garamond" fo:font-size="11pt" style:font-size-asian="11pt" style:font-size-complex="11pt"/>
    </style:style>
    <style:style style:name="T2648" style:parent-style-name="DefaultParagraphFont" style:family="text">
      <style:text-properties style:font-name="Garamond" fo:font-size="11pt" style:font-size-asian="11pt" style:font-size-complex="11pt"/>
    </style:style>
    <style:style style:name="T2649" style:parent-style-name="DefaultParagraphFont" style:family="text">
      <style:text-properties style:font-name="Garamond" fo:font-size="11pt" style:font-size-asian="11pt" style:font-size-complex="11pt"/>
    </style:style>
    <style:style style:name="T2650" style:parent-style-name="DefaultParagraphFont" style:family="text">
      <style:text-properties style:font-name="Garamond" fo:font-size="11pt" style:font-size-asian="11pt" style:font-size-complex="11pt"/>
    </style:style>
    <style:style style:name="T2651" style:parent-style-name="DefaultParagraphFont" style:family="text">
      <style:text-properties style:font-name="Garamond" fo:font-size="11pt" style:font-size-asian="11pt" style:font-size-complex="11pt"/>
    </style:style>
    <style:style style:name="T2652" style:parent-style-name="DefaultParagraphFont" style:family="text">
      <style:text-properties style:font-name="Garamond" fo:font-size="11pt" style:font-size-asian="11pt" style:font-size-complex="11pt"/>
    </style:style>
    <style:style style:name="T2653" style:parent-style-name="DefaultParagraphFont" style:family="text">
      <style:text-properties style:font-name="Garamond" fo:font-size="11pt" style:font-size-asian="11pt" style:font-size-complex="11pt"/>
    </style:style>
    <style:style style:name="T2654" style:parent-style-name="DefaultParagraphFont" style:family="text">
      <style:text-properties style:font-name="Garamond" fo:font-size="11pt" style:font-size-asian="11pt" style:font-size-complex="11pt"/>
    </style:style>
    <style:style style:name="T2655" style:parent-style-name="DefaultParagraphFont" style:family="text">
      <style:text-properties style:font-name="Garamond" fo:font-size="11pt" style:font-size-asian="11pt" style:font-size-complex="11pt"/>
    </style:style>
    <style:style style:name="T2656" style:parent-style-name="DefaultParagraphFont" style:family="text">
      <style:text-properties style:font-name="Garamond" fo:font-size="11pt" style:font-size-asian="11pt" style:font-size-complex="11pt"/>
    </style:style>
    <style:style style:name="T2657" style:parent-style-name="DefaultParagraphFont" style:family="text">
      <style:text-properties style:font-name="Garamond" fo:font-size="11pt" style:font-size-asian="11pt" style:font-size-complex="11pt"/>
    </style:style>
    <style:style style:name="T2658" style:parent-style-name="DefaultParagraphFont" style:family="text">
      <style:text-properties style:font-name="Garamond" fo:font-size="11pt" style:font-size-asian="11pt" style:font-size-complex="11pt"/>
    </style:style>
    <style:style style:name="T2659" style:parent-style-name="DefaultParagraphFont" style:family="text">
      <style:text-properties style:font-name="Garamond" fo:font-size="11pt" style:font-size-asian="11pt" style:font-size-complex="11pt"/>
    </style:style>
    <style:style style:name="T2660" style:parent-style-name="DefaultParagraphFont" style:family="text">
      <style:text-properties style:font-name="Garamond" fo:font-weight="bold" style:font-weight-asian="bold" style:font-weight-complex="bold" fo:font-size="11pt" style:font-size-asian="11pt" style:font-size-complex="11pt"/>
    </style:style>
    <style:style style:name="T2661" style:parent-style-name="DefaultParagraphFont" style:family="text">
      <style:text-properties style:font-name="Garamond" fo:font-weight="bold" style:font-weight-asian="bold" style:font-weight-complex="bold" fo:font-size="11pt" style:font-size-asian="11pt" style:font-size-complex="11pt"/>
    </style:style>
    <style:style style:name="T2662" style:parent-style-name="DefaultParagraphFont" style:family="text">
      <style:text-properties style:font-name="Garamond" fo:font-weight="bold" style:font-weight-asian="bold" style:font-weight-complex="bold" fo:font-size="11pt" style:font-size-asian="11pt" style:font-size-complex="11pt"/>
    </style:style>
    <style:style style:name="T2663" style:parent-style-name="DefaultParagraphFont" style:family="text">
      <style:text-properties style:font-name="Garamond" fo:font-weight="bold" style:font-weight-asian="bold" style:font-weight-complex="bold" fo:font-size="11pt" style:font-size-asian="11pt" style:font-size-complex="11pt"/>
    </style:style>
    <style:style style:name="T2664" style:parent-style-name="DefaultParagraphFont" style:family="text">
      <style:text-properties style:font-name="Garamond" fo:font-weight="bold" style:font-weight-asian="bold" style:font-weight-complex="bold" fo:font-size="11pt" style:font-size-asian="11pt" style:font-size-complex="11pt"/>
    </style:style>
    <style:style style:name="T2665" style:parent-style-name="DefaultParagraphFont" style:family="text">
      <style:text-properties style:font-name="Garamond" fo:font-size="11pt" style:font-size-asian="11pt" style:font-size-complex="11pt"/>
    </style:style>
    <style:style style:name="T2666" style:parent-style-name="DefaultParagraphFont" style:family="text">
      <style:text-properties style:font-name="Garamond" fo:font-size="11pt" style:font-size-asian="11pt" style:font-size-complex="11pt"/>
    </style:style>
    <style:style style:name="T2667" style:parent-style-name="DefaultParagraphFont" style:family="text">
      <style:text-properties style:font-name="Garamond" fo:font-size="11pt" style:font-size-asian="11pt" style:font-size-complex="11pt"/>
    </style:style>
    <style:style style:name="T2668" style:parent-style-name="DefaultParagraphFont" style:family="text">
      <style:text-properties style:font-name="Garamond" fo:font-size="11pt" style:font-size-asian="11pt" style:font-size-complex="11pt"/>
    </style:style>
    <style:style style:name="T2669" style:parent-style-name="DefaultParagraphFont" style:family="text">
      <style:text-properties style:font-name="Garamond" fo:font-size="11pt" style:font-size-asian="11pt" style:font-size-complex="11pt"/>
    </style:style>
    <style:style style:name="T2670" style:parent-style-name="DefaultParagraphFont" style:family="text">
      <style:text-properties style:font-name="Garamond" fo:font-size="11pt" style:font-size-asian="11pt" style:font-size-complex="11pt"/>
    </style:style>
    <style:style style:name="T2671" style:parent-style-name="DefaultParagraphFont" style:family="text">
      <style:text-properties style:font-name="Garamond" fo:font-size="11pt" style:font-size-asian="11pt" style:font-size-complex="11pt"/>
    </style:style>
    <style:style style:name="P267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675" style:parent-style-name="Heading2" style:family="paragraph">
      <style:paragraph-properties fo:text-align="start" fo:line-height="115%"/>
      <style:text-properties style:font-name="Garamond"/>
    </style:style>
    <style:style style:name="P2676" style:parent-style-name="Normal" style:family="paragraph">
      <style:paragraph-properties fo:text-align="justify" fo:margin-bottom="0in" fo:line-height="115%" fo:text-indent="0.2in"/>
    </style:style>
    <style:style style:name="T2677" style:parent-style-name="DefaultParagraphFont" style:family="text">
      <style:text-properties style:font-name="Garamond" fo:font-size="11pt" style:font-size-asian="11pt" style:font-size-complex="11pt"/>
    </style:style>
    <style:style style:name="T2678" style:parent-style-name="DefaultParagraphFont" style:family="text">
      <style:text-properties style:font-name="Garamond" fo:font-size="11pt" style:font-size-asian="11pt" style:font-size-complex="11pt"/>
    </style:style>
    <style:style style:name="T2679" style:parent-style-name="DefaultParagraphFont" style:family="text">
      <style:text-properties style:font-name="Garamond" fo:font-weight="bold" style:font-weight-asian="bold" style:font-weight-complex="bold" fo:font-size="11pt" style:font-size-asian="11pt" style:font-size-complex="11pt"/>
    </style:style>
    <style:style style:name="T2680" style:parent-style-name="DefaultParagraphFont" style:family="text">
      <style:text-properties style:font-name="Garamond" fo:font-weight="bold" style:font-weight-asian="bold" style:font-weight-complex="bold" fo:font-size="11pt" style:font-size-asian="11pt" style:font-size-complex="11pt"/>
    </style:style>
    <style:style style:name="T2681" style:parent-style-name="DefaultParagraphFont" style:family="text">
      <style:text-properties style:font-name="Garamond" fo:font-weight="bold" style:font-weight-asian="bold" style:font-weight-complex="bold" fo:font-size="11pt" style:font-size-asian="11pt" style:font-size-complex="11pt"/>
    </style:style>
    <style:style style:name="T2682" style:parent-style-name="DefaultParagraphFont" style:family="text">
      <style:text-properties style:font-name="Garamond" fo:font-weight="bold" style:font-weight-asian="bold" style:font-weight-complex="bold" fo:font-size="11pt" style:font-size-asian="11pt" style:font-size-complex="11pt"/>
    </style:style>
    <style:style style:name="T2683" style:parent-style-name="DefaultParagraphFont" style:family="text">
      <style:text-properties style:font-name="Garamond" fo:font-weight="bold" style:font-weight-asian="bold" style:font-weight-complex="bold" fo:font-size="11pt" style:font-size-asian="11pt" style:font-size-complex="11pt"/>
    </style:style>
    <style:style style:name="T2684" style:parent-style-name="DefaultParagraphFont" style:family="text">
      <style:text-properties style:font-name="Garamond" fo:font-weight="bold" style:font-weight-asian="bold" style:font-weight-complex="bold" fo:font-size="11pt" style:font-size-asian="11pt" style:font-size-complex="11pt"/>
    </style:style>
    <style:style style:name="T2685" style:parent-style-name="DefaultParagraphFont" style:family="text">
      <style:text-properties style:font-name="Garamond" fo:font-weight="bold" style:font-weight-asian="bold" style:font-weight-complex="bold" fo:font-size="11pt" style:font-size-asian="11pt" style:font-size-complex="11pt"/>
    </style:style>
    <style:style style:name="T2686" style:parent-style-name="DefaultParagraphFont" style:family="text">
      <style:text-properties style:font-name="Garamond" fo:font-weight="bold" style:font-weight-asian="bold" style:font-weight-complex="bold" fo:font-size="11pt" style:font-size-asian="11pt" style:font-size-complex="11pt"/>
    </style:style>
    <style:style style:name="T2687" style:parent-style-name="DefaultParagraphFont" style:family="text">
      <style:text-properties style:font-name="Garamond" fo:font-weight="bold" style:font-weight-asian="bold" style:font-weight-complex="bold" fo:font-size="11pt" style:font-size-asian="11pt" style:font-size-complex="11pt"/>
    </style:style>
    <style:style style:name="T2688" style:parent-style-name="DefaultParagraphFont" style:family="text">
      <style:text-properties style:font-name="Garamond" fo:font-weight="bold" style:font-weight-asian="bold" style:font-weight-complex="bold" fo:font-size="11pt" style:font-size-asian="11pt" style:font-size-complex="11pt"/>
    </style:style>
    <style:style style:name="T2689" style:parent-style-name="DefaultParagraphFont" style:family="text">
      <style:text-properties style:font-name="Garamond" fo:font-weight="bold" style:font-weight-asian="bold" style:font-weight-complex="bold" fo:font-size="11pt" style:font-size-asian="11pt" style:font-size-complex="11pt"/>
    </style:style>
    <style:style style:name="T2690" style:parent-style-name="DefaultParagraphFont" style:family="text">
      <style:text-properties style:font-name="Garamond" fo:font-weight="bold" style:font-weight-asian="bold" style:font-weight-complex="bold" fo:font-size="11pt" style:font-size-asian="11pt" style:font-size-complex="11pt"/>
    </style:style>
    <style:style style:name="T2691" style:parent-style-name="DefaultParagraphFont" style:family="text">
      <style:text-properties style:font-name="Garamond" fo:font-weight="bold" style:font-weight-asian="bold" style:font-weight-complex="bold" fo:font-size="11pt" style:font-size-asian="11pt" style:font-size-complex="11pt"/>
    </style:style>
    <style:style style:name="T2692" style:parent-style-name="DefaultParagraphFont" style:family="text">
      <style:text-properties style:font-name="Garamond" fo:font-weight="bold" style:font-weight-asian="bold" style:font-weight-complex="bold" fo:font-size="11pt" style:font-size-asian="11pt" style:font-size-complex="11pt"/>
    </style:style>
    <style:style style:name="T2693" style:parent-style-name="DefaultParagraphFont" style:family="text">
      <style:text-properties style:font-name="Garamond" fo:font-weight="bold" style:font-weight-asian="bold" style:font-weight-complex="bold" fo:font-size="11pt" style:font-size-asian="11pt" style:font-size-complex="11pt"/>
    </style:style>
    <style:style style:name="T2694" style:parent-style-name="DefaultParagraphFont" style:family="text">
      <style:text-properties style:font-name="Garamond" fo:font-weight="bold" style:font-weight-asian="bold" style:font-weight-complex="bold" fo:font-size="11pt" style:font-size-asian="11pt" style:font-size-complex="11pt"/>
    </style:style>
    <style:style style:name="T2695" style:parent-style-name="DefaultParagraphFont" style:family="text">
      <style:text-properties style:font-name="Garamond" fo:font-weight="bold" style:font-weight-asian="bold" style:font-weight-complex="bold" fo:font-size="11pt" style:font-size-asian="11pt" style:font-size-complex="11pt"/>
    </style:style>
    <style:style style:name="T2696" style:parent-style-name="DefaultParagraphFont" style:family="text">
      <style:text-properties style:font-name="Garamond" fo:font-weight="bold" style:font-weight-asian="bold" style:font-weight-complex="bold" fo:font-size="11pt" style:font-size-asian="11pt" style:font-size-complex="11pt"/>
    </style:style>
    <style:style style:name="T2697" style:parent-style-name="DefaultParagraphFont" style:family="text">
      <style:text-properties style:font-name="Garamond" fo:font-weight="bold" style:font-weight-asian="bold" style:font-weight-complex="bold" fo:font-size="11pt" style:font-size-asian="11pt" style:font-size-complex="11pt"/>
    </style:style>
    <style:style style:name="T2698" style:parent-style-name="DefaultParagraphFont" style:family="text">
      <style:text-properties style:font-name="Garamond" fo:font-weight="bold" style:font-weight-asian="bold" style:font-weight-complex="bold" fo:font-size="11pt" style:font-size-asian="11pt" style:font-size-complex="11pt"/>
    </style:style>
    <style:style style:name="T2699" style:parent-style-name="DefaultParagraphFont" style:family="text">
      <style:text-properties style:font-name="Garamond" fo:font-weight="bold" style:font-weight-asian="bold" style:font-weight-complex="bold" fo:font-size="11pt" style:font-size-asian="11pt" style:font-size-complex="11pt"/>
    </style:style>
    <style:style style:name="P27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01" style:parent-style-name="Heading2" style:family="paragraph">
      <style:paragraph-properties fo:text-align="start" fo:line-height="115%"/>
      <style:text-properties style:font-name="Garamond"/>
    </style:style>
    <style:style style:name="P2702" style:parent-style-name="Normal" style:family="paragraph">
      <style:paragraph-properties fo:text-align="justify" fo:margin-bottom="0in" fo:line-height="115%" fo:text-indent="0.2in"/>
    </style:style>
    <style:style style:name="T2703" style:parent-style-name="DefaultParagraphFont" style:family="text">
      <style:text-properties style:font-name="Garamond" fo:font-size="11pt" style:font-size-asian="11pt" style:font-size-complex="11pt"/>
    </style:style>
    <style:style style:name="T2704" style:parent-style-name="DefaultParagraphFont" style:family="text">
      <style:text-properties style:font-name="Garamond" fo:font-size="11pt" style:font-size-asian="11pt" style:font-size-complex="11pt"/>
    </style:style>
    <style:style style:name="T2705" style:parent-style-name="DefaultParagraphFont" style:family="text">
      <style:text-properties style:font-name="Garamond" fo:font-size="11pt" style:font-size-asian="11pt" style:font-size-complex="11pt"/>
    </style:style>
    <style:style style:name="T2706" style:parent-style-name="DefaultParagraphFont" style:family="text">
      <style:text-properties style:font-name="Garamond" fo:font-size="11pt" style:font-size-asian="11pt" style:font-size-complex="11pt"/>
    </style:style>
    <style:style style:name="T2707" style:parent-style-name="DefaultParagraphFont" style:family="text">
      <style:text-properties style:font-name="Garamond" fo:font-size="11pt" style:font-size-asian="11pt" style:font-size-complex="11pt"/>
    </style:style>
    <style:style style:name="T2708" style:parent-style-name="DefaultParagraphFont" style:family="text">
      <style:text-properties style:font-name="Garamond" fo:font-size="11pt" style:font-size-asian="11pt" style:font-size-complex="11pt"/>
    </style:style>
    <style:style style:name="T2709" style:parent-style-name="DefaultParagraphFont" style:family="text">
      <style:text-properties style:font-name="Garamond" fo:font-size="11pt" style:font-size-asian="11pt" style:font-size-complex="11pt"/>
    </style:style>
    <style:style style:name="T2710" style:parent-style-name="DefaultParagraphFont" style:family="text">
      <style:text-properties style:font-name="Garamond" fo:font-size="11pt" style:font-size-asian="11pt" style:font-size-complex="11pt"/>
    </style:style>
    <style:style style:name="T2711" style:parent-style-name="DefaultParagraphFont" style:family="text">
      <style:text-properties style:font-name="Garamond" fo:font-size="11pt" style:font-size-asian="11pt" style:font-size-complex="11pt"/>
    </style:style>
    <style:style style:name="T2712" style:parent-style-name="DefaultParagraphFont" style:family="text">
      <style:text-properties style:font-name="Garamond" fo:font-size="11pt" style:font-size-asian="11pt" style:font-size-complex="11pt"/>
    </style:style>
    <style:style style:name="T2713" style:parent-style-name="DefaultParagraphFont" style:family="text">
      <style:text-properties style:font-name="Garamond" fo:font-size="11pt" style:font-size-asian="11pt" style:font-size-complex="11pt"/>
    </style:style>
    <style:style style:name="T2714" style:parent-style-name="DefaultParagraphFont" style:family="text">
      <style:text-properties style:font-name="Garamond" fo:font-weight="bold" style:font-weight-asian="bold" fo:font-size="11pt" style:font-size-asian="11pt" style:font-size-complex="11pt"/>
    </style:style>
    <style:style style:name="T2715" style:parent-style-name="DefaultParagraphFont" style:family="text">
      <style:text-properties style:font-name="Garamond" fo:font-weight="bold" style:font-weight-asian="bold" fo:font-size="11pt" style:font-size-asian="11pt" style:font-size-complex="11pt"/>
    </style:style>
    <style:style style:name="T2716" style:parent-style-name="DefaultParagraphFont" style:family="text">
      <style:text-properties style:font-name="Garamond" fo:font-weight="bold" style:font-weight-asian="bold" style:font-weight-complex="bold" fo:font-size="11pt" style:font-size-asian="11pt" style:font-size-complex="11pt"/>
    </style:style>
    <style:style style:name="T2717" style:parent-style-name="DefaultParagraphFont" style:family="text">
      <style:text-properties style:font-name="Garamond" fo:font-weight="bold" style:font-weight-asian="bold" fo:font-size="11pt" style:font-size-asian="11pt" style:font-size-complex="11pt"/>
    </style:style>
    <style:style style:name="T2718" style:parent-style-name="DefaultParagraphFont" style:family="text">
      <style:text-properties style:font-name="Garamond" fo:font-size="11pt" style:font-size-asian="11pt" style:font-size-complex="11pt"/>
    </style:style>
    <style:style style:name="P2719" style:parent-style-name="Normal" style:family="paragraph">
      <style:paragraph-properties fo:text-align="justify" fo:margin-bottom="0in" fo:line-height="115%" fo:text-indent="0.2in"/>
    </style:style>
    <style:style style:name="T2720" style:parent-style-name="DefaultParagraphFont" style:family="text">
      <style:text-properties style:font-name="Garamond" fo:font-size="11pt" style:font-size-asian="11pt" style:font-size-complex="11pt"/>
    </style:style>
    <style:style style:name="T2721" style:parent-style-name="DefaultParagraphFont" style:family="text">
      <style:text-properties style:font-name="Garamond" fo:font-size="11pt" style:font-size-asian="11pt" style:font-size-complex="11pt"/>
    </style:style>
    <style:style style:name="T2722" style:parent-style-name="DefaultParagraphFont" style:family="text">
      <style:text-properties style:font-name="Garamond" fo:font-weight="bold" style:font-weight-asian="bold" fo:font-size="11pt" style:font-size-asian="11pt" style:font-size-complex="11pt"/>
    </style:style>
    <style:style style:name="T2723" style:parent-style-name="DefaultParagraphFont" style:family="text">
      <style:text-properties style:font-name="Garamond" fo:font-size="11pt" style:font-size-asian="11pt" style:font-size-complex="11pt"/>
    </style:style>
    <style:style style:name="T2724" style:parent-style-name="DefaultParagraphFont" style:family="text">
      <style:text-properties style:font-name="Garamond" fo:font-size="11pt" style:font-size-asian="11pt" style:font-size-complex="11pt"/>
    </style:style>
    <style:style style:name="P2725" style:parent-style-name="Normal" style:family="paragraph">
      <style:paragraph-properties fo:text-align="justify" fo:margin-bottom="0in" fo:line-height="115%" fo:text-indent="0.2in"/>
    </style:style>
    <style:style style:name="T2726" style:parent-style-name="DefaultParagraphFont" style:family="text">
      <style:text-properties style:font-name="Garamond" fo:font-size="11pt" style:font-size-asian="11pt" style:font-size-complex="11pt"/>
    </style:style>
    <style:style style:name="T2727" style:parent-style-name="DefaultParagraphFont" style:family="text">
      <style:text-properties style:font-name="Garamond" fo:font-weight="bold" style:font-weight-asian="bold" fo:font-size="11pt" style:font-size-asian="11pt" style:font-size-complex="11pt"/>
    </style:style>
    <style:style style:name="T2728" style:parent-style-name="DefaultParagraphFont" style:family="text">
      <style:text-properties style:font-name="Garamond" fo:font-weight="bold" style:font-weight-asian="bold" fo:font-size="11pt" style:font-size-asian="11pt" style:font-size-complex="11pt"/>
    </style:style>
    <style:style style:name="T2729" style:parent-style-name="DefaultParagraphFont" style:family="text">
      <style:text-properties style:font-name="Garamond" fo:font-weight="bold" style:font-weight-asian="bold" fo:font-size="11pt" style:font-size-asian="11pt" style:font-size-complex="11pt"/>
    </style:style>
    <style:style style:name="T2730" style:parent-style-name="DefaultParagraphFont" style:family="text">
      <style:text-properties style:font-name="Garamond" fo:font-size="11pt" style:font-size-asian="11pt" style:font-size-complex="11pt"/>
    </style:style>
    <style:style style:name="T2731" style:parent-style-name="DefaultParagraphFont" style:family="text">
      <style:text-properties style:font-name="Garamond" fo:font-size="11pt" style:font-size-asian="11pt" style:font-size-complex="11pt"/>
    </style:style>
    <style:style style:name="T2732" style:parent-style-name="DefaultParagraphFont" style:family="text">
      <style:text-properties style:font-name="Garamond" fo:font-size="11pt" style:font-size-asian="11pt" style:font-size-complex="11pt"/>
    </style:style>
    <style:style style:name="T2733" style:parent-style-name="DefaultParagraphFont" style:family="text">
      <style:text-properties style:font-name="Garamond" fo:font-size="11pt" style:font-size-asian="11pt" style:font-size-complex="11pt"/>
    </style:style>
    <style:style style:name="T2734" style:parent-style-name="DefaultParagraphFont" style:family="text">
      <style:text-properties style:font-name="Garamond" fo:font-size="11pt" style:font-size-asian="11pt" style:font-size-complex="11pt"/>
    </style:style>
    <style:style style:name="T2735" style:parent-style-name="DefaultParagraphFont" style:family="text">
      <style:text-properties style:font-name="Garamond" fo:font-size="11pt" style:font-size-asian="11pt" style:font-size-complex="11pt"/>
    </style:style>
    <style:style style:name="T2736" style:parent-style-name="DefaultParagraphFont" style:family="text">
      <style:text-properties style:font-name="Garamond" fo:font-size="11pt" style:font-size-asian="11pt" style:font-size-complex="11pt"/>
    </style:style>
    <style:style style:name="P2737" style:parent-style-name="Normal" style:family="paragraph">
      <style:paragraph-properties fo:text-align="justify" fo:margin-bottom="0in" fo:line-height="115%" fo:text-indent="0.2in"/>
    </style:style>
    <style:style style:name="T2738" style:parent-style-name="DefaultParagraphFont" style:family="text">
      <style:text-properties style:font-name="Garamond" fo:font-size="11pt" style:font-size-asian="11pt" style:font-size-complex="11pt"/>
    </style:style>
    <style:style style:name="T2739" style:parent-style-name="DefaultParagraphFont" style:family="text">
      <style:text-properties style:font-name="Garamond" fo:font-weight="bold" style:font-weight-asian="bold" fo:font-size="11pt" style:font-size-asian="11pt" style:font-size-complex="11pt"/>
    </style:style>
    <style:style style:name="T2740" style:parent-style-name="DefaultParagraphFont" style:family="text">
      <style:text-properties style:font-name="Garamond" fo:font-weight="bold" style:font-weight-asian="bold" fo:font-size="11pt" style:font-size-asian="11pt" style:font-size-complex="11pt"/>
    </style:style>
    <style:style style:name="T2741" style:parent-style-name="DefaultParagraphFont" style:family="text">
      <style:text-properties style:font-name="Garamond" fo:font-weight="bold" style:font-weight-asian="bold" fo:font-size="11pt" style:font-size-asian="11pt" style:font-size-complex="11pt"/>
    </style:style>
    <style:style style:name="T2742" style:parent-style-name="DefaultParagraphFont" style:family="text">
      <style:text-properties style:font-name="Garamond" fo:font-weight="bold" style:font-weight-asian="bold" fo:font-size="11pt" style:font-size-asian="11pt" style:font-size-complex="11pt"/>
    </style:style>
    <style:style style:name="T2743" style:parent-style-name="DefaultParagraphFont" style:family="text">
      <style:text-properties style:font-name="Garamond" fo:font-weight="bold" style:font-weight-asian="bold" fo:font-size="11pt" style:font-size-asian="11pt" style:font-size-complex="11pt"/>
    </style:style>
    <style:style style:name="T2744" style:parent-style-name="DefaultParagraphFont" style:family="text">
      <style:text-properties style:font-name="Garamond" fo:font-size="11pt" style:font-size-asian="11pt" style:font-size-complex="11pt"/>
    </style:style>
    <style:style style:name="T2745" style:parent-style-name="DefaultParagraphFont" style:family="text">
      <style:text-properties style:font-name="Garamond" fo:font-size="11pt" style:font-size-asian="11pt" style:font-size-complex="11pt"/>
    </style:style>
    <style:style style:name="T2746" style:parent-style-name="DefaultParagraphFont" style:family="text">
      <style:text-properties style:font-name="Garamond" fo:font-size="11pt" style:font-size-asian="11pt" style:font-size-complex="11pt"/>
    </style:style>
    <style:style style:name="P2747" style:parent-style-name="Normal" style:family="paragraph">
      <style:paragraph-properties fo:text-align="justify" fo:margin-bottom="0in" fo:line-height="115%" fo:text-indent="0.2in"/>
    </style:style>
    <style:style style:name="T2748" style:parent-style-name="DefaultParagraphFont" style:family="text">
      <style:text-properties style:font-name="Garamond" fo:font-size="11pt" style:font-size-asian="11pt" style:font-size-complex="11pt"/>
    </style:style>
    <style:style style:name="T2749" style:parent-style-name="DefaultParagraphFont" style:family="text">
      <style:text-properties style:font-name="Garamond" fo:font-weight="bold" style:font-weight-asian="bold" fo:font-size="11pt" style:font-size-asian="11pt" style:font-size-complex="11pt"/>
    </style:style>
    <style:style style:name="P2750" style:parent-style-name="Normal" style:family="paragraph">
      <style:paragraph-properties fo:text-align="justify" fo:margin-bottom="0in" fo:line-height="115%" fo:text-indent="0.2in"/>
      <style:text-properties style:font-name="Garamond" style:font-weight-complex="bold" fo:font-size="11pt" style:font-size-asian="11pt" style:font-size-complex="11pt"/>
    </style:style>
    <style:style style:name="P2751" style:parent-style-name="Heading2" style:family="paragraph">
      <style:paragraph-properties fo:text-align="start" fo:line-height="115%"/>
      <style:text-properties style:font-name="Garamond"/>
    </style:style>
    <style:style style:name="P27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753" style:parent-style-name="Normal" style:family="paragraph">
      <style:paragraph-properties fo:text-align="justify" fo:margin-bottom="0in" fo:line-height="115%" fo:text-indent="0.2in"/>
    </style:style>
    <style:style style:name="T2754" style:parent-style-name="DefaultParagraphFont" style:family="text">
      <style:text-properties style:font-name="Garamond" fo:font-size="11pt" style:font-size-asian="11pt" style:font-size-complex="11pt"/>
    </style:style>
    <style:style style:name="T2755" style:parent-style-name="DefaultParagraphFont" style:family="text">
      <style:text-properties style:font-name="Garamond" fo:font-size="11pt" style:font-size-asian="11pt" style:font-size-complex="11pt"/>
    </style:style>
    <style:style style:name="T2756" style:parent-style-name="DefaultParagraphFont" style:family="text">
      <style:text-properties style:font-name="Garamond" fo:font-size="11pt" style:font-size-asian="11pt" style:font-size-complex="11pt"/>
    </style:style>
    <style:style style:name="T2757" style:parent-style-name="DefaultParagraphFont" style:family="text">
      <style:text-properties style:font-name="Garamond" fo:font-size="11pt" style:font-size-asian="11pt" style:font-size-complex="11pt"/>
    </style:style>
    <style:style style:name="T2758" style:parent-style-name="DefaultParagraphFont" style:family="text">
      <style:text-properties style:font-name="Garamond" fo:font-size="11pt" style:font-size-asian="11pt" style:font-size-complex="11pt"/>
    </style:style>
    <style:style style:name="T2759" style:parent-style-name="DefaultParagraphFont" style:family="text">
      <style:text-properties style:font-name="Garamond" fo:font-size="11pt" style:font-size-asian="11pt" style:font-size-complex="11pt"/>
    </style:style>
    <style:style style:name="T2760" style:parent-style-name="DefaultParagraphFont" style:family="text">
      <style:text-properties style:font-name="Garamond" fo:font-size="11pt" style:font-size-asian="11pt" style:font-size-complex="11pt"/>
    </style:style>
    <style:style style:name="T2761" style:parent-style-name="DefaultParagraphFont" style:family="text">
      <style:text-properties style:font-name="Garamond" fo:font-size="11pt" style:font-size-asian="11pt" style:font-size-complex="11pt"/>
    </style:style>
    <style:style style:name="T2762" style:parent-style-name="DefaultParagraphFont" style:family="text">
      <style:text-properties style:font-name="Garamond" fo:font-size="11pt" style:font-size-asian="11pt" style:font-size-complex="11pt"/>
    </style:style>
    <style:style style:name="T2763" style:parent-style-name="DefaultParagraphFont" style:family="text">
      <style:text-properties style:font-name="Garamond" fo:font-size="11pt" style:font-size-asian="11pt" style:font-size-complex="11pt"/>
    </style:style>
    <style:style style:name="T2764" style:parent-style-name="DefaultParagraphFont" style:family="text">
      <style:text-properties style:font-name="Garamond" fo:font-size="11pt" style:font-size-asian="11pt" style:font-size-complex="11pt"/>
    </style:style>
    <style:style style:name="T2765" style:parent-style-name="DefaultParagraphFont" style:family="text">
      <style:text-properties style:font-name="Garamond" fo:font-size="11pt" style:font-size-asian="11pt" style:font-size-complex="11pt"/>
    </style:style>
    <style:style style:name="T2766" style:parent-style-name="DefaultParagraphFont" style:family="text">
      <style:text-properties style:font-name="Garamond" fo:font-size="11pt" style:font-size-asian="11pt" style:font-size-complex="11pt"/>
    </style:style>
    <style:style style:name="T2767" style:parent-style-name="DefaultParagraphFont" style:family="text">
      <style:text-properties style:font-name="Garamond" fo:font-size="11pt" style:font-size-asian="11pt" style:font-size-complex="11pt"/>
    </style:style>
    <style:style style:name="T2768" style:parent-style-name="DefaultParagraphFont" style:family="text">
      <style:text-properties style:font-name="Garamond" fo:font-size="11pt" style:font-size-asian="11pt" style:font-size-complex="11pt"/>
    </style:style>
    <style:style style:name="T2769" style:parent-style-name="DefaultParagraphFont" style:family="text">
      <style:text-properties style:font-name="Garamond" fo:font-size="11pt" style:font-size-asian="11pt" style:font-size-complex="11pt"/>
    </style:style>
    <style:style style:name="T2770" style:parent-style-name="DefaultParagraphFont" style:family="text">
      <style:text-properties style:font-name="Garamond" fo:font-size="11pt" style:font-size-asian="11pt" style:font-size-complex="11pt"/>
    </style:style>
    <style:style style:name="T2771" style:parent-style-name="DefaultParagraphFont" style:family="text">
      <style:text-properties style:font-name="Garamond" fo:font-size="11pt" style:font-size-asian="11pt" style:font-size-complex="11pt"/>
    </style:style>
    <style:style style:name="T2772" style:parent-style-name="DefaultParagraphFont" style:family="text">
      <style:text-properties style:font-name="Garamond" fo:font-size="11pt" style:font-size-asian="11pt" style:font-size-complex="11pt"/>
    </style:style>
    <style:style style:name="T2773" style:parent-style-name="DefaultParagraphFont" style:family="text">
      <style:text-properties style:font-name="Garamond" fo:font-size="11pt" style:font-size-asian="11pt" style:font-size-complex="11pt"/>
    </style:style>
    <style:style style:name="T2774" style:parent-style-name="DefaultParagraphFont" style:family="text">
      <style:text-properties style:font-name="Garamond" fo:font-weight="bold" style:font-weight-asian="bold" style:font-weight-complex="bold" fo:font-size="11pt" style:font-size-asian="11pt" style:font-size-complex="11pt"/>
    </style:style>
    <style:style style:name="T2775" style:parent-style-name="DefaultParagraphFont" style:family="text">
      <style:text-properties style:font-name="Garamond" fo:font-weight="bold" style:font-weight-asian="bold" style:font-weight-complex="bold" fo:font-size="11pt" style:font-size-asian="11pt" style:font-size-complex="11pt"/>
    </style:style>
    <style:style style:name="T2776" style:parent-style-name="DefaultParagraphFont" style:family="text">
      <style:text-properties style:font-name="Garamond" fo:font-weight="bold" style:font-weight-asian="bold" style:font-weight-complex="bold" fo:font-size="11pt" style:font-size-asian="11pt" style:font-size-complex="11pt"/>
    </style:style>
    <style:style style:name="T2777" style:parent-style-name="DefaultParagraphFont" style:family="text">
      <style:text-properties style:font-name="Garamond" fo:font-weight="bold" style:font-weight-asian="bold" style:font-weight-complex="bold" fo:font-size="11pt" style:font-size-asian="11pt" style:font-size-complex="11pt"/>
    </style:style>
    <style:style style:name="T2778" style:parent-style-name="DefaultParagraphFont" style:family="text">
      <style:text-properties style:font-name="Garamond" fo:font-weight="bold" style:font-weight-asian="bold" style:font-weight-complex="bold" fo:font-size="11pt" style:font-size-asian="11pt" style:font-size-complex="11pt"/>
    </style:style>
    <style:style style:name="T2779" style:parent-style-name="DefaultParagraphFont" style:family="text">
      <style:text-properties style:font-name="Garamond" fo:font-size="11pt" style:font-size-asian="11pt" style:font-size-complex="11pt"/>
    </style:style>
    <style:style style:name="T2780" style:parent-style-name="DefaultParagraphFont" style:family="text">
      <style:text-properties style:font-name="Garamond" fo:font-size="11pt" style:font-size-asian="11pt" style:font-size-complex="11pt"/>
    </style:style>
    <style:style style:name="T2781" style:parent-style-name="DefaultParagraphFont" style:family="text">
      <style:text-properties style:font-name="Garamond" fo:font-size="11pt" style:font-size-asian="11pt" style:font-size-complex="11pt"/>
    </style:style>
    <style:style style:name="T2782" style:parent-style-name="DefaultParagraphFont" style:family="text">
      <style:text-properties style:font-name="Garamond" fo:font-size="11pt" style:font-size-asian="11pt" style:font-size-complex="11pt"/>
    </style:style>
    <style:style style:name="T2783" style:parent-style-name="DefaultParagraphFont" style:family="text">
      <style:text-properties style:font-name="Garamond" fo:font-size="11pt" style:font-size-asian="11pt" style:font-size-complex="11pt"/>
    </style:style>
    <style:style style:name="T2784" style:parent-style-name="DefaultParagraphFont" style:family="text">
      <style:text-properties style:font-name="Garamond" fo:font-size="11pt" style:font-size-asian="11pt" style:font-size-complex="11pt"/>
    </style:style>
    <style:style style:name="T2785" style:parent-style-name="DefaultParagraphFont" style:family="text">
      <style:text-properties style:font-name="Garamond" fo:font-size="11pt" style:font-size-asian="11pt" style:font-size-complex="11pt"/>
    </style:style>
    <style:style style:name="T2786" style:parent-style-name="DefaultParagraphFont" style:family="text">
      <style:text-properties style:font-name="Garamond" fo:font-size="11pt" style:font-size-asian="11pt" style:font-size-complex="11pt"/>
    </style:style>
    <style:style style:name="T2787" style:parent-style-name="DefaultParagraphFont" style:family="text">
      <style:text-properties style:font-name="Garamond" fo:font-size="11pt" style:font-size-asian="11pt" style:font-size-complex="11pt"/>
    </style:style>
    <style:style style:name="T2788" style:parent-style-name="DefaultParagraphFont" style:family="text">
      <style:text-properties style:font-name="Garamond" fo:font-size="11pt" style:font-size-asian="11pt" style:font-size-complex="11pt"/>
    </style:style>
    <style:style style:name="T2789" style:parent-style-name="DefaultParagraphFont" style:family="text">
      <style:text-properties style:font-name="Garamond" fo:font-size="11pt" style:font-size-asian="11pt" style:font-size-complex="11pt"/>
    </style:style>
    <style:style style:name="T2790" style:parent-style-name="DefaultParagraphFont" style:family="text">
      <style:text-properties style:font-name="Garamond" fo:font-size="11pt" style:font-size-asian="11pt" style:font-size-complex="11pt"/>
    </style:style>
    <style:style style:name="P2791" style:parent-style-name="Normal" style:family="paragraph">
      <style:paragraph-properties fo:text-align="justify" fo:margin-bottom="0in" fo:line-height="115%" fo:text-indent="0.2in"/>
    </style:style>
    <style:style style:name="T2792" style:parent-style-name="DefaultParagraphFont" style:family="text">
      <style:text-properties style:font-name="Garamond" fo:font-size="11pt" style:font-size-asian="11pt" style:font-size-complex="11pt"/>
    </style:style>
    <style:style style:name="T2793" style:parent-style-name="DefaultParagraphFont" style:family="text">
      <style:text-properties style:font-name="Garamond" fo:font-size="11pt" style:font-size-asian="11pt" style:font-size-complex="11pt"/>
    </style:style>
    <style:style style:name="T2794" style:parent-style-name="DefaultParagraphFont" style:family="text">
      <style:text-properties style:font-name="Garamond" fo:font-size="11pt" style:font-size-asian="11pt" style:font-size-complex="11pt"/>
    </style:style>
    <style:style style:name="T2795" style:parent-style-name="DefaultParagraphFont" style:family="text">
      <style:text-properties style:font-name="Garamond" fo:font-size="11pt" style:font-size-asian="11pt" style:font-size-complex="11pt"/>
    </style:style>
    <style:style style:name="T2796" style:parent-style-name="DefaultParagraphFont" style:family="text">
      <style:text-properties style:font-name="Garamond" fo:font-size="11pt" style:font-size-asian="11pt" style:font-size-complex="11pt"/>
    </style:style>
    <style:style style:name="T2797" style:parent-style-name="DefaultParagraphFont" style:family="text">
      <style:text-properties style:font-name="Garamond" fo:font-size="11pt" style:font-size-asian="11pt" style:font-size-complex="11pt"/>
    </style:style>
    <style:style style:name="T2798" style:parent-style-name="DefaultParagraphFont" style:family="text">
      <style:text-properties style:font-name="Garamond" fo:font-size="11pt" style:font-size-asian="11pt" style:font-size-complex="11pt"/>
    </style:style>
    <style:style style:name="T2799" style:parent-style-name="DefaultParagraphFont" style:family="text">
      <style:text-properties style:font-name="Garamond" fo:font-size="11pt" style:font-size-asian="11pt" style:font-size-complex="11pt"/>
    </style:style>
    <style:style style:name="T2800" style:parent-style-name="DefaultParagraphFont" style:family="text">
      <style:text-properties style:font-name="Garamond" fo:font-size="11pt" style:font-size-asian="11pt" style:font-size-complex="11pt"/>
    </style:style>
    <style:style style:name="T2801" style:parent-style-name="DefaultParagraphFont" style:family="text">
      <style:text-properties style:font-name="Garamond" fo:font-size="11pt" style:font-size-asian="11pt" style:font-size-complex="11pt"/>
    </style:style>
    <style:style style:name="T2802" style:parent-style-name="DefaultParagraphFont" style:family="text">
      <style:text-properties style:font-name="Garamond" fo:font-size="11pt" style:font-size-asian="11pt" style:font-size-complex="11pt"/>
    </style:style>
    <style:style style:name="T2803" style:parent-style-name="DefaultParagraphFont" style:family="text">
      <style:text-properties style:font-name="Garamond" fo:font-size="11pt" style:font-size-asian="11pt" style:font-size-complex="11pt"/>
    </style:style>
    <style:style style:name="T2804" style:parent-style-name="DefaultParagraphFont" style:family="text">
      <style:text-properties style:font-name="Garamond" fo:font-size="11pt" style:font-size-asian="11pt" style:font-size-complex="11pt"/>
    </style:style>
    <style:style style:name="T2805" style:parent-style-name="DefaultParagraphFont" style:family="text">
      <style:text-properties style:font-name="Garamond" fo:font-size="11pt" style:font-size-asian="11pt" style:font-size-complex="11pt"/>
    </style:style>
    <style:style style:name="T2806" style:parent-style-name="DefaultParagraphFont" style:family="text">
      <style:text-properties style:font-name="Garamond" fo:font-weight="bold" style:font-weight-asian="bold" style:font-weight-complex="bold" fo:font-size="11pt" style:font-size-asian="11pt" style:font-size-complex="11pt"/>
    </style:style>
    <style:style style:name="T2807" style:parent-style-name="DefaultParagraphFont" style:family="text">
      <style:text-properties style:font-name="Garamond" fo:font-weight="bold" style:font-weight-asian="bold" style:font-weight-complex="bold" fo:font-size="11pt" style:font-size-asian="11pt" style:font-size-complex="11pt"/>
    </style:style>
    <style:style style:name="T2808" style:parent-style-name="DefaultParagraphFont" style:family="text">
      <style:text-properties style:font-name="Garamond" fo:font-weight="bold" style:font-weight-asian="bold" style:font-weight-complex="bold" fo:font-size="11pt" style:font-size-asian="11pt" style:font-size-complex="11pt"/>
    </style:style>
    <style:style style:name="T2809" style:parent-style-name="DefaultParagraphFont" style:family="text">
      <style:text-properties style:font-name="Garamond" fo:font-weight="bold" style:font-weight-asian="bold" style:font-weight-complex="bold" fo:font-size="11pt" style:font-size-asian="11pt" style:font-size-complex="11pt"/>
    </style:style>
    <style:style style:name="T2810" style:parent-style-name="DefaultParagraphFont" style:family="text">
      <style:text-properties style:font-name="Garamond" fo:font-weight="bold" style:font-weight-asian="bold" style:font-weight-complex="bold" fo:font-size="11pt" style:font-size-asian="11pt" style:font-size-complex="11pt"/>
    </style:style>
    <style:style style:name="T2811" style:parent-style-name="DefaultParagraphFont" style:family="text">
      <style:text-properties style:font-name="Garamond" fo:font-weight="bold" style:font-weight-asian="bold" style:font-weight-complex="bold" fo:font-size="11pt" style:font-size-asian="11pt" style:font-size-complex="11pt"/>
    </style:style>
    <style:style style:name="T2812" style:parent-style-name="DefaultParagraphFont" style:family="text">
      <style:text-properties style:font-name="Garamond" fo:font-weight="bold" style:font-weight-asian="bold" style:font-weight-complex="bold" fo:font-size="11pt" style:font-size-asian="11pt" style:font-size-complex="11pt"/>
    </style:style>
    <style:style style:name="T2813" style:parent-style-name="DefaultParagraphFont" style:family="text">
      <style:text-properties style:font-name="Garamond" fo:font-size="11pt" style:font-size-asian="11pt" style:font-size-complex="11pt"/>
    </style:style>
    <style:style style:name="T2814" style:parent-style-name="DefaultParagraphFont" style:family="text">
      <style:text-properties style:font-name="Garamond" fo:font-size="11pt" style:font-size-asian="11pt" style:font-size-complex="11pt"/>
    </style:style>
    <style:style style:name="T2815" style:parent-style-name="DefaultParagraphFont" style:family="text">
      <style:text-properties style:font-name="Garamond" fo:font-size="11pt" style:font-size-asian="11pt" style:font-size-complex="11pt"/>
    </style:style>
    <style:style style:name="T2816" style:parent-style-name="DefaultParagraphFont" style:family="text">
      <style:text-properties style:font-name="Garamond" fo:font-size="11pt" style:font-size-asian="11pt" style:font-size-complex="11pt"/>
    </style:style>
    <style:style style:name="T2817" style:parent-style-name="DefaultParagraphFont" style:family="text">
      <style:text-properties style:font-name="Garamond" fo:font-size="11pt" style:font-size-asian="11pt" style:font-size-complex="11pt"/>
    </style:style>
    <style:style style:name="T2818" style:parent-style-name="DefaultParagraphFont" style:family="text">
      <style:text-properties style:font-name="Garamond" fo:font-size="11pt" style:font-size-asian="11pt" style:font-size-complex="11pt"/>
    </style:style>
    <style:style style:name="T2819" style:parent-style-name="DefaultParagraphFont" style:family="text">
      <style:text-properties style:font-name="Garamond" fo:font-size="11pt" style:font-size-asian="11pt" style:font-size-complex="11pt"/>
    </style:style>
    <style:style style:name="T2820" style:parent-style-name="DefaultParagraphFont" style:family="text">
      <style:text-properties style:font-name="Garamond" fo:font-size="11pt" style:font-size-asian="11pt" style:font-size-complex="11pt"/>
    </style:style>
    <style:style style:name="T2821" style:parent-style-name="DefaultParagraphFont" style:family="text">
      <style:text-properties style:font-name="Garamond" fo:font-size="11pt" style:font-size-asian="11pt" style:font-size-complex="11pt"/>
    </style:style>
    <style:style style:name="T2822" style:parent-style-name="DefaultParagraphFont" style:family="text">
      <style:text-properties style:font-name="Garamond" fo:font-size="11pt" style:font-size-asian="11pt" style:font-size-complex="11pt"/>
    </style:style>
    <style:style style:name="T2823" style:parent-style-name="DefaultParagraphFont" style:family="text">
      <style:text-properties style:font-name="Garamond" fo:font-size="11pt" style:font-size-asian="11pt" style:font-size-complex="11pt"/>
    </style:style>
    <style:style style:name="P2824" style:parent-style-name="Normal" style:family="paragraph">
      <style:paragraph-properties fo:text-align="justify" fo:margin-bottom="0in" fo:line-height="115%" fo:text-indent="0.2in"/>
    </style:style>
    <style:style style:name="T2825" style:parent-style-name="DefaultParagraphFont" style:family="text">
      <style:text-properties style:font-name="Garamond" fo:font-size="11pt" style:font-size-asian="11pt" style:font-size-complex="11pt"/>
    </style:style>
    <style:style style:name="T2826" style:parent-style-name="DefaultParagraphFont" style:family="text">
      <style:text-properties style:font-name="Garamond" fo:font-size="11pt" style:font-size-asian="11pt" style:font-size-complex="11pt"/>
    </style:style>
    <style:style style:name="T2827" style:parent-style-name="DefaultParagraphFont" style:family="text">
      <style:text-properties style:font-name="Garamond" fo:font-size="11pt" style:font-size-asian="11pt" style:font-size-complex="11pt"/>
    </style:style>
    <style:style style:name="T2828" style:parent-style-name="DefaultParagraphFont" style:family="text">
      <style:text-properties style:font-name="Garamond" fo:font-size="11pt" style:font-size-asian="11pt" style:font-size-complex="11pt"/>
    </style:style>
    <style:style style:name="T2829" style:parent-style-name="DefaultParagraphFont" style:family="text">
      <style:text-properties style:font-name="Garamond" fo:font-size="11pt" style:font-size-asian="11pt" style:font-size-complex="11pt"/>
    </style:style>
    <style:style style:name="T2830" style:parent-style-name="DefaultParagraphFont" style:family="text">
      <style:text-properties style:font-name="Garamond" fo:font-size="11pt" style:font-size-asian="11pt" style:font-size-complex="11pt"/>
    </style:style>
    <style:style style:name="T2831" style:parent-style-name="DefaultParagraphFont" style:family="text">
      <style:text-properties style:font-name="Garamond" fo:font-size="11pt" style:font-size-asian="11pt" style:font-size-complex="11pt"/>
    </style:style>
    <style:style style:name="T2832" style:parent-style-name="DefaultParagraphFont" style:family="text">
      <style:text-properties style:font-name="Garamond" fo:font-size="11pt" style:font-size-asian="11pt" style:font-size-complex="11pt"/>
    </style:style>
    <style:style style:name="T2833" style:parent-style-name="DefaultParagraphFont" style:family="text">
      <style:text-properties style:font-name="Garamond" fo:font-size="11pt" style:font-size-asian="11pt" style:font-size-complex="11pt"/>
    </style:style>
    <style:style style:name="T2834" style:parent-style-name="DefaultParagraphFont" style:family="text">
      <style:text-properties style:font-name="Garamond" fo:font-size="11pt" style:font-size-asian="11pt" style:font-size-complex="11pt"/>
    </style:style>
    <style:style style:name="T2835" style:parent-style-name="DefaultParagraphFont" style:family="text">
      <style:text-properties style:font-name="Garamond" fo:font-size="11pt" style:font-size-asian="11pt" style:font-size-complex="11pt"/>
    </style:style>
    <style:style style:name="T2836" style:parent-style-name="DefaultParagraphFont" style:family="text">
      <style:text-properties style:font-name="Garamond" fo:font-size="11pt" style:font-size-asian="11pt" style:font-size-complex="11pt"/>
    </style:style>
    <style:style style:name="T2837" style:parent-style-name="DefaultParagraphFont" style:family="text">
      <style:text-properties style:font-name="Garamond" fo:font-size="11pt" style:font-size-asian="11pt" style:font-size-complex="11pt"/>
    </style:style>
    <style:style style:name="T2838" style:parent-style-name="DefaultParagraphFont" style:family="text">
      <style:text-properties style:font-name="Garamond" fo:font-size="11pt" style:font-size-asian="11pt" style:font-size-complex="11pt"/>
    </style:style>
    <style:style style:name="T2839" style:parent-style-name="DefaultParagraphFont" style:family="text">
      <style:text-properties style:font-name="Garamond" fo:font-size="11pt" style:font-size-asian="11pt" style:font-size-complex="11pt"/>
    </style:style>
    <style:style style:name="T2840" style:parent-style-name="DefaultParagraphFont" style:family="text">
      <style:text-properties style:font-name="Garamond" fo:font-weight="bold" style:font-weight-asian="bold" style:font-weight-complex="bold" fo:font-size="11pt" style:font-size-asian="11pt" style:font-size-complex="11pt"/>
    </style:style>
    <style:style style:name="T2841" style:parent-style-name="DefaultParagraphFont" style:family="text">
      <style:text-properties style:font-name="Garamond" fo:font-weight="bold" style:font-weight-asian="bold" style:font-weight-complex="bold" fo:font-size="11pt" style:font-size-asian="11pt" style:font-size-complex="11pt"/>
    </style:style>
    <style:style style:name="T2842" style:parent-style-name="DefaultParagraphFont" style:family="text">
      <style:text-properties style:font-name="Garamond" fo:font-weight="bold" style:font-weight-asian="bold" style:font-weight-complex="bold" fo:font-size="11pt" style:font-size-asian="11pt" style:font-size-complex="11pt"/>
    </style:style>
    <style:style style:name="T2843" style:parent-style-name="DefaultParagraphFont" style:family="text">
      <style:text-properties style:font-name="Garamond" fo:font-weight="bold" style:font-weight-asian="bold" style:font-weight-complex="bold" fo:font-size="11pt" style:font-size-asian="11pt" style:font-size-complex="11pt"/>
    </style:style>
    <style:style style:name="T2844" style:parent-style-name="DefaultParagraphFont" style:family="text">
      <style:text-properties style:font-name="Garamond" fo:font-weight="bold" style:font-weight-asian="bold" style:font-weight-complex="bold" fo:font-size="11pt" style:font-size-asian="11pt" style:font-size-complex="11pt"/>
    </style:style>
    <style:style style:name="T2845" style:parent-style-name="DefaultParagraphFont" style:family="text">
      <style:text-properties style:font-name="Garamond" fo:font-weight="bold" style:font-weight-asian="bold" style:font-weight-complex="bold" fo:font-size="11pt" style:font-size-asian="11pt" style:font-size-complex="11pt"/>
    </style:style>
    <style:style style:name="T2846" style:parent-style-name="DefaultParagraphFont" style:family="text">
      <style:text-properties style:font-name="Garamond" fo:font-weight="bold" style:font-weight-asian="bold" style:font-weight-complex="bold" fo:font-size="11pt" style:font-size-asian="11pt" style:font-size-complex="11pt"/>
    </style:style>
    <style:style style:name="T2847" style:parent-style-name="DefaultParagraphFont" style:family="text">
      <style:text-properties style:font-name="Garamond" fo:font-size="11pt" style:font-size-asian="11pt" style:font-size-complex="11pt"/>
    </style:style>
    <style:style style:name="T2848" style:parent-style-name="DefaultParagraphFont" style:family="text">
      <style:text-properties style:font-name="Garamond" fo:font-size="11pt" style:font-size-asian="11pt" style:font-size-complex="11pt"/>
    </style:style>
    <style:style style:name="T2849" style:parent-style-name="DefaultParagraphFont" style:family="text">
      <style:text-properties style:font-name="Garamond" fo:font-size="11pt" style:font-size-asian="11pt" style:font-size-complex="11pt"/>
    </style:style>
    <style:style style:name="T2850" style:parent-style-name="DefaultParagraphFont" style:family="text">
      <style:text-properties style:font-name="Garamond" fo:font-size="11pt" style:font-size-asian="11pt" style:font-size-complex="11pt"/>
    </style:style>
    <style:style style:name="T2851" style:parent-style-name="DefaultParagraphFont" style:family="text">
      <style:text-properties style:font-name="Garamond" fo:font-size="11pt" style:font-size-asian="11pt" style:font-size-complex="11pt"/>
    </style:style>
    <style:style style:name="T2852" style:parent-style-name="DefaultParagraphFont" style:family="text">
      <style:text-properties style:font-name="Garamond" fo:font-size="11pt" style:font-size-asian="11pt" style:font-size-complex="11pt"/>
    </style:style>
    <style:style style:name="T2853" style:parent-style-name="DefaultParagraphFont" style:family="text">
      <style:text-properties style:font-name="Garamond" fo:font-size="11pt" style:font-size-asian="11pt" style:font-size-complex="11pt"/>
    </style:style>
    <style:style style:name="T2854" style:parent-style-name="DefaultParagraphFont" style:family="text">
      <style:text-properties style:font-name="Garamond" fo:font-size="11pt" style:font-size-asian="11pt" style:font-size-complex="11pt"/>
    </style:style>
    <style:style style:name="T2855" style:parent-style-name="DefaultParagraphFont" style:family="text">
      <style:text-properties style:font-name="Garamond" fo:font-size="11pt" style:font-size-asian="11pt" style:font-size-complex="11pt"/>
    </style:style>
    <style:style style:name="T2856" style:parent-style-name="DefaultParagraphFont" style:family="text">
      <style:text-properties style:font-name="Garamond" fo:font-size="11pt" style:font-size-asian="11pt" style:font-size-complex="11pt"/>
    </style:style>
    <style:style style:name="T2857" style:parent-style-name="DefaultParagraphFont" style:family="text">
      <style:text-properties style:font-name="Garamond" fo:font-size="11pt" style:font-size-asian="11pt" style:font-size-complex="11pt"/>
    </style:style>
    <style:style style:name="T2858" style:parent-style-name="DefaultParagraphFont" style:family="text">
      <style:text-properties style:font-name="Garamond" fo:font-weight="bold" style:font-weight-asian="bold" style:font-weight-complex="bold" fo:font-size="11pt" style:font-size-asian="11pt" style:font-size-complex="11pt"/>
    </style:style>
    <style:style style:name="T2859" style:parent-style-name="DefaultParagraphFont" style:family="text">
      <style:text-properties style:font-name="Garamond" fo:font-weight="bold" style:font-weight-asian="bold" style:font-weight-complex="bold" fo:font-size="11pt" style:font-size-asian="11pt" style:font-size-complex="11pt"/>
    </style:style>
    <style:style style:name="T2860" style:parent-style-name="DefaultParagraphFont" style:family="text">
      <style:text-properties style:font-name="Garamond" fo:font-weight="bold" style:font-weight-asian="bold" style:font-weight-complex="bold" fo:font-size="11pt" style:font-size-asian="11pt" style:font-size-complex="11pt"/>
    </style:style>
    <style:style style:name="T2861" style:parent-style-name="DefaultParagraphFont" style:family="text">
      <style:text-properties style:font-name="Garamond" fo:font-weight="bold" style:font-weight-asian="bold" style:font-weight-complex="bold" fo:font-size="11pt" style:font-size-asian="11pt" style:font-size-complex="11pt"/>
    </style:style>
    <style:style style:name="T2862" style:parent-style-name="DefaultParagraphFont" style:family="text">
      <style:text-properties style:font-name="Garamond" fo:font-weight="bold" style:font-weight-asian="bold" style:font-weight-complex="bold" fo:font-size="11pt" style:font-size-asian="11pt" style:font-size-complex="11pt"/>
    </style:style>
    <style:style style:name="T2863" style:parent-style-name="DefaultParagraphFont" style:family="text">
      <style:text-properties style:font-name="Garamond" fo:font-weight="bold" style:font-weight-asian="bold" style:font-weight-complex="bold" fo:font-size="11pt" style:font-size-asian="11pt" style:font-size-complex="11pt"/>
    </style:style>
    <style:style style:name="P2864" style:parent-style-name="Normal" style:family="paragraph">
      <style:paragraph-properties fo:text-align="justify" fo:margin-bottom="0in" fo:line-height="115%" fo:text-indent="0.2in"/>
    </style:style>
    <style:style style:name="T2865" style:parent-style-name="DefaultParagraphFont" style:family="text">
      <style:text-properties style:font-name="Garamond" fo:font-size="11pt" style:font-size-asian="11pt" style:font-size-complex="11pt"/>
    </style:style>
    <style:style style:name="T2866" style:parent-style-name="DefaultParagraphFont" style:family="text">
      <style:text-properties style:font-name="Garamond" fo:font-size="11pt" style:font-size-asian="11pt" style:font-size-complex="11pt"/>
    </style:style>
    <style:style style:name="T2867" style:parent-style-name="DefaultParagraphFont" style:family="text">
      <style:text-properties style:font-name="Garamond" fo:font-size="11pt" style:font-size-asian="11pt" style:font-size-complex="11pt"/>
    </style:style>
    <style:style style:name="T2868" style:parent-style-name="DefaultParagraphFont" style:family="text">
      <style:text-properties style:font-name="Garamond" fo:font-size="11pt" style:font-size-asian="11pt" style:font-size-complex="11pt"/>
    </style:style>
    <style:style style:name="T2869" style:parent-style-name="DefaultParagraphFont" style:family="text">
      <style:text-properties style:font-name="Garamond" fo:font-weight="bold" style:font-weight-asian="bold" style:font-weight-complex="bold" fo:font-size="11pt" style:font-size-asian="11pt" style:font-size-complex="11pt"/>
    </style:style>
    <style:style style:name="T2870" style:parent-style-name="DefaultParagraphFont" style:family="text">
      <style:text-properties style:font-name="Garamond" fo:font-weight="bold" style:font-weight-asian="bold" style:font-weight-complex="bold" fo:font-size="11pt" style:font-size-asian="11pt" style:font-size-complex="11pt"/>
    </style:style>
    <style:style style:name="T2871" style:parent-style-name="DefaultParagraphFont" style:family="text">
      <style:text-properties style:font-name="Garamond" fo:font-weight="bold" style:font-weight-asian="bold" style:font-weight-complex="bold" fo:font-size="11pt" style:font-size-asian="11pt" style:font-size-complex="11pt"/>
    </style:style>
    <style:style style:name="T2872" style:parent-style-name="DefaultParagraphFont" style:family="text">
      <style:text-properties style:font-name="Garamond" fo:font-weight="bold" style:font-weight-asian="bold" style:font-weight-complex="bold" fo:font-size="11pt" style:font-size-asian="11pt" style:font-size-complex="11pt"/>
    </style:style>
    <style:style style:name="T2873" style:parent-style-name="DefaultParagraphFont" style:family="text">
      <style:text-properties style:font-name="Garamond" fo:font-weight="bold" style:font-weight-asian="bold" style:font-weight-complex="bold" fo:font-size="11pt" style:font-size-asian="11pt" style:font-size-complex="11pt"/>
    </style:style>
    <style:style style:name="T2874" style:parent-style-name="DefaultParagraphFont" style:family="text">
      <style:text-properties style:font-name="Garamond" fo:font-weight="bold" style:font-weight-asian="bold" style:font-weight-complex="bold" fo:font-size="11pt" style:font-size-asian="11pt" style:font-size-complex="11pt"/>
    </style:style>
    <style:style style:name="T2875" style:parent-style-name="DefaultParagraphFont" style:family="text">
      <style:text-properties style:font-name="Garamond" fo:font-weight="bold" style:font-weight-asian="bold" style:font-weight-complex="bold" fo:font-size="11pt" style:font-size-asian="11pt" style:font-size-complex="11pt"/>
    </style:style>
    <style:style style:name="T2876" style:parent-style-name="DefaultParagraphFont" style:family="text">
      <style:text-properties style:font-name="Garamond" fo:font-weight="bold" style:font-weight-asian="bold" style:font-weight-complex="bold" fo:font-size="11pt" style:font-size-asian="11pt" style:font-size-complex="11pt"/>
    </style:style>
    <style:style style:name="T2877" style:parent-style-name="DefaultParagraphFont" style:family="text">
      <style:text-properties style:font-name="Garamond" fo:font-weight="bold" style:font-weight-asian="bold" style:font-weight-complex="bold" fo:font-size="11pt" style:font-size-asian="11pt" style:font-size-complex="11pt"/>
    </style:style>
    <style:style style:name="T2878" style:parent-style-name="DefaultParagraphFont" style:family="text">
      <style:text-properties style:font-name="Garamond" fo:font-weight="bold" style:font-weight-asian="bold" style:font-weight-complex="bold" fo:font-size="11pt" style:font-size-asian="11pt" style:font-size-complex="11pt"/>
    </style:style>
    <style:style style:name="T2879" style:parent-style-name="DefaultParagraphFont" style:family="text">
      <style:text-properties style:font-name="Garamond" fo:font-size="11pt" style:font-size-asian="11pt" style:font-size-complex="11pt"/>
    </style:style>
    <style:style style:name="P28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88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88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883" style:parent-style-name="Normal" style:family="paragraph">
      <style:paragraph-properties fo:text-align="justify" fo:margin-bottom="0in" fo:line-height="115%" fo:text-indent="0.2in"/>
    </style:style>
    <style:style style:name="T2884" style:parent-style-name="DefaultParagraphFont" style:family="text">
      <style:text-properties style:font-name="Garamond" fo:font-weight="bold" style:font-weight-asian="bold" style:font-weight-complex="bold" fo:font-size="11pt" style:font-size-asian="11pt" style:font-size-complex="11pt"/>
    </style:style>
    <style:style style:name="T2885" style:parent-style-name="DefaultParagraphFont" style:family="text">
      <style:text-properties style:font-name="Garamond" fo:font-weight="bold" style:font-weight-asian="bold" style:font-weight-complex="bold" fo:font-size="11pt" style:font-size-asian="11pt" style:font-size-complex="11pt"/>
    </style:style>
    <style:style style:name="T2886" style:parent-style-name="DefaultParagraphFont" style:family="text">
      <style:text-properties style:font-name="Garamond" fo:font-weight="bold" style:font-weight-asian="bold" style:font-weight-complex="bold" fo:font-size="11pt" style:font-size-asian="11pt" style:font-size-complex="11pt"/>
    </style:style>
    <style:style style:name="T2887" style:parent-style-name="DefaultParagraphFont" style:family="text">
      <style:text-properties style:font-name="Garamond" fo:font-weight="bold" style:font-weight-asian="bold" style:font-weight-complex="bold" fo:font-size="11pt" style:font-size-asian="11pt" style:font-size-complex="11pt"/>
    </style:style>
    <style:style style:name="T2888" style:parent-style-name="DefaultParagraphFont" style:family="text">
      <style:text-properties style:font-name="Garamond" fo:font-weight="bold" style:font-weight-asian="bold" style:font-weight-complex="bold" fo:font-size="11pt" style:font-size-asian="11pt" style:font-size-complex="11pt"/>
    </style:style>
    <style:style style:name="T2889" style:parent-style-name="DefaultParagraphFont" style:family="text">
      <style:text-properties style:font-name="Garamond" fo:font-weight="bold" style:font-weight-asian="bold" style:font-weight-complex="bold" fo:font-size="11pt" style:font-size-asian="11pt" style:font-size-complex="11pt"/>
    </style:style>
    <style:style style:name="T2890" style:parent-style-name="DefaultParagraphFont" style:family="text">
      <style:text-properties style:font-name="Garamond" fo:font-weight="bold" style:font-weight-asian="bold" style:font-weight-complex="bold" fo:font-size="11pt" style:font-size-asian="11pt" style:font-size-complex="11pt"/>
    </style:style>
    <style:style style:name="T2891" style:parent-style-name="DefaultParagraphFont" style:family="text">
      <style:text-properties style:font-name="Garamond" fo:font-weight="bold" style:font-weight-asian="bold" style:font-weight-complex="bold" fo:font-size="11pt" style:font-size-asian="11pt" style:font-size-complex="11pt"/>
    </style:style>
    <style:style style:name="T2892" style:parent-style-name="DefaultParagraphFont" style:family="text">
      <style:text-properties style:font-name="Garamond" fo:font-weight="bold" style:font-weight-asian="bold" style:font-weight-complex="bold" fo:font-size="11pt" style:font-size-asian="11pt" style:font-size-complex="11pt"/>
    </style:style>
    <style:style style:name="T2893" style:parent-style-name="DefaultParagraphFont" style:family="text">
      <style:text-properties style:font-name="Garamond" fo:font-weight="bold" style:font-weight-asian="bold" style:font-weight-complex="bold" fo:font-size="11pt" style:font-size-asian="11pt" style:font-size-complex="11pt"/>
    </style:style>
    <style:style style:name="T2894" style:parent-style-name="DefaultParagraphFont" style:family="text">
      <style:text-properties style:font-name="Garamond" fo:font-weight="bold" style:font-weight-asian="bold" style:font-weight-complex="bold" fo:font-size="11pt" style:font-size-asian="11pt" style:font-size-complex="11pt"/>
    </style:style>
    <style:style style:name="T2895" style:parent-style-name="DefaultParagraphFont" style:family="text">
      <style:text-properties style:font-name="Garamond" fo:font-weight="bold" style:font-weight-asian="bold" style:font-weight-complex="bold" fo:font-size="11pt" style:font-size-asian="11pt" style:font-size-complex="11pt"/>
    </style:style>
    <style:style style:name="T2896" style:parent-style-name="DefaultParagraphFont" style:family="text">
      <style:text-properties style:font-name="Garamond" fo:font-weight="bold" style:font-weight-asian="bold" style:font-weight-complex="bold" fo:font-size="11pt" style:font-size-asian="11pt" style:font-size-complex="11pt"/>
    </style:style>
    <style:style style:name="T2897" style:parent-style-name="DefaultParagraphFont" style:family="text">
      <style:text-properties style:font-name="Garamond" fo:font-weight="bold" style:font-weight-asian="bold" style:font-weight-complex="bold" fo:font-size="11pt" style:font-size-asian="11pt" style:font-size-complex="11pt"/>
    </style:style>
    <style:style style:name="T2898" style:parent-style-name="DefaultParagraphFont" style:family="text">
      <style:text-properties style:font-name="Garamond" fo:font-weight="bold" style:font-weight-asian="bold" style:font-weight-complex="bold" fo:font-size="11pt" style:font-size-asian="11pt" style:font-size-complex="11pt"/>
    </style:style>
    <style:style style:name="T2899" style:parent-style-name="DefaultParagraphFont" style:family="text">
      <style:text-properties style:font-name="Garamond" fo:font-weight="bold" style:font-weight-asian="bold" style:font-weight-complex="bold" fo:font-size="11pt" style:font-size-asian="11pt" style:font-size-complex="11pt"/>
    </style:style>
    <style:style style:name="T2900" style:parent-style-name="DefaultParagraphFont" style:family="text">
      <style:text-properties style:font-name="Garamond" fo:font-weight="bold" style:font-weight-asian="bold" style:font-weight-complex="bold" fo:font-size="11pt" style:font-size-asian="11pt" style:font-size-complex="11pt"/>
    </style:style>
    <style:style style:name="T2901" style:parent-style-name="DefaultParagraphFont" style:family="text">
      <style:text-properties style:font-name="Garamond" fo:font-weight="bold" style:font-weight-asian="bold" style:font-weight-complex="bold" fo:font-size="11pt" style:font-size-asian="11pt" style:font-size-complex="11pt"/>
    </style:style>
    <style:style style:name="T2902" style:parent-style-name="DefaultParagraphFont" style:family="text">
      <style:text-properties style:font-name="Garamond" fo:font-weight="bold" style:font-weight-asian="bold" style:font-weight-complex="bold" fo:font-size="11pt" style:font-size-asian="11pt" style:font-size-complex="11pt"/>
    </style:style>
    <style:style style:name="T2903" style:parent-style-name="DefaultParagraphFont" style:family="text">
      <style:text-properties style:font-name="Garamond" fo:font-weight="bold" style:font-weight-asian="bold" style:font-weight-complex="bold" fo:font-size="11pt" style:font-size-asian="11pt" style:font-size-complex="11pt"/>
    </style:style>
    <style:style style:name="T2904" style:parent-style-name="DefaultParagraphFont" style:family="text">
      <style:text-properties style:font-name="Garamond" fo:font-weight="bold" style:font-weight-asian="bold" style:font-weight-complex="bold" fo:font-size="11pt" style:font-size-asian="11pt" style:font-size-complex="11pt"/>
    </style:style>
    <style:style style:name="T2905" style:parent-style-name="DefaultParagraphFont" style:family="text">
      <style:text-properties style:font-name="Garamond" fo:font-size="11pt" style:font-size-asian="11pt" style:font-size-complex="11pt"/>
    </style:style>
    <style:style style:name="T2906" style:parent-style-name="DefaultParagraphFont" style:family="text">
      <style:text-properties style:font-name="Garamond" fo:font-size="11pt" style:font-size-asian="11pt" style:font-size-complex="11pt"/>
    </style:style>
    <style:style style:name="T2907" style:parent-style-name="DefaultParagraphFont" style:family="text">
      <style:text-properties style:font-name="Garamond" fo:font-size="11pt" style:font-size-asian="11pt" style:font-size-complex="11pt"/>
    </style:style>
    <style:style style:name="T2908" style:parent-style-name="DefaultParagraphFont" style:family="text">
      <style:text-properties style:font-name="Garamond" fo:font-size="11pt" style:font-size-asian="11pt" style:font-size-complex="11pt"/>
    </style:style>
    <style:style style:name="T2909" style:parent-style-name="DefaultParagraphFont" style:family="text">
      <style:text-properties style:font-name="Garamond" fo:font-size="11pt" style:font-size-asian="11pt" style:font-size-complex="11pt"/>
    </style:style>
    <style:style style:name="T2910" style:parent-style-name="DefaultParagraphFont" style:family="text">
      <style:text-properties style:font-name="Garamond" fo:font-size="11pt" style:font-size-asian="11pt" style:font-size-complex="11pt"/>
    </style:style>
    <style:style style:name="T2911" style:parent-style-name="DefaultParagraphFont" style:family="text">
      <style:text-properties style:font-name="Garamond" fo:font-size="11pt" style:font-size-asian="11pt" style:font-size-complex="11pt"/>
    </style:style>
    <style:style style:name="T2912" style:parent-style-name="DefaultParagraphFont" style:family="text">
      <style:text-properties style:font-name="Garamond" fo:font-size="11pt" style:font-size-asian="11pt" style:font-size-complex="11pt"/>
    </style:style>
    <style:style style:name="T2913" style:parent-style-name="DefaultParagraphFont" style:family="text">
      <style:text-properties style:font-name="Garamond" fo:font-size="11pt" style:font-size-asian="11pt" style:font-size-complex="11pt"/>
    </style:style>
    <style:style style:name="T2914" style:parent-style-name="DefaultParagraphFont" style:family="text">
      <style:text-properties style:font-name="Garamond" fo:font-size="11pt" style:font-size-asian="11pt" style:font-size-complex="11pt"/>
    </style:style>
    <style:style style:name="T2915" style:parent-style-name="DefaultParagraphFont" style:family="text">
      <style:text-properties style:font-name="Garamond" fo:font-size="11pt" style:font-size-asian="11pt" style:font-size-complex="11pt"/>
    </style:style>
    <style:style style:name="T2916" style:parent-style-name="DefaultParagraphFont" style:family="text">
      <style:text-properties style:font-name="Garamond" fo:font-size="11pt" style:font-size-asian="11pt" style:font-size-complex="11pt"/>
    </style:style>
    <style:style style:name="T2917" style:parent-style-name="DefaultParagraphFont" style:family="text">
      <style:text-properties style:font-name="Garamond" fo:font-size="11pt" style:font-size-asian="11pt" style:font-size-complex="11pt"/>
    </style:style>
    <style:style style:name="T2918" style:parent-style-name="DefaultParagraphFont" style:family="text">
      <style:text-properties style:font-name="Garamond" fo:font-size="11pt" style:font-size-asian="11pt" style:font-size-complex="11pt"/>
    </style:style>
    <style:style style:name="T2919" style:parent-style-name="DefaultParagraphFont" style:family="text">
      <style:text-properties style:font-name="Garamond" fo:font-size="11pt" style:font-size-asian="11pt" style:font-size-complex="11pt"/>
    </style:style>
    <style:style style:name="T2920" style:parent-style-name="DefaultParagraphFont" style:family="text">
      <style:text-properties style:font-name="Garamond" fo:font-size="11pt" style:font-size-asian="11pt" style:font-size-complex="11pt"/>
    </style:style>
    <style:style style:name="T2921" style:parent-style-name="DefaultParagraphFont" style:family="text">
      <style:text-properties style:font-name="Garamond" fo:font-size="11pt" style:font-size-asian="11pt" style:font-size-complex="11pt"/>
    </style:style>
    <style:style style:name="T2922" style:parent-style-name="DefaultParagraphFont" style:family="text">
      <style:text-properties style:font-name="Garamond" fo:font-size="11pt" style:font-size-asian="11pt" style:font-size-complex="11pt"/>
    </style:style>
    <style:style style:name="T2923" style:parent-style-name="DefaultParagraphFont" style:family="text">
      <style:text-properties style:font-name="Garamond" fo:font-size="11pt" style:font-size-asian="11pt" style:font-size-complex="11pt"/>
    </style:style>
    <style:style style:name="T2924" style:parent-style-name="DefaultParagraphFont" style:family="text">
      <style:text-properties style:font-name="Garamond" fo:font-size="11pt" style:font-size-asian="11pt" style:font-size-complex="11pt"/>
    </style:style>
    <style:style style:name="T2925" style:parent-style-name="DefaultParagraphFont" style:family="text">
      <style:text-properties style:font-name="Garamond" fo:font-size="11pt" style:font-size-asian="11pt" style:font-size-complex="11pt"/>
    </style:style>
    <style:style style:name="T2926" style:parent-style-name="DefaultParagraphFont" style:family="text">
      <style:text-properties style:font-name="Garamond" fo:font-size="11pt" style:font-size-asian="11pt" style:font-size-complex="11pt"/>
    </style:style>
    <style:style style:name="T2927" style:parent-style-name="DefaultParagraphFont" style:family="text">
      <style:text-properties style:font-name="Garamond" fo:font-size="11pt" style:font-size-asian="11pt" style:font-size-complex="11pt"/>
    </style:style>
    <style:style style:name="P29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29" style:parent-style-name="Heading2" style:family="paragraph">
      <style:paragraph-properties fo:text-align="start" fo:line-height="115%"/>
      <style:text-properties style:font-name="Garamond"/>
    </style:style>
    <style:style style:name="P2930" style:parent-style-name="Normal" style:family="paragraph">
      <style:paragraph-properties fo:text-align="justify" fo:margin-bottom="0in" fo:line-height="115%" fo:text-indent="0.2in"/>
    </style:style>
    <style:style style:name="T2931" style:parent-style-name="DefaultParagraphFont" style:family="text">
      <style:text-properties style:font-name="Garamond" fo:font-size="11pt" style:font-size-asian="11pt" style:font-size-complex="11pt"/>
    </style:style>
    <style:style style:name="T2932" style:parent-style-name="DefaultParagraphFont" style:family="text">
      <style:text-properties style:font-name="Garamond" fo:font-size="11pt" style:font-size-asian="11pt" style:font-size-complex="11pt"/>
    </style:style>
    <style:style style:name="T2933" style:parent-style-name="DefaultParagraphFont" style:family="text">
      <style:text-properties style:font-name="Garamond" fo:font-size="11pt" style:font-size-asian="11pt" style:font-size-complex="11pt"/>
    </style:style>
    <style:style style:name="T2934" style:parent-style-name="DefaultParagraphFont" style:family="text">
      <style:text-properties style:font-name="Garamond" fo:font-size="11pt" style:font-size-asian="11pt" style:font-size-complex="11pt"/>
    </style:style>
    <style:style style:name="T2935" style:parent-style-name="DefaultParagraphFont" style:family="text">
      <style:text-properties style:font-name="Garamond" fo:font-size="11pt" style:font-size-asian="11pt" style:font-size-complex="11pt"/>
    </style:style>
    <style:style style:name="T2936" style:parent-style-name="DefaultParagraphFont" style:family="text">
      <style:text-properties style:font-name="Garamond" fo:font-weight="bold" style:font-weight-asian="bold" style:font-weight-complex="bold" fo:font-size="11pt" style:font-size-asian="11pt" style:font-size-complex="11pt"/>
    </style:style>
    <style:style style:name="P2937" style:parent-style-name="Normal" style:family="paragraph">
      <style:paragraph-properties fo:text-align="justify" fo:margin-bottom="0in" fo:line-height="115%" fo:text-indent="0.2in"/>
    </style:style>
    <style:style style:name="T2938" style:parent-style-name="DefaultParagraphFont" style:family="text">
      <style:text-properties style:font-name="Garamond" fo:font-size="11pt" style:font-size-asian="11pt" style:font-size-complex="11pt"/>
    </style:style>
    <style:style style:name="T2939" style:parent-style-name="DefaultParagraphFont" style:family="text">
      <style:text-properties style:font-name="Garamond" fo:font-weight="bold" style:font-weight-asian="bold" style:font-weight-complex="bold" fo:font-size="11pt" style:font-size-asian="11pt" style:font-size-complex="11pt"/>
    </style:style>
    <style:style style:name="T2940" style:parent-style-name="DefaultParagraphFont" style:family="text">
      <style:text-properties style:font-name="Garamond" fo:font-weight="bold" style:font-weight-asian="bold" style:font-weight-complex="bold" fo:font-size="11pt" style:font-size-asian="11pt" style:font-size-complex="11pt"/>
    </style:style>
    <style:style style:name="T2941" style:parent-style-name="DefaultParagraphFont" style:family="text">
      <style:text-properties style:font-name="Garamond" fo:font-weight="bold" style:font-weight-asian="bold" style:font-weight-complex="bold" fo:font-size="11pt" style:font-size-asian="11pt" style:font-size-complex="11pt"/>
    </style:style>
    <style:style style:name="T2942" style:parent-style-name="DefaultParagraphFont" style:family="text">
      <style:text-properties style:font-name="Garamond" fo:font-weight="bold" style:font-weight-asian="bold" style:font-weight-complex="bold" fo:font-size="11pt" style:font-size-asian="11pt" style:font-size-complex="11pt"/>
    </style:style>
    <style:style style:name="T2943" style:parent-style-name="DefaultParagraphFont" style:family="text">
      <style:text-properties style:font-name="Garamond" fo:font-weight="bold" style:font-weight-asian="bold" style:font-weight-complex="bold" fo:font-size="11pt" style:font-size-asian="11pt" style:font-size-complex="11pt"/>
    </style:style>
    <style:style style:name="T2944" style:parent-style-name="DefaultParagraphFont" style:family="text">
      <style:text-properties style:font-name="Garamond" fo:font-weight="bold" style:font-weight-asian="bold" style:font-weight-complex="bold" fo:font-size="11pt" style:font-size-asian="11pt" style:font-size-complex="11pt"/>
    </style:style>
    <style:style style:name="T2945" style:parent-style-name="DefaultParagraphFont" style:family="text">
      <style:text-properties style:font-name="Garamond" fo:font-weight="bold" style:font-weight-asian="bold" style:font-weight-complex="bold" fo:font-size="11pt" style:font-size-asian="11pt" style:font-size-complex="11pt"/>
    </style:style>
    <style:style style:name="T2946" style:parent-style-name="DefaultParagraphFont" style:family="text">
      <style:text-properties style:font-name="Garamond" fo:font-size="11pt" style:font-size-asian="11pt" style:font-size-complex="11pt"/>
    </style:style>
    <style:style style:name="P2947" style:parent-style-name="Normal" style:family="paragraph">
      <style:paragraph-properties fo:text-align="justify" fo:margin-bottom="0in" fo:line-height="115%" fo:text-indent="0.2in"/>
    </style:style>
    <style:style style:name="T2948" style:parent-style-name="DefaultParagraphFont" style:family="text">
      <style:text-properties style:font-name="Garamond" fo:font-size="11pt" style:font-size-asian="11pt" style:font-size-complex="11pt"/>
    </style:style>
    <style:style style:name="T2949" style:parent-style-name="DefaultParagraphFont" style:family="text">
      <style:text-properties style:font-name="Garamond" fo:font-weight="bold" style:font-weight-asian="bold" style:font-weight-complex="bold" fo:font-size="11pt" style:font-size-asian="11pt" style:font-size-complex="11pt"/>
    </style:style>
    <style:style style:name="T2950" style:parent-style-name="DefaultParagraphFont" style:family="text">
      <style:text-properties style:font-name="Garamond" fo:font-weight="bold" style:font-weight-asian="bold" style:font-weight-complex="bold" fo:font-size="11pt" style:font-size-asian="11pt" style:font-size-complex="11pt"/>
    </style:style>
    <style:style style:name="T2951" style:parent-style-name="DefaultParagraphFont" style:family="text">
      <style:text-properties style:font-name="Garamond" fo:font-weight="bold" style:font-weight-asian="bold" style:font-weight-complex="bold" fo:font-size="11pt" style:font-size-asian="11pt" style:font-size-complex="11pt"/>
    </style:style>
    <style:style style:name="T2952" style:parent-style-name="DefaultParagraphFont" style:family="text">
      <style:text-properties style:font-name="Garamond" fo:font-weight="bold" style:font-weight-asian="bold" style:font-weight-complex="bold" fo:font-size="11pt" style:font-size-asian="11pt" style:font-size-complex="11pt"/>
    </style:style>
    <style:style style:name="T2953" style:parent-style-name="DefaultParagraphFont" style:family="text">
      <style:text-properties style:font-name="Garamond" fo:font-size="11pt" style:font-size-asian="11pt" style:font-size-complex="11pt"/>
    </style:style>
    <style:style style:name="T2954" style:parent-style-name="DefaultParagraphFont" style:family="text">
      <style:text-properties style:font-name="Garamond" fo:font-weight="bold" style:font-weight-asian="bold" style:font-weight-complex="bold" fo:font-size="11pt" style:font-size-asian="11pt" style:font-size-complex="11pt"/>
    </style:style>
    <style:style style:name="T2955" style:parent-style-name="DefaultParagraphFont" style:family="text">
      <style:text-properties style:font-name="Garamond" fo:font-weight="bold" style:font-weight-asian="bold" style:font-weight-complex="bold" fo:font-size="11pt" style:font-size-asian="11pt" style:font-size-complex="11pt"/>
    </style:style>
    <style:style style:name="T2956" style:parent-style-name="DefaultParagraphFont" style:family="text">
      <style:text-properties style:font-name="Garamond" fo:font-weight="bold" style:font-weight-asian="bold" style:font-weight-complex="bold" fo:font-size="11pt" style:font-size-asian="11pt" style:font-size-complex="11pt"/>
    </style:style>
    <style:style style:name="P2957" style:parent-style-name="Normal" style:family="paragraph">
      <style:paragraph-properties fo:text-align="justify" fo:margin-bottom="0in" fo:line-height="115%" fo:text-indent="0.2in"/>
    </style:style>
    <style:style style:name="T2958" style:parent-style-name="DefaultParagraphFont" style:family="text">
      <style:text-properties style:font-name="Garamond" fo:font-size="11pt" style:font-size-asian="11pt" style:font-size-complex="11pt"/>
    </style:style>
    <style:style style:name="T2959" style:parent-style-name="DefaultParagraphFont" style:family="text">
      <style:text-properties style:font-name="Garamond" fo:font-size="11pt" style:font-size-asian="11pt" style:font-size-complex="11pt"/>
    </style:style>
    <style:style style:name="T2960" style:parent-style-name="DefaultParagraphFont" style:family="text">
      <style:text-properties style:font-name="Garamond" fo:font-size="11pt" style:font-size-asian="11pt" style:font-size-complex="11pt"/>
    </style:style>
    <style:style style:name="T2961" style:parent-style-name="DefaultParagraphFont" style:family="text">
      <style:text-properties style:font-name="Garamond" fo:font-size="11pt" style:font-size-asian="11pt" style:font-size-complex="11pt"/>
    </style:style>
    <style:style style:name="T2962" style:parent-style-name="DefaultParagraphFont" style:family="text">
      <style:text-properties style:font-name="Garamond" fo:font-size="11pt" style:font-size-asian="11pt" style:font-size-complex="11pt"/>
    </style:style>
    <style:style style:name="T2963" style:parent-style-name="DefaultParagraphFont" style:family="text">
      <style:text-properties style:font-name="Garamond" fo:font-weight="bold" style:font-weight-asian="bold" style:font-weight-complex="bold" fo:font-size="11pt" style:font-size-asian="11pt" style:font-size-complex="11pt"/>
    </style:style>
    <style:style style:name="T2964" style:parent-style-name="DefaultParagraphFont" style:family="text">
      <style:text-properties style:font-name="Garamond" fo:font-weight="bold" style:font-weight-asian="bold" style:font-weight-complex="bold" fo:font-size="11pt" style:font-size-asian="11pt" style:font-size-complex="11pt"/>
    </style:style>
    <style:style style:name="T2965" style:parent-style-name="DefaultParagraphFont" style:family="text">
      <style:text-properties style:font-name="Garamond" fo:font-weight="bold" style:font-weight-asian="bold" style:font-weight-complex="bold" fo:font-size="11pt" style:font-size-asian="11pt" style:font-size-complex="11pt"/>
    </style:style>
    <style:style style:name="T2966" style:parent-style-name="DefaultParagraphFont" style:family="text">
      <style:text-properties style:font-name="Garamond" fo:font-weight="bold" style:font-weight-asian="bold" style:font-weight-complex="bold" fo:font-size="11pt" style:font-size-asian="11pt" style:font-size-complex="11pt"/>
    </style:style>
    <style:style style:name="T2967" style:parent-style-name="DefaultParagraphFont" style:family="text">
      <style:text-properties style:font-name="Garamond" fo:font-weight="bold" style:font-weight-asian="bold" style:font-weight-complex="bold" fo:font-size="11pt" style:font-size-asian="11pt" style:font-size-complex="11pt"/>
    </style:style>
    <style:style style:name="T2968" style:parent-style-name="DefaultParagraphFont" style:family="text">
      <style:text-properties style:font-name="Garamond" fo:font-weight="bold" style:font-weight-asian="bold" style:font-weight-complex="bold" fo:font-size="11pt" style:font-size-asian="11pt" style:font-size-complex="11pt"/>
    </style:style>
    <style:style style:name="P29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70" style:parent-style-name="Normal" style:family="paragraph">
      <style:paragraph-properties fo:break-before="page" fo:text-align="justify" fo:margin-bottom="0in" fo:line-height="115%" fo:text-indent="0.2in">
        <style:tab-stops/>
      </style:paragraph-properties>
      <style:text-properties style:font-name="Garamond" fo:font-size="11pt" style:font-size-asian="11pt" style:font-size-complex="11pt"/>
    </style:style>
    <style:style style:name="P2971" style:parent-style-name="Normal" style:family="paragraph">
      <style:paragraph-properties fo:line-height="115%"/>
    </style:style>
    <style:style style:name="P2972" style:parent-style-name="Heading1" style:family="paragraph">
      <style:paragraph-properties fo:line-height="115%"/>
      <style:text-properties style:font-name="Garamond"/>
    </style:style>
    <style:style style:name="P29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75" style:parent-style-name="Heading2" style:family="paragraph">
      <style:paragraph-properties fo:text-align="start" fo:line-height="115%"/>
      <style:text-properties style:font-name="Garamond"/>
    </style:style>
    <style:style style:name="P29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7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2979" style:parent-style-name="Normal" style:family="paragraph">
      <style:paragraph-properties fo:text-align="justify" fo:margin-bottom="0in" fo:line-height="115%" fo:text-indent="0.2in"/>
    </style:style>
    <style:style style:name="T2980" style:parent-style-name="DefaultParagraphFont" style:family="text">
      <style:text-properties style:font-name="Garamond" fo:font-weight="bold" style:font-weight-asian="bold" style:font-weight-complex="bold" fo:font-size="11pt" style:font-size-asian="11pt" style:font-size-complex="11pt"/>
    </style:style>
    <style:style style:name="T2981" style:parent-style-name="DefaultParagraphFont" style:family="text">
      <style:text-properties style:font-name="Garamond" fo:font-size="11pt" style:font-size-asian="11pt" style:font-size-complex="11pt"/>
    </style:style>
    <style:style style:name="T2982" style:parent-style-name="DefaultParagraphFont" style:family="text">
      <style:text-properties style:font-name="Garamond" fo:font-size="11pt" style:font-size-asian="11pt" style:font-size-complex="11pt"/>
    </style:style>
    <style:style style:name="T2983" style:parent-style-name="DefaultParagraphFont" style:family="text">
      <style:text-properties style:font-name="Garamond" fo:font-size="11pt" style:font-size-asian="11pt" style:font-size-complex="11pt"/>
    </style:style>
    <style:style style:name="T2984" style:parent-style-name="DefaultParagraphFont" style:family="text">
      <style:text-properties style:font-name="Garamond" fo:font-size="11pt" style:font-size-asian="11pt" style:font-size-complex="11pt"/>
    </style:style>
    <style:style style:name="T2985" style:parent-style-name="DefaultParagraphFont" style:family="text">
      <style:text-properties style:font-name="Garamond" fo:font-size="11pt" style:font-size-asian="11pt" style:font-size-complex="11pt"/>
    </style:style>
    <style:style style:name="T2986" style:parent-style-name="DefaultParagraphFont" style:family="text">
      <style:text-properties style:font-name="Garamond" fo:font-size="11pt" style:font-size-asian="11pt" style:font-size-complex="11pt"/>
    </style:style>
    <style:style style:name="T2987" style:parent-style-name="DefaultParagraphFont" style:family="text">
      <style:text-properties style:font-name="Garamond" fo:font-size="11pt" style:font-size-asian="11pt" style:font-size-complex="11pt"/>
    </style:style>
    <style:style style:name="P2988" style:parent-style-name="Normal" style:family="paragraph">
      <style:paragraph-properties fo:text-align="justify" fo:margin-bottom="0in" fo:line-height="115%" fo:text-indent="0.2in"/>
    </style:style>
    <style:style style:name="T2989" style:parent-style-name="DefaultParagraphFont" style:family="text">
      <style:text-properties style:font-name="Garamond" fo:font-weight="bold" style:font-weight-asian="bold" style:font-weight-complex="bold" fo:font-size="11pt" style:font-size-asian="11pt" style:font-size-complex="11pt"/>
    </style:style>
    <style:style style:name="T2990" style:parent-style-name="DefaultParagraphFont" style:family="text">
      <style:text-properties style:font-name="Garamond" fo:font-weight="bold" style:font-weight-asian="bold" style:font-weight-complex="bold" fo:font-size="11pt" style:font-size-asian="11pt" style:font-size-complex="11pt"/>
    </style:style>
    <style:style style:name="T2991" style:parent-style-name="DefaultParagraphFont" style:family="text">
      <style:text-properties style:font-name="Garamond" fo:font-weight="bold" style:font-weight-asian="bold" style:font-weight-complex="bold" fo:font-size="11pt" style:font-size-asian="11pt" style:font-size-complex="11pt"/>
    </style:style>
    <style:style style:name="T2992" style:parent-style-name="DefaultParagraphFont" style:family="text">
      <style:text-properties style:font-name="Garamond" fo:font-size="11pt" style:font-size-asian="11pt" style:font-size-complex="11pt"/>
    </style:style>
    <style:style style:name="T2993" style:parent-style-name="DefaultParagraphFont" style:family="text">
      <style:text-properties style:font-name="Garamond" fo:font-size="11pt" style:font-size-asian="11pt" style:font-size-complex="11pt"/>
    </style:style>
    <style:style style:name="T2994" style:parent-style-name="DefaultParagraphFont" style:family="text">
      <style:text-properties style:font-name="Garamond" fo:font-size="11pt" style:font-size-asian="11pt" style:font-size-complex="11pt"/>
    </style:style>
    <style:style style:name="P2995" style:parent-style-name="Normal" style:family="paragraph">
      <style:paragraph-properties fo:text-align="justify" fo:margin-bottom="0in" fo:line-height="115%" fo:text-indent="0.2in"/>
    </style:style>
    <style:style style:name="T2996" style:parent-style-name="DefaultParagraphFont" style:family="text">
      <style:text-properties style:font-name="Garamond" fo:font-weight="bold" style:font-weight-asian="bold" style:font-weight-complex="bold" fo:font-size="11pt" style:font-size-asian="11pt" style:font-size-complex="11pt"/>
    </style:style>
    <style:style style:name="T2997" style:parent-style-name="DefaultParagraphFont" style:family="text">
      <style:text-properties style:font-name="Garamond" fo:font-size="11pt" style:font-size-asian="11pt" style:font-size-complex="11pt"/>
    </style:style>
    <style:style style:name="T2998" style:parent-style-name="DefaultParagraphFont" style:family="text">
      <style:text-properties style:font-name="Garamond" fo:font-size="11pt" style:font-size-asian="11pt" style:font-size-complex="11pt"/>
    </style:style>
    <style:style style:name="T2999" style:parent-style-name="DefaultParagraphFont" style:family="text">
      <style:text-properties style:font-name="Garamond" fo:font-size="11pt" style:font-size-asian="11pt" style:font-size-complex="11pt"/>
    </style:style>
    <style:style style:name="T3000" style:parent-style-name="DefaultParagraphFont" style:family="text">
      <style:text-properties style:font-name="Garamond" fo:font-size="11pt" style:font-size-asian="11pt" style:font-size-complex="11pt"/>
    </style:style>
    <style:style style:name="T3001" style:parent-style-name="DefaultParagraphFont" style:family="text">
      <style:text-properties style:font-name="Garamond" fo:font-size="11pt" style:font-size-asian="11pt" style:font-size-complex="11pt"/>
    </style:style>
    <style:style style:name="T3002" style:parent-style-name="DefaultParagraphFont" style:family="text">
      <style:text-properties style:font-name="Garamond" fo:font-size="11pt" style:font-size-asian="11pt" style:font-size-complex="11pt"/>
    </style:style>
    <style:style style:name="T3003" style:parent-style-name="DefaultParagraphFont" style:family="text">
      <style:text-properties style:font-name="Garamond" fo:font-size="11pt" style:font-size-asian="11pt" style:font-size-complex="11pt"/>
    </style:style>
    <style:style style:name="P30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05" style:parent-style-name="Heading2" style:family="paragraph">
      <style:paragraph-properties fo:text-align="start" fo:line-height="115%"/>
      <style:text-properties style:font-name="Garamond"/>
    </style:style>
    <style:style style:name="P300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0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0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11" style:parent-style-name="Normal" style:family="paragraph">
      <style:paragraph-properties fo:text-align="justify" fo:margin-bottom="0in" fo:line-height="115%" fo:text-indent="0.2in"/>
    </style:style>
    <style:style style:name="T3012" style:parent-style-name="DefaultParagraphFont" style:family="text">
      <style:text-properties style:font-name="Garamond" fo:font-size="11pt" style:font-size-asian="11pt" style:font-size-complex="11pt"/>
    </style:style>
    <style:style style:name="T3013" style:parent-style-name="DefaultParagraphFont" style:family="text">
      <style:text-properties style:font-name="Garamond" fo:font-size="11pt" style:font-size-asian="11pt" style:font-size-complex="11pt"/>
    </style:style>
    <style:style style:name="T3014" style:parent-style-name="DefaultParagraphFont" style:family="text">
      <style:text-properties style:font-name="Garamond" fo:font-size="11pt" style:font-size-asian="11pt" style:font-size-complex="11pt"/>
    </style:style>
    <style:style style:name="T3015" style:parent-style-name="DefaultParagraphFont" style:family="text">
      <style:text-properties style:font-name="Garamond" fo:font-size="11pt" style:font-size-asian="11pt" style:font-size-complex="11pt"/>
    </style:style>
    <style:style style:name="T3016" style:parent-style-name="DefaultParagraphFont" style:family="text">
      <style:text-properties style:font-name="Garamond" fo:font-size="11pt" style:font-size-asian="11pt" style:font-size-complex="11pt"/>
    </style:style>
    <style:style style:name="T3017" style:parent-style-name="DefaultParagraphFont" style:family="text">
      <style:text-properties style:font-name="Garamond" fo:font-size="11pt" style:font-size-asian="11pt" style:font-size-complex="11pt"/>
    </style:style>
    <style:style style:name="T3018" style:parent-style-name="DefaultParagraphFont" style:family="text">
      <style:text-properties style:font-name="Garamond" fo:font-size="11pt" style:font-size-asian="11pt" style:font-size-complex="11pt"/>
    </style:style>
    <style:style style:name="T3019" style:parent-style-name="DefaultParagraphFont" style:family="text">
      <style:text-properties style:font-name="Garamond" fo:font-size="11pt" style:font-size-asian="11pt" style:font-size-complex="11pt"/>
    </style:style>
    <style:style style:name="T3020" style:parent-style-name="DefaultParagraphFont" style:family="text">
      <style:text-properties style:font-name="Garamond" fo:font-size="11pt" style:font-size-asian="11pt" style:font-size-complex="11pt"/>
    </style:style>
    <style:style style:name="T3021" style:parent-style-name="DefaultParagraphFont" style:family="text">
      <style:text-properties style:font-name="Garamond" fo:font-size="11pt" style:font-size-asian="11pt" style:font-size-complex="11pt"/>
    </style:style>
    <style:style style:name="T3022" style:parent-style-name="DefaultParagraphFont" style:family="text">
      <style:text-properties style:font-name="Garamond" fo:font-weight="bold" style:font-weight-asian="bold" style:font-weight-complex="bold" fo:font-size="11pt" style:font-size-asian="11pt" style:font-size-complex="11pt"/>
    </style:style>
    <style:style style:name="T3023" style:parent-style-name="DefaultParagraphFont" style:family="text">
      <style:text-properties style:font-name="Garamond" fo:font-size="11pt" style:font-size-asian="11pt" style:font-size-complex="11pt"/>
    </style:style>
    <style:style style:name="T3024" style:parent-style-name="DefaultParagraphFont" style:family="text">
      <style:text-properties style:font-name="Garamond" fo:font-weight="bold" style:font-weight-asian="bold" style:font-weight-complex="bold" fo:font-size="11pt" style:font-size-asian="11pt" style:font-size-complex="11pt"/>
    </style:style>
    <style:style style:name="T3025" style:parent-style-name="DefaultParagraphFont" style:family="text">
      <style:text-properties style:font-name="Garamond" fo:font-weight="bold" style:font-weight-asian="bold" style:font-weight-complex="bold" fo:font-size="11pt" style:font-size-asian="11pt" style:font-size-complex="11pt"/>
    </style:style>
    <style:style style:name="T3026" style:parent-style-name="DefaultParagraphFont" style:family="text">
      <style:text-properties style:font-name="Garamond" fo:font-weight="bold" style:font-weight-asian="bold" style:font-weight-complex="bold" fo:font-size="11pt" style:font-size-asian="11pt" style:font-size-complex="11pt"/>
    </style:style>
    <style:style style:name="T3027" style:parent-style-name="DefaultParagraphFont" style:family="text">
      <style:text-properties style:font-name="Garamond" fo:font-weight="bold" style:font-weight-asian="bold" style:font-weight-complex="bold" fo:font-size="11pt" style:font-size-asian="11pt" style:font-size-complex="11pt"/>
    </style:style>
    <style:style style:name="T3028" style:parent-style-name="DefaultParagraphFont" style:family="text">
      <style:text-properties style:font-name="Garamond" fo:font-weight="bold" style:font-weight-asian="bold" style:font-weight-complex="bold" fo:font-size="11pt" style:font-size-asian="11pt" style:font-size-complex="11pt"/>
    </style:style>
    <style:style style:name="T3029" style:parent-style-name="DefaultParagraphFont" style:family="text">
      <style:text-properties style:font-name="Garamond" fo:font-weight="bold" style:font-weight-asian="bold" style:font-weight-complex="bold" fo:font-size="11pt" style:font-size-asian="11pt" style:font-size-complex="11pt"/>
    </style:style>
    <style:style style:name="T3030" style:parent-style-name="DefaultParagraphFont" style:family="text">
      <style:text-properties style:font-name="Garamond" fo:font-size="11pt" style:font-size-asian="11pt" style:font-size-complex="11pt"/>
    </style:style>
    <style:style style:name="T3031" style:parent-style-name="DefaultParagraphFont" style:family="text">
      <style:text-properties style:font-name="Garamond" fo:font-weight="bold" style:font-weight-asian="bold" style:font-weight-complex="bold" fo:font-size="11pt" style:font-size-asian="11pt" style:font-size-complex="11pt"/>
    </style:style>
    <style:style style:name="T3032" style:parent-style-name="DefaultParagraphFont" style:family="text">
      <style:text-properties style:font-name="Garamond" fo:font-size="11pt" style:font-size-asian="11pt" style:font-size-complex="11pt"/>
    </style:style>
    <style:style style:name="T3033" style:parent-style-name="DefaultParagraphFont" style:family="text">
      <style:text-properties style:font-name="Garamond" fo:font-weight="bold" style:font-weight-asian="bold" style:font-weight-complex="bold" fo:font-size="11pt" style:font-size-asian="11pt" style:font-size-complex="11pt"/>
    </style:style>
    <style:style style:name="T3034" style:parent-style-name="DefaultParagraphFont" style:family="text">
      <style:text-properties style:font-name="Garamond" fo:font-weight="bold" style:font-weight-asian="bold" style:font-weight-complex="bold" fo:font-size="11pt" style:font-size-asian="11pt" style:font-size-complex="11pt"/>
    </style:style>
    <style:style style:name="T3035" style:parent-style-name="DefaultParagraphFont" style:family="text">
      <style:text-properties style:font-name="Garamond" fo:font-weight="bold" style:font-weight-asian="bold" style:font-weight-complex="bold" fo:font-size="11pt" style:font-size-asian="11pt" style:font-size-complex="11pt"/>
    </style:style>
    <style:style style:name="T3036" style:parent-style-name="DefaultParagraphFont" style:family="text">
      <style:text-properties style:font-name="Garamond" fo:font-weight="bold" style:font-weight-asian="bold" style:font-weight-complex="bold" fo:font-size="11pt" style:font-size-asian="11pt" style:font-size-complex="11pt"/>
    </style:style>
    <style:style style:name="T3037" style:parent-style-name="DefaultParagraphFont" style:family="text">
      <style:text-properties style:font-name="Garamond" fo:font-weight="bold" style:font-weight-asian="bold" style:font-weight-complex="bold" fo:font-size="11pt" style:font-size-asian="11pt" style:font-size-complex="11pt"/>
    </style:style>
    <style:style style:name="P3038" style:parent-style-name="Normal" style:family="paragraph">
      <style:paragraph-properties fo:text-align="justify" fo:margin-bottom="0in" fo:line-height="115%" fo:text-indent="0.2in"/>
    </style:style>
    <style:style style:name="T3039" style:parent-style-name="DefaultParagraphFont" style:family="text">
      <style:text-properties style:font-name="Garamond" fo:font-weight="bold" style:font-weight-asian="bold" style:font-weight-complex="bold" fo:font-size="11pt" style:font-size-asian="11pt" style:font-size-complex="11pt"/>
    </style:style>
    <style:style style:name="T3040" style:parent-style-name="DefaultParagraphFont" style:family="text">
      <style:text-properties style:font-name="Garamond" fo:font-size="11pt" style:font-size-asian="11pt" style:font-size-complex="11pt"/>
    </style:style>
    <style:style style:name="T3041" style:parent-style-name="DefaultParagraphFont" style:family="text">
      <style:text-properties style:font-name="Garamond" fo:font-size="11pt" style:font-size-asian="11pt" style:font-size-complex="11pt"/>
    </style:style>
    <style:style style:name="T3042" style:parent-style-name="DefaultParagraphFont" style:family="text">
      <style:text-properties style:font-name="Garamond" fo:font-size="11pt" style:font-size-asian="11pt" style:font-size-complex="11pt"/>
    </style:style>
    <style:style style:name="T3043" style:parent-style-name="DefaultParagraphFont" style:family="text">
      <style:text-properties style:font-name="Garamond" fo:font-size="11pt" style:font-size-asian="11pt" style:font-size-complex="11pt"/>
    </style:style>
    <style:style style:name="T3044" style:parent-style-name="DefaultParagraphFont" style:family="text">
      <style:text-properties style:font-name="Garamond" fo:font-size="11pt" style:font-size-asian="11pt" style:font-size-complex="11pt"/>
    </style:style>
    <style:style style:name="T3045" style:parent-style-name="DefaultParagraphFont" style:family="text">
      <style:text-properties style:font-name="Garamond" fo:font-size="11pt" style:font-size-asian="11pt" style:font-size-complex="11pt"/>
    </style:style>
    <style:style style:name="T3046" style:parent-style-name="DefaultParagraphFont" style:family="text">
      <style:text-properties style:font-name="Garamond" fo:font-size="11pt" style:font-size-asian="11pt" style:font-size-complex="11pt"/>
    </style:style>
    <style:style style:name="T3047" style:parent-style-name="DefaultParagraphFont" style:family="text">
      <style:text-properties style:font-name="Garamond" fo:font-weight="bold" style:font-weight-asian="bold" style:font-weight-complex="bold" fo:font-size="11pt" style:font-size-asian="11pt" style:font-size-complex="11pt"/>
    </style:style>
    <style:style style:name="T3048" style:parent-style-name="DefaultParagraphFont" style:family="text">
      <style:text-properties style:font-name="Garamond" fo:font-weight="bold" style:font-weight-asian="bold" style:font-weight-complex="bold" fo:font-size="11pt" style:font-size-asian="11pt" style:font-size-complex="11pt"/>
    </style:style>
    <style:style style:name="T3049" style:parent-style-name="DefaultParagraphFont" style:family="text">
      <style:text-properties style:font-name="Garamond" fo:font-weight="bold" style:font-weight-asian="bold" style:font-weight-complex="bold" fo:font-size="11pt" style:font-size-asian="11pt" style:font-size-complex="11pt"/>
    </style:style>
    <style:style style:name="P30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1" style:parent-style-name="Heading2" style:family="paragraph">
      <style:paragraph-properties fo:text-align="start" fo:line-height="115%"/>
      <style:text-properties style:font-name="Garamond"/>
    </style:style>
    <style:style style:name="P30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64" style:parent-style-name="Normal" style:family="paragraph">
      <style:paragraph-properties fo:text-align="justify" fo:margin-bottom="0in" fo:line-height="115%" fo:text-indent="0.2in"/>
    </style:style>
    <style:style style:name="T3065" style:parent-style-name="DefaultParagraphFont" style:family="text">
      <style:text-properties style:font-name="Garamond" fo:font-size="11pt" style:font-size-asian="11pt" style:font-size-complex="11pt"/>
    </style:style>
    <style:style style:name="T3066" style:parent-style-name="DefaultParagraphFont" style:family="text">
      <style:text-properties style:font-name="Garamond" fo:font-size="11pt" style:font-size-asian="11pt" style:font-size-complex="11pt"/>
    </style:style>
    <style:style style:name="T3067" style:parent-style-name="DefaultParagraphFont" style:family="text">
      <style:text-properties style:font-name="Garamond" fo:font-size="11pt" style:font-size-asian="11pt" style:font-size-complex="11pt"/>
    </style:style>
    <style:style style:name="T3068" style:parent-style-name="DefaultParagraphFont" style:family="text">
      <style:text-properties style:font-name="Garamond" fo:font-size="11pt" style:font-size-asian="11pt" style:font-size-complex="11pt"/>
    </style:style>
    <style:style style:name="T3069" style:parent-style-name="DefaultParagraphFont" style:family="text">
      <style:text-properties style:font-name="Garamond" fo:font-size="11pt" style:font-size-asian="11pt" style:font-size-complex="11pt"/>
    </style:style>
    <style:style style:name="T3070" style:parent-style-name="DefaultParagraphFont" style:family="text">
      <style:text-properties style:font-name="Garamond" fo:font-size="11pt" style:font-size-asian="11pt" style:font-size-complex="11pt"/>
    </style:style>
    <style:style style:name="T3071" style:parent-style-name="DefaultParagraphFont" style:family="text">
      <style:text-properties style:font-name="Garamond" fo:font-size="11pt" style:font-size-asian="11pt" style:font-size-complex="11pt"/>
    </style:style>
    <style:style style:name="T3072" style:parent-style-name="DefaultParagraphFont" style:family="text">
      <style:text-properties style:font-name="Garamond" fo:font-size="11pt" style:font-size-asian="11pt" style:font-size-complex="11pt"/>
    </style:style>
    <style:style style:name="T3073" style:parent-style-name="DefaultParagraphFont" style:family="text">
      <style:text-properties style:font-name="Garamond" fo:font-size="11pt" style:font-size-asian="11pt" style:font-size-complex="11pt"/>
    </style:style>
    <style:style style:name="T3074" style:parent-style-name="DefaultParagraphFont" style:family="text">
      <style:text-properties style:font-name="Garamond" fo:font-weight="bold" style:font-weight-asian="bold" style:font-weight-complex="bold" fo:font-size="11pt" style:font-size-asian="11pt" style:font-size-complex="11pt"/>
    </style:style>
    <style:style style:name="T3075" style:parent-style-name="DefaultParagraphFont" style:family="text">
      <style:text-properties style:font-name="Garamond" fo:font-weight="bold" style:font-weight-asian="bold" style:font-weight-complex="bold" fo:font-size="11pt" style:font-size-asian="11pt" style:font-size-complex="11pt"/>
    </style:style>
    <style:style style:name="T3076" style:parent-style-name="DefaultParagraphFont" style:family="text">
      <style:text-properties style:font-name="Garamond" fo:font-weight="bold" style:font-weight-asian="bold" style:font-weight-complex="bold" fo:font-size="11pt" style:font-size-asian="11pt" style:font-size-complex="11pt"/>
    </style:style>
    <style:style style:name="T3077" style:parent-style-name="DefaultParagraphFont" style:family="text">
      <style:text-properties style:font-name="Garamond" fo:font-weight="bold" style:font-weight-asian="bold" style:font-weight-complex="bold" fo:font-size="11pt" style:font-size-asian="11pt" style:font-size-complex="11pt"/>
    </style:style>
    <style:style style:name="T3078" style:parent-style-name="DefaultParagraphFont" style:family="text">
      <style:text-properties style:font-name="Garamond" fo:font-weight="bold" style:font-weight-asian="bold" style:font-weight-complex="bold" fo:font-size="11pt" style:font-size-asian="11pt" style:font-size-complex="11pt"/>
    </style:style>
    <style:style style:name="T3079" style:parent-style-name="DefaultParagraphFont" style:family="text">
      <style:text-properties style:font-name="Garamond" fo:font-weight="bold" style:font-weight-asian="bold" style:font-weight-complex="bold" fo:font-size="11pt" style:font-size-asian="11pt" style:font-size-complex="11pt"/>
    </style:style>
    <style:style style:name="T3080" style:parent-style-name="DefaultParagraphFont" style:family="text">
      <style:text-properties style:font-name="Garamond" fo:font-weight="bold" style:font-weight-asian="bold" style:font-weight-complex="bold" fo:font-size="11pt" style:font-size-asian="11pt" style:font-size-complex="11pt"/>
    </style:style>
    <style:style style:name="T3081" style:parent-style-name="DefaultParagraphFont" style:family="text">
      <style:text-properties style:font-name="Garamond" fo:font-weight="bold" style:font-weight-asian="bold" style:font-weight-complex="bold" fo:font-size="11pt" style:font-size-asian="11pt" style:font-size-complex="11pt"/>
    </style:style>
    <style:style style:name="T3082" style:parent-style-name="DefaultParagraphFont" style:family="text">
      <style:text-properties style:font-name="Garamond" fo:font-weight="bold" style:font-weight-asian="bold" style:font-weight-complex="bold" fo:font-size="11pt" style:font-size-asian="11pt" style:font-size-complex="11pt"/>
    </style:style>
    <style:style style:name="T3083" style:parent-style-name="DefaultParagraphFont" style:family="text">
      <style:text-properties style:font-name="Garamond" fo:font-weight="bold" style:font-weight-asian="bold" style:font-weight-complex="bold" fo:font-size="11pt" style:font-size-asian="11pt" style:font-size-complex="11pt"/>
    </style:style>
    <style:style style:name="P30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85" style:parent-style-name="Heading2" style:family="paragraph">
      <style:paragraph-properties fo:text-align="start" fo:line-height="115%"/>
      <style:text-properties style:font-name="Garamond"/>
    </style:style>
    <style:style style:name="P3086" style:parent-style-name="Normal" style:family="paragraph">
      <style:paragraph-properties fo:text-align="justify" fo:margin-bottom="0in" fo:line-height="115%" fo:text-indent="0.2in"/>
    </style:style>
    <style:style style:name="T3087" style:parent-style-name="DefaultParagraphFont" style:family="text">
      <style:text-properties style:font-name="Garamond" fo:font-weight="bold" style:font-weight-asian="bold" style:font-weight-complex="bold" fo:font-size="11pt" style:font-size-asian="11pt" style:font-size-complex="11pt"/>
    </style:style>
    <style:style style:name="T3088" style:parent-style-name="DefaultParagraphFont" style:family="text">
      <style:text-properties style:font-name="Garamond" fo:font-size="11pt" style:font-size-asian="11pt" style:font-size-complex="11pt"/>
    </style:style>
    <style:style style:name="P3089" style:parent-style-name="Normal" style:family="paragraph">
      <style:paragraph-properties fo:text-align="justify" fo:margin-bottom="0in" fo:line-height="115%" fo:text-indent="0.2in"/>
    </style:style>
    <style:style style:name="T3090" style:parent-style-name="DefaultParagraphFont" style:family="text">
      <style:text-properties style:font-name="Garamond" fo:font-size="11pt" style:font-size-asian="11pt" style:font-size-complex="11pt"/>
    </style:style>
    <style:style style:name="T3091" style:parent-style-name="DefaultParagraphFont" style:family="text">
      <style:text-properties style:font-name="Garamond" fo:font-weight="bold" style:font-weight-asian="bold" style:font-weight-complex="bold" fo:font-size="11pt" style:font-size-asian="11pt" style:font-size-complex="11pt"/>
    </style:style>
    <style:style style:name="T3092" style:parent-style-name="DefaultParagraphFont" style:family="text">
      <style:text-properties style:font-name="Garamond" fo:font-size="11pt" style:font-size-asian="11pt" style:font-size-complex="11pt"/>
    </style:style>
    <style:style style:name="P30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096" style:parent-style-name="Normal" style:family="paragraph">
      <style:paragraph-properties fo:text-align="justify" fo:margin-bottom="0in" fo:line-height="115%" fo:text-indent="0.2in"/>
    </style:style>
    <style:style style:name="T3097" style:parent-style-name="DefaultParagraphFont" style:family="text">
      <style:text-properties style:font-name="Garamond" fo:font-size="11pt" style:font-size-asian="11pt" style:font-size-complex="11pt"/>
    </style:style>
    <style:style style:name="T3098" style:parent-style-name="DefaultParagraphFont" style:family="text">
      <style:text-properties style:font-name="Garamond" fo:font-weight="bold" style:font-weight-asian="bold" style:font-weight-complex="bold" fo:font-size="11pt" style:font-size-asian="11pt" style:font-size-complex="11pt"/>
    </style:style>
    <style:style style:name="P3099" style:parent-style-name="Normal" style:family="paragraph">
      <style:paragraph-properties fo:text-align="justify" fo:margin-bottom="0in" fo:line-height="115%" fo:text-indent="0.2in"/>
    </style:style>
    <style:style style:name="T3100" style:parent-style-name="DefaultParagraphFont" style:family="text">
      <style:text-properties style:font-name="Garamond" fo:font-size="11pt" style:font-size-asian="11pt" style:font-size-complex="11pt"/>
    </style:style>
    <style:style style:name="T3101" style:parent-style-name="DefaultParagraphFont" style:family="text">
      <style:text-properties style:font-name="Garamond" fo:font-size="11pt" style:font-size-asian="11pt" style:font-size-complex="11pt"/>
    </style:style>
    <style:style style:name="T3102" style:parent-style-name="DefaultParagraphFont" style:family="text">
      <style:text-properties style:font-name="Garamond" fo:font-size="11pt" style:font-size-asian="11pt" style:font-size-complex="11pt"/>
    </style:style>
    <style:style style:name="T3103" style:parent-style-name="DefaultParagraphFont" style:family="text">
      <style:text-properties style:font-name="Garamond" fo:font-weight="bold" style:font-weight-asian="bold" style:font-weight-complex="bold" fo:font-size="11pt" style:font-size-asian="11pt" style:font-size-complex="11pt"/>
    </style:style>
    <style:style style:name="P3104" style:parent-style-name="Normal" style:family="paragraph">
      <style:paragraph-properties fo:text-align="justify" fo:margin-bottom="0in" fo:line-height="115%" fo:text-indent="0.2in"/>
    </style:style>
    <style:style style:name="T3105" style:parent-style-name="DefaultParagraphFont" style:family="text">
      <style:text-properties style:font-name="Garamond" fo:font-size="11pt" style:font-size-asian="11pt" style:font-size-complex="11pt"/>
    </style:style>
    <style:style style:name="T3106" style:parent-style-name="DefaultParagraphFont" style:family="text">
      <style:text-properties style:font-name="Garamond" fo:font-weight="bold" style:font-weight-asian="bold" style:font-weight-complex="bold" fo:font-size="11pt" style:font-size-asian="11pt" style:font-size-complex="11pt"/>
    </style:style>
    <style:style style:name="T3107" style:parent-style-name="DefaultParagraphFont" style:family="text">
      <style:text-properties style:font-name="Garamond" fo:font-size="11pt" style:font-size-asian="11pt" style:font-size-complex="11pt"/>
    </style:style>
    <style:style style:name="P3108"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3109" style:parent-style-name="Heading2" style:family="paragraph">
      <style:paragraph-properties fo:text-align="start" fo:line-height="115%"/>
      <style:text-properties style:font-name="Garamond"/>
    </style:style>
    <style:style style:name="P31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12" style:parent-style-name="Normal" style:family="paragraph">
      <style:paragraph-properties fo:text-align="justify" fo:margin-bottom="0in" fo:line-height="115%" fo:text-indent="0.2in"/>
    </style:style>
    <style:style style:name="T3113" style:parent-style-name="DefaultParagraphFont" style:family="text">
      <style:text-properties style:font-name="Garamond" fo:font-size="11pt" style:font-size-asian="11pt" style:font-size-complex="11pt"/>
    </style:style>
    <style:style style:name="T3114" style:parent-style-name="DefaultParagraphFont" style:family="text">
      <style:text-properties style:font-name="Garamond" fo:font-size="11pt" style:font-size-asian="11pt" style:font-size-complex="11pt"/>
    </style:style>
    <style:style style:name="T3115" style:parent-style-name="DefaultParagraphFont" style:family="text">
      <style:text-properties style:font-name="Garamond" fo:font-size="11pt" style:font-size-asian="11pt" style:font-size-complex="11pt"/>
    </style:style>
    <style:style style:name="T3116" style:parent-style-name="DefaultParagraphFont" style:family="text">
      <style:text-properties style:font-name="Garamond" fo:font-weight="bold" style:font-weight-asian="bold" style:font-weight-complex="bold" fo:font-size="11pt" style:font-size-asian="11pt" style:font-size-complex="11pt"/>
    </style:style>
    <style:style style:name="T3117" style:parent-style-name="DefaultParagraphFont" style:family="text">
      <style:text-properties style:font-name="Garamond" fo:font-weight="bold" style:font-weight-asian="bold" style:font-weight-complex="bold" fo:font-size="11pt" style:font-size-asian="11pt" style:font-size-complex="11pt"/>
    </style:style>
    <style:style style:name="T3118" style:parent-style-name="DefaultParagraphFont" style:family="text">
      <style:text-properties style:font-name="Garamond" fo:font-weight="bold" style:font-weight-asian="bold" style:font-weight-complex="bold" fo:font-size="11pt" style:font-size-asian="11pt" style:font-size-complex="11pt"/>
    </style:style>
    <style:style style:name="T3119" style:parent-style-name="DefaultParagraphFont" style:family="text">
      <style:text-properties style:font-name="Garamond" fo:font-size="11pt" style:font-size-asian="11pt" style:font-size-complex="11pt"/>
    </style:style>
    <style:style style:name="P3120" style:parent-style-name="Normal" style:family="paragraph">
      <style:paragraph-properties fo:text-align="justify" fo:margin-bottom="0in" fo:line-height="115%" fo:text-indent="0.2in"/>
    </style:style>
    <style:style style:name="T3121" style:parent-style-name="DefaultParagraphFont" style:family="text">
      <style:text-properties style:font-name="Garamond" fo:font-weight="bold" style:font-weight-asian="bold" style:font-weight-complex="bold" fo:font-size="11pt" style:font-size-asian="11pt" style:font-size-complex="11pt"/>
    </style:style>
    <style:style style:name="T3122" style:parent-style-name="DefaultParagraphFont" style:family="text">
      <style:text-properties style:font-name="Garamond" fo:font-weight="bold" style:font-weight-asian="bold" style:font-weight-complex="bold" fo:font-size="11pt" style:font-size-asian="11pt" style:font-size-complex="11pt"/>
    </style:style>
    <style:style style:name="T3123" style:parent-style-name="DefaultParagraphFont" style:family="text">
      <style:text-properties style:font-name="Garamond" fo:font-weight="bold" style:font-weight-asian="bold" style:font-weight-complex="bold" fo:font-size="11pt" style:font-size-asian="11pt" style:font-size-complex="11pt"/>
    </style:style>
    <style:style style:name="T3124" style:parent-style-name="DefaultParagraphFont" style:family="text">
      <style:text-properties style:font-name="Garamond" fo:font-size="11pt" style:font-size-asian="11pt" style:font-size-complex="11pt"/>
    </style:style>
    <style:style style:name="T3125" style:parent-style-name="DefaultParagraphFont" style:family="text">
      <style:text-properties style:font-name="Garamond" fo:font-size="11pt" style:font-size-asian="11pt" style:font-size-complex="11pt"/>
    </style:style>
    <style:style style:name="T3126" style:parent-style-name="DefaultParagraphFont" style:family="text">
      <style:text-properties style:font-name="Garamond" fo:font-size="11pt" style:font-size-asian="11pt" style:font-size-complex="11pt"/>
    </style:style>
    <style:style style:name="T3127" style:parent-style-name="DefaultParagraphFont" style:family="text">
      <style:text-properties style:font-name="Garamond" fo:font-size="11pt" style:font-size-asian="11pt" style:font-size-complex="11pt"/>
    </style:style>
    <style:style style:name="T3128" style:parent-style-name="DefaultParagraphFont" style:family="text">
      <style:text-properties style:font-name="Garamond" fo:font-size="11pt" style:font-size-asian="11pt" style:font-size-complex="11pt"/>
    </style:style>
    <style:style style:name="T3129" style:parent-style-name="DefaultParagraphFont" style:family="text">
      <style:text-properties style:font-name="Garamond" fo:font-weight="bold" style:font-weight-asian="bold" style:font-weight-complex="bold" fo:font-size="11pt" style:font-size-asian="11pt" style:font-size-complex="11pt"/>
    </style:style>
    <style:style style:name="P31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34" style:parent-style-name="Normal" style:family="paragraph">
      <style:paragraph-properties fo:text-align="justify" fo:margin-bottom="0in" fo:line-height="115%" fo:text-indent="0.2in"/>
    </style:style>
    <style:style style:name="T3135" style:parent-style-name="DefaultParagraphFont" style:family="text">
      <style:text-properties style:font-name="Garamond" fo:font-weight="bold" style:font-weight-asian="bold" style:font-weight-complex="bold" fo:font-size="11pt" style:font-size-asian="11pt" style:font-size-complex="11pt"/>
    </style:style>
    <style:style style:name="T3136" style:parent-style-name="DefaultParagraphFont" style:family="text">
      <style:text-properties style:font-name="Garamond" fo:font-weight="bold" style:font-weight-asian="bold" style:font-weight-complex="bold" fo:font-size="11pt" style:font-size-asian="11pt" style:font-size-complex="11pt"/>
    </style:style>
    <style:style style:name="T3137" style:parent-style-name="DefaultParagraphFont" style:family="text">
      <style:text-properties style:font-name="Garamond" fo:font-weight="bold" style:font-weight-asian="bold" style:font-weight-complex="bold" fo:font-size="11pt" style:font-size-asian="11pt" style:font-size-complex="11pt"/>
    </style:style>
    <style:style style:name="T3138" style:parent-style-name="DefaultParagraphFont" style:family="text">
      <style:text-properties style:font-name="Garamond" fo:font-weight="bold" style:font-weight-asian="bold" style:font-weight-complex="bold" fo:font-size="11pt" style:font-size-asian="11pt" style:font-size-complex="11pt"/>
    </style:style>
    <style:style style:name="T3139" style:parent-style-name="DefaultParagraphFont" style:family="text">
      <style:text-properties style:font-name="Garamond" fo:font-weight="bold" style:font-weight-asian="bold" style:font-weight-complex="bold" fo:font-size="11pt" style:font-size-asian="11pt" style:font-size-complex="11pt"/>
    </style:style>
    <style:style style:name="T3140" style:parent-style-name="DefaultParagraphFont" style:family="text">
      <style:text-properties style:font-name="Garamond" fo:font-weight="bold" style:font-weight-asian="bold" style:font-weight-complex="bold" fo:font-size="11pt" style:font-size-asian="11pt" style:font-size-complex="11pt"/>
    </style:style>
    <style:style style:name="T3141" style:parent-style-name="DefaultParagraphFont" style:family="text">
      <style:text-properties style:font-name="Garamond" fo:font-weight="bold" style:font-weight-asian="bold" style:font-weight-complex="bold" fo:font-size="11pt" style:font-size-asian="11pt" style:font-size-complex="11pt"/>
    </style:style>
    <style:style style:name="T3142" style:parent-style-name="DefaultParagraphFont" style:family="text">
      <style:text-properties style:font-name="Garamond" fo:font-size="11pt" style:font-size-asian="11pt" style:font-size-complex="11pt"/>
    </style:style>
    <style:style style:name="T3143" style:parent-style-name="DefaultParagraphFont" style:family="text">
      <style:text-properties style:font-name="Garamond" fo:font-size="11pt" style:font-size-asian="11pt" style:font-size-complex="11pt"/>
    </style:style>
    <style:style style:name="T3144" style:parent-style-name="DefaultParagraphFont" style:family="text">
      <style:text-properties style:font-name="Garamond" fo:font-size="11pt" style:font-size-asian="11pt" style:font-size-complex="11pt"/>
    </style:style>
    <style:style style:name="T3145" style:parent-style-name="DefaultParagraphFont" style:family="text">
      <style:text-properties style:font-name="Garamond" fo:font-size="11pt" style:font-size-asian="11pt" style:font-size-complex="11pt"/>
    </style:style>
    <style:style style:name="T3146" style:parent-style-name="DefaultParagraphFont" style:family="text">
      <style:text-properties style:font-name="Garamond" fo:font-size="11pt" style:font-size-asian="11pt" style:font-size-complex="11pt"/>
    </style:style>
    <style:style style:name="P3147" style:parent-style-name="Normal" style:family="paragraph">
      <style:paragraph-properties fo:text-align="justify" fo:margin-bottom="0in" fo:line-height="115%" fo:text-indent="0.2in"/>
    </style:style>
    <style:style style:name="T3148" style:parent-style-name="DefaultParagraphFont" style:family="text">
      <style:text-properties style:font-name="Garamond" fo:font-weight="bold" style:font-weight-asian="bold" style:font-weight-complex="bold" fo:font-size="11pt" style:font-size-asian="11pt" style:font-size-complex="11pt"/>
    </style:style>
    <style:style style:name="T3149" style:parent-style-name="DefaultParagraphFont" style:family="text">
      <style:text-properties style:font-name="Garamond" fo:font-weight="bold" style:font-weight-asian="bold" style:font-weight-complex="bold" fo:font-size="11pt" style:font-size-asian="11pt" style:font-size-complex="11pt"/>
    </style:style>
    <style:style style:name="T3150" style:parent-style-name="DefaultParagraphFont" style:family="text">
      <style:text-properties style:font-name="Garamond" fo:font-weight="bold" style:font-weight-asian="bold" style:font-weight-complex="bold" fo:font-size="11pt" style:font-size-asian="11pt" style:font-size-complex="11pt"/>
    </style:style>
    <style:style style:name="T3151" style:parent-style-name="DefaultParagraphFont" style:family="text">
      <style:text-properties style:font-name="Garamond" fo:font-weight="bold" style:font-weight-asian="bold" style:font-weight-complex="bold" fo:font-size="11pt" style:font-size-asian="11pt" style:font-size-complex="11pt"/>
    </style:style>
    <style:style style:name="T3152" style:parent-style-name="DefaultParagraphFont" style:family="text">
      <style:text-properties style:font-name="Garamond" fo:font-weight="bold" style:font-weight-asian="bold" style:font-weight-complex="bold" fo:font-size="11pt" style:font-size-asian="11pt" style:font-size-complex="11pt"/>
    </style:style>
    <style:style style:name="T3153" style:parent-style-name="DefaultParagraphFont" style:family="text">
      <style:text-properties style:font-name="Garamond" fo:font-size="11pt" style:font-size-asian="11pt" style:font-size-complex="11pt"/>
    </style:style>
    <style:style style:name="P31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56" style:parent-style-name="Heading2" style:family="paragraph">
      <style:paragraph-properties fo:text-align="start" fo:line-height="115%"/>
      <style:text-properties style:font-name="Garamond"/>
    </style:style>
    <style:style style:name="P31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61" style:parent-style-name="Normal" style:family="paragraph">
      <style:paragraph-properties fo:text-align="justify" fo:margin-bottom="0in" fo:line-height="115%" fo:text-indent="0.2in"/>
    </style:style>
    <style:style style:name="T3162" style:parent-style-name="DefaultParagraphFont" style:family="text">
      <style:text-properties style:font-name="Garamond" fo:font-size="11pt" style:font-size-asian="11pt" style:font-size-complex="11pt"/>
    </style:style>
    <style:style style:name="T3163" style:parent-style-name="DefaultParagraphFont" style:family="text">
      <style:text-properties style:font-name="Garamond" fo:font-weight="bold" style:font-weight-asian="bold" style:font-weight-complex="bold" fo:font-size="11pt" style:font-size-asian="11pt" style:font-size-complex="11pt"/>
    </style:style>
    <style:style style:name="T3164" style:parent-style-name="DefaultParagraphFont" style:family="text">
      <style:text-properties style:font-name="Garamond" fo:font-weight="bold" style:font-weight-asian="bold" style:font-weight-complex="bold" fo:font-size="11pt" style:font-size-asian="11pt" style:font-size-complex="11pt"/>
    </style:style>
    <style:style style:name="T3165" style:parent-style-name="DefaultParagraphFont" style:family="text">
      <style:text-properties style:font-name="Garamond" fo:font-weight="bold" style:font-weight-asian="bold" style:font-weight-complex="bold" fo:font-size="11pt" style:font-size-asian="11pt" style:font-size-complex="11pt"/>
    </style:style>
    <style:style style:name="T3166" style:parent-style-name="DefaultParagraphFont" style:family="text">
      <style:text-properties style:font-name="Garamond" fo:font-weight="bold" style:font-weight-asian="bold" style:font-weight-complex="bold" fo:font-size="11pt" style:font-size-asian="11pt" style:font-size-complex="11pt"/>
    </style:style>
    <style:style style:name="T3167" style:parent-style-name="DefaultParagraphFont" style:family="text">
      <style:text-properties style:font-name="Garamond" fo:font-weight="bold" style:font-weight-asian="bold" style:font-weight-complex="bold" fo:font-size="11pt" style:font-size-asian="11pt" style:font-size-complex="11pt"/>
    </style:style>
    <style:style style:name="T3168" style:parent-style-name="DefaultParagraphFont" style:family="text">
      <style:text-properties style:font-name="Garamond" fo:font-weight="bold" style:font-weight-asian="bold" style:font-weight-complex="bold" fo:font-size="11pt" style:font-size-asian="11pt" style:font-size-complex="11pt"/>
    </style:style>
    <style:style style:name="T3169" style:parent-style-name="DefaultParagraphFont" style:family="text">
      <style:text-properties style:font-name="Garamond" fo:font-weight="bold" style:font-weight-asian="bold" style:font-weight-complex="bold" fo:font-size="11pt" style:font-size-asian="11pt" style:font-size-complex="11pt"/>
    </style:style>
    <style:style style:name="T3170" style:parent-style-name="DefaultParagraphFont" style:family="text">
      <style:text-properties style:font-name="Garamond" fo:font-size="11pt" style:font-size-asian="11pt" style:font-size-complex="11pt"/>
    </style:style>
    <style:style style:name="P31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7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73" style:parent-style-name="Heading2" style:family="paragraph">
      <style:paragraph-properties fo:text-align="start" fo:line-height="115%"/>
      <style:text-properties style:font-name="Garamond"/>
    </style:style>
    <style:style style:name="P31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75"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31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178" style:parent-style-name="Heading2" style:family="paragraph">
      <style:paragraph-properties fo:text-align="start" fo:line-height="115%"/>
      <style:text-properties style:font-name="Garamond"/>
    </style:style>
    <style:style style:name="P3179" style:parent-style-name="Normal" style:family="paragraph">
      <style:paragraph-properties fo:text-align="justify" fo:margin-bottom="0in" fo:line-height="115%" fo:text-indent="0.2in"/>
    </style:style>
    <style:style style:name="T3180" style:parent-style-name="DefaultParagraphFont" style:family="text">
      <style:text-properties style:font-name="Garamond" fo:font-size="11pt" style:font-size-asian="11pt" style:font-size-complex="11pt"/>
    </style:style>
    <style:style style:name="T3181" style:parent-style-name="DefaultParagraphFont" style:family="text">
      <style:text-properties style:font-name="Garamond" fo:font-size="11pt" style:font-size-asian="11pt" style:font-size-complex="11pt"/>
    </style:style>
    <style:style style:name="T3182" style:parent-style-name="DefaultParagraphFont" style:family="text">
      <style:text-properties style:font-name="Garamond" fo:font-size="11pt" style:font-size-asian="11pt" style:font-size-complex="11pt"/>
    </style:style>
    <style:style style:name="T3183" style:parent-style-name="DefaultParagraphFont" style:family="text">
      <style:text-properties style:font-name="Garamond" fo:font-size="11pt" style:font-size-asian="11pt" style:font-size-complex="11pt"/>
    </style:style>
    <style:style style:name="T3184" style:parent-style-name="DefaultParagraphFont" style:family="text">
      <style:text-properties style:font-name="Garamond" fo:font-size="11pt" style:font-size-asian="11pt" style:font-size-complex="11pt"/>
    </style:style>
    <style:style style:name="T3185" style:parent-style-name="DefaultParagraphFont" style:family="text">
      <style:text-properties style:font-name="Garamond" fo:font-size="11pt" style:font-size-asian="11pt" style:font-size-complex="11pt"/>
    </style:style>
    <style:style style:name="T3186" style:parent-style-name="DefaultParagraphFont" style:family="text">
      <style:text-properties style:font-name="Garamond" fo:font-size="11pt" style:font-size-asian="11pt" style:font-size-complex="11pt"/>
    </style:style>
    <style:style style:name="T3187" style:parent-style-name="DefaultParagraphFont" style:family="text">
      <style:text-properties style:font-name="Garamond" fo:font-size="11pt" style:font-size-asian="11pt" style:font-size-complex="11pt"/>
    </style:style>
    <style:style style:name="T3188" style:parent-style-name="DefaultParagraphFont" style:family="text">
      <style:text-properties style:font-name="Garamond" fo:font-size="11pt" style:font-size-asian="11pt" style:font-size-complex="11pt"/>
    </style:style>
    <style:style style:name="T3189" style:parent-style-name="DefaultParagraphFont" style:family="text">
      <style:text-properties style:font-name="Garamond" fo:font-size="11pt" style:font-size-asian="11pt" style:font-size-complex="11pt"/>
    </style:style>
    <style:style style:name="T3190" style:parent-style-name="DefaultParagraphFont" style:family="text">
      <style:text-properties style:font-name="Garamond" fo:font-size="11pt" style:font-size-asian="11pt" style:font-size-complex="11pt"/>
    </style:style>
    <style:style style:name="T3191" style:parent-style-name="DefaultParagraphFont" style:family="text">
      <style:text-properties style:font-name="Garamond" fo:font-size="11pt" style:font-size-asian="11pt" style:font-size-complex="11pt"/>
    </style:style>
    <style:style style:name="T3192" style:parent-style-name="DefaultParagraphFont" style:family="text">
      <style:text-properties style:font-name="Garamond" fo:font-size="11pt" style:font-size-asian="11pt" style:font-size-complex="11pt"/>
    </style:style>
    <style:style style:name="T3193" style:parent-style-name="DefaultParagraphFont" style:family="text">
      <style:text-properties style:font-name="Garamond" fo:font-size="11pt" style:font-size-asian="11pt" style:font-size-complex="11pt"/>
    </style:style>
    <style:style style:name="T3194" style:parent-style-name="DefaultParagraphFont" style:family="text">
      <style:text-properties style:font-name="Garamond" fo:font-size="11pt" style:font-size-asian="11pt" style:font-size-complex="11pt"/>
    </style:style>
    <style:style style:name="T3195" style:parent-style-name="DefaultParagraphFont" style:family="text">
      <style:text-properties style:font-name="Garamond" fo:font-size="11pt" style:font-size-asian="11pt" style:font-size-complex="11pt"/>
    </style:style>
    <style:style style:name="T3196" style:parent-style-name="DefaultParagraphFont" style:family="text">
      <style:text-properties style:font-name="Garamond" fo:font-size="11pt" style:font-size-asian="11pt" style:font-size-complex="11pt"/>
    </style:style>
    <style:style style:name="T3197" style:parent-style-name="DefaultParagraphFont" style:family="text">
      <style:text-properties style:font-name="Garamond" fo:font-size="11pt" style:font-size-asian="11pt" style:font-size-complex="11pt"/>
    </style:style>
    <style:style style:name="P3198" style:parent-style-name="Normal" style:family="paragraph">
      <style:paragraph-properties fo:text-align="justify" fo:margin-bottom="0in" fo:line-height="115%" fo:text-indent="0.2in"/>
    </style:style>
    <style:style style:name="T3199" style:parent-style-name="DefaultParagraphFont" style:family="text">
      <style:text-properties style:font-name="Garamond" fo:font-size="11pt" style:font-size-asian="11pt" style:font-size-complex="11pt"/>
    </style:style>
    <style:style style:name="T3200" style:parent-style-name="DefaultParagraphFont" style:family="text">
      <style:text-properties style:font-name="Garamond" fo:font-size="11pt" style:font-size-asian="11pt" style:font-size-complex="11pt"/>
    </style:style>
    <style:style style:name="T3201" style:parent-style-name="DefaultParagraphFont" style:family="text">
      <style:text-properties style:font-name="Garamond" fo:font-size="11pt" style:font-size-asian="11pt" style:font-size-complex="11pt"/>
    </style:style>
    <style:style style:name="T3202" style:parent-style-name="DefaultParagraphFont" style:family="text">
      <style:text-properties style:font-name="Garamond" fo:font-size="11pt" style:font-size-asian="11pt" style:font-size-complex="11pt"/>
    </style:style>
    <style:style style:name="T3203" style:parent-style-name="DefaultParagraphFont" style:family="text">
      <style:text-properties style:font-name="Garamond" fo:font-size="11pt" style:font-size-asian="11pt" style:font-size-complex="11pt"/>
    </style:style>
    <style:style style:name="T3204" style:parent-style-name="DefaultParagraphFont" style:family="text">
      <style:text-properties style:font-name="Garamond" fo:font-size="11pt" style:font-size-asian="11pt" style:font-size-complex="11pt"/>
    </style:style>
    <style:style style:name="T3205" style:parent-style-name="DefaultParagraphFont" style:family="text">
      <style:text-properties style:font-name="Garamond" fo:font-size="11pt" style:font-size-asian="11pt" style:font-size-complex="11pt"/>
    </style:style>
    <style:style style:name="T3206" style:parent-style-name="DefaultParagraphFont" style:family="text">
      <style:text-properties style:font-name="Garamond" fo:font-size="11pt" style:font-size-asian="11pt" style:font-size-complex="11pt"/>
    </style:style>
    <style:style style:name="T3207" style:parent-style-name="DefaultParagraphFont" style:family="text">
      <style:text-properties style:font-name="Garamond" fo:font-size="11pt" style:font-size-asian="11pt" style:font-size-complex="11pt"/>
    </style:style>
    <style:style style:name="P3208" style:parent-style-name="Normal" style:family="paragraph">
      <style:paragraph-properties fo:text-align="justify" fo:margin-bottom="0in" fo:line-height="115%" fo:text-indent="0.2in"/>
    </style:style>
    <style:style style:name="T3209" style:parent-style-name="DefaultParagraphFont" style:family="text">
      <style:text-properties style:font-name="Garamond" fo:font-size="11pt" style:font-size-asian="11pt" style:font-size-complex="11pt"/>
    </style:style>
    <style:style style:name="T3210" style:parent-style-name="DefaultParagraphFont" style:family="text">
      <style:text-properties style:font-name="Garamond" fo:font-size="11pt" style:font-size-asian="11pt" style:font-size-complex="11pt"/>
    </style:style>
    <style:style style:name="T3211" style:parent-style-name="DefaultParagraphFont" style:family="text">
      <style:text-properties style:font-name="Garamond" fo:font-size="11pt" style:font-size-asian="11pt" style:font-size-complex="11pt"/>
    </style:style>
    <style:style style:name="T3212" style:parent-style-name="DefaultParagraphFont" style:family="text">
      <style:text-properties style:font-name="Garamond" fo:font-size="11pt" style:font-size-asian="11pt" style:font-size-complex="11pt"/>
    </style:style>
    <style:style style:name="T3213" style:parent-style-name="DefaultParagraphFont" style:family="text">
      <style:text-properties style:font-name="Garamond" fo:font-size="11pt" style:font-size-asian="11pt" style:font-size-complex="11pt"/>
    </style:style>
    <style:style style:name="T3214" style:parent-style-name="DefaultParagraphFont" style:family="text">
      <style:text-properties style:font-name="Garamond" fo:font-size="11pt" style:font-size-asian="11pt" style:font-size-complex="11pt"/>
    </style:style>
    <style:style style:name="T3215" style:parent-style-name="DefaultParagraphFont" style:family="text">
      <style:text-properties style:font-name="Garamond" fo:font-size="11pt" style:font-size-asian="11pt" style:font-size-complex="11pt"/>
    </style:style>
    <style:style style:name="T3216" style:parent-style-name="DefaultParagraphFont" style:family="text">
      <style:text-properties style:font-name="Garamond" fo:font-size="11pt" style:font-size-asian="11pt" style:font-size-complex="11pt"/>
    </style:style>
    <style:style style:name="T3217" style:parent-style-name="DefaultParagraphFont" style:family="text">
      <style:text-properties style:font-name="Garamond" fo:font-size="11pt" style:font-size-asian="11pt" style:font-size-complex="11pt"/>
    </style:style>
    <style:style style:name="T3218" style:parent-style-name="DefaultParagraphFont" style:family="text">
      <style:text-properties style:font-name="Garamond" fo:font-size="11pt" style:font-size-asian="11pt" style:font-size-complex="11pt"/>
    </style:style>
    <style:style style:name="T3219" style:parent-style-name="DefaultParagraphFont" style:family="text">
      <style:text-properties style:font-name="Garamond" fo:font-size="11pt" style:font-size-asian="11pt" style:font-size-complex="11pt"/>
    </style:style>
    <style:style style:name="T3220" style:parent-style-name="DefaultParagraphFont" style:family="text">
      <style:text-properties style:font-name="Garamond" fo:font-size="11pt" style:font-size-asian="11pt" style:font-size-complex="11pt"/>
    </style:style>
    <style:style style:name="T3221" style:parent-style-name="DefaultParagraphFont" style:family="text">
      <style:text-properties style:font-name="Garamond" fo:font-size="11pt" style:font-size-asian="11pt" style:font-size-complex="11pt"/>
    </style:style>
    <style:style style:name="T3222" style:parent-style-name="DefaultParagraphFont" style:family="text">
      <style:text-properties style:font-name="Garamond" fo:font-size="11pt" style:font-size-asian="11pt" style:font-size-complex="11pt"/>
    </style:style>
    <style:style style:name="T3223" style:parent-style-name="DefaultParagraphFont" style:family="text">
      <style:text-properties style:font-name="Garamond" fo:font-size="11pt" style:font-size-asian="11pt" style:font-size-complex="11pt"/>
    </style:style>
    <style:style style:name="T3224" style:parent-style-name="DefaultParagraphFont" style:family="text">
      <style:text-properties style:font-name="Garamond" fo:font-size="11pt" style:font-size-asian="11pt" style:font-size-complex="11pt"/>
    </style:style>
    <style:style style:name="T3225" style:parent-style-name="DefaultParagraphFont" style:family="text">
      <style:text-properties style:font-name="Garamond" fo:font-size="11pt" style:font-size-asian="11pt" style:font-size-complex="11pt"/>
    </style:style>
    <style:style style:name="T3226" style:parent-style-name="DefaultParagraphFont" style:family="text">
      <style:text-properties style:font-name="Garamond" fo:font-size="11pt" style:font-size-asian="11pt" style:font-size-complex="11pt"/>
    </style:style>
    <style:style style:name="T3227" style:parent-style-name="DefaultParagraphFont" style:family="text">
      <style:text-properties style:font-name="Garamond" fo:font-size="11pt" style:font-size-asian="11pt" style:font-size-complex="11pt"/>
    </style:style>
    <style:style style:name="T3228" style:parent-style-name="DefaultParagraphFont" style:family="text">
      <style:text-properties style:font-name="Garamond" fo:font-size="11pt" style:font-size-asian="11pt" style:font-size-complex="11pt"/>
    </style:style>
    <style:style style:name="T3229" style:parent-style-name="DefaultParagraphFont" style:family="text">
      <style:text-properties style:font-name="Garamond" fo:font-size="11pt" style:font-size-asian="11pt" style:font-size-complex="11pt"/>
    </style:style>
    <style:style style:name="T3230" style:parent-style-name="DefaultParagraphFont" style:family="text">
      <style:text-properties style:font-name="Garamond" fo:font-size="11pt" style:font-size-asian="11pt" style:font-size-complex="11pt"/>
    </style:style>
    <style:style style:name="T3231" style:parent-style-name="DefaultParagraphFont" style:family="text">
      <style:text-properties style:font-name="Garamond" fo:font-size="11pt" style:font-size-asian="11pt" style:font-size-complex="11pt"/>
    </style:style>
    <style:style style:name="T3232" style:parent-style-name="DefaultParagraphFont" style:family="text">
      <style:text-properties style:font-name="Garamond" fo:font-size="11pt" style:font-size-asian="11pt" style:font-size-complex="11pt"/>
    </style:style>
    <style:style style:name="T3233" style:parent-style-name="DefaultParagraphFont" style:family="text">
      <style:text-properties style:font-name="Garamond" fo:font-size="11pt" style:font-size-asian="11pt" style:font-size-complex="11pt"/>
    </style:style>
    <style:style style:name="T3234" style:parent-style-name="DefaultParagraphFont" style:family="text">
      <style:text-properties style:font-name="Garamond" fo:font-size="11pt" style:font-size-asian="11pt" style:font-size-complex="11pt"/>
    </style:style>
    <style:style style:name="T3235" style:parent-style-name="DefaultParagraphFont" style:family="text">
      <style:text-properties style:font-name="Garamond" fo:font-size="11pt" style:font-size-asian="11pt" style:font-size-complex="11pt"/>
    </style:style>
    <style:style style:name="T3236" style:parent-style-name="DefaultParagraphFont" style:family="text">
      <style:text-properties style:font-name="Garamond" fo:font-size="11pt" style:font-size-asian="11pt" style:font-size-complex="11pt"/>
    </style:style>
    <style:style style:name="T3237" style:parent-style-name="DefaultParagraphFont" style:family="text">
      <style:text-properties style:font-name="Garamond" fo:font-size="11pt" style:font-size-asian="11pt" style:font-size-complex="11pt"/>
    </style:style>
    <style:style style:name="T3238" style:parent-style-name="DefaultParagraphFont" style:family="text">
      <style:text-properties style:font-name="Garamond" fo:font-size="11pt" style:font-size-asian="11pt" style:font-size-complex="11pt"/>
    </style:style>
    <style:style style:name="T3239" style:parent-style-name="DefaultParagraphFont" style:family="text">
      <style:text-properties style:font-name="Garamond" fo:font-size="11pt" style:font-size-asian="11pt" style:font-size-complex="11pt"/>
    </style:style>
    <style:style style:name="T3240" style:parent-style-name="DefaultParagraphFont" style:family="text">
      <style:text-properties style:font-name="Garamond" fo:font-size="11pt" style:font-size-asian="11pt" style:font-size-complex="11pt"/>
    </style:style>
    <style:style style:name="T3241" style:parent-style-name="DefaultParagraphFont" style:family="text">
      <style:text-properties style:font-name="Garamond" fo:font-size="11pt" style:font-size-asian="11pt" style:font-size-complex="11pt"/>
    </style:style>
    <style:style style:name="T3242" style:parent-style-name="DefaultParagraphFont" style:family="text">
      <style:text-properties style:font-name="Garamond" fo:font-size="11pt" style:font-size-asian="11pt" style:font-size-complex="11pt"/>
    </style:style>
    <style:style style:name="T3243" style:parent-style-name="DefaultParagraphFont" style:family="text">
      <style:text-properties style:font-name="Garamond" fo:font-size="11pt" style:font-size-asian="11pt" style:font-size-complex="11pt"/>
    </style:style>
    <style:style style:name="T3244" style:parent-style-name="DefaultParagraphFont" style:family="text">
      <style:text-properties style:font-name="Garamond" fo:font-size="11pt" style:font-size-asian="11pt" style:font-size-complex="11pt"/>
    </style:style>
    <style:style style:name="T3245" style:parent-style-name="DefaultParagraphFont" style:family="text">
      <style:text-properties style:font-name="Garamond" fo:font-size="11pt" style:font-size-asian="11pt" style:font-size-complex="11pt"/>
    </style:style>
    <style:style style:name="T3246" style:parent-style-name="DefaultParagraphFont" style:family="text">
      <style:text-properties style:font-name="Garamond" fo:font-size="11pt" style:font-size-asian="11pt" style:font-size-complex="11pt"/>
    </style:style>
    <style:style style:name="T3247" style:parent-style-name="DefaultParagraphFont" style:family="text">
      <style:text-properties style:font-name="Garamond" fo:font-size="11pt" style:font-size-asian="11pt" style:font-size-complex="11pt"/>
    </style:style>
    <style:style style:name="T3248" style:parent-style-name="DefaultParagraphFont" style:family="text">
      <style:text-properties style:font-name="Garamond" fo:font-size="11pt" style:font-size-asian="11pt" style:font-size-complex="11pt"/>
    </style:style>
    <style:style style:name="T3249" style:parent-style-name="DefaultParagraphFont" style:family="text">
      <style:text-properties style:font-name="Garamond" fo:font-size="11pt" style:font-size-asian="11pt" style:font-size-complex="11pt"/>
    </style:style>
    <style:style style:name="T3250" style:parent-style-name="DefaultParagraphFont" style:family="text">
      <style:text-properties style:font-name="Garamond" fo:font-size="11pt" style:font-size-asian="11pt" style:font-size-complex="11pt"/>
    </style:style>
    <style:style style:name="T3251" style:parent-style-name="DefaultParagraphFont" style:family="text">
      <style:text-properties style:font-name="Garamond" fo:font-size="11pt" style:font-size-asian="11pt" style:font-size-complex="11pt"/>
    </style:style>
    <style:style style:name="T3252" style:parent-style-name="DefaultParagraphFont" style:family="text">
      <style:text-properties style:font-name="Garamond" fo:font-size="11pt" style:font-size-asian="11pt" style:font-size-complex="11pt"/>
    </style:style>
    <style:style style:name="T3253" style:parent-style-name="DefaultParagraphFont" style:family="text">
      <style:text-properties style:font-name="Garamond" fo:font-size="11pt" style:font-size-asian="11pt" style:font-size-complex="11pt"/>
    </style:style>
    <style:style style:name="T3254" style:parent-style-name="DefaultParagraphFont" style:family="text">
      <style:text-properties style:font-name="Garamond" fo:font-size="11pt" style:font-size-asian="11pt" style:font-size-complex="11pt"/>
    </style:style>
    <style:style style:name="T3255" style:parent-style-name="DefaultParagraphFont" style:family="text">
      <style:text-properties style:font-name="Garamond" fo:font-size="11pt" style:font-size-asian="11pt" style:font-size-complex="11pt"/>
    </style:style>
    <style:style style:name="T3256" style:parent-style-name="DefaultParagraphFont" style:family="text">
      <style:text-properties style:font-name="Garamond" fo:font-size="11pt" style:font-size-asian="11pt" style:font-size-complex="11pt"/>
    </style:style>
    <style:style style:name="T3257" style:parent-style-name="DefaultParagraphFont" style:family="text">
      <style:text-properties style:font-name="Garamond" fo:font-size="11pt" style:font-size-asian="11pt" style:font-size-complex="11pt"/>
    </style:style>
    <style:style style:name="T3258" style:parent-style-name="DefaultParagraphFont" style:family="text">
      <style:text-properties style:font-name="Garamond" fo:font-size="11pt" style:font-size-asian="11pt" style:font-size-complex="11pt"/>
    </style:style>
    <style:style style:name="T3259" style:parent-style-name="DefaultParagraphFont" style:family="text">
      <style:text-properties style:font-name="Garamond" fo:font-size="11pt" style:font-size-asian="11pt" style:font-size-complex="11pt"/>
    </style:style>
    <style:style style:name="T3260" style:parent-style-name="DefaultParagraphFont" style:family="text">
      <style:text-properties style:font-name="Garamond" fo:font-size="11pt" style:font-size-asian="11pt" style:font-size-complex="11pt"/>
    </style:style>
    <style:style style:name="T3261" style:parent-style-name="DefaultParagraphFont" style:family="text">
      <style:text-properties style:font-name="Garamond" fo:font-size="11pt" style:font-size-asian="11pt" style:font-size-complex="11pt"/>
    </style:style>
    <style:style style:name="T3262" style:parent-style-name="DefaultParagraphFont" style:family="text">
      <style:text-properties style:font-name="Garamond" fo:font-size="11pt" style:font-size-asian="11pt" style:font-size-complex="11pt"/>
    </style:style>
    <style:style style:name="T3263" style:parent-style-name="DefaultParagraphFont" style:family="text">
      <style:text-properties style:font-name="Garamond" fo:font-size="11pt" style:font-size-asian="11pt" style:font-size-complex="11pt"/>
    </style:style>
    <style:style style:name="T3264" style:parent-style-name="DefaultParagraphFont" style:family="text">
      <style:text-properties style:font-name="Garamond" fo:font-size="11pt" style:font-size-asian="11pt" style:font-size-complex="11pt"/>
    </style:style>
    <style:style style:name="T3265" style:parent-style-name="DefaultParagraphFont" style:family="text">
      <style:text-properties style:font-name="Garamond" fo:font-size="11pt" style:font-size-asian="11pt" style:font-size-complex="11pt"/>
    </style:style>
    <style:style style:name="T3266" style:parent-style-name="DefaultParagraphFont" style:family="text">
      <style:text-properties style:font-name="Garamond" fo:font-size="11pt" style:font-size-asian="11pt" style:font-size-complex="11pt"/>
    </style:style>
    <style:style style:name="T3267" style:parent-style-name="DefaultParagraphFont" style:family="text">
      <style:text-properties style:font-name="Garamond" fo:font-size="11pt" style:font-size-asian="11pt" style:font-size-complex="11pt"/>
    </style:style>
    <style:style style:name="T3268" style:parent-style-name="DefaultParagraphFont" style:family="text">
      <style:text-properties style:font-name="Garamond" fo:font-size="11pt" style:font-size-asian="11pt" style:font-size-complex="11pt"/>
    </style:style>
    <style:style style:name="P3269" style:parent-style-name="Normal" style:family="paragraph">
      <style:paragraph-properties fo:text-align="justify" fo:margin-bottom="0in" fo:line-height="115%" fo:text-indent="0.2in"/>
    </style:style>
    <style:style style:name="T3270" style:parent-style-name="DefaultParagraphFont" style:family="text">
      <style:text-properties style:font-name="Garamond" fo:font-size="11pt" style:font-size-asian="11pt" style:font-size-complex="11pt"/>
    </style:style>
    <style:style style:name="T3271" style:parent-style-name="DefaultParagraphFont" style:family="text">
      <style:text-properties style:font-name="Garamond" fo:font-size="11pt" style:font-size-asian="11pt" style:font-size-complex="11pt"/>
    </style:style>
    <style:style style:name="T3272" style:parent-style-name="DefaultParagraphFont" style:family="text">
      <style:text-properties style:font-name="Garamond" fo:font-size="11pt" style:font-size-asian="11pt" style:font-size-complex="11pt"/>
    </style:style>
    <style:style style:name="T3273" style:parent-style-name="DefaultParagraphFont" style:family="text">
      <style:text-properties style:font-name="Garamond" fo:font-size="11pt" style:font-size-asian="11pt" style:font-size-complex="11pt"/>
    </style:style>
    <style:style style:name="T3274" style:parent-style-name="DefaultParagraphFont" style:family="text">
      <style:text-properties style:font-name="Garamond" fo:font-size="11pt" style:font-size-asian="11pt" style:font-size-complex="11pt"/>
    </style:style>
    <style:style style:name="T3275" style:parent-style-name="DefaultParagraphFont" style:family="text">
      <style:text-properties style:font-name="Garamond" fo:font-size="11pt" style:font-size-asian="11pt" style:font-size-complex="11pt"/>
    </style:style>
    <style:style style:name="T3276" style:parent-style-name="DefaultParagraphFont" style:family="text">
      <style:text-properties style:font-name="Garamond" fo:font-size="11pt" style:font-size-asian="11pt" style:font-size-complex="11pt"/>
    </style:style>
    <style:style style:name="T3277" style:parent-style-name="DefaultParagraphFont" style:family="text">
      <style:text-properties style:font-name="Garamond" fo:font-size="11pt" style:font-size-asian="11pt" style:font-size-complex="11pt"/>
    </style:style>
    <style:style style:name="T3278" style:parent-style-name="DefaultParagraphFont" style:family="text">
      <style:text-properties style:font-name="Garamond" fo:font-size="11pt" style:font-size-asian="11pt" style:font-size-complex="11pt"/>
    </style:style>
    <style:style style:name="T3279" style:parent-style-name="DefaultParagraphFont" style:family="text">
      <style:text-properties style:font-name="Garamond" fo:font-size="11pt" style:font-size-asian="11pt" style:font-size-complex="11pt"/>
    </style:style>
    <style:style style:name="T3280" style:parent-style-name="DefaultParagraphFont" style:family="text">
      <style:text-properties style:font-name="Garamond" fo:font-size="11pt" style:font-size-asian="11pt" style:font-size-complex="11pt"/>
    </style:style>
    <style:style style:name="T3281" style:parent-style-name="DefaultParagraphFont" style:family="text">
      <style:text-properties style:font-name="Garamond" fo:font-size="11pt" style:font-size-asian="11pt" style:font-size-complex="11pt"/>
    </style:style>
    <style:style style:name="T3282" style:parent-style-name="DefaultParagraphFont" style:family="text">
      <style:text-properties style:font-name="Garamond" fo:font-size="11pt" style:font-size-asian="11pt" style:font-size-complex="11pt"/>
    </style:style>
    <style:style style:name="T3283" style:parent-style-name="DefaultParagraphFont" style:family="text">
      <style:text-properties style:font-name="Garamond" fo:font-size="11pt" style:font-size-asian="11pt" style:font-size-complex="11pt"/>
    </style:style>
    <style:style style:name="T3284" style:parent-style-name="DefaultParagraphFont" style:family="text">
      <style:text-properties style:font-name="Garamond" fo:font-size="11pt" style:font-size-asian="11pt" style:font-size-complex="11pt"/>
    </style:style>
    <style:style style:name="T3285" style:parent-style-name="DefaultParagraphFont" style:family="text">
      <style:text-properties style:font-name="Garamond" fo:font-size="11pt" style:font-size-asian="11pt" style:font-size-complex="11pt"/>
    </style:style>
    <style:style style:name="T3286" style:parent-style-name="DefaultParagraphFont" style:family="text">
      <style:text-properties style:font-name="Garamond" fo:font-size="11pt" style:font-size-asian="11pt" style:font-size-complex="11pt"/>
    </style:style>
    <style:style style:name="T3287" style:parent-style-name="DefaultParagraphFont" style:family="text">
      <style:text-properties style:font-name="Garamond" fo:font-size="11pt" style:font-size-asian="11pt" style:font-size-complex="11pt"/>
    </style:style>
    <style:style style:name="T3288" style:parent-style-name="DefaultParagraphFont" style:family="text">
      <style:text-properties style:font-name="Garamond" fo:font-size="11pt" style:font-size-asian="11pt" style:font-size-complex="11pt"/>
    </style:style>
    <style:style style:name="T3289" style:parent-style-name="DefaultParagraphFont" style:family="text">
      <style:text-properties style:font-name="Garamond" fo:font-size="11pt" style:font-size-asian="11pt" style:font-size-complex="11pt"/>
    </style:style>
    <style:style style:name="T3290" style:parent-style-name="DefaultParagraphFont" style:family="text">
      <style:text-properties style:font-name="Garamond" fo:font-size="11pt" style:font-size-asian="11pt" style:font-size-complex="11pt"/>
    </style:style>
    <style:style style:name="T3291" style:parent-style-name="DefaultParagraphFont" style:family="text">
      <style:text-properties style:font-name="Garamond" fo:font-size="11pt" style:font-size-asian="11pt" style:font-size-complex="11pt"/>
    </style:style>
    <style:style style:name="T3292" style:parent-style-name="DefaultParagraphFont" style:family="text">
      <style:text-properties style:font-name="Garamond" fo:font-size="11pt" style:font-size-asian="11pt" style:font-size-complex="11pt"/>
    </style:style>
    <style:style style:name="P3293" style:parent-style-name="Normal" style:family="paragraph">
      <style:paragraph-properties fo:text-align="justify" fo:margin-bottom="0in" fo:line-height="115%" fo:text-indent="0.2in"/>
    </style:style>
    <style:style style:name="T3294" style:parent-style-name="DefaultParagraphFont" style:family="text">
      <style:text-properties style:font-name="Garamond" fo:font-size="11pt" style:font-size-asian="11pt" style:font-size-complex="11pt"/>
    </style:style>
    <style:style style:name="T3295" style:parent-style-name="DefaultParagraphFont" style:family="text">
      <style:text-properties style:font-name="Garamond" fo:font-size="11pt" style:font-size-asian="11pt" style:font-size-complex="11pt"/>
    </style:style>
    <style:style style:name="T3296" style:parent-style-name="DefaultParagraphFont" style:family="text">
      <style:text-properties style:font-name="Garamond" fo:font-size="11pt" style:font-size-asian="11pt" style:font-size-complex="11pt"/>
    </style:style>
    <style:style style:name="T3297" style:parent-style-name="DefaultParagraphFont" style:family="text">
      <style:text-properties style:font-name="Garamond" fo:font-size="11pt" style:font-size-asian="11pt" style:font-size-complex="11pt"/>
    </style:style>
    <style:style style:name="T3298" style:parent-style-name="DefaultParagraphFont" style:family="text">
      <style:text-properties style:font-name="Garamond" fo:font-size="11pt" style:font-size-asian="11pt" style:font-size-complex="11pt"/>
    </style:style>
    <style:style style:name="T3299" style:parent-style-name="DefaultParagraphFont" style:family="text">
      <style:text-properties style:font-name="Garamond" fo:font-size="11pt" style:font-size-asian="11pt" style:font-size-complex="11pt"/>
    </style:style>
    <style:style style:name="T3300" style:parent-style-name="DefaultParagraphFont" style:family="text">
      <style:text-properties style:font-name="Garamond" fo:font-size="11pt" style:font-size-asian="11pt" style:font-size-complex="11pt"/>
    </style:style>
    <style:style style:name="T3301" style:parent-style-name="DefaultParagraphFont" style:family="text">
      <style:text-properties style:font-name="Garamond" fo:font-size="11pt" style:font-size-asian="11pt" style:font-size-complex="11pt"/>
    </style:style>
    <style:style style:name="T3302" style:parent-style-name="DefaultParagraphFont" style:family="text">
      <style:text-properties style:font-name="Garamond" fo:font-size="11pt" style:font-size-asian="11pt" style:font-size-complex="11pt"/>
    </style:style>
    <style:style style:name="T3303" style:parent-style-name="DefaultParagraphFont" style:family="text">
      <style:text-properties style:font-name="Garamond" fo:font-size="11pt" style:font-size-asian="11pt" style:font-size-complex="11pt"/>
    </style:style>
    <style:style style:name="T3304" style:parent-style-name="DefaultParagraphFont" style:family="text">
      <style:text-properties style:font-name="Garamond" fo:font-weight="bold" style:font-weight-asian="bold" style:font-weight-complex="bold" fo:font-size="11pt" style:font-size-asian="11pt" style:font-size-complex="11pt"/>
    </style:style>
    <style:style style:name="T3305" style:parent-style-name="DefaultParagraphFont" style:family="text">
      <style:text-properties style:font-name="Garamond" fo:font-weight="bold" style:font-weight-asian="bold" style:font-weight-complex="bold" fo:font-size="11pt" style:font-size-asian="11pt" style:font-size-complex="11pt"/>
    </style:style>
    <style:style style:name="T3306" style:parent-style-name="DefaultParagraphFont" style:family="text">
      <style:text-properties style:font-name="Garamond" fo:font-weight="bold" style:font-weight-asian="bold" style:font-weight-complex="bold" fo:font-size="11pt" style:font-size-asian="11pt" style:font-size-complex="11pt"/>
    </style:style>
    <style:style style:name="T3307" style:parent-style-name="DefaultParagraphFont" style:family="text">
      <style:text-properties style:font-name="Garamond" fo:font-weight="bold" style:font-weight-asian="bold" style:font-weight-complex="bold" fo:font-size="11pt" style:font-size-asian="11pt" style:font-size-complex="11pt"/>
    </style:style>
    <style:style style:name="T3308" style:parent-style-name="DefaultParagraphFont" style:family="text">
      <style:text-properties style:font-name="Garamond" fo:font-weight="bold" style:font-weight-asian="bold" style:font-weight-complex="bold" fo:font-size="11pt" style:font-size-asian="11pt" style:font-size-complex="11pt"/>
    </style:style>
    <style:style style:name="T3309" style:parent-style-name="DefaultParagraphFont" style:family="text">
      <style:text-properties style:font-name="Garamond" fo:font-weight="bold" style:font-weight-asian="bold" style:font-weight-complex="bold" fo:font-size="11pt" style:font-size-asian="11pt" style:font-size-complex="11pt"/>
    </style:style>
    <style:style style:name="T3310" style:parent-style-name="DefaultParagraphFont" style:family="text">
      <style:text-properties style:font-name="Garamond" fo:font-weight="bold" style:font-weight-asian="bold" style:font-weight-complex="bold" fo:font-size="11pt" style:font-size-asian="11pt" style:font-size-complex="11pt"/>
    </style:style>
    <style:style style:name="P3311" style:parent-style-name="Normal" style:family="paragraph">
      <style:paragraph-properties fo:text-align="justify" fo:margin-bottom="0in" fo:line-height="115%" fo:text-indent="0.2in"/>
    </style:style>
    <style:style style:name="T3312" style:parent-style-name="DefaultParagraphFont" style:family="text">
      <style:text-properties style:font-name="Garamond" fo:font-size="11pt" style:font-size-asian="11pt" style:font-size-complex="11pt"/>
    </style:style>
    <style:style style:name="T3313" style:parent-style-name="DefaultParagraphFont" style:family="text">
      <style:text-properties style:font-name="Garamond" fo:font-size="11pt" style:font-size-asian="11pt" style:font-size-complex="11pt"/>
    </style:style>
    <style:style style:name="T3314" style:parent-style-name="DefaultParagraphFont" style:family="text">
      <style:text-properties style:font-name="Garamond" fo:font-size="11pt" style:font-size-asian="11pt" style:font-size-complex="11pt"/>
    </style:style>
    <style:style style:name="T3315" style:parent-style-name="DefaultParagraphFont" style:family="text">
      <style:text-properties style:font-name="Garamond" fo:font-size="11pt" style:font-size-asian="11pt" style:font-size-complex="11pt"/>
    </style:style>
    <style:style style:name="T3316" style:parent-style-name="DefaultParagraphFont" style:family="text">
      <style:text-properties style:font-name="Garamond" fo:font-size="11pt" style:font-size-asian="11pt" style:font-size-complex="11pt"/>
    </style:style>
    <style:style style:name="T3317" style:parent-style-name="DefaultParagraphFont" style:family="text">
      <style:text-properties style:font-name="Garamond" fo:font-size="11pt" style:font-size-asian="11pt" style:font-size-complex="11pt"/>
    </style:style>
    <style:style style:name="T3318" style:parent-style-name="DefaultParagraphFont" style:family="text">
      <style:text-properties style:font-name="Garamond" fo:font-size="11pt" style:font-size-asian="11pt" style:font-size-complex="11pt"/>
    </style:style>
    <style:style style:name="T3319" style:parent-style-name="DefaultParagraphFont" style:family="text">
      <style:text-properties style:font-name="Garamond" fo:font-size="11pt" style:font-size-asian="11pt" style:font-size-complex="11pt"/>
    </style:style>
    <style:style style:name="T3320" style:parent-style-name="DefaultParagraphFont" style:family="text">
      <style:text-properties style:font-name="Garamond" fo:font-size="11pt" style:font-size-asian="11pt" style:font-size-complex="11pt"/>
    </style:style>
    <style:style style:name="T3321" style:parent-style-name="DefaultParagraphFont" style:family="text">
      <style:text-properties style:font-name="Garamond" fo:font-size="11pt" style:font-size-asian="11pt" style:font-size-complex="11pt"/>
    </style:style>
    <style:style style:name="T3322" style:parent-style-name="DefaultParagraphFont" style:family="text">
      <style:text-properties style:font-name="Garamond" fo:font-size="11pt" style:font-size-asian="11pt" style:font-size-complex="11pt"/>
    </style:style>
    <style:style style:name="T3323" style:parent-style-name="DefaultParagraphFont" style:family="text">
      <style:text-properties style:font-name="Garamond" fo:font-size="11pt" style:font-size-asian="11pt" style:font-size-complex="11pt"/>
    </style:style>
    <style:style style:name="T3324" style:parent-style-name="DefaultParagraphFont" style:family="text">
      <style:text-properties style:font-name="Garamond" fo:font-size="11pt" style:font-size-asian="11pt" style:font-size-complex="11pt"/>
    </style:style>
    <style:style style:name="T3325" style:parent-style-name="DefaultParagraphFont" style:family="text">
      <style:text-properties style:font-name="Garamond" fo:font-size="11pt" style:font-size-asian="11pt" style:font-size-complex="11pt"/>
    </style:style>
    <style:style style:name="T3326" style:parent-style-name="DefaultParagraphFont" style:family="text">
      <style:text-properties style:font-name="Garamond" fo:font-size="11pt" style:font-size-asian="11pt" style:font-size-complex="11pt"/>
    </style:style>
    <style:style style:name="T3327" style:parent-style-name="DefaultParagraphFont" style:family="text">
      <style:text-properties style:font-name="Garamond" fo:font-size="11pt" style:font-size-asian="11pt" style:font-size-complex="11pt"/>
    </style:style>
    <style:style style:name="T3328" style:parent-style-name="DefaultParagraphFont" style:family="text">
      <style:text-properties style:font-name="Garamond" fo:font-size="11pt" style:font-size-asian="11pt" style:font-size-complex="11pt"/>
    </style:style>
    <style:style style:name="T3329" style:parent-style-name="DefaultParagraphFont" style:family="text">
      <style:text-properties style:font-name="Garamond" fo:font-size="11pt" style:font-size-asian="11pt" style:font-size-complex="11pt"/>
    </style:style>
    <style:style style:name="T3330" style:parent-style-name="DefaultParagraphFont" style:family="text">
      <style:text-properties style:font-name="Garamond" fo:font-size="11pt" style:font-size-asian="11pt" style:font-size-complex="11pt"/>
    </style:style>
    <style:style style:name="T3331" style:parent-style-name="DefaultParagraphFont" style:family="text">
      <style:text-properties style:font-name="Garamond" fo:font-size="11pt" style:font-size-asian="11pt" style:font-size-complex="11pt"/>
    </style:style>
    <style:style style:name="T3332" style:parent-style-name="DefaultParagraphFont" style:family="text">
      <style:text-properties style:font-name="Garamond" fo:font-size="11pt" style:font-size-asian="11pt" style:font-size-complex="11pt"/>
    </style:style>
    <style:style style:name="T3333" style:parent-style-name="DefaultParagraphFont" style:family="text">
      <style:text-properties style:font-name="Garamond" fo:font-size="11pt" style:font-size-asian="11pt" style:font-size-complex="11pt"/>
    </style:style>
    <style:style style:name="T3334" style:parent-style-name="DefaultParagraphFont" style:family="text">
      <style:text-properties style:font-name="Garamond" fo:font-size="11pt" style:font-size-asian="11pt" style:font-size-complex="11pt"/>
    </style:style>
    <style:style style:name="T3335" style:parent-style-name="DefaultParagraphFont" style:family="text">
      <style:text-properties style:font-name="Garamond" fo:font-size="11pt" style:font-size-asian="11pt" style:font-size-complex="11pt"/>
    </style:style>
    <style:style style:name="T3336" style:parent-style-name="DefaultParagraphFont" style:family="text">
      <style:text-properties style:font-name="Garamond" fo:font-size="11pt" style:font-size-asian="11pt" style:font-size-complex="11pt"/>
    </style:style>
    <style:style style:name="T3337" style:parent-style-name="DefaultParagraphFont" style:family="text">
      <style:text-properties style:font-name="Garamond" fo:font-size="11pt" style:font-size-asian="11pt" style:font-size-complex="11pt"/>
    </style:style>
    <style:style style:name="T3338" style:parent-style-name="DefaultParagraphFont" style:family="text">
      <style:text-properties style:font-name="Garamond" fo:font-size="11pt" style:font-size-asian="11pt" style:font-size-complex="11pt"/>
    </style:style>
    <style:style style:name="T3339" style:parent-style-name="DefaultParagraphFont" style:family="text">
      <style:text-properties style:font-name="Garamond" fo:font-size="11pt" style:font-size-asian="11pt" style:font-size-complex="11pt"/>
    </style:style>
    <style:style style:name="T3340" style:parent-style-name="DefaultParagraphFont" style:family="text">
      <style:text-properties style:font-name="Garamond" fo:font-size="11pt" style:font-size-asian="11pt" style:font-size-complex="11pt"/>
    </style:style>
    <style:style style:name="T3341" style:parent-style-name="DefaultParagraphFont" style:family="text">
      <style:text-properties style:font-name="Garamond" fo:font-size="11pt" style:font-size-asian="11pt" style:font-size-complex="11pt"/>
    </style:style>
    <style:style style:name="T3342" style:parent-style-name="DefaultParagraphFont" style:family="text">
      <style:text-properties style:font-name="Garamond" fo:font-size="11pt" style:font-size-asian="11pt" style:font-size-complex="11pt"/>
    </style:style>
    <style:style style:name="T3343" style:parent-style-name="DefaultParagraphFont" style:family="text">
      <style:text-properties style:font-name="Garamond" fo:font-size="11pt" style:font-size-asian="11pt" style:font-size-complex="11pt"/>
    </style:style>
    <style:style style:name="T3344" style:parent-style-name="DefaultParagraphFont" style:family="text">
      <style:text-properties style:font-name="Garamond" fo:font-size="11pt" style:font-size-asian="11pt" style:font-size-complex="11pt"/>
    </style:style>
    <style:style style:name="P3345" style:parent-style-name="Normal" style:family="paragraph">
      <style:paragraph-properties fo:text-align="justify" fo:margin-bottom="0in" fo:line-height="115%" fo:text-indent="0.2in"/>
    </style:style>
    <style:style style:name="T3346" style:parent-style-name="DefaultParagraphFont" style:family="text">
      <style:text-properties style:font-name="Garamond" fo:font-size="11pt" style:font-size-asian="11pt" style:font-size-complex="11pt"/>
    </style:style>
    <style:style style:name="T3347" style:parent-style-name="DefaultParagraphFont" style:family="text">
      <style:text-properties style:font-name="Garamond" fo:font-size="11pt" style:font-size-asian="11pt" style:font-size-complex="11pt"/>
    </style:style>
    <style:style style:name="T3348" style:parent-style-name="DefaultParagraphFont" style:family="text">
      <style:text-properties style:font-name="Garamond" fo:font-size="11pt" style:font-size-asian="11pt" style:font-size-complex="11pt"/>
    </style:style>
    <style:style style:name="T3349" style:parent-style-name="DefaultParagraphFont" style:family="text">
      <style:text-properties style:font-name="Garamond" fo:font-size="11pt" style:font-size-asian="11pt" style:font-size-complex="11pt"/>
    </style:style>
    <style:style style:name="T3350" style:parent-style-name="DefaultParagraphFont" style:family="text">
      <style:text-properties style:font-name="Garamond" fo:font-size="11pt" style:font-size-asian="11pt" style:font-size-complex="11pt"/>
    </style:style>
    <style:style style:name="T3351" style:parent-style-name="DefaultParagraphFont" style:family="text">
      <style:text-properties style:font-name="Garamond" fo:font-size="11pt" style:font-size-asian="11pt" style:font-size-complex="11pt"/>
    </style:style>
    <style:style style:name="T3352" style:parent-style-name="DefaultParagraphFont" style:family="text">
      <style:text-properties style:font-name="Garamond" fo:font-size="11pt" style:font-size-asian="11pt" style:font-size-complex="11pt"/>
    </style:style>
    <style:style style:name="T3353" style:parent-style-name="DefaultParagraphFont" style:family="text">
      <style:text-properties style:font-name="Garamond" fo:font-size="11pt" style:font-size-asian="11pt" style:font-size-complex="11pt"/>
    </style:style>
    <style:style style:name="T3354" style:parent-style-name="DefaultParagraphFont" style:family="text">
      <style:text-properties style:font-name="Garamond" fo:font-size="11pt" style:font-size-asian="11pt" style:font-size-complex="11pt"/>
    </style:style>
    <style:style style:name="P3355" style:parent-style-name="Normal" style:family="paragraph">
      <style:paragraph-properties fo:text-align="justify" fo:margin-bottom="0in" fo:line-height="115%" fo:text-indent="0.2in"/>
    </style:style>
    <style:style style:name="T3356" style:parent-style-name="DefaultParagraphFont" style:family="text">
      <style:text-properties style:font-name="Garamond" fo:font-weight="bold" style:font-weight-asian="bold" style:font-weight-complex="bold" fo:font-size="11pt" style:font-size-asian="11pt" style:font-size-complex="11pt"/>
    </style:style>
    <style:style style:name="T3357" style:parent-style-name="DefaultParagraphFont" style:family="text">
      <style:text-properties style:font-name="Garamond" fo:font-weight="bold" style:font-weight-asian="bold" style:font-weight-complex="bold" fo:font-size="11pt" style:font-size-asian="11pt" style:font-size-complex="11pt"/>
    </style:style>
    <style:style style:name="T3358" style:parent-style-name="DefaultParagraphFont" style:family="text">
      <style:text-properties style:font-name="Garamond" fo:font-weight="bold" style:font-weight-asian="bold" style:font-weight-complex="bold" fo:font-size="11pt" style:font-size-asian="11pt" style:font-size-complex="11pt"/>
    </style:style>
    <style:style style:name="T3359" style:parent-style-name="DefaultParagraphFont" style:family="text">
      <style:text-properties style:font-name="Garamond" fo:font-weight="bold" style:font-weight-asian="bold" style:font-weight-complex="bold" fo:font-size="11pt" style:font-size-asian="11pt" style:font-size-complex="11pt"/>
    </style:style>
    <style:style style:name="T3360" style:parent-style-name="DefaultParagraphFont" style:family="text">
      <style:text-properties style:font-name="Garamond" fo:font-weight="bold" style:font-weight-asian="bold" style:font-weight-complex="bold" fo:font-size="11pt" style:font-size-asian="11pt" style:font-size-complex="11pt"/>
    </style:style>
    <style:style style:name="T3361" style:parent-style-name="DefaultParagraphFont" style:family="text">
      <style:text-properties style:font-name="Garamond" fo:font-weight="bold" style:font-weight-asian="bold" style:font-weight-complex="bold" fo:font-size="11pt" style:font-size-asian="11pt" style:font-size-complex="11pt"/>
    </style:style>
    <style:style style:name="T3362" style:parent-style-name="DefaultParagraphFont" style:family="text">
      <style:text-properties style:font-name="Garamond" fo:font-weight="bold" style:font-weight-asian="bold" style:font-weight-complex="bold" fo:font-size="11pt" style:font-size-asian="11pt" style:font-size-complex="11pt"/>
    </style:style>
    <style:style style:name="T3363" style:parent-style-name="DefaultParagraphFont" style:family="text">
      <style:text-properties style:font-name="Garamond" fo:font-weight="bold" style:font-weight-asian="bold" style:font-weight-complex="bold" fo:font-size="11pt" style:font-size-asian="11pt" style:font-size-complex="11pt"/>
    </style:style>
    <style:style style:name="T3364" style:parent-style-name="DefaultParagraphFont" style:family="text">
      <style:text-properties style:font-name="Garamond" fo:font-weight="bold" style:font-weight-asian="bold" style:font-weight-complex="bold" fo:font-size="11pt" style:font-size-asian="11pt" style:font-size-complex="11pt"/>
    </style:style>
    <style:style style:name="T3365" style:parent-style-name="DefaultParagraphFont" style:family="text">
      <style:text-properties style:font-name="Garamond" fo:font-weight="bold" style:font-weight-asian="bold" style:font-weight-complex="bold" fo:font-size="11pt" style:font-size-asian="11pt" style:font-size-complex="11pt"/>
    </style:style>
    <style:style style:name="T3366" style:parent-style-name="DefaultParagraphFont" style:family="text">
      <style:text-properties style:font-name="Garamond" fo:font-weight="bold" style:font-weight-asian="bold" style:font-weight-complex="bold" fo:font-size="11pt" style:font-size-asian="11pt" style:font-size-complex="11pt"/>
    </style:style>
    <style:style style:name="P3367" style:parent-style-name="Normal" style:family="paragraph">
      <style:paragraph-properties fo:text-align="justify" fo:margin-bottom="0in" fo:line-height="115%" fo:text-indent="0.2in"/>
    </style:style>
    <style:style style:name="T3368" style:parent-style-name="DefaultParagraphFont" style:family="text">
      <style:text-properties style:font-name="Garamond" fo:font-size="11pt" style:font-size-asian="11pt" style:font-size-complex="11pt"/>
    </style:style>
    <style:style style:name="T3369" style:parent-style-name="DefaultParagraphFont" style:family="text">
      <style:text-properties style:font-name="Garamond" fo:font-size="11pt" style:font-size-asian="11pt" style:font-size-complex="11pt"/>
    </style:style>
    <style:style style:name="T3370" style:parent-style-name="DefaultParagraphFont" style:family="text">
      <style:text-properties style:font-name="Garamond" fo:font-size="11pt" style:font-size-asian="11pt" style:font-size-complex="11pt"/>
    </style:style>
    <style:style style:name="T3371" style:parent-style-name="DefaultParagraphFont" style:family="text">
      <style:text-properties style:font-name="Garamond" fo:font-size="11pt" style:font-size-asian="11pt" style:font-size-complex="11pt"/>
    </style:style>
    <style:style style:name="T3372" style:parent-style-name="DefaultParagraphFont" style:family="text">
      <style:text-properties style:font-name="Garamond" fo:font-size="11pt" style:font-size-asian="11pt" style:font-size-complex="11pt"/>
    </style:style>
    <style:style style:name="T3373" style:parent-style-name="DefaultParagraphFont" style:family="text">
      <style:text-properties style:font-name="Garamond" fo:font-size="11pt" style:font-size-asian="11pt" style:font-size-complex="11pt"/>
    </style:style>
    <style:style style:name="T3374" style:parent-style-name="DefaultParagraphFont" style:family="text">
      <style:text-properties style:font-name="Garamond" fo:font-size="11pt" style:font-size-asian="11pt" style:font-size-complex="11pt"/>
    </style:style>
    <style:style style:name="T3375" style:parent-style-name="DefaultParagraphFont" style:family="text">
      <style:text-properties style:font-name="Garamond" fo:font-size="11pt" style:font-size-asian="11pt" style:font-size-complex="11pt"/>
    </style:style>
    <style:style style:name="T3376" style:parent-style-name="DefaultParagraphFont" style:family="text">
      <style:text-properties style:font-name="Garamond" fo:font-size="11pt" style:font-size-asian="11pt" style:font-size-complex="11pt"/>
    </style:style>
    <style:style style:name="T3377" style:parent-style-name="DefaultParagraphFont" style:family="text">
      <style:text-properties style:font-name="Garamond" fo:font-size="11pt" style:font-size-asian="11pt" style:font-size-complex="11pt"/>
    </style:style>
    <style:style style:name="T3378" style:parent-style-name="DefaultParagraphFont" style:family="text">
      <style:text-properties style:font-name="Garamond" fo:font-size="11pt" style:font-size-asian="11pt" style:font-size-complex="11pt"/>
    </style:style>
    <style:style style:name="P3379" style:parent-style-name="Normal" style:family="paragraph">
      <style:paragraph-properties fo:text-align="justify" fo:margin-bottom="0in" fo:line-height="115%" fo:text-indent="0.2in"/>
    </style:style>
    <style:style style:name="T3380" style:parent-style-name="DefaultParagraphFont" style:family="text">
      <style:text-properties style:font-name="Garamond" fo:font-size="11pt" style:font-size-asian="11pt" style:font-size-complex="11pt"/>
    </style:style>
    <style:style style:name="T3381" style:parent-style-name="DefaultParagraphFont" style:family="text">
      <style:text-properties style:font-name="Garamond" fo:font-size="11pt" style:font-size-asian="11pt" style:font-size-complex="11pt"/>
    </style:style>
    <style:style style:name="T3382" style:parent-style-name="DefaultParagraphFont" style:family="text">
      <style:text-properties style:font-name="Garamond" fo:font-size="11pt" style:font-size-asian="11pt" style:font-size-complex="11pt"/>
    </style:style>
    <style:style style:name="T3383" style:parent-style-name="DefaultParagraphFont" style:family="text">
      <style:text-properties style:font-name="Garamond" fo:font-size="11pt" style:font-size-asian="11pt" style:font-size-complex="11pt"/>
    </style:style>
    <style:style style:name="P3384" style:parent-style-name="Normal" style:family="paragraph">
      <style:paragraph-properties fo:text-align="justify" fo:margin-bottom="0in" fo:line-height="115%" fo:text-indent="0.2in"/>
    </style:style>
    <style:style style:name="T3385" style:parent-style-name="DefaultParagraphFont" style:family="text">
      <style:text-properties style:font-name="Garamond" fo:font-size="11pt" style:font-size-asian="11pt" style:font-size-complex="11pt"/>
    </style:style>
    <style:style style:name="T3386" style:parent-style-name="DefaultParagraphFont" style:family="text">
      <style:text-properties style:font-name="Garamond" fo:font-size="11pt" style:font-size-asian="11pt" style:font-size-complex="11pt"/>
    </style:style>
    <style:style style:name="T3387" style:parent-style-name="DefaultParagraphFont" style:family="text">
      <style:text-properties style:font-name="Garamond" fo:font-size="11pt" style:font-size-asian="11pt" style:font-size-complex="11pt"/>
    </style:style>
    <style:style style:name="T3388" style:parent-style-name="DefaultParagraphFont" style:family="text">
      <style:text-properties style:font-name="Garamond" fo:font-size="11pt" style:font-size-asian="11pt" style:font-size-complex="11pt"/>
    </style:style>
    <style:style style:name="T3389" style:parent-style-name="DefaultParagraphFont" style:family="text">
      <style:text-properties style:font-name="Garamond" fo:font-size="11pt" style:font-size-asian="11pt" style:font-size-complex="11pt"/>
    </style:style>
    <style:style style:name="T3390" style:parent-style-name="DefaultParagraphFont" style:family="text">
      <style:text-properties style:font-name="Garamond" fo:font-size="11pt" style:font-size-asian="11pt" style:font-size-complex="11pt"/>
    </style:style>
    <style:style style:name="T3391" style:parent-style-name="DefaultParagraphFont" style:family="text">
      <style:text-properties style:font-name="Garamond" fo:font-size="11pt" style:font-size-asian="11pt" style:font-size-complex="11pt"/>
    </style:style>
    <style:style style:name="T3392" style:parent-style-name="DefaultParagraphFont" style:family="text">
      <style:text-properties style:font-name="Garamond" fo:font-size="11pt" style:font-size-asian="11pt" style:font-size-complex="11pt"/>
    </style:style>
    <style:style style:name="T3393" style:parent-style-name="DefaultParagraphFont" style:family="text">
      <style:text-properties style:font-name="Garamond" fo:font-weight="bold" style:font-weight-asian="bold" style:font-weight-complex="bold" fo:font-size="11pt" style:font-size-asian="11pt" style:font-size-complex="11pt"/>
    </style:style>
    <style:style style:name="T3394" style:parent-style-name="DefaultParagraphFont" style:family="text">
      <style:text-properties style:font-name="Garamond" fo:font-weight="bold" style:font-weight-asian="bold" style:font-weight-complex="bold" fo:font-size="11pt" style:font-size-asian="11pt" style:font-size-complex="11pt"/>
    </style:style>
    <style:style style:name="T3395" style:parent-style-name="DefaultParagraphFont" style:family="text">
      <style:text-properties style:font-name="Garamond" fo:font-weight="bold" style:font-weight-asian="bold" style:font-weight-complex="bold" fo:font-size="11pt" style:font-size-asian="11pt" style:font-size-complex="11pt"/>
    </style:style>
    <style:style style:name="T3396" style:parent-style-name="DefaultParagraphFont" style:family="text">
      <style:text-properties style:font-name="Garamond" fo:font-weight="bold" style:font-weight-asian="bold" style:font-weight-complex="bold" fo:font-size="11pt" style:font-size-asian="11pt" style:font-size-complex="11pt"/>
    </style:style>
    <style:style style:name="T3397" style:parent-style-name="DefaultParagraphFont" style:family="text">
      <style:text-properties style:font-name="Garamond" fo:font-weight="bold" style:font-weight-asian="bold" style:font-weight-complex="bold" fo:font-size="11pt" style:font-size-asian="11pt" style:font-size-complex="11pt"/>
    </style:style>
    <style:style style:name="T3398" style:parent-style-name="DefaultParagraphFont" style:family="text">
      <style:text-properties style:font-name="Garamond" fo:font-weight="bold" style:font-weight-asian="bold" style:font-weight-complex="bold" fo:font-size="11pt" style:font-size-asian="11pt" style:font-size-complex="11pt"/>
    </style:style>
    <style:style style:name="T3399" style:parent-style-name="DefaultParagraphFont" style:family="text">
      <style:text-properties style:font-name="Garamond" fo:font-weight="bold" style:font-weight-asian="bold" style:font-weight-complex="bold" fo:font-size="11pt" style:font-size-asian="11pt" style:font-size-complex="11pt"/>
    </style:style>
    <style:style style:name="T3400" style:parent-style-name="DefaultParagraphFont" style:family="text">
      <style:text-properties style:font-name="Garamond" fo:font-weight="bold" style:font-weight-asian="bold" style:font-weight-complex="bold" fo:font-size="11pt" style:font-size-asian="11pt" style:font-size-complex="11pt"/>
    </style:style>
    <style:style style:name="T3401" style:parent-style-name="DefaultParagraphFont" style:family="text">
      <style:text-properties style:font-name="Garamond" fo:font-weight="bold" style:font-weight-asian="bold" style:font-weight-complex="bold" fo:font-size="11pt" style:font-size-asian="11pt" style:font-size-complex="11pt"/>
    </style:style>
    <style:style style:name="T3402" style:parent-style-name="DefaultParagraphFont" style:family="text">
      <style:text-properties style:font-name="Garamond" fo:font-weight="bold" style:font-weight-asian="bold" style:font-weight-complex="bold" fo:font-size="11pt" style:font-size-asian="11pt" style:font-size-complex="11pt"/>
    </style:style>
    <style:style style:name="T3403" style:parent-style-name="DefaultParagraphFont" style:family="text">
      <style:text-properties style:font-name="Garamond" fo:font-weight="bold" style:font-weight-asian="bold" style:font-weight-complex="bold" fo:font-size="11pt" style:font-size-asian="11pt" style:font-size-complex="11pt"/>
    </style:style>
    <style:style style:name="T3404" style:parent-style-name="DefaultParagraphFont" style:family="text">
      <style:text-properties style:font-name="Garamond" fo:font-weight="bold" style:font-weight-asian="bold" style:font-weight-complex="bold" fo:font-size="11pt" style:font-size-asian="11pt" style:font-size-complex="11pt"/>
    </style:style>
    <style:style style:name="T3405" style:parent-style-name="DefaultParagraphFont" style:family="text">
      <style:text-properties style:font-name="Garamond" fo:font-weight="bold" style:font-weight-asian="bold" style:font-weight-complex="bold" fo:font-size="11pt" style:font-size-asian="11pt" style:font-size-complex="11pt"/>
    </style:style>
    <style:style style:name="T3406" style:parent-style-name="DefaultParagraphFont" style:family="text">
      <style:text-properties style:font-name="Garamond" fo:font-weight="bold" style:font-weight-asian="bold" style:font-weight-complex="bold" fo:font-size="11pt" style:font-size-asian="11pt" style:font-size-complex="11pt"/>
    </style:style>
    <style:style style:name="T3407" style:parent-style-name="DefaultParagraphFont" style:family="text">
      <style:text-properties style:font-name="Garamond" fo:font-weight="bold" style:font-weight-asian="bold" style:font-weight-complex="bold" fo:font-size="11pt" style:font-size-asian="11pt" style:font-size-complex="11pt"/>
    </style:style>
    <style:style style:name="T3408" style:parent-style-name="DefaultParagraphFont" style:family="text">
      <style:text-properties style:font-name="Garamond" fo:font-size="11pt" style:font-size-asian="11pt" style:font-size-complex="11pt"/>
    </style:style>
    <style:style style:name="T3409" style:parent-style-name="DefaultParagraphFont" style:family="text">
      <style:text-properties style:font-name="Garamond" fo:font-weight="bold" style:font-weight-asian="bold" style:font-weight-complex="bold" fo:font-size="11pt" style:font-size-asian="11pt" style:font-size-complex="11pt"/>
    </style:style>
    <style:style style:name="T3410" style:parent-style-name="DefaultParagraphFont" style:family="text">
      <style:text-properties style:font-name="Garamond" fo:font-size="11pt" style:font-size-asian="11pt" style:font-size-complex="11pt"/>
    </style:style>
    <style:style style:name="T3411" style:parent-style-name="DefaultParagraphFont" style:family="text">
      <style:text-properties style:font-name="Garamond" fo:font-size="11pt" style:font-size-asian="11pt" style:font-size-complex="11pt"/>
    </style:style>
    <style:style style:name="T3412" style:parent-style-name="DefaultParagraphFont" style:family="text">
      <style:text-properties style:font-name="Garamond" fo:font-size="11pt" style:font-size-asian="11pt" style:font-size-complex="11pt"/>
    </style:style>
    <style:style style:name="T3413" style:parent-style-name="DefaultParagraphFont" style:family="text">
      <style:text-properties style:font-name="Garamond" fo:font-size="11pt" style:font-size-asian="11pt" style:font-size-complex="11pt"/>
    </style:style>
    <style:style style:name="T3414" style:parent-style-name="DefaultParagraphFont" style:family="text">
      <style:text-properties style:font-name="Garamond" fo:font-size="11pt" style:font-size-asian="11pt" style:font-size-complex="11pt"/>
    </style:style>
    <style:style style:name="T3415" style:parent-style-name="DefaultParagraphFont" style:family="text">
      <style:text-properties style:font-name="Garamond" fo:font-size="11pt" style:font-size-asian="11pt" style:font-size-complex="11pt"/>
    </style:style>
    <style:style style:name="T3416" style:parent-style-name="DefaultParagraphFont" style:family="text">
      <style:text-properties style:font-name="Garamond" fo:font-size="11pt" style:font-size-asian="11pt" style:font-size-complex="11pt"/>
    </style:style>
    <style:style style:name="T3417" style:parent-style-name="DefaultParagraphFont" style:family="text">
      <style:text-properties style:font-name="Garamond" fo:font-size="11pt" style:font-size-asian="11pt" style:font-size-complex="11pt"/>
    </style:style>
    <style:style style:name="T3418" style:parent-style-name="DefaultParagraphFont" style:family="text">
      <style:text-properties style:font-name="Garamond" fo:font-size="11pt" style:font-size-asian="11pt" style:font-size-complex="11pt"/>
    </style:style>
    <style:style style:name="T3419" style:parent-style-name="DefaultParagraphFont" style:family="text">
      <style:text-properties style:font-name="Garamond" fo:font-size="11pt" style:font-size-asian="11pt" style:font-size-complex="11pt"/>
    </style:style>
    <style:style style:name="T3420" style:parent-style-name="DefaultParagraphFont" style:family="text">
      <style:text-properties style:font-name="Garamond" fo:font-size="11pt" style:font-size-asian="11pt" style:font-size-complex="11pt"/>
    </style:style>
    <style:style style:name="T3421" style:parent-style-name="DefaultParagraphFont" style:family="text">
      <style:text-properties style:font-name="Garamond" fo:font-size="11pt" style:font-size-asian="11pt" style:font-size-complex="11pt"/>
    </style:style>
    <style:style style:name="T3422" style:parent-style-name="DefaultParagraphFont" style:family="text">
      <style:text-properties style:font-name="Garamond" fo:font-size="11pt" style:font-size-asian="11pt" style:font-size-complex="11pt"/>
    </style:style>
    <style:style style:name="T3423" style:parent-style-name="DefaultParagraphFont" style:family="text">
      <style:text-properties style:font-name="Garamond" fo:font-size="11pt" style:font-size-asian="11pt" style:font-size-complex="11pt"/>
    </style:style>
    <style:style style:name="T3424" style:parent-style-name="DefaultParagraphFont" style:family="text">
      <style:text-properties style:font-name="Garamond" fo:font-size="11pt" style:font-size-asian="11pt" style:font-size-complex="11pt"/>
    </style:style>
    <style:style style:name="T3425" style:parent-style-name="DefaultParagraphFont" style:family="text">
      <style:text-properties style:font-name="Garamond" fo:font-weight="bold" style:font-weight-asian="bold" style:font-weight-complex="bold" fo:font-size="11pt" style:font-size-asian="11pt" style:font-size-complex="11pt"/>
    </style:style>
    <style:style style:name="T3426" style:parent-style-name="DefaultParagraphFont" style:family="text">
      <style:text-properties style:font-name="Garamond" fo:font-weight="bold" style:font-weight-asian="bold" style:font-weight-complex="bold" fo:font-size="11pt" style:font-size-asian="11pt" style:font-size-complex="11pt"/>
    </style:style>
    <style:style style:name="T3427" style:parent-style-name="DefaultParagraphFont" style:family="text">
      <style:text-properties style:font-name="Garamond" fo:font-weight="bold" style:font-weight-asian="bold" style:font-weight-complex="bold" fo:font-size="11pt" style:font-size-asian="11pt" style:font-size-complex="11pt"/>
    </style:style>
    <style:style style:name="T3428" style:parent-style-name="DefaultParagraphFont" style:family="text">
      <style:text-properties style:font-name="Garamond" fo:font-weight="bold" style:font-weight-asian="bold" style:font-weight-complex="bold" fo:font-size="11pt" style:font-size-asian="11pt" style:font-size-complex="11pt"/>
    </style:style>
    <style:style style:name="T3429" style:parent-style-name="DefaultParagraphFont" style:family="text">
      <style:text-properties style:font-name="Garamond" fo:font-weight="bold" style:font-weight-asian="bold" style:font-weight-complex="bold" fo:font-size="11pt" style:font-size-asian="11pt" style:font-size-complex="11pt"/>
    </style:style>
    <style:style style:name="T3430" style:parent-style-name="DefaultParagraphFont" style:family="text">
      <style:text-properties style:font-name="Garamond" fo:font-weight="bold" style:font-weight-asian="bold" style:font-weight-complex="bold" fo:font-size="11pt" style:font-size-asian="11pt" style:font-size-complex="11pt"/>
    </style:style>
    <style:style style:name="T3431" style:parent-style-name="DefaultParagraphFont" style:family="text">
      <style:text-properties style:font-name="Garamond" fo:font-weight="bold" style:font-weight-asian="bold" style:font-weight-complex="bold" fo:font-size="11pt" style:font-size-asian="11pt" style:font-size-complex="11pt"/>
    </style:style>
    <style:style style:name="T3432" style:parent-style-name="DefaultParagraphFont" style:family="text">
      <style:text-properties style:font-name="Garamond" fo:font-weight="bold" style:font-weight-asian="bold" style:font-weight-complex="bold" fo:font-size="11pt" style:font-size-asian="11pt" style:font-size-complex="11pt"/>
    </style:style>
    <style:style style:name="T3433" style:parent-style-name="DefaultParagraphFont" style:family="text">
      <style:text-properties style:font-name="Garamond" fo:font-weight="bold" style:font-weight-asian="bold" style:font-weight-complex="bold" fo:font-size="11pt" style:font-size-asian="11pt" style:font-size-complex="11pt"/>
    </style:style>
    <style:style style:name="T3434" style:parent-style-name="DefaultParagraphFont" style:family="text">
      <style:text-properties style:font-name="Garamond" fo:font-weight="bold" style:font-weight-asian="bold" style:font-weight-complex="bold" fo:font-size="11pt" style:font-size-asian="11pt" style:font-size-complex="11pt"/>
    </style:style>
    <style:style style:name="P3435" style:parent-style-name="Normal" style:family="paragraph">
      <style:paragraph-properties fo:text-align="justify" fo:margin-bottom="0in" fo:line-height="115%" fo:text-indent="0.2in"/>
    </style:style>
    <style:style style:name="T3436" style:parent-style-name="DefaultParagraphFont" style:family="text">
      <style:text-properties style:font-name="Garamond" fo:font-size="11pt" style:font-size-asian="11pt" style:font-size-complex="11pt"/>
    </style:style>
    <style:style style:name="T3437" style:parent-style-name="DefaultParagraphFont" style:family="text">
      <style:text-properties style:font-name="Garamond" fo:font-size="11pt" style:font-size-asian="11pt" style:font-size-complex="11pt"/>
    </style:style>
    <style:style style:name="T3438" style:parent-style-name="DefaultParagraphFont" style:family="text">
      <style:text-properties style:font-name="Garamond" fo:font-size="11pt" style:font-size-asian="11pt" style:font-size-complex="11pt"/>
    </style:style>
    <style:style style:name="T3439" style:parent-style-name="DefaultParagraphFont" style:family="text">
      <style:text-properties style:font-name="Garamond" fo:font-size="11pt" style:font-size-asian="11pt" style:font-size-complex="11pt"/>
    </style:style>
    <style:style style:name="T3440" style:parent-style-name="DefaultParagraphFont" style:family="text">
      <style:text-properties style:font-name="Garamond" fo:font-size="11pt" style:font-size-asian="11pt" style:font-size-complex="11pt"/>
    </style:style>
    <style:style style:name="T3441" style:parent-style-name="DefaultParagraphFont" style:family="text">
      <style:text-properties style:font-name="Garamond" fo:font-size="11pt" style:font-size-asian="11pt" style:font-size-complex="11pt"/>
    </style:style>
    <style:style style:name="T3442" style:parent-style-name="DefaultParagraphFont" style:family="text">
      <style:text-properties style:font-name="Garamond" fo:font-size="11pt" style:font-size-asian="11pt" style:font-size-complex="11pt"/>
    </style:style>
    <style:style style:name="T3443" style:parent-style-name="DefaultParagraphFont" style:family="text">
      <style:text-properties style:font-name="Garamond" fo:font-size="11pt" style:font-size-asian="11pt" style:font-size-complex="11pt"/>
    </style:style>
    <style:style style:name="T3444" style:parent-style-name="DefaultParagraphFont" style:family="text">
      <style:text-properties style:font-name="Garamond" fo:font-size="11pt" style:font-size-asian="11pt" style:font-size-complex="11pt"/>
    </style:style>
    <style:style style:name="T3445" style:parent-style-name="DefaultParagraphFont" style:family="text">
      <style:text-properties style:font-name="Garamond" fo:font-weight="bold" style:font-weight-asian="bold" style:font-weight-complex="bold" fo:font-size="11pt" style:font-size-asian="11pt" style:font-size-complex="11pt"/>
    </style:style>
    <style:style style:name="T3446" style:parent-style-name="DefaultParagraphFont" style:family="text">
      <style:text-properties style:font-name="Garamond" fo:font-weight="bold" style:font-weight-asian="bold" style:font-weight-complex="bold" fo:font-size="11pt" style:font-size-asian="11pt" style:font-size-complex="11pt"/>
    </style:style>
    <style:style style:name="T3447" style:parent-style-name="DefaultParagraphFont" style:family="text">
      <style:text-properties style:font-name="Garamond" fo:font-weight="bold" style:font-weight-asian="bold" style:font-weight-complex="bold" fo:font-size="11pt" style:font-size-asian="11pt" style:font-size-complex="11pt"/>
    </style:style>
    <style:style style:name="T3448" style:parent-style-name="DefaultParagraphFont" style:family="text">
      <style:text-properties style:font-name="Garamond" fo:font-weight="bold" style:font-weight-asian="bold" style:font-weight-complex="bold" fo:font-size="11pt" style:font-size-asian="11pt" style:font-size-complex="11pt"/>
    </style:style>
    <style:style style:name="T3449" style:parent-style-name="DefaultParagraphFont" style:family="text">
      <style:text-properties style:font-name="Garamond" fo:font-weight="bold" style:font-weight-asian="bold" style:font-weight-complex="bold" fo:font-size="11pt" style:font-size-asian="11pt" style:font-size-complex="11pt"/>
    </style:style>
    <style:style style:name="T3450" style:parent-style-name="DefaultParagraphFont" style:family="text">
      <style:text-properties style:font-name="Garamond" fo:font-weight="bold" style:font-weight-asian="bold" style:font-weight-complex="bold" fo:font-size="11pt" style:font-size-asian="11pt" style:font-size-complex="11pt"/>
    </style:style>
    <style:style style:name="T3451" style:parent-style-name="DefaultParagraphFont" style:family="text">
      <style:text-properties style:font-name="Garamond" fo:font-weight="bold" style:font-weight-asian="bold" style:font-weight-complex="bold" fo:font-size="11pt" style:font-size-asian="11pt" style:font-size-complex="11pt"/>
    </style:style>
    <style:style style:name="T3452" style:parent-style-name="DefaultParagraphFont" style:family="text">
      <style:text-properties style:font-name="Garamond" fo:font-weight="bold" style:font-weight-asian="bold" style:font-weight-complex="bold" fo:font-size="11pt" style:font-size-asian="11pt" style:font-size-complex="11pt"/>
    </style:style>
    <style:style style:name="T3453" style:parent-style-name="DefaultParagraphFont" style:family="text">
      <style:text-properties style:font-name="Garamond" fo:font-weight="bold" style:font-weight-asian="bold" style:font-weight-complex="bold" fo:font-size="11pt" style:font-size-asian="11pt" style:font-size-complex="11pt"/>
    </style:style>
    <style:style style:name="T3454" style:parent-style-name="DefaultParagraphFont" style:family="text">
      <style:text-properties style:font-name="Garamond" fo:font-weight="bold" style:font-weight-asian="bold" style:font-weight-complex="bold" fo:font-size="11pt" style:font-size-asian="11pt" style:font-size-complex="11pt"/>
    </style:style>
    <style:style style:name="T3455" style:parent-style-name="DefaultParagraphFont" style:family="text">
      <style:text-properties style:font-name="Garamond" fo:font-weight="bold" style:font-weight-asian="bold" style:font-weight-complex="bold" fo:font-size="11pt" style:font-size-asian="11pt" style:font-size-complex="11pt"/>
    </style:style>
    <style:style style:name="T3456" style:parent-style-name="DefaultParagraphFont" style:family="text">
      <style:text-properties style:font-name="Garamond" fo:font-weight="bold" style:font-weight-asian="bold" style:font-weight-complex="bold" fo:font-size="11pt" style:font-size-asian="11pt" style:font-size-complex="11pt"/>
    </style:style>
    <style:style style:name="T3457" style:parent-style-name="DefaultParagraphFont" style:family="text">
      <style:text-properties style:font-name="Garamond" fo:font-weight="bold" style:font-weight-asian="bold" style:font-weight-complex="bold" fo:font-size="11pt" style:font-size-asian="11pt" style:font-size-complex="11pt"/>
    </style:style>
    <style:style style:name="T3458" style:parent-style-name="DefaultParagraphFont" style:family="text">
      <style:text-properties style:font-name="Garamond" fo:font-weight="bold" style:font-weight-asian="bold" style:font-weight-complex="bold" fo:font-size="11pt" style:font-size-asian="11pt" style:font-size-complex="11pt"/>
    </style:style>
    <style:style style:name="T3459" style:parent-style-name="DefaultParagraphFont" style:family="text">
      <style:text-properties style:font-name="Garamond" fo:font-weight="bold" style:font-weight-asian="bold" style:font-weight-complex="bold" fo:font-size="11pt" style:font-size-asian="11pt" style:font-size-complex="11pt"/>
    </style:style>
    <style:style style:name="T3460" style:parent-style-name="DefaultParagraphFont" style:family="text">
      <style:text-properties style:font-name="Garamond" fo:font-weight="bold" style:font-weight-asian="bold" style:font-weight-complex="bold" fo:font-size="11pt" style:font-size-asian="11pt" style:font-size-complex="11pt"/>
    </style:style>
    <style:style style:name="T3461" style:parent-style-name="DefaultParagraphFont" style:family="text">
      <style:text-properties style:font-name="Garamond" fo:font-weight="bold" style:font-weight-asian="bold" style:font-weight-complex="bold" fo:font-size="11pt" style:font-size-asian="11pt" style:font-size-complex="11pt"/>
    </style:style>
    <style:style style:name="T3462" style:parent-style-name="DefaultParagraphFont" style:family="text">
      <style:text-properties style:font-name="Garamond" fo:font-weight="bold" style:font-weight-asian="bold" style:font-weight-complex="bold" fo:font-size="11pt" style:font-size-asian="11pt" style:font-size-complex="11pt"/>
    </style:style>
    <style:style style:name="T3463" style:parent-style-name="DefaultParagraphFont" style:family="text">
      <style:text-properties style:font-name="Garamond" fo:font-weight="bold" style:font-weight-asian="bold" style:font-weight-complex="bold" fo:font-size="11pt" style:font-size-asian="11pt" style:font-size-complex="11pt"/>
    </style:style>
    <style:style style:name="T3464" style:parent-style-name="DefaultParagraphFont" style:family="text">
      <style:text-properties style:font-name="Garamond" fo:font-weight="bold" style:font-weight-asian="bold" style:font-weight-complex="bold" fo:font-size="11pt" style:font-size-asian="11pt" style:font-size-complex="11pt"/>
    </style:style>
    <style:style style:name="T3465" style:parent-style-name="DefaultParagraphFont" style:family="text">
      <style:text-properties style:font-name="Garamond" fo:font-weight="bold" style:font-weight-asian="bold" style:font-weight-complex="bold" fo:font-size="11pt" style:font-size-asian="11pt" style:font-size-complex="11pt"/>
    </style:style>
    <style:style style:name="T3466" style:parent-style-name="DefaultParagraphFont" style:family="text">
      <style:text-properties style:font-name="Garamond" fo:font-weight="bold" style:font-weight-asian="bold" style:font-weight-complex="bold" fo:font-size="11pt" style:font-size-asian="11pt" style:font-size-complex="11pt"/>
    </style:style>
    <style:style style:name="T3467" style:parent-style-name="DefaultParagraphFont" style:family="text">
      <style:text-properties style:font-name="Garamond" fo:font-weight="bold" style:font-weight-asian="bold" style:font-weight-complex="bold" fo:font-size="11pt" style:font-size-asian="11pt" style:font-size-complex="11pt"/>
    </style:style>
    <style:style style:name="P3468" style:parent-style-name="Normal" style:family="paragraph">
      <style:paragraph-properties fo:text-align="justify" fo:margin-bottom="0in" fo:line-height="115%" fo:text-indent="0.2in"/>
    </style:style>
    <style:style style:name="T3469" style:parent-style-name="DefaultParagraphFont" style:family="text">
      <style:text-properties style:font-name="Garamond" fo:font-size="11pt" style:font-size-asian="11pt" style:font-size-complex="11pt"/>
    </style:style>
    <style:style style:name="T3470" style:parent-style-name="DefaultParagraphFont" style:family="text">
      <style:text-properties style:font-name="Garamond" fo:font-size="11pt" style:font-size-asian="11pt" style:font-size-complex="11pt"/>
    </style:style>
    <style:style style:name="T3471" style:parent-style-name="DefaultParagraphFont" style:family="text">
      <style:text-properties style:font-name="Garamond" fo:font-size="11pt" style:font-size-asian="11pt" style:font-size-complex="11pt"/>
    </style:style>
    <style:style style:name="T3472" style:parent-style-name="DefaultParagraphFont" style:family="text">
      <style:text-properties style:font-name="Garamond" fo:font-size="11pt" style:font-size-asian="11pt" style:font-size-complex="11pt"/>
    </style:style>
    <style:style style:name="T3473" style:parent-style-name="DefaultParagraphFont" style:family="text">
      <style:text-properties style:font-name="Garamond" fo:font-size="11pt" style:font-size-asian="11pt" style:font-size-complex="11pt"/>
    </style:style>
    <style:style style:name="T3474" style:parent-style-name="DefaultParagraphFont" style:family="text">
      <style:text-properties style:font-name="Garamond" fo:font-size="11pt" style:font-size-asian="11pt" style:font-size-complex="11pt"/>
    </style:style>
    <style:style style:name="T3475" style:parent-style-name="DefaultParagraphFont" style:family="text">
      <style:text-properties style:font-name="Garamond" fo:font-size="11pt" style:font-size-asian="11pt" style:font-size-complex="11pt"/>
    </style:style>
    <style:style style:name="T3476" style:parent-style-name="DefaultParagraphFont" style:family="text">
      <style:text-properties style:font-name="Garamond" fo:font-size="11pt" style:font-size-asian="11pt" style:font-size-complex="11pt"/>
    </style:style>
    <style:style style:name="T3477" style:parent-style-name="DefaultParagraphFont" style:family="text">
      <style:text-properties style:font-name="Garamond" fo:font-size="11pt" style:font-size-asian="11pt" style:font-size-complex="11pt"/>
    </style:style>
    <style:style style:name="T3478" style:parent-style-name="DefaultParagraphFont" style:family="text">
      <style:text-properties style:font-name="Garamond" fo:font-weight="bold" style:font-weight-asian="bold" style:font-weight-complex="bold" fo:font-size="11pt" style:font-size-asian="11pt" style:font-size-complex="11pt"/>
    </style:style>
    <style:style style:name="T3479" style:parent-style-name="DefaultParagraphFont" style:family="text">
      <style:text-properties style:font-name="Garamond" fo:font-size="11pt" style:font-size-asian="11pt" style:font-size-complex="11pt"/>
    </style:style>
    <style:style style:name="T3480" style:parent-style-name="DefaultParagraphFont" style:family="text">
      <style:text-properties style:font-name="Garamond" fo:font-size="11pt" style:font-size-asian="11pt" style:font-size-complex="11pt"/>
    </style:style>
    <style:style style:name="T3481" style:parent-style-name="DefaultParagraphFont" style:family="text">
      <style:text-properties style:font-name="Garamond" fo:font-size="11pt" style:font-size-asian="11pt" style:font-size-complex="11pt"/>
    </style:style>
    <style:style style:name="T3482" style:parent-style-name="DefaultParagraphFont" style:family="text">
      <style:text-properties style:font-name="Garamond" fo:font-size="11pt" style:font-size-asian="11pt" style:font-size-complex="11pt"/>
    </style:style>
    <style:style style:name="T3483" style:parent-style-name="DefaultParagraphFont" style:family="text">
      <style:text-properties style:font-name="Garamond" fo:font-size="11pt" style:font-size-asian="11pt" style:font-size-complex="11pt"/>
    </style:style>
    <style:style style:name="P3484" style:parent-style-name="Normal" style:family="paragraph">
      <style:paragraph-properties fo:text-align="justify" fo:margin-bottom="0in" fo:line-height="115%" fo:text-indent="0.2in"/>
    </style:style>
    <style:style style:name="T3485" style:parent-style-name="DefaultParagraphFont" style:family="text">
      <style:text-properties style:font-name="Garamond" fo:font-size="11pt" style:font-size-asian="11pt" style:font-size-complex="11pt"/>
    </style:style>
    <style:style style:name="T3486" style:parent-style-name="DefaultParagraphFont" style:family="text">
      <style:text-properties style:font-name="Garamond" fo:font-size="11pt" style:font-size-asian="11pt" style:font-size-complex="11pt"/>
    </style:style>
    <style:style style:name="T3487" style:parent-style-name="DefaultParagraphFont" style:family="text">
      <style:text-properties style:font-name="Garamond" fo:font-size="11pt" style:font-size-asian="11pt" style:font-size-complex="11pt"/>
    </style:style>
    <style:style style:name="T3488" style:parent-style-name="DefaultParagraphFont" style:family="text">
      <style:text-properties style:font-name="Garamond" fo:font-size="11pt" style:font-size-asian="11pt" style:font-size-complex="11pt"/>
    </style:style>
    <style:style style:name="T3489" style:parent-style-name="DefaultParagraphFont" style:family="text">
      <style:text-properties style:font-name="Garamond" fo:font-size="11pt" style:font-size-asian="11pt" style:font-size-complex="11pt"/>
    </style:style>
    <style:style style:name="T3490" style:parent-style-name="DefaultParagraphFont" style:family="text">
      <style:text-properties style:font-name="Garamond" fo:font-size="11pt" style:font-size-asian="11pt" style:font-size-complex="11pt"/>
    </style:style>
    <style:style style:name="T3491" style:parent-style-name="DefaultParagraphFont" style:family="text">
      <style:text-properties style:font-name="Garamond" fo:font-size="11pt" style:font-size-asian="11pt" style:font-size-complex="11pt"/>
    </style:style>
    <style:style style:name="T3492" style:parent-style-name="DefaultParagraphFont" style:family="text">
      <style:text-properties style:font-name="Garamond" fo:font-size="11pt" style:font-size-asian="11pt" style:font-size-complex="11pt"/>
    </style:style>
    <style:style style:name="T3493" style:parent-style-name="DefaultParagraphFont" style:family="text">
      <style:text-properties style:font-name="Garamond" fo:font-size="11pt" style:font-size-asian="11pt" style:font-size-complex="11pt"/>
    </style:style>
    <style:style style:name="T3494" style:parent-style-name="DefaultParagraphFont" style:family="text">
      <style:text-properties style:font-name="Garamond" fo:font-size="11pt" style:font-size-asian="11pt" style:font-size-complex="11pt"/>
    </style:style>
    <style:style style:name="T3495" style:parent-style-name="DefaultParagraphFont" style:family="text">
      <style:text-properties style:font-name="Garamond" fo:font-size="11pt" style:font-size-asian="11pt" style:font-size-complex="11pt"/>
    </style:style>
    <style:style style:name="T3496" style:parent-style-name="DefaultParagraphFont" style:family="text">
      <style:text-properties style:font-name="Garamond" fo:font-size="11pt" style:font-size-asian="11pt" style:font-size-complex="11pt"/>
    </style:style>
    <style:style style:name="T3497" style:parent-style-name="DefaultParagraphFont" style:family="text">
      <style:text-properties style:font-name="Garamond" fo:font-size="11pt" style:font-size-asian="11pt" style:font-size-complex="11pt"/>
    </style:style>
    <style:style style:name="T3498" style:parent-style-name="DefaultParagraphFont" style:family="text">
      <style:text-properties style:font-name="Garamond" fo:font-size="11pt" style:font-size-asian="11pt" style:font-size-complex="11pt"/>
    </style:style>
    <style:style style:name="T3499" style:parent-style-name="DefaultParagraphFont" style:family="text">
      <style:text-properties style:font-name="Garamond" fo:font-size="11pt" style:font-size-asian="11pt" style:font-size-complex="11pt"/>
    </style:style>
    <style:style style:name="P35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1" style:parent-style-name="Heading2" style:family="paragraph">
      <style:paragraph-properties fo:text-align="start" fo:line-height="115%"/>
      <style:text-properties style:font-name="Garamond"/>
    </style:style>
    <style:style style:name="P35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6" style:parent-style-name="Heading2" style:family="paragraph">
      <style:paragraph-properties fo:text-align="start" fo:line-height="115%"/>
      <style:text-properties style:font-name="Garamond"/>
    </style:style>
    <style:style style:name="P350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3" style:parent-style-name="BodyText" style:family="paragraph">
      <style:paragraph-properties fo:text-align="justify" fo:margin-bottom="0in" fo:line-height="115%" fo:text-indent="0.2in"/>
      <style:text-properties style:font-name="Garamond" fo:font-size="11pt" style:font-size-asian="11pt" style:font-size-complex="11pt"/>
    </style:style>
    <style:style style:name="P351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35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19" style:parent-style-name="Normal" style:family="paragraph">
      <style:paragraph-properties fo:text-align="justify" fo:margin-bottom="0in" fo:line-height="115%" fo:text-indent="0.2in"/>
    </style:style>
    <style:style style:name="T3520" style:parent-style-name="DefaultParagraphFont" style:family="text">
      <style:text-properties style:font-name="Garamond" fo:font-size="11pt" style:font-size-asian="11pt" style:font-size-complex="11pt"/>
    </style:style>
    <style:style style:name="T3521" style:parent-style-name="DefaultParagraphFont" style:family="text">
      <style:text-properties style:font-name="Garamond" fo:font-size="11pt" style:font-size-asian="11pt" style:font-size-complex="11pt"/>
    </style:style>
    <style:style style:name="T3522" style:parent-style-name="DefaultParagraphFont" style:family="text">
      <style:text-properties style:font-name="Garamond" fo:font-size="11pt" style:font-size-asian="11pt" style:font-size-complex="11pt"/>
    </style:style>
    <style:style style:name="T3523" style:parent-style-name="DefaultParagraphFont" style:family="text">
      <style:text-properties style:font-name="Garamond" fo:font-size="11pt" style:font-size-asian="11pt" style:font-size-complex="11pt"/>
    </style:style>
    <style:style style:name="T3524" style:parent-style-name="DefaultParagraphFont" style:family="text">
      <style:text-properties style:font-name="Garamond" fo:font-size="11pt" style:font-size-asian="11pt" style:font-size-complex="11pt"/>
    </style:style>
    <style:style style:name="T3525" style:parent-style-name="DefaultParagraphFont" style:family="text">
      <style:text-properties style:font-name="Garamond" fo:font-size="11pt" style:font-size-asian="11pt" style:font-size-complex="11pt"/>
    </style:style>
    <style:style style:name="T3526" style:parent-style-name="DefaultParagraphFont" style:family="text">
      <style:text-properties style:font-name="Garamond" fo:font-size="11pt" style:font-size-asian="11pt" style:font-size-complex="11pt"/>
    </style:style>
    <style:style style:name="T3527" style:parent-style-name="DefaultParagraphFont" style:family="text">
      <style:text-properties style:font-name="Garamond" fo:font-size="11pt" style:font-size-asian="11pt" style:font-size-complex="11pt"/>
    </style:style>
    <style:style style:name="T3528" style:parent-style-name="DefaultParagraphFont" style:family="text">
      <style:text-properties style:font-name="Garamond" fo:font-size="11pt" style:font-size-asian="11pt" style:font-size-complex="11pt"/>
    </style:style>
    <style:style style:name="T3529" style:parent-style-name="DefaultParagraphFont" style:family="text">
      <style:text-properties style:font-name="Garamond" fo:font-weight="bold" style:font-weight-asian="bold" style:font-weight-complex="bold" fo:font-size="11pt" style:font-size-asian="11pt" style:font-size-complex="11pt"/>
    </style:style>
    <style:style style:name="T3530" style:parent-style-name="DefaultParagraphFont" style:family="text">
      <style:text-properties style:font-name="Garamond" fo:font-weight="bold" style:font-weight-asian="bold" style:font-weight-complex="bold" fo:font-size="11pt" style:font-size-asian="11pt" style:font-size-complex="11pt"/>
    </style:style>
    <style:style style:name="T3531" style:parent-style-name="DefaultParagraphFont" style:family="text">
      <style:text-properties style:font-name="Garamond" fo:font-weight="bold" style:font-weight-asian="bold" style:font-weight-complex="bold" fo:font-size="11pt" style:font-size-asian="11pt" style:font-size-complex="11pt"/>
    </style:style>
    <style:style style:name="T3532" style:parent-style-name="DefaultParagraphFont" style:family="text">
      <style:text-properties style:font-name="Garamond" fo:font-weight="bold" style:font-weight-asian="bold" style:font-weight-complex="bold" fo:font-size="11pt" style:font-size-asian="11pt" style:font-size-complex="11pt"/>
    </style:style>
    <style:style style:name="T3533" style:parent-style-name="DefaultParagraphFont" style:family="text">
      <style:text-properties style:font-name="Garamond" fo:font-weight="bold" style:font-weight-asian="bold" style:font-weight-complex="bold" fo:font-size="11pt" style:font-size-asian="11pt" style:font-size-complex="11pt"/>
    </style:style>
    <style:style style:name="T3534" style:parent-style-name="DefaultParagraphFont" style:family="text">
      <style:text-properties style:font-name="Garamond" fo:font-weight="bold" style:font-weight-asian="bold" style:font-weight-complex="bold" fo:font-size="11pt" style:font-size-asian="11pt" style:font-size-complex="11pt"/>
    </style:style>
    <style:style style:name="T3535" style:parent-style-name="DefaultParagraphFont" style:family="text">
      <style:text-properties style:font-name="Garamond" fo:font-weight="bold" style:font-weight-asian="bold" style:font-weight-complex="bold" fo:font-size="11pt" style:font-size-asian="11pt" style:font-size-complex="11pt"/>
    </style:style>
    <style:style style:name="T3536" style:parent-style-name="DefaultParagraphFont" style:family="text">
      <style:text-properties style:font-name="Garamond" fo:font-weight="bold" style:font-weight-asian="bold" style:font-weight-complex="bold" fo:font-size="11pt" style:font-size-asian="11pt" style:font-size-complex="11pt"/>
    </style:style>
    <style:style style:name="T3537" style:parent-style-name="DefaultParagraphFont" style:family="text">
      <style:text-properties style:font-name="Garamond" fo:font-weight="bold" style:font-weight-asian="bold" style:font-weight-complex="bold" fo:font-size="11pt" style:font-size-asian="11pt" style:font-size-complex="11pt"/>
    </style:style>
    <style:style style:name="T3538" style:parent-style-name="DefaultParagraphFont" style:family="text">
      <style:text-properties style:font-name="Garamond" fo:font-weight="bold" style:font-weight-asian="bold" style:font-weight-complex="bold" fo:font-size="11pt" style:font-size-asian="11pt" style:font-size-complex="11pt"/>
    </style:style>
    <style:style style:name="T3539" style:parent-style-name="DefaultParagraphFont" style:family="text">
      <style:text-properties style:font-name="Garamond" fo:font-weight="bold" style:font-weight-asian="bold" style:font-weight-complex="bold" fo:font-size="11pt" style:font-size-asian="11pt" style:font-size-complex="11pt"/>
    </style:style>
    <style:style style:name="T3540" style:parent-style-name="DefaultParagraphFont" style:family="text">
      <style:text-properties style:font-name="Garamond" fo:font-weight="bold" style:font-weight-asian="bold" style:font-weight-complex="bold" fo:font-size="11pt" style:font-size-asian="11pt" style:font-size-complex="11pt"/>
    </style:style>
    <style:style style:name="T3541" style:parent-style-name="DefaultParagraphFont" style:family="text">
      <style:text-properties style:font-name="Garamond" fo:font-weight="bold" style:font-weight-asian="bold" style:font-weight-complex="bold" fo:font-size="11pt" style:font-size-asian="11pt" style:font-size-complex="11pt"/>
    </style:style>
    <style:style style:name="T3542" style:parent-style-name="DefaultParagraphFont" style:family="text">
      <style:text-properties style:font-name="Garamond" fo:font-weight="bold" style:font-weight-asian="bold" style:font-weight-complex="bold" fo:font-size="11pt" style:font-size-asian="11pt" style:font-size-complex="11pt"/>
    </style:style>
    <style:style style:name="T3543" style:parent-style-name="DefaultParagraphFont" style:family="text">
      <style:text-properties style:font-name="Garamond" fo:font-weight="bold" style:font-weight-asian="bold" style:font-weight-complex="bold" fo:font-size="11pt" style:font-size-asian="11pt" style:font-size-complex="11pt"/>
    </style:style>
    <style:style style:name="T3544" style:parent-style-name="DefaultParagraphFont" style:family="text">
      <style:text-properties style:font-name="Garamond" fo:font-weight="bold" style:font-weight-asian="bold" style:font-weight-complex="bold" fo:font-size="11pt" style:font-size-asian="11pt" style:font-size-complex="11pt"/>
    </style:style>
    <style:style style:name="T3545" style:parent-style-name="DefaultParagraphFont" style:family="text">
      <style:text-properties style:font-name="Garamond" fo:font-weight="bold" style:font-weight-asian="bold" style:font-weight-complex="bold" fo:font-size="11pt" style:font-size-asian="11pt" style:font-size-complex="11pt"/>
    </style:style>
    <style:style style:name="T3546" style:parent-style-name="DefaultParagraphFont" style:family="text">
      <style:text-properties style:font-name="Garamond" fo:font-weight="bold" style:font-weight-asian="bold" style:font-weight-complex="bold" fo:font-size="11pt" style:font-size-asian="11pt" style:font-size-complex="11pt"/>
    </style:style>
    <style:style style:name="T3547" style:parent-style-name="DefaultParagraphFont" style:family="text">
      <style:text-properties style:font-name="Garamond" fo:font-weight="bold" style:font-weight-asian="bold" style:font-weight-complex="bold" fo:font-size="11pt" style:font-size-asian="11pt" style:font-size-complex="11pt"/>
    </style:style>
    <style:style style:name="T3548" style:parent-style-name="DefaultParagraphFont" style:family="text">
      <style:text-properties style:font-name="Garamond" fo:font-size="11pt" style:font-size-asian="11pt" style:font-size-complex="11pt"/>
    </style:style>
    <style:style style:name="T3549" style:parent-style-name="DefaultParagraphFont" style:family="text">
      <style:text-properties style:font-name="Garamond" fo:font-size="11pt" style:font-size-asian="11pt" style:font-size-complex="11pt"/>
    </style:style>
    <style:style style:name="T3550" style:parent-style-name="DefaultParagraphFont" style:family="text">
      <style:text-properties style:font-name="Garamond" fo:font-size="11pt" style:font-size-asian="11pt" style:font-size-complex="11pt"/>
    </style:style>
    <style:style style:name="T3551" style:parent-style-name="DefaultParagraphFont" style:family="text">
      <style:text-properties style:font-name="Garamond" fo:font-size="11pt" style:font-size-asian="11pt" style:font-size-complex="11pt"/>
    </style:style>
    <style:style style:name="T3552" style:parent-style-name="DefaultParagraphFont" style:family="text">
      <style:text-properties style:font-name="Garamond" fo:font-size="11pt" style:font-size-asian="11pt" style:font-size-complex="11pt"/>
    </style:style>
    <style:style style:name="P3553" style:parent-style-name="Normal" style:family="paragraph">
      <style:paragraph-properties fo:text-align="justify" fo:margin-bottom="0in" fo:line-height="115%" fo:text-indent="0.2in">
        <style:tab-stops>
          <style:tab-stop style:type="left" style:position="0.25in"/>
          <style:tab-stop style:type="left" style:position="2.325in"/>
          <style:tab-stop style:type="right" style:position="6.5in"/>
        </style:tab-stops>
      </style:paragraph-properties>
    </style:style>
    <style:style style:name="T3554" style:parent-style-name="DefaultParagraphFont" style:family="text">
      <style:text-properties style:font-name="Garamond" fo:font-size="11pt" style:font-size-asian="11pt" style:font-size-complex="11pt"/>
    </style:style>
    <style:style style:name="T3555" style:parent-style-name="DefaultParagraphFont" style:family="text">
      <style:text-properties style:font-name="Garamond" fo:font-size="11pt" style:font-size-asian="11pt" style:font-size-complex="11pt"/>
    </style:style>
    <style:style style:name="T3556" style:parent-style-name="DefaultParagraphFont" style:family="text">
      <style:text-properties style:font-name="Garamond" fo:font-size="11pt" style:font-size-asian="11pt" style:font-size-complex="11pt"/>
    </style:style>
    <style:style style:name="T3557" style:parent-style-name="DefaultParagraphFont" style:family="text">
      <style:text-properties style:font-name="Garamond" fo:font-size="11pt" style:font-size-asian="11pt" style:font-size-complex="11pt"/>
    </style:style>
    <style:style style:name="T3558" style:parent-style-name="DefaultParagraphFont" style:family="text">
      <style:text-properties style:font-name="Garamond" fo:font-size="11pt" style:font-size-asian="11pt" style:font-size-complex="11pt"/>
    </style:style>
    <style:style style:name="T3559" style:parent-style-name="DefaultParagraphFont" style:family="text">
      <style:text-properties style:font-name="Garamond" fo:font-size="11pt" style:font-size-asian="11pt" style:font-size-complex="11pt"/>
    </style:style>
    <style:style style:name="T3560" style:parent-style-name="DefaultParagraphFont" style:family="text">
      <style:text-properties style:font-name="Garamond" fo:font-size="11pt" style:font-size-asian="11pt" style:font-size-complex="11pt"/>
    </style:style>
    <style:style style:name="T3561" style:parent-style-name="DefaultParagraphFont" style:family="text">
      <style:text-properties style:font-name="Garamond" fo:font-size="11pt" style:font-size-asian="11pt" style:font-size-complex="11pt"/>
    </style:style>
    <style:style style:name="T3562" style:parent-style-name="DefaultParagraphFont" style:family="text">
      <style:text-properties style:font-name="Garamond" fo:font-size="11pt" style:font-size-asian="11pt" style:font-size-complex="11pt"/>
    </style:style>
    <style:style style:name="T3563" style:parent-style-name="DefaultParagraphFont" style:family="text">
      <style:text-properties style:font-name="Garamond" fo:font-size="11pt" style:font-size-asian="11pt" style:font-size-complex="11pt"/>
    </style:style>
    <style:style style:name="T3564" style:parent-style-name="DefaultParagraphFont" style:family="text">
      <style:text-properties style:font-name="Garamond" fo:font-size="11pt" style:font-size-asian="11pt" style:font-size-complex="11pt"/>
    </style:style>
    <style:style style:name="T3565" style:parent-style-name="DefaultParagraphFont" style:family="text">
      <style:text-properties style:font-name="Garamond" fo:font-size="11pt" style:font-size-asian="11pt" style:font-size-complex="11pt"/>
    </style:style>
    <style:style style:name="T3566" style:parent-style-name="DefaultParagraphFont" style:family="text">
      <style:text-properties style:font-name="Garamond" fo:font-size="11pt" style:font-size-asian="11pt" style:font-size-complex="11pt"/>
    </style:style>
    <style:style style:name="T3567" style:parent-style-name="DefaultParagraphFont" style:family="text">
      <style:text-properties style:font-name="Garamond" fo:font-size="11pt" style:font-size-asian="11pt" style:font-size-complex="11pt"/>
    </style:style>
    <style:style style:name="T3568" style:parent-style-name="DefaultParagraphFont" style:family="text">
      <style:text-properties style:font-name="Garamond" fo:font-weight="bold" style:font-weight-asian="bold" style:font-weight-complex="bold" fo:font-size="11pt" style:font-size-asian="11pt" style:font-size-complex="11pt"/>
    </style:style>
    <style:style style:name="T3569" style:parent-style-name="DefaultParagraphFont" style:family="text">
      <style:text-properties style:font-name="Garamond" fo:font-weight="bold" style:font-weight-asian="bold" style:font-weight-complex="bold" fo:font-size="11pt" style:font-size-asian="11pt" style:font-size-complex="11pt"/>
    </style:style>
    <style:style style:name="T3570" style:parent-style-name="DefaultParagraphFont" style:family="text">
      <style:text-properties style:font-name="Garamond" fo:font-weight="bold" style:font-weight-asian="bold" style:font-weight-complex="bold" fo:font-size="11pt" style:font-size-asian="11pt" style:font-size-complex="11pt"/>
    </style:style>
    <style:style style:name="P35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72" style:parent-style-name="Normal" style:family="paragraph">
      <style:paragraph-properties fo:text-align="justify" fo:margin-bottom="0in" fo:line-height="115%" fo:text-indent="0.2in"/>
    </style:style>
    <style:style style:name="T3573" style:parent-style-name="DefaultParagraphFont" style:family="text">
      <style:text-properties style:font-name="Garamond" fo:font-size="11pt" style:font-size-asian="11pt" style:font-size-complex="11pt"/>
    </style:style>
    <style:style style:name="T3574" style:parent-style-name="DefaultParagraphFont" style:family="text">
      <style:text-properties style:font-name="Garamond" fo:font-size="11pt" style:font-size-asian="11pt" style:font-size-complex="11pt"/>
    </style:style>
    <style:style style:name="T3575" style:parent-style-name="DefaultParagraphFont" style:family="text">
      <style:text-properties style:font-name="Garamond" fo:font-size="11pt" style:font-size-asian="11pt" style:font-size-complex="11pt"/>
    </style:style>
    <style:style style:name="T3576" style:parent-style-name="DefaultParagraphFont" style:family="text">
      <style:text-properties style:font-name="Garamond" fo:font-size="11pt" style:font-size-asian="11pt" style:font-size-complex="11pt"/>
    </style:style>
    <style:style style:name="T3577" style:parent-style-name="DefaultParagraphFont" style:family="text">
      <style:text-properties style:font-name="Garamond" fo:font-size="11pt" style:font-size-asian="11pt" style:font-size-complex="11pt"/>
    </style:style>
    <style:style style:name="T3578" style:parent-style-name="DefaultParagraphFont" style:family="text">
      <style:text-properties style:font-name="Garamond" fo:font-weight="bold" style:font-weight-asian="bold" style:font-weight-complex="bold" fo:font-size="11pt" style:font-size-asian="11pt" style:font-size-complex="11pt"/>
    </style:style>
    <style:style style:name="T3579" style:parent-style-name="DefaultParagraphFont" style:family="text">
      <style:text-properties style:font-name="Garamond" fo:font-weight="bold" style:font-weight-asian="bold" style:font-weight-complex="bold" fo:font-size="11pt" style:font-size-asian="11pt" style:font-size-complex="11pt"/>
    </style:style>
    <style:style style:name="T3580" style:parent-style-name="DefaultParagraphFont" style:family="text">
      <style:text-properties style:font-name="Garamond" fo:font-weight="bold" style:font-weight-asian="bold" style:font-weight-complex="bold" fo:font-size="11pt" style:font-size-asian="11pt" style:font-size-complex="11pt"/>
    </style:style>
    <style:style style:name="T3581" style:parent-style-name="DefaultParagraphFont" style:family="text">
      <style:text-properties style:font-name="Garamond" fo:font-weight="bold" style:font-weight-asian="bold" style:font-weight-complex="bold" fo:font-size="11pt" style:font-size-asian="11pt" style:font-size-complex="11pt"/>
    </style:style>
    <style:style style:name="T3582" style:parent-style-name="DefaultParagraphFont" style:family="text">
      <style:text-properties style:font-name="Garamond" fo:font-weight="bold" style:font-weight-asian="bold" style:font-weight-complex="bold" fo:font-size="11pt" style:font-size-asian="11pt" style:font-size-complex="11pt"/>
    </style:style>
    <style:style style:name="T3583" style:parent-style-name="DefaultParagraphFont" style:family="text">
      <style:text-properties style:font-name="Garamond" fo:font-size="11pt" style:font-size-asian="11pt" style:font-size-complex="11pt"/>
    </style:style>
    <style:style style:name="P35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85" style:parent-style-name="Heading2" style:family="paragraph">
      <style:paragraph-properties fo:text-align="start" fo:line-height="115%"/>
      <style:text-properties style:font-name="Garamond"/>
    </style:style>
    <style:style style:name="P35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8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8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8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2" style:parent-style-name="Heading2" style:family="paragraph">
      <style:paragraph-properties fo:text-align="start" fo:line-height="115%"/>
      <style:text-properties style:font-name="Garamond"/>
    </style:style>
    <style:style style:name="P35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59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06" style:parent-style-name="Normal" style:family="paragraph">
      <style:paragraph-properties fo:text-align="justify" fo:margin-bottom="0in" fo:line-height="115%" fo:text-indent="0.2in"/>
    </style:style>
    <style:style style:name="T3607" style:parent-style-name="DefaultParagraphFont" style:family="text">
      <style:text-properties style:font-name="Garamond" fo:font-size="11pt" style:font-size-asian="11pt" style:font-size-complex="11pt"/>
    </style:style>
    <style:style style:name="T3608" style:parent-style-name="DefaultParagraphFont" style:family="text">
      <style:text-properties style:font-name="Garamond" fo:font-size="11pt" style:font-size-asian="11pt" style:font-size-complex="11pt"/>
    </style:style>
    <style:style style:name="T3609" style:parent-style-name="DefaultParagraphFont" style:family="text">
      <style:text-properties style:font-name="Garamond" fo:font-size="11pt" style:font-size-asian="11pt" style:font-size-complex="11pt"/>
    </style:style>
    <style:style style:name="T3610" style:parent-style-name="DefaultParagraphFont" style:family="text">
      <style:text-properties style:font-name="Garamond" fo:font-size="11pt" style:font-size-asian="11pt" style:font-size-complex="11pt"/>
    </style:style>
    <style:style style:name="T3611" style:parent-style-name="DefaultParagraphFont" style:family="text">
      <style:text-properties style:font-name="Garamond" fo:font-size="11pt" style:font-size-asian="11pt" style:font-size-complex="11pt"/>
    </style:style>
    <style:style style:name="T3612" style:parent-style-name="DefaultParagraphFont" style:family="text">
      <style:text-properties style:font-name="Garamond" fo:font-size="11pt" style:font-size-asian="11pt" style:font-size-complex="11pt"/>
    </style:style>
    <style:style style:name="T3613" style:parent-style-name="DefaultParagraphFont" style:family="text">
      <style:text-properties style:font-name="Garamond" fo:font-size="11pt" style:font-size-asian="11pt" style:font-size-complex="11pt"/>
    </style:style>
    <style:style style:name="T3614" style:parent-style-name="DefaultParagraphFont" style:family="text">
      <style:text-properties style:font-name="Garamond" fo:font-size="11pt" style:font-size-asian="11pt" style:font-size-complex="11pt"/>
    </style:style>
    <style:style style:name="T3615" style:parent-style-name="DefaultParagraphFont" style:family="text">
      <style:text-properties style:font-name="Garamond" fo:font-size="11pt" style:font-size-asian="11pt" style:font-size-complex="11pt"/>
    </style:style>
    <style:style style:name="T3616" style:parent-style-name="DefaultParagraphFont" style:family="text">
      <style:text-properties style:font-name="Garamond" fo:font-size="11pt" style:font-size-asian="11pt" style:font-size-complex="11pt"/>
    </style:style>
    <style:style style:name="T3617" style:parent-style-name="DefaultParagraphFont" style:family="text">
      <style:text-properties style:font-name="Garamond" fo:font-size="11pt" style:font-size-asian="11pt" style:font-size-complex="11pt"/>
    </style:style>
    <style:style style:name="T3618" style:parent-style-name="DefaultParagraphFont" style:family="text">
      <style:text-properties style:font-name="Garamond" fo:font-weight="bold" style:font-weight-asian="bold" style:font-weight-complex="bold" fo:font-size="11pt" style:font-size-asian="11pt" style:font-size-complex="11pt"/>
    </style:style>
    <style:style style:name="T3619" style:parent-style-name="DefaultParagraphFont" style:family="text">
      <style:text-properties style:font-name="Garamond" fo:font-weight="bold" style:font-weight-asian="bold" style:font-weight-complex="bold" fo:font-size="11pt" style:font-size-asian="11pt" style:font-size-complex="11pt"/>
    </style:style>
    <style:style style:name="T3620" style:parent-style-name="DefaultParagraphFont" style:family="text">
      <style:text-properties style:font-name="Garamond" fo:font-weight="bold" style:font-weight-asian="bold" style:font-weight-complex="bold" fo:font-size="11pt" style:font-size-asian="11pt" style:font-size-complex="11pt"/>
    </style:style>
    <style:style style:name="T3621" style:parent-style-name="DefaultParagraphFont" style:family="text">
      <style:text-properties style:font-name="Garamond" fo:font-weight="bold" style:font-weight-asian="bold" style:font-weight-complex="bold" fo:font-size="11pt" style:font-size-asian="11pt" style:font-size-complex="11pt"/>
    </style:style>
    <style:style style:name="T3622" style:parent-style-name="DefaultParagraphFont" style:family="text">
      <style:text-properties style:font-name="Garamond" fo:font-weight="bold" style:font-weight-asian="bold" style:font-weight-complex="bold" fo:font-size="11pt" style:font-size-asian="11pt" style:font-size-complex="11pt"/>
    </style:style>
    <style:style style:name="P36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25" style:parent-style-name="Normal" style:family="paragraph">
      <style:paragraph-properties fo:text-align="justify" fo:margin-bottom="0in" fo:line-height="115%" fo:text-indent="0.2in"/>
    </style:style>
    <style:style style:name="T3626" style:parent-style-name="DefaultParagraphFont" style:family="text">
      <style:text-properties style:font-name="Garamond" fo:font-size="11pt" style:font-size-asian="11pt" style:font-size-complex="11pt"/>
    </style:style>
    <style:style style:name="T3627" style:parent-style-name="DefaultParagraphFont" style:family="text">
      <style:text-properties style:font-name="Garamond" fo:font-size="11pt" style:font-size-asian="11pt" style:font-size-complex="11pt"/>
    </style:style>
    <style:style style:name="T3628" style:parent-style-name="DefaultParagraphFont" style:family="text">
      <style:text-properties style:font-name="Garamond" fo:font-size="11pt" style:font-size-asian="11pt" style:font-size-complex="11pt"/>
    </style:style>
    <style:style style:name="T3629" style:parent-style-name="DefaultParagraphFont" style:family="text">
      <style:text-properties style:font-name="Garamond" fo:font-size="11pt" style:font-size-asian="11pt" style:font-size-complex="11pt"/>
    </style:style>
    <style:style style:name="T3630" style:parent-style-name="DefaultParagraphFont" style:family="text">
      <style:text-properties style:font-name="Garamond" fo:font-size="11pt" style:font-size-asian="11pt" style:font-size-complex="11pt"/>
    </style:style>
    <style:style style:name="T3631" style:parent-style-name="DefaultParagraphFont" style:family="text">
      <style:text-properties style:font-name="Garamond" fo:font-size="11pt" style:font-size-asian="11pt" style:font-size-complex="11pt"/>
    </style:style>
    <style:style style:name="T3632" style:parent-style-name="DefaultParagraphFont" style:family="text">
      <style:text-properties style:font-name="Garamond" fo:font-size="11pt" style:font-size-asian="11pt" style:font-size-complex="11pt"/>
    </style:style>
    <style:style style:name="T3633" style:parent-style-name="DefaultParagraphFont" style:family="text">
      <style:text-properties style:font-name="Garamond" fo:font-size="11pt" style:font-size-asian="11pt" style:font-size-complex="11pt"/>
    </style:style>
    <style:style style:name="T3634" style:parent-style-name="DefaultParagraphFont" style:family="text">
      <style:text-properties style:font-name="Garamond" fo:font-size="11pt" style:font-size-asian="11pt" style:font-size-complex="11pt"/>
    </style:style>
    <style:style style:name="T3635" style:parent-style-name="DefaultParagraphFont" style:family="text">
      <style:text-properties style:font-name="Garamond" fo:font-size="11pt" style:font-size-asian="11pt" style:font-size-complex="11pt"/>
    </style:style>
    <style:style style:name="T3636" style:parent-style-name="DefaultParagraphFont" style:family="text">
      <style:text-properties style:font-name="Garamond" fo:font-size="11pt" style:font-size-asian="11pt" style:font-size-complex="11pt"/>
    </style:style>
    <style:style style:name="T3637" style:parent-style-name="DefaultParagraphFont" style:family="text">
      <style:text-properties style:font-name="Garamond" fo:font-size="11pt" style:font-size-asian="11pt" style:font-size-complex="11pt"/>
    </style:style>
    <style:style style:name="T3638" style:parent-style-name="DefaultParagraphFont" style:family="text">
      <style:text-properties style:font-name="Garamond" fo:font-size="11pt" style:font-size-asian="11pt" style:font-size-complex="11pt"/>
    </style:style>
    <style:style style:name="T3639" style:parent-style-name="DefaultParagraphFont" style:family="text">
      <style:text-properties style:font-name="Garamond" fo:font-size="11pt" style:font-size-asian="11pt" style:font-size-complex="11pt"/>
    </style:style>
    <style:style style:name="T3640" style:parent-style-name="DefaultParagraphFont" style:family="text">
      <style:text-properties style:font-name="Garamond" fo:font-size="11pt" style:font-size-asian="11pt" style:font-size-complex="11pt"/>
    </style:style>
    <style:style style:name="T3641" style:parent-style-name="DefaultParagraphFont" style:family="text">
      <style:text-properties style:font-name="Garamond" fo:font-size="11pt" style:font-size-asian="11pt" style:font-size-complex="11pt"/>
    </style:style>
    <style:style style:name="T3642" style:parent-style-name="DefaultParagraphFont" style:family="text">
      <style:text-properties style:font-name="Garamond" fo:font-size="11pt" style:font-size-asian="11pt" style:font-size-complex="11pt"/>
    </style:style>
    <style:style style:name="T3643" style:parent-style-name="DefaultParagraphFont" style:family="text">
      <style:text-properties style:font-name="Garamond" fo:font-size="11pt" style:font-size-asian="11pt" style:font-size-complex="11pt"/>
    </style:style>
    <style:style style:name="T3644" style:parent-style-name="DefaultParagraphFont" style:family="text">
      <style:text-properties style:font-name="Garamond" fo:font-size="11pt" style:font-size-asian="11pt" style:font-size-complex="11pt"/>
    </style:style>
    <style:style style:name="T3645" style:parent-style-name="DefaultParagraphFont" style:family="text">
      <style:text-properties style:font-name="Garamond" fo:font-size="11pt" style:font-size-asian="11pt" style:font-size-complex="11pt"/>
    </style:style>
    <style:style style:name="T3646" style:parent-style-name="DefaultParagraphFont" style:family="text">
      <style:text-properties style:font-name="Garamond" fo:font-size="11pt" style:font-size-asian="11pt" style:font-size-complex="11pt"/>
    </style:style>
    <style:style style:name="T3647" style:parent-style-name="DefaultParagraphFont" style:family="text">
      <style:text-properties style:font-name="Garamond" fo:font-size="11pt" style:font-size-asian="11pt" style:font-size-complex="11pt"/>
    </style:style>
    <style:style style:name="T3648" style:parent-style-name="DefaultParagraphFont" style:family="text">
      <style:text-properties style:font-name="Garamond" fo:font-size="11pt" style:font-size-asian="11pt" style:font-size-complex="11pt"/>
    </style:style>
    <style:style style:name="T3649" style:parent-style-name="DefaultParagraphFont" style:family="text">
      <style:text-properties style:font-name="Garamond" fo:font-size="11pt" style:font-size-asian="11pt" style:font-size-complex="11pt"/>
    </style:style>
    <style:style style:name="T3650" style:parent-style-name="DefaultParagraphFont" style:family="text">
      <style:text-properties style:font-name="Garamond" fo:font-weight="bold" style:font-weight-asian="bold" style:font-weight-complex="bold" fo:font-size="11pt" style:font-size-asian="11pt" style:font-size-complex="11pt"/>
    </style:style>
    <style:style style:name="T3651" style:parent-style-name="DefaultParagraphFont" style:family="text">
      <style:text-properties style:font-name="Garamond" fo:font-weight="bold" style:font-weight-asian="bold" style:font-weight-complex="bold" fo:font-size="11pt" style:font-size-asian="11pt" style:font-size-complex="11pt"/>
    </style:style>
    <style:style style:name="T3652" style:parent-style-name="DefaultParagraphFont" style:family="text">
      <style:text-properties style:font-name="Garamond" fo:font-weight="bold" style:font-weight-asian="bold" style:font-weight-complex="bold" fo:font-size="11pt" style:font-size-asian="11pt" style:font-size-complex="11pt"/>
    </style:style>
    <style:style style:name="T3653" style:parent-style-name="DefaultParagraphFont" style:family="text">
      <style:text-properties style:font-name="Garamond" fo:font-weight="bold" style:font-weight-asian="bold" style:font-weight-complex="bold" fo:font-size="11pt" style:font-size-asian="11pt" style:font-size-complex="11pt"/>
    </style:style>
    <style:style style:name="T3654" style:parent-style-name="DefaultParagraphFont" style:family="text">
      <style:text-properties style:font-name="Garamond" fo:font-weight="bold" style:font-weight-asian="bold" style:font-weight-complex="bold" fo:font-size="11pt" style:font-size-asian="11pt" style:font-size-complex="11pt"/>
    </style:style>
    <style:style style:name="T3655" style:parent-style-name="DefaultParagraphFont" style:family="text">
      <style:text-properties style:font-name="Garamond" fo:font-weight="bold" style:font-weight-asian="bold" style:font-weight-complex="bold" fo:font-size="11pt" style:font-size-asian="11pt" style:font-size-complex="11pt"/>
    </style:style>
    <style:style style:name="T3656" style:parent-style-name="DefaultParagraphFont" style:family="text">
      <style:text-properties style:font-name="Garamond" fo:font-weight="bold" style:font-weight-asian="bold" style:font-weight-complex="bold" fo:font-size="11pt" style:font-size-asian="11pt" style:font-size-complex="11pt"/>
    </style:style>
    <style:style style:name="T3657" style:parent-style-name="DefaultParagraphFont" style:family="text">
      <style:text-properties style:font-name="Garamond" fo:font-weight="bold" style:font-weight-asian="bold" style:font-weight-complex="bold" fo:font-size="11pt" style:font-size-asian="11pt" style:font-size-complex="11pt"/>
    </style:style>
    <style:style style:name="T3658" style:parent-style-name="DefaultParagraphFont" style:family="text">
      <style:text-properties style:font-name="Garamond" fo:font-weight="bold" style:font-weight-asian="bold" style:font-weight-complex="bold" fo:font-size="11pt" style:font-size-asian="11pt" style:font-size-complex="11pt"/>
    </style:style>
    <style:style style:name="T3659" style:parent-style-name="DefaultParagraphFont" style:family="text">
      <style:text-properties style:font-name="Garamond" fo:font-weight="bold" style:font-weight-asian="bold" style:font-weight-complex="bold" fo:font-size="11pt" style:font-size-asian="11pt" style:font-size-complex="11pt"/>
    </style:style>
    <style:style style:name="T3660" style:parent-style-name="DefaultParagraphFont" style:family="text">
      <style:text-properties style:font-name="Garamond" fo:font-weight="bold" style:font-weight-asian="bold" style:font-weight-complex="bold" fo:font-size="11pt" style:font-size-asian="11pt" style:font-size-complex="11pt"/>
    </style:style>
    <style:style style:name="T3661" style:parent-style-name="DefaultParagraphFont" style:family="text">
      <style:text-properties style:font-name="Garamond" fo:font-weight="bold" style:font-weight-asian="bold" style:font-weight-complex="bold" fo:font-size="11pt" style:font-size-asian="11pt" style:font-size-complex="11pt"/>
    </style:style>
    <style:style style:name="T3662" style:parent-style-name="DefaultParagraphFont" style:family="text">
      <style:text-properties style:font-name="Garamond" fo:font-weight="bold" style:font-weight-asian="bold" style:font-weight-complex="bold" fo:font-size="11pt" style:font-size-asian="11pt" style:font-size-complex="11pt"/>
    </style:style>
    <style:style style:name="T3663" style:parent-style-name="DefaultParagraphFont" style:family="text">
      <style:text-properties style:font-name="Garamond" fo:font-weight="bold" style:font-weight-asian="bold" style:font-weight-complex="bold" fo:font-size="11pt" style:font-size-asian="11pt" style:font-size-complex="11pt"/>
    </style:style>
    <style:style style:name="T3664" style:parent-style-name="DefaultParagraphFont" style:family="text">
      <style:text-properties style:font-name="Garamond" fo:font-weight="bold" style:font-weight-asian="bold" style:font-weight-complex="bold" fo:font-size="11pt" style:font-size-asian="11pt" style:font-size-complex="11pt"/>
    </style:style>
    <style:style style:name="P3665" style:parent-style-name="Normal" style:family="paragraph">
      <style:paragraph-properties fo:text-align="justify" fo:margin-bottom="0in" fo:line-height="115%" fo:text-indent="0.2in"/>
    </style:style>
    <style:style style:name="T3666" style:parent-style-name="DefaultParagraphFont" style:family="text">
      <style:text-properties style:font-name="Garamond" fo:font-weight="bold" style:font-weight-asian="bold" style:font-weight-complex="bold" fo:font-size="11pt" style:font-size-asian="11pt" style:font-size-complex="11pt"/>
    </style:style>
    <style:style style:name="T3667" style:parent-style-name="DefaultParagraphFont" style:family="text">
      <style:text-properties style:font-name="Garamond" fo:font-size="11pt" style:font-size-asian="11pt" style:font-size-complex="11pt"/>
    </style:style>
    <style:style style:name="T3668" style:parent-style-name="DefaultParagraphFont" style:family="text">
      <style:text-properties style:font-name="Garamond" fo:font-size="11pt" style:font-size-asian="11pt" style:font-size-complex="11pt"/>
    </style:style>
    <style:style style:name="T3669" style:parent-style-name="DefaultParagraphFont" style:family="text">
      <style:text-properties style:font-name="Garamond" fo:font-size="11pt" style:font-size-asian="11pt" style:font-size-complex="11pt"/>
    </style:style>
    <style:style style:name="T3670" style:parent-style-name="DefaultParagraphFont" style:family="text">
      <style:text-properties style:font-name="Garamond" fo:font-size="11pt" style:font-size-asian="11pt" style:font-size-complex="11pt"/>
    </style:style>
    <style:style style:name="T3671" style:parent-style-name="DefaultParagraphFont" style:family="text">
      <style:text-properties style:font-name="Garamond" fo:font-size="11pt" style:font-size-asian="11pt" style:font-size-complex="11pt"/>
    </style:style>
    <style:style style:name="T3672" style:parent-style-name="DefaultParagraphFont" style:family="text">
      <style:text-properties style:font-name="Garamond" fo:font-size="11pt" style:font-size-asian="11pt" style:font-size-complex="11pt"/>
    </style:style>
    <style:style style:name="T3673" style:parent-style-name="DefaultParagraphFont" style:family="text">
      <style:text-properties style:font-name="Garamond" fo:font-size="11pt" style:font-size-asian="11pt" style:font-size-complex="11pt"/>
    </style:style>
    <style:style style:name="T3674" style:parent-style-name="DefaultParagraphFont" style:family="text">
      <style:text-properties style:font-name="Garamond" fo:font-size="11pt" style:font-size-asian="11pt" style:font-size-complex="11pt"/>
    </style:style>
    <style:style style:name="T3675" style:parent-style-name="DefaultParagraphFont" style:family="text">
      <style:text-properties style:font-name="Garamond" fo:font-size="11pt" style:font-size-asian="11pt" style:font-size-complex="11pt"/>
    </style:style>
    <style:style style:name="T3676" style:parent-style-name="DefaultParagraphFont" style:family="text">
      <style:text-properties style:font-name="Garamond" fo:font-size="11pt" style:font-size-asian="11pt" style:font-size-complex="11pt"/>
    </style:style>
    <style:style style:name="T3677" style:parent-style-name="DefaultParagraphFont" style:family="text">
      <style:text-properties style:font-name="Garamond" fo:font-size="11pt" style:font-size-asian="11pt" style:font-size-complex="11pt"/>
    </style:style>
    <style:style style:name="T3678" style:parent-style-name="DefaultParagraphFont" style:family="text">
      <style:text-properties style:font-name="Garamond" fo:font-size="11pt" style:font-size-asian="11pt" style:font-size-complex="11pt"/>
    </style:style>
    <style:style style:name="T3679" style:parent-style-name="DefaultParagraphFont" style:family="text">
      <style:text-properties style:font-name="Garamond" fo:font-size="11pt" style:font-size-asian="11pt" style:font-size-complex="11pt"/>
    </style:style>
    <style:style style:name="T3680" style:parent-style-name="DefaultParagraphFont" style:family="text">
      <style:text-properties style:font-name="Garamond" fo:font-size="11pt" style:font-size-asian="11pt" style:font-size-complex="11pt"/>
    </style:style>
    <style:style style:name="T3681" style:parent-style-name="DefaultParagraphFont" style:family="text">
      <style:text-properties style:font-name="Garamond" fo:font-size="11pt" style:font-size-asian="11pt" style:font-size-complex="11pt"/>
    </style:style>
    <style:style style:name="P368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83" style:parent-style-name="Normal" style:family="paragraph">
      <style:paragraph-properties fo:text-align="justify" fo:margin-bottom="0in" fo:line-height="115%" fo:text-indent="0.2in"/>
    </style:style>
    <style:style style:name="T3684" style:parent-style-name="DefaultParagraphFont" style:family="text">
      <style:text-properties style:font-name="Garamond" fo:font-size="11pt" style:font-size-asian="11pt" style:font-size-complex="11pt"/>
    </style:style>
    <style:style style:name="T3685" style:parent-style-name="DefaultParagraphFont" style:family="text">
      <style:text-properties style:font-name="Garamond" fo:font-size="11pt" style:font-size-asian="11pt" style:font-size-complex="11pt"/>
    </style:style>
    <style:style style:name="T3686" style:parent-style-name="DefaultParagraphFont" style:family="text">
      <style:text-properties style:font-name="Garamond" fo:font-size="11pt" style:font-size-asian="11pt" style:font-size-complex="11pt"/>
    </style:style>
    <style:style style:name="T3687" style:parent-style-name="DefaultParagraphFont" style:family="text">
      <style:text-properties style:font-name="Garamond" fo:font-size="11pt" style:font-size-asian="11pt" style:font-size-complex="11pt"/>
    </style:style>
    <style:style style:name="T3688" style:parent-style-name="DefaultParagraphFont" style:family="text">
      <style:text-properties style:font-name="Garamond" fo:font-size="11pt" style:font-size-asian="11pt" style:font-size-complex="11pt"/>
    </style:style>
    <style:style style:name="T3689" style:parent-style-name="DefaultParagraphFont" style:family="text">
      <style:text-properties style:font-name="Garamond" fo:font-size="11pt" style:font-size-asian="11pt" style:font-size-complex="11pt"/>
    </style:style>
    <style:style style:name="T3690" style:parent-style-name="DefaultParagraphFont" style:family="text">
      <style:text-properties style:font-name="Garamond" fo:font-size="11pt" style:font-size-asian="11pt" style:font-size-complex="11pt"/>
    </style:style>
    <style:style style:name="T3691" style:parent-style-name="DefaultParagraphFont" style:family="text">
      <style:text-properties style:font-name="Garamond" fo:font-size="11pt" style:font-size-asian="11pt" style:font-size-complex="11pt"/>
    </style:style>
    <style:style style:name="T3692" style:parent-style-name="DefaultParagraphFont" style:family="text">
      <style:text-properties style:font-name="Garamond" fo:font-size="11pt" style:font-size-asian="11pt" style:font-size-complex="11pt"/>
    </style:style>
    <style:style style:name="T3693" style:parent-style-name="DefaultParagraphFont" style:family="text">
      <style:text-properties style:font-name="Garamond" fo:font-weight="bold" style:font-weight-asian="bold" style:font-weight-complex="bold" fo:font-size="11pt" style:font-size-asian="11pt" style:font-size-complex="11pt"/>
    </style:style>
    <style:style style:name="T3694" style:parent-style-name="DefaultParagraphFont" style:family="text">
      <style:text-properties style:font-name="Garamond" fo:font-weight="bold" style:font-weight-asian="bold" style:font-weight-complex="bold" fo:font-size="11pt" style:font-size-asian="11pt" style:font-size-complex="11pt"/>
    </style:style>
    <style:style style:name="T3695" style:parent-style-name="DefaultParagraphFont" style:family="text">
      <style:text-properties style:font-name="Garamond" fo:font-weight="bold" style:font-weight-asian="bold" style:font-weight-complex="bold" fo:font-size="11pt" style:font-size-asian="11pt" style:font-size-complex="11pt"/>
    </style:style>
    <style:style style:name="T3696" style:parent-style-name="DefaultParagraphFont" style:family="text">
      <style:text-properties style:font-name="Garamond" fo:font-weight="bold" style:font-weight-asian="bold" style:font-weight-complex="bold" fo:font-size="11pt" style:font-size-asian="11pt" style:font-size-complex="11pt"/>
    </style:style>
    <style:style style:name="P369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699" style:parent-style-name="Heading1" style:family="paragraph">
      <style:paragraph-properties fo:break-before="page" fo:line-height="115%"/>
    </style:style>
    <style:style style:name="P3700" style:parent-style-name="Normal" style:family="paragraph">
      <style:paragraph-properties fo:line-height="115%"/>
    </style:style>
    <style:style style:name="P3701" style:parent-style-name="Heading1" style:family="paragraph">
      <style:paragraph-properties fo:line-height="115%"/>
      <style:text-properties style:font-name="Garamond"/>
    </style:style>
    <style:style style:name="P37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7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3704" style:parent-style-name="ListParagraph" style:family="paragraph">
      <style:paragraph-properties fo:text-align="justify" fo:line-height="115%"/>
    </style:style>
    <style:style style:name="T3705" style:parent-style-name="DefaultParagraphFont" style:family="text">
      <style:text-properties style:font-name="Garamond" fo:font-size="11pt" style:font-size-asian="11pt" style:font-size-complex="11pt"/>
    </style:style>
    <style:style style:name="T3706" style:parent-style-name="DefaultParagraphFont" style:family="text">
      <style:text-properties style:font-name="Garamond" fo:font-size="11pt" style:font-size-asian="11pt" style:font-size-complex="11pt"/>
    </style:style>
    <style:style style:name="T3707" style:parent-style-name="DefaultParagraphFont" style:family="text">
      <style:text-properties style:font-name="Garamond" fo:font-size="11pt" style:font-size-asian="11pt" style:font-size-complex="11pt"/>
    </style:style>
    <style:style style:name="T3708" style:parent-style-name="DefaultParagraphFont" style:family="text">
      <style:text-properties style:font-name="Garamond" fo:font-size="11pt" style:font-size-asian="11pt" style:font-size-complex="11pt"/>
    </style:style>
    <style:style style:name="T3709" style:parent-style-name="DefaultParagraphFont" style:family="text">
      <style:text-properties style:font-name="Garamond" fo:font-size="11pt" style:font-size-asian="11pt" style:font-size-complex="11pt"/>
    </style:style>
    <style:style style:name="T3710" style:parent-style-name="DefaultParagraphFont" style:family="text">
      <style:text-properties style:font-name="Garamond" fo:font-size="11pt" style:font-size-asian="11pt" style:font-size-complex="11pt"/>
    </style:style>
    <style:style style:name="T3711" style:parent-style-name="DefaultParagraphFont" style:family="text">
      <style:text-properties style:font-name="Garamond" fo:font-size="11pt" style:font-size-asian="11pt" style:font-size-complex="11pt"/>
    </style:style>
    <style:style style:name="T3712" style:parent-style-name="DefaultParagraphFont" style:family="text">
      <style:text-properties style:font-name="Garamond" fo:font-size="11pt" style:font-size-asian="11pt" style:font-size-complex="11pt"/>
    </style:style>
    <style:style style:name="T3713" style:parent-style-name="DefaultParagraphFont" style:family="text">
      <style:text-properties style:font-name="Garamond" fo:font-size="11pt" style:font-size-asian="11pt" style:font-size-complex="11pt"/>
    </style:style>
    <style:style style:name="T3714" style:parent-style-name="DefaultParagraphFont" style:family="text">
      <style:text-properties style:font-name="Garamond" fo:font-size="11pt" style:font-size-asian="11pt" style:font-size-complex="11pt"/>
    </style:style>
    <style:style style:name="T3715" style:parent-style-name="DefaultParagraphFont" style:family="text">
      <style:text-properties style:font-name="Garamond" fo:font-size="11pt" style:font-size-asian="11pt" style:font-size-complex="11pt"/>
    </style:style>
    <style:style style:name="T3716" style:parent-style-name="DefaultParagraphFont" style:family="text">
      <style:text-properties style:font-name="Garamond" fo:font-size="11pt" style:font-size-asian="11pt" style:font-size-complex="11pt"/>
    </style:style>
    <style:style style:name="T3717" style:parent-style-name="DefaultParagraphFont" style:family="text">
      <style:text-properties style:font-name="Garamond" fo:font-size="11pt" style:font-size-asian="11pt" style:font-size-complex="11pt"/>
    </style:style>
    <style:style style:name="T3718" style:parent-style-name="DefaultParagraphFont" style:family="text">
      <style:text-properties style:font-name="Garamond" fo:font-size="11pt" style:font-size-asian="11pt" style:font-size-complex="11pt"/>
    </style:style>
    <style:style style:name="T3719" style:parent-style-name="DefaultParagraphFont" style:family="text">
      <style:text-properties style:font-name="Garamond" fo:font-size="11pt" style:font-size-asian="11pt" style:font-size-complex="11pt"/>
    </style:style>
    <style:style style:name="T3720" style:parent-style-name="DefaultParagraphFont" style:family="text">
      <style:text-properties style:font-name="Garamond" fo:font-size="11pt" style:font-size-asian="11pt" style:font-size-complex="11pt"/>
    </style:style>
    <style:style style:name="T3721" style:parent-style-name="DefaultParagraphFont" style:family="text">
      <style:text-properties style:font-name="Garamond" fo:font-size="11pt" style:font-size-asian="11pt" style:font-size-complex="11pt"/>
    </style:style>
    <style:style style:name="T3722" style:parent-style-name="DefaultParagraphFont" style:family="text">
      <style:text-properties style:font-name="Garamond" fo:font-size="11pt" style:font-size-asian="11pt" style:font-size-complex="11pt"/>
    </style:style>
    <style:style style:name="T3723" style:parent-style-name="DefaultParagraphFont" style:family="text">
      <style:text-properties style:font-name="Garamond" fo:font-size="11pt" style:font-size-asian="11pt" style:font-size-complex="11pt"/>
    </style:style>
    <style:style style:name="T3724" style:parent-style-name="DefaultParagraphFont" style:family="text">
      <style:text-properties style:font-name="Garamond" fo:font-size="11pt" style:font-size-asian="11pt" style:font-size-complex="11pt"/>
    </style:style>
    <style:style style:name="T3725" style:parent-style-name="DefaultParagraphFont" style:family="text">
      <style:text-properties style:font-name="Garamond" fo:font-size="11pt" style:font-size-asian="11pt" style:font-size-complex="11pt"/>
    </style:style>
    <style:style style:name="T3726" style:parent-style-name="DefaultParagraphFont" style:family="text">
      <style:text-properties style:font-name="Garamond" fo:font-size="11pt" style:font-size-asian="11pt" style:font-size-complex="11pt"/>
    </style:style>
    <style:style style:name="T3727" style:parent-style-name="DefaultParagraphFont" style:family="text">
      <style:text-properties style:font-name="Garamond" fo:font-size="11pt" style:font-size-asian="11pt" style:font-size-complex="11pt"/>
    </style:style>
    <style:style style:name="T3728" style:parent-style-name="DefaultParagraphFont" style:family="text">
      <style:text-properties style:font-name="Garamond" fo:font-size="11pt" style:font-size-asian="11pt" style:font-size-complex="11pt"/>
    </style:style>
    <style:style style:name="T3729" style:parent-style-name="DefaultParagraphFont" style:family="text">
      <style:text-properties style:font-name="Garamond" fo:font-size="11pt" style:font-size-asian="11pt" style:font-size-complex="11pt"/>
    </style:style>
    <style:style style:name="T3730" style:parent-style-name="DefaultParagraphFont" style:family="text">
      <style:text-properties style:font-name="Garamond" fo:font-size="11pt" style:font-size-asian="11pt" style:font-size-complex="11pt"/>
    </style:style>
    <style:style style:name="T3731" style:parent-style-name="DefaultParagraphFont" style:family="text">
      <style:text-properties style:font-name="Garamond" fo:font-size="11pt" style:font-size-asian="11pt" style:font-size-complex="11pt"/>
    </style:style>
    <style:style style:name="T3732" style:parent-style-name="DefaultParagraphFont" style:family="text">
      <style:text-properties style:font-name="Garamond" fo:font-weight="bold" style:font-weight-asian="bold" style:font-weight-complex="bold" fo:font-size="11pt" style:font-size-asian="11pt" style:font-size-complex="11pt"/>
    </style:style>
    <style:style style:name="T3733" style:parent-style-name="DefaultParagraphFont" style:family="text">
      <style:text-properties style:font-name="Garamond" fo:font-weight="bold" style:font-weight-asian="bold" style:font-weight-complex="bold" fo:font-size="11pt" style:font-size-asian="11pt" style:font-size-complex="11pt"/>
    </style:style>
    <style:style style:name="T3734" style:parent-style-name="DefaultParagraphFont" style:family="text">
      <style:text-properties style:font-name="Garamond" fo:font-weight="bold" style:font-weight-asian="bold" style:font-weight-complex="bold" fo:font-size="11pt" style:font-size-asian="11pt" style:font-size-complex="11pt"/>
    </style:style>
    <style:style style:name="T3735" style:parent-style-name="DefaultParagraphFont" style:family="text">
      <style:text-properties style:font-name="Garamond" fo:font-weight="bold" style:font-weight-asian="bold" style:font-weight-complex="bold" fo:font-size="11pt" style:font-size-asian="11pt" style:font-size-complex="11pt"/>
    </style:style>
    <style:style style:name="T3736" style:parent-style-name="DefaultParagraphFont" style:family="text">
      <style:text-properties style:font-name="Garamond" fo:font-weight="bold" style:font-weight-asian="bold" style:font-weight-complex="bold" fo:font-size="11pt" style:font-size-asian="11pt" style:font-size-complex="11pt"/>
    </style:style>
    <style:style style:name="T3737" style:parent-style-name="DefaultParagraphFont" style:family="text">
      <style:text-properties style:font-name="Garamond" fo:font-weight="bold" style:font-weight-asian="bold" style:font-weight-complex="bold" fo:font-size="11pt" style:font-size-asian="11pt" style:font-size-complex="11pt"/>
    </style:style>
    <style:style style:name="T3738" style:parent-style-name="DefaultParagraphFont" style:family="text">
      <style:text-properties style:font-name="Garamond" fo:font-weight="bold" style:font-weight-asian="bold" style:font-weight-complex="bold" fo:font-size="11pt" style:font-size-asian="11pt" style:font-size-complex="11pt"/>
    </style:style>
    <style:style style:name="T3739" style:parent-style-name="DefaultParagraphFont" style:family="text">
      <style:text-properties style:font-name="Garamond" fo:font-weight="bold" style:font-weight-asian="bold" style:font-weight-complex="bold" fo:font-size="11pt" style:font-size-asian="11pt" style:font-size-complex="11pt"/>
    </style:style>
    <style:style style:name="T3740" style:parent-style-name="DefaultParagraphFont" style:family="text">
      <style:text-properties style:font-name="Garamond" fo:font-weight="bold" style:font-weight-asian="bold" style:font-weight-complex="bold" fo:font-size="11pt" style:font-size-asian="11pt" style:font-size-complex="11pt"/>
    </style:style>
    <style:style style:name="T3741" style:parent-style-name="DefaultParagraphFont" style:family="text">
      <style:text-properties style:font-name="Garamond" fo:font-weight="bold" style:font-weight-asian="bold" style:font-weight-complex="bold" fo:font-size="11pt" style:font-size-asian="11pt" style:font-size-complex="11pt"/>
    </style:style>
    <style:style style:name="T3742" style:parent-style-name="DefaultParagraphFont" style:family="text">
      <style:text-properties style:font-name="Garamond" fo:font-weight="bold" style:font-weight-asian="bold" style:font-weight-complex="bold" fo:font-size="11pt" style:font-size-asian="11pt" style:font-size-complex="11pt"/>
    </style:style>
    <style:style style:name="T3743" style:parent-style-name="DefaultParagraphFont" style:family="text">
      <style:text-properties style:font-name="Garamond" fo:font-weight="bold" style:font-weight-asian="bold" style:font-weight-complex="bold" fo:font-size="11pt" style:font-size-asian="11pt" style:font-size-complex="11pt"/>
    </style:style>
    <style:style style:name="T3744" style:parent-style-name="DefaultParagraphFont" style:family="text">
      <style:text-properties style:font-name="Garamond" fo:font-weight="bold" style:font-weight-asian="bold" style:font-weight-complex="bold" fo:font-size="11pt" style:font-size-asian="11pt" style:font-size-complex="11pt"/>
    </style:style>
    <style:style style:name="T3745" style:parent-style-name="DefaultParagraphFont" style:family="text">
      <style:text-properties style:font-name="Garamond" fo:font-weight="bold" style:font-weight-asian="bold" style:font-weight-complex="bold" fo:font-size="11pt" style:font-size-asian="11pt" style:font-size-complex="11pt"/>
    </style:style>
    <style:style style:name="T3746" style:parent-style-name="DefaultParagraphFont" style:family="text">
      <style:text-properties style:font-name="Garamond" fo:font-weight="bold" style:font-weight-asian="bold" style:font-weight-complex="bold" fo:font-size="11pt" style:font-size-asian="11pt" style:font-size-complex="11pt"/>
    </style:style>
    <style:style style:name="T3747" style:parent-style-name="DefaultParagraphFont" style:family="text">
      <style:text-properties style:font-name="Garamond" fo:font-weight="bold" style:font-weight-asian="bold" style:font-weight-complex="bold" fo:font-size="11pt" style:font-size-asian="11pt" style:font-size-complex="11pt"/>
    </style:style>
    <style:style style:name="T3748" style:parent-style-name="DefaultParagraphFont" style:family="text">
      <style:text-properties style:font-name="Garamond" fo:font-weight="bold" style:font-weight-asian="bold" style:font-weight-complex="bold" fo:font-size="11pt" style:font-size-asian="11pt" style:font-size-complex="11pt"/>
    </style:style>
    <style:style style:name="T3749" style:parent-style-name="DefaultParagraphFont" style:family="text">
      <style:text-properties style:font-name="Garamond" fo:font-weight="bold" style:font-weight-asian="bold" style:font-weight-complex="bold" fo:font-size="11pt" style:font-size-asian="11pt" style:font-size-complex="11pt"/>
    </style:style>
    <style:style style:name="T3750" style:parent-style-name="DefaultParagraphFont" style:family="text">
      <style:text-properties style:font-name="Garamond" fo:font-weight="bold" style:font-weight-asian="bold" style:font-weight-complex="bold" fo:font-size="11pt" style:font-size-asian="11pt" style:font-size-complex="11pt"/>
    </style:style>
    <style:style style:name="T3751" style:parent-style-name="DefaultParagraphFont" style:family="text">
      <style:text-properties style:font-name="Garamond" fo:font-weight="bold" style:font-weight-asian="bold" style:font-weight-complex="bold" fo:font-size="11pt" style:font-size-asian="11pt" style:font-size-complex="11pt"/>
    </style:style>
    <style:style style:name="T3752" style:parent-style-name="DefaultParagraphFont" style:family="text">
      <style:text-properties style:font-name="Garamond" fo:font-size="11pt" style:font-size-asian="11pt" style:font-size-complex="11pt"/>
    </style:style>
    <style:style style:name="T3753" style:parent-style-name="DefaultParagraphFont" style:family="text">
      <style:text-properties style:font-name="Garamond" fo:font-size="11pt" style:font-size-asian="11pt" style:font-size-complex="11pt"/>
    </style:style>
    <style:style style:name="T3754" style:parent-style-name="DefaultParagraphFont" style:family="text">
      <style:text-properties style:font-name="Garamond" fo:font-size="11pt" style:font-size-asian="11pt" style:font-size-complex="11pt"/>
    </style:style>
    <style:style style:name="T3755" style:parent-style-name="DefaultParagraphFont" style:family="text">
      <style:text-properties style:font-name="Garamond" fo:font-size="11pt" style:font-size-asian="11pt" style:font-size-complex="11pt"/>
    </style:style>
    <style:style style:name="T3756" style:parent-style-name="DefaultParagraphFont" style:family="text">
      <style:text-properties style:font-name="Garamond" fo:font-size="11pt" style:font-size-asian="11pt" style:font-size-complex="11pt"/>
    </style:style>
    <style:style style:name="T3757" style:parent-style-name="DefaultParagraphFont" style:family="text">
      <style:text-properties style:font-name="Garamond" fo:font-size="11pt" style:font-size-asian="11pt" style:font-size-complex="11pt"/>
    </style:style>
    <style:style style:name="T3758" style:parent-style-name="DefaultParagraphFont" style:family="text">
      <style:text-properties style:font-name="Garamond" fo:font-size="11pt" style:font-size-asian="11pt" style:font-size-complex="11pt"/>
    </style:style>
    <style:style style:name="T3759" style:parent-style-name="DefaultParagraphFont" style:family="text">
      <style:text-properties style:font-name="Garamond" fo:font-size="11pt" style:font-size-asian="11pt" style:font-size-complex="11pt"/>
    </style:style>
    <style:style style:name="T3760" style:parent-style-name="DefaultParagraphFont" style:family="text">
      <style:text-properties style:font-name="Garamond" fo:font-size="11pt" style:font-size-asian="11pt" style:font-size-complex="11pt"/>
    </style:style>
    <style:style style:name="P3761" style:parent-style-name="ListParagraph" style:family="paragraph">
      <style:paragraph-properties fo:text-align="justify" fo:line-height="115%"/>
      <style:text-properties style:font-name="Garamond" fo:font-size="11pt" style:font-size-asian="11pt" style:font-size-complex="11pt"/>
    </style:style>
    <style:style style:name="P3762" style:parent-style-name="ListParagraph" style:family="paragraph">
      <style:paragraph-properties fo:text-align="justify" fo:line-height="115%"/>
    </style:style>
    <style:style style:name="T3763" style:parent-style-name="DefaultParagraphFont" style:family="text">
      <style:text-properties style:font-name="Garamond" fo:font-size="11pt" style:font-size-asian="11pt" style:font-size-complex="11pt"/>
    </style:style>
    <style:style style:name="T3764" style:parent-style-name="DefaultParagraphFont" style:family="text">
      <style:text-properties style:font-name="Garamond" fo:font-size="11pt" style:font-size-asian="11pt" style:font-size-complex="11pt"/>
    </style:style>
    <style:style style:name="T3765" style:parent-style-name="DefaultParagraphFont" style:family="text">
      <style:text-properties style:font-name="Garamond" fo:font-size="11pt" style:font-size-asian="11pt" style:font-size-complex="11pt"/>
    </style:style>
    <style:style style:name="T3766" style:parent-style-name="DefaultParagraphFont" style:family="text">
      <style:text-properties style:font-name="Garamond" fo:font-size="11pt" style:font-size-asian="11pt" style:font-size-complex="11pt"/>
    </style:style>
    <style:style style:name="T3767" style:parent-style-name="DefaultParagraphFont" style:family="text">
      <style:text-properties style:font-name="Garamond" fo:font-size="11pt" style:font-size-asian="11pt" style:font-size-complex="11pt"/>
    </style:style>
    <style:style style:name="T3768" style:parent-style-name="DefaultParagraphFont" style:family="text">
      <style:text-properties style:font-name="Garamond" fo:font-size="11pt" style:font-size-asian="11pt" style:font-size-complex="11pt"/>
    </style:style>
    <style:style style:name="T3769" style:parent-style-name="DefaultParagraphFont" style:family="text">
      <style:text-properties style:font-name="Garamond" fo:font-weight="bold" style:font-weight-asian="bold" style:font-weight-complex="bold" fo:font-size="11pt" style:font-size-asian="11pt" style:font-size-complex="11pt"/>
    </style:style>
    <style:style style:name="T3770" style:parent-style-name="DefaultParagraphFont" style:family="text">
      <style:text-properties style:font-name="Garamond" fo:font-weight="bold" style:font-weight-asian="bold" style:font-weight-complex="bold" fo:font-size="11pt" style:font-size-asian="11pt" style:font-size-complex="11pt"/>
    </style:style>
    <style:style style:name="T3771" style:parent-style-name="DefaultParagraphFont" style:family="text">
      <style:text-properties style:font-name="Garamond" fo:font-weight="bold" style:font-weight-asian="bold" style:font-weight-complex="bold" fo:font-size="11pt" style:font-size-asian="11pt" style:font-size-complex="11pt"/>
    </style:style>
    <style:style style:name="T3772" style:parent-style-name="DefaultParagraphFont" style:family="text">
      <style:text-properties style:font-name="Garamond" fo:font-size="11pt" style:font-size-asian="11pt" style:font-size-complex="11pt"/>
    </style:style>
    <style:style style:name="T3773" style:parent-style-name="DefaultParagraphFont" style:family="text">
      <style:text-properties style:font-name="Garamond" fo:font-size="11pt" style:font-size-asian="11pt" style:font-size-complex="11pt"/>
    </style:style>
    <style:style style:name="T3774" style:parent-style-name="DefaultParagraphFont" style:family="text">
      <style:text-properties style:font-name="Garamond" fo:font-size="11pt" style:font-size-asian="11pt" style:font-size-complex="11pt"/>
    </style:style>
    <style:style style:name="T3775" style:parent-style-name="DefaultParagraphFont" style:family="text">
      <style:text-properties style:font-name="Garamond" fo:font-size="11pt" style:font-size-asian="11pt" style:font-size-complex="11pt"/>
    </style:style>
    <style:style style:name="T3776" style:parent-style-name="DefaultParagraphFont" style:family="text">
      <style:text-properties style:font-name="Garamond" fo:font-size="11pt" style:font-size-asian="11pt" style:font-size-complex="11pt"/>
    </style:style>
    <style:style style:name="T3777" style:parent-style-name="DefaultParagraphFont" style:family="text">
      <style:text-properties style:font-name="Garamond" fo:font-size="11pt" style:font-size-asian="11pt" style:font-size-complex="11pt"/>
    </style:style>
    <style:style style:name="P3778" style:parent-style-name="Normal" style:family="paragraph">
      <style:paragraph-properties fo:text-align="justify" fo:line-height="115%"/>
      <style:text-properties style:font-name="Garamond" fo:font-size="11pt" style:font-size-asian="11pt" style:font-size-complex="11pt"/>
    </style:style>
    <style:style style:name="P3779" style:parent-style-name="Heading2" style:family="paragraph">
      <style:paragraph-properties fo:text-align="start" fo:line-height="115%"/>
      <style:text-properties style:font-name="Garamond"/>
    </style:style>
    <style:style style:name="P3780" style:parent-style-name="Normal" style:family="paragraph">
      <style:paragraph-properties fo:text-align="justify" fo:margin-bottom="0in" fo:line-height="115%" fo:text-indent="0.2in"/>
    </style:style>
    <style:style style:name="T3781" style:parent-style-name="DefaultParagraphFont" style:family="text">
      <style:text-properties style:font-name="Garamond" fo:font-size="11pt" style:font-size-asian="11pt" style:font-size-complex="11pt"/>
    </style:style>
    <style:style style:name="T3782" style:parent-style-name="DefaultParagraphFont" style:family="text">
      <style:text-properties style:font-name="Garamond" fo:font-size="11pt" style:font-size-asian="11pt" style:font-size-complex="11pt"/>
    </style:style>
    <style:style style:name="T3783" style:parent-style-name="DefaultParagraphFont" style:family="text">
      <style:text-properties style:font-name="Garamond" fo:font-size="11pt" style:font-size-asian="11pt" style:font-size-complex="11pt"/>
    </style:style>
    <style:style style:name="T3784" style:parent-style-name="DefaultParagraphFont" style:family="text">
      <style:text-properties style:font-name="Garamond" fo:font-size="11pt" style:font-size-asian="11pt" style:font-size-complex="11pt"/>
    </style:style>
    <style:style style:name="T3785" style:parent-style-name="DefaultParagraphFont" style:family="text">
      <style:text-properties style:font-name="Garamond" fo:font-size="11pt" style:font-size-asian="11pt" style:font-size-complex="11pt"/>
    </style:style>
    <style:style style:name="T3786" style:parent-style-name="DefaultParagraphFont" style:family="text">
      <style:text-properties style:font-name="Garamond" fo:font-size="11pt" style:font-size-asian="11pt" style:font-size-complex="11pt"/>
    </style:style>
    <style:style style:name="T3787" style:parent-style-name="DefaultParagraphFont" style:family="text">
      <style:text-properties style:font-name="Garamond" fo:font-size="11pt" style:font-size-asian="11pt" style:font-size-complex="11pt"/>
    </style:style>
    <style:style style:name="T3788" style:parent-style-name="DefaultParagraphFont" style:family="text">
      <style:text-properties style:font-name="Garamond" fo:font-size="11pt" style:font-size-asian="11pt" style:font-size-complex="11pt"/>
    </style:style>
    <style:style style:name="T3789" style:parent-style-name="DefaultParagraphFont" style:family="text">
      <style:text-properties style:font-name="Garamond" fo:font-size="11pt" style:font-size-asian="11pt" style:font-size-complex="11pt"/>
    </style:style>
    <style:style style:name="T3790" style:parent-style-name="DefaultParagraphFont" style:family="text">
      <style:text-properties style:font-name="Garamond" fo:font-size="11pt" style:font-size-asian="11pt" style:font-size-complex="11pt"/>
    </style:style>
    <style:style style:name="T3791" style:parent-style-name="DefaultParagraphFont" style:family="text">
      <style:text-properties style:font-name="Garamond" fo:font-size="11pt" style:font-size-asian="11pt" style:font-size-complex="11pt"/>
    </style:style>
    <style:style style:name="T3792" style:parent-style-name="DefaultParagraphFont" style:family="text">
      <style:text-properties style:font-name="Garamond" fo:font-size="11pt" style:font-size-asian="11pt" style:font-size-complex="11pt"/>
    </style:style>
    <style:style style:name="T3793" style:parent-style-name="DefaultParagraphFont" style:family="text">
      <style:text-properties style:font-name="Garamond" fo:font-size="11pt" style:font-size-asian="11pt" style:font-size-complex="11pt"/>
    </style:style>
    <style:style style:name="T3794" style:parent-style-name="DefaultParagraphFont" style:family="text">
      <style:text-properties style:font-name="Garamond" fo:font-size="11pt" style:font-size-asian="11pt" style:font-size-complex="11pt"/>
    </style:style>
    <style:style style:name="T3795" style:parent-style-name="DefaultParagraphFont" style:family="text">
      <style:text-properties style:font-name="Garamond" fo:font-size="11pt" style:font-size-asian="11pt" style:font-size-complex="11pt"/>
    </style:style>
    <style:style style:name="T3796" style:parent-style-name="DefaultParagraphFont" style:family="text">
      <style:text-properties style:font-name="Garamond" fo:font-size="11pt" style:font-size-asian="11pt" style:font-size-complex="11pt"/>
    </style:style>
    <style:style style:name="T3797" style:parent-style-name="DefaultParagraphFont" style:family="text">
      <style:text-properties style:font-name="Garamond" fo:font-size="11pt" style:font-size-asian="11pt" style:font-size-complex="11pt"/>
    </style:style>
    <style:style style:name="T3798" style:parent-style-name="DefaultParagraphFont" style:family="text">
      <style:text-properties style:font-name="Garamond" fo:font-size="11pt" style:font-size-asian="11pt" style:font-size-complex="11pt"/>
    </style:style>
    <style:style style:name="T3799" style:parent-style-name="DefaultParagraphFont" style:family="text">
      <style:text-properties style:font-name="Garamond" fo:font-size="11pt" style:font-size-asian="11pt" style:font-size-complex="11pt"/>
    </style:style>
    <style:style style:name="T3800" style:parent-style-name="DefaultParagraphFont" style:family="text">
      <style:text-properties style:font-name="Garamond" fo:font-size="11pt" style:font-size-asian="11pt" style:font-size-complex="11pt"/>
    </style:style>
    <style:style style:name="T3801" style:parent-style-name="DefaultParagraphFont" style:family="text">
      <style:text-properties style:font-name="Garamond" fo:font-size="11pt" style:font-size-asian="11pt" style:font-size-complex="11pt"/>
    </style:style>
    <style:style style:name="T3802" style:parent-style-name="DefaultParagraphFont" style:family="text">
      <style:text-properties style:font-name="Garamond" fo:font-size="11pt" style:font-size-asian="11pt" style:font-size-complex="11pt"/>
    </style:style>
    <style:style style:name="T3803" style:parent-style-name="DefaultParagraphFont" style:family="text">
      <style:text-properties style:font-name="Garamond" fo:font-size="11pt" style:font-size-asian="11pt" style:font-size-complex="11pt"/>
    </style:style>
    <style:style style:name="T3804" style:parent-style-name="DefaultParagraphFont" style:family="text">
      <style:text-properties style:font-name="Garamond" fo:font-size="11pt" style:font-size-asian="11pt" style:font-size-complex="11pt"/>
    </style:style>
    <style:style style:name="T3805" style:parent-style-name="DefaultParagraphFont" style:family="text">
      <style:text-properties style:font-name="Garamond" fo:font-size="11pt" style:font-size-asian="11pt" style:font-size-complex="11pt"/>
    </style:style>
    <style:style style:name="T3806" style:parent-style-name="DefaultParagraphFont" style:family="text">
      <style:text-properties style:font-name="Garamond" fo:font-size="11pt" style:font-size-asian="11pt" style:font-size-complex="11pt"/>
    </style:style>
    <style:style style:name="T3807" style:parent-style-name="DefaultParagraphFont" style:family="text">
      <style:text-properties style:font-name="Garamond" fo:font-size="11pt" style:font-size-asian="11pt" style:font-size-complex="11pt"/>
    </style:style>
    <style:style style:name="T3808" style:parent-style-name="DefaultParagraphFont" style:family="text">
      <style:text-properties style:font-name="Garamond" fo:font-size="11pt" style:font-size-asian="11pt" style:font-size-complex="11pt"/>
    </style:style>
    <style:style style:name="T3809" style:parent-style-name="DefaultParagraphFont" style:family="text">
      <style:text-properties style:font-name="Garamond" fo:font-size="11pt" style:font-size-asian="11pt" style:font-size-complex="11pt"/>
    </style:style>
    <style:style style:name="T3810" style:parent-style-name="DefaultParagraphFont" style:family="text">
      <style:text-properties style:font-name="Garamond" fo:font-size="11pt" style:font-size-asian="11pt" style:font-size-complex="11pt"/>
    </style:style>
    <style:style style:name="T3811" style:parent-style-name="DefaultParagraphFont" style:family="text">
      <style:text-properties style:font-name="Garamond" fo:font-size="11pt" style:font-size-asian="11pt" style:font-size-complex="11pt"/>
    </style:style>
    <style:style style:name="T3812" style:parent-style-name="DefaultParagraphFont" style:family="text">
      <style:text-properties style:font-name="Garamond" fo:font-size="11pt" style:font-size-asian="11pt" style:font-size-complex="11pt"/>
    </style:style>
    <style:style style:name="T3813" style:parent-style-name="DefaultParagraphFont" style:family="text">
      <style:text-properties style:font-name="Garamond" fo:font-size="11pt" style:font-size-asian="11pt" style:font-size-complex="11pt"/>
    </style:style>
    <style:style style:name="T3814" style:parent-style-name="DefaultParagraphFont" style:family="text">
      <style:text-properties style:font-name="Garamond" fo:font-size="11pt" style:font-size-asian="11pt" style:font-size-complex="11pt"/>
    </style:style>
    <style:style style:name="T3815" style:parent-style-name="DefaultParagraphFont" style:family="text">
      <style:text-properties style:font-name="Garamond" fo:font-size="11pt" style:font-size-asian="11pt" style:font-size-complex="11pt"/>
    </style:style>
    <style:style style:name="T3816" style:parent-style-name="DefaultParagraphFont" style:family="text">
      <style:text-properties style:font-name="Garamond" fo:font-size="11pt" style:font-size-asian="11pt" style:font-size-complex="11pt"/>
    </style:style>
    <style:style style:name="T3817" style:parent-style-name="DefaultParagraphFont" style:family="text">
      <style:text-properties style:font-name="Garamond" fo:font-size="11pt" style:font-size-asian="11pt" style:font-size-complex="11pt"/>
    </style:style>
    <style:style style:name="T3818" style:parent-style-name="DefaultParagraphFont" style:family="text">
      <style:text-properties style:font-name="Garamond" fo:font-size="11pt" style:font-size-asian="11pt" style:font-size-complex="11pt"/>
    </style:style>
    <style:style style:name="T3819" style:parent-style-name="Hyperlink" style:family="text">
      <style:text-properties style:font-name="Garamond" fo:font-size="11pt" style:font-size-asian="11pt" style:font-size-complex="11pt"/>
    </style:style>
    <style:style style:name="P38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TableColumn3822" style:family="table-column">
      <style:table-column-properties style:column-width="1.1291in"/>
    </style:style>
    <style:style style:name="TableColumn3823" style:family="table-column">
      <style:table-column-properties style:column-width="1.1694in"/>
    </style:style>
    <style:style style:name="TableColumn3824" style:family="table-column">
      <style:table-column-properties style:column-width="1.3791in"/>
    </style:style>
    <style:style style:name="TableColumn3825" style:family="table-column">
      <style:table-column-properties style:column-width="1.3555in"/>
    </style:style>
    <style:style style:name="Table3821" style:family="table">
      <style:table-properties style:width="5.0333in" fo:margin-left="0in" table:align="left"/>
    </style:style>
    <style:style style:name="TableRow3826" style:family="table-row">
      <style:table-row-properties/>
    </style:style>
    <style:style style:name="TableCell3827" style:family="table-cell">
      <style:table-cell-properties fo:border="0.0069in solid #000000" style:writing-mode="lr-tb" fo:padding-top="0in" fo:padding-left="0.075in" fo:padding-bottom="0in" fo:padding-right="0.075in"/>
    </style:style>
    <style:style style:name="P3828" style:parent-style-name="Normal" style:family="paragraph">
      <style:paragraph-properties fo:line-height="115%"/>
    </style:style>
    <style:style style:name="T3829" style:parent-style-name="Strong" style:family="text">
      <style:text-properties style:font-name="Garamond" fo:font-size="10pt" style:font-size-asian="10pt"/>
    </style:style>
    <style:style style:name="T3830" style:parent-style-name="Strong" style:family="text">
      <style:text-properties style:font-name="Garamond" fo:font-size="10pt" style:font-size-asian="10pt"/>
    </style:style>
    <style:style style:name="T3831" style:parent-style-name="Strong" style:family="text">
      <style:text-properties style:font-name="Garamond" fo:font-size="10pt" style:font-size-asian="10pt"/>
    </style:style>
    <style:style style:name="T3832" style:parent-style-name="Strong" style:family="text">
      <style:text-properties style:font-name="Garamond" fo:font-size="10pt" style:font-size-asian="10pt"/>
    </style:style>
    <style:style style:name="TableCell3833" style:family="table-cell">
      <style:table-cell-properties fo:border="0.0069in solid #000000" style:writing-mode="lr-tb" fo:padding-top="0in" fo:padding-left="0.075in" fo:padding-bottom="0in" fo:padding-right="0.075in"/>
    </style:style>
    <style:style style:name="P3834" style:parent-style-name="Normal" style:family="paragraph">
      <style:paragraph-properties fo:line-height="115%"/>
    </style:style>
    <style:style style:name="T3835" style:parent-style-name="Strong" style:family="text">
      <style:text-properties style:font-name="Garamond" fo:font-size="10pt" style:font-size-asian="10pt"/>
    </style:style>
    <style:style style:name="T3836" style:parent-style-name="Strong" style:family="text">
      <style:text-properties style:font-name="Garamond" fo:font-size="10pt" style:font-size-asian="10pt"/>
    </style:style>
    <style:style style:name="T3837" style:parent-style-name="Strong" style:family="text">
      <style:text-properties style:font-name="Garamond" fo:font-size="10pt" style:font-size-asian="10pt"/>
    </style:style>
    <style:style style:name="TableCell3838" style:family="table-cell">
      <style:table-cell-properties fo:border="0.0069in solid #000000" style:writing-mode="lr-tb" fo:padding-top="0in" fo:padding-left="0.075in" fo:padding-bottom="0in" fo:padding-right="0.075in"/>
    </style:style>
    <style:style style:name="P3839" style:parent-style-name="Normal" style:family="paragraph">
      <style:paragraph-properties fo:line-height="115%"/>
    </style:style>
    <style:style style:name="T3840" style:parent-style-name="Strong" style:family="text">
      <style:text-properties style:font-name="Garamond" fo:font-size="10pt" style:font-size-asian="10pt"/>
    </style:style>
    <style:style style:name="TableCell3841" style:family="table-cell">
      <style:table-cell-properties fo:border="0.0069in solid #000000" style:writing-mode="lr-tb" fo:padding-top="0in" fo:padding-left="0.075in" fo:padding-bottom="0in" fo:padding-right="0.075in"/>
    </style:style>
    <style:style style:name="P3842" style:parent-style-name="Normal" style:family="paragraph">
      <style:paragraph-properties fo:line-height="115%"/>
    </style:style>
    <style:style style:name="T3843" style:parent-style-name="Strong" style:family="text">
      <style:text-properties style:font-name="Garamond" fo:font-size="10pt" style:font-size-asian="10pt"/>
    </style:style>
    <style:style style:name="T3844" style:parent-style-name="Strong" style:family="text">
      <style:text-properties style:font-name="Garamond" fo:font-size="10pt" style:font-size-asian="10pt"/>
    </style:style>
    <style:style style:name="T3845" style:parent-style-name="Strong" style:family="text">
      <style:text-properties style:font-name="Garamond" fo:font-size="10pt" style:font-size-asian="10pt"/>
    </style:style>
    <style:style style:name="TableRow3846" style:family="table-row">
      <style:table-row-properties/>
    </style:style>
    <style:style style:name="TableCell3847" style:family="table-cell">
      <style:table-cell-properties fo:border="0.0069in solid #000000" style:writing-mode="lr-tb" fo:padding-top="0in" fo:padding-left="0.075in" fo:padding-bottom="0in" fo:padding-right="0.075in"/>
    </style:style>
    <style:style style:name="P3848" style:parent-style-name="Normal" style:family="paragraph">
      <style:paragraph-properties fo:line-height="115%"/>
    </style:style>
    <style:style style:name="T3849" style:parent-style-name="DefaultParagraphFont" style:family="text">
      <style:text-properties style:font-name="Garamond" fo:font-size="10pt" style:font-size-asian="10pt"/>
    </style:style>
    <style:style style:name="T3850" style:parent-style-name="DefaultParagraphFont" style:family="text">
      <style:text-properties style:font-name="Garamond" fo:font-size="10pt" style:font-size-asian="10pt"/>
    </style:style>
    <style:style style:name="T3851" style:parent-style-name="DefaultParagraphFont" style:family="text">
      <style:text-properties style:font-name="Garamond" fo:font-size="10pt" style:font-size-asian="10pt"/>
    </style:style>
    <style:style style:name="T3852" style:parent-style-name="DefaultParagraphFont" style:family="text">
      <style:text-properties style:font-name="Garamond" fo:font-size="10pt" style:font-size-asian="10pt"/>
    </style:style>
    <style:style style:name="T3853" style:parent-style-name="DefaultParagraphFont" style:family="text">
      <style:text-properties style:font-name="Garamond" fo:font-size="10pt" style:font-size-asian="10pt"/>
    </style:style>
    <style:style style:name="T3854" style:parent-style-name="DefaultParagraphFont" style:family="text">
      <style:text-properties style:font-name="Garamond" fo:font-size="10pt" style:font-size-asian="10pt"/>
    </style:style>
    <style:style style:name="T3855" style:parent-style-name="DefaultParagraphFont" style:family="text">
      <style:text-properties style:font-name="Garamond" fo:font-size="10pt" style:font-size-asian="10pt"/>
    </style:style>
    <style:style style:name="T3856" style:parent-style-name="DefaultParagraphFont" style:family="text">
      <style:text-properties style:font-name="Garamond" fo:font-size="10pt" style:font-size-asian="10pt"/>
    </style:style>
    <style:style style:name="T3857" style:parent-style-name="DefaultParagraphFont" style:family="text">
      <style:text-properties style:font-name="Garamond" fo:font-size="10pt" style:font-size-asian="10pt"/>
    </style:style>
    <style:style style:name="T3858" style:parent-style-name="DefaultParagraphFont" style:family="text">
      <style:text-properties style:font-name="Garamond" fo:font-size="10pt" style:font-size-asian="10pt"/>
    </style:style>
    <style:style style:name="T3859" style:parent-style-name="DefaultParagraphFont" style:family="text">
      <style:text-properties style:font-name="Garamond" fo:font-size="10pt" style:font-size-asian="10pt"/>
    </style:style>
    <style:style style:name="T3860" style:parent-style-name="DefaultParagraphFont" style:family="text">
      <style:text-properties style:font-name="Garamond" fo:font-size="10pt" style:font-size-asian="10pt"/>
    </style:style>
    <style:style style:name="T3861" style:parent-style-name="DefaultParagraphFont" style:family="text">
      <style:text-properties style:font-name="Garamond" fo:font-size="10pt" style:font-size-asian="10pt"/>
    </style:style>
    <style:style style:name="T3862" style:parent-style-name="DefaultParagraphFont" style:family="text">
      <style:text-properties style:font-name="Garamond" fo:font-size="10pt" style:font-size-asian="10pt"/>
    </style:style>
    <style:style style:name="TableCell3863" style:family="table-cell">
      <style:table-cell-properties fo:border="0.0069in solid #000000" style:writing-mode="lr-tb" fo:padding-top="0in" fo:padding-left="0.075in" fo:padding-bottom="0in" fo:padding-right="0.075in"/>
    </style:style>
    <style:style style:name="P3864" style:parent-style-name="Normal" style:family="paragraph">
      <style:paragraph-properties fo:line-height="115%"/>
      <style:text-properties style:font-name="Garamond" fo:font-size="10pt" style:font-size-asian="10pt"/>
    </style:style>
    <style:style style:name="P3865" style:parent-style-name="Normal" style:family="paragraph">
      <style:paragraph-properties fo:line-height="115%"/>
      <style:text-properties style:font-name="Garamond" fo:font-size="10pt" style:font-size-asian="10pt"/>
    </style:style>
    <style:style style:name="P3866" style:parent-style-name="Normal" style:family="paragraph">
      <style:paragraph-properties fo:line-height="115%"/>
      <style:text-properties style:font-name="Garamond" fo:font-size="10pt" style:font-size-asian="10pt"/>
    </style:style>
    <style:style style:name="P3867" style:parent-style-name="Normal" style:family="paragraph">
      <style:paragraph-properties fo:line-height="115%"/>
      <style:text-properties style:font-name="Garamond" fo:font-size="10pt" style:font-size-asian="10pt"/>
    </style:style>
    <style:style style:name="P3868" style:parent-style-name="Normal" style:family="paragraph">
      <style:paragraph-properties fo:line-height="115%"/>
      <style:text-properties style:font-name="Garamond" fo:font-size="10pt" style:font-size-asian="10pt"/>
    </style:style>
    <style:style style:name="P3869" style:parent-style-name="Normal" style:family="paragraph">
      <style:paragraph-properties fo:line-height="115%"/>
      <style:text-properties style:font-name="Garamond" fo:font-size="10pt" style:font-size-asian="10pt"/>
    </style:style>
    <style:style style:name="TableCell3870" style:family="table-cell">
      <style:table-cell-properties fo:border="0.0069in solid #000000" style:writing-mode="lr-tb" fo:padding-top="0in" fo:padding-left="0.075in" fo:padding-bottom="0in" fo:padding-right="0.075in"/>
    </style:style>
    <style:style style:name="P3871" style:parent-style-name="Normal" style:family="paragraph">
      <style:paragraph-properties fo:line-height="115%"/>
      <style:text-properties style:font-name="Garamond" fo:font-size="10pt" style:font-size-asian="10pt"/>
    </style:style>
    <style:style style:name="P3872" style:parent-style-name="Normal" style:family="paragraph">
      <style:paragraph-properties fo:line-height="115%"/>
      <style:text-properties style:font-name="Garamond" fo:font-size="10pt" style:font-size-asian="10pt"/>
    </style:style>
    <style:style style:name="P3873" style:parent-style-name="Normal" style:family="paragraph">
      <style:paragraph-properties fo:line-height="115%"/>
      <style:text-properties style:font-name="Garamond" fo:font-size="10pt" style:font-size-asian="10pt"/>
    </style:style>
    <style:style style:name="TableCell3874" style:family="table-cell">
      <style:table-cell-properties fo:border="0.0069in solid #000000" style:writing-mode="lr-tb" fo:padding-top="0in" fo:padding-left="0.075in" fo:padding-bottom="0in" fo:padding-right="0.075in"/>
    </style:style>
    <style:style style:name="P3875" style:parent-style-name="Normal" style:family="paragraph">
      <style:paragraph-properties fo:line-height="115%"/>
      <style:text-properties style:font-name="Garamond" fo:font-size="10pt" style:font-size-asian="10pt"/>
    </style:style>
    <style:style style:name="TableRow3876" style:family="table-row">
      <style:table-row-properties/>
    </style:style>
    <style:style style:name="TableCell3877" style:family="table-cell">
      <style:table-cell-properties fo:border="0.0069in solid #000000" style:writing-mode="lr-tb" fo:padding-top="0in" fo:padding-left="0.075in" fo:padding-bottom="0in" fo:padding-right="0.075in"/>
    </style:style>
    <style:style style:name="P3878" style:parent-style-name="Normal" style:family="paragraph">
      <style:paragraph-properties fo:line-height="115%"/>
      <style:text-properties style:font-name="Garamond" fo:font-size="10pt" style:font-size-asian="10pt"/>
    </style:style>
    <style:style style:name="TableCell3879" style:family="table-cell">
      <style:table-cell-properties fo:border="0.0069in solid #000000" style:writing-mode="lr-tb" fo:padding-top="0in" fo:padding-left="0.075in" fo:padding-bottom="0in" fo:padding-right="0.075in"/>
    </style:style>
    <style:style style:name="P3880" style:parent-style-name="Normal" style:family="paragraph">
      <style:paragraph-properties fo:line-height="115%"/>
      <style:text-properties style:font-name="Garamond" fo:font-size="10pt" style:font-size-asian="10pt"/>
    </style:style>
    <style:style style:name="P3881" style:parent-style-name="Normal" style:family="paragraph">
      <style:paragraph-properties fo:line-height="115%"/>
      <style:text-properties style:font-name="Garamond" fo:font-size="10pt" style:font-size-asian="10pt"/>
    </style:style>
    <style:style style:name="P3882" style:parent-style-name="Normal" style:family="paragraph">
      <style:paragraph-properties fo:line-height="115%"/>
      <style:text-properties style:font-name="Garamond" fo:font-size="10pt" style:font-size-asian="10pt"/>
    </style:style>
    <style:style style:name="P3883" style:parent-style-name="Normal" style:family="paragraph">
      <style:paragraph-properties fo:line-height="115%"/>
      <style:text-properties style:font-name="Garamond" fo:font-size="10pt" style:font-size-asian="10pt"/>
    </style:style>
    <style:style style:name="P3884" style:parent-style-name="Normal" style:family="paragraph">
      <style:paragraph-properties fo:line-height="115%"/>
      <style:text-properties style:font-name="Garamond" fo:font-size="10pt" style:font-size-asian="10pt"/>
    </style:style>
    <style:style style:name="P3885" style:parent-style-name="Normal" style:family="paragraph">
      <style:paragraph-properties fo:line-height="115%"/>
      <style:text-properties style:font-name="Garamond" fo:font-size="10pt" style:font-size-asian="10pt"/>
    </style:style>
    <style:style style:name="TableCell3886" style:family="table-cell">
      <style:table-cell-properties fo:border="0.0069in solid #000000" style:writing-mode="lr-tb" fo:padding-top="0in" fo:padding-left="0.075in" fo:padding-bottom="0in" fo:padding-right="0.075in"/>
    </style:style>
    <style:style style:name="P3887" style:parent-style-name="Normal" style:family="paragraph">
      <style:paragraph-properties fo:line-height="115%"/>
      <style:text-properties style:font-name="Garamond" fo:font-size="10pt" style:font-size-asian="10pt"/>
    </style:style>
    <style:style style:name="P3888" style:parent-style-name="Normal" style:family="paragraph">
      <style:paragraph-properties fo:line-height="115%"/>
      <style:text-properties style:font-name="Garamond" fo:font-size="10pt" style:font-size-asian="10pt"/>
    </style:style>
    <style:style style:name="P3889" style:parent-style-name="Normal" style:family="paragraph">
      <style:paragraph-properties fo:line-height="115%"/>
      <style:text-properties style:font-name="Garamond" fo:font-size="10pt" style:font-size-asian="10pt"/>
    </style:style>
    <style:style style:name="TableCell3890" style:family="table-cell">
      <style:table-cell-properties fo:border="0.0069in solid #000000" style:writing-mode="lr-tb" fo:padding-top="0in" fo:padding-left="0.075in" fo:padding-bottom="0in" fo:padding-right="0.075in"/>
    </style:style>
    <style:style style:name="P3891" style:parent-style-name="Normal" style:family="paragraph">
      <style:paragraph-properties fo:line-height="115%"/>
      <style:text-properties style:font-name="Garamond" fo:font-size="10pt" style:font-size-asian="10pt"/>
    </style:style>
    <style:style style:name="TableRow3892" style:family="table-row">
      <style:table-row-properties/>
    </style:style>
    <style:style style:name="TableCell3893" style:family="table-cell">
      <style:table-cell-properties fo:border="0.0069in solid #000000" style:writing-mode="lr-tb" fo:padding-top="0in" fo:padding-left="0.075in" fo:padding-bottom="0in" fo:padding-right="0.075in"/>
    </style:style>
    <style:style style:name="P3894" style:parent-style-name="Normal" style:family="paragraph">
      <style:paragraph-properties fo:line-height="115%"/>
    </style:style>
    <style:style style:name="T3895" style:parent-style-name="DefaultParagraphFont" style:family="text">
      <style:text-properties style:font-name="Garamond" fo:font-size="10pt" style:font-size-asian="10pt"/>
    </style:style>
    <style:style style:name="T3896" style:parent-style-name="DefaultParagraphFont" style:family="text">
      <style:text-properties style:font-name="Garamond" fo:font-size="10pt" style:font-size-asian="10pt"/>
    </style:style>
    <style:style style:name="T3897" style:parent-style-name="DefaultParagraphFont" style:family="text">
      <style:text-properties style:font-name="Garamond" fo:font-size="10pt" style:font-size-asian="10pt"/>
    </style:style>
    <style:style style:name="T3898" style:parent-style-name="DefaultParagraphFont" style:family="text">
      <style:text-properties style:font-name="Garamond" fo:font-size="10pt" style:font-size-asian="10pt"/>
    </style:style>
    <style:style style:name="T3899" style:parent-style-name="DefaultParagraphFont" style:family="text">
      <style:text-properties style:font-name="Garamond" fo:font-size="10pt" style:font-size-asian="10pt"/>
    </style:style>
    <style:style style:name="T3900" style:parent-style-name="DefaultParagraphFont" style:family="text">
      <style:text-properties style:font-name="Garamond" fo:font-size="10pt" style:font-size-asian="10pt"/>
    </style:style>
    <style:style style:name="T3901" style:parent-style-name="DefaultParagraphFont" style:family="text">
      <style:text-properties style:font-name="Garamond" fo:font-size="10pt" style:font-size-asian="10pt"/>
    </style:style>
    <style:style style:name="T3902" style:parent-style-name="DefaultParagraphFont" style:family="text">
      <style:text-properties style:font-name="Garamond" fo:font-size="10pt" style:font-size-asian="10pt"/>
    </style:style>
    <style:style style:name="T3903" style:parent-style-name="DefaultParagraphFont" style:family="text">
      <style:text-properties style:font-name="Garamond" fo:font-size="10pt" style:font-size-asian="10pt"/>
    </style:style>
    <style:style style:name="TableCell3904" style:family="table-cell">
      <style:table-cell-properties fo:border="0.0069in solid #000000" style:writing-mode="lr-tb" fo:padding-top="0in" fo:padding-left="0.075in" fo:padding-bottom="0in" fo:padding-right="0.075in"/>
    </style:style>
    <style:style style:name="P3905" style:parent-style-name="Normal" style:family="paragraph">
      <style:paragraph-properties fo:line-height="115%"/>
      <style:text-properties style:font-name="Garamond" fo:font-size="10pt" style:font-size-asian="10pt"/>
    </style:style>
    <style:style style:name="P3906" style:parent-style-name="Normal" style:family="paragraph">
      <style:paragraph-properties fo:line-height="115%"/>
      <style:text-properties style:font-name="Garamond" fo:font-size="10pt" style:font-size-asian="10pt"/>
    </style:style>
    <style:style style:name="P3907" style:parent-style-name="Normal" style:family="paragraph">
      <style:paragraph-properties fo:line-height="115%"/>
      <style:text-properties style:font-name="Garamond" fo:font-size="10pt" style:font-size-asian="10pt"/>
    </style:style>
    <style:style style:name="P3908" style:parent-style-name="Normal" style:family="paragraph">
      <style:paragraph-properties fo:line-height="115%"/>
      <style:text-properties style:font-name="Garamond" fo:font-size="10pt" style:font-size-asian="10pt"/>
    </style:style>
    <style:style style:name="P3909" style:parent-style-name="Normal" style:family="paragraph">
      <style:paragraph-properties fo:line-height="115%"/>
      <style:text-properties style:font-name="Garamond" fo:font-size="10pt" style:font-size-asian="10pt"/>
    </style:style>
    <style:style style:name="P3910" style:parent-style-name="Normal" style:family="paragraph">
      <style:paragraph-properties fo:line-height="115%"/>
      <style:text-properties style:font-name="Garamond" fo:font-size="10pt" style:font-size-asian="10pt"/>
    </style:style>
    <style:style style:name="TableCell3911" style:family="table-cell">
      <style:table-cell-properties fo:border="0.0069in solid #000000" style:writing-mode="lr-tb" fo:padding-top="0in" fo:padding-left="0.075in" fo:padding-bottom="0in" fo:padding-right="0.075in"/>
    </style:style>
    <style:style style:name="P3912" style:parent-style-name="Normal" style:family="paragraph">
      <style:paragraph-properties fo:line-height="115%"/>
      <style:text-properties style:font-name="Garamond" fo:font-size="10pt" style:font-size-asian="10pt"/>
    </style:style>
    <style:style style:name="P3913" style:parent-style-name="Normal" style:family="paragraph">
      <style:paragraph-properties fo:line-height="115%"/>
      <style:text-properties style:font-name="Garamond" fo:font-size="10pt" style:font-size-asian="10pt"/>
    </style:style>
    <style:style style:name="P3914" style:parent-style-name="Normal" style:family="paragraph">
      <style:paragraph-properties fo:line-height="115%"/>
      <style:text-properties style:font-name="Garamond" fo:font-size="10pt" style:font-size-asian="10pt"/>
    </style:style>
    <style:style style:name="TableCell3915" style:family="table-cell">
      <style:table-cell-properties fo:border="0.0069in solid #000000" style:writing-mode="lr-tb" fo:padding-top="0in" fo:padding-left="0.075in" fo:padding-bottom="0in" fo:padding-right="0.075in"/>
    </style:style>
    <style:style style:name="P3916" style:parent-style-name="Normal" style:family="paragraph">
      <style:paragraph-properties fo:line-height="115%"/>
      <style:text-properties style:font-name="Garamond" fo:font-size="10pt" style:font-size-asian="10pt"/>
    </style:style>
    <style:style style:name="TableRow3917" style:family="table-row">
      <style:table-row-properties/>
    </style:style>
    <style:style style:name="TableCell3918" style:family="table-cell">
      <style:table-cell-properties fo:border="0.0069in solid #000000" style:writing-mode="lr-tb" fo:padding-top="0in" fo:padding-left="0.075in" fo:padding-bottom="0in" fo:padding-right="0.075in"/>
    </style:style>
    <style:style style:name="P3919" style:parent-style-name="Normal" style:family="paragraph">
      <style:paragraph-properties fo:line-height="115%"/>
      <style:text-properties style:font-name="Garamond" fo:font-size="10pt" style:font-size-asian="10pt"/>
    </style:style>
    <style:style style:name="TableCell3920" style:family="table-cell">
      <style:table-cell-properties fo:border="0.0069in solid #000000" style:writing-mode="lr-tb" fo:padding-top="0in" fo:padding-left="0.075in" fo:padding-bottom="0in" fo:padding-right="0.075in"/>
    </style:style>
    <style:style style:name="P3921" style:parent-style-name="Normal" style:family="paragraph">
      <style:paragraph-properties fo:line-height="115%"/>
      <style:text-properties style:font-name="Garamond" fo:font-size="10pt" style:font-size-asian="10pt"/>
    </style:style>
    <style:style style:name="P3922" style:parent-style-name="Normal" style:family="paragraph">
      <style:paragraph-properties fo:line-height="115%"/>
      <style:text-properties style:font-name="Garamond" fo:font-size="10pt" style:font-size-asian="10pt"/>
    </style:style>
    <style:style style:name="P3923" style:parent-style-name="Normal" style:family="paragraph">
      <style:paragraph-properties fo:line-height="115%"/>
      <style:text-properties style:font-name="Garamond" fo:font-size="10pt" style:font-size-asian="10pt"/>
    </style:style>
    <style:style style:name="P3924" style:parent-style-name="Normal" style:family="paragraph">
      <style:paragraph-properties fo:line-height="115%"/>
      <style:text-properties style:font-name="Garamond" fo:font-size="10pt" style:font-size-asian="10pt"/>
    </style:style>
    <style:style style:name="P3925" style:parent-style-name="Normal" style:family="paragraph">
      <style:paragraph-properties fo:line-height="115%"/>
      <style:text-properties style:font-name="Garamond" fo:font-size="10pt" style:font-size-asian="10pt"/>
    </style:style>
    <style:style style:name="P3926" style:parent-style-name="Normal" style:family="paragraph">
      <style:paragraph-properties fo:line-height="115%"/>
      <style:text-properties style:font-name="Garamond" fo:font-size="10pt" style:font-size-asian="10pt"/>
    </style:style>
    <style:style style:name="TableCell3927" style:family="table-cell">
      <style:table-cell-properties fo:border="0.0069in solid #000000" style:writing-mode="lr-tb" fo:padding-top="0in" fo:padding-left="0.075in" fo:padding-bottom="0in" fo:padding-right="0.075in"/>
    </style:style>
    <style:style style:name="P3928" style:parent-style-name="Normal" style:family="paragraph">
      <style:paragraph-properties fo:line-height="115%"/>
      <style:text-properties style:font-name="Garamond" fo:font-size="10pt" style:font-size-asian="10pt"/>
    </style:style>
    <style:style style:name="P3929" style:parent-style-name="Normal" style:family="paragraph">
      <style:paragraph-properties fo:line-height="115%"/>
      <style:text-properties style:font-name="Garamond" fo:font-size="10pt" style:font-size-asian="10pt"/>
    </style:style>
    <style:style style:name="P3930" style:parent-style-name="Normal" style:family="paragraph">
      <style:paragraph-properties fo:line-height="115%"/>
      <style:text-properties style:font-name="Garamond" fo:font-size="10pt" style:font-size-asian="10pt"/>
    </style:style>
    <style:style style:name="TableCell3931" style:family="table-cell">
      <style:table-cell-properties fo:border="0.0069in solid #000000" style:writing-mode="lr-tb" fo:padding-top="0in" fo:padding-left="0.075in" fo:padding-bottom="0in" fo:padding-right="0.075in"/>
    </style:style>
    <style:style style:name="P3932" style:parent-style-name="Normal" style:family="paragraph">
      <style:paragraph-properties fo:line-height="115%"/>
      <style:text-properties style:font-name="Garamond" fo:font-size="10pt" style:font-size-asian="10pt"/>
    </style:style>
    <style:style style:name="TableRow3933" style:family="table-row">
      <style:table-row-properties/>
    </style:style>
    <style:style style:name="TableCell3934" style:family="table-cell">
      <style:table-cell-properties fo:border="0.0069in solid #000000" style:writing-mode="lr-tb" fo:padding-top="0in" fo:padding-left="0.075in" fo:padding-bottom="0in" fo:padding-right="0.075in"/>
    </style:style>
    <style:style style:name="P3935" style:parent-style-name="Normal" style:family="paragraph">
      <style:paragraph-properties fo:line-height="115%"/>
    </style:style>
    <style:style style:name="T3936" style:parent-style-name="DefaultParagraphFont" style:family="text">
      <style:text-properties style:font-name="Garamond" fo:font-size="10pt" style:font-size-asian="10pt"/>
    </style:style>
    <style:style style:name="T3937" style:parent-style-name="DefaultParagraphFont" style:family="text">
      <style:text-properties style:font-name="Garamond" fo:font-size="10pt" style:font-size-asian="10pt"/>
    </style:style>
    <style:style style:name="T3938" style:parent-style-name="DefaultParagraphFont" style:family="text">
      <style:text-properties style:font-name="Garamond" fo:font-size="10pt" style:font-size-asian="10pt"/>
    </style:style>
    <style:style style:name="T3939" style:parent-style-name="DefaultParagraphFont" style:family="text">
      <style:text-properties style:font-name="Garamond" fo:font-size="10pt" style:font-size-asian="10pt"/>
    </style:style>
    <style:style style:name="T3940" style:parent-style-name="DefaultParagraphFont" style:family="text">
      <style:text-properties style:font-name="Garamond" fo:font-size="10pt" style:font-size-asian="10pt"/>
    </style:style>
    <style:style style:name="T3941" style:parent-style-name="DefaultParagraphFont" style:family="text">
      <style:text-properties style:font-name="Garamond" fo:font-size="10pt" style:font-size-asian="10pt"/>
    </style:style>
    <style:style style:name="T3942" style:parent-style-name="DefaultParagraphFont" style:family="text">
      <style:text-properties style:font-name="Garamond" fo:font-size="10pt" style:font-size-asian="10pt"/>
    </style:style>
    <style:style style:name="T3943" style:parent-style-name="DefaultParagraphFont" style:family="text">
      <style:text-properties style:font-name="Garamond" fo:font-size="10pt" style:font-size-asian="10pt"/>
    </style:style>
    <style:style style:name="T3944" style:parent-style-name="DefaultParagraphFont" style:family="text">
      <style:text-properties style:font-name="Garamond" fo:font-size="10pt" style:font-size-asian="10pt"/>
    </style:style>
    <style:style style:name="T3945" style:parent-style-name="DefaultParagraphFont" style:family="text">
      <style:text-properties style:font-name="Garamond" fo:font-size="10pt" style:font-size-asian="10pt"/>
    </style:style>
    <style:style style:name="T3946" style:parent-style-name="DefaultParagraphFont" style:family="text">
      <style:text-properties style:font-name="Garamond" fo:font-size="10pt" style:font-size-asian="10pt"/>
    </style:style>
    <style:style style:name="TableCell3947" style:family="table-cell">
      <style:table-cell-properties fo:border="0.0069in solid #000000" style:writing-mode="lr-tb" fo:padding-top="0in" fo:padding-left="0.075in" fo:padding-bottom="0in" fo:padding-right="0.075in"/>
    </style:style>
    <style:style style:name="P3948" style:parent-style-name="Normal" style:family="paragraph">
      <style:paragraph-properties fo:line-height="115%"/>
      <style:text-properties style:font-name="Garamond" fo:font-size="10pt" style:font-size-asian="10pt"/>
    </style:style>
    <style:style style:name="P3949" style:parent-style-name="Normal" style:family="paragraph">
      <style:paragraph-properties fo:line-height="115%"/>
      <style:text-properties style:font-name="Garamond" fo:font-size="10pt" style:font-size-asian="10pt"/>
    </style:style>
    <style:style style:name="P3950" style:parent-style-name="Normal" style:family="paragraph">
      <style:paragraph-properties fo:line-height="115%"/>
      <style:text-properties style:font-name="Garamond" fo:font-size="10pt" style:font-size-asian="10pt"/>
    </style:style>
    <style:style style:name="P3951" style:parent-style-name="Normal" style:family="paragraph">
      <style:paragraph-properties fo:line-height="115%"/>
      <style:text-properties style:font-name="Garamond" fo:font-size="10pt" style:font-size-asian="10pt"/>
    </style:style>
    <style:style style:name="P3952" style:parent-style-name="Normal" style:family="paragraph">
      <style:paragraph-properties fo:line-height="115%"/>
      <style:text-properties style:font-name="Garamond" fo:font-size="10pt" style:font-size-asian="10pt"/>
    </style:style>
    <style:style style:name="P3953" style:parent-style-name="Normal" style:family="paragraph">
      <style:paragraph-properties fo:line-height="115%"/>
      <style:text-properties style:font-name="Garamond" fo:font-size="10pt" style:font-size-asian="10pt"/>
    </style:style>
    <style:style style:name="TableCell3954" style:family="table-cell">
      <style:table-cell-properties fo:border="0.0069in solid #000000" style:writing-mode="lr-tb" fo:padding-top="0in" fo:padding-left="0.075in" fo:padding-bottom="0in" fo:padding-right="0.075in"/>
    </style:style>
    <style:style style:name="P3955" style:parent-style-name="Normal" style:family="paragraph">
      <style:paragraph-properties fo:line-height="115%"/>
      <style:text-properties style:font-name="Garamond" fo:font-size="10pt" style:font-size-asian="10pt"/>
    </style:style>
    <style:style style:name="P3956" style:parent-style-name="Normal" style:family="paragraph">
      <style:paragraph-properties fo:line-height="115%"/>
      <style:text-properties style:font-name="Garamond" fo:font-size="10pt" style:font-size-asian="10pt"/>
    </style:style>
    <style:style style:name="P3957" style:parent-style-name="Normal" style:family="paragraph">
      <style:paragraph-properties fo:line-height="115%"/>
      <style:text-properties style:font-name="Garamond" fo:font-size="10pt" style:font-size-asian="10pt"/>
    </style:style>
    <style:style style:name="TableCell3958" style:family="table-cell">
      <style:table-cell-properties fo:border="0.0069in solid #000000" style:writing-mode="lr-tb" fo:padding-top="0in" fo:padding-left="0.075in" fo:padding-bottom="0in" fo:padding-right="0.075in"/>
    </style:style>
    <style:style style:name="P3959" style:parent-style-name="Normal" style:family="paragraph">
      <style:paragraph-properties fo:line-height="115%"/>
      <style:text-properties style:font-name="Garamond" fo:font-size="10pt" style:font-size-asian="10pt"/>
    </style:style>
    <style:style style:name="TableRow3960" style:family="table-row">
      <style:table-row-properties/>
    </style:style>
    <style:style style:name="TableCell3961" style:family="table-cell">
      <style:table-cell-properties fo:border="0.0069in solid #000000" style:writing-mode="lr-tb" fo:padding-top="0in" fo:padding-left="0.075in" fo:padding-bottom="0in" fo:padding-right="0.075in"/>
    </style:style>
    <style:style style:name="P3962" style:parent-style-name="Normal" style:family="paragraph">
      <style:paragraph-properties fo:line-height="115%"/>
    </style:style>
    <style:style style:name="T3963" style:parent-style-name="DefaultParagraphFont" style:family="text">
      <style:text-properties style:font-name="Garamond" fo:font-size="10pt" style:font-size-asian="10pt"/>
    </style:style>
    <style:style style:name="T3964" style:parent-style-name="DefaultParagraphFont" style:family="text">
      <style:text-properties style:font-name="Garamond" fo:font-size="10pt" style:font-size-asian="10pt"/>
    </style:style>
    <style:style style:name="T3965" style:parent-style-name="DefaultParagraphFont" style:family="text">
      <style:text-properties style:font-name="Garamond" fo:font-size="10pt" style:font-size-asian="10pt"/>
    </style:style>
    <style:style style:name="T3966" style:parent-style-name="DefaultParagraphFont" style:family="text">
      <style:text-properties style:font-name="Garamond" fo:font-size="10pt" style:font-size-asian="10pt"/>
    </style:style>
    <style:style style:name="T3967" style:parent-style-name="DefaultParagraphFont" style:family="text">
      <style:text-properties style:font-name="Garamond" fo:font-size="10pt" style:font-size-asian="10pt"/>
    </style:style>
    <style:style style:name="T3968" style:parent-style-name="DefaultParagraphFont" style:family="text">
      <style:text-properties style:font-name="Garamond" fo:font-size="10pt" style:font-size-asian="10pt"/>
    </style:style>
    <style:style style:name="T3969" style:parent-style-name="DefaultParagraphFont" style:family="text">
      <style:text-properties style:font-name="Garamond" fo:font-size="10pt" style:font-size-asian="10pt"/>
    </style:style>
    <style:style style:name="T3970" style:parent-style-name="DefaultParagraphFont" style:family="text">
      <style:text-properties style:font-name="Garamond" fo:font-size="10pt" style:font-size-asian="10pt"/>
    </style:style>
    <style:style style:name="T3971" style:parent-style-name="DefaultParagraphFont" style:family="text">
      <style:text-properties style:font-name="Garamond" fo:font-size="10pt" style:font-size-asian="10pt"/>
    </style:style>
    <style:style style:name="T3972" style:parent-style-name="DefaultParagraphFont" style:family="text">
      <style:text-properties style:font-name="Garamond" fo:font-size="10pt" style:font-size-asian="10pt"/>
    </style:style>
    <style:style style:name="T3973" style:parent-style-name="DefaultParagraphFont" style:family="text">
      <style:text-properties style:font-name="Garamond" fo:font-size="10pt" style:font-size-asian="10pt"/>
    </style:style>
    <style:style style:name="TableCell3974" style:family="table-cell">
      <style:table-cell-properties fo:border="0.0069in solid #000000" style:writing-mode="lr-tb" fo:padding-top="0in" fo:padding-left="0.075in" fo:padding-bottom="0in" fo:padding-right="0.075in"/>
    </style:style>
    <style:style style:name="P3975" style:parent-style-name="Normal" style:family="paragraph">
      <style:paragraph-properties fo:line-height="115%"/>
      <style:text-properties style:font-name="Garamond" fo:font-size="10pt" style:font-size-asian="10pt"/>
    </style:style>
    <style:style style:name="P3976" style:parent-style-name="Normal" style:family="paragraph">
      <style:paragraph-properties fo:line-height="115%"/>
      <style:text-properties style:font-name="Garamond" fo:font-size="10pt" style:font-size-asian="10pt"/>
    </style:style>
    <style:style style:name="P3977" style:parent-style-name="Normal" style:family="paragraph">
      <style:paragraph-properties fo:line-height="115%"/>
      <style:text-properties style:font-name="Garamond" fo:font-size="10pt" style:font-size-asian="10pt"/>
    </style:style>
    <style:style style:name="TableCell3978" style:family="table-cell">
      <style:table-cell-properties fo:border="0.0069in solid #000000" style:writing-mode="lr-tb" fo:padding-top="0in" fo:padding-left="0.075in" fo:padding-bottom="0in" fo:padding-right="0.075in"/>
    </style:style>
    <style:style style:name="P3979" style:parent-style-name="Normal" style:family="paragraph">
      <style:paragraph-properties fo:line-height="115%"/>
      <style:text-properties style:font-name="Garamond" fo:font-size="10pt" style:font-size-asian="10pt"/>
    </style:style>
    <style:style style:name="TableCell3980" style:family="table-cell">
      <style:table-cell-properties fo:border="0.0069in solid #000000" style:writing-mode="lr-tb" fo:padding-top="0in" fo:padding-left="0.075in" fo:padding-bottom="0in" fo:padding-right="0.075in"/>
    </style:style>
    <style:style style:name="P3981" style:parent-style-name="Normal" style:family="paragraph">
      <style:paragraph-properties fo:line-height="115%"/>
      <style:text-properties style:font-name="Garamond" fo:font-size="10pt" style:font-size-asian="10pt"/>
    </style:style>
    <style:style style:name="TableRow3982" style:family="table-row">
      <style:table-row-properties/>
    </style:style>
    <style:style style:name="TableCell3983" style:family="table-cell">
      <style:table-cell-properties fo:border="0.0069in solid #000000" style:writing-mode="lr-tb" fo:padding-top="0in" fo:padding-left="0.075in" fo:padding-bottom="0in" fo:padding-right="0.075in"/>
    </style:style>
    <style:style style:name="P3984" style:parent-style-name="Normal" style:family="paragraph">
      <style:paragraph-properties fo:line-height="115%"/>
      <style:text-properties style:font-name="Garamond" fo:font-size="10pt" style:font-size-asian="10pt"/>
    </style:style>
    <style:style style:name="TableCell3985" style:family="table-cell">
      <style:table-cell-properties fo:border="0.0069in solid #000000" style:writing-mode="lr-tb" fo:padding-top="0in" fo:padding-left="0.075in" fo:padding-bottom="0in" fo:padding-right="0.075in"/>
    </style:style>
    <style:style style:name="P3986" style:parent-style-name="Normal" style:family="paragraph">
      <style:paragraph-properties fo:line-height="115%"/>
      <style:text-properties style:font-name="Garamond" fo:font-size="10pt" style:font-size-asian="10pt"/>
    </style:style>
    <style:style style:name="TableCell3987" style:family="table-cell">
      <style:table-cell-properties fo:border="0.0069in solid #000000" style:writing-mode="lr-tb" fo:padding-top="0in" fo:padding-left="0.075in" fo:padding-bottom="0in" fo:padding-right="0.075in"/>
    </style:style>
    <style:style style:name="P3988" style:parent-style-name="Normal" style:family="paragraph">
      <style:paragraph-properties fo:line-height="115%"/>
      <style:text-properties style:font-name="Garamond" fo:font-size="10pt" style:font-size-asian="10pt"/>
    </style:style>
    <style:style style:name="TableCell3989" style:family="table-cell">
      <style:table-cell-properties fo:border="0.0069in solid #000000" style:writing-mode="lr-tb" fo:padding-top="0in" fo:padding-left="0.075in" fo:padding-bottom="0in" fo:padding-right="0.075in"/>
    </style:style>
    <style:style style:name="P3990" style:parent-style-name="Normal" style:family="paragraph">
      <style:paragraph-properties fo:line-height="115%"/>
      <style:text-properties style:font-name="Garamond" fo:font-size="10pt" style:font-size-asian="10pt"/>
    </style:style>
    <style:style style:name="P3991" style:parent-style-name="Heading2" style:family="paragraph">
      <style:paragraph-properties fo:text-align="start" fo:line-height="115%"/>
      <style:text-properties style:font-name="Garamond"/>
    </style:style>
    <style:style style:name="P3992" style:parent-style-name="Normal" style:family="paragraph">
      <style:paragraph-properties fo:text-align="justify" fo:margin-bottom="0in" fo:line-height="115%" fo:text-indent="0.2in"/>
    </style:style>
    <style:style style:name="T3993" style:parent-style-name="DefaultParagraphFont" style:family="text">
      <style:text-properties style:font-name="Garamond" fo:font-size="11pt" style:font-size-asian="11pt" style:font-size-complex="11pt"/>
    </style:style>
    <style:style style:name="T3994" style:parent-style-name="DefaultParagraphFont" style:family="text">
      <style:text-properties style:font-name="Garamond" fo:font-size="11pt" style:font-size-asian="11pt" style:font-size-complex="11pt"/>
    </style:style>
    <style:style style:name="T3995" style:parent-style-name="DefaultParagraphFont" style:family="text">
      <style:text-properties style:font-name="Garamond" fo:font-size="11pt" style:font-size-asian="11pt" style:font-size-complex="11pt"/>
    </style:style>
    <style:style style:name="T3996" style:parent-style-name="DefaultParagraphFont" style:family="text">
      <style:text-properties style:font-name="Garamond" fo:font-size="11pt" style:font-size-asian="11pt" style:font-size-complex="11pt"/>
    </style:style>
    <style:style style:name="T3997" style:parent-style-name="DefaultParagraphFont" style:family="text">
      <style:text-properties style:font-name="Garamond" fo:font-size="11pt" style:font-size-asian="11pt" style:font-size-complex="11pt"/>
    </style:style>
    <style:style style:name="T3998" style:parent-style-name="DefaultParagraphFont" style:family="text">
      <style:text-properties style:font-name="Garamond" fo:font-weight="bold" style:font-weight-asian="bold" style:font-weight-complex="bold" fo:font-size="11pt" style:font-size-asian="11pt" style:font-size-complex="11pt"/>
    </style:style>
    <style:style style:name="T3999" style:parent-style-name="DefaultParagraphFont" style:family="text">
      <style:text-properties style:font-name="Garamond" fo:font-weight="bold" style:font-weight-asian="bold" style:font-weight-complex="bold" fo:font-size="11pt" style:font-size-asian="11pt" style:font-size-complex="11pt"/>
    </style:style>
    <style:style style:name="T4000" style:parent-style-name="DefaultParagraphFont" style:family="text">
      <style:text-properties style:font-name="Garamond" fo:font-weight="bold" style:font-weight-asian="bold" style:font-weight-complex="bold" fo:font-size="11pt" style:font-size-asian="11pt" style:font-size-complex="11pt"/>
    </style:style>
    <style:style style:name="T4001" style:parent-style-name="DefaultParagraphFont" style:family="text">
      <style:text-properties style:font-name="Garamond" fo:font-weight="bold" style:font-weight-asian="bold" style:font-weight-complex="bold" fo:font-size="11pt" style:font-size-asian="11pt" style:font-size-complex="11pt"/>
    </style:style>
    <style:style style:name="T4002" style:parent-style-name="DefaultParagraphFont" style:family="text">
      <style:text-properties style:font-name="Garamond" fo:font-weight="bold" style:font-weight-asian="bold" style:font-weight-complex="bold" fo:font-size="11pt" style:font-size-asian="11pt" style:font-size-complex="11pt"/>
    </style:style>
    <style:style style:name="T4003" style:parent-style-name="DefaultParagraphFont" style:family="text">
      <style:text-properties style:font-name="Garamond" fo:font-size="11pt" style:font-size-asian="11pt" style:font-size-complex="11pt"/>
    </style:style>
    <style:style style:name="T4004" style:parent-style-name="DefaultParagraphFont" style:family="text">
      <style:text-properties style:font-name="Garamond" fo:font-size="11pt" style:font-size-asian="11pt" style:font-size-complex="11pt"/>
    </style:style>
    <style:style style:name="T4005" style:parent-style-name="DefaultParagraphFont" style:family="text">
      <style:text-properties style:font-name="Garamond" fo:font-size="11pt" style:font-size-asian="11pt" style:font-size-complex="11pt"/>
    </style:style>
    <style:style style:name="T4006" style:parent-style-name="DefaultParagraphFont" style:family="text">
      <style:text-properties style:font-name="Garamond" fo:font-size="11pt" style:font-size-asian="11pt" style:font-size-complex="11pt"/>
    </style:style>
    <style:style style:name="T4007" style:parent-style-name="DefaultParagraphFont" style:family="text">
      <style:text-properties style:font-name="Garamond" fo:font-size="11pt" style:font-size-asian="11pt" style:font-size-complex="11pt"/>
    </style:style>
    <style:style style:name="T4008" style:parent-style-name="DefaultParagraphFont" style:family="text">
      <style:text-properties style:font-name="Garamond" fo:font-size="11pt" style:font-size-asian="11pt" style:font-size-complex="11pt"/>
    </style:style>
    <style:style style:name="T4009" style:parent-style-name="DefaultParagraphFont" style:family="text">
      <style:text-properties style:font-name="Garamond" fo:font-size="11pt" style:font-size-asian="11pt" style:font-size-complex="11pt"/>
    </style:style>
    <style:style style:name="T4010" style:parent-style-name="DefaultParagraphFont" style:family="text">
      <style:text-properties style:font-name="Garamond" fo:font-size="11pt" style:font-size-asian="11pt" style:font-size-complex="11pt"/>
    </style:style>
    <style:style style:name="T4011" style:parent-style-name="DefaultParagraphFont" style:family="text">
      <style:text-properties style:font-name="Garamond" fo:font-size="11pt" style:font-size-asian="11pt" style:font-size-complex="11pt"/>
    </style:style>
    <style:style style:name="T4012" style:parent-style-name="DefaultParagraphFont" style:family="text">
      <style:text-properties style:font-name="Garamond" fo:font-size="11pt" style:font-size-asian="11pt" style:font-size-complex="11pt"/>
    </style:style>
    <style:style style:name="T4013" style:parent-style-name="DefaultParagraphFont" style:family="text">
      <style:text-properties style:font-name="Garamond" fo:font-size="11pt" style:font-size-asian="11pt" style:font-size-complex="11pt"/>
    </style:style>
    <style:style style:name="T4014" style:parent-style-name="DefaultParagraphFont" style:family="text">
      <style:text-properties style:font-name="Garamond" fo:font-size="11pt" style:font-size-asian="11pt" style:font-size-complex="11pt"/>
    </style:style>
    <style:style style:name="T4015" style:parent-style-name="DefaultParagraphFont" style:family="text">
      <style:text-properties style:font-name="Garamond" fo:font-size="11pt" style:font-size-asian="11pt" style:font-size-complex="11pt"/>
    </style:style>
    <style:style style:name="T4016" style:parent-style-name="DefaultParagraphFont" style:family="text">
      <style:text-properties style:font-name="Garamond" fo:font-size="11pt" style:font-size-asian="11pt" style:font-size-complex="11pt"/>
    </style:style>
    <style:style style:name="T4017" style:parent-style-name="DefaultParagraphFont" style:family="text">
      <style:text-properties style:font-name="Garamond" fo:font-size="11pt" style:font-size-asian="11pt" style:font-size-complex="11pt"/>
    </style:style>
    <style:style style:name="T4018" style:parent-style-name="DefaultParagraphFont" style:family="text">
      <style:text-properties style:font-name="Garamond" fo:font-size="11pt" style:font-size-asian="11pt" style:font-size-complex="11pt"/>
    </style:style>
    <style:style style:name="T4019" style:parent-style-name="DefaultParagraphFont" style:family="text">
      <style:text-properties style:font-name="Garamond" fo:font-size="11pt" style:font-size-asian="11pt" style:font-size-complex="11pt"/>
    </style:style>
    <style:style style:name="T4020" style:parent-style-name="DefaultParagraphFont" style:family="text">
      <style:text-properties style:font-name="Garamond" fo:font-size="11pt" style:font-size-asian="11pt" style:font-size-complex="11pt"/>
    </style:style>
    <style:style style:name="T4021" style:parent-style-name="DefaultParagraphFont" style:family="text">
      <style:text-properties style:font-name="Garamond" fo:font-size="11pt" style:font-size-asian="11pt" style:font-size-complex="11pt"/>
    </style:style>
    <style:style style:name="T4022" style:parent-style-name="DefaultParagraphFont" style:family="text">
      <style:text-properties style:font-name="Garamond" fo:font-size="11pt" style:font-size-asian="11pt" style:font-size-complex="11pt"/>
    </style:style>
    <style:style style:name="T4023" style:parent-style-name="DefaultParagraphFont" style:family="text">
      <style:text-properties style:font-name="Garamond" fo:font-size="11pt" style:font-size-asian="11pt" style:font-size-complex="11pt"/>
    </style:style>
    <style:style style:name="T4024" style:parent-style-name="DefaultParagraphFont" style:family="text">
      <style:text-properties style:font-name="Garamond" fo:font-size="11pt" style:font-size-asian="11pt" style:font-size-complex="11pt"/>
    </style:style>
    <style:style style:name="T4025" style:parent-style-name="DefaultParagraphFont" style:family="text">
      <style:text-properties style:font-name="Garamond" fo:font-size="11pt" style:font-size-asian="11pt" style:font-size-complex="11pt"/>
    </style:style>
    <style:style style:name="T4026" style:parent-style-name="DefaultParagraphFont" style:family="text">
      <style:text-properties style:font-name="Garamond" fo:font-size="11pt" style:font-size-asian="11pt" style:font-size-complex="11pt"/>
    </style:style>
    <style:style style:name="T4027" style:parent-style-name="DefaultParagraphFont" style:family="text">
      <style:text-properties style:font-name="Garamond" fo:font-size="11pt" style:font-size-asian="11pt" style:font-size-complex="11pt"/>
    </style:style>
    <style:style style:name="T4028" style:parent-style-name="DefaultParagraphFont" style:family="text">
      <style:text-properties style:font-name="Garamond" fo:font-size="11pt" style:font-size-asian="11pt" style:font-size-complex="11pt"/>
    </style:style>
    <style:style style:name="T4029" style:parent-style-name="DefaultParagraphFont" style:family="text">
      <style:text-properties style:font-name="Garamond" fo:font-size="11pt" style:font-size-asian="11pt" style:font-size-complex="11pt"/>
    </style:style>
    <style:style style:name="T4030" style:parent-style-name="DefaultParagraphFont" style:family="text">
      <style:text-properties style:font-name="Garamond" fo:font-size="11pt" style:font-size-asian="11pt" style:font-size-complex="11pt"/>
    </style:style>
    <style:style style:name="T4031" style:parent-style-name="DefaultParagraphFont" style:family="text">
      <style:text-properties style:font-name="Garamond" fo:font-size="11pt" style:font-size-asian="11pt" style:font-size-complex="11pt"/>
    </style:style>
    <style:style style:name="T4032" style:parent-style-name="DefaultParagraphFont" style:family="text">
      <style:text-properties style:font-name="Garamond" fo:font-size="11pt" style:font-size-asian="11pt" style:font-size-complex="11pt"/>
    </style:style>
    <style:style style:name="T4033" style:parent-style-name="DefaultParagraphFont" style:family="text">
      <style:text-properties style:font-name="Garamond" fo:font-size="11pt" style:font-size-asian="11pt" style:font-size-complex="11pt"/>
    </style:style>
    <style:style style:name="P4034"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035" style:parent-style-name="Normal" style:family="paragraph">
      <style:paragraph-properties fo:text-align="justify" fo:margin-bottom="0in" fo:line-height="115%" fo:text-indent="0.2in"/>
    </style:style>
    <style:style style:name="T4036" style:parent-style-name="DefaultParagraphFont" style:family="text">
      <style:text-properties style:font-name="Garamond" fo:font-weight="bold" style:font-weight-asian="bold" style:font-weight-complex="bold" fo:font-size="11pt" style:font-size-asian="11pt" style:font-size-complex="11pt"/>
    </style:style>
    <style:style style:name="T4037" style:parent-style-name="DefaultParagraphFont" style:family="text">
      <style:text-properties style:font-name="Garamond" fo:font-weight="bold" style:font-weight-asian="bold" style:font-weight-complex="bold" fo:font-size="11pt" style:font-size-asian="11pt" style:font-size-complex="11pt"/>
    </style:style>
    <style:style style:name="T4038" style:parent-style-name="DefaultParagraphFont" style:family="text">
      <style:text-properties style:font-name="Garamond" fo:font-weight="bold" style:font-weight-asian="bold" style:font-weight-complex="bold" fo:font-size="11pt" style:font-size-asian="11pt" style:font-size-complex="11pt"/>
    </style:style>
    <style:style style:name="T4039" style:parent-style-name="DefaultParagraphFont" style:family="text">
      <style:text-properties style:font-name="Garamond" fo:font-weight="bold" style:font-weight-asian="bold" style:font-weight-complex="bold" fo:font-size="11pt" style:font-size-asian="11pt" style:font-size-complex="11pt"/>
    </style:style>
    <style:style style:name="T4040" style:parent-style-name="DefaultParagraphFont" style:family="text">
      <style:text-properties style:font-name="Garamond" fo:font-size="11pt" style:font-size-asian="11pt" style:font-size-complex="11pt"/>
    </style:style>
    <style:style style:name="T4041" style:parent-style-name="DefaultParagraphFont" style:family="text">
      <style:text-properties style:font-name="Garamond" fo:font-size="11pt" style:font-size-asian="11pt" style:font-size-complex="11pt"/>
    </style:style>
    <style:style style:name="T4042" style:parent-style-name="DefaultParagraphFont" style:family="text">
      <style:text-properties style:font-name="Garamond" fo:font-size="11pt" style:font-size-asian="11pt" style:font-size-complex="11pt"/>
    </style:style>
    <style:style style:name="T4043" style:parent-style-name="DefaultParagraphFont" style:family="text">
      <style:text-properties style:font-name="Garamond" fo:font-size="11pt" style:font-size-asian="11pt" style:font-size-complex="11pt"/>
    </style:style>
    <style:style style:name="T4044" style:parent-style-name="DefaultParagraphFont" style:family="text">
      <style:text-properties style:font-name="Garamond" fo:font-size="11pt" style:font-size-asian="11pt" style:font-size-complex="11pt"/>
    </style:style>
    <style:style style:name="T4045" style:parent-style-name="DefaultParagraphFont" style:family="text">
      <style:text-properties style:font-name="Garamond" fo:font-size="11pt" style:font-size-asian="11pt" style:font-size-complex="11pt"/>
    </style:style>
    <style:style style:name="T4046" style:parent-style-name="DefaultParagraphFont" style:family="text">
      <style:text-properties style:font-name="Garamond" fo:font-size="11pt" style:font-size-asian="11pt" style:font-size-complex="11pt"/>
    </style:style>
    <style:style style:name="T4047" style:parent-style-name="DefaultParagraphFont" style:family="text">
      <style:text-properties style:font-name="Garamond" fo:font-size="11pt" style:font-size-asian="11pt" style:font-size-complex="11pt"/>
    </style:style>
    <style:style style:name="T4048" style:parent-style-name="DefaultParagraphFont" style:family="text">
      <style:text-properties style:font-name="Garamond" fo:font-size="11pt" style:font-size-asian="11pt" style:font-size-complex="11pt"/>
    </style:style>
    <style:style style:name="T4049" style:parent-style-name="DefaultParagraphFont" style:family="text">
      <style:text-properties style:font-name="Garamond" fo:font-size="11pt" style:font-size-asian="11pt" style:font-size-complex="11pt"/>
    </style:style>
    <style:style style:name="T4050" style:parent-style-name="DefaultParagraphFont" style:family="text">
      <style:text-properties style:font-name="Garamond" fo:font-size="11pt" style:font-size-asian="11pt" style:font-size-complex="11pt"/>
    </style:style>
    <style:style style:name="T4051" style:parent-style-name="DefaultParagraphFont" style:family="text">
      <style:text-properties style:font-name="Garamond" fo:font-size="11pt" style:font-size-asian="11pt" style:font-size-complex="11pt"/>
    </style:style>
    <style:style style:name="T4052" style:parent-style-name="DefaultParagraphFont" style:family="text">
      <style:text-properties style:font-name="Garamond" fo:font-size="11pt" style:font-size-asian="11pt" style:font-size-complex="11pt"/>
    </style:style>
    <style:style style:name="T4053" style:parent-style-name="DefaultParagraphFont" style:family="text">
      <style:text-properties style:font-name="Garamond" fo:font-size="11pt" style:font-size-asian="11pt" style:font-size-complex="11pt"/>
    </style:style>
    <style:style style:name="T4054" style:parent-style-name="DefaultParagraphFont" style:family="text">
      <style:text-properties style:font-name="Garamond" fo:font-size="11pt" style:font-size-asian="11pt" style:font-size-complex="11pt"/>
    </style:style>
    <style:style style:name="T4055" style:parent-style-name="DefaultParagraphFont" style:family="text">
      <style:text-properties style:font-name="Garamond" fo:font-size="11pt" style:font-size-asian="11pt" style:font-size-complex="11pt"/>
    </style:style>
    <style:style style:name="T4056" style:parent-style-name="DefaultParagraphFont" style:family="text">
      <style:text-properties style:font-name="Garamond" fo:font-size="11pt" style:font-size-asian="11pt" style:font-size-complex="11pt"/>
    </style:style>
    <style:style style:name="T4057" style:parent-style-name="DefaultParagraphFont" style:family="text">
      <style:text-properties style:font-name="Garamond" fo:font-size="11pt" style:font-size-asian="11pt" style:font-size-complex="11pt"/>
    </style:style>
    <style:style style:name="T4058" style:parent-style-name="DefaultParagraphFont" style:family="text">
      <style:text-properties style:font-name="Garamond" fo:font-size="11pt" style:font-size-asian="11pt" style:font-size-complex="11pt"/>
    </style:style>
    <style:style style:name="T4059" style:parent-style-name="DefaultParagraphFont" style:family="text">
      <style:text-properties style:font-name="Garamond" fo:font-size="11pt" style:font-size-asian="11pt" style:font-size-complex="11pt"/>
    </style:style>
    <style:style style:name="T4060" style:parent-style-name="DefaultParagraphFont" style:family="text">
      <style:text-properties style:font-name="Garamond" fo:font-size="11pt" style:font-size-asian="11pt" style:font-size-complex="11pt"/>
    </style:style>
    <style:style style:name="T4061" style:parent-style-name="DefaultParagraphFont" style:family="text">
      <style:text-properties style:font-name="Garamond" fo:font-size="11pt" style:font-size-asian="11pt" style:font-size-complex="11pt"/>
    </style:style>
    <style:style style:name="T4062" style:parent-style-name="DefaultParagraphFont" style:family="text">
      <style:text-properties style:font-name="Garamond" fo:font-size="11pt" style:font-size-asian="11pt" style:font-size-complex="11pt"/>
    </style:style>
    <style:style style:name="P4063" style:parent-style-name="Normal" style:family="paragraph">
      <style:paragraph-properties fo:text-align="justify" fo:margin-bottom="0in" fo:line-height="115%" fo:text-indent="0.2in"/>
    </style:style>
    <style:style style:name="T4064" style:parent-style-name="DefaultParagraphFont" style:family="text">
      <style:text-properties style:font-name="Garamond" fo:font-weight="bold" style:font-weight-asian="bold" style:font-weight-complex="bold" fo:font-size="11pt" style:font-size-asian="11pt" style:font-size-complex="11pt"/>
    </style:style>
    <style:style style:name="T4065" style:parent-style-name="DefaultParagraphFont" style:family="text">
      <style:text-properties style:font-name="Garamond" fo:font-weight="bold" style:font-weight-asian="bold" style:font-weight-complex="bold" fo:font-size="11pt" style:font-size-asian="11pt" style:font-size-complex="11pt"/>
    </style:style>
    <style:style style:name="T4066" style:parent-style-name="DefaultParagraphFont" style:family="text">
      <style:text-properties style:font-name="Garamond" fo:font-weight="bold" style:font-weight-asian="bold" style:font-weight-complex="bold" fo:font-size="11pt" style:font-size-asian="11pt" style:font-size-complex="11pt"/>
    </style:style>
    <style:style style:name="T4067" style:parent-style-name="DefaultParagraphFont" style:family="text">
      <style:text-properties style:font-name="Garamond" fo:font-size="11pt" style:font-size-asian="11pt" style:font-size-complex="11pt"/>
    </style:style>
    <style:style style:name="T4068" style:parent-style-name="DefaultParagraphFont" style:family="text">
      <style:text-properties style:font-name="Garamond" fo:font-size="11pt" style:font-size-asian="11pt" style:font-size-complex="11pt"/>
    </style:style>
    <style:style style:name="T4069" style:parent-style-name="DefaultParagraphFont" style:family="text">
      <style:text-properties style:font-name="Garamond" fo:font-size="11pt" style:font-size-asian="11pt" style:font-size-complex="11pt"/>
    </style:style>
    <style:style style:name="T4070" style:parent-style-name="DefaultParagraphFont" style:family="text">
      <style:text-properties style:font-name="Garamond" fo:font-size="11pt" style:font-size-asian="11pt" style:font-size-complex="11pt"/>
    </style:style>
    <style:style style:name="T4071" style:parent-style-name="DefaultParagraphFont" style:family="text">
      <style:text-properties style:font-name="Garamond" fo:font-size="11pt" style:font-size-asian="11pt" style:font-size-complex="11pt"/>
    </style:style>
    <style:style style:name="T4072" style:parent-style-name="DefaultParagraphFont" style:family="text">
      <style:text-properties style:font-name="Garamond" fo:font-size="11pt" style:font-size-asian="11pt" style:font-size-complex="11pt"/>
    </style:style>
    <style:style style:name="T4073" style:parent-style-name="DefaultParagraphFont" style:family="text">
      <style:text-properties style:font-name="Garamond" fo:font-size="11pt" style:font-size-asian="11pt" style:font-size-complex="11pt"/>
    </style:style>
    <style:style style:name="T4074" style:parent-style-name="DefaultParagraphFont" style:family="text">
      <style:text-properties style:font-name="Garamond" fo:font-size="11pt" style:font-size-asian="11pt" style:font-size-complex="11pt"/>
    </style:style>
    <style:style style:name="T4075" style:parent-style-name="DefaultParagraphFont" style:family="text">
      <style:text-properties style:font-name="Garamond" fo:font-size="11pt" style:font-size-asian="11pt" style:font-size-complex="11pt"/>
    </style:style>
    <style:style style:name="T4076" style:parent-style-name="DefaultParagraphFont" style:family="text">
      <style:text-properties style:font-name="Garamond" fo:font-size="11pt" style:font-size-asian="11pt" style:font-size-complex="11pt"/>
    </style:style>
    <style:style style:name="T4077" style:parent-style-name="DefaultParagraphFont" style:family="text">
      <style:text-properties style:font-name="Garamond" fo:font-size="11pt" style:font-size-asian="11pt" style:font-size-complex="11pt"/>
    </style:style>
    <style:style style:name="T4078" style:parent-style-name="DefaultParagraphFont" style:family="text">
      <style:text-properties style:font-name="Garamond" fo:font-size="11pt" style:font-size-asian="11pt" style:font-size-complex="11pt"/>
    </style:style>
    <style:style style:name="T4079" style:parent-style-name="DefaultParagraphFont" style:family="text">
      <style:text-properties style:font-name="Garamond" fo:font-size="11pt" style:font-size-asian="11pt" style:font-size-complex="11pt"/>
    </style:style>
    <style:style style:name="T4080" style:parent-style-name="DefaultParagraphFont" style:family="text">
      <style:text-properties style:font-name="Garamond" fo:font-size="11pt" style:font-size-asian="11pt" style:font-size-complex="11pt"/>
    </style:style>
    <style:style style:name="T4081" style:parent-style-name="DefaultParagraphFont" style:family="text">
      <style:text-properties style:font-name="Garamond" fo:font-size="11pt" style:font-size-asian="11pt" style:font-size-complex="11pt"/>
    </style:style>
    <style:style style:name="T4082" style:parent-style-name="DefaultParagraphFont" style:family="text">
      <style:text-properties style:font-name="Garamond" fo:font-size="11pt" style:font-size-asian="11pt" style:font-size-complex="11pt"/>
    </style:style>
    <style:style style:name="T4083" style:parent-style-name="DefaultParagraphFont" style:family="text">
      <style:text-properties style:font-name="Garamond" fo:font-size="11pt" style:font-size-asian="11pt" style:font-size-complex="11pt"/>
    </style:style>
    <style:style style:name="T4084" style:parent-style-name="DefaultParagraphFont" style:family="text">
      <style:text-properties style:font-name="Garamond" fo:font-size="11pt" style:font-size-asian="11pt" style:font-size-complex="11pt"/>
    </style:style>
    <style:style style:name="T4085" style:parent-style-name="DefaultParagraphFont" style:family="text">
      <style:text-properties style:font-name="Garamond" fo:font-size="11pt" style:font-size-asian="11pt" style:font-size-complex="11pt"/>
    </style:style>
    <style:style style:name="T4086" style:parent-style-name="DefaultParagraphFont" style:family="text">
      <style:text-properties style:font-name="Garamond" fo:font-size="11pt" style:font-size-asian="11pt" style:font-size-complex="11pt"/>
    </style:style>
    <style:style style:name="T4087" style:parent-style-name="DefaultParagraphFont" style:family="text">
      <style:text-properties style:font-name="Garamond" fo:font-size="11pt" style:font-size-asian="11pt" style:font-size-complex="11pt"/>
    </style:style>
    <style:style style:name="T4088" style:parent-style-name="DefaultParagraphFont" style:family="text">
      <style:text-properties style:font-name="Garamond" fo:font-size="11pt" style:font-size-asian="11pt" style:font-size-complex="11pt"/>
    </style:style>
    <style:style style:name="T4089" style:parent-style-name="DefaultParagraphFont" style:family="text">
      <style:text-properties style:font-name="Garamond" fo:font-size="11pt" style:font-size-asian="11pt" style:font-size-complex="11pt"/>
    </style:style>
    <style:style style:name="T4090" style:parent-style-name="DefaultParagraphFont" style:family="text">
      <style:text-properties style:font-name="Garamond" fo:font-size="11pt" style:font-size-asian="11pt" style:font-size-complex="11pt"/>
    </style:style>
    <style:style style:name="T4091" style:parent-style-name="DefaultParagraphFont" style:family="text">
      <style:text-properties style:font-name="Garamond" fo:font-size="11pt" style:font-size-asian="11pt" style:font-size-complex="11pt"/>
    </style:style>
    <style:style style:name="T4092" style:parent-style-name="DefaultParagraphFont" style:family="text">
      <style:text-properties style:font-name="Garamond" fo:font-size="11pt" style:font-size-asian="11pt" style:font-size-complex="11pt"/>
    </style:style>
    <style:style style:name="P409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094" style:parent-style-name="Normal" style:family="paragraph">
      <style:paragraph-properties fo:text-align="justify" fo:margin-bottom="0in" fo:line-height="115%" fo:text-indent="0.2in"/>
    </style:style>
    <style:style style:name="T4095" style:parent-style-name="DefaultParagraphFont" style:family="text">
      <style:text-properties style:font-name="Garamond" fo:font-size="11pt" style:font-size-asian="11pt" style:font-size-complex="11pt"/>
    </style:style>
    <style:style style:name="T4096" style:parent-style-name="DefaultParagraphFont" style:family="text">
      <style:text-properties style:font-name="Garamond" fo:font-weight="bold" style:font-weight-asian="bold" style:font-weight-complex="bold" fo:font-size="11pt" style:font-size-asian="11pt" style:font-size-complex="11pt"/>
    </style:style>
    <style:style style:name="T4097" style:parent-style-name="DefaultParagraphFont" style:family="text">
      <style:text-properties style:font-name="Garamond" fo:font-weight="bold" style:font-weight-asian="bold" style:font-weight-complex="bold" fo:font-size="11pt" style:font-size-asian="11pt" style:font-size-complex="11pt"/>
    </style:style>
    <style:style style:name="T4098" style:parent-style-name="DefaultParagraphFont" style:family="text">
      <style:text-properties style:font-name="Garamond" fo:font-weight="bold" style:font-weight-asian="bold" style:font-weight-complex="bold" fo:font-size="11pt" style:font-size-asian="11pt" style:font-size-complex="11pt"/>
    </style:style>
    <style:style style:name="T4099" style:parent-style-name="DefaultParagraphFont" style:family="text">
      <style:text-properties style:font-name="Garamond" fo:font-size="11pt" style:font-size-asian="11pt" style:font-size-complex="11pt"/>
    </style:style>
    <style:style style:name="P4100" style:parent-style-name="Normal" style:family="paragraph">
      <style:paragraph-properties fo:text-align="justify" fo:margin-bottom="0in" fo:line-height="115%" fo:text-indent="0.2in"/>
    </style:style>
    <style:style style:name="T4101" style:parent-style-name="DefaultParagraphFont" style:family="text">
      <style:text-properties style:font-name="Garamond" fo:font-size="11pt" style:font-size-asian="11pt" style:font-size-complex="11pt"/>
    </style:style>
    <style:style style:name="T4102" style:parent-style-name="DefaultParagraphFont" style:family="text">
      <style:text-properties style:font-name="Garamond" fo:font-size="11pt" style:font-size-asian="11pt" style:font-size-complex="11pt"/>
    </style:style>
    <style:style style:name="T4103" style:parent-style-name="DefaultParagraphFont" style:family="text">
      <style:text-properties style:font-name="Garamond" fo:font-size="11pt" style:font-size-asian="11pt" style:font-size-complex="11pt"/>
    </style:style>
    <style:style style:name="T4104" style:parent-style-name="DefaultParagraphFont" style:family="text">
      <style:text-properties style:font-name="Garamond" fo:font-weight="bold" style:font-weight-asian="bold" style:font-weight-complex="bold" fo:font-size="11pt" style:font-size-asian="11pt" style:font-size-complex="11pt"/>
    </style:style>
    <style:style style:name="T4105" style:parent-style-name="DefaultParagraphFont" style:family="text">
      <style:text-properties style:font-name="Garamond" fo:font-weight="bold" style:font-weight-asian="bold" style:font-weight-complex="bold" fo:font-size="11pt" style:font-size-asian="11pt" style:font-size-complex="11pt"/>
    </style:style>
    <style:style style:name="T4106" style:parent-style-name="DefaultParagraphFont" style:family="text">
      <style:text-properties style:font-name="Garamond" fo:font-weight="bold" style:font-weight-asian="bold" style:font-weight-complex="bold" fo:font-size="11pt" style:font-size-asian="11pt" style:font-size-complex="11pt"/>
    </style:style>
    <style:style style:name="T4107" style:parent-style-name="DefaultParagraphFont" style:family="text">
      <style:text-properties style:font-name="Garamond" fo:font-weight="bold" style:font-weight-asian="bold" style:font-weight-complex="bold" fo:font-size="11pt" style:font-size-asian="11pt" style:font-size-complex="11pt"/>
    </style:style>
    <style:style style:name="T4108" style:parent-style-name="DefaultParagraphFont" style:family="text">
      <style:text-properties style:font-name="Garamond" fo:font-weight="bold" style:font-weight-asian="bold" style:font-weight-complex="bold" fo:font-size="11pt" style:font-size-asian="11pt" style:font-size-complex="11pt"/>
    </style:style>
    <style:style style:name="T4109" style:parent-style-name="DefaultParagraphFont" style:family="text">
      <style:text-properties style:font-name="Garamond" fo:font-weight="bold" style:font-weight-asian="bold" style:font-weight-complex="bold" fo:font-size="11pt" style:font-size-asian="11pt" style:font-size-complex="11pt"/>
    </style:style>
    <style:style style:name="T4110" style:parent-style-name="DefaultParagraphFont" style:family="text">
      <style:text-properties style:font-name="Garamond" fo:font-weight="bold" style:font-weight-asian="bold" style:font-weight-complex="bold" fo:font-size="11pt" style:font-size-asian="11pt" style:font-size-complex="11pt"/>
    </style:style>
    <style:style style:name="P411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1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113" style:parent-style-name="Normal" style:family="paragraph">
      <style:paragraph-properties fo:text-align="justify" fo:margin-bottom="0in" fo:line-height="115%" fo:text-indent="0.2in"/>
    </style:style>
    <style:style style:name="T4114" style:parent-style-name="DefaultParagraphFont" style:family="text">
      <style:text-properties style:font-name="Garamond" fo:font-weight="bold" style:font-weight-asian="bold" style:font-weight-complex="bold" fo:font-size="11pt" style:font-size-asian="11pt" style:font-size-complex="11pt"/>
    </style:style>
    <style:style style:name="T4115" style:parent-style-name="DefaultParagraphFont" style:family="text">
      <style:text-properties style:font-name="Garamond" fo:font-weight="bold" style:font-weight-asian="bold" style:font-weight-complex="bold" fo:font-size="11pt" style:font-size-asian="11pt" style:font-size-complex="11pt"/>
    </style:style>
    <style:style style:name="T4116" style:parent-style-name="DefaultParagraphFont" style:family="text">
      <style:text-properties style:font-name="Garamond" fo:font-weight="bold" style:font-weight-asian="bold" style:font-weight-complex="bold" fo:font-size="11pt" style:font-size-asian="11pt" style:font-size-complex="11pt"/>
    </style:style>
    <style:style style:name="T4117" style:parent-style-name="DefaultParagraphFont" style:family="text">
      <style:text-properties style:font-name="Garamond" fo:font-weight="bold" style:font-weight-asian="bold" style:font-weight-complex="bold" fo:font-size="11pt" style:font-size-asian="11pt" style:font-size-complex="11pt"/>
    </style:style>
    <style:style style:name="T4118" style:parent-style-name="DefaultParagraphFont" style:family="text">
      <style:text-properties style:font-name="Garamond" fo:font-size="11pt" style:font-size-asian="11pt" style:font-size-complex="11pt"/>
    </style:style>
    <style:style style:name="T4119" style:parent-style-name="DefaultParagraphFont" style:family="text">
      <style:text-properties style:font-name="Garamond" fo:font-size="11pt" style:font-size-asian="11pt" style:font-size-complex="11pt"/>
    </style:style>
    <style:style style:name="T4120" style:parent-style-name="DefaultParagraphFont" style:family="text">
      <style:text-properties style:font-name="Garamond" fo:font-size="11pt" style:font-size-asian="11pt" style:font-size-complex="11pt"/>
    </style:style>
    <style:style style:name="P41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122" style:parent-style-name="Normal" style:family="paragraph">
      <style:paragraph-properties fo:text-align="justify" fo:margin-bottom="0in" fo:line-height="115%" fo:text-indent="0.2in"/>
    </style:style>
    <style:style style:name="T4123" style:parent-style-name="DefaultParagraphFont" style:family="text">
      <style:text-properties style:font-name="Garamond" fo:font-weight="bold" style:font-weight-asian="bold" style:font-weight-complex="bold" fo:font-size="11pt" style:font-size-asian="11pt" style:font-size-complex="11pt"/>
    </style:style>
    <style:style style:name="T4124" style:parent-style-name="DefaultParagraphFont" style:family="text">
      <style:text-properties style:font-name="Garamond" fo:font-weight="bold" style:font-weight-asian="bold" style:font-weight-complex="bold" fo:font-size="11pt" style:font-size-asian="11pt" style:font-size-complex="11pt"/>
    </style:style>
    <style:style style:name="T4125" style:parent-style-name="DefaultParagraphFont" style:family="text">
      <style:text-properties style:font-name="Garamond" fo:font-weight="bold" style:font-weight-asian="bold" style:font-weight-complex="bold" fo:font-size="11pt" style:font-size-asian="11pt" style:font-size-complex="11pt"/>
    </style:style>
    <style:style style:name="T4126" style:parent-style-name="DefaultParagraphFont" style:family="text">
      <style:text-properties style:font-name="Garamond" fo:font-size="11pt" style:font-size-asian="11pt" style:font-size-complex="11pt"/>
    </style:style>
    <style:style style:name="T4127" style:parent-style-name="DefaultParagraphFont" style:family="text">
      <style:text-properties style:font-name="Garamond" fo:font-size="11pt" style:font-size-asian="11pt" style:font-size-complex="11pt"/>
    </style:style>
    <style:style style:name="T4128" style:parent-style-name="DefaultParagraphFont" style:family="text">
      <style:text-properties style:font-name="Garamond" fo:font-size="11pt" style:font-size-asian="11pt" style:font-size-complex="11pt"/>
    </style:style>
    <style:style style:name="T4129" style:parent-style-name="DefaultParagraphFont" style:family="text">
      <style:text-properties style:font-name="Garamond" fo:font-size="11pt" style:font-size-asian="11pt" style:font-size-complex="11pt"/>
    </style:style>
    <style:style style:name="T4130" style:parent-style-name="DefaultParagraphFont" style:family="text">
      <style:text-properties style:font-name="Garamond" fo:font-size="11pt" style:font-size-asian="11pt" style:font-size-complex="11pt"/>
    </style:style>
    <style:style style:name="T4131" style:parent-style-name="DefaultParagraphFont" style:family="text">
      <style:text-properties style:font-name="Garamond" fo:font-size="11pt" style:font-size-asian="11pt" style:font-size-complex="11pt"/>
    </style:style>
    <style:style style:name="T4132" style:parent-style-name="DefaultParagraphFont" style:family="text">
      <style:text-properties style:font-name="Garamond" fo:font-size="11pt" style:font-size-asian="11pt" style:font-size-complex="11pt"/>
    </style:style>
    <style:style style:name="T4133" style:parent-style-name="DefaultParagraphFont" style:family="text">
      <style:text-properties style:font-name="Garamond" fo:font-size="11pt" style:font-size-asian="11pt" style:font-size-complex="11pt"/>
    </style:style>
    <style:style style:name="T4134" style:parent-style-name="DefaultParagraphFont" style:family="text">
      <style:text-properties style:font-name="Garamond" fo:font-size="11pt" style:font-size-asian="11pt" style:font-size-complex="11pt"/>
    </style:style>
    <style:style style:name="T4135" style:parent-style-name="DefaultParagraphFont" style:family="text">
      <style:text-properties style:font-name="Garamond" fo:font-size="11pt" style:font-size-asian="11pt" style:font-size-complex="11pt"/>
    </style:style>
    <style:style style:name="T4136" style:parent-style-name="DefaultParagraphFont" style:family="text">
      <style:text-properties style:font-name="Garamond" fo:font-size="11pt" style:font-size-asian="11pt" style:font-size-complex="11pt"/>
    </style:style>
    <style:style style:name="T4137" style:parent-style-name="DefaultParagraphFont" style:family="text">
      <style:text-properties style:font-name="Garamond" fo:font-size="11pt" style:font-size-asian="11pt" style:font-size-complex="11pt"/>
    </style:style>
    <style:style style:name="T4138" style:parent-style-name="DefaultParagraphFont" style:family="text">
      <style:text-properties style:font-name="Garamond" fo:font-size="11pt" style:font-size-asian="11pt" style:font-size-complex="11pt"/>
    </style:style>
    <style:style style:name="T4139" style:parent-style-name="DefaultParagraphFont" style:family="text">
      <style:text-properties style:font-name="Garamond" fo:font-size="11pt" style:font-size-asian="11pt" style:font-size-complex="11pt"/>
    </style:style>
    <style:style style:name="T4140" style:parent-style-name="DefaultParagraphFont" style:family="text">
      <style:text-properties style:font-name="Garamond" fo:font-size="11pt" style:font-size-asian="11pt" style:font-size-complex="11pt"/>
    </style:style>
    <style:style style:name="T4141" style:parent-style-name="DefaultParagraphFont" style:family="text">
      <style:text-properties style:font-name="Garamond" fo:font-size="11pt" style:font-size-asian="11pt" style:font-size-complex="11pt"/>
    </style:style>
    <style:style style:name="T4142" style:parent-style-name="DefaultParagraphFont" style:family="text">
      <style:text-properties style:font-name="Garamond" fo:font-size="11pt" style:font-size-asian="11pt" style:font-size-complex="11pt"/>
    </style:style>
    <style:style style:name="T4143" style:parent-style-name="DefaultParagraphFont" style:family="text">
      <style:text-properties style:font-name="Garamond" fo:font-size="11pt" style:font-size-asian="11pt" style:font-size-complex="11pt"/>
    </style:style>
    <style:style style:name="T4144" style:parent-style-name="DefaultParagraphFont" style:family="text">
      <style:text-properties style:font-name="Garamond" fo:font-size="11pt" style:font-size-asian="11pt" style:font-size-complex="11pt"/>
    </style:style>
    <style:style style:name="T4145" style:parent-style-name="DefaultParagraphFont" style:family="text">
      <style:text-properties style:font-name="Garamond" fo:font-size="11pt" style:font-size-asian="11pt" style:font-size-complex="11pt"/>
    </style:style>
    <style:style style:name="T4146" style:parent-style-name="DefaultParagraphFont" style:family="text">
      <style:text-properties style:font-name="Garamond" fo:font-size="11pt" style:font-size-asian="11pt" style:font-size-complex="11pt"/>
    </style:style>
    <style:style style:name="T4147" style:parent-style-name="DefaultParagraphFont" style:family="text">
      <style:text-properties style:font-name="Garamond" fo:font-size="11pt" style:font-size-asian="11pt" style:font-size-complex="11pt"/>
    </style:style>
    <style:style style:name="T4148" style:parent-style-name="DefaultParagraphFont" style:family="text">
      <style:text-properties style:font-name="Garamond" fo:font-size="11pt" style:font-size-asian="11pt" style:font-size-complex="11pt"/>
    </style:style>
    <style:style style:name="T4149" style:parent-style-name="DefaultParagraphFont" style:family="text">
      <style:text-properties style:font-name="Garamond" fo:font-size="11pt" style:font-size-asian="11pt" style:font-size-complex="11pt"/>
    </style:style>
    <style:style style:name="T4150" style:parent-style-name="DefaultParagraphFont" style:family="text">
      <style:text-properties style:font-name="Garamond" fo:font-size="11pt" style:font-size-asian="11pt" style:font-size-complex="11pt"/>
    </style:style>
    <style:style style:name="T4151" style:parent-style-name="DefaultParagraphFont" style:family="text">
      <style:text-properties style:font-name="Garamond" fo:font-size="11pt" style:font-size-asian="11pt" style:font-size-complex="11pt"/>
    </style:style>
    <style:style style:name="T4152" style:parent-style-name="DefaultParagraphFont" style:family="text">
      <style:text-properties style:font-name="Garamond" fo:font-size="11pt" style:font-size-asian="11pt" style:font-size-complex="11pt"/>
    </style:style>
    <style:style style:name="T4153" style:parent-style-name="DefaultParagraphFont" style:family="text">
      <style:text-properties style:font-name="Garamond" fo:font-size="11pt" style:font-size-asian="11pt" style:font-size-complex="11pt"/>
    </style:style>
    <style:style style:name="T4154" style:parent-style-name="DefaultParagraphFont" style:family="text">
      <style:text-properties style:font-name="Garamond" fo:font-size="11pt" style:font-size-asian="11pt" style:font-size-complex="11pt"/>
    </style:style>
    <style:style style:name="T4155" style:parent-style-name="DefaultParagraphFont" style:family="text">
      <style:text-properties style:font-name="Garamond" fo:font-size="11pt" style:font-size-asian="11pt" style:font-size-complex="11pt"/>
    </style:style>
    <style:style style:name="T4156" style:parent-style-name="DefaultParagraphFont" style:family="text">
      <style:text-properties style:font-name="Garamond" fo:font-size="11pt" style:font-size-asian="11pt" style:font-size-complex="11pt"/>
    </style:style>
    <style:style style:name="T4157" style:parent-style-name="DefaultParagraphFont" style:family="text">
      <style:text-properties style:font-name="Garamond" fo:font-size="11pt" style:font-size-asian="11pt" style:font-size-complex="11pt"/>
    </style:style>
    <style:style style:name="T4158" style:parent-style-name="DefaultParagraphFont" style:family="text">
      <style:text-properties style:font-name="Garamond" fo:font-size="11pt" style:font-size-asian="11pt" style:font-size-complex="11pt"/>
    </style:style>
    <style:style style:name="P4159"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160" style:parent-style-name="Normal" style:family="paragraph">
      <style:paragraph-properties fo:text-align="justify" fo:margin-bottom="0in" fo:line-height="115%" fo:text-indent="0.2in"/>
    </style:style>
    <style:style style:name="T4161" style:parent-style-name="DefaultParagraphFont" style:family="text">
      <style:text-properties style:font-name="Garamond" fo:font-size="11pt" style:font-size-asian="11pt" style:font-size-complex="11pt"/>
    </style:style>
    <style:style style:name="T4162" style:parent-style-name="DefaultParagraphFont" style:family="text">
      <style:text-properties style:font-name="Garamond" fo:font-size="11pt" style:font-size-asian="11pt" style:font-size-complex="11pt"/>
    </style:style>
    <style:style style:name="T4163" style:parent-style-name="DefaultParagraphFont" style:family="text">
      <style:text-properties style:font-name="Garamond" fo:font-size="11pt" style:font-size-asian="11pt" style:font-size-complex="11pt"/>
    </style:style>
    <style:style style:name="T4164" style:parent-style-name="DefaultParagraphFont" style:family="text">
      <style:text-properties style:font-name="Garamond" fo:font-size="11pt" style:font-size-asian="11pt" style:font-size-complex="11pt"/>
    </style:style>
    <style:style style:name="T4165" style:parent-style-name="DefaultParagraphFont" style:family="text">
      <style:text-properties style:font-name="Garamond" fo:font-size="11pt" style:font-size-asian="11pt" style:font-size-complex="11pt"/>
    </style:style>
    <style:style style:name="T4166" style:parent-style-name="DefaultParagraphFont" style:family="text">
      <style:text-properties style:font-name="Garamond" fo:font-weight="bold" style:font-weight-asian="bold" style:font-weight-complex="bold" fo:font-size="11pt" style:font-size-asian="11pt" style:font-size-complex="11pt"/>
    </style:style>
    <style:style style:name="T4167" style:parent-style-name="DefaultParagraphFont" style:family="text">
      <style:text-properties style:font-name="Garamond" fo:font-weight="bold" style:font-weight-asian="bold" style:font-weight-complex="bold" fo:font-size="11pt" style:font-size-asian="11pt" style:font-size-complex="11pt"/>
    </style:style>
    <style:style style:name="T4168" style:parent-style-name="DefaultParagraphFont" style:family="text">
      <style:text-properties style:font-name="Garamond" fo:font-weight="bold" style:font-weight-asian="bold" style:font-weight-complex="bold" fo:font-size="11pt" style:font-size-asian="11pt" style:font-size-complex="11pt"/>
    </style:style>
    <style:style style:name="T4169" style:parent-style-name="DefaultParagraphFont" style:family="text">
      <style:text-properties style:font-name="Garamond" fo:font-weight="bold" style:font-weight-asian="bold" style:font-weight-complex="bold" fo:font-size="11pt" style:font-size-asian="11pt" style:font-size-complex="11pt"/>
    </style:style>
    <style:style style:name="T4170" style:parent-style-name="DefaultParagraphFont" style:family="text">
      <style:text-properties style:font-name="Garamond" fo:font-weight="bold" style:font-weight-asian="bold" style:font-weight-complex="bold" fo:font-size="11pt" style:font-size-asian="11pt" style:font-size-complex="11pt"/>
    </style:style>
    <style:style style:name="T4171" style:parent-style-name="DefaultParagraphFont" style:family="text">
      <style:text-properties style:font-name="Garamond" fo:font-weight="bold" style:font-weight-asian="bold" style:font-weight-complex="bold" fo:font-size="11pt" style:font-size-asian="11pt" style:font-size-complex="11pt"/>
    </style:style>
    <style:style style:name="T4172" style:parent-style-name="DefaultParagraphFont" style:family="text">
      <style:text-properties style:font-name="Garamond" fo:font-weight="bold" style:font-weight-asian="bold" style:font-weight-complex="bold" fo:font-size="11pt" style:font-size-asian="11pt" style:font-size-complex="11pt"/>
    </style:style>
    <style:style style:name="T4173" style:parent-style-name="DefaultParagraphFont" style:family="text">
      <style:text-properties style:font-name="Garamond" fo:font-weight="bold" style:font-weight-asian="bold" style:font-weight-complex="bold" fo:font-size="11pt" style:font-size-asian="11pt" style:font-size-complex="11pt"/>
    </style:style>
    <style:style style:name="T4174" style:parent-style-name="DefaultParagraphFont" style:family="text">
      <style:text-properties style:font-name="Garamond" fo:font-weight="bold" style:font-weight-asian="bold" style:font-weight-complex="bold" fo:font-size="11pt" style:font-size-asian="11pt" style:font-size-complex="11pt"/>
    </style:style>
    <style:style style:name="T4175" style:parent-style-name="DefaultParagraphFont" style:family="text">
      <style:text-properties style:font-name="Garamond" fo:font-weight="bold" style:font-weight-asian="bold" style:font-weight-complex="bold" fo:font-size="11pt" style:font-size-asian="11pt" style:font-size-complex="11pt"/>
    </style:style>
    <style:style style:name="T4176" style:parent-style-name="DefaultParagraphFont" style:family="text">
      <style:text-properties style:font-name="Garamond" fo:font-weight="bold" style:font-weight-asian="bold" style:font-weight-complex="bold" fo:font-size="11pt" style:font-size-asian="11pt" style:font-size-complex="11pt"/>
    </style:style>
    <style:style style:name="T4177" style:parent-style-name="DefaultParagraphFont" style:family="text">
      <style:text-properties style:font-name="Garamond" fo:font-weight="bold" style:font-weight-asian="bold" style:font-weight-complex="bold" fo:font-size="11pt" style:font-size-asian="11pt" style:font-size-complex="11pt"/>
    </style:style>
    <style:style style:name="T4178" style:parent-style-name="DefaultParagraphFont" style:family="text">
      <style:text-properties style:font-name="Garamond" fo:font-weight="bold" style:font-weight-asian="bold" style:font-weight-complex="bold" fo:font-size="11pt" style:font-size-asian="11pt" style:font-size-complex="11pt"/>
    </style:style>
    <style:style style:name="T4179" style:parent-style-name="DefaultParagraphFont" style:family="text">
      <style:text-properties style:font-name="Garamond" fo:font-weight="bold" style:font-weight-asian="bold" style:font-weight-complex="bold" fo:font-size="11pt" style:font-size-asian="11pt" style:font-size-complex="11pt"/>
    </style:style>
    <style:style style:name="T4180" style:parent-style-name="DefaultParagraphFont" style:family="text">
      <style:text-properties style:font-name="Garamond" fo:font-weight="bold" style:font-weight-asian="bold" style:font-weight-complex="bold" fo:font-size="11pt" style:font-size-asian="11pt" style:font-size-complex="11pt"/>
    </style:style>
    <style:style style:name="P4181" style:parent-style-name="Normal" style:family="paragraph">
      <style:paragraph-properties fo:text-align="justify" fo:margin-bottom="0in" fo:line-height="115%" fo:text-indent="0.2in"/>
    </style:style>
    <style:style style:name="T4182" style:parent-style-name="DefaultParagraphFont" style:family="text">
      <style:text-properties style:font-name="Garamond" fo:font-size="11pt" style:font-size-asian="11pt" style:font-size-complex="11pt"/>
    </style:style>
    <style:style style:name="T4183" style:parent-style-name="DefaultParagraphFont" style:family="text">
      <style:text-properties style:font-name="Garamond" fo:font-size="11pt" style:font-size-asian="11pt" style:font-size-complex="11pt"/>
    </style:style>
    <style:style style:name="T4184" style:parent-style-name="DefaultParagraphFont" style:family="text">
      <style:text-properties style:font-name="Garamond" fo:font-size="11pt" style:font-size-asian="11pt" style:font-size-complex="11pt"/>
    </style:style>
    <style:style style:name="T4185" style:parent-style-name="DefaultParagraphFont" style:family="text">
      <style:text-properties style:font-name="Garamond" fo:font-weight="bold" style:font-weight-asian="bold" style:font-weight-complex="bold" fo:font-size="11pt" style:font-size-asian="11pt" style:font-size-complex="11pt"/>
    </style:style>
    <style:style style:name="T4186" style:parent-style-name="DefaultParagraphFont" style:family="text">
      <style:text-properties style:font-name="Garamond" fo:font-weight="bold" style:font-weight-asian="bold" style:font-weight-complex="bold" fo:font-size="11pt" style:font-size-asian="11pt" style:font-size-complex="11pt"/>
    </style:style>
    <style:style style:name="T4187" style:parent-style-name="DefaultParagraphFont" style:family="text">
      <style:text-properties style:font-name="Garamond" fo:font-weight="bold" style:font-weight-asian="bold" style:font-weight-complex="bold" fo:font-size="11pt" style:font-size-asian="11pt" style:font-size-complex="11pt"/>
    </style:style>
    <style:style style:name="T4188" style:parent-style-name="DefaultParagraphFont" style:family="text">
      <style:text-properties style:font-name="Garamond" fo:font-weight="bold" style:font-weight-asian="bold" style:font-weight-complex="bold" fo:font-size="11pt" style:font-size-asian="11pt" style:font-size-complex="11pt"/>
    </style:style>
    <style:style style:name="T4189" style:parent-style-name="DefaultParagraphFont" style:family="text">
      <style:text-properties style:font-name="Garamond" fo:font-weight="bold" style:font-weight-asian="bold" style:font-weight-complex="bold" fo:font-size="11pt" style:font-size-asian="11pt" style:font-size-complex="11pt"/>
    </style:style>
    <style:style style:name="T4190" style:parent-style-name="DefaultParagraphFont" style:family="text">
      <style:text-properties style:font-name="Garamond" fo:font-size="11pt" style:font-size-asian="11pt" style:font-size-complex="11pt"/>
    </style:style>
    <style:style style:name="T4191" style:parent-style-name="DefaultParagraphFont" style:family="text">
      <style:text-properties style:font-name="Garamond" fo:font-size="11pt" style:font-size-asian="11pt" style:font-size-complex="11pt"/>
    </style:style>
    <style:style style:name="T4192" style:parent-style-name="DefaultParagraphFont" style:family="text">
      <style:text-properties style:font-name="Garamond" fo:font-size="11pt" style:font-size-asian="11pt" style:font-size-complex="11pt"/>
    </style:style>
    <style:style style:name="T4193" style:parent-style-name="DefaultParagraphFont" style:family="text">
      <style:text-properties style:font-name="Garamond" fo:font-size="11pt" style:font-size-asian="11pt" style:font-size-complex="11pt"/>
    </style:style>
    <style:style style:name="T4194" style:parent-style-name="DefaultParagraphFont" style:family="text">
      <style:text-properties style:font-name="Garamond" fo:font-size="11pt" style:font-size-asian="11pt" style:font-size-complex="11pt"/>
    </style:style>
    <style:style style:name="T4195" style:parent-style-name="DefaultParagraphFont" style:family="text">
      <style:text-properties style:font-name="Garamond" fo:font-size="11pt" style:font-size-asian="11pt" style:font-size-complex="11pt"/>
    </style:style>
    <style:style style:name="T4196" style:parent-style-name="DefaultParagraphFont" style:family="text">
      <style:text-properties style:font-name="Garamond" fo:font-size="11pt" style:font-size-asian="11pt" style:font-size-complex="11pt"/>
    </style:style>
    <style:style style:name="T4197" style:parent-style-name="DefaultParagraphFont" style:family="text">
      <style:text-properties style:font-name="Garamond" fo:font-size="11pt" style:font-size-asian="11pt" style:font-size-complex="11pt"/>
    </style:style>
    <style:style style:name="T4198" style:parent-style-name="DefaultParagraphFont" style:family="text">
      <style:text-properties style:font-name="Garamond" fo:font-size="11pt" style:font-size-asian="11pt" style:font-size-complex="11pt"/>
    </style:style>
    <style:style style:name="T4199" style:parent-style-name="DefaultParagraphFont" style:family="text">
      <style:text-properties style:font-name="Garamond" fo:font-size="11pt" style:font-size-asian="11pt" style:font-size-complex="11pt"/>
    </style:style>
    <style:style style:name="T4200" style:parent-style-name="DefaultParagraphFont" style:family="text">
      <style:text-properties style:font-name="Garamond" fo:font-size="11pt" style:font-size-asian="11pt" style:font-size-complex="11pt"/>
    </style:style>
    <style:style style:name="P4201" style:parent-style-name="Normal" style:family="paragraph">
      <style:paragraph-properties fo:text-align="justify" fo:margin-bottom="0in" fo:line-height="115%" fo:text-indent="0.2in"/>
    </style:style>
    <style:style style:name="T4202" style:parent-style-name="DefaultParagraphFont" style:family="text">
      <style:text-properties style:font-name="Garamond" fo:font-size="11pt" style:font-size-asian="11pt" style:font-size-complex="11pt"/>
    </style:style>
    <style:style style:name="T4203" style:parent-style-name="DefaultParagraphFont" style:family="text">
      <style:text-properties style:font-name="Garamond" fo:font-size="11pt" style:font-size-asian="11pt" style:font-size-complex="11pt"/>
    </style:style>
    <style:style style:name="T4204" style:parent-style-name="DefaultParagraphFont" style:family="text">
      <style:text-properties style:font-name="Garamond" fo:font-size="11pt" style:font-size-asian="11pt" style:font-size-complex="11pt"/>
    </style:style>
    <style:style style:name="T4205" style:parent-style-name="DefaultParagraphFont" style:family="text">
      <style:text-properties style:font-name="Garamond" fo:font-size="11pt" style:font-size-asian="11pt" style:font-size-complex="11pt"/>
    </style:style>
    <style:style style:name="T4206" style:parent-style-name="DefaultParagraphFont" style:family="text">
      <style:text-properties style:font-name="Garamond" fo:font-size="11pt" style:font-size-asian="11pt" style:font-size-complex="11pt"/>
    </style:style>
    <style:style style:name="T4207" style:parent-style-name="DefaultParagraphFont" style:family="text">
      <style:text-properties style:font-name="Garamond" fo:font-weight="bold" style:font-weight-asian="bold" style:font-weight-complex="bold" fo:font-size="11pt" style:font-size-asian="11pt" style:font-size-complex="11pt"/>
    </style:style>
    <style:style style:name="T4208" style:parent-style-name="DefaultParagraphFont" style:family="text">
      <style:text-properties style:font-name="Garamond" fo:font-weight="bold" style:font-weight-asian="bold" style:font-weight-complex="bold" fo:font-size="11pt" style:font-size-asian="11pt" style:font-size-complex="11pt"/>
    </style:style>
    <style:style style:name="T4209" style:parent-style-name="DefaultParagraphFont" style:family="text">
      <style:text-properties style:font-name="Garamond" fo:font-weight="bold" style:font-weight-asian="bold" style:font-weight-complex="bold" fo:font-size="11pt" style:font-size-asian="11pt" style:font-size-complex="11pt"/>
    </style:style>
    <style:style style:name="T4210" style:parent-style-name="DefaultParagraphFont" style:family="text">
      <style:text-properties style:font-name="Garamond" fo:font-weight="bold" style:font-weight-asian="bold" style:font-weight-complex="bold" fo:font-size="11pt" style:font-size-asian="11pt" style:font-size-complex="11pt"/>
    </style:style>
    <style:style style:name="T4211" style:parent-style-name="DefaultParagraphFont" style:family="text">
      <style:text-properties style:font-name="Garamond" fo:font-weight="bold" style:font-weight-asian="bold" style:font-weight-complex="bold" fo:font-size="11pt" style:font-size-asian="11pt" style:font-size-complex="11pt"/>
    </style:style>
    <style:style style:name="T4212" style:parent-style-name="DefaultParagraphFont" style:family="text">
      <style:text-properties style:font-name="Garamond" fo:font-weight="bold" style:font-weight-asian="bold" style:font-weight-complex="bold" fo:font-size="11pt" style:font-size-asian="11pt" style:font-size-complex="11pt"/>
    </style:style>
    <style:style style:name="T4213" style:parent-style-name="DefaultParagraphFont" style:family="text">
      <style:text-properties style:font-name="Garamond" fo:font-weight="bold" style:font-weight-asian="bold" style:font-weight-complex="bold" fo:font-size="11pt" style:font-size-asian="11pt" style:font-size-complex="11pt"/>
    </style:style>
    <style:style style:name="T4214" style:parent-style-name="DefaultParagraphFont" style:family="text">
      <style:text-properties style:font-name="Garamond" fo:font-weight="bold" style:font-weight-asian="bold" style:font-weight-complex="bold" fo:font-size="11pt" style:font-size-asian="11pt" style:font-size-complex="11pt"/>
    </style:style>
    <style:style style:name="T4215" style:parent-style-name="DefaultParagraphFont" style:family="text">
      <style:text-properties style:font-name="Garamond" fo:font-weight="bold" style:font-weight-asian="bold" style:font-weight-complex="bold" fo:font-size="11pt" style:font-size-asian="11pt" style:font-size-complex="11pt"/>
    </style:style>
    <style:style style:name="T4216" style:parent-style-name="DefaultParagraphFont" style:family="text">
      <style:text-properties style:font-name="Garamond" fo:font-weight="bold" style:font-weight-asian="bold" style:font-weight-complex="bold" fo:font-size="11pt" style:font-size-asian="11pt" style:font-size-complex="11pt"/>
    </style:style>
    <style:style style:name="T4217" style:parent-style-name="DefaultParagraphFont" style:family="text">
      <style:text-properties style:font-name="Garamond" fo:font-weight="bold" style:font-weight-asian="bold" style:font-weight-complex="bold" fo:font-size="11pt" style:font-size-asian="11pt" style:font-size-complex="11pt"/>
    </style:style>
    <style:style style:name="T4218" style:parent-style-name="DefaultParagraphFont" style:family="text">
      <style:text-properties style:font-name="Garamond" fo:font-weight="bold" style:font-weight-asian="bold" style:font-weight-complex="bold" fo:font-size="11pt" style:font-size-asian="11pt" style:font-size-complex="11pt"/>
    </style:style>
    <style:style style:name="T4219" style:parent-style-name="DefaultParagraphFont" style:family="text">
      <style:text-properties style:font-name="Garamond" fo:font-weight="bold" style:font-weight-asian="bold" style:font-weight-complex="bold" fo:font-size="11pt" style:font-size-asian="11pt" style:font-size-complex="11pt"/>
    </style:style>
    <style:style style:name="T4220" style:parent-style-name="DefaultParagraphFont" style:family="text">
      <style:text-properties style:font-name="Garamond" fo:font-weight="bold" style:font-weight-asian="bold" style:font-weight-complex="bold" fo:font-size="11pt" style:font-size-asian="11pt" style:font-size-complex="11pt"/>
    </style:style>
    <style:style style:name="T4221" style:parent-style-name="DefaultParagraphFont" style:family="text">
      <style:text-properties style:font-name="Garamond" fo:font-weight="bold" style:font-weight-asian="bold" style:font-weight-complex="bold" fo:font-size="11pt" style:font-size-asian="11pt" style:font-size-complex="11pt"/>
    </style:style>
    <style:style style:name="T4222" style:parent-style-name="DefaultParagraphFont" style:family="text">
      <style:text-properties style:font-name="Garamond" fo:font-weight="bold" style:font-weight-asian="bold" style:font-weight-complex="bold" fo:font-size="11pt" style:font-size-asian="11pt" style:font-size-complex="11pt"/>
    </style:style>
    <style:style style:name="T4223" style:parent-style-name="DefaultParagraphFont" style:family="text">
      <style:text-properties style:font-name="Garamond" fo:font-weight="bold" style:font-weight-asian="bold" style:font-weight-complex="bold" fo:font-size="11pt" style:font-size-asian="11pt" style:font-size-complex="11pt"/>
    </style:style>
    <style:style style:name="P42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225" style:parent-style-name="Normal" style:family="paragraph">
      <style:paragraph-properties fo:text-align="justify" fo:margin-bottom="0in" fo:line-height="115%" fo:text-indent="0.2in"/>
    </style:style>
    <style:style style:name="T4226" style:parent-style-name="DefaultParagraphFont" style:family="text">
      <style:text-properties style:font-name="Garamond" fo:font-size="11pt" style:font-size-asian="11pt" style:font-size-complex="11pt"/>
    </style:style>
    <style:style style:name="T4227" style:parent-style-name="DefaultParagraphFont" style:family="text">
      <style:text-properties style:font-name="Garamond" fo:font-size="11pt" style:font-size-asian="11pt" style:font-size-complex="11pt"/>
    </style:style>
    <style:style style:name="T4228" style:parent-style-name="DefaultParagraphFont" style:family="text">
      <style:text-properties style:font-name="Garamond" fo:font-size="11pt" style:font-size-asian="11pt" style:font-size-complex="11pt"/>
    </style:style>
    <style:style style:name="T4229" style:parent-style-name="DefaultParagraphFont" style:family="text">
      <style:text-properties style:font-name="Garamond" fo:font-weight="bold" style:font-weight-asian="bold" style:font-weight-complex="bold" fo:font-size="11pt" style:font-size-asian="11pt" style:font-size-complex="11pt"/>
    </style:style>
    <style:style style:name="T4230" style:parent-style-name="DefaultParagraphFont" style:family="text">
      <style:text-properties style:font-name="Garamond" fo:font-weight="bold" style:font-weight-asian="bold" style:font-weight-complex="bold" fo:font-size="11pt" style:font-size-asian="11pt" style:font-size-complex="11pt"/>
    </style:style>
    <style:style style:name="T4231" style:parent-style-name="DefaultParagraphFont" style:family="text">
      <style:text-properties style:font-name="Garamond" fo:font-weight="bold" style:font-weight-asian="bold" style:font-weight-complex="bold" fo:font-size="11pt" style:font-size-asian="11pt" style:font-size-complex="11pt"/>
    </style:style>
    <style:style style:name="T4232" style:parent-style-name="DefaultParagraphFont" style:family="text">
      <style:text-properties style:font-name="Garamond" fo:font-weight="bold" style:font-weight-asian="bold" style:font-weight-complex="bold" fo:font-size="11pt" style:font-size-asian="11pt" style:font-size-complex="11pt"/>
    </style:style>
    <style:style style:name="T4233" style:parent-style-name="DefaultParagraphFont" style:family="text">
      <style:text-properties style:font-name="Garamond" fo:font-weight="bold" style:font-weight-asian="bold" style:font-weight-complex="bold" fo:font-size="11pt" style:font-size-asian="11pt" style:font-size-complex="11pt"/>
    </style:style>
    <style:style style:name="T4234" style:parent-style-name="DefaultParagraphFont" style:family="text">
      <style:text-properties style:font-name="Garamond" fo:font-weight="bold" style:font-weight-asian="bold" style:font-weight-complex="bold" fo:font-size="11pt" style:font-size-asian="11pt" style:font-size-complex="11pt"/>
    </style:style>
    <style:style style:name="T4235" style:parent-style-name="DefaultParagraphFont" style:family="text">
      <style:text-properties style:font-name="Garamond" fo:font-weight="bold" style:font-weight-asian="bold" style:font-weight-complex="bold" fo:font-size="11pt" style:font-size-asian="11pt" style:font-size-complex="11pt"/>
    </style:style>
    <style:style style:name="T4236" style:parent-style-name="DefaultParagraphFont" style:family="text">
      <style:text-properties style:font-name="Garamond" fo:font-weight="bold" style:font-weight-asian="bold" style:font-weight-complex="bold" fo:font-size="11pt" style:font-size-asian="11pt" style:font-size-complex="11pt"/>
    </style:style>
    <style:style style:name="T4237" style:parent-style-name="DefaultParagraphFont" style:family="text">
      <style:text-properties style:font-name="Garamond" fo:font-weight="bold" style:font-weight-asian="bold" style:font-weight-complex="bold" fo:font-size="11pt" style:font-size-asian="11pt" style:font-size-complex="11pt"/>
    </style:style>
    <style:style style:name="T4238" style:parent-style-name="DefaultParagraphFont" style:family="text">
      <style:text-properties style:font-name="Garamond" fo:font-weight="bold" style:font-weight-asian="bold" style:font-weight-complex="bold" fo:font-size="11pt" style:font-size-asian="11pt" style:font-size-complex="11pt"/>
    </style:style>
    <style:style style:name="T4239" style:parent-style-name="DefaultParagraphFont" style:family="text">
      <style:text-properties style:font-name="Garamond" fo:font-weight="bold" style:font-weight-asian="bold" style:font-weight-complex="bold" fo:font-size="11pt" style:font-size-asian="11pt" style:font-size-complex="11pt"/>
    </style:style>
    <style:style style:name="T4240" style:parent-style-name="DefaultParagraphFont" style:family="text">
      <style:text-properties style:font-name="Garamond" fo:font-weight="bold" style:font-weight-asian="bold" style:font-weight-complex="bold" fo:font-size="11pt" style:font-size-asian="11pt" style:font-size-complex="11pt"/>
    </style:style>
    <style:style style:name="T4241" style:parent-style-name="DefaultParagraphFont" style:family="text">
      <style:text-properties style:font-name="Garamond" fo:font-weight="bold" style:font-weight-asian="bold" style:font-weight-complex="bold" fo:font-size="11pt" style:font-size-asian="11pt" style:font-size-complex="11pt"/>
    </style:style>
    <style:style style:name="T4242" style:parent-style-name="DefaultParagraphFont" style:family="text">
      <style:text-properties style:font-name="Garamond" fo:font-weight="bold" style:font-weight-asian="bold" style:font-weight-complex="bold" fo:font-size="11pt" style:font-size-asian="11pt" style:font-size-complex="11pt"/>
    </style:style>
    <style:style style:name="T4243" style:parent-style-name="DefaultParagraphFont" style:family="text">
      <style:text-properties style:font-name="Garamond" fo:font-size="11pt" style:font-size-asian="11pt" style:font-size-complex="11pt"/>
    </style:style>
    <style:style style:name="T4244" style:parent-style-name="DefaultParagraphFont" style:family="text">
      <style:text-properties style:font-name="Garamond" fo:font-size="11pt" style:font-size-asian="11pt" style:font-size-complex="11pt"/>
    </style:style>
    <style:style style:name="T4245" style:parent-style-name="DefaultParagraphFont" style:family="text">
      <style:text-properties style:font-name="Garamond" fo:font-size="11pt" style:font-size-asian="11pt" style:font-size-complex="11pt"/>
    </style:style>
    <style:style style:name="T4246" style:parent-style-name="DefaultParagraphFont" style:family="text">
      <style:text-properties style:font-name="Garamond" fo:font-size="11pt" style:font-size-asian="11pt" style:font-size-complex="11pt"/>
    </style:style>
    <style:style style:name="T4247" style:parent-style-name="DefaultParagraphFont" style:family="text">
      <style:text-properties style:font-name="Garamond" fo:font-size="11pt" style:font-size-asian="11pt" style:font-size-complex="11pt"/>
    </style:style>
    <style:style style:name="T4248" style:parent-style-name="DefaultParagraphFont" style:family="text">
      <style:text-properties style:font-name="Garamond" fo:font-size="11pt" style:font-size-asian="11pt" style:font-size-complex="11pt"/>
    </style:style>
    <style:style style:name="T4249" style:parent-style-name="DefaultParagraphFont" style:family="text">
      <style:text-properties style:font-name="Garamond" fo:font-size="11pt" style:font-size-asian="11pt" style:font-size-complex="11pt"/>
    </style:style>
    <style:style style:name="T4250" style:parent-style-name="DefaultParagraphFont" style:family="text">
      <style:text-properties style:font-name="Garamond" fo:font-size="11pt" style:font-size-asian="11pt" style:font-size-complex="11pt"/>
    </style:style>
    <style:style style:name="T4251" style:parent-style-name="DefaultParagraphFont" style:family="text">
      <style:text-properties style:font-name="Garamond" fo:font-size="11pt" style:font-size-asian="11pt" style:font-size-complex="11pt"/>
    </style:style>
    <style:style style:name="T4252" style:parent-style-name="DefaultParagraphFont" style:family="text">
      <style:text-properties style:font-name="Garamond" fo:font-size="11pt" style:font-size-asian="11pt" style:font-size-complex="11pt"/>
    </style:style>
    <style:style style:name="T4253" style:parent-style-name="DefaultParagraphFont" style:family="text">
      <style:text-properties style:font-name="Garamond" fo:font-size="11pt" style:font-size-asian="11pt" style:font-size-complex="11pt"/>
    </style:style>
    <style:style style:name="T4254" style:parent-style-name="DefaultParagraphFont" style:family="text">
      <style:text-properties style:font-name="Garamond" fo:font-size="11pt" style:font-size-asian="11pt" style:font-size-complex="11pt"/>
    </style:style>
    <style:style style:name="T4255" style:parent-style-name="DefaultParagraphFont" style:family="text">
      <style:text-properties style:font-name="Garamond" fo:font-size="11pt" style:font-size-asian="11pt" style:font-size-complex="11pt"/>
    </style:style>
    <style:style style:name="T4256" style:parent-style-name="DefaultParagraphFont" style:family="text">
      <style:text-properties style:font-name="Garamond" fo:font-size="11pt" style:font-size-asian="11pt" style:font-size-complex="11pt"/>
    </style:style>
    <style:style style:name="T4257" style:parent-style-name="DefaultParagraphFont" style:family="text">
      <style:text-properties style:font-name="Garamond" fo:font-size="11pt" style:font-size-asian="11pt" style:font-size-complex="11pt"/>
    </style:style>
    <style:style style:name="T4258" style:parent-style-name="DefaultParagraphFont" style:family="text">
      <style:text-properties style:font-name="Garamond" fo:font-size="11pt" style:font-size-asian="11pt" style:font-size-complex="11pt"/>
    </style:style>
    <style:style style:name="T4259" style:parent-style-name="DefaultParagraphFont" style:family="text">
      <style:text-properties style:font-name="Garamond" fo:font-size="11pt" style:font-size-asian="11pt" style:font-size-complex="11pt"/>
    </style:style>
    <style:style style:name="T4260" style:parent-style-name="DefaultParagraphFont" style:family="text">
      <style:text-properties style:font-name="Garamond" fo:font-size="11pt" style:font-size-asian="11pt" style:font-size-complex="11pt"/>
    </style:style>
    <style:style style:name="T4261" style:parent-style-name="DefaultParagraphFont" style:family="text">
      <style:text-properties style:font-name="Garamond" fo:font-size="11pt" style:font-size-asian="11pt" style:font-size-complex="11pt"/>
    </style:style>
    <style:style style:name="T4262" style:parent-style-name="DefaultParagraphFont" style:family="text">
      <style:text-properties style:font-name="Garamond" fo:font-size="11pt" style:font-size-asian="11pt" style:font-size-complex="11pt"/>
    </style:style>
    <style:style style:name="T4263" style:parent-style-name="DefaultParagraphFont" style:family="text">
      <style:text-properties style:font-name="Garamond" fo:font-size="11pt" style:font-size-asian="11pt" style:font-size-complex="11pt"/>
    </style:style>
    <style:style style:name="T4264" style:parent-style-name="DefaultParagraphFont" style:family="text">
      <style:text-properties style:font-name="Garamond" fo:font-size="11pt" style:font-size-asian="11pt" style:font-size-complex="11pt"/>
    </style:style>
    <style:style style:name="T4265" style:parent-style-name="DefaultParagraphFont" style:family="text">
      <style:text-properties style:font-name="Garamond" fo:font-size="11pt" style:font-size-asian="11pt" style:font-size-complex="11pt"/>
    </style:style>
    <style:style style:name="T4266" style:parent-style-name="DefaultParagraphFont" style:family="text">
      <style:text-properties style:font-name="Garamond" fo:font-size="11pt" style:font-size-asian="11pt" style:font-size-complex="11pt"/>
    </style:style>
    <style:style style:name="T4267" style:parent-style-name="DefaultParagraphFont" style:family="text">
      <style:text-properties style:font-name="Garamond" fo:font-size="11pt" style:font-size-asian="11pt" style:font-size-complex="11pt"/>
    </style:style>
    <style:style style:name="T4268" style:parent-style-name="DefaultParagraphFont" style:family="text">
      <style:text-properties style:font-name="Garamond" fo:font-size="11pt" style:font-size-asian="11pt" style:font-size-complex="11pt"/>
    </style:style>
    <style:style style:name="T4269" style:parent-style-name="DefaultParagraphFont" style:family="text">
      <style:text-properties style:font-name="Garamond" fo:font-size="11pt" style:font-size-asian="11pt" style:font-size-complex="11pt"/>
    </style:style>
    <style:style style:name="T4270" style:parent-style-name="DefaultParagraphFont" style:family="text">
      <style:text-properties style:font-name="Garamond" fo:font-size="11pt" style:font-size-asian="11pt" style:font-size-complex="11pt"/>
    </style:style>
    <style:style style:name="T4271" style:parent-style-name="DefaultParagraphFont" style:family="text">
      <style:text-properties style:font-name="Garamond" fo:font-size="11pt" style:font-size-asian="11pt" style:font-size-complex="11pt"/>
    </style:style>
    <style:style style:name="T4272" style:parent-style-name="DefaultParagraphFont" style:family="text">
      <style:text-properties style:font-name="Garamond" fo:font-size="11pt" style:font-size-asian="11pt" style:font-size-complex="11pt"/>
    </style:style>
    <style:style style:name="T4273" style:parent-style-name="DefaultParagraphFont" style:family="text">
      <style:text-properties style:font-name="Garamond" fo:font-size="11pt" style:font-size-asian="11pt" style:font-size-complex="11pt"/>
    </style:style>
    <style:style style:name="T4274" style:parent-style-name="DefaultParagraphFont" style:family="text">
      <style:text-properties style:font-name="Garamond" fo:font-size="11pt" style:font-size-asian="11pt" style:font-size-complex="11pt"/>
    </style:style>
    <style:style style:name="T4275" style:parent-style-name="DefaultParagraphFont" style:family="text">
      <style:text-properties style:font-name="Garamond" fo:font-size="11pt" style:font-size-asian="11pt" style:font-size-complex="11pt"/>
    </style:style>
    <style:style style:name="T4276" style:parent-style-name="DefaultParagraphFont" style:family="text">
      <style:text-properties style:font-name="Garamond" fo:font-size="11pt" style:font-size-asian="11pt" style:font-size-complex="11pt"/>
    </style:style>
    <style:style style:name="T4277" style:parent-style-name="DefaultParagraphFont" style:family="text">
      <style:text-properties style:font-name="Garamond" fo:font-size="11pt" style:font-size-asian="11pt" style:font-size-complex="11pt"/>
    </style:style>
    <style:style style:name="T4278" style:parent-style-name="DefaultParagraphFont" style:family="text">
      <style:text-properties style:font-name="Garamond" fo:font-size="11pt" style:font-size-asian="11pt" style:font-size-complex="11pt"/>
    </style:style>
    <style:style style:name="T4279" style:parent-style-name="DefaultParagraphFont" style:family="text">
      <style:text-properties style:font-name="Garamond" fo:font-size="11pt" style:font-size-asian="11pt" style:font-size-complex="11pt"/>
    </style:style>
    <style:style style:name="T4280" style:parent-style-name="DefaultParagraphFont" style:family="text">
      <style:text-properties style:font-name="Garamond" fo:font-size="11pt" style:font-size-asian="11pt" style:font-size-complex="11pt"/>
    </style:style>
    <style:style style:name="P4281" style:parent-style-name="Normal" style:family="paragraph">
      <style:paragraph-properties fo:text-align="justify" fo:margin-bottom="0in" fo:line-height="115%" fo:text-indent="0.2in"/>
    </style:style>
    <style:style style:name="T4282" style:parent-style-name="DefaultParagraphFont" style:family="text">
      <style:text-properties style:font-name="Garamond" fo:font-weight="bold" style:font-weight-asian="bold" style:font-weight-complex="bold" fo:font-size="11pt" style:font-size-asian="11pt" style:font-size-complex="11pt"/>
    </style:style>
    <style:style style:name="T4283" style:parent-style-name="DefaultParagraphFont" style:family="text">
      <style:text-properties style:font-name="Garamond" fo:font-weight="bold" style:font-weight-asian="bold" style:font-weight-complex="bold" fo:font-size="11pt" style:font-size-asian="11pt" style:font-size-complex="11pt"/>
    </style:style>
    <style:style style:name="T4284" style:parent-style-name="DefaultParagraphFont" style:family="text">
      <style:text-properties style:font-name="Garamond" fo:font-weight="bold" style:font-weight-asian="bold" style:font-weight-complex="bold" fo:font-size="11pt" style:font-size-asian="11pt" style:font-size-complex="11pt"/>
    </style:style>
    <style:style style:name="T4285" style:parent-style-name="DefaultParagraphFont" style:family="text">
      <style:text-properties style:font-name="Garamond" fo:font-weight="bold" style:font-weight-asian="bold" style:font-weight-complex="bold" fo:font-size="11pt" style:font-size-asian="11pt" style:font-size-complex="11pt"/>
    </style:style>
    <style:style style:name="T4286" style:parent-style-name="DefaultParagraphFont" style:family="text">
      <style:text-properties style:font-name="Garamond" fo:font-weight="bold" style:font-weight-asian="bold" style:font-weight-complex="bold" fo:font-size="11pt" style:font-size-asian="11pt" style:font-size-complex="11pt"/>
    </style:style>
    <style:style style:name="T4287" style:parent-style-name="DefaultParagraphFont" style:family="text">
      <style:text-properties style:font-name="Garamond" fo:font-size="11pt" style:font-size-asian="11pt" style:font-size-complex="11pt"/>
    </style:style>
    <style:style style:name="T4288" style:parent-style-name="DefaultParagraphFont" style:family="text">
      <style:text-properties style:font-name="Garamond" fo:font-size="11pt" style:font-size-asian="11pt" style:font-size-complex="11pt"/>
    </style:style>
    <style:style style:name="T4289" style:parent-style-name="DefaultParagraphFont" style:family="text">
      <style:text-properties style:font-name="Garamond" fo:font-size="11pt" style:font-size-asian="11pt" style:font-size-complex="11pt"/>
    </style:style>
    <style:style style:name="T4290" style:parent-style-name="DefaultParagraphFont" style:family="text">
      <style:text-properties style:font-name="Garamond" fo:font-size="11pt" style:font-size-asian="11pt" style:font-size-complex="11pt"/>
    </style:style>
    <style:style style:name="T4291" style:parent-style-name="DefaultParagraphFont" style:family="text">
      <style:text-properties style:font-name="Garamond" fo:font-size="11pt" style:font-size-asian="11pt" style:font-size-complex="11pt"/>
    </style:style>
    <style:style style:name="T4292" style:parent-style-name="DefaultParagraphFont" style:family="text">
      <style:text-properties style:font-name="Garamond" fo:font-size="11pt" style:font-size-asian="11pt" style:font-size-complex="11pt"/>
    </style:style>
    <style:style style:name="T4293" style:parent-style-name="DefaultParagraphFont" style:family="text">
      <style:text-properties style:font-name="Garamond" fo:font-size="11pt" style:font-size-asian="11pt" style:font-size-complex="11pt"/>
    </style:style>
    <style:style style:name="T4294" style:parent-style-name="DefaultParagraphFont" style:family="text">
      <style:text-properties style:font-name="Garamond" fo:font-size="11pt" style:font-size-asian="11pt" style:font-size-complex="11pt"/>
    </style:style>
    <style:style style:name="T4295" style:parent-style-name="DefaultParagraphFont" style:family="text">
      <style:text-properties style:font-name="Garamond" fo:font-size="11pt" style:font-size-asian="11pt" style:font-size-complex="11pt"/>
    </style:style>
    <style:style style:name="T4296" style:parent-style-name="DefaultParagraphFont" style:family="text">
      <style:text-properties style:font-name="Garamond" fo:font-size="11pt" style:font-size-asian="11pt" style:font-size-complex="11pt"/>
    </style:style>
    <style:style style:name="T4297" style:parent-style-name="DefaultParagraphFont" style:family="text">
      <style:text-properties style:font-name="Garamond" fo:font-size="11pt" style:font-size-asian="11pt" style:font-size-complex="11pt"/>
    </style:style>
    <style:style style:name="T4298" style:parent-style-name="DefaultParagraphFont" style:family="text">
      <style:text-properties style:font-name="Garamond" fo:font-size="11pt" style:font-size-asian="11pt" style:font-size-complex="11pt"/>
    </style:style>
    <style:style style:name="T4299" style:parent-style-name="DefaultParagraphFont" style:family="text">
      <style:text-properties style:font-name="Garamond" fo:font-size="11pt" style:font-size-asian="11pt" style:font-size-complex="11pt"/>
    </style:style>
    <style:style style:name="P43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301"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302"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303" style:parent-style-name="Heading2" style:family="paragraph">
      <style:paragraph-properties fo:text-align="start" fo:line-height="115%"/>
      <style:text-properties style:font-name="Garamond"/>
    </style:style>
    <style:style style:name="P4304" style:parent-style-name="Normal" style:family="paragraph">
      <style:paragraph-properties fo:text-align="justify" fo:margin-bottom="0in" fo:line-height="115%" fo:text-indent="0.2in"/>
    </style:style>
    <style:style style:name="T4305" style:parent-style-name="DefaultParagraphFont" style:family="text">
      <style:text-properties style:font-name="Garamond" fo:font-weight="bold" style:font-weight-asian="bold" style:font-weight-complex="bold" fo:font-size="11pt" style:font-size-asian="11pt" style:font-size-complex="11pt"/>
    </style:style>
    <style:style style:name="T4306" style:parent-style-name="DefaultParagraphFont" style:family="text">
      <style:text-properties style:font-name="Garamond" fo:font-size="11pt" style:font-size-asian="11pt" style:font-size-complex="11pt"/>
    </style:style>
    <style:style style:name="T4307" style:parent-style-name="DefaultParagraphFont" style:family="text">
      <style:text-properties style:font-name="Garamond" fo:font-size="11pt" style:font-size-asian="11pt" style:font-size-complex="11pt"/>
    </style:style>
    <style:style style:name="P430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309" style:parent-style-name="Normal" style:family="paragraph">
      <style:paragraph-properties fo:text-align="justify" fo:margin-bottom="0in" fo:line-height="115%" fo:text-indent="0.2in"/>
    </style:style>
    <style:style style:name="T4310" style:parent-style-name="DefaultParagraphFont" style:family="text">
      <style:text-properties style:font-name="Garamond" fo:font-weight="bold" style:font-weight-asian="bold" style:font-weight-complex="bold" fo:font-size="11pt" style:font-size-asian="11pt" style:font-size-complex="11pt"/>
    </style:style>
    <style:style style:name="T4311" style:parent-style-name="DefaultParagraphFont" style:family="text">
      <style:text-properties style:font-name="Garamond" fo:font-weight="bold" style:font-weight-asian="bold" style:font-weight-complex="bold" fo:font-size="11pt" style:font-size-asian="11pt" style:font-size-complex="11pt"/>
    </style:style>
    <style:style style:name="T4312" style:parent-style-name="DefaultParagraphFont" style:family="text">
      <style:text-properties style:font-name="Garamond" fo:font-weight="bold" style:font-weight-asian="bold" style:font-weight-complex="bold" fo:font-size="11pt" style:font-size-asian="11pt" style:font-size-complex="11pt"/>
    </style:style>
    <style:style style:name="T4313" style:parent-style-name="DefaultParagraphFont" style:family="text">
      <style:text-properties style:font-name="Garamond" fo:font-weight="bold" style:font-weight-asian="bold" style:font-weight-complex="bold" fo:font-size="11pt" style:font-size-asian="11pt" style:font-size-complex="11pt"/>
    </style:style>
    <style:style style:name="T4314" style:parent-style-name="DefaultParagraphFont" style:family="text">
      <style:text-properties style:font-name="Garamond" fo:font-size="11pt" style:font-size-asian="11pt" style:font-size-complex="11pt"/>
    </style:style>
    <style:style style:name="T4315" style:parent-style-name="DefaultParagraphFont" style:family="text">
      <style:text-properties style:font-name="Garamond" fo:font-size="11pt" style:font-size-asian="11pt" style:font-size-complex="11pt"/>
    </style:style>
    <style:style style:name="T4316" style:parent-style-name="DefaultParagraphFont" style:family="text">
      <style:text-properties style:font-name="Garamond" fo:font-size="11pt" style:font-size-asian="11pt" style:font-size-complex="11pt"/>
    </style:style>
    <style:style style:name="T4317" style:parent-style-name="DefaultParagraphFont" style:family="text">
      <style:text-properties style:font-name="Garamond" fo:font-weight="bold" style:font-weight-asian="bold" style:font-weight-complex="bold" fo:font-size="11pt" style:font-size-asian="11pt" style:font-size-complex="11pt"/>
    </style:style>
    <style:style style:name="T4318" style:parent-style-name="DefaultParagraphFont" style:family="text">
      <style:text-properties style:font-name="Garamond" fo:font-weight="bold" style:font-weight-asian="bold" style:font-weight-complex="bold" fo:font-size="11pt" style:font-size-asian="11pt" style:font-size-complex="11pt"/>
    </style:style>
    <style:style style:name="T4319" style:parent-style-name="DefaultParagraphFont" style:family="text">
      <style:text-properties style:font-name="Garamond" fo:font-weight="bold" style:font-weight-asian="bold" style:font-weight-complex="bold" fo:font-size="11pt" style:font-size-asian="11pt" style:font-size-complex="11pt"/>
    </style:style>
    <style:style style:name="T4320" style:parent-style-name="DefaultParagraphFont" style:family="text">
      <style:text-properties style:font-name="Garamond" fo:font-weight="bold" style:font-weight-asian="bold" style:font-weight-complex="bold" fo:font-size="11pt" style:font-size-asian="11pt" style:font-size-complex="11pt"/>
    </style:style>
    <style:style style:name="T4321" style:parent-style-name="DefaultParagraphFont" style:family="text">
      <style:text-properties style:font-name="Garamond" fo:font-weight="bold" style:font-weight-asian="bold" style:font-weight-complex="bold" fo:font-size="11pt" style:font-size-asian="11pt" style:font-size-complex="11pt"/>
    </style:style>
    <style:style style:name="T4322" style:parent-style-name="DefaultParagraphFont" style:family="text">
      <style:text-properties style:font-name="Garamond" fo:font-weight="bold" style:font-weight-asian="bold" style:font-weight-complex="bold" fo:font-size="11pt" style:font-size-asian="11pt" style:font-size-complex="11pt"/>
    </style:style>
    <style:style style:name="P4323" style:parent-style-name="Normal" style:family="paragraph">
      <style:paragraph-properties fo:text-align="justify" fo:margin-bottom="0in" fo:line-height="115%" fo:text-indent="0.2in"/>
    </style:style>
    <style:style style:name="T4324" style:parent-style-name="DefaultParagraphFont" style:family="text">
      <style:text-properties style:font-name="Garamond" fo:font-size="11pt" style:font-size-asian="11pt" style:font-size-complex="11pt"/>
    </style:style>
    <style:style style:name="T4325" style:parent-style-name="DefaultParagraphFont" style:family="text">
      <style:text-properties style:font-name="Garamond" fo:font-size="11pt" style:font-size-asian="11pt" style:font-size-complex="11pt"/>
    </style:style>
    <style:style style:name="T4326" style:parent-style-name="DefaultParagraphFont" style:family="text">
      <style:text-properties style:font-name="Garamond" fo:font-size="11pt" style:font-size-asian="11pt" style:font-size-complex="11pt"/>
    </style:style>
    <style:style style:name="T4327" style:parent-style-name="DefaultParagraphFont" style:family="text">
      <style:text-properties style:font-name="Garamond" fo:font-size="11pt" style:font-size-asian="11pt" style:font-size-complex="11pt"/>
    </style:style>
    <style:style style:name="T4328" style:parent-style-name="DefaultParagraphFont" style:family="text">
      <style:text-properties style:font-name="Garamond" fo:font-size="11pt" style:font-size-asian="11pt" style:font-size-complex="11pt"/>
    </style:style>
    <style:style style:name="T4329" style:parent-style-name="DefaultParagraphFont" style:family="text">
      <style:text-properties style:font-name="Garamond" fo:font-size="11pt" style:font-size-asian="11pt" style:font-size-complex="11pt"/>
    </style:style>
    <style:style style:name="T4330" style:parent-style-name="DefaultParagraphFont" style:family="text">
      <style:text-properties style:font-name="Garamond" fo:font-size="11pt" style:font-size-asian="11pt" style:font-size-complex="11pt"/>
    </style:style>
    <style:style style:name="T4331" style:parent-style-name="DefaultParagraphFont" style:family="text">
      <style:text-properties style:font-name="Garamond" fo:font-weight="bold" style:font-weight-asian="bold" style:font-weight-complex="bold" fo:font-size="11pt" style:font-size-asian="11pt" style:font-size-complex="11pt"/>
    </style:style>
    <style:style style:name="T4332" style:parent-style-name="DefaultParagraphFont" style:family="text">
      <style:text-properties style:font-name="Garamond" fo:font-weight="bold" style:font-weight-asian="bold" style:font-weight-complex="bold" fo:font-size="11pt" style:font-size-asian="11pt" style:font-size-complex="11pt"/>
    </style:style>
    <style:style style:name="T4333" style:parent-style-name="DefaultParagraphFont" style:family="text">
      <style:text-properties style:font-name="Garamond" fo:font-weight="bold" style:font-weight-asian="bold" style:font-weight-complex="bold" fo:font-size="11pt" style:font-size-asian="11pt" style:font-size-complex="11pt"/>
    </style:style>
    <style:style style:name="P4334" style:parent-style-name="Normal" style:family="paragraph">
      <style:paragraph-properties fo:text-align="justify" fo:margin-bottom="0in" fo:line-height="115%" fo:text-indent="0.2in"/>
    </style:style>
    <style:style style:name="T4335" style:parent-style-name="DefaultParagraphFont" style:family="text">
      <style:text-properties style:font-name="Garamond" fo:font-size="11pt" style:font-size-asian="11pt" style:font-size-complex="11pt"/>
    </style:style>
    <style:style style:name="T4336" style:parent-style-name="DefaultParagraphFont" style:family="text">
      <style:text-properties style:font-name="Garamond" fo:font-size="11pt" style:font-size-asian="11pt" style:font-size-complex="11pt"/>
    </style:style>
    <style:style style:name="T4337" style:parent-style-name="DefaultParagraphFont" style:family="text">
      <style:text-properties style:font-name="Garamond" fo:font-size="11pt" style:font-size-asian="11pt" style:font-size-complex="11pt"/>
    </style:style>
    <style:style style:name="T4338" style:parent-style-name="DefaultParagraphFont" style:family="text">
      <style:text-properties style:font-name="Garamond" fo:font-size="11pt" style:font-size-asian="11pt" style:font-size-complex="11pt"/>
    </style:style>
    <style:style style:name="T4339" style:parent-style-name="DefaultParagraphFont" style:family="text">
      <style:text-properties style:font-name="Garamond" fo:font-size="11pt" style:font-size-asian="11pt" style:font-size-complex="11pt"/>
    </style:style>
    <style:style style:name="T4340" style:parent-style-name="DefaultParagraphFont" style:family="text">
      <style:text-properties style:font-name="Garamond" fo:font-weight="bold" style:font-weight-asian="bold" style:font-weight-complex="bold" fo:font-size="11pt" style:font-size-asian="11pt" style:font-size-complex="11pt"/>
    </style:style>
    <style:style style:name="T4341" style:parent-style-name="DefaultParagraphFont" style:family="text">
      <style:text-properties style:font-name="Garamond" fo:font-size="11pt" style:font-size-asian="11pt" style:font-size-complex="11pt"/>
    </style:style>
    <style:style style:name="T4342" style:parent-style-name="DefaultParagraphFont" style:family="text">
      <style:text-properties style:font-name="Garamond" fo:font-size="11pt" style:font-size-asian="11pt" style:font-size-complex="11pt"/>
    </style:style>
    <style:style style:name="T4343" style:parent-style-name="DefaultParagraphFont" style:family="text">
      <style:text-properties style:font-name="Garamond" fo:font-size="11pt" style:font-size-asian="11pt" style:font-size-complex="11pt"/>
    </style:style>
    <style:style style:name="T4344" style:parent-style-name="DefaultParagraphFont" style:family="text">
      <style:text-properties style:font-name="Garamond" fo:font-weight="bold" style:font-weight-asian="bold" style:font-weight-complex="bold" fo:font-size="11pt" style:font-size-asian="11pt" style:font-size-complex="11pt"/>
    </style:style>
    <style:style style:name="T4345" style:parent-style-name="DefaultParagraphFont" style:family="text">
      <style:text-properties style:font-name="Garamond" fo:font-size="11pt" style:font-size-asian="11pt" style:font-size-complex="11pt"/>
    </style:style>
    <style:style style:name="T4346" style:parent-style-name="DefaultParagraphFont" style:family="text">
      <style:text-properties style:font-name="Garamond" fo:font-weight="bold" style:font-weight-asian="bold" style:font-weight-complex="bold" fo:font-size="11pt" style:font-size-asian="11pt" style:font-size-complex="11pt"/>
    </style:style>
    <style:style style:name="T4347" style:parent-style-name="DefaultParagraphFont" style:family="text">
      <style:text-properties style:font-name="Garamond" fo:font-size="11pt" style:font-size-asian="11pt" style:font-size-complex="11pt"/>
    </style:style>
    <style:style style:name="T4348" style:parent-style-name="DefaultParagraphFont" style:family="text">
      <style:text-properties style:font-name="Garamond" fo:font-weight="bold" style:font-weight-asian="bold" style:font-weight-complex="bold" fo:font-size="11pt" style:font-size-asian="11pt" style:font-size-complex="11pt"/>
    </style:style>
    <style:style style:name="T4349" style:parent-style-name="DefaultParagraphFont" style:family="text">
      <style:text-properties style:font-name="Garamond" fo:font-size="11pt" style:font-size-asian="11pt" style:font-size-complex="11pt"/>
    </style:style>
    <style:style style:name="T4350" style:parent-style-name="DefaultParagraphFont" style:family="text">
      <style:text-properties style:font-name="Garamond" fo:font-weight="bold" style:font-weight-asian="bold" style:font-weight-complex="bold" fo:font-size="11pt" style:font-size-asian="11pt" style:font-size-complex="11pt"/>
    </style:style>
    <style:style style:name="T4351" style:parent-style-name="DefaultParagraphFont" style:family="text">
      <style:text-properties style:font-name="Garamond" fo:font-weight="bold" style:font-weight-asian="bold" style:font-weight-complex="bold" fo:font-size="11pt" style:font-size-asian="11pt" style:font-size-complex="11pt"/>
    </style:style>
    <style:style style:name="T4352" style:parent-style-name="DefaultParagraphFont" style:family="text">
      <style:text-properties style:font-name="Garamond" fo:font-size="11pt" style:font-size-asian="11pt" style:font-size-complex="11pt"/>
    </style:style>
    <style:style style:name="T4353" style:parent-style-name="DefaultParagraphFont" style:family="text">
      <style:text-properties style:font-name="Garamond" fo:font-weight="bold" style:font-weight-asian="bold" style:font-weight-complex="bold" fo:font-size="11pt" style:font-size-asian="11pt" style:font-size-complex="11pt"/>
    </style:style>
    <style:style style:name="T4354" style:parent-style-name="DefaultParagraphFont" style:family="text">
      <style:text-properties style:font-name="Garamond" fo:font-size="11pt" style:font-size-asian="11pt" style:font-size-complex="11pt"/>
    </style:style>
    <style:style style:name="T4355" style:parent-style-name="DefaultParagraphFont" style:family="text">
      <style:text-properties style:font-name="Garamond" fo:font-weight="bold" style:font-weight-asian="bold" style:font-weight-complex="bold" fo:font-size="11pt" style:font-size-asian="11pt" style:font-size-complex="11pt"/>
    </style:style>
    <style:style style:name="T4356" style:parent-style-name="DefaultParagraphFont" style:family="text">
      <style:text-properties style:font-name="Garamond" fo:font-weight="bold" style:font-weight-asian="bold" style:font-weight-complex="bold" fo:font-size="11pt" style:font-size-asian="11pt" style:font-size-complex="11pt"/>
    </style:style>
    <style:style style:name="T4357" style:parent-style-name="DefaultParagraphFont" style:family="text">
      <style:text-properties style:font-name="Garamond" fo:font-size="11pt" style:font-size-asian="11pt" style:font-size-complex="11pt"/>
    </style:style>
    <style:style style:name="T4358" style:parent-style-name="DefaultParagraphFont" style:family="text">
      <style:text-properties style:font-name="Garamond" fo:font-weight="bold" style:font-weight-asian="bold" style:font-weight-complex="bold" fo:font-size="11pt" style:font-size-asian="11pt" style:font-size-complex="11pt"/>
    </style:style>
    <style:style style:name="T4359" style:parent-style-name="DefaultParagraphFont" style:family="text">
      <style:text-properties style:font-name="Garamond" fo:font-size="11pt" style:font-size-asian="11pt" style:font-size-complex="11pt"/>
    </style:style>
    <style:style style:name="P4360" style:parent-style-name="Normal" style:family="paragraph">
      <style:paragraph-properties fo:text-align="justify" fo:margin-bottom="0in" fo:line-height="115%" fo:text-indent="0.2in"/>
    </style:style>
    <style:style style:name="T4361" style:parent-style-name="DefaultParagraphFont" style:family="text">
      <style:text-properties style:font-name="Garamond" fo:font-size="11pt" style:font-size-asian="11pt" style:font-size-complex="11pt"/>
    </style:style>
    <style:style style:name="T4362" style:parent-style-name="DefaultParagraphFont" style:family="text">
      <style:text-properties style:font-name="Garamond" fo:font-size="11pt" style:font-size-asian="11pt" style:font-size-complex="11pt"/>
    </style:style>
    <style:style style:name="T4363" style:parent-style-name="DefaultParagraphFont" style:family="text">
      <style:text-properties style:font-name="Garamond" fo:font-size="11pt" style:font-size-asian="11pt" style:font-size-complex="11pt"/>
    </style:style>
    <style:style style:name="T4364" style:parent-style-name="DefaultParagraphFont" style:family="text">
      <style:text-properties style:font-name="Garamond" fo:font-size="11pt" style:font-size-asian="11pt" style:font-size-complex="11pt"/>
    </style:style>
    <style:style style:name="T4365" style:parent-style-name="DefaultParagraphFont" style:family="text">
      <style:text-properties style:font-name="Garamond" fo:font-weight="bold" style:font-weight-asian="bold" style:font-weight-complex="bold" fo:font-size="11pt" style:font-size-asian="11pt" style:font-size-complex="11pt"/>
    </style:style>
    <style:style style:name="T4366" style:parent-style-name="DefaultParagraphFont" style:family="text">
      <style:text-properties style:font-name="Garamond" fo:font-weight="bold" style:font-weight-asian="bold" style:font-weight-complex="bold" fo:font-size="11pt" style:font-size-asian="11pt" style:font-size-complex="11pt"/>
    </style:style>
    <style:style style:name="T4367" style:parent-style-name="DefaultParagraphFont" style:family="text">
      <style:text-properties style:font-name="Garamond" fo:font-weight="bold" style:font-weight-asian="bold" style:font-weight-complex="bold" fo:font-size="11pt" style:font-size-asian="11pt" style:font-size-complex="11pt"/>
    </style:style>
    <style:style style:name="T4368" style:parent-style-name="DefaultParagraphFont" style:family="text">
      <style:text-properties style:font-name="Garamond" fo:font-size="11pt" style:font-size-asian="11pt" style:font-size-complex="11pt"/>
    </style:style>
    <style:style style:name="T4369" style:parent-style-name="DefaultParagraphFont" style:family="text">
      <style:text-properties style:font-name="Garamond" fo:font-size="11pt" style:font-size-asian="11pt" style:font-size-complex="11pt"/>
    </style:style>
    <style:style style:name="T4370" style:parent-style-name="DefaultParagraphFont" style:family="text">
      <style:text-properties style:font-name="Garamond" fo:font-size="11pt" style:font-size-asian="11pt" style:font-size-complex="11pt"/>
    </style:style>
    <style:style style:name="T4371" style:parent-style-name="DefaultParagraphFont" style:family="text">
      <style:text-properties style:font-name="Garamond" fo:font-size="11pt" style:font-size-asian="11pt" style:font-size-complex="11pt"/>
    </style:style>
    <style:style style:name="T4372" style:parent-style-name="DefaultParagraphFont" style:family="text">
      <style:text-properties style:font-name="Garamond" fo:font-size="11pt" style:font-size-asian="11pt" style:font-size-complex="11pt"/>
    </style:style>
    <style:style style:name="T4373" style:parent-style-name="DefaultParagraphFont" style:family="text">
      <style:text-properties style:font-name="Garamond" fo:font-size="11pt" style:font-size-asian="11pt" style:font-size-complex="11pt"/>
    </style:style>
    <style:style style:name="T4374" style:parent-style-name="DefaultParagraphFont" style:family="text">
      <style:text-properties style:font-name="Garamond" fo:font-size="11pt" style:font-size-asian="11pt" style:font-size-complex="11pt"/>
    </style:style>
    <style:style style:name="T4375" style:parent-style-name="DefaultParagraphFont" style:family="text">
      <style:text-properties style:font-name="Garamond" fo:font-size="11pt" style:font-size-asian="11pt" style:font-size-complex="11pt"/>
    </style:style>
    <style:style style:name="T4376" style:parent-style-name="DefaultParagraphFont" style:family="text">
      <style:text-properties style:font-name="Garamond" fo:font-size="11pt" style:font-size-asian="11pt" style:font-size-complex="11pt"/>
    </style:style>
    <style:style style:name="T4377" style:parent-style-name="DefaultParagraphFont" style:family="text">
      <style:text-properties style:font-name="Garamond" fo:font-size="11pt" style:font-size-asian="11pt" style:font-size-complex="11pt"/>
    </style:style>
    <style:style style:name="T4378" style:parent-style-name="DefaultParagraphFont" style:family="text">
      <style:text-properties style:font-name="Garamond" fo:font-size="11pt" style:font-size-asian="11pt" style:font-size-complex="11pt"/>
    </style:style>
    <style:style style:name="P43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3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381" style:parent-style-name="Normal" style:family="paragraph">
      <style:paragraph-properties fo:text-align="justify" fo:margin-bottom="0in" fo:line-height="115%" fo:text-indent="0.2in"/>
    </style:style>
    <style:style style:name="T4382" style:parent-style-name="DefaultParagraphFont" style:family="text">
      <style:text-properties style:font-name="Garamond" fo:font-size="11pt" style:font-size-asian="11pt" style:font-size-complex="11pt"/>
    </style:style>
    <style:style style:name="T4383" style:parent-style-name="DefaultParagraphFont" style:family="text">
      <style:text-properties style:font-name="Garamond" fo:font-size="11pt" style:font-size-asian="11pt" style:font-size-complex="11pt"/>
    </style:style>
    <style:style style:name="T4384" style:parent-style-name="DefaultParagraphFont" style:family="text">
      <style:text-properties style:font-name="Garamond" fo:font-size="11pt" style:font-size-asian="11pt" style:font-size-complex="11pt"/>
    </style:style>
    <style:style style:name="T4385" style:parent-style-name="DefaultParagraphFont" style:family="text">
      <style:text-properties style:font-name="Garamond" fo:font-size="11pt" style:font-size-asian="11pt" style:font-size-complex="11pt"/>
    </style:style>
    <style:style style:name="T4386" style:parent-style-name="DefaultParagraphFont" style:family="text">
      <style:text-properties style:font-name="Garamond" fo:font-size="11pt" style:font-size-asian="11pt" style:font-size-complex="11pt"/>
    </style:style>
    <style:style style:name="T4387" style:parent-style-name="DefaultParagraphFont" style:family="text">
      <style:text-properties style:font-name="Garamond" fo:font-weight="bold" style:font-weight-asian="bold" style:font-weight-complex="bold" fo:font-size="11pt" style:font-size-asian="11pt" style:font-size-complex="11pt"/>
    </style:style>
    <style:style style:name="T4388" style:parent-style-name="DefaultParagraphFont" style:family="text">
      <style:text-properties style:font-name="Garamond" fo:font-weight="bold" style:font-weight-asian="bold" style:font-weight-complex="bold" fo:font-size="11pt" style:font-size-asian="11pt" style:font-size-complex="11pt"/>
    </style:style>
    <style:style style:name="T4389" style:parent-style-name="DefaultParagraphFont" style:family="text">
      <style:text-properties style:font-name="Garamond" fo:font-weight="bold" style:font-weight-asian="bold" style:font-weight-complex="bold" fo:font-size="11pt" style:font-size-asian="11pt" style:font-size-complex="11pt"/>
    </style:style>
    <style:style style:name="T4390" style:parent-style-name="DefaultParagraphFont" style:family="text">
      <style:text-properties style:font-name="Garamond" fo:font-size="11pt" style:font-size-asian="11pt" style:font-size-complex="11pt"/>
    </style:style>
    <style:style style:name="T4391" style:parent-style-name="DefaultParagraphFont" style:family="text">
      <style:text-properties style:font-name="Garamond" fo:font-size="11pt" style:font-size-asian="11pt" style:font-size-complex="11pt"/>
    </style:style>
    <style:style style:name="T4392" style:parent-style-name="DefaultParagraphFont" style:family="text">
      <style:text-properties style:font-name="Garamond" fo:font-size="11pt" style:font-size-asian="11pt" style:font-size-complex="11pt"/>
    </style:style>
    <style:style style:name="T4393" style:parent-style-name="DefaultParagraphFont" style:family="text">
      <style:text-properties style:font-name="Garamond" fo:font-size="11pt" style:font-size-asian="11pt" style:font-size-complex="11pt"/>
    </style:style>
    <style:style style:name="T4394" style:parent-style-name="DefaultParagraphFont" style:family="text">
      <style:text-properties style:font-name="Garamond" fo:font-size="11pt" style:font-size-asian="11pt" style:font-size-complex="11pt"/>
    </style:style>
    <style:style style:name="P4395" style:parent-style-name="Normal" style:family="paragraph">
      <style:paragraph-properties fo:text-align="justify" fo:margin-bottom="0in" fo:line-height="115%" fo:text-indent="0.2in"/>
    </style:style>
    <style:style style:name="T4396" style:parent-style-name="DefaultParagraphFont" style:family="text">
      <style:text-properties style:font-name="Garamond" fo:font-weight="bold" style:font-weight-asian="bold" style:font-weight-complex="bold" fo:font-size="11pt" style:font-size-asian="11pt" style:font-size-complex="11pt"/>
    </style:style>
    <style:style style:name="T4397" style:parent-style-name="DefaultParagraphFont" style:family="text">
      <style:text-properties style:font-name="Garamond" fo:font-weight="bold" style:font-weight-asian="bold" style:font-weight-complex="bold" fo:font-size="11pt" style:font-size-asian="11pt" style:font-size-complex="11pt"/>
    </style:style>
    <style:style style:name="T4398" style:parent-style-name="DefaultParagraphFont" style:family="text">
      <style:text-properties style:font-name="Garamond" fo:font-size="11pt" style:font-size-asian="11pt" style:font-size-complex="11pt"/>
    </style:style>
    <style:style style:name="T4399" style:parent-style-name="DefaultParagraphFont" style:family="text">
      <style:text-properties style:font-name="Garamond" fo:font-size="11pt" style:font-size-asian="11pt" style:font-size-complex="11pt"/>
    </style:style>
    <style:style style:name="T4400" style:parent-style-name="DefaultParagraphFont" style:family="text">
      <style:text-properties style:font-name="Garamond" fo:font-size="11pt" style:font-size-asian="11pt" style:font-size-complex="11pt"/>
    </style:style>
    <style:style style:name="T4401" style:parent-style-name="DefaultParagraphFont" style:family="text">
      <style:text-properties style:font-name="Garamond" fo:font-size="11pt" style:font-size-asian="11pt" style:font-size-complex="11pt"/>
    </style:style>
    <style:style style:name="T4402" style:parent-style-name="DefaultParagraphFont" style:family="text">
      <style:text-properties style:font-name="Garamond" fo:font-size="11pt" style:font-size-asian="11pt" style:font-size-complex="11pt"/>
    </style:style>
    <style:style style:name="T4403" style:parent-style-name="DefaultParagraphFont" style:family="text">
      <style:text-properties style:font-name="Garamond" fo:font-size="11pt" style:font-size-asian="11pt" style:font-size-complex="11pt"/>
    </style:style>
    <style:style style:name="T4404" style:parent-style-name="DefaultParagraphFont" style:family="text">
      <style:text-properties style:font-name="Garamond" fo:font-size="11pt" style:font-size-asian="11pt" style:font-size-complex="11pt"/>
    </style:style>
    <style:style style:name="T4405" style:parent-style-name="DefaultParagraphFont" style:family="text">
      <style:text-properties style:font-name="Garamond" fo:font-size="11pt" style:font-size-asian="11pt" style:font-size-complex="11pt"/>
    </style:style>
    <style:style style:name="P4406" style:parent-style-name="Normal" style:family="paragraph">
      <style:paragraph-properties fo:text-align="justify" fo:margin-bottom="0in" fo:line-height="115%" fo:text-indent="0.2in"/>
    </style:style>
    <style:style style:name="T4407" style:parent-style-name="DefaultParagraphFont" style:family="text">
      <style:text-properties style:font-name="Garamond" fo:font-weight="bold" style:font-weight-asian="bold" style:font-weight-complex="bold" fo:font-size="11pt" style:font-size-asian="11pt" style:font-size-complex="11pt"/>
    </style:style>
    <style:style style:name="T4408" style:parent-style-name="DefaultParagraphFont" style:family="text">
      <style:text-properties style:font-name="Garamond" fo:font-weight="bold" style:font-weight-asian="bold" style:font-weight-complex="bold" fo:font-size="11pt" style:font-size-asian="11pt" style:font-size-complex="11pt"/>
    </style:style>
    <style:style style:name="T4409" style:parent-style-name="DefaultParagraphFont" style:family="text">
      <style:text-properties style:font-name="Garamond" fo:font-weight="bold" style:font-weight-asian="bold" style:font-weight-complex="bold" fo:font-size="11pt" style:font-size-asian="11pt" style:font-size-complex="11pt"/>
    </style:style>
    <style:style style:name="T4410" style:parent-style-name="DefaultParagraphFont" style:family="text">
      <style:text-properties style:font-name="Garamond" fo:font-weight="bold" style:font-weight-asian="bold" style:font-weight-complex="bold" fo:font-size="11pt" style:font-size-asian="11pt" style:font-size-complex="11pt"/>
    </style:style>
    <style:style style:name="T4411" style:parent-style-name="DefaultParagraphFont" style:family="text">
      <style:text-properties style:font-name="Garamond" fo:font-weight="bold" style:font-weight-asian="bold" style:font-weight-complex="bold" fo:font-size="11pt" style:font-size-asian="11pt" style:font-size-complex="11pt"/>
    </style:style>
    <style:style style:name="T4412" style:parent-style-name="DefaultParagraphFont" style:family="text">
      <style:text-properties style:font-name="Garamond" fo:font-weight="bold" style:font-weight-asian="bold" style:font-weight-complex="bold" fo:font-size="11pt" style:font-size-asian="11pt" style:font-size-complex="11pt"/>
    </style:style>
    <style:style style:name="T4413" style:parent-style-name="DefaultParagraphFont" style:family="text">
      <style:text-properties style:font-name="Garamond" fo:font-size="11pt" style:font-size-asian="11pt" style:font-size-complex="11pt"/>
    </style:style>
    <style:style style:name="T4414" style:parent-style-name="DefaultParagraphFont" style:family="text">
      <style:text-properties style:font-name="Garamond" fo:font-size="11pt" style:font-size-asian="11pt" style:font-size-complex="11pt"/>
    </style:style>
    <style:style style:name="T4415" style:parent-style-name="DefaultParagraphFont" style:family="text">
      <style:text-properties style:font-name="Garamond" fo:font-size="11pt" style:font-size-asian="11pt" style:font-size-complex="11pt"/>
    </style:style>
    <style:style style:name="T4416" style:parent-style-name="DefaultParagraphFont" style:family="text">
      <style:text-properties style:font-name="Garamond" fo:font-size="11pt" style:font-size-asian="11pt" style:font-size-complex="11pt"/>
    </style:style>
    <style:style style:name="T4417" style:parent-style-name="DefaultParagraphFont" style:family="text">
      <style:text-properties style:font-name="Garamond" fo:font-size="11pt" style:font-size-asian="11pt" style:font-size-complex="11pt"/>
    </style:style>
    <style:style style:name="T4418" style:parent-style-name="DefaultParagraphFont" style:family="text">
      <style:text-properties style:font-name="Garamond" fo:font-size="11pt" style:font-size-asian="11pt" style:font-size-complex="11pt"/>
    </style:style>
    <style:style style:name="T4419" style:parent-style-name="DefaultParagraphFont" style:family="text">
      <style:text-properties style:font-name="Garamond" fo:font-size="11pt" style:font-size-asian="11pt" style:font-size-complex="11pt"/>
    </style:style>
    <style:style style:name="T4420" style:parent-style-name="DefaultParagraphFont" style:family="text">
      <style:text-properties style:font-name="Garamond" fo:font-size="11pt" style:font-size-asian="11pt" style:font-size-complex="11pt"/>
    </style:style>
    <style:style style:name="T4421" style:parent-style-name="DefaultParagraphFont" style:family="text">
      <style:text-properties style:font-name="Garamond" fo:font-size="11pt" style:font-size-asian="11pt" style:font-size-complex="11pt"/>
    </style:style>
    <style:style style:name="T4422" style:parent-style-name="DefaultParagraphFont" style:family="text">
      <style:text-properties style:font-name="Garamond" fo:font-size="11pt" style:font-size-asian="11pt" style:font-size-complex="11pt"/>
    </style:style>
    <style:style style:name="T4423" style:parent-style-name="DefaultParagraphFont" style:family="text">
      <style:text-properties style:font-name="Garamond" fo:font-size="11pt" style:font-size-asian="11pt" style:font-size-complex="11pt"/>
    </style:style>
    <style:style style:name="P4424" style:parent-style-name="Normal" style:family="paragraph">
      <style:paragraph-properties fo:text-align="justify" fo:margin-bottom="0in" fo:line-height="115%" fo:text-indent="0.2in"/>
    </style:style>
    <style:style style:name="T4425" style:parent-style-name="DefaultParagraphFont" style:family="text">
      <style:text-properties style:font-name="Garamond" fo:font-weight="bold" style:font-weight-asian="bold" style:font-weight-complex="bold" fo:font-size="11pt" style:font-size-asian="11pt" style:font-size-complex="11pt"/>
    </style:style>
    <style:style style:name="T4426" style:parent-style-name="DefaultParagraphFont" style:family="text">
      <style:text-properties style:font-name="Garamond" fo:font-weight="bold" style:font-weight-asian="bold" style:font-weight-complex="bold" fo:font-size="11pt" style:font-size-asian="11pt" style:font-size-complex="11pt"/>
    </style:style>
    <style:style style:name="T4427" style:parent-style-name="DefaultParagraphFont" style:family="text">
      <style:text-properties style:font-name="Garamond" fo:font-weight="bold" style:font-weight-asian="bold" style:font-weight-complex="bold" fo:font-size="11pt" style:font-size-asian="11pt" style:font-size-complex="11pt"/>
    </style:style>
    <style:style style:name="T4428" style:parent-style-name="DefaultParagraphFont" style:family="text">
      <style:text-properties style:font-name="Garamond" fo:font-size="11pt" style:font-size-asian="11pt" style:font-size-complex="11pt"/>
    </style:style>
    <style:style style:name="T4429" style:parent-style-name="DefaultParagraphFont" style:family="text">
      <style:text-properties style:font-name="Garamond" fo:font-size="11pt" style:font-size-asian="11pt" style:font-size-complex="11pt"/>
    </style:style>
    <style:style style:name="T4430" style:parent-style-name="DefaultParagraphFont" style:family="text">
      <style:text-properties style:font-name="Garamond" fo:font-size="11pt" style:font-size-asian="11pt" style:font-size-complex="11pt"/>
    </style:style>
    <style:style style:name="T4431" style:parent-style-name="DefaultParagraphFont" style:family="text">
      <style:text-properties style:font-name="Garamond" fo:font-size="11pt" style:font-size-asian="11pt" style:font-size-complex="11pt"/>
    </style:style>
    <style:style style:name="T4432" style:parent-style-name="DefaultParagraphFont" style:family="text">
      <style:text-properties style:font-name="Garamond" fo:font-size="11pt" style:font-size-asian="11pt" style:font-size-complex="11pt"/>
    </style:style>
    <style:style style:name="T4433" style:parent-style-name="DefaultParagraphFont" style:family="text">
      <style:text-properties style:font-name="Garamond" fo:font-size="11pt" style:font-size-asian="11pt" style:font-size-complex="11pt"/>
    </style:style>
    <style:style style:name="T4434" style:parent-style-name="DefaultParagraphFont" style:family="text">
      <style:text-properties style:font-name="Garamond" fo:font-size="11pt" style:font-size-asian="11pt" style:font-size-complex="11pt"/>
    </style:style>
    <style:style style:name="T4435" style:parent-style-name="DefaultParagraphFont" style:family="text">
      <style:text-properties style:font-name="Garamond" fo:font-size="11pt" style:font-size-asian="11pt" style:font-size-complex="11pt"/>
    </style:style>
    <style:style style:name="T4436" style:parent-style-name="DefaultParagraphFont" style:family="text">
      <style:text-properties style:font-name="Garamond" fo:font-size="11pt" style:font-size-asian="11pt" style:font-size-complex="11pt"/>
    </style:style>
    <style:style style:name="T4437" style:parent-style-name="DefaultParagraphFont" style:family="text">
      <style:text-properties style:font-name="Garamond" fo:font-size="11pt" style:font-size-asian="11pt" style:font-size-complex="11pt"/>
    </style:style>
    <style:style style:name="T4438" style:parent-style-name="DefaultParagraphFont" style:family="text">
      <style:text-properties style:font-name="Garamond" fo:font-size="11pt" style:font-size-asian="11pt" style:font-size-complex="11pt"/>
    </style:style>
    <style:style style:name="T4439" style:parent-style-name="DefaultParagraphFont" style:family="text">
      <style:text-properties style:font-name="Garamond" fo:font-size="11pt" style:font-size-asian="11pt" style:font-size-complex="11pt"/>
    </style:style>
    <style:style style:name="P4440"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4441" style:parent-style-name="ListParagraph" style:family="paragraph">
      <style:paragraph-properties fo:text-align="justify" fo:margin-bottom="0in" fo:line-height="115%" fo:margin-left="0in" fo:text-indent="0.2in">
        <style:tab-stops>
          <style:tab-stop style:type="left" style:position="0.3125in"/>
        </style:tab-stops>
      </style:paragraph-properties>
      <style:text-properties style:font-name="Garamond" fo:font-size="11pt" style:font-size-asian="11pt" style:font-size-complex="11pt"/>
    </style:style>
    <style:style style:name="P4442" style:parent-style-name="ListParagraph" style:family="paragraph">
      <style:paragraph-properties fo:text-align="justify" fo:margin-bottom="0in" fo:line-height="115%" fo:margin-left="0in" fo:text-indent="0.2in">
        <style:tab-stops>
          <style:tab-stop style:type="left" style:position="0.3125in"/>
        </style:tab-stops>
      </style:paragraph-properties>
    </style:style>
    <style:style style:name="T4443" style:parent-style-name="DefaultParagraphFont" style:family="text">
      <style:text-properties style:font-name="Garamond" fo:font-size="11pt" style:font-size-asian="11pt" style:font-size-complex="11pt"/>
    </style:style>
    <style:style style:name="T4444" style:parent-style-name="DefaultParagraphFont" style:family="text">
      <style:text-properties style:font-name="Garamond" fo:font-size="11pt" style:font-size-asian="11pt" style:font-size-complex="11pt"/>
    </style:style>
    <style:style style:name="T4445" style:parent-style-name="DefaultParagraphFont" style:family="text">
      <style:text-properties style:font-name="Garamond" fo:font-size="11pt" style:font-size-asian="11pt" style:font-size-complex="11pt"/>
    </style:style>
    <style:style style:name="T4446" style:parent-style-name="DefaultParagraphFont" style:family="text">
      <style:text-properties style:font-name="Garamond" fo:font-size="11pt" style:font-size-asian="11pt" style:font-size-complex="11pt"/>
    </style:style>
    <style:style style:name="T4447" style:parent-style-name="DefaultParagraphFont" style:family="text">
      <style:text-properties style:font-name="Garamond" fo:font-size="11pt" style:font-size-asian="11pt" style:font-size-complex="11pt"/>
    </style:style>
    <style:style style:name="T4448" style:parent-style-name="DefaultParagraphFont" style:family="text">
      <style:text-properties style:font-name="Garamond" fo:font-size="11pt" style:font-size-asian="11pt" style:font-size-complex="11pt"/>
    </style:style>
    <style:style style:name="T4449" style:parent-style-name="DefaultParagraphFont" style:family="text">
      <style:text-properties style:font-name="Garamond" fo:font-size="11pt" style:font-size-asian="11pt" style:font-size-complex="11pt"/>
    </style:style>
    <style:style style:name="T4450" style:parent-style-name="DefaultParagraphFont" style:family="text">
      <style:text-properties style:font-name="Garamond" fo:font-size="11pt" style:font-size-asian="11pt" style:font-size-complex="11pt"/>
    </style:style>
    <style:style style:name="T4451" style:parent-style-name="DefaultParagraphFont" style:family="text">
      <style:text-properties style:font-name="Garamond" fo:font-size="11pt" style:font-size-asian="11pt" style:font-size-complex="11pt"/>
    </style:style>
    <style:style style:name="T4452" style:parent-style-name="DefaultParagraphFont" style:family="text">
      <style:text-properties style:font-name="Garamond" fo:font-size="11pt" style:font-size-asian="11pt" style:font-size-complex="11pt"/>
    </style:style>
    <style:style style:name="T4453" style:parent-style-name="DefaultParagraphFont" style:family="text">
      <style:text-properties style:font-name="Garamond" fo:font-size="11pt" style:font-size-asian="11pt" style:font-size-complex="11pt"/>
    </style:style>
    <style:style style:name="T4454" style:parent-style-name="DefaultParagraphFont" style:family="text">
      <style:text-properties style:font-name="Garamond" fo:font-size="11pt" style:font-size-asian="11pt" style:font-size-complex="11pt"/>
    </style:style>
    <style:style style:name="T4455" style:parent-style-name="DefaultParagraphFont" style:family="text">
      <style:text-properties style:font-name="Garamond" fo:font-size="11pt" style:font-size-asian="11pt" style:font-size-complex="11pt"/>
    </style:style>
    <style:style style:name="T4456" style:parent-style-name="DefaultParagraphFont" style:family="text">
      <style:text-properties style:font-name="Garamond" fo:font-size="11pt" style:font-size-asian="11pt" style:font-size-complex="11pt"/>
    </style:style>
    <style:style style:name="P4457" style:parent-style-name="ListParagraph" style:family="paragraph">
      <style:paragraph-properties fo:text-align="justify" fo:margin-bottom="0in" fo:line-height="115%" fo:margin-left="0in" fo:text-indent="0.2in">
        <style:tab-stops>
          <style:tab-stop style:type="left" style:position="0.3125in"/>
        </style:tab-stops>
      </style:paragraph-properties>
    </style:style>
    <style:style style:name="T4458" style:parent-style-name="DefaultParagraphFont" style:family="text">
      <style:text-properties style:font-name="Garamond" fo:font-size="11pt" style:font-size-asian="11pt" style:font-size-complex="11pt"/>
    </style:style>
    <style:style style:name="T4459" style:parent-style-name="DefaultParagraphFont" style:family="text">
      <style:text-properties style:font-name="Garamond" fo:font-size="11pt" style:font-size-asian="11pt" style:font-size-complex="11pt"/>
    </style:style>
    <style:style style:name="T4460" style:parent-style-name="DefaultParagraphFont" style:family="text">
      <style:text-properties style:font-name="Garamond" fo:font-size="11pt" style:font-size-asian="11pt" style:font-size-complex="11pt"/>
    </style:style>
    <style:style style:name="T4461" style:parent-style-name="DefaultParagraphFont" style:family="text">
      <style:text-properties style:font-name="Garamond" fo:font-size="11pt" style:font-size-asian="11pt" style:font-size-complex="11pt"/>
    </style:style>
    <style:style style:name="T4462" style:parent-style-name="DefaultParagraphFont" style:family="text">
      <style:text-properties style:font-name="Garamond" fo:font-size="11pt" style:font-size-asian="11pt" style:font-size-complex="11pt"/>
    </style:style>
    <style:style style:name="T4463" style:parent-style-name="DefaultParagraphFont" style:family="text">
      <style:text-properties style:font-name="Garamond" fo:font-weight="bold" style:font-weight-asian="bold" style:font-weight-complex="bold" fo:font-size="11pt" style:font-size-asian="11pt" style:font-size-complex="11pt"/>
    </style:style>
    <style:style style:name="T4464" style:parent-style-name="DefaultParagraphFont" style:family="text">
      <style:text-properties style:font-name="Garamond" fo:font-weight="bold" style:font-weight-asian="bold" style:font-weight-complex="bold" fo:font-size="11pt" style:font-size-asian="11pt" style:font-size-complex="11pt"/>
    </style:style>
    <style:style style:name="T4465" style:parent-style-name="DefaultParagraphFont" style:family="text">
      <style:text-properties style:font-name="Garamond" fo:font-weight="bold" style:font-weight-asian="bold" style:font-weight-complex="bold" fo:font-size="11pt" style:font-size-asian="11pt" style:font-size-complex="11pt"/>
    </style:style>
    <style:style style:name="T4466" style:parent-style-name="DefaultParagraphFont" style:family="text">
      <style:text-properties style:font-name="Garamond" fo:font-size="11pt" style:font-size-asian="11pt" style:font-size-complex="11pt"/>
    </style:style>
    <style:style style:name="T4467" style:parent-style-name="DefaultParagraphFont" style:family="text">
      <style:text-properties style:font-name="Garamond" fo:font-size="11pt" style:font-size-asian="11pt" style:font-size-complex="11pt"/>
    </style:style>
    <style:style style:name="T4468" style:parent-style-name="DefaultParagraphFont" style:family="text">
      <style:text-properties style:font-name="Garamond" fo:font-size="11pt" style:font-size-asian="11pt" style:font-size-complex="11pt"/>
    </style:style>
    <style:style style:name="T4469" style:parent-style-name="DefaultParagraphFont" style:family="text">
      <style:text-properties style:font-name="Garamond" fo:font-size="11pt" style:font-size-asian="11pt" style:font-size-complex="11pt"/>
    </style:style>
    <style:style style:name="T4470" style:parent-style-name="DefaultParagraphFont" style:family="text">
      <style:text-properties style:font-name="Garamond" fo:font-size="11pt" style:font-size-asian="11pt" style:font-size-complex="11pt"/>
    </style:style>
    <style:style style:name="T4471" style:parent-style-name="DefaultParagraphFont" style:family="text">
      <style:text-properties style:font-name="Garamond" fo:font-size="11pt" style:font-size-asian="11pt" style:font-size-complex="11pt"/>
    </style:style>
    <style:style style:name="T4472" style:parent-style-name="DefaultParagraphFont" style:family="text">
      <style:text-properties style:font-name="Garamond" fo:font-size="11pt" style:font-size-asian="11pt" style:font-size-complex="11pt"/>
    </style:style>
    <style:style style:name="T4473" style:parent-style-name="DefaultParagraphFont" style:family="text">
      <style:text-properties style:font-name="Garamond" fo:font-size="11pt" style:font-size-asian="11pt" style:font-size-complex="11pt"/>
    </style:style>
    <style:style style:name="T4474" style:parent-style-name="DefaultParagraphFont" style:family="text">
      <style:text-properties style:font-name="Garamond" fo:font-size="11pt" style:font-size-asian="11pt" style:font-size-complex="11pt"/>
    </style:style>
    <style:style style:name="T4475" style:parent-style-name="DefaultParagraphFont" style:family="text">
      <style:text-properties style:font-name="Garamond" fo:font-size="11pt" style:font-size-asian="11pt" style:font-size-complex="11pt"/>
    </style:style>
    <style:style style:name="T4476" style:parent-style-name="DefaultParagraphFont" style:family="text">
      <style:text-properties style:font-name="Garamond" fo:font-size="11pt" style:font-size-asian="11pt" style:font-size-complex="11pt"/>
    </style:style>
    <style:style style:name="T4477" style:parent-style-name="DefaultParagraphFont" style:family="text">
      <style:text-properties style:font-name="Garamond" fo:font-size="11pt" style:font-size-asian="11pt" style:font-size-complex="11pt"/>
    </style:style>
    <style:style style:name="P4478" style:parent-style-name="Heading2" style:family="paragraph">
      <style:paragraph-properties fo:text-align="start" fo:line-height="115%"/>
      <style:text-properties style:font-name="Garamond"/>
    </style:style>
    <style:style style:name="P4479" style:parent-style-name="Normal" style:family="paragraph">
      <style:paragraph-properties fo:text-align="justify" fo:margin-bottom="0in" fo:line-height="115%" fo:text-indent="0.2in"/>
    </style:style>
    <style:style style:name="T4480" style:parent-style-name="DefaultParagraphFont" style:family="text">
      <style:text-properties style:font-name="Garamond" fo:font-weight="bold" style:font-weight-asian="bold" style:font-weight-complex="bold" fo:font-size="11pt" style:font-size-asian="11pt" style:font-size-complex="11pt"/>
    </style:style>
    <style:style style:name="T4481" style:parent-style-name="DefaultParagraphFont" style:family="text">
      <style:text-properties style:font-name="Garamond" fo:font-weight="bold" style:font-weight-asian="bold" style:font-weight-complex="bold" fo:font-size="11pt" style:font-size-asian="11pt" style:font-size-complex="11pt"/>
    </style:style>
    <style:style style:name="T4482" style:parent-style-name="DefaultParagraphFont" style:family="text">
      <style:text-properties style:font-name="Garamond" fo:font-size="11pt" style:font-size-asian="11pt" style:font-size-complex="11pt"/>
    </style:style>
    <style:style style:name="T4483" style:parent-style-name="DefaultParagraphFont" style:family="text">
      <style:text-properties style:font-name="Garamond" fo:font-size="11pt" style:font-size-asian="11pt" style:font-size-complex="11pt"/>
    </style:style>
    <style:style style:name="T4484" style:parent-style-name="DefaultParagraphFont" style:family="text">
      <style:text-properties style:font-name="Garamond" fo:font-size="11pt" style:font-size-asian="11pt" style:font-size-complex="11pt"/>
    </style:style>
    <style:style style:name="T4485" style:parent-style-name="DefaultParagraphFont" style:family="text">
      <style:text-properties style:font-name="Garamond" fo:font-size="11pt" style:font-size-asian="11pt" style:font-size-complex="11pt"/>
    </style:style>
    <style:style style:name="T4486" style:parent-style-name="DefaultParagraphFont" style:family="text">
      <style:text-properties style:font-name="Garamond" fo:font-size="11pt" style:font-size-asian="11pt" style:font-size-complex="11pt"/>
    </style:style>
    <style:style style:name="T4487" style:parent-style-name="DefaultParagraphFont" style:family="text">
      <style:text-properties style:font-name="Garamond" fo:font-size="11pt" style:font-size-asian="11pt" style:font-size-complex="11pt"/>
    </style:style>
    <style:style style:name="T4488" style:parent-style-name="DefaultParagraphFont" style:family="text">
      <style:text-properties style:font-name="Garamond" fo:font-size="11pt" style:font-size-asian="11pt" style:font-size-complex="11pt"/>
    </style:style>
    <style:style style:name="T4489" style:parent-style-name="DefaultParagraphFont" style:family="text">
      <style:text-properties style:font-name="Garamond" fo:font-size="11pt" style:font-size-asian="11pt" style:font-size-complex="11pt"/>
    </style:style>
    <style:style style:name="T4490" style:parent-style-name="DefaultParagraphFont" style:family="text">
      <style:text-properties style:font-name="Garamond" fo:font-size="11pt" style:font-size-asian="11pt" style:font-size-complex="11pt"/>
    </style:style>
    <style:style style:name="P4491" style:parent-style-name="Normal" style:family="paragraph">
      <style:paragraph-properties fo:text-align="justify" fo:margin-bottom="0in" fo:line-height="115%" fo:text-indent="0.2in"/>
    </style:style>
    <style:style style:name="T4492" style:parent-style-name="DefaultParagraphFont" style:family="text">
      <style:text-properties style:font-name="Garamond" fo:font-weight="bold" style:font-weight-asian="bold" style:font-weight-complex="bold" fo:font-size="11pt" style:font-size-asian="11pt" style:font-size-complex="11pt"/>
    </style:style>
    <style:style style:name="T4493" style:parent-style-name="DefaultParagraphFont" style:family="text">
      <style:text-properties style:font-name="Garamond" fo:font-size="11pt" style:font-size-asian="11pt" style:font-size-complex="11pt"/>
    </style:style>
    <style:style style:name="T4494" style:parent-style-name="DefaultParagraphFont" style:family="text">
      <style:text-properties style:font-name="Garamond" fo:font-size="11pt" style:font-size-asian="11pt" style:font-size-complex="11pt"/>
    </style:style>
    <style:style style:name="T4495" style:parent-style-name="DefaultParagraphFont" style:family="text">
      <style:text-properties style:font-name="Garamond" fo:font-size="11pt" style:font-size-asian="11pt" style:font-size-complex="11pt"/>
    </style:style>
    <style:style style:name="T4496" style:parent-style-name="DefaultParagraphFont" style:family="text">
      <style:text-properties style:font-name="Garamond" fo:font-size="11pt" style:font-size-asian="11pt" style:font-size-complex="11pt"/>
    </style:style>
    <style:style style:name="T4497" style:parent-style-name="DefaultParagraphFont" style:family="text">
      <style:text-properties style:font-name="Garamond" fo:font-size="11pt" style:font-size-asian="11pt" style:font-size-complex="11pt"/>
    </style:style>
    <style:style style:name="T4498" style:parent-style-name="DefaultParagraphFont" style:family="text">
      <style:text-properties style:font-name="Garamond" fo:font-size="11pt" style:font-size-asian="11pt" style:font-size-complex="11pt"/>
    </style:style>
    <style:style style:name="T4499" style:parent-style-name="DefaultParagraphFont" style:family="text">
      <style:text-properties style:font-name="Garamond" fo:font-size="11pt" style:font-size-asian="11pt" style:font-size-complex="11pt"/>
    </style:style>
    <style:style style:name="P45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5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50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1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2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3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4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5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55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5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6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7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8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59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0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4"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5"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6"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7"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8"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19"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20"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2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46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6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624" style:parent-style-name="Heading2" style:family="paragraph">
      <style:paragraph-properties fo:text-align="start" fo:line-height="115%"/>
      <style:text-properties style:font-name="Garamond"/>
    </style:style>
    <style:style style:name="P4625" style:parent-style-name="Normal" style:family="paragraph">
      <style:paragraph-properties fo:text-align="justify" fo:margin-bottom="0in" fo:line-height="115%" fo:text-indent="0.2in"/>
    </style:style>
    <style:style style:name="T4626" style:parent-style-name="DefaultParagraphFont" style:family="text">
      <style:text-properties style:font-name="Garamond" fo:font-weight="bold" style:font-weight-asian="bold" style:font-weight-complex="bold" fo:font-size="11pt" style:font-size-asian="11pt" style:font-size-complex="11pt"/>
    </style:style>
    <style:style style:name="T4627" style:parent-style-name="DefaultParagraphFont" style:family="text">
      <style:text-properties style:font-name="Garamond" fo:font-size="11pt" style:font-size-asian="11pt" style:font-size-complex="11pt"/>
    </style:style>
    <style:style style:name="T4628" style:parent-style-name="DefaultParagraphFont" style:family="text">
      <style:text-properties style:font-name="Garamond" fo:font-size="11pt" style:font-size-asian="11pt" style:font-size-complex="11pt"/>
    </style:style>
    <style:style style:name="T4629" style:parent-style-name="DefaultParagraphFont" style:family="text">
      <style:text-properties style:font-name="Garamond" fo:font-size="11pt" style:font-size-asian="11pt" style:font-size-complex="11pt"/>
    </style:style>
    <style:style style:name="T4630" style:parent-style-name="DefaultParagraphFont" style:family="text">
      <style:text-properties style:font-name="Garamond" fo:font-size="11pt" style:font-size-asian="11pt" style:font-size-complex="11pt"/>
    </style:style>
    <style:style style:name="T4631" style:parent-style-name="DefaultParagraphFont" style:family="text">
      <style:text-properties style:font-name="Garamond" fo:font-size="11pt" style:font-size-asian="11pt" style:font-size-complex="11pt"/>
    </style:style>
    <style:style style:name="T4632" style:parent-style-name="DefaultParagraphFont" style:family="text">
      <style:text-properties style:font-name="Garamond" fo:font-size="11pt" style:font-size-asian="11pt" style:font-size-complex="11pt"/>
    </style:style>
    <style:style style:name="T4633" style:parent-style-name="DefaultParagraphFont" style:family="text">
      <style:text-properties style:font-name="Garamond" fo:font-size="11pt" style:font-size-asian="11pt" style:font-size-complex="11pt"/>
    </style:style>
    <style:style style:name="T4634" style:parent-style-name="DefaultParagraphFont" style:family="text">
      <style:text-properties style:font-name="Garamond" fo:font-size="11pt" style:font-size-asian="11pt" style:font-size-complex="11pt"/>
    </style:style>
    <style:style style:name="T4635" style:parent-style-name="DefaultParagraphFont" style:family="text">
      <style:text-properties style:font-name="Garamond" fo:font-size="11pt" style:font-size-asian="11pt" style:font-size-complex="11pt"/>
    </style:style>
    <style:style style:name="T4636" style:parent-style-name="DefaultParagraphFont" style:family="text">
      <style:text-properties style:font-name="Garamond" fo:font-size="11pt" style:font-size-asian="11pt" style:font-size-complex="11pt"/>
    </style:style>
    <style:style style:name="T4637" style:parent-style-name="DefaultParagraphFont" style:family="text">
      <style:text-properties style:font-name="Garamond" fo:font-size="11pt" style:font-size-asian="11pt" style:font-size-complex="11pt"/>
    </style:style>
    <style:style style:name="T4638" style:parent-style-name="DefaultParagraphFont" style:family="text">
      <style:text-properties style:font-name="Garamond" fo:font-size="11pt" style:font-size-asian="11pt" style:font-size-complex="11pt"/>
    </style:style>
    <style:style style:name="T4639" style:parent-style-name="DefaultParagraphFont" style:family="text">
      <style:text-properties style:font-name="Garamond" fo:font-size="11pt" style:font-size-asian="11pt" style:font-size-complex="11pt"/>
    </style:style>
    <style:style style:name="T4640" style:parent-style-name="DefaultParagraphFont" style:family="text">
      <style:text-properties style:font-name="Garamond" fo:font-size="11pt" style:font-size-asian="11pt" style:font-size-complex="11pt"/>
    </style:style>
    <style:style style:name="T4641" style:parent-style-name="DefaultParagraphFont" style:family="text">
      <style:text-properties style:font-name="Garamond" fo:font-size="11pt" style:font-size-asian="11pt" style:font-size-complex="11pt"/>
    </style:style>
    <style:style style:name="T4642" style:parent-style-name="DefaultParagraphFont" style:family="text">
      <style:text-properties style:font-name="Garamond" fo:font-size="11pt" style:font-size-asian="11pt" style:font-size-complex="11pt"/>
    </style:style>
    <style:style style:name="P4643" style:parent-style-name="Normal" style:family="paragraph">
      <style:paragraph-properties fo:text-align="justify" fo:margin-bottom="0in" fo:line-height="115%" fo:text-indent="0.2in"/>
    </style:style>
    <style:style style:name="T4644" style:parent-style-name="DefaultParagraphFont" style:family="text">
      <style:text-properties style:font-name="Garamond" fo:font-weight="bold" style:font-weight-asian="bold" style:font-weight-complex="bold" fo:font-size="11pt" style:font-size-asian="11pt" style:font-size-complex="11pt"/>
    </style:style>
    <style:style style:name="T4645" style:parent-style-name="DefaultParagraphFont" style:family="text">
      <style:text-properties style:font-name="Garamond" fo:font-size="11pt" style:font-size-asian="11pt" style:font-size-complex="11pt"/>
    </style:style>
    <style:style style:name="T4646" style:parent-style-name="DefaultParagraphFont" style:family="text">
      <style:text-properties style:font-name="Garamond" fo:font-size="11pt" style:font-size-asian="11pt" style:font-size-complex="11pt"/>
    </style:style>
    <style:style style:name="T4647" style:parent-style-name="DefaultParagraphFont" style:family="text">
      <style:text-properties style:font-name="Garamond" fo:font-size="11pt" style:font-size-asian="11pt" style:font-size-complex="11pt"/>
    </style:style>
    <style:style style:name="T4648" style:parent-style-name="DefaultParagraphFont" style:family="text">
      <style:text-properties style:font-name="Garamond" fo:font-size="11pt" style:font-size-asian="11pt" style:font-size-complex="11pt"/>
    </style:style>
    <style:style style:name="T4649" style:parent-style-name="DefaultParagraphFont" style:family="text">
      <style:text-properties style:font-name="Garamond" fo:font-size="11pt" style:font-size-asian="11pt" style:font-size-complex="11pt"/>
    </style:style>
    <style:style style:name="T4650" style:parent-style-name="DefaultParagraphFont" style:family="text">
      <style:text-properties style:font-name="Garamond" fo:font-size="11pt" style:font-size-asian="11pt" style:font-size-complex="11pt"/>
    </style:style>
    <style:style style:name="T4651" style:parent-style-name="DefaultParagraphFont" style:family="text">
      <style:text-properties style:font-name="Garamond" fo:font-size="11pt" style:font-size-asian="11pt" style:font-size-complex="11pt"/>
    </style:style>
    <style:style style:name="T4652" style:parent-style-name="DefaultParagraphFont" style:family="text">
      <style:text-properties style:font-name="Garamond" fo:font-size="11pt" style:font-size-asian="11pt" style:font-size-complex="11pt"/>
    </style:style>
    <style:style style:name="T4653" style:parent-style-name="DefaultParagraphFont" style:family="text">
      <style:text-properties style:font-name="Garamond" fo:font-size="11pt" style:font-size-asian="11pt" style:font-size-complex="11pt"/>
    </style:style>
    <style:style style:name="T4654" style:parent-style-name="DefaultParagraphFont" style:family="text">
      <style:text-properties style:font-name="Garamond" fo:font-size="11pt" style:font-size-asian="11pt" style:font-size-complex="11pt"/>
    </style:style>
    <style:style style:name="T4655" style:parent-style-name="DefaultParagraphFont" style:family="text">
      <style:text-properties style:font-name="Garamond" fo:font-size="11pt" style:font-size-asian="11pt" style:font-size-complex="11pt"/>
    </style:style>
    <style:style style:name="T4656" style:parent-style-name="DefaultParagraphFont" style:family="text">
      <style:text-properties style:font-name="Garamond" fo:font-size="11pt" style:font-size-asian="11pt" style:font-size-complex="11pt"/>
    </style:style>
    <style:style style:name="T4657" style:parent-style-name="DefaultParagraphFont" style:family="text">
      <style:text-properties style:font-name="Garamond" fo:font-size="11pt" style:font-size-asian="11pt" style:font-size-complex="11pt"/>
    </style:style>
    <style:style style:name="T4658" style:parent-style-name="DefaultParagraphFont" style:family="text">
      <style:text-properties style:font-name="Garamond" fo:font-size="11pt" style:font-size-asian="11pt" style:font-size-complex="11pt"/>
    </style:style>
    <style:style style:name="T4659" style:parent-style-name="DefaultParagraphFont" style:family="text">
      <style:text-properties style:font-name="Garamond" fo:font-size="11pt" style:font-size-asian="11pt" style:font-size-complex="11pt"/>
    </style:style>
    <style:style style:name="T4660" style:parent-style-name="DefaultParagraphFont" style:family="text">
      <style:text-properties style:font-name="Garamond" fo:font-size="11pt" style:font-size-asian="11pt" style:font-size-complex="11pt"/>
    </style:style>
    <style:style style:name="T4661" style:parent-style-name="DefaultParagraphFont" style:family="text">
      <style:text-properties style:font-name="Garamond" fo:font-size="11pt" style:font-size-asian="11pt" style:font-size-complex="11pt"/>
    </style:style>
    <style:style style:name="T4662" style:parent-style-name="DefaultParagraphFont" style:family="text">
      <style:text-properties style:font-name="Garamond" fo:font-weight="bold" style:font-weight-asian="bold" style:font-weight-complex="bold" fo:font-size="11pt" style:font-size-asian="11pt" style:font-size-complex="11pt"/>
    </style:style>
    <style:style style:name="T4663" style:parent-style-name="DefaultParagraphFont" style:family="text">
      <style:text-properties style:font-name="Garamond" fo:font-weight="bold" style:font-weight-asian="bold" style:font-weight-complex="bold" fo:font-size="11pt" style:font-size-asian="11pt" style:font-size-complex="11pt"/>
    </style:style>
    <style:style style:name="T4664" style:parent-style-name="DefaultParagraphFont" style:family="text">
      <style:text-properties style:font-name="Garamond" fo:font-weight="bold" style:font-weight-asian="bold" style:font-weight-complex="bold" fo:font-size="11pt" style:font-size-asian="11pt" style:font-size-complex="11pt"/>
    </style:style>
    <style:style style:name="T4665" style:parent-style-name="DefaultParagraphFont" style:family="text">
      <style:text-properties style:font-name="Garamond" fo:font-weight="bold" style:font-weight-asian="bold" style:font-weight-complex="bold" fo:font-size="11pt" style:font-size-asian="11pt" style:font-size-complex="11pt"/>
    </style:style>
    <style:style style:name="T4666" style:parent-style-name="DefaultParagraphFont" style:family="text">
      <style:text-properties style:font-name="Garamond" fo:font-weight="bold" style:font-weight-asian="bold" style:font-weight-complex="bold" fo:font-size="11pt" style:font-size-asian="11pt" style:font-size-complex="11pt"/>
    </style:style>
    <style:style style:name="T4667" style:parent-style-name="DefaultParagraphFont" style:family="text">
      <style:text-properties style:font-name="Garamond" fo:font-weight="bold" style:font-weight-asian="bold" style:font-weight-complex="bold" fo:font-size="11pt" style:font-size-asian="11pt" style:font-size-complex="11pt"/>
    </style:style>
    <style:style style:name="T4668" style:parent-style-name="DefaultParagraphFont" style:family="text">
      <style:text-properties style:font-name="Garamond" fo:font-weight="bold" style:font-weight-asian="bold" style:font-weight-complex="bold" fo:font-size="11pt" style:font-size-asian="11pt" style:font-size-complex="11pt"/>
    </style:style>
    <style:style style:name="P46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670" style:parent-style-name="Normal" style:family="paragraph">
      <style:paragraph-properties fo:text-align="justify" fo:margin-bottom="0in" fo:line-height="115%" fo:text-indent="0.2in"/>
    </style:style>
    <style:style style:name="T4671" style:parent-style-name="DefaultParagraphFont" style:family="text">
      <style:text-properties style:font-name="Garamond" fo:font-size="11pt" style:font-size-asian="11pt" style:font-size-complex="11pt"/>
    </style:style>
    <style:style style:name="T4672" style:parent-style-name="DefaultParagraphFont" style:family="text">
      <style:text-properties style:font-name="Garamond" fo:font-size="11pt" style:font-size-asian="11pt" style:font-size-complex="11pt"/>
    </style:style>
    <style:style style:name="T4673" style:parent-style-name="DefaultParagraphFont" style:family="text">
      <style:text-properties style:font-name="Garamond" fo:font-size="11pt" style:font-size-asian="11pt" style:font-size-complex="11pt"/>
    </style:style>
    <style:style style:name="T4674" style:parent-style-name="DefaultParagraphFont" style:family="text">
      <style:text-properties style:font-name="Garamond" fo:font-size="11pt" style:font-size-asian="11pt" style:font-size-complex="11pt"/>
    </style:style>
    <style:style style:name="T4675" style:parent-style-name="DefaultParagraphFont" style:family="text">
      <style:text-properties style:font-name="Garamond" fo:font-size="11pt" style:font-size-asian="11pt" style:font-size-complex="11pt"/>
    </style:style>
    <style:style style:name="T4676" style:parent-style-name="DefaultParagraphFont" style:family="text">
      <style:text-properties style:font-name="Garamond" fo:font-size="11pt" style:font-size-asian="11pt" style:font-size-complex="11pt"/>
    </style:style>
    <style:style style:name="T4677" style:parent-style-name="DefaultParagraphFont" style:family="text">
      <style:text-properties style:font-name="Garamond" fo:font-size="11pt" style:font-size-asian="11pt" style:font-size-complex="11pt"/>
    </style:style>
    <style:style style:name="T4678" style:parent-style-name="DefaultParagraphFont" style:family="text">
      <style:text-properties style:font-name="Garamond" fo:font-size="11pt" style:font-size-asian="11pt" style:font-size-complex="11pt"/>
    </style:style>
    <style:style style:name="T4679" style:parent-style-name="DefaultParagraphFont" style:family="text">
      <style:text-properties style:font-name="Garamond" fo:font-weight="bold" style:font-weight-asian="bold" style:font-weight-complex="bold" fo:font-size="11pt" style:font-size-asian="11pt" style:font-size-complex="11pt"/>
    </style:style>
    <style:style style:name="T4680" style:parent-style-name="DefaultParagraphFont" style:family="text">
      <style:text-properties style:font-name="Garamond" fo:font-weight="bold" style:font-weight-asian="bold" style:font-weight-complex="bold" fo:font-size="11pt" style:font-size-asian="11pt" style:font-size-complex="11pt"/>
    </style:style>
    <style:style style:name="T4681" style:parent-style-name="DefaultParagraphFont" style:family="text">
      <style:text-properties style:font-name="Garamond" fo:font-weight="bold" style:font-weight-asian="bold" style:font-weight-complex="bold" fo:font-size="11pt" style:font-size-asian="11pt" style:font-size-complex="11pt"/>
    </style:style>
    <style:style style:name="T4682" style:parent-style-name="DefaultParagraphFont" style:family="text">
      <style:text-properties style:font-name="Garamond" fo:font-weight="bold" style:font-weight-asian="bold" style:font-weight-complex="bold" fo:font-size="11pt" style:font-size-asian="11pt" style:font-size-complex="11pt"/>
    </style:style>
    <style:style style:name="T4683" style:parent-style-name="DefaultParagraphFont" style:family="text">
      <style:text-properties style:font-name="Garamond" fo:font-weight="bold" style:font-weight-asian="bold" style:font-weight-complex="bold" fo:font-size="11pt" style:font-size-asian="11pt" style:font-size-complex="11pt"/>
    </style:style>
    <style:style style:name="T4684" style:parent-style-name="DefaultParagraphFont" style:family="text">
      <style:text-properties style:font-name="Garamond" fo:font-weight="bold" style:font-weight-asian="bold" style:font-weight-complex="bold" fo:font-size="11pt" style:font-size-asian="11pt" style:font-size-complex="11pt"/>
    </style:style>
    <style:style style:name="T4685" style:parent-style-name="DefaultParagraphFont" style:family="text">
      <style:text-properties style:font-name="Garamond" fo:font-weight="bold" style:font-weight-asian="bold" style:font-weight-complex="bold" fo:font-size="11pt" style:font-size-asian="11pt" style:font-size-complex="11pt"/>
    </style:style>
    <style:style style:name="T4686" style:parent-style-name="DefaultParagraphFont" style:family="text">
      <style:text-properties style:font-name="Garamond" fo:font-size="11pt" style:font-size-asian="11pt" style:font-size-complex="11pt"/>
    </style:style>
    <style:style style:name="T4687" style:parent-style-name="DefaultParagraphFont" style:family="text">
      <style:text-properties style:font-name="Garamond" fo:font-size="11pt" style:font-size-asian="11pt" style:font-size-complex="11pt"/>
    </style:style>
    <style:style style:name="T4688" style:parent-style-name="DefaultParagraphFont" style:family="text">
      <style:text-properties style:font-name="Garamond" fo:font-size="11pt" style:font-size-asian="11pt" style:font-size-complex="11pt"/>
    </style:style>
    <style:style style:name="T4689" style:parent-style-name="DefaultParagraphFont" style:family="text">
      <style:text-properties style:font-name="Garamond" fo:font-size="11pt" style:font-size-asian="11pt" style:font-size-complex="11pt"/>
    </style:style>
    <style:style style:name="T4690" style:parent-style-name="DefaultParagraphFont" style:family="text">
      <style:text-properties style:font-name="Garamond" fo:font-size="11pt" style:font-size-asian="11pt" style:font-size-complex="11pt"/>
    </style:style>
    <style:style style:name="T4691" style:parent-style-name="DefaultParagraphFont" style:family="text">
      <style:text-properties style:font-name="Garamond" fo:font-size="11pt" style:font-size-asian="11pt" style:font-size-complex="11pt"/>
    </style:style>
    <style:style style:name="T4692" style:parent-style-name="DefaultParagraphFont" style:family="text">
      <style:text-properties style:font-name="Garamond" fo:font-size="11pt" style:font-size-asian="11pt" style:font-size-complex="11pt"/>
    </style:style>
    <style:style style:name="T4693" style:parent-style-name="DefaultParagraphFont" style:family="text">
      <style:text-properties style:font-name="Garamond" fo:font-size="11pt" style:font-size-asian="11pt" style:font-size-complex="11pt"/>
    </style:style>
    <style:style style:name="T4694" style:parent-style-name="DefaultParagraphFont" style:family="text">
      <style:text-properties style:font-name="Garamond" fo:font-size="11pt" style:font-size-asian="11pt" style:font-size-complex="11pt"/>
    </style:style>
    <style:style style:name="T4695" style:parent-style-name="DefaultParagraphFont" style:family="text">
      <style:text-properties style:font-name="Garamond" fo:font-size="11pt" style:font-size-asian="11pt" style:font-size-complex="11pt"/>
    </style:style>
    <style:style style:name="T4696" style:parent-style-name="DefaultParagraphFont" style:family="text">
      <style:text-properties style:font-name="Garamond" fo:font-size="11pt" style:font-size-asian="11pt" style:font-size-complex="11pt"/>
    </style:style>
    <style:style style:name="P4697" style:parent-style-name="Normal" style:family="paragraph">
      <style:paragraph-properties fo:text-align="justify" fo:margin-bottom="0in" fo:line-height="115%" fo:text-indent="0.2in"/>
    </style:style>
    <style:style style:name="T4698" style:parent-style-name="DefaultParagraphFont" style:family="text">
      <style:text-properties style:font-name="Garamond" fo:font-size="11pt" style:font-size-asian="11pt" style:font-size-complex="11pt"/>
    </style:style>
    <style:style style:name="T4699" style:parent-style-name="DefaultParagraphFont" style:family="text">
      <style:text-properties style:font-name="Garamond" fo:font-weight="bold" style:font-weight-asian="bold" style:font-weight-complex="bold" fo:font-size="11pt" style:font-size-asian="11pt" style:font-size-complex="11pt"/>
    </style:style>
    <style:style style:name="T4700" style:parent-style-name="DefaultParagraphFont" style:family="text">
      <style:text-properties style:font-name="Garamond" fo:font-weight="bold" style:font-weight-asian="bold" style:font-weight-complex="bold" fo:font-size="11pt" style:font-size-asian="11pt" style:font-size-complex="11pt"/>
    </style:style>
    <style:style style:name="T4701" style:parent-style-name="DefaultParagraphFont" style:family="text">
      <style:text-properties style:font-name="Garamond" fo:font-weight="bold" style:font-weight-asian="bold" style:font-weight-complex="bold" fo:font-size="11pt" style:font-size-asian="11pt" style:font-size-complex="11pt"/>
    </style:style>
    <style:style style:name="T4702" style:parent-style-name="DefaultParagraphFont" style:family="text">
      <style:text-properties style:font-name="Garamond" fo:font-size="11pt" style:font-size-asian="11pt" style:font-size-complex="11pt"/>
    </style:style>
    <style:style style:name="T4703" style:parent-style-name="DefaultParagraphFont" style:family="text">
      <style:text-properties style:font-name="Garamond" fo:font-size="11pt" style:font-size-asian="11pt" style:font-size-complex="11pt"/>
    </style:style>
    <style:style style:name="T4704" style:parent-style-name="DefaultParagraphFont" style:family="text">
      <style:text-properties style:font-name="Garamond" fo:font-size="11pt" style:font-size-asian="11pt" style:font-size-complex="11pt"/>
    </style:style>
    <style:style style:name="T4705" style:parent-style-name="DefaultParagraphFont" style:family="text">
      <style:text-properties style:font-name="Garamond" fo:font-size="11pt" style:font-size-asian="11pt" style:font-size-complex="11pt"/>
    </style:style>
    <style:style style:name="T4706" style:parent-style-name="DefaultParagraphFont" style:family="text">
      <style:text-properties style:font-name="Garamond" fo:font-size="11pt" style:font-size-asian="11pt" style:font-size-complex="11pt"/>
    </style:style>
    <style:style style:name="T4707" style:parent-style-name="DefaultParagraphFont" style:family="text">
      <style:text-properties style:font-name="Garamond" fo:font-size="11pt" style:font-size-asian="11pt" style:font-size-complex="11pt"/>
    </style:style>
    <style:style style:name="T4708" style:parent-style-name="DefaultParagraphFont" style:family="text">
      <style:text-properties style:font-name="Garamond" fo:font-size="11pt" style:font-size-asian="11pt" style:font-size-complex="11pt"/>
    </style:style>
    <style:style style:name="T4709" style:parent-style-name="DefaultParagraphFont" style:family="text">
      <style:text-properties style:font-name="Garamond" fo:font-size="11pt" style:font-size-asian="11pt" style:font-size-complex="11pt"/>
    </style:style>
    <style:style style:name="T4710" style:parent-style-name="DefaultParagraphFont" style:family="text">
      <style:text-properties style:font-name="Garamond" fo:font-size="11pt" style:font-size-asian="11pt" style:font-size-complex="11pt"/>
    </style:style>
    <style:style style:name="T4711" style:parent-style-name="DefaultParagraphFont" style:family="text">
      <style:text-properties style:font-name="Garamond" fo:font-size="11pt" style:font-size-asian="11pt" style:font-size-complex="11pt"/>
    </style:style>
    <style:style style:name="T4712" style:parent-style-name="DefaultParagraphFont" style:family="text">
      <style:text-properties style:font-name="Garamond" fo:font-size="11pt" style:font-size-asian="11pt" style:font-size-complex="11pt"/>
    </style:style>
    <style:style style:name="T4713" style:parent-style-name="DefaultParagraphFont" style:family="text">
      <style:text-properties style:font-name="Garamond" fo:font-size="11pt" style:font-size-asian="11pt" style:font-size-complex="11pt"/>
    </style:style>
    <style:style style:name="T4714" style:parent-style-name="DefaultParagraphFont" style:family="text">
      <style:text-properties style:font-name="Garamond" fo:font-size="11pt" style:font-size-asian="11pt" style:font-size-complex="11pt"/>
    </style:style>
    <style:style style:name="T4715" style:parent-style-name="DefaultParagraphFont" style:family="text">
      <style:text-properties style:font-name="Garamond" fo:font-size="11pt" style:font-size-asian="11pt" style:font-size-complex="11pt"/>
    </style:style>
    <style:style style:name="T4716" style:parent-style-name="DefaultParagraphFont" style:family="text">
      <style:text-properties style:font-name="Garamond" fo:font-size="11pt" style:font-size-asian="11pt" style:font-size-complex="11pt"/>
    </style:style>
    <style:style style:name="T4717" style:parent-style-name="DefaultParagraphFont" style:family="text">
      <style:text-properties style:font-name="Garamond" fo:font-size="11pt" style:font-size-asian="11pt" style:font-size-complex="11pt"/>
    </style:style>
    <style:style style:name="T4718" style:parent-style-name="DefaultParagraphFont" style:family="text">
      <style:text-properties style:font-name="Garamond" fo:font-size="11pt" style:font-size-asian="11pt" style:font-size-complex="11pt"/>
    </style:style>
    <style:style style:name="T4719" style:parent-style-name="DefaultParagraphFont" style:family="text">
      <style:text-properties style:font-name="Garamond" fo:font-size="11pt" style:font-size-asian="11pt" style:font-size-complex="11pt"/>
    </style:style>
    <style:style style:name="T4720" style:parent-style-name="DefaultParagraphFont" style:family="text">
      <style:text-properties style:font-name="Garamond" fo:font-size="11pt" style:font-size-asian="11pt" style:font-size-complex="11pt"/>
    </style:style>
    <style:style style:name="T4721" style:parent-style-name="DefaultParagraphFont" style:family="text">
      <style:text-properties style:font-name="Garamond" fo:font-size="11pt" style:font-size-asian="11pt" style:font-size-complex="11pt"/>
    </style:style>
    <style:style style:name="T4722" style:parent-style-name="DefaultParagraphFont" style:family="text">
      <style:text-properties style:font-name="Garamond" fo:font-size="11pt" style:font-size-asian="11pt" style:font-size-complex="11pt"/>
    </style:style>
    <style:style style:name="T4723" style:parent-style-name="DefaultParagraphFont" style:family="text">
      <style:text-properties style:font-name="Garamond" fo:font-size="11pt" style:font-size-asian="11pt" style:font-size-complex="11pt"/>
    </style:style>
    <style:style style:name="T4724" style:parent-style-name="DefaultParagraphFont" style:family="text">
      <style:text-properties style:font-name="Garamond" fo:font-size="11pt" style:font-size-asian="11pt" style:font-size-complex="11pt"/>
    </style:style>
    <style:style style:name="T4725" style:parent-style-name="DefaultParagraphFont" style:family="text">
      <style:text-properties style:font-name="Garamond" fo:font-size="11pt" style:font-size-asian="11pt" style:font-size-complex="11pt"/>
    </style:style>
    <style:style style:name="T4726" style:parent-style-name="DefaultParagraphFont" style:family="text">
      <style:text-properties style:font-name="Garamond" fo:font-size="11pt" style:font-size-asian="11pt" style:font-size-complex="11pt"/>
    </style:style>
    <style:style style:name="T4727" style:parent-style-name="DefaultParagraphFont" style:family="text">
      <style:text-properties style:font-name="Garamond" fo:font-size="11pt" style:font-size-asian="11pt" style:font-size-complex="11pt"/>
    </style:style>
    <style:style style:name="T4728" style:parent-style-name="DefaultParagraphFont" style:family="text">
      <style:text-properties style:font-name="Garamond" fo:font-size="11pt" style:font-size-asian="11pt" style:font-size-complex="11pt"/>
    </style:style>
    <style:style style:name="T4729" style:parent-style-name="DefaultParagraphFont" style:family="text">
      <style:text-properties style:font-name="Garamond" fo:font-size="11pt" style:font-size-asian="11pt" style:font-size-complex="11pt"/>
    </style:style>
    <style:style style:name="T4730" style:parent-style-name="DefaultParagraphFont" style:family="text">
      <style:text-properties style:font-name="Garamond" fo:font-size="11pt" style:font-size-asian="11pt" style:font-size-complex="11pt"/>
    </style:style>
    <style:style style:name="T4731" style:parent-style-name="DefaultParagraphFont" style:family="text">
      <style:text-properties style:font-name="Garamond" fo:font-size="11pt" style:font-size-asian="11pt" style:font-size-complex="11pt"/>
    </style:style>
    <style:style style:name="P47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733" style:parent-style-name="Heading2" style:family="paragraph">
      <style:paragraph-properties fo:text-align="start" fo:line-height="115%"/>
      <style:text-properties style:font-name="Garamond"/>
    </style:style>
    <style:style style:name="P4734" style:parent-style-name="Normal" style:family="paragraph">
      <style:paragraph-properties fo:text-align="justify" fo:margin-bottom="0in" fo:line-height="115%" fo:text-indent="0.2in"/>
    </style:style>
    <style:style style:name="T4735" style:parent-style-name="DefaultParagraphFont" style:family="text">
      <style:text-properties style:font-name="Garamond" fo:font-weight="bold" style:font-weight-asian="bold" style:font-weight-complex="bold" fo:font-size="11pt" style:font-size-asian="11pt" style:font-size-complex="11pt"/>
    </style:style>
    <style:style style:name="T4736" style:parent-style-name="DefaultParagraphFont" style:family="text">
      <style:text-properties style:font-name="Garamond" fo:font-size="11pt" style:font-size-asian="11pt" style:font-size-complex="11pt"/>
    </style:style>
    <style:style style:name="T4737" style:parent-style-name="DefaultParagraphFont" style:family="text">
      <style:text-properties style:font-name="Garamond" fo:font-size="11pt" style:font-size-asian="11pt" style:font-size-complex="11pt"/>
    </style:style>
    <style:style style:name="T4738" style:parent-style-name="DefaultParagraphFont" style:family="text">
      <style:text-properties style:font-name="Garamond" fo:font-size="11pt" style:font-size-asian="11pt" style:font-size-complex="11pt"/>
    </style:style>
    <style:style style:name="T4739" style:parent-style-name="DefaultParagraphFont" style:family="text">
      <style:text-properties style:font-name="Garamond" fo:font-size="11pt" style:font-size-asian="11pt" style:font-size-complex="11pt"/>
    </style:style>
    <style:style style:name="T4740" style:parent-style-name="DefaultParagraphFont" style:family="text">
      <style:text-properties style:font-name="Garamond" fo:font-size="11pt" style:font-size-asian="11pt" style:font-size-complex="11pt"/>
    </style:style>
    <style:style style:name="T4741" style:parent-style-name="DefaultParagraphFont" style:family="text">
      <style:text-properties style:font-name="Garamond" fo:font-size="11pt" style:font-size-asian="11pt" style:font-size-complex="11pt"/>
    </style:style>
    <style:style style:name="T4742" style:parent-style-name="DefaultParagraphFont" style:family="text">
      <style:text-properties style:font-name="Garamond" fo:font-size="11pt" style:font-size-asian="11pt" style:font-size-complex="11pt"/>
    </style:style>
    <style:style style:name="T4743" style:parent-style-name="DefaultParagraphFont" style:family="text">
      <style:text-properties style:font-name="Garamond" fo:font-size="11pt" style:font-size-asian="11pt" style:font-size-complex="11pt"/>
    </style:style>
    <style:style style:name="T4744" style:parent-style-name="DefaultParagraphFont" style:family="text">
      <style:text-properties style:font-name="Garamond" fo:font-size="11pt" style:font-size-asian="11pt" style:font-size-complex="11pt"/>
    </style:style>
    <style:style style:name="T4745" style:parent-style-name="DefaultParagraphFont" style:family="text">
      <style:text-properties style:font-name="Garamond" fo:font-size="11pt" style:font-size-asian="11pt" style:font-size-complex="11pt"/>
    </style:style>
    <style:style style:name="T4746" style:parent-style-name="DefaultParagraphFont" style:family="text">
      <style:text-properties style:font-name="Garamond" fo:font-size="11pt" style:font-size-asian="11pt" style:font-size-complex="11pt"/>
    </style:style>
    <style:style style:name="T4747" style:parent-style-name="DefaultParagraphFont" style:family="text">
      <style:text-properties style:font-name="Garamond" fo:font-size="11pt" style:font-size-asian="11pt" style:font-size-complex="11pt"/>
    </style:style>
    <style:style style:name="T4748" style:parent-style-name="DefaultParagraphFont" style:family="text">
      <style:text-properties style:font-name="Garamond" fo:font-size="11pt" style:font-size-asian="11pt" style:font-size-complex="11pt"/>
    </style:style>
    <style:style style:name="P4749" style:parent-style-name="Normal" style:family="paragraph">
      <style:paragraph-properties fo:text-align="justify" fo:margin-bottom="0in" fo:line-height="115%" fo:text-indent="0.2in"/>
    </style:style>
    <style:style style:name="T4750" style:parent-style-name="DefaultParagraphFont" style:family="text">
      <style:text-properties style:font-name="Garamond" fo:font-weight="bold" style:font-weight-asian="bold" style:font-weight-complex="bold" fo:font-size="11pt" style:font-size-asian="11pt" style:font-size-complex="11pt"/>
    </style:style>
    <style:style style:name="T4751" style:parent-style-name="DefaultParagraphFont" style:family="text">
      <style:text-properties style:font-name="Garamond" fo:font-size="11pt" style:font-size-asian="11pt" style:font-size-complex="11pt"/>
    </style:style>
    <style:style style:name="T4752" style:parent-style-name="DefaultParagraphFont" style:family="text">
      <style:text-properties style:font-name="Garamond" fo:font-size="11pt" style:font-size-asian="11pt" style:font-size-complex="11pt"/>
    </style:style>
    <style:style style:name="T4753" style:parent-style-name="DefaultParagraphFont" style:family="text">
      <style:text-properties style:font-name="Garamond" fo:font-size="11pt" style:font-size-asian="11pt" style:font-size-complex="11pt"/>
    </style:style>
    <style:style style:name="T4754" style:parent-style-name="DefaultParagraphFont" style:family="text">
      <style:text-properties style:font-name="Garamond" fo:font-size="11pt" style:font-size-asian="11pt" style:font-size-complex="11pt"/>
    </style:style>
    <style:style style:name="T4755" style:parent-style-name="DefaultParagraphFont" style:family="text">
      <style:text-properties style:font-name="Garamond" fo:font-size="11pt" style:font-size-asian="11pt" style:font-size-complex="11pt"/>
    </style:style>
    <style:style style:name="T4756" style:parent-style-name="DefaultParagraphFont" style:family="text">
      <style:text-properties style:font-name="Garamond" fo:font-size="11pt" style:font-size-asian="11pt" style:font-size-complex="11pt"/>
    </style:style>
    <style:style style:name="T4757" style:parent-style-name="DefaultParagraphFont" style:family="text">
      <style:text-properties style:font-name="Garamond" fo:font-size="11pt" style:font-size-asian="11pt" style:font-size-complex="11pt"/>
    </style:style>
    <style:style style:name="T4758" style:parent-style-name="DefaultParagraphFont" style:family="text">
      <style:text-properties style:font-name="Garamond" fo:font-size="11pt" style:font-size-asian="11pt" style:font-size-complex="11pt"/>
    </style:style>
    <style:style style:name="T4759" style:parent-style-name="DefaultParagraphFont" style:family="text">
      <style:text-properties style:font-name="Garamond" fo:font-size="11pt" style:font-size-asian="11pt" style:font-size-complex="11pt"/>
    </style:style>
    <style:style style:name="T4760" style:parent-style-name="DefaultParagraphFont" style:family="text">
      <style:text-properties style:font-name="Garamond" fo:font-size="11pt" style:font-size-asian="11pt" style:font-size-complex="11pt"/>
    </style:style>
    <style:style style:name="T4761" style:parent-style-name="DefaultParagraphFont" style:family="text">
      <style:text-properties style:font-name="Garamond" fo:font-size="11pt" style:font-size-asian="11pt" style:font-size-complex="11pt"/>
    </style:style>
    <style:style style:name="P47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7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764" style:parent-style-name="Normal" style:family="paragraph">
      <style:paragraph-properties fo:text-align="justify" fo:margin-bottom="0in" fo:line-height="115%" fo:text-indent="0.2in"/>
    </style:style>
    <style:style style:name="T4765" style:parent-style-name="DefaultParagraphFont" style:family="text">
      <style:text-properties style:font-name="Garamond" fo:font-size="11pt" style:font-size-asian="11pt" style:font-size-complex="11pt"/>
    </style:style>
    <style:style style:name="T4766" style:parent-style-name="DefaultParagraphFont" style:family="text">
      <style:text-properties style:font-name="Garamond" fo:font-size="11pt" style:font-size-asian="11pt" style:font-size-complex="11pt"/>
    </style:style>
    <style:style style:name="T4767" style:parent-style-name="DefaultParagraphFont" style:family="text">
      <style:text-properties style:font-name="Garamond" fo:font-size="11pt" style:font-size-asian="11pt" style:font-size-complex="11pt"/>
    </style:style>
    <style:style style:name="T4768" style:parent-style-name="DefaultParagraphFont" style:family="text">
      <style:text-properties style:font-name="Garamond" fo:font-size="11pt" style:font-size-asian="11pt" style:font-size-complex="11pt"/>
    </style:style>
    <style:style style:name="T4769" style:parent-style-name="DefaultParagraphFont" style:family="text">
      <style:text-properties style:font-name="Garamond" fo:font-weight="bold" style:font-weight-asian="bold" style:font-weight-complex="bold" fo:font-size="11pt" style:font-size-asian="11pt" style:font-size-complex="11pt"/>
    </style:style>
    <style:style style:name="T4770" style:parent-style-name="DefaultParagraphFont" style:family="text">
      <style:text-properties style:font-name="Garamond" fo:font-weight="bold" style:font-weight-asian="bold" style:font-weight-complex="bold" fo:font-size="11pt" style:font-size-asian="11pt" style:font-size-complex="11pt"/>
    </style:style>
    <style:style style:name="T4771" style:parent-style-name="DefaultParagraphFont" style:family="text">
      <style:text-properties style:font-name="Garamond" fo:font-weight="bold" style:font-weight-asian="bold" style:font-weight-complex="bold" fo:font-size="11pt" style:font-size-asian="11pt" style:font-size-complex="11pt"/>
    </style:style>
    <style:style style:name="T4772" style:parent-style-name="DefaultParagraphFont" style:family="text">
      <style:text-properties style:font-name="Garamond" fo:font-size="11pt" style:font-size-asian="11pt" style:font-size-complex="11pt"/>
    </style:style>
    <style:style style:name="P47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774" style:parent-style-name="Normal" style:family="paragraph">
      <style:paragraph-properties fo:text-align="justify" fo:margin-bottom="0in" fo:line-height="115%" fo:text-indent="0.2in"/>
    </style:style>
    <style:style style:name="T4775" style:parent-style-name="DefaultParagraphFont" style:family="text">
      <style:text-properties style:font-name="Garamond" fo:font-size="11pt" style:font-size-asian="11pt" style:font-size-complex="11pt"/>
    </style:style>
    <style:style style:name="T4776" style:parent-style-name="DefaultParagraphFont" style:family="text">
      <style:text-properties style:font-name="Garamond" fo:font-weight="bold" style:font-weight-asian="bold" style:font-weight-complex="bold" fo:font-size="11pt" style:font-size-asian="11pt" style:font-size-complex="11pt"/>
    </style:style>
    <style:style style:name="T4777" style:parent-style-name="DefaultParagraphFont" style:family="text">
      <style:text-properties style:font-name="Garamond" fo:font-size="11pt" style:font-size-asian="11pt" style:font-size-complex="11pt"/>
    </style:style>
    <style:style style:name="T4778" style:parent-style-name="DefaultParagraphFont" style:family="text">
      <style:text-properties style:font-name="Garamond" fo:font-size="11pt" style:font-size-asian="11pt" style:font-size-complex="11pt"/>
    </style:style>
    <style:style style:name="T4779" style:parent-style-name="DefaultParagraphFont" style:family="text">
      <style:text-properties style:font-name="Garamond" fo:font-size="11pt" style:font-size-asian="11pt" style:font-size-complex="11pt"/>
    </style:style>
    <style:style style:name="P4780" style:parent-style-name="Normal" style:family="paragraph">
      <style:paragraph-properties fo:text-align="justify" fo:margin-bottom="0in" fo:line-height="115%" fo:text-indent="0.2in"/>
    </style:style>
    <style:style style:name="T4781" style:parent-style-name="DefaultParagraphFont" style:family="text">
      <style:text-properties style:font-name="Garamond" fo:font-weight="bold" style:font-weight-asian="bold" style:font-weight-complex="bold" fo:font-size="11pt" style:font-size-asian="11pt" style:font-size-complex="11pt"/>
    </style:style>
    <style:style style:name="T4782" style:parent-style-name="DefaultParagraphFont" style:family="text">
      <style:text-properties style:font-name="Garamond" fo:font-size="11pt" style:font-size-asian="11pt" style:font-size-complex="11pt"/>
    </style:style>
    <style:style style:name="T4783" style:parent-style-name="DefaultParagraphFont" style:family="text">
      <style:text-properties style:font-name="Garamond" fo:font-weight="bold" style:font-weight-asian="bold" style:font-weight-complex="bold" fo:font-size="11pt" style:font-size-asian="11pt" style:font-size-complex="11pt"/>
    </style:style>
    <style:style style:name="T4784" style:parent-style-name="DefaultParagraphFont" style:family="text">
      <style:text-properties style:font-name="Garamond" fo:font-weight="bold" style:font-weight-asian="bold" style:font-weight-complex="bold" fo:font-size="11pt" style:font-size-asian="11pt" style:font-size-complex="11pt"/>
    </style:style>
    <style:style style:name="T4785" style:parent-style-name="DefaultParagraphFont" style:family="text">
      <style:text-properties style:font-name="Garamond" fo:font-weight="bold" style:font-weight-asian="bold" style:font-weight-complex="bold" fo:font-size="11pt" style:font-size-asian="11pt" style:font-size-complex="11pt"/>
    </style:style>
    <style:style style:name="T4786" style:parent-style-name="DefaultParagraphFont" style:family="text">
      <style:text-properties style:font-name="Garamond" fo:font-weight="bold" style:font-weight-asian="bold" style:font-weight-complex="bold" fo:font-size="11pt" style:font-size-asian="11pt" style:font-size-complex="11pt"/>
    </style:style>
    <style:style style:name="T4787" style:parent-style-name="DefaultParagraphFont" style:family="text">
      <style:text-properties style:font-name="Garamond" fo:font-weight="bold" style:font-weight-asian="bold" style:font-weight-complex="bold" fo:font-size="11pt" style:font-size-asian="11pt" style:font-size-complex="11pt"/>
    </style:style>
    <style:style style:name="T4788" style:parent-style-name="DefaultParagraphFont" style:family="text">
      <style:text-properties style:font-name="Garamond" fo:font-weight="bold" style:font-weight-asian="bold" style:font-weight-complex="bold" fo:font-size="11pt" style:font-size-asian="11pt" style:font-size-complex="11pt"/>
    </style:style>
    <style:style style:name="T4789" style:parent-style-name="DefaultParagraphFont" style:family="text">
      <style:text-properties style:font-name="Garamond" fo:font-weight="bold" style:font-weight-asian="bold" style:font-weight-complex="bold" fo:font-size="11pt" style:font-size-asian="11pt" style:font-size-complex="11pt"/>
    </style:style>
    <style:style style:name="T4790" style:parent-style-name="DefaultParagraphFont" style:family="text">
      <style:text-properties style:font-name="Garamond" fo:font-weight="bold" style:font-weight-asian="bold" style:font-weight-complex="bold" fo:font-size="11pt" style:font-size-asian="11pt" style:font-size-complex="11pt"/>
    </style:style>
    <style:style style:name="T4791" style:parent-style-name="DefaultParagraphFont" style:family="text">
      <style:text-properties style:font-name="Garamond" fo:font-weight="bold" style:font-weight-asian="bold" style:font-weight-complex="bold" fo:font-size="11pt" style:font-size-asian="11pt" style:font-size-complex="11pt"/>
    </style:style>
    <style:style style:name="T4792" style:parent-style-name="DefaultParagraphFont" style:family="text">
      <style:text-properties style:font-name="Garamond" fo:font-weight="bold" style:font-weight-asian="bold" style:font-weight-complex="bold" fo:font-size="11pt" style:font-size-asian="11pt" style:font-size-complex="11pt"/>
    </style:style>
    <style:style style:name="T4793" style:parent-style-name="DefaultParagraphFont" style:family="text">
      <style:text-properties style:font-name="Garamond" fo:font-weight="bold" style:font-weight-asian="bold" style:font-weight-complex="bold" fo:font-size="11pt" style:font-size-asian="11pt" style:font-size-complex="11pt"/>
    </style:style>
    <style:style style:name="T4794" style:parent-style-name="DefaultParagraphFont" style:family="text">
      <style:text-properties style:font-name="Garamond" fo:font-weight="bold" style:font-weight-asian="bold" style:font-weight-complex="bold" fo:font-size="11pt" style:font-size-asian="11pt" style:font-size-complex="11pt"/>
    </style:style>
    <style:style style:name="T4795" style:parent-style-name="DefaultParagraphFont" style:family="text">
      <style:text-properties style:font-name="Garamond" fo:font-weight="bold" style:font-weight-asian="bold" style:font-weight-complex="bold" fo:font-size="11pt" style:font-size-asian="11pt" style:font-size-complex="11pt"/>
    </style:style>
    <style:style style:name="T4796" style:parent-style-name="DefaultParagraphFont" style:family="text">
      <style:text-properties style:font-name="Garamond" fo:font-weight="bold" style:font-weight-asian="bold" style:font-weight-complex="bold" fo:font-size="11pt" style:font-size-asian="11pt" style:font-size-complex="11pt"/>
    </style:style>
    <style:style style:name="T4797" style:parent-style-name="DefaultParagraphFont" style:family="text">
      <style:text-properties style:font-name="Garamond" fo:font-weight="bold" style:font-weight-asian="bold" style:font-weight-complex="bold" fo:font-size="11pt" style:font-size-asian="11pt" style:font-size-complex="11pt"/>
    </style:style>
    <style:style style:name="P4798" style:parent-style-name="Normal" style:family="paragraph">
      <style:paragraph-properties fo:text-align="justify" fo:margin-bottom="0in" fo:line-height="115%" fo:text-indent="0.2in"/>
    </style:style>
    <style:style style:name="T4799" style:parent-style-name="DefaultParagraphFont" style:family="text">
      <style:text-properties style:font-name="Garamond" fo:font-size="11pt" style:font-size-asian="11pt" style:font-size-complex="11pt"/>
    </style:style>
    <style:style style:name="T4800" style:parent-style-name="DefaultParagraphFont" style:family="text">
      <style:text-properties style:font-name="Garamond" fo:font-size="11pt" style:font-size-asian="11pt" style:font-size-complex="11pt"/>
    </style:style>
    <style:style style:name="T4801" style:parent-style-name="DefaultParagraphFont" style:family="text">
      <style:text-properties style:font-name="Garamond" fo:font-size="11pt" style:font-size-asian="11pt" style:font-size-complex="11pt"/>
    </style:style>
    <style:style style:name="T4802" style:parent-style-name="DefaultParagraphFont" style:family="text">
      <style:text-properties style:font-name="Garamond" fo:font-size="11pt" style:font-size-asian="11pt" style:font-size-complex="11pt"/>
    </style:style>
    <style:style style:name="T4803" style:parent-style-name="DefaultParagraphFont" style:family="text">
      <style:text-properties style:font-name="Garamond" fo:font-size="11pt" style:font-size-asian="11pt" style:font-size-complex="11pt"/>
    </style:style>
    <style:style style:name="T4804" style:parent-style-name="DefaultParagraphFont" style:family="text">
      <style:text-properties style:font-name="Garamond" fo:font-size="11pt" style:font-size-asian="11pt" style:font-size-complex="11pt"/>
    </style:style>
    <style:style style:name="T4805" style:parent-style-name="DefaultParagraphFont" style:family="text">
      <style:text-properties style:font-name="Garamond" fo:font-size="11pt" style:font-size-asian="11pt" style:font-size-complex="11pt"/>
    </style:style>
    <style:style style:name="T4806" style:parent-style-name="DefaultParagraphFont" style:family="text">
      <style:text-properties style:font-name="Garamond" fo:font-size="11pt" style:font-size-asian="11pt" style:font-size-complex="11pt"/>
    </style:style>
    <style:style style:name="T4807" style:parent-style-name="DefaultParagraphFont" style:family="text">
      <style:text-properties style:font-name="Garamond" fo:font-size="11pt" style:font-size-asian="11pt" style:font-size-complex="11pt"/>
    </style:style>
    <style:style style:name="T4808" style:parent-style-name="DefaultParagraphFont" style:family="text">
      <style:text-properties style:font-name="Garamond" fo:font-size="11pt" style:font-size-asian="11pt" style:font-size-complex="11pt"/>
    </style:style>
    <style:style style:name="T4809" style:parent-style-name="DefaultParagraphFont" style:family="text">
      <style:text-properties style:font-name="Garamond" fo:font-size="11pt" style:font-size-asian="11pt" style:font-size-complex="11pt"/>
    </style:style>
    <style:style style:name="T4810" style:parent-style-name="DefaultParagraphFont" style:family="text">
      <style:text-properties style:font-name="Garamond" fo:font-size="11pt" style:font-size-asian="11pt" style:font-size-complex="11pt"/>
    </style:style>
    <style:style style:name="T4811" style:parent-style-name="DefaultParagraphFont" style:family="text">
      <style:text-properties style:font-name="Garamond" fo:font-size="11pt" style:font-size-asian="11pt" style:font-size-complex="11pt"/>
    </style:style>
    <style:style style:name="T4812" style:parent-style-name="DefaultParagraphFont" style:family="text">
      <style:text-properties style:font-name="Garamond" fo:font-weight="bold" style:font-weight-asian="bold" style:font-weight-complex="bold" fo:font-size="11pt" style:font-size-asian="11pt" style:font-size-complex="11pt"/>
    </style:style>
    <style:style style:name="T4813" style:parent-style-name="DefaultParagraphFont" style:family="text">
      <style:text-properties style:font-name="Garamond" fo:font-weight="bold" style:font-weight-asian="bold" style:font-weight-complex="bold" fo:font-size="11pt" style:font-size-asian="11pt" style:font-size-complex="11pt"/>
    </style:style>
    <style:style style:name="T4814" style:parent-style-name="DefaultParagraphFont" style:family="text">
      <style:text-properties style:font-name="Garamond" fo:font-weight="bold" style:font-weight-asian="bold" style:font-weight-complex="bold" fo:font-size="11pt" style:font-size-asian="11pt" style:font-size-complex="11pt"/>
    </style:style>
    <style:style style:name="T4815" style:parent-style-name="DefaultParagraphFont" style:family="text">
      <style:text-properties style:font-name="Garamond" fo:font-weight="bold" style:font-weight-asian="bold" style:font-weight-complex="bold" fo:font-size="11pt" style:font-size-asian="11pt" style:font-size-complex="11pt"/>
    </style:style>
    <style:style style:name="T4816" style:parent-style-name="DefaultParagraphFont" style:family="text">
      <style:text-properties style:font-name="Garamond" fo:font-weight="bold" style:font-weight-asian="bold" style:font-weight-complex="bold" fo:font-size="11pt" style:font-size-asian="11pt" style:font-size-complex="11pt"/>
    </style:style>
    <style:style style:name="T4817" style:parent-style-name="DefaultParagraphFont" style:family="text">
      <style:text-properties style:font-name="Garamond" fo:font-weight="bold" style:font-weight-asian="bold" style:font-weight-complex="bold" fo:font-size="11pt" style:font-size-asian="11pt" style:font-size-complex="11pt"/>
    </style:style>
    <style:style style:name="T4818" style:parent-style-name="DefaultParagraphFont" style:family="text">
      <style:text-properties style:font-name="Garamond" fo:font-weight="bold" style:font-weight-asian="bold" style:font-weight-complex="bold" fo:font-size="11pt" style:font-size-asian="11pt" style:font-size-complex="11pt"/>
    </style:style>
    <style:style style:name="T4819" style:parent-style-name="DefaultParagraphFont" style:family="text">
      <style:text-properties style:font-name="Garamond" fo:font-weight="bold" style:font-weight-asian="bold" style:font-weight-complex="bold" fo:font-size="11pt" style:font-size-asian="11pt" style:font-size-complex="11pt"/>
    </style:style>
    <style:style style:name="T4820" style:parent-style-name="DefaultParagraphFont" style:family="text">
      <style:text-properties style:font-name="Garamond" fo:font-weight="bold" style:font-weight-asian="bold" style:font-weight-complex="bold" fo:font-size="11pt" style:font-size-asian="11pt" style:font-size-complex="11pt"/>
    </style:style>
    <style:style style:name="T4821" style:parent-style-name="DefaultParagraphFont" style:family="text">
      <style:text-properties style:font-name="Garamond" fo:font-weight="bold" style:font-weight-asian="bold" style:font-weight-complex="bold" fo:font-size="11pt" style:font-size-asian="11pt" style:font-size-complex="11pt"/>
    </style:style>
    <style:style style:name="T4822" style:parent-style-name="DefaultParagraphFont" style:family="text">
      <style:text-properties style:font-name="Garamond" fo:font-weight="bold" style:font-weight-asian="bold" style:font-weight-complex="bold" fo:font-size="11pt" style:font-size-asian="11pt" style:font-size-complex="11pt"/>
    </style:style>
    <style:style style:name="T4823" style:parent-style-name="DefaultParagraphFont" style:family="text">
      <style:text-properties style:font-name="Garamond" fo:font-size="11pt" style:font-size-asian="11pt" style:font-size-complex="11pt"/>
    </style:style>
    <style:style style:name="T4824" style:parent-style-name="DefaultParagraphFont" style:family="text">
      <style:text-properties style:font-name="Garamond" fo:font-size="11pt" style:font-size-asian="11pt" style:font-size-complex="11pt"/>
    </style:style>
    <style:style style:name="T4825" style:parent-style-name="DefaultParagraphFont" style:family="text">
      <style:text-properties style:font-name="Garamond" fo:font-size="11pt" style:font-size-asian="11pt" style:font-size-complex="11pt"/>
    </style:style>
    <style:style style:name="T4826" style:parent-style-name="DefaultParagraphFont" style:family="text">
      <style:text-properties style:font-name="Garamond" fo:font-size="11pt" style:font-size-asian="11pt" style:font-size-complex="11pt"/>
    </style:style>
    <style:style style:name="T4827" style:parent-style-name="DefaultParagraphFont" style:family="text">
      <style:text-properties style:font-name="Garamond" fo:font-size="11pt" style:font-size-asian="11pt" style:font-size-complex="11pt"/>
    </style:style>
    <style:style style:name="T4828" style:parent-style-name="DefaultParagraphFont" style:family="text">
      <style:text-properties style:font-name="Garamond" fo:font-size="11pt" style:font-size-asian="11pt" style:font-size-complex="11pt"/>
    </style:style>
    <style:style style:name="T4829" style:parent-style-name="DefaultParagraphFont" style:family="text">
      <style:text-properties style:font-name="Garamond" fo:font-size="11pt" style:font-size-asian="11pt" style:font-size-complex="11pt"/>
    </style:style>
    <style:style style:name="T4830" style:parent-style-name="DefaultParagraphFont" style:family="text">
      <style:text-properties style:font-name="Garamond" fo:font-size="11pt" style:font-size-asian="11pt" style:font-size-complex="11pt"/>
    </style:style>
    <style:style style:name="T4831" style:parent-style-name="DefaultParagraphFont" style:family="text">
      <style:text-properties style:font-name="Garamond" fo:font-size="11pt" style:font-size-asian="11pt" style:font-size-complex="11pt"/>
    </style:style>
    <style:style style:name="P4832" style:parent-style-name="Normal" style:family="paragraph">
      <style:paragraph-properties fo:text-align="justify" fo:margin-bottom="0in" fo:line-height="115%" fo:text-indent="0.2in"/>
    </style:style>
    <style:style style:name="T4833" style:parent-style-name="DefaultParagraphFont" style:family="text">
      <style:text-properties style:font-name="Garamond" fo:font-size="11pt" style:font-size-asian="11pt" style:font-size-complex="11pt"/>
    </style:style>
    <style:style style:name="T4834" style:parent-style-name="DefaultParagraphFont" style:family="text">
      <style:text-properties style:font-name="Garamond" fo:font-size="11pt" style:font-size-asian="11pt" style:font-size-complex="11pt"/>
    </style:style>
    <style:style style:name="T4835" style:parent-style-name="DefaultParagraphFont" style:family="text">
      <style:text-properties style:font-name="Garamond" fo:font-size="11pt" style:font-size-asian="11pt" style:font-size-complex="11pt"/>
    </style:style>
    <style:style style:name="T4836" style:parent-style-name="DefaultParagraphFont" style:family="text">
      <style:text-properties style:font-name="Garamond" fo:font-weight="bold" style:font-weight-asian="bold" style:font-weight-complex="bold" fo:font-size="11pt" style:font-size-asian="11pt" style:font-size-complex="11pt"/>
    </style:style>
    <style:style style:name="P4837" style:parent-style-name="Normal" style:family="paragraph">
      <style:paragraph-properties fo:text-align="justify" fo:margin-bottom="0in" fo:line-height="115%" fo:text-indent="0.2in"/>
    </style:style>
    <style:style style:name="T4838" style:parent-style-name="DefaultParagraphFont" style:family="text">
      <style:text-properties style:font-name="Garamond" fo:font-size="11pt" style:font-size-asian="11pt" style:font-size-complex="11pt"/>
    </style:style>
    <style:style style:name="T4839" style:parent-style-name="DefaultParagraphFont" style:family="text">
      <style:text-properties style:font-name="Garamond" fo:font-size="11pt" style:font-size-asian="11pt" style:font-size-complex="11pt"/>
    </style:style>
    <style:style style:name="T4840" style:parent-style-name="DefaultParagraphFont" style:family="text">
      <style:text-properties style:font-name="Garamond" fo:font-size="11pt" style:font-size-asian="11pt" style:font-size-complex="11pt"/>
    </style:style>
    <style:style style:name="T4841" style:parent-style-name="DefaultParagraphFont" style:family="text">
      <style:text-properties style:font-name="Garamond" fo:font-size="11pt" style:font-size-asian="11pt" style:font-size-complex="11pt"/>
    </style:style>
    <style:style style:name="T4842" style:parent-style-name="DefaultParagraphFont" style:family="text">
      <style:text-properties style:font-name="Garamond" fo:font-size="11pt" style:font-size-asian="11pt" style:font-size-complex="11pt"/>
    </style:style>
    <style:style style:name="T4843" style:parent-style-name="DefaultParagraphFont" style:family="text">
      <style:text-properties style:font-name="Garamond" fo:font-size="11pt" style:font-size-asian="11pt" style:font-size-complex="11pt"/>
    </style:style>
    <style:style style:name="T4844" style:parent-style-name="DefaultParagraphFont" style:family="text">
      <style:text-properties style:font-name="Garamond" fo:font-size="11pt" style:font-size-asian="11pt" style:font-size-complex="11pt"/>
    </style:style>
    <style:style style:name="T4845" style:parent-style-name="DefaultParagraphFont" style:family="text">
      <style:text-properties style:font-name="Garamond" fo:font-weight="bold" style:font-weight-asian="bold" style:font-weight-complex="bold" fo:font-size="11pt" style:font-size-asian="11pt" style:font-size-complex="11pt"/>
    </style:style>
    <style:style style:name="T4846" style:parent-style-name="DefaultParagraphFont" style:family="text">
      <style:text-properties style:font-name="Garamond" fo:font-weight="bold" style:font-weight-asian="bold" style:font-weight-complex="bold" fo:font-size="11pt" style:font-size-asian="11pt" style:font-size-complex="11pt"/>
    </style:style>
    <style:style style:name="T4847" style:parent-style-name="DefaultParagraphFont" style:family="text">
      <style:text-properties style:font-name="Garamond" fo:font-weight="bold" style:font-weight-asian="bold" style:font-weight-complex="bold" fo:font-size="11pt" style:font-size-asian="11pt" style:font-size-complex="11pt"/>
    </style:style>
    <style:style style:name="T4848" style:parent-style-name="DefaultParagraphFont" style:family="text">
      <style:text-properties style:font-name="Garamond" fo:font-weight="bold" style:font-weight-asian="bold" style:font-weight-complex="bold" fo:font-size="11pt" style:font-size-asian="11pt" style:font-size-complex="11pt"/>
    </style:style>
    <style:style style:name="T4849" style:parent-style-name="DefaultParagraphFont" style:family="text">
      <style:text-properties style:font-name="Garamond" fo:font-weight="bold" style:font-weight-asian="bold" style:font-weight-complex="bold" fo:font-size="11pt" style:font-size-asian="11pt" style:font-size-complex="11pt"/>
    </style:style>
    <style:style style:name="T4850" style:parent-style-name="DefaultParagraphFont" style:family="text">
      <style:text-properties style:font-name="Garamond" fo:font-weight="bold" style:font-weight-asian="bold" style:font-weight-complex="bold" fo:font-size="11pt" style:font-size-asian="11pt" style:font-size-complex="11pt"/>
    </style:style>
    <style:style style:name="T4851" style:parent-style-name="DefaultParagraphFont" style:family="text">
      <style:text-properties style:font-name="Garamond" fo:font-weight="bold" style:font-weight-asian="bold" style:font-weight-complex="bold" fo:font-size="11pt" style:font-size-asian="11pt" style:font-size-complex="11pt"/>
    </style:style>
    <style:style style:name="T4852" style:parent-style-name="DefaultParagraphFont" style:family="text">
      <style:text-properties style:font-name="Garamond" fo:font-weight="bold" style:font-weight-asian="bold" style:font-weight-complex="bold" fo:font-size="11pt" style:font-size-asian="11pt" style:font-size-complex="11pt"/>
    </style:style>
    <style:style style:name="T4853" style:parent-style-name="DefaultParagraphFont" style:family="text">
      <style:text-properties style:font-name="Garamond" fo:font-weight="bold" style:font-weight-asian="bold" style:font-weight-complex="bold" fo:font-size="11pt" style:font-size-asian="11pt" style:font-size-complex="11pt"/>
    </style:style>
    <style:style style:name="T4854" style:parent-style-name="DefaultParagraphFont" style:family="text">
      <style:text-properties style:font-name="Garamond" fo:font-weight="bold" style:font-weight-asian="bold" style:font-weight-complex="bold" fo:font-size="11pt" style:font-size-asian="11pt" style:font-size-complex="11pt"/>
    </style:style>
    <style:style style:name="T4855" style:parent-style-name="DefaultParagraphFont" style:family="text">
      <style:text-properties style:font-name="Garamond" fo:font-weight="bold" style:font-weight-asian="bold" style:font-weight-complex="bold" fo:font-size="11pt" style:font-size-asian="11pt" style:font-size-complex="11pt"/>
    </style:style>
    <style:style style:name="T4856" style:parent-style-name="DefaultParagraphFont" style:family="text">
      <style:text-properties style:font-name="Garamond" fo:font-weight="bold" style:font-weight-asian="bold" style:font-weight-complex="bold" fo:font-size="11pt" style:font-size-asian="11pt" style:font-size-complex="11pt"/>
    </style:style>
    <style:style style:name="T4857" style:parent-style-name="DefaultParagraphFont" style:family="text">
      <style:text-properties style:font-name="Garamond" fo:font-weight="bold" style:font-weight-asian="bold" style:font-weight-complex="bold" fo:font-size="11pt" style:font-size-asian="11pt" style:font-size-complex="11pt"/>
    </style:style>
    <style:style style:name="T4858" style:parent-style-name="DefaultParagraphFont" style:family="text">
      <style:text-properties style:font-name="Garamond" fo:font-weight="bold" style:font-weight-asian="bold" style:font-weight-complex="bold" fo:font-size="11pt" style:font-size-asian="11pt" style:font-size-complex="11pt"/>
    </style:style>
    <style:style style:name="T4859" style:parent-style-name="DefaultParagraphFont" style:family="text">
      <style:text-properties style:font-name="Garamond" fo:font-size="11pt" style:font-size-asian="11pt" style:font-size-complex="11pt"/>
    </style:style>
    <style:style style:name="T4860" style:parent-style-name="DefaultParagraphFont" style:family="text">
      <style:text-properties style:font-name="Garamond" fo:font-size="11pt" style:font-size-asian="11pt" style:font-size-complex="11pt"/>
    </style:style>
    <style:style style:name="T4861" style:parent-style-name="DefaultParagraphFont" style:family="text">
      <style:text-properties style:font-name="Garamond" fo:font-size="11pt" style:font-size-asian="11pt" style:font-size-complex="11pt"/>
    </style:style>
    <style:style style:name="T4862" style:parent-style-name="DefaultParagraphFont" style:family="text">
      <style:text-properties style:font-name="Garamond" fo:font-size="11pt" style:font-size-asian="11pt" style:font-size-complex="11pt"/>
    </style:style>
    <style:style style:name="T4863" style:parent-style-name="DefaultParagraphFont" style:family="text">
      <style:text-properties style:font-name="Garamond" fo:font-size="11pt" style:font-size-asian="11pt" style:font-size-complex="11pt"/>
    </style:style>
    <style:style style:name="T4864" style:parent-style-name="DefaultParagraphFont" style:family="text">
      <style:text-properties style:font-name="Garamond" fo:font-size="11pt" style:font-size-asian="11pt" style:font-size-complex="11pt"/>
    </style:style>
    <style:style style:name="T4865" style:parent-style-name="DefaultParagraphFont" style:family="text">
      <style:text-properties style:font-name="Garamond" fo:font-size="11pt" style:font-size-asian="11pt" style:font-size-complex="11pt"/>
    </style:style>
    <style:style style:name="T4866" style:parent-style-name="DefaultParagraphFont" style:family="text">
      <style:text-properties style:font-name="Garamond" fo:font-size="11pt" style:font-size-asian="11pt" style:font-size-complex="11pt"/>
    </style:style>
    <style:style style:name="T4867" style:parent-style-name="DefaultParagraphFont" style:family="text">
      <style:text-properties style:font-name="Garamond" fo:font-size="11pt" style:font-size-asian="11pt" style:font-size-complex="11pt"/>
    </style:style>
    <style:style style:name="P486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86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870" style:parent-style-name="Normal" style:family="paragraph">
      <style:paragraph-properties fo:text-align="justify" fo:margin-bottom="0in" fo:line-height="115%" fo:text-indent="0.2in"/>
    </style:style>
    <style:style style:name="T4871" style:parent-style-name="DefaultParagraphFont" style:family="text">
      <style:text-properties style:font-name="Garamond" fo:font-weight="bold" style:font-weight-asian="bold" style:font-weight-complex="bold" fo:font-size="11pt" style:font-size-asian="11pt" style:font-size-complex="11pt"/>
    </style:style>
    <style:style style:name="T4872" style:parent-style-name="DefaultParagraphFont" style:family="text">
      <style:text-properties style:font-name="Garamond" fo:font-weight="bold" style:font-weight-asian="bold" style:font-weight-complex="bold" fo:font-size="11pt" style:font-size-asian="11pt" style:font-size-complex="11pt"/>
    </style:style>
    <style:style style:name="T4873" style:parent-style-name="DefaultParagraphFont" style:family="text">
      <style:text-properties style:font-name="Garamond" fo:font-weight="bold" style:font-weight-asian="bold" style:font-weight-complex="bold" fo:font-size="11pt" style:font-size-asian="11pt" style:font-size-complex="11pt"/>
    </style:style>
    <style:style style:name="T4874" style:parent-style-name="DefaultParagraphFont" style:family="text">
      <style:text-properties style:font-name="Garamond" fo:font-weight="bold" style:font-weight-asian="bold" style:font-weight-complex="bold" fo:font-size="11pt" style:font-size-asian="11pt" style:font-size-complex="11pt"/>
    </style:style>
    <style:style style:name="T4875" style:parent-style-name="DefaultParagraphFont" style:family="text">
      <style:text-properties style:font-name="Garamond" fo:font-weight="bold" style:font-weight-asian="bold" style:font-weight-complex="bold" fo:font-size="11pt" style:font-size-asian="11pt" style:font-size-complex="11pt"/>
    </style:style>
    <style:style style:name="T4876" style:parent-style-name="DefaultParagraphFont" style:family="text">
      <style:text-properties style:font-name="Garamond" fo:font-weight="bold" style:font-weight-asian="bold" style:font-weight-complex="bold" fo:font-size="11pt" style:font-size-asian="11pt" style:font-size-complex="11pt"/>
    </style:style>
    <style:style style:name="T4877" style:parent-style-name="DefaultParagraphFont" style:family="text">
      <style:text-properties style:font-name="Garamond" fo:font-weight="bold" style:font-weight-asian="bold" style:font-weight-complex="bold" fo:font-size="11pt" style:font-size-asian="11pt" style:font-size-complex="11pt"/>
    </style:style>
    <style:style style:name="T4878" style:parent-style-name="DefaultParagraphFont" style:family="text">
      <style:text-properties style:font-name="Garamond" fo:font-weight="bold" style:font-weight-asian="bold" style:font-weight-complex="bold" fo:font-size="11pt" style:font-size-asian="11pt" style:font-size-complex="11pt"/>
    </style:style>
    <style:style style:name="T4879" style:parent-style-name="DefaultParagraphFont" style:family="text">
      <style:text-properties style:font-name="Garamond" fo:font-size="11pt" style:font-size-asian="11pt" style:font-size-complex="11pt"/>
    </style:style>
    <style:style style:name="T4880" style:parent-style-name="DefaultParagraphFont" style:family="text">
      <style:text-properties style:font-name="Garamond" fo:font-size="11pt" style:font-size-asian="11pt" style:font-size-complex="11pt"/>
    </style:style>
    <style:style style:name="T4881" style:parent-style-name="DefaultParagraphFont" style:family="text">
      <style:text-properties style:font-name="Garamond" fo:font-size="11pt" style:font-size-asian="11pt" style:font-size-complex="11pt"/>
    </style:style>
    <style:style style:name="T4882" style:parent-style-name="DefaultParagraphFont" style:family="text">
      <style:text-properties style:font-name="Garamond" fo:font-weight="bold" style:font-weight-asian="bold" style:font-weight-complex="bold" fo:font-size="11pt" style:font-size-asian="11pt" style:font-size-complex="11pt"/>
    </style:style>
    <style:style style:name="T4883" style:parent-style-name="DefaultParagraphFont" style:family="text">
      <style:text-properties style:font-name="Garamond" fo:font-weight="bold" style:font-weight-asian="bold" style:font-weight-complex="bold" fo:font-size="11pt" style:font-size-asian="11pt" style:font-size-complex="11pt"/>
    </style:style>
    <style:style style:name="T4884" style:parent-style-name="DefaultParagraphFont" style:family="text">
      <style:text-properties style:font-name="Garamond" fo:font-weight="bold" style:font-weight-asian="bold" style:font-weight-complex="bold" fo:font-size="11pt" style:font-size-asian="11pt" style:font-size-complex="11pt"/>
    </style:style>
    <style:style style:name="T4885" style:parent-style-name="DefaultParagraphFont" style:family="text">
      <style:text-properties style:font-name="Garamond" fo:font-weight="bold" style:font-weight-asian="bold" style:font-weight-complex="bold" fo:font-size="11pt" style:font-size-asian="11pt" style:font-size-complex="11pt"/>
    </style:style>
    <style:style style:name="P4886" style:parent-style-name="Normal" style:family="paragraph">
      <style:paragraph-properties fo:text-align="justify" fo:margin-bottom="0in" fo:line-height="115%" fo:text-indent="0.2in"/>
    </style:style>
    <style:style style:name="T4887" style:parent-style-name="DefaultParagraphFont" style:family="text">
      <style:text-properties style:font-name="Garamond" fo:font-size="11pt" style:font-size-asian="11pt" style:font-size-complex="11pt"/>
    </style:style>
    <style:style style:name="T4888" style:parent-style-name="DefaultParagraphFont" style:family="text">
      <style:text-properties style:font-name="Garamond" fo:font-size="11pt" style:font-size-asian="11pt" style:font-size-complex="11pt"/>
    </style:style>
    <style:style style:name="T4889" style:parent-style-name="DefaultParagraphFont" style:family="text">
      <style:text-properties style:font-name="Garamond" fo:font-size="11pt" style:font-size-asian="11pt" style:font-size-complex="11pt"/>
    </style:style>
    <style:style style:name="T4890" style:parent-style-name="DefaultParagraphFont" style:family="text">
      <style:text-properties style:font-name="Garamond" fo:font-weight="bold" style:font-weight-asian="bold" style:font-weight-complex="bold" fo:font-size="11pt" style:font-size-asian="11pt" style:font-size-complex="11pt"/>
    </style:style>
    <style:style style:name="T4891" style:parent-style-name="DefaultParagraphFont" style:family="text">
      <style:text-properties style:font-name="Garamond" fo:font-weight="bold" style:font-weight-asian="bold" style:font-weight-complex="bold" fo:font-size="11pt" style:font-size-asian="11pt" style:font-size-complex="11pt"/>
    </style:style>
    <style:style style:name="T4892" style:parent-style-name="DefaultParagraphFont" style:family="text">
      <style:text-properties style:font-name="Garamond" fo:font-weight="bold" style:font-weight-asian="bold" style:font-weight-complex="bold" fo:font-size="11pt" style:font-size-asian="11pt" style:font-size-complex="11pt"/>
    </style:style>
    <style:style style:name="T4893" style:parent-style-name="DefaultParagraphFont" style:family="text">
      <style:text-properties style:font-name="Garamond" fo:font-weight="bold" style:font-weight-asian="bold" style:font-weight-complex="bold" fo:font-size="11pt" style:font-size-asian="11pt" style:font-size-complex="11pt"/>
    </style:style>
    <style:style style:name="T4894" style:parent-style-name="DefaultParagraphFont" style:family="text">
      <style:text-properties style:font-name="Garamond" fo:font-weight="bold" style:font-weight-asian="bold" style:font-weight-complex="bold" fo:font-size="11pt" style:font-size-asian="11pt" style:font-size-complex="11pt"/>
    </style:style>
    <style:style style:name="T4895" style:parent-style-name="DefaultParagraphFont" style:family="text">
      <style:text-properties style:font-name="Garamond" fo:font-weight="bold" style:font-weight-asian="bold" style:font-weight-complex="bold" fo:font-size="11pt" style:font-size-asian="11pt" style:font-size-complex="11pt"/>
    </style:style>
    <style:style style:name="T4896" style:parent-style-name="DefaultParagraphFont" style:family="text">
      <style:text-properties style:font-name="Garamond" fo:font-weight="bold" style:font-weight-asian="bold" style:font-weight-complex="bold" fo:font-size="11pt" style:font-size-asian="11pt" style:font-size-complex="11pt"/>
    </style:style>
    <style:style style:name="T4897" style:parent-style-name="DefaultParagraphFont" style:family="text">
      <style:text-properties style:font-name="Garamond" fo:font-weight="bold" style:font-weight-asian="bold" style:font-weight-complex="bold" fo:font-size="11pt" style:font-size-asian="11pt" style:font-size-complex="11pt"/>
    </style:style>
    <style:style style:name="T4898" style:parent-style-name="DefaultParagraphFont" style:family="text">
      <style:text-properties style:font-name="Garamond" fo:font-weight="bold" style:font-weight-asian="bold" style:font-weight-complex="bold" fo:font-size="11pt" style:font-size-asian="11pt" style:font-size-complex="11pt"/>
    </style:style>
    <style:style style:name="T4899" style:parent-style-name="DefaultParagraphFont" style:family="text">
      <style:text-properties style:font-name="Garamond" fo:font-size="11pt" style:font-size-asian="11pt" style:font-size-complex="11pt"/>
    </style:style>
    <style:style style:name="T4900" style:parent-style-name="DefaultParagraphFont" style:family="text">
      <style:text-properties style:font-name="Garamond" fo:font-weight="bold" style:font-weight-asian="bold" style:font-weight-complex="bold" fo:font-size="11pt" style:font-size-asian="11pt" style:font-size-complex="11pt"/>
    </style:style>
    <style:style style:name="T4901" style:parent-style-name="DefaultParagraphFont" style:family="text">
      <style:text-properties style:font-name="Garamond" fo:font-weight="bold" style:font-weight-asian="bold" style:font-weight-complex="bold" fo:font-size="11pt" style:font-size-asian="11pt" style:font-size-complex="11pt"/>
    </style:style>
    <style:style style:name="T4902" style:parent-style-name="DefaultParagraphFont" style:family="text">
      <style:text-properties style:font-name="Garamond" fo:font-weight="bold" style:font-weight-asian="bold" style:font-weight-complex="bold" fo:font-size="11pt" style:font-size-asian="11pt" style:font-size-complex="11pt"/>
    </style:style>
    <style:style style:name="T4903" style:parent-style-name="DefaultParagraphFont" style:family="text">
      <style:text-properties style:font-name="Garamond" fo:font-weight="bold" style:font-weight-asian="bold" style:font-weight-complex="bold" fo:font-size="11pt" style:font-size-asian="11pt" style:font-size-complex="11pt"/>
    </style:style>
    <style:style style:name="T4904" style:parent-style-name="DefaultParagraphFont" style:family="text">
      <style:text-properties style:font-name="Garamond" fo:font-weight="bold" style:font-weight-asian="bold" style:font-weight-complex="bold" fo:font-size="11pt" style:font-size-asian="11pt" style:font-size-complex="11pt"/>
    </style:style>
    <style:style style:name="T4905" style:parent-style-name="DefaultParagraphFont" style:family="text">
      <style:text-properties style:font-name="Garamond" fo:font-weight="bold" style:font-weight-asian="bold" style:font-weight-complex="bold" fo:font-size="11pt" style:font-size-asian="11pt" style:font-size-complex="11pt"/>
    </style:style>
    <style:style style:name="T4906" style:parent-style-name="DefaultParagraphFont" style:family="text">
      <style:text-properties style:font-name="Garamond" fo:font-weight="bold" style:font-weight-asian="bold" style:font-weight-complex="bold" fo:font-size="11pt" style:font-size-asian="11pt" style:font-size-complex="11pt"/>
    </style:style>
    <style:style style:name="T4907" style:parent-style-name="DefaultParagraphFont" style:family="text">
      <style:text-properties style:font-name="Garamond" fo:font-weight="bold" style:font-weight-asian="bold" style:font-weight-complex="bold" fo:font-size="11pt" style:font-size-asian="11pt" style:font-size-complex="11pt"/>
    </style:style>
    <style:style style:name="T4908" style:parent-style-name="DefaultParagraphFont" style:family="text">
      <style:text-properties style:font-name="Garamond" fo:font-weight="bold" style:font-weight-asian="bold" style:font-weight-complex="bold" fo:font-size="11pt" style:font-size-asian="11pt" style:font-size-complex="11pt"/>
    </style:style>
    <style:style style:name="T4909" style:parent-style-name="DefaultParagraphFont" style:family="text">
      <style:text-properties style:font-name="Garamond" fo:font-weight="bold" style:font-weight-asian="bold" style:font-weight-complex="bold" fo:font-size="11pt" style:font-size-asian="11pt" style:font-size-complex="11pt"/>
    </style:style>
    <style:style style:name="T4910" style:parent-style-name="DefaultParagraphFont" style:family="text">
      <style:text-properties style:font-name="Garamond" fo:font-weight="bold" style:font-weight-asian="bold" style:font-weight-complex="bold" fo:font-size="11pt" style:font-size-asian="11pt" style:font-size-complex="11pt"/>
    </style:style>
    <style:style style:name="P4911" style:parent-style-name="Normal" style:family="paragraph">
      <style:paragraph-properties fo:break-before="page" fo:text-align="justify" fo:margin-bottom="0in" fo:line-height="115%" fo:text-indent="0.2in"/>
      <style:text-properties style:font-name="Garamond" fo:font-size="11pt" style:font-size-asian="11pt" style:font-size-complex="11pt"/>
    </style:style>
    <style:style style:name="P4912" style:parent-style-name="Normal" style:family="paragraph">
      <style:paragraph-properties fo:line-height="115%"/>
    </style:style>
    <style:style style:name="P4913" style:parent-style-name="Heading1" style:family="paragraph">
      <style:paragraph-properties fo:line-height="115%"/>
      <style:text-properties style:font-name="Garamond"/>
    </style:style>
    <style:style style:name="P4914" style:parent-style-name="Normal" style:family="paragraph">
      <style:paragraph-properties fo:text-align="justify" fo:margin-bottom="0in" fo:line-height="115%" fo:text-indent="0.2in">
        <style:tab-stops/>
      </style:paragraph-properties>
      <style:text-properties style:font-name="Garamond" fo:font-size="11pt" style:font-size-asian="11pt" style:font-size-complex="11pt"/>
    </style:style>
    <style:style style:name="P4915" style:parent-style-name="Normal" style:family="paragraph">
      <style:paragraph-properties fo:text-align="justify" fo:margin-bottom="0in" fo:line-height="115%" fo:text-indent="0.2in">
        <style:tab-stops/>
      </style:paragraph-properties>
    </style:style>
    <style:style style:name="T4916" style:parent-style-name="DefaultParagraphFont" style:family="text">
      <style:text-properties style:font-name="Garamond" fo:font-size="11pt" style:font-size-asian="11pt" style:font-size-complex="11pt"/>
    </style:style>
    <style:style style:name="T4917" style:parent-style-name="DefaultParagraphFont" style:family="text">
      <style:text-properties style:font-name="Garamond" fo:font-weight="bold" style:font-weight-asian="bold" style:font-weight-complex="bold" fo:font-size="11pt" style:font-size-asian="11pt" style:font-size-complex="11pt"/>
    </style:style>
    <style:style style:name="T4918" style:parent-style-name="DefaultParagraphFont" style:family="text">
      <style:text-properties style:font-name="Garamond" fo:font-weight="bold" style:font-weight-asian="bold" style:font-weight-complex="bold" fo:font-size="11pt" style:font-size-asian="11pt" style:font-size-complex="11pt"/>
    </style:style>
    <style:style style:name="T4919" style:parent-style-name="DefaultParagraphFont" style:family="text">
      <style:text-properties style:font-name="Garamond" fo:font-size="11pt" style:font-size-asian="11pt" style:font-size-complex="11pt"/>
    </style:style>
    <style:style style:name="T4920" style:parent-style-name="DefaultParagraphFont" style:family="text">
      <style:text-properties style:font-name="Garamond" fo:font-size="11pt" style:font-size-asian="11pt" style:font-size-complex="11pt"/>
    </style:style>
    <style:style style:name="T4921" style:parent-style-name="DefaultParagraphFont" style:family="text">
      <style:text-properties style:font-name="Garamond" fo:font-size="11pt" style:font-size-asian="11pt" style:font-size-complex="11pt"/>
    </style:style>
    <style:style style:name="T4922" style:parent-style-name="DefaultParagraphFont" style:family="text">
      <style:text-properties style:font-name="Garamond" fo:font-size="11pt" style:font-size-asian="11pt" style:font-size-complex="11pt"/>
    </style:style>
    <style:style style:name="T4923" style:parent-style-name="DefaultParagraphFont" style:family="text">
      <style:text-properties style:font-name="Garamond" fo:font-size="11pt" style:font-size-asian="11pt" style:font-size-complex="11pt"/>
    </style:style>
    <style:style style:name="T4924" style:parent-style-name="DefaultParagraphFont" style:family="text">
      <style:text-properties style:font-name="Garamond" fo:font-size="11pt" style:font-size-asian="11pt" style:font-size-complex="11pt"/>
    </style:style>
    <style:style style:name="P4925" style:parent-style-name="Normal" style:family="paragraph">
      <style:paragraph-properties fo:text-align="justify" fo:margin-bottom="0in" fo:line-height="115%" fo:text-indent="0.2in">
        <style:tab-stops/>
      </style:paragraph-properties>
      <style:text-properties style:font-name="Garamond" fo:font-weight="bold" style:font-weight-asian="bold" style:font-weight-complex="bold" fo:font-size="11pt" style:font-size-asian="11pt" style:font-size-complex="11pt"/>
    </style:style>
    <style:style style:name="P4926" style:parent-style-name="Heading2" style:family="paragraph">
      <style:paragraph-properties fo:text-align="start" fo:line-height="115%"/>
      <style:text-properties style:font-name="Garamond"/>
    </style:style>
    <style:style style:name="P49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928" style:parent-style-name="Normal" style:family="paragraph">
      <style:paragraph-properties fo:text-align="justify" fo:margin-bottom="0in" fo:line-height="115%" fo:text-indent="0.2in"/>
    </style:style>
    <style:style style:name="T4929" style:parent-style-name="DefaultParagraphFont" style:family="text">
      <style:text-properties style:font-name="Garamond" fo:font-size="11pt" style:font-size-asian="11pt" style:font-size-complex="11pt"/>
    </style:style>
    <style:style style:name="T4930" style:parent-style-name="DefaultParagraphFont" style:family="text">
      <style:text-properties style:font-name="Garamond" fo:font-size="11pt" style:font-size-asian="11pt" style:font-size-complex="11pt"/>
    </style:style>
    <style:style style:name="T4931" style:parent-style-name="DefaultParagraphFont" style:family="text">
      <style:text-properties style:font-name="Garamond" fo:font-size="11pt" style:font-size-asian="11pt" style:font-size-complex="11pt"/>
    </style:style>
    <style:style style:name="T4932" style:parent-style-name="DefaultParagraphFont" style:family="text">
      <style:text-properties style:font-name="Garamond" fo:font-size="11pt" style:font-size-asian="11pt" style:font-size-complex="11pt"/>
    </style:style>
    <style:style style:name="T4933" style:parent-style-name="DefaultParagraphFont" style:family="text">
      <style:text-properties style:font-name="Garamond" fo:font-size="11pt" style:font-size-asian="11pt" style:font-size-complex="11pt"/>
    </style:style>
    <style:style style:name="T4934" style:parent-style-name="DefaultParagraphFont" style:family="text">
      <style:text-properties style:font-name="Garamond" fo:font-size="11pt" style:font-size-asian="11pt" style:font-size-complex="11pt"/>
    </style:style>
    <style:style style:name="T4935" style:parent-style-name="DefaultParagraphFont" style:family="text">
      <style:text-properties style:font-name="Garamond" fo:font-size="11pt" style:font-size-asian="11pt" style:font-size-complex="11pt"/>
    </style:style>
    <style:style style:name="T4936" style:parent-style-name="DefaultParagraphFont" style:family="text">
      <style:text-properties style:font-name="Garamond" fo:font-size="11pt" style:font-size-asian="11pt" style:font-size-complex="11pt"/>
    </style:style>
    <style:style style:name="T4937" style:parent-style-name="DefaultParagraphFont" style:family="text">
      <style:text-properties style:font-name="Garamond" fo:font-size="11pt" style:font-size-asian="11pt" style:font-size-complex="11pt"/>
    </style:style>
    <style:style style:name="T4938" style:parent-style-name="DefaultParagraphFont" style:family="text">
      <style:text-properties style:font-name="Garamond" fo:font-size="11pt" style:font-size-asian="11pt" style:font-size-complex="11pt"/>
    </style:style>
    <style:style style:name="T4939" style:parent-style-name="DefaultParagraphFont" style:family="text">
      <style:text-properties style:font-name="Garamond" fo:font-size="11pt" style:font-size-asian="11pt" style:font-size-complex="11pt"/>
    </style:style>
    <style:style style:name="T4940" style:parent-style-name="DefaultParagraphFont" style:family="text">
      <style:text-properties style:font-name="Garamond" fo:font-size="11pt" style:font-size-asian="11pt" style:font-size-complex="11pt"/>
    </style:style>
    <style:style style:name="T4941" style:parent-style-name="DefaultParagraphFont" style:family="text">
      <style:text-properties style:font-name="Garamond" fo:font-size="11pt" style:font-size-asian="11pt" style:font-size-complex="11pt"/>
    </style:style>
    <style:style style:name="T4942" style:parent-style-name="DefaultParagraphFont" style:family="text">
      <style:text-properties style:font-name="Garamond" fo:font-size="11pt" style:font-size-asian="11pt" style:font-size-complex="11pt"/>
    </style:style>
    <style:style style:name="T4943" style:parent-style-name="DefaultParagraphFont" style:family="text">
      <style:text-properties style:font-name="Garamond" fo:font-size="11pt" style:font-size-asian="11pt" style:font-size-complex="11pt"/>
    </style:style>
    <style:style style:name="T4944" style:parent-style-name="DefaultParagraphFont" style:family="text">
      <style:text-properties style:font-name="Garamond" fo:font-weight="bold" style:font-weight-asian="bold" style:font-weight-complex="bold" fo:font-size="11pt" style:font-size-asian="11pt" style:font-size-complex="11pt"/>
    </style:style>
    <style:style style:name="T4945" style:parent-style-name="DefaultParagraphFont" style:family="text">
      <style:text-properties style:font-name="Garamond" fo:font-weight="bold" style:font-weight-asian="bold" style:font-weight-complex="bold" fo:font-size="11pt" style:font-size-asian="11pt" style:font-size-complex="11pt"/>
    </style:style>
    <style:style style:name="T4946" style:parent-style-name="DefaultParagraphFont" style:family="text">
      <style:text-properties style:font-name="Garamond" fo:font-weight="bold" style:font-weight-asian="bold" style:font-weight-complex="bold" fo:font-size="11pt" style:font-size-asian="11pt" style:font-size-complex="11pt"/>
    </style:style>
    <style:style style:name="T4947" style:parent-style-name="DefaultParagraphFont" style:family="text">
      <style:text-properties style:font-name="Garamond" fo:font-weight="bold" style:font-weight-asian="bold" style:font-weight-complex="bold" fo:font-size="11pt" style:font-size-asian="11pt" style:font-size-complex="11pt"/>
    </style:style>
    <style:style style:name="T4948" style:parent-style-name="DefaultParagraphFont" style:family="text">
      <style:text-properties style:font-name="Garamond" fo:font-weight="bold" style:font-weight-asian="bold" style:font-weight-complex="bold" fo:font-size="11pt" style:font-size-asian="11pt" style:font-size-complex="11pt"/>
    </style:style>
    <style:style style:name="T4949" style:parent-style-name="DefaultParagraphFont" style:family="text">
      <style:text-properties style:font-name="Garamond" fo:font-weight="bold" style:font-weight-asian="bold" style:font-weight-complex="bold" fo:font-size="11pt" style:font-size-asian="11pt" style:font-size-complex="11pt"/>
    </style:style>
    <style:style style:name="T4950" style:parent-style-name="DefaultParagraphFont" style:family="text">
      <style:text-properties style:font-name="Garamond" fo:font-weight="bold" style:font-weight-asian="bold" style:font-weight-complex="bold" fo:font-size="11pt" style:font-size-asian="11pt" style:font-size-complex="11pt"/>
    </style:style>
    <style:style style:name="T4951" style:parent-style-name="DefaultParagraphFont" style:family="text">
      <style:text-properties style:font-name="Garamond" fo:font-weight="bold" style:font-weight-asian="bold" style:font-weight-complex="bold" fo:font-size="11pt" style:font-size-asian="11pt" style:font-size-complex="11pt"/>
    </style:style>
    <style:style style:name="T4952" style:parent-style-name="DefaultParagraphFont" style:family="text">
      <style:text-properties style:font-name="Garamond" fo:font-weight="bold" style:font-weight-asian="bold" style:font-weight-complex="bold" fo:font-size="11pt" style:font-size-asian="11pt" style:font-size-complex="11pt"/>
    </style:style>
    <style:style style:name="T4953" style:parent-style-name="DefaultParagraphFont" style:family="text">
      <style:text-properties style:font-name="Garamond" fo:font-weight="bold" style:font-weight-asian="bold" style:font-weight-complex="bold" fo:font-size="11pt" style:font-size-asian="11pt" style:font-size-complex="11pt"/>
    </style:style>
    <style:style style:name="T4954" style:parent-style-name="DefaultParagraphFont" style:family="text">
      <style:text-properties style:font-name="Garamond" fo:font-weight="bold" style:font-weight-asian="bold" style:font-weight-complex="bold" fo:font-size="11pt" style:font-size-asian="11pt" style:font-size-complex="11pt"/>
    </style:style>
    <style:style style:name="T4955" style:parent-style-name="DefaultParagraphFont" style:family="text">
      <style:text-properties style:font-name="Garamond" fo:font-weight="bold" style:font-weight-asian="bold" style:font-weight-complex="bold" fo:font-size="11pt" style:font-size-asian="11pt" style:font-size-complex="11pt"/>
    </style:style>
    <style:style style:name="T4956" style:parent-style-name="DefaultParagraphFont" style:family="text">
      <style:text-properties style:font-name="Garamond" fo:font-weight="bold" style:font-weight-asian="bold" style:font-weight-complex="bold" fo:font-size="11pt" style:font-size-asian="11pt" style:font-size-complex="11pt"/>
    </style:style>
    <style:style style:name="T4957" style:parent-style-name="DefaultParagraphFont" style:family="text">
      <style:text-properties style:font-name="Garamond" fo:font-weight="bold" style:font-weight-asian="bold" style:font-weight-complex="bold" fo:font-size="11pt" style:font-size-asian="11pt" style:font-size-complex="11pt"/>
    </style:style>
    <style:style style:name="T4958" style:parent-style-name="DefaultParagraphFont" style:family="text">
      <style:text-properties style:font-name="Garamond" fo:font-weight="bold" style:font-weight-asian="bold" style:font-weight-complex="bold" fo:font-size="11pt" style:font-size-asian="11pt" style:font-size-complex="11pt"/>
    </style:style>
    <style:style style:name="T4959" style:parent-style-name="DefaultParagraphFont" style:family="text">
      <style:text-properties style:font-name="Garamond" fo:font-weight="bold" style:font-weight-asian="bold" style:font-weight-complex="bold" fo:font-size="11pt" style:font-size-asian="11pt" style:font-size-complex="11pt"/>
    </style:style>
    <style:style style:name="T4960" style:parent-style-name="DefaultParagraphFont" style:family="text">
      <style:text-properties style:font-name="Garamond" fo:font-weight="bold" style:font-weight-asian="bold" style:font-weight-complex="bold" fo:font-size="11pt" style:font-size-asian="11pt" style:font-size-complex="11pt"/>
    </style:style>
    <style:style style:name="T4961" style:parent-style-name="DefaultParagraphFont" style:family="text">
      <style:text-properties style:font-name="Garamond" fo:font-weight="bold" style:font-weight-asian="bold" style:font-weight-complex="bold" fo:font-size="11pt" style:font-size-asian="11pt" style:font-size-complex="11pt"/>
    </style:style>
    <style:style style:name="P49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963" style:parent-style-name="Normal" style:family="paragraph">
      <style:paragraph-properties fo:text-align="justify" fo:margin-bottom="0in" fo:line-height="115%" fo:text-indent="0.2in"/>
    </style:style>
    <style:style style:name="T4964" style:parent-style-name="DefaultParagraphFont" style:family="text">
      <style:text-properties style:font-name="Garamond" fo:font-weight="bold" style:font-weight-asian="bold" style:font-weight-complex="bold" fo:font-size="11pt" style:font-size-asian="11pt" style:font-size-complex="11pt"/>
    </style:style>
    <style:style style:name="T4965" style:parent-style-name="DefaultParagraphFont" style:family="text">
      <style:text-properties style:font-name="Garamond" fo:font-weight="bold" style:font-weight-asian="bold" style:font-weight-complex="bold" fo:font-size="11pt" style:font-size-asian="11pt" style:font-size-complex="11pt"/>
    </style:style>
    <style:style style:name="T4966" style:parent-style-name="DefaultParagraphFont" style:family="text">
      <style:text-properties style:font-name="Garamond" fo:font-weight="bold" style:font-weight-asian="bold" style:font-weight-complex="bold" fo:font-size="11pt" style:font-size-asian="11pt" style:font-size-complex="11pt"/>
    </style:style>
    <style:style style:name="T4967" style:parent-style-name="DefaultParagraphFont" style:family="text">
      <style:text-properties style:font-name="Garamond" fo:font-weight="bold" style:font-weight-asian="bold" style:font-weight-complex="bold" fo:font-size="11pt" style:font-size-asian="11pt" style:font-size-complex="11pt"/>
    </style:style>
    <style:style style:name="T4968" style:parent-style-name="DefaultParagraphFont" style:family="text">
      <style:text-properties style:font-name="Garamond" fo:font-size="11pt" style:font-size-asian="11pt" style:font-size-complex="11pt"/>
    </style:style>
    <style:style style:name="T4969" style:parent-style-name="DefaultParagraphFont" style:family="text">
      <style:text-properties style:font-name="Garamond" fo:font-size="11pt" style:font-size-asian="11pt" style:font-size-complex="11pt"/>
    </style:style>
    <style:style style:name="T4970" style:parent-style-name="DefaultParagraphFont" style:family="text">
      <style:text-properties style:font-name="Garamond" fo:font-size="11pt" style:font-size-asian="11pt" style:font-size-complex="11pt"/>
    </style:style>
    <style:style style:name="T4971" style:parent-style-name="DefaultParagraphFont" style:family="text">
      <style:text-properties style:font-name="Garamond" fo:font-size="11pt" style:font-size-asian="11pt" style:font-size-complex="11pt"/>
    </style:style>
    <style:style style:name="T4972" style:parent-style-name="DefaultParagraphFont" style:family="text">
      <style:text-properties style:font-name="Garamond" fo:font-size="11pt" style:font-size-asian="11pt" style:font-size-complex="11pt"/>
    </style:style>
    <style:style style:name="T4973" style:parent-style-name="DefaultParagraphFont" style:family="text">
      <style:text-properties style:font-name="Garamond" fo:font-size="11pt" style:font-size-asian="11pt" style:font-size-complex="11pt"/>
    </style:style>
    <style:style style:name="T4974" style:parent-style-name="DefaultParagraphFont" style:family="text">
      <style:text-properties style:font-name="Garamond" fo:font-weight="bold" style:font-weight-asian="bold" style:font-weight-complex="bold" fo:font-size="11pt" style:font-size-asian="11pt" style:font-size-complex="11pt"/>
    </style:style>
    <style:style style:name="T4975" style:parent-style-name="DefaultParagraphFont" style:family="text">
      <style:text-properties style:font-name="Garamond" fo:font-weight="bold" style:font-weight-asian="bold" style:font-weight-complex="bold" fo:font-size="11pt" style:font-size-asian="11pt" style:font-size-complex="11pt"/>
    </style:style>
    <style:style style:name="T4976" style:parent-style-name="DefaultParagraphFont" style:family="text">
      <style:text-properties style:font-name="Garamond" fo:font-weight="bold" style:font-weight-asian="bold" style:font-weight-complex="bold" fo:font-size="11pt" style:font-size-asian="11pt" style:font-size-complex="11pt"/>
    </style:style>
    <style:style style:name="T4977" style:parent-style-name="DefaultParagraphFont" style:family="text">
      <style:text-properties style:font-name="Garamond" fo:font-weight="bold" style:font-weight-asian="bold" style:font-weight-complex="bold" fo:font-size="11pt" style:font-size-asian="11pt" style:font-size-complex="11pt"/>
    </style:style>
    <style:style style:name="T4978" style:parent-style-name="DefaultParagraphFont" style:family="text">
      <style:text-properties style:font-name="Garamond" fo:font-weight="bold" style:font-weight-asian="bold" style:font-weight-complex="bold" fo:font-size="11pt" style:font-size-asian="11pt" style:font-size-complex="11pt"/>
    </style:style>
    <style:style style:name="T4979" style:parent-style-name="DefaultParagraphFont" style:family="text">
      <style:text-properties style:font-name="Garamond" fo:font-weight="bold" style:font-weight-asian="bold" style:font-weight-complex="bold" fo:font-size="11pt" style:font-size-asian="11pt" style:font-size-complex="11pt"/>
    </style:style>
    <style:style style:name="T4980" style:parent-style-name="DefaultParagraphFont" style:family="text">
      <style:text-properties style:font-name="Garamond" fo:font-weight="bold" style:font-weight-asian="bold" style:font-weight-complex="bold" fo:font-size="11pt" style:font-size-asian="11pt" style:font-size-complex="11pt"/>
    </style:style>
    <style:style style:name="T4981" style:parent-style-name="DefaultParagraphFont" style:family="text">
      <style:text-properties style:font-name="Garamond" fo:font-weight="bold" style:font-weight-asian="bold" style:font-weight-complex="bold" fo:font-size="11pt" style:font-size-asian="11pt" style:font-size-complex="11pt"/>
    </style:style>
    <style:style style:name="T4982" style:parent-style-name="DefaultParagraphFont" style:family="text">
      <style:text-properties style:font-name="Garamond" fo:font-weight="bold" style:font-weight-asian="bold" style:font-weight-complex="bold" fo:font-size="11pt" style:font-size-asian="11pt" style:font-size-complex="11pt"/>
    </style:style>
    <style:style style:name="T4983" style:parent-style-name="DefaultParagraphFont" style:family="text">
      <style:text-properties style:font-name="Garamond" fo:font-size="11pt" style:font-size-asian="11pt" style:font-size-complex="11pt"/>
    </style:style>
    <style:style style:name="T4984" style:parent-style-name="DefaultParagraphFont" style:family="text">
      <style:text-properties style:font-name="Garamond" fo:font-size="11pt" style:font-size-asian="11pt" style:font-size-complex="11pt"/>
    </style:style>
    <style:style style:name="T4985" style:parent-style-name="DefaultParagraphFont" style:family="text">
      <style:text-properties style:font-name="Garamond" fo:font-size="11pt" style:font-size-asian="11pt" style:font-size-complex="11pt"/>
    </style:style>
    <style:style style:name="T4986" style:parent-style-name="DefaultParagraphFont" style:family="text">
      <style:text-properties style:font-name="Garamond" fo:font-size="11pt" style:font-size-asian="11pt" style:font-size-complex="11pt"/>
    </style:style>
    <style:style style:name="T4987" style:parent-style-name="DefaultParagraphFont" style:family="text">
      <style:text-properties style:font-name="Garamond" fo:font-size="11pt" style:font-size-asian="11pt" style:font-size-complex="11pt"/>
    </style:style>
    <style:style style:name="T4988" style:parent-style-name="DefaultParagraphFont" style:family="text">
      <style:text-properties style:font-name="Garamond" fo:font-size="11pt" style:font-size-asian="11pt" style:font-size-complex="11pt"/>
    </style:style>
    <style:style style:name="T4989" style:parent-style-name="DefaultParagraphFont" style:family="text">
      <style:text-properties style:font-name="Garamond" fo:font-size="11pt" style:font-size-asian="11pt" style:font-size-complex="11pt"/>
    </style:style>
    <style:style style:name="P499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4991" style:parent-style-name="Normal" style:family="paragraph">
      <style:paragraph-properties fo:text-align="justify" fo:margin-bottom="0in" fo:line-height="115%" fo:text-indent="0.2in"/>
    </style:style>
    <style:style style:name="T4992" style:parent-style-name="DefaultParagraphFont" style:family="text">
      <style:text-properties style:font-name="Garamond" fo:font-weight="bold" style:font-weight-asian="bold" style:font-weight-complex="bold" fo:font-size="11pt" style:font-size-asian="11pt" style:font-size-complex="11pt"/>
    </style:style>
    <style:style style:name="T4993" style:parent-style-name="DefaultParagraphFont" style:family="text">
      <style:text-properties style:font-name="Garamond" fo:font-weight="bold" style:font-weight-asian="bold" style:font-weight-complex="bold" fo:font-size="11pt" style:font-size-asian="11pt" style:font-size-complex="11pt"/>
    </style:style>
    <style:style style:name="T4994" style:parent-style-name="DefaultParagraphFont" style:family="text">
      <style:text-properties style:font-name="Garamond" fo:font-size="11pt" style:font-size-asian="11pt" style:font-size-complex="11pt"/>
    </style:style>
    <style:style style:name="T4995" style:parent-style-name="DefaultParagraphFont" style:family="text">
      <style:text-properties style:font-name="Garamond" fo:font-size="11pt" style:font-size-asian="11pt" style:font-size-complex="11pt"/>
    </style:style>
    <style:style style:name="T4996" style:parent-style-name="DefaultParagraphFont" style:family="text">
      <style:text-properties style:font-name="Garamond" fo:font-size="11pt" style:font-size-asian="11pt" style:font-size-complex="11pt"/>
    </style:style>
    <style:style style:name="T4997" style:parent-style-name="DefaultParagraphFont" style:family="text">
      <style:text-properties style:font-name="Garamond" fo:font-size="11pt" style:font-size-asian="11pt" style:font-size-complex="11pt"/>
    </style:style>
    <style:style style:name="T4998" style:parent-style-name="DefaultParagraphFont" style:family="text">
      <style:text-properties style:font-name="Garamond" fo:font-size="11pt" style:font-size-asian="11pt" style:font-size-complex="11pt"/>
    </style:style>
    <style:style style:name="T4999" style:parent-style-name="DefaultParagraphFont" style:family="text">
      <style:text-properties style:font-name="Garamond" fo:font-size="11pt" style:font-size-asian="11pt" style:font-size-complex="11pt"/>
    </style:style>
    <style:style style:name="T5000" style:parent-style-name="DefaultParagraphFont" style:family="text">
      <style:text-properties style:font-name="Garamond" fo:font-size="11pt" style:font-size-asian="11pt" style:font-size-complex="11pt"/>
    </style:style>
    <style:style style:name="T5001" style:parent-style-name="DefaultParagraphFont" style:family="text">
      <style:text-properties style:font-name="Garamond" fo:font-size="11pt" style:font-size-asian="11pt" style:font-size-complex="11pt"/>
    </style:style>
    <style:style style:name="T5002" style:parent-style-name="DefaultParagraphFont" style:family="text">
      <style:text-properties style:font-name="Garamond" fo:font-size="11pt" style:font-size-asian="11pt" style:font-size-complex="11pt"/>
    </style:style>
    <style:style style:name="P5003" style:parent-style-name="Normal" style:family="paragraph">
      <style:paragraph-properties fo:text-align="justify" fo:margin-bottom="0in" fo:line-height="115%" fo:text-indent="0.2in"/>
    </style:style>
    <style:style style:name="T5004" style:parent-style-name="DefaultParagraphFont" style:family="text">
      <style:text-properties style:font-name="Garamond" fo:font-weight="bold" style:font-weight-asian="bold" style:font-weight-complex="bold" fo:font-size="11pt" style:font-size-asian="11pt" style:font-size-complex="11pt"/>
    </style:style>
    <style:style style:name="T5005" style:parent-style-name="DefaultParagraphFont" style:family="text">
      <style:text-properties style:font-name="Garamond" fo:font-weight="bold" style:font-weight-asian="bold" style:font-weight-complex="bold" fo:font-size="11pt" style:font-size-asian="11pt" style:font-size-complex="11pt"/>
    </style:style>
    <style:style style:name="T5006" style:parent-style-name="DefaultParagraphFont" style:family="text">
      <style:text-properties style:font-name="Garamond" fo:font-weight="bold" style:font-weight-asian="bold" style:font-weight-complex="bold" fo:font-size="11pt" style:font-size-asian="11pt" style:font-size-complex="11pt"/>
    </style:style>
    <style:style style:name="T5007" style:parent-style-name="DefaultParagraphFont" style:family="text">
      <style:text-properties style:font-name="Garamond" fo:font-weight="bold" style:font-weight-asian="bold" style:font-weight-complex="bold" fo:font-size="11pt" style:font-size-asian="11pt" style:font-size-complex="11pt"/>
    </style:style>
    <style:style style:name="T5008" style:parent-style-name="DefaultParagraphFont" style:family="text">
      <style:text-properties style:font-name="Garamond" fo:font-weight="bold" style:font-weight-asian="bold" style:font-weight-complex="bold" fo:font-size="11pt" style:font-size-asian="11pt" style:font-size-complex="11pt"/>
    </style:style>
    <style:style style:name="T5009" style:parent-style-name="DefaultParagraphFont" style:family="text">
      <style:text-properties style:font-name="Garamond" fo:font-size="11pt" style:font-size-asian="11pt" style:font-size-complex="11pt"/>
    </style:style>
    <style:style style:name="T5010" style:parent-style-name="DefaultParagraphFont" style:family="text">
      <style:text-properties style:font-name="Garamond" fo:font-size="11pt" style:font-size-asian="11pt" style:font-size-complex="11pt"/>
    </style:style>
    <style:style style:name="T5011" style:parent-style-name="DefaultParagraphFont" style:family="text">
      <style:text-properties style:font-name="Garamond" fo:font-size="11pt" style:font-size-asian="11pt" style:font-size-complex="11pt"/>
    </style:style>
    <style:style style:name="P5012" style:parent-style-name="Normal" style:family="paragraph">
      <style:paragraph-properties fo:text-align="justify" fo:margin-bottom="0in" fo:line-height="115%" fo:text-indent="0.2in"/>
    </style:style>
    <style:style style:name="T5013" style:parent-style-name="DefaultParagraphFont" style:family="text">
      <style:text-properties style:font-name="Garamond" fo:font-size="11pt" style:font-size-asian="11pt" style:font-size-complex="11pt"/>
    </style:style>
    <style:style style:name="T5014" style:parent-style-name="DefaultParagraphFont" style:family="text">
      <style:text-properties style:font-name="Garamond" fo:font-size="11pt" style:font-size-asian="11pt" style:font-size-complex="11pt"/>
    </style:style>
    <style:style style:name="T5015" style:parent-style-name="DefaultParagraphFont" style:family="text">
      <style:text-properties style:font-name="Garamond" fo:font-size="11pt" style:font-size-asian="11pt" style:font-size-complex="11pt"/>
    </style:style>
    <style:style style:name="T5016" style:parent-style-name="DefaultParagraphFont" style:family="text">
      <style:text-properties style:font-name="Garamond" fo:font-size="11pt" style:font-size-asian="11pt" style:font-size-complex="11pt"/>
    </style:style>
    <style:style style:name="T5017" style:parent-style-name="DefaultParagraphFont" style:family="text">
      <style:text-properties style:font-name="Garamond" fo:font-size="11pt" style:font-size-asian="11pt" style:font-size-complex="11pt"/>
    </style:style>
    <style:style style:name="T5018" style:parent-style-name="DefaultParagraphFont" style:family="text">
      <style:text-properties style:font-name="Garamond" fo:font-size="11pt" style:font-size-asian="11pt" style:font-size-complex="11pt"/>
    </style:style>
    <style:style style:name="T5019" style:parent-style-name="DefaultParagraphFont" style:family="text">
      <style:text-properties style:font-name="Garamond" fo:font-size="11pt" style:font-size-asian="11pt" style:font-size-complex="11pt"/>
    </style:style>
    <style:style style:name="T5020" style:parent-style-name="DefaultParagraphFont" style:family="text">
      <style:text-properties style:font-name="Garamond" fo:font-size="11pt" style:font-size-asian="11pt" style:font-size-complex="11pt"/>
    </style:style>
    <style:style style:name="T5021" style:parent-style-name="DefaultParagraphFont" style:family="text">
      <style:text-properties style:font-name="Garamond" fo:font-size="11pt" style:font-size-asian="11pt" style:font-size-complex="11pt"/>
    </style:style>
    <style:style style:name="T5022" style:parent-style-name="DefaultParagraphFont" style:family="text">
      <style:text-properties style:font-name="Garamond" fo:font-size="11pt" style:font-size-asian="11pt" style:font-size-complex="11pt"/>
    </style:style>
    <style:style style:name="T5023" style:parent-style-name="DefaultParagraphFont" style:family="text">
      <style:text-properties style:font-name="Garamond" fo:font-size="11pt" style:font-size-asian="11pt" style:font-size-complex="11pt"/>
    </style:style>
    <style:style style:name="T5024" style:parent-style-name="DefaultParagraphFont" style:family="text">
      <style:text-properties style:font-name="Garamond" fo:font-size="11pt" style:font-size-asian="11pt" style:font-size-complex="11pt"/>
    </style:style>
    <style:style style:name="T5025" style:parent-style-name="DefaultParagraphFont" style:family="text">
      <style:text-properties style:font-name="Garamond" fo:font-size="11pt" style:font-size-asian="11pt" style:font-size-complex="11pt"/>
    </style:style>
    <style:style style:name="T5026" style:parent-style-name="DefaultParagraphFont" style:family="text">
      <style:text-properties style:font-name="Garamond" fo:font-size="11pt" style:font-size-asian="11pt" style:font-size-complex="11pt"/>
    </style:style>
    <style:style style:name="T5027" style:parent-style-name="DefaultParagraphFont" style:family="text">
      <style:text-properties style:font-name="Garamond" fo:font-size="11pt" style:font-size-asian="11pt" style:font-size-complex="11pt"/>
    </style:style>
    <style:style style:name="T5028" style:parent-style-name="DefaultParagraphFont" style:family="text">
      <style:text-properties style:font-name="Garamond" fo:font-size="11pt" style:font-size-asian="11pt" style:font-size-complex="11pt"/>
    </style:style>
    <style:style style:name="T5029" style:parent-style-name="DefaultParagraphFont" style:family="text">
      <style:text-properties style:font-name="Garamond" fo:font-size="11pt" style:font-size-asian="11pt" style:font-size-complex="11pt"/>
    </style:style>
    <style:style style:name="T5030" style:parent-style-name="DefaultParagraphFont" style:family="text">
      <style:text-properties style:font-name="Garamond" fo:font-size="11pt" style:font-size-asian="11pt" style:font-size-complex="11pt"/>
    </style:style>
    <style:style style:name="T5031" style:parent-style-name="DefaultParagraphFont" style:family="text">
      <style:text-properties style:font-name="Garamond" fo:font-size="11pt" style:font-size-asian="11pt" style:font-size-complex="11pt"/>
    </style:style>
    <style:style style:name="T5032" style:parent-style-name="DefaultParagraphFont" style:family="text">
      <style:text-properties style:font-name="Garamond" fo:font-size="11pt" style:font-size-asian="11pt" style:font-size-complex="11pt"/>
    </style:style>
    <style:style style:name="T5033" style:parent-style-name="DefaultParagraphFont" style:family="text">
      <style:text-properties style:font-name="Garamond" fo:font-size="11pt" style:font-size-asian="11pt" style:font-size-complex="11pt"/>
    </style:style>
    <style:style style:name="T5034" style:parent-style-name="DefaultParagraphFont" style:family="text">
      <style:text-properties style:font-name="Garamond" fo:font-size="11pt" style:font-size-asian="11pt" style:font-size-complex="11pt"/>
    </style:style>
    <style:style style:name="T5035" style:parent-style-name="DefaultParagraphFont" style:family="text">
      <style:text-properties style:font-name="Garamond" fo:font-size="11pt" style:font-size-asian="11pt" style:font-size-complex="11pt"/>
    </style:style>
    <style:style style:name="T5036" style:parent-style-name="DefaultParagraphFont" style:family="text">
      <style:text-properties style:font-name="Garamond" fo:font-size="11pt" style:font-size-asian="11pt" style:font-size-complex="11pt"/>
    </style:style>
    <style:style style:name="T5037" style:parent-style-name="DefaultParagraphFont" style:family="text">
      <style:text-properties style:font-name="Garamond" fo:font-weight="bold" style:font-weight-asian="bold" style:font-weight-complex="bold" fo:font-size="11pt" style:font-size-asian="11pt" style:font-size-complex="11pt"/>
    </style:style>
    <style:style style:name="T5038" style:parent-style-name="DefaultParagraphFont" style:family="text">
      <style:text-properties style:font-name="Garamond" fo:font-weight="bold" style:font-weight-asian="bold" style:font-weight-complex="bold" fo:font-size="11pt" style:font-size-asian="11pt" style:font-size-complex="11pt"/>
    </style:style>
    <style:style style:name="T5039" style:parent-style-name="DefaultParagraphFont" style:family="text">
      <style:text-properties style:font-name="Garamond" fo:font-weight="bold" style:font-weight-asian="bold" style:font-weight-complex="bold" fo:font-size="11pt" style:font-size-asian="11pt" style:font-size-complex="11pt"/>
    </style:style>
    <style:style style:name="T5040" style:parent-style-name="DefaultParagraphFont" style:family="text">
      <style:text-properties style:font-name="Garamond" fo:font-weight="bold" style:font-weight-asian="bold" style:font-weight-complex="bold" fo:font-size="11pt" style:font-size-asian="11pt" style:font-size-complex="11pt"/>
    </style:style>
    <style:style style:name="T5041" style:parent-style-name="DefaultParagraphFont" style:family="text">
      <style:text-properties style:font-name="Garamond" fo:font-weight="bold" style:font-weight-asian="bold" style:font-weight-complex="bold" fo:font-size="11pt" style:font-size-asian="11pt" style:font-size-complex="11pt"/>
    </style:style>
    <style:style style:name="T5042" style:parent-style-name="DefaultParagraphFont" style:family="text">
      <style:text-properties style:font-name="Garamond" fo:font-weight="bold" style:font-weight-asian="bold" style:font-weight-complex="bold" fo:font-size="11pt" style:font-size-asian="11pt" style:font-size-complex="11pt"/>
    </style:style>
    <style:style style:name="T5043" style:parent-style-name="DefaultParagraphFont" style:family="text">
      <style:text-properties style:font-name="Garamond" fo:font-weight="bold" style:font-weight-asian="bold" style:font-weight-complex="bold" fo:font-size="11pt" style:font-size-asian="11pt" style:font-size-complex="11pt"/>
    </style:style>
    <style:style style:name="T5044" style:parent-style-name="DefaultParagraphFont" style:family="text">
      <style:text-properties style:font-name="Garamond" fo:font-weight="bold" style:font-weight-asian="bold" style:font-weight-complex="bold" fo:font-size="11pt" style:font-size-asian="11pt" style:font-size-complex="11pt"/>
    </style:style>
    <style:style style:name="T5045" style:parent-style-name="DefaultParagraphFont" style:family="text">
      <style:text-properties style:font-name="Garamond" fo:font-weight="bold" style:font-weight-asian="bold" style:font-weight-complex="bold" fo:font-size="11pt" style:font-size-asian="11pt" style:font-size-complex="11pt"/>
    </style:style>
    <style:style style:name="T5046" style:parent-style-name="DefaultParagraphFont" style:family="text">
      <style:text-properties style:font-name="Garamond" fo:font-size="11pt" style:font-size-asian="11pt" style:font-size-complex="11pt"/>
    </style:style>
    <style:style style:name="P5047" style:parent-style-name="Normal" style:family="paragraph">
      <style:paragraph-properties fo:text-align="justify" fo:margin-bottom="0in" fo:line-height="115%" fo:text-indent="0.2in"/>
    </style:style>
    <style:style style:name="T5048" style:parent-style-name="DefaultParagraphFont" style:family="text">
      <style:text-properties style:font-name="Garamond" fo:font-weight="bold" style:font-weight-asian="bold" style:font-weight-complex="bold" fo:font-size="11pt" style:font-size-asian="11pt" style:font-size-complex="11pt"/>
    </style:style>
    <style:style style:name="T5049" style:parent-style-name="DefaultParagraphFont" style:family="text">
      <style:text-properties style:font-name="Garamond" fo:font-weight="bold" style:font-weight-asian="bold" style:font-weight-complex="bold" fo:font-size="11pt" style:font-size-asian="11pt" style:font-size-complex="11pt"/>
    </style:style>
    <style:style style:name="T5050" style:parent-style-name="DefaultParagraphFont" style:family="text">
      <style:text-properties style:font-name="Garamond" fo:font-weight="bold" style:font-weight-asian="bold" style:font-weight-complex="bold" fo:font-size="11pt" style:font-size-asian="11pt" style:font-size-complex="11pt"/>
    </style:style>
    <style:style style:name="T5051" style:parent-style-name="DefaultParagraphFont" style:family="text">
      <style:text-properties style:font-name="Garamond" fo:font-size="11pt" style:font-size-asian="11pt" style:font-size-complex="11pt"/>
    </style:style>
    <style:style style:name="T5052" style:parent-style-name="DefaultParagraphFont" style:family="text">
      <style:text-properties style:font-name="Garamond" fo:font-size="11pt" style:font-size-asian="11pt" style:font-size-complex="11pt"/>
    </style:style>
    <style:style style:name="T5053" style:parent-style-name="DefaultParagraphFont" style:family="text">
      <style:text-properties style:font-name="Garamond" fo:font-size="11pt" style:font-size-asian="11pt" style:font-size-complex="11pt"/>
    </style:style>
    <style:style style:name="T5054" style:parent-style-name="DefaultParagraphFont" style:family="text">
      <style:text-properties style:font-name="Garamond" fo:font-size="11pt" style:font-size-asian="11pt" style:font-size-complex="11pt"/>
    </style:style>
    <style:style style:name="T5055" style:parent-style-name="DefaultParagraphFont" style:family="text">
      <style:text-properties style:font-name="Garamond" fo:font-size="11pt" style:font-size-asian="11pt" style:font-size-complex="11pt"/>
    </style:style>
    <style:style style:name="T5056" style:parent-style-name="DefaultParagraphFont" style:family="text">
      <style:text-properties style:font-name="Garamond" fo:font-size="11pt" style:font-size-asian="11pt" style:font-size-complex="11pt"/>
    </style:style>
    <style:style style:name="P50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59"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50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64" style:parent-style-name="Heading2" style:family="paragraph">
      <style:paragraph-properties fo:text-align="start" fo:line-height="115%"/>
      <style:text-properties style:font-name="Garamond"/>
    </style:style>
    <style:style style:name="P506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66" style:parent-style-name="Normal" style:family="paragraph">
      <style:paragraph-properties fo:text-align="justify" fo:margin-bottom="0in" fo:line-height="115%" fo:text-indent="0.2in"/>
    </style:style>
    <style:style style:name="T5067" style:parent-style-name="DefaultParagraphFont" style:family="text">
      <style:text-properties style:font-name="Garamond" fo:font-size="11pt" style:font-size-asian="11pt" style:font-size-complex="11pt"/>
    </style:style>
    <style:style style:name="T5068" style:parent-style-name="DefaultParagraphFont" style:family="text">
      <style:text-properties style:font-name="Garamond" fo:font-size="11pt" style:font-size-asian="11pt" style:font-size-complex="11pt"/>
    </style:style>
    <style:style style:name="T5069" style:parent-style-name="DefaultParagraphFont" style:family="text">
      <style:text-properties style:font-name="Garamond" fo:font-size="11pt" style:font-size-asian="11pt" style:font-size-complex="11pt"/>
    </style:style>
    <style:style style:name="T5070" style:parent-style-name="DefaultParagraphFont" style:family="text">
      <style:text-properties style:font-name="Garamond" fo:font-size="11pt" style:font-size-asian="11pt" style:font-size-complex="11pt"/>
    </style:style>
    <style:style style:name="T5071" style:parent-style-name="DefaultParagraphFont" style:family="text">
      <style:text-properties style:font-name="Garamond" fo:font-size="11pt" style:font-size-asian="11pt" style:font-size-complex="11pt"/>
    </style:style>
    <style:style style:name="T5072" style:parent-style-name="DefaultParagraphFont" style:family="text">
      <style:text-properties style:font-name="Garamond" fo:font-size="11pt" style:font-size-asian="11pt" style:font-size-complex="11pt"/>
    </style:style>
    <style:style style:name="T5073" style:parent-style-name="DefaultParagraphFont" style:family="text">
      <style:text-properties style:font-name="Garamond" fo:font-size="11pt" style:font-size-asian="11pt" style:font-size-complex="11pt"/>
    </style:style>
    <style:style style:name="T5074" style:parent-style-name="DefaultParagraphFont" style:family="text">
      <style:text-properties style:font-name="Garamond" fo:font-size="11pt" style:font-size-asian="11pt" style:font-size-complex="11pt"/>
    </style:style>
    <style:style style:name="T5075" style:parent-style-name="DefaultParagraphFont" style:family="text">
      <style:text-properties style:font-name="Garamond" fo:font-size="11pt" style:font-size-asian="11pt" style:font-size-complex="11pt"/>
    </style:style>
    <style:style style:name="T5076" style:parent-style-name="DefaultParagraphFont" style:family="text">
      <style:text-properties style:font-name="Garamond" fo:font-size="11pt" style:font-size-asian="11pt" style:font-size-complex="11pt"/>
    </style:style>
    <style:style style:name="T5077" style:parent-style-name="DefaultParagraphFont" style:family="text">
      <style:text-properties style:font-name="Garamond" fo:font-size="11pt" style:font-size-asian="11pt" style:font-size-complex="11pt"/>
    </style:style>
    <style:style style:name="T5078" style:parent-style-name="DefaultParagraphFont" style:family="text">
      <style:text-properties style:font-name="Garamond" fo:font-weight="bold" style:font-weight-asian="bold" style:font-weight-complex="bold" fo:font-size="11pt" style:font-size-asian="11pt" style:font-size-complex="11pt"/>
    </style:style>
    <style:style style:name="T5079" style:parent-style-name="DefaultParagraphFont" style:family="text">
      <style:text-properties style:font-name="Garamond" fo:font-weight="bold" style:font-weight-asian="bold" style:font-weight-complex="bold" fo:font-size="11pt" style:font-size-asian="11pt" style:font-size-complex="11pt"/>
    </style:style>
    <style:style style:name="T5080" style:parent-style-name="DefaultParagraphFont" style:family="text">
      <style:text-properties style:font-name="Garamond" fo:font-weight="bold" style:font-weight-asian="bold" style:font-weight-complex="bold" fo:font-size="11pt" style:font-size-asian="11pt" style:font-size-complex="11pt"/>
    </style:style>
    <style:style style:name="T5081" style:parent-style-name="DefaultParagraphFont" style:family="text">
      <style:text-properties style:font-name="Garamond" fo:font-weight="bold" style:font-weight-asian="bold" style:font-weight-complex="bold" fo:font-size="11pt" style:font-size-asian="11pt" style:font-size-complex="11pt"/>
    </style:style>
    <style:style style:name="T5082" style:parent-style-name="DefaultParagraphFont" style:family="text">
      <style:text-properties style:font-name="Garamond" fo:font-weight="bold" style:font-weight-asian="bold" style:font-weight-complex="bold" fo:font-size="11pt" style:font-size-asian="11pt" style:font-size-complex="11pt"/>
    </style:style>
    <style:style style:name="T5083" style:parent-style-name="DefaultParagraphFont" style:family="text">
      <style:text-properties style:font-name="Garamond" fo:font-weight="bold" style:font-weight-asian="bold" style:font-weight-complex="bold" fo:font-size="11pt" style:font-size-asian="11pt" style:font-size-complex="11pt"/>
    </style:style>
    <style:style style:name="T5084" style:parent-style-name="DefaultParagraphFont" style:family="text">
      <style:text-properties style:font-name="Garamond" fo:font-weight="bold" style:font-weight-asian="bold" style:font-weight-complex="bold" fo:font-size="11pt" style:font-size-asian="11pt" style:font-size-complex="11pt"/>
    </style:style>
    <style:style style:name="T5085" style:parent-style-name="DefaultParagraphFont" style:family="text">
      <style:text-properties style:font-name="Garamond" fo:font-size="11pt" style:font-size-asian="11pt" style:font-size-complex="11pt"/>
    </style:style>
    <style:style style:name="T5086" style:parent-style-name="DefaultParagraphFont" style:family="text">
      <style:text-properties style:font-name="Garamond" fo:font-size="11pt" style:font-size-asian="11pt" style:font-size-complex="11pt"/>
    </style:style>
    <style:style style:name="T5087" style:parent-style-name="DefaultParagraphFont" style:family="text">
      <style:text-properties style:font-name="Garamond" fo:font-size="11pt" style:font-size-asian="11pt" style:font-size-complex="11pt"/>
    </style:style>
    <style:style style:name="T5088" style:parent-style-name="DefaultParagraphFont" style:family="text">
      <style:text-properties style:font-name="Garamond" fo:font-size="11pt" style:font-size-asian="11pt" style:font-size-complex="11pt"/>
    </style:style>
    <style:style style:name="T5089" style:parent-style-name="DefaultParagraphFont" style:family="text">
      <style:text-properties style:font-name="Garamond" fo:font-size="11pt" style:font-size-asian="11pt" style:font-size-complex="11pt"/>
    </style:style>
    <style:style style:name="P509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9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509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5093"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509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96" style:parent-style-name="Heading2" style:family="paragraph">
      <style:paragraph-properties fo:text-align="start" fo:line-height="115%"/>
      <style:text-properties style:font-name="Garamond"/>
    </style:style>
    <style:style style:name="P509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099" style:parent-style-name="Normal" style:family="paragraph">
      <style:paragraph-properties fo:text-align="justify" fo:margin-bottom="0in" fo:line-height="115%" fo:text-indent="0.2in"/>
    </style:style>
    <style:style style:name="T5100" style:parent-style-name="DefaultParagraphFont" style:family="text">
      <style:text-properties style:font-name="Garamond" fo:font-size="11pt" style:font-size-asian="11pt" style:font-size-complex="11pt"/>
    </style:style>
    <style:style style:name="T5101" style:parent-style-name="DefaultParagraphFont" style:family="text">
      <style:text-properties style:font-name="Garamond" fo:font-size="11pt" style:font-size-asian="11pt" style:font-size-complex="11pt"/>
    </style:style>
    <style:style style:name="T5102" style:parent-style-name="DefaultParagraphFont" style:family="text">
      <style:text-properties style:font-name="Garamond" fo:font-size="11pt" style:font-size-asian="11pt" style:font-size-complex="11pt"/>
    </style:style>
    <style:style style:name="T5103" style:parent-style-name="DefaultParagraphFont" style:family="text">
      <style:text-properties style:font-name="Garamond" fo:font-size="11pt" style:font-size-asian="11pt" style:font-size-complex="11pt"/>
    </style:style>
    <style:style style:name="T5104" style:parent-style-name="DefaultParagraphFont" style:family="text">
      <style:text-properties style:font-name="Garamond" fo:font-size="11pt" style:font-size-asian="11pt" style:font-size-complex="11pt"/>
    </style:style>
    <style:style style:name="T5105" style:parent-style-name="DefaultParagraphFont" style:family="text">
      <style:text-properties style:font-name="Garamond" fo:font-weight="bold" style:font-weight-asian="bold" style:font-weight-complex="bold" fo:font-size="11pt" style:font-size-asian="11pt" style:font-size-complex="11pt"/>
    </style:style>
    <style:style style:name="T5106" style:parent-style-name="DefaultParagraphFont" style:family="text">
      <style:text-properties style:font-name="Garamond" fo:font-size="11pt" style:font-size-asian="11pt" style:font-size-complex="11pt"/>
    </style:style>
    <style:style style:name="T5107" style:parent-style-name="DefaultParagraphFont" style:family="text">
      <style:text-properties style:font-name="Garamond" fo:font-size="11pt" style:font-size-asian="11pt" style:font-size-complex="11pt"/>
    </style:style>
    <style:style style:name="T5108" style:parent-style-name="DefaultParagraphFont" style:family="text">
      <style:text-properties style:font-name="Garamond" fo:font-size="11pt" style:font-size-asian="11pt" style:font-size-complex="11pt"/>
    </style:style>
    <style:style style:name="T5109" style:parent-style-name="DefaultParagraphFont" style:family="text">
      <style:text-properties style:font-name="Garamond" fo:font-size="11pt" style:font-size-asian="11pt" style:font-size-complex="11pt"/>
    </style:style>
    <style:style style:name="T5110" style:parent-style-name="DefaultParagraphFont" style:family="text">
      <style:text-properties style:font-name="Garamond" fo:font-size="11pt" style:font-size-asian="11pt" style:font-size-complex="11pt"/>
    </style:style>
    <style:style style:name="T5111" style:parent-style-name="DefaultParagraphFont" style:family="text">
      <style:text-properties style:font-name="Garamond" fo:font-weight="bold" style:font-weight-asian="bold" style:font-weight-complex="bold" fo:font-size="11pt" style:font-size-asian="11pt" style:font-size-complex="11pt"/>
    </style:style>
    <style:style style:name="P51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13" style:parent-style-name="Normal" style:family="paragraph">
      <style:paragraph-properties fo:text-align="justify" fo:margin-bottom="0in" fo:line-height="115%" fo:text-indent="0.2in"/>
    </style:style>
    <style:style style:name="T5114" style:parent-style-name="DefaultParagraphFont" style:family="text">
      <style:text-properties style:font-name="Garamond" fo:font-weight="bold" style:font-weight-asian="bold" style:font-weight-complex="bold" fo:font-size="11pt" style:font-size-asian="11pt" style:font-size-complex="11pt"/>
    </style:style>
    <style:style style:name="T5115" style:parent-style-name="DefaultParagraphFont" style:family="text">
      <style:text-properties style:font-name="Garamond" fo:font-weight="bold" style:font-weight-asian="bold" style:font-weight-complex="bold" fo:font-size="11pt" style:font-size-asian="11pt" style:font-size-complex="11pt"/>
    </style:style>
    <style:style style:name="T5116" style:parent-style-name="DefaultParagraphFont" style:family="text">
      <style:text-properties style:font-name="Garamond" fo:font-weight="bold" style:font-weight-asian="bold" style:font-weight-complex="bold" fo:font-size="11pt" style:font-size-asian="11pt" style:font-size-complex="11pt"/>
    </style:style>
    <style:style style:name="T5117" style:parent-style-name="DefaultParagraphFont" style:family="text">
      <style:text-properties style:font-name="Garamond" fo:font-size="11pt" style:font-size-asian="11pt" style:font-size-complex="11pt"/>
    </style:style>
    <style:style style:name="T5118" style:parent-style-name="DefaultParagraphFont" style:family="text">
      <style:text-properties style:font-name="Garamond" fo:font-size="11pt" style:font-size-asian="11pt" style:font-size-complex="11pt"/>
    </style:style>
    <style:style style:name="T5119" style:parent-style-name="DefaultParagraphFont" style:family="text">
      <style:text-properties style:font-name="Garamond" fo:font-size="11pt" style:font-size-asian="11pt" style:font-size-complex="11pt"/>
    </style:style>
    <style:style style:name="T5120" style:parent-style-name="DefaultParagraphFont" style:family="text">
      <style:text-properties style:font-name="Garamond" fo:font-size="11pt" style:font-size-asian="11pt" style:font-size-complex="11pt"/>
    </style:style>
    <style:style style:name="T5121" style:parent-style-name="DefaultParagraphFont" style:family="text">
      <style:text-properties style:font-name="Garamond" fo:font-size="11pt" style:font-size-asian="11pt" style:font-size-complex="11pt"/>
    </style:style>
    <style:style style:name="T5122" style:parent-style-name="DefaultParagraphFont" style:family="text">
      <style:text-properties style:font-name="Garamond" fo:font-size="11pt" style:font-size-asian="11pt" style:font-size-complex="11pt"/>
    </style:style>
    <style:style style:name="T5123" style:parent-style-name="DefaultParagraphFont" style:family="text">
      <style:text-properties style:font-name="Garamond" fo:font-size="11pt" style:font-size-asian="11pt" style:font-size-complex="11pt"/>
    </style:style>
    <style:style style:name="T5124" style:parent-style-name="DefaultParagraphFont" style:family="text">
      <style:text-properties style:font-name="Garamond" fo:font-size="11pt" style:font-size-asian="11pt" style:font-size-complex="11pt"/>
    </style:style>
    <style:style style:name="T5125" style:parent-style-name="DefaultParagraphFont" style:family="text">
      <style:text-properties style:font-name="Garamond" fo:font-size="11pt" style:font-size-asian="11pt" style:font-size-complex="11pt"/>
    </style:style>
    <style:style style:name="P51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28" style:parent-style-name="Normal" style:family="paragraph">
      <style:paragraph-properties fo:text-align="justify" fo:margin-bottom="0in" fo:line-height="115%" fo:text-indent="0.2in"/>
    </style:style>
    <style:style style:name="T5129" style:parent-style-name="DefaultParagraphFont" style:family="text">
      <style:text-properties style:font-name="Garamond" fo:font-size="11pt" style:font-size-asian="11pt" style:font-size-complex="11pt"/>
    </style:style>
    <style:style style:name="T5130" style:parent-style-name="DefaultParagraphFont" style:family="text">
      <style:text-properties style:font-name="Garamond" fo:font-size="11pt" style:font-size-asian="11pt" style:font-size-complex="11pt"/>
    </style:style>
    <style:style style:name="T5131" style:parent-style-name="DefaultParagraphFont" style:family="text">
      <style:text-properties style:font-name="Garamond" fo:font-size="11pt" style:font-size-asian="11pt" style:font-size-complex="11pt"/>
    </style:style>
    <style:style style:name="T5132" style:parent-style-name="DefaultParagraphFont" style:family="text">
      <style:text-properties style:font-name="Garamond" fo:font-size="11pt" style:font-size-asian="11pt" style:font-size-complex="11pt"/>
    </style:style>
    <style:style style:name="T5133" style:parent-style-name="DefaultParagraphFont" style:family="text">
      <style:text-properties style:font-name="Garamond" fo:font-size="11pt" style:font-size-asian="11pt" style:font-size-complex="11pt"/>
    </style:style>
    <style:style style:name="T5134" style:parent-style-name="DefaultParagraphFont" style:family="text">
      <style:text-properties style:font-name="Garamond" fo:font-size="11pt" style:font-size-asian="11pt" style:font-size-complex="11pt"/>
    </style:style>
    <style:style style:name="T5135" style:parent-style-name="DefaultParagraphFont" style:family="text">
      <style:text-properties style:font-name="Garamond" fo:font-size="11pt" style:font-size-asian="11pt" style:font-size-complex="11pt"/>
    </style:style>
    <style:style style:name="T5136" style:parent-style-name="DefaultParagraphFont" style:family="text">
      <style:text-properties style:font-name="Garamond" fo:font-size="11pt" style:font-size-asian="11pt" style:font-size-complex="11pt"/>
    </style:style>
    <style:style style:name="T5137" style:parent-style-name="DefaultParagraphFont" style:family="text">
      <style:text-properties style:font-name="Garamond" fo:font-size="11pt" style:font-size-asian="11pt" style:font-size-complex="11pt"/>
    </style:style>
    <style:style style:name="T5138" style:parent-style-name="DefaultParagraphFont" style:family="text">
      <style:text-properties style:font-name="Garamond" fo:font-size="11pt" style:font-size-asian="11pt" style:font-size-complex="11pt"/>
    </style:style>
    <style:style style:name="T5139" style:parent-style-name="DefaultParagraphFont" style:family="text">
      <style:text-properties style:font-name="Garamond" fo:font-size="11pt" style:font-size-asian="11pt" style:font-size-complex="11pt"/>
    </style:style>
    <style:style style:name="T5140" style:parent-style-name="DefaultParagraphFont" style:family="text">
      <style:text-properties style:font-name="Garamond" fo:font-weight="bold" style:font-weight-asian="bold" style:font-weight-complex="bold" fo:font-size="11pt" style:font-size-asian="11pt" style:font-size-complex="11pt"/>
    </style:style>
    <style:style style:name="T5141" style:parent-style-name="DefaultParagraphFont" style:family="text">
      <style:text-properties style:font-name="Garamond" fo:font-weight="bold" style:font-weight-asian="bold" style:font-weight-complex="bold" fo:font-size="11pt" style:font-size-asian="11pt" style:font-size-complex="11pt"/>
    </style:style>
    <style:style style:name="T5142" style:parent-style-name="DefaultParagraphFont" style:family="text">
      <style:text-properties style:font-name="Garamond" fo:font-weight="bold" style:font-weight-asian="bold" style:font-weight-complex="bold" fo:font-size="11pt" style:font-size-asian="11pt" style:font-size-complex="11pt"/>
    </style:style>
    <style:style style:name="T5143" style:parent-style-name="DefaultParagraphFont" style:family="text">
      <style:text-properties style:font-name="Garamond" fo:font-weight="bold" style:font-weight-asian="bold" style:font-weight-complex="bold" fo:font-size="11pt" style:font-size-asian="11pt" style:font-size-complex="11pt"/>
    </style:style>
    <style:style style:name="T5144" style:parent-style-name="DefaultParagraphFont" style:family="text">
      <style:text-properties style:font-name="Garamond" fo:font-weight="bold" style:font-weight-asian="bold" style:font-weight-complex="bold" fo:font-size="11pt" style:font-size-asian="11pt" style:font-size-complex="11pt"/>
    </style:style>
    <style:style style:name="T5145" style:parent-style-name="DefaultParagraphFont" style:family="text">
      <style:text-properties style:font-name="Garamond" fo:font-weight="bold" style:font-weight-asian="bold" style:font-weight-complex="bold" fo:font-size="11pt" style:font-size-asian="11pt" style:font-size-complex="11pt"/>
    </style:style>
    <style:style style:name="T5146" style:parent-style-name="DefaultParagraphFont" style:family="text">
      <style:text-properties style:font-name="Garamond" fo:font-weight="bold" style:font-weight-asian="bold" style:font-weight-complex="bold" fo:font-size="11pt" style:font-size-asian="11pt" style:font-size-complex="11pt"/>
    </style:style>
    <style:style style:name="T5147" style:parent-style-name="DefaultParagraphFont" style:family="text">
      <style:text-properties style:font-name="Garamond" fo:font-weight="bold" style:font-weight-asian="bold" style:font-weight-complex="bold" fo:font-size="11pt" style:font-size-asian="11pt" style:font-size-complex="11pt"/>
    </style:style>
    <style:style style:name="T5148" style:parent-style-name="DefaultParagraphFont" style:family="text">
      <style:text-properties style:font-name="Garamond" fo:font-weight="bold" style:font-weight-asian="bold" style:font-weight-complex="bold" fo:font-size="11pt" style:font-size-asian="11pt" style:font-size-complex="11pt"/>
    </style:style>
    <style:style style:name="T5149" style:parent-style-name="DefaultParagraphFont" style:family="text">
      <style:text-properties style:font-name="Garamond" fo:font-weight="bold" style:font-weight-asian="bold" style:font-weight-complex="bold" fo:font-size="11pt" style:font-size-asian="11pt" style:font-size-complex="11pt"/>
    </style:style>
    <style:style style:name="T5150" style:parent-style-name="DefaultParagraphFont" style:family="text">
      <style:text-properties style:font-name="Garamond" fo:font-weight="bold" style:font-weight-asian="bold" style:font-weight-complex="bold" fo:font-size="11pt" style:font-size-asian="11pt" style:font-size-complex="11pt"/>
    </style:style>
    <style:style style:name="T5151" style:parent-style-name="DefaultParagraphFont" style:family="text">
      <style:text-properties style:font-name="Garamond" fo:font-weight="bold" style:font-weight-asian="bold" style:font-weight-complex="bold" fo:font-size="11pt" style:font-size-asian="11pt" style:font-size-complex="11pt"/>
    </style:style>
    <style:style style:name="T5152" style:parent-style-name="DefaultParagraphFont" style:family="text">
      <style:text-properties style:font-name="Garamond" fo:font-weight="bold" style:font-weight-asian="bold" style:font-weight-complex="bold" fo:font-size="11pt" style:font-size-asian="11pt" style:font-size-complex="11pt"/>
    </style:style>
    <style:style style:name="T5153" style:parent-style-name="DefaultParagraphFont" style:family="text">
      <style:text-properties style:font-name="Garamond" fo:font-weight="bold" style:font-weight-asian="bold" style:font-weight-complex="bold" fo:font-size="11pt" style:font-size-asian="11pt" style:font-size-complex="11pt"/>
    </style:style>
    <style:style style:name="P51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56"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51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58" style:parent-style-name="Normal" style:family="paragraph">
      <style:paragraph-properties fo:text-align="justify" fo:margin-bottom="0in" fo:line-height="115%" fo:text-indent="0.2in"/>
    </style:style>
    <style:style style:name="T5159" style:parent-style-name="DefaultParagraphFont" style:family="text">
      <style:text-properties style:font-name="Garamond" fo:font-size="11pt" style:font-size-asian="11pt" style:font-size-complex="11pt"/>
    </style:style>
    <style:style style:name="T5160" style:parent-style-name="DefaultParagraphFont" style:family="text">
      <style:text-properties style:font-name="Garamond" fo:font-size="11pt" style:font-size-asian="11pt" style:font-size-complex="11pt"/>
    </style:style>
    <style:style style:name="T5161" style:parent-style-name="DefaultParagraphFont" style:family="text">
      <style:text-properties style:font-name="Garamond" fo:font-size="11pt" style:font-size-asian="11pt" style:font-size-complex="11pt"/>
    </style:style>
    <style:style style:name="T5162" style:parent-style-name="DefaultParagraphFont" style:family="text">
      <style:text-properties style:font-name="Garamond" fo:font-size="11pt" style:font-size-asian="11pt" style:font-size-complex="11pt"/>
    </style:style>
    <style:style style:name="T5163" style:parent-style-name="DefaultParagraphFont" style:family="text">
      <style:text-properties style:font-name="Garamond" fo:font-size="11pt" style:font-size-asian="11pt" style:font-size-complex="11pt"/>
    </style:style>
    <style:style style:name="T5164" style:parent-style-name="DefaultParagraphFont" style:family="text">
      <style:text-properties style:font-name="Garamond" fo:font-size="11pt" style:font-size-asian="11pt" style:font-size-complex="11pt"/>
    </style:style>
    <style:style style:name="T5165" style:parent-style-name="DefaultParagraphFont" style:family="text">
      <style:text-properties style:font-name="Garamond" fo:font-size="11pt" style:font-size-asian="11pt" style:font-size-complex="11pt"/>
    </style:style>
    <style:style style:name="T5166" style:parent-style-name="DefaultParagraphFont" style:family="text">
      <style:text-properties style:font-name="Garamond" fo:font-size="11pt" style:font-size-asian="11pt" style:font-size-complex="11pt"/>
    </style:style>
    <style:style style:name="T5167" style:parent-style-name="DefaultParagraphFont" style:family="text">
      <style:text-properties style:font-name="Garamond" fo:font-size="11pt" style:font-size-asian="11pt" style:font-size-complex="11pt"/>
    </style:style>
    <style:style style:name="T5168" style:parent-style-name="DefaultParagraphFont" style:family="text">
      <style:text-properties style:font-name="Garamond" fo:font-weight="bold" style:font-weight-asian="bold" style:font-weight-complex="bold" fo:font-size="11pt" style:font-size-asian="11pt" style:font-size-complex="11pt"/>
    </style:style>
    <style:style style:name="T5169" style:parent-style-name="DefaultParagraphFont" style:family="text">
      <style:text-properties style:font-name="Garamond" fo:font-weight="bold" style:font-weight-asian="bold" style:font-weight-complex="bold" fo:font-size="11pt" style:font-size-asian="11pt" style:font-size-complex="11pt"/>
    </style:style>
    <style:style style:name="T5170" style:parent-style-name="DefaultParagraphFont" style:family="text">
      <style:text-properties style:font-name="Garamond" fo:font-weight="bold" style:font-weight-asian="bold" style:font-weight-complex="bold" fo:font-size="11pt" style:font-size-asian="11pt" style:font-size-complex="11pt"/>
    </style:style>
    <style:style style:name="T5171" style:parent-style-name="DefaultParagraphFont" style:family="text">
      <style:text-properties style:font-name="Garamond" fo:font-size="11pt" style:font-size-asian="11pt" style:font-size-complex="11pt"/>
    </style:style>
    <style:style style:name="T5172" style:parent-style-name="DefaultParagraphFont" style:family="text">
      <style:text-properties style:font-name="Garamond" fo:font-size="11pt" style:font-size-asian="11pt" style:font-size-complex="11pt"/>
    </style:style>
    <style:style style:name="T5173" style:parent-style-name="DefaultParagraphFont" style:family="text">
      <style:text-properties style:font-name="Garamond" fo:font-size="11pt" style:font-size-asian="11pt" style:font-size-complex="11pt"/>
    </style:style>
    <style:style style:name="T5174" style:parent-style-name="DefaultParagraphFont" style:family="text">
      <style:text-properties style:font-name="Garamond" fo:font-size="11pt" style:font-size-asian="11pt" style:font-size-complex="11pt"/>
    </style:style>
    <style:style style:name="T5175" style:parent-style-name="DefaultParagraphFont" style:family="text">
      <style:text-properties style:font-name="Garamond" fo:font-size="11pt" style:font-size-asian="11pt" style:font-size-complex="11pt"/>
    </style:style>
    <style:style style:name="T5176" style:parent-style-name="DefaultParagraphFont" style:family="text">
      <style:text-properties style:font-name="Garamond" fo:font-size="11pt" style:font-size-asian="11pt" style:font-size-complex="11pt"/>
    </style:style>
    <style:style style:name="T5177" style:parent-style-name="DefaultParagraphFont" style:family="text">
      <style:text-properties style:font-name="Garamond" fo:font-size="11pt" style:font-size-asian="11pt" style:font-size-complex="11pt"/>
    </style:style>
    <style:style style:name="T5178" style:parent-style-name="DefaultParagraphFont" style:family="text">
      <style:text-properties style:font-name="Garamond" fo:font-size="11pt" style:font-size-asian="11pt" style:font-size-complex="11pt"/>
    </style:style>
    <style:style style:name="T5179" style:parent-style-name="DefaultParagraphFont" style:family="text">
      <style:text-properties style:font-name="Garamond" fo:font-size="11pt" style:font-size-asian="11pt" style:font-size-complex="11pt"/>
    </style:style>
    <style:style style:name="T5180" style:parent-style-name="DefaultParagraphFont" style:family="text">
      <style:text-properties style:font-name="Garamond" fo:font-size="11pt" style:font-size-asian="11pt" style:font-size-complex="11pt"/>
    </style:style>
    <style:style style:name="T5181" style:parent-style-name="DefaultParagraphFont" style:family="text">
      <style:text-properties style:font-name="Garamond" fo:font-size="11pt" style:font-size-asian="11pt" style:font-size-complex="11pt"/>
    </style:style>
    <style:style style:name="P518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84" style:parent-style-name="Normal" style:family="paragraph">
      <style:paragraph-properties fo:text-align="justify" fo:margin-bottom="0in" fo:line-height="115%" fo:text-indent="0.2in"/>
    </style:style>
    <style:style style:name="T5185" style:parent-style-name="DefaultParagraphFont" style:family="text">
      <style:text-properties style:font-name="Garamond" fo:font-weight="bold" style:font-weight-asian="bold" style:font-weight-complex="bold" fo:font-size="11pt" style:font-size-asian="11pt" style:font-size-complex="11pt"/>
    </style:style>
    <style:style style:name="T5186" style:parent-style-name="DefaultParagraphFont" style:family="text">
      <style:text-properties style:font-name="Garamond" fo:font-weight="bold" style:font-weight-asian="bold" style:font-weight-complex="bold" fo:font-size="11pt" style:font-size-asian="11pt" style:font-size-complex="11pt"/>
    </style:style>
    <style:style style:name="T5187" style:parent-style-name="DefaultParagraphFont" style:family="text">
      <style:text-properties style:font-name="Garamond" fo:font-weight="bold" style:font-weight-asian="bold" style:font-weight-complex="bold" fo:font-size="11pt" style:font-size-asian="11pt" style:font-size-complex="11pt"/>
    </style:style>
    <style:style style:name="T5188" style:parent-style-name="DefaultParagraphFont" style:family="text">
      <style:text-properties style:font-name="Garamond" fo:font-size="11pt" style:font-size-asian="11pt" style:font-size-complex="11pt"/>
    </style:style>
    <style:style style:name="T5189" style:parent-style-name="DefaultParagraphFont" style:family="text">
      <style:text-properties style:font-name="Garamond" fo:font-size="11pt" style:font-size-asian="11pt" style:font-size-complex="11pt"/>
    </style:style>
    <style:style style:name="T5190" style:parent-style-name="DefaultParagraphFont" style:family="text">
      <style:text-properties style:font-name="Garamond" fo:font-size="11pt" style:font-size-asian="11pt" style:font-size-complex="11pt"/>
    </style:style>
    <style:style style:name="T5191" style:parent-style-name="DefaultParagraphFont" style:family="text">
      <style:text-properties style:font-name="Garamond" fo:font-size="11pt" style:font-size-asian="11pt" style:font-size-complex="11pt"/>
    </style:style>
    <style:style style:name="T5192" style:parent-style-name="DefaultParagraphFont" style:family="text">
      <style:text-properties style:font-name="Garamond" fo:font-size="11pt" style:font-size-asian="11pt" style:font-size-complex="11pt"/>
    </style:style>
    <style:style style:name="T5193" style:parent-style-name="DefaultParagraphFont" style:family="text">
      <style:text-properties style:font-name="Garamond" fo:font-size="11pt" style:font-size-asian="11pt" style:font-size-complex="11pt"/>
    </style:style>
    <style:style style:name="T5194" style:parent-style-name="DefaultParagraphFont" style:family="text">
      <style:text-properties style:font-name="Garamond" fo:font-size="11pt" style:font-size-asian="11pt" style:font-size-complex="11pt"/>
    </style:style>
    <style:style style:name="T5195" style:parent-style-name="DefaultParagraphFont" style:family="text">
      <style:text-properties style:font-name="Garamond" fo:font-size="11pt" style:font-size-asian="11pt" style:font-size-complex="11pt"/>
    </style:style>
    <style:style style:name="T5196" style:parent-style-name="DefaultParagraphFont" style:family="text">
      <style:text-properties style:font-name="Garamond" fo:font-size="11pt" style:font-size-asian="11pt" style:font-size-complex="11pt"/>
    </style:style>
    <style:style style:name="P519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199" style:parent-style-name="Heading2" style:family="paragraph">
      <style:paragraph-properties fo:text-align="start" fo:line-height="115%"/>
      <style:text-properties style:font-name="Garamond"/>
    </style:style>
    <style:style style:name="P52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0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0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0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0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05" style:parent-style-name="Normal" style:family="paragraph">
      <style:paragraph-properties fo:text-align="justify" fo:margin-bottom="0in" fo:line-height="115%" fo:text-indent="0.2in"/>
    </style:style>
    <style:style style:name="T5206" style:parent-style-name="DefaultParagraphFont" style:family="text">
      <style:text-properties style:font-name="Garamond" fo:font-weight="bold" style:font-weight-asian="bold" style:font-weight-complex="bold" fo:font-size="11pt" style:font-size-asian="11pt" style:font-size-complex="11pt"/>
    </style:style>
    <style:style style:name="T5207" style:parent-style-name="DefaultParagraphFont" style:family="text">
      <style:text-properties style:font-name="Garamond" fo:font-weight="bold" style:font-weight-asian="bold" style:font-weight-complex="bold" fo:font-size="11pt" style:font-size-asian="11pt" style:font-size-complex="11pt"/>
    </style:style>
    <style:style style:name="P520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0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1"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5212" style:parent-style-name="ListParagraph" style:family="paragraph">
      <style:paragraph-properties fo:text-align="justify" fo:margin-bottom="0in" fo:line-height="115%" fo:margin-left="0in" fo:text-indent="0.2in">
        <style:tab-stops/>
      </style:paragraph-properties>
      <style:text-properties style:font-name="Garamond" fo:font-size="11pt" style:font-size-asian="11pt" style:font-size-complex="11pt"/>
    </style:style>
    <style:style style:name="P52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19" style:parent-style-name="Normal" style:family="paragraph">
      <style:paragraph-properties fo:text-align="justify" fo:margin-bottom="0in" fo:line-height="115%" fo:text-indent="0.2in"/>
    </style:style>
    <style:style style:name="T5220" style:parent-style-name="DefaultParagraphFont" style:family="text">
      <style:text-properties style:font-name="Garamond" fo:font-size="11pt" style:font-size-asian="11pt" style:font-size-complex="11pt"/>
    </style:style>
    <style:style style:name="T5221" style:parent-style-name="DefaultParagraphFont" style:family="text">
      <style:text-properties style:font-name="Garamond" fo:font-size="11pt" style:font-size-asian="11pt" style:font-size-complex="11pt"/>
    </style:style>
    <style:style style:name="T5222" style:parent-style-name="DefaultParagraphFont" style:family="text">
      <style:text-properties style:font-name="Garamond" fo:font-size="11pt" style:font-size-asian="11pt" style:font-size-complex="11pt"/>
    </style:style>
    <style:style style:name="T5223" style:parent-style-name="DefaultParagraphFont" style:family="text">
      <style:text-properties style:font-name="Garamond" fo:font-size="11pt" style:font-size-asian="11pt" style:font-size-complex="11pt"/>
    </style:style>
    <style:style style:name="T5224" style:parent-style-name="DefaultParagraphFont" style:family="text">
      <style:text-properties style:font-name="Garamond" fo:font-size="11pt" style:font-size-asian="11pt" style:font-size-complex="11pt"/>
    </style:style>
    <style:style style:name="T5225" style:parent-style-name="DefaultParagraphFont" style:family="text">
      <style:text-properties style:font-name="Garamond" fo:font-size="11pt" style:font-size-asian="11pt" style:font-size-complex="11pt"/>
    </style:style>
    <style:style style:name="T5226" style:parent-style-name="DefaultParagraphFont" style:family="text">
      <style:text-properties style:font-name="Garamond" fo:font-size="11pt" style:font-size-asian="11pt" style:font-size-complex="11pt"/>
    </style:style>
    <style:style style:name="T5227" style:parent-style-name="DefaultParagraphFont" style:family="text">
      <style:text-properties style:font-name="Garamond" fo:font-size="11pt" style:font-size-asian="11pt" style:font-size-complex="11pt"/>
    </style:style>
    <style:style style:name="T5228" style:parent-style-name="DefaultParagraphFont" style:family="text">
      <style:text-properties style:font-name="Garamond" fo:font-weight="bold" style:font-weight-asian="bold" style:font-weight-complex="bold" fo:font-size="11pt" style:font-size-asian="11pt" style:font-size-complex="11pt"/>
    </style:style>
    <style:style style:name="T5229" style:parent-style-name="DefaultParagraphFont" style:family="text">
      <style:text-properties style:font-name="Garamond" fo:font-weight="bold" style:font-weight-asian="bold" style:font-weight-complex="bold" fo:font-size="11pt" style:font-size-asian="11pt" style:font-size-complex="11pt"/>
    </style:style>
    <style:style style:name="T5230" style:parent-style-name="DefaultParagraphFont" style:family="text">
      <style:text-properties style:font-name="Garamond" fo:font-weight="bold" style:font-weight-asian="bold" style:font-weight-complex="bold" fo:font-size="11pt" style:font-size-asian="11pt" style:font-size-complex="11pt"/>
    </style:style>
    <style:style style:name="P5231"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5232" style:parent-style-name="Heading2" style:family="paragraph">
      <style:paragraph-properties fo:text-align="start" fo:line-height="115%"/>
      <style:text-properties style:font-name="Garamond"/>
    </style:style>
    <style:style style:name="P52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34" style:parent-style-name="Normal" style:family="paragraph">
      <style:paragraph-properties fo:text-align="justify" fo:margin-bottom="0in" fo:line-height="115%" fo:text-indent="0.2in"/>
    </style:style>
    <style:style style:name="T5235" style:parent-style-name="DefaultParagraphFont" style:family="text">
      <style:text-properties style:font-name="Garamond" fo:font-size="11pt" style:font-size-asian="11pt" style:font-size-complex="11pt"/>
    </style:style>
    <style:style style:name="T5236" style:parent-style-name="DefaultParagraphFont" style:family="text">
      <style:text-properties style:font-name="Garamond" fo:font-size="11pt" style:font-size-asian="11pt" style:font-size-complex="11pt"/>
    </style:style>
    <style:style style:name="T5237" style:parent-style-name="DefaultParagraphFont" style:family="text">
      <style:text-properties style:font-name="Garamond" fo:font-size="11pt" style:font-size-asian="11pt" style:font-size-complex="11pt"/>
    </style:style>
    <style:style style:name="T5238" style:parent-style-name="DefaultParagraphFont" style:family="text">
      <style:text-properties style:font-name="Garamond" fo:font-size="11pt" style:font-size-asian="11pt" style:font-size-complex="11pt"/>
    </style:style>
    <style:style style:name="T5239" style:parent-style-name="DefaultParagraphFont" style:family="text">
      <style:text-properties style:font-name="Garamond" fo:font-size="11pt" style:font-size-asian="11pt" style:font-size-complex="11pt"/>
    </style:style>
    <style:style style:name="T5240" style:parent-style-name="DefaultParagraphFont" style:family="text">
      <style:text-properties style:font-name="Garamond" fo:font-size="11pt" style:font-size-asian="11pt" style:font-size-complex="11pt"/>
    </style:style>
    <style:style style:name="T5241" style:parent-style-name="DefaultParagraphFont" style:family="text">
      <style:text-properties style:font-name="Garamond" fo:font-size="11pt" style:font-size-asian="11pt" style:font-size-complex="11pt"/>
    </style:style>
    <style:style style:name="T5242" style:parent-style-name="DefaultParagraphFont" style:family="text">
      <style:text-properties style:font-name="Garamond" fo:font-weight="bold" style:font-weight-asian="bold" style:font-weight-complex="bold" fo:font-size="11pt" style:font-size-asian="11pt" style:font-size-complex="11pt"/>
    </style:style>
    <style:style style:name="T5243" style:parent-style-name="DefaultParagraphFont" style:family="text">
      <style:text-properties style:font-name="Garamond" fo:font-weight="bold" style:font-weight-asian="bold" style:font-weight-complex="bold" fo:font-size="11pt" style:font-size-asian="11pt" style:font-size-complex="11pt"/>
    </style:style>
    <style:style style:name="T5244" style:parent-style-name="DefaultParagraphFont" style:family="text">
      <style:text-properties style:font-name="Garamond" fo:font-weight="bold" style:font-weight-asian="bold" style:font-weight-complex="bold" fo:font-size="11pt" style:font-size-asian="11pt" style:font-size-complex="11pt"/>
    </style:style>
    <style:style style:name="T5245" style:parent-style-name="DefaultParagraphFont" style:family="text">
      <style:text-properties style:font-name="Garamond" fo:font-weight="bold" style:font-weight-asian="bold" style:font-weight-complex="bold" fo:font-size="11pt" style:font-size-asian="11pt" style:font-size-complex="11pt"/>
    </style:style>
    <style:style style:name="T5246" style:parent-style-name="DefaultParagraphFont" style:family="text">
      <style:text-properties style:font-name="Garamond" fo:font-weight="bold" style:font-weight-asian="bold" style:font-weight-complex="bold" fo:font-size="11pt" style:font-size-asian="11pt" style:font-size-complex="11pt"/>
    </style:style>
    <style:style style:name="T5247" style:parent-style-name="DefaultParagraphFont" style:family="text">
      <style:text-properties style:font-name="Garamond" fo:font-weight="bold" style:font-weight-asian="bold" style:font-weight-complex="bold" fo:font-size="11pt" style:font-size-asian="11pt" style:font-size-complex="11pt"/>
    </style:style>
    <style:style style:name="T5248" style:parent-style-name="DefaultParagraphFont" style:family="text">
      <style:text-properties style:font-name="Garamond" fo:font-weight="bold" style:font-weight-asian="bold" style:font-weight-complex="bold" fo:font-size="11pt" style:font-size-asian="11pt" style:font-size-complex="11pt"/>
    </style:style>
    <style:style style:name="T5249" style:parent-style-name="DefaultParagraphFont" style:family="text">
      <style:text-properties style:font-name="Garamond" fo:font-weight="bold" style:font-weight-asian="bold" style:font-weight-complex="bold" fo:font-size="11pt" style:font-size-asian="11pt" style:font-size-complex="11pt"/>
    </style:style>
    <style:style style:name="T5250" style:parent-style-name="DefaultParagraphFont" style:family="text">
      <style:text-properties style:font-name="Garamond" fo:font-weight="bold" style:font-weight-asian="bold" style:font-weight-complex="bold" fo:font-size="11pt" style:font-size-asian="11pt" style:font-size-complex="11pt"/>
    </style:style>
    <style:style style:name="T5251" style:parent-style-name="DefaultParagraphFont" style:family="text">
      <style:text-properties style:font-name="Garamond" fo:font-weight="bold" style:font-weight-asian="bold" style:font-weight-complex="bold" fo:font-size="11pt" style:font-size-asian="11pt" style:font-size-complex="11pt"/>
    </style:style>
    <style:style style:name="T5252" style:parent-style-name="DefaultParagraphFont" style:family="text">
      <style:text-properties style:font-name="Garamond" fo:font-weight="bold" style:font-weight-asian="bold" style:font-weight-complex="bold" fo:font-size="11pt" style:font-size-asian="11pt" style:font-size-complex="11pt"/>
    </style:style>
    <style:style style:name="T5253" style:parent-style-name="DefaultParagraphFont" style:family="text">
      <style:text-properties style:font-name="Garamond" fo:font-weight="bold" style:font-weight-asian="bold" style:font-weight-complex="bold" fo:font-size="11pt" style:font-size-asian="11pt" style:font-size-complex="11pt"/>
    </style:style>
    <style:style style:name="T5254" style:parent-style-name="DefaultParagraphFont" style:family="text">
      <style:text-properties style:font-name="Garamond" fo:font-weight="bold" style:font-weight-asian="bold" style:font-weight-complex="bold" fo:font-size="11pt" style:font-size-asian="11pt" style:font-size-complex="11pt"/>
    </style:style>
    <style:style style:name="P52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5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62" style:parent-style-name="Normal" style:family="paragraph">
      <style:paragraph-properties fo:text-align="justify" fo:margin-bottom="0in" fo:line-height="115%" fo:text-indent="0.2in"/>
    </style:style>
    <style:style style:name="T5263" style:parent-style-name="DefaultParagraphFont" style:family="text">
      <style:text-properties style:font-name="Garamond" fo:font-weight="bold" style:font-weight-asian="bold" style:font-weight-complex="bold" fo:font-size="11pt" style:font-size-asian="11pt" style:font-size-complex="11pt"/>
    </style:style>
    <style:style style:name="T5264" style:parent-style-name="DefaultParagraphFont" style:family="text">
      <style:text-properties style:font-name="Garamond" fo:font-weight="bold" style:font-weight-asian="bold" style:font-weight-complex="bold" fo:font-size="11pt" style:font-size-asian="11pt" style:font-size-complex="11pt"/>
    </style:style>
    <style:style style:name="T5265" style:parent-style-name="DefaultParagraphFont" style:family="text">
      <style:text-properties style:font-name="Garamond" fo:font-weight="bold" style:font-weight-asian="bold" style:font-weight-complex="bold" fo:font-size="11pt" style:font-size-asian="11pt" style:font-size-complex="11pt"/>
    </style:style>
    <style:style style:name="T5266" style:parent-style-name="DefaultParagraphFont" style:family="text">
      <style:text-properties style:font-name="Garamond" fo:font-weight="bold" style:font-weight-asian="bold" style:font-weight-complex="bold" fo:font-size="11pt" style:font-size-asian="11pt" style:font-size-complex="11pt"/>
    </style:style>
    <style:style style:name="T5267" style:parent-style-name="DefaultParagraphFont" style:family="text">
      <style:text-properties style:font-name="Garamond" fo:font-weight="bold" style:font-weight-asian="bold" style:font-weight-complex="bold" fo:font-size="11pt" style:font-size-asian="11pt" style:font-size-complex="11pt"/>
    </style:style>
    <style:style style:name="T5268" style:parent-style-name="DefaultParagraphFont" style:family="text">
      <style:text-properties style:font-name="Garamond" fo:font-weight="bold" style:font-weight-asian="bold" style:font-weight-complex="bold" fo:font-size="11pt" style:font-size-asian="11pt" style:font-size-complex="11pt"/>
    </style:style>
    <style:style style:name="T5269" style:parent-style-name="DefaultParagraphFont" style:family="text">
      <style:text-properties style:font-name="Garamond" fo:font-weight="bold" style:font-weight-asian="bold" style:font-weight-complex="bold" fo:font-size="11pt" style:font-size-asian="11pt" style:font-size-complex="11pt"/>
    </style:style>
    <style:style style:name="T5270" style:parent-style-name="DefaultParagraphFont" style:family="text">
      <style:text-properties style:font-name="Garamond" fo:font-weight="bold" style:font-weight-asian="bold" style:font-weight-complex="bold" fo:font-size="11pt" style:font-size-asian="11pt" style:font-size-complex="11pt"/>
    </style:style>
    <style:style style:name="T5271" style:parent-style-name="DefaultParagraphFont" style:family="text">
      <style:text-properties style:font-name="Garamond" fo:font-weight="bold" style:font-weight-asian="bold" style:font-weight-complex="bold" fo:font-size="11pt" style:font-size-asian="11pt" style:font-size-complex="11pt"/>
    </style:style>
    <style:style style:name="T5272" style:parent-style-name="DefaultParagraphFont" style:family="text">
      <style:text-properties style:font-name="Garamond" fo:font-weight="bold" style:font-weight-asian="bold" style:font-weight-complex="bold" fo:font-size="11pt" style:font-size-asian="11pt" style:font-size-complex="11pt"/>
    </style:style>
    <style:style style:name="T5273" style:parent-style-name="DefaultParagraphFont" style:family="text">
      <style:text-properties style:font-name="Garamond" fo:font-weight="bold" style:font-weight-asian="bold" style:font-weight-complex="bold" fo:font-size="11pt" style:font-size-asian="11pt" style:font-size-complex="11pt"/>
    </style:style>
    <style:style style:name="T5274" style:parent-style-name="DefaultParagraphFont" style:family="text">
      <style:text-properties style:font-name="Garamond" fo:font-weight="bold" style:font-weight-asian="bold" style:font-weight-complex="bold" fo:font-size="11pt" style:font-size-asian="11pt" style:font-size-complex="11pt"/>
    </style:style>
    <style:style style:name="T5275" style:parent-style-name="DefaultParagraphFont" style:family="text">
      <style:text-properties style:font-name="Garamond" fo:font-weight="bold" style:font-weight-asian="bold" style:font-weight-complex="bold" fo:font-size="11pt" style:font-size-asian="11pt" style:font-size-complex="11pt"/>
    </style:style>
    <style:style style:name="T5276" style:parent-style-name="DefaultParagraphFont" style:family="text">
      <style:text-properties style:font-name="Garamond" fo:font-weight="bold" style:font-weight-asian="bold" style:font-weight-complex="bold" fo:font-size="11pt" style:font-size-asian="11pt" style:font-size-complex="11pt"/>
    </style:style>
    <style:style style:name="T5277" style:parent-style-name="DefaultParagraphFont" style:family="text">
      <style:text-properties style:font-name="Garamond" fo:font-weight="bold" style:font-weight-asian="bold" style:font-weight-complex="bold" fo:font-size="11pt" style:font-size-asian="11pt" style:font-size-complex="11pt"/>
    </style:style>
    <style:style style:name="T5278" style:parent-style-name="DefaultParagraphFont" style:family="text">
      <style:text-properties style:font-name="Garamond" fo:font-weight="bold" style:font-weight-asian="bold" style:font-weight-complex="bold" fo:font-size="11pt" style:font-size-asian="11pt" style:font-size-complex="11pt"/>
    </style:style>
    <style:style style:name="P527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8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281" style:parent-style-name="Normal" style:family="paragraph">
      <style:paragraph-properties fo:text-align="justify" fo:margin-bottom="0in" fo:line-height="115%" fo:text-indent="0.2in"/>
    </style:style>
    <style:style style:name="T5282" style:parent-style-name="DefaultParagraphFont" style:family="text">
      <style:text-properties style:font-name="Garamond" fo:font-size="11pt" style:font-size-asian="11pt" style:font-size-complex="11pt"/>
    </style:style>
    <style:style style:name="T5283" style:parent-style-name="DefaultParagraphFont" style:family="text">
      <style:text-properties style:font-name="Garamond" fo:font-size="11pt" style:font-size-asian="11pt" style:font-size-complex="11pt"/>
    </style:style>
    <style:style style:name="T5284" style:parent-style-name="DefaultParagraphFont" style:family="text">
      <style:text-properties style:font-name="Garamond" fo:font-size="11pt" style:font-size-asian="11pt" style:font-size-complex="11pt"/>
    </style:style>
    <style:style style:name="T5285" style:parent-style-name="DefaultParagraphFont" style:family="text">
      <style:text-properties style:font-name="Garamond" fo:font-size="11pt" style:font-size-asian="11pt" style:font-size-complex="11pt"/>
    </style:style>
    <style:style style:name="T5286" style:parent-style-name="DefaultParagraphFont" style:family="text">
      <style:text-properties style:font-name="Garamond" fo:font-size="11pt" style:font-size-asian="11pt" style:font-size-complex="11pt"/>
    </style:style>
    <style:style style:name="T5287" style:parent-style-name="DefaultParagraphFont" style:family="text">
      <style:text-properties style:font-name="Garamond" fo:font-size="11pt" style:font-size-asian="11pt" style:font-size-complex="11pt"/>
    </style:style>
    <style:style style:name="T5288" style:parent-style-name="DefaultParagraphFont" style:family="text">
      <style:text-properties style:font-name="Garamond" fo:font-size="11pt" style:font-size-asian="11pt" style:font-size-complex="11pt"/>
    </style:style>
    <style:style style:name="T5289" style:parent-style-name="DefaultParagraphFont" style:family="text">
      <style:text-properties style:font-name="Garamond" fo:font-size="11pt" style:font-size-asian="11pt" style:font-size-complex="11pt"/>
    </style:style>
    <style:style style:name="T5290" style:parent-style-name="DefaultParagraphFont" style:family="text">
      <style:text-properties style:font-name="Garamond" fo:font-size="11pt" style:font-size-asian="11pt" style:font-size-complex="11pt"/>
    </style:style>
    <style:style style:name="T5291" style:parent-style-name="DefaultParagraphFont" style:family="text">
      <style:text-properties style:font-name="Garamond" fo:font-size="11pt" style:font-size-asian="11pt" style:font-size-complex="11pt"/>
    </style:style>
    <style:style style:name="T5292" style:parent-style-name="DefaultParagraphFont" style:family="text">
      <style:text-properties style:font-name="Garamond" fo:font-size="11pt" style:font-size-asian="11pt" style:font-size-complex="11pt"/>
    </style:style>
    <style:style style:name="T5293" style:parent-style-name="DefaultParagraphFont" style:family="text">
      <style:text-properties style:font-name="Garamond" fo:font-size="11pt" style:font-size-asian="11pt" style:font-size-complex="11pt"/>
    </style:style>
    <style:style style:name="T5294" style:parent-style-name="DefaultParagraphFont" style:family="text">
      <style:text-properties style:font-name="Garamond" fo:font-size="11pt" style:font-size-asian="11pt" style:font-size-complex="11pt"/>
    </style:style>
    <style:style style:name="T5295" style:parent-style-name="DefaultParagraphFont" style:family="text">
      <style:text-properties style:font-name="Garamond" fo:font-size="11pt" style:font-size-asian="11pt" style:font-size-complex="11pt"/>
    </style:style>
    <style:style style:name="T5296" style:parent-style-name="DefaultParagraphFont" style:family="text">
      <style:text-properties style:font-name="Garamond" fo:font-size="11pt" style:font-size-asian="11pt" style:font-size-complex="11pt"/>
    </style:style>
    <style:style style:name="T5297" style:parent-style-name="DefaultParagraphFont" style:family="text">
      <style:text-properties style:font-name="Garamond" fo:font-size="11pt" style:font-size-asian="11pt" style:font-size-complex="11pt"/>
    </style:style>
    <style:style style:name="T5298" style:parent-style-name="DefaultParagraphFont" style:family="text">
      <style:text-properties style:font-name="Garamond" fo:font-size="11pt" style:font-size-asian="11pt" style:font-size-complex="11pt"/>
    </style:style>
    <style:style style:name="T5299" style:parent-style-name="DefaultParagraphFont" style:family="text">
      <style:text-properties style:font-name="Garamond" fo:font-size="11pt" style:font-size-asian="11pt" style:font-size-complex="11pt"/>
    </style:style>
    <style:style style:name="T5300" style:parent-style-name="DefaultParagraphFont" style:family="text">
      <style:text-properties style:font-name="Garamond" fo:font-size="11pt" style:font-size-asian="11pt" style:font-size-complex="11pt"/>
    </style:style>
    <style:style style:name="T5301" style:parent-style-name="DefaultParagraphFont" style:family="text">
      <style:text-properties style:font-name="Garamond" fo:font-size="11pt" style:font-size-asian="11pt" style:font-size-complex="11pt"/>
    </style:style>
    <style:style style:name="T5302" style:parent-style-name="DefaultParagraphFont" style:family="text">
      <style:text-properties style:font-name="Garamond" fo:font-size="11pt" style:font-size-asian="11pt" style:font-size-complex="11pt"/>
    </style:style>
    <style:style style:name="T5303" style:parent-style-name="DefaultParagraphFont" style:family="text">
      <style:text-properties style:font-name="Garamond" fo:font-size="11pt" style:font-size-asian="11pt" style:font-size-complex="11pt"/>
    </style:style>
    <style:style style:name="T5304" style:parent-style-name="DefaultParagraphFont" style:family="text">
      <style:text-properties style:font-name="Garamond" fo:font-size="11pt" style:font-size-asian="11pt" style:font-size-complex="11pt"/>
    </style:style>
    <style:style style:name="T5305" style:parent-style-name="DefaultParagraphFont" style:family="text">
      <style:text-properties style:font-name="Garamond" fo:font-size="11pt" style:font-size-asian="11pt" style:font-size-complex="11pt"/>
    </style:style>
    <style:style style:name="T5306" style:parent-style-name="DefaultParagraphFont" style:family="text">
      <style:text-properties style:font-name="Garamond" fo:font-size="11pt" style:font-size-asian="11pt" style:font-size-complex="11pt"/>
    </style:style>
    <style:style style:name="T5307" style:parent-style-name="DefaultParagraphFont" style:family="text">
      <style:text-properties style:font-name="Garamond" fo:font-size="11pt" style:font-size-asian="11pt" style:font-size-complex="11pt"/>
    </style:style>
    <style:style style:name="T5308" style:parent-style-name="DefaultParagraphFont" style:family="text">
      <style:text-properties style:font-name="Garamond" fo:font-size="11pt" style:font-size-asian="11pt" style:font-size-complex="11pt"/>
    </style:style>
    <style:style style:name="T5309" style:parent-style-name="DefaultParagraphFont" style:family="text">
      <style:text-properties style:font-name="Garamond" fo:font-weight="bold" style:font-weight-asian="bold" style:font-weight-complex="bold" fo:font-size="11pt" style:font-size-asian="11pt" style:font-size-complex="11pt"/>
    </style:style>
    <style:style style:name="T5310" style:parent-style-name="DefaultParagraphFont" style:family="text">
      <style:text-properties style:font-name="Garamond" fo:font-weight="bold" style:font-weight-asian="bold" style:font-weight-complex="bold" fo:font-size="11pt" style:font-size-asian="11pt" style:font-size-complex="11pt"/>
    </style:style>
    <style:style style:name="T5311" style:parent-style-name="DefaultParagraphFont" style:family="text">
      <style:text-properties style:font-name="Garamond" fo:font-weight="bold" style:font-weight-asian="bold" style:font-weight-complex="bold" fo:font-size="11pt" style:font-size-asian="11pt" style:font-size-complex="11pt"/>
    </style:style>
    <style:style style:name="P531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320" style:parent-style-name="Normal" style:family="paragraph">
      <style:paragraph-properties fo:text-align="justify" fo:margin-bottom="0in" fo:line-height="115%" fo:text-indent="0.2in"/>
    </style:style>
    <style:style style:name="T5321" style:parent-style-name="DefaultParagraphFont" style:family="text">
      <style:text-properties style:font-name="Garamond" fo:font-size="11pt" style:font-size-asian="11pt" style:font-size-complex="11pt"/>
    </style:style>
    <style:style style:name="T5322" style:parent-style-name="DefaultParagraphFont" style:family="text">
      <style:text-properties style:font-name="Garamond" fo:font-size="11pt" style:font-size-asian="11pt" style:font-size-complex="11pt"/>
    </style:style>
    <style:style style:name="T5323" style:parent-style-name="DefaultParagraphFont" style:family="text">
      <style:text-properties style:font-name="Garamond" fo:font-size="11pt" style:font-size-asian="11pt" style:font-size-complex="11pt"/>
    </style:style>
    <style:style style:name="T5324" style:parent-style-name="DefaultParagraphFont" style:family="text">
      <style:text-properties style:font-name="Garamond" fo:font-size="11pt" style:font-size-asian="11pt" style:font-size-complex="11pt"/>
    </style:style>
    <style:style style:name="T5325" style:parent-style-name="DefaultParagraphFont" style:family="text">
      <style:text-properties style:font-name="Garamond" fo:font-size="11pt" style:font-size-asian="11pt" style:font-size-complex="11pt"/>
    </style:style>
    <style:style style:name="T5326" style:parent-style-name="DefaultParagraphFont" style:family="text">
      <style:text-properties style:font-name="Garamond" fo:font-size="11pt" style:font-size-asian="11pt" style:font-size-complex="11pt"/>
    </style:style>
    <style:style style:name="T5327" style:parent-style-name="DefaultParagraphFont" style:family="text">
      <style:text-properties style:font-name="Garamond" fo:font-size="11pt" style:font-size-asian="11pt" style:font-size-complex="11pt"/>
    </style:style>
    <style:style style:name="T5328" style:parent-style-name="DefaultParagraphFont" style:family="text">
      <style:text-properties style:font-name="Garamond" fo:font-size="11pt" style:font-size-asian="11pt" style:font-size-complex="11pt"/>
    </style:style>
    <style:style style:name="T5329" style:parent-style-name="DefaultParagraphFont" style:family="text">
      <style:text-properties style:font-name="Garamond" fo:font-size="11pt" style:font-size-asian="11pt" style:font-size-complex="11pt"/>
    </style:style>
    <style:style style:name="T5330" style:parent-style-name="DefaultParagraphFont" style:family="text">
      <style:text-properties style:font-name="Garamond" fo:font-size="11pt" style:font-size-asian="11pt" style:font-size-complex="11pt"/>
    </style:style>
    <style:style style:name="T5331" style:parent-style-name="DefaultParagraphFont" style:family="text">
      <style:text-properties style:font-name="Garamond" fo:font-size="11pt" style:font-size-asian="11pt" style:font-size-complex="11pt"/>
    </style:style>
    <style:style style:name="T5332" style:parent-style-name="DefaultParagraphFont" style:family="text">
      <style:text-properties style:font-name="Garamond" fo:font-size="11pt" style:font-size-asian="11pt" style:font-size-complex="11pt"/>
    </style:style>
    <style:style style:name="T5333" style:parent-style-name="DefaultParagraphFont" style:family="text">
      <style:text-properties style:font-name="Garamond" fo:font-size="11pt" style:font-size-asian="11pt" style:font-size-complex="11pt"/>
    </style:style>
    <style:style style:name="T5334" style:parent-style-name="DefaultParagraphFont" style:family="text">
      <style:text-properties style:font-name="Garamond" fo:font-size="11pt" style:font-size-asian="11pt" style:font-size-complex="11pt"/>
    </style:style>
    <style:style style:name="T5335" style:parent-style-name="DefaultParagraphFont" style:family="text">
      <style:text-properties style:font-name="Garamond" fo:font-size="11pt" style:font-size-asian="11pt" style:font-size-complex="11pt"/>
    </style:style>
    <style:style style:name="T5336" style:parent-style-name="DefaultParagraphFont" style:family="text">
      <style:text-properties style:font-name="Garamond" fo:font-size="11pt" style:font-size-asian="11pt" style:font-size-complex="11pt"/>
    </style:style>
    <style:style style:name="T5337" style:parent-style-name="DefaultParagraphFont" style:family="text">
      <style:text-properties style:font-name="Garamond" fo:font-size="11pt" style:font-size-asian="11pt" style:font-size-complex="11pt"/>
    </style:style>
    <style:style style:name="T5338" style:parent-style-name="DefaultParagraphFont" style:family="text">
      <style:text-properties style:font-name="Garamond" fo:font-size="11pt" style:font-size-asian="11pt" style:font-size-complex="11pt"/>
    </style:style>
    <style:style style:name="T5339" style:parent-style-name="DefaultParagraphFont" style:family="text">
      <style:text-properties style:font-name="Garamond" fo:font-size="11pt" style:font-size-asian="11pt" style:font-size-complex="11pt"/>
    </style:style>
    <style:style style:name="T5340" style:parent-style-name="DefaultParagraphFont" style:family="text">
      <style:text-properties style:font-name="Garamond" fo:font-size="11pt" style:font-size-asian="11pt" style:font-size-complex="11pt"/>
    </style:style>
    <style:style style:name="T5341" style:parent-style-name="DefaultParagraphFont" style:family="text">
      <style:text-properties style:font-name="Garamond" fo:font-size="11pt" style:font-size-asian="11pt" style:font-size-complex="11pt"/>
    </style:style>
    <style:style style:name="T5342" style:parent-style-name="DefaultParagraphFont" style:family="text">
      <style:text-properties style:font-name="Garamond" fo:font-size="11pt" style:font-size-asian="11pt" style:font-size-complex="11pt"/>
    </style:style>
    <style:style style:name="T5343" style:parent-style-name="DefaultParagraphFont" style:family="text">
      <style:text-properties style:font-name="Garamond" fo:font-size="11pt" style:font-size-asian="11pt" style:font-size-complex="11pt"/>
    </style:style>
    <style:style style:name="T5344" style:parent-style-name="DefaultParagraphFont" style:family="text">
      <style:text-properties style:font-name="Garamond" fo:font-size="11pt" style:font-size-asian="11pt" style:font-size-complex="11pt"/>
    </style:style>
    <style:style style:name="T5345" style:parent-style-name="DefaultParagraphFont" style:family="text">
      <style:text-properties style:font-name="Garamond" fo:font-size="11pt" style:font-size-asian="11pt" style:font-size-complex="11pt"/>
    </style:style>
    <style:style style:name="T5346" style:parent-style-name="DefaultParagraphFont" style:family="text">
      <style:text-properties style:font-name="Garamond" fo:font-size="11pt" style:font-size-asian="11pt" style:font-size-complex="11pt"/>
    </style:style>
    <style:style style:name="T5347" style:parent-style-name="DefaultParagraphFont" style:family="text">
      <style:text-properties style:font-name="Garamond" fo:font-size="11pt" style:font-size-asian="11pt" style:font-size-complex="11pt"/>
    </style:style>
    <style:style style:name="T5348" style:parent-style-name="DefaultParagraphFont" style:family="text">
      <style:text-properties style:font-name="Garamond" fo:font-size="11pt" style:font-size-asian="11pt" style:font-size-complex="11pt"/>
    </style:style>
    <style:style style:name="T5349" style:parent-style-name="DefaultParagraphFont" style:family="text">
      <style:text-properties style:font-name="Garamond" fo:font-size="11pt" style:font-size-asian="11pt" style:font-size-complex="11pt"/>
    </style:style>
    <style:style style:name="T5350" style:parent-style-name="DefaultParagraphFont" style:family="text">
      <style:text-properties style:font-name="Garamond" fo:font-size="11pt" style:font-size-asian="11pt" style:font-size-complex="11pt"/>
    </style:style>
    <style:style style:name="T5351" style:parent-style-name="DefaultParagraphFont" style:family="text">
      <style:text-properties style:font-name="Garamond" fo:font-size="11pt" style:font-size-asian="11pt" style:font-size-complex="11pt"/>
    </style:style>
    <style:style style:name="T5352" style:parent-style-name="DefaultParagraphFont" style:family="text">
      <style:text-properties style:font-name="Garamond" fo:font-size="11pt" style:font-size-asian="11pt" style:font-size-complex="11pt"/>
    </style:style>
    <style:style style:name="T5353" style:parent-style-name="DefaultParagraphFont" style:family="text">
      <style:text-properties style:font-name="Garamond" fo:font-size="11pt" style:font-size-asian="11pt" style:font-size-complex="11pt"/>
    </style:style>
    <style:style style:name="T5354" style:parent-style-name="DefaultParagraphFont" style:family="text">
      <style:text-properties style:font-name="Garamond" fo:font-size="11pt" style:font-size-asian="11pt" style:font-size-complex="11pt"/>
    </style:style>
    <style:style style:name="T5355" style:parent-style-name="DefaultParagraphFont" style:family="text">
      <style:text-properties style:font-name="Garamond" fo:font-size="11pt" style:font-size-asian="11pt" style:font-size-complex="11pt"/>
    </style:style>
    <style:style style:name="T5356" style:parent-style-name="DefaultParagraphFont" style:family="text">
      <style:text-properties style:font-name="Garamond" fo:font-size="11pt" style:font-size-asian="11pt" style:font-size-complex="11pt"/>
    </style:style>
    <style:style style:name="T5357" style:parent-style-name="DefaultParagraphFont" style:family="text">
      <style:text-properties style:font-name="Garamond" fo:font-size="11pt" style:font-size-asian="11pt" style:font-size-complex="11pt"/>
    </style:style>
    <style:style style:name="T5358" style:parent-style-name="DefaultParagraphFont" style:family="text">
      <style:text-properties style:font-name="Garamond" fo:font-size="11pt" style:font-size-asian="11pt" style:font-size-complex="11pt"/>
    </style:style>
    <style:style style:name="T5359" style:parent-style-name="DefaultParagraphFont" style:family="text">
      <style:text-properties style:font-name="Garamond" fo:font-size="11pt" style:font-size-asian="11pt" style:font-size-complex="11pt"/>
    </style:style>
    <style:style style:name="T5360" style:parent-style-name="DefaultParagraphFont" style:family="text">
      <style:text-properties style:font-name="Garamond" fo:font-size="11pt" style:font-size-asian="11pt" style:font-size-complex="11pt"/>
    </style:style>
    <style:style style:name="T5361" style:parent-style-name="DefaultParagraphFont" style:family="text">
      <style:text-properties style:font-name="Garamond" fo:font-size="11pt" style:font-size-asian="11pt" style:font-size-complex="11pt"/>
    </style:style>
    <style:style style:name="T5362" style:parent-style-name="DefaultParagraphFont" style:family="text">
      <style:text-properties style:font-name="Garamond" fo:font-size="11pt" style:font-size-asian="11pt" style:font-size-complex="11pt"/>
    </style:style>
    <style:style style:name="T5363" style:parent-style-name="DefaultParagraphFont" style:family="text">
      <style:text-properties style:font-name="Garamond" fo:font-size="11pt" style:font-size-asian="11pt" style:font-size-complex="11pt"/>
    </style:style>
    <style:style style:name="T5364" style:parent-style-name="DefaultParagraphFont" style:family="text">
      <style:text-properties style:font-name="Garamond" fo:font-size="11pt" style:font-size-asian="11pt" style:font-size-complex="11pt"/>
    </style:style>
    <style:style style:name="T5365" style:parent-style-name="DefaultParagraphFont" style:family="text">
      <style:text-properties style:font-name="Garamond" fo:font-size="11pt" style:font-size-asian="11pt" style:font-size-complex="11pt"/>
    </style:style>
    <style:style style:name="T5366" style:parent-style-name="DefaultParagraphFont" style:family="text">
      <style:text-properties style:font-name="Garamond" fo:font-size="11pt" style:font-size-asian="11pt" style:font-size-complex="11pt"/>
    </style:style>
    <style:style style:name="T5367" style:parent-style-name="DefaultParagraphFont" style:family="text">
      <style:text-properties style:font-name="Garamond" fo:font-size="11pt" style:font-size-asian="11pt" style:font-size-complex="11pt"/>
    </style:style>
    <style:style style:name="T5368" style:parent-style-name="DefaultParagraphFont" style:family="text">
      <style:text-properties style:font-name="Garamond" fo:font-size="11pt" style:font-size-asian="11pt" style:font-size-complex="11pt"/>
    </style:style>
    <style:style style:name="T5369" style:parent-style-name="DefaultParagraphFont" style:family="text">
      <style:text-properties style:font-name="Garamond" fo:font-weight="bold" style:font-weight-asian="bold" style:font-weight-complex="bold" fo:font-size="11pt" style:font-size-asian="11pt" style:font-size-complex="11pt"/>
    </style:style>
    <style:style style:name="T5370" style:parent-style-name="DefaultParagraphFont" style:family="text">
      <style:text-properties style:font-name="Garamond" fo:font-weight="bold" style:font-weight-asian="bold" style:font-weight-complex="bold" fo:font-size="11pt" style:font-size-asian="11pt" style:font-size-complex="11pt"/>
    </style:style>
    <style:style style:name="T5371" style:parent-style-name="DefaultParagraphFont" style:family="text">
      <style:text-properties style:font-name="Garamond" fo:font-weight="bold" style:font-weight-asian="bold" style:font-weight-complex="bold" fo:font-size="11pt" style:font-size-asian="11pt" style:font-size-complex="11pt"/>
    </style:style>
    <style:style style:name="T5372" style:parent-style-name="DefaultParagraphFont" style:family="text">
      <style:text-properties style:font-name="Garamond" fo:font-weight="bold" style:font-weight-asian="bold" style:font-weight-complex="bold" fo:font-size="11pt" style:font-size-asian="11pt" style:font-size-complex="11pt"/>
    </style:style>
    <style:style style:name="T5373" style:parent-style-name="DefaultParagraphFont" style:family="text">
      <style:text-properties style:font-name="Garamond" fo:font-weight="bold" style:font-weight-asian="bold" style:font-weight-complex="bold" fo:font-size="11pt" style:font-size-asian="11pt" style:font-size-complex="11pt"/>
    </style:style>
    <style:style style:name="T5374" style:parent-style-name="DefaultParagraphFont" style:family="text">
      <style:text-properties style:font-name="Garamond" fo:font-weight="bold" style:font-weight-asian="bold" style:font-weight-complex="bold" fo:font-size="11pt" style:font-size-asian="11pt" style:font-size-complex="11pt"/>
    </style:style>
    <style:style style:name="T5375" style:parent-style-name="DefaultParagraphFont" style:family="text">
      <style:text-properties style:font-name="Garamond" fo:font-weight="bold" style:font-weight-asian="bold" style:font-weight-complex="bold" fo:font-size="11pt" style:font-size-asian="11pt" style:font-size-complex="11pt"/>
    </style:style>
    <style:style style:name="P5376" style:parent-style-name="Normal" style:family="paragraph">
      <style:paragraph-properties fo:text-align="justify" fo:margin-bottom="0in" fo:line-height="115%" fo:text-indent="0.2in"/>
    </style:style>
    <style:style style:name="T5377" style:parent-style-name="DefaultParagraphFont" style:family="text">
      <style:text-properties style:font-name="Garamond" fo:font-size="11pt" style:font-size-asian="11pt" style:font-size-complex="11pt"/>
    </style:style>
    <style:style style:name="T5378" style:parent-style-name="DefaultParagraphFont" style:family="text">
      <style:text-properties style:font-name="Garamond" fo:font-size="11pt" style:font-size-asian="11pt" style:font-size-complex="11pt"/>
    </style:style>
    <style:style style:name="T5379" style:parent-style-name="DefaultParagraphFont" style:family="text">
      <style:text-properties style:font-name="Garamond" fo:font-size="11pt" style:font-size-asian="11pt" style:font-size-complex="11pt"/>
    </style:style>
    <style:style style:name="T5380" style:parent-style-name="DefaultParagraphFont" style:family="text">
      <style:text-properties style:font-name="Garamond" fo:font-size="11pt" style:font-size-asian="11pt" style:font-size-complex="11pt"/>
    </style:style>
    <style:style style:name="T5381" style:parent-style-name="DefaultParagraphFont" style:family="text">
      <style:text-properties style:font-name="Garamond" fo:font-size="11pt" style:font-size-asian="11pt" style:font-size-complex="11pt"/>
    </style:style>
    <style:style style:name="T5382" style:parent-style-name="DefaultParagraphFont" style:family="text">
      <style:text-properties style:font-name="Garamond" fo:font-size="11pt" style:font-size-asian="11pt" style:font-size-complex="11pt"/>
    </style:style>
    <style:style style:name="T5383" style:parent-style-name="DefaultParagraphFont" style:family="text">
      <style:text-properties style:font-name="Garamond" fo:font-size="11pt" style:font-size-asian="11pt" style:font-size-complex="11pt"/>
    </style:style>
    <style:style style:name="T5384" style:parent-style-name="DefaultParagraphFont" style:family="text">
      <style:text-properties style:font-name="Garamond" fo:font-size="11pt" style:font-size-asian="11pt" style:font-size-complex="11pt"/>
    </style:style>
    <style:style style:name="T5385" style:parent-style-name="DefaultParagraphFont" style:family="text">
      <style:text-properties style:font-name="Garamond" fo:font-size="11pt" style:font-size-asian="11pt" style:font-size-complex="11pt"/>
    </style:style>
    <style:style style:name="T5386" style:parent-style-name="DefaultParagraphFont" style:family="text">
      <style:text-properties style:font-name="Garamond" fo:font-size="11pt" style:font-size-asian="11pt" style:font-size-complex="11pt"/>
    </style:style>
    <style:style style:name="T5387" style:parent-style-name="DefaultParagraphFont" style:family="text">
      <style:text-properties style:font-name="Garamond" fo:font-size="11pt" style:font-size-asian="11pt" style:font-size-complex="11pt"/>
    </style:style>
    <style:style style:name="T5388" style:parent-style-name="DefaultParagraphFont" style:family="text">
      <style:text-properties style:font-name="Garamond" fo:font-size="11pt" style:font-size-asian="11pt" style:font-size-complex="11pt"/>
    </style:style>
    <style:style style:name="T5389" style:parent-style-name="DefaultParagraphFont" style:family="text">
      <style:text-properties style:font-name="Garamond" fo:font-size="11pt" style:font-size-asian="11pt" style:font-size-complex="11pt"/>
    </style:style>
    <style:style style:name="T5390" style:parent-style-name="DefaultParagraphFont" style:family="text">
      <style:text-properties style:font-name="Garamond" fo:font-size="11pt" style:font-size-asian="11pt" style:font-size-complex="11pt"/>
    </style:style>
    <style:style style:name="T5391" style:parent-style-name="DefaultParagraphFont" style:family="text">
      <style:text-properties style:font-name="Garamond" fo:font-size="11pt" style:font-size-asian="11pt" style:font-size-complex="11pt"/>
    </style:style>
    <style:style style:name="T5392" style:parent-style-name="DefaultParagraphFont" style:family="text">
      <style:text-properties style:font-name="Garamond" fo:font-weight="bold" style:font-weight-asian="bold" style:font-weight-complex="bold" fo:font-size="11pt" style:font-size-asian="11pt" style:font-size-complex="11pt"/>
    </style:style>
    <style:style style:name="T5393" style:parent-style-name="DefaultParagraphFont" style:family="text">
      <style:text-properties style:font-name="Garamond" fo:font-weight="bold" style:font-weight-asian="bold" style:font-weight-complex="bold" fo:font-size="11pt" style:font-size-asian="11pt" style:font-size-complex="11pt"/>
    </style:style>
    <style:style style:name="T5394" style:parent-style-name="DefaultParagraphFont" style:family="text">
      <style:text-properties style:font-name="Garamond" fo:font-weight="bold" style:font-weight-asian="bold" style:font-weight-complex="bold" fo:font-size="11pt" style:font-size-asian="11pt" style:font-size-complex="11pt"/>
    </style:style>
    <style:style style:name="T5395" style:parent-style-name="DefaultParagraphFont" style:family="text">
      <style:text-properties style:font-name="Garamond" fo:font-weight="bold" style:font-weight-asian="bold" style:font-weight-complex="bold" fo:font-size="11pt" style:font-size-asian="11pt" style:font-size-complex="11pt"/>
    </style:style>
    <style:style style:name="T5396" style:parent-style-name="DefaultParagraphFont" style:family="text">
      <style:text-properties style:font-name="Garamond" fo:font-weight="bold" style:font-weight-asian="bold" style:font-weight-complex="bold" fo:font-size="11pt" style:font-size-asian="11pt" style:font-size-complex="11pt"/>
    </style:style>
    <style:style style:name="T5397" style:parent-style-name="DefaultParagraphFont" style:family="text">
      <style:text-properties style:font-name="Garamond" fo:font-size="11pt" style:font-size-asian="11pt" style:font-size-complex="11pt"/>
    </style:style>
    <style:style style:name="T5398" style:parent-style-name="DefaultParagraphFont" style:family="text">
      <style:text-properties style:font-name="Garamond" fo:font-size="11pt" style:font-size-asian="11pt" style:font-size-complex="11pt"/>
    </style:style>
    <style:style style:name="T5399" style:parent-style-name="DefaultParagraphFont" style:family="text">
      <style:text-properties style:font-name="Garamond" fo:font-size="11pt" style:font-size-asian="11pt" style:font-size-complex="11pt"/>
    </style:style>
    <style:style style:name="T5400" style:parent-style-name="DefaultParagraphFont" style:family="text">
      <style:text-properties style:font-name="Garamond" fo:font-size="11pt" style:font-size-asian="11pt" style:font-size-complex="11pt"/>
    </style:style>
    <style:style style:name="T5401" style:parent-style-name="DefaultParagraphFont" style:family="text">
      <style:text-properties style:font-name="Garamond" fo:font-size="11pt" style:font-size-asian="11pt" style:font-size-complex="11pt"/>
    </style:style>
    <style:style style:name="T5402" style:parent-style-name="DefaultParagraphFont" style:family="text">
      <style:text-properties style:font-name="Garamond" fo:font-size="11pt" style:font-size-asian="11pt" style:font-size-complex="11pt"/>
    </style:style>
    <style:style style:name="T5403" style:parent-style-name="DefaultParagraphFont" style:family="text">
      <style:text-properties style:font-name="Garamond" fo:font-size="11pt" style:font-size-asian="11pt" style:font-size-complex="11pt"/>
    </style:style>
    <style:style style:name="T5404" style:parent-style-name="DefaultParagraphFont" style:family="text">
      <style:text-properties style:font-name="Garamond" fo:font-size="11pt" style:font-size-asian="11pt" style:font-size-complex="11pt"/>
    </style:style>
    <style:style style:name="T5405" style:parent-style-name="DefaultParagraphFont" style:family="text">
      <style:text-properties style:font-name="Garamond" fo:font-size="11pt" style:font-size-asian="11pt" style:font-size-complex="11pt"/>
    </style:style>
    <style:style style:name="T5406" style:parent-style-name="DefaultParagraphFont" style:family="text">
      <style:text-properties style:font-name="Garamond" fo:font-size="11pt" style:font-size-asian="11pt" style:font-size-complex="11pt"/>
    </style:style>
    <style:style style:name="T5407" style:parent-style-name="DefaultParagraphFont" style:family="text">
      <style:text-properties style:font-name="Garamond" fo:font-size="11pt" style:font-size-asian="11pt" style:font-size-complex="11pt"/>
    </style:style>
    <style:style style:name="T5408" style:parent-style-name="DefaultParagraphFont" style:family="text">
      <style:text-properties style:font-name="Garamond" fo:font-size="11pt" style:font-size-asian="11pt" style:font-size-complex="11pt"/>
    </style:style>
    <style:style style:name="T5409" style:parent-style-name="DefaultParagraphFont" style:family="text">
      <style:text-properties style:font-name="Garamond" fo:font-size="11pt" style:font-size-asian="11pt" style:font-size-complex="11pt"/>
    </style:style>
    <style:style style:name="T5410" style:parent-style-name="DefaultParagraphFont" style:family="text">
      <style:text-properties style:font-name="Garamond" fo:font-size="11pt" style:font-size-asian="11pt" style:font-size-complex="11pt"/>
    </style:style>
    <style:style style:name="T5411" style:parent-style-name="DefaultParagraphFont" style:family="text">
      <style:text-properties style:font-name="Garamond" fo:font-size="11pt" style:font-size-asian="11pt" style:font-size-complex="11pt"/>
    </style:style>
    <style:style style:name="P5412" style:parent-style-name="Normal" style:family="paragraph">
      <style:paragraph-properties fo:text-align="justify" fo:margin-bottom="0in" fo:line-height="115%" fo:text-indent="0.2in"/>
    </style:style>
    <style:style style:name="T5413" style:parent-style-name="DefaultParagraphFont" style:family="text">
      <style:text-properties style:font-name="Garamond" fo:font-weight="bold" style:font-weight-asian="bold" style:font-weight-complex="bold" fo:font-size="11pt" style:font-size-asian="11pt" style:font-size-complex="11pt"/>
    </style:style>
    <style:style style:name="T5414" style:parent-style-name="DefaultParagraphFont" style:family="text">
      <style:text-properties style:font-name="Garamond" fo:font-weight="bold" style:font-weight-asian="bold" style:font-weight-complex="bold" fo:font-size="11pt" style:font-size-asian="11pt" style:font-size-complex="11pt"/>
    </style:style>
    <style:style style:name="T5415" style:parent-style-name="DefaultParagraphFont" style:family="text">
      <style:text-properties style:font-name="Garamond" fo:font-weight="bold" style:font-weight-asian="bold" style:font-weight-complex="bold" fo:font-size="11pt" style:font-size-asian="11pt" style:font-size-complex="11pt"/>
    </style:style>
    <style:style style:name="T5416" style:parent-style-name="DefaultParagraphFont" style:family="text">
      <style:text-properties style:font-name="Garamond" fo:font-weight="bold" style:font-weight-asian="bold" style:font-weight-complex="bold" fo:font-size="11pt" style:font-size-asian="11pt" style:font-size-complex="11pt"/>
    </style:style>
    <style:style style:name="T5417" style:parent-style-name="DefaultParagraphFont" style:family="text">
      <style:text-properties style:font-name="Garamond" fo:font-weight="bold" style:font-weight-asian="bold" style:font-weight-complex="bold" fo:font-size="11pt" style:font-size-asian="11pt" style:font-size-complex="11pt"/>
    </style:style>
    <style:style style:name="T5418" style:parent-style-name="DefaultParagraphFont" style:family="text">
      <style:text-properties style:font-name="Garamond" fo:font-weight="bold" style:font-weight-asian="bold" style:font-weight-complex="bold" fo:font-size="11pt" style:font-size-asian="11pt" style:font-size-complex="11pt"/>
    </style:style>
    <style:style style:name="T5419" style:parent-style-name="DefaultParagraphFont" style:family="text">
      <style:text-properties style:font-name="Garamond" fo:font-weight="bold" style:font-weight-asian="bold" style:font-weight-complex="bold" fo:font-size="11pt" style:font-size-asian="11pt" style:font-size-complex="11pt"/>
    </style:style>
    <style:style style:name="T5420" style:parent-style-name="DefaultParagraphFont" style:family="text">
      <style:text-properties style:font-name="Garamond" fo:font-weight="bold" style:font-weight-asian="bold" style:font-weight-complex="bold" fo:font-size="11pt" style:font-size-asian="11pt" style:font-size-complex="11pt"/>
    </style:style>
    <style:style style:name="T5421" style:parent-style-name="DefaultParagraphFont" style:family="text">
      <style:text-properties style:font-name="Garamond" fo:font-weight="bold" style:font-weight-asian="bold" style:font-weight-complex="bold" fo:font-size="11pt" style:font-size-asian="11pt" style:font-size-complex="11pt"/>
    </style:style>
    <style:style style:name="T5422" style:parent-style-name="DefaultParagraphFont" style:family="text">
      <style:text-properties style:font-name="Garamond" fo:font-weight="bold" style:font-weight-asian="bold" style:font-weight-complex="bold" fo:font-size="11pt" style:font-size-asian="11pt" style:font-size-complex="11pt"/>
    </style:style>
    <style:style style:name="T5423" style:parent-style-name="DefaultParagraphFont" style:family="text">
      <style:text-properties style:font-name="Garamond" fo:font-size="11pt" style:font-size-asian="11pt" style:font-size-complex="11pt"/>
    </style:style>
    <style:style style:name="T5424" style:parent-style-name="DefaultParagraphFont" style:family="text">
      <style:text-properties style:font-name="Garamond" fo:font-weight="bold" style:font-weight-asian="bold" style:font-weight-complex="bold" fo:font-size="11pt" style:font-size-asian="11pt" style:font-size-complex="11pt"/>
    </style:style>
    <style:style style:name="T5425" style:parent-style-name="DefaultParagraphFont" style:family="text">
      <style:text-properties style:font-name="Garamond" fo:font-weight="bold" style:font-weight-asian="bold" style:font-weight-complex="bold" fo:font-size="11pt" style:font-size-asian="11pt" style:font-size-complex="11pt"/>
    </style:style>
    <style:style style:name="T5426" style:parent-style-name="DefaultParagraphFont" style:family="text">
      <style:text-properties style:font-name="Garamond" fo:font-weight="bold" style:font-weight-asian="bold" style:font-weight-complex="bold" fo:font-size="11pt" style:font-size-asian="11pt" style:font-size-complex="11pt"/>
    </style:style>
    <style:style style:name="T5427" style:parent-style-name="DefaultParagraphFont" style:family="text">
      <style:text-properties style:font-name="Garamond" fo:font-weight="bold" style:font-weight-asian="bold" style:font-weight-complex="bold" fo:font-size="11pt" style:font-size-asian="11pt" style:font-size-complex="11pt"/>
    </style:style>
    <style:style style:name="T5428" style:parent-style-name="DefaultParagraphFont" style:family="text">
      <style:text-properties style:font-name="Garamond" fo:font-weight="bold" style:font-weight-asian="bold" style:font-weight-complex="bold" fo:font-size="11pt" style:font-size-asian="11pt" style:font-size-complex="11pt"/>
    </style:style>
    <style:style style:name="T5429" style:parent-style-name="DefaultParagraphFont" style:family="text">
      <style:text-properties style:font-name="Garamond" fo:font-weight="bold" style:font-weight-asian="bold" style:font-weight-complex="bold" fo:font-size="11pt" style:font-size-asian="11pt" style:font-size-complex="11pt"/>
    </style:style>
    <style:style style:name="T5430" style:parent-style-name="DefaultParagraphFont" style:family="text">
      <style:text-properties style:font-name="Garamond" fo:font-weight="bold" style:font-weight-asian="bold" style:font-weight-complex="bold" fo:font-size="11pt" style:font-size-asian="11pt" style:font-size-complex="11pt"/>
    </style:style>
    <style:style style:name="T5431" style:parent-style-name="DefaultParagraphFont" style:family="text">
      <style:text-properties style:font-name="Garamond" fo:font-weight="bold" style:font-weight-asian="bold" style:font-weight-complex="bold" fo:font-size="11pt" style:font-size-asian="11pt" style:font-size-complex="11pt"/>
    </style:style>
    <style:style style:name="T5432" style:parent-style-name="DefaultParagraphFont" style:family="text">
      <style:text-properties style:font-name="Garamond" fo:font-weight="bold" style:font-weight-asian="bold" style:font-weight-complex="bold" fo:font-size="11pt" style:font-size-asian="11pt" style:font-size-complex="11pt"/>
    </style:style>
    <style:style style:name="T5433" style:parent-style-name="DefaultParagraphFont" style:family="text">
      <style:text-properties style:font-name="Garamond" fo:font-weight="bold" style:font-weight-asian="bold" style:font-weight-complex="bold" fo:font-size="11pt" style:font-size-asian="11pt" style:font-size-complex="11pt"/>
    </style:style>
    <style:style style:name="T5434" style:parent-style-name="DefaultParagraphFont" style:family="text">
      <style:text-properties style:font-name="Garamond" fo:font-weight="bold" style:font-weight-asian="bold" style:font-weight-complex="bold" fo:font-size="11pt" style:font-size-asian="11pt" style:font-size-complex="11pt"/>
    </style:style>
    <style:style style:name="T5435" style:parent-style-name="DefaultParagraphFont" style:family="text">
      <style:text-properties style:font-name="Garamond" fo:font-weight="bold" style:font-weight-asian="bold" style:font-weight-complex="bold" fo:font-size="11pt" style:font-size-asian="11pt" style:font-size-complex="11pt"/>
    </style:style>
    <style:style style:name="T5436" style:parent-style-name="DefaultParagraphFont" style:family="text">
      <style:text-properties style:font-name="Garamond" fo:font-weight="bold" style:font-weight-asian="bold" style:font-weight-complex="bold" fo:font-size="11pt" style:font-size-asian="11pt" style:font-size-complex="11pt"/>
    </style:style>
    <style:style style:name="T5437" style:parent-style-name="DefaultParagraphFont" style:family="text">
      <style:text-properties style:font-name="Garamond" fo:font-weight="bold" style:font-weight-asian="bold" style:font-weight-complex="bold" fo:font-size="11pt" style:font-size-asian="11pt" style:font-size-complex="11pt"/>
    </style:style>
    <style:style style:name="T5438" style:parent-style-name="DefaultParagraphFont" style:family="text">
      <style:text-properties style:font-name="Garamond" fo:font-weight="bold" style:font-weight-asian="bold" style:font-weight-complex="bold" fo:font-size="11pt" style:font-size-asian="11pt" style:font-size-complex="11pt"/>
    </style:style>
    <style:style style:name="T5439" style:parent-style-name="DefaultParagraphFont" style:family="text">
      <style:text-properties style:font-name="Garamond" fo:font-size="11pt" style:font-size-asian="11pt" style:font-size-complex="11pt"/>
    </style:style>
    <style:style style:name="P54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41" style:parent-style-name="Normal" style:family="paragraph">
      <style:paragraph-properties fo:text-align="justify" fo:margin-bottom="0in" fo:line-height="115%" fo:text-indent="0.2in"/>
    </style:style>
    <style:style style:name="T5442" style:parent-style-name="DefaultParagraphFont" style:family="text">
      <style:text-properties style:font-name="Garamond" fo:font-size="11pt" style:font-size-asian="11pt" style:font-size-complex="11pt"/>
    </style:style>
    <style:style style:name="T5443" style:parent-style-name="DefaultParagraphFont" style:family="text">
      <style:text-properties style:font-name="Garamond" fo:font-size="11pt" style:font-size-asian="11pt" style:font-size-complex="11pt"/>
    </style:style>
    <style:style style:name="T5444" style:parent-style-name="DefaultParagraphFont" style:family="text">
      <style:text-properties style:font-name="Garamond" fo:font-size="11pt" style:font-size-asian="11pt" style:font-size-complex="11pt"/>
    </style:style>
    <style:style style:name="T5445" style:parent-style-name="DefaultParagraphFont" style:family="text">
      <style:text-properties style:font-name="Garamond" fo:font-size="11pt" style:font-size-asian="11pt" style:font-size-complex="11pt"/>
    </style:style>
    <style:style style:name="T5446" style:parent-style-name="DefaultParagraphFont" style:family="text">
      <style:text-properties style:font-name="Garamond" fo:font-size="11pt" style:font-size-asian="11pt" style:font-size-complex="11pt"/>
    </style:style>
    <style:style style:name="T5447" style:parent-style-name="DefaultParagraphFont" style:family="text">
      <style:text-properties style:font-name="Garamond" fo:font-size="11pt" style:font-size-asian="11pt" style:font-size-complex="11pt"/>
    </style:style>
    <style:style style:name="T5448" style:parent-style-name="DefaultParagraphFont" style:family="text">
      <style:text-properties style:font-name="Garamond" fo:font-size="11pt" style:font-size-asian="11pt" style:font-size-complex="11pt"/>
    </style:style>
    <style:style style:name="T5449" style:parent-style-name="DefaultParagraphFont" style:family="text">
      <style:text-properties style:font-name="Garamond" fo:font-weight="bold" style:font-weight-asian="bold" style:font-weight-complex="bold" fo:font-size="11pt" style:font-size-asian="11pt" style:font-size-complex="11pt"/>
    </style:style>
    <style:style style:name="T5450" style:parent-style-name="DefaultParagraphFont" style:family="text">
      <style:text-properties style:font-name="Garamond" fo:font-weight="bold" style:font-weight-asian="bold" style:font-weight-complex="bold" fo:font-size="11pt" style:font-size-asian="11pt" style:font-size-complex="11pt"/>
    </style:style>
    <style:style style:name="T5451" style:parent-style-name="DefaultParagraphFont" style:family="text">
      <style:text-properties style:font-name="Garamond" fo:font-weight="bold" style:font-weight-asian="bold" style:font-weight-complex="bold" fo:font-size="11pt" style:font-size-asian="11pt" style:font-size-complex="11pt"/>
    </style:style>
    <style:style style:name="T5452" style:parent-style-name="DefaultParagraphFont" style:family="text">
      <style:text-properties style:font-name="Garamond" fo:font-weight="bold" style:font-weight-asian="bold" style:font-weight-complex="bold" fo:font-size="11pt" style:font-size-asian="11pt" style:font-size-complex="11pt"/>
    </style:style>
    <style:style style:name="T5453" style:parent-style-name="DefaultParagraphFont" style:family="text">
      <style:text-properties style:font-name="Garamond" fo:font-weight="bold" style:font-weight-asian="bold" style:font-weight-complex="bold" fo:font-size="11pt" style:font-size-asian="11pt" style:font-size-complex="11pt"/>
    </style:style>
    <style:style style:name="T5454" style:parent-style-name="DefaultParagraphFont" style:family="text">
      <style:text-properties style:font-name="Garamond" fo:font-weight="bold" style:font-weight-asian="bold" style:font-weight-complex="bold" fo:font-size="11pt" style:font-size-asian="11pt" style:font-size-complex="11pt"/>
    </style:style>
    <style:style style:name="T5455" style:parent-style-name="DefaultParagraphFont" style:family="text">
      <style:text-properties style:font-name="Garamond" fo:font-weight="bold" style:font-weight-asian="bold" style:font-weight-complex="bold" fo:font-size="11pt" style:font-size-asian="11pt" style:font-size-complex="11pt"/>
    </style:style>
    <style:style style:name="T5456" style:parent-style-name="DefaultParagraphFont" style:family="text">
      <style:text-properties style:font-name="Garamond" fo:font-weight="bold" style:font-weight-asian="bold" style:font-weight-complex="bold" fo:font-size="11pt" style:font-size-asian="11pt" style:font-size-complex="11pt"/>
    </style:style>
    <style:style style:name="T5457" style:parent-style-name="DefaultParagraphFont" style:family="text">
      <style:text-properties style:font-name="Garamond" fo:font-weight="bold" style:font-weight-asian="bold" style:font-weight-complex="bold" fo:font-size="11pt" style:font-size-asian="11pt" style:font-size-complex="11pt"/>
    </style:style>
    <style:style style:name="T5458" style:parent-style-name="DefaultParagraphFont" style:family="text">
      <style:text-properties style:font-name="Garamond" fo:font-weight="bold" style:font-weight-asian="bold" style:font-weight-complex="bold" fo:font-size="11pt" style:font-size-asian="11pt" style:font-size-complex="11pt"/>
    </style:style>
    <style:style style:name="T5459" style:parent-style-name="DefaultParagraphFont" style:family="text">
      <style:text-properties style:font-name="Garamond" fo:font-weight="bold" style:font-weight-asian="bold" style:font-weight-complex="bold" fo:font-size="11pt" style:font-size-asian="11pt" style:font-size-complex="11pt"/>
    </style:style>
    <style:style style:name="T5460" style:parent-style-name="DefaultParagraphFont" style:family="text">
      <style:text-properties style:font-name="Garamond" fo:font-weight="bold" style:font-weight-asian="bold" style:font-weight-complex="bold" fo:font-size="11pt" style:font-size-asian="11pt" style:font-size-complex="11pt"/>
    </style:style>
    <style:style style:name="T5461" style:parent-style-name="DefaultParagraphFont" style:family="text">
      <style:text-properties style:font-name="Garamond" fo:font-weight="bold" style:font-weight-asian="bold" style:font-weight-complex="bold" fo:font-size="11pt" style:font-size-asian="11pt" style:font-size-complex="11pt"/>
    </style:style>
    <style:style style:name="T5462" style:parent-style-name="DefaultParagraphFont" style:family="text">
      <style:text-properties style:font-name="Garamond" fo:font-weight="bold" style:font-weight-asian="bold" style:font-weight-complex="bold" fo:font-size="11pt" style:font-size-asian="11pt" style:font-size-complex="11pt"/>
    </style:style>
    <style:style style:name="T5463" style:parent-style-name="DefaultParagraphFont" style:family="text">
      <style:text-properties style:font-name="Garamond" fo:font-size="11pt" style:font-size-asian="11pt" style:font-size-complex="11pt"/>
    </style:style>
    <style:style style:name="T5464" style:parent-style-name="DefaultParagraphFont" style:family="text">
      <style:text-properties style:font-name="Garamond" fo:font-size="11pt" style:font-size-asian="11pt" style:font-size-complex="11pt"/>
    </style:style>
    <style:style style:name="T5465" style:parent-style-name="DefaultParagraphFont" style:family="text">
      <style:text-properties style:font-name="Garamond" fo:font-size="11pt" style:font-size-asian="11pt" style:font-size-complex="11pt"/>
    </style:style>
    <style:style style:name="T5466" style:parent-style-name="DefaultParagraphFont" style:family="text">
      <style:text-properties style:font-name="Garamond" fo:font-size="11pt" style:font-size-asian="11pt" style:font-size-complex="11pt"/>
    </style:style>
    <style:style style:name="T5467" style:parent-style-name="DefaultParagraphFont" style:family="text">
      <style:text-properties style:font-name="Garamond" fo:font-size="11pt" style:font-size-asian="11pt" style:font-size-complex="11pt"/>
    </style:style>
    <style:style style:name="T5468" style:parent-style-name="DefaultParagraphFont" style:family="text">
      <style:text-properties style:font-name="Garamond" fo:font-size="11pt" style:font-size-asian="11pt" style:font-size-complex="11pt"/>
    </style:style>
    <style:style style:name="T5469" style:parent-style-name="DefaultParagraphFont" style:family="text">
      <style:text-properties style:font-name="Garamond" fo:font-size="11pt" style:font-size-asian="11pt" style:font-size-complex="11pt"/>
    </style:style>
    <style:style style:name="T5470" style:parent-style-name="DefaultParagraphFont" style:family="text">
      <style:text-properties style:font-name="Garamond" fo:font-size="11pt" style:font-size-asian="11pt" style:font-size-complex="11pt"/>
    </style:style>
    <style:style style:name="T5471" style:parent-style-name="DefaultParagraphFont" style:family="text">
      <style:text-properties style:font-name="Garamond" fo:font-size="11pt" style:font-size-asian="11pt" style:font-size-complex="11pt"/>
    </style:style>
    <style:style style:name="P547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7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78" style:parent-style-name="Normal" style:family="paragraph">
      <style:paragraph-properties fo:text-align="justify" fo:margin-bottom="0in" fo:line-height="115%" fo:text-indent="0.2in"/>
    </style:style>
    <style:style style:name="T5479" style:parent-style-name="DefaultParagraphFont" style:family="text">
      <style:text-properties style:font-name="Garamond" fo:font-size="11pt" style:font-size-asian="11pt" style:font-size-complex="11pt"/>
    </style:style>
    <style:style style:name="T5480" style:parent-style-name="DefaultParagraphFont" style:family="text">
      <style:text-properties style:font-name="Garamond" fo:font-size="11pt" style:font-size-asian="11pt" style:font-size-complex="11pt"/>
    </style:style>
    <style:style style:name="T5481" style:parent-style-name="DefaultParagraphFont" style:family="text">
      <style:text-properties style:font-name="Garamond" fo:font-size="11pt" style:font-size-asian="11pt" style:font-size-complex="11pt"/>
    </style:style>
    <style:style style:name="T5482" style:parent-style-name="DefaultParagraphFont" style:family="text">
      <style:text-properties style:font-name="Garamond" fo:font-size="11pt" style:font-size-asian="11pt" style:font-size-complex="11pt"/>
    </style:style>
    <style:style style:name="T5483" style:parent-style-name="DefaultParagraphFont" style:family="text">
      <style:text-properties style:font-name="Garamond" fo:font-size="11pt" style:font-size-asian="11pt" style:font-size-complex="11pt"/>
    </style:style>
    <style:style style:name="T5484" style:parent-style-name="DefaultParagraphFont" style:family="text">
      <style:text-properties style:font-name="Garamond" fo:font-size="11pt" style:font-size-asian="11pt" style:font-size-complex="11pt"/>
    </style:style>
    <style:style style:name="T5485" style:parent-style-name="DefaultParagraphFont" style:family="text">
      <style:text-properties style:font-name="Garamond" fo:font-size="11pt" style:font-size-asian="11pt" style:font-size-complex="11pt"/>
    </style:style>
    <style:style style:name="T5486" style:parent-style-name="DefaultParagraphFont" style:family="text">
      <style:text-properties style:font-name="Garamond" fo:font-size="11pt" style:font-size-asian="11pt" style:font-size-complex="11pt"/>
    </style:style>
    <style:style style:name="T5487" style:parent-style-name="DefaultParagraphFont" style:family="text">
      <style:text-properties style:font-name="Garamond" fo:font-size="11pt" style:font-size-asian="11pt" style:font-size-complex="11pt"/>
    </style:style>
    <style:style style:name="T5488" style:parent-style-name="DefaultParagraphFont" style:family="text">
      <style:text-properties style:font-name="Garamond" fo:font-size="11pt" style:font-size-asian="11pt" style:font-size-complex="11pt"/>
    </style:style>
    <style:style style:name="T5489" style:parent-style-name="DefaultParagraphFont" style:family="text">
      <style:text-properties style:font-name="Garamond" fo:font-size="11pt" style:font-size-asian="11pt" style:font-size-complex="11pt"/>
    </style:style>
    <style:style style:name="T5490" style:parent-style-name="DefaultParagraphFont" style:family="text">
      <style:text-properties style:font-name="Garamond" fo:font-size="11pt" style:font-size-asian="11pt" style:font-size-complex="11pt"/>
    </style:style>
    <style:style style:name="T5491" style:parent-style-name="DefaultParagraphFont" style:family="text">
      <style:text-properties style:font-name="Garamond" fo:font-size="11pt" style:font-size-asian="11pt" style:font-size-complex="11pt"/>
    </style:style>
    <style:style style:name="T5492" style:parent-style-name="DefaultParagraphFont" style:family="text">
      <style:text-properties style:font-name="Garamond" fo:font-weight="bold" style:font-weight-asian="bold" style:font-weight-complex="bold" fo:font-size="11pt" style:font-size-asian="11pt" style:font-size-complex="11pt"/>
    </style:style>
    <style:style style:name="T5493" style:parent-style-name="DefaultParagraphFont" style:family="text">
      <style:text-properties style:font-name="Garamond" fo:font-weight="bold" style:font-weight-asian="bold" style:font-weight-complex="bold" fo:font-size="11pt" style:font-size-asian="11pt" style:font-size-complex="11pt"/>
    </style:style>
    <style:style style:name="T5494" style:parent-style-name="DefaultParagraphFont" style:family="text">
      <style:text-properties style:font-name="Garamond" fo:font-weight="bold" style:font-weight-asian="bold" style:font-weight-complex="bold" fo:font-size="11pt" style:font-size-asian="11pt" style:font-size-complex="11pt"/>
    </style:style>
    <style:style style:name="P54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496" style:parent-style-name="Normal" style:family="paragraph">
      <style:paragraph-properties fo:text-align="justify" fo:margin-bottom="0in" fo:line-height="115%" fo:text-indent="0.2in"/>
    </style:style>
    <style:style style:name="T5497" style:parent-style-name="DefaultParagraphFont" style:family="text">
      <style:text-properties style:font-name="Garamond" fo:font-size="11pt" style:font-size-asian="11pt" style:font-size-complex="11pt"/>
    </style:style>
    <style:style style:name="T5498" style:parent-style-name="DefaultParagraphFont" style:family="text">
      <style:text-properties style:font-name="Garamond" fo:font-size="11pt" style:font-size-asian="11pt" style:font-size-complex="11pt"/>
    </style:style>
    <style:style style:name="T5499" style:parent-style-name="DefaultParagraphFont" style:family="text">
      <style:text-properties style:font-name="Garamond" fo:font-size="11pt" style:font-size-asian="11pt" style:font-size-complex="11pt"/>
    </style:style>
    <style:style style:name="T5500" style:parent-style-name="DefaultParagraphFont" style:family="text">
      <style:text-properties style:font-name="Garamond" fo:font-size="11pt" style:font-size-asian="11pt" style:font-size-complex="11pt"/>
    </style:style>
    <style:style style:name="T5501" style:parent-style-name="DefaultParagraphFont" style:family="text">
      <style:text-properties style:font-name="Garamond" fo:font-weight="bold" style:font-weight-asian="bold" style:font-weight-complex="bold" fo:font-size="11pt" style:font-size-asian="11pt" style:font-size-complex="11pt"/>
    </style:style>
    <style:style style:name="T5502" style:parent-style-name="DefaultParagraphFont" style:family="text">
      <style:text-properties style:font-name="Garamond" fo:font-weight="bold" style:font-weight-asian="bold" style:font-weight-complex="bold" fo:font-size="11pt" style:font-size-asian="11pt" style:font-size-complex="11pt"/>
    </style:style>
    <style:style style:name="T5503" style:parent-style-name="DefaultParagraphFont" style:family="text">
      <style:text-properties style:font-name="Garamond" fo:font-weight="bold" style:font-weight-asian="bold" style:font-weight-complex="bold" fo:font-size="11pt" style:font-size-asian="11pt" style:font-size-complex="11pt"/>
    </style:style>
    <style:style style:name="T5504" style:parent-style-name="DefaultParagraphFont" style:family="text">
      <style:text-properties style:font-name="Garamond" fo:font-weight="bold" style:font-weight-asian="bold" style:font-weight-complex="bold" fo:font-size="11pt" style:font-size-asian="11pt" style:font-size-complex="11pt"/>
    </style:style>
    <style:style style:name="T5505" style:parent-style-name="DefaultParagraphFont" style:family="text">
      <style:text-properties style:font-name="Garamond" fo:font-weight="bold" style:font-weight-asian="bold" style:font-weight-complex="bold" fo:font-size="11pt" style:font-size-asian="11pt" style:font-size-complex="11pt"/>
    </style:style>
    <style:style style:name="T5506" style:parent-style-name="DefaultParagraphFont" style:family="text">
      <style:text-properties style:font-name="Garamond" fo:font-weight="bold" style:font-weight-asian="bold" style:font-weight-complex="bold" fo:font-size="11pt" style:font-size-asian="11pt" style:font-size-complex="11pt"/>
    </style:style>
    <style:style style:name="T5507" style:parent-style-name="DefaultParagraphFont" style:family="text">
      <style:text-properties style:font-name="Garamond" fo:font-weight="bold" style:font-weight-asian="bold" style:font-weight-complex="bold" fo:font-size="11pt" style:font-size-asian="11pt" style:font-size-complex="11pt"/>
    </style:style>
    <style:style style:name="T5508" style:parent-style-name="DefaultParagraphFont" style:family="text">
      <style:text-properties style:font-name="Garamond" fo:font-weight="bold" style:font-weight-asian="bold" style:font-weight-complex="bold" fo:font-size="11pt" style:font-size-asian="11pt" style:font-size-complex="11pt"/>
    </style:style>
    <style:style style:name="T5509" style:parent-style-name="DefaultParagraphFont" style:family="text">
      <style:text-properties style:font-name="Garamond" fo:font-weight="bold" style:font-weight-asian="bold" style:font-weight-complex="bold" fo:font-size="11pt" style:font-size-asian="11pt" style:font-size-complex="11pt"/>
    </style:style>
    <style:style style:name="T5510" style:parent-style-name="DefaultParagraphFont" style:family="text">
      <style:text-properties style:font-name="Garamond" fo:font-weight="bold" style:font-weight-asian="bold" style:font-weight-complex="bold" fo:font-size="11pt" style:font-size-asian="11pt" style:font-size-complex="11pt"/>
    </style:style>
    <style:style style:name="T5511" style:parent-style-name="DefaultParagraphFont" style:family="text">
      <style:text-properties style:font-name="Garamond" fo:font-weight="bold" style:font-weight-asian="bold" style:font-weight-complex="bold" fo:font-size="11pt" style:font-size-asian="11pt" style:font-size-complex="11pt"/>
    </style:style>
    <style:style style:name="T5512" style:parent-style-name="DefaultParagraphFont" style:family="text">
      <style:text-properties style:font-name="Garamond" fo:font-weight="bold" style:font-weight-asian="bold" style:font-weight-complex="bold" fo:font-size="11pt" style:font-size-asian="11pt" style:font-size-complex="11pt"/>
    </style:style>
    <style:style style:name="T5513" style:parent-style-name="DefaultParagraphFont" style:family="text">
      <style:text-properties style:font-name="Garamond" fo:font-weight="bold" style:font-weight-asian="bold" style:font-weight-complex="bold" fo:font-size="11pt" style:font-size-asian="11pt" style:font-size-complex="11pt"/>
    </style:style>
    <style:style style:name="T5514" style:parent-style-name="DefaultParagraphFont" style:family="text">
      <style:text-properties style:font-name="Garamond" fo:font-size="11pt" style:font-size-asian="11pt" style:font-size-complex="11pt"/>
    </style:style>
    <style:style style:name="P551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1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17" style:parent-style-name="Heading2" style:family="paragraph">
      <style:paragraph-properties fo:text-align="start" fo:line-height="115%"/>
      <style:text-properties style:font-name="Garamond"/>
    </style:style>
    <style:style style:name="P551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1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33" style:parent-style-name="Normal" style:family="paragraph">
      <style:paragraph-properties fo:text-align="justify" fo:margin-bottom="0in" fo:line-height="115%" fo:text-indent="0.2in"/>
    </style:style>
    <style:style style:name="T5534" style:parent-style-name="DefaultParagraphFont" style:family="text">
      <style:text-properties style:font-name="Garamond" fo:font-size="11pt" style:font-size-asian="11pt" style:font-size-complex="11pt"/>
    </style:style>
    <style:style style:name="T5535" style:parent-style-name="DefaultParagraphFont" style:family="text">
      <style:text-properties style:font-name="Garamond" fo:font-size="11pt" style:font-size-asian="11pt" style:font-size-complex="11pt"/>
    </style:style>
    <style:style style:name="T5536" style:parent-style-name="DefaultParagraphFont" style:family="text">
      <style:text-properties style:font-name="Garamond" fo:font-size="11pt" style:font-size-asian="11pt" style:font-size-complex="11pt"/>
    </style:style>
    <style:style style:name="T5537" style:parent-style-name="DefaultParagraphFont" style:family="text">
      <style:text-properties style:font-name="Garamond" fo:font-size="11pt" style:font-size-asian="11pt" style:font-size-complex="11pt"/>
    </style:style>
    <style:style style:name="T5538" style:parent-style-name="DefaultParagraphFont" style:family="text">
      <style:text-properties style:font-name="Garamond" fo:font-size="11pt" style:font-size-asian="11pt" style:font-size-complex="11pt"/>
    </style:style>
    <style:style style:name="T5539" style:parent-style-name="DefaultParagraphFont" style:family="text">
      <style:text-properties style:font-name="Garamond" fo:font-size="11pt" style:font-size-asian="11pt" style:font-size-complex="11pt"/>
    </style:style>
    <style:style style:name="T5540" style:parent-style-name="DefaultParagraphFont" style:family="text">
      <style:text-properties style:font-name="Garamond" fo:font-size="11pt" style:font-size-asian="11pt" style:font-size-complex="11pt"/>
    </style:style>
    <style:style style:name="T5541" style:parent-style-name="DefaultParagraphFont" style:family="text">
      <style:text-properties style:font-name="Garamond" fo:font-size="11pt" style:font-size-asian="11pt" style:font-size-complex="11pt"/>
    </style:style>
    <style:style style:name="T5542" style:parent-style-name="DefaultParagraphFont" style:family="text">
      <style:text-properties style:font-name="Garamond" fo:font-size="11pt" style:font-size-asian="11pt" style:font-size-complex="11pt"/>
    </style:style>
    <style:style style:name="T5543" style:parent-style-name="DefaultParagraphFont" style:family="text">
      <style:text-properties style:font-name="Garamond" fo:font-size="11pt" style:font-size-asian="11pt" style:font-size-complex="11pt"/>
    </style:style>
    <style:style style:name="T5544" style:parent-style-name="DefaultParagraphFont" style:family="text">
      <style:text-properties style:font-name="Garamond" fo:font-size="11pt" style:font-size-asian="11pt" style:font-size-complex="11pt"/>
    </style:style>
    <style:style style:name="T5545" style:parent-style-name="DefaultParagraphFont" style:family="text">
      <style:text-properties style:font-name="Garamond" fo:font-size="11pt" style:font-size-asian="11pt" style:font-size-complex="11pt"/>
    </style:style>
    <style:style style:name="T5546" style:parent-style-name="DefaultParagraphFont" style:family="text">
      <style:text-properties style:font-name="Garamond" fo:font-size="11pt" style:font-size-asian="11pt" style:font-size-complex="11pt"/>
    </style:style>
    <style:style style:name="T5547" style:parent-style-name="DefaultParagraphFont" style:family="text">
      <style:text-properties style:font-name="Garamond" fo:font-size="11pt" style:font-size-asian="11pt" style:font-size-complex="11pt"/>
    </style:style>
    <style:style style:name="T5548" style:parent-style-name="DefaultParagraphFont" style:family="text">
      <style:text-properties style:font-name="Garamond" fo:font-size="11pt" style:font-size-asian="11pt" style:font-size-complex="11pt"/>
    </style:style>
    <style:style style:name="T5549" style:parent-style-name="DefaultParagraphFont" style:family="text">
      <style:text-properties style:font-name="Garamond" fo:font-size="11pt" style:font-size-asian="11pt" style:font-size-complex="11pt"/>
    </style:style>
    <style:style style:name="T5550" style:parent-style-name="DefaultParagraphFont" style:family="text">
      <style:text-properties style:font-name="Garamond" fo:font-size="11pt" style:font-size-asian="11pt" style:font-size-complex="11pt"/>
    </style:style>
    <style:style style:name="T5551" style:parent-style-name="DefaultParagraphFont" style:family="text">
      <style:text-properties style:font-name="Garamond" fo:font-size="11pt" style:font-size-asian="11pt" style:font-size-complex="11pt"/>
    </style:style>
    <style:style style:name="T5552" style:parent-style-name="DefaultParagraphFont" style:family="text">
      <style:text-properties style:font-name="Garamond" fo:font-size="11pt" style:font-size-asian="11pt" style:font-size-complex="11pt"/>
    </style:style>
    <style:style style:name="T5553" style:parent-style-name="DefaultParagraphFont" style:family="text">
      <style:text-properties style:font-name="Garamond" fo:font-size="11pt" style:font-size-asian="11pt" style:font-size-complex="11pt"/>
    </style:style>
    <style:style style:name="T5554" style:parent-style-name="DefaultParagraphFont" style:family="text">
      <style:text-properties style:font-name="Garamond" fo:font-weight="bold" style:font-weight-asian="bold" style:font-weight-complex="bold" fo:font-size="11pt" style:font-size-asian="11pt" style:font-size-complex="11pt"/>
    </style:style>
    <style:style style:name="T5555" style:parent-style-name="DefaultParagraphFont" style:family="text">
      <style:text-properties style:font-name="Garamond" fo:font-weight="bold" style:font-weight-asian="bold" style:font-weight-complex="bold" fo:font-size="11pt" style:font-size-asian="11pt" style:font-size-complex="11pt"/>
    </style:style>
    <style:style style:name="T5556" style:parent-style-name="DefaultParagraphFont" style:family="text">
      <style:text-properties style:font-name="Garamond" fo:font-weight="bold" style:font-weight-asian="bold" style:font-weight-complex="bold" fo:font-size="11pt" style:font-size-asian="11pt" style:font-size-complex="11pt"/>
    </style:style>
    <style:style style:name="T5557" style:parent-style-name="DefaultParagraphFont" style:family="text">
      <style:text-properties style:font-name="Garamond" fo:font-weight="bold" style:font-weight-asian="bold" style:font-weight-complex="bold" fo:font-size="11pt" style:font-size-asian="11pt" style:font-size-complex="11pt"/>
    </style:style>
    <style:style style:name="T5558" style:parent-style-name="DefaultParagraphFont" style:family="text">
      <style:text-properties style:font-name="Garamond" fo:font-weight="bold" style:font-weight-asian="bold" style:font-weight-complex="bold" fo:font-size="11pt" style:font-size-asian="11pt" style:font-size-complex="11pt"/>
    </style:style>
    <style:style style:name="T5559" style:parent-style-name="DefaultParagraphFont" style:family="text">
      <style:text-properties style:font-name="Garamond" fo:font-weight="bold" style:font-weight-asian="bold" style:font-weight-complex="bold" fo:font-size="11pt" style:font-size-asian="11pt" style:font-size-complex="11pt"/>
    </style:style>
    <style:style style:name="T5560" style:parent-style-name="DefaultParagraphFont" style:family="text">
      <style:text-properties style:font-name="Garamond" fo:font-weight="bold" style:font-weight-asian="bold" style:font-weight-complex="bold" fo:font-size="11pt" style:font-size-asian="11pt" style:font-size-complex="11pt"/>
    </style:style>
    <style:style style:name="T5561" style:parent-style-name="DefaultParagraphFont" style:family="text">
      <style:text-properties style:font-name="Garamond" fo:font-weight="bold" style:font-weight-asian="bold" style:font-weight-complex="bold" fo:font-size="11pt" style:font-size-asian="11pt" style:font-size-complex="11pt"/>
    </style:style>
    <style:style style:name="T5562" style:parent-style-name="DefaultParagraphFont" style:family="text">
      <style:text-properties style:font-name="Garamond" fo:font-weight="bold" style:font-weight-asian="bold" style:font-weight-complex="bold" fo:font-size="11pt" style:font-size-asian="11pt" style:font-size-complex="11pt"/>
    </style:style>
    <style:style style:name="T5563" style:parent-style-name="DefaultParagraphFont" style:family="text">
      <style:text-properties style:font-name="Garamond" fo:font-weight="bold" style:font-weight-asian="bold" style:font-weight-complex="bold" fo:font-size="11pt" style:font-size-asian="11pt" style:font-size-complex="11pt"/>
    </style:style>
    <style:style style:name="T5564" style:parent-style-name="DefaultParagraphFont" style:family="text">
      <style:text-properties style:font-name="Garamond" fo:font-weight="bold" style:font-weight-asian="bold" style:font-weight-complex="bold" fo:font-size="11pt" style:font-size-asian="11pt" style:font-size-complex="11pt"/>
    </style:style>
    <style:style style:name="T5565" style:parent-style-name="DefaultParagraphFont" style:family="text">
      <style:text-properties style:font-name="Garamond" fo:font-weight="bold" style:font-weight-asian="bold" style:font-weight-complex="bold" fo:font-size="11pt" style:font-size-asian="11pt" style:font-size-complex="11pt"/>
    </style:style>
    <style:style style:name="T5566" style:parent-style-name="DefaultParagraphFont" style:family="text">
      <style:text-properties style:font-name="Garamond" fo:font-weight="bold" style:font-weight-asian="bold" style:font-weight-complex="bold" fo:font-size="11pt" style:font-size-asian="11pt" style:font-size-complex="11pt"/>
    </style:style>
    <style:style style:name="T5567" style:parent-style-name="DefaultParagraphFont" style:family="text">
      <style:text-properties style:font-name="Garamond" fo:font-weight="bold" style:font-weight-asian="bold" style:font-weight-complex="bold" fo:font-size="11pt" style:font-size-asian="11pt" style:font-size-complex="11pt"/>
    </style:style>
    <style:style style:name="T5568" style:parent-style-name="DefaultParagraphFont" style:family="text">
      <style:text-properties style:font-name="Garamond" fo:font-weight="bold" style:font-weight-asian="bold" style:font-weight-complex="bold" fo:font-size="11pt" style:font-size-asian="11pt" style:font-size-complex="11pt"/>
    </style:style>
    <style:style style:name="T5569" style:parent-style-name="DefaultParagraphFont" style:family="text">
      <style:text-properties style:font-name="Garamond" fo:font-weight="bold" style:font-weight-asian="bold" style:font-weight-complex="bold" fo:font-size="11pt" style:font-size-asian="11pt" style:font-size-complex="11pt"/>
    </style:style>
    <style:style style:name="P557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6" style:parent-style-name="Heading2" style:family="paragraph">
      <style:paragraph-properties fo:text-align="start" fo:line-height="115%"/>
      <style:text-properties style:font-name="Garamond"/>
    </style:style>
    <style:style style:name="P557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78" style:parent-style-name="Normal" style:family="paragraph">
      <style:paragraph-properties fo:text-align="justify" fo:margin-bottom="0in" fo:line-height="115%" fo:text-indent="0.2in"/>
    </style:style>
    <style:style style:name="T5579" style:parent-style-name="DefaultParagraphFont" style:family="text">
      <style:text-properties style:font-name="Garamond" fo:font-size="11pt" style:font-size-asian="11pt" style:font-size-complex="11pt"/>
    </style:style>
    <style:style style:name="T5580" style:parent-style-name="DefaultParagraphFont" style:family="text">
      <style:text-properties style:font-name="Garamond" fo:font-weight="bold" style:font-weight-asian="bold" style:font-weight-complex="bold" fo:font-size="11pt" style:font-size-asian="11pt" style:font-size-complex="11pt"/>
    </style:style>
    <style:style style:name="T5581" style:parent-style-name="DefaultParagraphFont" style:family="text">
      <style:text-properties style:font-name="Garamond" fo:font-size="11pt" style:font-size-asian="11pt" style:font-size-complex="11pt"/>
    </style:style>
    <style:style style:name="P558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85" style:parent-style-name="Normal" style:family="paragraph">
      <style:paragraph-properties fo:text-align="justify" fo:margin-bottom="0in" fo:line-height="115%" fo:text-indent="0.2in"/>
    </style:style>
    <style:style style:name="T5586" style:parent-style-name="DefaultParagraphFont" style:family="text">
      <style:text-properties style:font-name="Garamond" fo:font-size="11pt" style:font-size-asian="11pt" style:font-size-complex="11pt"/>
    </style:style>
    <style:style style:name="T5587" style:parent-style-name="DefaultParagraphFont" style:family="text">
      <style:text-properties style:font-name="Garamond" fo:font-size="11pt" style:font-size-asian="11pt" style:font-size-complex="11pt"/>
    </style:style>
    <style:style style:name="T5588" style:parent-style-name="DefaultParagraphFont" style:family="text">
      <style:text-properties style:font-name="Garamond" fo:font-size="11pt" style:font-size-asian="11pt" style:font-size-complex="11pt"/>
    </style:style>
    <style:style style:name="T5589" style:parent-style-name="DefaultParagraphFont" style:family="text">
      <style:text-properties style:font-name="Garamond" fo:font-size="11pt" style:font-size-asian="11pt" style:font-size-complex="11pt"/>
    </style:style>
    <style:style style:name="T5590" style:parent-style-name="DefaultParagraphFont" style:family="text">
      <style:text-properties style:font-name="Garamond" fo:font-size="11pt" style:font-size-asian="11pt" style:font-size-complex="11pt"/>
    </style:style>
    <style:style style:name="T5591" style:parent-style-name="DefaultParagraphFont" style:family="text">
      <style:text-properties style:font-name="Garamond" fo:font-size="11pt" style:font-size-asian="11pt" style:font-size-complex="11pt"/>
    </style:style>
    <style:style style:name="T5592" style:parent-style-name="DefaultParagraphFont" style:family="text">
      <style:text-properties style:font-name="Garamond" fo:font-size="11pt" style:font-size-asian="11pt" style:font-size-complex="11pt"/>
    </style:style>
    <style:style style:name="T5593" style:parent-style-name="DefaultParagraphFont" style:family="text">
      <style:text-properties style:font-name="Garamond" fo:font-size="11pt" style:font-size-asian="11pt" style:font-size-complex="11pt"/>
    </style:style>
    <style:style style:name="T5594" style:parent-style-name="DefaultParagraphFont" style:family="text">
      <style:text-properties style:font-name="Garamond" fo:font-weight="bold" style:font-weight-asian="bold" style:font-weight-complex="bold" fo:font-size="11pt" style:font-size-asian="11pt" style:font-size-complex="11pt"/>
    </style:style>
    <style:style style:name="P55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596" style:parent-style-name="Normal" style:family="paragraph">
      <style:paragraph-properties fo:text-align="justify" fo:margin-bottom="0in" fo:line-height="115%" fo:text-indent="0.2in"/>
    </style:style>
    <style:style style:name="T5597" style:parent-style-name="DefaultParagraphFont" style:family="text">
      <style:text-properties style:font-name="Garamond" fo:font-weight="bold" style:font-weight-asian="bold" style:font-weight-complex="bold" fo:font-size="11pt" style:font-size-asian="11pt" style:font-size-complex="11pt"/>
    </style:style>
    <style:style style:name="T5598" style:parent-style-name="DefaultParagraphFont" style:family="text">
      <style:text-properties style:font-name="Garamond" fo:font-weight="bold" style:font-weight-asian="bold" style:font-weight-complex="bold" fo:font-size="11pt" style:font-size-asian="11pt" style:font-size-complex="11pt"/>
    </style:style>
    <style:style style:name="T5599" style:parent-style-name="DefaultParagraphFont" style:family="text">
      <style:text-properties style:font-name="Garamond" fo:font-weight="bold" style:font-weight-asian="bold" style:font-weight-complex="bold" fo:font-size="11pt" style:font-size-asian="11pt" style:font-size-complex="11pt"/>
    </style:style>
    <style:style style:name="T5600" style:parent-style-name="DefaultParagraphFont" style:family="text">
      <style:text-properties style:font-name="Garamond" fo:font-weight="bold" style:font-weight-asian="bold" style:font-weight-complex="bold" fo:font-size="11pt" style:font-size-asian="11pt" style:font-size-complex="11pt"/>
    </style:style>
    <style:style style:name="T5601" style:parent-style-name="DefaultParagraphFont" style:family="text">
      <style:text-properties style:font-name="Garamond" fo:font-weight="bold" style:font-weight-asian="bold" style:font-weight-complex="bold" fo:font-size="11pt" style:font-size-asian="11pt" style:font-size-complex="11pt"/>
    </style:style>
    <style:style style:name="T5602" style:parent-style-name="DefaultParagraphFont" style:family="text">
      <style:text-properties style:font-name="Garamond" fo:font-weight="bold" style:font-weight-asian="bold" style:font-weight-complex="bold" fo:font-size="11pt" style:font-size-asian="11pt" style:font-size-complex="11pt"/>
    </style:style>
    <style:style style:name="T5603" style:parent-style-name="DefaultParagraphFont" style:family="text">
      <style:text-properties style:font-name="Garamond" fo:font-size="11pt" style:font-size-asian="11pt" style:font-size-complex="11pt"/>
    </style:style>
    <style:style style:name="T5604" style:parent-style-name="DefaultParagraphFont" style:family="text">
      <style:text-properties style:font-name="Garamond" fo:font-size="11pt" style:font-size-asian="11pt" style:font-size-complex="11pt"/>
    </style:style>
    <style:style style:name="T5605" style:parent-style-name="DefaultParagraphFont" style:family="text">
      <style:text-properties style:font-name="Garamond" fo:font-size="11pt" style:font-size-asian="11pt" style:font-size-complex="11pt"/>
    </style:style>
    <style:style style:name="T5606" style:parent-style-name="DefaultParagraphFont" style:family="text">
      <style:text-properties style:font-name="Garamond" fo:font-size="11pt" style:font-size-asian="11pt" style:font-size-complex="11pt"/>
    </style:style>
    <style:style style:name="T5607" style:parent-style-name="DefaultParagraphFont" style:family="text">
      <style:text-properties style:font-name="Garamond" fo:font-size="11pt" style:font-size-asian="11pt" style:font-size-complex="11pt"/>
    </style:style>
    <style:style style:name="T5608" style:parent-style-name="DefaultParagraphFont" style:family="text">
      <style:text-properties style:font-name="Garamond" fo:font-size="11pt" style:font-size-asian="11pt" style:font-size-complex="11pt"/>
    </style:style>
    <style:style style:name="T5609" style:parent-style-name="DefaultParagraphFont" style:family="text">
      <style:text-properties style:font-name="Garamond" fo:font-size="11pt" style:font-size-asian="11pt" style:font-size-complex="11pt"/>
    </style:style>
    <style:style style:name="T5610" style:parent-style-name="DefaultParagraphFont" style:family="text">
      <style:text-properties style:font-name="Garamond" fo:font-size="11pt" style:font-size-asian="11pt" style:font-size-complex="11pt"/>
    </style:style>
    <style:style style:name="T5611" style:parent-style-name="DefaultParagraphFont" style:family="text">
      <style:text-properties style:font-name="Garamond" fo:font-size="11pt" style:font-size-asian="11pt" style:font-size-complex="11pt"/>
    </style:style>
    <style:style style:name="P5612" style:parent-style-name="Normal" style:family="paragraph">
      <style:paragraph-properties fo:text-align="justify" fo:margin-bottom="0in" fo:line-height="115%" fo:text-indent="0.2in"/>
    </style:style>
    <style:style style:name="T5613" style:parent-style-name="DefaultParagraphFont" style:family="text">
      <style:text-properties style:font-name="Garamond" fo:font-size="11pt" style:font-size-asian="11pt" style:font-size-complex="11pt"/>
    </style:style>
    <style:style style:name="T5614" style:parent-style-name="DefaultParagraphFont" style:family="text">
      <style:text-properties style:font-name="Garamond" fo:font-size="11pt" style:font-size-asian="11pt" style:font-size-complex="11pt"/>
    </style:style>
    <style:style style:name="T5615" style:parent-style-name="DefaultParagraphFont" style:family="text">
      <style:text-properties style:font-name="Garamond" fo:font-size="11pt" style:font-size-asian="11pt" style:font-size-complex="11pt"/>
    </style:style>
    <style:style style:name="T5616" style:parent-style-name="DefaultParagraphFont" style:family="text">
      <style:text-properties style:font-name="Garamond" fo:font-size="11pt" style:font-size-asian="11pt" style:font-size-complex="11pt"/>
    </style:style>
    <style:style style:name="T5617" style:parent-style-name="DefaultParagraphFont" style:family="text">
      <style:text-properties style:font-name="Garamond" fo:font-size="11pt" style:font-size-asian="11pt" style:font-size-complex="11pt"/>
    </style:style>
    <style:style style:name="T5618" style:parent-style-name="DefaultParagraphFont" style:family="text">
      <style:text-properties style:font-name="Garamond" fo:font-size="11pt" style:font-size-asian="11pt" style:font-size-complex="11pt"/>
    </style:style>
    <style:style style:name="T5619" style:parent-style-name="DefaultParagraphFont" style:family="text">
      <style:text-properties style:font-name="Garamond" fo:font-size="11pt" style:font-size-asian="11pt" style:font-size-complex="11pt"/>
    </style:style>
    <style:style style:name="T5620" style:parent-style-name="DefaultParagraphFont" style:family="text">
      <style:text-properties style:font-name="Garamond" fo:font-size="11pt" style:font-size-asian="11pt" style:font-size-complex="11pt"/>
    </style:style>
    <style:style style:name="T5621" style:parent-style-name="DefaultParagraphFont" style:family="text">
      <style:text-properties style:font-name="Garamond" fo:font-size="11pt" style:font-size-asian="11pt" style:font-size-complex="11pt"/>
    </style:style>
    <style:style style:name="T5622" style:parent-style-name="DefaultParagraphFont" style:family="text">
      <style:text-properties style:font-name="Garamond" fo:font-size="11pt" style:font-size-asian="11pt" style:font-size-complex="11pt"/>
    </style:style>
    <style:style style:name="T5623" style:parent-style-name="DefaultParagraphFont" style:family="text">
      <style:text-properties style:font-name="Garamond" fo:font-size="11pt" style:font-size-asian="11pt" style:font-size-complex="11pt"/>
    </style:style>
    <style:style style:name="T5624" style:parent-style-name="DefaultParagraphFont" style:family="text">
      <style:text-properties style:font-name="Garamond" fo:font-size="11pt" style:font-size-asian="11pt" style:font-size-complex="11pt"/>
    </style:style>
    <style:style style:name="T5625" style:parent-style-name="DefaultParagraphFont" style:family="text">
      <style:text-properties style:font-name="Garamond" fo:font-weight="bold" style:font-weight-asian="bold" style:font-weight-complex="bold" fo:font-size="11pt" style:font-size-asian="11pt" style:font-size-complex="11pt"/>
    </style:style>
    <style:style style:name="T5626" style:parent-style-name="DefaultParagraphFont" style:family="text">
      <style:text-properties style:font-name="Garamond" fo:font-weight="bold" style:font-weight-asian="bold" style:font-weight-complex="bold" fo:font-size="11pt" style:font-size-asian="11pt" style:font-size-complex="11pt"/>
    </style:style>
    <style:style style:name="T5627" style:parent-style-name="DefaultParagraphFont" style:family="text">
      <style:text-properties style:font-name="Garamond" fo:font-weight="bold" style:font-weight-asian="bold" style:font-weight-complex="bold" fo:font-size="11pt" style:font-size-asian="11pt" style:font-size-complex="11pt"/>
    </style:style>
    <style:style style:name="P56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3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33" style:parent-style-name="Normal" style:family="paragraph">
      <style:paragraph-properties fo:text-align="justify" fo:margin-bottom="0in" fo:line-height="115%" fo:text-indent="0.2in"/>
    </style:style>
    <style:style style:name="T5634" style:parent-style-name="DefaultParagraphFont" style:family="text">
      <style:text-properties style:font-name="Garamond" fo:font-size="11pt" style:font-size-asian="11pt" style:font-size-complex="11pt"/>
    </style:style>
    <style:style style:name="T5635" style:parent-style-name="DefaultParagraphFont" style:family="text">
      <style:text-properties style:font-name="Garamond" fo:font-size="11pt" style:font-size-asian="11pt" style:font-size-complex="11pt"/>
    </style:style>
    <style:style style:name="T5636" style:parent-style-name="DefaultParagraphFont" style:family="text">
      <style:text-properties style:font-name="Garamond" fo:font-size="11pt" style:font-size-asian="11pt" style:font-size-complex="11pt"/>
    </style:style>
    <style:style style:name="T5637" style:parent-style-name="DefaultParagraphFont" style:family="text">
      <style:text-properties style:font-name="Garamond" fo:font-size="11pt" style:font-size-asian="11pt" style:font-size-complex="11pt"/>
    </style:style>
    <style:style style:name="T5638" style:parent-style-name="DefaultParagraphFont" style:family="text">
      <style:text-properties style:font-name="Garamond" fo:font-size="11pt" style:font-size-asian="11pt" style:font-size-complex="11pt"/>
    </style:style>
    <style:style style:name="T5639" style:parent-style-name="DefaultParagraphFont" style:family="text">
      <style:text-properties style:font-name="Garamond" fo:font-size="11pt" style:font-size-asian="11pt" style:font-size-complex="11pt"/>
    </style:style>
    <style:style style:name="T5640" style:parent-style-name="DefaultParagraphFont" style:family="text">
      <style:text-properties style:font-name="Garamond" fo:font-weight="bold" style:font-weight-asian="bold" style:font-weight-complex="bold" fo:font-size="11pt" style:font-size-asian="11pt" style:font-size-complex="11pt"/>
    </style:style>
    <style:style style:name="T5641" style:parent-style-name="DefaultParagraphFont" style:family="text">
      <style:text-properties style:font-name="Garamond" fo:font-weight="bold" style:font-weight-asian="bold" style:font-weight-complex="bold" fo:font-size="11pt" style:font-size-asian="11pt" style:font-size-complex="11pt"/>
    </style:style>
    <style:style style:name="T5642" style:parent-style-name="DefaultParagraphFont" style:family="text">
      <style:text-properties style:font-name="Garamond" fo:font-weight="bold" style:font-weight-asian="bold" style:font-weight-complex="bold" fo:font-size="11pt" style:font-size-asian="11pt" style:font-size-complex="11pt"/>
    </style:style>
    <style:style style:name="T5643" style:parent-style-name="DefaultParagraphFont" style:family="text">
      <style:text-properties style:font-name="Garamond" fo:font-weight="bold" style:font-weight-asian="bold" style:font-weight-complex="bold" fo:font-size="11pt" style:font-size-asian="11pt" style:font-size-complex="11pt"/>
    </style:style>
    <style:style style:name="T5644" style:parent-style-name="DefaultParagraphFont" style:family="text">
      <style:text-properties style:font-name="Garamond" fo:font-weight="bold" style:font-weight-asian="bold" style:font-weight-complex="bold" fo:font-size="11pt" style:font-size-asian="11pt" style:font-size-complex="11pt"/>
    </style:style>
    <style:style style:name="T5645" style:parent-style-name="DefaultParagraphFont" style:family="text">
      <style:text-properties style:font-name="Garamond" fo:font-size="11pt" style:font-size-asian="11pt" style:font-size-complex="11pt"/>
    </style:style>
    <style:style style:name="P564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50" style:parent-style-name="Normal" style:family="paragraph">
      <style:paragraph-properties fo:text-align="justify" fo:margin-bottom="0in" fo:line-height="115%" fo:text-indent="0.2in"/>
    </style:style>
    <style:style style:name="T5651" style:parent-style-name="DefaultParagraphFont" style:family="text">
      <style:text-properties style:font-name="Garamond" fo:font-size="11pt" style:font-size-asian="11pt" style:font-size-complex="11pt"/>
    </style:style>
    <style:style style:name="T5652" style:parent-style-name="DefaultParagraphFont" style:family="text">
      <style:text-properties style:font-name="Garamond" fo:font-size="11pt" style:font-size-asian="11pt" style:font-size-complex="11pt"/>
    </style:style>
    <style:style style:name="T5653" style:parent-style-name="DefaultParagraphFont" style:family="text">
      <style:text-properties style:font-name="Garamond" fo:font-size="11pt" style:font-size-asian="11pt" style:font-size-complex="11pt"/>
    </style:style>
    <style:style style:name="T5654" style:parent-style-name="DefaultParagraphFont" style:family="text">
      <style:text-properties style:font-name="Garamond" fo:font-size="11pt" style:font-size-asian="11pt" style:font-size-complex="11pt"/>
    </style:style>
    <style:style style:name="T5655" style:parent-style-name="DefaultParagraphFont" style:family="text">
      <style:text-properties style:font-name="Garamond" fo:font-size="11pt" style:font-size-asian="11pt" style:font-size-complex="11pt"/>
    </style:style>
    <style:style style:name="T5656" style:parent-style-name="DefaultParagraphFont" style:family="text">
      <style:text-properties style:font-name="Garamond" fo:font-size="11pt" style:font-size-asian="11pt" style:font-size-complex="11pt"/>
    </style:style>
    <style:style style:name="T5657" style:parent-style-name="DefaultParagraphFont" style:family="text">
      <style:text-properties style:font-name="Garamond" fo:font-weight="bold" style:font-weight-asian="bold" style:font-weight-complex="bold" fo:font-size="11pt" style:font-size-asian="11pt" style:font-size-complex="11pt"/>
    </style:style>
    <style:style style:name="T5658" style:parent-style-name="DefaultParagraphFont" style:family="text">
      <style:text-properties style:font-name="Garamond" fo:font-weight="bold" style:font-weight-asian="bold" style:font-weight-complex="bold" fo:font-size="11pt" style:font-size-asian="11pt" style:font-size-complex="11pt"/>
    </style:style>
    <style:style style:name="T5659" style:parent-style-name="DefaultParagraphFont" style:family="text">
      <style:text-properties style:font-name="Garamond" fo:font-weight="bold" style:font-weight-asian="bold" style:font-weight-complex="bold" fo:font-size="11pt" style:font-size-asian="11pt" style:font-size-complex="11pt"/>
    </style:style>
    <style:style style:name="P56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6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65" style:parent-style-name="Normal" style:family="paragraph">
      <style:paragraph-properties fo:text-align="justify" fo:margin-bottom="0in" fo:line-height="115%" fo:text-indent="0.2in"/>
    </style:style>
    <style:style style:name="T5666" style:parent-style-name="DefaultParagraphFont" style:family="text">
      <style:text-properties style:font-name="Garamond" fo:font-size="11pt" style:font-size-asian="11pt" style:font-size-complex="11pt"/>
    </style:style>
    <style:style style:name="T5667" style:parent-style-name="DefaultParagraphFont" style:family="text">
      <style:text-properties style:font-name="Garamond" fo:font-weight="bold" style:font-weight-asian="bold" style:font-weight-complex="bold" fo:font-size="11pt" style:font-size-asian="11pt" style:font-size-complex="11pt"/>
    </style:style>
    <style:style style:name="T5668" style:parent-style-name="DefaultParagraphFont" style:family="text">
      <style:text-properties style:font-name="Garamond" fo:font-weight="bold" style:font-weight-asian="bold" style:font-weight-complex="bold" fo:font-size="11pt" style:font-size-asian="11pt" style:font-size-complex="11pt"/>
    </style:style>
    <style:style style:name="T5669" style:parent-style-name="DefaultParagraphFont" style:family="text">
      <style:text-properties style:font-name="Garamond" fo:font-weight="bold" style:font-weight-asian="bold" style:font-weight-complex="bold" fo:font-size="11pt" style:font-size-asian="11pt" style:font-size-complex="11pt"/>
    </style:style>
    <style:style style:name="T5670" style:parent-style-name="DefaultParagraphFont" style:family="text">
      <style:text-properties style:font-name="Garamond" fo:font-weight="bold" style:font-weight-asian="bold" style:font-weight-complex="bold" fo:font-size="11pt" style:font-size-asian="11pt" style:font-size-complex="11pt"/>
    </style:style>
    <style:style style:name="T5671" style:parent-style-name="DefaultParagraphFont" style:family="text">
      <style:text-properties style:font-name="Garamond" fo:font-weight="bold" style:font-weight-asian="bold" style:font-weight-complex="bold" fo:font-size="11pt" style:font-size-asian="11pt" style:font-size-complex="11pt"/>
    </style:style>
    <style:style style:name="T5672" style:parent-style-name="DefaultParagraphFont" style:family="text">
      <style:text-properties style:font-name="Garamond" fo:font-weight="bold" style:font-weight-asian="bold" style:font-weight-complex="bold" fo:font-size="11pt" style:font-size-asian="11pt" style:font-size-complex="11pt"/>
    </style:style>
    <style:style style:name="T5673" style:parent-style-name="DefaultParagraphFont" style:family="text">
      <style:text-properties style:font-name="Garamond" fo:font-weight="bold" style:font-weight-asian="bold" style:font-weight-complex="bold" fo:font-size="11pt" style:font-size-asian="11pt" style:font-size-complex="11pt"/>
    </style:style>
    <style:style style:name="T5674" style:parent-style-name="DefaultParagraphFont" style:family="text">
      <style:text-properties style:font-name="Garamond" fo:font-weight="bold" style:font-weight-asian="bold" style:font-weight-complex="bold" fo:font-size="11pt" style:font-size-asian="11pt" style:font-size-complex="11pt"/>
    </style:style>
    <style:style style:name="T5675" style:parent-style-name="DefaultParagraphFont" style:family="text">
      <style:text-properties style:font-name="Garamond" fo:font-weight="bold" style:font-weight-asian="bold" style:font-weight-complex="bold" fo:font-size="11pt" style:font-size-asian="11pt" style:font-size-complex="11pt"/>
    </style:style>
    <style:style style:name="T5676" style:parent-style-name="DefaultParagraphFont" style:family="text">
      <style:text-properties style:font-name="Garamond" fo:font-weight="bold" style:font-weight-asian="bold" style:font-weight-complex="bold" fo:font-size="11pt" style:font-size-asian="11pt" style:font-size-complex="11pt"/>
    </style:style>
    <style:style style:name="T5677" style:parent-style-name="DefaultParagraphFont" style:family="text">
      <style:text-properties style:font-name="Garamond" fo:font-weight="bold" style:font-weight-asian="bold" style:font-weight-complex="bold" fo:font-size="11pt" style:font-size-asian="11pt" style:font-size-complex="11pt"/>
    </style:style>
    <style:style style:name="T5678" style:parent-style-name="DefaultParagraphFont" style:family="text">
      <style:text-properties style:font-name="Garamond" fo:font-weight="bold" style:font-weight-asian="bold" style:font-weight-complex="bold" fo:font-size="11pt" style:font-size-asian="11pt" style:font-size-complex="11pt"/>
    </style:style>
    <style:style style:name="T5679" style:parent-style-name="DefaultParagraphFont" style:family="text">
      <style:text-properties style:font-name="Garamond" fo:font-weight="bold" style:font-weight-asian="bold" style:font-weight-complex="bold" fo:font-size="11pt" style:font-size-asian="11pt" style:font-size-complex="11pt"/>
    </style:style>
    <style:style style:name="T5680" style:parent-style-name="DefaultParagraphFont" style:family="text">
      <style:text-properties style:font-name="Garamond" fo:font-weight="bold" style:font-weight-asian="bold" style:font-weight-complex="bold" fo:font-size="11pt" style:font-size-asian="11pt" style:font-size-complex="11pt"/>
    </style:style>
    <style:style style:name="T5681" style:parent-style-name="DefaultParagraphFont" style:family="text">
      <style:text-properties style:font-name="Garamond" fo:font-weight="bold" style:font-weight-asian="bold" style:font-weight-complex="bold" fo:font-size="11pt" style:font-size-asian="11pt" style:font-size-complex="11pt"/>
    </style:style>
    <style:style style:name="T5682" style:parent-style-name="DefaultParagraphFont" style:family="text">
      <style:text-properties style:font-name="Garamond" fo:font-weight="bold" style:font-weight-asian="bold" style:font-weight-complex="bold" fo:font-size="11pt" style:font-size-asian="11pt" style:font-size-complex="11pt"/>
    </style:style>
    <style:style style:name="T5683" style:parent-style-name="DefaultParagraphFont" style:family="text">
      <style:text-properties style:font-name="Garamond" fo:font-weight="bold" style:font-weight-asian="bold" style:font-weight-complex="bold" fo:font-size="11pt" style:font-size-asian="11pt" style:font-size-complex="11pt"/>
    </style:style>
    <style:style style:name="T5684" style:parent-style-name="DefaultParagraphFont" style:family="text">
      <style:text-properties style:font-name="Garamond" fo:font-weight="bold" style:font-weight-asian="bold" style:font-weight-complex="bold" fo:font-size="11pt" style:font-size-asian="11pt" style:font-size-complex="11pt"/>
    </style:style>
    <style:style style:name="T5685" style:parent-style-name="DefaultParagraphFont" style:family="text">
      <style:text-properties style:font-name="Garamond" fo:font-weight="bold" style:font-weight-asian="bold" style:font-weight-complex="bold" fo:font-size="11pt" style:font-size-asian="11pt" style:font-size-complex="11pt"/>
    </style:style>
    <style:style style:name="T5686" style:parent-style-name="DefaultParagraphFont" style:family="text">
      <style:text-properties style:font-name="Garamond" fo:font-weight="bold" style:font-weight-asian="bold" style:font-weight-complex="bold" fo:font-size="11pt" style:font-size-asian="11pt" style:font-size-complex="11pt"/>
    </style:style>
    <style:style style:name="T5687" style:parent-style-name="DefaultParagraphFont" style:family="text">
      <style:text-properties style:font-name="Garamond" fo:font-weight="bold" style:font-weight-asian="bold" style:font-weight-complex="bold" fo:font-size="11pt" style:font-size-asian="11pt" style:font-size-complex="11pt"/>
    </style:style>
    <style:style style:name="T5688" style:parent-style-name="DefaultParagraphFont" style:family="text">
      <style:text-properties style:font-name="Garamond" fo:font-weight="bold" style:font-weight-asian="bold" style:font-weight-complex="bold" fo:font-size="11pt" style:font-size-asian="11pt" style:font-size-complex="11pt"/>
    </style:style>
    <style:style style:name="T5689" style:parent-style-name="DefaultParagraphFont" style:family="text">
      <style:text-properties style:font-name="Garamond" fo:font-weight="bold" style:font-weight-asian="bold" style:font-weight-complex="bold" fo:font-size="11pt" style:font-size-asian="11pt" style:font-size-complex="11pt"/>
    </style:style>
    <style:style style:name="T5690" style:parent-style-name="DefaultParagraphFont" style:family="text">
      <style:text-properties style:font-name="Garamond" fo:font-weight="bold" style:font-weight-asian="bold" style:font-weight-complex="bold" fo:font-size="11pt" style:font-size-asian="11pt" style:font-size-complex="11pt"/>
    </style:style>
    <style:style style:name="T5691" style:parent-style-name="DefaultParagraphFont" style:family="text">
      <style:text-properties style:font-name="Garamond" fo:font-weight="bold" style:font-weight-asian="bold" style:font-weight-complex="bold" fo:font-size="11pt" style:font-size-asian="11pt" style:font-size-complex="11pt"/>
    </style:style>
    <style:style style:name="T5692" style:parent-style-name="DefaultParagraphFont" style:family="text">
      <style:text-properties style:font-name="Garamond" fo:font-weight="bold" style:font-weight-asian="bold" style:font-weight-complex="bold" fo:font-size="11pt" style:font-size-asian="11pt" style:font-size-complex="11pt"/>
    </style:style>
    <style:style style:name="T5693" style:parent-style-name="DefaultParagraphFont" style:family="text">
      <style:text-properties style:font-name="Garamond" fo:font-weight="bold" style:font-weight-asian="bold" style:font-weight-complex="bold" fo:font-size="11pt" style:font-size-asian="11pt" style:font-size-complex="11pt"/>
    </style:style>
    <style:style style:name="T5694" style:parent-style-name="DefaultParagraphFont" style:family="text">
      <style:text-properties style:font-name="Garamond" fo:font-weight="bold" style:font-weight-asian="bold" style:font-weight-complex="bold" fo:font-size="11pt" style:font-size-asian="11pt" style:font-size-complex="11pt"/>
    </style:style>
    <style:style style:name="T5695" style:parent-style-name="DefaultParagraphFont" style:family="text">
      <style:text-properties style:font-name="Garamond" fo:font-weight="bold" style:font-weight-asian="bold" style:font-weight-complex="bold" fo:font-size="11pt" style:font-size-asian="11pt" style:font-size-complex="11pt"/>
    </style:style>
    <style:style style:name="P569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9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698"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5699" style:parent-style-name="Normal" style:family="paragraph">
      <style:paragraph-properties fo:text-align="justify" fo:margin-bottom="0in" fo:line-height="115%" fo:text-indent="0.2in"/>
    </style:style>
    <style:style style:name="T5700" style:parent-style-name="DefaultParagraphFont" style:family="text">
      <style:text-properties style:font-name="Garamond" fo:font-size="11pt" style:font-size-asian="11pt" style:font-size-complex="11pt"/>
    </style:style>
    <style:style style:name="T5701" style:parent-style-name="DefaultParagraphFont" style:family="text">
      <style:text-properties style:font-name="Garamond" fo:font-size="11pt" style:font-size-asian="11pt" style:font-size-complex="11pt"/>
    </style:style>
    <style:style style:name="T5702" style:parent-style-name="DefaultParagraphFont" style:family="text">
      <style:text-properties style:font-name="Garamond" fo:font-size="11pt" style:font-size-asian="11pt" style:font-size-complex="11pt"/>
    </style:style>
    <style:style style:name="T5703" style:parent-style-name="DefaultParagraphFont" style:family="text">
      <style:text-properties style:font-name="Garamond" fo:font-size="11pt" style:font-size-asian="11pt" style:font-size-complex="11pt"/>
    </style:style>
    <style:style style:name="T5704" style:parent-style-name="DefaultParagraphFont" style:family="text">
      <style:text-properties style:font-name="Garamond" fo:font-size="11pt" style:font-size-asian="11pt" style:font-size-complex="11pt"/>
    </style:style>
    <style:style style:name="T5705" style:parent-style-name="DefaultParagraphFont" style:family="text">
      <style:text-properties style:font-name="Garamond" fo:font-weight="bold" style:font-weight-asian="bold" style:font-weight-complex="bold" fo:font-size="11pt" style:font-size-asian="11pt" style:font-size-complex="11pt"/>
    </style:style>
    <style:style style:name="T5706" style:parent-style-name="DefaultParagraphFont" style:family="text">
      <style:text-properties style:font-name="Garamond" fo:font-weight="bold" style:font-weight-asian="bold" style:font-weight-complex="bold" fo:font-size="11pt" style:font-size-asian="11pt" style:font-size-complex="11pt"/>
    </style:style>
    <style:style style:name="T5707" style:parent-style-name="DefaultParagraphFont" style:family="text">
      <style:text-properties style:font-name="Garamond" fo:font-weight="bold" style:font-weight-asian="bold" style:font-weight-complex="bold" fo:font-size="11pt" style:font-size-asian="11pt" style:font-size-complex="11pt"/>
    </style:style>
    <style:style style:name="P5708" style:parent-style-name="Normal" style:family="paragraph">
      <style:paragraph-properties fo:line-height="115%"/>
    </style:style>
    <style:style style:name="P5709" style:parent-style-name="Heading2" style:family="paragraph">
      <style:paragraph-properties fo:text-align="start" fo:line-height="115%"/>
      <style:text-properties style:font-name="Garamond"/>
    </style:style>
    <style:style style:name="P571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11" style:parent-style-name="Normal" style:family="paragraph">
      <style:paragraph-properties fo:text-align="justify" fo:margin-bottom="0in" fo:line-height="115%" fo:text-indent="0.2in"/>
    </style:style>
    <style:style style:name="T5712" style:parent-style-name="DefaultParagraphFont" style:family="text">
      <style:text-properties style:font-name="Garamond" fo:font-size="11pt" style:font-size-asian="11pt" style:font-size-complex="11pt"/>
    </style:style>
    <style:style style:name="T5713" style:parent-style-name="DefaultParagraphFont" style:family="text">
      <style:text-properties style:font-name="Garamond" fo:font-size="11pt" style:font-size-asian="11pt" style:font-size-complex="11pt"/>
    </style:style>
    <style:style style:name="T5714" style:parent-style-name="DefaultParagraphFont" style:family="text">
      <style:text-properties style:font-name="Garamond" fo:font-size="11pt" style:font-size-asian="11pt" style:font-size-complex="11pt"/>
    </style:style>
    <style:style style:name="T5715" style:parent-style-name="DefaultParagraphFont" style:family="text">
      <style:text-properties style:font-name="Garamond" fo:font-size="11pt" style:font-size-asian="11pt" style:font-size-complex="11pt"/>
    </style:style>
    <style:style style:name="T5716" style:parent-style-name="DefaultParagraphFont" style:family="text">
      <style:text-properties style:font-name="Garamond" fo:font-size="11pt" style:font-size-asian="11pt" style:font-size-complex="11pt"/>
    </style:style>
    <style:style style:name="T5717" style:parent-style-name="DefaultParagraphFont" style:family="text">
      <style:text-properties style:font-name="Garamond" fo:font-weight="bold" style:font-weight-asian="bold" style:font-weight-complex="bold" fo:font-size="11pt" style:font-size-asian="11pt" style:font-size-complex="11pt"/>
    </style:style>
    <style:style style:name="T5718" style:parent-style-name="DefaultParagraphFont" style:family="text">
      <style:text-properties style:font-name="Garamond" fo:font-weight="bold" style:font-weight-asian="bold" style:font-weight-complex="bold" fo:font-size="11pt" style:font-size-asian="11pt" style:font-size-complex="11pt"/>
    </style:style>
    <style:style style:name="T5719" style:parent-style-name="DefaultParagraphFont" style:family="text">
      <style:text-properties style:font-name="Garamond" fo:font-weight="bold" style:font-weight-asian="bold" style:font-weight-complex="bold" fo:font-size="11pt" style:font-size-asian="11pt" style:font-size-complex="11pt"/>
    </style:style>
    <style:style style:name="T5720" style:parent-style-name="DefaultParagraphFont" style:family="text">
      <style:text-properties style:font-name="Garamond" fo:font-weight="bold" style:font-weight-asian="bold" style:font-weight-complex="bold" fo:font-size="11pt" style:font-size-asian="11pt" style:font-size-complex="11pt"/>
    </style:style>
    <style:style style:name="T5721" style:parent-style-name="DefaultParagraphFont" style:family="text">
      <style:text-properties style:font-name="Garamond" fo:font-weight="bold" style:font-weight-asian="bold" style:font-weight-complex="bold" fo:font-size="11pt" style:font-size-asian="11pt" style:font-size-complex="11pt"/>
    </style:style>
    <style:style style:name="T5722" style:parent-style-name="DefaultParagraphFont" style:family="text">
      <style:text-properties style:font-name="Garamond" fo:font-weight="bold" style:font-weight-asian="bold" style:font-weight-complex="bold" fo:font-size="11pt" style:font-size-asian="11pt" style:font-size-complex="11pt"/>
    </style:style>
    <style:style style:name="T5723" style:parent-style-name="DefaultParagraphFont" style:family="text">
      <style:text-properties style:font-name="Garamond" fo:font-weight="bold" style:font-weight-asian="bold" style:font-weight-complex="bold" fo:font-size="11pt" style:font-size-asian="11pt" style:font-size-complex="11pt"/>
    </style:style>
    <style:style style:name="T5724" style:parent-style-name="DefaultParagraphFont" style:family="text">
      <style:text-properties style:font-name="Garamond" fo:font-size="11pt" style:font-size-asian="11pt" style:font-size-complex="11pt"/>
    </style:style>
    <style:style style:name="P57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30" style:parent-style-name="Normal" style:family="paragraph">
      <style:paragraph-properties fo:text-align="justify" fo:margin-bottom="0in" fo:line-height="115%" fo:text-indent="0.2in"/>
    </style:style>
    <style:style style:name="T5731" style:parent-style-name="DefaultParagraphFont" style:family="text">
      <style:text-properties style:font-name="Garamond" fo:font-size="11pt" style:font-size-asian="11pt" style:font-size-complex="11pt"/>
    </style:style>
    <style:style style:name="T5732" style:parent-style-name="DefaultParagraphFont" style:family="text">
      <style:text-properties style:font-name="Garamond" fo:font-size="11pt" style:font-size-asian="11pt" style:font-size-complex="11pt"/>
    </style:style>
    <style:style style:name="T5733" style:parent-style-name="DefaultParagraphFont" style:family="text">
      <style:text-properties style:font-name="Garamond" fo:font-size="11pt" style:font-size-asian="11pt" style:font-size-complex="11pt"/>
    </style:style>
    <style:style style:name="T5734" style:parent-style-name="DefaultParagraphFont" style:family="text">
      <style:text-properties style:font-name="Garamond" fo:font-size="11pt" style:font-size-asian="11pt" style:font-size-complex="11pt"/>
    </style:style>
    <style:style style:name="T5735" style:parent-style-name="DefaultParagraphFont" style:family="text">
      <style:text-properties style:font-name="Garamond" fo:font-size="11pt" style:font-size-asian="11pt" style:font-size-complex="11pt"/>
    </style:style>
    <style:style style:name="T5736" style:parent-style-name="DefaultParagraphFont" style:family="text">
      <style:text-properties style:font-name="Garamond" fo:font-size="11pt" style:font-size-asian="11pt" style:font-size-complex="11pt"/>
    </style:style>
    <style:style style:name="T5737" style:parent-style-name="DefaultParagraphFont" style:family="text">
      <style:text-properties style:font-name="Garamond" fo:font-size="11pt" style:font-size-asian="11pt" style:font-size-complex="11pt"/>
    </style:style>
    <style:style style:name="T5738" style:parent-style-name="DefaultParagraphFont" style:family="text">
      <style:text-properties style:font-name="Garamond" fo:font-size="11pt" style:font-size-asian="11pt" style:font-size-complex="11pt"/>
    </style:style>
    <style:style style:name="T5739" style:parent-style-name="DefaultParagraphFont" style:family="text">
      <style:text-properties style:font-name="Garamond" fo:font-size="11pt" style:font-size-asian="11pt" style:font-size-complex="11pt"/>
    </style:style>
    <style:style style:name="T5740" style:parent-style-name="DefaultParagraphFont" style:family="text">
      <style:text-properties style:font-name="Garamond" fo:font-size="11pt" style:font-size-asian="11pt" style:font-size-complex="11pt"/>
    </style:style>
    <style:style style:name="T5741" style:parent-style-name="DefaultParagraphFont" style:family="text">
      <style:text-properties style:font-name="Garamond" fo:font-size="11pt" style:font-size-asian="11pt" style:font-size-complex="11pt"/>
    </style:style>
    <style:style style:name="T5742" style:parent-style-name="DefaultParagraphFont" style:family="text">
      <style:text-properties style:font-name="Garamond" fo:font-weight="bold" style:font-weight-asian="bold" style:font-weight-complex="bold" fo:font-size="11pt" style:font-size-asian="11pt" style:font-size-complex="11pt"/>
    </style:style>
    <style:style style:name="T5743" style:parent-style-name="DefaultParagraphFont" style:family="text">
      <style:text-properties style:font-name="Garamond" fo:font-weight="bold" style:font-weight-asian="bold" style:font-weight-complex="bold" fo:font-size="11pt" style:font-size-asian="11pt" style:font-size-complex="11pt"/>
    </style:style>
    <style:style style:name="T5744" style:parent-style-name="DefaultParagraphFont" style:family="text">
      <style:text-properties style:font-name="Garamond" fo:font-weight="bold" style:font-weight-asian="bold" style:font-weight-complex="bold" fo:font-size="11pt" style:font-size-asian="11pt" style:font-size-complex="11pt"/>
    </style:style>
    <style:style style:name="T5745" style:parent-style-name="DefaultParagraphFont" style:family="text">
      <style:text-properties style:font-name="Garamond" fo:font-weight="bold" style:font-weight-asian="bold" style:font-weight-complex="bold" fo:font-size="11pt" style:font-size-asian="11pt" style:font-size-complex="11pt"/>
    </style:style>
    <style:style style:name="T5746" style:parent-style-name="DefaultParagraphFont" style:family="text">
      <style:text-properties style:font-name="Garamond" fo:font-weight="bold" style:font-weight-asian="bold" style:font-weight-complex="bold" fo:font-size="11pt" style:font-size-asian="11pt" style:font-size-complex="11pt"/>
    </style:style>
    <style:style style:name="T5747" style:parent-style-name="DefaultParagraphFont" style:family="text">
      <style:text-properties style:font-name="Garamond" fo:font-weight="bold" style:font-weight-asian="bold" style:font-weight-complex="bold" fo:font-size="11pt" style:font-size-asian="11pt" style:font-size-complex="11pt"/>
    </style:style>
    <style:style style:name="P57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50" style:parent-style-name="Normal" style:family="paragraph">
      <style:paragraph-properties fo:text-align="justify" fo:margin-bottom="0in" fo:line-height="115%" fo:text-indent="0.2in"/>
    </style:style>
    <style:style style:name="T5751" style:parent-style-name="DefaultParagraphFont" style:family="text">
      <style:text-properties style:font-name="Garamond" fo:font-size="11pt" style:font-size-asian="11pt" style:font-size-complex="11pt"/>
    </style:style>
    <style:style style:name="T5752" style:parent-style-name="DefaultParagraphFont" style:family="text">
      <style:text-properties style:font-name="Garamond" fo:font-size="11pt" style:font-size-asian="11pt" style:font-size-complex="11pt"/>
    </style:style>
    <style:style style:name="T5753" style:parent-style-name="DefaultParagraphFont" style:family="text">
      <style:text-properties style:font-name="Garamond" fo:font-size="11pt" style:font-size-asian="11pt" style:font-size-complex="11pt"/>
    </style:style>
    <style:style style:name="T5754" style:parent-style-name="DefaultParagraphFont" style:family="text">
      <style:text-properties style:font-name="Garamond" fo:font-size="11pt" style:font-size-asian="11pt" style:font-size-complex="11pt"/>
    </style:style>
    <style:style style:name="T5755" style:parent-style-name="DefaultParagraphFont" style:family="text">
      <style:text-properties style:font-name="Garamond" fo:font-size="11pt" style:font-size-asian="11pt" style:font-size-complex="11pt"/>
    </style:style>
    <style:style style:name="T5756" style:parent-style-name="DefaultParagraphFont" style:family="text">
      <style:text-properties style:font-name="Garamond" fo:font-size="11pt" style:font-size-asian="11pt" style:font-size-complex="11pt"/>
    </style:style>
    <style:style style:name="T5757" style:parent-style-name="DefaultParagraphFont" style:family="text">
      <style:text-properties style:font-name="Garamond" fo:font-weight="bold" style:font-weight-asian="bold" style:font-weight-complex="bold" fo:font-size="11pt" style:font-size-asian="11pt" style:font-size-complex="11pt"/>
    </style:style>
    <style:style style:name="T5758" style:parent-style-name="DefaultParagraphFont" style:family="text">
      <style:text-properties style:font-name="Garamond" fo:font-weight="bold" style:font-weight-asian="bold" style:font-weight-complex="bold" fo:font-size="11pt" style:font-size-asian="11pt" style:font-size-complex="11pt"/>
    </style:style>
    <style:style style:name="T5759" style:parent-style-name="DefaultParagraphFont" style:family="text">
      <style:text-properties style:font-name="Garamond" fo:font-weight="bold" style:font-weight-asian="bold" style:font-weight-complex="bold" fo:font-size="11pt" style:font-size-asian="11pt" style:font-size-complex="11pt"/>
    </style:style>
    <style:style style:name="T5760" style:parent-style-name="DefaultParagraphFont" style:family="text">
      <style:text-properties style:font-name="Garamond" fo:font-size="11pt" style:font-size-asian="11pt" style:font-size-complex="11pt"/>
    </style:style>
    <style:style style:name="P5761" style:parent-style-name="Normal" style:family="paragraph">
      <style:paragraph-properties fo:text-align="justify" fo:margin-bottom="0in" fo:line-height="115%" fo:text-indent="0.2in"/>
    </style:style>
    <style:style style:name="T5762" style:parent-style-name="DefaultParagraphFont" style:family="text">
      <style:text-properties style:font-name="Garamond" fo:font-size="11pt" style:font-size-asian="11pt" style:font-size-complex="11pt"/>
    </style:style>
    <style:style style:name="T5763" style:parent-style-name="DefaultParagraphFont" style:family="text">
      <style:text-properties style:font-name="Garamond" fo:font-size="11pt" style:font-size-asian="11pt" style:font-size-complex="11pt"/>
    </style:style>
    <style:style style:name="T5764" style:parent-style-name="DefaultParagraphFont" style:family="text">
      <style:text-properties style:font-name="Garamond" fo:font-size="11pt" style:font-size-asian="11pt" style:font-size-complex="11pt"/>
    </style:style>
    <style:style style:name="T5765" style:parent-style-name="DefaultParagraphFont" style:family="text">
      <style:text-properties style:font-name="Garamond" fo:font-size="11pt" style:font-size-asian="11pt" style:font-size-complex="11pt"/>
    </style:style>
    <style:style style:name="T5766" style:parent-style-name="DefaultParagraphFont" style:family="text">
      <style:text-properties style:font-name="Garamond" fo:font-size="11pt" style:font-size-asian="11pt" style:font-size-complex="11pt"/>
    </style:style>
    <style:style style:name="T5767" style:parent-style-name="DefaultParagraphFont" style:family="text">
      <style:text-properties style:font-name="Garamond" fo:font-size="11pt" style:font-size-asian="11pt" style:font-size-complex="11pt"/>
    </style:style>
    <style:style style:name="T5768" style:parent-style-name="DefaultParagraphFont" style:family="text">
      <style:text-properties style:font-name="Garamond" fo:font-size="11pt" style:font-size-asian="11pt" style:font-size-complex="11pt"/>
    </style:style>
    <style:style style:name="T5769" style:parent-style-name="DefaultParagraphFont" style:family="text">
      <style:text-properties style:font-name="Garamond" fo:font-size="11pt" style:font-size-asian="11pt" style:font-size-complex="11pt"/>
    </style:style>
    <style:style style:name="T5770" style:parent-style-name="DefaultParagraphFont" style:family="text">
      <style:text-properties style:font-name="Garamond" fo:font-size="11pt" style:font-size-asian="11pt" style:font-size-complex="11pt"/>
    </style:style>
    <style:style style:name="T5771" style:parent-style-name="DefaultParagraphFont" style:family="text">
      <style:text-properties style:font-name="Garamond" fo:font-size="11pt" style:font-size-asian="11pt" style:font-size-complex="11pt"/>
    </style:style>
    <style:style style:name="T5772" style:parent-style-name="DefaultParagraphFont" style:family="text">
      <style:text-properties style:font-name="Garamond" fo:font-size="11pt" style:font-size-asian="11pt" style:font-size-complex="11pt"/>
    </style:style>
    <style:style style:name="T5773" style:parent-style-name="DefaultParagraphFont" style:family="text">
      <style:text-properties style:font-name="Garamond" fo:font-size="11pt" style:font-size-asian="11pt" style:font-size-complex="11pt"/>
    </style:style>
    <style:style style:name="T5774" style:parent-style-name="DefaultParagraphFont" style:family="text">
      <style:text-properties style:font-name="Garamond" fo:font-size="11pt" style:font-size-asian="11pt" style:font-size-complex="11pt"/>
    </style:style>
    <style:style style:name="T5775" style:parent-style-name="DefaultParagraphFont" style:family="text">
      <style:text-properties style:font-name="Garamond" fo:font-size="11pt" style:font-size-asian="11pt" style:font-size-complex="11pt"/>
    </style:style>
    <style:style style:name="T5776" style:parent-style-name="DefaultParagraphFont" style:family="text">
      <style:text-properties style:font-name="Garamond" fo:font-weight="bold" style:font-weight-asian="bold" style:font-weight-complex="bold" fo:font-size="11pt" style:font-size-asian="11pt" style:font-size-complex="11pt"/>
    </style:style>
    <style:style style:name="T5777" style:parent-style-name="DefaultParagraphFont" style:family="text">
      <style:text-properties style:font-name="Garamond" fo:font-weight="bold" style:font-weight-asian="bold" style:font-weight-complex="bold" fo:font-size="11pt" style:font-size-asian="11pt" style:font-size-complex="11pt"/>
    </style:style>
    <style:style style:name="T5778" style:parent-style-name="DefaultParagraphFont" style:family="text">
      <style:text-properties style:font-name="Garamond" fo:font-weight="bold" style:font-weight-asian="bold" style:font-weight-complex="bold" fo:font-size="11pt" style:font-size-asian="11pt" style:font-size-complex="11pt"/>
    </style:style>
    <style:style style:name="T5779" style:parent-style-name="DefaultParagraphFont" style:family="text">
      <style:text-properties style:font-name="Garamond" fo:font-weight="bold" style:font-weight-asian="bold" style:font-weight-complex="bold" fo:font-size="11pt" style:font-size-asian="11pt" style:font-size-complex="11pt"/>
    </style:style>
    <style:style style:name="T5780" style:parent-style-name="DefaultParagraphFont" style:family="text">
      <style:text-properties style:font-name="Garamond" fo:font-weight="bold" style:font-weight-asian="bold" style:font-weight-complex="bold" fo:font-size="11pt" style:font-size-asian="11pt" style:font-size-complex="11pt"/>
    </style:style>
    <style:style style:name="T5781" style:parent-style-name="DefaultParagraphFont" style:family="text">
      <style:text-properties style:font-name="Garamond" fo:font-weight="bold" style:font-weight-asian="bold" style:font-weight-complex="bold" fo:font-size="11pt" style:font-size-asian="11pt" style:font-size-complex="11pt"/>
    </style:style>
    <style:style style:name="T5782" style:parent-style-name="DefaultParagraphFont" style:family="text">
      <style:text-properties style:font-name="Garamond" fo:font-weight="bold" style:font-weight-asian="bold" style:font-weight-complex="bold" fo:font-size="11pt" style:font-size-asian="11pt" style:font-size-complex="11pt"/>
    </style:style>
    <style:style style:name="T5783" style:parent-style-name="DefaultParagraphFont" style:family="text">
      <style:text-properties style:font-name="Garamond" fo:font-weight="bold" style:font-weight-asian="bold" style:font-weight-complex="bold" fo:font-size="11pt" style:font-size-asian="11pt" style:font-size-complex="11pt"/>
    </style:style>
    <style:style style:name="T5784" style:parent-style-name="DefaultParagraphFont" style:family="text">
      <style:text-properties style:font-name="Garamond" fo:font-weight="bold" style:font-weight-asian="bold" style:font-weight-complex="bold" fo:font-size="11pt" style:font-size-asian="11pt" style:font-size-complex="11pt"/>
    </style:style>
    <style:style style:name="T5785" style:parent-style-name="DefaultParagraphFont" style:family="text">
      <style:text-properties style:font-name="Garamond" fo:font-weight="bold" style:font-weight-asian="bold" style:font-weight-complex="bold" fo:font-size="11pt" style:font-size-asian="11pt" style:font-size-complex="11pt"/>
    </style:style>
    <style:style style:name="T5786" style:parent-style-name="DefaultParagraphFont" style:family="text">
      <style:text-properties style:font-name="Garamond" fo:font-weight="bold" style:font-weight-asian="bold" style:font-weight-complex="bold" fo:font-size="11pt" style:font-size-asian="11pt" style:font-size-complex="11pt"/>
    </style:style>
    <style:style style:name="T5787" style:parent-style-name="DefaultParagraphFont" style:family="text">
      <style:text-properties style:font-name="Garamond" fo:font-weight="bold" style:font-weight-asian="bold" style:font-weight-complex="bold" fo:font-size="11pt" style:font-size-asian="11pt" style:font-size-complex="11pt"/>
    </style:style>
    <style:style style:name="T5788" style:parent-style-name="DefaultParagraphFont" style:family="text">
      <style:text-properties style:font-name="Garamond" fo:font-weight="bold" style:font-weight-asian="bold" style:font-weight-complex="bold" fo:font-size="11pt" style:font-size-asian="11pt" style:font-size-complex="11pt"/>
    </style:style>
    <style:style style:name="P578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790" style:parent-style-name="Normal" style:family="paragraph">
      <style:paragraph-properties fo:text-align="justify" fo:margin-bottom="0in" fo:line-height="115%" fo:text-indent="0.2in"/>
    </style:style>
    <style:style style:name="T5791" style:parent-style-name="DefaultParagraphFont" style:family="text">
      <style:text-properties style:font-name="Garamond" fo:font-size="11pt" style:font-size-asian="11pt" style:font-size-complex="11pt"/>
    </style:style>
    <style:style style:name="T5792" style:parent-style-name="DefaultParagraphFont" style:family="text">
      <style:text-properties style:font-name="Garamond" fo:font-size="11pt" style:font-size-asian="11pt" style:font-size-complex="11pt"/>
    </style:style>
    <style:style style:name="T5793" style:parent-style-name="DefaultParagraphFont" style:family="text">
      <style:text-properties style:font-name="Garamond" fo:font-size="11pt" style:font-size-asian="11pt" style:font-size-complex="11pt"/>
    </style:style>
    <style:style style:name="T5794" style:parent-style-name="DefaultParagraphFont" style:family="text">
      <style:text-properties style:font-name="Garamond" fo:font-size="11pt" style:font-size-asian="11pt" style:font-size-complex="11pt"/>
    </style:style>
    <style:style style:name="T5795" style:parent-style-name="DefaultParagraphFont" style:family="text">
      <style:text-properties style:font-name="Garamond" fo:font-size="11pt" style:font-size-asian="11pt" style:font-size-complex="11pt"/>
    </style:style>
    <style:style style:name="T5796" style:parent-style-name="DefaultParagraphFont" style:family="text">
      <style:text-properties style:font-name="Garamond" fo:font-size="11pt" style:font-size-asian="11pt" style:font-size-complex="11pt"/>
    </style:style>
    <style:style style:name="T5797" style:parent-style-name="DefaultParagraphFont" style:family="text">
      <style:text-properties style:font-name="Garamond" fo:font-size="11pt" style:font-size-asian="11pt" style:font-size-complex="11pt"/>
    </style:style>
    <style:style style:name="T5798" style:parent-style-name="DefaultParagraphFont" style:family="text">
      <style:text-properties style:font-name="Garamond" fo:font-size="11pt" style:font-size-asian="11pt" style:font-size-complex="11pt"/>
    </style:style>
    <style:style style:name="T5799" style:parent-style-name="DefaultParagraphFont" style:family="text">
      <style:text-properties style:font-name="Garamond" fo:font-size="11pt" style:font-size-asian="11pt" style:font-size-complex="11pt"/>
    </style:style>
    <style:style style:name="T5800" style:parent-style-name="DefaultParagraphFont" style:family="text">
      <style:text-properties style:font-name="Garamond" fo:font-size="11pt" style:font-size-asian="11pt" style:font-size-complex="11pt"/>
    </style:style>
    <style:style style:name="T5801" style:parent-style-name="DefaultParagraphFont" style:family="text">
      <style:text-properties style:font-name="Garamond" fo:font-weight="bold" style:font-weight-asian="bold" style:font-weight-complex="bold" fo:font-size="11pt" style:font-size-asian="11pt" style:font-size-complex="11pt"/>
    </style:style>
    <style:style style:name="T5802" style:parent-style-name="DefaultParagraphFont" style:family="text">
      <style:text-properties style:font-name="Garamond" fo:font-weight="bold" style:font-weight-asian="bold" style:font-weight-complex="bold" fo:font-size="11pt" style:font-size-asian="11pt" style:font-size-complex="11pt"/>
    </style:style>
    <style:style style:name="T5803" style:parent-style-name="DefaultParagraphFont" style:family="text">
      <style:text-properties style:font-name="Garamond" fo:font-weight="bold" style:font-weight-asian="bold" style:font-weight-complex="bold" fo:font-size="11pt" style:font-size-asian="11pt" style:font-size-complex="11pt"/>
    </style:style>
    <style:style style:name="T5804" style:parent-style-name="DefaultParagraphFont" style:family="text">
      <style:text-properties style:font-name="Garamond" fo:font-weight="bold" style:font-weight-asian="bold" style:font-weight-complex="bold" fo:font-size="11pt" style:font-size-asian="11pt" style:font-size-complex="11pt"/>
    </style:style>
    <style:style style:name="T5805" style:parent-style-name="DefaultParagraphFont" style:family="text">
      <style:text-properties style:font-name="Garamond" fo:font-weight="bold" style:font-weight-asian="bold" style:font-weight-complex="bold" fo:font-size="11pt" style:font-size-asian="11pt" style:font-size-complex="11pt"/>
    </style:style>
    <style:style style:name="T5806" style:parent-style-name="DefaultParagraphFont" style:family="text">
      <style:text-properties style:font-name="Garamond" fo:font-weight="bold" style:font-weight-asian="bold" style:font-weight-complex="bold" fo:font-size="11pt" style:font-size-asian="11pt" style:font-size-complex="11pt"/>
    </style:style>
    <style:style style:name="T5807" style:parent-style-name="DefaultParagraphFont" style:family="text">
      <style:text-properties style:font-name="Garamond" fo:font-weight="bold" style:font-weight-asian="bold" style:font-weight-complex="bold" fo:font-size="11pt" style:font-size-asian="11pt" style:font-size-complex="11pt"/>
    </style:style>
    <style:style style:name="T5808" style:parent-style-name="DefaultParagraphFont" style:family="text">
      <style:text-properties style:font-name="Garamond" fo:font-weight="bold" style:font-weight-asian="bold" style:font-weight-complex="bold" fo:font-size="11pt" style:font-size-asian="11pt" style:font-size-complex="11pt"/>
    </style:style>
    <style:style style:name="T5809" style:parent-style-name="DefaultParagraphFont" style:family="text">
      <style:text-properties style:font-name="Garamond" fo:font-weight="bold" style:font-weight-asian="bold" style:font-weight-complex="bold" fo:font-size="11pt" style:font-size-asian="11pt" style:font-size-complex="11pt"/>
    </style:style>
    <style:style style:name="T5810" style:parent-style-name="DefaultParagraphFont" style:family="text">
      <style:text-properties style:font-name="Garamond" fo:font-weight="bold" style:font-weight-asian="bold" style:font-weight-complex="bold" fo:font-size="11pt" style:font-size-asian="11pt" style:font-size-complex="11pt"/>
    </style:style>
    <style:style style:name="P5811" style:parent-style-name="Normal" style:family="paragraph">
      <style:paragraph-properties fo:text-align="justify" fo:margin-bottom="0in" fo:line-height="115%" fo:text-indent="0.2in"/>
    </style:style>
    <style:style style:name="T5812" style:parent-style-name="DefaultParagraphFont" style:family="text">
      <style:text-properties style:font-name="Garamond" fo:font-size="11pt" style:font-size-asian="11pt" style:font-size-complex="11pt"/>
    </style:style>
    <style:style style:name="T5813" style:parent-style-name="DefaultParagraphFont" style:family="text">
      <style:text-properties style:font-name="Garamond" fo:font-weight="bold" style:font-weight-asian="bold" style:font-weight-complex="bold" fo:font-size="11pt" style:font-size-asian="11pt" style:font-size-complex="11pt"/>
    </style:style>
    <style:style style:name="T5814" style:parent-style-name="DefaultParagraphFont" style:family="text">
      <style:text-properties style:font-name="Garamond" fo:font-weight="bold" style:font-weight-asian="bold" style:font-weight-complex="bold" fo:font-size="11pt" style:font-size-asian="11pt" style:font-size-complex="11pt"/>
    </style:style>
    <style:style style:name="T5815" style:parent-style-name="DefaultParagraphFont" style:family="text">
      <style:text-properties style:font-name="Garamond" fo:font-weight="bold" style:font-weight-asian="bold" style:font-weight-complex="bold" fo:font-size="11pt" style:font-size-asian="11pt" style:font-size-complex="11pt"/>
    </style:style>
    <style:style style:name="T5816" style:parent-style-name="DefaultParagraphFont" style:family="text">
      <style:text-properties style:font-name="Garamond" fo:font-weight="bold" style:font-weight-asian="bold" style:font-weight-complex="bold" fo:font-size="11pt" style:font-size-asian="11pt" style:font-size-complex="11pt"/>
    </style:style>
    <style:style style:name="T5817" style:parent-style-name="DefaultParagraphFont" style:family="text">
      <style:text-properties style:font-name="Garamond" fo:font-weight="bold" style:font-weight-asian="bold" style:font-weight-complex="bold" fo:font-size="11pt" style:font-size-asian="11pt" style:font-size-complex="11pt"/>
    </style:style>
    <style:style style:name="T5818" style:parent-style-name="DefaultParagraphFont" style:family="text">
      <style:text-properties style:font-name="Garamond" fo:font-weight="bold" style:font-weight-asian="bold" style:font-weight-complex="bold" fo:font-size="11pt" style:font-size-asian="11pt" style:font-size-complex="11pt"/>
    </style:style>
    <style:style style:name="T5819" style:parent-style-name="DefaultParagraphFont" style:family="text">
      <style:text-properties style:font-name="Garamond" fo:font-weight="bold" style:font-weight-asian="bold" style:font-weight-complex="bold" fo:font-size="11pt" style:font-size-asian="11pt" style:font-size-complex="11pt"/>
    </style:style>
    <style:style style:name="T5820" style:parent-style-name="DefaultParagraphFont" style:family="text">
      <style:text-properties style:font-name="Garamond" fo:font-weight="bold" style:font-weight-asian="bold" style:font-weight-complex="bold" fo:font-size="11pt" style:font-size-asian="11pt" style:font-size-complex="11pt"/>
    </style:style>
    <style:style style:name="T5821" style:parent-style-name="DefaultParagraphFont" style:family="text">
      <style:text-properties style:font-name="Garamond" fo:font-weight="bold" style:font-weight-asian="bold" style:font-weight-complex="bold" fo:font-size="11pt" style:font-size-asian="11pt" style:font-size-complex="11pt"/>
    </style:style>
    <style:style style:name="T5822" style:parent-style-name="DefaultParagraphFont" style:family="text">
      <style:text-properties style:font-name="Garamond" fo:font-size="11pt" style:font-size-asian="11pt" style:font-size-complex="11pt"/>
    </style:style>
    <style:style style:name="T5823" style:parent-style-name="DefaultParagraphFont" style:family="text">
      <style:text-properties style:font-name="Garamond" fo:font-size="11pt" style:font-size-asian="11pt" style:font-size-complex="11pt"/>
    </style:style>
    <style:style style:name="T5824" style:parent-style-name="DefaultParagraphFont" style:family="text">
      <style:text-properties style:font-name="Garamond" fo:font-size="11pt" style:font-size-asian="11pt" style:font-size-complex="11pt"/>
    </style:style>
    <style:style style:name="T5825" style:parent-style-name="DefaultParagraphFont" style:family="text">
      <style:text-properties style:font-name="Garamond" fo:font-size="11pt" style:font-size-asian="11pt" style:font-size-complex="11pt"/>
    </style:style>
    <style:style style:name="T5826" style:parent-style-name="DefaultParagraphFont" style:family="text">
      <style:text-properties style:font-name="Garamond" fo:font-size="11pt" style:font-size-asian="11pt" style:font-size-complex="11pt"/>
    </style:style>
    <style:style style:name="T5827" style:parent-style-name="DefaultParagraphFont" style:family="text">
      <style:text-properties style:font-name="Garamond" fo:font-size="11pt" style:font-size-asian="11pt" style:font-size-complex="11pt"/>
    </style:style>
    <style:style style:name="T5828" style:parent-style-name="DefaultParagraphFont" style:family="text">
      <style:text-properties style:font-name="Garamond" fo:font-size="11pt" style:font-size-asian="11pt" style:font-size-complex="11pt"/>
    </style:style>
    <style:style style:name="T5829" style:parent-style-name="DefaultParagraphFont" style:family="text">
      <style:text-properties style:font-name="Garamond" fo:font-size="11pt" style:font-size-asian="11pt" style:font-size-complex="11pt"/>
    </style:style>
    <style:style style:name="T5830" style:parent-style-name="DefaultParagraphFont" style:family="text">
      <style:text-properties style:font-name="Garamond" fo:font-size="11pt" style:font-size-asian="11pt" style:font-size-complex="11pt"/>
    </style:style>
    <style:style style:name="T5831" style:parent-style-name="DefaultParagraphFont" style:family="text">
      <style:text-properties style:font-name="Garamond" fo:font-size="11pt" style:font-size-asian="11pt" style:font-size-complex="11pt"/>
    </style:style>
    <style:style style:name="T5832" style:parent-style-name="DefaultParagraphFont" style:family="text">
      <style:text-properties style:font-name="Garamond" fo:font-size="11pt" style:font-size-asian="11pt" style:font-size-complex="11pt"/>
    </style:style>
    <style:style style:name="T5833" style:parent-style-name="DefaultParagraphFont" style:family="text">
      <style:text-properties style:font-name="Garamond" fo:font-size="11pt" style:font-size-asian="11pt" style:font-size-complex="11pt"/>
    </style:style>
    <style:style style:name="T5834" style:parent-style-name="DefaultParagraphFont" style:family="text">
      <style:text-properties style:font-name="Garamond" fo:font-size="11pt" style:font-size-asian="11pt" style:font-size-complex="11pt"/>
    </style:style>
    <style:style style:name="P58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38" style:parent-style-name="Heading2" style:family="paragraph">
      <style:paragraph-properties fo:text-align="start" fo:line-height="115%"/>
      <style:text-properties style:font-name="Garamond"/>
    </style:style>
    <style:style style:name="P58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41" style:parent-style-name="Normal" style:family="paragraph">
      <style:paragraph-properties fo:text-align="justify" fo:margin-bottom="0in" fo:line-height="115%" fo:text-indent="0.2in"/>
    </style:style>
    <style:style style:name="T5842" style:parent-style-name="DefaultParagraphFont" style:family="text">
      <style:text-properties style:font-name="Garamond" fo:font-size="11pt" style:font-size-asian="11pt" style:font-size-complex="11pt"/>
    </style:style>
    <style:style style:name="T5843" style:parent-style-name="DefaultParagraphFont" style:family="text">
      <style:text-properties style:font-name="Garamond" fo:font-size="11pt" style:font-size-asian="11pt" style:font-size-complex="11pt"/>
    </style:style>
    <style:style style:name="T5844" style:parent-style-name="DefaultParagraphFont" style:family="text">
      <style:text-properties style:font-name="Garamond" fo:font-size="11pt" style:font-size-asian="11pt" style:font-size-complex="11pt"/>
    </style:style>
    <style:style style:name="T5845" style:parent-style-name="DefaultParagraphFont" style:family="text">
      <style:text-properties style:font-name="Garamond" fo:font-size="11pt" style:font-size-asian="11pt" style:font-size-complex="11pt"/>
    </style:style>
    <style:style style:name="T5846" style:parent-style-name="DefaultParagraphFont" style:family="text">
      <style:text-properties style:font-name="Garamond" fo:font-weight="bold" style:font-weight-asian="bold" style:font-weight-complex="bold" fo:font-size="11pt" style:font-size-asian="11pt" style:font-size-complex="11pt"/>
    </style:style>
    <style:style style:name="P584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4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4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5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5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5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53" style:parent-style-name="Heading2" style:family="paragraph">
      <style:paragraph-properties fo:text-align="start" fo:line-height="115%"/>
      <style:text-properties style:font-name="Garamond"/>
    </style:style>
    <style:style style:name="P5854" style:parent-style-name="Normal" style:family="paragraph">
      <style:paragraph-properties fo:text-align="justify" fo:margin-bottom="0in" fo:line-height="115%" fo:text-indent="0.2in"/>
    </style:style>
    <style:style style:name="T5855" style:parent-style-name="DefaultParagraphFont" style:family="text">
      <style:text-properties style:font-name="Garamond" fo:font-size="11pt" style:font-size-asian="11pt" style:font-size-complex="11pt"/>
    </style:style>
    <style:style style:name="T5856" style:parent-style-name="DefaultParagraphFont" style:family="text">
      <style:text-properties style:font-name="Garamond" fo:font-size="11pt" style:font-size-asian="11pt" style:font-size-complex="11pt"/>
    </style:style>
    <style:style style:name="T5857" style:parent-style-name="DefaultParagraphFont" style:family="text">
      <style:text-properties style:font-name="Garamond" fo:font-size="11pt" style:font-size-asian="11pt" style:font-size-complex="11pt"/>
    </style:style>
    <style:style style:name="T5858" style:parent-style-name="DefaultParagraphFont" style:family="text">
      <style:text-properties style:font-name="Garamond" fo:font-size="11pt" style:font-size-asian="11pt" style:font-size-complex="11pt"/>
    </style:style>
    <style:style style:name="T5859" style:parent-style-name="DefaultParagraphFont" style:family="text">
      <style:text-properties style:font-name="Garamond" fo:font-size="11pt" style:font-size-asian="11pt" style:font-size-complex="11pt"/>
    </style:style>
    <style:style style:name="T5860" style:parent-style-name="DefaultParagraphFont" style:family="text">
      <style:text-properties style:font-name="Garamond" fo:font-size="11pt" style:font-size-asian="11pt" style:font-size-complex="11pt"/>
    </style:style>
    <style:style style:name="T5861" style:parent-style-name="DefaultParagraphFont" style:family="text">
      <style:text-properties style:font-name="Garamond" fo:font-size="11pt" style:font-size-asian="11pt" style:font-size-complex="11pt"/>
    </style:style>
    <style:style style:name="T5862" style:parent-style-name="DefaultParagraphFont" style:family="text">
      <style:text-properties style:font-name="Garamond" fo:font-size="11pt" style:font-size-asian="11pt" style:font-size-complex="11pt"/>
    </style:style>
    <style:style style:name="T5863" style:parent-style-name="DefaultParagraphFont" style:family="text">
      <style:text-properties style:font-name="Garamond" fo:font-size="11pt" style:font-size-asian="11pt" style:font-size-complex="11pt"/>
    </style:style>
    <style:style style:name="T5864" style:parent-style-name="DefaultParagraphFont" style:family="text">
      <style:text-properties style:font-name="Garamond" fo:font-size="11pt" style:font-size-asian="11pt" style:font-size-complex="11pt"/>
    </style:style>
    <style:style style:name="T5865" style:parent-style-name="DefaultParagraphFont" style:family="text">
      <style:text-properties style:font-name="Garamond" fo:font-size="11pt" style:font-size-asian="11pt" style:font-size-complex="11pt"/>
    </style:style>
    <style:style style:name="T5866" style:parent-style-name="DefaultParagraphFont" style:family="text">
      <style:text-properties style:font-name="Garamond" fo:font-size="11pt" style:font-size-asian="11pt" style:font-size-complex="11pt"/>
    </style:style>
    <style:style style:name="T5867" style:parent-style-name="DefaultParagraphFont" style:family="text">
      <style:text-properties style:font-name="Garamond" fo:font-size="11pt" style:font-size-asian="11pt" style:font-size-complex="11pt"/>
    </style:style>
    <style:style style:name="T5868" style:parent-style-name="DefaultParagraphFont" style:family="text">
      <style:text-properties style:font-name="Garamond" fo:font-size="11pt" style:font-size-asian="11pt" style:font-size-complex="11pt"/>
    </style:style>
    <style:style style:name="T5869" style:parent-style-name="DefaultParagraphFont" style:family="text">
      <style:text-properties style:font-name="Garamond" fo:font-size="11pt" style:font-size-asian="11pt" style:font-size-complex="11pt"/>
    </style:style>
    <style:style style:name="T5870" style:parent-style-name="DefaultParagraphFont" style:family="text">
      <style:text-properties style:font-name="Garamond" fo:font-weight="bold" style:font-weight-asian="bold" style:font-weight-complex="bold" fo:font-size="11pt" style:font-size-asian="11pt" style:font-size-complex="11pt"/>
    </style:style>
    <style:style style:name="T5871" style:parent-style-name="DefaultParagraphFont" style:family="text">
      <style:text-properties style:font-name="Garamond" fo:font-weight="bold" style:font-weight-asian="bold" style:font-weight-complex="bold" fo:font-size="11pt" style:font-size-asian="11pt" style:font-size-complex="11pt"/>
    </style:style>
    <style:style style:name="T5872" style:parent-style-name="DefaultParagraphFont" style:family="text">
      <style:text-properties style:font-name="Garamond" fo:font-weight="bold" style:font-weight-asian="bold" style:font-weight-complex="bold" fo:font-size="11pt" style:font-size-asian="11pt" style:font-size-complex="11pt"/>
    </style:style>
    <style:style style:name="T5873" style:parent-style-name="DefaultParagraphFont" style:family="text">
      <style:text-properties style:font-name="Garamond" fo:font-size="11pt" style:font-size-asian="11pt" style:font-size-complex="11pt"/>
    </style:style>
    <style:style style:name="P587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7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7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77" style:parent-style-name="Normal" style:family="paragraph">
      <style:paragraph-properties fo:text-align="justify" fo:margin-bottom="0in" fo:line-height="115%" fo:text-indent="0.2in"/>
    </style:style>
    <style:style style:name="T5878" style:parent-style-name="DefaultParagraphFont" style:family="text">
      <style:text-properties style:font-name="Garamond" fo:font-size="11pt" style:font-size-asian="11pt" style:font-size-complex="11pt"/>
    </style:style>
    <style:style style:name="T5879" style:parent-style-name="DefaultParagraphFont" style:family="text">
      <style:text-properties style:font-name="Garamond" fo:font-size="11pt" style:font-size-asian="11pt" style:font-size-complex="11pt"/>
    </style:style>
    <style:style style:name="T5880" style:parent-style-name="DefaultParagraphFont" style:family="text">
      <style:text-properties style:font-name="Garamond" fo:font-size="11pt" style:font-size-asian="11pt" style:font-size-complex="11pt"/>
    </style:style>
    <style:style style:name="T5881" style:parent-style-name="DefaultParagraphFont" style:family="text">
      <style:text-properties style:font-name="Garamond" fo:font-size="11pt" style:font-size-asian="11pt" style:font-size-complex="11pt"/>
    </style:style>
    <style:style style:name="T5882" style:parent-style-name="DefaultParagraphFont" style:family="text">
      <style:text-properties style:font-name="Garamond" fo:font-size="11pt" style:font-size-asian="11pt" style:font-size-complex="11pt"/>
    </style:style>
    <style:style style:name="T5883" style:parent-style-name="DefaultParagraphFont" style:family="text">
      <style:text-properties style:font-name="Garamond" fo:font-size="11pt" style:font-size-asian="11pt" style:font-size-complex="11pt"/>
    </style:style>
    <style:style style:name="T5884" style:parent-style-name="DefaultParagraphFont" style:family="text">
      <style:text-properties style:font-name="Garamond" fo:font-size="11pt" style:font-size-asian="11pt" style:font-size-complex="11pt"/>
    </style:style>
    <style:style style:name="T5885" style:parent-style-name="DefaultParagraphFont" style:family="text">
      <style:text-properties style:font-name="Garamond" fo:font-size="11pt" style:font-size-asian="11pt" style:font-size-complex="11pt"/>
    </style:style>
    <style:style style:name="T5886" style:parent-style-name="DefaultParagraphFont" style:family="text">
      <style:text-properties style:font-name="Garamond" fo:font-size="11pt" style:font-size-asian="11pt" style:font-size-complex="11pt"/>
    </style:style>
    <style:style style:name="T5887" style:parent-style-name="DefaultParagraphFont" style:family="text">
      <style:text-properties style:font-name="Garamond" fo:font-size="11pt" style:font-size-asian="11pt" style:font-size-complex="11pt"/>
    </style:style>
    <style:style style:name="T5888" style:parent-style-name="DefaultParagraphFont" style:family="text">
      <style:text-properties style:font-name="Garamond" fo:font-size="11pt" style:font-size-asian="11pt" style:font-size-complex="11pt"/>
    </style:style>
    <style:style style:name="T5889" style:parent-style-name="DefaultParagraphFont" style:family="text">
      <style:text-properties style:font-name="Garamond" fo:font-size="11pt" style:font-size-asian="11pt" style:font-size-complex="11pt"/>
    </style:style>
    <style:style style:name="T5890" style:parent-style-name="DefaultParagraphFont" style:family="text">
      <style:text-properties style:font-name="Garamond" fo:font-weight="bold" style:font-weight-asian="bold" style:font-weight-complex="bold" fo:font-size="11pt" style:font-size-asian="11pt" style:font-size-complex="11pt"/>
    </style:style>
    <style:style style:name="T5891" style:parent-style-name="DefaultParagraphFont" style:family="text">
      <style:text-properties style:font-name="Garamond" fo:font-weight="bold" style:font-weight-asian="bold" style:font-weight-complex="bold" fo:font-size="11pt" style:font-size-asian="11pt" style:font-size-complex="11pt"/>
    </style:style>
    <style:style style:name="T5892" style:parent-style-name="DefaultParagraphFont" style:family="text">
      <style:text-properties style:font-name="Garamond" fo:font-size="11pt" style:font-size-asian="11pt" style:font-size-complex="11pt"/>
    </style:style>
    <style:style style:name="T5893" style:parent-style-name="DefaultParagraphFont" style:family="text">
      <style:text-properties style:font-name="Garamond" fo:font-size="11pt" style:font-size-asian="11pt" style:font-size-complex="11pt"/>
    </style:style>
    <style:style style:name="T5894" style:parent-style-name="DefaultParagraphFont" style:family="text">
      <style:text-properties style:font-name="Garamond" fo:font-size="11pt" style:font-size-asian="11pt" style:font-size-complex="11pt"/>
    </style:style>
    <style:style style:name="P589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96" style:parent-style-name="Heading2" style:family="paragraph">
      <style:paragraph-properties fo:text-align="start" fo:line-height="115%"/>
      <style:text-properties style:font-name="Garamond"/>
    </style:style>
    <style:style style:name="P589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9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89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0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01" style:parent-style-name="Normal" style:family="paragraph">
      <style:paragraph-properties fo:text-align="justify" fo:margin-bottom="0in" fo:line-height="115%" fo:text-indent="0.2in"/>
    </style:style>
    <style:style style:name="T5902" style:parent-style-name="DefaultParagraphFont" style:family="text">
      <style:text-properties style:font-name="Garamond" fo:font-size="11pt" style:font-size-asian="11pt" style:font-size-complex="11pt"/>
    </style:style>
    <style:style style:name="T5903" style:parent-style-name="Hyperlink" style:family="text">
      <style:text-properties style:font-name="Garamond" fo:font-size="11pt" style:font-size-asian="11pt" style:font-size-complex="11pt"/>
    </style:style>
    <style:style style:name="T5904" style:parent-style-name="DefaultParagraphFont" style:family="text">
      <style:text-properties style:font-name="Garamond" fo:font-size="11pt" style:font-size-asian="11pt" style:font-size-complex="11pt"/>
    </style:style>
    <style:style style:name="T5905" style:parent-style-name="DefaultParagraphFont" style:family="text">
      <style:text-properties style:font-name="Garamond" fo:font-size="11pt" style:font-size-asian="11pt" style:font-size-complex="11pt"/>
    </style:style>
    <style:style style:name="T5906" style:parent-style-name="DefaultParagraphFont" style:family="text">
      <style:text-properties style:font-name="Garamond" fo:font-size="11pt" style:font-size-asian="11pt" style:font-size-complex="11pt"/>
    </style:style>
    <style:style style:name="T5907" style:parent-style-name="DefaultParagraphFont" style:family="text">
      <style:text-properties style:font-name="Garamond" fo:font-size="11pt" style:font-size-asian="11pt" style:font-size-complex="11pt"/>
    </style:style>
    <style:style style:name="T5908" style:parent-style-name="DefaultParagraphFont" style:family="text">
      <style:text-properties style:font-name="Garamond" fo:font-size="11pt" style:font-size-asian="11pt" style:font-size-complex="11pt"/>
    </style:style>
    <style:style style:name="T5909" style:parent-style-name="DefaultParagraphFont" style:family="text">
      <style:text-properties style:font-name="Garamond" fo:font-size="11pt" style:font-size-asian="11pt" style:font-size-complex="11pt"/>
    </style:style>
    <style:style style:name="T5910" style:parent-style-name="DefaultParagraphFont" style:family="text">
      <style:text-properties style:font-name="Garamond" fo:font-size="11pt" style:font-size-asian="11pt" style:font-size-complex="11pt"/>
    </style:style>
    <style:style style:name="T5911" style:parent-style-name="DefaultParagraphFont" style:family="text">
      <style:text-properties style:font-name="Garamond" fo:font-size="11pt" style:font-size-asian="11pt" style:font-size-complex="11pt"/>
    </style:style>
    <style:style style:name="T5912" style:parent-style-name="DefaultParagraphFont" style:family="text">
      <style:text-properties style:font-name="Garamond" fo:font-size="11pt" style:font-size-asian="11pt" style:font-size-complex="11pt"/>
    </style:style>
    <style:style style:name="T5913" style:parent-style-name="DefaultParagraphFont" style:family="text">
      <style:text-properties style:font-name="Garamond" fo:font-size="11pt" style:font-size-asian="11pt" style:font-size-complex="11pt"/>
    </style:style>
    <style:style style:name="T5914" style:parent-style-name="DefaultParagraphFont" style:family="text">
      <style:text-properties style:font-name="Garamond" fo:font-weight="bold" style:font-weight-asian="bold" style:font-weight-complex="bold" fo:font-size="11pt" style:font-size-asian="11pt" style:font-size-complex="11pt"/>
    </style:style>
    <style:style style:name="T5915" style:parent-style-name="DefaultParagraphFont" style:family="text">
      <style:text-properties style:font-name="Garamond" fo:font-weight="bold" style:font-weight-asian="bold" style:font-weight-complex="bold" fo:font-size="11pt" style:font-size-asian="11pt" style:font-size-complex="11pt"/>
    </style:style>
    <style:style style:name="T5916" style:parent-style-name="DefaultParagraphFont" style:family="text">
      <style:text-properties style:font-name="Garamond" fo:font-weight="bold" style:font-weight-asian="bold" style:font-weight-complex="bold" fo:font-size="11pt" style:font-size-asian="11pt" style:font-size-complex="11pt"/>
    </style:style>
    <style:style style:name="T5917" style:parent-style-name="DefaultParagraphFont" style:family="text">
      <style:text-properties style:font-name="Garamond" fo:font-weight="bold" style:font-weight-asian="bold" style:font-weight-complex="bold" fo:font-size="11pt" style:font-size-asian="11pt" style:font-size-complex="11pt"/>
    </style:style>
    <style:style style:name="T5918" style:parent-style-name="DefaultParagraphFont" style:family="text">
      <style:text-properties style:font-name="Garamond" fo:font-weight="bold" style:font-weight-asian="bold" style:font-weight-complex="bold" fo:font-size="11pt" style:font-size-asian="11pt" style:font-size-complex="11pt"/>
    </style:style>
    <style:style style:name="T5919" style:parent-style-name="DefaultParagraphFont" style:family="text">
      <style:text-properties style:font-name="Garamond" fo:font-weight="bold" style:font-weight-asian="bold" style:font-weight-complex="bold" fo:font-size="11pt" style:font-size-asian="11pt" style:font-size-complex="11pt"/>
    </style:style>
    <style:style style:name="P592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1" style:parent-style-name="Heading2" style:family="paragraph">
      <style:paragraph-properties fo:text-align="start" fo:line-height="115%"/>
      <style:text-properties style:font-name="Garamond"/>
    </style:style>
    <style:style style:name="P592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2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0" style:parent-style-name="Heading2" style:family="paragraph">
      <style:paragraph-properties fo:text-align="start" fo:line-height="115%"/>
      <style:text-properties style:font-name="Garamond"/>
    </style:style>
    <style:style style:name="P593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3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4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5941" style:parent-style-name="Normal" style:family="paragraph">
      <style:paragraph-properties fo:text-align="justify" fo:margin-bottom="0in" fo:line-height="115%" fo:text-indent="0.2in"/>
    </style:style>
    <style:style style:name="T5942" style:parent-style-name="DefaultParagraphFont" style:family="text">
      <style:text-properties style:font-name="Garamond" fo:font-size="11pt" style:font-size-asian="11pt" style:font-size-complex="11pt"/>
    </style:style>
    <style:style style:name="T5943" style:parent-style-name="DefaultParagraphFont" style:family="text">
      <style:text-properties style:font-name="Garamond" fo:font-size="11pt" style:font-size-asian="11pt" style:font-size-complex="11pt"/>
    </style:style>
    <style:style style:name="T5944" style:parent-style-name="DefaultParagraphFont" style:family="text">
      <style:text-properties style:font-name="Garamond" fo:font-size="11pt" style:font-size-asian="11pt" style:font-size-complex="11pt"/>
    </style:style>
    <style:style style:name="T5945" style:parent-style-name="DefaultParagraphFont" style:family="text">
      <style:text-properties style:font-name="Garamond" fo:font-size="11pt" style:font-size-asian="11pt" style:font-size-complex="11pt"/>
    </style:style>
    <style:style style:name="T5946" style:parent-style-name="DefaultParagraphFont" style:family="text">
      <style:text-properties style:font-name="Garamond" fo:font-size="11pt" style:font-size-asian="11pt" style:font-size-complex="11pt"/>
    </style:style>
    <style:style style:name="T5947" style:parent-style-name="DefaultParagraphFont" style:family="text">
      <style:text-properties style:font-name="Garamond" fo:font-size="11pt" style:font-size-asian="11pt" style:font-size-complex="11pt"/>
    </style:style>
    <style:style style:name="T5948" style:parent-style-name="DefaultParagraphFont" style:family="text">
      <style:text-properties style:font-name="Garamond" fo:font-size="11pt" style:font-size-asian="11pt" style:font-size-complex="11pt"/>
    </style:style>
    <style:style style:name="T5949" style:parent-style-name="DefaultParagraphFont" style:family="text">
      <style:text-properties style:font-name="Garamond" fo:font-size="11pt" style:font-size-asian="11pt" style:font-size-complex="11pt"/>
    </style:style>
    <style:style style:name="T5950" style:parent-style-name="DefaultParagraphFont" style:family="text">
      <style:text-properties style:font-name="Garamond" fo:font-size="11pt" style:font-size-asian="11pt" style:font-size-complex="11pt"/>
    </style:style>
    <style:style style:name="T5951" style:parent-style-name="DefaultParagraphFont" style:family="text">
      <style:text-properties style:font-name="Garamond" fo:font-size="11pt" style:font-size-asian="11pt" style:font-size-complex="11pt"/>
    </style:style>
    <style:style style:name="T5952" style:parent-style-name="DefaultParagraphFont" style:family="text">
      <style:text-properties style:font-name="Garamond" fo:font-size="11pt" style:font-size-asian="11pt" style:font-size-complex="11pt"/>
    </style:style>
    <style:style style:name="T5953" style:parent-style-name="DefaultParagraphFont" style:family="text">
      <style:text-properties style:font-name="Garamond" fo:font-size="11pt" style:font-size-asian="11pt" style:font-size-complex="11pt"/>
    </style:style>
    <style:style style:name="T5954" style:parent-style-name="DefaultParagraphFont" style:family="text">
      <style:text-properties style:font-name="Garamond" fo:font-size="11pt" style:font-size-asian="11pt" style:font-size-complex="11pt"/>
    </style:style>
    <style:style style:name="T5955" style:parent-style-name="DefaultParagraphFont" style:family="text">
      <style:text-properties style:font-name="Garamond" fo:font-size="11pt" style:font-size-asian="11pt" style:font-size-complex="11pt"/>
    </style:style>
    <style:style style:name="T5956" style:parent-style-name="DefaultParagraphFont" style:family="text">
      <style:text-properties style:font-name="Garamond" fo:font-size="11pt" style:font-size-asian="11pt" style:font-size-complex="11pt"/>
    </style:style>
    <style:style style:name="T5957" style:parent-style-name="DefaultParagraphFont" style:family="text">
      <style:text-properties style:font-name="Garamond" fo:font-size="11pt" style:font-size-asian="11pt" style:font-size-complex="11pt"/>
    </style:style>
    <style:style style:name="T5958" style:parent-style-name="DefaultParagraphFont" style:family="text">
      <style:text-properties style:font-name="Garamond" fo:font-size="11pt" style:font-size-asian="11pt" style:font-size-complex="11pt"/>
    </style:style>
    <style:style style:name="T5959" style:parent-style-name="DefaultParagraphFont" style:family="text">
      <style:text-properties style:font-name="Garamond" fo:font-size="11pt" style:font-size-asian="11pt" style:font-size-complex="11pt"/>
    </style:style>
    <style:style style:name="T5960" style:parent-style-name="DefaultParagraphFont" style:family="text">
      <style:text-properties style:font-name="Garamond" fo:font-size="11pt" style:font-size-asian="11pt" style:font-size-complex="11pt"/>
    </style:style>
    <style:style style:name="T5961" style:parent-style-name="DefaultParagraphFont" style:family="text">
      <style:text-properties style:font-name="Garamond" fo:font-size="11pt" style:font-size-asian="11pt" style:font-size-complex="11pt"/>
    </style:style>
    <style:style style:name="T5962" style:parent-style-name="DefaultParagraphFont" style:family="text">
      <style:text-properties style:font-name="Garamond" fo:font-size="11pt" style:font-size-asian="11pt" style:font-size-complex="11pt"/>
    </style:style>
    <style:style style:name="T5963" style:parent-style-name="DefaultParagraphFont" style:family="text">
      <style:text-properties style:font-name="Garamond" fo:font-size="11pt" style:font-size-asian="11pt" style:font-size-complex="11pt"/>
    </style:style>
    <style:style style:name="T5964" style:parent-style-name="DefaultParagraphFont" style:family="text">
      <style:text-properties style:font-name="Garamond" fo:font-size="11pt" style:font-size-asian="11pt" style:font-size-complex="11pt"/>
    </style:style>
    <style:style style:name="T5965" style:parent-style-name="DefaultParagraphFont" style:family="text">
      <style:text-properties style:font-name="Garamond" fo:font-size="11pt" style:font-size-asian="11pt" style:font-size-complex="11pt"/>
    </style:style>
    <style:style style:name="T5966" style:parent-style-name="DefaultParagraphFont" style:family="text">
      <style:text-properties style:font-name="Garamond" fo:font-size="11pt" style:font-size-asian="11pt" style:font-size-complex="11pt"/>
    </style:style>
    <style:style style:name="T5967" style:parent-style-name="DefaultParagraphFont" style:family="text">
      <style:text-properties style:font-name="Garamond" fo:font-size="11pt" style:font-size-asian="11pt" style:font-size-complex="11pt"/>
    </style:style>
    <style:style style:name="T5968" style:parent-style-name="DefaultParagraphFont" style:family="text">
      <style:text-properties style:font-name="Garamond" fo:font-size="11pt" style:font-size-asian="11pt" style:font-size-complex="11pt"/>
    </style:style>
    <style:style style:name="T5969" style:parent-style-name="DefaultParagraphFont" style:family="text">
      <style:text-properties style:font-name="Garamond" fo:font-weight="bold" style:font-weight-asian="bold" style:font-weight-complex="bold" fo:font-size="11pt" style:font-size-asian="11pt" style:font-size-complex="11pt"/>
    </style:style>
    <style:style style:name="T5970" style:parent-style-name="DefaultParagraphFont" style:family="text">
      <style:text-properties style:font-name="Garamond" fo:font-weight="bold" style:font-weight-asian="bold" style:font-weight-complex="bold" fo:font-size="11pt" style:font-size-asian="11pt" style:font-size-complex="11pt"/>
    </style:style>
    <style:style style:name="T5971" style:parent-style-name="DefaultParagraphFont" style:family="text">
      <style:text-properties style:font-name="Garamond" fo:font-weight="bold" style:font-weight-asian="bold" style:font-weight-complex="bold" fo:font-size="11pt" style:font-size-asian="11pt" style:font-size-complex="11pt"/>
    </style:style>
    <style:style style:name="T5972" style:parent-style-name="DefaultParagraphFont" style:family="text">
      <style:text-properties style:font-name="Garamond" fo:font-weight="bold" style:font-weight-asian="bold" style:font-weight-complex="bold" fo:font-size="11pt" style:font-size-asian="11pt" style:font-size-complex="11pt"/>
    </style:style>
    <style:style style:name="T5973" style:parent-style-name="DefaultParagraphFont" style:family="text">
      <style:text-properties style:font-name="Garamond" fo:font-weight="bold" style:font-weight-asian="bold" style:font-weight-complex="bold" fo:font-size="11pt" style:font-size-asian="11pt" style:font-size-complex="11pt"/>
    </style:style>
    <style:style style:name="T5974" style:parent-style-name="DefaultParagraphFont" style:family="text">
      <style:text-properties style:font-name="Garamond" fo:font-size="11pt" style:font-size-asian="11pt" style:font-size-complex="11pt"/>
    </style:style>
    <style:style style:name="T5975" style:parent-style-name="DefaultParagraphFont" style:family="text">
      <style:text-properties style:font-name="Garamond" fo:font-size="11pt" style:font-size-asian="11pt" style:font-size-complex="11pt"/>
    </style:style>
    <style:style style:name="T5976" style:parent-style-name="DefaultParagraphFont" style:family="text">
      <style:text-properties style:font-name="Garamond" fo:font-size="11pt" style:font-size-asian="11pt" style:font-size-complex="11pt"/>
    </style:style>
    <style:style style:name="T5977" style:parent-style-name="DefaultParagraphFont" style:family="text">
      <style:text-properties style:font-name="Garamond" fo:font-size="11pt" style:font-size-asian="11pt" style:font-size-complex="11pt"/>
    </style:style>
    <style:style style:name="T5978" style:parent-style-name="DefaultParagraphFont" style:family="text">
      <style:text-properties style:font-name="Garamond" fo:font-size="11pt" style:font-size-asian="11pt" style:font-size-complex="11pt"/>
    </style:style>
    <style:style style:name="T5979" style:parent-style-name="DefaultParagraphFont" style:family="text">
      <style:text-properties style:font-name="Garamond" fo:font-size="11pt" style:font-size-asian="11pt" style:font-size-complex="11pt"/>
    </style:style>
    <style:style style:name="T5980" style:parent-style-name="DefaultParagraphFont" style:family="text">
      <style:text-properties style:font-name="Garamond" fo:font-size="11pt" style:font-size-asian="11pt" style:font-size-complex="11pt"/>
    </style:style>
    <style:style style:name="T5981" style:parent-style-name="DefaultParagraphFont" style:family="text">
      <style:text-properties style:font-name="Garamond" fo:font-size="11pt" style:font-size-asian="11pt" style:font-size-complex="11pt"/>
    </style:style>
    <style:style style:name="T5982" style:parent-style-name="DefaultParagraphFont" style:family="text">
      <style:text-properties style:font-name="Garamond" fo:font-size="11pt" style:font-size-asian="11pt" style:font-size-complex="11pt"/>
    </style:style>
    <style:style style:name="T5983" style:parent-style-name="DefaultParagraphFont" style:family="text">
      <style:text-properties style:font-name="Garamond" fo:font-size="11pt" style:font-size-asian="11pt" style:font-size-complex="11pt"/>
    </style:style>
    <style:style style:name="T5984" style:parent-style-name="DefaultParagraphFont" style:family="text">
      <style:text-properties style:font-name="Garamond" fo:font-size="11pt" style:font-size-asian="11pt" style:font-size-complex="11pt"/>
    </style:style>
    <style:style style:name="T5985" style:parent-style-name="DefaultParagraphFont" style:family="text">
      <style:text-properties style:font-name="Garamond" fo:font-weight="bold" style:font-weight-asian="bold" style:font-weight-complex="bold" fo:font-size="11pt" style:font-size-asian="11pt" style:font-size-complex="11pt"/>
    </style:style>
    <style:style style:name="T5986" style:parent-style-name="DefaultParagraphFont" style:family="text">
      <style:text-properties style:font-name="Garamond" fo:font-weight="bold" style:font-weight-asian="bold" style:font-weight-complex="bold" fo:font-size="11pt" style:font-size-asian="11pt" style:font-size-complex="11pt"/>
    </style:style>
    <style:style style:name="T5987" style:parent-style-name="DefaultParagraphFont" style:family="text">
      <style:text-properties style:font-name="Garamond" fo:font-weight="bold" style:font-weight-asian="bold" style:font-weight-complex="bold" fo:font-size="11pt" style:font-size-asian="11pt" style:font-size-complex="11pt"/>
    </style:style>
    <style:style style:name="T5988" style:parent-style-name="DefaultParagraphFont" style:family="text">
      <style:text-properties style:font-name="Garamond" fo:font-weight="bold" style:font-weight-asian="bold" style:font-weight-complex="bold" fo:font-size="11pt" style:font-size-asian="11pt" style:font-size-complex="11pt"/>
    </style:style>
    <style:style style:name="T5989" style:parent-style-name="DefaultParagraphFont" style:family="text">
      <style:text-properties style:font-name="Garamond" fo:font-weight="bold" style:font-weight-asian="bold" style:font-weight-complex="bold" fo:font-size="11pt" style:font-size-asian="11pt" style:font-size-complex="11pt"/>
    </style:style>
    <style:style style:name="T5990" style:parent-style-name="DefaultParagraphFont" style:family="text">
      <style:text-properties style:font-name="Garamond" fo:font-weight="bold" style:font-weight-asian="bold" style:font-weight-complex="bold" fo:font-size="11pt" style:font-size-asian="11pt" style:font-size-complex="11pt"/>
    </style:style>
    <style:style style:name="T5991" style:parent-style-name="DefaultParagraphFont" style:family="text">
      <style:text-properties style:font-name="Garamond" fo:font-weight="bold" style:font-weight-asian="bold" style:font-weight-complex="bold" fo:font-size="11pt" style:font-size-asian="11pt" style:font-size-complex="11pt"/>
    </style:style>
    <style:style style:name="T5992" style:parent-style-name="DefaultParagraphFont" style:family="text">
      <style:text-properties style:font-name="Garamond" fo:font-weight="bold" style:font-weight-asian="bold" style:font-weight-complex="bold" fo:font-size="11pt" style:font-size-asian="11pt" style:font-size-complex="11pt"/>
    </style:style>
    <style:style style:name="P5993" style:parent-style-name="Normal" style:family="paragraph">
      <style:paragraph-properties fo:text-align="justify" fo:margin-bottom="0in" fo:line-height="115%" fo:text-indent="0.2in"/>
    </style:style>
    <style:style style:name="T5994" style:parent-style-name="DefaultParagraphFont" style:family="text">
      <style:text-properties style:font-name="Garamond" fo:font-size="11pt" style:font-size-asian="11pt" style:font-size-complex="11pt"/>
    </style:style>
    <style:style style:name="T5995" style:parent-style-name="DefaultParagraphFont" style:family="text">
      <style:text-properties style:font-name="Garamond" fo:font-size="11pt" style:font-size-asian="11pt" style:font-size-complex="11pt"/>
    </style:style>
    <style:style style:name="T5996" style:parent-style-name="DefaultParagraphFont" style:family="text">
      <style:text-properties style:font-name="Garamond" fo:font-size="11pt" style:font-size-asian="11pt" style:font-size-complex="11pt"/>
    </style:style>
    <style:style style:name="T5997" style:parent-style-name="DefaultParagraphFont" style:family="text">
      <style:text-properties style:font-name="Garamond" fo:font-size="11pt" style:font-size-asian="11pt" style:font-size-complex="11pt"/>
    </style:style>
    <style:style style:name="T5998" style:parent-style-name="DefaultParagraphFont" style:family="text">
      <style:text-properties style:font-name="Garamond" fo:font-size="11pt" style:font-size-asian="11pt" style:font-size-complex="11pt"/>
    </style:style>
    <style:style style:name="T5999" style:parent-style-name="DefaultParagraphFont" style:family="text">
      <style:text-properties style:font-name="Garamond" fo:font-size="11pt" style:font-size-asian="11pt" style:font-size-complex="11pt"/>
    </style:style>
    <style:style style:name="T6000" style:parent-style-name="DefaultParagraphFont" style:family="text">
      <style:text-properties style:font-name="Garamond" fo:font-size="11pt" style:font-size-asian="11pt" style:font-size-complex="11pt"/>
    </style:style>
    <style:style style:name="T6001" style:parent-style-name="DefaultParagraphFont" style:family="text">
      <style:text-properties style:font-name="Garamond" fo:font-size="11pt" style:font-size-asian="11pt" style:font-size-complex="11pt"/>
    </style:style>
    <style:style style:name="T6002" style:parent-style-name="DefaultParagraphFont" style:family="text">
      <style:text-properties style:font-name="Garamond" fo:font-size="11pt" style:font-size-asian="11pt" style:font-size-complex="11pt"/>
    </style:style>
    <style:style style:name="T6003" style:parent-style-name="DefaultParagraphFont" style:family="text">
      <style:text-properties style:font-name="Garamond" fo:font-size="11pt" style:font-size-asian="11pt" style:font-size-complex="11pt"/>
    </style:style>
    <style:style style:name="T6004" style:parent-style-name="DefaultParagraphFont" style:family="text">
      <style:text-properties style:font-name="Garamond" fo:font-size="11pt" style:font-size-asian="11pt" style:font-size-complex="11pt"/>
    </style:style>
    <style:style style:name="T6005" style:parent-style-name="DefaultParagraphFont" style:family="text">
      <style:text-properties style:font-name="Garamond" fo:font-size="11pt" style:font-size-asian="11pt" style:font-size-complex="11pt"/>
    </style:style>
    <style:style style:name="T6006" style:parent-style-name="DefaultParagraphFont" style:family="text">
      <style:text-properties style:font-name="Garamond" fo:font-weight="bold" style:font-weight-asian="bold" style:font-weight-complex="bold" fo:font-size="11pt" style:font-size-asian="11pt" style:font-size-complex="11pt"/>
    </style:style>
    <style:style style:name="T6007" style:parent-style-name="DefaultParagraphFont" style:family="text">
      <style:text-properties style:font-name="Garamond" fo:font-weight="bold" style:font-weight-asian="bold" style:font-weight-complex="bold" fo:font-size="11pt" style:font-size-asian="11pt" style:font-size-complex="11pt"/>
    </style:style>
    <style:style style:name="T6008" style:parent-style-name="DefaultParagraphFont" style:family="text">
      <style:text-properties style:font-name="Garamond" fo:font-weight="bold" style:font-weight-asian="bold" style:font-weight-complex="bold" fo:font-size="11pt" style:font-size-asian="11pt" style:font-size-complex="11pt"/>
    </style:style>
    <style:style style:name="T6009" style:parent-style-name="DefaultParagraphFont" style:family="text">
      <style:text-properties style:font-name="Garamond" fo:font-weight="bold" style:font-weight-asian="bold" style:font-weight-complex="bold" fo:font-size="11pt" style:font-size-asian="11pt" style:font-size-complex="11pt"/>
    </style:style>
    <style:style style:name="T6010" style:parent-style-name="DefaultParagraphFont" style:family="text">
      <style:text-properties style:font-name="Garamond" fo:font-weight="bold" style:font-weight-asian="bold" style:font-weight-complex="bold" fo:font-size="11pt" style:font-size-asian="11pt" style:font-size-complex="11pt"/>
    </style:style>
    <style:style style:name="T6011" style:parent-style-name="DefaultParagraphFont" style:family="text">
      <style:text-properties style:font-name="Garamond" fo:font-weight="bold" style:font-weight-asian="bold" style:font-weight-complex="bold" fo:font-size="11pt" style:font-size-asian="11pt" style:font-size-complex="11pt"/>
    </style:style>
    <style:style style:name="T6012" style:parent-style-name="DefaultParagraphFont" style:family="text">
      <style:text-properties style:font-name="Garamond" fo:font-weight="bold" style:font-weight-asian="bold" style:font-weight-complex="bold" fo:font-size="11pt" style:font-size-asian="11pt" style:font-size-complex="11pt"/>
    </style:style>
    <style:style style:name="P6013" style:parent-style-name="Normal" style:family="paragraph">
      <style:paragraph-properties fo:text-align="justify" fo:margin-bottom="0in" fo:line-height="115%" fo:text-indent="0.2in"/>
    </style:style>
    <style:style style:name="T6014" style:parent-style-name="DefaultParagraphFont" style:family="text">
      <style:text-properties style:font-name="Garamond" fo:font-size="11pt" style:font-size-asian="11pt" style:font-size-complex="11pt"/>
    </style:style>
    <style:style style:name="T6015" style:parent-style-name="DefaultParagraphFont" style:family="text">
      <style:text-properties style:font-name="Garamond" fo:font-weight="bold" style:font-weight-asian="bold" style:font-weight-complex="bold" fo:font-size="11pt" style:font-size-asian="11pt" style:font-size-complex="11pt"/>
    </style:style>
    <style:style style:name="T6016" style:parent-style-name="DefaultParagraphFont" style:family="text">
      <style:text-properties style:font-name="Garamond" fo:font-weight="bold" style:font-weight-asian="bold" style:font-weight-complex="bold" fo:font-size="11pt" style:font-size-asian="11pt" style:font-size-complex="11pt"/>
    </style:style>
    <style:style style:name="T6017" style:parent-style-name="DefaultParagraphFont" style:family="text">
      <style:text-properties style:font-name="Garamond" fo:font-weight="bold" style:font-weight-asian="bold" style:font-weight-complex="bold" fo:font-size="11pt" style:font-size-asian="11pt" style:font-size-complex="11pt"/>
    </style:style>
    <style:style style:name="T6018" style:parent-style-name="DefaultParagraphFont" style:family="text">
      <style:text-properties style:font-name="Garamond" fo:font-weight="bold" style:font-weight-asian="bold" style:font-weight-complex="bold" fo:font-size="11pt" style:font-size-asian="11pt" style:font-size-complex="11pt"/>
    </style:style>
    <style:style style:name="T6019" style:parent-style-name="DefaultParagraphFont" style:family="text">
      <style:text-properties style:font-name="Garamond" fo:font-weight="bold" style:font-weight-asian="bold" style:font-weight-complex="bold" fo:font-size="11pt" style:font-size-asian="11pt" style:font-size-complex="11pt"/>
    </style:style>
    <style:style style:name="T6020" style:parent-style-name="DefaultParagraphFont" style:family="text">
      <style:text-properties style:font-name="Garamond" fo:font-weight="bold" style:font-weight-asian="bold" style:font-weight-complex="bold" fo:font-size="11pt" style:font-size-asian="11pt" style:font-size-complex="11pt"/>
    </style:style>
    <style:style style:name="T6021" style:parent-style-name="DefaultParagraphFont" style:family="text">
      <style:text-properties style:font-name="Garamond" fo:font-weight="bold" style:font-weight-asian="bold" style:font-weight-complex="bold" fo:font-size="11pt" style:font-size-asian="11pt" style:font-size-complex="11pt"/>
    </style:style>
    <style:style style:name="T6022" style:parent-style-name="DefaultParagraphFont" style:family="text">
      <style:text-properties style:font-name="Garamond" fo:font-weight="bold" style:font-weight-asian="bold" style:font-weight-complex="bold" fo:font-size="11pt" style:font-size-asian="11pt" style:font-size-complex="11pt"/>
    </style:style>
    <style:style style:name="T6023" style:parent-style-name="DefaultParagraphFont" style:family="text">
      <style:text-properties style:font-name="Garamond" fo:font-weight="bold" style:font-weight-asian="bold" style:font-weight-complex="bold" fo:font-size="11pt" style:font-size-asian="11pt" style:font-size-complex="11pt"/>
    </style:style>
    <style:style style:name="T6024" style:parent-style-name="DefaultParagraphFont" style:family="text">
      <style:text-properties style:font-name="Garamond" fo:font-weight="bold" style:font-weight-asian="bold" style:font-weight-complex="bold" fo:font-size="11pt" style:font-size-asian="11pt" style:font-size-complex="11pt"/>
    </style:style>
    <style:style style:name="T6025" style:parent-style-name="DefaultParagraphFont" style:family="text">
      <style:text-properties style:font-name="Garamond" fo:font-weight="bold" style:font-weight-asian="bold" style:font-weight-complex="bold" fo:font-size="11pt" style:font-size-asian="11pt" style:font-size-complex="11pt"/>
    </style:style>
    <style:style style:name="T6026" style:parent-style-name="DefaultParagraphFont" style:family="text">
      <style:text-properties style:font-name="Garamond" fo:font-weight="bold" style:font-weight-asian="bold" style:font-weight-complex="bold" fo:font-size="11pt" style:font-size-asian="11pt" style:font-size-complex="11pt"/>
    </style:style>
    <style:style style:name="T6027" style:parent-style-name="DefaultParagraphFont" style:family="text">
      <style:text-properties style:font-name="Garamond" fo:font-weight="bold" style:font-weight-asian="bold" style:font-weight-complex="bold" fo:font-size="11pt" style:font-size-asian="11pt" style:font-size-complex="11pt"/>
    </style:style>
    <style:style style:name="T6028" style:parent-style-name="DefaultParagraphFont" style:family="text">
      <style:text-properties style:font-name="Garamond" fo:font-weight="bold" style:font-weight-asian="bold" style:font-weight-complex="bold" fo:font-size="11pt" style:font-size-asian="11pt" style:font-size-complex="11pt"/>
    </style:style>
    <style:style style:name="T6029" style:parent-style-name="DefaultParagraphFont" style:family="text">
      <style:text-properties style:font-name="Garamond" fo:font-weight="bold" style:font-weight-asian="bold" style:font-weight-complex="bold" fo:font-size="11pt" style:font-size-asian="11pt" style:font-size-complex="11pt"/>
    </style:style>
    <style:style style:name="T6030" style:parent-style-name="DefaultParagraphFont" style:family="text">
      <style:text-properties style:font-name="Garamond" fo:font-weight="bold" style:font-weight-asian="bold" style:font-weight-complex="bold" fo:font-size="11pt" style:font-size-asian="11pt" style:font-size-complex="11pt"/>
    </style:style>
    <style:style style:name="T6031" style:parent-style-name="DefaultParagraphFont" style:family="text">
      <style:text-properties style:font-name="Garamond" fo:font-weight="bold" style:font-weight-asian="bold" style:font-weight-complex="bold" fo:font-size="11pt" style:font-size-asian="11pt" style:font-size-complex="11pt"/>
    </style:style>
    <style:style style:name="T6032" style:parent-style-name="DefaultParagraphFont" style:family="text">
      <style:text-properties style:font-name="Garamond" fo:font-weight="bold" style:font-weight-asian="bold" style:font-weight-complex="bold" fo:font-size="11pt" style:font-size-asian="11pt" style:font-size-complex="11pt"/>
    </style:style>
    <style:style style:name="T6033" style:parent-style-name="DefaultParagraphFont" style:family="text">
      <style:text-properties style:font-name="Garamond" fo:font-size="11pt" style:font-size-asian="11pt" style:font-size-complex="11pt"/>
    </style:style>
    <style:style style:name="T6034" style:parent-style-name="DefaultParagraphFont" style:family="text">
      <style:text-properties style:font-name="Garamond" fo:font-size="11pt" style:font-size-asian="11pt" style:font-size-complex="11pt"/>
    </style:style>
    <style:style style:name="T6035" style:parent-style-name="DefaultParagraphFont" style:family="text">
      <style:text-properties style:font-name="Garamond" fo:font-size="11pt" style:font-size-asian="11pt" style:font-size-complex="11pt"/>
    </style:style>
    <style:style style:name="T6036" style:parent-style-name="DefaultParagraphFont" style:family="text">
      <style:text-properties style:font-name="Garamond" fo:font-size="11pt" style:font-size-asian="11pt" style:font-size-complex="11pt"/>
    </style:style>
    <style:style style:name="T6037" style:parent-style-name="DefaultParagraphFont" style:family="text">
      <style:text-properties style:font-name="Garamond" fo:font-size="11pt" style:font-size-asian="11pt" style:font-size-complex="11pt"/>
    </style:style>
    <style:style style:name="T6038" style:parent-style-name="DefaultParagraphFont" style:family="text">
      <style:text-properties style:font-name="Garamond" fo:font-size="11pt" style:font-size-asian="11pt" style:font-size-complex="11pt"/>
    </style:style>
    <style:style style:name="T6039" style:parent-style-name="DefaultParagraphFont" style:family="text">
      <style:text-properties style:font-name="Garamond" fo:font-size="11pt" style:font-size-asian="11pt" style:font-size-complex="11pt"/>
    </style:style>
    <style:style style:name="T6040" style:parent-style-name="DefaultParagraphFont" style:family="text">
      <style:text-properties style:font-name="Garamond" fo:font-size="11pt" style:font-size-asian="11pt" style:font-size-complex="11pt"/>
    </style:style>
    <style:style style:name="T6041" style:parent-style-name="DefaultParagraphFont" style:family="text">
      <style:text-properties style:font-name="Garamond" fo:font-size="11pt" style:font-size-asian="11pt" style:font-size-complex="11pt"/>
    </style:style>
    <style:style style:name="T6042" style:parent-style-name="DefaultParagraphFont" style:family="text">
      <style:text-properties style:font-name="Garamond" fo:font-size="11pt" style:font-size-asian="11pt" style:font-size-complex="11pt"/>
    </style:style>
    <style:style style:name="T6043" style:parent-style-name="DefaultParagraphFont" style:family="text">
      <style:text-properties style:font-name="Garamond" fo:font-size="11pt" style:font-size-asian="11pt" style:font-size-complex="11pt"/>
    </style:style>
    <style:style style:name="T6044" style:parent-style-name="DefaultParagraphFont" style:family="text">
      <style:text-properties style:font-name="Garamond" fo:font-size="11pt" style:font-size-asian="11pt" style:font-size-complex="11pt"/>
    </style:style>
    <style:style style:name="T6045" style:parent-style-name="DefaultParagraphFont" style:family="text">
      <style:text-properties style:font-name="Garamond" fo:font-size="11pt" style:font-size-asian="11pt" style:font-size-complex="11pt"/>
    </style:style>
    <style:style style:name="T6046" style:parent-style-name="DefaultParagraphFont" style:family="text">
      <style:text-properties style:font-name="Garamond" fo:font-size="11pt" style:font-size-asian="11pt" style:font-size-complex="11pt"/>
    </style:style>
    <style:style style:name="T6047" style:parent-style-name="DefaultParagraphFont" style:family="text">
      <style:text-properties style:font-name="Garamond" fo:font-size="11pt" style:font-size-asian="11pt" style:font-size-complex="11pt"/>
    </style:style>
    <style:style style:name="T6048" style:parent-style-name="DefaultParagraphFont" style:family="text">
      <style:text-properties style:font-name="Garamond" fo:font-size="11pt" style:font-size-asian="11pt" style:font-size-complex="11pt"/>
    </style:style>
    <style:style style:name="T6049" style:parent-style-name="DefaultParagraphFont" style:family="text">
      <style:text-properties style:font-name="Garamond" fo:font-size="11pt" style:font-size-asian="11pt" style:font-size-complex="11pt"/>
    </style:style>
    <style:style style:name="T6050" style:parent-style-name="DefaultParagraphFont" style:family="text">
      <style:text-properties style:font-name="Garamond" fo:font-size="11pt" style:font-size-asian="11pt" style:font-size-complex="11pt"/>
    </style:style>
    <style:style style:name="T6051" style:parent-style-name="DefaultParagraphFont" style:family="text">
      <style:text-properties style:font-name="Garamond" fo:font-size="11pt" style:font-size-asian="11pt" style:font-size-complex="11pt"/>
    </style:style>
    <style:style style:name="T6052" style:parent-style-name="DefaultParagraphFont" style:family="text">
      <style:text-properties style:font-name="Garamond" fo:font-size="11pt" style:font-size-asian="11pt" style:font-size-complex="11pt"/>
    </style:style>
    <style:style style:name="T6053" style:parent-style-name="DefaultParagraphFont" style:family="text">
      <style:text-properties style:font-name="Garamond" fo:font-size="11pt" style:font-size-asian="11pt" style:font-size-complex="11pt"/>
    </style:style>
    <style:style style:name="P605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5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56" style:parent-style-name="Heading2" style:family="paragraph">
      <style:paragraph-properties fo:text-align="start" fo:line-height="115%"/>
      <style:text-properties style:font-name="Garamond"/>
    </style:style>
    <style:style style:name="P605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58"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59"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60"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61"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62"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6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64" style:parent-style-name="Normal" style:family="paragraph">
      <style:paragraph-properties fo:text-align="justify" fo:margin-bottom="0in" fo:line-height="115%" fo:text-indent="0.2in"/>
    </style:style>
    <style:style style:name="T6065" style:parent-style-name="DefaultParagraphFont" style:family="text">
      <style:text-properties style:font-name="Garamond" fo:font-size="11pt" style:font-size-asian="11pt" style:font-size-complex="11pt"/>
    </style:style>
    <style:style style:name="T6066" style:parent-style-name="DefaultParagraphFont" style:family="text">
      <style:text-properties style:font-name="Garamond" fo:font-size="11pt" style:font-size-asian="11pt" style:font-size-complex="11pt"/>
    </style:style>
    <style:style style:name="T6067" style:parent-style-name="DefaultParagraphFont" style:family="text">
      <style:text-properties style:font-name="Garamond" fo:font-size="11pt" style:font-size-asian="11pt" style:font-size-complex="11pt"/>
    </style:style>
    <style:style style:name="T6068" style:parent-style-name="DefaultParagraphFont" style:family="text">
      <style:text-properties style:font-name="Garamond" fo:font-size="11pt" style:font-size-asian="11pt" style:font-size-complex="11pt"/>
    </style:style>
    <style:style style:name="T6069" style:parent-style-name="DefaultParagraphFont" style:family="text">
      <style:text-properties style:font-name="Garamond" fo:font-size="11pt" style:font-size-asian="11pt" style:font-size-complex="11pt"/>
    </style:style>
    <style:style style:name="T6070" style:parent-style-name="DefaultParagraphFont" style:family="text">
      <style:text-properties style:font-name="Garamond" fo:font-size="11pt" style:font-size-asian="11pt" style:font-size-complex="11pt"/>
    </style:style>
    <style:style style:name="T6071" style:parent-style-name="DefaultParagraphFont" style:family="text">
      <style:text-properties style:font-name="Garamond" fo:font-weight="bold" style:font-weight-asian="bold" style:font-weight-complex="bold" fo:font-size="11pt" style:font-size-asian="11pt" style:font-size-complex="11pt"/>
    </style:style>
    <style:style style:name="T6072" style:parent-style-name="DefaultParagraphFont" style:family="text">
      <style:text-properties style:font-name="Garamond" fo:font-weight="bold" style:font-weight-asian="bold" style:font-weight-complex="bold" fo:font-size="11pt" style:font-size-asian="11pt" style:font-size-complex="11pt"/>
    </style:style>
    <style:style style:name="T6073" style:parent-style-name="DefaultParagraphFont" style:family="text">
      <style:text-properties style:font-name="Garamond" fo:font-weight="bold" style:font-weight-asian="bold" style:font-weight-complex="bold" fo:font-size="11pt" style:font-size-asian="11pt" style:font-size-complex="11pt"/>
    </style:style>
    <style:style style:name="T6074" style:parent-style-name="DefaultParagraphFont" style:family="text">
      <style:text-properties style:font-name="Garamond" fo:font-size="11pt" style:font-size-asian="11pt" style:font-size-complex="11pt"/>
    </style:style>
    <style:style style:name="T6075" style:parent-style-name="DefaultParagraphFont" style:family="text">
      <style:text-properties style:font-name="Garamond" fo:font-size="11pt" style:font-size-asian="11pt" style:font-size-complex="11pt"/>
    </style:style>
    <style:style style:name="T6076" style:parent-style-name="DefaultParagraphFont" style:family="text">
      <style:text-properties style:font-name="Garamond" fo:font-size="11pt" style:font-size-asian="11pt" style:font-size-complex="11pt"/>
    </style:style>
    <style:style style:name="T6077" style:parent-style-name="DefaultParagraphFont" style:family="text">
      <style:text-properties style:font-name="Garamond" fo:font-size="11pt" style:font-size-asian="11pt" style:font-size-complex="11pt"/>
    </style:style>
    <style:style style:name="T6078" style:parent-style-name="DefaultParagraphFont" style:family="text">
      <style:text-properties style:font-name="Garamond" fo:font-size="11pt" style:font-size-asian="11pt" style:font-size-complex="11pt"/>
    </style:style>
    <style:style style:name="T6079" style:parent-style-name="DefaultParagraphFont" style:family="text">
      <style:text-properties style:font-name="Garamond" fo:font-size="11pt" style:font-size-asian="11pt" style:font-size-complex="11pt"/>
    </style:style>
    <style:style style:name="T6080" style:parent-style-name="DefaultParagraphFont" style:family="text">
      <style:text-properties style:font-name="Garamond" fo:font-size="11pt" style:font-size-asian="11pt" style:font-size-complex="11pt"/>
    </style:style>
    <style:style style:name="T6081" style:parent-style-name="DefaultParagraphFont" style:family="text">
      <style:text-properties style:font-name="Garamond" fo:font-size="11pt" style:font-size-asian="11pt" style:font-size-complex="11pt"/>
    </style:style>
    <style:style style:name="T6082" style:parent-style-name="DefaultParagraphFont" style:family="text">
      <style:text-properties style:font-name="Garamond" fo:font-size="11pt" style:font-size-asian="11pt" style:font-size-complex="11pt"/>
    </style:style>
    <style:style style:name="P6083"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84"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85"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86"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87" style:parent-style-name="Normal" style:family="paragraph">
      <style:paragraph-properties fo:text-align="justify" fo:margin-bottom="0in" fo:line-height="115%" fo:text-indent="0.2in"/>
      <style:text-properties style:font-name="Garamond" fo:font-size="11pt" style:font-size-asian="11pt" style:font-size-complex="11pt"/>
    </style:style>
    <style:style style:name="P6088"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089" style:parent-style-name="Normal" style:family="paragraph">
      <style:paragraph-properties fo:text-align="justify" fo:margin-bottom="0in" fo:line-height="115%" fo:text-indent="0.2in"/>
      <style:text-properties style:font-name="Garamond" fo:font-weight="bold" style:font-weight-asian="bold" style:font-weight-complex="bold" fo:font-size="11pt" style:font-size-asian="11pt" style:font-size-complex="11pt"/>
    </style:style>
    <style:style style:name="P6090" style:parent-style-name="Heading2" style:family="paragraph">
      <style:paragraph-properties fo:line-height="115%"/>
    </style:style>
    <style:style style:name="T6091" style:parent-style-name="DefaultParagraphFont" style:family="text">
      <style:text-properties style:font-name="Garamond"/>
    </style:style>
  </office:automatic-styles>
  <office:body>
    <office:text text:use-soft-page-breaks="true">
      <text:p text:style-name="P1"/>
      <text:p text:style-name="P16"/>
      <text:p text:style-name="P17"/>
      <text:p text:style-name="P18"/>
      <text:p text:style-name="P19"/>
      <text:p text:style-name="P20"><text:span text:style-name="IntenseEmphasis">SHORT VERSION OF</text:span></text:p>
      <text:p text:style-name="P21"><text:span text:style-name="T22">YOGA RAMAYANA</text:span></text:p>
      <text:p text:style-name="P23"/>
      <text:p text:style-name="P24"><text:span text:style-name="T25">LEARN YOGA FROM RAMAYANA</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PARAG GANDHE</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h text:style-name="Heading1" text:outline-level="1"/>
      <text:h text:style-name="Heading2" text:outline-level="2"/>
      <text:p text:style-name="P53"/>
      <text:p text:style-name="P54"/>
      <text:p text:style-name="P55"/>
      <text:p text:style-name="P56"/>
      <text:p text:style-name="P57"/>
      <text:p text:style-name="P58"/>
      <text:p text:style-name="P59"/>
      <text:p text:style-name="P60"/>
      <text:p text:style-name="P61"/>
      <text:p text:style-name="P62"><text:span text:style-name="T63">Copyright © 2020 by Parag Gandhe</text:span></text:p>
      <text:p text:style-name="P64"/>
      <text:p text:style-name="P65"><text:span text:style-name="T66">All rights reserved. No part of this publication may be reproduced, distributed or transmitted in any form or by any means, including photocopying, recording, or other electronic or mechanical methods, without the prior written permission of the publisher, except in the case of brief quotations embodied in critical reviews and certain other noncommercial uses permitted by copyright law. For permission requests, write to the publisher, addressed “Attention: Permissions Coordinator,” at the address below.</text:span></text:p>
      <text:p text:style-name="P67"><text:span text:style-name="T68">Parag Gandhe</text:span></text:p>
      <text:p text:style-name="P69"><text:span text:style-name="T70">12615 Magna Carta Rd</text:span></text:p>
      <text:p text:style-name="P71"><text:span text:style-name="T72">Herndon VA 20171</text:span></text:p>
      <text:p text:style-name="P73"><text:span text:style-name="T74">parag.gandhe@gmail.com</text:span></text:p>
      <text:p text:style-name="P75"><text:span text:style-name="T76">First Published: 1-</text:span><text:span text:style-name="T77">September</text:span><text:span text:style-name="T78">-2020</text:span></text:p>
      <text:p text:style-name="P79"><text:span text:style-name="T80">ISBN</text:span><text:span text:style-name="T81">:</text:span><text:span text:style-name="T82"><text:s/>978-0-9962302-2-3</text:span></text:p>
      <text:p text:style-name="P83"><text:span text:style-name="T84">First Printing: September 2020</text:span></text:p>
      <text:p text:style-name="P85"><text:span text:style-name="T86">Cover Image By: Girija Bhalerao,<text:s/></text:span></text:p>
      <text:p text:style-name="P87"><text:span text:style-name="T88"><text:s text:c="28"/></text:span><text:span text:style-name="T89">Art in Me Studio, Chantilly, VA</text:span></text:p>
      <text:p text:style-name="P90"><text:span text:style-name="T91">This is the first edition of the Short Version of Yoga Ramayana published on 1-</text:span><text:span text:style-name="T92">September</text:span><text:span text:style-name="T93">-2020. I appreciate your comments, suggestions, major or minor corrections and suggestions for improving the quality of this book. Please send your remarks at parag.gandhe@gmail.com.</text:span></text:p>
      <text:p text:style-name="P94"/>
      <text:p text:style-name="P95"/>
      <text:p text:style-name="TOCHeading"/>
      <text:p text:style-name="TOCHeading"/>
      <text:p text:style-name="TOCHeading"/>
      <text:p text:style-name="TOCHeading"/>
      <text:p text:style-name="TOCHeading"/>
      <text:p text:style-name="TOCHeading"/>
      <text:p text:style-name="Normal"/>
      <text:p text:style-name="TOCHeading">Table of Contents</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TOC1"><text:a xlink:href="#_Toc50058834" office:target-frame-name="_top" xlink:show="replace"><text:span text:style-name="Hyperlink">Common Questions about Yoga and Ramayana</text:span><text:tab/></text:a></text:p>
          <text:p text:style-name="P96"><text:a xlink:href="#_Toc50058835" office:target-frame-name="_top" xlink:show="replace"><text:span text:style-name="T97">How Does Ramayana Help Me Understand Yoga?</text:span><text:tab/>8</text:a></text:p>
          <text:p text:style-name="P98"><text:a xlink:href="#_Toc50058836" office:target-frame-name="_top" xlink:show="replace"><text:span text:style-name="T99">How Yoga And Ramayana Are Related?</text:span><text:tab/>9</text:a></text:p>
          <text:p text:style-name="P100"><text:a xlink:href="#_Toc50058837" office:target-frame-name="_top" xlink:show="replace"><text:span text:style-name="T101">What Benefit Will I get by Learning about Shri Ram?</text:span><text:tab/>10</text:a></text:p>
          <text:p text:style-name="P102"><text:a xlink:href="#_Toc50058838" office:target-frame-name="_top" xlink:show="replace"><text:span text:style-name="T103">Why Are You Trying to Read Yoga in Ramayana?</text:span><text:tab/>11</text:a></text:p>
          <text:p text:style-name="P104"><text:a xlink:href="#_Toc50058839" office:target-frame-name="_top" xlink:show="replace"><text:span text:style-name="T105">What Is The Proof That Ramayana Is Related To Yoga?</text:span><text:tab/>12</text:a></text:p>
          <text:p text:style-name="P106"><text:a xlink:href="#_Toc50058840" office:target-frame-name="_top" xlink:show="replace"><text:span text:style-name="T107">How Can We Address Questions about Ramayana?</text:span><text:tab/>13</text:a></text:p>
          <text:p text:style-name="P108"><text:a xlink:href="#_Toc50058841" office:target-frame-name="_top" xlink:show="replace"><text:span text:style-name="T109">Why Should I Learn About Yoga From Ramayana?</text:span><text:tab/>15</text:a></text:p>
          <text:p text:style-name="P110"><text:a xlink:href="#_Toc50058842" office:target-frame-name="_top" xlink:show="replace"><text:span text:style-name="T111">Story: Four Views of Shri Ram Based on Four Types of People</text:span><text:tab/>15</text:a></text:p>
          <text:p text:style-name="P112"><text:a xlink:href="#_Toc50058843" office:target-frame-name="_top" xlink:show="replace"><text:span text:style-name="T113">Which Version of Ramayana do We Refer? Why?</text:span><text:tab/>16</text:a></text:p>
          <text:p text:style-name="P114"><text:a xlink:href="#_Toc50058844" office:target-frame-name="_top" xlink:show="replace"><text:span text:style-name="T115">I do not have time or resources to read Valmiki Ramayana. Is there any way for me to know Valmiki Ramayana?</text:span><text:tab/>17</text:a></text:p>
          <text:p text:style-name="P116"><text:a xlink:href="#_Toc50058845" office:target-frame-name="_top" xlink:show="replace"><text:span text:style-name="T117">Why This Book is called Short Version of Yoga Ramayana?</text:span><text:tab/>17</text:a></text:p>
          <text:p text:style-name="TOC1"><text:a xlink:href="#_Toc50058846" office:target-frame-name="_top" xlink:show="replace"><text:span text:style-name="Hyperlink">A New Perspective on Valmiki Ramayana</text:span><text:tab/></text:a></text:p>
          <text:p text:style-name="P118"><text:a xlink:href="#_Toc50058847" office:target-frame-name="_top" xlink:show="replace"><text:span text:style-name="T119">Layers in Valmiki Ramayana</text:span><text:tab/>19</text:a></text:p>
          <text:p text:style-name="P120"><text:a xlink:href="#_Toc50058848" office:target-frame-name="_top" xlink:show="replace"><text:span text:style-name="T121">Patterns in Valmiki Ramayana</text:span><text:tab/>20</text:a></text:p>
          <text:p text:style-name="P122"><text:a xlink:href="#_Toc50058849" office:target-frame-name="_top" xlink:show="replace"><text:span text:style-name="T123">Boons and Curses in Ramayana</text:span><text:tab/>24</text:a></text:p>
          <text:p text:style-name="P124"><text:a xlink:href="#_Toc50058850" office:target-frame-name="_top" xlink:show="replace"><text:span text:style-name="T125">Shri Ram’s Values</text:span><text:tab/>25</text:a></text:p>
          <text:p text:style-name="TOC1"/>
          <text:p text:style-name="TOC1"><text:a xlink:href="#_Toc50058851" office:target-frame-name="_top" xlink:show="replace"><text:span text:style-name="Hyperlink">Layer 1: Character as a Yoga Concept</text:span><text:tab/></text:a></text:p>
          <text:p text:style-name="P126"><text:a xlink:href="#_Toc50058852" office:target-frame-name="_top" xlink:show="replace"><text:span text:style-name="T127">Easy to Understand Character # 1: Sita</text:span><text:tab/>28</text:a></text:p>
          <text:p text:style-name="P128"><text:a xlink:href="#_Toc50058853" office:target-frame-name="_top" xlink:show="replace"><text:span text:style-name="T129">Easy to Understand Character # 2: Shri Ram</text:span><text:tab/>32</text:a></text:p>
          <text:p text:style-name="P130"><text:a xlink:href="#_Toc50058854" office:target-frame-name="_top" xlink:show="replace"><text:span text:style-name="T131">Easy to Understand Character # 3: Hanumana</text:span><text:tab/>33</text:a></text:p>
          <text:p text:style-name="P132"><text:a xlink:href="#_Toc50058855" office:target-frame-name="_top" xlink:show="replace"><text:span text:style-name="T133">Easy to Understand Character # 4: Ravana</text:span><text:tab/>35</text:a></text:p>
          <text:p text:style-name="P134"><text:a xlink:href="#_Toc50058856" office:target-frame-name="_top" xlink:show="replace"><text:span text:style-name="T135">Easy to Understand Character # 5: Kumbhakarna</text:span><text:tab/>37</text:a></text:p>
          <text:p text:style-name="P136"><text:a xlink:href="#_Toc50058857" office:target-frame-name="_top" xlink:show="replace"><text:span text:style-name="T137">Easy to Understand Character # 6: Vibhishana</text:span><text:tab/>38</text:a></text:p>
          <text:p text:style-name="P138"><text:a xlink:href="#_Toc50058858" office:target-frame-name="_top" xlink:show="replace"><text:span text:style-name="T139">Easy to Understand Character # 7: Mandodari</text:span><text:tab/>38</text:a></text:p>
          <text:p text:style-name="P140"><text:a xlink:href="#_Toc50058859" office:target-frame-name="_top" xlink:show="replace"><text:span text:style-name="T141">Easy to Understand Character # 8: Dasharatha</text:span><text:tab/>38</text:a></text:p>
          <text:p text:style-name="P142"><text:a xlink:href="#_Toc50058860" office:target-frame-name="_top" xlink:show="replace"><text:span text:style-name="T143">Easy to Understand Character # 9: Laxmana</text:span><text:tab/>39</text:a></text:p>
          <text:p text:style-name="P144"><text:a xlink:href="#_Toc50058861" office:target-frame-name="_top" xlink:show="replace"><text:span text:style-name="T145">Difficult to Understand Character # 1: Jambavan</text:span><text:tab/>40</text:a></text:p>
          <text:p text:style-name="P146"><text:a xlink:href="#_Toc50058862" office:target-frame-name="_top" xlink:show="replace"><text:span text:style-name="T147">Difficult to Understand Character # 2: Sage Valmiki</text:span><text:tab/>40</text:a></text:p>
          <text:p text:style-name="P148"><text:a xlink:href="#_Toc50058863" office:target-frame-name="_top" xlink:show="replace"><text:span text:style-name="T149">Difficult to Understand Character # 3: River Ganga</text:span><text:tab/>41</text:a></text:p>
          <text:p text:style-name="P150"><text:a xlink:href="#_Toc50058864" office:target-frame-name="_top" xlink:show="replace"><text:span text:style-name="T151">Difficult to Understand Character # 4: Shabari</text:span><text:tab/>43</text:a></text:p>
          <text:p text:style-name="P152"><text:a xlink:href="#_Toc50058865" office:target-frame-name="_top" xlink:show="replace"><text:span text:style-name="T153">Difficult to Understand Character # 5: Named Sages</text:span><text:tab/>43</text:a></text:p>
          <text:p text:style-name="P154"><text:a xlink:href="#_Toc50058866" office:target-frame-name="_top" xlink:show="replace"><text:span text:style-name="T155">Hard to Understand Character # 1: Parashurama</text:span><text:tab/>44</text:a></text:p>
          <text:p text:style-name="P156"><text:a xlink:href="#_Toc50058867" office:target-frame-name="_top" xlink:show="replace"><text:span text:style-name="T157">Hard to Understand Character # 2: Ahalya</text:span><text:tab/>45</text:a></text:p>
          <text:p text:style-name="P158"><text:a xlink:href="#_Toc50058868" office:target-frame-name="_top" xlink:show="replace"><text:span text:style-name="T159">Hard to Understand Character # 3: Sage Mandakarni</text:span><text:tab/>47</text:a></text:p>
          <text:p text:style-name="P160"><text:a xlink:href="#_Toc50058869" office:target-frame-name="_top" xlink:show="replace"><text:span text:style-name="T161">Hard to Understand Character #4: Jatayu and Sampaati</text:span><text:tab/>48</text:a></text:p>
          <text:p text:style-name="TOC1"/>
          <text:p text:style-name="TOC1"><text:a xlink:href="#_Toc50058870" office:target-frame-name="_top" xlink:show="replace"><text:span text:style-name="Hyperlink">Layer 2: Relationship between Characters and its Yoga Meaning</text:span><text:tab/></text:a></text:p>
          <text:p text:style-name="P162"><text:a xlink:href="#_Toc50058871" office:target-frame-name="_top" xlink:show="replace"><text:span text:style-name="T163">Dasharatha as a Father of Shri Ram</text:span><text:tab/>51</text:a></text:p>
          <text:p text:style-name="P164"><text:a xlink:href="#_Toc50058872" office:target-frame-name="_top" xlink:show="replace"><text:span text:style-name="T165">Urmila Does Not Go in Exile with Laxmana</text:span><text:tab/>51</text:a></text:p>
          <text:p text:style-name="P166"><text:a xlink:href="#_Toc50058873" office:target-frame-name="_top" xlink:show="replace"><text:span text:style-name="T167">Ravana kidnaps Sita</text:span><text:tab/>52</text:a></text:p>
          <text:p text:style-name="P168"><text:a xlink:href="#_Toc50058874" office:target-frame-name="_top" xlink:show="replace"><text:span text:style-name="T169">Hanumana Finds Sita in Lanka</text:span><text:tab/>53</text:a></text:p>
          <text:p text:style-name="P170"><text:a xlink:href="#_Toc50058875" office:target-frame-name="_top" xlink:show="replace"><text:span text:style-name="T171">Hanumana Addresses Sita as Mother</text:span><text:tab/>55</text:a></text:p>
          <text:p text:style-name="P172"><text:a xlink:href="#_Toc50058876" office:target-frame-name="_top" xlink:show="replace"><text:span text:style-name="T173">Ravana and Mandodari Give Birth to Indrajit</text:span><text:tab/>55</text:a></text:p>
          <text:p text:style-name="P174"><text:a xlink:href="#_Toc50058877" office:target-frame-name="_top" xlink:show="replace"><text:span text:style-name="T175">Ravana, Kumbhakarna, Vibhishana, and Shri Ram</text:span><text:tab/>56</text:a></text:p>
          <text:p text:style-name="P176"><text:a xlink:href="#_Toc50058878" office:target-frame-name="_top" xlink:show="replace"><text:span text:style-name="T177">Shri Ram, Jatayu, and Ravana: Their Views of Their Lineages</text:span><text:tab/>57</text:a></text:p>
          <text:p text:style-name="TOC1"/>
          <text:p text:style-name="Normal"/>
          <text:p text:style-name="TOC1"><text:a xlink:href="#_Toc50058879" office:target-frame-name="_top" xlink:show="replace"><text:span text:style-name="Hyperlink">Layer 3: Safeguards for a Spiritual Aspirants</text:span><text:tab/></text:a></text:p>
          <text:p text:style-name="P178"><text:a xlink:href="#_Toc50058880" office:target-frame-name="_top" xlink:show="replace"><text:span text:style-name="T179">Tataka</text:span><text:tab/>59</text:a></text:p>
          <text:p text:style-name="P180"><text:a xlink:href="#_Toc50058881" office:target-frame-name="_top" xlink:show="replace"><text:span text:style-name="T181">Vishwamitra</text:span><text:tab/>60</text:a></text:p>
          <text:p text:style-name="P182"><text:a xlink:href="#_Toc50058882" office:target-frame-name="_top" xlink:show="replace"><text:span text:style-name="T183">Trishanku</text:span><text:tab/>61</text:a></text:p>
          <text:p text:style-name="P184"><text:a xlink:href="#_Toc50058883" office:target-frame-name="_top" xlink:show="replace"><text:span text:style-name="T185">Unnamed Sages, who Direct Shri Ram into Dense Jungle</text:span><text:tab/>64</text:a></text:p>
          <text:p text:style-name="P186"><text:a xlink:href="#_Toc50058884" office:target-frame-name="_top" xlink:show="replace"><text:span text:style-name="T187">Viradha</text:span><text:tab/>65</text:a></text:p>
          <text:p text:style-name="P188"><text:a xlink:href="#_Toc50058885" office:target-frame-name="_top" xlink:show="replace"><text:span text:style-name="T189">Kabandha</text:span><text:tab/>66</text:a></text:p>
          <text:p text:style-name="P190"><text:a xlink:href="#_Toc50058886" office:target-frame-name="_top" xlink:show="replace"><text:span text:style-name="T191">Ravana gets a Warning</text:span><text:tab/>67</text:a></text:p>
          <text:p text:style-name="P192"><text:a xlink:href="#_Toc50058887" office:target-frame-name="_top" xlink:show="replace"><text:span text:style-name="T193">Vali and Sugriva</text:span><text:tab/>68</text:a></text:p>
          <text:p text:style-name="P194"><text:a xlink:href="#_Toc50058888" office:target-frame-name="_top" xlink:show="replace"><text:span text:style-name="T195">Amrita – An Amazing Discovery of Yoga</text:span><text:tab/>70</text:a></text:p>
          <text:p text:style-name="P196"><text:a xlink:href="#_Toc50058889" office:target-frame-name="_top" xlink:show="replace"><text:span text:style-name="T197">Burning of Lanka</text:span><text:tab/>71</text:a></text:p>
          <text:p text:style-name="P198"><text:a xlink:href="#_Toc50058890" office:target-frame-name="_top" xlink:show="replace"><text:span text:style-name="T199">Madhuvana Event</text:span><text:tab/>73</text:a></text:p>
          <text:p text:style-name="P200"><text:a xlink:href="#_Toc50058891" office:target-frame-name="_top" xlink:show="replace"><text:span text:style-name="T201">Building a Bridge across the Sea</text:span><text:tab/>74</text:a></text:p>
          <text:p text:style-name="TOC1"/>
          <text:p text:style-name="TOC1"/>
          <text:p text:style-name="TOC1"><text:a xlink:href="#_Toc50058892" office:target-frame-name="_top" xlink:show="replace"><text:span text:style-name="Hyperlink">Layer 4: Indirect References to Chakras</text:span><text:tab/></text:a></text:p>
          <text:p text:style-name="P202"><text:a xlink:href="#_Toc50058893" office:target-frame-name="_top" xlink:show="replace"><text:span text:style-name="T203">Table of Chakras – Details of Chakras and Examples of Use</text:span><text:tab/>80</text:a></text:p>
          <text:p text:style-name="P204"><text:a xlink:href="#_Toc50058894" office:target-frame-name="_top" xlink:show="replace"><text:span text:style-name="T205">References to Manipura, Swadhisthana, and Muladhara Chakras</text:span><text:tab/>82</text:a></text:p>
          <text:p text:style-name="P206"><text:a xlink:href="#_Toc50058895" office:target-frame-name="_top" xlink:show="replace"><text:span text:style-name="T207">References to Vishuddha Chakra</text:span><text:tab/>86</text:a></text:p>
          <text:p text:style-name="P208"><text:a xlink:href="#_Toc50058896" office:target-frame-name="_top" xlink:show="replace"><text:span text:style-name="T209">References to Anahata Chakra</text:span><text:tab/>88</text:a></text:p>
          <text:p text:style-name="P210"><text:a xlink:href="#_Toc50058897" office:target-frame-name="_top" xlink:show="replace"><text:span text:style-name="T211">References to Aagya Chakra</text:span><text:tab/>92</text:a></text:p>
          <text:p text:style-name="P212"><text:a xlink:href="#_Toc50058898" office:target-frame-name="_top" xlink:show="replace"><text:span text:style-name="T213">References to the Sahasrara</text:span><text:tab/>93</text:a></text:p>
          <text:p text:style-name="TOC1"/>
          <text:p text:style-name="Normal"/>
          <text:p text:style-name="TOC1"><text:a xlink:href="#_Toc50058899" office:target-frame-name="_top" xlink:show="replace"><text:span text:style-name="Hyperlink">Shri Ram Defeats Ravana: Story and Its Meaning In Terms of Yoga</text:span><text:tab/></text:a></text:p>
          <text:p text:style-name="P214"><text:a xlink:href="#_Toc50058900" office:target-frame-name="_top" xlink:show="replace"><text:span text:style-name="T215">Sugriva’s Brash Reaction</text:span><text:tab/>96</text:a></text:p>
          <text:p text:style-name="P216"><text:a xlink:href="#_Toc50058901" office:target-frame-name="_top" xlink:show="replace"><text:span text:style-name="T217">Shri Ram’s Strange Message to Ravana</text:span><text:tab/>98</text:a></text:p>
          <text:p text:style-name="P218"><text:a xlink:href="#_Toc50058902" office:target-frame-name="_top" xlink:show="replace"><text:span text:style-name="T219">Indrajit – A Mighty and an Invisible Warrior</text:span><text:tab/>99</text:a></text:p>
          <text:p text:style-name="P220"><text:a xlink:href="#_Toc50058903" office:target-frame-name="_top" xlink:show="replace"><text:span text:style-name="T221">War Continues, but Shri Ram Does Not Kill</text:span><text:tab/>102</text:a></text:p>
          <text:p text:style-name="P222"><text:a xlink:href="#_Toc50058904" office:target-frame-name="_top" xlink:show="replace"><text:span text:style-name="T223">Kumbhakarna – the Tamas Guna of Nature</text:span><text:tab/>104</text:a></text:p>
          <text:p text:style-name="P224"><text:a xlink:href="#_Toc50058905" office:target-frame-name="_top" xlink:show="replace"><text:span text:style-name="T225">Hanumana Brings the Mountain of Herbs to Lanka</text:span><text:tab/>110</text:a></text:p>
          <text:p text:style-name="P226"><text:a xlink:href="#_Toc50058906" office:target-frame-name="_top" xlink:show="replace"><text:span text:style-name="T227">Laxmana Defeats Indrajit</text:span><text:tab/>114</text:a></text:p>
          <text:p text:style-name="P228"><text:a xlink:href="#_Toc50058907" office:target-frame-name="_top" xlink:show="replace"><text:span text:style-name="T229">Ravana at His Best</text:span><text:tab/>118</text:a></text:p>
          <text:p text:style-name="P230"><text:a xlink:href="#_Toc50058908" office:target-frame-name="_top" xlink:show="replace"><text:span text:style-name="T231">The Real Nature of Sita and Shri Ram</text:span><text:tab/>121</text:a></text:p>
          <text:p text:style-name="P232"><text:a xlink:href="#_Toc50058909" office:target-frame-name="_top" xlink:show="replace"><text:span text:style-name="T233">Arial Journey Back to Ayodhya</text:span><text:tab/>122</text:a></text:p>
          <text:p text:style-name="P234"><text:a xlink:href="#_Toc50058910" office:target-frame-name="_top" xlink:show="replace"><text:span text:style-name="T235">Uttara-Kanda as a Sequel to Ramayana</text:span><text:tab/>123</text:a></text:p>
          <text:p text:style-name="P236"><text:a xlink:href="#_Toc50058911" office:target-frame-name="_top" xlink:show="replace"><text:span text:style-name="T237">Separation of Sita and Shri Ram, Again</text:span><text:tab/>124</text:a></text:p>
          <text:p text:style-name="P238"><text:a xlink:href="#_Toc50058912" office:target-frame-name="_top" xlink:show="replace"><text:span text:style-name="T239">Shambuka – a Mental Process, Not a Person</text:span><text:tab/>125</text:a></text:p>
          <text:p text:style-name="P240"><text:a xlink:href="#_Toc50058913" office:target-frame-name="_top" xlink:show="replace"><text:span text:style-name="T241">End of a Grand Life</text:span><text:tab/>128</text:a></text:p>
          <text:p text:style-name="P242"><text:a xlink:href="#_Toc50058914" office:target-frame-name="_top" xlink:show="replace"><text:span text:style-name="T243">AUM</text:span><text:tab/>130</text:a></text:p>
        </text:index-body>
      </text:table-of-content>
      <text:p text:style-name="Normal"/>
      <text:p text:style-name="P244"/>
      <text:p text:style-name="P245"/>
      <text:p text:style-name="P246"/>
      <text:p text:style-name="P247"/>
      <text:p text:style-name="P248"/>
      <text:p text:style-name="P249"/>
      <text:p text:style-name="P250"/>
      <text:h text:style-name="P251" text:outline-level="4"><text:span text:style-name="T252">AUM</text:span></text:h>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text:span text:style-name="T272">Dedicated to My Parents – Pushpa and Vijay Gandhe</text:span></text:p>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h text:style-name="P285" text:outline-level="1"><text:bookmark-start text:name="_Toc50058834"/>Common<text:s/>Questions about Yoga<text:s/>and Ramayana<text:bookmark-end text:name="_Toc50058834"/></text:h>
      <text:p text:style-name="P286"/>
      <text:h text:style-name="P287" text:outline-level="2"><text:bookmark-start text:name="_Toc50058835"/>How Does Ramayana Help Me Understand Yoga?<text:bookmark-end text:name="_Toc50058835"/></text:h>
      <text:p text:style-name="P288"><text:span text:style-name="T289">Ramayana is a story with characters, events, and locations</text:span><text:span text:style-name="T290">, etc</text:span><text:span text:style-name="T291">. The characters relate to each other like father-son, husband-wife</text:span><text:span text:style-name="T292">, or hero-villain</text:span><text:span text:style-name="T293">, etc</text:span><text:span text:style-name="T294">.<text:s/></text:span><text:span text:style-name="T295">We<text:s/></text:span><text:span text:style-name="T296">intuitively</text:span><text:span text:style-name="T297"><text:s/></text:span><text:span text:style-name="T298">understand</text:span><text:span text:style-name="T299"><text:s/>these</text:span><text:span text:style-name="T300"><text:s/>characters and their</text:span><text:span text:style-name="T301"><text:s/></text:span><text:span text:style-name="T302">relations</text:span><text:span text:style-name="T303">hips</text:span><text:span text:style-name="T304">.<text:s/></text:span></text:p>
      <text:p text:style-name="P305"><text:span text:style-name="T306"><text:tab/></text:span><text:span text:style-name="T307">Yoga</text:span><text:span text:style-name="T308"><text:s/>has concepts like Energy</text:span><text:span text:style-name="T309">,</text:span><text:span text:style-name="T310"><text:s/>Consciousness</text:span><text:span text:style-name="T311">,<text:s/></text:span><text:span text:style-name="T312">and<text:s/></text:span><text:span text:style-name="T313">Ahamkara (</text:span><text:span text:style-name="T314">Ego</text:span><text:span text:style-name="T315">)</text:span><text:span text:style-name="T316"><text:s/>etc</text:span><text:span text:style-name="T317">. We have to learn one concept at a time.<text:s/></text:span><text:span text:style-name="T318">T</text:span><text:span text:style-name="T319">he</text:span><text:span text:style-name="T320">se</text:span><text:span text:style-name="T321"><text:s/>concepts relate to each other</text:span><text:span text:style-name="T322"><text:s/>in<text:s/></text:span><text:span text:style-name="T323">a<text:s/></text:span><text:span text:style-name="T324">specific</text:span><text:span text:style-name="T325"><text:s/>way</text:span><text:span text:style-name="T326">. We<text:s/></text:span><text:span text:style-name="T327">need<text:s/></text:span><text:span text:style-name="T328">to learn<text:s/></text:span><text:span text:style-name="T329">those</text:span><text:span text:style-name="T330"><text:s/>relationship</text:span><text:span text:style-name="T331">s</text:span><text:span text:style-name="T332">.<text:s/></text:span><text:span text:style-name="T333">A student may make a mistake in understanding<text:s/></text:span><text:span text:style-name="T334">a concept<text:s/></text:span><text:span text:style-name="T335">or relating these concepts</text:span><text:span text:style-name="T336"><text:s/>with each other</text:span><text:span text:style-name="T337">.</text:span><text:span text:style-name="T338"><text:s/></text:span><text:span text:style-name="T339">I</text:span><text:span text:style-name="T340">t could be<text:s/></text:span><text:span text:style-name="T341">a costly</text:span><text:span text:style-name="T342"><text:s/>mistake.</text:span><text:span text:style-name="T343"><text:s/></text:span><text:span text:style-name="T344">Let’s look at a quick example below.</text:span></text:p>
      <text:p text:style-name="P345"><text:tab/><text:tab/>Our Ahamkara has abducted our Energy<text:s/>and locked her up<text:s/>in Muladhara Chakra. When we do Pranayama, our Prana enters the Muladhara Chakra and awakens the Energy. Later, Higher Consciousness<text:s/>descends<text:s/>to Muladhara Chakra, defeats Ahamkara, and<text:s/>rescues<text:s/>the<text:s/>Energy.<text:s/><text:s/>Did you understand these with ease? Most likely, you did not understand them.<text:s/></text:p>
      <text:p text:style-name="P346"><text:span text:style-name="T347"><text:tab/></text:span><text:span text:style-name="T348">Sage Valmiki wrote Ramayana in such a way that he explains Yoga concepts and their relationships in a story.</text:span><text:span text:style-name="T349"><text:s/></text:span><text:span text:style-name="T350">His characters represent<text:s/></text:span><text:span text:style-name="T351">fundamental concepts</text:span><text:span text:style-name="T352"><text:s/>of Yoga. For example, Shri Ram represents Higher Consciousness, Sita represents Energy, and<text:s/></text:span><text:span text:style-name="T353">Hanumana</text:span><text:span text:style-name="T354"><text:s/>represents Prana</text:span><text:span text:style-name="T355">, etc</text:span><text:span text:style-name="T356">.<text:s/></text:span><text:span text:style-name="T357">We will</text:span><text:span text:style-name="T358"><text:s/>put<text:s/></text:span><text:span text:style-name="T359">characters</text:span><text:span text:style-name="T360"><text:s/></text:span><text:span text:style-name="T361">and<text:s/></text:span><text:span text:style-name="T362">their</text:span><text:span text:style-name="T363"><text:s/></text:span><text:span text:style-name="T364">relations</text:span><text:span text:style-name="T365"><text:s/></text:span><text:span text:style-name="T366">of Ramayana<text:s/></text:span><text:span text:style-name="T367">side by side<text:s/></text:span><text:span text:style-name="T368">to a<text:s/></text:span><text:span text:style-name="T369">Yoga concept</text:span><text:span text:style-name="T370">s</text:span><text:span text:style-name="T371"><text:s/>and<text:s/></text:span><text:span text:style-name="T372">their</text:span><text:span text:style-name="T373"><text:s/>relationship</text:span><text:span text:style-name="T374">s</text:span><text:span text:style-name="T375">.<text:s/></text:span><text:soft-page-break/><text:span text:style-name="T376">We see that we discover a hidden relationship between Yoga concepts.<text:s/></text:span><text:span text:style-name="T377">Let us take<text:s/></text:span><text:span text:style-name="T378">a few</text:span><text:span text:style-name="T379"><text:s/>examples of these hidden<text:s/></text:span><text:span text:style-name="T380">relationships</text:span><text:span text:style-name="T381">.</text:span><text:span text:style-name="T382"><text:s/></text:span></text:p>
      <text:p text:style-name="P383"/>
      <table:table table:style-name="Table384">
        <table:table-columns>
          <table:table-column table:style-name="TableColumn385"/>
          <table:table-column table:style-name="TableColumn386"/>
        </table:table-columns>
        <table:table-row table:style-name="TableRow387">
          <table:table-cell table:style-name="TableCell388">
            <text:p text:style-name="P389">Ramayana Character and Relationship</text:p>
          </table:table-cell>
          <table:table-cell table:style-name="TableCell390">
            <text:p text:style-name="P391">Yoga Concept and Relationship.<text:s/>Do Yoga Books Explain This Concept?</text:p>
          </table:table-cell>
        </table:table-row>
        <table:table-row table:style-name="TableRow392">
          <table:table-cell table:style-name="TableCell393">
            <text:p text:style-name="P394">Ravana abducts<text:s/>Sita.</text:p>
          </table:table-cell>
          <table:table-cell table:style-name="TableCell395">
            <text:p text:style-name="P396">Our<text:s/>Ahamkara<text:s/>controls the way we use<text:s/>the Energy.<text:s/>Yoga books<text:s/>explain this concept.</text:p>
          </table:table-cell>
        </table:table-row>
        <table:table-row table:style-name="TableRow397">
          <table:table-cell table:style-name="TableCell398">
            <text:p text:style-name="P399">Hanumana<text:s/>finds Sita.</text:p>
          </table:table-cell>
          <table:table-cell table:style-name="TableCell400">
            <text:p text:style-name="P401"><text:span text:style-name="T402">In Yoga, we learn that doing Pranayama<text:s/></text:span><text:span text:style-name="T403">releases</text:span><text:span text:style-name="T404"><text:s/>the<text:s/></text:span><text:span text:style-name="T405">E</text:span><text:span text:style-name="T406">nergy. This is an example of<text:s/></text:span><text:span text:style-name="T407">the wrong</text:span><text:span text:style-name="T408"><text:s/>relationship between<text:s/></text:span><text:span text:style-name="T409">P</text:span><text:span text:style-name="T410">ranayama and<text:s/></text:span><text:span text:style-name="T411">the E</text:span><text:span text:style-name="T412">nergy.</text:span><text:span text:style-name="T413"><text:s/>Parana</text:span><text:span text:style-name="T414"><text:s/></text:span><text:span text:style-name="T415">awakens the Energy and<text:s/></text:span><text:span text:style-name="T416">the<text:s/></text:span><text:span text:style-name="T417">Higher Consciousness releases it from control of Ahamkara.</text:span></text:p>
          </table:table-cell>
        </table:table-row>
        <table:table-row table:style-name="TableRow418">
          <table:table-cell table:style-name="TableCell419">
            <text:p text:style-name="P420">Shri Ram kills<text:s/>Ravana.</text:p>
          </table:table-cell>
          <table:table-cell table:style-name="TableCell421">
            <text:p text:style-name="P422">Consciousness dissolves the Ahamkara<text:s/>into itself.<text:s/>Most Yoga books explain that<text:s/>we must irradiate Ahamkara.</text:p>
          </table:table-cell>
        </table:table-row>
        <table:table-row table:style-name="TableRow423">
          <table:table-cell table:style-name="TableCell424">
            <text:p text:style-name="P425">Shri Ram rescues Sita.</text:p>
          </table:table-cell>
          <table:table-cell table:style-name="TableCell426">
            <text:p text:style-name="P427">When the<text:s/>Ahamkara<text:s/>dissolves<text:s/>into the Consciousness,<text:s/>it releases the Energy<text:s/>from<text:s/>control of Ahamkara.<text:s/>Yoga books do not explain this relationship.</text:p>
          </table:table-cell>
        </table:table-row>
        <table:table-row table:style-name="TableRow428">
          <table:table-cell table:style-name="TableCell429">
            <text:p text:style-name="P430">Shri Ram and Sita separate according to<text:s/>His wish.</text:p>
          </table:table-cell>
          <table:table-cell table:style-name="TableCell431">
            <text:p text:style-name="P432">This is<text:s/>final<text:s/>status of<text:s/>the Energy and<text:s/>the Consciousness.<text:s/>Yoga books do not explain this relationship.</text:p>
          </table:table-cell>
        </table:table-row>
      </table:table>
      <text:p text:style-name="P433"/>
      <text:p text:style-name="P434"><text:span text:style-name="T435"><text:tab/></text:span><text:span text:style-name="T436"><text:tab/>As we can see, within five lines of reading Yoga and Ramayana side by side, we discovered three gaps in our understanding of Yoga!</text:span><text:span text:style-name="T437"><text:s/>This is just a beginning. There are 10 to 15 important characters in Ramayana. Each one of them clarifies a critical concept in Yoga and explains the relationship with other concepts. Imagine the wealth of knowledge if we can map all the characters of Ramayana to Yoga concepts!</text:span></text:p>
      <text:p text:style-name="P438"><text:tab/>Ramayana is the work of an imaginative<text:s/>and<text:s/>an<text:s/>advanced<text:s/>Yogi<text:s/>– Sage Valmiki. Reading Ramayana as<text:s/>a document<text:s/>of<text:s/>Yoga needs an open mind.<text:s/>It<text:s/>it is<text:s/>challenging, partly because we do not have sound knowledge of<text:s/>Samkhya, Yoga, or Ramayana. If we do this hard work, the reward is beyond any measurements.</text:p>
      <text:p text:style-name="P439"><text:tab/>Ramayana teaches us about our<text:s/>Consciousness. Shri Ram is one<text:s/>of many names<text:s/>of the<text:s/>Consciousness. Similarly, Yoga also teaches us about the<text:s/>Consciousness. Thus, they are two different ways to learn about<text:s/>the Consciousness.</text:p>
      <text:p text:style-name="P440"/>
      <text:h text:style-name="P441" text:outline-level="2"><text:bookmark-start text:name="_Toc50058836"/>How<text:s/>Yoga And Ramayana<text:s/>Are<text:s/>Related?<text:bookmark-end text:name="_Toc50058836"/></text:h>
      <text:p text:style-name="P442"><text:span text:style-name="T443">Sage Patanjali wrote Yoga Sutra</text:span><text:span text:style-name="T444"><text:s/></text:span><text:span text:style-name="T445">almost thousand years after sage Valmiki. He relied on Samkhya as a foundation for Yoga. Using his eight steps, he set the goal of Yogi to<text:s/></text:span><text:soft-page-break/><text:span text:style-name="T446">be in Samadhi, in which Yogi experiences</text:span><text:span text:style-name="T447"><text:s/>the</text:span><text:span text:style-name="T448"><text:s/>Universal Consciousness. The first verse of Yoga<text:s/></text:span><text:span text:style-name="T449">Sutra</text:span><text:span text:style-name="T450"><text:s/>teaches about the Consciousness. In the last verse, it teaches us about the Universal Consciousness</text:span><text:span text:style-name="T451">.<text:s/></text:span><text:span text:style-name="T452">Thus,<text:s/></text:span><text:span text:style-name="T453">Yoga is a path that takes us to the experience of Universal Consciousness. Sage Patanjali used word Yoga for the eight-step path, which includes Pranayama. Hence, we will use the word Yoga the way he used it.</text:span></text:p>
      <text:p text:style-name="P454"><text:span text:style-name="T455"><text:tab/></text:span><text:span text:style-name="T456">When we see Ramayana from the angle of Yoga, we see it teaches us about the goal of Yoga – the<text:s/></text:span><text:span text:style-name="T457">experience of<text:s/></text:span><text:span text:style-name="T458">Universal Consciousness.<text:s/></text:span><text:span text:style-name="T459">It</text:span><text:span text:style-name="T460"><text:s/>explains the complex concepts of Yoga like<text:s/></text:span><text:span text:style-name="T461">the Prana,</text:span><text:span text:style-name="T462"><text:s/>Kundalini (Energy) and<text:s/></text:span><text:span text:style-name="T463">the<text:s/></text:span><text:span text:style-name="T464">Consciousness using a story.<text:s/></text:span><text:span text:style-name="T465">It</text:span><text:span text:style-name="T466"><text:s/>warns a Yogi about the difficulties on a path of Yoga.<text:s/></text:span><text:span text:style-name="T467">It</text:span><text:span text:style-name="T468"><text:s/>offers<text:s/></text:span><text:span text:style-name="T469">valuable<text:s/></text:span><text:span text:style-name="T470">advice to reach<text:s/></text:span><text:span text:style-name="T471">to<text:s/></text:span><text:span text:style-name="T472">the<text:s/></text:span><text:span text:style-name="T473">end<text:s/></text:span><text:span text:style-name="T474">goal of Yoga.</text:span><text:span text:style-name="T475"><text:s/>Let us see how it helps us learn Yoga.</text:span></text:p>
      <text:p text:style-name="P476"><text:span text:style-name="T477"><text:tab/></text:span><text:span text:style-name="T478">In this book, we see that Shri Ram represents Consciousness and the Universal Consciousness. Shri Ram is the seventh avatar of Lord Vishnu. Sanskrit word “Vishnu” means “One who is present everywhere”. Thus, Lord Vishnu represents Universal Consciousness.<text:s/></text:span></text:p>
      <text:p text:style-name="P479"><text:span text:style-name="T480"><text:tab/></text:span><text:span text:style-name="T481">At the end of Ramayana, Shri Ram takes<text:s/></text:span><text:span text:style-name="T482">the</text:span><text:span text:style-name="T483"><text:s/>form of Lord Vishnu. Hence, Shri Ram represents the Consciousness and the Universal Consciousness.<text:s/></text:span><text:span text:style-name="T484">Thus, both Yoga and Ramayana lead us towards the Consciousness and the Universal Consciousness.</text:span><text:span text:style-name="T485"><text:s/></text:span></text:p>
      <text:p text:style-name="P486">Looking for Yoga in Ramayana is like searching for salt in the sea water. Once you know the taste of salt in a drop<text:s/>of sea<text:s/>water, you know the entire sea is salty. Similarly, once you know how to relate Yoga to Ramayana, entire Ramayana unfolds in front of you as an expression of Yoga!</text:p>
      <text:p text:style-name="P487"/>
      <text:h text:style-name="P488" text:outline-level="2"><text:bookmark-start text:name="_Toc50058837"/>What<text:s/>Benefit<text:s/>Will I get<text:s/>by Learning about Shri Ram?<text:bookmark-end text:name="_Toc50058837"/></text:h>
      <text:p text:style-name="P489">Who<text:s/>does not want to live a better life?<text:s/>Everyone cares about his life.<text:s/>Everyone wants to live as long as he can. No one wants pain and misery.<text:s/>As per Yoga, learning<text:s/>about your Consciousness<text:s/>can<text:s/>lead us to a better life.</text:p>
      <text:p text:style-name="P490"><text:span text:style-name="T491">The Consciousness is the difference between a living person in this moment and his dead body in<text:s/></text:span><text:span text:style-name="T492">the next</text:span><text:span text:style-name="T493"><text:s/>moment.</text:span><text:span text:style-name="T494"><text:s/>Indian culture gave<text:s/></text:span><text:span text:style-name="T495">several names</text:span><text:span text:style-name="T496"><text:s/>to the Consciousness. Shri Ram is one such a name. From birth to death, we tied His name to every occasion in life. Even af</text:span><text:span text:style-name="T497">ter death, people take His name</text:span><text:span text:style-name="T498"><text:s/>while taking the dead body for cremation.<text:s/></text:span></text:p>
      <text:p text:style-name="P499"><text:span text:style-name="T500">What is the use of taking His name when a person is dead? However, if a person spends just a few hours of his time</text:span><text:span text:style-name="T501"><text:s/></text:span><text:span text:style-name="T502">in learning about Ramayana, then he can relate himself to Shri Ram. Besides, you already know the story of Ramayana.<text:s/></text:span><text:span text:style-name="T503">We can easily relate</text:span><text:span text:style-name="T504"><text:s/>the story to the Yoga. Building a relation</text:span><text:span text:style-name="T505">ship</text:span><text:span text:style-name="T506"><text:s/>with Shri Ram is neither about<text:s/></text:span><text:soft-page-break/><text:span text:style-name="T507">Ramayana nor about Yoga.<text:s/></text:span><text:span text:style-name="T508">It is about knowing your Consciousness.</text:span><text:span text:style-name="T509"><text:s/>It will be very useful to learn about<text:s/></text:span><text:span text:style-name="T510">it,</text:span><text:span text:style-name="T511"><text:s/>as it can<text:s/></text:span><text:span text:style-name="T512">help to live our<text:s/></text:span><text:span text:style-name="T513">life much better. P</text:span><text:span text:style-name="T514">ossibly, it may be useful even in the moments before death. </text:span></text:p>
      <text:p text:style-name="P515"/>
      <text:h text:style-name="P516" text:outline-level="2"><text:bookmark-start text:name="_Toc50058838"/>Why<text:s/>Are<text:s/>You<text:s/>Trying to<text:s/>Read Yoga in Ramayana?<text:bookmark-end text:name="_Toc50058838"/></text:h>
      <text:p text:style-name="P517">Ramayana translates to ‘Advance or movements of Shri Ram’. It refers to the journey of Shri Ram. It mentions nothing about Yoga. These statements are correct. However, let us look at them from a different angle.<text:tab/></text:p>
      <text:p text:style-name="P518"><text:span text:style-name="T519"><text:tab/></text:span><text:span text:style-name="T520">We know<text:s/></text:span><text:span text:style-name="T521">Shri Ram represents Universal Consciousness. Universal means “One that is everywhere”.<text:s/></text:span><text:span text:style-name="T522">When there is no place without Him, how can He move from place to place?<text:s/></text:span><text:span text:style-name="T523">We need to re-think the meaning of word Ramayana.</text:span></text:p>
      <text:p text:style-name="P524"><text:tab/>We can see<text:s/>a similar<text:s/>pattern of use of word “Ayana” in Daxinayana and Uttarayana, meaning, southern and northern solstices. They mean the Sun is passing to the southern and northern side of the equator. We know Sun does not change its position. The earth is tilted on its axis. Therefore, it appears to the earthlings that the Sun is changing its position.<text:s/></text:p>
      <text:p text:style-name="P525">Now we know that the word “Ayana”<text:s/>in Ramayana<text:s/>means a movement. But<text:s/>the question<text:s/>is,<text:s/>who is moving?<text:s/>Our common experience is when we are sitting in a train<text:s/>in the station<text:s/>and the train on the next track move, we feel that our train is moving.<text:s/>According to Einstein’s theory of relativity, the movement is always relative. When object A and object B are coming close to each other,<text:s/>we cannot tell<text:s/>which an object is moving. From the perspective of object A, the object B is coming closer, but in principle, the object B may be stationary, while object A may<text:s/>move<text:s/>towards object B.<text:s/></text:p>
      <text:p text:style-name="P526"><text:span text:style-name="T527">Sage Valmiki knows Shri Ram represents the Universal Consciousness.</text:span><text:span text:style-name="T528"><text:s/>He is everywhere. He has no place to go anywhere.</text:span><text:span text:style-name="T529"><text:s/>Thus, He is not advancing, moving, or traveling anywhere. Yet, sage Valmiki added “Ayana” or the movement in the word Ramayana. We know that the movement is relative.</text:span><text:span text:style-name="T530"><text:s/>If Shri Ram is not moving, then we, as a reader of Ramayana, must</text:span><text:span text:style-name="T531"><text:s/></text:span><text:span text:style-name="T532">move</text:span><text:span text:style-name="T533"><text:s/>towards Him!<text:s/></text:span></text:p>
      <text:p text:style-name="P534"><text:span text:style-name="T535">When we read Ramayana carefully, our views about Him change. Thus, we advance towards Shri Ram. The word “Ayana” shows this movement or advance.<text:s/></text:span><text:span text:style-name="T536">Ramayana leads us, the readers, toward Shri Ram, the Unive</text:span><text:span text:style-name="T537">rsal Consciousness.<text:s/></text:span><text:span text:style-name="T538">We can agree that t</text:span><text:span text:style-name="T539">his is one of the<text:s/></text:span><text:span text:style-name="T540">many<text:s/></text:span><text:span text:style-name="T541">meaning</text:span><text:span text:style-name="T542">s</text:span><text:span text:style-name="T543"><text:s/>of<text:s/></text:span><text:span text:style-name="T544">word<text:s/></text:span><text:span text:style-name="T545">Ramayana.</text:span></text:p>
      <text:p text:style-name="P546">Now, let us see how Ramayana explains Yoga. Here, we are using Yoga as it is defined by sage Patanjali. We also know the key concepts of Yoga come from Samkhya. Those concepts are Consciousness, Energy, and<text:s/>Ahamkara, etc.<text:s/></text:p>
      <text:p text:style-name="P547">Sage Valmiki took each of the key concept from Samkhya and created a character from it. Shri Ram represents<text:s/>the<text:s/>Higher Consciousness. Sita represents the<text:s/>Energy –<text:s/><text:soft-page-break/>we see she is not born naturally and did not die naturally.<text:s/>Hanumana<text:s/>represents Prana –<text:s/>when we breathe, we take Prana from air. In Ramayana, the<text:s/>Hanumana<text:s/>is a son of Air God (Vayu). Laxmana is a brother of Shri Ram. Sanskrit word “Laxya” means “Focus or Devotion” and “mana” is mind. Thus, Laxmana translates to “Devoted<text:s/>Mind”. </text:p>
      <text:p text:style-name="P548"><text:span text:style-name="T549">Now, let us see how Ramayana helps us find the Consciousness.<text:s/></text:span><text:span text:style-name="T550">Sage Valmiki knows we know nothing about Shri Ram or the Consciousness. We cannot relate with Him. Hence, sage Valmiki gave us indirect ways to find Him and relate to Him.<text:s/></text:span></text:p>
      <text:p text:style-name="P551">Look at any image or idol of Shri Ram.<text:s/>Three people always surround him. Sita<text:s/>and<text:s/>Lakshmana<text:s/>on his sides<text:s/>and<text:s/>Hanumana<text:s/>at his feet. This image is a beautiful depiction of the secret message given to us through Ramayana. If we figure out just this image, following the entire Ramayana will be simple. When we put the names of characters with their Yoga names, we see the following picture:</text:p>
      <text:list text:style-name="LFO27" text:continue-numbering="true">
        <text:list-item>
          <text:p text:style-name="P552">If we find the Energy (Sita), the Consciousness (Shri Ram) will come searching for the Energy, and we will find the Consciousness.</text:p>
        </text:list-item>
        <text:list-item>
          <text:p text:style-name="P553">If we have a devoted mind (Laxmana) on the Consciousness, it will lead us directly to the Consciousness.</text:p>
        </text:list-item>
        <text:list-item>
          <text:p text:style-name="P554">Optionally, we can find the<text:s/>Prana<text:s/>by doing breathing techniques called Pranayama. The Prana (Hanumana) will find the Energy (Sita) and we will then find the Energy within our body. When the Consciousness finds the Energy, it will reveal itself to us automatically.</text:p>
        </text:list-item>
      </text:list>
      <text:p text:style-name="P555"/>
      <text:p text:style-name="P556">Trying to find the Energy or the Consciousness directly within ourselves might be challenging. Hence, the other two options<text:s/>–<text:s/>focused mind and breathing techniques<text:s/>of Pranayama<text:s/>become important.<text:s/></text:p>
      <text:p text:style-name="P557"/>
      <text:h text:style-name="P558" text:outline-level="2"><text:bookmark-start text:name="_Toc50058839"/>What Is The Proof That Ramayana Is Related To Yoga?<text:bookmark-end text:name="_Toc50058839"/></text:h>
      <text:p text:style-name="P559"><text:span text:style-name="T560">Sage Valmiki’s purpose in writing Ramayana was to<text:s/></text:span><text:span text:style-name="T561">give</text:span><text:span text:style-name="T562"><text:s/>the knowledge of Yoga to<text:s/></text:span><text:span text:style-name="T563">simple-minded</text:span><text:span text:style-name="T564"><text:s/>people in a story format.</text:span><text:span text:style-name="T565"><text:s/>He avoided making it a Yoga text book. However, he tactfully<text:s/></text:span><text:span text:style-name="T566">showed</text:span><text:span text:style-name="T567"><text:s/>that he is explaining Yoga to us. Let us see<text:s/></text:span><text:span text:style-name="T568">a few</text:span><text:span text:style-name="T569"><text:s/>verses<text:s/></text:span><text:span text:style-name="T570">from<text:s/></text:span><text:span text:style-name="T571">Valmiki Ramayana that relate to Yoga. Later, we will<text:s/></text:span><text:span text:style-name="T572">review</text:span><text:span text:style-name="T573"><text:s/>hundreds of verses explaining a specific topic in Yoga.</text:span></text:p>
      <text:p text:style-name="P574"/>
      <text:soft-page-break/>
      <text:list text:style-name="LFO28" text:continue-numbering="true">
        <text:list-item>
          <text:p text:style-name="P575"><text:span text:style-name="T576">Sage Valmiki mentions in the verse 1-4-6 that his purpose of writing Ramayana is to explain Veda.</text:span><text:span text:style-name="T577"><text:s/>We know<text:s/></text:span><text:span text:style-name="T578">that<text:s/></text:span><text:span text:style-name="T579">the Veda<text:s/></text:span><text:span text:style-name="T580">has</text:span><text:span text:style-name="T581"><text:s/>a vast scope. Verse 1-4-6 narrows our scope, but it is not sufficient.<text:s/></text:span></text:p>
        </text:list-item>
        <text:list-item>
          <text:p text:style-name="P582"><text:span text:style-name="T583">From verses 1-2-33 and 34, we learn that this is a story about the plight of Sita</text:span><text:span text:style-name="T584"><text:s/></text:span><text:span text:style-name="T585">–</text:span><text:span text:style-name="T586"><text:s/></text:span><text:span text:style-name="T587">compared to a wailing bird</text:span><text:span text:style-name="T588"><text:s/></text:span><text:span text:style-name="T589">–</text:span><text:span text:style-name="T590"><text:s/></text:span><text:span text:style-name="T591">and her rescue by Shri Ram.<text:s/></text:span><text:span text:style-name="T592">Do you remember the beginning of Ramayana, where the female bird was in terrible agony over separation from the male bird?</text:span><text:span text:style-name="T593"><text:s/>This agony is the same agony the<text:s/></text:span><text:span text:style-name="T594">E</text:span><text:span text:style-name="T595">nergy feels over the separation from the<text:s/></text:span><text:span text:style-name="T596">Consciousness</text:span><text:span text:style-name="T597">.</text:span></text:p>
        </text:list-item>
        <text:list-item>
          <text:p text:style-name="P598">Verse 5-16-30 says, “Sita was in the same pitiable condition as a female<text:s/>bird<text:s/>which has lost her companion male bird.” The female bird’s weeping reminded sage Valmiki of<text:s/>Energy’s plight in captivity of<text:s/>Ahamkara<text:s/>in the Muladhara<text:s/>Chakra. There are several verses that describe Sita in same words as Kundalini Shakti<text:s/>/<text:s/>Energy trapped in Muladhara<text:s/>Chakra.<text:s/></text:p>
        </text:list-item>
        <text:list-item>
          <text:p text:style-name="P599"><text:span text:style-name="T600">Valmiki Ramayana</text:span><text:span text:style-name="T601"><text:s/>verse 6-117-20 tells<text:s/></text:span><text:span text:style-name="T602">us</text:span><text:span text:style-name="T603"><text:s/>“Shri Ram is AUM.”<text:s/></text:span><text:span text:style-name="T604"><text:s/></text:span></text:p>
        </text:list-item>
      </text:list>
      <text:p text:style-name="P605"/>
      <text:p text:style-name="P606"><text:span text:style-name="T607"><text:tab/></text:span><text:span text:style-name="T608">Sage Valmiki wrote Ramayana to<text:s/></text:span><text:span text:style-name="T609">guide<text:s/></text:span><text:span text:style-name="T610">and help the<text:s/></text:span><text:span text:style-name="T611">E</text:span><text:span text:style-name="T612">nergy and the<text:s/></text:span><text:span text:style-name="T613">C</text:span><text:span text:style-name="T614">onsciousness reunite within us.</text:span><text:span text:style-name="T615"><text:s/>It offers immense help and guidance to<text:s/></text:span><text:span text:style-name="T616">anyone</text:span><text:span text:style-name="T617"><text:s/>who is searching for the<text:s/></text:span><text:span text:style-name="T618">E</text:span><text:span text:style-name="T619">nergy or the<text:s/></text:span><text:span text:style-name="T620">C</text:span><text:span text:style-name="T621">onsciousness. When we see Ramayana from lenses of Yoga, it becomes a map or a travel guide that leads a Yogi to the<text:s/></text:span><text:span text:style-name="T622">H</text:span><text:span text:style-name="T623">igher<text:s/></text:span><text:span text:style-name="T624">C</text:span><text:span text:style-name="T625">onsciousness</text:span><text:span text:style-name="T626">. It offers several warning signs and guidance instructions to a Yogi.<text:s/></text:span></text:p>
      <text:p text:style-name="P627"/>
      <text:h text:style-name="P628" text:outline-level="2"><text:bookmark-start text:name="_Toc50058840"/>How<text:s/>Can We Address Questions<text:s/>about<text:s/>Ramayana?<text:bookmark-end text:name="_Toc50058840"/></text:h>
      <text:p text:style-name="P629">We see that<text:s/>some<text:s/>events or character’s choice in Ramayana<text:s/>makes little<text:s/>sense to us. When we read Ramayana and Yoga books side by side, the knowledge of Yoga helps us explain why characters of Ramayana behave the way they do. Let us see few examples.</text:p>
      <text:p text:style-name="P630"/>
      <table:table table:style-name="Table631">
        <table:table-columns>
          <table:table-column table:style-name="TableColumn632"/>
          <table:table-column table:style-name="TableColumn633"/>
        </table:table-columns>
        <table:table-row table:style-name="TableRow634">
          <table:table-cell table:style-name="TableCell635">
            <text:p text:style-name="P636">Ramayana Question</text:p>
          </table:table-cell>
          <table:table-cell table:style-name="TableCell637">
            <text:p text:style-name="P638">Explanation using<text:s/>Yoga Concept</text:p>
          </table:table-cell>
        </table:table-row>
        <table:table-row table:style-name="TableRow639">
          <table:table-cell table:style-name="TableCell640">
            <text:p text:style-name="P641">King<text:s/>Janaka<text:s/>found a box with a baby inside while tilling the land. Is it possible to find a live baby in the untitled land?</text:p>
          </table:table-cell>
          <table:table-cell table:style-name="TableCell642">
            <text:p text:style-name="P643">Tilling of land and finding a live baby cannot happen at the same time. Sita represents<text:s/>the<text:s/>Energy. She was not born normally. It<text:s/>matches Newton’s law of<text:s/>Energy. Both agree that we cannot create<text:s/>Energy.</text:p>
          </table:table-cell>
        </table:table-row>
        <table:table-row table:style-name="TableRow644">
          <table:table-cell table:style-name="TableCell645">
            <text:p text:style-name="P646">Why<text:s/>Urmila, Laxman’s wife, did not go to jungle with him?<text:s/>She is Sita’s sister. They must have<text:s/>the same<text:s/>idea of<text:s/>an ideal<text:s/>wife. When<text:s/><text:soft-page-break/>Sita went to jungle with her husband, why Urmila stayed back in<text:s/>the palace?<text:s/>Valmiki Ramayana does not mention a reason.</text:p>
          </table:table-cell>
          <table:table-cell table:style-name="TableCell647">
            <text:p text:style-name="P648">“Urmila” means “waves of passion,” whereas “Laxman” means “devoted mind.”<text:s/>They<text:s/>are quite the opposite qualities of the mind. Laxman focuses on serving Shri Ram, as he represents a mind<text:s/><text:soft-page-break/>devoted to<text:s/>god. Urmila represents passion;<text:s/>it<text:s/>cannot coexist<text:s/>with the devoted mind.<text:s/>This is an example of guidance from<text:s/>Ramayana.</text:p>
          </table:table-cell>
        </table:table-row>
        <table:table-row table:style-name="TableRow649">
          <table:table-cell table:style-name="TableCell650">
            <text:p text:style-name="P651">How did Sita go through fire after Shri Ram defeats<text:s/>Ravana<text:s/>and come out unharmed?<text:s/>Why did Shri Ram allow his beloved wife, rescued after a long struggle, to go through fire?</text:p>
          </table:table-cell>
          <table:table-cell table:style-name="TableCell652">
            <text:p text:style-name="P653">What can go into the fire and come out unaffected? The answer is fire itself. Fire cannot burn fire; one fire can pass through another fire.<text:s/>Sita represents the<text:s/>Energy.<text:s/>Fire is just one<text:s/>manifestation<text:s/>of<text:s/>Energy.<text:s/>Shri Ram knows her very well. Hence, he puts her through fire, knowing very well that fire cannot possibly harm her.</text:p>
          </table:table-cell>
        </table:table-row>
        <table:table-row table:style-name="TableRow654">
          <table:table-cell table:style-name="TableCell655">
            <text:p text:style-name="P656">Shri Ram sent Sita back to the jungle again.<text:s/>She<text:s/>was pregnant. Sita is in agreement with Shri Ram’s decision to send her away forever.<text:s/>Why do they separate?</text:p>
          </table:table-cell>
          <table:table-cell table:style-name="TableCell657">
            <text:p text:style-name="P658">Universal Consciousness had a wish<text:s/>to be many from one and be in multiple forms. To honor that wish, the<text:s/>Energy separated from it and created multitudes of names and forms. If it were not for that wish, there would have been no separation, and therefore, no creation.<text:s/>Similarly,<text:s/>Sita accepted going back to the jungle. It was to honor Shri Ram’s wish and to give birth to his children. When they are together, there is only bliss.<text:s/>There can be no creation, or no children.</text:p>
          </table:table-cell>
        </table:table-row>
      </table:table>
      <text:p text:style-name="P659"/>
      <text:p text:style-name="P660"><text:span text:style-name="T661"><text:s/></text:span><text:span text:style-name="T662"><text:tab/></text:span><text:span text:style-name="T663"><text:s/></text:span><text:span text:style-name="T664">As you can see,<text:s/></text:span><text:span text:style-name="T665">the reason behind the choices of characters or events comes from Yoga concepts.<text:s/></text:span><text:span text:style-name="T666">These questions are<text:s/></text:span><text:span text:style-name="T667">precious</text:span><text:span text:style-name="T668">. It is very important that we ask the question. When we read<text:s/></text:span><text:span text:style-name="T669">Ramayana carefully and see that<text:s/></text:span><text:span text:style-name="T670">a character making a choice<text:s/></text:span><text:span text:style-name="T671">that<text:s/></text:span><text:span text:style-name="T672">we do not understand, we get a question.<text:s/></text:span><text:span text:style-name="T673">This question has actual relevance to you because they originate from your intelligence</text:span><text:span text:style-name="T674"><text:s/>and experience</text:span><text:span text:style-name="T675">.</text:span><text:span text:style-name="T676"><text:s/></text:span><text:span text:style-name="T677">It</text:span><text:span text:style-name="T678"><text:s/>lead</text:span><text:span text:style-name="T679">s</text:span><text:span text:style-name="T680"><text:s/>you straight towards a concept of Yoga. Once you understand that<text:s/></text:span><text:span text:style-name="T681">answer</text:span><text:span text:style-name="T682">, it be</text:span><text:span text:style-name="T683">comes your point-of-entry</text:span><text:span text:style-name="T684"><text:s/>into Ramayana</text:span><text:span text:style-name="T685">. From that point, you can interpret Ramayana all by yourself. Now, it becomes “your” Ramayana.<text:s/></text:span><text:span text:style-name="T686">It will not be same as “my interpretation of Ramayana”. We may differ in our<text:s/></text:span><text:span text:style-name="T687">views,</text:span><text:span text:style-name="T688"><text:s/>and that is okay.<text:s/></text:span><text:span text:style-name="T689">Our roads can be different, but<text:s/></text:span><text:span text:style-name="T690">our</text:span><text:span text:style-name="T691"><text:s/>destination is same.</text:span><text:span text:style-name="T692"><text:s/></text:span></text:p>
      <text:p text:style-name="P693"><text:span text:style-name="T694"><text:tab/>There are several such<text:s/></text:span><text:span text:style-name="T695">questions</text:span><text:span text:style-name="T696"><text:s/>about Ramayana. They all work as a secret message sent in your name.<text:s/></text:span><text:span text:style-name="T697">Y</text:span><text:span text:style-name="T698">ou need to answer</text:span><text:span text:style-name="T699"><text:s/>only</text:span><text:span text:style-name="T700"><text:s/>one question on your own. It will establish a link between the sender and you. The sender will know that you are interested in Him.<text:s/></text:span><text:span text:style-name="T701">With a faint smile, He will start pulling you towards Him.</text:span><text:span text:style-name="T702"><text:s/></text:span></text:p>
      <text:p text:style-name="P703"/>
      <text:h text:style-name="P704" text:outline-level="2"><text:bookmark-start text:name="_Toc50058841"/><text:soft-page-break/>Why Should I Learn About Yoga From Ramayana?<text:bookmark-end text:name="_Toc50058841"/></text:h>
      <text:p text:style-name="P705"><text:span text:style-name="T706">It is correct that Ramayana teaches us about paths of Karma and Bhakti.<text:s/></text:span><text:span text:style-name="T707">Ramayana teaches us about Shri Ram and other characters as great and ideal people. Through them, it teaches us about duty and right action, which is<text:s/></text:span><text:span text:style-name="T708">the path</text:span><text:span text:style-name="T709"><text:s/>of Karma.<text:s/></text:span><text:span text:style-name="T710">In fact, Ramayana teaches us about four different paths, not just about Karma and Bhakti. Please read the story<text:s/></text:span><text:span text:style-name="T711">below told to us by Saint Tulsidas.</text:span></text:p>
      <text:p text:style-name="P712"/>
      <text:h text:style-name="P713" text:outline-level="2"><text:bookmark-start text:name="_Toc518313125"/><text:bookmark-start text:name="_Toc50058842"/>Story:<text:s/>Four Views of<text:s/>Shri Ram<text:s/>Based on Four Types of People<text:bookmark-end text:name="_Toc518313125"/><text:bookmark-end text:name="_Toc50058842"/></text:h>
      <text:p text:style-name="P714"><text:tab/>Everyone who knows Ramayana has a question – ‘Was Shri Ram a great human? Or was he a God?’ To answer this question, Saint Tulsidas compared Ramayana with a beautiful lake. This lake has four banks. On each bank of the lake, there is an assembly hall (The Hindi word is “Ghat”, which is a common meeting place). In all assembly halls, people are listening to Ramayana. However, each assembly hall reads the story with a different meaning!</text:p>
      <text:p text:style-name="P715"><text:span text:style-name="T716"><text:tab/></text:span><text:span text:style-name="T717">The first assembly hall is for<text:s/></text:span><text:span text:style-name="T718">people</text:span><text:span text:style-name="T719"><text:s/>who seek direct knowledge of “who am I”.<text:s/></text:span><text:span text:style-name="T720">It leads them directly to the experience of our true nature. We will use the term Universal Consciousness to refer to our true nature. Lord Shiva is the speaker and Goddess Parvati is the listener. Lord Shiva is explaining how Shri Ram is our true nature or Universal Consciousness.<text:s/></text:span></text:p>
      <text:p text:style-name="P721"><text:span text:style-name="T722"><text:tab/></text:span><text:span text:style-name="T723">The second assembly hall is for<text:s/></text:span><text:span text:style-name="T724">people</text:span><text:span text:style-name="T725"><text:s/>who are dedicated to Right Action (Karma).</text:span><text:span text:style-name="T726"><text:s/>These people</text:span><text:span text:style-name="T727"><text:s/>focus on good actions and cultivating good habits. They adore<text:s/></text:span><text:span text:style-name="T728">prominent people</text:span><text:span text:style-name="T729">, ideals, values</text:span><text:span text:style-name="T730">,</text:span><text:span text:style-name="T731"><text:s/>and</text:span><text:span text:style-name="T732"><text:s/>live a very honest life.<text:s/></text:span><text:span text:style-name="T733">The</text:span><text:span text:style-name="T734">y</text:span><text:span text:style-name="T735"><text:s/>do not see any necessity of God,<text:s/></text:span><text:span text:style-name="T736">G</text:span><text:span text:style-name="T737">odness, or Universal Consciousness to<text:s/></text:span><text:span text:style-name="T738">perform the<text:s/></text:span><text:span text:style-name="T739">right actions.</text:span><text:span text:style-name="T740"><text:s/></text:span><text:span text:style-name="T741">They</text:span><text:span text:style-name="T742"><text:s/>gain experience and knowledge of Universal Consciousness, indirectly by performing proper action. They see Shri Ram as<text:s/></text:span><text:span text:style-name="T743">an ideal</text:span><text:span text:style-name="T744"><text:s/>human being, who is dedicated to right action and adheres to great moral values. Sage Yadnavalkya is the speaker in this hall and<text:s/></text:span><text:span text:style-name="T745">s</text:span><text:span text:style-name="T746">age Bhardwaj is<text:s/></text:span><text:span text:style-name="T747">a<text:s/></text:span><text:span text:style-name="T748">listener, along with few other people.<text:s/></text:span></text:p>
      <text:p text:style-name="P749"><text:span text:style-name="T750"><text:tab/></text:span><text:span text:style-name="T751">The third assembly hall is for<text:s/></text:span><text:span text:style-name="T752">people</text:span><text:span text:style-name="T753"><text:s/>who take<text:s/></text:span><text:span text:style-name="T754">the path</text:span><text:span text:style-name="T755"><text:s/>of Devotion (Bhakti).<text:s/></text:span><text:span text:style-name="T756">They have a faith that there is a higher power in form of God. They believe<text:s/></text:span><text:span text:style-name="T757">God creates that world</text:span><text:span text:style-name="T758">. The</text:span><text:span text:style-name="T759">ir</text:span><text:span text:style-name="T760"><text:s/>logic is “if there is a pot, there must be a potter”. If science tells them<text:s/></text:span><text:span text:style-name="T761">Big Bang created that universe</text:span><text:span text:style-name="T762">, then they ask who created Big Bang?<text:s/></text:span><text:span text:style-name="T763">They devote themselves completely to God.<text:s/></text:span><text:span text:style-name="T764">They believe that the God keeps the track of their good actions. They also believe that God returns the results of good action to them, when they need the most. God as an ideal human being is not sufficient to them.<text:s/></text:span><text:span text:style-name="T765">They need a personal relationship with God.</text:span><text:span text:style-name="T766"><text:s/>They see God in human form (Saguna). They will gain experience and knowledge of Universal Consciousness,<text:s/></text:span><text:soft-page-break/><text:span text:style-name="T767">indirectly by their faith. They see Shri Ram as a God, whom they can establish a personal connection by being his devotee. In this hall, a great devotee of God, Sage Kakabhushubdi is the speaker and Garuda, the Eagle, and many others are the listeners.<text:s/></text:span></text:p>
      <text:p text:style-name="P768"><text:span text:style-name="T769"><text:tab/></text:span><text:span text:style-name="T770">The<text:s/></text:span><text:span text:style-name="T771">fourth</text:span><text:span text:style-name="T772"><text:s/>assembly hall is for<text:s/></text:span><text:span text:style-name="T773">people</text:span><text:span text:style-name="T774"><text:s/>who surrender to God.</text:span><text:span text:style-name="T775"><text:s/>Their belief about God is same as the people in<text:s/></text:span><text:span text:style-name="T776">the third</text:span><text:span text:style-name="T777"><text:s/>hall. They seek help from God. They want God to rescue them from their troubles.<text:s/></text:span><text:span text:style-name="T778">They do not think they can change their situation without God’s help.<text:s/></text:span><text:span text:style-name="T779">They know that sometimes they are sinners. They seek forgiveness from God for their sins. They believe that<text:s/></text:span><text:span text:style-name="T780">G</text:span><text:span text:style-name="T781">od forgives them and absolves them from their sins. God as a strict accountant of good<text:s/></text:span><text:span text:style-name="T782">or</text:span><text:span text:style-name="T783"><text:s/>bad deeds does not work for them. They will gain experience and knowledge of Universal Consciousness indirectly through surrender. They see Shri Ram as someone who<text:s/></text:span><text:span text:style-name="T784">helps</text:span><text:span text:style-name="T785"><text:s/>them in their need,<text:s/></text:span><text:span text:style-name="T786">gives</text:span><text:span text:style-name="T787"><text:s/>them strength to go on, and he absolves them from their sins. Saint Tulsidas is the speaker in this assembly<text:s/></text:span><text:span text:style-name="T788">hall,</text:span><text:span text:style-name="T789"><text:s/>and common people are the listeners.<text:s/></text:span></text:p>
      <text:p text:style-name="P790"><text:span text:style-name="T791"><text:tab/></text:span><text:span text:style-name="T792">This story explains that four types of people can see Ramayana form four<text:s/></text:span><text:span text:style-name="T793">different angles.<text:s/></text:span><text:span text:style-name="T794">Despite</text:span><text:span text:style-name="T795"><text:s/>being so different, they get the correct guidance from it. <text:s/>Understanding this alone makes Ramayana a beautiful, inte</text:span><text:span text:style-name="T796">resting, and amazing story!</text:span></text:p>
      <text:p text:style-name="P797"><text:span text:style-name="T798"><text:tab/>In this book, we are adding one more angle to Ramayana, without changing a word of Valmiki Ramayana.</text:span><text:span text:style-name="T799"><text:s/>We see that we can learn Yoga from it. We will see few examples of guidance Ramayana offers to a Yogi.<text:s/></text:span></text:p>
      <text:p text:style-name="P800"><text:span text:style-name="T801"><text:tab/>Reading Ramayana as a guide of Yoga does not negate its importance to other paths. In fact, it may help us in learning about other paths. The key concepts of Yoga, like Energy and Consciousness etc. come from Samkhya. When we are learning about Yoga, we are indirectly learning about Samkhya.</text:span><text:span text:style-name="T802"><text:s/>Samkhya is common to all the paths of spirituality.</text:span><text:span text:style-name="T803"><text:s/></text:span><text:span text:style-name="T804">Hence, learning about the key concepts of Samkhya with help of Ramayana is useful<text:s/></text:span><text:span text:style-name="T805">information on all the paths of spirituality</text:span><text:span text:style-name="T806">.<text:s/></text:span><text:span text:style-name="T807">Defeat of Ahamkara is a common goal across all the paths.</text:span><text:span text:style-name="T808"><text:s/></text:span><text:span text:style-name="T809">For this reason, we will study entire Yuddha</text:span><text:span text:style-name="T810">-</text:span><text:span text:style-name="T811">Kanda<text:s/></text:span><text:span text:style-name="T812">by reading it<text:s/></text:span><text:span text:style-name="T813">line by line.</text:span></text:p>
      <text:p text:style-name="P814"/>
      <text:h text:style-name="P815" text:outline-level="2"><text:bookmark-start text:name="_Toc50058843"/>Which<text:s/>Version<text:s/>of Ramayana<text:s/>do<text:s/>We<text:s/>Refer?<text:s/>Why?<text:bookmark-end text:name="_Toc50058843"/><text:s/></text:h>
      <text:p text:style-name="P816"><text:span text:style-name="T817">In this book, we will study the first version of Ramayana, the Valmiki Ramayana. It is a "smriti" meaning, it is "from memory". Since it is an ancient document, there are some interjected verses. However, scholars, grammarians, historians standardized the original text.<text:s/></text:span><text:span text:style-name="T818">It is available on the website https://www.valmikiramayan.net.<text:s/></text:span></text:p>
      <text:p text:style-name="P819"><text:tab/>We will use this website as a reference source for Valmiki Ramayana.<text:s/>Other versions of Ramayana may have<text:s/>the effect<text:s/>of spiritual practices of that time. For<text:s/><text:soft-page-break/>example, Adhyatma Ramayana, which Saint<text:s/>Tulsidas<text:s/>wrote,<text:s/>has<text:s/>significant impressions<text:s/>of Bhakti movement. It adds many stories<text:s/>in<text:s/>Ramayana from Bhakti side of spirituality.<text:s/></text:p>
      <text:p text:style-name="P820"><text:tab/>Our purpose here is to see the Valmiki Ramayana from Yoga side of spirituality.<text:s/>As you see in this book, the original Ramayana, the Valmiki Ramayana was written from Yoga side of spirituality.<text:s/>It predates<text:s/>sage Patanjali who wrote Yoga Sutra, sage Kapila who wrote Samkhya-Karika and<text:s/>sage Vyasa who wrote Mahabharata. In this book, we will see how Ramayana explains Samkhya and Yoga.</text:p>
      <text:p text:style-name="Normal"><text:bookmark-start text:name="_Toc50058844"/></text:p>
      <text:h text:style-name="P821" text:outline-level="2"><text:span text:style-name="T822">Is there any way to know Valmiki Ramayana</text:span><text:span text:style-name="T823"><text:s/>without reading it</text:span><text:span text:style-name="T824">?</text:span><text:bookmark-end text:name="_Toc50058844"/></text:h>
      <text:p text:style-name="P825">In case reader does not have time or resources to read the Valmiki Ramayana, then the next best source is the YouTube movie: Ramayana - The Legend of Prince Ram (1992). It is available in English and other languages. It is not exactly the same as Valmiki Ramayana, but it<text:s/>is the closest movie we have.</text:p>
      <text:p text:style-name="P826"><text:tab/>Most of us know Ramayana from watching TV series. Even those who read<text:s/>Ramayana<text:s/>may have read other versions of Ramayana.<text:s/>These are secondary sources. They are useful as they keep story of Ramayana going. But they are not much useful for a spiritual aspirant who must know the original source. No one should rely on Entertainment Industry to provide them any kind of knowledge.</text:p>
      <text:p text:style-name="P827"/>
      <text:h text:style-name="P828" text:outline-level="2"><text:bookmark-start text:name="_Toc50058845"/>Why<text:s/>This<text:s/>Book is<text:s/>called Short Version of Yoga Ramayana?<text:bookmark-end text:name="_Toc50058845"/></text:h>
      <text:p text:style-name="P829">In March 2015, I<text:s/>self-published<text:s/>the<text:s/>e-book Yoga Ramayana. In that book, I included<text:s/>explanations of<text:s/>all the<text:s/>unfamiliar concepts<text:s/>of Yoga and their relationships to Ramayana. Hence, the book became too big to read.<text:s/>Because of<text:s/>the large<text:s/>page count, I could not publish<text:s/>it<text:s/>in print.<text:s/>The e-book is hard to access. Therefore,<text:s/>it did not sell.<text:s/></text:p>
      <text:p text:style-name="P830"><text:span text:style-name="T831"><text:tab/>To reach the readers</text:span><text:span text:style-name="T832">, I created a<text:s/></text:span><text:span text:style-name="T833">Facebook</text:span><text:span text:style-name="T834"><text:s/>page<text:s/></text:span><text:a xlink:href="https://www.facebook.com/YogaRamayana/" office:target-frame-name="_top" xlink:show="replace"><text:span text:style-name="T835">https://www.facebook.com/YogaRamayana/</text:span></text:a><text:span text:style-name="T836"><text:s/>and posted several of<text:s/></text:span><text:span text:style-name="T837">the chapters</text:span><text:span text:style-name="T838"><text:s/>from the book. I got over million likes</text:span><text:span text:style-name="T839"><text:s/>and thousands of comments</text:span><text:span text:style-name="T840">. It gave me confidence that everyone liked the<text:s/></text:span><text:span text:style-name="T841">fundamental concept</text:span><text:span text:style-name="T842"><text:s/>of the book.<text:s/></text:span><text:span text:style-name="T843">Hence, I am rewriting</text:span><text:span text:style-name="T844"><text:s/>this book</text:span><text:span text:style-name="T845"><text:s/>to make it sh</text:span><text:span text:style-name="T846">ort</text:span><text:span text:style-name="T847"><text:s/>and printable</text:span><text:span text:style-name="T848">.</text:span><text:span text:style-name="T849"><text:s/></text:span></text:p>
      <text:p text:style-name="P850"><text:tab/>To make the book short and printable,<text:s/>I did not include the<text:s/>explanations<text:s/>of Yoga concepts<text:s/>in this book. In addition,<text:s/>we are not going line by line of Valmiki Ramayana.<text:s/>I<text:s/>have<text:s/>arranged<text:s/>this book<text:s/>in small, easy-to-read sections.<text:s/><text:tab/>In case the reader wants to read the original Yoga Ramayana book, it is available on Amazon Kindle format.<text:s/></text:p>
      <text:p text:style-name="P851">This my third<text:s/>and final<text:s/>attempt in last 15 years to convey the same message.<text:s/>Honestly, rewriting this book has become a time-consuming and very expensive<text:s/><text:soft-page-break/>project for me. Without getting support from readers, it is not possible for me to spend more time and money in conveying this message to readers.</text:p>
      <text:p text:style-name="P852"><text:span text:style-name="T853">Since this book is about Ramayana, which is considered a “religious document”, Amazon will not allow me to advertise the book. Therefore, there is no way for me to reach the readers.</text:span><text:span text:style-name="T854"><text:s/></text:span><text:span text:style-name="T855">If you like the concept of the book, please post review or the comments.<text:s/></text:span><text:span text:style-name="T856">The word of mouth is the only way this content can reach to<text:s/></text:span><text:span text:style-name="T857">other</text:span><text:span text:style-name="T858"><text:s/>readers.</text:span></text:p>
      <text:p text:style-name="P859"><text:span text:style-name="T860">For a normal reader, it will take roughly 4 hours to read this book. A 9</text:span><text:span text:style-name="T861">th</text:span><text:span text:style-name="T862"><text:s/>grade student can<text:s/></text:span><text:span text:style-name="T863">easily<text:s/></text:span><text:span text:style-name="T864">understand it.<text:s/></text:span><text:span text:style-name="T865">If you give me 4 hours of your time, I will show you a different side of Ramayana, without changing a line.</text:span><text:span text:style-name="T866"><text:s/>I hope you like this book.</text:span><text:span text:style-name="T867"><text:s/>Welcome to the wonderful and mysterious world of Valmiki Ramayana!</text:span></text:p>
      <text:p text:style-name="P868"/>
      <text:h text:style-name="P869" text:outline-level="1"><text:bookmark-start text:name="_Toc50058846"/>A New Perspective on Valmiki Ramayana<text:bookmark-end text:name="_Toc50058846"/></text:h>
      <text:p text:style-name="P870"/>
      <text:p text:style-name="P871"><text:tab/><text:tab/>Valmiki Ramayana is a<text:s/>work<text:s/>of imaginative and highly advanced Yogi.<text:s/>When we see it from Yoga angles, we realize that it is<text:s/>a<text:s/>complex document.<text:s/>Its<text:s/>characters map to several Yoga processes,<text:s/>explain<text:s/>their relationships,<text:s/>give<text:s/>warning signs<text:s/>or guidance to<text:s/>a Yogi, etc.<text:s/>Hence, it is<text:s/>difficult to understand<text:s/>completely.<text:s/></text:p>
      <text:p text:style-name="P872"><text:span text:style-name="T873"><text:tab/>When we encounter<text:s/></text:span><text:span text:style-name="T874">any<text:s/></text:span><text:span text:style-name="T875">such a complex document, we try to reduce its complexity by</text:span><text:span text:style-name="T876"><text:s/>dividing it into<text:s/></text:span><text:span text:style-name="T877">pieces or layers</text:span><text:span text:style-name="T878">. Then, we look at each piece individually and try to understand<text:s/></text:span><text:span text:style-name="T879">the function</text:span><text:span text:style-name="T880"><text:s/>of that part by itself.</text:span><text:span text:style-name="T881"><text:s/>We identify common patterns.</text:span><text:span text:style-name="T882"><text:s/></text:span><text:span text:style-name="T883">This process is<text:s/></text:span><text:span text:style-name="T884">like</text:span><text:span text:style-name="T885"><text:s/>a process a Software Programmer follows when he comes across a complex software.<text:s/></text:span><text:span text:style-name="T886">Valmiki Ramayana is exactly like a complex software, with layers and patterns in it.</text:span><text:span text:style-name="T887"><text:s/></text:span><text:span text:style-name="T888">Here are<text:s/></text:span><text:span text:style-name="T889">some</text:span><text:span text:style-name="T890"><text:s/>ways to<text:s/></text:span><text:span text:style-name="T891">help us understand the<text:s/></text:span><text:span text:style-name="T892">Valmiki Ramayana.</text:span></text:p>
      <text:p text:style-name="P893"/>
      <text:h text:style-name="P894" text:outline-level="2"><text:bookmark-start text:name="_Toc50058847"/>Layers in<text:s/>Valmiki<text:s/>Ramayana<text:bookmark-end text:name="_Toc50058847"/></text:h>
      <text:p text:style-name="P895">When we build a house, first we put the foundation and then the<text:s/>walls, etc. Similarly, when we read Valmiki Ramayana, we need to understand the layers and their sequence. There are at four layers in Valmiki Ramayana. Each subsequent layer uses the previous layer,<text:s/>like the walls of<text:s/>the house<text:s/>use the foundation as to support them.</text:p>
      <text:soft-page-break/>
      <text:list text:style-name="LFO3" text:continue-numbering="true">
        <text:list-item>
          <text:p text:style-name="P896"><text:span text:style-name="T897">The first layer of is the characters<text:s/></text:span><text:span text:style-name="T898">like</text:span><text:span text:style-name="T899"><text:s/>Sita, Shri Ram, Laxmana,<text:s/></text:span><text:span text:style-name="T900">Hanumana</text:span><text:span text:style-name="T901">, and<text:s/></text:span><text:span text:style-name="T902">Ravana.<text:s/></text:span><text:span text:style-name="T903">These characters represent our Energy, Consciousness, devoted mind,<text:s/></text:span><text:span text:style-name="T904">P</text:span><text:span text:style-name="T905">rana, and Ahamkar</text:span><text:span text:style-name="T906">a</text:span><text:span text:style-name="T907">, respectively. We will study<text:s/></text:span><text:span text:style-name="T908">these characters</text:span><text:span text:style-name="T909"><text:s/>and their Yoga meaning in the next few chapters.</text:span></text:p>
        </text:list-item>
        <text:list-item>
          <text:p text:style-name="P910"><text:span text:style-name="T911">T</text:span><text:span text:style-name="T912">he way these characters relate to each other</text:span><text:span text:style-name="T913"><text:s/>becomes the second layer</text:span><text:span text:style-name="T914">.</text:span><text:span text:style-name="T915"><text:s/></text:span><text:span text:style-name="T916">For example,<text:s/></text:span><text:span text:style-name="T917">Hanumana</text:span><text:span text:style-name="T918"><text:s/>finds Sita in Lanka. It represents Prana finds Energy in<text:s/></text:span><text:span text:style-name="T919">Muladhara Chakra</text:span><text:span text:style-name="T920">. Each relation in Ramayana teaches us something about Yoga.</text:span><text:span text:style-name="T921"><text:s/>We saw few examples earlier.</text:span></text:p>
        </text:list-item>
        <text:list-item>
          <text:p text:style-name="P922"><text:span text:style-name="T923">The third layer is the most important level for us. It<text:s/></text:span><text:span text:style-name="T924">has</text:span><text:span text:style-name="T925"><text:s/>of various signs, symptoms, recommended actions, and warnings related to the path of Yoga.</text:span><text:span text:style-name="T926"><text:s/></text:span><text:span text:style-name="T927">Some</text:span><text:span text:style-name="T928"><text:s/>warning signs<text:s/></text:span><text:span text:style-name="T929">also apply</text:span><text:span text:style-name="T930"><text:s/>in other paths, not just Yoga.<text:s/></text:span><text:span text:style-name="T931">For lack of a better word, we will call them as safeguards for spiritual aspirants.</text:span><text:span text:style-name="T932"><text:s/></text:span><text:span text:style-name="T933">Stories of king Vishwamitra and Trishanku, of demons Viradh</text:span><text:span text:style-name="T934">a</text:span><text:span text:style-name="T935"><text:s/>and Kabandh</text:span><text:span text:style-name="T936">a</text:span><text:span text:style-name="T937">, and of actions of<text:s/></text:span><text:span text:style-name="T938">Hanumana</text:span><text:span text:style-name="T939"><text:s/>are all examples of these safeguards. There are hundreds of safeguards in Ramayana. We will study and interpret<text:s/></text:span><text:span text:style-name="T940">a few</text:span><text:span text:style-name="T941"><text:s/>of them.</text:span></text:p>
        </text:list-item>
        <text:list-item>
          <text:p text:style-name="P942"><text:span text:style-name="T943">Finally, as the fourth<text:s/></text:span><text:span text:style-name="T944">layer</text:span><text:span text:style-name="T945">, sage Valmiki<text:s/></text:span><text:span text:style-name="T946">indirectly refers to</text:span><text:span text:style-name="T947"><text:s/>the various<text:s/></text:span><text:span text:style-name="T948">Chakra</text:span><text:span text:style-name="T949">s</text:span><text:span text:style-name="T950">.</text:span><text:span text:style-name="T951"><text:s/>He<text:s/></text:span><text:span text:style-name="T952">shows</text:span><text:span text:style-name="T953"><text:s/>their general locations, their effects,<text:s/></text:span><text:span text:style-name="T954">suggests how to avoid their imbalance and the effects of such an imbalance. When sage Valmiki deals with the<text:s/></text:span><text:span text:style-name="T955">Chakra</text:span><text:span text:style-name="T956">s</text:span><text:span text:style-name="T957">, he has to go by the<text:s/></text:span><text:span text:style-name="T958">indirect</text:span><text:span text:style-name="T959"><text:s/>references to<text:s/></text:span><text:span text:style-name="T960">Chakra</text:span><text:span text:style-name="T961">s</text:span><text:span text:style-name="T962"><text:s/>like vehicle of Chakra or the color</text:span><text:span text:style-name="T963">, etc</text:span><text:span text:style-name="T964">. He cannot declare them explicitly because that hurts the storytelling, and the story risks becoming a discourse.</text:span><text:span text:style-name="T965"><text:s/>In addition,<text:s/></text:span><text:span text:style-name="T966">sage Valmiki does not use chakras in all events. T</text:span><text:span text:style-name="T967">here are many<text:s/></text:span><text:span text:style-name="T968">instances</text:span><text:span text:style-name="T969"><text:s/>where sage Valmiki gives</text:span><text:span text:style-name="T970"><text:s/>us safeguards, but does not refer<text:s/></text:span><text:span text:style-name="T971">to Chakras</text:span><text:span text:style-name="T972">. Hence, chakras become forth layer.<text:s/></text:span><text:span text:style-name="T973"><text:s/></text:span></text:p>
        </text:list-item>
      </text:list>
      <text:p text:style-name="P974"><text:span text:style-name="T975">As you can see, just by considering these layers, we see the complexity of Valmiki Ramayana.<text:s/></text:span><text:span text:style-name="T976">I organize</text:span><text:span text:style-name="T977">d</text:span><text:span text:style-name="T978"><text:s/>this book</text:span><text:span text:style-name="T979"><text:s/>based on these layers.<text:s/></text:span><text:span text:style-name="T980">We will study each layer independently.<text:s/></text:span><text:span text:style-name="T981">W</text:span><text:span text:style-name="T982">e will not<text:s/></text:span><text:span text:style-name="T983">follow the story in a sequence</text:span><text:span text:style-name="T984">. The assumption is the reader knows the basic story Ramayana.<text:s/></text:span><text:span text:style-name="T985">However, the widely known story of Ramayana comes from other versions of Ramayana.<text:s/></text:span><text:span text:style-name="T986">The Valmiki Ramayana<text:s/></text:span><text:span text:style-name="T987">differs<text:s/></text:span><text:span text:style-name="T988">from other versions.</text:span><text:span text:style-name="T989"><text:s/>It will be very helpful to read the Valmiki Ramayana.</text:span></text:p>
      <text:p text:style-name="P990"/>
      <text:h text:style-name="P991" text:outline-level="2"><text:bookmark-start text:name="_Toc50058848"/>Patterns in Valmiki Ramayana<text:bookmark-end text:name="_Toc50058848"/></text:h>
      <text:p text:style-name="P992">There is one more way sage Valmiki added complexity in Valmiki Ramayana. We will call it a pattern. A pattern<text:s/>is something that an artist ingrains in his<text:s/>artwork. Let us study<text:s/>five<text:s/>patterns.<text:s/></text:p>
      <text:p text:style-name="P993"><text:bookmark-start text:name="_Toc418306757"/></text:p>
      <text:soft-page-break/>
      <text:p text:style-name="P994">Pattern #1 -<text:s/>Law of Duplication Ramayan<text:bookmark-end text:name="_Toc418306757"/>a</text:p>
      <text:p text:style-name="P995"/>
      <text:p text:style-name="P996">We often see action-replays while watching sports on TV, where the event is shown multiple times from different angles. If we visualize Ramayana, we see that sage Valmiki replays almost all the events. We see that similar events happen, sometimes back-to-back, sometimes a few chapters later. This duplication of events is the signature style of sage Valmiki. He used it so seriously, as if he was rule-bound to do so. Whenever a particular event happens, the first thing comes to mind is a similar event occurred somewhere else within Ramayana. Let us take some examples to clarify this point.</text:p>
      <text:list text:style-name="LFO4" text:continue-numbering="true">
        <text:list-item>
          <text:p text:style-name="P997">Shri Ram lifts and breaks Lord Shiv’s bow in verse 1-67-17.<text:s/>In verse 1-75-13, he picks up Lord Vishnu’s bow.<text:s/></text:p>
        </text:list-item>
        <text:list-item>
          <text:p text:style-name="P998">Shurpanakha talks about Sita’s beauty to Khara<text:s/>in verse 3-19-17 and then again to<text:s/>Ravana in<text:s/>verse 3-34-16.<text:s/></text:p>
        </text:list-item>
        <text:list-item>
          <text:p text:style-name="P999">Sugriva<text:s/>tests Shri Ram’s strength two times,<text:s/>the first<text:s/>time with a demon skeleton, and the second time when Shri Ram shoots an arrow through seven trees.</text:p>
        </text:list-item>
        <text:list-item>
          <text:p text:style-name="P1000">Shri Ram takes<text:s/>Sugriva<text:s/>to fight with Vali two times. First time, Shri Ram<text:s/>cannot<text:s/>distinguish<text:s/>Sugriva<text:s/>from Vali because they look very similar to<text:s/>Him. Second time, Shri Ram makes<text:s/>Sugriva<text:s/>wear a garland so<text:s/>Shri Ram can<text:s/>identify<text:s/>Vali.</text:p>
        </text:list-item>
        <text:list-item>
          <text:p text:style-name="P1001">Two demons kidnap Sita. First time, demon Viradha<text:s/>kidnaps her and second time,<text:s/>Ravana abducts<text:s/>her.<text:s/></text:p>
        </text:list-item>
      </text:list>
      <text:p text:style-name="P1002">There are countless examples of such duplications in Valmiki Ramayana,<text:s/>practically everywhere.<text:s/>With this pattern in mind,<text:s/>we can spot the additions that may<text:s/>be added<text:s/>to the original script of Valmiki Ramayana. These additions to the original script appear just once<text:s/>and<text:s/>thus<text:s/>give away their<text:s/>secret!<text:s/></text:p>
      <text:p text:style-name="P1003"><text:span text:style-name="T1004">For example, the verse pertaining to the creation of the four<text:s/></text:span><text:span text:style-name="T1005">castes, mentioned in the Purush-</text:span><text:span text:style-name="T1006">Sukt</text:span><text:span text:style-name="T1007">a</text:span><text:span text:style-name="T1008">, appears in Valmiki Ramayan</text:span><text:span text:style-name="T1009">a</text:span><text:span text:style-name="T1010"><text:s/>only once, in the Aranya-</text:span><text:span text:style-name="T1011">Kanda<text:s/></text:span><text:span text:style-name="T1012">(verse 3-14-30). Therefore,<text:s/></text:span><text:span text:style-name="T1013">t</text:span><text:span text:style-name="T1014">his verse<text:s/></text:span><text:span text:style-name="T1015">is imported from the Purush-</text:span><text:span text:style-name="T1016">Sukt</text:span><text:span text:style-name="T1017">a</text:span><text:span text:style-name="T1018">, which is written later than Valmiki Ramayana,</text:span><text:span text:style-name="T1019"><text:s/>and inserted in</text:span><text:span text:style-name="T1020"><text:s/>Valmiki</text:span><text:span text:style-name="T1021"><text:s/>Ramayan</text:span><text:span text:style-name="T1022">a</text:span><text:span text:style-name="T1023"><text:s/>at a later date.</text:span></text:p>
      <text:p text:style-name="P1024">Now we know that every event in<text:s/>Ramayana<text:s/>must have a duplicate event somewhere in it, can we think of a duplicate event of Shri Ram’s exile from Ayodhya?<text:s/>Was there any other prince of<text:s/>Ayodhya<text:s/>sent in exile?<text:s/>Please see the verse 1-38-21 for an answer.</text:p>
      <text:p text:style-name="P1025"><text:bookmark-start text:name="_Toc418306759"/></text:p>
      <text:p text:style-name="P1026">Pattern #<text:s/>2<text:s/>–<text:s/><text:bookmark-end text:name="_Toc418306759"/>Sage Valmiki<text:s/>Always Mentioned<text:s/>Shri Ram<text:s/>in Present Tense</text:p>
      <text:p text:style-name="P1027"/>
      <text:soft-page-break/>
      <text:p text:style-name="P1028"><text:span text:style-name="T1029">Sage Valmiki wrote Ramayana and taught it to Luva and Kusha. They recited it in front of Shri Ram in his court. We read Ramayana the way<text:s/></text:span><text:span text:style-name="T1030">the twins narrate it in front of Shri Ram</text:span><text:span text:style-name="T1031">.<text:s/></text:span><text:span text:style-name="T1032">We</text:span><text:span text:style-name="T1033"><text:s/>see the entire story in flashback. <text:s/>Instead of telling<text:s/></text:span><text:span text:style-name="T1034">a story</text:span><text:span text:style-name="T1035"><text:s/>in past tense, it is told in present tense.<text:s/></text:span><text:span text:style-name="T1036">Sage Valmiki always mentions Shri Ram in the present tense. Shri Ram is the<text:s/></text:span><text:span text:style-name="T1037">Consciousness</text:span><text:span text:style-name="T1038">.</text:span><text:span text:style-name="T1039"><text:s/></text:span><text:span text:style-name="T1040">T</text:span><text:span text:style-name="T1041">he<text:s/></text:span><text:span text:style-name="T1042">Consciousness</text:span><text:span text:style-name="T1043"><text:s/>is always in the present tense</text:span><text:span text:style-name="T1044"><text:s/></text:span><text:span text:style-name="T1045">–</text:span><text:span text:style-name="T1046"><text:s/></text:span><text:span text:style-name="T1047">here and now.</text:span></text:p>
      <text:p text:style-name="P1048"><text:bookmark-start text:name="_Toc418306760"/></text:p>
      <text:p text:style-name="P1049">Pattern #<text:s/>3<text:s/>-<text:s/>Cyclic or Iterative Nature of Ramayan<text:bookmark-end text:name="_Toc418306760"/>a</text:p>
      <text:p text:style-name="P1050"/>
      <text:p text:style-name="P1051">There are many instances in Ramayana<text:s/>where someone recalls events that had happened earlier on. Let us look at a few examples.<text:s/></text:p>
      <text:list text:style-name="LFO29" text:continue-numbering="true">
        <text:list-item>
          <text:p text:style-name="P1052">In verse 2-118-26, Sita tells the details about their marriage to Anusuya. These details are a repetition of earlier events. <text:s/></text:p>
        </text:list-item>
        <text:list-item>
          <text:p text:style-name="P1053">In 4-4-6, Laxmana<text:s/>narrates the story to<text:s/>Hanumana, right from King Dasharatha’s<text:s/>rule onwards.<text:s/></text:p>
        </text:list-item>
        <text:list-item>
          <text:p text:style-name="P1054">In verse 5-31-2, when<text:s/>Hanumana<text:s/>meets Sita for the first time, he begins with "there was a king named<text:s/>Dasharatha." <text:s/></text:p>
        </text:list-item>
      </text:list>
      <text:p text:style-name="P1055">Besides<text:s/>these instances, there are several instances in Ramayana, where sage Valmiki reviews earlier events. Sometimes, he discusses them briefly, at other times<text:s/>he<text:s/>describes<text:s/>the event.<text:s/>It is a<text:s/>pattern<text:s/>sage Valmiki intentionally<text:s/>hard-wired<text:s/>in the story. We will see its meaning after studying the next point.</text:p>
      <text:p text:style-name="P1056"><text:bookmark-start text:name="_Toc418306761"/></text:p>
      <text:p text:style-name="P1057">Pattern #<text:s/>4<text:s/>-<text:s/>Shri Ram Discovering Himself as a God<text:bookmark-end text:name="_Toc418306761"/></text:p>
      <text:p text:style-name="P1058"/>
      <text:p text:style-name="P1059"><text:span text:style-name="T1060">As far as sage Valmiki is concerned, Shri Ram’s victory over<text:s/></text:span><text:span text:style-name="T1061">Ravana is</text:span><text:span text:style-name="T1062"><text:s/>a foregone conclusion. It is surely significant, but it is not the primary theme of the story.<text:s/></text:span><text:span text:style-name="T1063">The central theme is Shri Ram discovering Himself as an incarnation of Lord Vishnu.<text:s/></text:span><text:span text:style-name="T1064">In terms of Yoga, it is akin to a Yogi discovering his Consciousness is same as Universal Consciousness.</text:span><text:span text:style-name="T1065"><text:s/></text:span></text:p>
      <text:p text:style-name="P1066">If<text:s/>you read carefully, sage Valmiki plants clues about "who Shri Ram is?" and progressively elaborates it. Shri Ram is not even aware that he is an incarnation of Lord Vishnu.<text:s/>Only a few sages know about it. Let us take a few examples.</text:p>
      <text:list text:style-name="LFO30" text:continue-numbering="true">
        <text:list-item>
          <text:p text:style-name="P1067">In verse 1-19-14, sage Vishwamitra asks king Dasharatha<text:s/>to send young Shri Ram to fight the demons and protect his ritual sacrifice. At that instance, he tells king Dasharatha<text:s/>"I know who Shri Ram is."<text:s/>At that<text:s/>instance, sage Vishwamitra could<text:s/>easily<text:s/>reveal to Dasharatha<text:s/>that Shri Ram is an incarnation of Lord Vishnu, but he does not do so.<text:s/></text:p>
        </text:list-item>
        <text:list-item>
          <text:p text:style-name="P1068">Similarly, when Shri Ram breaks Lord Shiva’s bow in<text:s/>king<text:s/>Janaka’s court, the story could tell us he is an incarnation of Lord Vishnu.<text:s/></text:p>
        </text:list-item>
        <text:list-item>
          <text:p text:style-name="P1069">Again, when Shri Ram defeats<text:s/>Parashurama,<text:s/>the story can say that Shri Ram defeated Parashurama because He is an incarnation of Lord Vishnu, yet the story does not mention it.<text:s/></text:p>
        </text:list-item>
      </text:list>
      <text:p text:style-name="P1070"/>
      <text:p text:style-name="P1071"><text:span text:style-name="T1072">Sage Valmiki waits until the very end of Ramayan</text:span><text:span text:style-name="T1073">a</text:span><text:span text:style-name="T1074">, when Shri Ram kills<text:s/></text:span><text:span text:style-name="T1075">Ravana,</text:span><text:span text:style-name="T1076"><text:s/>to reveal Shri Ram’s<text:s/></text:span><text:span text:style-name="T1077">actual identity</text:span><text:span text:style-name="T1078">.<text:s/></text:span><text:span text:style-name="T1079">In</text:span><text:span text:style-name="T1080"><text:s/>verse 6-117-11, Shri Ram asks all the gods, "I think I am human. I do not know who I am; so, please tell me." At that instance, in verse 6-117-13, Lord Brahma tells him, "You are Lord Vishnu."<text:s/></text:span></text:p>
      <text:p text:style-name="P1081">Sage Valmiki hides the secret that Shri Ram is an incarnation of Lord Vishnu, but he plants clues, builds a case for it, and slowly gives out pieces of information. This progressive elaboration, coupled with many iterations or cycles, brings up the<text:s/>next<text:s/>and a crucial point.</text:p>
      <text:p text:style-name="P1082"><text:bookmark-start text:name="_Toc418306762"/></text:p>
      <text:p text:style-name="P1083">Pattern #<text:s/>5<text:s/>–<text:s/>Valmiki<text:s/>Ramayana<text:s/>Begins and Ends With Lord Brahma<text:bookmark-end text:name="_Toc418306762"/></text:p>
      <text:p text:style-name="P1084"/>
      <text:p text:style-name="P1085">Valmiki<text:s/>Ramayana<text:s/>begins with Lord Brahma narrating it to sage Narada, who tells it to sage Valmiki.<text:s/>It<text:s/>ends with Shri Ram going to the "Brahma-Loka” – the abode of Lord Brahma<text:s/>(verses 1-1-95 and 1-1-97). Ramayana<text:s/>is a story of the higher<text:s/>Consciousness.<text:s/>So, it<text:s/>begins<text:s/>and end with Lord Brahma, the Universal Consciousness. Now, we see how sage Valmiki has closely tied Ramayana<text:s/>to the<text:s/>Universal<text:s/>Consciousness.</text:p>
      <text:p text:style-name="P1086">A<text:s/>process by which a<text:s/>Yogi realizes<text:s/>his Consciousness is same as<text:s/>the<text:s/>Universal<text:s/>Consciousness needs someone who knows how to start it – a<text:s/>Guru. In sage Valmiki’s example, sage Narada<text:s/>is his guru, and in sage Narada’s case, Lord Brahma Himself is his<text:s/>Guru.<text:s/></text:p>
      <text:p text:style-name="P1087"><text:span text:style-name="T1088">The process that takes us towards a higher<text:s/></text:span><text:span text:style-name="T1089">C</text:span><text:span text:style-name="T1090">onsciousness is cyclic or i</text:span><text:span text:style-name="T1091">terative.</text:span><text:span text:style-name="T1092"><text:s/></text:span><text:span text:style-name="T1093">E</text:span><text:span text:style-name="T1094">ach wave or iteration brings m</text:span><text:span text:style-name="T1095">ore and more clarity about the C</text:span><text:span text:style-name="T1096">onsciousness.</text:span><text:span text:style-name="T1097"><text:s/>Initially, it may be very faint, unclear, or hazy, but if you keep at it, each wave makes things clearer.<text:s/></text:span><text:span text:style-name="T1098">Earlier</text:span><text:span text:style-name="T1099">, we saw that Ramayan</text:span><text:span text:style-name="T1100">a</text:span><text:span text:style-name="T1101"><text:s/>has a<text:s/></text:span><text:span text:style-name="T1102">cyclic</text:span><text:span text:style-name="T1103"><text:s/>pattern. It is sage Valmiki’s way of giving us the hint that the<text:s/></text:span><text:span text:style-name="T1104">entire process</text:span><text:span text:style-name="T1105"><text:s/>of going to the higher<text:s/></text:span><text:span text:style-name="T1106">C</text:span><text:span text:style-name="T1107">onsciousness is cyclic</text:span><text:span text:style-name="T1108">.</text:span><text:span text:style-name="T1109"><text:s/></text:span><text:bookmark-start text:name="_Toc418306769"/></text:p>
      <text:p text:style-name="P1110"/>
      <text:h text:style-name="P1111" text:outline-level="2"><text:bookmark-start text:name="_Toc50058849"/><text:soft-page-break/>Boons and Curses in Ramayan<text:bookmark-end text:name="_Toc418306769"/>a<text:bookmark-end text:name="_Toc50058849"/></text:h>
      <text:p text:style-name="P1112">We see that Ramayana<text:s/>is full of boons and curses, which makes it necessary for us to understand them. There are two types of boons and curses in Ramayana:<text:s/><text:bookmark-start text:name="_Toc418306770"/></text:p>
      <text:list text:style-name="LFO32" text:continue-numbering="true">
        <text:list-item>
          <text:p text:style-name="P1113"><text:span text:style-name="T1114">Boons and Curses Related to Transmission of Energy</text:span><text:bookmark-end text:name="_Toc418306770"/><text:span text:style-name="T1115">:<text:s/></text:span><text:span text:style-name="T1116">Just as money is an unmistakable reality of our world,<text:s/></text:span><text:span text:style-name="T1117">Energy</text:span><text:span text:style-name="T1118"><text:s/>is the reality of sage Valmiki’s world.<text:s/></text:span><text:span text:style-name="T1119">For him, like money, one person can transfer<text:s/></text:span><text:span text:style-name="T1120">Energy<text:s/></text:span><text:span text:style-name="T1121">to another as long as the first person has earned enough<text:s/></text:span><text:span text:style-name="T1122">Energy<text:s/></text:span><text:span text:style-name="T1123">to transfer.<text:s/></text:span><text:span text:style-name="T1124">L</text:span><text:span text:style-name="T1125">ike money, someone can take<text:s/></text:span><text:span text:style-name="T1126">Energy<text:s/></text:span><text:span text:style-name="T1127">away from the other person. If we consider<text:s/></text:span><text:span text:style-name="T1128">Energy<text:s/></text:span><text:span text:style-name="T1129">as a wave, we can see that the intention of the person transferring the<text:s/></text:span><text:span text:style-name="T1130">Energy<text:s/></text:span><text:span text:style-name="T1131">decides if it is helpful or harmful.<text:s/></text:span><text:span text:style-name="T1132">A beneficial or positive<text:s/></text:span><text:span text:style-name="T1133">Energy<text:s/></text:span><text:span text:style-name="T1134">transfer is a boon, whereas a negative or harmful<text:s/></text:span><text:span text:style-name="T1135">Energy<text:s/></text:span><text:span text:style-name="T1136">transfer is a curse.</text:span><text:span text:style-name="T1137"><text:s/></text:span><text:span text:style-name="T1138">Energy transfer<text:s/></text:span><text:span text:style-name="T1139">differs</text:span><text:span text:style-name="T1140"><text:s/>from money transfer in one<text:s/></text:span><text:span text:style-name="T1141">way -</text:span><text:span text:style-name="T1142"><text:s/>here, emotions play a big role. The power of<text:s/></text:span><text:span text:style-name="T1143">Energy</text:span><text:span text:style-name="T1144"><text:s/>transfer depends upon the intensity of the emotion with which someone transfers<text:s/></text:span><text:span text:style-name="T1145">Energy</text:span><text:span text:style-name="T1146">.</text:span><text:span text:style-name="T1147"><text:s/></text:span><text:span text:style-name="T1148">A<text:s/></text:span><text:span text:style-name="T1149">sorrowful,</text:span><text:span text:style-name="T1150"><text:s/>dying person can cause<text:s/></text:span><text:span text:style-name="T1151">significant damage</text:span><text:span text:style-name="T1152"><text:s/>with his curse because of his intentions. The curse on king Dasharatha by the dying parents of<text:s/></text:span><text:span text:style-name="T1153">Shravana</text:span><text:span text:style-name="T1154"><text:s/>is a good example of curse having an extreme level of intensity. In verses 2-64-54,<text:s/></text:span><text:span text:style-name="T1155">55,</text:span><text:span text:style-name="T1156"><text:s/>we read that<text:s/></text:span><text:span text:style-name="T1157">Shravana</text:span><text:span text:style-name="T1158">’s parents curse king Dasharatha: Like me, you too will die in agony caused by loss of your son.<text:s/></text:span><text:span text:style-name="T1159">Shravana</text:span><text:span text:style-name="T1160">’s dying parents are ordinary people; yet, they end up causing much damage to king Dasharatha, who is<text:s/></text:span><text:span text:style-name="T1161">a prominent person</text:span><text:span text:style-name="T1162">.<text:s/></text:span></text:p>
        </text:list-item>
        <text:list-item>
          <text:p text:style-name="P1163"><text:bookmark-start text:name="_Toc418306771"/><text:span text:style-name="T1164">Boons and Curses to<text:s/></text:span><text:span text:style-name="T1165">Set</text:span><text:span text:style-name="T1166"><text:s/>the Story</text:span><text:bookmark-end text:name="_Toc418306771"/><text:span text:style-name="T1167">,<text:s/></text:span><text:span text:style-name="T1168">With No</text:span><text:span text:style-name="T1169"><text:s/></text:span><text:span text:style-name="T1170">Energy Transfer</text:span><text:span text:style-name="T1171">:<text:s/></text:span><text:span text:style-name="T1172">The second<text:s/></text:span><text:span text:style-name="T1173">type of<text:s/></text:span><text:span text:style-name="T1174">boons and curses hide the reality</text:span><text:span text:style-name="T1175">,</text:span><text:span text:style-name="T1176"><text:s/>the way a curtain hides things inside the house.</text:span><text:span text:style-name="T1177"><text:s/></text:span><text:span text:style-name="T1178">Let us take<text:s/></text:span><text:span text:style-name="T1179">an example</text:span><text:span text:style-name="T1180"><text:s/>of<text:s/></text:span><text:span text:style-name="T1181">Dasharath</text:span><text:span text:style-name="T1182">a</text:span><text:span text:style-name="T1183">’s boon to his wife, Kaikayi.<text:s/></text:span><text:span text:style-name="T1184">There is</text:span><text:span text:style-name="T1185"><text:s/></text:span><text:span text:style-name="T1186">a<text:s/></text:span><text:span text:style-name="T1187">logical problem</text:span><text:span text:style-name="T1188"><text:s/>with his boon</text:span><text:span text:style-name="T1189">.<text:s/></text:span><text:span text:style-name="T1190">It is not like king Dasharath</text:span><text:span text:style-name="T1191">a</text:span><text:span text:style-name="T1192"><text:s/>does great deeds, accumulates<text:s/></text:span><text:span text:style-name="T1193">Energy</text:span><text:span text:style-name="T1194">, and<text:s/></text:span><text:span text:style-name="T1195">then</text:span><text:span text:style-name="T1196"><text:s/>transfers it to his wife as a boon. The story, in fact, presents preci</text:span><text:span text:style-name="T1197">sely the opposite circumstances. K</text:span><text:span text:style-name="T1198">ing Dasharath</text:span><text:span text:style-name="T1199">a</text:span><text:span text:style-name="T1200"><text:s/>is about to lose a war and his life too. He desperately needs his wife’s help to escape impe</text:span><text:span text:style-name="T1201">nding defeat and death.</text:span><text:span text:style-name="T1202"><text:s/></text:span><text:span text:style-name="T1203">S</text:span><text:span text:style-name="T1204">o, he promises her two boons for her help in the battlefield.</text:span><text:span text:style-name="T1205"><text:s/></text:span><text:span text:style-name="T1206">Energy</text:span><text:span text:style-name="T1207"><text:s/>transfer<text:s/></text:span><text:span text:style-name="T1208">did not happen<text:s/></text:span><text:span text:style-name="T1209">in this boon.<text:s/></text:span><text:span text:style-name="T1210">His boon is like giving a signed blank check to his wife.<text:s/></text:span><text:span text:style-name="T1211">Sage Valmiki intentionally creates a hole in the story in the form of Dasharath</text:span><text:span text:style-name="T1212">a</text:span><text:span text:style-name="T1213">’s inability to save his life</text:span><text:span text:style-name="T1214">. With it,<text:s/></text:span><text:span text:style-name="T1215">we can identify it as a simple curtain on the reality.</text:span><text:span text:style-name="T1216"><text:s/></text:span></text:p>
        </text:list-item>
      </text:list>
      <text:p text:style-name="P1217"/>
      <text:p text:style-name="P1218"><text:span text:style-name="T1219"><text:tab/></text:span><text:span text:style-name="T1220">Now let us see how Kaikayi uses Dasharatha’s boon to create a powerful story. Kaikayi uses this boon to send Shri Ram and Sita in the jungle. Let us take a pause for a second here and see how this event plays in terms of Yoga processes.<text:s/></text:span><text:span text:style-name="T1221">Yoga teaches<text:s/></text:span><text:soft-page-break/><text:span text:style-name="T1222">us that our current reality is that our<text:s/></text:span><text:span text:style-name="T1223">Ahamkar</text:span><text:span text:style-name="T1224">a<text:s/></text:span><text:span text:style-name="T1225">has</text:span><text:span text:style-name="T1226"><text:s/></text:span><text:span text:style-name="T1227">already abducted our<text:s/></text:span><text:span text:style-name="T1228">E</text:span><text:span text:style-name="T1229">nergy. Sage Valmiki needs to set<text:s/></text:span><text:span text:style-name="T1230">our current reality</text:span><text:span text:style-name="T1231"><text:s/>into the story</text:span><text:span text:style-name="T1232"><text:s/>of Ramayana, so that Ramayana becomes relevant to us as a guide of Yoga</text:span><text:span text:style-name="T1233">.</text:span><text:span text:style-name="T1234"><text:s/></text:span><text:span text:style-name="T1235">Ravana represents</text:span><text:span text:style-name="T1236"><text:s/>Ahamkara. Sita<text:s/></text:span><text:span text:style-name="T1237">represents</text:span><text:span text:style-name="T1238"><text:s/>the Energy.<text:s/></text:span><text:span text:style-name="T1239">For<text:s/></text:span><text:span text:style-name="T1240">Ravana to</text:span><text:span text:style-name="T1241"><text:s/>kidnap<text:s/></text:span><text:span text:style-name="T1242">Sita</text:span><text:span text:style-name="T1243">,<text:s/></text:span><text:span text:style-name="T1244">she</text:span><text:span text:style-name="T1245"><text:s/>needs to be in the jungle. For Sita to go to the jungle, Shri Ram<text:s/></text:span><text:span text:style-name="T1246">needs to be in</text:span><text:span text:style-name="T1247"><text:s/></text:span><text:span text:style-name="T1248">the jungle</text:span><text:span text:style-name="T1249">. The story needs a reason to achieve this<text:s/></text:span><text:span text:style-name="T1250">outcome. K</text:span><text:span text:style-name="T1251">ing<text:s/></text:span><text:span text:style-name="T1252">Dasharatha’s</text:span><text:span text:style-name="T1253"><text:s/>boon to Kaikayi provides<text:s/></text:span><text:span text:style-name="T1254">the</text:span><text:span text:style-name="T1255"><text:s/>reason.</text:span><text:span text:style-name="T1256"><text:s/>As we saw above, since there was no Energy transfer, this boon is an example of curtain that hides our current reality.</text:span></text:p>
      <text:p text:style-name="P1257"><text:bookmark-start text:name="_Toc418306783"/></text:p>
      <text:h text:style-name="P1258" text:outline-level="2"><text:bookmark-start text:name="_Toc50058850"/>Shri Ram’s Values<text:bookmark-end text:name="_Toc50058850"/></text:h>
      <text:p text:style-name="P1259"><text:tab/>To understand Shri Ram, we must understand how He sees the world. He did not<text:s/>know that He is Lord Vishnu,<text:s/>the<text:s/>7th incarnation.<text:s/>For Him, he is a normal human being.<text:s/>We cannot understand Shri Ram’s actions until we understand His Values.<text:s/>His values differ from us<text:s/>because<text:s/>He is also an advanced Yogi. Let us see<text:s/>a few<text:s/>of them to see His values<text:s/>differ<text:s/>from us.</text:p>
      <text:p text:style-name="P1260"/>
      <text:p text:style-name="P1261">Value #1 - Actions and the Results are Independent<text:bookmark-end text:name="_Toc418306783"/></text:p>
      <text:p text:style-name="P1262"/>
      <text:p text:style-name="P1263">For us, actions and their results are directly connected. In fact, we first decide the results we want, and then perform the actions to get the desired results. If there<text:s/>saw<text:s/>no chance of getting a result, we would not think of<text:s/>doing<text:s/>even a small action. Now let us see the contrast between our view and that of Shri Ram’s view.</text:p>
      <text:p text:style-name="P1264"><text:span text:style-name="T1265">Shri Ram adher</text:span><text:span text:style-name="T1266">es</text:span><text:span text:style-name="T1267"><text:s/>to<text:s/></text:span><text:span text:style-name="T1268">His<text:s/></text:span><text:span text:style-name="T1269">duty and morals strictly and rather adamantly.</text:span><text:span text:style-name="T1270"><text:s/></text:span><text:span text:style-name="T1271">He takes an action for its sake</text:span><text:span text:style-name="T1272">.</text:span><text:span text:style-name="T1273"><text:s/></text:span><text:span text:style-name="T1274">T</text:span><text:span text:style-name="T1275">he results follow, but for Him, the action does not connect to the result.</text:span><text:span text:style-name="T1276"><text:s/>To describe the randomness of the action and its result, Yoga give an example. A crow flies away from a coconut tree, making a coconut fall on the ground. These two events, the crow’s flight and the coconut falling down, are entirely independent, and their connection is imaginary. If someone points to the connection,<text:s/></text:span><text:span text:style-name="T1277">they<text:s/></text:span><text:span text:style-name="T1278">are told that<text:s/></text:span><text:span text:style-name="T1279">it</text:span><text:span text:style-name="T1280"><text:s/>as<text:s/></text:span><text:span text:style-name="T1281">ignorance.<text:s/></text:span></text:p>
      <text:p text:style-name="P1282"><text:span text:style-name="T1283">In Ramayana, Shri Ram is the only one person who takes this view. Hence,<text:s/></text:span><text:span text:style-name="T1284">H</text:span><text:span text:style-name="T1285">e is not angry with<text:s/></text:span><text:span text:style-name="T1286">H</text:span><text:span text:style-name="T1287">is stepmother, Kaikayi, when she forces<text:s/></text:span><text:span text:style-name="T1288">H</text:span><text:span text:style-name="T1289">im to leave the kingdom and go to the jungle. Except Shri Ram, everyone in the family holds Kaikayi responsible for Shri Ram’s exile and<text:s/></text:span><text:span text:style-name="T1290">Dasharatha</text:span><text:span text:style-name="T1291">’s death.<text:s/></text:span><text:span text:style-name="T1292">However, for Shri Ram, Kaikayi is just a “casual” connection</text:span><text:span text:style-name="T1293">, and</text:span><text:span text:style-name="T1294"><text:s/>she is</text:span><text:span text:style-name="T1295"><text:s/>not responsible for<text:s/></text:span><text:span text:style-name="T1296">H</text:span><text:span text:style-name="T1297">is exile.</text:span></text:p>
      <text:soft-page-break/>
      <text:p text:style-name="P1298">Please remember this value when you read Shri Ram destroys a community of robbers of "Abhivas” in verse 6-22-30 to 6-22-40 and Garuda destroys<text:s/>the tribal<text:s/>community of “Nishad” in verse 3-35-32. Bad actors<text:s/>like Ravana<text:s/>get bad results via Shri Ram.<text:s/>He is<text:s/>only a<text:s/>“casual”<text:s/>connection, not the real cause of their demise. <text:s/></text:p>
      <text:p text:style-name="P1299"/>
      <text:p text:style-name="P1300"><text:bookmark-start text:name="_Toc418306784"/>Value #2 –<text:s/>Shri Ram<text:s/>Rejects Fate<text:bookmark-end text:name="_Toc418306784"/></text:p>
      <text:p text:style-name="P1301"/>
      <text:p text:style-name="P1302">Shri Ram rejects the fate. He knows that a person performing an action will get the results of the action in due course and that fate has nothing to do with it.<text:s/>A<text:s/>general misconception about Shri Ram<text:s/>is<text:s/>He believes in fate and propagate fatalistic views. To think, people like Shri Ram rely upon fate to decide for them, is an incorrect observation. Let us see the finer point here.</text:p>
      <text:p text:style-name="P1303"><text:span text:style-name="T1304">The problem with the logic of fate is that it assumes separateness of the individual from the others. The concept of fate ignores the connectedness<text:s/></text:span><text:span text:style-name="T1305">a<text:s/></text:span><text:span text:style-name="T1306">Yogi feels with others.<text:s/></text:span><text:span text:style-name="T1307">For the logic of fate to work, you need separate entities, so that one person’s loss can be another person’s gain. For example, Kaikayi’s son will gain a kingdom, only if Shri Ram leaves it.<text:s/></text:span></text:p>
      <text:p text:style-name="P1308"><text:span text:style-name="T1309">Shri Ram does not feel that<text:s/></text:span><text:span text:style-name="T1310">H</text:span><text:span text:style-name="T1311">e is separate from<text:s/></text:span><text:span text:style-name="T1312">H</text:span><text:span text:style-name="T1313">is brother. Hence, there is no loss for<text:s/></text:span><text:span text:style-name="T1314">H</text:span><text:span text:style-name="T1315">im, if Bharata takes over the kingdom. Since there is no loss for Shri Ram, He does not feel that His stepmother is responsible for it. For Him, He is leaving the kingdom and going in exile at His father’s command. He is happily obeying His father’s wish, and there is no thought of fate or misfortune in His mind.<text:s/></text:span><text:span text:style-name="T1316">For Shri Ram, fate is pure ignorance.</text:span></text:p>
      <text:p text:style-name="P1317"/>
      <text:p text:style-name="P1318"><text:bookmark-start text:name="_Toc418306785"/>Value #3 - He is a Highly Active Individual<text:bookmark-end text:name="_Toc418306785"/></text:p>
      <text:p text:style-name="P1319"/>
      <text:p text:style-name="P1320">He is a very active individual. Even in exile, Shri Ram is always on the move, builds an army, builds a bridge across the sea, and invades Lanka. All these activities show that<text:s/>He is highly energetic and brave. Note that Shri Ram did never behave like a vegetable, doing nothing and giving up everything in the name of fate.<text:s/>He did not say that getting abducted is Sita’s fate.<text:s/>He did not prescribe the vegetable-like state readers like us. He prescribes action, otherwise<text:s/>there<text:s/>would be no Ramayana for us.</text:p>
      <text:p text:style-name="P1321"/>
      <text:p text:style-name="P1322"><text:bookmark-start text:name="_Toc418306786"/>Value #4 - Strong Emphasis on Performing Duty<text:bookmark-end text:name="_Toc418306786"/></text:p>
      <text:p text:style-name="P1323"><text:span text:style-name="T1324">Shri Ram places a very strong emphasis on performing duty. His<text:s/></text:span><text:span text:style-name="T1325">true<text:s/></text:span><text:span text:style-name="T1326">nature</text:span><text:span text:style-name="T1327"><text:s/>is</text:span><text:span text:style-name="T1328"><text:s/>to perform his duty, and it comes to Him effortlessly, with no analysis of the pros and cons of the actions. Shri Ram obeys his father’s commands because, for Him, it is his<text:s/></text:span><text:soft-page-break/><text:span text:style-name="T1329">duty to do so</text:span><text:span text:style-name="T1330">. He does not obey his father’s commands to earn the title of an obedient son or out of fear of the repercussions of disobeying the king.<text:s/></text:span><text:span text:style-name="T1331">His strict adherence to duty is visible when He tells Sita He rescued her from Ravana to perform his duty, and not to win her back!<text:s/></text:span></text:p>
      <text:p text:style-name="P1332">The beauty of this value is that it is not an externally imposed, arbitrary judgment.<text:s/>It was not an externally imposed idea that He arbitrarily adopted, so He could go to heaven or to impress others.<text:s/>It is an internal, a coherent, and a natural guide. His duty toward others motivates<text:s/>Him.<text:s/></text:p>
      <text:p text:style-name="P1333"/>
      <text:p text:style-name="P1334"/>
      <text:h text:style-name="P1335" text:outline-level="1"><text:bookmark-start text:name="_Toc50058851"/>Layer 1: Character<text:s/>as<text:s/>a<text:s/>Yoga<text:s/>Concept<text:bookmark-end text:name="_Toc50058851"/></text:h>
      <text:p text:style-name="P1336"><text:tab/></text:p>
      <text:p text:style-name="P1337">We saw that there are four layers in Valmiki Ramayana. They are – 1) Character as a Yoga Concept<text:s/>2) Character’s<text:s/>Relationship with<text:s/>Each<text:s/>Other 3) Safeguards for<text:s/>Spiritual<text:s/>Aspirants and 4)<text:s/>Indirect References to<text:s/>Chakras.<text:s/></text:p>
      <text:p text:style-name="P1338"><text:tab/>Here we will<text:s/>study Yoga<text:s/>interpretation only few characters.<text:s/>For<text:s/>all<text:s/>other characters, please read<text:s/>e-book Yoga Ramayana.<text:s/></text:p>
      <text:p text:style-name="P1339"><text:span text:style-name="T1340"><text:tab/></text:span><text:span text:style-name="T1341">We will classify<text:s/></text:span><text:span text:style-name="T1342">the characters</text:span><text:span text:style-name="T1343"><text:s/>according to their complexity to understand</text:span><text:span text:style-name="T1344"><text:s/>the<text:s/></text:span><text:span text:style-name="T1345">Yoga</text:span><text:span text:style-name="T1346"><text:s/>concept it represents</text:span><text:span text:style-name="T1347">: Easy</text:span><text:span text:style-name="T1348"><text:s/>to understand</text:span><text:span text:style-name="T1349">,<text:s/></text:span><text:span text:style-name="T1350">Difficult to u</text:span><text:span text:style-name="T1351">nderstand<text:s/></text:span><text:span text:style-name="T1352">and<text:s/></text:span><text:span text:style-name="T1353">Hard to understand</text:span><text:span text:style-name="T1354">.</text:span><text:span text:style-name="T1355"><text:s/></text:span><text:span text:style-name="T1356">Few</text:span><text:span text:style-name="T1357"><text:s/>characters become<text:s/></text:span><text:span text:style-name="T1358">hard to understand</text:span><text:span text:style-name="T1359"><text:s/>because their meaning depend upon some other concept</text:span><text:span text:style-name="T1360">.</text:span><text:span text:style-name="T1361"><text:s/></text:span></text:p>
      <text:p text:style-name="P1362"><text:span text:style-name="T1363"><text:tab/>Ramayana is seemingly a simple story of victory of Shri Ram over a<text:s/></text:span><text:span text:style-name="T1364">Ravana.<text:s/></text:span><text:span text:style-name="T1365">However, we find an incredible level of complexity, if we map characters used in Ramayana to ourselves.<text:s/></text:span><text:span text:style-name="T1366">When we realize that these are not just characters, they become</text:span><text:span text:style-name="T1367"><text:s/>mind-boggling puzzles</text:span><text:span text:style-name="T1368">.<text:s/></text:span><text:span text:style-name="T1369">They are real-life<text:s/></text:span><text:span text:style-name="T1370">processes</text:span><text:span text:style-name="T1371"><text:s/></text:span><text:span text:style-name="T1372">within us</text:span><text:span text:style-name="T1373">.</text:span><text:span text:style-name="T1374"><text:s/></text:span><text:span text:style-name="T1375">They</text:span><text:span text:style-name="T1376"><text:s/>matter to us most,<text:s/></text:span><text:span text:style-name="T1377">as a difficult to understand</text:span><text:span text:style-name="T1378"><text:s/></text:span><text:span text:style-name="T1379">Yoga concepts.</text:span></text:p>
      <text:p text:style-name="P1380"/>
      <text:h text:style-name="P1381" text:outline-level="2"><text:bookmark-start text:name="_Toc50058852"/>Easy<text:s/>to Understand<text:s/>Character # 1: Sita<text:bookmark-end text:name="_Toc50058852"/></text:h>
      <text:p text:style-name="P1382"><text:span text:style-name="T1383"><text:tab/>There are hundreds of characters in Ramayana</text:span><text:span text:style-name="T1384">.</text:span><text:span text:style-name="T1385"><text:s/></text:span><text:span text:style-name="T1386">E</text:span><text:span text:style-name="T1387">ach character has<text:s/></text:span><text:span text:style-name="T1388">its own<text:s/></text:span><text:span text:style-name="T1389">puzzle for the reader</text:span><text:span text:style-name="T1390">.</text:span><text:span text:style-name="T1391"><text:s/></text:span><text:span text:style-name="T1392">However,</text:span><text:span text:style-name="T1393"><text:s/>no other character throws more puzzles at the reader than<text:s/></text:span><text:soft-page-break/><text:span text:style-name="T1394">the character of Sita.</text:span><text:span text:style-name="T1395"><text:s/></text:span><text:span text:style-name="T1396">I</text:span><text:span text:style-name="T1397">f we consider her just<text:s/></text:span><text:span text:style-name="T1398">as a</text:span><text:span text:style-name="T1399"><text:s/>human</text:span><text:span text:style-name="T1400">, it is not possible to understand her role</text:span><text:span text:style-name="T1401">.</text:span><text:span text:style-name="T1402"><text:s/>Unless we consider her as an Energy/Shakti</text:span><text:span text:style-name="T1403">/Kundalini</text:span><text:span text:style-name="T1404">, to solve these puzzles is impossible.</text:span><text:span text:style-name="T1405"><text:s/>Let us take some time to un</text:span><text:span text:style-name="T1406">derstand her character in depth.</text:span><text:span text:style-name="T1407"><text:s/></text:span><text:span text:style-name="T1408">N</text:span><text:span text:style-name="T1409">o amount of ink and paper is enou</text:span><text:span text:style-name="T1410">gh to underline her importance.</text:span></text:p>
      <text:p text:style-name="P1411"><text:span text:style-name="T1412">Sita’s birth is a mystery. As the legend goes, king<text:s/></text:span><text:span text:style-name="T1413">Janaka</text:span><text:span text:style-name="T1414"><text:s/>found a box with a baby inside while tilli</text:span><text:span text:style-name="T1415">ng the land. Think for a moment;</text:span><text:span text:style-name="T1416"><text:s/>if someone had put a live baby underneath land, then that person had already tilled the land. If someone had dug a hole and put a baby in it a few days before, king<text:s/></text:span><text:span text:style-name="T1417">Janaka</text:span><text:span text:style-name="T1418"><text:s/>should have found a de</text:span><text:span text:style-name="T1419">ad baby or only a skeleton</text:span><text:span text:style-name="T1420">. Tilling of land and discovery of a live baby<text:s/></text:span><text:span text:style-name="T1421">cannot</text:span><text:span text:style-name="T1422"><text:s/></text:span><text:span text:style-name="T1423">happen<text:s/></text:span><text:span text:style-name="T1424">at the same time.<text:s/></text:span><text:span text:style-name="T1425">Then, how do we explain the riddle of Sita’s birth at the human level?</text:span><text:span text:style-name="T1426"><text:s/>The only answer is that she represents an<text:s/></text:span><text:span text:style-name="T1427">E</text:span><text:span text:style-name="T1428">nergy.<text:s/></text:span><text:span text:style-name="T1429">The suggestion by Valmiki that she was not born normally matches Newton’s law of<text:s/></text:span><text:span text:style-name="T1430">Energy</text:span><text:span text:style-name="T1431">. Both agree that we cannot create<text:s/></text:span><text:span text:style-name="T1432">Energy</text:span><text:span text:style-name="T1433">.<text:s/></text:span></text:p>
      <text:p text:style-name="P1434"><text:span text:style-name="T1435">When Sita is ready to dissolve her appearance, she requests the earth to open up and swallow her. If she were an ordinary human being, we could have justified her birth as adoption by king<text:s/></text:span><text:span text:style-name="T1436">Janaka</text:span><text:span text:style-name="T1437">. However, we cannot explain her disappearance<text:s/></text:span><text:span text:style-name="T1438">as a human. H</text:span><text:span text:style-name="T1439">umans cannot create earthquakes on-demand.<text:s/></text:span><text:span text:style-name="T1440">Sita represents<text:s/></text:span><text:span text:style-name="T1441">the E</text:span><text:span text:style-name="T1442">nergy, and<text:s/></text:span><text:span text:style-name="T1443">the E</text:span><text:span text:style-name="T1444">nergy cannot be destroyed, which<text:s/></text:span><text:span text:style-name="T1445">means</text:span><text:span text:style-name="T1446"><text:s/>she cannot die like humans.<text:s/></text:span><text:span text:style-name="T1447">Hence,</text:span><text:span text:style-name="T1448"><text:s/>she disappears into the earth. Thus, we see that sage Valmiki’s representation of<text:s/></text:span><text:span text:style-name="T1449">Energy</text:span><text:span text:style-name="T1450"><text:s/>matches Newton’s law of<text:s/></text:span><text:span text:style-name="T1451">Energy</text:span><text:span text:style-name="T1452">.</text:span></text:p>
      <text:p text:style-name="P1453">Let us go directly to Valmiki Ramayana and confirm that sage Valmiki saw Sita as<text:s/>the<text:s/>Energy/Shakti/ Kundalini. We will study the<text:s/>verses where<text:s/>Hanumana<text:s/>first saw Sita.<text:s/>Sage Valmiki<text:s/>dedicates three chapters to describe Sita in captivity of<text:s/>Ravana from<text:s/>Hanumana’s perspective.</text:p>
      <text:p text:style-name="P1454"><text:span text:style-name="T1455">Sage Valmiki sets this moment intentionally in the early morning hours, when everything appears golden and fiery red.</text:span><text:span text:style-name="T1456"><text:s/>The verses in these chapters are the most beautiful and critical verses of Ramayan</text:span><text:span text:style-name="T1457">a. T</text:span><text:span text:style-name="T1458">herefore, we will read each verse carefully.<text:s/></text:span><text:span text:style-name="T1459">We will try to see if these descriptions create specific images in our mind and help us in our search for<text:s/></text:span><text:span text:style-name="T1460">the E</text:span><text:span text:style-name="T1461">nergy in our<text:s/></text:span><text:span text:style-name="T1462">Muladhara</text:span><text:span text:style-name="T1463"><text:s/></text:span><text:span text:style-name="T1464">Chakra</text:span><text:span text:style-name="T1465">.<text:s/></text:span><text:span text:style-name="T1466">Please focus on<text:s/></text:span><text:span text:style-name="T1467">the words that evoke the golden-fire color or words like “braid” and “snake.” In addition, note the specific details of highly energetic, moving, or bright object encapsulated by some cover.</text:span></text:p>
      <text:list text:style-name="LFO7" text:continue-numbering="true">
        <text:list-item>
          <text:p text:style-name="P1468">Verse 5-14-38 tells us<text:s/>Hanumana<text:s/>saw land,<text:s/>springs, and trees in a golden-fire color.</text:p>
        </text:list-item>
        <text:list-item>
          <text:p text:style-name="P1469">Verse 5-14-39 says<text:s/>Hanumana<text:s/>saw his body glowing in golden red color, because of the light radiating from the surroundings. If you visit any temple of<text:s/>Hanumana, you will find him in golden red color; that color comes from these verses.</text:p>
        </text:list-item>
        <text:list-item>
          <text:p text:style-name="P1470">In verse 5-15-19 through 5-15-35, sage Valmiki gives the description of Sita in the Ashok garden. It is also a description of the<text:s/>Energy in our body locked up at the<text:s/>Muladhara<text:s/>Chakra. In verse 5-15-19,<text:s/>Hanumana<text:s/>sees Sita for the first time. She is wearing an ochre colored sari, which is soiled. Female demons surround her. She is weak<text:s/>because of<text:s/>fasting. She looks very<text:s/>miserable.</text:p>
        </text:list-item>
        <text:list-item>
          <text:p text:style-name="P1471">Verse 5-15-20 describes Sita as a form that emerged out of the fire, glowing with radiance, but veiled in smoke</text:p>
        </text:list-item>
        <text:list-item>
          <text:p text:style-name="P1472">In verse 5-15-21, sage Valmiki describes Sita as a lotus plant without a<text:s/>lotus flower, covered with mud. The mud<text:s/>is symbolic of earth, which is an element of the Muladhara Chakra.</text:p>
        </text:list-item>
        <text:list-item>
          <text:p text:style-name="P1473">Verse 5-15-24 compares the condition of her being surrounded by female demons with that of a deer separated from its herd and surrounded by hounds,<text:s/>showing<text:s/>the agility with which the Energy moves.</text:p>
        </text:list-item>
        <text:list-item>
          <text:p text:style-name="P1474">Verse 5-15-25 describes Sita as a braid made up of three flexible strands of hair<text:s/>and as a coiled up snake -<text:s/>a classic description of the Kundalini.</text:p>
        </text:list-item>
        <text:list-item>
          <text:p text:style-name="P1475">Verse 5-15-32 again describes her as a fire covered by smoke and as a forgotten treasure.</text:p>
        </text:list-item>
        <text:list-item>
          <text:p text:style-name="P1476">In verse 5-15-37, sage Valmiki mentions that she is wearing a coat of dust and looks like a bright moon covered by clouds.</text:p>
        </text:list-item>
        <text:list-item>
          <text:p text:style-name="P1477">Verse 5-16-25 again says that her body is smeared with dirt just as a lotus plant is smeared with mud. Note that dirt is symbolic of earth, which is an element of the<text:s/>Muladhara<text:s/>Chakra.</text:p>
        </text:list-item>
        <text:list-item>
          <text:p text:style-name="P1478">Verse 5-20-7 gives the same description, but this time through the eyes of<text:s/>Ravana,<text:s/>who comes to see Sita to convince her to marry him, so he can avoid<text:s/>a likely attack<text:s/>from Shri Ram.</text:p>
        </text:list-item>
        <text:list-item>
          <text:p text:style-name="P1479">In verse 5-19-9,<text:s/>Ravana sees<text:s/>her as a great, writhing female serpent bound in a spell.</text:p>
        </text:list-item>
        <text:list-item>
          <text:p text:style-name="P1480">Verse 5-19-13 says that<text:s/>Ravana sees<text:s/>her as a blazing faraway fire, capable of destroying the world.</text:p>
        </text:list-item>
      </text:list>
      <text:p text:style-name="P1481"><text:span text:style-name="T1482">Verses 5-20-9 and 5-20-13 are critical as they contain the exact description of the Kundalini coiled up at the<text:s/></text:span><text:span text:style-name="T1483">Muladhara Chakra</text:span><text:span text:style-name="T1484">. If you search the internet, you will come across several pages that describe the Kundalini in the same words.</text:span><text:span text:style-name="T1485"><text:s/></text:span><text:span text:style-name="T1486">These verses prove that sage Valmiki saw Sita as the Kundalini, the<text:s/></text:span><text:span text:style-name="T1487">E</text:span><text:span text:style-name="T1488">nergy locked up in the<text:s/></text:span><text:span text:style-name="T1489">Muladhara<text:s/></text:span><text:span text:style-name="T1490">Chakra</text:span><text:span text:style-name="T1491">.</text:span><text:span text:style-name="T1492"><text:s/></text:span><text:span text:style-name="T1493">In case you<text:s/></text:span><text:span text:style-name="T1494">still<text:s/></text:span><text:span text:style-name="T1495">have doubt, please read the next paragraphs carefully.</text:span></text:p>
      <text:soft-page-break/>
      <text:p text:style-name="P1496">Let us review the verses at the end of Valmiki Ramayana, where Shri Ram defeats Ravana. After the war ends, and Vibhishana becomes the king of Lanka. Shri Ram asks Vibhishana to bring Sita to him. In verse 6-115-21, Shri Ram tells Sita, “I won you back to restore my honor.” He then tells her she is “free to go wherever she likes.”<text:s/></text:p>
      <text:p text:style-name="P1497"><text:span text:style-name="T1498">In verse 6-116-15, in a befitting response to Shri Ram, Sita reminds him she was born out of the earth, and her father, king<text:s/></text:span><text:span text:style-name="T1499">Janaka</text:span><text:span text:style-name="T1500">, was a mere disguise for her to be born.</text:span><text:span text:style-name="T1501"><text:s/>Sita tells Shri Ram that “he is behaving like someone who does not know of her actual nature”. However, not wanting to live a life of blame, she plans to enter fire and asks Laxmana to set up a bonfire.<text:s/></text:span><text:span text:style-name="T1502">Note that Sita does not enter fire to pass any test or to remove any doubts about her purity.<text:s/></text:span><text:span text:style-name="T1503">After telling everyone assembled there, “my heart never moves off of Shri Ram,” in verse 6-116-32, Sita plunges into the blazing fire.<text:s/></text:span></text:p>
      <text:p text:style-name="P1504"><text:span text:style-name="T1505">In verse 6-118-1, the fire god appears in person, with Sita in his hand. Verse 6-118-4 tells us that Sita comes out of the fire in precisely the same state in which she went in. Even her flower ornaments did not burn in the fire.</text:span><text:span text:style-name="T1506"><text:s/></text:span><text:span text:style-name="T1507">What can go thru fire and come out unharmed?<text:s/></text:span><text:span text:style-name="T1508">Only fire can go through fire and come out unharmed.<text:s/></text:span></text:p>
      <text:p text:style-name="P1509">From verse 6-118-15, Shri Ram tells everyone that he had always known the actual nature of his wife, Sita, as the Energy. Having known this, he had ignored her jumping in the fire, as he knew the fire could not burn fire.</text:p>
      <text:list text:style-name="LFO11" text:continue-numbering="true">
        <text:list-item>
          <text:p text:style-name="P1510">In verse 6-118-15, he says, “I know Sita, who is always in my mind, and she has undivided affection for me.”<text:s/></text:p>
        </text:list-item>
        <text:list-item>
          <text:p text:style-name="P1511">In verse 6-118-16, he says, “Ravana could not harm her as her own power protects Sita.”</text:p>
        </text:list-item>
        <text:list-item>
          <text:p text:style-name="P1512">In verse 6-118-18, he says, “Sita is a blazing tongue of fire; Ravana had no chance of laying his hands on such a fire.”</text:p>
        </text:list-item>
        <text:list-item>
          <text:p text:style-name="P1513">In verse 6-118-19, he says, “Sita does not differ from me, just as sunlight does not differ from the sun.”</text:p>
        </text:list-item>
      </text:list>
      <text:p text:style-name="P1514">These verses tell us the Sita is the Energy. In Yoga terms, the Energy and Consciousness are always together. Hence, Shri Ram must represent the Consciousness.<text:s/></text:p>
      <text:p text:style-name="P1515">Here we learn about Sita’s actual nature<text:s/>first,<text:s/>and then we come to understand Shri Ram’s nature. We get an important message here for a Yogi – we understand the Energy first and then the Consciousness.</text:p>
      <text:p text:style-name="P1516"><text:s/></text:p>
      <text:h text:style-name="P1517" text:outline-level="2"><text:bookmark-start text:name="_Toc50058853"/><text:soft-page-break/>Easy<text:s/>to Understand<text:s/>Character # 2: Shri Ram<text:bookmark-end text:name="_Toc50058853"/></text:h>
      <text:p text:style-name="P1518">After giving a stern reply to Shri Ram that He is acting like a common man and behaving as if He does not know her real nature as an Energy, Sita jumps into<text:s/>the blazing<text:s/>fire. In verse 6-117-1 we read, Shri Ram becomes very sad, and tears roll off from his eyes. At this instance, He behaves like an ordinary man.<text:s/></text:p>
      <text:p text:style-name="P1519">After witnessing this sad turn of these events, Lord Brahma, Lord Shiva, Indra, and a host of other gods, intervene. In verse 6-117-6, they question Shri Ram how he could not recognize himself as<text:s/>a god. They ask Him,<text:s/>“Why<text:s/>he is still behaving like a<text:s/>commoner?”<text:s/>In verse 6-117-11, Shri Ram tells them he thinks he is a normal human being called Ram, the son of Dasharatha,<text:s/>of the city of Ayodhya. He asks them, “Since you are gods, you tell me who I am. What is my<text:s/>actual nature?”</text:p>
      <text:p text:style-name="P1520">From the verse 6-117-12 to verse 6-117-33, Lord Brahma tells Shri Ram about his<text:s/>actual nature.</text:p>
      <text:list text:style-name="LFO10" text:continue-numbering="true">
        <text:list-item>
          <text:p text:style-name="P1521">In verse 6-117-12, Lord Brahma tells Shri Ram, “You are Lord Vishnu, wielding the discus.”</text:p>
        </text:list-item>
        <text:list-item>
          <text:p text:style-name="P1522"><text:span text:style-name="T1523">In verse 6-117-14, he says, “You are the<text:s/></text:span><text:span text:style-name="T1524">U</text:span><text:span text:style-name="T1525">niversal<text:s/></text:span><text:span text:style-name="T1526">Consciousness</text:span><text:span text:style-name="T1527">;</text:span><text:span text:style-name="T1528"><text:s/>you exist before the beginning of creation, you are in the middle of creation and you remain after<text:s/></text:span><text:span text:style-name="T1529">the<text:s/></text:span><text:span text:style-name="T1530">creation</text:span><text:span text:style-name="T1531"><text:s/>ends</text:span><text:span text:style-name="T1532">. You are an essential nature of all living beings; your presence is everywhere, and you are four armed (Lord Vishnu).”</text:span></text:p>
        </text:list-item>
        <text:list-item>
          <text:p text:style-name="P1533">In verse 6-117-15, he tells Shri Ram, “You are the lord of senses of human beings; you are the soul of the entire universe.”</text:p>
        </text:list-item>
        <text:list-item>
          <text:p text:style-name="P1534">In verse 6-117-16, he says, “You are the rationalizing intellect; you are the origin and dissolution of the entire creation.”</text:p>
        </text:list-item>
        <text:list-item>
          <text:p text:style-name="P1535">In verse 6-117-17, he says, “You are behind the working of all senses; you offer protection and refuge to everyone.”</text:p>
        </text:list-item>
        <text:list-item>
          <text:p text:style-name="P1536">In verse 6-117-18, he says, “You are the essential teaching of the Vedas.<text:s/>You are the first creator of all worlds and the Lord of all.”</text:p>
        </text:list-item>
        <text:list-item>
          <text:p text:style-name="P1537">In verse 6-117-20, he says, “You are the sacred syllable AUM.<text:s/>No one knows your origin or your end; no one knows who you are.”</text:p>
        </text:list-item>
        <text:list-item>
          <text:p text:style-name="P1538">In verse 6-117-21, he says, “You appear in all created beings, as you appear in a cow and a Brahmin; you exist in all quarters, mountains, and rivers.”</text:p>
        </text:list-item>
        <text:list-item>
          <text:p text:style-name="P1539">In verse 6-117-22, he says, “You have thousands of feet, eyes, and heads; you bear the earth with all its living beings and its mountains.”</text:p>
        </text:list-item>
        <text:list-item>
          <text:p text:style-name="P1540">In verse 6-117-24, he says, “Brahma, the creator, is like your heart; all other gods are like mere hair on your limbs.”</text:p>
        </text:list-item>
        <text:list-item>
          <text:p text:style-name="P1541">In verse 6-117-25, he says, “There is nothing in this world without you.”</text:p>
        </text:list-item>
        <text:list-item>
          <text:p text:style-name="P1542">In verse 6-117-28, he says, “Sita is no other than Goddess Laxmi, and you are Lord Vishnu.”</text:p>
        </text:list-item>
      </text:list>
      <text:p text:style-name="P1543">The verses describe Shri Ram as Universal Consciousness. This event happens at the end of Valmiki Ramayana. At the end of this book, we will see the event where Shri Ram assumes<text:s/>the form<text:s/>of Lord Vishnu. Shri Ram represents both Consciousness operating within the body and Universal Consciousness. We will focus on Shri Ram as Consciousness.<text:s/></text:p>
      <text:p text:style-name="P1544">We are used to thinking<text:s/>of Shri<text:s/>Ram as a God. But when Yoga tells us He is the Consciousness within us, then we cannot really understand what does that mean. We do not have any idea about our Consciousness. That is okay. Sage Valmiki knows that we do not understand the Consciousness. He wrote Ramayana to teach us about it and to give us indirect ways to approach it.<text:s/></text:p>
      <text:p text:style-name="P1545"/>
      <text:h text:style-name="P1546" text:outline-level="2"><text:bookmark-start text:name="_Toc50058854"/>Easy<text:s/>to Understand<text:s/>Character #<text:s/>3:<text:s/>Hanumana<text:bookmark-end text:name="_Toc50058854"/></text:h>
      <text:p text:style-name="P1547"><text:span text:style-name="T1548">Hanumana</text:span><text:span text:style-name="T1549"><text:s/>is “the most important character” of the story for us.<text:s/></text:span><text:span text:style-name="T1550">He is the catalyst that brings Sita and Shri Ram together and<text:s/></text:span><text:span text:style-name="T1551">speeds up</text:span><text:span text:style-name="T1552"><text:s/>the action in</text:span><text:span text:style-name="T1553"><text:s/>the war. Sage Valmiki<text:s/></text:span><text:span text:style-name="T1554">give</text:span><text:span text:style-name="T1555">s</text:span><text:span text:style-name="T1556"><text:s/>us many clues about<text:s/></text:span><text:span text:style-name="T1557">real nature of<text:s/></text:span><text:span text:style-name="T1558">Hanumana</text:span><text:span text:style-name="T1559">.<text:s/></text:span></text:p>
      <text:p text:style-name="P1560"><text:span text:style-name="T1561">Hanumana</text:span><text:span text:style-name="T1562"><text:s/>is the son of the air god, which connects him directly to air, and thus, to</text:span><text:span text:style-name="T1563"><text:s/>our</text:span><text:span text:style-name="T1564"><text:s/>breath. He stands for the<text:s/></text:span><text:span text:style-name="T1565">P</text:span><text:span text:style-name="T1566">rana in our body, which we take in through the air.</text:span><text:span text:style-name="T1567"><text:s/>The<text:s/></text:span><text:span text:style-name="T1568">P</text:span><text:span text:style-name="T1569">rana is a form of<text:s/></text:span><text:span text:style-name="T1570">the E</text:span><text:span text:style-name="T1571">nergy in our body</text:span><text:span text:style-name="T1572">.</text:span><text:span text:style-name="T1573"><text:s/></text:span><text:span text:style-name="T1574">I</text:span><text:span text:style-name="T1575">t<text:s/></text:span><text:span text:style-name="T1576">differs</text:span><text:span text:style-name="T1577"><text:s/>from the<text:s/></text:span><text:span text:style-name="T1578">E</text:span><text:span text:style-name="T1579">nergy we have discussed so far, which is the consort of the<text:s/></text:span><text:span text:style-name="T1580">C</text:span><text:span text:style-name="T1581">onsciousness. To describe this relationship in a better way, sage Valmiki has depicted the relationship betwee</text:span><text:span text:style-name="T1582">n Sita and<text:s/></text:span><text:span text:style-name="T1583">Hanumana</text:span><text:span text:style-name="T1584"><text:s/>as that of<text:s/></text:span><text:span text:style-name="T1585">a<text:s/></text:span><text:span text:style-name="T1586">mother and a<text:s/></text:span><text:span text:style-name="T1587">child. The relationship betwee</text:span><text:span text:style-name="T1588">n the P</text:span><text:span text:style-name="T1589">rana and the breath needs no explanation. Prana, the vital breath, circulates through our body and performs various functions. We will learn about the functions of the<text:s/></text:span><text:span text:style-name="T1590">P</text:span><text:span text:style-name="T1591">rana in subsequent chapters.<text:s/></text:span></text:p>
      <text:p text:style-name="P1592"><text:span text:style-name="T1593">After<text:s/></text:span><text:span text:style-name="T1594">Jambavan</text:span><text:span text:style-name="T1595"><text:s/>reminds<text:s/></text:span><text:span text:style-name="T1596">Hanumana</text:span><text:span text:style-name="T1597"><text:s/>of his real nature,<text:s/></text:span><text:span text:style-name="T1598">Hanumana</text:span><text:span text:style-name="T1599"><text:s/>jumps over the ocean toward<text:s/></text:span><text:span text:style-name="T1600">the<text:s/></text:span><text:span text:style-name="T1601">Lanka. Although he performs several heroic deeds in this story, his journey to locate abducted Sita has no parallel.<text:s/></text:span><text:span text:style-name="T1602">When</text:span><text:span text:style-name="T1603"><text:s/></text:span><text:span text:style-name="T1604">Hanumana</text:span><text:span text:style-name="T1605"><text:s/>jumps toward Lanka, the story mentions all the events and locations in between, which we can use as reference to the<text:s/></text:span><text:span text:style-name="T1606">Chakra</text:span><text:span text:style-name="T1607">s</text:span><text:span text:style-name="T1608">. In addition, his actions show us the way to go through the<text:s/></text:span><text:span text:style-name="T1609">Chakra</text:span><text:span text:style-name="T1610">s</text:span><text:span text:style-name="T1611">, their effects, and the precautions to take to avoid danger.</text:span><text:span text:style-name="T1612"><text:s/></text:span><text:span text:style-name="T1613">We will see them when we discuss Chakras.</text:span></text:p>
      <text:soft-page-break/>
      <text:p text:style-name="P1614">One<text:s/>function<text:s/>of the<text:s/>Prana is to jump over the Manipura and Swadhisthana<text:s/>Chakras to the Muladhara<text:s/>Chakra. In later chapters, we will study Valmiki Ramayana verse by verse, and<text:s/>find out their<text:s/>correlations with the<text:s/>Chakras.<text:s/></text:p>
      <text:p text:style-name="P1615">Prana is a vital component of the air that we breathe.<text:s/>Hence, Sage Valmiki describes the relationship between the air god and Hanumana as that<text:s/>of a<text:s/>father-son duo.<text:s/>Prana<text:s/>sustains<text:s/>our life;<text:s/>when it goes out of the body, we die. However, sustaining life is a very broad term and needs an accurate definition. Let us see what it means.<text:s/></text:p>
      <text:p text:style-name="P1616"><text:span text:style-name="T1617">Within our body, the Prana is responsible for many activities. These are classified into two groups</text:span><text:span text:style-name="T1618"><text:s/></text:span><text:span text:style-name="T1619">–</text:span><text:span text:style-name="T1620"><text:s/></text:span><text:span text:style-name="T1621">major and minor,</text:span><text:span text:style-name="T1622"><text:s/>both numbering five.</text:span><text:span text:style-name="T1623"><text:s/>Since the Prana is a form of<text:s/></text:span><text:span text:style-name="T1624">Energy</text:span><text:span text:style-name="T1625">, all these activities are movement or heat related.<text:s/></text:span><text:span text:style-name="T1626">To</text:span><text:span text:style-name="T1627"><text:s/>understand the Prana, we must track its movements in our body. When we can identify a particular movement, we can apply logic to see the<text:s/></text:span><text:span text:style-name="T1628">Prana</text:span><text:span text:style-name="T1629"><text:s/></text:span><text:span text:style-name="T1630">behind it.<text:s/></text:span></text:p>
      <text:p text:style-name="P1631"><text:span text:style-name="T1632">M</text:span><text:span text:style-name="T1633">ost prominent movement in our body is the beating of the heart.<text:s/></text:span><text:span text:style-name="T1634">Energy<text:s/></text:span><text:span text:style-name="T1635">or the force that makes our heart beat is called<text:s/></text:span><text:span text:style-name="T1636">the<text:s/></text:span><text:span text:style-name="T1637">Prana.<text:s/></text:span><text:span text:style-name="T1638">P</text:span><text:span text:style-name="T1639">rimary source of Prana is the air we breathe</text:span><text:span text:style-name="T1640">;</text:span><text:span text:style-name="T1641"><text:s/></text:span><text:span text:style-name="T1642">f</text:span><text:span text:style-name="T1643">ood is the secondary source.<text:s/></text:span></text:p>
      <text:p text:style-name="P1644"><text:span text:style-name="T1645">S</text:span><text:span text:style-name="T1646">econd major activity of the Prana is in the abdomen region, where it controls excretion-related movements of the body. Here, it is called Apaana, and it is a critical concept in Yoga.<text:s/></text:span><text:span text:style-name="T1647">Shri Krishna introduces Prana and Apaana in Gita. He summarizes the complete science of Yoga as the “mixing of the Prana and the Apaana”.</text:span><text:span text:style-name="T1648"><text:s/>This d</text:span><text:span text:style-name="T1649">escription looks rather simple</text:span><text:span text:style-name="T1650">, but it<text:s/></text:span><text:span text:style-name="T1651">is very difficult to understand its meaning</text:span><text:span text:style-name="T1652">.<text:s/></text:span></text:p>
      <text:p text:style-name="P1653">Understanding<text:s/>what Apaana is can be difficult. Making it move upwards toward the Prana is even more challenging. The way is to learn the root lock, practice it for a good amount of time with a wait-and-watch approach. When the root lock<text:s/>triggers<text:s/>the upward movement of the stomach on its own (the word, Yoga uses, is flying instead of moving), you will know the power of Apaana.<text:s/></text:p>
      <text:p text:style-name="P1654">The name of<text:s/>Prana operating<text:s/>in the throat and head<text:s/>region<text:s/>is Udaana. These are very low-frequency vibrations. One of the strange things about the Udaana is that its activities go a few centimeters above our head.<text:s/>The name of<text:s/>Prana operating<text:s/>in the stomach is Samaana.<text:s/>It and is responsible for digestion.<text:s/>The name of<text:s/>Prana which<text:s/>circulates blood in the entire body<text:s/>is Vyaana.<text:s/></text:p>
      <text:p text:style-name="P1655">Besides<text:s/>these five major Prana(s), there are five minor Prana(s): Naga is responsible for hiccups; Kurma performs the function of opening<text:s/>and closing<text:s/>the eyes; Krikara induces hunger or thirst; Devadatta makes us yawn. Finally, Dhananjaya<text:s/>causes decomposition of the body after death.</text:p>
      <text:p text:style-name="P1656"><text:span text:style-name="T1657">In the ordinary state of the body, activities</text:span><text:span text:style-name="T1658"><text:s/>of</text:span><text:span text:style-name="T1659"><text:s/></text:span><text:span text:style-name="T1660">Prana<text:s/></text:span><text:span text:style-name="T1661">are difficult to observe. Only when these activities exceed existing levels, we feel the Prana in the body. When we<text:s/></text:span><text:soft-page-break/><text:span text:style-name="T1662">do Pranayama, the level of Pranic activity goes up. When it exceeds a certain threshold, we can notice the Prana.<text:s/></text:span><text:span text:style-name="T1663">T</text:span><text:span text:style-name="T1664">he results of Pranayama are not immediately visible</text:span><text:span text:style-name="T1665">.</text:span><text:span text:style-name="T1666"><text:s/></text:span><text:span text:style-name="T1667">P</text:span><text:span text:style-name="T1668">umping air in and out of the body alone does not<text:s/></text:span><text:span text:style-name="T1669">mean a person is<text:s/></text:span><text:span text:style-name="T1670">doing Pranayama.<text:s/></text:span><text:span text:style-name="T1671">It needs a guru to teach us the conceptual background of the overall framework, a sincere desire to succeed and practice over a period.<text:s/></text:span><text:span text:style-name="T1672">Pranic movement happens because of the intention of a person. Hence, if we are looking for proof of the Prana, we must have the intention to see Pranic activity.</text:span><text:span text:style-name="T1673"><text:s/></text:span></text:p>
      <text:p text:style-name="P1674"/>
      <text:h text:style-name="P1675" text:outline-level="2"><text:bookmark-start text:name="_Toc50058855"/>Easy<text:s/>to Understand<text:s/>Character #<text:s/>4:<text:s/>Ravana<text:bookmark-end text:name="_Toc50058855"/><text:s/></text:h>
      <text:p text:style-name="P1676"><text:span text:style-name="T1677"><text:tab/></text:span><text:span text:style-name="T1678">Ravana represents</text:span><text:span text:style-name="T1679"><text:s/>our<text:s/></text:span><text:span text:style-name="T1680">A</text:span><text:span text:style-name="T1681">hamkar</text:span><text:span text:style-name="T1682">a</text:span><text:span text:style-name="T1683"><text:s/>(Ego)</text:span><text:span text:style-name="T1684">.</text:span><text:span text:style-name="T1685"><text:s/>Our<text:s/></text:span><text:span text:style-name="T1686">Ahamkara</text:span><text:span text:style-name="T1687"><text:s/></text:span><text:span text:style-name="T1688">is insecure. It<text:s/></text:span><text:span text:style-name="T1689">seeks</text:span><text:span text:style-name="T1690"><text:s/>to grab power</text:span><text:span text:style-name="T1691"><text:s/>and</text:span><text:span text:style-name="T1692"><text:s/></text:span><text:span text:style-name="T1693">prefers</text:span><text:span text:style-name="T1694"><text:s/>a life of indulgence. We see these characteristics in<text:s/></text:span><text:span text:style-name="T1695">Ravana.<text:s/></text:span><text:span text:style-name="T1696">He is a king of demons. He is powerful, active, and indulgent in sensual pleasures. His capital city, Lanka, is<text:s/></text:span><text:span text:style-name="T1697">extremely</text:span><text:span text:style-name="T1698"><text:s/>rich, with golden palaces and marvelous gardens. Even though<text:s/></text:span><text:span text:style-name="T1699">Ravana has</text:span><text:span text:style-name="T1700"><text:s/>defeated all enemies and he lives on an island, Lanka is<text:s/></text:span><text:span text:style-name="T1701">closely</text:span><text:span text:style-name="T1702"><text:s/>guarded, which shows</text:span><text:span text:style-name="T1703"><text:s/>his insecurity. “Lam” from “Lanka” (in English spelling, letter m is missing) is the letter of the<text:s/></text:span><text:span text:style-name="T1704">Muladhara Chakra</text:span><text:span text:style-name="T1705">.<text:s/></text:span><text:span text:style-name="T1706">It</text:span><text:span text:style-name="T1707"><text:s/>is associated with a sense of insecurity, which is closely related to the<text:s/></text:span><text:span text:style-name="T1708">Ahamkara</text:span><text:span text:style-name="T1709">.</text:span></text:p>
      <text:p text:style-name="P1710"><text:span text:style-name="T1711">Ravana is</text:span><text:span text:style-name="T1712"><text:s/>a</text:span><text:span text:style-name="T1713">n undisputed king of the demons,</text:span><text:span text:style-name="T1714"><text:s/></text:span><text:span text:style-name="T1715">y</text:span><text:span text:style-name="T1716">et, he feels<text:s/></text:span><text:span text:style-name="T1717">separated</text:span><text:span text:style-name="T1718"><text:s/>from the others. He does not trust anyone. He does not pay heed to any of his counselors. He is a hard worker, a great fighter, and knowledgeable in<text:s/></text:span><text:span text:style-name="T1719">numerous</text:span><text:span text:style-name="T1720"><text:s/>arts. Our<text:s/></text:span><text:span text:style-name="T1721">Ahamkara</text:span><text:span text:style-name="T1722"><text:s/></text:span><text:span text:style-name="T1723">surely has all these<text:s/></text:span><text:span text:style-name="T1724">qualities</text:span><text:span text:style-name="T1725">. <text:s/></text:span></text:p>
      <text:p text:style-name="P1726"><text:span text:style-name="T1727">One of<text:s/></text:span><text:span text:style-name="T1728">Ravana’s</text:span><text:span text:style-name="T1729"><text:s/>names is "Dashanan</text:span><text:span text:style-name="T1730">a</text:span><text:span text:style-name="T1731">," which means "one with ten faces."<text:s/></text:span><text:span text:style-name="T1732">His multiple faces<text:s/></text:span><text:span text:style-name="T1733">show</text:span><text:span text:style-name="T1734"><text:s/>the various masks that our<text:s/></text:span><text:span text:style-name="T1735">Ahamkara<text:s/></text:span><text:span text:style-name="T1736">wears</text:span><text:span text:style-name="T1737">.<text:s/></text:span><text:span text:style-name="T1738">Thus, when we see<text:s/></text:span><text:span text:style-name="T1739">Ravana as</text:span><text:span text:style-name="T1740"><text:s/>an<text:s/></text:span><text:span text:style-name="T1741">Ahamkara</text:span><text:span text:style-name="T1742">, we feel that we are familiar with him.</text:span></text:p>
      <text:p text:style-name="P1743"><text:span text:style-name="T1744"><text:tab/></text:span><text:span text:style-name="T1745">In chapter 3-32, sage Valmiki describes<text:s/></text:span><text:span text:style-name="T1746">Ravana,</text:span><text:span text:style-name="T1747"><text:s/>with all his characteristics.<text:s/></text:span><text:span text:style-name="T1748">Let us</text:span><text:span text:style-name="T1749"><text:s/>understand<text:s/></text:span><text:span text:style-name="T1750">Ravana a</text:span><text:span text:style-name="T1751"><text:s/>little better and see if any of his traits<text:s/></text:span><text:span text:style-name="T1752">relates</text:span><text:span text:style-name="T1753"><text:s/>to us.</text:span></text:p>
      <text:list text:style-name="LFO8" text:continue-numbering="true">
        <text:list-item>
          <text:p text:style-name="P1754"><text:span text:style-name="T1755">Verse 3-32-4 tells us<text:s/></text:span><text:span text:style-name="T1756">Ravana is</text:span><text:span text:style-name="T1757"><text:s/>radiant, and he is sitting in an<text:s/></text:span><text:span text:style-name="T1758">exquisite vehicle</text:span><text:span text:style-name="T1759">.</text:span></text:p>
        </text:list-item>
        <text:list-item>
          <text:p text:style-name="P1760"><text:span text:style-name="T1761">Verse 3-32-4 tells us he<text:s/></text:span><text:span text:style-name="T1762">is covered in gold</text:span><text:span text:style-name="T1763"><text:s/>from top to bottom and seated on a golden throne.</text:span></text:p>
        </text:list-item>
        <text:list-item>
          <text:p text:style-name="P1764"><text:span text:style-name="T1765">Verse 3-32-6 tells us he is a<text:s/></text:span><text:span text:style-name="T1766">brave and invincible warrior</text:span><text:span text:style-name="T1767">.</text:span></text:p>
        </text:list-item>
        <text:list-item>
          <text:p text:style-name="P1768">Verses 3-32-7, 10, 11, 12, 13 tell us he fought many wars, and has bruises to prove his valor.</text:p>
        </text:list-item>
        <text:list-item>
          <text:p text:style-name="P1769">Verse 3-32-8 tells us he has twenty arms and ten heads. We could interpret this to mean that he is ten times more active and smart than others.</text:p>
        </text:list-item>
        <text:list-item>
          <text:p text:style-name="P1770"><text:span text:style-name="T1771">Verse 3-32-9 tells us he is dressed in<text:s/></text:span><text:span text:style-name="T1772">beautiful clothes and many ornaments</text:span><text:span text:style-name="T1773">.<text:s/></text:span></text:p>
        </text:list-item>
        <text:list-item>
          <text:p text:style-name="P1774">Verse 3-32-13 tells us he uses every way to humiliate his defeated enemies. Essentially, his standard of values and ethics are substantially lower for his enemies. For a<text:s/>student of history, there is nothing new in it.<text:s/>All the victorious armies do the same.<text:s/>Using<text:s/>substandard values and ethics creates<text:s/>terror in the heart of the defeated enemy. It helps in quelling any future uprising or challenge against the conqueror.</text:p>
        </text:list-item>
        <text:list-item>
          <text:p text:style-name="P1775"><text:span text:style-name="T1776">In verse 3-32-14, we read about<text:s/></text:span><text:span text:style-name="T1777">Ravana’s</text:span><text:span text:style-name="T1778"><text:s/>vehicle, which he snatched from someone, and about<text:s/></text:span><text:span text:style-name="T1779">his other glittering possessions</text:span><text:span text:style-name="T1780">.</text:span></text:p>
        </text:list-item>
        <text:list-item>
          <text:p text:style-name="P1781"><text:span text:style-name="T1782">Verses 3-32-15 and 3-32-19 tell us<text:s/></text:span><text:span text:style-name="T1783">he collects good things</text:span><text:span text:style-name="T1784"><text:s/>but is envious of other people’s good belongings. Not only is he envious of others, he also makes efforts to destroy their good possessions.</text:span></text:p>
        </text:list-item>
        <text:list-item>
          <text:p text:style-name="P1785"><text:span text:style-name="T1786">In verse 3-32-17, we read he practiced ascesis before and<text:s/></text:span><text:span text:style-name="T1787">gained</text:span><text:span text:style-name="T1788"><text:s/>a lot of power</text:span><text:span text:style-name="T1789">.</text:span></text:p>
        </text:list-item>
        <text:list-item>
          <text:p text:style-name="P1790">Verse 3-32-17 tells us<text:s/>any known power in the world would not defeat him.</text:p>
        </text:list-item>
        <text:list-item>
          <text:p text:style-name="P1791">Verse 3-32-20 tells us<text:s/>Ravana is<text:s/>ruthless<text:s/>with his enemies. He is heartless,<text:s/>with<text:s/>punishing those, who went against his wishes.</text:p>
        </text:list-item>
        <text:list-item>
          <text:p text:style-name="P1792"><text:span text:style-name="T1793">In verse 3-32-22, we see<text:s/></text:span><text:span text:style-name="T1794">he is dressed in exquisite clothes and jewelry, and looks fantastic in them</text:span><text:span text:style-name="T1795">.</text:span></text:p>
        </text:list-item>
      </text:list>
      <text:p text:style-name="P1796"><text:span text:style-name="T1797">Do any of these characteristics sound familiar to us?</text:span><text:span text:style-name="T1798"><text:s/>Even though a gap of 3000 years or more separates this description and us, it comes close to us. Even though<text:s/></text:span><text:span text:style-name="T1799">Ravana is</text:span><text:span text:style-name="T1800"><text:s/>a demon king, his most terrible crimes look like petty thefts, when compared to the deeds of human dictators and conquerors. There are no massacres of defeated enemies, no mountains of severed heads, no mass graves, and no execution chambers. He has no agenda of ethnic or racial cleansing. He does nothing that matches our experience of dictators and conquerors.</text:span></text:p>
      <text:p text:style-name="P1801"><text:span text:style-name="T1802">Sage</text:span><text:span text:style-name="T1803"><text:s/>Valmiki<text:s/></text:span><text:span text:style-name="T1804">was</text:span><text:span text:style-name="T1805"><text:s/>aware of these types of horrible crimes committed by kings in his time too, yet he does not mention them.<text:s/></text:span><text:span text:style-name="T1806">Sage Valmiki’s<text:s/></text:span><text:span text:style-name="T1807">Ravana is</text:span><text:span text:style-name="T1808"><text:s/>not as evil as human kings and dictators, modern or ancient. Instead, he is an ordinary person like any of us</text:span><text:span text:style-name="T1809">.</text:span></text:p>
      <text:p text:style-name="P1810"><text:span text:style-name="T1811">Unlike Shri Ram, who has practically nothing except a bow,<text:s/></text:span><text:span text:style-name="T1812">Ravana has</text:span><text:span text:style-name="T1813"><text:s/>everything we desire and adore.<text:s/></text:span><text:span text:style-name="T1814">He has pride, power, wealth, position, gold, beautiful palaces, beautiful wives, devotion, valor, selective ethics, conquered enemies, and much more</text:span><text:span text:style-name="T1815">. Don’t we<text:s/></text:span><text:span text:style-name="T1816">wish</text:span><text:span text:style-name="T1817"><text:s/>all these things in our lives? Maybe, not all the things, but don’t we<text:s/></text:span><text:span text:style-name="T1818">crave</text:span><text:span text:style-name="T1819"><text:s/>at least a few of them?</text:span></text:p>
      <text:soft-page-break/>
      <text:p text:style-name="P1820">We may think<text:s/>Ravana was<text:s/>some a ruthless dictator of some country in the past, but that is wrong. Ramayana<text:s/>is part of literature dedicated to the "study of self." Thus, its purpose is to help us understand ourselves. If sage Valmiki wanted to write something that matches the horrible acts of dictators, he could have done so easily. In that case,<text:s/>character of<text:s/>Ravana<text:s/>becomes<text:s/>problematic<text:s/>for<text:s/>a common<text:s/>man<text:s/>to imagine himself in the role of<text:s/>Ravana.</text:p>
      <text:p text:style-name="P1821"><text:span text:style-name="T1822">Only w</text:span><text:span text:style-name="T1823">hen we<text:s/></text:span><text:span text:style-name="T1824">honestly</text:span><text:span text:style-name="T1825"><text:s/>understand<text:s/></text:span><text:span text:style-name="T1826">Ravana within</text:span><text:span text:style-name="T1827"><text:s/></text:span><text:span text:style-name="T1828">ourselves</text:span><text:span text:style-name="T1829"><text:s/>as our Ahamkara</text:span><text:span text:style-name="T1830">, we see the real Shri Ram</text:span><text:span text:style-name="T1831"><text:s/>as the Consciousness</text:span><text:span text:style-name="T1832">. Those, who do not understand<text:s/></text:span><text:span text:style-name="T1833">Ravana,</text:span><text:span text:style-name="T1834"><text:s/>will not recognize Shri Ram, even if he is staring in their face. We know<text:s/></text:span><text:span text:style-name="T1835">Ravana represents</text:span><text:span text:style-name="T1836"><text:s/></text:span><text:span text:style-name="T1837">our<text:s/></text:span><text:span text:style-name="T1838">Ahamkar</text:span><text:span text:style-name="T1839">a</text:span><text:span text:style-name="T1840">. W</text:span><text:span text:style-name="T1841">e<text:s/></text:span><text:span text:style-name="T1842">also<text:s/></text:span><text:span text:style-name="T1843">know there is no<text:s/></text:span><text:span text:style-name="T1844">Ahamkar</text:span><text:span text:style-name="T1845">a</text:span><text:span text:style-name="T1846"><text:s/></text:span><text:span text:style-name="T1847">in the<text:s/></text:span><text:span text:style-name="T1848">H</text:span><text:span text:style-name="T1849">igher<text:s/></text:span><text:span text:style-name="T1850">C</text:span><text:span text:style-name="T1851">onsciousness</text:span><text:span text:style-name="T1852">.</text:span><text:span text:style-name="T1853"><text:s/>To recognize its absence, we need to recognize<text:s/></text:span><text:span text:style-name="T1854">its</text:span><text:span text:style-name="T1855"><text:s/>presence.</text:span></text:p>
      <text:p text:style-name="P1856"/>
      <text:p text:style-name="P1857"><text:span text:style-name="T1858"><text:tab/></text:span><text:span text:style-name="T1859">Besides</text:span><text:span text:style-name="T1860"><text:s/>personification of the Ahamkara,<text:s/></text:span><text:span text:style-name="T1861">Ravana is</text:span><text:span text:style-name="T1862"><text:s/>also an example of one more<text:s/></text:span><text:span text:style-name="T1863">significant</text:span><text:span text:style-name="T1864"><text:s/>concept – the Rajas Guna.</text:span><text:span text:style-name="T1865"><text:s/></text:span><text:span text:style-name="T1866">Ravana is</text:span><text:span text:style-name="T1867"><text:s/></text:span><text:span text:style-name="T1868">extremely</text:span><text:span text:style-name="T1869"><text:s/></text:span><text:span text:style-name="T1870">dynamic</text:span><text:span text:style-name="T1871"><text:s/>and<text:s/></text:span><text:span text:style-name="T1872">a busy demon. He concurred almost all other kings. He rules a large kingdom. He is an expert in 64 different arts. He is<text:s/></text:span><text:span text:style-name="T1873">an extraordinarily</text:span><text:span text:style-name="T1874"><text:s/>accomplished warrior. He has many other qualities that tell us he is highly active. Ramayana uses his character to<text:s/></text:span><text:span text:style-name="T1875">show</text:span><text:span text:style-name="T1876"><text:s/>the nature of Rajas Guna.<text:s/></text:span><text:span text:style-name="T1877">The Rajas Guna is present in everyone. It is responsible for<text:s/></text:span><text:span text:style-name="T1878">all the</text:span><text:span text:style-name="T1879"><text:s/>activities</text:span><text:span text:style-name="T1880"><text:s/>we do</text:span><text:span text:style-name="T1881">. This force of nature pushes us into action, whether physical or mental.</text:span><text:span text:style-name="T1882"><text:s/>By itself, it does not recognize any limits or does not<text:s/></text:span><text:span text:style-name="T1883">control</text:span><text:span text:style-name="T1884"><text:s/>itself on its own. A<text:s/></text:span><text:span text:style-name="T1885">R</text:span><text:span text:style-name="T1886">ajas</text:span><text:span text:style-name="T1887"><text:s/>Guna</text:span><text:span text:style-name="T1888"><text:s/>dominated person<text:s/></text:span><text:span text:style-name="T1889">gets<text:s/></text:span><text:span text:style-name="T1890">entangled</text:span><text:span text:style-name="T1891"><text:s/>in one action after another, possibly in multiple actions at the same time.</text:span></text:p>
      <text:p text:style-name="P1892"/>
      <text:h text:style-name="P1893" text:outline-level="2"><text:bookmark-start text:name="_Toc50058856"/>Easy<text:s/>to Understand<text:s/>Character #<text:s/>5:<text:s/>Kumbhakarna<text:bookmark-end text:name="_Toc50058856"/></text:h>
      <text:p text:style-name="P1894"><text:span text:style-name="T1895">Kumbhakarna is<text:s/></text:span><text:span text:style-name="T1896">Ravana’s</text:span><text:span text:style-name="T1897"><text:s/>brother.</text:span><text:span text:style-name="T1898"><text:s/></text:span><text:span text:style-name="T1899">He eats for six months and sleeps for the remaining six months. It requires an army of demons just to wake him up!<text:s/></text:span><text:span text:style-name="T1900">He represents Tamas Guna.</text:span><text:span text:style-name="T1901"><text:s/></text:span><text:span text:style-name="T1902">Tamas Guna is characterized by inertia</text:span><text:span text:style-name="T1903">. A Tamas Guna dominated person has a tendency of overeating, oversleeping, and overindulgence in sensual pleasures. This person<text:s/></text:span><text:span text:style-name="T1904">resists</text:span><text:span text:style-name="T1905"><text:s/>the call of action.</text:span><text:span text:style-name="T1906"><text:s/>He can find many reasons for not doing any action or justify his inaction. Tamas Guna is present in everyone. When it<text:s/></text:span><text:span text:style-name="T1907">dominates</text:span><text:span text:style-name="T1908">, it brings<text:s/></text:span><text:span text:style-name="T1909">a lot</text:span><text:span text:style-name="T1910"><text:s/>of troubles.<text:s/></text:span></text:p>
      <text:p text:style-name="P1911"><text:span text:style-name="T1912"><text:tab/></text:span><text:span text:style-name="T1913">Tamas<text:s/></text:span><text:span text:style-name="T1914">G</text:span><text:span text:style-name="T1915">una has a momentum.</text:span><text:span text:style-name="T1916"><text:s/></text:span><text:span text:style-name="T1917">E</text:span><text:span text:style-name="T1918">ven if an overweight (as an example of Tamas dominated person) starts exercising, his weight does not drop right away. His weight will go up before it<text:s/></text:span><text:span text:style-name="T1919">goes</text:span><text:span text:style-name="T1920"><text:s/>down.<text:s/></text:span><text:span text:style-name="T1921">E</text:span><text:span text:style-name="T1922">ven after Kumbhakarna’s hands are cut, they keep moving. In</text:span><text:span text:style-name="T1923"><text:s/>addition, when his head is cut</text:span><text:span text:style-name="T1924">off, his body crawls long distance</text:span><text:span text:style-name="T1925">. It tells us that even if a person<text:s/></text:span><text:span text:style-name="T1926">overcomes</text:span><text:span text:style-name="T1927"><text:s/>Tamas Guna, it will continue to exert its power for some time.</text:span></text:p>
      <text:h text:style-name="P1928" text:outline-level="2"><text:bookmark-start text:name="_Toc50058857"/><text:soft-page-break/>Easy<text:s/>to Understand<text:s/>Character #<text:s/>6:<text:s/>Vibhishana<text:bookmark-end text:name="_Toc50058857"/></text:h>
      <text:p text:style-name="P1929"><text:tab/>The Sanskrit word<text:s/>Vibhishana<text:s/>means "not horrible".<text:s/>Like Kumbhakarna, Vibhishana advises<text:s/>Ravana to<text:s/>return Sita to Shri Ram. When<text:s/>Ravana did<text:s/>not pay heed to his advice, Vibhishana deserts<text:s/>Ravana’s<text:s/>camp and joins Shri Ram’s side. He becomes<text:s/>a key advisor<text:s/>to Shri Ram. He helps Laxmana to kill his nephew – mighty and invisible Indrajit. After the defeat of<text:s/>Ravana,<text:s/>Shri Ram honors Vibhishana<text:s/>as a close friend. Shri Ram crowns Vibhishana<text:s/>as king of Lanka and returns to Ayodhya.</text:p>
      <text:p text:style-name="P1930"><text:span text:style-name="T1931"><text:tab/></text:span><text:span text:style-name="T1932">Through Vibhishana, Ramayana explains Sattva Guna.</text:span><text:span text:style-name="T1933"><text:s/></text:span><text:span text:style-name="T1934">It is attracted towards spirituality. It tries to search for god or higher power or purpose.</text:span><text:span text:style-name="T1935"><text:s/>Rajas and Tamas Guna do not know any balance. They do not check themselves. Sattva Guna seeks to balance all of them together.<text:s/></text:span></text:p>
      <text:p text:style-name="P1936"><text:span text:style-name="T1937"><text:tab/>Both<text:s/></text:span><text:span text:style-name="T1938">Ravana and</text:span><text:span text:style-name="T1939"><text:s/>Kumbhakarna, symbolic of Rajas and Tamas Guna, battle Shri Ram. However strong and brave they are, Shri Ram ultimately defeats them in battle. Shri Ram defeats<text:s/></text:span><text:span text:style-name="T1940">Ravana (</text:span><text:span text:style-name="T1941">Rajas), but does not become king of Lanka. Shri Ram neutralizes Kumbhakarna (Tamas), but does not become lazy. He befriends Vibhishana (Sattva Guna), uses it, and rewards it too.<text:s/></text:span><text:span text:style-name="T1942">However</text:span><text:span text:style-name="T1943">,<text:s/></text:span><text:span text:style-name="T1944">Shri Ram steps away from Vibhishana (Sattva Guna) too</text:span><text:span text:style-name="T1945"><text:s/>as a king of<text:s/></text:span><text:span text:style-name="T1946">Lama</text:span><text:span text:style-name="T1947">.<text:s/></text:span></text:p>
      <text:p text:style-name="P1948"><text:span text:style-name="T1949"><text:tab/></text:span><text:span text:style-name="T1950">S</text:span><text:span text:style-name="T1951">pirituality</text:span><text:span text:style-name="T1952"><text:s/></text:span><text:span text:style-name="T1953">is an activity dominated by Sattva Guna. However, ‘good’ it is, it<text:s/></text:span><text:span text:style-name="T1954">differs</text:span><text:span text:style-name="T1955"><text:s/>from<text:s/></text:span><text:span text:style-name="T1956">the C</text:span><text:span text:style-name="T1957">onsciousness.<text:s/></text:span><text:span text:style-name="T1958">The</text:span><text:span text:style-name="T1959"><text:s/></text:span><text:span text:style-name="T1960">C</text:span><text:span text:style-name="T1961">onsciousness is not the same as these three qualities of nature. It is “above and beyond” them and will always remain that way.</text:span><text:span text:style-name="T1962"><text:s/>The three Guna and their relation to the<text:s/></text:span><text:span text:style-name="T1963">C</text:span><text:span text:style-name="T1964">onsciousness are th</text:span><text:span text:style-name="T1965">e most significant findings of Y</text:span><text:span text:style-name="T1966">oga. Ramayana helps us understand it.</text:span></text:p>
      <text:h text:style-name="P1967" text:outline-level="2"><text:bookmark-start text:name="_Toc50058858"/>Easy<text:s/>to Understand<text:s/>Character #<text:s/>7: Mandodari<text:bookmark-end text:name="_Toc50058858"/></text:h>
      <text:p text:style-name="P1968"><text:tab/>Along with Sita, Mandodari is one of the five important females in Puranic stories. She has<text:s/>a minor<text:s/>role<text:s/>to play in Ramayana. We know<text:s/>Ravana represents<text:s/>the<text:s/>Ahamkara. Mandodari is<text:s/>Ravana’s<text:s/>wife. She represents the<text:s/>Rationalizing<text:s/>Intellect or<text:s/>Buddhi.<text:s/></text:p>
      <text:p text:style-name="P1969">When<text:s/>Ravana abducted<text:s/>Sita and brought her to Lanka, Mandodari did not approve of his action. Mandodari comes out as rational about these events. She advises her husband not to take the wrong course of action. Giving advice and keeping composure in a distressing situation<text:s/>shows<text:s/>the<text:s/>Rationalizing<text:s/>Intellect<text:s/>/<text:s/>Buddhi.</text:p>
      <text:h text:style-name="P1970" text:outline-level="2"><text:bookmark-start text:name="_Toc50058859"/>Easy<text:s/>to Understand<text:s/>Character #<text:s/>8:<text:s/>Dasharatha<text:bookmark-end text:name="_Toc50058859"/></text:h>
      <text:p text:style-name="P1971">At the beginning of Ramayana, we meet the king of the city of Ayodhya called as "Dasharatha". His name means, "Ten horse chariot rider." It is<text:s/>an obvious reference<text:s/>to the human body with ten faculties of knowledge. A modern day analogy could be a computer with five input ports and five output devices.<text:s/></text:p>
      <text:p text:style-name="P1972">The first five faculties are senses or organs with the help of which we do our work, or express ourselves.<text:s/></text:p>
      <text:soft-page-break/>
      <text:list text:style-name="LFO33" text:continue-numbering="true">
        <text:list-item>
          <text:p text:style-name="P1973">Speaking via the throat<text:s/></text:p>
        </text:list-item>
        <text:list-item>
          <text:p text:style-name="P1974">Grasping via the hands<text:s/></text:p>
        </text:list-item>
        <text:list-item>
          <text:p text:style-name="P1975">Moving using the legs</text:p>
        </text:list-item>
        <text:list-item>
          <text:p text:style-name="P1976">Defecating via the anus</text:p>
        </text:list-item>
        <text:list-item>
          <text:p text:style-name="P1977">Reproduction using the genital organs</text:p>
        </text:list-item>
      </text:list>
      <text:p text:style-name="P1978">The other five are cognitive senses; we use them to feed the information into our mind.<text:s/></text:p>
      <text:list text:style-name="LFO33" text:continue-numbering="true">
        <text:list-item>
          <text:p text:style-name="P1979">Hearing via the ears</text:p>
        </text:list-item>
        <text:list-item>
          <text:p text:style-name="P1980">Touching via the skin</text:p>
        </text:list-item>
        <text:list-item>
          <text:p text:style-name="P1981">Seeing through the eyes<text:s/></text:p>
        </text:list-item>
        <text:list-item>
          <text:p text:style-name="P1982">Smelling with the nose<text:s/></text:p>
        </text:list-item>
        <text:list-item>
          <text:p text:style-name="P1983">Tasting with the tongue</text:p>
        </text:list-item>
      </text:list>
      <text:p text:style-name="P1984"/>
      <text:h text:style-name="P1985" text:outline-level="2"><text:bookmark-start text:name="_Toc50058860"/>Easy<text:s/>to Understand<text:s/>Character #<text:s/>9:<text:s/>Laxmana<text:bookmark-end text:name="_Toc50058860"/></text:h>
      <text:p text:style-name="P1986"><text:span text:style-name="T1987">The<text:s/></text:span><text:span text:style-name="T1988">Sanskrit word Laxmana</text:span><text:span text:style-name="T1989"><text:s/>translates into "focus</text:span><text:span text:style-name="T1990">ed mind" because "laxya" means “target”</text:span><text:span text:style-name="T1991"><text:s/>and<text:s/></text:span><text:span text:style-name="T1992">Sanskrit word<text:s/></text:span><text:span text:style-name="T1993">"man" means “mind.”</text:span><text:span text:style-name="T1994"><text:s/>Sage Valmiki comes up with very creative ways to explain the relative importance of a devoted mind.<text:s/></text:span></text:p>
      <text:p text:style-name="P1995"><text:span text:style-name="T1996">In verses 1-16-27, 28, 2, 9 he describes how king Dasharath</text:span><text:span text:style-name="T1997">a</text:span><text:span text:style-name="T1998"><text:s/>divides the dessert from the ritual sacrifice amongst his queens. Kousalya’s son, Shri Ram, represents the<text:s/></text:span><text:span text:style-name="T1999">C</text:span><text:span text:style-name="T2000">onsciousness; he is born from the 50</text:span><text:span text:style-name="T2001">%</text:span><text:span text:style-name="T2002"><text:s/>share of the dessert. Sumitra gets two sons; her elder son, Laxmana, who is born from the first 25% of the dessert, and her younger son, Shatrughna, who is born from the 12.5</text:span><text:span text:style-name="T2003">%</text:span><text:span text:style-name="T2004"><text:s/>share of the dessert. Kaikayi with her 12.5</text:span><text:span text:style-name="T2005">%</text:span><text:span text:style-name="T2006"><text:s/>share of the dessert gives birth to Bharat.<text:s/></text:span><text:span text:style-name="T2007">The name Bharat me</text:span><text:span text:style-name="T2008">ans "one who carries the weight</text:span><text:span text:style-name="T2009">” referring to the body itself.</text:span><text:span text:style-name="T2010"><text:s/></text:span></text:p>
      <text:p text:style-name="P2011"><text:span text:style-name="T2012">Note that all four brothers are born but Shri Ram is the eldest of them. They give up their lives almost<text:s/></text:span><text:span text:style-name="T2013">at the same time<text:s/></text:span><text:span text:style-name="T2014">but the sequence in which they enter the river Sharayu is different.<text:s/></text:span><text:span text:style-name="T2015">First, goes Laxmana, the devoted mind, and then goes Shri Ram, who represents the<text:s/></text:span><text:span text:style-name="T2016">C</text:span><text:span text:style-name="T2017">onsciousness. Bharat and<text:s/></text:span><text:span text:style-name="T2018">Shatrughna</text:span><text:span text:style-name="T2019">, representing the body and an unknown component of the mind, follow the<text:s/></text:span><text:span text:style-name="T2020">C</text:span><text:span text:style-name="T2021">onsciousness at the same time.<text:s/></text:span></text:p>
      <text:p text:style-name="P2022"><text:span text:style-name="T2023">Note that these four brothers marry four girls of the same family and give birth to two sons each. All the major events in their lives like birth, marriage, kids, and death coincide one to one. Do we know any family, in any history, that has similar coincidences like this one? The mystery resolves if you consider we are looking at one person from different angles.<text:s/></text:span><text:span text:style-name="T2024">Even though sage Valmiki presents them as four<text:s/></text:span><text:span text:style-name="T2025">unique characters</text:span><text:span text:style-name="T2026">, they correspond to the four parts of the human<text:s/></text:span><text:span text:style-name="T2027">Body-Mind</text:span><text:span text:style-name="T2028">-</text:span><text:span text:style-name="T2029">Consciousness</text:span><text:span text:style-name="T2030"><text:s/>framework.</text:span><text:span text:style-name="T2031"><text:s/></text:span></text:p>
      <text:soft-page-break/>
      <text:p text:style-name="P2032">After<text:s/>Hanumana, Laxmana<text:s/>is the second-most important character of the story for us. Both characters are more important<text:s/>to us than Shri Ram.<text:s/>Without them, we cannot find Shri Ram!</text:p>
      <text:h text:style-name="P2033" text:outline-level="2"><text:bookmark-start text:name="_Toc50058861"/>Difficult to Understand<text:s/>Character #<text:s/>1:<text:s/>Jambavan<text:bookmark-end text:name="_Toc50058861"/><text:s/></text:h>
      <text:p text:style-name="P2034"><text:span text:style-name="T2035">Of all the characters of Ramayana</text:span><text:span text:style-name="T2036">, Jambavan</text:span><text:span text:style-name="T2037"><text:s/>the bear, is the most unusual character. He is an odd man out, as he is the only bear in the company of monkeys, humans, and demons. His introduction is rather strange.<text:s/></text:span><text:span text:style-name="T2038">Jambavan<text:s/></text:span><text:span text:style-name="T2039">suddenly came forth when Lord Brahma was yawning. Note that “Jrmbha” means yawn.</text:span></text:p>
      <text:p text:style-name="P2040"><text:span text:style-name="T2041">According to Yoga, yawning is associated with Devadatta<text:s/></text:span><text:span text:style-name="T2042">P</text:span><text:span text:style-name="T2043">ran</text:span><text:span text:style-name="T2044">a</text:span><text:span text:style-name="T2045">, a minor<text:s/></text:span><text:span text:style-name="T2046">P</text:span><text:span text:style-name="T2047">ran</text:span><text:span text:style-name="T2048">a</text:span><text:span text:style-name="T2049">. The bear is a suitable character for someone who is related to yawning, as bears seem to yawn a lot or they look like they are yawning.</text:span><text:span text:style-name="T2050"><text:s/>The primary role played by<text:s/></text:span><text:span text:style-name="T2051">Jambavan<text:s/></text:span><text:span text:style-name="T2052">is that he reminds<text:s/></text:span><text:span text:style-name="T2053">Hanumana</text:span><text:span text:style-name="T2054"><text:s/>of his true nature.<text:s/></text:span><text:span text:style-name="T2055">Hanumana</text:span><text:span text:style-name="T2056"><text:s/>represents the P</text:span><text:span text:style-name="T2057">ran</text:span><text:span text:style-name="T2058">a</text:span><text:span text:style-name="T2059"><text:s/>in our breath. Thus, we can say that<text:s/></text:span><text:span text:style-name="T2060">Jambavan<text:s/></text:span><text:span text:style-name="T2061">reminded<text:s/></text:span><text:span text:style-name="T2062">Hanumana</text:span><text:span text:style-name="T2063"><text:s/>that his true nature was that of<text:s/></text:span><text:span text:style-name="T2064">Prana</text:span><text:span text:style-name="T2065">.<text:s/></text:span></text:p>
      <text:p text:style-name="P2066"><text:span text:style-name="T2067">From being just a normal breath</text:span><text:span text:style-name="T2068"><text:s/>to being vital breath (</text:span><text:span text:style-name="T2069">Prana</text:span><text:span text:style-name="T2070">), is the most critical transition.</text:span><text:span text:style-name="T2071"><text:s/>Who can give this message? Only someone, who understands the<text:s/></text:span><text:span text:style-name="T2072">Prana</text:span><text:span text:style-name="T2073"><text:s/>and knows it very well, can deliver the message that breath is the<text:s/></text:span><text:span text:style-name="T2074">Prana</text:span><text:span text:style-name="T2075">. An analogy is only a fire can ignite a fire.<text:s/></text:span></text:p>
      <text:p text:style-name="P2076"><text:span text:style-name="T2077">I</text:span><text:span text:style-name="T2078">t is the role of a guru to remind us of our true nature. Following this logic,<text:s/></text:span><text:span text:style-name="T2079">Jambavan<text:s/></text:span><text:span text:style-name="T2080">becomes the guru of<text:s/></text:span><text:span text:style-name="T2081">Hanumana</text:span><text:span text:style-name="T2082">.</text:span><text:span text:style-name="T2083"><text:s/>In verse 1-57-34, we see clear evidence of<text:s/></text:span><text:span text:style-name="T2084">Hanumana</text:span><text:span text:style-name="T2085"><text:s/>calling<text:s/></text:span><text:span text:style-name="T2086">Jambavan<text:s/></text:span><text:span text:style-name="T2087">as guru. We also see that in verse 6-128-53,<text:s/></text:span><text:span text:style-name="T2088">Jambavan</text:span><text:span text:style-name="T2089">, along with<text:s/></text:span><text:span text:style-name="T2090">Hanumana</text:span><text:span text:style-name="T2091">, playing a unique role in the coronation of Shri Ram.<text:s/></text:span></text:p>
      <text:p text:style-name="P2092"/>
      <text:h text:style-name="P2093" text:outline-level="2"><text:bookmark-start text:name="_Toc50058862"/>Difficult to Understand<text:s/>Character # 2:<text:s/>Sage Valmiki<text:bookmark-end text:name="_Toc50058862"/></text:h>
      <text:p text:style-name="P2094">We know sage Valmiki as an author of the great epic of Ramayana. In addition, he<text:s/>shows up<text:s/>as a character in Ramayana. He takes care of Sita after Shri Ram sends her to jungle for good. He becomes a guru of her children and teaches Ramayana to them.<text:s/></text:p>
      <text:p text:style-name="P2095">We<text:s/>can map<text:s/>almost all the<text:s/>principal characters<text:s/>of<text:s/>Ramayana<text:s/>to<text:s/>a<text:s/>process inside our<text:s/>Energy<text:s/>-Consciousness-Body-Mind. What process does sage Valmiki represent within us? Why does he come in as a character at the end of Ramayana? Sage Valmiki is a prominent character in Ramayana, so he<text:s/>must<text:s/>apply<text:s/>to us. Let us<text:s/>inspect<text:s/>his role.<text:s/></text:p>
      <text:p text:style-name="P2096"><text:span text:style-name="T2097">S</text:span><text:span text:style-name="T2098">age Valmiki is guiding us toward Shri Ram by<text:s/></text:span><text:span text:style-name="T2099">writing</text:span><text:span text:style-name="T2100"><text:s/>Ramayana</text:span><text:span text:style-name="T2101">. T</text:span><text:span text:style-name="T2102">hus, indirectly becomes our guru.<text:s/></text:span><text:span text:style-name="T2103">Sage Valmiki is surely a guiding fo</text:span><text:span text:style-name="T2104">rce</text:span><text:span text:style-name="T2105">, and</text:span><text:span text:style-name="T2106"><text:s/>he is not within<text:s/></text:span><text:span text:style-name="T2107">us. W</text:span><text:span text:style-name="T2108">e cannot map him to any process inside us,<text:s/></text:span><text:span text:style-name="T2109">like</text:span><text:span text:style-name="T2110"><text:s/>the other characters.</text:span><text:span text:style-name="T2111"><text:s/></text:span></text:p>
      <text:p text:style-name="P2112">As an indirect<text:s/>guru<text:s/>who is guiding us towards Shri Ram,<text:s/>he is<text:s/>very important to<text:s/>to us.<text:s/>He<text:s/>deserves a prominent role<text:s/>of the guru<text:s/>as a character in Ramayana.</text:p>
      <text:soft-page-break/>
      <text:p text:style-name="P2113">Sita represents the Energy. We are all children of the Universal Energy.<text:s/>As per Yoga, Energy<text:s/>separated from<text:s/>Consciousness, according to<text:s/>its<text:s/>wish, so she could create multiple names and forms.<text:s/>Energy<text:s/>did a wonderful job and created these species or forms, of which humans are just one kind.<text:s/></text:p>
      <text:p text:style-name="P2114">When we put these<text:s/>pieces<text:s/>together – us being the children of the<text:s/>Energy, and sage Valmiki being our indirect guru – the puzzle of sage Valmiki’s role in Ramayana become easy to solve. He has to have the role of the guru and has to be teaching Sita’s children.</text:p>
      <text:p text:style-name="P2115">This statement may feel like stretching logic a bit too far. However, take a step back. Sage Valmiki is teaching us about Shri Ram; so, he appears in the<text:s/>guru's role. This role comes into action, only after Sita separates from Shri Ram and gives birth to his children. Hence, sage Valmiki takes up the role of the guru of Sita’s children and teaches them (and us) about Shri Ram.<text:s/></text:p>
      <text:p text:style-name="P2116"/>
      <text:h text:style-name="P2117" text:outline-level="2"><text:bookmark-start text:name="_Toc50058863"/>Difficult to Understand<text:s/>Character # 3:<text:bookmark-start text:name="_Toc418306777"/><text:s/>River Ganga<text:bookmark-end text:name="_Toc50058863"/><text:bookmark-end text:name="_Toc418306777"/></text:h>
      <text:p text:style-name="P2118"><text:span text:style-name="T2119">On their way to Mithila</text:span><text:span text:style-name="T2120">, king<text:s/></text:span><text:span text:style-name="T2121">Janaka</text:span><text:span text:style-name="T2122">’s capital,</text:span><text:span text:style-name="T2123"><text:s/>sage Vishwamitra narrates the story of river Ganga to Shri Ram</text:span><text:span text:style-name="T2124"><text:s/>and Laxmana</text:span><text:span text:style-name="T2125">. Ramayan</text:span><text:span text:style-name="T2126">a</text:span><text:span text:style-name="T2127"><text:s/>is the story of the<text:s/></text:span><text:span text:style-name="T2128">paths of the<text:s/></text:span><text:span text:style-name="T2129">Energy<text:s/></text:span><text:span text:style-name="T2130">- t</text:span><text:span text:style-name="T2131">hat is Sita</text:span><text:span text:style-name="T2132">, and the higher<text:s/></text:span><text:span text:style-name="T2133">Consciousness</text:span><text:span text:style-name="T2134">, Shri Ram. Energy and<text:s/></text:span><text:span text:style-name="T2135">Consciousness</text:span><text:span text:style-name="T2136"><text:s/>are actual biological processes, and they have well-defined paths in our body.<text:s/></text:span><text:span text:style-name="T2137">The story of river Ganga gives us a blueprint or design of how the<text:s/></text:span><text:span text:style-name="T2138">movements</text:span><text:span text:style-name="T2139"><text:s/>of the<text:s/></text:span><text:span text:style-name="T2140">Energy and</text:span><text:span text:style-name="T2141"><text:s/>the<text:s/></text:span><text:span text:style-name="T2142">Consciousness</text:span><text:span text:style-name="T2143"><text:s/>are working in our body.</text:span><text:span text:style-name="T2144"><text:s/></text:span></text:p>
      <text:p text:style-name="P2145">This story is<text:s/>like<text:s/>a doctor’s overview of the bone structure in an X-ray to a patient, before explaining fracture in the bones. In this<text:s/>immensely<text:s/>creative story, sage Valmiki<text:s/>tells<text:s/>us about the<text:s/>central<text:s/>structure<text:s/>in which the<text:s/>Energy<text:s/>and the<text:s/>Consciousness<text:s/>work.<text:s/>Here, in his characteristic style, he<text:s/>sets up<text:s/>a story that describes Sushumna – the main<text:s/>Nadi<text:s/>– inside the spine.</text:p>
      <text:p text:style-name="P2146">In verse 1-36-3, we read that river Ganga has three courses that go into three worlds, that is the heaven, the earth, and the plane called Rasaatala. River Ganga descends from the heaven to the earth with<text:s/>a tremendous<text:s/>impact like that of a majestic waterfall. The impact is so<text:s/>powerful<text:s/>that it requires Lord Shiva<text:s/>himself to sustain it. We read in verse 1-43-4 that Shiva<text:s/>bears<text:s/>the impact of Ganga’s descent on his head. In verse 1-43-7, while Shiva can sustain the impact, Ganga cannot<text:s/>find the outer edge of the matted hair-tufts of Lord Shiva<text:s/>and gets<text:s/>caught<text:s/>in it. In verses 1-43-20 to 1-43-22, we get a<text:s/>splendid<text:s/>picture of how Ganga looks, when she<text:s/>appears<text:s/>out of Shiva’s hair. The<text:s/>picture<text:s/>evokes<text:s/>visions<text:s/>of hundreds of suns in the cloudless sky at a time,<text:s/>flash<text:s/>lightning, and silver-clouds of autumn.<text:s/>Anytime we get description of hundreds of suns at a time, it indirectly represents Sahasrara.</text:p>
      <text:soft-page-break/>
      <text:p text:style-name="P2147">Note that we get three<text:s/>distinct<text:s/>images that relate to Shiva’s head and Ganga, with additional effects of vibrations and noise.<text:s/></text:p>
      <text:list text:style-name="LFO6" text:continue-numbering="true">
        <text:list-item>
          <text:p text:style-name="P2148">The first image is of Ganga’s magnificent fall from heaven on Shiva’s head.<text:s/></text:p>
        </text:list-item>
        <text:list-item>
          <text:p text:style-name="P2149">The second image is of her tumultuous swirling around Shiva’s head.<text:s/></text:p>
        </text:list-item>
        <text:list-item>
          <text:p text:style-name="P2150">The third image is of her smooth descent from Shiva’s head towards Rasaatala.<text:s/></text:p>
        </text:list-item>
      </text:list>
      <text:p text:style-name="P2151">Shiva<text:s/>is the representation of the<text:s/>higher<text:s/>Consciousness in the body. The place of the<text:s/>Consciousness<text:s/>is<text:s/>our head.<text:s/>So, we see that Ganga coming out of Shiva’s head.<text:s/></text:p>
      <text:p text:style-name="P2152"><text:span text:style-name="T2153">If we visualize these images, we see sage Valmiki’s<text:s/></text:span><text:span text:style-name="T2154">purpose</text:span><text:span text:style-name="T2155"><text:s/>in<text:s/></text:span><text:span text:style-name="T2156">depicting</text:span><text:span text:style-name="T2157"><text:s/>them.<text:s/></text:span><text:span text:style-name="T2158">Undoubtedly, all these images are descriptions of the<text:s/></text:span><text:span text:style-name="T2159">Sahasrara</text:span><text:span text:style-name="T2160">, where the<text:s/></text:span><text:span text:style-name="T2161">E</text:span><text:span text:style-name="T2162">nergy merges with the<text:s/></text:span><text:span text:style-name="T2163">C</text:span><text:span text:style-name="T2164">onsciousness.</text:span></text:p>
      <text:p text:style-name="P2165"><text:span text:style-name="T2166"><text:s/></text:span><text:span text:style-name="T2167">W</text:span><text:span text:style-name="T2168">e are accustomed to<text:s/></text:span><text:span text:style-name="T2169">looking at</text:span><text:span text:style-name="T2170"><text:s/>the path of the<text:s/></text:span><text:span text:style-name="T2171">E</text:span><text:span text:style-name="T2172">nergy’s ascent to the head and its merger with the<text:s/></text:span><text:span text:style-name="T2173">C</text:span><text:span text:style-name="T2174">onsciousne</text:span><text:span text:style-name="T2175">ss.<text:s/></text:span><text:span text:style-name="T2176">S</text:span><text:span text:style-name="T2177">age Valmiki<text:s/></text:span><text:span text:style-name="T2178">has<text:s/></text:span><text:span text:style-name="T2179">described</text:span><text:span text:style-name="T2180"><text:s/>the same process in<text:s/></text:span><text:span text:style-name="T2181">the opposite</text:span><text:span text:style-name="T2182"><text:s/>direction</text:span><text:span text:style-name="T2183">.<text:s/></text:span><text:span text:style-name="T2184">When we create an image in mind, we can ignore the direction of the flow of<text:s/></text:span><text:span text:style-name="T2185">Energy<text:s/></text:span><text:span text:style-name="T2186">and focus on its path.<text:s/></text:span></text:p>
      <text:p text:style-name="P2187">The third image described above creates a picture in our mind, where an enormous amount of<text:s/>Energy<text:s/>is going toward the head. The second image shows the tumultuous waterfall-like effect with the<text:s/>current<text:s/>swirling of the<text:s/>Energy<text:s/>at the top of the head,<text:s/>generating sounds<text:s/>and vibrations. The first image shows the actual merger of the<text:s/>Energy<text:s/>and the<text:s/>Consciousness, where they become one, and together go out of the body, leading<text:s/>the<text:s/>Yogi<text:s/>to be in the state of Samadhi.</text:p>
      <text:p text:style-name="P2188">Once river Ganga comes out of Shiva’s head, she cruises smoothly toward Rasaatala, guided by king Sagara. It is the description of the<text:s/>extension of the<text:s/>Sushumna Nadi going from the head toward the Muladhara<text:s/>Chakra<text:s/>and further down to the feet.<text:s/></text:p>
      <text:p text:style-name="P2189">We read that Shri Ram’s ancestors<text:s/>bring<text:s/>river Ganga down to Rasaatala. Rasaatala<text:s/>is the second to the last plane of<text:s/>Consciousness<text:s/>in our body. It<text:s/>has animalistic properties. The physical location of Rasaatala<text:s/>is in the ankles; it is the fifth level below the Muladhara<text:s/>Chakra<text:s/>level of the<text:s/>Consciousness. The Sushumna Nadi does not go up to the ankles.<text:s/>However,<text:s/>we have other<text:s/>Nadi(s)<text:s/>that begin in the Muladhara<text:s/>Chakra<text:s/>and go in the feet.</text:p>
      <text:p text:style-name="P2190">Let us go back to the point after Ganga came out of Shiva’s head.<text:s/>The verse<text:s/>1-43-38, which tells us that sage Janhu blocks the flow of river Ganga.<text:s/>Regarding<text:s/>the Sushumna Nadi, sage Janhu symbolizes a<text:s/>specific<text:s/>knot along the path of the<text:s/>Energy. There are three major knots on the Sushumna Nadi; the one referred here is the “Shiva<text:s/>knot.” We can<text:s/>infer<text:s/>the location of this knot<text:s/>based on the description given in the<text:s/><text:soft-page-break/>story. When sage Janhu releases river Ganga, the water<text:s/>falls<text:s/>out from both of his ears. Thus, we can guess that the location of the Shiva<text:s/>Knot is between the ears, just below the<text:s/>Aagya Chakra, on the Sushumna Nadi. The opening of this knot is<text:s/>a prerequisite<text:s/>for the opening of the<text:s/>Aagya Chakra. So long as this knot is blocked, a higher amount of<text:s/>Energy<text:s/>cannot reach the<text:s/>Aagya Chakra, and the person cannot feel the<text:s/>Aagya Chakra.</text:p>
      <text:p text:style-name="P2191"/>
      <text:h text:style-name="P2192" text:outline-level="2"><text:bookmark-start text:name="_Toc412487804"/><text:bookmark-start text:name="_Toc423152533"/><text:bookmark-start text:name="_Toc423154156"/><text:bookmark-start text:name="_Toc50058864"/>Difficult to Understand<text:s/>Character # 4: Shabari<text:bookmark-end text:name="_Toc412487804"/><text:bookmark-end text:name="_Toc423152533"/><text:bookmark-end text:name="_Toc423154156"/><text:bookmark-end text:name="_Toc50058864"/></text:h>
      <text:p text:style-name="P2193">Sage Valmiki devotes the<text:s/>full<text:s/>chapter<text:s/>of 3-74 about Shabari. As per the story, Shabari's<text:s/>Guru, sage Matanga<text:s/>had<text:s/>previously<text:s/>left for the heaven, leaving Shabari behind. Before leaving, he told Shabari to continue her yogic practices, until Shri Ram came to her. From that point onwards, Shabari performed yogic activities, as<text:s/>directed<text:s/>by her<text:s/>Guru with<text:s/>admirable<text:s/>devotion.<text:s/></text:p>
      <text:p text:style-name="P2194"><text:span text:style-name="T2195">In verse 3-74-6, when Shri Ram comes to the Pampa Lake area,<text:s/></text:span><text:span text:style-name="T2196">he meets</text:span><text:span text:style-name="T2197"><text:s/>Shabari.<text:s/></text:span><text:span text:style-name="T2198">Note that sage Valmiki calls her Siddha –<text:s/></text:span><text:span text:style-name="T2199">an extremely</text:span><text:span text:style-name="T2200"><text:s/>advanced yogi. There are two verses 3-74-7 and 3-74-8, where Shri Ram himself praises her devotion.</text:span><text:span text:style-name="T2201"><text:s/>Shri Ram asks her, “What were you doing in the Pampa Lake region?” She<text:s/></text:span><text:span text:style-name="T2202">responds</text:span><text:span text:style-name="T2203">, “Just now, on seeing you, my ascesis is complete.<text:s/></text:span></text:p>
      <text:p text:style-name="P2204">After showing Shri Ram around the woodlands and her hermitage, Shabari asks<text:s/>His permission to leave her body. When Shri Ram blesses her, Shabari enters a ritual fire and<text:s/>acquires<text:s/>a divine form.</text:p>
      <text:p text:style-name="P2205">Even though this is a story of a yogi, other versions of Ramayana portray her as a servant or a caretaker. Probably, the confusion about Shabari arose because of verses 3-74-29, 31, and 35. In verse 3-74-29, Shabari calls herself a servant of her guru, sage Matanga. Servant of guru is a way of<text:s/>offering<text:s/>gratitude toward the<text:s/>Guru. A hermitage of a sage may have a few maidservants working and living in it, but they do not have a<text:s/>Guru-disciple<text:s/>relation.<text:s/></text:p>
      <text:p text:style-name="P2206"><text:span text:style-name="T2207">Verse 3-74-35 again mentions that she was a perfect<text:s/></text:span><text:span text:style-name="T2208">Yogi<text:s/></text:span><text:span text:style-name="T2209">and went to the same place</text:span><text:span text:style-name="T2210"><text:s/></text:span><text:span text:style-name="T2211">–</text:span><text:span text:style-name="T2212"><text:s/></text:span><text:span text:style-name="T2213">heaven</text:span><text:span text:style-name="T2214">,</text:span><text:span text:style-name="T2215"><text:s/>where her<text:s/></text:span><text:span text:style-name="T2216">G</text:span><text:span text:style-name="T2217">uru was. Sage Valmiki describes Shabari as a devoted<text:s/></text:span><text:span text:style-name="T2218">person</text:span><text:span text:style-name="T2219"><text:s/>who dutifully abides by her<text:s/></text:span><text:span text:style-name="T2220">G</text:span><text:span text:style-name="T2221">uru's commands.<text:s/></text:span><text:span text:style-name="T2222">Shri Ram praises her devotion; so, we can interpret Shabari as devotion in our<text:s/></text:span><text:span text:style-name="T2223">Body-Mind</text:span><text:span text:style-name="T2224">-</text:span><text:span text:style-name="T2225">Energy</text:span><text:span text:style-name="T2226">-</text:span><text:span text:style-name="T2227">Consciousness</text:span><text:span text:style-name="T2228"><text:s/>processes.</text:span></text:p>
      <text:p text:style-name="P2229"><text:s/></text:p>
      <text:h text:style-name="P2230" text:outline-level="2"><text:bookmark-start text:name="_Toc50058865"/>Difficult to Understand Character # 5: Named Sages<text:bookmark-end text:name="_Toc50058865"/></text:h>
      <text:p text:style-name="P2231"><text:span text:style-name="T2232">From Mt. Chitrakuta, Shri Ram goes to the hermitage of sage Atri and his wife Anusuya, where sage Atri gives powerful weapons to Shri Ram. In verse 2-118-21,<text:s/></text:span><text:soft-page-break/><text:span text:style-name="T2233">Anusuya gives divine jewels and cosmetics to Sita. At every step in the Dandaka forest, Shri Ram meets some unnamed sages who complain about the demons. Every complaint drives him deeper and deeper into the<text:s/></text:span><text:span text:style-name="T2234">jungle</text:span><text:span text:style-name="T2235"><text:s/>in the southward direction. Note that Sage Atri and Anusuya live in the same forest as other sages, so logically, they are<text:s/></text:span><text:span text:style-name="T2236">informed</text:span><text:span text:style-name="T2237"><text:s/>of the trouble<text:s/></text:span><text:span text:style-name="T2238">provoked</text:span><text:span text:style-name="T2239"><text:s/>by the demons.<text:s/></text:span><text:span text:style-name="T2240">However, they do not complain about the demons to Shri Ram; they behave as if they live in a different forest.</text:span></text:p>
      <text:p text:style-name="P2241"><text:span text:style-name="T2242">Shri Ram visits the hermitages of five sages – Atri, Agastya, Agastya’s brother (sage Valmiki does not give his name), Shatanand</text:span><text:span text:style-name="T2243">a</text:span><text:span text:style-name="T2244">, and Suteekshn</text:span><text:span text:style-name="T2245">a</text:span><text:span text:style-name="T2246"><text:s/>and meets the sages and their wives. However,<text:s/></text:span><text:span text:style-name="T2247">no one</text:span><text:span text:style-name="T2248"><text:s/>of them<text:s/></text:span><text:span text:style-name="T2249">gives</text:span><text:span text:style-name="T2250"><text:s/>him the slightest hint that they are living amid<text:s/></text:span><text:span text:style-name="T2251">a<text:s/></text:span><text:span text:style-name="T2252">civil war type situation</text:span><text:span text:style-name="T2253">. Even when Shri Ram asks sage Suteekshn</text:span><text:span text:style-name="T2254">a</text:span><text:span text:style-name="T2255"><text:s/>about any kind of trouble, in verse 3-7-19, the sage tells him that there is no<text:s/></text:span><text:span text:style-name="T2256">trouble</text:span><text:span text:style-name="T2257">, except the one posed by animals.</text:span><text:span text:style-name="T2258"><text:s/></text:span></text:p>
      <text:p text:style-name="P2259"><text:span text:style-name="T2260">The reason behind the named sages not complaining about the demons is that the named sages and the unnamed ascetics inhabit entirely different worlds.<text:s/></text:span><text:span text:style-name="T2261">The named sages, like Atri, are external persons; they are not a part of our Body-Mind-Energy-Consciousness system.</text:span><text:span text:style-name="T2262"><text:s/>They know Sita and Shri Ram as the Energy and the Consciousness within ourselves. All they can do is to<text:s/></text:span><text:span text:style-name="T2263">provide</text:span><text:span text:style-name="T2264"><text:s/>tools and means to fight against Ahamkara.<text:s/></text:span><text:span text:style-name="T2265">They are Guru like people who are advanced Yogis themselves. They help<text:s/></text:span><text:span text:style-name="T2266">us in</text:span><text:span text:style-name="T2267"><text:s/></text:span><text:span text:style-name="T2268">the path</text:span><text:span text:style-name="T2269"><text:s/>of Yoga by<text:s/></text:span><text:span text:style-name="T2270">providing</text:span><text:span text:style-name="T2271"><text:s/>much needed guidance and help.</text:span></text:p>
      <text:p text:style-name="P2272"/>
      <text:h text:style-name="P2273" text:outline-level="2"><text:bookmark-start text:name="_Toc50058866"/>Hard to Understand<text:s/>Character # 1: Parashurama<text:bookmark-end text:name="_Toc50058866"/></text:h>
      <text:p text:style-name="P2274">In all the avatar stories, a character from the<text:s/>preceding<text:s/>story appears in the next story and thus connects the stories to each other. For example, demon Hiranyaksha, who is in the third avatar story, has a brother, demon Hiranyakshipu, who appears in the fourth avatar story. This<text:s/>arrangement<text:s/>establishes continuity in these stories.<text:s/></text:p>
      <text:p text:style-name="P2275">When we<text:s/>accept the above logic, Ramayana<text:s/>as the story of the seventh avatar,<text:s/>requires<text:s/>a link<text:s/>to the sixth avatar story of Parashurama. Please read the chapter “Levels of the Consciousness – From Normal to Beyond”<text:s/>from Yoga Ramayana<text:s/>book for details of avatar stories. In that chapter, we saw that Parashurama<text:s/>level of<text:s/>Consciousness<text:s/>is a rather crude level of<text:s/>Consciousness. We also saw the story of Lord Ganesh and Parashurama, where<text:s/>Lord<text:s/>Ganesh blocked Parashurama<text:s/>from<text:s/>visiting<text:s/>Lord Shiva. It<text:s/>demonstrated<text:s/>the limits of the Parashurama<text:s/>level of<text:s/>Consciousness.<text:s/></text:p>
      <text:p text:style-name="P2276">Refinement from<text:s/>a comparatively<text:s/>coarse<text:s/>level of the<text:s/>Consciousness<text:s/>to a finer level means the<text:s/>coarse<text:s/>level has to make way for the finer level of the<text:s/>Consciousness.<text:s/>The<text:s/><text:soft-page-break/>coarse<text:s/>level of the<text:s/>Consciousness<text:s/>has to<text:s/>finish, so that the next level of the<text:s/>Consciousness<text:s/>can establish its foothold.</text:p>
      <text:p text:style-name="P2277">For this reason, we read in Ramayana that Parashurama<text:s/>and Shri Ram – both incarnations of Lord Vishnu<text:s/>-<text:s/>start<text:s/>a<text:s/>big<text:s/>conflict. In verse 1-75-27, we read that Parashurama<text:s/>challenges Shri Ram to pick up the bow of Lord Vishnu and engage with him in battle. Shri Ram takes up the challenge, picks up Lord Vishnu’s bow, and mounts an arrow on to it. He had picked up Lord Shiva’s bow earlier, so this event is a duplication, except that the bow does not break. Shri Ram mounts a powerful arrow, aims it at Parashurama, but does not release it. There is a duplication of this event later on, when Shri Ram points<text:s/>yet another powerful arrow at the ocean. Shri Ram does not kill Parashurama, because Parashurama<text:s/>and Shri Ram are not different from each other. They both represent the<text:s/>Consciousness<text:s/>of a person at different, but adjacent levels.<text:s/></text:p>
      <text:p text:style-name="P2278">Shri Ram releases arrow in such a way that Parashurama<text:s/>loses all his powers. He retires, and his role as an avatar of Lord Vishnu ends. Logically, this means that from here on, Shri Ram’s role as an avatar of Lord Vishnu begins. If you see both of them as the continuation of levels of<text:s/>Consciousness, the<text:s/>coarse<text:s/>level retires and the refined level replaces it. Note that these events happen right after Sita and Shri Ram marry. It<text:s/>shows<text:s/>that the actual power of Shri Ram’s level of<text:s/>Consciousness<text:s/>reveals<text:s/>itself only after his union with<text:s/>Energy.<text:s/></text:p>
      <text:p text:style-name="P2279"/>
      <text:h text:style-name="P2280" text:outline-level="2"><text:bookmark-start text:name="_Toc50058867"/>Hard to Understand<text:s/>Character #<text:s/>2:<text:s/><text:bookmark-start text:name="_Toc418306772"/>Ahalya<text:bookmark-end text:name="_Toc50058867"/><text:bookmark-end text:name="_Toc418306772"/></text:h>
      <text:p text:style-name="P2281">In chapters 1-48 and 1-49 of Ramayana, we read<text:s/>a fascinating<text:s/>story involving Ahalya, her husband,<text:s/>sage Gautama, and Indra<text:s/>– the king of heaven. The<text:s/>essence<text:s/>of the story is that Indra<text:s/>falls for Ahalya. Tempted<text:s/>because<text:s/>no less than the king of gods has fallen for her, Ahalya cheats on her husband. The<text:s/>story is<text:s/>extraordinary,<text:s/>but<text:s/>we wonder why this story is included in Ramayana?</text:p>
      <text:p text:style-name="P2282"><text:span text:style-name="T2283">As we can expect, this story is a puzzle for us, and sage Valmiki gives secret clues in the<text:s/></text:span><text:span text:style-name="T2284">trivial</text:span><text:span text:style-name="T2285"><text:s/>details of the story.<text:s/></text:span><text:span text:style-name="T2286">When Indr</text:span><text:span text:style-name="T2287">a</text:span><text:span text:style-name="T2288"><text:s/>approaches Ahalya, he disguises himself as her husband. Ahalya knows that he is Indr</text:span><text:span text:style-name="T2289">a</text:span><text:span text:style-name="T2290"><text:s/>and not her husband, although they both look the same.</text:span><text:span text:style-name="T2291"><text:s/>Thus, Ahalya cheats<text:s/></text:span><text:span text:style-name="T2292">on her husband, with someone</text:span><text:span text:style-name="T2293"><text:s/>who looks<text:s/></text:span><text:span text:style-name="T2294">just</text:span><text:span text:style-name="T2295"><text:s/>like him. What is it that Ahalya could<text:s/></text:span><text:span text:style-name="T2296">benefit</text:span><text:span text:style-name="T2297"><text:s/>from this cheating – replacing her husband by his replica – given that she risked losing everything?</text:span></text:p>
      <text:p text:style-name="P2298"><text:span text:style-name="T2299">If you<text:s/></text:span><text:span text:style-name="T2300">detect</text:span><text:span text:style-name="T2301"><text:s/>that something is illogical here, it is time to turn the puzzle card over and see the real meaning behind it.<text:s/></text:span><text:span text:style-name="T2302">Ahalya’s husband, Gautam</text:span><text:span text:style-name="T2303">a</text:span><text:span text:style-name="T2304">, is a sage and represents devotion to god. Indr</text:span><text:span text:style-name="T2305">a</text:span><text:span text:style-name="T2306"><text:s/>represents the “indriyas,” which means<text:s/></text:span><text:soft-page-break/><text:span text:style-name="T2307">“sense organs.”</text:span><text:span text:style-name="T2308"><text:s/>“Ahalya” translates<text:s/></text:span><text:span text:style-name="T2309">into “one without ugliness.” I</text:span><text:span text:style-name="T2310">f we use the word “hal” in her name to mean “plough,” we can interpret Ahalya as “barren land.”</text:span></text:p>
      <text:p text:style-name="P2311"><text:span text:style-name="T2312">Let us<text:s/></text:span><text:span text:style-name="T2313">inspect</text:span><text:span text:style-name="T2314"><text:s/>the choice Ahalya makes – she chooses Indr</text:span><text:span text:style-name="T2315">a</text:span><text:span text:style-name="T2316">, who<text:s/></text:span><text:span text:style-name="T2317">shows up</text:span><text:span text:style-name="T2318"><text:s/>in the disguise of her husband, over her husband.</text:span><text:span text:style-name="T2319"><text:s/></text:span><text:span text:style-name="T2320">She</text:span><text:span text:style-name="T2321"><text:s/>chooses sensual<text:s/></text:span><text:span text:style-name="T2322">gratifications</text:span><text:span text:style-name="T2323">, which<text:s/></text:span><text:span text:style-name="T2324">appears</text:span><text:span text:style-name="T2325"><text:s/>in the form of devotion, instead of pure devotion to god.</text:span></text:p>
      <text:p text:style-name="P2326">Ahalya, for lack of a better word, represents a weak or unsure faith, which<text:s/>appears<text:s/>to be<text:s/>present, but on<text:s/>close<text:s/>scrutiny, it is not there. It is a type of faith, where we engage in devotional activities, rituals, or customs, without understanding them.<text:s/>The weak or unsure faith<text:s/>claims belief and devotion to god and<text:s/>engages in devotional activities. Faith and devotion are present in some dormant form, but they do not have a foundation of<text:s/>an<text:s/>experience. Please read the Weak or<text:s/>Unsure Faith chapter from Yoga Ramayana book<text:s/>to<text:s/>read<text:s/>more about it.</text:p>
      <text:p text:style-name="P2327"><text:span text:style-name="T2328">T</text:span><text:span text:style-name="T2329">he weak or unsure faith leads a person to<text:s/></text:span><text:span text:style-name="T2330">seek</text:span><text:span text:style-name="T2331"><text:s/>for some profit from devotional activities. Since solid foundation of faith is not there, the person’s mind<text:s/></text:span><text:span text:style-name="T2332">accepts</text:span><text:span text:style-name="T2333"><text:s/>whatever pleasure or profit it can<text:s/></text:span><text:span text:style-name="T2334">earn</text:span><text:span text:style-name="T2335"><text:s/>from these activities</text:span><text:span text:style-name="T2336">.<text:s/></text:span><text:span text:style-name="T2337">This point is difficult to understand. So, let us look at few examples as how a person with a weak faith uses spiritual activities to gain benefit from them.</text:span></text:p>
      <text:p text:style-name="P2338">If<text:s/>a<text:s/>person<text:s/>wishes<text:s/>to impress someone, then<text:s/>his<text:s/>prayers go on a little longer! Whenever<text:s/>a person<text:s/>donate money,<text:s/>they make<text:s/>certain<text:s/>that<text:s/>the coins made a sound<text:s/>of being dropped<text:s/>in the drop-box.<text:s/>They have<text:s/>the intention to donate money, but<text:s/>they are<text:s/>also interested in making sure that others notice<text:s/>it.<text:s/></text:p>
      <text:p text:style-name="P2339"><text:span text:style-name="T2340">For the people</text:span><text:span text:style-name="T2341"><text:s/>around such a person</text:span><text:span text:style-name="T2342">, there<text:s/></text:span><text:span text:style-name="T2343">is</text:span><text:span text:style-name="T2344"><text:s/>no way to distinguish between<text:s/></text:span><text:span text:style-name="T2345">the<text:s/></text:span><text:span text:style-name="T2346">activities and the<text:s/></text:span><text:span text:style-name="T2347">actual intentions</text:span><text:span text:style-name="T2348"><text:s/>behind them.</text:span><text:span text:style-name="T2349"><text:s/></text:span><text:span text:style-name="T2350">A person may appear to be doing prayers, but if the hidden intention behind those prayers is to impress someone, the person is treading the wrong path. A person may engage in what seems to be devotional activities or path leading to god</text:span><text:span text:style-name="T2351">, y</text:span><text:span text:style-name="T2352">et, the reality may just be the opposite.<text:s/></text:span><text:span text:style-name="T2353">An outsider cannot differentiate between these two choices.</text:span></text:p>
      <text:p text:style-name="P2354">We interpreted the name Ahalya as “barren land,” which<text:s/>means<text:s/>any seeds we plant in this land will not grow.<text:s/>No<text:s/>actions done with weak or unsure faith will give<text:s/>good<text:s/>results.</text:p>
      <text:p text:style-name="P2355"><text:span text:style-name="T2356">When a</text:span><text:span text:style-name="T2357"><text:s/>p</text:span><text:span text:style-name="T2358">erson chooses sensual<text:s/></text:span><text:span text:style-name="T2359">gratifications</text:span><text:span text:style-name="T2360">,<text:s/></text:span><text:span text:style-name="T2361">while faking a</text:span><text:span text:style-name="T2362"><text:s/>devotional<text:s/></text:span><text:span text:style-name="T2363">activity,<text:s/></text:span><text:span text:style-name="T2364">only he knows<text:s/></text:span><text:span text:style-name="T2365">that</text:span><text:span text:style-name="T2366"><text:s/>he is faking a devotional activity</text:span><text:span text:style-name="T2367">,<text:s/></text:span><text:span text:style-name="T2368">with no</text:span><text:span text:style-name="T2369"><text:s/>doubt.<text:s/></text:span><text:span text:style-name="T2370">Sage Valmiki gives us<text:s/></text:span><text:span text:style-name="T2371">a criterion</text:span><text:span text:style-name="T2372"><text:s/>or a way to<text:s/></text:span><text:span text:style-name="T2373">test</text:span><text:span text:style-name="T2374"><text:s/>ourselves regarding the faith. According to him, only the person involved in these actions knows the<text:s/></text:span><text:span text:style-name="T2375">actual intention</text:span><text:span text:style-name="T2376"><text:s/>behind them.<text:s/></text:span></text:p>
      <text:soft-page-break/>
      <text:p text:style-name="P2377"><text:span text:style-name="T2378">Note that person with<text:s/></text:span><text:span text:style-name="T2379">weak or unsure faith is honest. H</text:span><text:span text:style-name="T2380">e tries to do the right thing, but fails in it.<text:s/></text:span><text:span text:style-name="T2381">He knows he could not do the right action.</text:span><text:span text:style-name="T2382"><text:s/></text:span><text:span text:style-name="T2383">Thus, he<text:s/></text:span><text:span text:style-name="T2384">gets</text:span><text:span text:style-name="T2385"><text:s/>the feeling of remorse</text:span><text:span text:style-name="T2386">.<text:s/></text:span><text:span text:style-name="T2387">He</text:span><text:span text:style-name="T2388"><text:s/>does not fail consistently in keeping his<text:s/></text:span><text:span text:style-name="T2389">Ahamkara</text:span><text:span text:style-name="T2390"><text:s/>in<text:s/></text:span><text:span text:style-name="T2391">control</text:span><text:span text:style-name="T2392">; he succeeds sometimes and fails at<text:s/></text:span><text:span text:style-name="T2393">a few</text:span><text:span text:style-name="T2394"><text:s/>times.<text:s/></text:span><text:span text:style-name="T2395">I</text:span><text:span text:style-name="T2396">f this person<text:s/></text:span><text:span text:style-name="T2397">searches</text:span><text:span text:style-name="T2398"><text:s/>for remorse after<text:s/></text:span><text:span text:style-name="T2399">doing</text:span><text:span text:style-name="T2400"><text:s/>such actions, he or she will<text:s/></text:span><text:span text:style-name="T2401">inevitably</text:span><text:span text:style-name="T2402"><text:s/></text:span><text:span text:style-name="T2403">notice</text:span><text:span text:style-name="T2404"><text:s/>it.</text:span></text:p>
      <text:p text:style-name="P2405">Sage Valmiki portrays displays these traits<text:s/>in the character of Ahalya. She is a devoted wife of a sage. But<text:s/>she<text:s/>had<text:s/>a few weak moments. Thus, we read in verses 1-48-29 and 30 that sage Gautama curses the Ahalya/weak or unsure faith to be<text:s/>invisible and<text:s/>feel<text:s/>remorseful. We<text:s/>noticed<text:s/>earlier how<text:s/>challenging<text:s/>it is to<text:s/>recognize<text:s/>a weak or unsure faith, as it blends<text:s/>perfectly<text:s/>with faith.<text:s/></text:p>
      <text:p text:style-name="P2406">We do not<text:s/>see<text:s/>Ahalya plead<text:s/>for a boon to lift her curse, as<text:s/>noticed<text:s/>in all other curse stories. Her husband<text:s/>reveals<text:s/>her a way out of the curse, without her<text:s/>pleading<text:s/>for it, which<text:s/>proves<text:s/>her inherent good<text:s/>character. Ahalya, the weak or unsure faith, needs to wait for an undefined amount of time, and during that time, she is to remain invisible and be remorseful. When Shri Ram begins his journey, the first thing he<text:s/>does<text:s/>is to lift Ahalya’s curse. Shri Ram, at the time of lifting her curse, was very young. In addition, he did not<text:s/>make any efforts to<text:s/>lift the curse.<text:s/>Just by<text:s/>His coming in contact with Ahalya lifted her curse automatically,<text:s/>with no<text:s/>effort<text:s/>or intention on His part.</text:p>
      <text:p text:style-name="P2407"><text:span text:style-name="T2408">When a person<text:s/></text:span><text:span text:style-name="T2409">has</text:span><text:span text:style-name="T2410"><text:s/></text:span><text:span text:style-name="T2411">an<text:s/></text:span><text:span text:style-name="T2412">experience</text:span><text:span text:style-name="T2413"><text:s/>of the higher<text:s/></text:span><text:span text:style-name="T2414">Consciousness</text:span><text:span text:style-name="T2415">, even though it is<text:s/></text:span><text:span text:style-name="T2416">extremely</text:span><text:span text:style-name="T2417"><text:s/>faint, the experience<text:s/></text:span><text:span text:style-name="T2418">acts</text:span><text:span text:style-name="T2419"><text:s/>like a miracle.<text:s/></text:span><text:span text:style-name="T2420">With it, t</text:span><text:span text:style-name="T2421">he weak or unsure fai</text:span><text:span text:style-name="T2422">th makes way for the true faith.</text:span><text:span text:style-name="T2423"><text:s/></text:span><text:span text:style-name="T2424">T</text:span><text:span text:style-name="T2425">hus, we read that Ahalya</text:span><text:span text:style-name="T2426"><text:s/>– as a weak or unsure faith,</text:span><text:span text:style-name="T2427"><text:s/>unites with her sage husband</text:span><text:span text:style-name="T2428"><text:s/>Gautama – who represents faith</text:span><text:span text:style-name="T2429">.<text:s/></text:span></text:p>
      <text:p text:style-name="P2430"/>
      <text:h text:style-name="P2431" text:outline-level="2"><text:bookmark-start text:name="_Toc50058868"/>Hard to Understand<text:s/>Character #<text:s/>3:<text:s/>Sage<text:s/>Mandakarni<text:bookmark-end text:name="_Toc50058868"/><text:s/></text:h>
      <text:p text:style-name="P2432">In the<text:s/>Chakra<text:s/>section, we<text:s/>will<text:s/>see that the event of marriage of Sita and Shri Ram as the opening of the<text:s/>Aagya Chakra<text:s/>and the breaking of the Shiva Knot. In terms of our body, this event occurs in the head region.<text:s/></text:p>
      <text:p text:style-name="P2433"><text:span text:style-name="T2434">After killing Viradha, Shri Ram visits a chain of hermitages of various sages. One sage to another, they all lead him deeper into the forest in the southward direction. Now that Shri Ram moves southwards, we need to identify this movement in terms of the actual physical location in the body.<text:s/></text:span><text:span text:style-name="T2435">In terms of the body, the north side s</text:span><text:span text:style-name="T2436">tands for the crown of the head.<text:s/></text:span><text:span text:style-name="T2437">T</text:span><text:span text:style-name="T2438">he south stands for the direction of the legs.</text:span><text:span text:style-name="T2439"><text:s/>From the<text:s/></text:span><text:span text:style-name="T2440">Aagya Chakra</text:span><text:span text:style-name="T2441">, which is right behind the forehead, if we travel downwards, we come to the vicinity of the ears.<text:s/></text:span><text:span text:style-name="T2442">If sage Valmiki is leading<text:s/></text:span><text:span text:style-name="T2443">readers</text:span><text:span text:style-name="T2444"><text:s/>down from the<text:s/></text:span><text:span text:style-name="T2445">Aagya Chakra</text:span><text:span text:style-name="T2446">, he cannot avoid references to the ears.</text:span></text:p>
      <text:p text:style-name="P2447"><text:span text:style-name="T2448">In verse 3-11-7, we read that Shri Ram hears singing and playing musical instruments.<text:s/></text:span><text:span text:style-name="T2449">The melodious sounds are coming from the direction of a tranquil<text:s/></text:span><text:soft-page-break/><text:span text:style-name="T2450">lake, but he cannot see anyone. It turns out that there is a sage inside the lake. The sage’s name is Mandkarni, in which “mand” means “a very soft musical tone” and “karn” means “ears.”<text:s/></text:span><text:span text:style-name="T2451">The</text:span><text:span text:style-name="T2452"><text:s/>sage’s name refers to a very soft, musical sound, audible to the ears in tranquility, but the source of which is not visible to the eyes.<text:s/></text:span><text:span text:style-name="T2453">Thus, we come to one of the fascinating discoveries of Yoga – the<text:s/></text:span><text:span text:style-name="T2454">Anahata<text:s/></text:span><text:span text:style-name="T2455">Nad / sound.<text:s/></text:span><text:span text:style-name="T2456">Anahata<text:s/></text:span><text:span text:style-name="T2457">means “the sound that comes without striking two objects.”</text:span></text:p>
      <text:p text:style-name="P2458">Please Google “Anahata<text:s/>Nad Yoga” and you will get thousands of search results. This sound is not just for highly advanced yogis who have attained higher states. It is a low-hanging fruit; people can hear it with a little effort.<text:s/>People all over the world have reported hearing it. Anyone with a reasonable practice of<text:s/>Pranayama<text:s/>and sitting in complete silence can easily hear this sound. Initially, the<text:s/>Anahata<text:s/>Nad sounds like the chirping of crickets, and then it changes into the buzzing of bees. Next, it turns into a continuous ringing sound. There are ten different levels of the<text:s/>Anahata<text:s/>Nad/sound, and the higher ones are musical.<text:s/>The<text:s/>Anahata<text:s/>sound is documented in many<text:s/>classical<text:s/>Yoga texts.<text:s/></text:p>
      <text:p text:style-name="P2459"><text:span text:style-name="T2460">In terms of Yoga, the reaso</text:span><text:span text:style-name="T2461">n behind this sound relates to P</text:span><text:span text:style-name="T2462">ran</text:span><text:span text:style-name="T2463">a</text:span><text:span text:style-name="T2464">, which is a form of<text:s/></text:span><text:span text:style-name="T2465">Energy</text:span><text:span text:style-name="T2466">. We hear this sound when the<text:s/></text:span><text:span text:style-name="T2467">P</text:span><text:span text:style-name="T2468">ran</text:span><text:span text:style-name="T2469">a</text:span><text:span text:style-name="T2470"><text:s/>is passing behind our ears to go toward the crown of our head. This sound does not come from hitting two objects against each other, or from outside of our body. We read that Shri Ram hears the sound but does not see anyone.<text:s/></text:span><text:span text:style-name="T2471">When we win the fight against Viradh</text:span><text:span text:style-name="T2472">a</text:span><text:span text:style-name="T2473">-like tendencies, the<text:s/></text:span><text:span text:style-name="T2474">Energy</text:span><text:span text:style-name="T2475"><text:s/>consumed previously by those desires is released, and it travels upwards and if we listen carefully, we can hear this sound.</text:span></text:p>
      <text:p text:style-name="P2476"/>
      <text:h text:style-name="P2477" text:outline-level="2"><text:bookmark-start text:name="_Toc50058869"/>Hard to Understand<text:s/>Character #4:<text:s/>Jatayu and Sampaati<text:bookmark-end text:name="_Toc50058869"/></text:h>
      <text:p text:style-name="P2478">To identify which<text:s/>Body-Mind<text:s/>process Jatayu and Sampaati represent, we need to go a few chapters ahead, read<text:s/>their story, and get to know these eagles. While searching for Sita, the monkeys meet Sampaati, an eagle with no wings. In verse 4-61-3, a crippled Sampaati tells them his story and his adventure with his brother, Jatayu. Just like<text:s/>Sugriva<text:s/>and Vali, these two brothers also represent processes in our<text:s/>Body-Mind.</text:p>
      <text:p text:style-name="P2479">According to Sampaati, he and Jatayu were strong, but arrogant eagles, who wanted to follow the sun, as it goes around the earth. Sampaati, the older eagle, flew above Jatayu to shield Jatayu from the sun's rays. They went all the way up in the sky, where they could see four mountains in the four directions of the world.</text:p>
      <text:p text:style-name="P2480">Sampaati got sunburnt, but Jatayu was relatively okay, as he was in Sampaati's shadow. According to verse 4-61-10, suddenly an abnormal fear gripped them, and they became rigid; only their eyes were conscious. Verse 4-61-13 tells us that<text:s/><text:soft-page-break/>Sampaati’s brain was not functioning, so he focused on using his eyes and<text:s/>tracked<text:s/>the sun. Jatayu, however,<text:s/>fell. Therefore, Sampaati followed him. Since his feathers were burning, he<text:s/>could not<text:s/>control himself. Both fell down on the earth at separate places;<text:s/>Jatayu, though,<text:s/>having good wings, fell near Janasthana.<text:s/>Sampaati, with burnt wings, fell on Mt. Vindhya. Jatayu<text:s/>did not<text:s/>know<text:s/>where Sampaati fell, or if he was alive. Sampaati came to know that his brother was alive somewhere in Dandaka forest. Wingless, Sampaati stayed near the hermitage of sage Nishakara and somehow survived. Sage Nishakara tasked Sampaati with helping the monkeys to find Sita, so he could get his wings back.<text:s/></text:p>
      <text:p text:style-name="P2481"><text:span text:style-name="T2482">It is interesting to<text:s/></text:span><text:span text:style-name="T2483">see</text:span><text:span text:style-name="T2484"><text:s/>that before<text:s/></text:span><text:span text:style-name="T2485">receiving</text:span><text:span text:style-name="T2486"><text:s/>his wings back, Sampaati wanted to take revenge on<text:s/></text:span><text:span text:style-name="T2487">Ravana for</text:span><text:span text:style-name="T2488"><text:s/></text:span><text:span text:style-name="T2489">killing</text:span><text:span text:style-name="T2490"><text:s/>Jatayu. However, the moment Sampaati got his wings back, he just took off and did not help Shri Ram.</text:span><text:span text:style-name="T2491"><text:s/></text:span></text:p>
      <text:p text:style-name="P2492">We can see that the eagles going toward the sun is a duplication of<text:s/>Hanumana<text:s/>jumping toward the sun as a child. Like<text:s/>Hanumana, they paid a heavy price for their misadventure of going near the sun.<text:s/></text:p>
      <text:p text:style-name="P2493">In terms of the<text:s/>Body-Mind, what process do these eagles represent? Let us look at Jatayu's dialog with<text:s/>Ravana to<text:s/>see what kind of personality Jatayu has.</text:p>
      <text:list text:style-name="LFO9" text:continue-numbering="true">
        <text:list-item>
          <text:p text:style-name="P2494">In verse 3-50-6, Jatayu questions<text:s/>Ravana -<text:s/>how a king could lay his hands on another person’s wife?</text:p>
        </text:list-item>
        <text:list-item>
          <text:p text:style-name="P2495">In verses 3-50-7 through 3-50-11, he gives<text:s/>Ravana a<text:s/>long sermon telling him why he should not abduct Sita.</text:p>
        </text:list-item>
        <text:list-item>
          <text:p text:style-name="P2496">In verse 3-50-12, 13 he calls<text:s/>Ravana evil<text:s/>and a transgressor.</text:p>
        </text:list-item>
        <text:list-item>
          <text:p text:style-name="P2497">In verse 3-50-13, 14, he justifies Shri Ram's killing of Khara.</text:p>
        </text:list-item>
        <text:list-item>
          <text:p text:style-name="P2498">In verse 3-50-16, 17, he tries to scare<text:s/>Ravana by<text:s/>informing him about Shri Ram's power. In verse 3-50-18, Jatayu makes an argument to avoid conflict.</text:p>
        </text:list-item>
        <text:list-item>
          <text:p text:style-name="P2499">In verse 3-50-19, he tells<text:s/>Ravana that<text:s/>his actions would not benefit him in any way; instead, they will only put him in harm’s way.</text:p>
        </text:list-item>
        <text:list-item>
          <text:p text:style-name="P2500">In verse 3-50-21, he pleads that he is weak and unarmed, but<text:s/>Ravana is<text:s/>young and armed, so their fight is not a fair fight.<text:s/></text:p>
        </text:list-item>
        <text:list-item>
          <text:p text:style-name="P2501">Even while dying, in verses 3-51-31 and 32, he tries to teach moral values to<text:s/>Ravana,<text:s/>but<text:s/>Ravana does<text:s/>not answer him at all.</text:p>
        </text:list-item>
      </text:list>
      <text:p text:style-name="P2502"><text:span text:style-name="T2503">After reading these points, we can stretch our imagination and see Jatayu represents the conscience process of the mind, which deals with the questions of right or wrong, integrity, principles, ethics, and morality.<text:s/></text:span><text:span text:style-name="T2504">His arguments are strictly based on the conscience, and he dies at the hands of the<text:s/></text:span><text:span text:style-name="T2505">Ravana,</text:span><text:span text:style-name="T2506"><text:s/>who represents<text:s/></text:span><text:span text:style-name="T2507">A</text:span><text:span text:style-name="T2508">hamkar</text:span><text:span text:style-name="T2509">a</text:span><text:span text:style-name="T2510">.<text:s/></text:span></text:p>
      <text:soft-page-break/>
      <text:p text:style-name="P2511">If we see Jatayu as the conscience, the question, which arises, is: what<text:s/>Body-Mind-Energy<text:s/>-Consciousness<text:s/>process does Sampaati represent? The difficulty here is whatever<text:s/>applies to Jatayu does not apply to Sampaati. Jatayu fought against<text:s/>Ravana and<text:s/>died, but Sampaati just flew away.</text:p>
      <text:p text:style-name="P2512"><text:span text:style-name="T2513">Arrogance (Sanskrit word “Darp” as mentioned in verse 4-61-3) and<text:s/></text:span><text:span text:style-name="T2514">an acute sense</text:span><text:span text:style-name="T2515"><text:s/>of conscience, represented by Sampaati and Jatayu, soared high.</text:span><text:span text:style-name="T2516"><text:s/>However, Sampaati, got hurt and burned its wings, and had to live in a pitiable condition. We can compare the agony of an eagle with burnt wings only with the agony of a humiliated, arrogant person. It might seem far-fetched to consider Sampaati as arrogance.<text:s/></text:span><text:span text:style-name="T2517">However, it may explain why Sampaati just took off and did not play any role in the war. Arrogance has no role to play in the fight of the higher<text:s/></text:span><text:span text:style-name="T2518">Consciousness</text:span><text:span text:style-name="T2519"><text:s/></text:span><text:span text:style-name="T2520">/</text:span><text:span text:style-name="T2521"><text:s/></text:span><text:span text:style-name="T2522">Shri Ram against the<text:s/></text:span><text:span text:style-name="T2523">Ahamkara<text:s/></text:span><text:span text:style-name="T2524">/</text:span><text:span text:style-name="T2525"><text:s/></text:span><text:span text:style-name="T2526">Ravana.<text:s/></text:span></text:p>
      <text:p text:style-name="P2527"/>
      <text:p text:style-name="P2528"/>
      <text:h text:style-name="P2529" text:outline-level="1"><text:bookmark-start text:name="_Toc50058870"/>Layer 2: Relationship<text:s/>between<text:s/>Characters<text:s/>and its Yoga Meaning<text:bookmark-end text:name="_Toc50058870"/></text:h>
      <text:p text:style-name="P2530"/>
      <text:p text:style-name="P2531"><text:bookmark-start text:name="_Toc418306754"/><text:tab/>Here we will study the second layer – Relationships between the characters.</text:p>
      <text:p text:style-name="P2532"/>
      <text:h text:style-name="P2533" text:outline-level="2"><text:bookmark-start text:name="_Toc50058871"/>Dasharatha as a Father of Shri Ram<text:bookmark-end text:name="_Toc50058871"/></text:h>
      <text:p text:style-name="P2534"><text:span text:style-name="T2535">King Dasharatha openly acknowledges that<text:s/></text:span><text:span text:style-name="T2536">Ravana is</text:span><text:span text:style-name="T2537"><text:s/>much stronger than he is</text:span><text:span text:style-name="T2538">. It means that even if a person has control over all of his ten senses, he cannot defeat his Ahamkara.</text:span><text:span text:style-name="T2539"><text:s/>Mere controlling the senses does not produce everlasting results, but it sets the stage up for something great. It creates conditions under which the Consciousness can go to higher levels. In Ramayana, we see<text:s/></text:span><text:span text:style-name="T2540">Dasharatha giving birth to<text:s/></text:span><text:span text:style-name="T2541">Shri Ram, the 7</text:span><text:span text:style-name="T2542">th</text:span><text:span text:style-name="T2543"><text:s/>incarnation of Lord Vishnu.</text:span></text:p>
      <text:p text:style-name="P2544"/>
      <text:h text:style-name="P2545" text:outline-level="2"><text:bookmark-start text:name="_Toc50058872"/>Urmila Does Not Go in Exile with Laxmana<text:bookmark-end text:name="_Toc50058872"/><text:s text:c="2"/></text:h>
      <text:p text:style-name="P2546">Why does Urmila, Laxmana’s wife,<text:s/>did<text:s/>not<text:s/>follow<text:s/>Laxmana in exile? Urmila is Sita’s sister. We can assume that both sisters have<text:s/>the same<text:s/>idea<text:s/>about the role of an ideal wife.<text:s/></text:p>
      <text:p text:style-name="P2547">To understand Urmila’s position, we need to look at her name. Sage Valmiki likes to give clues about people in the names he gives them. “Urmila” means “waves of passion,” whereas “Laxmana” means “devoted mind.”<text:s/>They<text:s/>are<text:s/>entirely<text:s/>the opposite<text:s/><text:soft-page-break/>qualities of the mind. Laxmana focuses on serving Shri Ram. <text:s/>He represents a mind devoted to god. Urmila represents waves of passion; it<text:s/>does not go with the devoted mind. How can a mind devoted to Shri Ram be associated with waves of passion?<text:s/></text:p>
      <text:p text:style-name="P2548">Looking at Urmila’s absence from the exile from this angle makes the puzzle easy to solve.<text:s/></text:p>
      <text:p text:style-name="P2549"/>
      <text:h text:style-name="P2550" text:outline-level="2"><text:bookmark-start text:name="_Toc50058873"/>Ravana<text:s/>kidnaps<text:s/>Sita<text:bookmark-end text:name="_Toc418306754"/><text:bookmark-end text:name="_Toc50058873"/></text:h>
      <text:p text:style-name="P2551">We know that<text:s/>Ravana<text:s/>kidnapped<text:s/>Sita and<text:s/>imprisoned<text:s/>her Lanka. From the<text:s/>Body-Mind-Energy<text:s/>-Consciousness<text:s/>perspective, we<text:s/>understand<text:s/>this event as our<text:s/>Ahamkara<text:s/>holding our<text:s/>Energy<text:s/>(aka the Kundalini) in the Muladhara<text:s/>Chakra.</text:p>
      <text:p text:style-name="P2552">Ramayana<text:s/>tells us that<text:s/>Ravana’s<text:s/>sister, Shurpanakha, and a spy called as Akampana,<text:s/>informed<text:s/>him about Sita’s beauty, and we get the<text:s/>sense<text:s/>that this<text:s/>prompted<text:s/>him to<text:s/>kidnap<text:s/>her. This reason is not<text:s/>satisfactory<text:s/>when<text:s/>we<text:s/>view<text:s/>him as our<text:s/>Ahamkara. Hence, we need to ask<text:s/>further<text:s/>questions. Why does our<text:s/>Ahamkara<text:s/>hold the<text:s/>Energy<text:s/>in<text:s/>bondage?<text:s/>Why<text:s/>Ahamkara<text:s/>is interested<text:s/>in the<text:s/>Energy? The answer<text:s/>can<text:s/>come only from introspection.<text:s/></text:p>
      <text:p text:style-name="P2553"><text:span text:style-name="T2554">We need to<text:s/></text:span><text:span text:style-name="T2555">know</text:span><text:span text:style-name="T2556"><text:s/>the reason behind our<text:s/></text:span><text:span text:style-name="T2557">quest</text:span><text:span text:style-name="T2558"><text:s/>for<text:s/></text:span><text:span text:style-name="T2559">Energy</text:span><text:span text:style-name="T2560">.<text:s/></text:span><text:span text:style-name="T2561">Why do we engage in Yoga or other<text:s/></text:span><text:span text:style-name="T2562">similar</text:span><text:span text:style-name="T2563"><text:s/>activities? Is it because these activities add or improve upon something that we already have?<text:s/></text:span><text:span text:style-name="T2564">Most of us do Yoga for better physical health or peace of mind, etc. By expecting these benefits, we are indirectly expecting benefits of additional<text:s/></text:span><text:span text:style-name="T2565">Energy<text:s/></text:span><text:span text:style-name="T2566">created through Yoga.<text:s/></text:span><text:span text:style-name="T2567">So, we are indirectly<text:s/></text:span><text:span text:style-name="T2568">drawn</text:span><text:span text:style-name="T2569"><text:s/>to the<text:s/></text:span><text:span text:style-name="T2570">Energy<text:s/></text:span><text:span text:style-name="T2571">because of the benefits we<text:s/></text:span><text:span text:style-name="T2572">gain</text:span><text:span text:style-name="T2573"><text:s/>from it. Sage Valmiki mapped back this attraction in Ramayan</text:span><text:span text:style-name="T2574">a</text:span><text:span text:style-name="T2575"><text:s/>as<text:s/></text:span><text:span text:style-name="T2576">Ravana’s</text:span><text:span text:style-name="T2577"><text:s/>attraction for Sita</text:span><text:span text:style-name="T2578">.<text:s/></text:span><text:span text:style-name="T2579">This point is difficult to understand. So, let’s explore it<text:s/></text:span><text:span text:style-name="T2580">a<text:s/></text:span><text:span text:style-name="T2581">little<text:s/></text:span><text:span text:style-name="T2582">further.</text:span></text:p>
      <text:p text:style-name="P2583">The question is<text:s/>direct: Do we<text:s/>wish<text:s/>to<text:s/>get<text:s/>something by doing Yoga?<text:s/>Do<text:s/>we perform yogic actions to give up something within us, after understanding its true nature? The irony is the answers to both the questions are positive.<text:s/>If you remember the cyclic nature of the<text:s/>Energy-Consciousness<text:s/>processes, you realize that the first answer leads to the second one.<text:s/></text:p>
      <text:p text:style-name="P2584">We<text:s/>are<text:s/>drawn<text:s/>to the path of Yoga as it adds a<text:s/>value to our life like better health and mind. We pursue these activities without knowing or<text:s/>realizing<text:s/>the<text:s/>complete<text:s/>ramifications<text:s/>of Yoga. It is only when we hit the road and get some success,<text:s/>we<text:s/>realize<text:s/>that something else<text:s/>resides<text:s/>in us. Apart from the body and the mind, we see the<text:s/>Energy<text:s/>and the<text:s/>Consciousness<text:s/>components of ourselves. At this instance, the<text:s/>Ahamkara<text:s/>comes in and claims the<text:s/>Energy<text:s/>as its own. Impressed by the power of the<text:s/>Energy, the<text:s/>Ahamkara<text:s/>wants to take control of it. Sage Valmiki understood this and<text:s/>characterized<text:s/>it as<text:s/>Ravana’s<text:s/>attraction to Sita’s beauty.<text:s/>Ravana was<text:s/>not aware of Sita’s true nature as<text:s/><text:soft-page-break/>a universal<text:s/>Energy. He<text:s/>knew vaguely<text:s/>that she was the wife of Shri Ram, whose power he<text:s/>miscalculated. He had<text:s/>encountered no one<text:s/>more powerful than him and did not think Shri Ram could pose a challenge to him.</text:p>
      <text:p text:style-name="P2585">A similar<text:s/>phenomenon<text:s/>takes place<text:s/>in our<text:s/>Body-Mind<text:s/>framework. When we get the first glimpse of the<text:s/>Energy, we instinctively claim it as “my”<text:s/>Energy. We are unaware of the true nature of the<text:s/>Energy<text:s/>or her<text:s/>relationship<text:s/>to the<text:s/>Consciousness. Even though we know that the<text:s/>Consciousness<text:s/>exists in our body somewhere, we are not aware of its true nature. We do not know if<text:s/>the Consciousness<text:s/>is<text:s/>powerful<text:s/>enough to take over our identity and the whole being. We have<text:s/>encountered nothing<text:s/>like that before and<text:s/>we<text:s/>will not<text:s/>admit<text:s/>its<text:s/>presence<text:s/>or power<text:s/>with no<text:s/>proof.</text:p>
      <text:p text:style-name="P2586">Eventually, the<text:s/>Ahamkara<text:s/>realizes the true nature of the universal<text:s/>Energy, and it becomes devoted to it. The<text:s/>Ahamkara<text:s/>eventually<text:s/>recognizes<text:s/>that the universal<text:s/>Energy<text:s/>is operating within our<text:s/>Body-Mind<text:s/>framework. It also<text:s/>finds out<text:s/>that this<text:s/>Energy<text:s/>is<text:s/>considerably<text:s/>more superior to itself; the mind itself<text:s/>depends on<text:s/>the<text:s/>Energy.<text:s/>The<text:s/>Ahamkara<text:s/>sees the same<text:s/>Energy<text:s/>is<text:s/>circulating<text:s/>through its body and nervous system. It<text:s/>realizes<text:s/>that the<text:s/>Energy<text:s/>can<text:s/>solve<text:s/>the problems of the nervous system or it can wreak havoc on it. Once it realizes that the<text:s/>Energy<text:s/>is the super-user of the<text:s/>Body-Mind, it<text:s/>slackens<text:s/>its<text:s/>hold<text:s/>of the<text:s/>Energy. This loosening of the grip releases<text:s/>an abundance<text:s/>of<text:s/>Energy<text:s/>because our mind does not consume it for<text:s/>driving<text:s/>its thought. The<text:s/>Energy<text:s/>travels from the Muladhara<text:s/>Chakra<text:s/>to the<text:s/>Sahasrara<text:s/>through the other Chakras<text:s/>in between. When it<text:s/>enters<text:s/>the<text:s/>Sahasrara, we<text:s/>notice<text:s/>a higher level of the<text:s/>Consciousness<text:s/>and a<text:s/>finer<text:s/>level of awareness set in. Now, the<text:s/>Ahamkara<text:s/>can see its reality<text:s/>and<text:s/>of the<text:s/>Energy. It understands that it is just a minor component of the<text:s/>Body-Mind-Energy-Consciousness<text:s/>processes. The<text:s/>Ahamkara<text:s/>then seeks its<text:s/>elimination<text:s/>at the hands of the<text:s/>Consciousness, but this<text:s/>takes place<text:s/>at a later stage.</text:p>
      <text:p text:style-name="P2587"><text:span text:style-name="T2588">Note that these are dynamic and simultaneous processes, not a<text:s/></text:span><text:span text:style-name="T2589">fixed</text:span><text:span text:style-name="T2590"><text:s/>structure. When you see the<text:s/></text:span><text:span text:style-name="T2591">Energy</text:span><text:span text:style-name="T2592"><text:s/>ascend to the<text:s/></text:span><text:span text:style-name="T2593">Sahasrara</text:span><text:span text:style-name="T2594">, you also<text:s/></text:span><text:span text:style-name="T2595">notice</text:span><text:span text:style-name="T2596"><text:s/>the<text:s/></text:span><text:span text:style-name="T2597">Consciousness</text:span><text:span text:style-name="T2598"><text:s/>descend all over the body. This concept is the basic plot of Ramayan</text:span><text:span text:style-name="T2599">a</text:span><text:span text:style-name="T2600">, where sage Valmiki depicts the<text:s/></text:span><text:span text:style-name="T2601">Consciousness</text:span><text:span text:style-name="T2602"><text:s/>as Shri Ram. Ramayan</text:span><text:span text:style-name="T2603">a</text:span><text:span text:style-name="T2604"><text:s/>is a description of<text:s/></text:span><text:span text:style-name="T2605">numerous</text:span><text:span text:style-name="T2606"><text:s/>events that happen within us that lead us ultimately to the higher levels of the<text:s/></text:span><text:span text:style-name="T2607">Consciousness</text:span><text:span text:style-name="T2608">.</text:span></text:p>
      <text:p text:style-name="P2609"/>
      <text:h text:style-name="P2610" text:outline-level="2"><text:bookmark-start text:name="_Toc50058874"/>Hanumana<text:s/>Finds Sita in Lanka<text:bookmark-end text:name="_Toc50058874"/></text:h>
      <text:p text:style-name="P2611"><text:tab/>After Jambavan reminding<text:s/>Hanumana<text:s/>about his powers,<text:s/>Hanumana<text:s/>jumped over the<text:s/>ocean<text:s/>toward Lanka. It refers to the Prana in our body jumping toward the<text:s/>Muladhara Chakra. We will<text:s/>examine<text:s/>those<text:s/>details in the Chakra section. In this chapter, we will<text:s/>look<text:s/>what happens after<text:s/>Hanumana<text:s/>lands in Lanka.</text:p>
      <text:soft-page-break/>
      <text:p text:style-name="P2612">Verse 5-2-1 tells us the city of Lanka is in Mt. Trikuta. Trikuta translates into “mountain with three peaks.” It would<text:s/>be<text:s/>interesting<text:s/>to<text:s/>find out<text:s/>if Sri Lanka, the country, has a mountain range with three peaks big enough to build<text:s/>an enormous city<text:s/>on one<text:s/>peak. In terms of Samkhya-Yoga, the three peaks<text:s/>reference is<text:s/>unmistakable. It refers to the three<text:s/>Guna(s)<text:s/>–<text:s/>Rajas,<text:s/>Tamas, and<text:s/>Sattva. It also means that in Lanka, we<text:s/>will<text:s/>find demons having<text:s/>Rajas,<text:s/>Tamas, or Sattva Guna. The general<text:s/>impression<text:s/>about<text:s/>Ravana’s<text:s/>Lanka is that since it was a city of demons, only<text:s/>evil<text:s/>demons<text:s/>inhabited<text:s/>it.<text:s/>Sage<text:s/>Valmiki tells us that there were good<text:s/>demons<text:s/>in Lanka.</text:p>
      <text:p text:style-name="P2613">Hanumana<text:s/>enters Lanka at<text:s/>midnight. It is<text:s/>sensible<text:s/>for a spy to enter enemy territory at<text:s/>midnight. When<text:s/>Hanumana<text:s/>is searching for Sita in Lanka, we<text:s/>get<text:s/>the<text:s/>picture<text:s/>of the Lanka at<text:s/>midnight<text:s/>and its nightlife.<text:s/>Hanumana<text:s/>sees<text:s/>a magnificent<text:s/>and<text:s/>wealthy<text:s/>city, with demons engaged in<text:s/>diverse<text:s/>kinds of activities. Verse 5-4-13 describes some demons doing spiritual activities, which<text:s/>means<text:s/>Lanka has<text:s/>Sattva<text:s/>Guna people<text:s/>too.</text:p>
      <text:p text:style-name="P2614"><text:span text:style-name="T2615">First,<text:s/></text:span><text:span text:style-name="T2616">Hanumana</text:span><text:span text:style-name="T2617"><text:s/>searches for Sita in the golden palace of<text:s/></text:span><text:span text:style-name="T2618">Ravana.<text:s/></text:span><text:span text:style-name="T2619">In these chapters, we get the description of the beauty of<text:s/></text:span><text:span text:style-name="T2620">Ravana’s</text:span><text:span text:style-name="T2621"><text:s/>palace and the abundance of food and liquor in it.<text:s/></text:span><text:span text:style-name="T2622">Verse 5-9-2 mentions the dimensions of<text:s/></text:span><text:span text:style-name="T2623">Ravana’s</text:span><text:span text:style-name="T2624"><text:s/>palace, which looks like a perfect square.</text:span><text:span text:style-name="T2625"><text:s/>It is half a unit wide, half a unit long, and one unit<text:s/></text:span><text:span text:style-name="T2626">prominent place</text:span><text:span text:style-name="T2627"><text:s/>made from<text:s/></text:span><text:span text:style-name="T2628">gold.</text:span><text:span text:style-name="T2629"><text:s/>Compare it with a yellow colored square in the image of the Muladhar</text:span><text:span text:style-name="T2630">a</text:span><text:span text:style-name="T2631"><text:s/>Chakra.<text:s/></text:span><text:span text:style-name="T2632">We can see the<text:s/></text:span><text:span text:style-name="T2633">resemblance</text:span><text:span text:style-name="T2634">.</text:span></text:p>
      <text:p text:style-name="P2635">No splendors of<text:s/>Ravana’s<text:s/>palace affect<text:s/>Hanumana. However, when he does not find Sita in<text:s/>Ravana’s<text:s/>palace, he almost loses his mind and<text:s/>imagines<text:s/>the<text:s/>terrible<text:s/>consequences<text:s/>of not finding Sita. In verse 5-13-37, Lord<text:s/>Hanumana<text:s/>imagines that if he does not find Sita, it will destroy both Ayodhya and Kishkindha. Now we know that these cities<text:s/>represent<text:s/>part of our body. If the Prana<text:s/>cannot<text:s/>reach our<text:s/>Energy<text:s/>in the<text:s/>Muladhara Chakra, further possibilities of spiritual growth<text:s/>cease<text:s/>at that<text:s/>moment.<text:s/></text:p>
      <text:p text:style-name="P2636">By the time<text:s/>Hanumana<text:s/>comes to the Ashok garden, the sun is about to rise. Sage Valmiki deliberately times his visit for this hour. Ashok means “no-sadness.”</text:p>
      <text:p text:style-name="P2637">Note that sage Valmiki names this section Sundara-Kanda. It means, “The Section of Beauty." It is an exceptional section name. All other section names refer to either a location or a significant activity. For example, events<text:s/>presented<text:s/>in the sections of Ayodhya or Kishkindha happen in those cities. The sections of Childhood Pastimes or the War describe activities related to those periods. Why does sage Valmiki deviate from this pattern? Why does he call it the “Section of Beauty”? The beauty he is referring to cannot be about Sita's beauty as she is in captivity, hungry, and wearing torn clothes. It could not be the beauty of the city of Lanka, as<text:s/>Hanumana<text:s/>burns major parts of the city in this section.<text:s/></text:p>
      <text:soft-page-break/>
      <text:p text:style-name="P2638"><text:span text:style-name="T2639">S</text:span><text:span text:style-name="T2640">ag</text:span><text:span text:style-name="T2641">e</text:span><text:span text:style-name="T2642"><text:s/>Valmiki is</text:span><text:span text:style-name="T2643"><text:s/>not</text:span><text:span text:style-name="T2644"><text:s/>talking<text:s/></text:span><text:span text:style-name="T2645">about</text:span><text:span text:style-name="T2646"><text:s/></text:span><text:span text:style-name="T2647">the beauty<text:s/></text:span><text:span text:style-name="T2648">of a place or a person</text:span><text:span text:style-name="T2649">.<text:s/></text:span><text:span text:style-name="T2650">He is referring to</text:span><text:span text:style-name="T2651"><text:s/>the beauty of</text:span><text:span text:style-name="T2652"><text:s/></text:span><text:span text:style-name="T2653">a particular</text:span><text:span text:style-name="T2654"><text:s/>moment in time. He named</text:span><text:span text:style-name="T2655"><text:s/>this section after the moment, in<text:s/></text:span><text:span text:style-name="T2656">which</text:span><text:span text:style-name="T2657"><text:s/></text:span><text:span text:style-name="T2658">Hanumana</text:span><text:span text:style-name="T2659"><text:s/>sees Sita for the first time.<text:s/></text:span><text:span text:style-name="T2660">The moment Lord<text:s/></text:span><text:span text:style-name="T2661">Hanumana</text:span><text:span text:style-name="T2662"><text:s/>first sees Sita is undoubtedly the most beautiful moment of Ramayana. At this moment, the Prana comes in contact with the<text:s/></text:span><text:span text:style-name="T2663">Energy</text:span><text:span text:style-name="T2664">.<text:s/></text:span><text:span text:style-name="T2665">For the first time, we understand and trust the framework of Yoga.<text:s/></text:span><text:span text:style-name="T2666"><text:s/>Our blind search for<text:s/></text:span><text:span text:style-name="T2667">the right</text:span><text:span text:style-name="T2668"><text:s/>path of spirituality ends here and a clear path of Yoga is visible for us.<text:s/></text:span><text:span text:style-name="T2669">This event opens up further possibilities of going toward higher<text:s/></text:span><text:span text:style-name="T2670">Consciousness</text:span><text:span text:style-name="T2671">. Is it not a beautiful moment?</text:span></text:p>
      <text:p text:style-name="P2672">Do you remember the beginning of Ramayana, when the female bird was in terrible agony over separation from the male bird? This agony is the same agony Sita, representing the<text:s/>Energy,<text:s/>feels over the separation from Shri Ram, representing the<text:s/>Consciousness.<text:s/>Sage Valmiki<text:s/>compares<text:s/>of the anguish of Sita to that of<text:s/>a separated female bird<text:s/>in verse<text:s/>5-16-30. It says, “Sita was in the same pitiable condition as a female Chakrawak bird, which has lost her companion male bird.”<text:s/></text:p>
      <text:p text:style-name="P2673">In his<text:s/>deeply<text:s/>compassionate<text:s/>nature, sage Valmiki shows us a way to unite these lovebirds in our body. When we do a<text:s/>Pranayama<text:s/>in the<text:s/>proper<text:s/>manner, with<text:s/>directions<text:s/>from a guru, the<text:s/>Prana<text:s/>can find the<text:s/>Energy<text:s/>locked up in the<text:s/>Muladhara Chakra.<text:s/>Sage Valmiki depicts it as<text:s/>Hanumana<text:s/>finding Sita in Lanka.<text:s/>The moment the<text:s/>Hanumana, representing Prana,<text:s/>discovers the<text:s/>Sita representing<text:s/>Energy, the<text:s/>days of agony and suffering are over<text:s/>for Sita, the<text:s/>Energy. The countdown to the<text:s/>annihilation<text:s/>of the<text:s/>Ahamkara<text:s/>represented by<text:s/>Ravana begins.</text:p>
      <text:p text:style-name="P2674"/>
      <text:h text:style-name="P2675" text:outline-level="2"><text:bookmark-start text:name="_Toc50058875"/>Hanumana<text:s/>Addresses Sita as Mother<text:bookmark-end text:name="_Toc50058875"/></text:h>
      <text:p text:style-name="P2676"><text:span text:style-name="T2677">Hanumana</text:span><text:span text:style-name="T2678"><text:s/>addressed Sita as mother, depicting mother-child relationship.<text:s/></text:span><text:span text:style-name="T2679">Since the<text:s/></text:span><text:span text:style-name="T2680">Prana is a form of<text:s/></text:span><text:span text:style-name="T2681">Energy</text:span><text:span text:style-name="T2682">, they closely<text:s/></text:span><text:span text:style-name="T2683">relate to each other</text:span><text:span text:style-name="T2684">.<text:s/></text:span><text:span text:style-name="T2685">P</text:span><text:span text:style-name="T2686">ran</text:span><text:span text:style-name="T2687">a</text:span><text:span text:style-name="T2688"><text:s/>feels similar to the<text:s/></text:span><text:span text:style-name="T2689">Energy</text:span><text:span text:style-name="T2690">. They both have</text:span><text:span text:style-name="T2691"><text:s/>a throbbing, pulsating quality. However,</text:span><text:span text:style-name="T2692"><text:s/>the<text:s/></text:span><text:span text:style-name="T2693">P</text:span><text:span text:style-name="T2694">ran</text:span><text:span text:style-name="T2695">a</text:span><text:span text:style-name="T2696"><text:s/>does not have the heat that</text:span><text:span text:style-name="T2697"><text:s/>is associated with the<text:s/></text:span><text:span text:style-name="T2698">Energy</text:span><text:span text:style-name="T2699">.</text:span></text:p>
      <text:p text:style-name="P2700"/>
      <text:h text:style-name="P2701" text:outline-level="2"><text:bookmark-start text:name="_Toc418306767"/><text:bookmark-start text:name="_Toc50058876"/>Ravana and<text:s/>Mandodari Give Birth to Indrajit<text:bookmark-end text:name="_Toc50058876"/></text:h>
      <text:p text:style-name="P2702"><text:span text:style-name="T2703"><text:tab/>According to Samkhya, the<text:s/></text:span><text:span text:style-name="T2704">Ahamkara<text:s/></text:span><text:span text:style-name="T2705">and the<text:s/></text:span><text:span text:style-name="T2706">r</text:span><text:span text:style-name="T2707">ationalizing<text:s/></text:span><text:span text:style-name="T2708">i</text:span><text:span text:style-name="T2709">ntellect</text:span><text:span text:style-name="T2710"><text:s/>/ Buddhi</text:span><text:span text:style-name="T2711"><text:s/></text:span><text:span text:style-name="T2712">collectively</text:span><text:span text:style-name="T2713"><text:s/>create the mind. By substitution of words, we get:<text:s/></text:span><text:span text:style-name="T2714">Ravana (</text:span><text:span text:style-name="T2715">the<text:s/></text:span><text:span text:style-name="T2716">Ahamkara</text:span><text:span text:style-name="T2717">) and Mandodari (the rationalizing intellect) gave birth to (create) Indrajit (the mind).</text:span><text:span text:style-name="T2718"><text:s/></text:span></text:p>
      <text:p text:style-name="P2719"><text:span text:style-name="T2720"><text:tab/></text:span><text:span text:style-name="T2721">Indrajit as the mind fits perfectly with the character of Indrajit.<text:s/></text:span><text:span text:style-name="T2722">Mind can control the sense organs,</text:span><text:span text:style-name="T2723"><text:s/>which is why his name means “one who won Indra.” Indra<text:s/></text:span><text:soft-page-break/><text:span text:style-name="T2724">represents sense organs. The word Indra comes from Indriya, which means sense organs.<text:s/></text:span></text:p>
      <text:p text:style-name="P2725"><text:span text:style-name="T2726"><text:tab/></text:span><text:span text:style-name="T2727">A mind creates desires</text:span><text:span text:style-name="T2728">, and</text:span><text:span text:style-name="T2729"><text:s/>they bind advanced yogi.</text:span><text:span text:style-name="T2730"><text:s/>In Ramayana, Indrajit uses<text:s/></text:span><text:span text:style-name="T2731">a network</text:span><text:span text:style-name="T2732"><text:s/>of arrows, which turn into<text:s/></text:span><text:span text:style-name="T2733">a poisonous</text:span><text:span text:style-name="T2734"><text:s/>snake</text:span><text:span text:style-name="T2735">s</text:span><text:span text:style-name="T2736"><text:s/>against Shri Ram and bind Shri Ram.<text:s/></text:span></text:p>
      <text:p text:style-name="P2737"><text:span text:style-name="T2738"><text:tab/></text:span><text:span text:style-name="T2739">Mind can<text:s/></text:span><text:span text:style-name="T2740">produce</text:span><text:span text:style-name="T2741"><text:s/>illusions and<text:s/></text:span><text:span text:style-name="T2742">deceive</text:span><text:span text:style-name="T2743"><text:s/>a yogi.</text:span><text:span text:style-name="T2744"><text:s/>In Ramayana, Indrajit created<text:s/></text:span><text:span text:style-name="T2745">an illusionary</text:span><text:span text:style-name="T2746"><text:s/>image of Sita and killed her in front of Shri Ram.<text:s/></text:span></text:p>
      <text:p text:style-name="P2747"><text:span text:style-name="T2748"><text:tab/><text:s/>In Ramayana, Laxmana kills Indrajit. Laxmana represents Devoted Mind. Hence, we Indrajit represent an “opposite of devoted mind” component of mind.<text:s/></text:span><text:span text:style-name="T2749">Ramayana teaches us a lot about the mind from the character of Indrajit.<text:s/></text:span></text:p>
      <text:p text:style-name="P2750"/>
      <text:h text:style-name="P2751" text:outline-level="2"><text:bookmark-start text:name="_Toc50058877"/>Ravana,<text:s/>Kumbhakarna, Vibhishana,<text:s/>and Shri Ram<text:bookmark-end text:name="_Toc418306767"/><text:bookmark-end text:name="_Toc50058877"/></text:h>
      <text:p text:style-name="P2752">Ravana,<text:s/>Kumbhakarna, and Vibhishana are brothers, but there is<text:s/>a substantial<text:s/>difference<text:s/>in their nature. Their attitudes, judgments, and activities (or the<text:s/>absence<text:s/>of them), and the<text:s/>eventual<text:s/>results<text:s/>of their<text:s/>actions<text:s/>vary<text:s/>immensely.</text:p>
      <text:p text:style-name="P2753"><text:span text:style-name="T2754">Ravana,</text:span><text:span text:style-name="T2755"><text:s/>whom we saw earlier as</text:span><text:span text:style-name="T2756"><text:s/>the personification of the<text:s/></text:span><text:span text:style-name="T2757">Ahamkar</text:span><text:span text:style-name="T2758">a</text:span><text:span text:style-name="T2759">, is<text:s/></text:span><text:span text:style-name="T2760">highly</text:span><text:span text:style-name="T2761"><text:s/>active.<text:s/></text:span><text:span text:style-name="T2762">His highly<text:s/></text:span><text:span text:style-name="T2763">activity</text:span><text:span text:style-name="T2764"><text:s/>nature is used by sage Valmiki to<text:s/></text:span><text:span text:style-name="T2765">explain</text:span><text:span text:style-name="T2766"><text:s/>what<text:s/></text:span><text:span text:style-name="T2767">R</text:span><text:span text:style-name="T2768">ajas</text:span><text:span text:style-name="T2769"><text:s/>Guna</text:span><text:span text:style-name="T2770"><text:s/>nature is.<text:s/></text:span><text:span text:style-name="T2771">S</text:span><text:span text:style-name="T2772">age Valmiki exaggerated it for storytelling. The<text:s/></text:span><text:span text:style-name="T2773">Rajas Guna<text:s/></text:span><text:span text:style-name="T2774">nature is present in everyone and is responsible for<text:s/></text:span><text:span text:style-name="T2775">many activities</text:span><text:span text:style-name="T2776">. This force of nature<text:s/></text:span><text:span text:style-name="T2777">forces</text:span><text:span text:style-name="T2778"><text:s/>us into action, whether physical or mental.<text:s/></text:span><text:span text:style-name="T2779">By itself, it does not<text:s/></text:span><text:span text:style-name="T2780">know</text:span><text:span text:style-name="T2781"><text:s/>any limits or does</text:span><text:span text:style-name="T2782"><text:s/>not<text:s/></text:span><text:span text:style-name="T2783">control</text:span><text:span text:style-name="T2784"><text:s/>itself</text:span><text:span text:style-name="T2785">. <text:s/></text:span><text:span text:style-name="T2786">Rajas Guna<text:s/></text:span><text:span text:style-name="T2787">dominated<text:s/></text:span><text:span text:style-name="T2788">person is always involved in one action after another, possibly in<text:s/></text:span><text:span text:style-name="T2789">numerous</text:span><text:span text:style-name="T2790"><text:s/>actions at the same time.</text:span></text:p>
      <text:p text:style-name="P2791"><text:span text:style-name="T2792">Kumbhakarn</text:span><text:span text:style-name="T2793">a</text:span><text:span text:style-name="T2794"><text:s/>is<text:s/></text:span><text:span text:style-name="T2795">an exaggerated</text:span><text:span text:style-name="T2796"><text:s/></text:span><text:span text:style-name="T2797">illustration</text:span><text:span text:style-name="T2798"><text:s/>of<text:s/></text:span><text:span text:style-name="T2799">Tamas Guna</text:span><text:span text:style-name="T2800">.</text:span><text:span text:style-name="T2801"><text:s/></text:span><text:span text:style-name="T2802">He</text:span><text:span text:style-name="T2803"><text:s/>eats for six<text:s/></text:span><text:span text:style-name="T2804">months</text:span><text:span text:style-name="T2805"><text:s/>and sleeps for the remaining six months. It requires an army of men just to wake him up.<text:s/></text:span><text:span text:style-name="T2806">Ta</text:span><text:span text:style-name="T2807">mas</text:span><text:span text:style-name="T2808"><text:s/>Guna</text:span><text:span text:style-name="T2809"><text:s/>is characterized by inertia.</text:span><text:span text:style-name="T2810"><text:s/></text:span><text:span text:style-name="T2811">I</text:span><text:span text:style-name="T2812">t too is present in everyone.</text:span><text:span text:style-name="T2813"><text:s/>A<text:s/></text:span><text:span text:style-name="T2814">Tamas Guna dominated<text:s/></text:span><text:span text:style-name="T2815">person has<text:s/></text:span><text:span text:style-name="T2816">an impulse</text:span><text:span text:style-name="T2817"><text:s/>of overeating, oversleeping, and overindulgence in<text:s/></text:span><text:span text:style-name="T2818">sensuous</text:span><text:span text:style-name="T2819"><text:s/></text:span><text:span text:style-name="T2820">gratifications</text:span><text:span text:style-name="T2821">. This person<text:s/></text:span><text:span text:style-name="T2822">defies</text:span><text:span text:style-name="T2823"><text:s/>the call of action. He can find many reasons for not doing any action or justify his inaction.<text:s/></text:span></text:p>
      <text:p text:style-name="P2824"><text:span text:style-name="T2825">Both<text:s/></text:span><text:span text:style-name="T2826">Ravana and</text:span><text:span text:style-name="T2827"><text:s/>Kumbhakarn</text:span><text:span text:style-name="T2828">a</text:span><text:span text:style-name="T2829">,<text:s/></text:span><text:span text:style-name="T2830">token</text:span><text:span text:style-name="T2831"><text:s/>of<text:s/></text:span><text:span text:style-name="T2832">Rajas</text:span><text:span text:style-name="T2833"><text:s/>and<text:s/></text:span><text:span text:style-name="T2834">Tamas</text:span><text:span text:style-name="T2835"><text:s/></text:span><text:span text:style-name="T2836">Guna</text:span><text:span text:style-name="T2837">, battle Shri Ram. However strong and brave they are, they are<text:s/></text:span><text:span text:style-name="T2838">finally</text:span><text:span text:style-name="T2839"><text:s/>defeated by Shri Ram.<text:s/></text:span><text:span text:style-name="T2840">If you<text:s/></text:span><text:span text:style-name="T2841">study</text:span><text:span text:style-name="T2842"><text:s/>the<text:s/></text:span><text:span text:style-name="T2843">Yuddha-Kanda of Valmiki Ramayana</text:span><text:span text:style-name="T2844"><text:s/>of Lanka carefully, Shri Ram kills only two<text:s/></text:span><text:span text:style-name="T2845">main</text:span><text:span text:style-name="T2846"><text:s/>enemy warriors.</text:span><text:span text:style-name="T2847"><text:s/>It is surprising for us to read that the mightiest warrior of all spends most of his time just overlooking the war. Shri Ram kills Kumbhakarn</text:span><text:span text:style-name="T2848">a</text:span><text:span text:style-name="T2849"><text:s/>in verse 6-67-170, and kills<text:s/></text:span><text:span text:style-name="T2850">Ravana in</text:span><text:span text:style-name="T2851"><text:s/>verse 6-108-22; so, his total kill in the war is just two. Shri Ram also kills Makaraksh</text:span><text:span text:style-name="T2852">a</text:span><text:span text:style-name="T2853">, the son of Khar</text:span><text:span text:style-name="T2854">a</text:span><text:span text:style-name="T2855">, in verse 6-79-39, but Makaraksh</text:span><text:span text:style-name="T2856">a</text:span><text:span text:style-name="T2857"><text:s/>is not a major fighter.<text:s/></text:span><text:span text:style-name="T2858">Considering that, it is Shri Ram’s war to rescue his wife, and that he is the most powerful warrior amongst all, we think<text:s/></text:span><text:soft-page-break/><text:span text:style-name="T2859">he would be in the frontline, doing the maximum<text:s/></text:span><text:span text:style-name="T2860">harm</text:span><text:span text:style-name="T2861"><text:s/>to the enemy. However, sage Valmiki gives us a different<text:s/></text:span><text:span text:style-name="T2862">picture</text:span><text:span text:style-name="T2863"><text:s/>where Shri Ram kills only two of the enemy warriors.</text:span></text:p>
      <text:p text:style-name="P2864"><text:span text:style-name="T2865">Hanumana</text:span><text:span text:style-name="T2866"><text:s/>is the top ace of the battle because his total kill of named demon warriors exceeds that of the others. Everyone kills a handful of major, and countless minor demons. However, Shri Ram<text:s/></text:span><text:span text:style-name="T2867">kills</text:span><text:span text:style-name="T2868"><text:s/>only two times, letting others fight his war.<text:s/></text:span><text:span text:style-name="T2869">There is nothing in the story to<text:s/></text:span><text:span text:style-name="T2870">show</text:span><text:span text:style-name="T2871"><text:s/>that Shri Ram kills even a single minor demon in t</text:span><text:span text:style-name="T2872">his battle, not even by mistake.</text:span><text:span text:style-name="T2873"><text:s/></text:span><text:span text:style-name="T2874">It</text:span><text:span text:style-name="T2875"><text:s/>implies that for Shri<text:s/></text:span><text:span text:style-name="T2876">Ram, Kumbhakarna, and Ravana</text:span><text:span text:style-name="T2877"><text:s/>are</text:span><text:span text:style-name="T2878"><text:s/>the only enemies worth fighting.</text:span><text:span text:style-name="T2879"><text:s/></text:span></text:p>
      <text:p text:style-name="P2880">Rajas and<text:s/>Tamas Guna(s)<text:s/>are hurdles on the path of the higher<text:s/>Consciousness, but they are ultimately<text:s/>overpowered<text:s/>by it. They do not lead us to the<text:s/>Consciousness; the<text:s/>Consciousness<text:s/>is separate from them and will always remain above their reach.</text:p>
      <text:p text:style-name="P2881">So, what or who will<text:s/>lead<text:s/>us to the<text:s/>Consciousness? Sage Valmiki provides an answer to this. He<text:s/>sets up<text:s/>the character of Vibhishana, another brother of<text:s/>Ravana.<text:s/>The Sanskrit word<text:s/>Vibhishana<text:s/>means "not horrible." Like Kumbhakarna, Vibhishana<text:s/>too advises<text:s/>Ravana to<text:s/>return Sita to Shri Ram. Unlike Kumbhakarna, Vibhishana<text:s/>deserts<text:s/>Ravana’s<text:s/>camp and joins Shri Ram’s side. Vibhishana<text:s/>stands for<text:s/>Sattva<text:s/>Guna and<text:s/>seeks<text:s/>god or<text:s/>Consciousness. Unlike the two other tendencies of nature, this one tries to balance all of them together.<text:s/></text:p>
      <text:p text:style-name="P2882">After the defeat of<text:s/>Ravana,<text:s/>Shri Ram hands over Lanka to Vibhishana<text:s/>and returns to Ayodhya. Note that Shri Ram does not end up ruling Lanka. He honors Vibhishana<text:s/>as a<text:s/>dear<text:s/>friend. Shri Ram does not identify himself with any of these three brothers. He<text:s/>detaches<text:s/>himself from Vibhishana, who fought with Shri Ram, against his own brothers.<text:s/></text:p>
      <text:p text:style-name="P2883"><text:span text:style-name="T2884">Shri Ram defeats<text:s/></text:span><text:span text:style-name="T2885">R</text:span><text:span text:style-name="T2886">ajas</text:span><text:span text:style-name="T2887"><text:s/>Guna</text:span><text:span text:style-name="T2888">, but does not take its position; he neutralizes<text:s/></text:span><text:span text:style-name="T2889">T</text:span><text:span text:style-name="T2890">amas</text:span><text:span text:style-name="T2891"><text:s/>Guna</text:span><text:span text:style-name="T2892">, but does not become lazy. He befriends<text:s/></text:span><text:span text:style-name="T2893">S</text:span><text:span text:style-name="T2894">a</text:span><text:span text:style-name="T2895">t</text:span><text:span text:style-name="T2896">tva<text:s/></text:span><text:span text:style-name="T2897">G</text:span><text:span text:style-name="T2898">una, uses it, and<text:s/></text:span><text:span text:style-name="T2899">honors</text:span><text:span text:style-name="T2900"><text:s/>it, but steps away from it.<text:s/></text:span><text:span text:style-name="T2901">The</text:span><text:span text:style-name="T2902"><text:s/></text:span><text:span text:style-name="T2903">Consciousness</text:span><text:span text:style-name="T2904"><text:s/>is not the same as three qualities of nature. It is “above and beyond” them and will always remain that way.<text:s/></text:span><text:span text:style-name="T2905">The three<text:s/></text:span><text:span text:style-name="T2906">G</text:span><text:span text:style-name="T2907">una</text:span><text:span text:style-name="T2908">(</text:span><text:span text:style-name="T2909">s</text:span><text:span text:style-name="T2910">)</text:span><text:span text:style-name="T2911"><text:s/>and their<text:s/></text:span><text:span text:style-name="T2912">relationship</text:span><text:span text:style-name="T2913"><text:s/>to the<text:s/></text:span><text:span text:style-name="T2914">Consciousness</text:span><text:span text:style-name="T2915"><text:s/>are the most<text:s/></text:span><text:span text:style-name="T2916">important</text:span><text:span text:style-name="T2917"><text:s/></text:span><text:span text:style-name="T2918">discoveries</text:span><text:span text:style-name="T2919"><text:s/>of Yoga. No other discovery of Yoga’s way of life comes close to this one in its importance</text:span><text:span text:style-name="T2920">.<text:s/></text:span><text:span text:style-name="T2921">No</text:span><text:span text:style-name="T2922"><text:s/>other document</text:span><text:span text:style-name="T2923"><text:s/>explains<text:s/></text:span><text:span text:style-name="T2924">these qualities in such an easy to<text:s/></text:span><text:span text:style-name="T2925">understand<text:s/></text:span><text:span text:style-name="T2926">manner</text:span><text:span text:style-name="T2927">.</text:span></text:p>
      <text:p text:style-name="P2928"><text:s/></text:p>
      <text:h text:style-name="P2929" text:outline-level="2"><text:bookmark-start text:name="_Toc418306775"/><text:bookmark-start text:name="_Toc50058878"/>Shri Ram, Jatayu, and<text:s/><text:bookmark-end text:name="_Toc418306775"/>Ravana:<text:s/>Their Views of Their Lineages<text:bookmark-end text:name="_Toc50058878"/></text:h>
      <text:p text:style-name="P2930"><text:span text:style-name="T2931">Shri Ram, Jatayu, and<text:s/></text:span><text:span text:style-name="T2932">Ravana contrasting</text:span><text:span text:style-name="T2933"><text:s/>characters, with almost nothing in common. It is interesting to see how they see themselves and how sage Valmiki<text:s/></text:span><text:soft-page-break/><text:span text:style-name="T2934">describes</text:span><text:span text:style-name="T2935"><text:s/>their lineage.<text:s/></text:span><text:span text:style-name="T2936">By comparing and contrasting their views of their lineages, we get valuable insights into their inherent nature.</text:span></text:p>
      <text:p text:style-name="P2937"><text:span text:style-name="T2938">Sage Valmiki writes verses and verses giving ancestry information of Shri Ram. He describes a very long father-son list for Shri Ram from verse 1-70-20 to 1-70-42. All we can remember is that Shri Ram’s family begins with Lord Brahma and continues up to Shri Ram.<text:s/></text:span><text:span text:style-name="T2939">Shri Ram stands for the higher<text:s/></text:span><text:span text:style-name="T2940">Consciousness</text:span><text:span text:style-name="T2941">, so his family begins with Lord Brahma/the<text:s/></text:span><text:span text:style-name="T2942">U</text:span><text:span text:style-name="T2943">niversal<text:s/></text:span><text:span text:style-name="T2944">Consciousness</text:span><text:span text:style-name="T2945">.</text:span><text:span text:style-name="T2946"><text:s/>Note that Lord Brahma is the creator of the entire creation, so every family starts with Lord Brahma.</text:span></text:p>
      <text:p text:style-name="P2947"><text:span text:style-name="T2948">When Jatayu meets Shri Ram, he narrates his lineage. His family too begins with Lord Brahma.<text:s/></text:span><text:span text:style-name="T2949">Unlike Shri Ram’s patriarchal lineage, Jatayu has a matriarchal family tree. Each female in this mother-daughter chain stands for the<text:s/></text:span><text:span text:style-name="T2950">Energy</text:span><text:span text:style-name="T2951">.</text:span><text:span text:style-name="T2952"><text:s/>We learn that from this mother-daughter chain, every kind of animal is born.<text:s/></text:span><text:span text:style-name="T2953">Humans, monkeys, eagles, horses, etc. all have come out of this family tree. A female represents each branch of this family tree.<text:s/></text:span><text:span text:style-name="T2954">The story of Jatayu’s family tree explains how the universal<text:s/></text:span><text:span text:style-name="T2955">Energy</text:span><text:span text:style-name="T2956"><text:s/>created various names and forms. Here the form stands for a particular species, and the name stands for the name of a person or animal.<text:s/></text:span></text:p>
      <text:p text:style-name="P2957"><text:span text:style-name="T2958">Finally, we see<text:s/></text:span><text:span text:style-name="T2959">Ravana’s</text:span><text:span text:style-name="T2960"><text:s/>lineage in verse 3-47-26, when he appears to abduct Sita. He introduces himself, as "I am<text:s/></text:span><text:span text:style-name="T2961">Ravana,</text:span><text:span text:style-name="T2962"><text:s/>Lord of demons". He does not mention his family or his ancestors.<text:s/></text:span><text:span text:style-name="T2963">Even though he is the great grandson of Lord Brahma, he does not refer to that relation.<text:s/></text:span><text:span text:style-name="T2964">Ravana stands</text:span><text:span text:style-name="T2965"><text:s/>for the<text:s/></text:span><text:span text:style-name="T2966">Ahamkar</text:span><text:span text:style-name="T2967">a</text:span><text:span text:style-name="T2968"><text:s/>and always stands alone, disconnected from the others.</text:span></text:p>
      <text:p text:style-name="P2969"/>
      <text:p text:style-name="P2970"/>
      <text:p text:style-name="P2971"><text:bookmark-start text:name="_Toc418306792"/></text:p>
      <text:h text:style-name="P2972" text:outline-level="1"><text:bookmark-start text:name="_Toc50058879"/>Layer 3: Safeguards for a Spiritual Aspirants<text:bookmark-end text:name="_Toc50058879"/></text:h>
      <text:p text:style-name="P2973"><text:tab/>Here<text:s/>we will study the most important layer – the safeguards for spiritual aspirants.<text:s/></text:p>
      <text:p text:style-name="P2974"/>
      <text:h text:style-name="P2975" text:outline-level="2"><text:bookmark-start text:name="_Toc418306790"/><text:bookmark-start text:name="_Toc50058880"/>Tataka<text:bookmark-end text:name="_Toc50058880"/></text:h>
      <text:p text:style-name="P2976">The Tataka story is Shri Ram’s very first fight against demons. At the time<text:s/>in the story, Shri Ram is a young boy. He had no experience of any battle, let alone of fighting with a demon. King Dasharatha<text:s/>pleads with sage Vishwamitra not to seek Shri Ram’s help in warding off demons. However, sage Vishwamitra insists on taking Shri Ram’s protection.<text:s/></text:p>
      <text:p text:style-name="P2977">Sage Vishwamitra leads Shri Ram directly to a dense jungle, where Tataka, a powerful and cruel female demon, lives. A fight between Tataka and Shri Ram is a challenge and a test for Shri Ram. If Shri Ram passes the test, Vishwamitra will give him powerful weapons.<text:s/></text:p>
      <text:p text:style-name="P2978">Just as<text:s/>demon<text:s/>Ravana represents<text:s/>our<text:s/>Ahamkara, the demon Tataka must represent something within us. The clue about demon Tataka’s nature,<text:s/>regarding<text:s/>our body, comes from a story related to the jungle in which she lives.<text:s/></text:p>
      <text:p text:style-name="P2979"><text:span text:style-name="T2980">Indra had once washed away his bad habits of uncleanliness and excessive eating in that area, resulting in that part of the land becoming polluted.</text:span><text:span text:style-name="T2981"><text:s/>Therefore, in verse 1-24-22, Indra blesses that area with<text:s/></text:span><text:span text:style-name="T2982">an abundance</text:span><text:span text:style-name="T2983"><text:s/></text:span><text:span text:style-name="T2984">of resources</text:span><text:span text:style-name="T2985">, plants, and animals. However, it remained uninhabited by humans for a long time, and<text:s/></text:span><text:soft-page-break/><text:span text:style-name="T2986">thus</text:span><text:span text:style-name="T2987"><text:s/>turned into a dense forest. Hence, we read in the verses 1-24-12 through 1-24-15 that the forest is atypical, horrendous, and impenetrable.</text:span></text:p>
      <text:p text:style-name="P2988"><text:span text:style-name="T2989">Indra stands for “indriya,” which means “sense organs.”<text:s/></text:span><text:span text:style-name="T2990">U</text:span><text:span text:style-name="T2991">ncleanliness and excessive eating are body-related bad habits; a healthy person stays away from them</text:span><text:span text:style-name="T2992">. The description of the jungle is sage Valmiki’s way of describing the effect of bad h</text:span><text:span text:style-name="T2993">abits of uncleanliness and over</text:span><text:span text:style-name="T2994">eating or people having these bad habits. Thus, sage Valmiki is suggesting that a spiritual aspirant needs to control excessive eating, and must maintain hygiene of body.<text:s/></text:span></text:p>
      <text:p text:style-name="P2995"><text:span text:style-name="T2996">It is the first challenge and the test for a Yogi. If a person meets these conditions, then further possibilities of his spiritual progress will open up.</text:span><text:span text:style-name="T2997"><text:s/></text:span><text:span text:style-name="T2998">Many</text:span><text:span text:style-name="T2999"><text:s/>Yoga books document Yoga’s insistence on hygiene. Physical cl</text:span><text:span text:style-name="T3000">eanliness is the first step of Y</text:span><text:span text:style-name="T3001">oga. In addition, all Yoga books advise that a spiritual aspirant should l</text:span><text:span text:style-name="T3002">imit food intake and avoid over</text:span><text:span text:style-name="T3003">indulgence in eating.</text:span></text:p>
      <text:p text:style-name="P3004"/>
      <text:h text:style-name="P3005" text:outline-level="2"><text:bookmark-start text:name="_Toc50058881"/>Vishwamitra<text:bookmark-end text:name="_Toc418306790"/><text:bookmark-end text:name="_Toc50058881"/></text:h>
      <text:p text:style-name="P3006">There are two entirely<text:s/>distinct personalities<text:s/>of sage Vishwamitra.<text:s/>The first one is of a king.<text:s/>The second is that of a highest-level sage or a brahma-rishi. Of these two personalities, only the first one<text:s/>applies<text:s/>to us as a warning sign.<text:s/></text:p>
      <text:p text:style-name="P3007">In his first personality, he is a<text:s/>loving<text:s/>king,<text:s/>and<text:s/>a mighty warrior. He rules a prosperous kingdom; yet, he is not satisfied. He creates an even bigger army than before and marches it all around the earth, trying to be the most powerful king.<text:s/></text:p>
      <text:p text:style-name="P3008">On his march, he comes to the hermitage of sage Vashistha, who offers<text:s/>sufficient food for<text:s/>his entire army. Vishwamitra comes to know that the secret of sage Vashistha’s generosity is a cow named Shabala. According to verse 1-52-20, this cow is Kamadhenu, means she can fulfill any wish of her master. Vishwamitra becomes greedy and tries to take control of the Kamadhenu cow by barter. When all attempts fail, he declares war on sage Vashistha.<text:s/>The<text:s/>cow produces an even bigger army for sage Vashistha, which then annihilates the army of Vishwamitra. Sage Vashistha renders the rest of the army of king Vishwamitra to ashes just by the sound "hum." Vishwamitra loses his sons and the entire force. He feels disgraced and distressed. After a humiliating defeat, Vishwamitra realizes that sage Vashistha is superior to him.<text:s/>Vishwamitra plans<text:s/>to beat sage Vashistha at his own game - the power of<text:s/>Energy.</text:p>
      <text:p text:style-name="P3009">Vishwamitra gives up his kingdom, becomes a sage, and prays to Shiva for an extended time. Shiva, who is also the god of warfare, gives him many powerful weapons. Now, Vishwamitra is ready to take his revenge; he fires all the weapons on sage Vashistha right away. When those weapons do not work on sage Vashistha, he<text:s/>goes<text:s/>back to praying to<text:s/>gain<text:s/>more weapons.</text:p>
      <text:soft-page-break/>
      <text:p text:style-name="P3010">After that event, we read the story of<text:s/>Trishanku, who wants to go to the heaven in his human body and Vishwamitra helped him. Even in this story, we see that Vishwamitra is angry and an egoistic sage. Trishanku’s quest fails and Vishwamitra goes back to praying to get more powers. Lord Brahma tells Vishwamitra to control his senses better, if he wants to call himself a highest-level sage. It takes long and hard prayers for him to establish control over his senses, but when he<text:s/>does<text:s/>this, he becomes a highest-level sage, a Bramha-rishi.</text:p>
      <text:p text:style-name="P3011"><text:span text:style-name="T3012">We can relate to the story of the first personality of Vishwamitra. It is a classic example of praying to<text:s/></text:span><text:span text:style-name="T3013">G</text:span><text:span text:style-name="T3014">od for benefits. As</text:span><text:span text:style-name="T3015"><text:s/>the story suggests, our desire<text:s/></text:span><text:span text:style-name="T3016">to get more and more in<text:s/></text:span><text:span text:style-name="T3017">life</text:span><text:span text:style-name="T3018"><text:s/>is the real<text:s/></text:span><text:span text:style-name="T3019">driver</text:span><text:span text:style-name="T3020"><text:s/>behind all our activities.<text:s/></text:span><text:span text:style-name="T3021">Even when we change the<text:s/></text:span><text:span text:style-name="T3022">paradigm</text:span><text:span text:style-name="T3023">,<text:s/></text:span><text:span text:style-name="T3024">similar to Vishwamitra, t</text:span><text:span text:style-name="T3025">his<text:s/></text:span><text:span text:style-name="T3026">drive</text:span><text:span text:style-name="T3027"><text:s/>does not stop</text:span><text:span text:style-name="T3028">.</text:span><text:span text:style-name="T3029"><text:s/></text:span><text:span text:style-name="T3030">Earlier Vishwamitra was a king, waging wars for expanding the kingdom, and he tried to take Kamadhenu by force.<text:s/></text:span><text:span text:style-name="T3031">He gave up the kingdom to become a sage, but his anger, ego, and jealousy remained the same as before.<text:s/></text:span><text:span text:style-name="T3032">Previously, he was running toward, say, the north. Realizing that the south is even more powerful, he started running toward the south.</text:span><text:span text:style-name="T3033"><text:s/>He<text:s/></text:span><text:span text:style-name="T3034">changed</text:span><text:span text:style-name="T3035"><text:s/>the direction, but inside, he and his<text:s/></text:span><text:span text:style-name="T3036">running</text:span><text:span text:style-name="T3037"><text:s/>continued to be the same.</text:span></text:p>
      <text:p text:style-name="P3038"><text:span text:style-name="T3039">This story is an important warning sign, and sage Valmiki posts it at the very beginning of the road. He makes us aware of the danger that a change of direction or paradigm does not lead us anywhere.</text:span><text:span text:style-name="T3040"><text:s/>Countless people have made this mistake and taken the wrong turn on this slippery road. Unable to control their senses, they gave up the household life and took up a solitary life. That did not help them. Similar to Vishwamitra, their ego, anger, and senses went with them in their solitary life. Previously, it was eas</text:span><text:span text:style-name="T3041">y for them to see their faults. I</text:span><text:span text:style-name="T3042">n the solitary life,<text:s/></text:span><text:span text:style-name="T3043">no one<text:s/></text:span><text:span text:style-name="T3044">challenge</text:span><text:span text:style-name="T3045">s</text:span><text:span text:style-name="T3046"><text:s/>them.<text:s/></text:span><text:span text:style-name="T3047">Therefore, sage Valmiki suggests we need to change ourselves. The<text:s/></text:span><text:span text:style-name="T3048">genuine change</text:span><text:span text:style-name="T3049"><text:s/>needs to happen inside of us. A change of physical location or directions is irrelevant.</text:span></text:p>
      <text:p text:style-name="P3050"/>
      <text:h text:style-name="P3051" text:outline-level="2"><text:bookmark-start text:name="_Toc50058882"/>Trishanku<text:bookmark-end text:name="_Toc418306792"/><text:bookmark-end text:name="_Toc50058882"/></text:h>
      <text:p text:style-name="P3052">The story of Trishanku is yet another warning sign that comes right after Shri Ram’s journey begins. We saw the king Vishwamitra’s story as a warning; Trishanku’s story is a continuation of the same warning.<text:s/></text:p>
      <text:p text:style-name="P3053">We identify ourselves with our body. Our body represents our identity. Associating ourselves with the body means making efforts to satisfy its desires for hunger, sleep, and other things. There is nothing wrong with having desires, and we see in Ramayana that great sages are married and engage in everyday activities.<text:s/></text:p>
      <text:soft-page-break/>
      <text:p text:style-name="P3054">The problem comes when the<text:s/>Ahamkara, the sense of I that separates us from the others,<text:s/>drives<text:s/>our actions with greed and hatred. In the story of Trishanku, he wants to go to the heaven with his body, which means his sense of identity. His problem is that he is greedy; he wants to keep his bodily identity, attachments, and desires as-is and go to the heaven at the same time.</text:p>
      <text:p text:style-name="P3055">As per sage Valmiki, for anyone to go to the heaven, he or she must meet one of the two conditions. The first condition is the person must give up bodily attachments and the ego. The second condition is this person must have<text:s/>a lot<text:s/>of accumulated<text:s/>Energy. If a person cannot meet these conditions, death is the only option for him. Many characters, like king Dasharatha, went to the heaven only after their death. However, Trishanku is not ready to meet the conditions. He is smart, but lazy to do his hard work for going to the heaven. So, he figures out an easy way<text:s/>to achieve his desires. He asks sage<text:s/>Vashistha<text:s/>and his sons for help, but that does not work, and he ends up with a deformed body.</text:p>
      <text:p text:style-name="P3056">Trishanku – a former king – knows that sage Vishwamitra considers sage<text:s/>Vashistha<text:s/>as an archenemy and uses this animosity of Vishwamitra to his advantage. He butters up Vishwamitra, who is full of pride, anger, and arrogance, and convinces him to send him to the heaven by giving him<text:s/>Energy. Vishwamitra has great powers, but he has not yet crossed the<text:s/>ultimate stage<text:s/>of becoming a<text:s/>Bramha-rishi. At this point of time, Vishwamitra is just an arrogant and prideful person with<text:s/>an exorbitant amount<text:s/>of<text:s/>Energy<text:s/>accumulated from doing long austerities. Trishanku is getting a free ride from Vishwamitra by using the accumulated<text:s/>Energy<text:s/>of Vishwamitra to go to the heaven with his body.<text:s/></text:p>
      <text:p text:style-name="P3057"><text:tab/>However, going to the heaven with the body is not allowed. Hence, Indra, the ruler of heaven, blocks Trishanku’s upward path. If we replace Indra<text:s/>with Indriya, meaning sense organs, we see that Trishanku’s senses and desires block his path. Thus, he is badly stuck in the middle. Neither can he go to the heaven with his body, nor can he come back on the earth, as Vishwamitra will not allow that to happen. The only way out for him is to give up his identity and desires.<text:s/>Then,<text:s/>he is free to go up<text:s/>to heaven.<text:s/></text:p>
      <text:p text:style-name="P3058">Note the meaning of the name Trishanku. “Tri” means “three” and “shanku” probably means “hanging from.” Therefore, his name translates into “hanging from three worlds.” The story shows him hanging between two worlds – the earth and the heaven. That means that his name should have been Dwishanku – “hanging from two worlds.” So, what is the third world sage Valmiki might<text:s/>refer<text:s/>to?<text:s/></text:p>
      <text:p text:style-name="P3059">We know that all the worlds are within us, so we need to search deeper within ourselves. Let us not think of Trishanku as someone outside our<text:s/>body,<text:s/>as he too<text:s/><text:soft-page-break/>represents us. Our imagination of the heaven makes us greedy, and we too would like to go to the heaven as-is. In sage Valmiki’s world, the heaven is a temporary state of<text:s/>Consciousness, which is relatively higher than our normal state. This state is not to be confused with the highest state of<text:s/>Consciousness, which is termed as Brahma-Loka or Lord Brahma’s abode.</text:p>
      <text:p text:style-name="P3060">Indra<text:s/>is the ruler of this temporary state (that is, the heaven), in which all needs, wishes, and desires are fulfilled instantaneously. The existence of desires, their satisfaction, and the connection to senses represent that the heaven is an intermediate state. People believe if a person does many good deeds in his lifetime, then he goes to the heaven after death and enjoys the fruits of his actions for some time. Once the power of his accumulated good deeds is over, he comes back to the earth and begins a new cycle of birth.</text:p>
      <text:p text:style-name="P3061">Going to the heaven requires<text:s/>a substantial amount<text:s/>of<text:s/>Energy. We do not have it, and will not make the efforts to<text:s/>get<text:s/>it. If we were to make efforts to<text:s/>get<text:s/>Energy,<text:s/>we would lose our false identity or the<text:s/>Ahamkara<text:s/>in the process. The<text:s/>simple way<text:s/>out is to get help from an external source – a<text:s/>person<text:s/>who has the<text:s/>gained<text:s/>Energy<text:s/>and is ready to give it to us. If someone transfers<text:s/>such<text:s/>an enormous amount<text:s/>of<text:s/>Energy<text:s/>to us, it would easily rise to the top of the crown of our head, and then, we can be in a higher state for some time.</text:p>
      <text:p text:style-name="P3062">Note that the<text:s/>Energy<text:s/>transfer from the other person has to occur at the base of the spine, the<text:s/>Muladhara Chakra. The additional<text:s/>Energy<text:s/>from the outside merges with our<text:s/>Energy<text:s/>at the<text:s/>Muladhara Chakra<text:s/>and collectively both energies try to rise above as one. Vishwamitra is the example of an external person<text:s/>who is transferring his<text:s/>Energy<text:s/>to Trishanku/us. As per the laws of<text:s/>Energy, this is a valid transfer. However, it may not work if Trishanku/we are not ready. Our mind is stuck in desires or senses; we<text:s/>cannot<text:s/>drop our<text:s/>Ahamkara<text:s/>and do not let ourselves go. In the final countdown, the desire of senses wins over the force of<text:s/>Energy<text:s/>that is helping us to move higher. The<text:s/>Energy<text:s/>cannot travel upwards because the<text:s/>Nadi(s)<text:s/>are blocked<text:s/>because of<text:s/>desires. The result is that the<text:s/>Energy<text:s/>cannot complete its<text:s/>work<text:s/>and thus runs havoc in the body and the mind.<text:s/></text:p>
      <text:p text:style-name="P3063">We wondered what the three worlds mentioned in Trishanku’s name were and saw that he could not gain access to the temporary higher state. Because of the<text:s/>Energy’s abnormal patterns in Trishanku’s body, he is in tremendous pain. In addition, his mind is going crazy, so much so, that he is close to madness. The body, the mind, and the temporary higher state are the three worlds his name refers to. If he does not achieve the<text:s/>aim<text:s/>of being in a higher state of<text:s/>Consciousness, he/we lose the body and the mind too. In such a case, the<text:s/>Energy<text:s/>may run downwards from the base of the spine toward<text:s/><text:soft-page-break/>the legs, which causes pains in the legs. A documented result of this half-hearted attempt to raise the<text:s/>Energy<text:s/>to the crown is severe pain in the legs.</text:p>
      <text:p text:style-name="P3064"><text:span text:style-name="T3065">The only way out from this torturous condition is to sever our ties with the desires that bind us. Once we let go of desires, the blockages in the<text:s/></text:span><text:span text:style-name="T3066">N</text:span><text:span text:style-name="T3067">adi</text:span><text:span text:style-name="T3068">(</text:span><text:span text:style-name="T3069">s</text:span><text:span text:style-name="T3070">)</text:span><text:span text:style-name="T3071"><text:s/>open up automatically, and the<text:s/></text:span><text:span text:style-name="T3072">Energy<text:s/></text:span><text:span text:style-name="T3073">can go upwards.<text:s/></text:span><text:span text:style-name="T3074">Trishanku’s story is a warning sign for both the disciple and his guru not to seek or initiate<text:s/></text:span><text:span text:style-name="T3075">Energy<text:s/></text:span><text:span text:style-name="T3076">transfer casually. When the disciple is ready to<text:s/></text:span><text:span text:style-name="T3077">let go of his<text:s/></text:span><text:span text:style-name="T3078">desires, the Ahamkara, and the bodily attachments</text:span><text:span text:style-name="T3079">, only then the guru<text:s/></text:span><text:span text:style-name="T3080">should<text:s/></text:span><text:span text:style-name="T3081">initiate<text:s/></text:span><text:span text:style-name="T3082">Energy<text:s/></text:span><text:span text:style-name="T3083">transfer.</text:span></text:p>
      <text:p text:style-name="P3084"/>
      <text:h text:style-name="P3085" text:outline-level="2"><text:bookmark-start text:name="_Toc50058883"/>Unnamed<text:s/>Sages, who<text:s/>Direct Shri Ram into Dense Jungle<text:bookmark-end text:name="_Toc50058883"/></text:h>
      <text:p text:style-name="P3086"><text:span text:style-name="T3087">In verse 2-116-13, the unnamed sages tell Shri Ram, since the time he came to this side of the jungle, the demons have been ill treating them.</text:span><text:span text:style-name="T3088"><text:s/>In verses 2-116-10 through 19, we read that even demon Khara has started to trouble sages, which shows that earlier Khara was not a troublemaker.</text:span></text:p>
      <text:p text:style-name="P3089"><text:span text:style-name="T3090"><text:tab/>These verses show the correlation between Shri Ram's coming to Mt. Chitrakuta and the demons starting to trouble the unnamed sages.<text:s/></text:span><text:span text:style-name="T3091">This correlation, as seen by the unnamed sages, irrespective of its correctness, puts the responsibility to protect them on Shri Ram's shoulders</text:span><text:span text:style-name="T3092">.</text:span></text:p>
      <text:p text:style-name="P3093">The unnamed ascetics and sages are part of our Body-Mind processes, but they seem to play a small part. They refer to our wishes, intentions, and attempts to walk the path of spirituality, to do well, or to search for<text:s/>God. The demons, that trouble them, represent our limitations<text:s/>or desires<text:s/>related to our Ahamkara. Thus, these sages need and deserve protection from Shri Ram/the Consciousness,<text:s/>because<text:s/>only the Consciousness can keep the Ahamkara in check.</text:p>
      <text:p text:style-name="P3094"><text:tab/>In verse 2-119-20 and many other verses, we read that the unnamed sages direct Shri Ram southward, deeper in the jungle, which leads Shri Ram straight into demon Viradha's cruel hands.</text:p>
      <text:p text:style-name="P3095">Shri Ram's entry into the jungle was not his choice; it was his father's wish and order. When he entered the jungle, the demons felt threatened by his mere presence and started the trouble. Thus, to put out the fire started by the demons and to protect the sages, Shri Ram enters deeper into the jungle.</text:p>
      <text:p text:style-name="P3096"><text:span text:style-name="T3097">The question, which naturally comes to the mind is why the demons start troubling the ascetics and sages suddenly? Sage Valmiki does not offer the demon side of view related to this question in Ramayana, as he sees no need for it.<text:s/></text:span><text:span text:style-name="T3098">However, we are egoistic people, so we are much closer to the demon side, which helps us to understand the demon side of view.</text:span></text:p>
      <text:soft-page-break/>
      <text:p text:style-name="P3099"><text:span text:style-name="T3100">Before this point in the story, Ahamkara has driven our body and mind almost to the level of insanity. The higher Consciousness we<text:s/></text:span><text:span text:style-name="T3101">occasionally<text:s/></text:span><text:span text:style-name="T3102">get from doing Yoga, brings calming sensations to the over-agitated body-mind and thus brings some sense of sanity.<text:s/></text:span><text:span text:style-name="T3103">Precisely because of the newly arrived sanity, the level of pre-existing insanity comes to our attention.<text:s/></text:span></text:p>
      <text:p text:style-name="P3104"><text:span text:style-name="T3105">Many people get demoralized after seeing that they are almost no control over their desires related to Ahamkara. Think of it in this way - when someone is insane, the person is not even aware that he is insane.<text:s/></text:span><text:span text:style-name="T3106">Only when some sense of sanity is present does the person realize his insanity. Sage Valmiki suggests not to be afraid of this insanity, and to seek protection from the higher Consciousness.<text:s/></text:span><text:span text:style-name="T3107">When such insanity is exposed, it becomes the job of the Consciousness to take action to fix the problem.<text:s/></text:span></text:p>
      <text:p text:style-name="P3108"/>
      <text:h text:style-name="P3109" text:outline-level="2"><text:bookmark-start text:name="_Toc412487818"/><text:bookmark-start text:name="_Toc423152547"/><text:bookmark-start text:name="_Toc423154170"/><text:bookmark-start text:name="_Toc50058884"/>Viradha<text:bookmark-end text:name="_Toc50058884"/></text:h>
      <text:p text:style-name="P3110">To understand demon Viradha, we need to<text:s/>read<text:s/>his story in the middle and then read it from start to end. Somewhere in the middle of two chapters devoted to Viradha, we get a small one-liner that explains his character.</text:p>
      <text:p text:style-name="P3111">Viradha was a nice guy before he became a demon. He used to work for Kuber, the god of wealth, and we can guess that<text:s/>he<text:s/>had a<text:s/>great<text:s/>life going on for him. He was<text:s/>obsessed<text:s/>to a beautiful girl called Rambha, but there is no mention that Rambha was interested in him. It looks like a one-sided affair, and<text:s/>probably<text:s/>he<text:s/>spent his time daydreaming about being with Rambha.<text:s/></text:p>
      <text:p text:style-name="P3112"><text:span text:style-name="T3113">So far, everything was okay, and no one seemed to have any problem with<text:s/></text:span><text:span text:style-name="T3114">Viradha</text:span><text:span text:style-name="T3115"><text:s/>or his crush on Rambha. However, things changed drastically when he failed to do his duty, probably unintentionally.<text:s/></text:span><text:span text:style-name="T3116">The story mentions one</text:span><text:span text:style-name="T3117">-</text:span><text:span text:style-name="T3118">line – while thinking about Rambha, he failed to perform his duty.<text:s/></text:span><text:span text:style-name="T3119">It does not give any details about his duty or how he failed to do it or how often it happened.<text:s/></text:span></text:p>
      <text:p text:style-name="P3120"><text:span text:style-name="T3121">Dereliction of duty<text:s/></text:span><text:span text:style-name="T3122">is</text:span><text:span text:style-name="T3123"><text:s/>a terrible sin in sage Valmiki's world.</text:span><text:span text:style-name="T3124"><text:s/>Thus, Kuber cursed<text:s/></text:span><text:span text:style-name="T3125">Viradha<text:s/></text:span><text:span text:style-name="T3126">to be reborn a</text:span><text:span text:style-name="T3127">s a terrible demon</text:span><text:span text:style-name="T3128">.<text:s/></text:span><text:span text:style-name="T3129">Looking at this from the opposite side, we can say a person with an intense obsession becomes a demon himself.</text:span></text:p>
      <text:p text:style-name="P3130">Viradha has a boon that no weapon can kill him and that only Shri Ram can kill him. By now, we know these strange boons hide<text:s/>a<text:s/>reality.<text:s/>We will see it shortly.</text:p>
      <text:p text:style-name="P3131">When<text:s/>Viradha<text:s/>sees Sita in the jungle,<text:s/>he<text:s/>throws a cheesy line at her and calls her as "the woman with the best waist”. He is attracted to her and right away declares that he wants to marry her. After finding out that Sita would not marry him willingly, he abducts her. This abduction does not surprise us, as we know his character.<text:s/></text:p>
      <text:soft-page-break/>
      <text:p text:style-name="P3132">When Viradha fights with Shri Ram, he<text:s/>cannot<text:s/>recognize him. He picks Shri Ram and Laxmana up and carries them deep in the jungle; note that Shri Ram intentionally let him do that.</text:p>
      <text:p text:style-name="P3133">Finally, Shri Ram and Laxmana cut off his hands. Realizing that Viradha will not die from a weapon, they dig a pit and drop Viradha into<text:s/>the pit. Only when Viradha is in the pit does he realize the<text:s/>actual identity<text:s/>of Shri Ram. He then advises Shri Ram to go southwards to the hermitage of sage Sharabhanga.</text:p>
      <text:p text:style-name="P3134"><text:span text:style-name="T3135">In terms of our<text:s/></text:span><text:span text:style-name="T3136">Body-Mind</text:span><text:span text:style-name="T3137"><text:s/>processes, we can easily identify the Viradha-like tendencies</text:span><text:span text:style-name="T3138"><text:s/>to be the sex<text:s/></text:span><text:span text:style-name="T3139">obsession in our mind. With Viradha's boon that he will not die from a weapon, sage Valmiki suggests that the force does not work<text:s/></text:span><text:span text:style-name="T3140">on sex obsession</text:span><text:span text:style-name="T3141">.</text:span><text:span text:style-name="T3142"><text:s/>Modern psychology has already taught us that suppression of<text:s/></text:span><text:span text:style-name="T3143">sexual<text:s/></text:span><text:span text:style-name="T3144">desires by force only reinforces them and<text:s/></text:span><text:span text:style-name="T3145">strengthens them</text:span><text:span text:style-name="T3146">.<text:s/></text:span></text:p>
      <text:p text:style-name="P3147"><text:span text:style-name="T3148">Sage Valmiki's suggestion is that we must not deny their existence and should not fight th</text:span><text:span text:style-name="T3149">em by using force. The best way</text:span><text:span text:style-name="T3150"><text:s/>to deal with<text:s/></text:span><text:span text:style-name="T3151">them</text:span><text:span text:style-name="T3152"><text:s/>is not to act on these obsessions and not give any attention to them.<text:s/></text:span><text:span text:style-name="T3153">Sage Valmiki makes this suggestion by showing Shri Ram and Laxmana as cutting off both hands of Viradha, and burying him in a pit, thus removing him from sight.<text:s/></text:span></text:p>
      <text:p text:style-name="P3154">The worst thing, which can happen to the spiritual aspirant, is Viradha-like tendencies not being removed properly, which allows them to hide safely for a long time. It means that eventually (probably later in a person’s life), this obsession will show up again.<text:s/>The<text:s/>person might be much older and may not have a physical strength to act upon this type<text:s/>of desires to satisfy him. Without the strength of body, there is no way to satisfy the<text:s/>sexual<text:s/>desires, and a person remains obsessed with them forever.</text:p>
      <text:p text:style-name="P3155"/>
      <text:h text:style-name="P3156" text:outline-level="2"><text:bookmark-start text:name="_Toc412487803"/><text:bookmark-start text:name="_Toc423152532"/><text:bookmark-start text:name="_Toc423154155"/><text:bookmark-start text:name="_Toc50058885"/>Kabandha<text:bookmark-end text:name="_Toc50058885"/><text:s/><text:bookmark-end text:name="_Toc412487803"/><text:bookmark-end text:name="_Toc423152532"/><text:bookmark-end text:name="_Toc423154155"/></text:h>
      <text:p text:style-name="P3157">In verses 3-69-15 through 17, we read that demon Ayomukhi attacks Laxmana and Laxmana cuts off her nose and ears. This story reminds us of demon Shurpanakha, and thus, we can call it a duplication of the Shurpanakha episode.<text:s/></text:p>
      <text:p text:style-name="P3158">In verse 3-36-29, a big demon, Kabandha, who is the brother of demon Ayomukhi, appears in front of Shri Ram and Laxmana. He has no neck or head, and his mouth is<text:s/>on<text:s/>his chest. He has only one blazing red eye above his mouth. He has two arms that stretch very long. He grabs anything that has life<text:s/>and<text:s/>hauls it into his mouth.<text:s/></text:p>
      <text:p text:style-name="P3159">Kabandha grabs Shri Ram and Laxmana, which is a duplication of Viradha grabbing them. In verse 3-70-8, we read that Shri Ram and Laxmana cutoff Kabandha's hands, just as in the Viradha story. Like Viradha’s story, there is an interesting story of why Kabandha became a demon, and it explains his character.<text:s/></text:p>
      <text:soft-page-break/>
      <text:p text:style-name="P3160">Originally, Kabandha was in the heaven and had the boon of a long life from Lord Brahma. Since he had the boon of a long life, he thought Indra could not harm him. Therefore, verse 3-71-8, 9 tells us he got into a fight with Indra, possibly for the throne of heaven. That, however, turned out to be a miscalculation and Indra struck Kabandha with<text:s/>a thunderbolt, making Kabandha disfigured and a demon.</text:p>
      <text:p text:style-name="P3161"><text:span text:style-name="T3162"><text:tab/>The full description of greedy Kabandha comes from sage Valmiki’s portrayal of him. Using root “bandh” which means, “limits” his name sounds like "one who recognizes no limits."<text:s/></text:span><text:span text:style-name="T3163">Kabandh</text:span><text:span text:style-name="T3164">a</text:span><text:span text:style-name="T3165"><text:s/>is a personification of greed itself. He has arms that stretch very long, and he uses them only to collect food. He has no head or neck, but<text:s/></text:span><text:span text:style-name="T3166">an enormous stomach</text:span><text:span text:style-name="T3167">, which can gobble up almost anything. With his one infernal, red eye, Kabandha sees nothing except his object of desire, food. One eye<text:s/></text:span><text:span text:style-name="T3168">represents</text:span><text:span text:style-name="T3169"><text:s/>the imbalanced outlook of a greedy person, who sees only what interests him.</text:span><text:span text:style-name="T3170"><text:s/></text:span></text:p>
      <text:p text:style-name="P3171">The story tells us that Shri Ram and Laxmana cutoff Kabandha’s hand, following which Kabandha asks Shri Ram to incinerate him.<text:s/>Sage<text:s/>Valmiki’s prescription for greed is not only to act on<text:s/>it<text:s/>but also to remove it firmly, leaving no trace of it.<text:s/></text:p>
      <text:p text:style-name="P3172"/>
      <text:h text:style-name="P3173" text:outline-level="2"><text:bookmark-start text:name="_Toc412487801"/><text:bookmark-start text:name="_Toc423152530"/><text:bookmark-start text:name="_Toc423154153"/><text:bookmark-start text:name="_Toc50058886"/>Ravana gets a Warning<text:bookmark-end text:name="_Toc412487801"/><text:bookmark-end text:name="_Toc423152530"/><text:bookmark-end text:name="_Toc423154153"/><text:bookmark-end text:name="_Toc50058886"/></text:h>
      <text:p text:style-name="P3174">In chapter<text:s/>3-35, verse 27 onwards, Ravana gets a warning, as he is about to perform a wrong action of abducting Sita. Ravana sees a huge Banyan tree, and he remembers a story about this tree. He remembers that once Garuda, the divine eagle, rapidly descended toward this Banyan tree to eat his prays. Garuda had two prey in his claws – an elephant and a giant tortoise. Because of the rapid descent of Garuda, an enormous tree branch split and began to fall. There were many sages praying to god, sitting on that branch. To prevent the sages from falling, Garuda caught the branch in his beak mid-air, while it was still falling down.<text:s/>Garuda gave<text:s/>the sages enough time to leave the branch safely. Then,<text:s/>Garuda<text:s/>took off, with the prey in one claw and the branch in the other. In verse 3-35-32, we read that Garuda ate his prey mid-air, and then threw the branch down on a<text:s/>tribal community called “Nishad”. The community<text:s/>was<text:s/>engaged solely in sensual pleasures, and Garuda destroyed it by dropping a huge branch on them.</text:p>
      <text:p text:style-name="P3175">The divine eagle or Garuda is a vehicle of Lord Vishnu; therefore, Garuda indirectly refers to Lord Vishnu. We know that sage Valmiki duplicates everything in Ramayana. We also know that in the end, Shri Ram killed Ravana and Kumbhakarna and protected sages from demons. These events need to be duplicated; therefore, something similar has to happen in the story. Garuda killing an elephant and a huge tortoise and saving sages provide this duplication. The elephant can be a reference to<text:s/><text:soft-page-break/>the raw power like that of Ravana.<text:s/>The tortoise can be a reference to lazy Kumbhakarna. Assuming that these two were involved in some kind of wrong activity, Garuda<text:s/>ate<text:s/>them.</text:p>
      <text:p text:style-name="P3176"><text:tab/>Garuda eating his prey (destruction of the evil) and helping the sages (protection of the good) is the precise function of Lord Vishnu and a one-line description of Ramayana itself.<text:s/>We see that Ravana got what he needed the most – a warning sign that Lord Vishnu will act to destroy evil. Nevertheless, Ravana failed to recognize the<text:s/>warning, nor paid heed to it, and<text:s/>goes<text:s/>ahead with his plan to abduct Sita.</text:p>
      <text:p text:style-name="P3177"/>
      <text:h text:style-name="P3178" text:outline-level="2"><text:bookmark-start text:name="_Toc50058887"/>Vali<text:s/>and Sugriva<text:bookmark-end text:name="_Toc50058887"/></text:h>
      <text:p text:style-name="P3179"><text:span text:style-name="T3180">Hanumana</text:span><text:span text:style-name="T3181">, as the Prana, connects<text:s/></text:span><text:span text:style-name="T3182">us</text:span><text:span text:style-name="T3183"><text:s/>to our breath. Thus,<text:s/></text:span><text:span text:style-name="T3184">logically,</text:span><text:span text:style-name="T3185"><text:s/></text:span><text:span text:style-name="T3186">we</text:span><text:span text:style-name="T3187"><text:s/>conclude that he relates to the<text:s/></text:span><text:span text:style-name="T3188">Anahata Chakra</text:span><text:span text:style-name="T3189">.<text:s/></text:span><text:span text:style-name="T3190">Hanumana</text:span><text:span text:style-name="T3191"><text:s/>is a minister of Sugriva. Hence, the question that comes to the mind is: What<text:s/></text:span><text:span text:style-name="T3192">process<text:s/></text:span><text:span text:style-name="T3193">do<text:s/></text:span><text:span text:style-name="T3194">Vali</text:span><text:span text:style-name="T3195"><text:s/>and Sugriva represent<text:s/></text:span><text:span text:style-name="T3196">in the human Body-Mind</text:span><text:span text:style-name="T3197">? Why did Shri Ram kill Vali in an odd manner?<text:s/></text:span></text:p>
      <text:p text:style-name="P3198"><text:span text:style-name="T3199">Sage Valmiki writes<text:s/></text:span><text:span text:style-name="T3200">entire Kanda (section)</text:span><text:span text:style-name="T3201"><text:s/>about the events in Kishkindha, the capital city of the Monkey Empire. Here<text:s/></text:span><text:span text:style-name="T3202">we</text:span><text:span text:style-name="T3203"><text:s/>meet two brothers – the powerful and strong-minded monkey king, Vali and<text:s/></text:span><text:span text:style-name="T3204">his</text:span><text:span text:style-name="T3205"><text:s/>softhearted and weaker brother,<text:s/></text:span><text:span text:style-name="T3206">Sugriva</text:span><text:span text:style-name="T3207">.<text:s/></text:span></text:p>
      <text:p text:style-name="P3208"><text:span text:style-name="T3209">By the time<text:s/></text:span><text:span text:style-name="T3210">we</text:span><text:span text:style-name="T3211"><text:s/></text:span><text:span text:style-name="T3212">meet</text:span><text:span text:style-name="T3213"><text:s/>them in the Kishkindha Kanda,<text:s/></text:span><text:span text:style-name="T3214">their</text:span><text:span text:style-name="T3215"><text:s/>story has already set in, and<text:s/></text:span><text:span text:style-name="T3216">we</text:span><text:span text:style-name="T3217"><text:s/>get the details about them in flashback, with<text:s/></text:span><text:span text:style-name="T3218">Sugriva</text:span><text:span text:style-name="T3219"><text:s/>explaining<text:s/></text:span><text:span text:style-name="T3220">his</text:span><text:span text:style-name="T3221"><text:s/>miserable conditions to Shri Ram. Vali s</text:span><text:span text:style-name="T3222">uspected</text:span><text:span text:style-name="T3223"><text:s/>that<text:s/></text:span><text:span text:style-name="T3224">Sugriva</text:span><text:span text:style-name="T3225"><text:s/>wanted</text:span><text:span text:style-name="T3226"><text:s/>to usurp<text:s/></text:span><text:span text:style-name="T3227">his</text:span><text:span text:style-name="T3228"><text:s/>throne. Therefore, he<text:s/></text:span><text:span text:style-name="T3229">drove</text:span><text:span text:style-name="T3230"><text:s/>h</text:span><text:span text:style-name="T3231">im out of Kishkindha, but forced<text:s/></text:span><text:span text:style-name="T3232">Sugriva’s wife, Ruma, to stay behind with him.<text:s/></text:span><text:span text:style-name="T3233">Sugriva</text:span><text:span text:style-name="T3234"><text:s/>attempted to fight back and challenge Vali multiple times, but failed</text:span><text:span text:style-name="T3235"><text:s/>miserably. Vali<text:s/></text:span><text:span text:style-name="T3236">drove</text:span><text:span text:style-name="T3237"><text:s/>poor<text:s/></text:span><text:span text:style-name="T3238">Sugriva</text:span><text:span text:style-name="T3239"><text:s/>to the end of the world in all four directions.<text:s/></text:span><text:span text:style-name="T3240">Sugriva</text:span><text:span text:style-name="T3241"><text:s/></text:span><text:span text:style-name="T3242">could<text:s/></text:span><text:span text:style-name="T3243">not</text:span><text:span text:style-name="T3244"><text:s/>find a safe-haven</text:span><text:span text:style-name="T3245">,</text:span><text:span text:style-name="T3246"><text:s/>where he can escape from the wrath of Vali. Luckily, for<text:s/></text:span><text:span text:style-name="T3247">Sugriva</text:span><text:span text:style-name="T3248">, Vali ha</text:span><text:span text:style-name="T3249">d</text:span><text:span text:style-name="T3250"><text:s/>a curse that he cannot enter<text:s/></text:span><text:span text:style-name="T3251">a specific region</text:span><text:span text:style-name="T3252"><text:s/>near Pampa Lake. Shielding behind this curse,<text:s/></text:span><text:span text:style-name="T3253">Sugriva</text:span><text:span text:style-name="T3254"><text:s/>spent</text:span><text:span text:style-name="T3255"><text:s/></text:span><text:span text:style-name="T3256">his</text:span><text:span text:style-name="T3257"><text:s/>time in<text:s/></text:span><text:span text:style-name="T3258">exile</text:span><text:span text:style-name="T3259"><text:s/>with a handful of ministers. At this point of the story,<text:s/></text:span><text:span text:style-name="T3260">Hanumana</text:span><text:span text:style-name="T3261">, as a minister of<text:s/></text:span><text:span text:style-name="T3262">Sugriva</text:span><text:span text:style-name="T3263">, arranged</text:span><text:span text:style-name="T3264"><text:s/>a meeting<text:s/></text:span><text:span text:style-name="T3265">of</text:span><text:span text:style-name="T3266"><text:s/>Shri Ram and<text:s/></text:span><text:span text:style-name="T3267">Sugriva</text:span><text:span text:style-name="T3268"><text:s/>near the Pampa Lake region. <text:s/></text:span></text:p>
      <text:p text:style-name="P3269"><text:span text:style-name="T3270">The Pampa Lake area is one of the best places described in Ramayana, and poetic sage Valmiki finds a perfect place to write poetry about this region. In the next<text:s/></text:span><text:span text:style-name="T3271">section</text:span><text:span text:style-name="T3272"><text:s/>where<text:s/></text:span><text:span text:style-name="T3273">we</text:span><text:span text:style-name="T3274"><text:s/>will go verse by verse,<text:s/></text:span><text:span text:style-name="T3275">we</text:span><text:span text:style-name="T3276"><text:s/>see that most of the poetry is about air, birds, wind, passion, and love. Unmistakably, this place has to be the<text:s/></text:span><text:span text:style-name="T3277">Anahata Chakra</text:span><text:span text:style-name="T3278">, which has Air as<text:s/></text:span><text:span text:style-name="T3279">its</text:span><text:span text:style-name="T3280"><text:s/>element. The heart is the<text:s/></text:span><text:span text:style-name="T3281">place</text:span><text:span text:style-name="T3282"><text:s/>where air and love related matters come together.<text:s/></text:span><text:span text:style-name="T3283">We</text:span><text:span text:style-name="T3284"><text:s/>see that there are<text:s/></text:span><text:span text:style-name="T3285">over</text:span><text:span text:style-name="T3286"><text:s/>200<text:s/></text:span><text:span text:style-name="T3287">poetic verses in these chapters. A</text:span><text:span text:style-name="T3288">lmost all<text:s/></text:span><text:span text:style-name="T3289">verses</text:span><text:span text:style-name="T3290"><text:s/>refer to the<text:s/></text:span><text:span text:style-name="T3291">Anahata Chakra</text:span><text:span text:style-name="T3292"><text:s/>in some way.</text:span></text:p>
      <text:p text:style-name="P3293"><text:span text:style-name="T3294">Vali is a son of Indra, and<text:s/></text:span><text:span text:style-name="T3295">Sugriva</text:span><text:span text:style-name="T3296"><text:s/>is a son of Sun – a minister of Indra.<text:s/></text:span><text:span text:style-name="T3297">Sugriva</text:span><text:span text:style-name="T3298"><text:s/>is strong, but not as strong as Vali. Vali represents raw, uncontrollable power; replacing<text:s/></text:span><text:soft-page-break/><text:span text:style-name="T3299">V with B in<text:s/></text:span><text:span text:style-name="T3300">his</text:span><text:span text:style-name="T3301"><text:s/>name,<text:s/></text:span><text:span text:style-name="T3302">we</text:span><text:span text:style-name="T3303"><text:s/>get “Bali,” which means “a powerful one.”<text:s/></text:span><text:span text:style-name="T3304">On other hand, “</text:span><text:span text:style-name="T3305">Sugriva</text:span><text:span text:style-name="T3306">” translates into “tamed horse,” which<text:s/></text:span><text:span text:style-name="T3307">means</text:span><text:span text:style-name="T3308"><text:s/>he represents a power that can<text:s/></text:span><text:span text:style-name="T3309">be used</text:span><text:span text:style-name="T3310"><text:s/>for a meaningful purpose.</text:span></text:p>
      <text:p text:style-name="P3311"><text:span text:style-name="T3312">Sage Valmiki adds many clues to emphasize the respective nature of these two brothers. Vali is<text:s/></text:span><text:span text:style-name="T3313">headstrong,</text:span><text:span text:style-name="T3314"><text:s/>and he does not keep<text:s/></text:span><text:span text:style-name="T3315">his</text:span><text:span text:style-name="T3316"><text:s/>promises. Let<text:s/></text:span><text:span text:style-name="T3317">us</text:span><text:span text:style-name="T3318"><text:s/>see some examples that<text:s/></text:span><text:span text:style-name="T3319">show</text:span><text:span text:style-name="T3320"><text:s/></text:span><text:span text:style-name="T3321">his</text:span><text:span text:style-name="T3322"><text:s/>nature. The first example refers to when Vali tells<text:s/></text:span><text:span text:style-name="T3323">Sugriva that</text:span><text:span text:style-name="T3324"><text:s/>he is going inside a cave to kill some demon and asks<text:s/></text:span><text:span text:style-name="T3325">Sugriva to</text:span><text:span text:style-name="T3326"><text:s/>wait outside for<text:s/></text:span><text:span text:style-name="T3327">seven</text:span><text:span text:style-name="T3328"><text:s/>days. Instead of killing just one demon, Vali enters deep into the cave and ends up killing many of them, but misses<text:s/></text:span><text:span text:style-name="T3329">his</text:span><text:span text:style-name="T3330"><text:s/>deadline of<text:s/></text:span><text:span text:style-name="T3331">seven</text:span><text:span text:style-name="T3332"><text:s/>days. The second example of Vali’s uncontrollable nature can<text:s/></text:span><text:span text:style-name="T3333">be seen</text:span><text:span text:style-name="T3334"><text:s/>when Vali promises<text:s/></text:span><text:span text:style-name="T3335">his</text:span><text:span text:style-name="T3336"><text:s/>wife,<text:s/></text:span><text:span text:style-name="T3337">Tara,</text:span><text:span text:style-name="T3338"><text:s/>that he will fight<text:s/></text:span><text:span text:style-name="T3339">Sugriva</text:span><text:span text:style-name="T3340"><text:s/>to teach him a lesson, not to kill him. Still, when the battle between these two starts, Vali forgets<text:s/></text:span><text:span text:style-name="T3341">his</text:span><text:span text:style-name="T3342"><text:s/>promise and tries to kill<text:s/></text:span><text:span text:style-name="T3343">Sugriva</text:span><text:span text:style-name="T3344">.</text:span></text:p>
      <text:p text:style-name="P3345"><text:span text:style-name="T3346">The proof of Sugriva’s feminine/soft nature comes when Shri Ram kills Vali. Shri Ram kills Vali for<text:s/></text:span><text:span text:style-name="T3347">Sugriva</text:span><text:span text:style-name="T3348">, and yet,<text:s/></text:span><text:span text:style-name="T3349">Sugriva</text:span><text:span text:style-name="T3350"><text:s/>cries more than Vali’s wife does. In verse 4-24-23, he even plans to enter the funeral pyre because of<text:s/></text:span><text:span text:style-name="T3351">his</text:span><text:span text:style-name="T3352"><text:s/>inability to bear the grief of<text:s/></text:span><text:span text:style-name="T3353">his</text:span><text:span text:style-name="T3354"><text:s/>brother’s death.</text:span></text:p>
      <text:p text:style-name="P3355"><text:span text:style-name="T3356">Based<text:s/></text:span><text:span text:style-name="T3357">on</text:span><text:span text:style-name="T3358"><text:s/>these instances,<text:s/></text:span><text:span text:style-name="T3359">we</text:span><text:span text:style-name="T3360"><text:s/>conclude that Vali represents uncontrollable raw power, and that is the reason Shri Ram removes him.<text:s/></text:span><text:span text:style-name="T3361">Sugriva</text:span><text:span text:style-name="T3362"><text:s/>is much more<text:s/></text:span><text:span text:style-name="T3363">controllable</text:span><text:span text:style-name="T3364"><text:s/>and<text:s/></text:span><text:span text:style-name="T3365">soft</text:span><text:span text:style-name="T3366">hearted; this “tamed horse” is useful to Shri Ram for his mission.<text:s/></text:span></text:p>
      <text:p text:style-name="P3367"><text:span text:style-name="T3368">As the story goes, Shri Ram asks<text:s/></text:span><text:span text:style-name="T3369">Sugriva</text:span><text:span text:style-name="T3370"><text:s/>to challenge<text:s/></text:span><text:span text:style-name="T3371">Vali</text:span><text:span text:style-name="T3372"><text:s/>and hides in the bushes. When Vali is busy fighting<text:s/></text:span><text:span text:style-name="T3373">Sugriva</text:span><text:span text:style-name="T3374">, Shri Ram shoots an<text:s/></text:span><text:span text:style-name="T3375">arrow</text:span><text:span text:style-name="T3376"><text:s/>which hits Vali in<text:s/></text:span><text:span text:style-name="T3377">the</text:span><text:span text:style-name="T3378"><text:s/>back.<text:s/></text:span></text:p>
      <text:p text:style-name="P3379"><text:span text:style-name="T3380">It leaves the readers</text:span><text:span text:style-name="T3381"><text:s/>with a big question - why he shot Vali in the back from behind the bushes? Why did Shri Ram not offer a<text:s/></text:span><text:span text:style-name="T3382">duel</text:span><text:span text:style-name="T3383"><text:s/>to Vali, as all warriors are supposed to do?<text:s/></text:span></text:p>
      <text:p text:style-name="P3384"><text:span text:style-name="T3385">We</text:span><text:span text:style-name="T3386"><text:s/>can solve this puzzle by referring to a phenomenon in our<text:s/></text:span><text:span text:style-name="T3387">Body-Mind</text:span><text:span text:style-name="T3388">-</text:span><text:span text:style-name="T3389">Energy</text:span><text:span text:style-name="T3390">-</text:span><text:span text:style-name="T3391">Consciousness</text:span><text:span text:style-name="T3392"><text:s/>framework.<text:s/></text:span><text:span text:style-name="T3393">So far,<text:s/></text:span><text:span text:style-name="T3394">we</text:span><text:span text:style-name="T3395"><text:s/>know that a higher<text:s/></text:span><text:span text:style-name="T3396">Consciousness</text:span><text:span text:style-name="T3397">/Shri Ram replaced<text:s/></text:span><text:span text:style-name="T3398">a powerful ruler</text:span><text:span text:style-name="T3399">/Vali in the heart region by a<text:s/></text:span><text:span text:style-name="T3400">weak</text:span><text:span text:style-name="T3401"><text:s/>ruler/</text:span><text:span text:style-name="T3402">Sugriva</text:span><text:span text:style-name="T3403">. This change happened by the direct action of<text:s/></text:span><text:span text:style-name="T3404">a higher</text:span><text:span text:style-name="T3405"><text:s/></text:span><text:span text:style-name="T3406">Consciousness</text:span><text:span text:style-name="T3407">/Shri Ram, but it is not visible while performing this action.<text:s/></text:span><text:span text:style-name="T3408">Vali being the son of Indra, which stands for “indriya,” symbolizes a powerful heart ruled by the senses.</text:span><text:span text:style-name="T3409"><text:s/></text:span><text:span text:style-name="T3410">The higher<text:s/></text:span><text:span text:style-name="T3411">Consciousness</text:span><text:span text:style-name="T3412"><text:s/>replaces this heartless heart by a much softer heart. Precisely the same change<text:s/></text:span><text:span text:style-name="T3413">happens</text:span><text:span text:style-name="T3414"><text:s/></text:span><text:span text:style-name="T3415">within</text:span><text:span text:style-name="T3416"><text:s/></text:span><text:span text:style-name="T3417">us</text:span><text:span text:style-name="T3418"><text:s/>on</text:span><text:span text:style-name="T3419"><text:s/>all</text:span><text:span text:style-name="T3420"><text:s/>the path</text:span><text:span text:style-name="T3421">s</text:span><text:span text:style-name="T3422"><text:s/>of<text:s/></text:span><text:span text:style-name="T3423">spirituality</text:span><text:span text:style-name="T3424">. Many great saints and spiritual persons serve as examples of this type of change of heart. Earlier they were heartless, so to speak</text:span><text:span text:style-name="T3425">. Upon becoming spiritual, they become mellower, kinder, and gentler than before.<text:s/></text:span><text:span text:style-name="T3426">Their</text:span><text:span text:style-name="T3427"><text:s/>heart, which was demanding and selfish, suddenly<text:s/></text:span><text:soft-page-break/><text:span text:style-name="T3428">becomes much softer and compassionate. This change of heart<text:s/></text:span><text:span text:style-name="T3429">happens</text:span><text:span text:style-name="T3430"><text:s/>when a person<text:s/></text:span><text:span text:style-name="T3431">sees</text:span><text:span text:style-name="T3432"><text:s/></text:span><text:span text:style-name="T3433">himself</text:span><text:span text:style-name="T3434"><text:s/>as a spiritual person.<text:s/></text:span></text:p>
      <text:p text:style-name="P3435"><text:span text:style-name="T3436">Sage Valmiki<text:s/></text:span><text:span text:style-name="T3437">himself</text:span><text:span text:style-name="T3438"><text:s/>was a ruthless killer initially, and only later on became spiritual.<text:s/></text:span><text:span text:style-name="T3439">His</text:span><text:span text:style-name="T3440"><text:s/>heart became so soft<text:s/></text:span><text:span text:style-name="T3441">that,</text:span><text:span text:style-name="T3442"><text:s/>unable to bear the grief of the death of a<text:s/></text:span><text:span text:style-name="T3443">bird,</text:span><text:span text:style-name="T3444"><text:s/>he wrote a poem.<text:s/></text:span><text:span text:style-name="T3445">This change<text:s/></text:span><text:span text:style-name="T3446">definitely</text:span><text:span text:style-name="T3447"><text:s/>happens on the path of Yoga. Replacing Vali with<text:s/></text:span><text:span text:style-name="T3448">Sugriva</text:span><text:span text:style-name="T3449"><text:s/>is a direct reference to this change-of-the-heart operation. When the higher<text:s/></text:span><text:span text:style-name="T3450">Consciousness</text:span><text:span text:style-name="T3451"><text:s/>enters the heart region,<text:s/></text:span><text:span text:style-name="T3452">a strong</text:span><text:span text:style-name="T3453"><text:s/>heart gives way to a<text:s/></text:span><text:span text:style-name="T3454">soft</text:span><text:span text:style-name="T3455"><text:s/>heart. This<text:s/></text:span><text:span text:style-name="T3456">soft<text:s/></text:span><text:span text:style-name="T3457">heart is<text:s/></text:span><text:span text:style-name="T3458">feminine</text:span><text:span text:style-name="T3459">.</text:span><text:span text:style-name="T3460"><text:s/></text:span><text:span text:style-name="T3461">It is</text:span><text:span text:style-name="T3462"><text:s/></text:span><text:span text:style-name="T3463">open</text:span><text:span text:style-name="T3464"><text:s/>to the further cause of the<text:s/></text:span><text:span text:style-name="T3465">higher<text:s/></text:span><text:span text:style-name="T3466">Consciousness</text:span><text:span text:style-name="T3467">.</text:span></text:p>
      <text:p text:style-name="P3468"><text:span text:style-name="T3469">The story tells<text:s/></text:span><text:span text:style-name="T3470">us</text:span><text:span text:style-name="T3471"><text:s/>that<text:s/></text:span><text:span text:style-name="T3472">Sugriva</text:span><text:span text:style-name="T3473"><text:s/>sends millions of monkeys to search for Sita in four directions. Heart is the only part<text:s/></text:span><text:span text:style-name="T3474">of</text:span><text:span text:style-name="T3475"><text:s/>the body, which transports air/oxygen to all<text:s/></text:span><text:span text:style-name="T3476">parts</text:span><text:span text:style-name="T3477"><text:s/>of the body.<text:s/></text:span><text:span text:style-name="T3478">Here, the millions of monkeys, who, in sage Valmiki’s words, “are always jumping in the air,” stand for the air that circulates in our body.</text:span><text:span text:style-name="T3479"><text:s/>Sugriva sending the monkeys to all four sides<text:s/></text:span><text:span text:style-name="T3480">represents</text:span><text:span text:style-name="T3481"><text:s/>the additional air that<text:s/></text:span><text:span text:style-name="T3482">we</text:span><text:span text:style-name="T3483"><text:s/>take in and circulate in the body.</text:span></text:p>
      <text:p text:style-name="P3484"><text:span text:style-name="T3485">Further, we read that<text:s/></text:span><text:span text:style-name="T3486">Sugriva</text:span><text:span text:style-name="T3487"><text:s/>sends<text:s/></text:span><text:span text:style-name="T3488">Hanumana</text:span><text:span text:style-name="T3489">, who stands for the Prana, in the southern direction.<text:s/></text:span><text:span text:style-name="T3490">Hanumana</text:span><text:span text:style-name="T3491">’s association with<text:s/></text:span><text:span text:style-name="T3492">Sugriva</text:span><text:span text:style-name="T3493"><text:s/>removes any doubts that<text:s/></text:span><text:span text:style-name="T3494">Sugriva</text:span><text:span text:style-name="T3495"><text:s/>relates to the heart, and that Sugriva’s massive search mission<text:s/></text:span><text:span text:style-name="T3496">relates</text:span><text:span text:style-name="T3497"><text:s/>to the pumping of<text:s/></text:span><text:span text:style-name="T3498">a lot of</text:span><text:span text:style-name="T3499"><text:s/>air to all parts of the body. For this reason, the first lesson in any Yoga class is about breathing.</text:span></text:p>
      <text:p text:style-name="P3500"/>
      <text:h text:style-name="P3501" text:outline-level="2"><text:bookmark-start text:name="_Toc412487812"/><text:bookmark-start text:name="_Toc423152541"/><text:bookmark-start text:name="_Toc423154164"/><text:bookmark-start text:name="_Toc50058888"/>Amrita – An Amazing Discovery of Yoga<text:bookmark-end text:name="_Toc412487812"/><text:bookmark-end text:name="_Toc423152541"/><text:bookmark-end text:name="_Toc423154164"/><text:bookmark-end text:name="_Toc50058888"/></text:h>
      <text:p text:style-name="P3502">In verse 4-62-8, we come across a critical concept in Yoga – Amrita. Amrita means "elixir of immortality" or deathlessness. According to Yoga, our body creates this honey-like sweet saliva – possibly the sweetest single drop of liquid one can ever taste – in the higher states of the<text:s/>Consciousness.<text:s/>Technically, it is not a food, but it reduces the need for food.<text:s/>Amrita acts as a food supplement, allowing a person to sustain and deepen higher levels of the<text:s/>Consciousness.<text:s/></text:p>
      <text:p text:style-name="P3503">In terms of human biology, the related body part is the pineal gland. It is located near the center of the brain, between the two hemispheres, at the upper end of the spinal cord. This gland creates a hormone called melatonin, which affects our wake and sleep pattern. A small percentage, probably around 10%, of the total melatonin produced by the body, is in our saliva. Apart from controlling wake and sleep pattern, melatonin works as an anti-aging agent, meaning it keeps us younger. Its sweetness is many times higher than that of a spoonful of sugar.<text:s/>Thus, Yoga's name for sweet saliva – Amrita – has an element of truth in it.</text:p>
      <text:soft-page-break/>
      <text:p text:style-name="P3504">In verse 4-62-8, we read that Sita does not taste any food given by Ravana, as he is a cannibal. Hence, Indra gives her this Amrita through saliva. When Sita learns that the food is from Indra, she accepts it. Indra stands for sense organs; thus, Amrita is not outside food.<text:s/></text:p>
      <text:p text:style-name="P3505"/>
      <text:h text:style-name="P3506" text:outline-level="2"><text:bookmark-start text:name="_Toc50058889"/>Burning of Lanka<text:bookmark-end text:name="_Toc412487818"/><text:bookmark-end text:name="_Toc423152547"/><text:bookmark-end text:name="_Toc423154170"/><text:bookmark-end text:name="_Toc50058889"/></text:h>
      <text:p text:style-name="P3507">Having successfully found Sita,<text:s/>Hanumana<text:s/>accomplishes his job of leading a search party and of being a spy. Now, he<text:s/>should<text:s/>to go back<text:s/>quickly<text:s/>and tell this<text:s/>splendid news<text:s/>to the other monkeys. They are waiting for him and have<text:s/>taken no<text:s/>food. Shri Ram is eager to hear this news. There is no need for<text:s/>Hanumana<text:s/>to get into<text:s/>any trouble. It<text:s/>increases<text:s/>the risk of demons catching him.<text:s/>Doing so would only prevent him from reaching back to the monkeys. Just a few chapters ago, he had imagined the destruction of both Ayodhya and Kishkindha, if he failed in his mission. Thus, it is logical for<text:s/>Hanumana<text:s/>to leave Lanka right away after meeting mother Sita. However, we see that he does not leave Lanka,<text:s/>starts<text:s/>a messy fight with the demons, and kills a son of<text:s/>Ravana.<text:s/>The demons capture him and he comes very close to losing his life, which opens up the possibility of<text:s/>additional problems.</text:p>
      <text:p text:style-name="P3508">As<text:s/>Hanumana<text:s/>is the most important character for us, we need to pay very close attention to all his actions. From one event to another, he surely goes way beyond his assigned mission to find Sita. Let us see the details.</text:p>
      <text:list text:style-name="LFO17" text:continue-numbering="true">
        <text:list-item>
          <text:p text:style-name="P3509">Verse 5-41-4 mentions that he wants to influence the battle strategies of the demons by creating fear in their minds.<text:s/></text:p>
        </text:list-item>
        <text:list-item>
          <text:p text:style-name="P3510">Verse 5-41-7 mentions that<text:s/>Hanumana<text:s/>wants to compare the enemy’s strength against that of his army.<text:s/></text:p>
        </text:list-item>
        <text:list-item>
          <text:p text:style-name="P3511">Verse 5-41-8 mentions that<text:s/>Hanumana<text:s/>wants to impress<text:s/>Ravana in<text:s/>the battlefield.</text:p>
        </text:list-item>
        <text:list-item>
          <text:p text:style-name="P3512">Verse 5-41-9 says he wants to fight<text:s/>Ravana and<text:s/>other demons, so he can know their powers.</text:p>
        </text:list-item>
      </text:list>
      <text:p text:style-name="P3513">Hanumana<text:s/>has already decided that there will be a war and is starting the first combat of the big war.<text:s/>These<text:s/>actions are unnecessary for a spy with a critical secret, known only to him, when everyone is eagerly waiting for him. In theory,<text:s/>Hanumana’s assumptions of being able to reach the monkeys, the impending war, or the effort to start it could be mistakes. After killing many demons and even a prince, in verse 5-48-43,<text:s/>Hanumana<text:s/>gets captured by Indrajit when the latter uses a divine weapon. There again, we see a change in his position.</text:p>
      <text:soft-page-break/>
      <text:list text:style-name="LFO18" text:continue-numbering="true">
        <text:list-item>
          <text:p text:style-name="P3514">In verse 5-48-44,<text:s/>Hanumana<text:s/>decides that he will be a messenger of Shri Ram to<text:s/>Ravana and<text:s/>wants a dialog with<text:s/>Ravana.<text:s/>There are no such instructions from Shri Ram to<text:s/>Hanumana. Instead, the instructions from<text:s/>Sugriva<text:s/>were to report back as quickly as possible.</text:p>
        </text:list-item>
        <text:list-item>
          <text:p text:style-name="P3515">In chapters 5-49, 50 and 51,<text:s/>Hanumana<text:s/>takes up the role of a messenger of Shri Ram</text:p>
        </text:list-item>
        <text:list-item>
          <text:p text:style-name="P3516">In verse 5-50-15, he says that he killed the demons in self-defense.<text:s/>However, destroying Ashok garden was his cold and calculated move to attract the demons towards him, so he could test their strength as mentioned in verse 5-41-6.</text:p>
        </text:list-item>
      </text:list>
      <text:p text:style-name="P3517">We need to understand why<text:s/>Hanumana<text:s/>takes this path when the stakes are high. In verse 5-51-36,<text:s/>Hanumana<text:s/>warns<text:s/>Ravana that<text:s/>Lanka would burn from the heat radiated from Sita. These words suggest us to link the burning of Lanka to the power of Sita.<text:s/>Ravana does<text:s/>not pay heed to<text:s/>Hanumana’s message and orders for him to be killed. Luckily,<text:s/>Vibhishana<text:s/>steps in and convinces<text:s/>Ravana to<text:s/>avoid killing<text:s/>Hanumana, as he is a messenger, and punishing him by other means instead.<text:s/>Ravana orders<text:s/>to set<text:s/>Hanumana’s tail to fire as a punishment.<text:s/></text:p>
      <text:p text:style-name="P3518">Sita hears this news and requests the fire to be cool to<text:s/>Hanumana. In verse 5-53-35,<text:s/>Hanumana<text:s/>feels that the fire is not burning him and feels like a snowball instead. Taking advantage of the situation, he assumes<text:s/>a gigantic form, kills the demons and escapes. Then, moving swiftly, he spreads the fire throughout Lanka<text:s/>except for<text:s/>Vibhishana’s palace. He burns everything else and kills as many demons as he can.</text:p>
      <text:p text:style-name="P3519"><text:span text:style-name="T3520">From being a spy, he becomes the destroyer of Lanka. Thus, we see the logical difficulties associated with<text:s/></text:span><text:span text:style-name="T3521">Hanumana</text:span><text:span text:style-name="T3522"><text:s/>changing his position from a spy to destroyer. All these logical difficulties are a cover-up for any effects arising from the</text:span><text:span text:style-name="T3523"><text:s/>successful</text:span><text:span text:style-name="T3524"><text:s/>practice of</text:span><text:span text:style-name="T3525"><text:s/>P</text:span><text:span text:style-name="T3526">ranayam</text:span><text:span text:style-name="T3527">a</text:span><text:span text:style-name="T3528">.<text:s/></text:span><text:span text:style-name="T3529">When the<text:s/></text:span><text:span text:style-name="T3530">P</text:span><text:span text:style-name="T3531">ran</text:span><text:span text:style-name="T3532">a</text:span><text:span text:style-name="T3533"><text:s/>reaches the<text:s/></text:span><text:span text:style-name="T3534">Muladhara Chakra</text:span><text:span text:style-name="T3535"><text:s/>and comes in contact with the<text:s/></text:span><text:span text:style-name="T3536">Energy</text:span><text:span text:style-name="T3537">, it activates the dormant<text:s/></text:span><text:span text:style-name="T3538">Energy</text:span><text:span text:style-name="T3539">.<text:s/></text:span><text:span text:style-name="T3540">However,<text:s/></text:span><text:span text:style-name="T3541">the pathway for the<text:s/></text:span><text:span text:style-name="T3542">Energy</text:span><text:span text:style-name="T3543"><text:s/>to go up the spine is blocked. Thus, the released<text:s/></text:span><text:span text:style-name="T3544">Energy<text:s/></text:span><text:span text:style-name="T3545">converts itself into excessive heat, which we ca</text:span><text:span text:style-name="T3546">n feel at the base of the spine</text:span><text:span text:style-name="T3547">.</text:span><text:span text:style-name="T3548"><text:s/>It is the same effect which sage Valmiki alludes to in verse 5-51-36 when<text:s/></text:span><text:span text:style-name="T3549">Hanumana</text:span><text:span text:style-name="T3550"><text:s/>warns<text:s/></text:span><text:span text:style-name="T3551">Ravana that</text:span><text:span text:style-name="T3552"><text:s/>Lanka would burn from the heat radiated from Sita.</text:span></text:p>
      <text:p text:style-name="P3553"><text:span text:style-name="T3554">Sage Valmiki uses his wonderful imagination and creates the story of burning of Lanka. We get caught up in the action sequences and forget the correlation of the action-reaction of<text:s/></text:span><text:span text:style-name="T3555">P</text:span><text:span text:style-name="T3556">ranayam</text:span><text:span text:style-name="T3557">a</text:span><text:span text:style-name="T3558">. Just in case we may forget Sita stands for the<text:s/></text:span><text:span text:style-name="T3559">Energy</text:span><text:span text:style-name="T3560">, sage Valmiki adds yet another chapter to remind us of it. After burning Lanka,<text:s/></text:span><text:span text:style-name="T3561">Hanumana</text:span><text:span text:style-name="T3562"><text:s/>worries that he inadvertently burned the mother Sita. When the entire city is burning, the wooded Ashok garden inside the city must have caught fire. Thus,<text:s/></text:span><text:span text:style-name="T3563">Hanumana</text:span><text:span text:style-name="T3564"><text:s/>again visits Sita to confirm that she is all right. This event is in keeping with<text:s/></text:span><text:soft-page-break/><text:span text:style-name="T3565">the law of duplication in<text:s/></text:span><text:span text:style-name="T3566">Ramayana.</text:span><text:span text:style-name="T3567"><text:s/></text:span><text:span text:style-name="T3568">However, verse 5-55-22 states it loud and clear: fire does not burn fire. This verse firmly entrenches the true nature of Sita in our mind</text:span><text:span text:style-name="T3569"><text:s/>as an Energy</text:span><text:span text:style-name="T3570">.<text:s/></text:span></text:p>
      <text:p text:style-name="P3571">Verse 5-57-7 compares<text:s/>Hanumana, while he is coming back, with the moon in the clouds. He is clad in white clothes,<text:s/>showing<text:s/>coolness that comes with the air. The image evoked of him here is in contrast to his previous image, where he is portrayed to have the color of molten gold/ fire that is associated with Sita. In verse 5-57-17,<text:s/>Hanumana<text:s/>touches the molten gold-colored Mt. Mainak. We<text:s/>will in<text:s/>the next<text:s/>section<text:s/>that this is a reference to the Manipur Chakra.</text:p>
      <text:p text:style-name="P3572"><text:span text:style-name="T3573"><text:tab/>After returning from Lanka, in verse 5-57-34,<text:s/></text:span><text:span text:style-name="T3574">Hanumana</text:span><text:span text:style-name="T3575"><text:s/>offers salutations to all the monkeys, but first to<text:s/></text:span><text:span text:style-name="T3576">Jambavan</text:span><text:span text:style-name="T3577">.<text:s/></text:span><text:span text:style-name="T3578">For the first time, and the last time, that sage Valmiki explicitly mentions<text:s/></text:span><text:span text:style-name="T3579">Jambavan</text:span><text:span text:style-name="T3580"><text:s/>as the guru of Lord<text:s/></text:span><text:span text:style-name="T3581">Hanumana</text:span><text:span text:style-name="T3582">.</text:span><text:span text:style-name="T3583"><text:s/></text:span><text:bookmark-start text:name="_Toc412487819"/><text:bookmark-start text:name="_Toc423152548"/><text:bookmark-start text:name="_Toc423154171"/></text:p>
      <text:p text:style-name="P3584"/>
      <text:h text:style-name="P3585" text:outline-level="2"><text:bookmark-start text:name="_Toc50058890"/>Madhuvana<text:s/><text:bookmark-end text:name="_Toc412487819"/><text:bookmark-end text:name="_Toc423152548"/><text:bookmark-end text:name="_Toc423154171"/>Event<text:bookmark-end text:name="_Toc50058890"/></text:h>
      <text:p text:style-name="P3586">In chapter 5-60,<text:s/>Angada<text:s/>thinks their search party can invade Lanka all by itself and rescue Sita from<text:s/>Ravana.<text:s/>Note that earlier<text:s/>Angada<text:s/>had refused to take the challenge to jump over the sea. Suddenly, he finds it easy to jump over it, invade Lanka, and kill<text:s/>Ravana and<text:s/>all the other demons in battle. The impulsive burst of power is an indicator of the effect of activation of<text:s/>Energy<text:s/>caused by its contact with<text:s/>Prana. Sage Valmiki writes the Madhuvana<text:s/>chapters to suggest the precautions we need to be take and the consequences of not taking those precautions. In this chapter,<text:s/>Angada<text:s/>is planning an attempt to win Sita’s freedom from Lanka without Shri Ram. Thoughts of war with<text:s/>Ravana distract<text:s/>Angada, but<text:s/>Jambavan<text:s/>steers<text:s/>Angada<text:s/>toward Shri Ram.<text:s/></text:p>
      <text:p text:style-name="P3587">In verse 5-61-8, the monkeys come to Madhuvana, which translates into “garden of honey.” Dadhimukha, which means “yogurt mouth,” is protecting this garden. The Swadhisthana<text:s/>Chakra has<text:s/>a tongue<text:s/>for its sense organ, and its sense is taste. Thus, the above two names are<text:s/>indirect references to this Chakra.</text:p>
      <text:p text:style-name="P3588">From the verse 5-61-13 to verse 5-62-28, we read about monkeys behaving in a mad, drunk, excited, and disorderly manner. This behavior<text:s/>results from<text:s/>excessive<text:s/>Energy<text:s/>in the Swadhisthana<text:s/>Chakra, which shoots up from the<text:s/>Muladhara Chakra<text:s/>after Kundalini awakening. Note that<text:s/>Jambavan<text:s/>had suggested the monkey of going to Shri Ram<text:s/>taking no<text:s/>diversion. However, the monkeys did not follow this suggestion. The Madhuvana<text:s/>story gives us an example of indulging in unnecessary diversions and the effects thereof.</text:p>
      <text:p text:style-name="P3589">The law of<text:s/>Energy<text:s/>that once it is agitated,<text:s/>Energy<text:s/>needs to be used correctly. Any delay in its proper usage will make it work in the destructive way. Consider a simple example of raising a heavy object like a hammer in the air, thus creating potential<text:s/><text:soft-page-break/>Energy. A proper use would be to let it fall and use the potential<text:s/>Energy<text:s/>for productive work. What will happen if we raise the heavy hammer in the air and keep it holding up there? Our hands will soon pain, and a hammer will fall. It may even injure us as it falls. In the Madhuvana<text:s/>chapters, sage Valmiki suggests that a<text:s/>person<text:s/>who has awakened the<text:s/>Kundalini<text:s/>needs to avoid distractions. Without focus, chakras like the Swadhisthana<text:s/>Chakra may consume the excessive<text:s/>Energy, thus creating cravings for overindulgence in desires associated with this chakra, like sex. Note that when the monkeys were starving while waiting for<text:s/>Hanumana<text:s/>to return, Madhuvana<text:s/>was not there. It is only after Lord<text:s/>Hanumana<text:s/>became successful in his mission that the monkeys could see Madhuvana.</text:p>
      <text:p text:style-name="P3590">In verse 5-64-20,<text:s/>Angada<text:s/>asks the monkeys to go to Kishkindha, where Shri Ram and<text:s/>Sugriva<text:s/>are waiting for them. Verse 5-64-21 tells us they spring into the air, “made space space-less,” and quickly reached Kishkindha in no time. What happened to all the<text:s/>places<text:s/>which<text:s/>Sugriva<text:s/>had listed for search between Kishkindha and the southern sea? How did they made space space-less? If they could jump such a long distance, why couldn’t they all jump to Lanka? We can answer these questions, if you consider the monkeys to be at the Swadhisthana<text:s/>Chakra and going to the Anahata<text:s/>Chakra.</text:p>
      <text:p text:style-name="P3591"/>
      <text:h text:style-name="P3592" text:outline-level="2"><text:bookmark-start text:name="_Toc412487820"/><text:bookmark-start text:name="_Toc423152549"/><text:bookmark-start text:name="_Toc423154172"/><text:bookmark-start text:name="_Toc50058891"/>Building a Bridge<text:s/>across the Sea<text:bookmark-end text:name="_Toc412487820"/><text:bookmark-end text:name="_Toc423152549"/><text:bookmark-end text:name="_Toc423154172"/><text:bookmark-end text:name="_Toc50058891"/></text:h>
      <text:p text:style-name="P3593">Verse 6-4-71 tells us the monkey army led by<text:s/>Sugriva, along with Shri Ram and Laxmana, marches day and night in the southern direction, without a halt even for a moment, anywhere. After a long march, in verse 6-4-72, they come to a Mt. Sahya, which is now known as Mt. Sahyadri.</text:p>
      <text:p text:style-name="P3594">In the previous chapters, we saw that Kishkindha represents the<text:s/>Anahata Chakra, and its location is somewhere near central India. If the monkey army of Shri Ram is to travel from the<text:s/>Anahata Chakra<text:s/>to the<text:s/>Muladhara Chakra, then they will go through the Manipur<text:s/>and Swadhisthana Chakra. Thus, sage Valmiki needs to provide<text:s/>a reference<text:s/>for these centers, but hide them skillfully.</text:p>
      <text:p text:style-name="P3595">Verse 6-4-78 tells us that royal Mt.<text:s/>Sahya is adorned with<text:s/>a red<text:s/>color.<text:s/>It has red color soil because of minerals. We know that the<text:s/>Manipura Chakra<text:s/>has a red color triangle in the middle.<text:s/>If we invert it, it looks like a red color mountain. In several verses, we read about the monkeys drinking honey as they march forward. For example, verse 6-4-93 mentions excessive honey drinking. Honey drinking is a reference to the<text:s/>Swadhisthana Chakra<text:s/>as its sense organ is the tongue. However, this time, there is no disorder, because Shri Ram accompanies the monkeys.</text:p>
      <text:p text:style-name="P3596">If this reference seems too weak, we have many verses in the next chapter about passion, which<text:s/>show<text:s/>Swadhisthana<text:s/>Chakra<text:s/>activity. From verses 6-5-4 to 6-5-14, Shri<text:s/><text:soft-page-break/>Ram talks about passion and Sita’s beauty; we can interpret these verses as references to the<text:s/>Swadhisthana Chakra.<text:s/></text:p>
      <text:p text:style-name="P3597">When<text:s/>Vibhishana<text:s/>defects from<text:s/>Ravana and<text:s/>seeks refuge in Shri Ram, we see that Shri Ram takes a rather strange position. In verse 6-18-33, Shri Ram says, “I will give refuge to<text:s/>anyone<text:s/>who says, I am yours, even<text:s/>once,<text:s/>and I will assure that person’s safety.” This position is unnatural for a military commander toward defectors from the enemy camp. If<text:s/>Vibhishana<text:s/>was a spy of<text:s/>Ravana sent<text:s/>to kill a high-value target, he could have assassinated Shri Ram, Laxman, or<text:s/>Sugriva<text:s/>easily. Of all the war strategies – including defection – humanity has seen, no commander has ever given such a blanket assurance. This statement can be viewed as one coming from Shri Ram, the god, giving assurance of refuge to his devotee and not as one coming from the commander of the invading army.</text:p>
      <text:p text:style-name="P3598">We saw that<text:s/>Vibhishana<text:s/>represents the<text:s/>Sattva<text:s/>Guna, which has a natural propensity to seek the higher<text:s/>Consciousness. It is no wonder that Shri Ram welcomes<text:s/>Vibhishana<text:s/>warmly, despite everyone else taking an opposite stand. Sage Valmiki adds yet another verse to make it clear to us that Shri Ram does not have a bias toward<text:s/>Vibhishana. In verse 6-18-34, Shri Ram declares, “Whoever it is, even<text:s/>Ravana himself, who seeks refuge in me, I will give assurance of safety to him.” This verse reminds us that the higher<text:s/>Consciousness<text:s/>is neutral and gives equal treatment to all the other tendencies of nature like<text:s/>Tamas and<text:s/>Rajas<text:s/>Guna. The difference is that the other tendencies do not seek, but oppose, the higher<text:s/>Consciousness. Eventually, however, the higher<text:s/>Consciousness<text:s/>neutralizes them.</text:p>
      <text:p text:style-name="P3599">After Vibhishana’s coronation as the future king of<text:s/>Lanka, Sugriva, and others<text:s/>ask him the daunting question of ideas to cross the sea to enter Lanka. Note that it is<text:s/>Vibhishana, the Sattva<text:s/>Guna, who suggests in verse 6-19-30 that Shri Ram should ask the sea to suggest a way.</text:p>
      <text:p text:style-name="P3600">It is interesting to see that as we approach the end of Ramayana, Shri Ram<text:s/>talks<text:s/>and behave like<text:s/>a god. In verses 6-21-1 to 6-21-7, sage Valmiki creates an image of Shri Ram that increasingly resembles that of Lord Vishnu. In verse 6-22-32, based on sea god’s recommendation, Shri Ram destroys the Abhivas community that had done nothing wrong to him at all. As we saw before, this is a duplication of the divine eagle, Garuda, destroying a tribal community, which was engaged in sensual pleasures alone.</text:p>
      <text:p text:style-name="P3601">Coming back to building the bridge across the sea, verses 6-22-66 to 6-22-70 tell us that Nala<text:s/>builds the bridge in five days – on the first day, he builds 14 Yojana, and on the fifth day, he builds 23 Yojana<text:s/>of the bridge. Each day, he builds more of the bridge than the previous day.<text:s/>Thus, his productivity improves each passing day.</text:p>
      <text:soft-page-break/>
      <text:p text:style-name="P3602">In terms of the physical world, the situation could be opposite. On the first day, the bridge builders can haul the raw material (rocks and trees) from nearby locations, but on the fifth day, they need to haul the raw material over a long distance and over the bridge.</text:p>
      <text:p text:style-name="P3603">In terms of history,<text:s/>many armies<text:s/>generals have attempted the bridge-building strategy to conquer enemy islands with different levels of success. It is a time-consuming strategy, because the enemy keeps trying to blow up the bridge, and it always results in very high causalities for both sides.</text:p>
      <text:p text:style-name="P3604">Alexander, The Great built a causeway, a pile of rocks laid at the bottom of the sea, until it rose above water, to capture the island of Tyre of Lebanon. His causeway was 200 feet wide by 18 feet deep. It took several months to construct, and it was hard to drag rocks as the enemy shot arrows at the builders. King Sambhaji too attempted this strategy to capture the Fort of Janjira, near present day Mumbai, by building a causeway. After much time and effort, he<text:s/>built<text:s/>half of the causeway, but had to quit because his military priorities shifted.</text:p>
      <text:p text:style-name="P3605">In contrast to these examples, verse 6-22-74 tells us that Shri Ram’s bridge is 10 Yojana<text:s/>wide and 100 Yojana<text:s/>long, and he builds this bridge in five days.<text:s/>Also,<text:s/>Ravana’s<text:s/>side does not stop its progress, which is rather unusual.</text:p>
      <text:p text:style-name="P3606"><text:span text:style-name="T3607">In verse 6-22-44, the sea god tells Shri Ram that Nal</text:span><text:span text:style-name="T3608">a</text:span><text:span text:style-name="T3609"><text:s/>is the son of Vishwakarma, the divine architect. Nal</text:span><text:span text:style-name="T3610">a</text:span><text:span text:style-name="T3611"><text:s/>has a boon from his father; Vishwakarma that Nal</text:span><text:span text:style-name="T3612">a</text:span><text:span text:style-name="T3613"><text:s/>will be equal to him in his talent as an architect. Sage Valmiki portrays the son as a continuation of the<text:s/></text:span><text:span text:style-name="T3614">father,</text:span><text:span text:style-name="T3615"><text:s/></text:span><text:span text:style-name="T3616">so</text:span><text:span text:style-name="T3617"><text:s/>father and son are the same. Note the meaning of the word Vishwakarma; “vishwa” means “world” (or gigantic) and “karma” means “proper action.”<text:s/></text:span><text:span text:style-name="T3618">Thus, sage Valmiki is suggesting that a vast amount of proper action will build the path of the higher<text:s/></text:span><text:span text:style-name="T3619">Consciousness</text:span><text:span text:style-name="T3620"><text:s/>to the<text:s/></text:span><text:span text:style-name="T3621">Muladhara Chakra</text:span><text:span text:style-name="T3622">.</text:span></text:p>
      <text:p text:style-name="P3623">This point is not clear in Valmiki Ramayana, so we will take help from the other versions of Ramayana. In some other versions, the sea god tells Shri Ram that if Nala<text:s/>writes Shri Ram’s name on a rock, that rock will float in water.<text:s/>The<text:s/>monkeys and the other animals collect huge rocks and bring them to Nala.<text:s/>He<text:s/>inscribes the word “Shri Ram” on the rocks, and the monkeys drop them in the sea. The rocks float on the water, thus creating a bridge.<text:s/></text:p>
      <text:p text:style-name="P3624">Note that seawater is not steady like pond water.<text:s/>There are continuous and strong currents in the sea. Anything that floats on the seawater, the water currents take them away. Therefore, there is no way to build a bridge with rocks floating on the sea. We know that rocks do not float on water.<text:s/>So,<text:s/>Nala<text:s/>building a bridge on the water with floating rocks represents some other reality.<text:s/></text:p>
      <text:soft-page-break/>
      <text:p text:style-name="P3625"><text:span text:style-name="T3626">In verse 6-22-79, Vibhishan</text:span><text:span text:style-name="T3627">a</text:span><text:span text:style-name="T3628">, who represents the<text:s/></text:span><text:span text:style-name="T3629">S</text:span><text:span text:style-name="T3630">at</text:span><text:span text:style-name="T3631">t</text:span><text:span text:style-name="T3632">va<text:s/></text:span><text:span text:style-name="T3633">G</text:span><text:span text:style-name="T3634">una, is shown guarding the bridge. Now, we can try to put the pieces of the puzzle together – when we perform proper actions guided and guarded by<text:s/></text:span><text:span text:style-name="T3635">S</text:span><text:span text:style-name="T3636">a</text:span><text:span text:style-name="T3637">t</text:span><text:span text:style-name="T3638">tva<text:s/></text:span><text:span text:style-name="T3639">G</text:span><text:span text:style-name="T3640">una, the laws of nature reverse. Instead of our efforts being unsuccessful (rocks sinking in the sea), a favorable situation (bridge of floating rocks) arises. The<text:s/></text:span><text:span text:style-name="T3641">S</text:span><text:span text:style-name="T3642">a</text:span><text:span text:style-name="T3643">t</text:span><text:span text:style-name="T3644">tva<text:s/></text:span><text:span text:style-name="T3645">G</text:span><text:span text:style-name="T3646">una initiates and guards these proper actions. Thus, the intention of seeking the higher<text:s/></text:span><text:span text:style-name="T3647">Consciousness</text:span><text:span text:style-name="T3648"><text:s/>is inherent in these actions.</text:span><text:span text:style-name="T3649"><text:s/></text:span><text:span text:style-name="T3650">S</text:span><text:span text:style-name="T3651">age Valmiki tells us that doing<text:s/></text:span><text:span text:style-name="T3652">P</text:span><text:span text:style-name="T3653">ranayam</text:span><text:span text:style-name="T3654">a</text:span><text:span text:style-name="T3655"><text:s/>and awakening the Kundalini<text:s/></text:span><text:span text:style-name="T3656">mean little</text:span><text:span text:style-name="T3657"><text:s/></text:span><text:span text:style-name="T3658">in terms of</text:span><text:span text:style-name="T3659"><text:s/>spiritual progress</text:span><text:span text:style-name="T3660">, unless<text:s/></text:span><text:span text:style-name="T3661">we<text:s/></text:span><text:span text:style-name="T3662">accompany<text:s/></text:span><text:span text:style-name="T3663">proper actions with it<text:s/></text:span><text:span text:style-name="T3664">and that too for a long time.</text:span></text:p>
      <text:p text:style-name="P3665"><text:span text:style-name="T3666">Sage Valmiki’s message and advice to us is simple – dedicate yourself to performing proper action, whatever it may be.</text:span><text:span text:style-name="T3667"><text:s/>After<text:s/></text:span><text:span text:style-name="T3668">many</text:span><text:span text:style-name="T3669"><text:s/>such actions, Shri Ram/the higher<text:s/></text:span><text:span text:style-name="T3670">Consciousness</text:span><text:span text:style-name="T3671"><text:s/>will enter Lanka/the<text:s/></text:span><text:span text:style-name="T3672">Muladhara Chakra</text:span><text:span text:style-name="T3673">. With his entry into Lanka/the<text:s/></text:span><text:span text:style-name="T3674">Muladhara Chakra</text:span><text:span text:style-name="T3675">, the war for<text:s/></text:span><text:span text:style-name="T3676">eventual victory</text:span><text:span text:style-name="T3677"><text:s/>over<text:s/></text:span><text:span text:style-name="T3678">Ravana<text:s/></text:span><text:span text:style-name="T3679">/the<text:s/></text:span><text:span text:style-name="T3680">Ahamkara</text:span><text:span text:style-name="T3681"><text:s/>will begin.</text:span></text:p>
      <text:p text:style-name="P3682">Verse 6-31-1 mentions that Shri Ram enters Lanka and camps at Mt. Suvela. Suvela<text:s/>translates into “Good vine, climber, or creeper.” Look at any<text:s/>picture of Ida and Pingala Nadi(s), and you will see them as vines or climbers across the spine going from the<text:s/>Muladhara Chakra<text:s/>to the<text:s/>Aagya Chakra.</text:p>
      <text:p text:style-name="P3683"><text:span text:style-name="T3684">In verses 6-31-7 and 8,<text:s/></text:span><text:span text:style-name="T3685">Ravana asks</text:span><text:span text:style-name="T3686"><text:s/>a sorcerer to produce the likeness of Shri Ram’s face to deceive Sita and to deceive her into marrying him. In his smart way, he calculates that if Sita marries him, Shri Ram will have no moral ground to invade Lanka for someone else’s wife. If Sita would marry<text:s/></text:span><text:span text:style-name="T3687">Ravana,</text:span><text:span text:style-name="T3688"><text:s/>no one will fight for Shri Ram against<text:s/></text:span><text:span text:style-name="T3689">Ravana,</text:span><text:span text:style-name="T3690"><text:s/>allowing<text:s/></text:span><text:span text:style-name="T3691">Ravana to</text:span><text:span text:style-name="T3692"><text:s/>win the war without having to do any fighting.<text:s/></text:span><text:span text:style-name="T3693">Now we can see the</text:span><text:span text:style-name="T3694"><text:s/></text:span><text:span text:style-name="T3695">Ravana</text:span><text:span text:style-name="T3696">’s strategy to keep Sita alive and unharmed until this point as she is more valuable alive than dead.</text:span></text:p>
      <text:p text:style-name="P3697">Luckily, this strategy does not work as Sarama, one of the guards of Sita, tells Sita that Shri Ram is alive. In the next three verses, sage Valmiki evokes the image of Shri Ram as higher<text:s/>Consciousness<text:s/>and that of Sita as the<text:s/>Energy. In verse 6-33-36, Sarama compares Shri Ram with the rising<text:s/>moon<text:s/>which is bright and cool and believed to be the source of all medicines. Note that Shri Ram’s given name is<text:s/>Ramachandra. Chandra means the moon; thus, we can easily connect it to the<text:s/>moon<text:s/>which.<text:s/>In Yoga,<text:s/>it<text:s/>is<text:s/>considered as<text:s/>a source of all the medicines.</text:p>
      <text:p text:style-name="P3698">In verse 6-33-38, Sarama compares Sita with Earth endowed with crops, and with a female snake sloughing off its skin. Note the two interesting points in these analogies. The focus is on how mother earth, with crops, would feel after enough rain. Rain, which gives us water, is a source of life itself. Hence, sage Valmiki intentionally compares the higher<text:s/>Consciousness<text:s/>with rainfall. In addition, there is a reference to<text:s/><text:soft-page-break/>movement; both the rising moon and the snake sloughing off its skin<text:s/>show<text:s/>some movement. As the higher<text:s/>Consciousness<text:s/>comes closer to the<text:s/>Muladhara Chakra, it attracts the<text:s/>Energy, thus creating movement of the<text:s/>Energy.</text:p>
      <text:h text:style-name="P3699" text:outline-level="1"/>
      <text:p text:style-name="P3700"/>
      <text:h text:style-name="P3701" text:outline-level="1"><text:bookmark-start text:name="_Toc50058892"/>Layer 4:<text:s/>Indirect<text:s/>References to<text:s/>Chakras<text:bookmark-end text:name="_Toc50058892"/></text:h>
      <text:p text:style-name="Normal"/>
      <text:p text:style-name="P3702"><text:tab/>Here<text:s/>we will study the way all seven<text:s/>Chakras<text:s/>mentioned<text:s/>Valmiki Ramayana.<text:s/>Before we learn about<text:s/>Chakras in Ramayana, let us<text:s/>review the details of Chakra. Sage Valmiki extensively referred to these details in Valmiki Ramayana.<text:s/>In addition, we need to<text:s/>understand the context in which<text:s/>sage Valmiki used<text:s/>Chakras.</text:p>
      <text:p text:style-name="P3703"><text:s/></text:p>
      <text:list text:style-name="LFO36" text:continue-numbering="true">
        <text:list-item>
          <text:p text:style-name="P3704"><text:span text:style-name="T3705">From our general knowledge of Yoga, we know that Chakras are associated with<text:s/></text:span><text:span text:style-name="T3706">Energy</text:span><text:span text:style-name="T3707">. When<text:s/></text:span><text:span text:style-name="T3708">Energy</text:span><text:span text:style-name="T3709"><text:s/>passes through the Chakra, it activates them. To activate a Chakra, we<text:s/></text:span><text:span text:style-name="T3710">need</text:span><text:span text:style-name="T3711"><text:s/>a movement of<text:s/></text:span><text:span text:style-name="T3712">Energy</text:span><text:span text:style-name="T3713">.<text:s/></text:span><text:span text:style-name="T3714">W</text:span><text:span text:style-name="T3715">e need to do Pranayama</text:span><text:span text:style-name="T3716"><text:s/>to get the movement of Energy</text:span><text:span text:style-name="T3717">, which will find</text:span><text:span text:style-name="T3718"><text:s/>and activate</text:span><text:span text:style-name="T3719"><text:s/>the<text:s/></text:span><text:span text:style-name="T3720">Energy</text:span><text:span text:style-name="T3721">. Then, the<text:s/></text:span><text:span text:style-name="T3722">Energy<text:s/></text:span><text:span text:style-name="T3723">travels from Muladhara Chakra to the Sahasrara. There is<text:s/></text:span><text:span text:style-name="T3724">unites</text:span><text:span text:style-name="T3725"><text:s/>with<text:s/></text:span><text:span text:style-name="T3726">Consciousness</text:span><text:span text:style-name="T3727">. At that moment, a Yogi experiences Samadhi</text:span><text:span text:style-name="T3728"><text:s/>–<text:s/></text:span><text:span text:style-name="T3729">a blissful state of higher<text:s/></text:span><text:span text:style-name="T3730">Consciousness</text:span><text:span text:style-name="T3731">. <text:s/></text:span><text:span text:style-name="T3732">Valmiki Ramayana adds a different dimension to this process – descend of higher<text:s/></text:span><text:span text:style-name="T3733">Consciousness</text:span><text:span text:style-name="T3734"><text:s/>from Sahasrara to Muladhara Chakra.<text:s/></text:span><text:span text:style-name="T3735">While</text:span><text:span text:style-name="T3736"><text:s/></text:span><text:span text:style-name="T3737">descend</text:span><text:span text:style-name="T3738">ing towards Muladhara Chakra</text:span><text:span text:style-name="T3739">, higher<text:s/></text:span><text:span text:style-name="T3740">Consciousness</text:span><text:span text:style-name="T3741"><text:s/></text:span><text:span text:style-name="T3742">neutralizes and calms</text:span><text:span text:style-name="T3743"><text:s/></text:span><text:span text:style-name="T3744">the</text:span><text:span text:style-name="T3745"><text:s/></text:span><text:span text:style-name="T3746">excessive tendencies of Chakras,<text:s/></text:span><text:span text:style-name="T3747">which<text:s/></text:span><text:span text:style-name="T3748">are</text:span><text:span text:style-name="T3749"><text:s/>activated because of the<text:s/></text:span><text:span text:style-name="T3750">movement of the<text:s/></text:span><text:span text:style-name="T3751">Energy</text:span><text:span text:style-name="T3752">. It neutralizes Ahamkar</text:span><text:span text:style-name="T3753">a</text:span><text:span text:style-name="T3754"><text:s/>and frees the<text:s/></text:span><text:span text:style-name="T3755">Energy</text:span><text:span text:style-name="T3756"><text:s/>locked up in Muladhara Chakra. Then, the<text:s/></text:span><text:span text:style-name="T3757">Energy<text:s/></text:span><text:soft-page-break/><text:span text:style-name="T3758">and<text:s/></text:span><text:span text:style-name="T3759">Consciousness</text:span><text:span text:style-name="T3760"><text:s/>ascend to the Sahasrara. Only then the Sahasrara is activated and Yogi experiences the Samadhi. <text:s/></text:span></text:p>
        </text:list-item>
        <text:list-item>
          <text:p text:style-name="P3761">When sage Valmiki mentions with the Chakras, he mentions them indirectly – using their color, letter, vehicle, etc. He could not declare them explicitly because<text:s/>the story risks becoming a discourse and it<text:s/>hurts the storytelling.<text:s/>Hence, we do<text:s/>not get the word Chakra from sage Valmiki.<text:s/>However, he<text:s/>explains<text:s/>everything else about it. We need to study Chakra independently and search the way<text:s/>by which Ramayana uses Chakra’s<text:s/>properties<text:s/>like color, letter, vehicle etc.<text:s/>Please see the table<text:s/>below<text:s/>for quick reference<text:s/>of Chakras.</text:p>
        </text:list-item>
        <text:list-item>
          <text:p text:style-name="P3762"><text:span text:style-name="T3763">Chakras play</text:span><text:span text:style-name="T3764">s</text:span><text:span text:style-name="T3765"><text:s/>a minor role for<text:s/></text:span><text:span text:style-name="T3766">sage Valmiki.</text:span><text:span text:style-name="T3767"><text:s/>For him, they are there, and he acknowledges them, but he is more concerned about their effects.<text:s/></text:span><text:span text:style-name="T3768"><text:tab/></text:span><text:span text:style-name="T3769">The Chakras are important if you travel along the path of the<text:s/></text:span><text:span text:style-name="T3770">Energy</text:span><text:span text:style-name="T3771">, which is from the base of the spine toward the crown of the head.<text:s/></text:span><text:span text:style-name="T3772">However, they do not play any part if you consider the descent of the higher<text:s/></text:span><text:span text:style-name="T3773">Consciousness</text:span><text:span text:style-name="T3774"><text:s/>from the crown of the head to the rest of the body<text:s/></text:span><text:span text:style-name="T3775">because</text:span><text:span text:style-name="T3776"><text:s/>it has a</text:span><text:span text:style-name="T3777"><text:s/>neutralizing and calming effect on all excessive tendencies of Chakras.<text:s/></text:span></text:p>
        </text:list-item>
      </text:list>
      <text:p text:style-name="P3778"><text:tab/>Considering all above factors, sage Valmiki gave relatively less importance to the Chakras. Now, let us see the references<text:s/>to the<text:s/>Chakras.</text:p>
      <text:h text:style-name="P3779" text:outline-level="2"><text:bookmark-start text:name="_Toc50058893"/>Table of Chakras –<text:s/>Details of Chakras<text:s/>and Examples of Use<text:bookmark-end text:name="_Toc50058893"/></text:h>
      <text:p text:style-name="P3780"><text:span text:style-name="T3781"><text:tab/>When the<text:s/></text:span><text:span text:style-name="T3782">Energy<text:s/></text:span><text:span text:style-name="T3783">is blocked</text:span><text:span text:style-name="T3784"><text:s/>at a<text:s/></text:span><text:span text:style-name="T3785">specific</text:span><text:span text:style-name="T3786"><text:s/>point in<text:s/></text:span><text:span text:style-name="T3787">its</text:span><text:span text:style-name="T3788"><text:s/>path in the body, it creates a<text:s/></text:span><text:span text:style-name="T3789">C</text:span><text:span text:style-name="T3790">hakra. Thus, a<text:s/></text:span><text:span text:style-name="T3791">C</text:span><text:span text:style-name="T3792">hakra redirects the<text:s/></text:span><text:span text:style-name="T3793">Energy<text:s/></text:span><text:span text:style-name="T3794">into specific parts of the body. The body parts then consume this<text:s/></text:span><text:span text:style-name="T3795">Energy<text:s/></text:span><text:span text:style-name="T3796">to provide<text:s/></text:span><text:span text:style-name="T3797">specific</text:span><text:span text:style-name="T3798"><text:s/>tangible results</text:span><text:span text:style-name="T3799"><text:s/>- the emotions we feel in the mind and effect of energ</text:span><text:span text:style-name="T3800">y on the body</text:span><text:span text:style-name="T3801">.</text:span><text:span text:style-name="T3802"><text:s/>For Yoga, body and mind are same.</text:span><text:span text:style-name="T3803"><text:s/></text:span><text:span text:style-name="T3804">There are<text:s/></text:span><text:span text:style-name="T3805">six</text:span><text:span text:style-name="T3806"><text:s/>main<text:s/></text:span><text:span text:style-name="T3807">C</text:span><text:span text:style-name="T3808">hakras in our body.<text:s/></text:span><text:span text:style-name="T3809">Sahasrara</text:span><text:span text:style-name="T3810">, which is the<text:s/></text:span><text:span text:style-name="T3811">eventual destination</text:span><text:span text:style-name="T3812"><text:s/>of the<text:s/></text:span><text:span text:style-name="T3813">Energy</text:span><text:span text:style-name="T3814">, is not a<text:s/></text:span><text:span text:style-name="T3815">C</text:span><text:span text:style-name="T3816">hakra. Source of<text:s/></text:span><text:span text:style-name="T3817">Chakra information is from website given below. I highly recommend readers to to visit this website and see the images of Chakras.</text:span><text:span text:style-name="T3818"><text:s/></text:span><text:a xlink:href="http://www.tantra-kundalini.com" office:target-frame-name="_top" xlink:show="replace"><text:span text:style-name="T3819">http://www.tantra-kundalini.com</text:span></text:a></text:p>
      <text:p text:style-name="P3820"/>
      <table:table table:style-name="Table3821">
        <table:table-columns>
          <table:table-column table:style-name="TableColumn3822"/>
          <table:table-column table:style-name="TableColumn3823"/>
          <table:table-column table:style-name="TableColumn3824"/>
          <table:table-column table:style-name="TableColumn3825"/>
        </table:table-columns>
        <table:table-row table:style-name="TableRow3826">
          <table:table-cell table:style-name="TableCell3827">
            <text:p text:style-name="P3828"><text:span text:style-name="T3829">Chakra/<text:s/></text:span><text:span text:style-name="T3830">English</text:span><text:span text:style-name="T3831"><text:s/></text:span><text:span text:style-name="T3832">Name, Location, and Focus</text:span></text:p>
          </table:table-cell>
          <table:table-cell table:style-name="TableCell3833">
            <text:p text:style-name="P3834"><text:span text:style-name="T3835">Element, Color,<text:s/></text:span><text:span text:style-name="T3836">Organs</text:span><text:span text:style-name="T3837">, Sense, Bija-Mantra</text:span></text:p>
          </table:table-cell>
          <table:table-cell table:style-name="TableCell3838">
            <text:p text:style-name="P3839"><text:span text:style-name="T3840">Shape, Vehicle, and Deity</text:span></text:p>
          </table:table-cell>
          <table:table-cell table:style-name="TableCell3841">
            <text:p text:style-name="P3842"><text:span text:style-name="T3843">Examples of<text:s/></text:span><text:span text:style-name="T3844">Use i</text:span><text:span text:style-name="T3845">n Valmiki Ramayana</text:span></text:p>
          </table:table-cell>
        </table:table-row>
        <table:table-row table:style-name="TableRow3846">
          <table:table-cell table:style-name="TableCell3847">
            <text:p text:style-name="P3848"><text:span text:style-name="T3849">Muladhar</text:span><text:span text:style-name="T3850">a</text:span><text:span text:style-name="T3851"><text:s/>Chakra/</text:span><text:span text:style-name="T3852">Root Center</text:span><text:span text:style-name="T3853"><text:s/>- It is located</text:span><text:span text:style-name="T3854"><text:s/></text:span><text:span text:style-name="T3855">at the<text:s/></text:span><text:soft-page-break/><text:span text:style-name="T3856">base of the </text:span><text:a office:title="Vertebral column" xlink:href="http://en.wikipedia.org/wiki/Vertebral_column" office:target-frame-name="_top" xlink:show="replace"><text:span text:style-name="T3857">spine</text:span></text:a><text:span text:style-name="T3858"> in the </text:span><text:a office:title="Coccyx" xlink:href="http://en.wikipedia.org/wiki/Coccyx" office:target-frame-name="_top" xlink:show="replace"><text:span text:style-name="T3859">coccygeal</text:span></text:a><text:span text:style-name="T3860"><text:s/>region.</text:span><text:span text:style-name="T3861"><text:s/>Its focus is<text:s/></text:span><text:span text:style-name="T3862">survival instincts.</text:span></text:p>
          </table:table-cell>
          <table:table-cell table:style-name="TableCell3863">
            <text:p text:style-name="P3864">Element: Earth</text:p>
            <text:p text:style-name="P3865">Color: Red</text:p>
            <text:p text:style-name="P3866">Sense Organ: Nose</text:p>
            <text:soft-page-break/>
            <text:p text:style-name="P3867">Work Organ: Anus</text:p>
            <text:p text:style-name="P3868">Sense: Smell</text:p>
            <text:p text:style-name="P3869">Sanskrit Letter Sound: Lam</text:p>
          </table:table-cell>
          <table:table-cell table:style-name="TableCell3870">
            <text:p text:style-name="P3871">Shape: Square</text:p>
            <text:p text:style-name="P3872">Vehicle: Elephant (representing force,<text:s/><text:soft-page-break/>resistance, and stability)</text:p>
            <text:p text:style-name="P3873">Deity: Brahma</text:p>
          </table:table-cell>
          <table:table-cell table:style-name="TableCell3874">
            <text:p text:style-name="P3875">Lanka,<text:s/>the name of<text:s/>Ravana’s<text:s/>capital<text:s/>starts<text:s/>from sound Lam.<text:s/>Ravana’s<text:s/>palace is<text:s/><text:soft-page-break/>golden rectangle, the same shape as in<text:s/>the middle<text:s/>of<text:s/>symbol of Muladhara chakra.</text:p>
          </table:table-cell>
        </table:table-row>
        <text:soft-page-break/>
        <table:table-row table:style-name="TableRow3876">
          <table:table-cell table:style-name="TableCell3877">
            <text:p text:style-name="P3878">Swadhisthana<text:s/>Chakra/<text:s/>Enjoyment Center<text:s/>- It is located<text:s/>just above the<text:s/>Muladhara Chakra.<text:s/>Its focus is procreation.</text:p>
          </table:table-cell>
          <table:table-cell table:style-name="TableCell3879">
            <text:p text:style-name="P3880">Element: Water</text:p>
            <text:p text:style-name="P3881">Color: Orange</text:p>
            <text:p text:style-name="P3882">Sense Organ: Tongue</text:p>
            <text:p text:style-name="P3883">Work Organ: Genitals</text:p>
            <text:p text:style-name="P3884">Sense: Taste</text:p>
            <text:p text:style-name="P3885">Sanskrit Letter<text:s/>Sound: Vam</text:p>
          </table:table-cell>
          <table:table-cell table:style-name="TableCell3886">
            <text:p text:style-name="P3887">Shape: Circle</text:p>
            <text:p text:style-name="P3888">Vehicle: Crocodile (representing a surprise attack and<text:s/>forceful grip)</text:p>
            <text:p text:style-name="P3889">Deity: Vishnu is seated on the Garuda.</text:p>
          </table:table-cell>
          <table:table-cell table:style-name="TableCell3890">
            <text:p text:style-name="P3891">Several verses mention ocean as an abode of crocodiles, name “Surasa” translates into "good taste."</text:p>
          </table:table-cell>
        </table:table-row>
        <table:table-row table:style-name="TableRow3892">
          <table:table-cell table:style-name="TableCell3893">
            <text:p text:style-name="P3894"><text:span text:style-name="T3895">Manipur</text:span><text:span text:style-name="T3896">a</text:span><text:span text:style-name="T3897"><text:s/>Chakra/<text:s/></text:span><text:span text:style-name="T3898">Power Center</text:span><text:span text:style-name="T3899"><text:s/>- It is located</text:span><text:span text:style-name="T3900"><text:s/></text:span><text:span text:style-name="T3901">at Solar Plexus.</text:span><text:span text:style-name="T3902"><text:s/>Its focus is<text:s/></text:span><text:span text:style-name="T3903">power.</text:span></text:p>
          </table:table-cell>
          <table:table-cell table:style-name="TableCell3904">
            <text:p text:style-name="P3905">Element: Fire</text:p>
            <text:p text:style-name="P3906">Color: Yellow</text:p>
            <text:p text:style-name="P3907">Sense Organ: Eyes</text:p>
            <text:p text:style-name="P3908">Work Organ: Feet and legs</text:p>
            <text:p text:style-name="P3909">Sense: Sight</text:p>
            <text:p text:style-name="P3910">Sanskrit Letter Sound: Ram</text:p>
          </table:table-cell>
          <table:table-cell table:style-name="TableCell3911">
            <text:p text:style-name="P3912">Shape: Triangle</text:p>
            <text:p text:style-name="P3913">Vehicle: Ram (an animal, representing dynamism and endurance)</text:p>
            <text:p text:style-name="P3914">Deity: Old Shiva sitting on Tiger skin</text:p>
          </table:table-cell>
          <table:table-cell table:style-name="TableCell3915">
            <text:p text:style-name="P3916">Manipur Chakra picture has downward-facing red triangle in the middle and fire as its element.<text:s/>It<text:s/>is referred as a mountain with a golden hue.</text:p>
          </table:table-cell>
        </table:table-row>
        <table:table-row table:style-name="TableRow3917">
          <table:table-cell table:style-name="TableCell3918">
            <text:p text:style-name="P3919">Anahata<text:s/>Chakra/<text:s/>Heart Center<text:s/>- It is located<text:s/>in the heart.<text:s/>Its focus is love and emotions.</text:p>
          </table:table-cell>
          <table:table-cell table:style-name="TableCell3920">
            <text:p text:style-name="P3921">Element: Air</text:p>
            <text:p text:style-name="P3922">Color: Green</text:p>
            <text:p text:style-name="P3923">Sense Organ: Skin</text:p>
            <text:p text:style-name="P3924">Work Organ: Hand</text:p>
            <text:p text:style-name="P3925">Sense: Touch</text:p>
            <text:p text:style-name="P3926">Sanskrit Letter Sound: Yam</text:p>
          </table:table-cell>
          <table:table-cell table:style-name="TableCell3927">
            <text:p text:style-name="P3928">Shape: Hexagram</text:p>
            <text:p text:style-name="P3929">Vehicle: Black antelope or gazelle (representing lightness and speed)</text:p>
            <text:p text:style-name="P3930">Deity: Ishana Rudra Shiva sitting on Tiger skin with Kakini Shakti sitting in lotus wearing sky-blue sari</text:p>
          </table:table-cell>
          <table:table-cell table:style-name="TableCell3931">
            <text:p text:style-name="P3932">Chapter 4-1 has several verses about<text:s/>Anahata Chakra. For example, in verse 4-1-10, mention of breeze, which refers to air and skin. In this verse, also refers to the love god.</text:p>
          </table:table-cell>
        </table:table-row>
        <table:table-row table:style-name="TableRow3933">
          <table:table-cell table:style-name="TableCell3934">
            <text:p text:style-name="P3935"><text:span text:style-name="T3936">Vishuddh</text:span><text:span text:style-name="T3937">a</text:span><text:span text:style-name="T3938"><text:s/>Chakra/<text:s/></text:span><text:span text:style-name="T3939">Throat Center</text:span><text:span text:style-name="T3940"><text:s/>- It is<text:s/></text:span><text:soft-page-break/><text:span text:style-name="T3941">located</text:span><text:span text:style-name="T3942"><text:s/></text:span><text:span text:style-name="T3943">at</text:span><text:span text:style-name="T3944"><text:s/>the throat region.</text:span><text:span text:style-name="T3945"><text:s/>Its focus is<text:s/></text:span><text:span text:style-name="T3946">self-expression by vocalization.</text:span></text:p>
          </table:table-cell>
          <table:table-cell table:style-name="TableCell3947">
            <text:p text:style-name="P3948">Element: Space/Ether</text:p>
            <text:soft-page-break/>
            <text:p text:style-name="P3949">Color: Blue</text:p>
            <text:p text:style-name="P3950">Sense Organ: Ears</text:p>
            <text:p text:style-name="P3951">Work Organ: vocal cords</text:p>
            <text:p text:style-name="P3952">Sense: Hearing</text:p>
            <text:p text:style-name="P3953">Sanskrit Letter Sound: Ham</text:p>
          </table:table-cell>
          <table:table-cell table:style-name="TableCell3954">
            <text:p text:style-name="P3955">Shape: Crescent</text:p>
            <text:soft-page-break/>
            <text:p text:style-name="P3956">Vehicle: Airavata (A white elephant with smoky grey color, the color of fog and cloud representing purity)</text:p>
            <text:p text:style-name="P3957">Deity: Panchavaktra Shiva Shiva sitting on Tiger skin with Shakini Shakti sitting in lotus wearing sky-blue sari.</text:p>
          </table:table-cell>
          <table:table-cell table:style-name="TableCell3958">
            <text:p text:style-name="P3959">Name Khara comes from the root “kha” which means “space<text:s/><text:soft-page-break/>or ether”.<text:s/>We see that demon Khara talks too much.</text:p>
          </table:table-cell>
        </table:table-row>
        <text:soft-page-break/>
        <table:table-row table:style-name="TableRow3960">
          <table:table-cell table:style-name="TableCell3961">
            <text:p text:style-name="P3962"><text:span text:style-name="T3963">Aagya</text:span><text:span text:style-name="T3964"><text:s/>Chakra/<text:s/></text:span><text:span text:style-name="T3965">Third Eye Center<text:s/></text:span><text:span text:style-name="T3966">/<text:s/></text:span><text:span text:style-name="T3967">Shiva-netra</text:span><text:span text:style-name="T3968"><text:s/>-</text:span><text:span text:style-name="T3969"><text:s/></text:span><text:span text:style-name="T3970">It is<text:s/></text:span><text:span text:style-name="T3971">located directly behind the center of the forehead</text:span><text:span text:style-name="T3972">.</text:span><text:span text:style-name="T3973"><text:s/>Its focus is vision.</text:span></text:p>
          </table:table-cell>
          <table:table-cell table:style-name="TableCell3974">
            <text:p text:style-name="P3975">Element: None</text:p>
            <text:p text:style-name="P3976">Color: Blue-white</text:p>
            <text:p text:style-name="P3977">Sanskrit Letter Sound: AUM</text:p>
          </table:table-cell>
          <table:table-cell table:style-name="TableCell3978">
            <text:p text:style-name="P3979">Deity: Ardhanarishvara, the half-male, half-female Shiva-Shakti with Hakini Shakti sitting in lotus wearing red sari.</text:p>
          </table:table-cell>
          <table:table-cell table:style-name="TableCell3980">
            <text:p text:style-name="P3981">Shri Ram broke a large<text:s/>a<text:s/>bow<text:s/>that belong to Shiva. <text:s/>Imagine<text:s/>an enormous bow<text:s/>vertically mounted, with the bowstring stretched,<text:s/>we<text:s/>get a picture of a close to vertical eye, the Third Eye<text:s/>-<text:s/>Shiva-netra.”</text:p>
          </table:table-cell>
        </table:table-row>
        <table:table-row table:style-name="TableRow3982">
          <table:table-cell table:style-name="TableCell3983">
            <text:p text:style-name="P3984">Sahasrara/ Thousand-petal lotus<text:s/>- It is located<text:s/>at the crown of the head.<text:s/>Its focus is truth and reality.</text:p>
          </table:table-cell>
          <table:table-cell table:style-name="TableCell3985">
            <text:p text:style-name="P3986"/>
          </table:table-cell>
          <table:table-cell table:style-name="TableCell3987">
            <text:p text:style-name="P3988">N/A</text:p>
          </table:table-cell>
          <table:table-cell table:style-name="TableCell3989">
            <text:p text:style-name="P3990">In verse 6-127-51, we read that Shri Ram sees thousands of citizens, appearing like lotus flowers in bloom.</text:p>
          </table:table-cell>
        </table:table-row>
      </table:table>
      <text:p text:style-name="Normal"/>
      <text:h text:style-name="P3991" text:outline-level="2"><text:bookmark-start text:name="_Toc50058894"/>References<text:s/>to<text:s/>Manipura, Swadhisthana, and Muladhara<text:s/>Chakras<text:bookmark-end text:name="_Toc50058894"/></text:h>
      <text:p text:style-name="P3992"><text:span text:style-name="T3993">When<text:s/></text:span><text:span text:style-name="T3994">Hanumana</text:span><text:span text:style-name="T3995"><text:s/>jumps toward Lanka, the story mentions all the events and locations in between, which we can use as reference to the<text:s/></text:span><text:span text:style-name="T3996">Chakra</text:span><text:span text:style-name="T3997">s.<text:s/></text:span><text:span text:style-name="T3998">In addition, his actions show us the way t</text:span><text:span text:style-name="T3999">o go through the<text:s/></text:span><text:span text:style-name="T4000">Chakra</text:span><text:span text:style-name="T4001">s</text:span><text:span text:style-name="T4002">, their effects, and the precautions to take to avoid danger.</text:span><text:span text:style-name="T4003"><text:s/>One<text:s/></text:span><text:span text:style-name="T4004">function</text:span><text:span text:style-name="T4005"><text:s/>of the<text:s/></text:span><text:span text:style-name="T4006">P</text:span><text:span text:style-name="T4007">ran</text:span><text:span text:style-name="T4008">a</text:span><text:span text:style-name="T4009"><text:s/>is to jump over the Manipur</text:span><text:span text:style-name="T4010">a</text:span><text:span text:style-name="T4011"><text:s/>and Swadhisthan</text:span><text:span text:style-name="T4012">a</text:span><text:span text:style-name="T4013"><text:s/></text:span><text:span text:style-name="T4014">Chakra</text:span><text:span text:style-name="T4015">s to the Muladhar</text:span><text:span text:style-name="T4016">a</text:span><text:span text:style-name="T4017"><text:s/></text:span><text:span text:style-name="T4018">Chakra</text:span><text:span text:style-name="T4019">. We will study Valmiki Ramayan</text:span><text:span text:style-name="T4020">a</text:span><text:span text:style-name="T4021"><text:s/>verse by verse, and correlations with the<text:s/></text:span><text:span text:style-name="T4022">Chakra</text:span><text:span text:style-name="T4023">s</text:span><text:span text:style-name="T4024"><text:s/>information</text:span><text:span text:style-name="T4025">. In this chapter, we will focus on the Manipur</text:span><text:span text:style-name="T4026">a</text:span><text:span text:style-name="T4027">, Swadhisthan</text:span><text:span text:style-name="T4028">a</text:span><text:span text:style-name="T4029">, and Muladhar</text:span><text:span text:style-name="T4030">a</text:span><text:span text:style-name="T4031"><text:s/></text:span><text:span text:style-name="T4032">Chakra</text:span><text:span text:style-name="T4033">s.<text:s/></text:span></text:p>
      <text:soft-page-break/>
      <text:p text:style-name="P4034"><text:tab/>Let us make a hypothesis and see if we can find any references in Valmiki Ramayana<text:s/>to<text:s/>Chakras<text:s/>that serve as proof:<text:s/>Hanumana<text:s/>/ Prana jumps<text:s/>from Anahata Chakra<text:s/>over the Manipura<text:s/>Chakra<text:s/>and the Swadhisthana<text:s/>Chakra<text:s/>to the Muladhara<text:s/>Chakra.</text:p>
      <text:p text:style-name="P4035"><text:span text:style-name="T4036"><text:tab/></text:span><text:span text:style-name="T4037">Events that happened before</text:span><text:span text:style-name="T4038"><text:s/>in the story</text:span><text:span text:style-name="T4039">:</text:span><text:span text:style-name="T4040"><text:s/></text:span><text:span text:style-name="T4041">Ravana ha</text:span><text:span text:style-name="T4042">d</text:span><text:span text:style-name="T4043"><text:s/>abducted Sita to Lan</text:span><text:span text:style-name="T4044">ka.<text:s/></text:span><text:span text:style-name="T4045">So,<text:s/></text:span><text:span text:style-name="T4046">Shri Ram sen</text:span><text:span text:style-name="T4047">t</text:span><text:span text:style-name="T4048"><text:s/></text:span><text:span text:style-name="T4049">Hanumana</text:span><text:span text:style-name="T4050">, Jambavan, and others to the south direction to search for Sita. They c</text:span><text:span text:style-name="T4051">a</text:span><text:span text:style-name="T4052">me to ocean, which they cannot cross. At this point</text:span><text:span text:style-name="T4053"><text:s/>in<text:s/></text:span><text:span text:style-name="T4054">the story</text:span><text:span text:style-name="T4055">, Jambavan remind</text:span><text:span text:style-name="T4056">ed</text:span><text:span text:style-name="T4057"><text:s/></text:span><text:span text:style-name="T4058">Hanumana</text:span><text:span text:style-name="T4059"><text:s/>about his<text:s/></text:span><text:span text:style-name="T4060">actual nature</text:span><text:span text:style-name="T4061"><text:s/>and Hanumana jumped over the ocean</text:span><text:span text:style-name="T4062">.<text:s/></text:span></text:p>
      <text:p text:style-name="P4063"><text:span text:style-name="T4064"><text:tab/></text:span><text:span text:style-name="T4065">Events i</text:span><text:span text:style-name="T4066">n terms of Chakra</text:span><text:span text:style-name="T4067">:<text:s/></text:span><text:span text:style-name="T4068">Hanumana</text:span><text:span text:style-name="T4069"><text:s/>represents Prana in the body. Prana is in</text:span><text:span text:style-name="T4070"><text:s/></text:span><text:span text:style-name="T4071">the heart</text:span><text:span text:style-name="T4072">, which is</text:span><text:span text:style-name="T4073"><text:s/></text:span><text:span text:style-name="T4074">Anahata Chakra</text:span><text:span text:style-name="T4075">. Lan</text:span><text:span text:style-name="T4076">ka represents<text:s/></text:span><text:span text:style-name="T4077">Muladhara Chakra</text:span><text:span text:style-name="T4078">. So, Prana has to jump from<text:s/></text:span><text:span text:style-name="T4079">Anahata Chakra</text:span><text:span text:style-name="T4080"><text:s/>to<text:s/></text:span><text:span text:style-name="T4081">Muladhara Chakra</text:span><text:span text:style-name="T4082">.</text:span><text:span text:style-name="T4083"><text:s/></text:span><text:span text:style-name="T4084">When moment<text:s/></text:span><text:span text:style-name="T4085">Hanumana</text:span><text:span text:style-name="T4086"><text:s/>realizes his<text:s/></text:span><text:span text:style-name="T4087">actual nature</text:span><text:span text:style-name="T4088">, he<text:s/></text:span><text:span text:style-name="T4089">grows</text:span><text:span text:style-name="T4090">, as mentioned in verse 5-1-11.<text:s/></text:span><text:span text:style-name="T4091">Then</text:span><text:span text:style-name="T4092"><text:s/>he jumps towards Lanka.</text:span></text:p>
      <text:p text:style-name="P4093"><text:tab/><text:s/>Verse 5-1-4 to 5-1-6 describe a “mountain<text:s/>called as Mainak,<text:s/>with golden hue peaks of mountain rose and was like a molten gold”.<text:s text:c="2"/>Manipura Chakra has a downward-facing red triangle in the middle and fire as its element. If you invert this triangle, we can imagine it as a mountain with a golden hue as referred to in.<text:s/>Verse 5-1-133 says that Hanumana touches and then flies ahead toward Lanka.<text:s/>This touch-and-go logic<text:s/>regarding<text:s/>the<text:s/>Manipura Chakra<text:s/>shows<text:s/>that the<text:s/>Prana<text:s/>passes by this<text:s/>Chakra.<text:s/></text:p>
      <text:p text:style-name="P4094"><text:span text:style-name="T4095"><text:tab/></text:span><text:span text:style-name="T4096">Verse 5-1-29 and several other verses describe the ocean as an abode of crocodiles. Crocodile symbolizes the<text:s/></text:span><text:span text:style-name="T4097">Swadhisthana Chakra</text:span><text:span text:style-name="T4098">.</text:span><text:span text:style-name="T4099"><text:s/></text:span></text:p>
      <text:p text:style-name="P4100"><text:span text:style-name="T4101">Next, Surasa, a snake-like animal with bloody red eyes and powerful fangs, attacks<text:s/></text:span><text:span text:style-name="T4102">Hanumana</text:span><text:span text:style-name="T4103">. She is a friendly goddess of some sort and is there to test him. Surely, she is not an enemy.<text:s/></text:span><text:span text:style-name="T4104">The name “Surasa” translates<text:s/></text:span><text:span text:style-name="T4105">to</text:span><text:span text:style-name="T4106"><text:s/>"good taste." It is a reference to the<text:s/></text:span><text:span text:style-name="T4107">Swadhisthana Chakra</text:span><text:span text:style-name="T4108"><text:s/></text:span><text:span text:style-name="T4109">because</text:span><text:span text:style-name="T4110"><text:s/>it is associated with a sense of taste and a sense organ, tongue.</text:span></text:p>
      <text:p text:style-name="P4111">Initially,<text:s/>Hanumana<text:s/>tries to avoid entering the mouth of Surasa as she has assumed a horrible form. Surasa has a boon from Lord Brahma that<text:s/>Hanumana<text:s/>must enter her mouth.<text:s/>Hanumana<text:s/>defeats Surasa by a smart trick. He expands his body, making Surasa open her mouth wider, and then quickly becomes small, enters her mouth, and comes out, avoiding in this way going through her body.<text:s/></text:p>
      <text:p text:style-name="P4112">We can interpret Surasa’s boon like this: while going toward the<text:s/>Muladhara Chakra, the<text:s/>Prana<text:s/>must go close to the<text:s/>Swadhisthana Chakra, but not through it. It is the only path available to the<text:s/>Prana<text:s/>while going toward the<text:s/>Muladhara Chakra.<text:s/>There is no way to avoid it.<text:s/></text:p>
      <text:soft-page-break/>
      <text:p text:style-name="P4113"><text:span text:style-name="T4114">Hanumana</text:span><text:span text:style-name="T4115"><text:s/>making his body large and small is a reference to<text:s/></text:span><text:span text:style-name="T4116">Pranayama,</text:span><text:span text:style-name="T4117"><text:s/>where we inflate and deflate our belly with air.</text:span><text:span text:style-name="T4118"><text:s/>Note that Mainak – the gold-colored mountain – and Surasa – the snake-like animal – are not hostile. They represent two points on the map of the body, which the<text:s/></text:span><text:span text:style-name="T4119">Prana<text:s/></text:span><text:span text:style-name="T4120">has to pass by closely.</text:span></text:p>
      <text:p text:style-name="P4121">Next, a demon by the name of Simhika attracts<text:s/>Hanumana<text:s/>by his shadow. In verse 5-1-191, we read that her mouth is as big as<text:s/>Hanumana’s body, so he can see her internal organs. This time again, he becomes minuscule and enters the demon’s mouth. While passing through her, he tears her internal organs with his nails and comes out.<text:s/></text:p>
      <text:p text:style-name="P4122"><text:span text:style-name="T4123">T</text:span><text:span text:style-name="T4124">he internal organs mentioned in the story surely stand for our intestines. Scratching of the intestines is a reference to the bleeding that may occur because of<text:s/></text:span><text:span text:style-name="T4125">Pranayama.</text:span><text:span text:style-name="T4126"><text:s/>The correct practice of<text:s/></text:span><text:span text:style-name="T4127">Pranayama<text:s/></text:span><text:span text:style-name="T4128">invariably involves applying a Mula-Bandha/Root Lock. We can use the root lock</text:span><text:span text:style-name="T4129"><text:s/>to direct the A</text:span><text:span text:style-name="T4130">paan</text:span><text:span text:style-name="T4131">a</text:span><text:span text:style-name="T4132">,<text:s/></text:span><text:span text:style-name="T4133">Prana<text:s/></text:span><text:span text:style-name="T4134">that works in the abdomen, upwards. In<text:s/></text:span><text:span text:style-name="T4135">Pranayama,</text:span><text:span text:style-name="T4136"><text:s/>all we are trying to do is bring these two different<text:s/></text:span><text:span text:style-name="T4137">Prana<text:s/></text:span><text:span text:style-name="T4138">(</text:span><text:span text:style-name="T4139">Prana<text:s/></text:span><text:span text:style-name="T4140">and<text:s/></text:span><text:span text:style-name="T4141">Apaana</text:span><text:span text:style-name="T4142">) together. We force the<text:s/></text:span><text:span text:style-name="T4143">Apaana<text:s/></text:span><text:span text:style-name="T4144">upwards by tightening the<text:s/></text:span><text:span text:style-name="T4145">anus</text:span><text:span text:style-name="T4146"><text:s/>and force the<text:s/></text:span><text:span text:style-name="T4147">Prana<text:s/></text:span><text:span text:style-name="T4148">downwards by breathing air deep into the stomach. When these two forms of<text:s/></text:span><text:span text:style-name="T4149">Prana<text:s/></text:span><text:span text:style-name="T4150">meet, it creates a connection that facilitates the<text:s/></text:span><text:span text:style-name="T4151">Prana</text:span><text:span text:style-name="T4152">’s entry into the<text:s/></text:span><text:span text:style-name="T4153">Muladhara Chakra</text:span><text:span text:style-name="T4154">. This mixing of two components of the<text:s/></text:span><text:span text:style-name="T4155">Prana<text:s/></text:span><text:span text:style-name="T4156">is an essential precondition for the upward movement of the<text:s/></text:span><text:span text:style-name="T4157">Energy</text:span><text:span text:style-name="T4158">.<text:s/></text:span></text:p>
      <text:p text:style-name="P4159">Expanding and contracting the stomach and applying the root lock stretches intestines and rectal organs. Doing it excessively, forcibly, and without a guru’s guidance, may<text:s/>cause<text:s/>bleeding. It is an important warning sign given to us by sage Valmiki.</text:p>
      <text:p text:style-name="P4160"><text:span text:style-name="T4161"><text:tab/>According to verse 5-1-206, when<text:s/></text:span><text:span text:style-name="T4162">Hanumana</text:span><text:span text:style-name="T4163"><text:s/>reaches Lanka again, he becomes regular in size. Verse 5-2-49 tells us that<text:s/></text:span><text:span text:style-name="T4164">Hanumana</text:span><text:span text:style-name="T4165"><text:s/>reduces himself to the size of a cat while entering Lanka.<text:s/></text:span><text:span text:style-name="T4166">It<text:s/></text:span><text:span text:style-name="T4167">shows</text:span><text:span text:style-name="T4168"><text:s/>that we need a minuscule amount of the<text:s/></text:span><text:span text:style-name="T4169">Prana<text:s/></text:span><text:span text:style-name="T4170">to enter the<text:s/></text:span><text:span text:style-name="T4171">Muladhara Chakra</text:span><text:span text:style-name="T4172">.<text:s/></text:span><text:span text:style-name="T4173">We<text:s/></text:span><text:span text:style-name="T4174">need not</text:span><text:span text:style-name="T4175"><text:s/>apply an</text:span><text:span text:style-name="T4176"><text:s/>excessive force</text:span><text:span text:style-name="T4177">.</text:span><text:span text:style-name="T4178"><text:s/></text:span><text:span text:style-name="T4179">W</text:span><text:span text:style-name="T4180">e need to avoid strenuous breathing.<text:s/></text:span></text:p>
      <text:p text:style-name="P4181"><text:span text:style-name="T4182">When<text:s/></text:span><text:span text:style-name="T4183">Hanumana</text:span><text:span text:style-name="T4184"><text:s/>is at the gate of the city of Lanka, a female demon attacks him.<text:s/></text:span><text:span text:style-name="T4185">Verse 5-3-40 mentions that<text:s/></text:span><text:span text:style-name="T4186">Hanumana</text:span><text:span text:style-name="T4187"><text:s/>does not use his full strength to hit her; he hits her as gently as possible. It is a reference to the gentleness required while performing<text:s/></text:span><text:span text:style-name="T4188">Pranayama.</text:span><text:span text:style-name="T4189"><text:s/></text:span><text:span text:style-name="T4190">It tells us to avoid being too forceful in doing<text:s/></text:span><text:span text:style-name="T4191">Pranayama.</text:span><text:span text:style-name="T4192"><text:s/>The reason is that the use of excessive force takes the attention away from<text:s/></text:span><text:span text:style-name="T4193">Pranayama,</text:span><text:span text:style-name="T4194"><text:s/>and it allows the<text:s/></text:span><text:span text:style-name="T4195">Ahamkara<text:s/></text:span><text:span text:style-name="T4196">to attach itself to the<text:s/></text:span><text:span text:style-name="T4197">process</text:span><text:span text:style-name="T4198"><text:s/>which reinforces the<text:s/></text:span><text:span text:style-name="T4199">Ahamkara</text:span><text:span text:style-name="T4200">.<text:s/></text:span></text:p>
      <text:p text:style-name="P4201"><text:span text:style-name="T4202">Here again, we learn that this female demon enjoys a boon granted by Lord Brahma, which is that when a monkey will defeat her, destruction of Lanka will follow.<text:s/></text:span><text:soft-page-break/><text:span text:style-name="T4203">This boon shows us an obvious fact in terms of<text:s/></text:span><text:span text:style-name="T4204">Body-Mind</text:span><text:span text:style-name="T4205">-Energy-Consciousness</text:span><text:span text:style-name="T4206">.<text:s/></text:span><text:span text:style-name="T4207">When we<text:s/></text:span><text:span text:style-name="T4208">are successful in properly doing</text:span><text:span text:style-name="T4209"><text:s/></text:span><text:span text:style-name="T4210">Pranayama,</text:span><text:span text:style-name="T4211"><text:s/>the<text:s/></text:span><text:span text:style-name="T4212">Prana<text:s/></text:span><text:span text:style-name="T4213">will enter the<text:s/></text:span><text:span text:style-name="T4214">Muladhara Chakra</text:span><text:span text:style-name="T4215">, and the</text:span><text:span text:style-name="T4216"><text:s/>stage will be set for</text:span><text:span text:style-name="T4217"><text:s/></text:span><text:span text:style-name="T4218">A</text:span><text:span text:style-name="T4219">hamkar</text:span><text:span text:style-name="T4220">a</text:span><text:span text:style-name="T4221"><text:s/></text:span><text:span text:style-name="T4222">to</text:span><text:span text:style-name="T4223"><text:s/>lose ground.</text:span></text:p>
      <text:p text:style-name="P4224">The role of<text:s/>Pranayama<text:s/>ends<text:s/>when the<text:s/>Prana<text:s/>enters the<text:s/>Muladhara Chakra. However, the<text:s/>Prana<text:s/>/<text:s/>Hanumana<text:s/>continues to play a vital role throughout the rest of<text:s/>Ramayana.<text:s/>When<text:s/>Hanumana<text:s/>locates Sita, he respectfully requests her to come with him. Although it sounds very logical for her to run away with him, Sita refuses this quick escape.<text:s/></text:p>
      <text:p text:style-name="P4225"><text:span text:style-name="T4226">Sita or the Kundalini stands for the<text:s/></text:span><text:span text:style-name="T4227">Energy</text:span><text:span text:style-name="T4228">, which manifests itself as fire. Her name is Sita, which may mean “coolness” because of the root “sit” in her name, but she is cool only in the presence of Shri Ram.<text:s/></text:span><text:span text:style-name="T4229">Sita escaping with<text:s/></text:span><text:span text:style-name="T4230">Hanumana</text:span><text:span text:style-name="T4231"><text:s/>means the Kundalini rising the moment the<text:s/></text:span><text:span text:style-name="T4232">Prana<text:s/></text:span><text:span text:style-name="T4233">enters the<text:s/></text:span><text:span text:style-name="T4234">Muladhara Chakra</text:span><text:span text:style-name="T4235">. With no higher<text:s/></text:span><text:span text:style-name="T4236">Consciousness</text:span><text:span text:style-name="T4237">/Shri Ram around to tame her fire, i</text:span><text:span text:style-name="T4238">t might mean a human may get<text:s/></text:span><text:span text:style-name="T4239">a large</text:span><text:span text:style-name="T4240"><text:s/>amount of heat in<text:s/></text:span><text:span text:style-name="T4241">the body</text:span><text:span text:style-name="T4242">.</text:span><text:span text:style-name="T4243"><text:s/>As is, when the<text:s/></text:span><text:span text:style-name="T4244">Prana<text:s/></text:span><text:span text:style-name="T4245">enters the<text:s/></text:span><text:span text:style-name="T4246">Muladhara Chakra</text:span><text:span text:style-name="T4247">, it releases a fractional amount of the<text:s/></text:span><text:span text:style-name="T4248">Energy</text:span><text:span text:style-name="T4249">. This small amount of the<text:s/></text:span><text:span text:style-name="T4250">Energy<text:s/></text:span><text:span text:style-name="T4251">not only burns the<text:s/></text:span><text:span text:style-name="T4252">Chakra</text:span><text:span text:style-name="T4253"><text:s/>but also heats the entire body. If you Google "Kundalini Heat,” you will find several posts asking for help. You will find posts from<text:s/></text:span><text:span text:style-name="T4254">people</text:span><text:span text:style-name="T4255"><text:s/>who did unguided and unrestrained<text:s/></text:span><text:span text:style-name="T4256">Pranayama,</text:span><text:span text:style-name="T4257"><text:s/>cannot bear the heat generated because of it. Yogis knew this phenomenon</text:span><text:span text:style-name="T4258">, and</text:span><text:span text:style-name="T4259"><text:s/></text:span><text:span text:style-name="T4260">it is<text:s/></text:span><text:span text:style-name="T4261">documented in<text:s/></text:span><text:span text:style-name="T4262">the<text:s/></text:span><text:span text:style-name="T4263">Yoga books. This phenomenon<text:s/></text:span><text:span text:style-name="T4264">directly results from</text:span><text:span text:style-name="T4265"><text:s/></text:span><text:span text:style-name="T4266">Pranayama,</text:span><text:span text:style-name="T4267"><text:s/></text:span><text:span text:style-name="T4268">and<text:s/></text:span><text:span text:style-name="T4269">it<text:s/></text:span><text:span text:style-name="T4270">is<text:s/></text:span><text:span text:style-name="T4271">a sign</text:span><text:span text:style-name="T4272"><text:s/>that the<text:s/></text:span><text:span text:style-name="T4273">Prana<text:s/></text:span><text:span text:style-name="T4274">has entered the<text:s/></text:span><text:span text:style-name="T4275">Muladhara Chakra</text:span><text:span text:style-name="T4276">. Even a minor twist in this coiled up<text:s/></text:span><text:span text:style-name="T4277">Energy</text:span><text:span text:style-name="T4278"><text:s/>can create an unbearable firestorm inside our body. A complete rise of the<text:s/></text:span><text:span text:style-name="T4279">Energy</text:span><text:span text:style-name="T4280"><text:s/>at this stage will feel like a nuclear explosion within us; it is best to avoid it.</text:span></text:p>
      <text:p text:style-name="P4281"><text:span text:style-name="T4282">Sage Valmiki is compassionate in describing this event in advance for us. He famously represents it as<text:s/></text:span><text:span text:style-name="T4283">Hanumana</text:span><text:span text:style-name="T4284"><text:s/>burning<text:s/></text:span><text:span text:style-name="T4285">Ravana’s</text:span><text:span text:style-name="T4286"><text:s/>Lanka.</text:span><text:span text:style-name="T4287"><text:s/>This<text:s/></text:span><text:span text:style-name="T4288">i</text:span><text:span text:style-name="T4289">s an important warning sign and a symptom of success of<text:s/></text:span><text:span text:style-name="T4290">Pranayama.</text:span><text:span text:style-name="T4291"><text:s/>The heat released by the Kundalini may affect the<text:s/></text:span><text:span text:style-name="T4292">Swadhisthana Chakra</text:span><text:span text:style-name="T4293"><text:s/>as it is very near to the<text:s/></text:span><text:span text:style-name="T4294">Muladhara Chakra</text:span><text:span text:style-name="T4295">. It may cause an imbalance, as the person may<text:s/></text:span><text:span text:style-name="T4296">try over</text:span><text:span text:style-name="T4297">indulgence in desires generated from the<text:s/></text:span><text:span text:style-name="T4298">Swadhisthana Chakra</text:span><text:span text:style-name="T4299">.<text:s/></text:span></text:p>
      <text:p text:style-name="P4300">A similar effect may occur at the<text:s/>Manipura Chakra, where a person may<text:s/>overcome<text:s/>desires created by the<text:s/>Swadhisthana Chakra, but may succumb to those created by the<text:s/>Manipura Chakra.<text:s/></text:p>
      <text:p text:style-name="P4301">Sage Valmiki knew the peril that may unfold when<text:s/>Prana<text:s/>enters the<text:s/>Muladhara Chakra. Hence, he created the character of<text:s/>Hanumana, who is a symbol of devotion and celibacy. The quality of devotion helps rectify imbalances at the<text:s/>Manipura Chakra. The quality of celibacy helps constrain desires flaming out of the<text:s/>Swadhisthana Chakra.<text:bookmark-start text:name="_Toc412487797"/><text:bookmark-start text:name="_Toc423152525"/><text:bookmark-start text:name="_Toc423154148"/><text:bookmark-start text:name="_Toc412487805"/><text:bookmark-start text:name="_Toc423152534"/><text:bookmark-start text:name="_Toc423154157"/><text:bookmark-start text:name="_Toc418306778"/></text:p>
      <text:p text:style-name="P4302"/>
      <text:h text:style-name="P4303" text:outline-level="2"><text:bookmark-start text:name="_Toc50058895"/>References<text:s/>to<text:s/>Vishuddha Chakra<text:bookmark-end text:name="_Toc412487797"/><text:bookmark-end text:name="_Toc423152525"/><text:bookmark-end text:name="_Toc423154148"/><text:bookmark-end text:name="_Toc50058895"/></text:h>
      <text:p text:style-name="P4304"><text:span text:style-name="T4305">Events that happened before in the story:</text:span><text:span text:style-name="T4306"><text:s/>In verse 3-11-7, we read that Shri Ram hears singing and playing musical instruments. The melodious sounds are coming from the direction of a tranquil lake, but he cannot see anyone.<text:s/></text:span><text:span text:style-name="T4307">We saw this event when we discussed the character of sage Mandakarni. In Yoga terms, we saw that it refers to Anahat Nad. We will not repeat that content here.</text:span></text:p>
      <text:p text:style-name="P4308">In verse 3-13-13, sage Agastya suggests<text:s/>living<text:s/>in Panchavati area to Shri Ram.<text:s/>It describes the Panchavati area<text:s/>as a relatively small and beautiful place in the tropical dense Dandaka forest. Verse 3-15-28 mentions that Sita is<text:s/>thrilled<text:s/>with the new area and their new beautifully constructed hermitage. Verse 3-15-31 mentions they lived happily at Panchavati for some time.<text:s/></text:p>
      <text:p text:style-name="P4309"><text:span text:style-name="T4310">Events i</text:span><text:span text:style-name="T4311">n terms of<text:s/></text:span><text:span text:style-name="T4312">Chakra</text:span><text:span text:style-name="T4313">:<text:s/></text:span><text:span text:style-name="T4314">Anahata sound, which is related to ears. In terms of body, if we travel southwards or down from ears, we come to throat region. This is the region of<text:s/></text:span><text:span text:style-name="T4315">Vishuddha</text:span><text:span text:style-name="T4316"><text:s/>Chakra.<text:s/></text:span><text:span text:style-name="T4317">To</text:span><text:span text:style-name="T4318"><text:s/></text:span><text:span text:style-name="T4319">correlate</text:span><text:span text:style-name="T4320"><text:s/></text:span><text:span text:style-name="T4321">Vishuddha Chakra</text:span><text:span text:style-name="T4322"><text:s/>to Panchavati, we need to compare their details side by side.</text:span></text:p>
      <text:p text:style-name="P4323"><text:span text:style-name="T4324">First, let us get the details of<text:s/></text:span><text:span text:style-name="T4325">Vishuddha Chakra</text:span><text:span text:style-name="T4326">.<text:s/></text:span><text:span text:style-name="T4327">Vishuddha Chakra</text:span><text:span text:style-name="T4328">’s vehicle is Airavat - a snow white elephant. Its element is ether and its sense organs are ears and mouth. Its plane is Jana-Loka, meaning a “general population area”; make a note of the word Jana. Its deity is Panchavktra Shiv</text:span><text:span text:style-name="T4329">a</text:span><text:span text:style-name="T4330">; make a note of the word “Panch.”<text:s/></text:span><text:span text:style-name="T4331">The image of the<text:s/></text:span><text:span text:style-name="T4332">Vishuddha Chakra</text:span><text:span text:style-name="T4333"><text:s/>has a silver crescent shining in a white circular background.<text:s/></text:span></text:p>
      <text:p text:style-name="P4334"><text:span text:style-name="T4335">In verse 4-16-4 onwards, we read Laxman</text:span><text:span text:style-name="T4336">a</text:span><text:span text:style-name="T4337"><text:s/>describing the beauty of<text:s/></text:span><text:span text:style-name="T4338">the forest</text:span><text:span text:style-name="T4339"><text:s/>in winter season. In verse 4-16-9, he talks about<text:s/></text:span><text:span text:style-name="T4340">snow</text:span><text:span text:style-name="T4341">. In verse 4-16-11, there is<text:s/></text:span><text:span text:style-name="T4342">a description</text:span><text:span text:style-name="T4343"><text:s/>of<text:s/></text:span><text:span text:style-name="T4344">snow</text:span><text:span text:style-name="T4345"><text:s/>again; in verse 4-16-12, we read about<text:s/></text:span><text:span text:style-name="T4346">fog</text:span><text:span text:style-name="T4347">, which is also white. In verse 4-16-13, we read<text:s/></text:span><text:span text:style-name="T4348">lusterless moon</text:span><text:span text:style-name="T4349">. In verse 4-16-14, we get<text:s/></text:span><text:span text:style-name="T4350">un</text:span><text:span text:style-name="T4351">bright moonlight blemished by mist</text:span><text:span text:style-name="T4352">. In verse 4-16-15, we read about<text:s/></text:span><text:span text:style-name="T4353">snow</text:span><text:span text:style-name="T4354"><text:s/>again; in verse 4-16-21, we get elephants. In verse 4-16-23, we read about snowy darkness. In verse 4-16-24, we get to imagine<text:s/></text:span><text:span text:style-name="T4355">white glittering sand</text:span><text:span text:style-name="T4356"><text:s/>banks</text:span><text:span text:style-name="T4357"><text:s/>and<text:s/></text:span><text:span text:style-name="T4358">calling of water birds that can be heard, but not seen</text:span><text:span text:style-name="T4359">. In verse 4-16-25, there is a mention of snow again.</text:span></text:p>
      <text:p text:style-name="P4360"><text:span text:style-name="T4361">We</text:span><text:span text:style-name="T4362"><text:s/>may think about these verses in terms of poetic imagination. However, if we carefully search for<text:s/></text:span><text:span text:style-name="T4363">Vishuddha Chakra</text:span><text:span text:style-name="T4364"><text:s/>details, we find some connection.<text:s/></text:span><text:span text:style-name="T4365">Also, note that snowfall is<text:s/></text:span><text:span text:style-name="T4366">a</text:span><text:span text:style-name="T4367"><text:s/>rare event in central India, yet sage Valmiki mentions it many times.</text:span><text:span text:style-name="T4368"><text:s/>We get several lines describing snowy whiteness can be reference to silver crescent in the white circular background in the image of<text:s/></text:span><text:span text:style-name="T4369">Vishuddha Chakra</text:span><text:span text:style-name="T4370"><text:s/>and<text:s/></text:span><text:span text:style-name="T4371">Airavat’s</text:span><text:span text:style-name="T4372"><text:s/>whiteness.<text:s/></text:span><text:span text:style-name="T4373">It connects the birdcalls in<text:s/></text:span><text:span text:style-name="T4374">a foggy</text:span><text:span text:style-name="T4375"><text:s/>river</text:span><text:span text:style-name="T4376"><text:s/>to sense of hearing. Ears are sense organ of<text:s/></text:span><text:span text:style-name="T4377">Vishuddha Chakra</text:span><text:span text:style-name="T4378">.<text:s/></text:span></text:p>
      <text:soft-page-break/>
      <text:p text:style-name="P4379">The deity of<text:s/>Vishuddha Chakra, Panchavktra Shiva,<text:s/>has<text:s/>the word<text:s/>“Pancha,” which<text:s/>means<text:s/>digit five in his name as he has five faces. The name of Panchavati has word Pancha<text:s/>in it – connection to word Pancha<text:s/>is clear. The place of actual fight with Khara is called Janasthana, which means “general population area.” Why would someone name a place called<text:s/>a<text:s/>“general population area” deep inside of a dense forest? Therefore, the word Jana in Janasthana has to come from<text:s/>the plane<text:s/>of<text:s/>Vishuddha Chakra<text:s/>- Jana-Loka.</text:p>
      <text:p text:style-name="P4380">When a female demon called as Shurpanakha<text:s/>inquiries<text:s/>about Shri Ram and asks if he would like to marry her, Shri Ram refuses her proposal. However, he asks her to marry Laxmana, and tells her that Laxmana<text:s/>is without a wife, but Laxmana<text:s/>also refuses to marry her. According to verse 3-17-18, Shri Ram surely knows that she is a female demon (demoness). Still, in verse 3-18-3, Shri Ram redirects her to Laxmana, possibly knowing that rejection from both of them will make her angry. This could be sage Valmiki’s way of indicating to us that Shri Ram is inviting for trouble. Angry Shurpanakha attacks Sita and Laxmana<text:s/>cut off her nose and ears. Strange as it sounds, in chapter 3-69, Laxmana<text:s/>cuts off ears and nose of another female demon Ayomukhi, and starts a war with her brother, which is a duplication of this event.<text:s/></text:p>
      <text:p text:style-name="P4381"><text:span text:style-name="T4382">In chapter 3-19, Shurpanakha, the female demon wounded by Laxman</text:span><text:span text:style-name="T4383">a</text:span><text:span text:style-name="T4384">, comes to demon Khar</text:span><text:span text:style-name="T4385">a</text:span><text:span text:style-name="T4386"><text:s/>for help.<text:s/></text:span><text:span text:style-name="T4387">Even before Shurpanakha speaks a single word, Khar</text:span><text:span text:style-name="T4388">a</text:span><text:span text:style-name="T4389"><text:s/>talks from verse 3-19-1 through verse 3-19-12.</text:span><text:span text:style-name="T4390"><text:s/>Khar</text:span><text:span text:style-name="T4391">a</text:span><text:span text:style-name="T4392"><text:s/>sends 14 demons with Shurpanakha to kill Shri Ram, but they fail, and Shurpanakha comes back crying. Once again, in verse 3-22-2, Khar</text:span><text:span text:style-name="T4393">a</text:span><text:span text:style-name="T4394"><text:s/>speaks first.<text:s/></text:span></text:p>
      <text:p text:style-name="P4395"><text:span text:style-name="T4396">In Sanskrit, the root “kha” means “space or ether” or “in the sky</text:span><text:span text:style-name="T4397">.</text:span><text:span text:style-name="T4398"><text:s/></text:span><text:span text:style-name="T4399">Khar</text:span><text:span text:style-name="T4400">a</text:span><text:span text:style-name="T4401"><text:s/>surely has a big mouth, and he talks a lot. It<text:s/></text:span><text:span text:style-name="T4402">shows</text:span><text:span text:style-name="T4403"><text:s/>high<text:s/></text:span><text:span text:style-name="T4404">Vishuddha Chakra</text:span><text:span text:style-name="T4405"><text:s/>activity. His war with Shri Ram looks like a passionate debate.<text:s/></text:span></text:p>
      <text:p text:style-name="P4406"><text:span text:style-name="T4407">Khar</text:span><text:span text:style-name="T4408">a</text:span><text:span text:style-name="T4409">'s army<text:s/></text:span><text:span text:style-name="T4410">comprises</text:span><text:span text:style-name="T4411"><text:s/>many demons, whose names relate to the throat, the mouth, or</text:span><text:span text:style-name="T4412"><text:s/>space.</text:span><text:span text:style-name="T4413"><text:s/>The name<text:s/></text:span><text:span text:style-name="T4414">Vihamgam</text:span><text:span text:style-name="T4415">a</text:span><text:span text:style-name="T4416">, which means “moving in<text:s/></text:span><text:span text:style-name="T4417">the sky</text:span><text:span text:style-name="T4418">,” surely<text:s/></text:span><text:span text:style-name="T4419">relates</text:span><text:span text:style-name="T4420"><text:s/>to the space element.<text:s/></text:span><text:span text:style-name="T4421">Dushana, meaning, “cursing, or speaking<text:s/></text:span><text:span text:style-name="T4422">ill”</text:span><text:span text:style-name="T4423">.<text:s/></text:span></text:p>
      <text:p text:style-name="P4424"><text:span text:style-name="T4425">There is, however, one unusual name: Akampan</text:span><text:span text:style-name="T4426">a</text:span><text:span text:style-name="T4427">.</text:span><text:span text:style-name="T4428"><text:s/>Akampan</text:span><text:span text:style-name="T4429">a</text:span><text:span text:style-name="T4430"><text:s/></text:span><text:span text:style-name="T4431">means “no vibration,” and it is unusual because every organ<text:s/></text:span><text:span text:style-name="T4432">connected</text:span><text:span text:style-name="T4433"><text:s/>to the throat vibrates.</text:span><text:span text:style-name="T4434"><text:s/></text:span><text:span text:style-name="T4435">Vishuddha Chakra</text:span><text:span text:style-name="T4436"><text:s/>has vocal cords as its work organ.</text:span><text:span text:style-name="T4437"><text:s/></text:span><text:span text:style-name="T4438">In the battle, Shri Ram kills Khara and all the demons, but only Akampana<text:s/></text:span><text:span text:style-name="T4439">escapes!</text:span></text:p>
      <text:p text:style-name="P4440">There are<text:s/>three<text:s/>interesting points to note in this story related to Khara.</text:p>
      <text:list text:style-name="LFO15" text:continue-numbering="true">
        <text:list-item>
          <text:p text:style-name="P4441">Shri Ram makes fun of Shurpanakha and insults her; thus,<text:s/>He invites trouble.<text:s/></text:p>
        </text:list-item>
        <text:list-item>
          <text:p text:style-name="P4442"><text:span text:style-name="T4443">Shurpanakha tells Khar</text:span><text:span text:style-name="T4444">a</text:span><text:span text:style-name="T4445"><text:s/>about Sita's<text:s/></text:span><text:span text:style-name="T4446">beauty</text:span><text:span text:style-name="T4447"><text:s/>and<text:s/></text:span><text:span text:style-name="T4448">thus</text:span><text:span text:style-name="T4449"><text:s/>starts a war. She plays the same card with<text:s/></text:span><text:span text:style-name="T4450">Ravana.<text:s/></text:span><text:span text:style-name="T4451">It</text:span><text:span text:style-name="T4452"><text:s/></text:span><text:span text:style-name="T4453">fit</text:span><text:span text:style-name="T4454"><text:s/>perfectly with the law of duplication in Ramayan</text:span><text:span text:style-name="T4455">a</text:span><text:span text:style-name="T4456">.</text:span></text:p>
        </text:list-item>
        <text:list-item>
          <text:p text:style-name="P4457"><text:span text:style-name="T4458">Sage Valmiki does not go into details of what happens when the higher<text:s/></text:span><text:span text:style-name="T4459">Consciousness</text:span><text:span text:style-name="T4460"><text:s/>enters the<text:s/></text:span><text:span text:style-name="T4461">Vishuddha Chakra</text:span><text:span text:style-name="T4462">.<text:s/></text:span><text:span text:style-name="T4463">The reason is that the<text:s/></text:span><text:span text:style-name="T4464">Consciousness</text:span><text:span text:style-name="T4465"><text:s/>has a neutralizing effect – it removes what is wrong.</text:span><text:span text:style-name="T4466"><text:s/>Several books and sites<text:s/></text:span><text:span text:style-name="T4467">describe</text:span><text:span text:style-name="T4468"><text:s/>the<text:s/></text:span><text:span text:style-name="T4469">effect</text:span><text:span text:style-name="T4470"><text:s/>of the opening of the<text:s/></text:span><text:span text:style-name="T4471">Vishuddha Chakra</text:span><text:span text:style-name="T4472">. However, these books describe an effect of the<text:s/></text:span><text:span text:style-name="T4473">Energy</text:span><text:span text:style-name="T4474">,</text:span><text:span text:style-name="T4475"><text:s/>not that of the<text:s/></text:span><text:span text:style-name="T4476">Consciousness</text:span><text:span text:style-name="T4477">.</text:span><text:bookmark-end text:name="_Toc412487805"/><text:bookmark-end text:name="_Toc423152534"/><text:bookmark-end text:name="_Toc423154157"/></text:p>
        </text:list-item>
      </text:list>
      <text:h text:style-name="P4478" text:outline-level="2"><text:bookmark-start text:name="_Toc50058896"/>References<text:s/>to<text:s/>Anahata Chakra<text:bookmark-end text:name="_Toc50058896"/></text:h>
      <text:p text:style-name="P4479"><text:span text:style-name="T4480">Events that happened before in the story:</text:span><text:span text:style-name="T4481"><text:s/></text:span><text:span text:style-name="T4482">Ravana had</text:span><text:span text:style-name="T4483"><text:s/>abducted Sita. Shri Ram is searching for her. He misses<text:s/></text:span><text:span text:style-name="T4484">Sita</text:span><text:span text:style-name="T4485"><text:s/>and is very much disturbed.<text:s/></text:span><text:span text:style-name="T4486">He has not met<text:s/></text:span><text:span text:style-name="T4487">Hanumana</text:span><text:span text:style-name="T4488"><text:s/></text:span><text:span text:style-name="T4489">yet</text:span><text:span text:style-name="T4490">.</text:span></text:p>
      <text:p text:style-name="P4491"><text:span text:style-name="T4492">Events in terms of Chakra:<text:s/></text:span><text:span text:style-name="T4493">From<text:s/></text:span><text:span text:style-name="T4494">Vishuddha Chakra</text:span><text:span text:style-name="T4495">, higher<text:s/></text:span><text:span text:style-name="T4496">Consciousness</text:span><text:span text:style-name="T4497"><text:s/>is coming down to<text:s/></text:span><text:span text:style-name="T4498">Anahata Chakra</text:span><text:span text:style-name="T4499">.</text:span></text:p>
      <text:p text:style-name="P4500">Before looking for the references to the<text:s/>Anahata Chakra, let us see its features. Since the story relates to the heart,<text:s/>so<text:s/>there are many emotions involved in it. The<text:s/>Anahata Chakra<text:s/>has air as its element, so we can expect references to air. The sense organ of this<text:s/>Chakra<text:s/>is skin, with a touch being the sense associated with it. The<text:s/>Chakra<text:s/>has black antelope for its vehicle. The presiding deity is Ishan-Rudra<text:s/>Shiva, who has blue skin and wears the skin of a yellow tiger. The goddess of the<text:s/>Anahata Chakra<text:s/>is Kakini, who wears a sky-blue sari and sits on a pink lotus.<text:s/></text:p>
      <text:p text:style-name="P4501">Now, we will go over each line of chapter 4-1 and see if it has any reference to the<text:s/>Anahata Chakra.</text:p>
      <text:list text:style-name="LFO14" text:continue-numbering="true">
        <text:list-item>
          <text:p text:style-name="P4502">In verse 4-1-1, we read that Shri Ram feels disturbed by remembering Sita. This emotion indirectly refers to the heart.</text:p>
        </text:list-item>
        <text:list-item>
          <text:p text:style-name="P4503">In verse 4-1-2, passion overcomes Shri Ram.</text:p>
        </text:list-item>
        <text:list-item>
          <text:p text:style-name="P4504">In verse 4-1-3, there is a reference to the lotus flower.</text:p>
        </text:list-item>
        <text:list-item>
          <text:p text:style-name="P4505">In verse 4-1-5, Shri Ram is distressed.</text:p>
        </text:list-item>
        <text:list-item>
          <text:p text:style-name="P4506">In verse 4-1-6, he is disquieted.</text:p>
        </text:list-item>
        <text:list-item>
          <text:p text:style-name="P4507">In verse 4-1-7, there are references to lotus, deer, and birds, which refer to air.</text:p>
        </text:list-item>
        <text:list-item>
          <text:p text:style-name="P4508">In verse 4-1-8, colors blue and yellow are mentioned, which are references to the deity of the<text:s/>Anahata Chakra.</text:p>
        </text:list-item>
        <text:list-item>
          <text:p text:style-name="P4509">In verse 4-1-10, there is a mention of breeze, which refers to air and skin.<text:s/>There is<text:s/>also<text:s/>a reference to the love god.</text:p>
        </text:list-item>
        <text:list-item>
          <text:p text:style-name="P4510">In verses 4-1-11 and 12, - clouds and winds, which refer to air</text:p>
        </text:list-item>
        <text:list-item>
          <text:p text:style-name="P4511">In verses 4-1-13 and 14 - air</text:p>
        </text:list-item>
        <text:list-item>
          <text:p text:style-name="P4512">In verse 4-1-15 - breeze and air</text:p>
        </text:list-item>
        <text:list-item>
          <text:p text:style-name="P4513">In verse 4-1-16 - air</text:p>
        </text:list-item>
        <text:list-item>
          <text:p text:style-name="P4514">In verse 4-1-17 - a breeze</text:p>
        </text:list-item>
        <text:list-item>
          <text:p text:style-name="P4515">In verses 4-1-18 and 19 - air again</text:p>
        </text:list-item>
        <text:list-item>
          <text:p text:style-name="P4516">In verse 4-1-22 - birds and emotions</text:p>
        </text:list-item>
        <text:list-item>
          <text:p text:style-name="P4517">In verse 4-1-23 - birds and the love god</text:p>
        </text:list-item>
        <text:list-item>
          <text:p text:style-name="P4518">In verse 4-1-25 - birds and emotions</text:p>
        </text:list-item>
        <text:list-item>
          <text:p text:style-name="P4519">In verse 4-1-26 - love, romance, and birds</text:p>
        </text:list-item>
        <text:list-item>
          <text:p text:style-name="P4520">In verse 4-1-28 - birds and love</text:p>
        </text:list-item>
        <text:list-item>
          <text:p text:style-name="P4521">In verses 4-1-30 and 32 -<text:s/>powerful emotions</text:p>
        </text:list-item>
        <text:list-item>
          <text:p text:style-name="P4522">In verse 4-1-33 - the love god</text:p>
        </text:list-item>
        <text:list-item>
          <text:p text:style-name="P4523">In verse 4-1-34, there is a slight change in the topic;<text:s/>it<text:s/>refers<text:s/>to touch, the sense related to the<text:s/>Anahata Chakra.</text:p>
        </text:list-item>
        <text:list-item>
          <text:p text:style-name="P4524">In verse 4-1-35 - emotions and breeze</text:p>
        </text:list-item>
        <text:list-item>
          <text:p text:style-name="P4525">In verse 4-1-36 - wind</text:p>
        </text:list-item>
        <text:list-item>
          <text:p text:style-name="P4526">In verses 4-1-37, 38 and 39 - love</text:p>
        </text:list-item>
        <text:list-item>
          <text:p text:style-name="P4527">In verses 4-1-40 to 43 - love and emotions</text:p>
        </text:list-item>
        <text:list-item>
          <text:p text:style-name="P4528">In verse 4-1-46 - birds and love</text:p>
        </text:list-item>
        <text:list-item>
          <text:p text:style-name="P4529">In verses 4-1-47 through 52 - love and emotions</text:p>
        </text:list-item>
        <text:list-item>
          <text:p text:style-name="P4530">In verses 4-1-53 and 54 - breeze and emotions</text:p>
        </text:list-item>
        <text:list-item>
          <text:p text:style-name="P4531">In verses 4-1-55 and 56 - birds and emotions</text:p>
        </text:list-item>
        <text:list-item>
          <text:p text:style-name="P4532">In verse 4-1-57 - birds</text:p>
        </text:list-item>
        <text:list-item>
          <text:p text:style-name="P4533">In verse 4-1-58 - love</text:p>
        </text:list-item>
        <text:list-item>
          <text:p text:style-name="P4534">Verse 4-1-59 - emotions and wind</text:p>
        </text:list-item>
        <text:list-item>
          <text:p text:style-name="P4535">Verse 4-1-62, 63 – lotus</text:p>
        </text:list-item>
        <text:list-item>
          <text:p text:style-name="P4536">Verse 4-1-65 – deer</text:p>
        </text:list-item>
        <text:list-item>
          <text:p text:style-name="P4537">Verse 4-1-66 - deer and lotus</text:p>
        </text:list-item>
        <text:list-item>
          <text:p text:style-name="P4538">Verse 4-1-67 - lotus and emotions</text:p>
        </text:list-item>
        <text:list-item>
          <text:p text:style-name="P4539">Verses 4-1-68 and 69 - love god and emotions<text:s/></text:p>
        </text:list-item>
        <text:list-item>
          <text:p text:style-name="P4540">Verse 4-1-70 – emotions</text:p>
        </text:list-item>
        <text:list-item>
          <text:p text:style-name="P4541">Verse 4-1-71 - lotus and emotions</text:p>
        </text:list-item>
        <text:list-item>
          <text:p text:style-name="P4542">Verse 4-1-77 - breeze, lotus, and heart</text:p>
        </text:list-item>
        <text:list-item>
          <text:p text:style-name="P4543">Verse 4-1-74, 84 - wind again</text:p>
        </text:list-item>
        <text:list-item>
          <text:p text:style-name="P4544">Verse 4-1-85 – breeze</text:p>
        </text:list-item>
        <text:list-item>
          <text:p text:style-name="P4545">Verse 4-1-93 - birds and emotions</text:p>
        </text:list-item>
        <text:list-item>
          <text:p text:style-name="P4546">Verse 4-1-97 - heart and emotions</text:p>
        </text:list-item>
        <text:list-item>
          <text:p text:style-name="P4547">Verse 4-1-98 - lotuses and birds</text:p>
        </text:list-item>
        <text:list-item>
          <text:p text:style-name="P4548">Verse 4-1-99 – birds</text:p>
        </text:list-item>
        <text:list-item>
          <text:p text:style-name="P4549">Verse 4-1-100 – emotions</text:p>
        </text:list-item>
        <text:list-item>
          <text:p text:style-name="P4550">Verse 4-1-101 - deer, heart, and emotions</text:p>
        </text:list-item>
        <text:list-item>
          <text:p text:style-name="P4551">Verse 4-1-103 - breeze and lotuses</text:p>
        </text:list-item>
        <text:list-item>
          <text:p text:style-name="P4552">Verse 4-1-104 through verse 4-1-110 – emotions</text:p>
        </text:list-item>
        <text:list-item>
          <text:p text:style-name="P4553">Verse 4-1-111 - love and emotions</text:p>
        </text:list-item>
        <text:list-item>
          <text:p text:style-name="P4554">Verses 4-1-112 and 113 - emotions</text:p>
        </text:list-item>
      </text:list>
      <text:p text:style-name="P4555">Finally, in verse 4-1-114, Laxmana<text:s/>steps in and stops Shri Ram from going on and on about love, emotions, birds, and air. In case someone still has doubts, two more chapters – 4-28 and 4-30 – contain references to the<text:s/>Anahata Chakra.<text:s/></text:p>
      <text:p text:style-name="P4556">After killing Vali, Shri Ram stays on a mountain near Kishkindha. He describes the rainy season-view of the mountain and its vicinity. Here again, there are many references to clouds, breeze, sky, fog, breath, and emotions. Let us look at the verses of these chapters to see if they are related to the<text:s/>Anahata Chakra.</text:p>
      <text:list text:style-name="LFO13" text:continue-numbering="true">
        <text:list-item>
          <text:p text:style-name="P4557">Verse 4-28-5 - cloud and sky<text:s/></text:p>
        </text:list-item>
        <text:list-item>
          <text:p text:style-name="P4558">Verse 4-28-6 - breath, sky, and emotions</text:p>
        </text:list-item>
        <text:list-item>
          <text:p text:style-name="P4559">Verse 4-28-7 – emotions</text:p>
        </text:list-item>
        <text:list-item>
          <text:p text:style-name="P4560">Verse 4-28-8 - cloud and breeze</text:p>
        </text:list-item>
        <text:list-item>
          <text:p text:style-name="P4561">Verse 4-28-10 -<text:s/>cloud, deer, and breeze</text:p>
        </text:list-item>
        <text:list-item>
          <text:p text:style-name="P4562">Verse 4-28-11 – sky</text:p>
        </text:list-item>
        <text:list-item>
          <text:p text:style-name="P4563">Verses 4-28-12 and 13 - cloud and emotions</text:p>
        </text:list-item>
        <text:list-item>
          <text:p text:style-name="P4564">Verse 4-28-14 - vapor and emotions</text:p>
        </text:list-item>
        <text:list-item>
          <text:p text:style-name="P4565">Verse 4-28-15 - dust and breeze</text:p>
        </text:list-item>
        <text:list-item>
          <text:p text:style-name="P4566">Verse 4-28-16 – birds</text:p>
        </text:list-item>
        <text:list-item>
          <text:p text:style-name="P4567">Verse 4-28-17 – clouds</text:p>
        </text:list-item>
        <text:list-item>
          <text:p text:style-name="P4568">Verse 4-28-19 – wind</text:p>
        </text:list-item>
        <text:list-item>
          <text:p text:style-name="P4569">Verse 4-28-20 – cloud</text:p>
        </text:list-item>
        <text:list-item>
          <text:p text:style-name="P4570">Verse 4-28-23 - clouds, birds, lotuses, wind, and sky</text:p>
        </text:list-item>
        <text:list-item>
          <text:p text:style-name="P4571">Verse 4-28-24 -<text:s/>birds, clouds, and emotions</text:p>
        </text:list-item>
        <text:list-item>
          <text:p text:style-name="P4572">Verse 4-28-27 - clouds and elephant</text:p>
        </text:list-item>
        <text:list-item>
          <text:p text:style-name="P4573">Verse 4-28-31 – clouds</text:p>
        </text:list-item>
        <text:list-item>
          <text:p text:style-name="P4574">Verse 4-28-32 – clouds</text:p>
        </text:list-item>
        <text:list-item>
          <text:p text:style-name="P4575">Verse 4-28-33 – peacock, a beautiful bird</text:p>
        </text:list-item>
        <text:list-item>
          <text:p text:style-name="P4576">Verse 4-28-35 – birds</text:p>
        </text:list-item>
        <text:list-item>
          <text:p text:style-name="P4577">Verse 4-28-36 – clouds</text:p>
        </text:list-item>
        <text:list-item>
          <text:p text:style-name="P4578">Verse 4-28-37 – peacock</text:p>
        </text:list-item>
        <text:list-item>
          <text:p text:style-name="P4579">Verses 4-28-38 and 40 – clouds</text:p>
        </text:list-item>
        <text:list-item>
          <text:p text:style-name="P4580">Verse 4-28-41 – peacock</text:p>
        </text:list-item>
        <text:list-item>
          <text:p text:style-name="P4581">Verse 4-28-42 – lotus</text:p>
        </text:list-item>
        <text:list-item>
          <text:p text:style-name="P4582">Verses 4-28-43, 44 and 47 – clouds</text:p>
        </text:list-item>
        <text:list-item>
          <text:p text:style-name="P4583">Verse 4-28-49 – peacock</text:p>
        </text:list-item>
        <text:list-item>
          <text:p text:style-name="P4584">Verse 4-28-52 - birds and lotuses</text:p>
        </text:list-item>
        <text:list-item>
          <text:p text:style-name="P4585">Verses 4-28-58 and 59 – emotions</text:p>
        </text:list-item>
        <text:list-item>
          <text:p text:style-name="P4586">Verse 4-30-5 - sky and birds</text:p>
        </text:list-item>
        <text:list-item>
          <text:p text:style-name="P4587">Verse 4-30-7 - birds and emotions</text:p>
        </text:list-item>
        <text:list-item>
          <text:p text:style-name="P4588">Verse 4-30-8, 9 – emotions<text:s/></text:p>
        </text:list-item>
        <text:list-item>
          <text:p text:style-name="P4589">Verse 4-30-10 -<text:s/>birds, lotus, and emotions</text:p>
        </text:list-item>
        <text:list-item>
          <text:p text:style-name="P4590">Verse 4-30-11 – emotions</text:p>
        </text:list-item>
        <text:list-item>
          <text:p text:style-name="P4591">Verse 4-30-12 – emotions, with a reference to the love god</text:p>
        </text:list-item>
        <text:list-item>
          <text:p text:style-name="P4592">Verse 4-30-23 – clouds</text:p>
        </text:list-item>
        <text:list-item>
          <text:p text:style-name="P4593">Verse 4-30-24 - clouds, lotus, and elephant</text:p>
        </text:list-item>
        <text:list-item>
          <text:p text:style-name="P4594">Verse 4-30-25 – wind</text:p>
        </text:list-item>
        <text:list-item>
          <text:p text:style-name="P4595">Verse 4-30-26 - clouds, elephant, and peacock</text:p>
        </text:list-item>
        <text:list-item>
          <text:p text:style-name="P4596">Verse 4-30-27 – cloud</text:p>
        </text:list-item>
        <text:list-item>
          <text:p text:style-name="P4597">Verse 4-30-29 – lotus</text:p>
        </text:list-item>
        <text:list-item>
          <text:p text:style-name="P4598">Verse 4-30-30 – breeze</text:p>
        </text:list-item>
        <text:list-item>
          <text:p text:style-name="P4599">Verse 4-30-31 - birds and lotus</text:p>
        </text:list-item>
        <text:list-item>
          <text:p text:style-name="P4600">Verse 4-30-33 - sky, clouds, peacock, and emotions</text:p>
        </text:list-item>
        <text:list-item>
          <text:p text:style-name="P4601">Verse 4-30-35 - fragrance and lotus; verse 4-30-36 - sky and breeze</text:p>
        </text:list-item>
        <text:list-item>
          <text:p text:style-name="P4602">Verse 4-30-37, 38 - dust in the air</text:p>
        </text:list-item>
        <text:list-item>
          <text:p text:style-name="P4603">Verse 4-30-39 – passion</text:p>
        </text:list-item>
        <text:list-item>
          <text:p text:style-name="P4604">Verse 4-30-40 – birds<text:s/></text:p>
        </text:list-item>
        <text:list-item>
          <text:p text:style-name="P4605">Verse 4-30-42 - birds and lotus</text:p>
        </text:list-item>
        <text:list-item>
          <text:p text:style-name="P4606">Verse 4-30-42 – birds</text:p>
        </text:list-item>
        <text:list-item>
          <text:p text:style-name="P4607">Verse 4-30-43 - cloud and wind</text:p>
        </text:list-item>
        <text:list-item>
          <text:p text:style-name="P4608">Verse 4-30-44 – cloud<text:s/></text:p>
        </text:list-item>
        <text:list-item>
          <text:p text:style-name="P4609">Verse 4-30-47 -<text:s/>birds, sky, and wind<text:s/></text:p>
        </text:list-item>
        <text:list-item>
          <text:p text:style-name="P4610">Verse 4-30-48 - birds, lotus, sky, and clouds<text:s/></text:p>
        </text:list-item>
        <text:list-item>
          <text:p text:style-name="P4611">Verse 4-30-49 - birds and lotus<text:s/></text:p>
        </text:list-item>
        <text:list-item>
          <text:p text:style-name="P4612">Verse 4-30-50, 51 - breeze;<text:s/></text:p>
        </text:list-item>
        <text:list-item>
          <text:p text:style-name="P4613">Verse 4-30-52 - lotus, breeze, and love</text:p>
        </text:list-item>
        <text:list-item>
          <text:p text:style-name="P4614">Verse 4-30-53 - breeze and birds</text:p>
        </text:list-item>
        <text:list-item>
          <text:p text:style-name="P4615">Verse 4-30-54 – love; verse 4-30-55 birds</text:p>
        </text:list-item>
        <text:list-item>
          <text:p text:style-name="P4616">Verse 4-30-56 - love-god</text:p>
        </text:list-item>
        <text:list-item>
          <text:p text:style-name="P4617">Verse 4-30-57 - cloud and sky</text:p>
        </text:list-item>
        <text:list-item>
          <text:p text:style-name="P4618">Verse 4-30-59 – birds</text:p>
        </text:list-item>
        <text:list-item>
          <text:p text:style-name="P4619">Verse 4-30-63 – birds</text:p>
        </text:list-item>
        <text:list-item>
          <text:p text:style-name="P4620">Verse 4-30-64 – grief</text:p>
        </text:list-item>
        <text:list-item>
          <text:p text:style-name="P4621">Verse 4-30-65 - birds and grief</text:p>
        </text:list-item>
      </text:list>
      <text:p text:style-name="P4622">We can see that there are hundreds of references to the heart and the<text:s/>Anahata Chakra.<text:s/></text:p>
      <text:p text:style-name="P4623"/>
      <text:h text:style-name="P4624" text:outline-level="2"><text:bookmark-start text:name="_Toc50058897"/><text:bookmark-end text:name="_Toc418306778"/>References<text:s/>to<text:s/>Aagya Chakra<text:bookmark-end text:name="_Toc50058897"/></text:h>
      <text:p text:style-name="P4625"><text:span text:style-name="T4626">Events that happened before in the story:<text:s/></text:span><text:span text:style-name="T4627">King<text:s/></text:span><text:span text:style-name="T4628">Janaka</text:span><text:span text:style-name="T4629">, father of Sita, had set<text:s/></text:span><text:span text:style-name="T4630">a hard condition</text:span><text:span text:style-name="T4631"><text:s/>for giving Sita’s hand in marriage. Being a sage himself, he surely</text:span><text:span text:style-name="T4632"><text:s/>knew</text:span><text:span text:style-name="T4633"><text:s/>the<text:s/></text:span><text:span text:style-name="T4634">actual nature</text:span><text:span text:style-name="T4635"><text:s/>of Sita<text:s/></text:span><text:span text:style-name="T4636">as<text:s/></text:span><text:span text:style-name="T4637">an<text:s/></text:span><text:span text:style-name="T4638">Energy</text:span><text:span text:style-name="T4639">. According to the condition, Sita will marry a man strong enough to put the bowstring on the bow of Lord Shiva.<text:s/></text:span><text:span text:style-name="T4640">Shri Ram not only lifts and string the great bow, but while doing it,</text:span><text:span text:style-name="T4641"><text:s/>He broke the</text:span><text:span text:style-name="T4642"><text:s/>in middle.</text:span></text:p>
      <text:p text:style-name="P4643"><text:span text:style-name="T4644">Events in terms of Chakra:<text:s/></text:span><text:span text:style-name="T4645">In the<text:s/></text:span><text:span text:style-name="T4646">Ganga</text:span><text:span text:style-name="T4647"><text:s/>chapter, we saw that there are three knots on the Sushumna Nadi, of<text:s/></text:span><text:span text:style-name="T4648">which</text:span><text:span text:style-name="T4649"><text:s/>the Shiv</text:span><text:span text:style-name="T4650">a</text:span><text:span text:style-name="T4651"><text:s/>Knot is in our head region. From the point of view of<text:s/></text:span><text:span text:style-name="T4652">Energy<text:s/></text:span><text:span text:style-name="T4653">going upwards</text:span><text:span text:style-name="T4654"><text:s/>to the top of head</text:span><text:span text:style-name="T4655">, this is the last knot</text:span><text:span text:style-name="T4656">. O</text:span><text:span text:style-name="T4657">nce it is open, the<text:s/></text:span><text:span text:style-name="T4658">Energy</text:span><text:span text:style-name="T4659">’s path to merge into the<text:s/></text:span><text:span text:style-name="T4660">Consciousness</text:span><text:span text:style-name="T4661"><text:s/>is clear.<text:s/></text:span><text:span text:style-name="T4662">Unless this knot opens up, the<text:s/></text:span><text:span text:style-name="T4663">Energy<text:s/></text:span><text:span text:style-name="T4664">and the higher<text:s/></text:span><text:span text:style-name="T4665">Consciousness</text:span><text:span text:style-name="T4666"><text:s/>cannot meet, and we cannot see the higher level of<text:s/></text:span><text:span text:style-name="T4667">Consciousness</text:span><text:span text:style-name="T4668">.<text:s/></text:span></text:p>
      <text:p text:style-name="P4669">Opening of the Shiva<text:s/>Knot, which allows the<text:s/>Energy<text:s/>and the<text:s/>Consciousness<text:s/>to meet,<text:s/>represents<text:s/>the condition of king<text:s/>Janaka<text:s/>for giving Sita’s hand in marriage to Shri Ram. According to the condition, Sita will marry a man strong enough to put the bowstring on the bow of Shiva. It is not a surprise that Shri Ram<text:s/>does<text:s/>it with ease, and he even breaks the bow.</text:p>
      <text:soft-page-break/>
      <text:p text:style-name="P4670"><text:span text:style-name="T4671">To understand the breaking of the bow by Shri Ram, we need to know how the Shiv</text:span><text:span text:style-name="T4672">a</text:span><text:span text:style-name="T4673"><text:s/>Knot feels before, during, and after it is open.<text:s/></text:span><text:span text:style-name="T4674">Before opening, t</text:span><text:span text:style-name="T4675">his knot blocks the path of<text:s/></text:span><text:span text:style-name="T4676">Energy<text:s/></text:span><text:span text:style-name="T4677">going upwards, which creates a</text:span><text:span text:style-name="T4678"><text:s/>strong localized pain inside a hollow head.<text:s/></text:span><text:span text:style-name="T4679">When the knot opens up, there is a feeling of the<text:s/></text:span><text:span text:style-name="T4680">Energy</text:span><text:span text:style-name="T4681"><text:s/></text:span><text:span text:style-name="T4682">rushing</text:span><text:span text:style-name="T4683"><text:s/>from that spot toward the crown. This opening of the knot and the release of the<text:s/></text:span><text:span text:style-name="T4684">Energy<text:s/></text:span><text:span text:style-name="T4685">is like an explosion.</text:span><text:span text:style-name="T4686"><text:s/>Sage Valmiki describes the level of sounds, lights, and waves associated with it. In verse 1-67-18, he describes them as “an explosion like down plunging thunder” and “</text:span><text:span text:style-name="T4687">shock-waves</text:span><text:span text:style-name="T4688"><text:s/>from an exploding mountain.” The thunderous sound, the explosive lightening, and the waves or vibrations<text:s/></text:span><text:span text:style-name="T4689">show</text:span><text:span text:style-name="T4690"><text:s/>the movement of<text:s/></text:span><text:span text:style-name="T4691">an enormous amount</text:span><text:span text:style-name="T4692"><text:s/>of<text:s/></text:span><text:span text:style-name="T4693">Energy</text:span><text:span text:style-name="T4694">. Yoga books describe these extraordinary sensations associated with the opening of the Shiv</text:span><text:span text:style-name="T4695">a</text:span><text:span text:style-name="T4696"><text:s/>Knot.</text:span></text:p>
      <text:p text:style-name="P4697"><text:span text:style-name="T4698">In ancient India, the bows used to be 6 to 8 feet long shafts, vertically mounted, with a bowstring tied to them just before use.<text:s/></text:span><text:span text:style-name="T4699">If you imagine<text:s/></text:span><text:span text:style-name="T4700">an enormous bow</text:span><text:span text:style-name="T4701"><text:s/>vertically mounted, with the bowstring stretched, you will get a picture of a close to vertical eye, the Third Eye.</text:span><text:span text:style-name="T4702"><text:s/>The<text:s/></text:span><text:span text:style-name="T4703">Aagya Chakra</text:span><text:span text:style-name="T4704"><text:s/>is named after<text:s/></text:span><text:span text:style-name="T4705">Shiva</text:span><text:span text:style-name="T4706"><text:s/>and is called “Shiv</text:span><text:span text:style-name="T4707">a</text:span><text:span text:style-name="T4708">-netr</text:span><text:span text:style-name="T4709">a</text:span><text:span text:style-name="T4710">.”<text:s/></text:span><text:span text:style-name="T4711">Sage</text:span><text:span text:style-name="T4712"><text:s/>Valmiki superimposes two different body parts – the Shiv</text:span><text:span text:style-name="T4713">a</text:span><text:span text:style-name="T4714"><text:s/>Knot and the Shiv</text:span><text:span text:style-name="T4715">a</text:span><text:span text:style-name="T4716">-netr</text:span><text:span text:style-name="T4717">a</text:span><text:span text:style-name="T4718"><text:s/>– on the breaking of<text:s/></text:span><text:span text:style-name="T4719">S</text:span><text:span text:style-name="T4720">hiv</text:span><text:span text:style-name="T4721">a</text:span><text:span text:style-name="T4722">’s bow.<text:s/></text:span><text:span text:style-name="T4723">B</text:span><text:span text:style-name="T4724">ecause of the<text:s/></text:span><text:span text:style-name="T4725">proximity</text:span><text:span text:style-name="T4726"><text:s/>of the physical location of the opening of the Shiv</text:span><text:span text:style-name="T4727">a</text:span><text:span text:style-name="T4728"><text:s/>Knot and the<text:s/></text:span><text:span text:style-name="T4729">Aagya Chakra</text:span><text:span text:style-name="T4730">, sage Valmiki may have superimposed them.</text:span><text:span text:style-name="T4731"><text:s/></text:span><text:bookmark-start text:name="_Toc412487843"/><text:bookmark-start text:name="_Toc423152572"/><text:bookmark-start text:name="_Toc423154195"/></text:p>
      <text:p text:style-name="P4732"/>
      <text:h text:style-name="P4733" text:outline-level="2"><text:bookmark-start text:name="_Toc50058898"/>References<text:s/>to the<text:s/>Sahasrara<text:bookmark-end text:name="_Toc412487843"/><text:bookmark-end text:name="_Toc423152572"/><text:bookmark-end text:name="_Toc423154195"/><text:bookmark-end text:name="_Toc50058898"/></text:h>
      <text:p text:style-name="P4734"><text:span text:style-name="T4735">Events that happened before in the story:<text:s/></text:span><text:span text:style-name="T4736">Ramayana has three remarkable journeys. We have already seen<text:s/></text:span><text:span text:style-name="T4737">Hanumana</text:span><text:span text:style-name="T4738">’s critical journey to find Sita in Lanka, and Shri Ram’s journey to Lanka. After Shri Ram’s victory over<text:s/></text:span><text:span text:style-name="T4739">Ravana and</text:span><text:span text:style-name="T4740"><text:s/>after Sita and Shri Ram realizing their true nature, it is time for the third journey. Sage Valmiki dedicates the complete chapter of 6-123 to Sita’s journey with Shri Ram to Ayodhya from Lanka in<text:s/></text:span><text:span text:style-name="T4741">Pushpaka</text:span><text:span text:style-name="T4742"><text:s/>airplane. At this point in the<text:s/></text:span><text:span text:style-name="T4743">story,<text:s/></text:span><text:span text:style-name="T4744">Sita</text:span><text:span text:style-name="T4745"><text:s/>and Shri Ram</text:span><text:span text:style-name="T4746"><text:s/>are together, and they are approaching the city of Ayodhya in the<text:s/></text:span><text:span text:style-name="T4747">Pushpaka</text:span><text:span text:style-name="T4748"><text:s/>airplane.</text:span></text:p>
      <text:p text:style-name="P4749"><text:span text:style-name="T4750">Events in terms of Chakra:<text:s/></text:span><text:span text:style-name="T4751">If you consider the accepted geographical positions of Ayodhya, Kishkindha, and Lanka, you get a triangular shape. There is no need for an aerial vehicle to go over Kishkindha</text:span><text:span text:style-name="T4752">.</text:span><text:span text:style-name="T4753"><text:s/></text:span><text:span text:style-name="T4754">I</text:span><text:span text:style-name="T4755">t does not fall on the direct aerial route to Ayodhya from Lanka. Just to confirm that we understand this, in verse 6-123-25, we have Sita asking for a stop to pick up Tara,<text:s/></text:span><text:span text:style-name="T4756">Sugriva’s</text:span><text:span text:style-name="T4757"><text:s/>wife. Thus, we see that sage Valmiki is<text:s/></text:span><text:span text:style-name="T4758">showing</text:span><text:span text:style-name="T4759"><text:s/>to readers that, for<text:s/></text:span><text:span text:style-name="T4760">Pushpaka</text:span><text:span text:style-name="T4761">, these three locations are in a straight line.</text:span></text:p>
      <text:p text:style-name="P4762">The path followed by<text:s/>Pushpaka<text:s/>is the path of the Sushumna Nadi in the spine. Therefore, we see<text:s/>Pushpaka<text:s/>going from the<text:s/>Muladhara Chakra<text:s/>to the top of the head.<text:s/><text:soft-page-break/>On its way, it has to go through all the chakras, and thus, in chapter 6-123, we see that sage Valmiki describes all the previous places again.<text:s/></text:p>
      <text:p text:style-name="P4763">The word Sushumna means “a gracious way of extinguishing the fire.” The<text:s/>Energy<text:s/>takes this path, when it is entirely free from the<text:s/>Muladhara Chakra<text:s/>and never returns to the<text:s/>Muladhara Chakra. This journey is the final ascent of the<text:s/>Energy<text:s/>toward the<text:s/>Sahasrara.<text:s/>There is no coming back to the<text:s/>Muladhara Chakra. It is the most documented, coveted and celebrated journey, and yogis call it Kundalini’s ascent to the Sahasrara.</text:p>
      <text:p text:style-name="P4764"><text:span text:style-name="T4765"><text:tab/>Now we will see the</text:span><text:span text:style-name="T4766"><text:s/>references to the<text:s/></text:span><text:span text:style-name="T4767">Sahasrara</text:span><text:span text:style-name="T4768">.<text:s/></text:span><text:span text:style-name="T4769">In verse 6-127-51, we read that Shri Ram sees thousands of citizens, appearing like lotus flowers in bloom. It is a classic description of the<text:s/></text:span><text:span text:style-name="T4770">Sahasrara</text:span><text:span text:style-name="T4771">.</text:span><text:span text:style-name="T4772"><text:s/></text:span></text:p>
      <text:p text:style-name="P4773"><text:tab/>Verse 6-128-4 is a relatively strange verse in which Bharat says to Shri Ram that to control the kingdom is as difficult as controlling a broken dam. It is about time in this story, where all controls on the<text:s/>Energy<text:s/>are removed, and that a massive flood of the<text:s/>Energy<text:s/>merges with the<text:s/>Consciousness<text:s/>at Sahasrara.</text:p>
      <text:p text:style-name="P4774"><text:span text:style-name="T4775">In verse 6-128-12, Bharat relinquishes the control of the kingdom of Ayodhya to Shri Ram, and Shri Ram accepts it by saying: so be it.<text:s/></text:span><text:span text:style-name="T4776">The importance of this verse is that, from this point onwards, sage Valmiki changes the description of the events from the present tense to the past tense.</text:span><text:span text:style-name="T4777"><text:s/>From this point onwards, there is only a blissful state, in<text:s/></text:span><text:span text:style-name="T4778">which</text:span><text:span text:style-name="T4779"><text:s/>there is no concept of time. Hence, sage Valmiki describes it in the past tense. The rest of the verses describing the joyous occasion of the coronation of Sita and Shri Ram are explicitly mentioned in the past tense.</text:span></text:p>
      <text:p text:style-name="P4780"><text:span text:style-name="T4781">In verse 6-128-33, sage Valmiki says that Shri Ram proceeded to Ayodhya accompanied by the sound of conches and kettledrums buzzing in the ears.</text:span><text:span text:style-name="T4782"><text:s/></text:span><text:span text:style-name="T4783">T</text:span><text:span text:style-name="T4784">hese<text:s/></text:span><text:span text:style-name="T4785">sound</text:span><text:span text:style-name="T4786">s</text:span><text:span text:style-name="T4787"><text:s/>are documented types of the<text:s/></text:span><text:span text:style-name="T4788">Anahata<text:s/></text:span><text:span text:style-name="T4789">sound</text:span><text:span text:style-name="T4790">.</text:span><text:span text:style-name="T4791"><text:s/></text:span><text:span text:style-name="T4792">It</text:span><text:span text:style-name="T4793"><text:s/></text:span><text:span text:style-name="T4794">shows</text:span><text:span text:style-name="T4795"><text:s/>a massive movement of the<text:s/></text:span><text:span text:style-name="T4796">Energy</text:span><text:span text:style-name="T4797"><text:s/>in the temporal region.</text:span></text:p>
      <text:p text:style-name="P4798"><text:span text:style-name="T4799">Verse 6-128-52 tells us<text:s/></text:span><text:span text:style-name="T4800">Jambavan</text:span><text:span text:style-name="T4801"><text:s/>and<text:s/></text:span><text:span text:style-name="T4802">Hanumana</text:span><text:span text:style-name="T4803"><text:s/>got water from 500 rivers. Please note that<text:s/></text:span><text:span text:style-name="T4804">Jambavan</text:span><text:span text:style-name="T4805">’s name comes first as he is a<text:s/></text:span><text:span text:style-name="T4806">guru, and<text:s/></text:span><text:span text:style-name="T4807">we relate him</text:span><text:span text:style-name="T4808"><text:s/>to the P</text:span><text:span text:style-name="T4809">ran</text:span><text:span text:style-name="T4810">a</text:span><text:span text:style-name="T4811">.<text:s/></text:span><text:span text:style-name="T4812">This event<text:s/></text:span><text:span text:style-name="T4813">shows</text:span><text:span text:style-name="T4814"><text:s/>activities</text:span><text:span text:style-name="T4815"><text:s/>of Prana</text:span><text:span text:style-name="T4816"><text:s/>all over the body through variou</text:span><text:span text:style-name="T4817">s N</text:span><text:span text:style-name="T4818">adi</text:span><text:span text:style-name="T4819">(</text:span><text:span text:style-name="T4820">s</text:span><text:span text:style-name="T4821">)</text:span><text:span text:style-name="T4822">.</text:span><text:span text:style-name="T4823"><text:s/>All<text:s/></text:span><text:span text:style-name="T4824">these</text:span><text:span text:style-name="T4825"><text:s/></text:span><text:span text:style-name="T4826">activities of Prana</text:span><text:span text:style-name="T4827"><text:s/>is directed toward the top of the head as the<text:s/></text:span><text:span text:style-name="T4828">Prana<text:s/></text:span><text:span text:style-name="T4829">gets absorbed at<text:s/></text:span><text:span text:style-name="T4830">Sahasrara</text:span><text:span text:style-name="T4831">.</text:span></text:p>
      <text:p text:style-name="P4832"><text:span text:style-name="T4833">In verse 6-128-59, sage Valmiki tells us that Vashisth</text:span><text:span text:style-name="T4834">a</text:span><text:span text:style-name="T4835"><text:s/>led Shri Ram, duly accompanied by Sita, to the royal throne.<text:s/></text:span><text:span text:style-name="T4836">Thus, the royal throne is not for the king alone, but for the king and the queen together.</text:span></text:p>
      <text:p text:style-name="P4837"><text:span text:style-name="T4838">Verse 6-128-69 mentions Shatrughn</text:span><text:span text:style-name="T4839">a</text:span><text:span text:style-name="T4840"><text:s/>holding a white parasol,<text:s/></text:span><text:span text:style-name="T4841">Sugriva</text:span><text:span text:style-name="T4842"><text:s/>and Vibhishan</text:span><text:span text:style-name="T4843">a</text:span><text:span text:style-name="T4844"><text:s/>holding a white whisk over Shri Ram.<text:s/></text:span><text:span text:style-name="T4845">We can see that almost everything around Shri Ram is<text:s/></text:span><text:span text:style-name="T4846">white</text:span><text:span text:style-name="T4847">; this<text:s/></text:span><text:span text:style-name="T4848">white color represents</text:span><text:span text:style-name="T4849"><text:s/>the<text:s/></text:span><text:span text:style-name="T4850">Sahasrara</text:span><text:span text:style-name="T4851">. Verses 6-</text:span><text:soft-page-break/><text:span text:style-name="T4852">128-70 and 71 tell us that encouraged by Indr</text:span><text:span text:style-name="T4853">a</text:span><text:span text:style-name="T4854">, the<text:s/></text:span><text:span text:style-name="T4855">A</text:span><text:span text:style-name="T4856">ir<text:s/></text:span><text:span text:style-name="T4857">G</text:span><text:span text:style-name="T4858">od provided hundreds of lotuses and diamonds to Shri Ram.</text:span><text:span text:style-name="T4859"><text:s/>Indr</text:span><text:span text:style-name="T4860">a<text:s/></text:span><text:span text:style-name="T4861">stands for the sense organs.<text:s/></text:span><text:span text:style-name="T4862">T</text:span><text:span text:style-name="T4863">he sense organs are now cooperating with the higher<text:s/></text:span><text:span text:style-name="T4864">Consciousness</text:span><text:span text:style-name="T4865"><text:s/>and giving it presents. An old enemy is now a<text:s/></text:span><text:span text:style-name="T4866">dear<text:s/></text:span><text:span text:style-name="T4867">friend.<text:s/></text:span></text:p>
      <text:p text:style-name="P4868">This occasion<text:s/>of<text:s/>the highest state of the human<text:s/>Consciousness<text:s/>comes with multiple benefits as a side<text:s/>effect.<text:s/>Thus, we read in one story that Shri Ram gave away a lot of gifts to almost everyone present during his coronation.</text:p>
      <text:p text:style-name="P4869">In verse 6-128-94, Shri Ram repeatedly asked Laxmana<text:s/>to take up the position of the prince, but Laxmana<text:s/>refused it. When the<text:s/>Energy<text:s/>and the higher<text:s/>Consciousness<text:s/>are together in a blissful state, what role is there for the devoted mind?</text:p>
      <text:p text:style-name="P4870"><text:span text:style-name="T4871">Verse 6-128-96 mentions Shri Ram performed hundreds of horse sacrifices over ten thousand years.<text:s/></text:span><text:span text:style-name="T4872">T</text:span><text:span text:style-name="T4873">he<text:s/></text:span><text:span text:style-name="T4874">mention of<text:s/></text:span><text:span text:style-name="T4875">ten thousand years<text:s/></text:span><text:span text:style-name="T4876">shows</text:span><text:span text:style-name="T4877"><text:s/>a long and undefined time</text:span><text:span text:style-name="T4878">.</text:span><text:span text:style-name="T4879"><text:s/>We read that during this time, no one died</text:span><text:span text:style-name="T4880">. There</text:span><text:span text:style-name="T4881"><text:s/>was no danger of wild animals, no diseases, no thieves, and no one felt worthless. Everybody was happy; everybody followed a life of virtue, and people lived for thousand years, with thousands of kids with no sickness or grief. Trees had regular flowers and fruits, and there were no pests, nor any insects. A cloud rained in time, and the wind was delightful. Everyone was satisfied with his or her work, and no one was greedy. It is the description of Ram-Rajya, the rule of Shri Ram.<text:s/></text:span><text:span text:style-name="T4882">It is also the description of the blissful state of the higher<text:s/></text:span><text:span text:style-name="T4883">Consciousness</text:span><text:span text:style-name="T4884"><text:s/>over undefined time</text:span><text:span text:style-name="T4885">.</text:span></text:p>
      <text:p text:style-name="P4886"><text:span text:style-name="T4887">Valmiki</text:span><text:span text:style-name="T4888"><text:s/>Ramayana<text:s/></text:span><text:span text:style-name="T4889">ends with this description, but the story does not end here.<text:s/></text:span><text:span text:style-name="T4890">To see the actual ending of Valmiki</text:span><text:span text:style-name="T4891"><text:s/>Ramayana,</text:span><text:span text:style-name="T4892"><text:s/>we<text:s/></text:span><text:span text:style-name="T4893">need to read the</text:span><text:span text:style-name="T4894"><text:s/></text:span><text:span text:style-name="T4895">last verse</text:span><text:span text:style-name="T4896"><text:s/>of the</text:span><text:span text:style-name="T4897"><text:s/>first chapter</text:span><text:span text:style-name="T4898">.</text:span><text:span text:style-name="T4899"><text:s/>Verse 1-1-97 mentions that after doing hundreds of horse sacrifices and ruling for thousands of years, Shri Ram went to Lord Brahma’s abode.<text:s/></text:span><text:span text:style-name="T4900">Thus, sage Valmiki leads us back to the first<text:s/></text:span><text:span text:style-name="T4901">chapter</text:span><text:span text:style-name="T4902"><text:s/>where the cycle of</text:span><text:span text:style-name="T4903"><text:s/>Ramayana<text:s/></text:span><text:span text:style-name="T4904">starts again, only to highlight even finer points and<text:s/></text:span><text:span text:style-name="T4905">possibly</text:span><text:span text:style-name="T4906"><text:s/>take us to<text:s/></text:span><text:span text:style-name="T4907">an even</text:span><text:span text:style-name="T4908"><text:s/>higher level of<text:s/></text:span><text:span text:style-name="T4909">Consciousness</text:span><text:span text:style-name="T4910">.</text:span></text:p>
      <text:p text:style-name="P4911"/>
      <text:p text:style-name="P4912"/>
      <text:h text:style-name="P4913" text:outline-level="1"><text:bookmark-start text:name="_Toc50058899"/>Shri Ram Defeats<text:s/>Ravana:<text:s/>Story and Its Meaning In Terms of Yoga<text:bookmark-end text:name="_Toc50058899"/><text:s text:c="2"/></text:h>
      <text:p text:style-name="P4914"><text:tab/></text:p>
      <text:p text:style-name="P4915"><text:span text:style-name="T4916">Until now, we saw Valmiki Ramayana from different angles.<text:s/></text:span><text:span text:style-name="T4917">Now, we will focus on the story and its meaning in terms of Yoga.</text:span><text:span text:style-name="T4918"><text:s/></text:span><text:span text:style-name="T4919">W</text:span><text:span text:style-name="T4920">e will go line by line of Yuddha-Kanda</text:span><text:span text:style-name="T4921">,</text:span><text:span text:style-name="T4922"><text:s/>starting from chapter 6-40</text:span><text:span text:style-name="T4923">,<text:s/></text:span><text:span text:style-name="T4924">where events of the war are described.</text:span></text:p>
      <text:p text:style-name="P4925"/>
      <text:h text:style-name="P4926" text:outline-level="2"><text:bookmark-start text:name="_Toc50058900"/>Sugriva’s<text:s/>Brash Reaction<text:bookmark-end text:name="_Toc50058900"/></text:h>
      <text:p text:style-name="P4927">In verse 6-40-1, Shri Ram,<text:s/>Sugriva, and others ascend Mount Suvela<text:s/>to get<text:s/>a magnificent view<text:s/>of Lanka. Before war, any general of an army would like to survey the battlefield from the highest viewpoint. Verse 6-40-2 tells us that Lanka is a beautiful city, with excellent layout and beautiful groves. Shri Ram looks at the town as if he is a tourist and there is no information about Lanka that could be useful for the upcoming battle.</text:p>
      <text:p text:style-name="P4928"><text:span text:style-name="T4929">From the top of Mt. Suvel</text:span><text:span text:style-name="T4930">a</text:span><text:span text:style-name="T4931">, Shri Ram,<text:s/></text:span><text:span text:style-name="T4932">Sugriva</text:span><text:span text:style-name="T4933">, and others see<text:s/></text:span><text:span text:style-name="T4934">Ravana<text:s/></text:span><text:span text:style-name="T4935">standing outside of his palace,<text:s/></text:span><text:span text:style-name="T4936">probably</text:span><text:span text:style-name="T4937"><text:s/>looking at Shri Ram’s army. Verses 6-40-3 to 6-40-6 give a description of<text:s/></text:span><text:span text:style-name="T4938">Ravana</text:span><text:span text:style-name="T4939">. What we get is a description of him we are already familiar with.<text:s/></text:span><text:span text:style-name="T4940">Ravana<text:s/></text:span><text:span text:style-name="T4941">is wearing a red cloak, and he had smeared red sandalwood paste all over his body. He is adorned with golden ornaments. He proudly displays scars on his body, which are marks of<text:s/></text:span><text:span text:style-name="T4942">enormous battles</text:span><text:span text:style-name="T4943"><text:s/>he has won.<text:s/></text:span><text:span text:style-name="T4944">We know that<text:s/></text:span><text:span text:style-name="T4945">Ravana<text:s/></text:span><text:soft-page-break/><text:span text:style-name="T4946">stands</text:span><text:span text:style-name="T4947"><text:s/>for<text:s/></text:span><text:span text:style-name="T4948">Ahamkara</text:span><text:span text:style-name="T4949">, and his red color comes from the color of the<text:s/></text:span><text:span text:style-name="T4950">Muladhara Chakra</text:span><text:span text:style-name="T4951">.<text:s/></text:span><text:span text:style-name="T4952">Besides</text:span><text:span text:style-name="T4953"><text:s/>red, the<text:s/></text:span><text:span text:style-name="T4954">Muladhara Chakra</text:span><text:span text:style-name="T4955"><text:s/>also has a golden color in it</text:span><text:span text:style-name="T4956">.</text:span><text:span text:style-name="T4957"><text:s/></text:span><text:span text:style-name="T4958">S</text:span><text:span text:style-name="T4959">o, we see that<text:s/></text:span><text:span text:style-name="T4960">Ravana is</text:span><text:span text:style-name="T4961"><text:s/>wearing golden ornaments.</text:span></text:p>
      <text:p text:style-name="P4962">According to verse 6-40-8, when<text:s/>Sugriva sees<text:s/>Ravana from<text:s/>the top of Mt. Suvela, he becomes angry<text:s/>and,<text:s/>in an impulsive reaction, jumps toward<text:s/>Ravana.<text:s/>Verse 6-40-9 tells us that<text:s/>Sugriva completely<text:s/>underestimates<text:s/>Ravana and<text:s/>considers him a mere straw.</text:p>
      <text:p text:style-name="P4963"><text:span text:style-name="T4964">From verses 6-40-10 to 6-40-27, we get the description of a fierce battle between<text:s/></text:span><text:span text:style-name="T4965">Sugriva<text:s/></text:span><text:span text:style-name="T4966">and<text:s/></text:span><text:span text:style-name="T4967">Ravana.</text:span><text:span text:style-name="T4968"><text:s/></text:span><text:span text:style-name="T4969">There is no me</text:span><text:span text:style-name="T4970">ntion of either of them winning.</text:span><text:span text:style-name="T4971"><text:s/></text:span><text:span text:style-name="T4972">T</text:span><text:span text:style-name="T4973">hus, they were both equal in power.<text:s/></text:span><text:span text:style-name="T4974">In verse 6-40-28, we read that<text:s/></text:span><text:span text:style-name="T4975">Ravana uses</text:span><text:span text:style-name="T4976"><text:s/>his magical powers to fight against<text:s/></text:span><text:span text:style-name="T4977">Sugriva</text:span><text:span text:style-name="T4978">.<text:s/></text:span><text:span text:style-name="T4979">Sugriva<text:s/></text:span><text:span text:style-name="T4980">recognizes his limitation against<text:s/></text:span><text:span text:style-name="T4981">Ravana’s</text:span><text:span text:style-name="T4982"><text:s/>powerful magic and backs off</text:span><text:span text:style-name="T4983">. Verse 6-40-29 tells us that<text:s/></text:span><text:span text:style-name="T4984">Sugriva</text:span><text:span text:style-name="T4985"><text:s/>jumps back from<text:s/></text:span><text:span text:style-name="T4986">Ravana’s</text:span><text:span text:style-name="T4987"><text:s/>palace and returns to Mt. Suvel</text:span><text:span text:style-name="T4988">a,</text:span><text:span text:style-name="T4989"><text:s/>where Shri Ram is.<text:s/></text:span></text:p>
      <text:p text:style-name="P4990">As expected, Shri Ram does not approve of this misadventure. He tells<text:s/>Sugriva<text:s/>that it was a wrong and reckless action, not fit for a king.<text:s/>Sugriva’s impulsive attack and the act of backing-off<text:s/>make little<text:s/>sense to anyone and confuses<text:s/>Ravana too.</text:p>
      <text:p text:style-name="P4991"><text:span text:style-name="T4992">In</text:span><text:span text:style-name="T4993"><text:s/>terms of military strategy to win the war, Shri Ram, and others who stayed with him, missed an excellent opportunity for a quick victory.</text:span><text:span text:style-name="T4994"><text:s/></text:span><text:span text:style-name="T4995">Ravana was</text:span><text:span text:style-name="T4996"><text:s/>a high-value target for Shri Ram’s army, and they<text:s/></text:span><text:span text:style-name="T4997">spotted</text:span><text:span text:style-name="T4998"><text:s/>him<text:s/></text:span><text:span text:style-name="T4999">with no</text:span><text:span text:style-name="T5000"><text:s/>guards accompanying him. Therefore, killing<text:s/></text:span><text:span text:style-name="T5001">Ravana was</text:span><text:span text:style-name="T5002"><text:s/>the correct military strategy. It would have saved them from bloodsheds and would have ensured a quick victory for them.<text:s/></text:span></text:p>
      <text:p text:style-name="P5003"><text:span text:style-name="T5004">In fact,<text:s/></text:span><text:span text:style-name="T5005">Sugriva</text:span><text:span text:style-name="T5006">’s impulsive decision to attack<text:s/></text:span><text:span text:style-name="T5007">Ravana in</text:span><text:span text:style-name="T5008"><text:s/>this situation is very logical</text:span><text:span text:style-name="T5009">. Ideally, Shri Ram and others should have followed his lead. If we think in terms of military strategy, where winning the war with minimum losses to your side is the<text:s/></text:span><text:span text:style-name="T5010">aim</text:span><text:span text:style-name="T5011">, then Shri Ram is wrong.<text:s/></text:span></text:p>
      <text:p text:style-name="P5012"><text:span text:style-name="T5013">The only justifica</text:span><text:span text:style-name="T5014">tion for Shri Ram to be correct in this situation</text:span><text:span text:style-name="T5015"><text:s/>is if Shri Ram and his army were not ready to start the war for some strat</text:span><text:span text:style-name="T5016">egic reason. In that case,<text:s/></text:span><text:span text:style-name="T5017">Sugriva<text:s/></text:span><text:span text:style-name="T5018">would<text:s/></text:span><text:span text:style-name="T5019">provoke</text:span><text:span text:style-name="T5020"><text:s/>a<text:s/></text:span><text:span text:style-name="T5021">war</text:span><text:span text:style-name="T5022"><text:s/>when his side</text:span><text:span text:style-name="T5023"><text:s/></text:span><text:span text:style-name="T5024">was not<text:s/></text:span><text:span text:style-name="T5025">ready.</text:span><text:span text:style-name="T5026"><text:s/>However, this is not the case for Shri Ram’s army because, immediately after scolding<text:s/></text:span><text:span text:style-name="T5027">Sugriva<text:s/></text:span><text:span text:style-name="T5028">in verse 6-41-26, Shri Ram marches</text:span><text:span text:style-name="T5029"><text:s/>His army</text:span><text:span text:style-name="T5030"><text:s/>toward the city of Lanka. Nothing happens in between these two events,<text:s/></text:span><text:span text:style-name="T5031">so</text:span><text:span text:style-name="T5032"><text:s/>there is no reason for<text:s/></text:span><text:span text:style-name="T5033">Sugriva</text:span><text:span text:style-name="T5034"><text:s/>or anyone to hold back</text:span><text:span text:style-name="T5035"><text:s/>from attacking<text:s/></text:span><text:span text:style-name="T5036">Ravana.<text:s/></text:span><text:span text:style-name="T5037">Therefore,<text:s/></text:span><text:span text:style-name="T5038">Sugriva<text:s/></text:span><text:span text:style-name="T5039">was correct in attacking<text:s/></text:span><text:span text:style-name="T5040">Ravana at</text:span><text:span text:style-name="T5041"><text:s/>this instance</text:span><text:span text:style-name="T5042">,<text:s/></text:span><text:span text:style-name="T5043">while Shri Ram is wrong in not following<text:s/></text:span><text:span text:style-name="T5044">Sugriva</text:span><text:span text:style-name="T5045">’s lead and incorrect in scolding him.</text:span><text:span text:style-name="T5046"><text:s/></text:span></text:p>
      <text:p text:style-name="P5047"><text:span text:style-name="T5048">Whenever we see Shri Ram is not following our normally unde</text:span><text:span text:style-name="T5049">rstood conventions or logic,<text:s/></text:span><text:span text:style-name="T5050">we are looking at a puzzle.</text:span><text:span text:style-name="T5051"><text:s/>Like all other puzzles we see in Ramayan</text:span><text:span text:style-name="T5052">a</text:span><text:span text:style-name="T5053">, this one puzzle too resolves itself, if we consider this event to be happening<text:s/></text:span><text:soft-page-break/><text:span text:style-name="T5054">within ourselves. When we consider Shri Ram as the<text:s/></text:span><text:span text:style-name="T5055">Consciousness</text:span><text:span text:style-name="T5056">, then the whole thing reveals itself as an obvious fact.<text:s/></text:span></text:p>
      <text:p text:style-name="P5057">What does it mean when we say that a soft heart (Sugriva) attacked the<text:s/>Ahamkara<text:s/>(Ravana), and the<text:s/>Consciousness<text:s/>(Shri Ram) stood by?</text:p>
      <text:p text:style-name="P5058">This event represents yet another warning sign by sage Valmiki. He warns us not to fight the<text:s/>Ahamkara<text:s/>with a soft heart (with the emotions) because it is not possible to defeat the<text:s/>Ahamkara<text:s/>emotionally. Although the heart, filled with lots of emotions, seems to be a worthy competitor for the<text:s/>Ahamkara, the<text:s/>Ahamkara<text:s/>has something more that the heart cannot beat. The<text:s/>Ahamkara<text:s/>has a vast array of tricks, and the emotions of the heart have no solutions to those tricks.</text:p>
      <text:p text:style-name="P5059"><text:tab/>The central message of this story is<text:s/>the pursuit of spirituality should not be a knee-jerk action,<text:s/>with no<text:s/>thought in it.<text:s/>It should not be an emotional response.<text:s/>In that case,<text:s/>the<text:s/>Ahamkara<text:s/>to win the war easily.<text:s/></text:p>
      <text:p text:style-name="P5060"><text:tab/>If we understand this warning sign, we can understand the reasons behind Shri Ram’s inactions – he is not ready for the<text:s/>last war<text:s/>with the<text:s/>Ahamkara. The existence of an emotional response itself means that the stage is not yet set for the<text:s/>last war<text:s/>with the<text:s/>Ahamkara. Therefore, the<text:s/>Shri Ram<text:s/>waits<text:s/>for the right moment.</text:p>
      <text:p text:style-name="P5061"><text:tab/>In verse 6-41-25, we read that Shri Ram knows the right<text:s/>time<text:s/>to act against<text:s/>Ravana is, and knows that this time is not the right one. Therefore, instead of killing<text:s/>Ravana swiftly<text:s/>in a commando style of action, Shri Ram advances the entire army toward Lanka.<text:s/></text:p>
      <text:p text:style-name="P5062"><text:tab/>To certify that Shri Ram knew the best time to act. We<text:s/>get many omens. Those signs have nothing to do with the<text:s/>actual story. Signs like a harsh wind blowing in verse 6-41-13, and many others until verse 6-41-20, are in the same category – a cover for Shri Ram’s inaction, because he has to wait for the right moment.</text:p>
      <text:p text:style-name="P5063"/>
      <text:h text:style-name="P5064" text:outline-level="2"><text:bookmark-start text:name="_Toc412487824"/><text:bookmark-start text:name="_Toc423152553"/><text:bookmark-start text:name="_Toc423154176"/><text:bookmark-start text:name="_Toc50058901"/>Shri Ram’s Strange Message to<text:s/>Ravana<text:bookmark-end text:name="_Toc412487824"/><text:bookmark-end text:name="_Toc423152553"/><text:bookmark-end text:name="_Toc423154176"/><text:bookmark-end text:name="_Toc50058901"/></text:h>
      <text:p text:style-name="P5065"/>
      <text:p text:style-name="P5066"><text:span text:style-name="T5067">In chapter 6-41, we read that Shri Ram calls<text:s/></text:span><text:span text:style-name="T5068">Angada</text:span><text:span text:style-name="T5069"><text:s/>to deliver his<text:s/></text:span><text:span text:style-name="T5070">ultimate message</text:span><text:span text:style-name="T5071"><text:s/>to<text:s/></text:span><text:span text:style-name="T5072">Ravana.<text:s/></text:span><text:span text:style-name="T5073">In verses 6-41-61 to 6-41-73, Shri Ram sends a long and stern message to<text:s/></text:span><text:span text:style-name="T5074">Ravana <text:s/></text:span><text:span text:style-name="T5075"><text:s/>and gives him a last chance. Even in this ultimatum, sage Valmiki does not forget to tell us that Shri Ram stands for the higher<text:s/></text:span><text:span text:style-name="T5076">Consciousness</text:span><text:span text:style-name="T5077"><text:s/>and is not a typical army general. In verse 6-41-66, we read a message that no general of an army gave to his adversary in the entire human history.<text:s/></text:span><text:span text:style-name="T5078">The message Shri Ram sends to<text:s/></text:span><text:span text:style-name="T5079">Ravana<text:s/></text:span><text:span text:style-name="T5080">is: When Shri Ram kills<text:s/></text:span><text:span text:style-name="T5081">Ravana</text:span><text:span text:style-name="T5082">,<text:s/></text:span><text:span text:style-name="T5083">Ravana</text:span><text:span text:style-name="T5084"><text:s/>will attain the heaven.</text:span><text:span text:style-name="T5085"><text:s/>We would have liked to imagine that Shri Ram told<text:s/></text:span><text:span text:style-name="T5086">Ravana<text:s/></text:span><text:span text:style-name="T5087">that<text:s/></text:span><text:span text:style-name="T5088">Ravana<text:s/></text:span><text:span text:style-name="T5089">would go to hell for eternity, but we do not see any hate in Shri Ram’s words.</text:span></text:p>
      <text:soft-page-break/>
      <text:p text:style-name="P5090">Why does Shri Ram say<text:s/>Ravana<text:s/>will go to the heaven?<text:s/>Going<text:s/>to the heaven is a reward, not a punishment. When we consider this verse in relation to our<text:s/>Body-Mind-Energy-Consciousness<text:s/>processes, we can interpret it. In this odd-looking verse, sage Valmiki makes three hidden points.</text:p>
      <text:list text:style-name="LFO19" text:continue-numbering="true">
        <text:list-item>
          <text:p text:style-name="P5091">When the<text:s/>Consciousness<text:s/>terminates the<text:s/>Ahamkara, it absorbs or dissolves the<text:s/>Ahamkara<text:s/>into itself. Thus, the<text:s/>Ahamkara<text:s/>/Ravana<text:s/>will dissolve into the<text:s/>Consciousness/Shri Ram. At this point in the story, sage Valmiki cannot say that Shri Ram will absorb<text:s/>Ravana. Note that in some versions of Ramayana, when Shri Ram kills<text:s/>Ravana,<text:s/>Ravana’s soul merges into Shri Ram.</text:p>
        </text:list-item>
        <text:list-item>
          <text:p text:style-name="P5092">As sage Valmiki has<text:s/>shown<text:s/>earlier, Shri Ram is<text:s/>resembling<text:s/>Lord Vishnu/the Universal<text:s/>Consciousness. Now, we can think of Shri Ram as the<text:s/>Universal<text:s/>Consciousness.<text:s/>Many verses<text:s/>indirectly<text:s/>show Shri Ram looks and behaves like Lord Vishnu. Although Shri Ram realizing that he is Lord Vishnu happens in verse 6-117-13, he<text:s/>appears<text:s/>and sound like Lord Vishnu earlier than that. We also need to keep in mind the thumb rule that says that everything, which<text:s/>applies<text:s/>to the body, is also applicable universally. Thus, when we see Shri Ram as the higher<text:s/>Consciousness, we can also see him as a<text:s/>Universal<text:s/>Consciousness<text:s/>as they are<text:s/>the<text:s/>same.</text:p>
        </text:list-item>
        <text:list-item>
          <text:p text:style-name="P5093">We can see that Shri Ram or the higher<text:s/>Consciousness<text:s/>is equidistant from both love and hate. Thus,<text:s/>those<text:s/>who love Shri Ram will go toward him, but even<text:s/>those<text:s/>who hate him, will also go toward him. It is a bewildering statement from sage Valmiki as it beats all our logical assertions. We understand love, but we<text:s/>cannot<text:s/>see that intense hate also brings the same results. We know love connects people, but so does the hatred.<text:s/>Either way,<text:s/>there is a string of connection binding the two ends. The nature of the higher<text:s/>Consciousness<text:s/>is such that it pulls you toward itself.<text:s/>It does not matter whether you love it or hate it. We see that just as<text:s/>Sugriva<text:s/>connects to Shri Ram by love,<text:s/>Ravana<text:s/>connects to Shri Ram because of his hatred for him. Hence, they are both eligible for a pull toward Shri Ram. For that reason, we do not see any hate in Shri Ram’s message to<text:s/>Ravana.</text:p>
        </text:list-item>
      </text:list>
      <text:p text:style-name="P5094">In verse 6-41-77,<text:s/>Angada<text:s/>delivers Shri Ram’s message to<text:s/>Ravana<text:s/>verbatim. Nevertheless,<text:s/>Angada <text:s/><text:s/>omits<text:s/>verse 6-41-66 or anything that mentions that<text:s/>Ravana <text:s/><text:s/>will go to the heaven. Thus, even those, who fight for Shri Ram, do not know him.</text:p>
      <text:p text:style-name="P5095"/>
      <text:h text:style-name="P5096" text:outline-level="2"><text:bookmark-start text:name="_Toc412487825"/><text:bookmark-start text:name="_Toc423152554"/><text:bookmark-start text:name="_Toc423154177"/><text:bookmark-start text:name="_Toc50058902"/>Indrajit – A Mighty and an Invisible Warrior<text:bookmark-end text:name="_Toc412487825"/><text:bookmark-end text:name="_Toc423152554"/><text:bookmark-end text:name="_Toc423154177"/><text:bookmark-end text:name="_Toc50058902"/></text:h>
      <text:p text:style-name="P5097">When<text:s/>Ravana<text:s/>does not pay heed to Shri Ram’s ultimatum, Shri Ram orders<text:s/>Sugriva<text:s/>to launch an attack on Lanka. Shri Ram’s strategy is to attack all four gates of Lanka at the same time.<text:s/></text:p>
      <text:soft-page-break/>
      <text:p text:style-name="P5098">In verse 6-43-27, Shri Ram confronts four demons – Agniketu, Rashmiketu, Suptoghna, and Yadnyakopa, but he does not kill any of them.<text:s/>Verses 6-44-20 and 21 tell us that six named demons attack Shri Ram. Shri Ram merely wounds them, allowing them to live to fight another day.</text:p>
      <text:p text:style-name="P5099"><text:span text:style-name="T5100">In verse 6-44-30,<text:s/></text:span><text:span text:style-name="T5101">Angada <text:s/></text:span><text:span text:style-name="T5102"><text:s/>strikes Indrajit, but instead of fighting with<text:s/></text:span><text:span text:style-name="T5103">Angada,</text:span><text:span text:style-name="T5104"><text:s/>Indrajit vanishes magically from the battlefield</text:span><text:span text:style-name="T5105">.</text:span><text:span text:style-name="T5106"><text:s/>However,<text:s/></text:span><text:span text:style-name="T5107">Angada’s</text:span><text:span text:style-name="T5108"><text:s/>victory over Indrajit is short-lived as Indrajit<text:s/></text:span><text:span text:style-name="T5109">uses</text:span><text:span text:style-name="T5110"><text:s/>his supernatural powers.<text:s/></text:span><text:span text:style-name="T5111">He becomes invisible and takes the battle directly to Shri Ram.</text:span></text:p>
      <text:p text:style-name="P5112">Verse 6-45-8 mentions that Indrajit severely wounds both Shri Ram and Laxmana, so much so that according to verse 6-45-16, they<text:s/>cannot<text:s/>look even up. In verse 6-45-22, Shri Ram falls down to the ground. In verse 6-45-25, Laxmana<text:s/>loses hope for his life and falls down too. Luckily,<text:s/>Hanumana, with the help of the other monkeys, surrounds Shri Ram and Laxmana<text:s/>from the invisible Indrajit and rescues them.</text:p>
      <text:p text:style-name="P5113"><text:span text:style-name="T5114">Verse 6-46-2 tells us that Indrajit finishes his work and retires the way Indr</text:span><text:span text:style-name="T5115">a</text:span><text:span text:style-name="T5116"><text:s/>would retire after finishing his work.</text:span><text:span text:style-name="T5117"><text:s/></text:span><text:span text:style-name="T5118">There are</text:span><text:span text:style-name="T5119"><text:s/>many<text:s/></text:span><text:span text:style-name="T5120">that<text:s/></text:span><text:span text:style-name="T5121">verses relate Indrajit to Indr</text:span><text:span text:style-name="T5122">a. The name Indrajit means</text:span><text:span text:style-name="T5123"><text:s/>“one who defeated Indr</text:span><text:span text:style-name="T5124">a</text:span><text:span text:style-name="T5125">.”</text:span></text:p>
      <text:p text:style-name="P5126"><text:s/>In verse 6-46-10, only Vibhishana, who stands for the<text:s/>Sattva<text:s/>Guna, can see the invisible Indrajit, but that does not help much either. Indrajit continues to inflict significant damage on Shri Ram’s side and brings down almost half of the leadership with his sharp arrows. However, he makes the mistake of believing that Shri Ram and Laxmana<text:s/>are dead, and therefore, he stops his shower of arrows. From verses 6-46-29 to 6-46-44, we read about<text:s/>Sugriva (soft heart) crying, and Vibhishana<text:s/>trying to console him.<text:s/></text:p>
      <text:p text:style-name="P5127">Indrajit comes back<text:s/>on<text:s/>the battlefield and corrects his earlier mistake. This time, Indrajit binds Shri Ram and Laxmana<text:s/>with his network of magical arrows.<text:s/>Both of them are<text:s/>conscious, but unable to move.<text:s/></text:p>
      <text:p text:style-name="P5128"><text:span text:style-name="T5129">In his cruel way,<text:s/></text:span><text:span text:style-name="T5130">Ravana<text:s/></text:span><text:span text:style-name="T5131">sends Sita in his<text:s/></text:span><text:span text:style-name="T5132">Pushpaka</text:span><text:span text:style-name="T5133"><text:s/>airplane to see the dead Shri Ram and Laxman</text:span><text:span text:style-name="T5134">a. S</text:span><text:span text:style-name="T5135">he<text:s/></text:span><text:span text:style-name="T5136">falls</text:span><text:span text:style-name="T5137"><text:s/>for this ugly trick. Coincidentally, she is accompanied by a female demon Trijata, who points out that Shri Ram and Laxman</text:span><text:span text:style-name="T5138">a</text:span><text:span text:style-name="T5139"><text:s/>are alive.<text:s/></text:span><text:span text:style-name="T5140">In verse 6-48-25, Trijata tells mother Sita that<text:s/></text:span><text:span text:style-name="T5141">Pushpaka</text:span><text:span text:style-name="T5142"><text:s/>airplane could not come near Shri Ram,<text:s/></text:span><text:span text:style-name="T5143">if</text:span><text:span text:style-name="T5144"><text:s/>Shri Ram<text:s/></text:span><text:span text:style-name="T5145">was</text:span><text:span text:style-name="T5146"><text:s/>dead.<text:s/></text:span><text:span text:style-name="T5147">It means</text:span><text:span text:style-name="T5148"><text:s/>if Shri Ram<text:s/></text:span><text:span text:style-name="T5149">was</text:span><text:span text:style-name="T5150"><text:s/>dead,<text:s/></text:span><text:span text:style-name="T5151">Pushpaka</text:span><text:span text:style-name="T5152"><text:s/>could not</text:span><text:span text:style-name="T5153"><text:s/>fly.<text:s/></text:span></text:p>
      <text:p text:style-name="P5154">Now, we know the logic behind these strange<text:s/>correlation<text:s/>– if there is no Consciousness,<text:s/>meaning, Consciousness has left the body, and the person is dead,<text:s/>and thus, there is no Pushpaka either.</text:p>
      <text:soft-page-break/>
      <text:p text:style-name="P5155">When Sita /the<text:s/>Energy comes<text:s/>close to Shri Ram/the<text:s/>Consciousness, Shri Ram gets his strength back. Thus,<text:s/>Ravana’s<text:s/>trick backfires on him as it only helps Shri Ram recover his strength.<text:s/></text:p>
      <text:p text:style-name="P5156">When<text:s/>Ahamkara<text:s/>releases its control over the<text:s/>Energy and<text:s/>allows it<text:s/>to go<text:s/>near the<text:s/>Consciousness,<text:s/>Ahamkara<text:s/>indirectly helps the<text:s/>Consciousness<text:s/>and re-energizes it.</text:p>
      <text:p text:style-name="P5157">When Shri Ram gets his strength back, he sees Laxmana<text:s/>in the network of magical arrows and assumes him to be dead. In verse 6-49-17, Shri Ram<text:s/>plans to<text:s/>give up his life and follow Laxmana<text:s/>to the region of death. In verse 6-49-24, He orders<text:s/>Sugriva<text:s/>to go back to Kishkindha. Luckily, in verse 6-50-37, the divine eagle Garuda<text:s/>comes to the rescue of Shri Ram and Laxmana. He tells Shri Ram about the<text:s/>actual nature<text:s/>of Indrajit’s arrows. In verse 6-50-49, Garuda<text:s/>reveals that the arrows are poisonous snakes. We can interpret poisonous snakes to mean wrong desires of our mind, which bind and sting an advanced yogi.<text:s/></text:p>
      <text:p text:style-name="P5158"><text:span text:style-name="T5159">So far, we know that Indrajit, son of<text:s/></text:span><text:span text:style-name="T5160">Ravana,</text:span><text:span text:style-name="T5161"><text:s/>is a mighty and fierce warrior. He can become invisible, and he has already defeated Indr</text:span><text:span text:style-name="T5162">a</text:span><text:span text:style-name="T5163">, the king of gods. Therefore, Indrajit represents “the invisible power of the<text:s/></text:span><text:span text:style-name="T5164">Ahamkara</text:span><text:span text:style-name="T5165">, which can bind the<text:s/></text:span><text:span text:style-name="T5166">Consciousness</text:span><text:span text:style-name="T5167"><text:s/>and the devoted mind, with the help of untamed desires.”<text:s/></text:span><text:span text:style-name="T5168">This statement is a warning sign given by sage Valmiki telling us that, at this crucial juncture, a network of untamed desires can overpower the higher<text:s/></text:span><text:span text:style-name="T5169">Consciousness</text:span><text:span text:style-name="T5170">.</text:span><text:span text:style-name="T5171"><text:s/>Something similar happened when Gautam</text:span><text:span text:style-name="T5172">a</text:span><text:span text:style-name="T5173"><text:s/>Buddh</text:span><text:span text:style-name="T5174">a</text:span><text:span text:style-name="T5175"><text:s/>was about to achieve enlightenment. Mar, a representation of the<text:s/></text:span><text:span text:style-name="T5176">Ahamkara</text:span><text:span text:style-name="T5177">, tried to entice Gautam</text:span><text:span text:style-name="T5178">a</text:span><text:span text:style-name="T5179"><text:s/>Buddh</text:span><text:span text:style-name="T5180">a</text:span><text:span text:style-name="T5181"><text:s/>by various desires, albeit with no luck.</text:span></text:p>
      <text:p text:style-name="P5182">In Verse 6-50-37, merely by the arrival of Garuda<text:s/>near Shri Ram and Laxmana, the snakes give up their magical form of arrows and go away. In verse 6-50-43, Shri Ram tells that, in the presence of Garuda, he feels like he is with his father and paternal grandfather, who are in the heaven.<text:s/></text:p>
      <text:p text:style-name="P5183">In our<text:s/>Body-Mind-Energy-Consciousness<text:s/>processes, Garuda<text:s/>does not represent any process within us. It is some external intervention to rescue the<text:s/>Consciousness<text:s/>from the network of untamed desires. In verse 6-50-46, to respond to Shri Ram in a truthful but indirect manner, Garuda<text:s/>tells Shri Ram that he is a dear friend, as dear as his breath. At this point of time in the war, Shri Ram does<text:s/>not know that He is<text:s/>Lord<text:s/>Vishnu. Garuda<text:s/>cannot disclose this secret to<text:s/>Him,<text:s/>nor tell him about his relation to Shri Ram. Hence, in verse 6-50-57, he says, “You will know me after you win the battle.” It is interesting to see that sage Valmiki writes with great conviction that Shri Ram will surely win the war and come to know his<text:s/>actual nature. He omits legalese like: You will know me, if you win the battle, and you are in a condition to know me.”</text:p>
      <text:soft-page-break/>
      <text:p text:style-name="P5184"><text:span text:style-name="T5185">The critical point to note here is that it<text:s/></text:span><text:span text:style-name="T5186">difficult</text:span><text:span text:style-name="T5187"><text:s/>for Shri Ram to cut through Indrajit’s network of poisonous snakes</text:span><text:span text:style-name="T5188">. It means that even the higher<text:s/></text:span><text:span text:style-name="T5189">Consciousness</text:span><text:span text:style-name="T5190"><text:s/>finds it difficult to rise above the untamed desires created by the invisible<text:s/></text:span><text:span text:style-name="T5191">Ahamkara</text:span><text:span text:style-name="T5192">. Sage Valmiki, however, gives us the solution. In verse 6-50-53, he tells Shri Ram the pure-mindedness is Shri Ram’s<text:s/></text:span><text:span text:style-name="T5193">strength,</text:span><text:span text:style-name="T5194"><text:s/>but the demons are deceitful by nature,<text:s/></text:span><text:span text:style-name="T5195">so</text:span><text:span text:style-name="T5196"><text:s/>he must be vigilant. This statement works only when we consider it in a spiritual context. In a regular warfare, pure-mindedness against a deceitful enemy is a recipe for defeat and death.</text:span></text:p>
      <text:p text:style-name="P5197">In verse 6-50-60, after healing Shri Ram and Laxman, Garuda<text:s/>flies away to the heaven. When the monkeys see that Shri Ram and Laxmana<text:s/>have recovered, they start fighting the demons again.<text:bookmark-start text:name="_Toc412487826"/><text:bookmark-start text:name="_Toc423152555"/><text:bookmark-start text:name="_Toc423154178"/></text:p>
      <text:p text:style-name="P5198"/>
      <text:h text:style-name="P5199" text:outline-level="2"><text:bookmark-start text:name="_Toc50058903"/>War Continues, but Shri Ram Does Not Kill<text:bookmark-end text:name="_Toc412487826"/><text:bookmark-end text:name="_Toc423152555"/><text:bookmark-end text:name="_Toc423154178"/><text:bookmark-end text:name="_Toc50058903"/></text:h>
      <text:p text:style-name="P5200">In verse 6-52-37,<text:s/>Hanumana<text:s/>kills demon Dhrumraksha, whose name means “Smokey-eyed,” and opens his account of killing named demons. In verse 6-54-35,<text:s/>Angada <text:s/><text:s/>kills Vajradamshtra, whose name means “Iron rust or bite,” and with this,<text:s/>Angada,<text:s/>the youngest monkey on the battlefield, also opens his account.<text:s/></text:p>
      <text:p text:style-name="P5201">In chapter 6-57,<text:s/>Ravana<text:s/>sends Akampana, who is like a dark cloud, to fight Shri Ram’s army. Earlier, Akampana<text:s/>had escaped the battle of Janasthana<text:s/>and had given<text:s/>Ravana<text:s/>the idea of abducting<text:s/>Sita. With this history, Shri Ram needs to fight and kill Akampana, but he does not do so. Instead, in verse 6-56-30,<text:s/>Hanumana<text:s/>kills Akampana, taking his count of killing named demons to two.</text:p>
      <text:p text:style-name="P5202">In verse 6-58-2, Shri Ram enquires about Prahasta, but does not pick up any weapon against him. After a long and fierce battle, in verse 6-58-54, Nila<text:s/>kills Prahasta<text:s/>and opens his account of killing named demons.<text:s/></text:p>
      <text:p text:style-name="P5203">In chapter 6-59,<text:s/>Ravana ups<text:s/>the ante and enters the war himself, along with almost every other major demon warrior.<text:s/>Sugriva<text:s/>attacks<text:s/>Ravana<text:s/>right away, but falls down quickly. In verse 6-59-32, Shri Ram enters battle, but he does not fight against<text:s/>Ravana. On the contrary, in verse 6-59-47, Laxmana<text:s/>asks Shri Ram’s permission to fight<text:s/>Ravana, which Shri Ram is quick to give.<text:s/>Hanumana,<text:s/>too fights<text:s/>Ravana, and he loses the fight. However, according to verse 6-59-70,<text:s/>Ravana<text:s/>does not kill<text:s/>Hanumana<text:s/>and allows him to take a rest.</text:p>
      <text:p text:style-name="P5204">In verse 6-59-90,<text:s/>Ravana<text:s/>defeats Neel. Neel falls on the ground, but gets back up to fight again. After defeating<text:s/>Sugriva,<text:s/>Hanumana, and Nila,<text:s/>Ravana<text:s/>battles Laxmana, and, in verse 6-59-109, he brings down Laxmana<text:s/>too.<text:s/></text:p>
      <text:p text:style-name="P5205"><text:span text:style-name="T5206">Until this point in the war, the reader feels like he is reading the description of a fierce but typical battle. After this point, there is a sudden turn of events<text:s/></text:span><text:soft-page-break/><text:span text:style-name="T5207">that depict spiritual processes, which is why we see many actions are hard to explain.</text:span></text:p>
      <text:p text:style-name="P5208">Ravana<text:s/>has in his arsenal a powerful spear gifted to him by Lord Brahma. H<text:s/>shoots that spear into Laxmana’s heart. He does not stop there; he rushes to the severely wounded Laxmana.<text:s/>Ravana<text:s/>takes him by the<text:s/>hand<text:s/>and tries to pick him up. In verse 6-59-111, sage Valmiki mentions that even though<text:s/>Ravana<text:s/>had lifted<text:s/>gigantic mountains<text:s/>earlier, he could not lift Laxmana.<text:s/>In verse 6-59-112,<text:s/>almost on the verge of death, Laxmana<text:s/>remembers<text:s/>that he is a fraction of<text:s/>Lord<text:s/>Vishnu.</text:p>
      <text:p text:style-name="P5209">Meanwhile,<text:s/>Hanumana<text:s/>gets his strength back and in verse 6-59-114, he strikes<text:s/>Ravana<text:s/>and stops him from killing Laxmana. In verse 6-59-119, Laxmana<text:s/>becomes light in weight, to allow<text:s/>Hanumana<text:s/>to pick him up and take him to Shri Ram. The moment<text:s/>Hanumana<text:s/>brings Laxmana<text:s/>near Shri Ram, the spear comes out of Laxmana’s heart and returns to<text:s/>Ravana. In verse 6-59-122, Laxman is cured of the wound and becomes fit to fight again.<text:s/></text:p>
      <text:p text:style-name="P5210">Sage Valmiki does not give any details about the spear, except that Lord Brahma had given it to<text:s/>Ravana.<text:s/>Hence, we have to assume that the<text:s/>Ahamkara<text:s/>has some inbuilt capacity to make the devoted mind dysfunctional for a short period. According to sage Valmiki, we can<text:s/>use<text:s/>two remedies in this type of situation.<text:s/></text:p>
      <text:list text:style-name="LFO20" text:continue-numbering="true">
        <text:list-item>
          <text:p text:style-name="P5211">First, take the help of the<text:s/>Prana<text:s/>by doing<text:s/>Pranayama. Doing<text:s/>Pranayama<text:s/>will bring the dysfunctional devoted mind in contact with the higher<text:s/>Consciousness, revitalizing the devoted mind. Note that<text:s/>Ravana tried<text:s/>to lift the injured Laxmana,<text:s/>so he could kill him, but he<text:s/>could not<text:s/>do so.<text:s/>Sage Valmiki sets up this event to<text:s/>emphasize that even though the<text:s/>Ahamkara<text:s/>can make the devoted mind dysfunctional, it cannot possibly kill it.</text:p>
        </text:list-item>
        <text:list-item>
          <text:p text:style-name="P5212">Second, the suggestion to a distressed devoted mind is to remember that it is a part of a higher<text:s/>Consciousness, and it will survive. Laxmana<text:s/>knew that<text:s/>Ravana was<text:s/>trying to kill him and thought he could die soon. Just then, Laxmana<text:s/>recollected that he was a fraction of Lord Vishnu. Following the law of duplication, Laxmana<text:s/>once again remembers that he is a fraction of Lord Vishnu in verse 6-59-122.<text:s/></text:p>
        </text:list-item>
      </text:list>
      <text:p text:style-name="P5213">Both<text:s/>the devoted<text:s/>mind and Ahamkara are part of Consciousness. The difference is that Ahamkara does not feel that way.<text:s/>Ravana is<text:s/>the direct grandson of Lord Brahma.<text:s/>So, he is also a part of the same family.<text:s/>But he separates himself and wants to rule over others.</text:p>
      <text:p text:style-name="P5214">In verse 6-59-123, upon seeing that his army has been devastated by<text:s/>Ravana,<text:s/>Shri Ram enters the war to confront<text:s/>Ravana.<text:s/>Hanumana<text:s/>sees that<text:s/>Ravana is<text:s/>in a chariot, whereas Shri Ram is on foot. Thus,<text:s/>Ravana has<text:s/>a clear strategic military advantage over<text:s/><text:soft-page-break/>Shri Ram. To compensate for<text:s/>Ravana’s<text:s/>strategic advantage,<text:s/>Hanumana<text:s/>requests Shri Ram, in verse 6-59-125, to mount on his back.<text:s/></text:p>
      <text:p text:style-name="P5215">Mounting on Lord<text:s/>Hanumana’s back, Shri Ram enters<text:s/>the battle<text:s/>against<text:s/>Ravana.<text:s/>Interestingly, the first arrows<text:s/>Ravana shoots<text:s/>are not aimed at Shri Ram, but at<text:s/>Hanumana. Shri Ram destroys<text:s/>Ravana’s<text:s/>chariot, and finally, in verse 6-59-138, he shoots an arrow into<text:s/>Ravana’s<text:s/>chest that brings him down. However, in verse 6-59-143, Shri Ram allows<text:s/>Ravana to<text:s/>walk away, because<text:s/>Ravana was<text:s/>tired, and as per the rules of war, Shri Ram could not kill him in that condition.</text:p>
      <text:p text:style-name="P5216">This kind of moralistic warfare, even from<text:s/>Ravana’s<text:s/>side, is unique to Ramayana, and it is not reported anywhere in the world. We can easily contrast it with Mahabharata, where six to seven warriors killed a young boy and<text:s/>the war<text:s/>did not spare even fetuses.<text:s/></text:p>
      <text:p text:style-name="P5217">These characters represent a<text:s/>Body-Mind-Energy-Consciousness<text:s/>processes within us. If one of them dies, it affects the person unfavorably. Killing<text:s/>Hanumana, who stands for the<text:s/>Prana<text:s/>in the body, means that the<text:s/>Prana<text:s/>leaves the body, and thus, the person dies. Killing<text:s/>Sugriva,<text:s/>who stands for a soft heart, means that the heart stops beating, the outcome of which is the<text:s/>same as that of killing of<text:s/>Hanumana.</text:p>
      <text:p text:style-name="P5218">Of all these warriors,<text:s/>Ravana,<text:s/>the<text:s/>Ahamkara<text:s/>within us<text:s/>die, but the stage is not set for<text:s/>Ravana to<text:s/>die yet. The higher<text:s/>Consciousness<text:s/>has killed the<text:s/>Ahamkara<text:s/>in all previous incarnation stories or levels of the<text:s/>Consciousness,<text:s/>and yet, it has managed to survive. To defeat the<text:s/>Ahamkara<text:s/>for the good requires eradicating all associated desires and tendencies. Thus, we see that sage Valmiki writes several chapters on the war before<text:s/>Ravana’s<text:s/>death.</text:p>
      <text:p text:style-name="P5219"><text:span text:style-name="T5220">S</text:span><text:span text:style-name="T5221">o far, Laxman</text:span><text:span text:style-name="T5222">a</text:span><text:span text:style-name="T5223"><text:s/>has killed two named demons, and he almost died two times. It<text:s/></text:span><text:span text:style-name="T5224">shows</text:span><text:span text:style-name="T5225"><text:s/>that he took more risk as compared to any another warrior on the battlefield.<text:s/></text:span><text:span text:style-name="T5226">Hanumana</text:span><text:span text:style-name="T5227"><text:s/>also has killed two demons, and he got defeated once.<text:s/></text:span><text:span text:style-name="T5228">However, Shri Ram has killed<text:s/></text:span><text:span text:style-name="T5229">none of the</text:span><text:span text:style-name="T5230"><text:s/>named demon yet, but it is about to change.</text:span></text:p>
      <text:p text:style-name="P5231"/>
      <text:h text:style-name="P5232" text:outline-level="2"><text:bookmark-start text:name="_Toc412487827"/><text:bookmark-start text:name="_Toc423152556"/><text:bookmark-start text:name="_Toc423154179"/><text:bookmark-start text:name="_Toc50058904"/>Kumbhakarna<text:s/>– the Tamas Guna of Nature<text:bookmark-end text:name="_Toc412487827"/><text:bookmark-end text:name="_Toc423152556"/><text:bookmark-end text:name="_Toc423154179"/><text:bookmark-end text:name="_Toc50058904"/></text:h>
      <text:p text:style-name="P5233">Sage Valmiki dedicates a staggering eight chapters to Kumbhakarna, a brother of<text:s/>Ravana,<text:s/>to underscore his importance.<text:s/>He depicts<text:s/>Kumbhakarna<text:s/>as the most feared warrior on the demons’ side. In these chapters, we not only learn about<text:s/>Kumbhakarna<text:s/>but also get to understand the nature of the<text:s/>Tamas<text:s/>Guna through his character.</text:p>
      <text:p text:style-name="P5234"><text:span text:style-name="T5235">After suffering a humiliating defeat at the hands of Shri Ram, in verse 6-60-13,<text:s/></text:span><text:span text:style-name="T5236">Ravana<text:s/></text:span><text:span text:style-name="T5237">plans<text:s/></text:span><text:span text:style-name="T5238">to wake</text:span><text:span text:style-name="T5239"><text:s/>up Kumbhakarn</text:span><text:span text:style-name="T5240">a</text:span><text:span text:style-name="T5241">.<text:s/></text:span><text:span text:style-name="T5242">Sage Valmiki exaggerates the depiction of the<text:s/></text:span><text:span text:style-name="T5243">T</text:span><text:span text:style-name="T5244">amas<text:s/></text:span><text:span text:style-name="T5245">G</text:span><text:span text:style-name="T5246">una for storytelling. Kumbhakarn</text:span><text:span text:style-name="T5247">a</text:span><text:span text:style-name="T5248"><text:s/>perfectly represents all the flaws of the<text:s/></text:span><text:span text:style-name="T5249">T</text:span><text:span text:style-name="T5250">amas<text:s/></text:span><text:span text:style-name="T5251">G</text:span><text:span text:style-name="T5252">una in him. Thus, he is the best character in Ramayan</text:span><text:span text:style-name="T5253">a</text:span><text:span text:style-name="T5254">.</text:span></text:p>
      <text:soft-page-break/>
      <text:p text:style-name="P5255">In verse 6-60-16, sage Valmiki mentions that Kumbhakarna<text:s/>is sleeping happily,<text:s/>with no<text:s/>cares. His intelligence becomes dull because of lust and sleep; he sleeps for seven, eight, or even nine months at a stretch. Verse 6-60-19 tells us that Kumbhakarna<text:s/>is foremost amongst the demons and that he is a great warrior. However, he is fond of simple pleasures in life and<text:s/>loves to<text:s/>sleep!</text:p>
      <text:p text:style-name="P5256">After receiving<text:s/>Ravana’s<text:s/>order to wake Kumbhakarna<text:s/>up, a large group of demons<text:s/>go<text:s/>to Kumbhakarna’s cave. From the verse 6-60-22 to verse 6-60-65, they try to wake him up. It highlights Kumbhakarna’s deep sleep and adds a touch of comedy. Kumbhakarna<text:s/>also eats food and drinks wine in enormously large quantities. Verse 6-60-92 specifies that he drank 2000 pitchers of wine after waking up, but he felt a little high.</text:p>
      <text:p text:style-name="P5257">When Shri Ram questions Vibhishana<text:s/>about Kumbhakarna, Vibhishana<text:s/>tells him that Kumbhakarna<text:s/>had won Indra<text:s/>in battle. It is easy to understand as laziness can overpower all the sense organs or Indra.</text:p>
      <text:p text:style-name="P5258">Just as sage Valmiki compares Indrajit with Indra, he compares Kumbhakarna<text:s/>with Yama, the god of<text:s/>death,<text:s/>and mentions that Kumbhakarna<text:s/>had defeated Yama. More than anything else, this comparison underscores the threat the<text:s/>Tamas<text:s/>Guna poses to the progress of a spiritual aspirant.<text:s/></text:p>
      <text:p text:style-name="P5259">Verses 6-61-10 through 6-61-29 tell us how Lord Brahma cursed Kumbhakarna<text:s/>that he would sleep for six months and wake up for only for a day. Wherever we get boons and curses<text:s/>with no<text:s/>energy transfer,<text:s/>we know that we are looking at some aspect of reality hidden nicely behind the story.<text:s/></text:p>
      <text:p text:style-name="P5260">Kumbhakarna<text:s/>is a grandson of Lord Brahma. Right since his birth, he was<text:s/>starving; so, he started eating every living being. In contrast to the other demons, whose strength comes from various boons from gods, Kumbhakarna’s power comes from his very nature. Indra<text:s/>tried to stop Kumbhakarna, but he was badly hurt and had to run to Lord Brahma for protection. Lord Brahma cursed Kumbhakarna<text:s/>to fall asleep, as if he was dead, but<text:s/>Ravana questioned<text:s/>Lord Brahma’s judgment. At<text:s/>Ravana’s<text:s/>request, Lord Brahma altered his curse a little, allowing Kumbhakarna<text:s/>to sleep for six months and wake up for one day, just to eat. Thus, inside the curse story, we get to understand the nature of the<text:s/>Tamas<text:s/>Guna, which is very much a part of us too.<text:s/></text:p>
      <text:p text:style-name="P5261">As mentioned in verse 6-60-16, overindulgence dims the intelligence of a person, making the person lazy. If you search the internet, you will come across several sites that describe a<text:s/>Tamasic person as evil or like the villain of a movie, with the characteristics of being<text:s/>ignorant, insensitive, immoral,<text:s/>dishonest, exploitative, deceptive, unkind, and a host of other such traits. This kind of characterization is not accurate.<text:s/></text:p>
      <text:soft-page-break/>
      <text:p text:style-name="P5262"><text:span text:style-name="T5263">T</text:span><text:span text:style-name="T5264">he<text:s/></text:span><text:span text:style-name="T5265">T</text:span><text:span text:style-name="T5266">amas<text:s/></text:span><text:span text:style-name="T5267">G</text:span><text:span text:style-name="T5268">una is just a resistive force of nature</text:span><text:span text:style-name="T5269">.</text:span><text:span text:style-name="T5270"><text:s/></text:span><text:span text:style-name="T5271">A</text:span><text:span text:style-name="T5272">nything else is a play of<text:s/></text:span><text:span text:style-name="T5273">Ahamkara</text:span><text:span text:style-name="T5274">. That is the reason we do not see sage Valmiki portraying Kumbhakarn</text:span><text:span text:style-name="T5275">a</text:span><text:span text:style-name="T5276"><text:s/>as a villain</text:span><text:span text:style-name="T5277">,</text:span><text:span text:style-name="T5278"><text:s/>even though he fights on the side of the demons.</text:span></text:p>
      <text:p text:style-name="P5279">Maybe<text:s/>sage Valmiki was aware of our tendency to characterize the<text:s/>Tamas<text:s/>Guna as an evil force of nature.<text:s/>Hence,<text:s/>he wrote a few chapters that give us a very different picture<text:s/>of Kumbhakarna. For example, in verses 6-63-2 to 6-63-18, Kumbhakarna<text:s/>scolds<text:s/>Ravana for<text:s/>not following the duties of a king and tells<text:s/>Ravana that<text:s/>he is listening to bad advisors. Here, we get a picture of a<text:s/>person<text:s/>who has very high regard for books and scriptures, and who dislikes brutality and greed for wealth. Even at the cost of getting<text:s/>Ravana mad<text:s/>at him, Kumbhakarna<text:s/>does not hesitate to give<text:s/>excellent advice<text:s/>to<text:s/>Ravana.<text:s/>From<text:s/>verse 6-63-33 to verse 6-63-58, he gently and firmly tells<text:s/>Ravana that<text:s/>he will do<text:s/>Ravana’s<text:s/>bidding.</text:p>
      <text:p text:style-name="P5280">In chapter 6-64, demon Mahodara<text:s/>– meaning “big-belly” – who is a close advisor to<text:s/>Ravana,<text:s/>rebukes Kumbhakarna<text:s/>and shows off his talent. According to Mahodara,<text:s/>Ravana has<text:s/>deliberated<text:s/>all aspects and consequences before choosing his course of actions. From verses 6-64-4 to 6-64-10, Mahodara<text:s/>evokes the concepts of karma, virtue, etc. but ends up justifying<text:s/>Ravana’s<text:s/>actions. These four verses are valuable to us, because they show how words<text:s/>from scriptures<text:s/>end up being an instrument of justification of wrong actions.<text:s/></text:p>
      <text:p text:style-name="P5281"><text:span text:style-name="T5282">In verse 6-64-6, Mahodar</text:span><text:span text:style-name="T5283">a</text:span><text:span text:style-name="T5284"><text:s/>says that righteousness (D</text:span><text:span text:style-name="T5285">harm</text:span><text:span text:style-name="T5286">a</text:span><text:span text:style-name="T5287">), wealth (A</text:span><text:span text:style-name="T5288">rth</text:span><text:span text:style-name="T5289">a</text:span><text:span text:style-name="T5290">) and<text:s/></text:span><text:span text:style-name="T5291">fulfillment of<text:s/></text:span><text:span text:style-name="T5292">legitimate desires (</text:span><text:span text:style-name="T5293">K</text:span><text:span text:style-name="T5294">am</text:span><text:span text:style-name="T5295">a</text:span><text:span text:style-name="T5296">) always go together. He takes out the fourth word from this list, which is<text:s/></text:span><text:span text:style-name="T5297">salvation or liberation (</text:span><text:span text:style-name="T5298">M</text:span><text:span text:style-name="T5299">oksha).</text:span><text:span text:style-name="T5300"><text:s/></text:span><text:span text:style-name="T5301">T</text:span><text:span text:style-name="T5302">hus, he uses these words completely out of context. Instead of saying “righteousness brings wealth, fulfillment of legitimate desires, and liberation,” Mahodar</text:span><text:span text:style-name="T5303">a</text:span><text:span text:style-name="T5304"><text:s/>interprets it in the wrong way. He broadens the scope of legitimate desires to include illegitimate desires and equates their fulfillment with righteousness. In three verses, 6-64-7, 8, and 9 – Mahodar</text:span><text:span text:style-name="T5305">a</text:span><text:span text:style-name="T5306"><text:s/>justifies<text:s/></text:span><text:span text:style-name="T5307">Ravana’s</text:span><text:span text:style-name="T5308"><text:s/>abduction of Sita. These verses are difficult to translate and very difficult to interpret because of their twisted logic.<text:s/></text:span><text:span text:style-name="T5309">In these verses, sage Valmiki<text:s/></text:span><text:span text:style-name="T5310">shows</text:span><text:span text:style-name="T5311"><text:s/>and gives us yet another warning that the people may quote scriptures out of context to justify wrong actions.</text:span></text:p>
      <text:p text:style-name="P5312">Mahodara’s use of scriptures as a means to justify his ends reminds us of the warning given in the Isavasya Upanishad. It says that a<text:s/>person<text:s/>who merely collects knowledge from the scriptures but does not use it correctly, goes to even more darkness than an<text:s/>individual<text:s/>who does not read scriptures at all. Based on the logic Mahodara<text:s/>makes use of, we conclude that he has a twisted mind. Almost to prove that this is true, in the next few verses Mahodara<text:s/>hatches a wicked plan to trick Sita into<text:s/>Ravana’s<text:s/>submission by creating a fake drama of victory over Shri Ram and Laxmana.<text:s/></text:p>
      <text:soft-page-break/>
      <text:p text:style-name="P5313">Coming back to the story of Kumbhakarna, in verse 6-65-23,<text:s/>Ravana orders<text:s/>Kumbhakarna<text:s/>to go to war along with the army of Lanka against Shri Ram. The discussion of Kumbhakarna<text:s/>going to the battle alone,<text:s/>with none<text:s/>of<text:s/>Ravana’s<text:s/>army,<text:s/>keeps on popping up in these chapters.<text:s/>Its reason will be clear later.</text:p>
      <text:p text:style-name="P5314">Verses 6-65-40 and 41 tell us the exact size of Kumbhakarna. He is 600 bows tall and 100 bows wide.<text:s/>The<text:s/>bows used in ancient times were very tall. If we consider a bow’s height to be five feet, we get Kumbhakarna’s height to be 3000 feet, which is three times that of Eifel tower. As for his width, he is 500 feet wide.<text:s/></text:p>
      <text:p text:style-name="P5315">In chapters 6-66 and 6-67, Kumbhakarna<text:s/>decimates and devours the monkey army, even as<text:s/>Angada<text:s/>tries to raise the monkeys’ spirits. In verse 6-67-18,<text:s/>Hanumana<text:s/>tries to stop Kumbhakarna<text:s/>and gets badly hurt in a single hit from him. In verses 6-67-24 through 6-67-30, sage Valmiki tells us that five monkey leaders attack Kumbhakarna<text:s/>at the same time. However, Kumbhakarna<text:s/>defeats all of them easily.</text:p>
      <text:p text:style-name="P5316">Because of his agility, little<text:s/>Angada<text:s/>gives<text:s/>a good fight to Kumbhakarna. However, in verse 6-67-50, Kumbhakarna<text:s/>catches<text:s/>Angada<text:s/>in his fist and throws him down;<text:s/>Angada<text:s/>falls unconscious.<text:s/>Sugriva tries<text:s/>to stop Kumbhakarna,<text:s/>but<text:s/>fails. Instead, in verse 6-67-62, Kumbhakarna<text:s/>tries to kill<text:s/>Sugriva by<text:s/>his spike. Fortunately, in verse 6-67-63,<text:s/>Hanumana<text:s/>steps in and stops the spike from killing<text:s/>Sugriva.<text:s/></text:p>
      <text:p text:style-name="P5317">At this point, all the monkey leaders are collectively trying to stop Kumbhakarna. They are not following the one-to-one-fight rule, and yet they cannot contain Kumbhakarna. In verse 6-67-67, Kumbhakarna<text:s/>strikes<text:s/>Sugriva with<text:s/>a mountain, making<text:s/>Sugriva unconscious. So far,<text:s/>Sugriva has<text:s/>fallen unconscious three times with no confirmed killing of any named demon to his credit. Instead of killing<text:s/>Sugriva on<text:s/>the spot, Kumbhakarna<text:s/>plans to<text:s/>takes<text:s/>him to Lanka first and then kill him there.</text:p>
      <text:p text:style-name="P5318">In verse 6-67-72, Kumbhakarna<text:s/>thinks if he kills<text:s/>Sugriva,<text:s/>it will defeat Shri Ram. This logic works only if we consider<text:s/>Sugriva to<text:s/>be the heart. When the heart stops, the<text:s/>Consciousness<text:s/>has to leave the body.<text:s/></text:p>
      <text:p text:style-name="P5319">Fortunately, in verses 6-67-84 to 6-67-89,<text:s/>Sugriva regains<text:s/>his<text:s/>consciousness. He escapes from Lanka and unites with Shri Ram.<text:s/>Sugriva<text:s/>cuts<text:s/>off Kumbhakarna’s nose, ears, and thus, Kumbhakarna<text:s/>looks even more frightening than before.</text:p>
      <text:p text:style-name="P5320"><text:span text:style-name="T5321">Let us step back a little and see<text:s/></text:span><text:span text:style-name="T5322">Hanumana</text:span><text:span text:style-name="T5323">’s reaction at the time, when Kumbhakarn</text:span><text:span text:style-name="T5324">a</text:span><text:span text:style-name="T5325"><text:s/>was carrying<text:s/></text:span><text:span text:style-name="T5326">Sugriva away</text:span><text:span text:style-name="T5327"><text:s/>to Lanka to kill him.<text:s/></text:span><text:span text:style-name="T5328">Hanumana</text:span><text:span text:style-name="T5329"><text:s/>could have tried to stop Kumbhakarn</text:span><text:span text:style-name="T5330">a</text:span><text:span text:style-name="T5331"><text:s/>from carrying unconscious<text:s/></text:span><text:span text:style-name="T5332">Sugriva away</text:span><text:span text:style-name="T5333">, but he chooses not to do so. From the verse 6-67-74 to verse 6-67-80,<text:s/></text:span><text:span text:style-name="T5334">Hanumana</text:span><text:span text:style-name="T5335"><text:s/>decides the right course of action for him, while the enemy carries his king away. First, he thinks of killing Kumbhakarn</text:span><text:span text:style-name="T5336">a</text:span><text:span text:style-name="T5337"><text:s/>to help<text:s/></text:span><text:span text:style-name="T5338">Sugriva.<text:s/></text:span><text:span text:style-name="T5339">However,</text:span><text:span text:style-name="T5340"><text:s/>he thinks it would be shameful for<text:s/></text:span><text:span text:style-name="T5341">Sugriva to</text:span><text:span text:style-name="T5342"><text:s/>need help. Therefore, in verse 6-67-81, he<text:s/></text:span><text:span text:style-name="T5343">waits</text:span><text:span text:style-name="T5344"><text:s/>and<text:s/></text:span><text:span text:style-name="T5345">cheers</text:span><text:span text:style-name="T5346"><text:s/>up the monkey<text:s/></text:span><text:soft-page-break/><text:span text:style-name="T5347">army in the meantime. It does not appear to be logic</text:span><text:span text:style-name="T5348">al. Just a few verses ago,<text:s/></text:span><text:span text:style-name="T5349">Hanumana</text:span><text:span text:style-name="T5350"><text:s/>had stopped the spike hurled by Kumbhakarn</text:span><text:span text:style-name="T5351">a</text:span><text:span text:style-name="T5352"><text:s/>toward<text:s/></text:span><text:span text:style-name="T5353">Sugriva.<text:s/></text:span><text:span text:style-name="T5354">At that time,<text:s/></text:span><text:span text:style-name="T5355">Sugriva definitely</text:span><text:span text:style-name="T5356"><text:s/>needed help, which<text:s/></text:span><text:span text:style-name="T5357">Hanumana</text:span><text:span text:style-name="T5358"><text:s/></text:span><text:span text:style-name="T5359">offered</text:span><text:span text:style-name="T5360"><text:s/>as<text:s/></text:span><text:span text:style-name="T5361">a</text:span><text:span text:style-name="T5362"><text:s/>duty. Just a few verses before, all the monkey leaders fought together against Kumbhakarn</text:span><text:span text:style-name="T5363">a</text:span><text:span text:style-name="T5364">. None of them felt any shame in it. So, why would<text:s/></text:span><text:span text:style-name="T5365">Sugriva feel</text:span><text:span text:style-name="T5366"><text:s/></text:span><text:span text:style-name="T5367">ashamed</text:span><text:span text:style-name="T5368"><text:s/>if he got help when he was unconscious and was being carried away to be killed by an enemy?<text:s/></text:span><text:span text:style-name="T5369">Surely, sage Valmiki has a secret</text:span><text:span text:style-name="T5370"><text:s/>message in the actions of<text:s/></text:span><text:span text:style-name="T5371">Hanumana</text:span><text:span text:style-name="T5372">.</text:span><text:span text:style-name="T5373"><text:s/>Interestingly, as per the law of duplication, same illogical actions happen again. This time, Laxman</text:span><text:span text:style-name="T5374">a</text:span><text:span text:style-name="T5375"><text:s/>makes a blunder.</text:span></text:p>
      <text:p text:style-name="P5376"><text:span text:style-name="T5377">In verse 6-67-94, the mighty Kumbhakarn</text:span><text:span text:style-name="T5378">a</text:span><text:span text:style-name="T5379"><text:s/>is back in the battlefield. He is angry, drenched in blood and without his nose and ears. Laxman</text:span><text:span text:style-name="T5380">a</text:span><text:span text:style-name="T5381"><text:s/>tries to stop him and<text:s/></text:span><text:span text:style-name="T5382">gives</text:span><text:span text:style-name="T5383"><text:s/>him a good fight. In verses 6-67-106 through 6-67-111, Kumbhakarn</text:span><text:span text:style-name="T5384">a</text:span><text:span text:style-name="T5385"><text:s/>praises Laxman</text:span><text:span text:style-name="T5386">a</text:span><text:span text:style-name="T5387">’s bravery</text:span><text:span text:style-name="T5388">,</text:span><text:span text:style-name="T5389"><text:s/>but mildly and<text:s/></text:span><text:span text:style-name="T5390">respectfully</text:span><text:span text:style-name="T5391"><text:s/>refuses to fight. He tells Laxman that he is interested in killing only Shri Ram, because when he kills Shri Ram, the rest of the army dies with him.<text:s/></text:span><text:span text:style-name="T5392">Strangely, in verse 6-67-114, Laxman</text:span><text:span text:style-name="T5393">a</text:span><text:span text:style-name="T5394"><text:s/>happily directs Kumbhakarn</text:span><text:span text:style-name="T5395">a</text:span><text:span text:style-name="T5396"><text:s/>to Shri Ram.<text:s/></text:span><text:span text:style-name="T5397">Kumbhakarn</text:span><text:span text:style-name="T5398">a</text:span><text:span text:style-name="T5399"><text:s/>brushes Laxman</text:span><text:span text:style-name="T5400">a</text:span><text:span text:style-name="T5401"><text:s/>away and rushes toward Shri Ram,<text:s/></text:span><text:span text:style-name="T5402">intending</text:span><text:span text:style-name="T5403"><text:s/>to kill him. Ideally, Laxman</text:span><text:span text:style-name="T5404">a</text:span><text:span text:style-name="T5405"><text:s/>should have told Kumbhakarn</text:span><text:span text:style-name="T5406">a</text:span><text:span text:style-name="T5407"><text:s/>that he could fight Shri Ram only when Laxman</text:span><text:span text:style-name="T5408">a</text:span><text:span text:style-name="T5409"><text:s/>was dead. It<text:s/></text:span><text:span text:style-name="T5410">makes little</text:span><text:span text:style-name="T5411"><text:s/>sense to direct an enemy to your king, as it increases the chances of the enemy killing the king.</text:span></text:p>
      <text:p text:style-name="P5412"><text:span text:style-name="T5413">Hanumana</text:span><text:span text:style-name="T5414"><text:s/>and Laxman</text:span><text:span text:style-name="T5415">a</text:span><text:span text:style-name="T5416"><text:s/>not engaging Kumbhakarn</text:span><text:span text:style-name="T5417">a</text:span><text:span text:style-name="T5418"><text:s/>and putting<text:s/></text:span><text:span text:style-name="T5419">Sugriva</text:span><text:span text:style-name="T5420"><text:s/>and Shri Ram in harm’s way is a puzzle of<text:s/></text:span><text:span text:style-name="T5421">Ramayana</text:span><text:span text:style-name="T5422">.</text:span><text:span text:style-name="T5423"><text:s/></text:span><text:span text:style-name="T5424">What Sage Valmiki is suggesting here is that<text:s/></text:span><text:span text:style-name="T5425">P</text:span><text:span text:style-name="T5426">ran</text:span><text:span text:style-name="T5427">a</text:span><text:span text:style-name="T5428"><text:s/>and a devoted mind, though strong, are no match for the<text:s/></text:span><text:span text:style-name="T5429">T</text:span><text:span text:style-name="T5430">amas<text:s/></text:span><text:span text:style-name="T5431">G</text:span><text:span text:style-name="T5432">una. Only the power of the higher<text:s/></text:span><text:span text:style-name="T5433">Consciousness</text:span><text:span text:style-name="T5434"><text:s/>can nullify<text:s/></text:span><text:span text:style-name="T5435">the T</text:span><text:span text:style-name="T5436">amas<text:s/></text:span><text:span text:style-name="T5437">G</text:span><text:span text:style-name="T5438">una.<text:s/></text:span><text:span text:style-name="T5439">That is the reason we see Shri Ram killing a named demon for the first time in battle and opening his account.</text:span></text:p>
      <text:p text:style-name="P5440">This solution prescribed by sage Valmiki is rather difficult to understand. Let us try to read it from our daily experience, because that is the only useful reference for us. When we are in a phase of eating and spending too much time sleeping, we are full of<text:s/>Tamas<text:s/>Guna. These types of phases happen to all spiritual aspirants where, suddenly, a strange lethargy and laziness take them over.<text:s/>We<text:s/>cannot<text:s/>devote our mind, because our mind refuses to focus.<text:s/>We<text:s/>cannot<text:s/>spare the efforts to do<text:s/>Pranayama. Even if we try, it does not work.<text:s/>The<text:s/>central premise of Ramayana<text:s/>is the use of the devoted mind or<text:s/>Prana<text:s/>to find the<text:s/>Energy and<text:s/>the<text:s/>Consciousness.<text:s/>But now,<text:s/>these<text:s/>practices<text:s/>do<text:s/>not<text:s/>work against the power of the<text:s/>Tamas<text:s/>Guna. How do we proceed, if the tools we have used so far become blunt against a powerful force?<text:s/></text:p>
      <text:soft-page-break/>
      <text:p text:style-name="P5441"><text:span text:style-name="T5442">The suggestion sage Valmiki seems</text:span><text:span text:style-name="T5443"><text:s/>to give is that we did our job.</text:span><text:span text:style-name="T5444"><text:s/></text:span><text:span text:style-name="T5445">I</text:span><text:span text:style-name="T5446">t is now for the higher<text:s/></text:span><text:span text:style-name="T5447">Consciousness</text:span><text:span text:style-name="T5448"><text:s/>to fight its battle.<text:s/></text:span><text:span text:style-name="T5449">Sage Valmiki’s prescription at this point in the battle is: step aside</text:span><text:span text:style-name="T5450">. D</text:span><text:span text:style-name="T5451">o not even engage in either of these practices.<text:s/></text:span><text:span text:style-name="T5452">Be aware</text:span><text:span text:style-name="T5453"><text:s/>and leave it up to the<text:s/></text:span><text:span text:style-name="T5454">higher<text:s/></text:span><text:span text:style-name="T5455">Consciousness</text:span><text:span text:style-name="T5456"><text:s/>to fight<text:s/></text:span><text:span text:style-name="T5457">the</text:span><text:span text:style-name="T5458"><text:s/></text:span><text:span text:style-name="T5459">T</text:span><text:span text:style-name="T5460">amas<text:s/></text:span><text:span text:style-name="T5461">G</text:span><text:span text:style-name="T5462">una.</text:span><text:span text:style-name="T5463"><text:s/>For this reason, we see that<text:s/></text:span><text:span text:style-name="T5464">Hanumana</text:span><text:span text:style-name="T5465"><text:s/>does not engage in battle with Kumbhakarn</text:span><text:span text:style-name="T5466">a</text:span><text:span text:style-name="T5467">. By the same token, we see that Laxman</text:span><text:span text:style-name="T5468">a</text:span><text:span text:style-name="T5469"><text:s/>happily points Kumbhakarn</text:span><text:span text:style-name="T5470">a</text:span><text:span text:style-name="T5471"><text:s/>to Shri Ram in war.</text:span></text:p>
      <text:p text:style-name="P5472">From verse 6-67-115 onwards, Kumbhakarna<text:s/>battles Shri Ram. Kumbhakarna<text:s/>rushes towards Shri Ram to kill him. Shri Ram shoots arrows into Kumbhakarna’s chest and makes him weaponless. Wounded Kumbhakarna<text:s/>then runs around the battlefield, eating soldiers from the enemy,<text:s/>and<text:s/>his army. Now, we<text:s/>understand<text:s/>the reason Kumbhakarna<text:s/>wanted to go to the battle alone.<text:s/>Kumbhakarna<text:s/>knew<text:s/>that<text:s/>he may be wounded in the battlefield and he may lose his sense to distinguish between friend and foe. He did not want any demon soldiers on the battlefield, so he could kill the enemy without having to worry about friendly fire for the demon army.</text:p>
      <text:p text:style-name="P5473">We see that not only does Kumbhakarna<text:s/>give a lecture to<text:s/>Ravana on<text:s/>morality, he also kills demons on the battlefield. Even though the<text:s/>Tamas<text:s/>Guna fights for the<text:s/>Ahamkara,<text:s/>Tamas<text:s/>Guna can be a problem for the<text:s/>Ahamkara’s side too. Sage Valmiki is reinforcing the idea that the<text:s/>Tamas<text:s/>Guna is a pure force of nature. When nature unleashes the<text:s/>Tamas<text:s/>Guna, it does not discriminate between a friend and a foe. Just as a sword cuts anyone it falls upon,<text:s/>with no<text:s/>regard for a friend or a foe, the<text:s/>Tamas<text:s/>Guna too takes no sides.<text:s/>Hence,<text:s/>Ravana does<text:s/>not wake up<text:s/>Kumbhakarna<text:s/>on the first shot of the battle. Rather, he waits until Shri Ram defeats him.</text:p>
      <text:p text:style-name="P5474">In verse 6-67-131, Laxmana<text:s/>suggests using Kumbhakarna’s weight against Kumbhakarna<text:s/>and making him crawl on the battleground. Laxmana<text:s/>suggests that the monkeys jump on Kumbhakarna, make him fall on the ground and kill him when he<text:s/>cannot<text:s/>move. In verse 6-67-132, the monkeys jump on Kumbhakarna, but they<text:s/>cannot<text:s/>bring him down.<text:s/>Hence, Shri Ram steps into the battle against Kumbhakarna.<text:s/></text:p>
      <text:p text:style-name="P5475">In verse 6-67-158, Shri Ram chops off one of Kumbhakarna’s arm, and then, in verse 6-67-162, he cuts the other arm of Kumbhakarna.<text:s/>The<text:s/>verse 6-67-162 has a very unusual description regarding the broken arm of Kumbhakarna. It says the arm, even though it is cut off from the body, keeps moving hither, thither and yon.<text:s/>It hits the monkeys, the demons, and the trees.<text:s/></text:p>
      <text:p text:style-name="P5476"><text:tab/>In verse 6-67-163, Shri Ram cuts both legs of Kumbhakarna<text:s/>and brings him down on the ground as suggested by Laxman in verse 6-67-131. Sage Valmiki reemphasizes that Kumbhakarna<text:s/>falls flat on the ground,<text:s/>with no<text:s/>legs or arms. Mighty Kumbhakarna, with no legs or hands or nose or ears, crawls toward Shri Ram with his<text:s/><text:soft-page-break/>mouth as his weapon. In verse 6-67-166, Shri Ram shoots several arrows into the crawling<text:s/>Kumbhakarna’s<text:s/>mouth and closes it for good.</text:p>
      <text:p text:style-name="P5477"><text:tab/>In verse 6-67-170, Shri Ram cuts off Kumbhakarna’s head, finally killing the mighty Kumbhakarna. Even as he dies, Kumbhakarna<text:s/>creates a puzzle for us. Verses 6-67-172 and 173 mentions that Kumbhakarna’s head fell in one of Lanka’s street and that his body fell into the sea, killing many alligators and fishes.</text:p>
      <text:p text:style-name="P5478"><text:span text:style-name="T5479"><text:tab/></text:span><text:span text:style-name="T5480">Kumbhakarna’s</text:span><text:span text:style-name="T5481"><text:s/>head falling in the street of Lanka gives us an estimate of the respective locations of Kumbhakarn</text:span><text:span text:style-name="T5482">a</text:span><text:span text:style-name="T5483"><text:s/>and Shri Ram in the battlefield,<text:s/></text:span><text:span text:style-name="T5484">regarding</text:span><text:span text:style-name="T5485"><text:s/>Lanka and the sea. Shri Ram is facing Lanka and has the sea behind him</text:span><text:span text:style-name="T5486">. L</text:span><text:span text:style-name="T5487">egless<text:s/></text:span><text:span text:style-name="T5488">Kumbhakarna</text:span><text:span text:style-name="T5489"><text:s/>is crawling toward Shri Ram, with his face toward the sea. When Shri Ram cuts off Kumbhakarn</text:span><text:span text:style-name="T5490">a</text:span><text:span text:style-name="T5491">’s head with a powerful arrow, we can imagine the force of the arrow that carries his head towards Lanka.<text:s/></text:span><text:span text:style-name="T5492">However, how could a heavy, dead, handless, legless body of Kumbhakarn</text:span><text:span text:style-name="T5493">a</text:span><text:span text:style-name="T5494"><text:s/>cross Shri Ram and fall in the sea?</text:span></text:p>
      <text:p text:style-name="P5495">Just a few verses ago, Laxmana<text:s/>tried to kill Kumbhakarna<text:s/>using Kumbhakarna’s weight against him. In addition, sage Valmiki has repeatedly compared Kumbhakarna<text:s/>with a mountain. It means that his body would stay at the same place where it was. Now, we see that there is a clear, logical discrepancy in Kumbhakarna’s legless, dead body<text:s/>reaching<text:s/>the sea and fall in it. We can answer this puzzle in the spiritual realm by considering Kumbhakarna<text:s/>as the<text:s/>Tamas<text:s/>Guna.</text:p>
      <text:p text:style-name="P5496"><text:span text:style-name="T5497"><text:tab/></text:span><text:span text:style-name="T5498">There is a story in Valmiki<text:s/></text:span><text:span text:style-name="T5499">Ramayana</text:span><text:span text:style-name="T5500">, which tells us that Shri Ram’s ancestors had built that sea. Thus, there is a direct connection between the sea and Shri Ram.<text:s/></text:span><text:span text:style-name="T5501">Submerging Kumbhakarn</text:span><text:span text:style-name="T5502">a</text:span><text:span text:style-name="T5503">’s body in the sea is an indirect way of telling that Kumbhakarn</text:span><text:span text:style-name="T5504">a</text:span><text:span text:style-name="T5505"><text:s/>disappears into Shri Ram. Shri Ram / the higher<text:s/></text:span><text:span text:style-name="T5506">Consciousness</text:span><text:span text:style-name="T5507">, upon defeating the<text:s/></text:span><text:span text:style-name="T5508">T</text:span><text:span text:style-name="T5509">amas<text:s/></text:span><text:span text:style-name="T5510">G</text:span><text:span text:style-name="T5511">una for good, absorbs<text:s/></text:span><text:span text:style-name="T5512">it</text:span><text:span text:style-name="T5513"><text:s/>into himself/itself.</text:span><text:span text:style-name="T5514"><text:s/></text:span></text:p>
      <text:p text:style-name="P5515"><text:tab/>Now we understand the compulsion of sage Valmiki to find some or the other way to drop Kumbhakarna’s dead body into the sea. He<text:s/>shows<text:s/>that Kumbhakarna’s body kept crawling, even after his head<text:s/>was cut off, and thus, his headless body<text:s/>landed in the sea. Remember the verse 6-67-162 where<text:s/>Kumbhakarna’s<text:s/>hand kept on moving even after being removed from the body and kept killing others? Sage Valmiki added this creepy effect to make it easy for us to imagine Kumbhakarna’s headless, legless dead body crawling toward the sea and provide a duplication.</text:p>
      <text:p text:style-name="P5516"><text:bookmark-start text:name="_Toc412487828"/><text:bookmark-start text:name="_Toc423152557"/><text:bookmark-start text:name="_Toc423154180"/></text:p>
      <text:h text:style-name="P5517" text:outline-level="2"><text:bookmark-start text:name="_Toc50058905"/>Hanumana<text:s/>Brings the Mountain of Herbs to Lanka<text:bookmark-end text:name="_Toc412487828"/><text:bookmark-end text:name="_Toc423152557"/><text:bookmark-end text:name="_Toc423154180"/><text:bookmark-end text:name="_Toc50058905"/></text:h>
      <text:p text:style-name="P5518"><text:tab/>Even after Kumbhakarna’s death,<text:s/>Ravana<text:s/>still has many<text:s/>skilled warriors<text:s/>in his army. However, Shri Ram’s army kills them all, one by one.</text:p>
      <text:soft-page-break/>
      <text:p text:style-name="P5519"><text:tab/>In verse 6-73-21, Indrajit performs a sacrificial fire before entering the<text:s/>battlefield<text:s/>again. In verse 6-73-27, he prepares a missile presided over by Lord Brahma, which he<text:s/>plans<text:s/>to kill Shri Ram.<text:s/>When<text:s/>a divine missile presided over by Lord Brahma is invoked by a warrior, it is attached to a single arrow aimed at one person. Indrajit, however, invokes a missile attached to a quiver full of sharp arrows. Verses 6-73-62 to 65 tell us that Indrajit strikes down the entire leadership of the monkey army by using arrows presided over by Lord Brahma. In verse 6-73-66, Indrajit showers those powerful arrows on Shri Ram and Laxman.<text:s/>Shri Ram does not<text:s/>even<text:s/>attempt to stop him.</text:p>
      <text:p text:style-name="P5520"><text:tab/>In verse 6-73-69, Shri Ram says to Laxmana<text:s/>that there is no way to stop Indrajit today because of the power of arrows presided over by Lord Brahma.<text:s/>All<text:s/>they can<text:s/>do<text:s/>is to take this horrible shower of arrows upon themselves and hope that Indrajit presumes them to be dead, by seeing them<text:s/>hurt and unconscious. This<text:s/>is not a<text:s/>good plan, because Indrajit<text:s/>might<text:s/>come near them to make sure they are dead. Luckily, however, Shri Ram’s plan works. Indrajit assumes that Shri Ram and Laxman are dead and returns to Lanka.<text:s/></text:p>
      <text:p text:style-name="P5521"><text:tab/>In verse 6-74-3, Vibhishana<text:s/>consoles the monkey army by pointing out that Shri Ram and Laxman honored the missile presided over by Lord Brahma. When a warrior honors a divine missile presided over by Lord Brahma, the divine missile does not kill the warrior.</text:p>
      <text:p text:style-name="P5522"><text:tab/>Vibhishana<text:s/>and<text:s/>Hanumana<text:s/>search the battlefield for the rest of the monkey leadership and find most of them hurt badly.<text:s/>Then<text:s/>they search for<text:s/>Jambavan, probably by calling his name aloud.<text:s/>Jambavan<text:s/>eyes are injured, but he recognizes Vibhishana’s voice. In verse 6-74-18,<text:s/>Jambavan<text:s/>asks about<text:s/>Hanumana<text:s/>before asking about anyone else. Vibhishana<text:s/>questions him, why he is not asking about Shri Ram?<text:s/>Jambavan<text:s/>replies, in verse 6-74-22, saying that if<text:s/>Hanumana<text:s/>is alive, then they are all alive. Otherwise, they are dead even if alive. This critical verse underscores<text:s/>Hanumana’s importance as the<text:s/>Prana<text:s/>in our body.<text:s/></text:p>
      <text:p text:style-name="P5523"><text:tab/>In verse 6-74-29,<text:s/>Jambavan<text:s/>asks<text:s/>Hanumana<text:s/>to go to the Himalayas to fetch four life-saving herbs. These herbs are on a mountain between Mt. Kailasha and Mt. Rishabha.<text:s/>They illuminate the entire region, because they emit light. Verse 6-74-33 gives the names of the herbs as: Mrit-Sanjivani, which can restore the dead to life; Vishalyakarani, which heals all wounds; Souvarnakarani, which can restore skin to a healthy complexion; and Sandhani, which<text:s/>join<text:s/>severed or fractured bones.</text:p>
      <text:p text:style-name="P5524"><text:tab/>In verse 6-74-34,<text:s/>Jambavan<text:s/>says that not only would these herbs heal Shri Ram and Laxman, but they would also inject life into the dead monkey warriors and heal the wounded army. In verse 6-74-55, sage Valmiki tells us that<text:s/>Hanumana<text:s/>flies toward the Himalayas with the speed of the wind, shaking the earth with a powerful sound.<text:s/><text:soft-page-break/>In verse 6-74-56,<text:s/>Hanumana<text:s/>arrives at the Himalayas, meaning he did not stop anywhere.<text:s/>It does not mention any other place on his journey to the Himalayas from Lanka. In verse 6-74-59, he sees the abodes of Indra, Lord Brahma, Lord Shiva, Agni (fire god), Kuber (god of wealth), and a few other places. In verse 6-74-60, he sees a<text:s/>sort of<text:s/>hole through which one can enter the earth and go all the way down.</text:p>
      <text:p text:style-name="P5525"><text:tab/>In verse 6-74-61, he sees mount Rishabha, all illuminated because of the light emitting herbs and as if on fire, just as<text:s/>Jambavan<text:s/>had described it. In verse 6-74-64, upon learning that someone is looking for them, all the distinguished herbs disappear, preventing<text:s/>Hanumana<text:s/>from seeing them.</text:p>
      <text:p text:style-name="P5526"><text:tab/>In verse 6-74-65, Lord<text:s/>Hanumana<text:s/>gets angry at the mountain and<text:s/>plans<text:s/>to carry<text:s/>the top of the mountain with herbs to Lanka. Verse 6-74-74 tells us the reason<text:s/>Hanumana<text:s/>brought<text:s/>an entire mountain<text:s/>of herbs back instead of a few herbs.<text:s/></text:p>
      <text:p text:style-name="P5527"><text:tab/>Verse 6-74-69 calls<text:s/>Hanumana<text:s/>a second sun and gives us a picture of brightness, in which two suns are shining at the same time. The next verse describes him as shining<text:s/>as<text:s/>Lord Vishnu wielding his flaming discus of a thousand edges.</text:p>
      <text:p text:style-name="P5528"><text:tab/>In verse 6-74-73, Shri Ram and Laxman inhale the fragrance of the herbs, which<text:s/>heal<text:s/>their wounds. Similarly, all the other monkey warriors also inhale the fragrance, and their wounds heal too. Verse 6-74-74 says that even dead warriors got up too.</text:p>
      <text:p text:style-name="P5529"><text:tab/>In verses 6-74-75 and 76,<text:s/>Ravana asks<text:s/>the monkey army to throw the dead bodies of the demons into the sea to honor them. In the Kumbhakarna<text:s/>story, we saw the meaning of dead demons thrown in the sea, and this event provides a duplication of the same. Verse 6-74-77 tells us about<text:s/>Hanumana<text:s/>carrying the mountain of herbs back to the Himalayas.</text:p>
      <text:p text:style-name="P5530"><text:tab/>Bringing the mountain of herbs to Lanka to revive Shri<text:s/>Ram, Laxmana, and the rest<text:s/>of the monkey army is the second-most significant action of Lord<text:s/>Hanumana, the first being to find mother Sita in Lanka.<text:s/>Hanumana<text:s/>is the most important character for us.<text:s/>Hence, we need to understand every action performed by him. Let us try to interpret this significant event.</text:p>
      <text:p text:style-name="P5531"><text:tab/>First, let us map the geography of the Indian subcontinent to our body. We know that Lanka stands for the<text:s/>Muladhara Chakra. The<text:s/>Himalayas, which are to the north, stand for the<text:s/>Sahasrara. As verse 6-74-59 mentions, Lord<text:s/>Hanumana<text:s/>saw abodes of Lord Brahma and Lord Shiva<text:s/>in the Himalayas; this<text:s/>shows<text:s/>the<text:s/>Sahasrara. The blazing mountains, lit because of the self-illuminating herbs, show the relative brightness of the<text:s/>Sahasrara. The herbs sense that someone is searching for them; so, they stop self-illuminating and become invisible to<text:s/>Hanumana. Sage Valmiki added this magic-like event, so that<text:s/>Hanumana<text:s/>could find a justification to bring the mountain to Lanka. Let us solve this puzzle.</text:p>
      <text:soft-page-break/>
      <text:p text:style-name="P5532"><text:tab/>Verse 6-74-69 tells us that<text:s/>Hanumana<text:s/>looks like a second sun and like Lord Vishnu with his thousand-edged discus. The image of a thousand-edged discus closely resembles the picture of the<text:s/>Sahasrara, which means a lotus with thousand petals. His brightness being equal to the second sun reminds us of the thousand-sun effect mentioned in Gita, when<text:s/>Shri<text:s/>Krishna<text:s/>showed Arjuna<text:s/>his<text:s/>actual form.<text:s/></text:p>
      <text:p text:style-name="P5533"><text:span text:style-name="T5534"><text:tab/></text:span><text:span text:style-name="T5535">T</text:span><text:span text:style-name="T5536">he<text:s/></text:span><text:span text:style-name="T5537">P</text:span><text:span text:style-name="T5538">ran</text:span><text:span text:style-name="T5539">a enters the<text:s/></text:span><text:span text:style-name="T5540">Muladhara Chakra</text:span><text:span text:style-name="T5541"><text:s/>to find the Energy</text:span><text:span text:style-name="T5542">.</text:span><text:span text:style-name="T5543"><text:s/></text:span><text:span text:style-name="T5544">Hanumana</text:span><text:span text:style-name="T5545"><text:s/>finding Sita in Lanka depicts it.<text:s/></text:span><text:span text:style-name="T5546">Hanumana</text:span><text:span text:style-name="T5547">’s flying to the Himalayas in the north represents the first passage of the<text:s/></text:span><text:span text:style-name="T5548">P</text:span><text:span text:style-name="T5549">ran</text:span><text:span text:style-name="T5550">a</text:span><text:span text:style-name="T5551"><text:s/>toward the<text:s/></text:span><text:span text:style-name="T5552">Sahasrara</text:span><text:span text:style-name="T5553">.<text:s/></text:span><text:span text:style-name="T5554">The<text:s/></text:span><text:span text:style-name="T5555">P</text:span><text:span text:style-name="T5556">ran</text:span><text:span text:style-name="T5557">a</text:span><text:span text:style-name="T5558"><text:s/>travels to the<text:s/></text:span><text:span text:style-name="T5559">Sahasrara</text:span><text:span text:style-name="T5560"><text:s/>via the Sushumna Nadi. T</text:span><text:span text:style-name="T5561">hus, Sage Valmiki depicts<text:s/></text:span><text:span text:style-name="T5562">Hanumana</text:span><text:span text:style-name="T5563"><text:s/>as flying in the air,<text:s/></text:span><text:span text:style-name="T5564">describing no</text:span><text:span text:style-name="T5565"><text:s/>other location between the<text:s/></text:span><text:span text:style-name="T5566">Muladhara Chakra</text:span><text:span text:style-name="T5567"><text:s/>and the<text:s/></text:span><text:span text:style-name="T5568">Sahasrara</text:span><text:span text:style-name="T5569">.</text:span></text:p>
      <text:p text:style-name="P5570"><text:tab/>The<text:s/>Prana’s earlier journey to the<text:s/>Muladhara Chakra<text:s/>from the<text:s/>Anahata Chakra<text:s/>is not through the Sushumna Nadi, as its access is not open yet.<text:s/>The Sushumna Nadi has its opening in the<text:s/>Muladhara Chakra. Once the<text:s/>Prana<text:s/>enters the<text:s/>Muladhara Chakra, it can access the<text:s/>opening of<text:s/>Sushumna Nadi.<text:s/></text:p>
      <text:p text:style-name="P5571"><text:tab/>Yogis<text:s/>depict the<text:s/>Energy or<text:s/>the Kundalini as a snake, with three and half coils, lying dormant in the<text:s/>Muladhara Chakra. It has an opening of the Sushumna Nadi in its mouth, meaning that it blocks the access to the Sushumna Nadi. When the<text:s/>Prana<text:s/>finds the<text:s/>Energy in<text:s/>the<text:s/>Muladhara Chakra, it finds the opening of the Sushumna Nadi automatically. With a guru's grace and some luck, it can enter the Sushumna Nadi and<text:s/>travels<text:s/>upwards for the first time.</text:p>
      <text:p text:style-name="P5572"><text:tab/>It is a significant event in the body for a person, and the person<text:s/>will surely<text:s/>recognize it. By focusing attention on the base of the spine, we can feel this event. As we saw before in verse 6-74-55, when<text:s/>Hanumana<text:s/>jumped toward Himalayas, it shook all sides of the earth with a powerful sound. When the<text:s/>Prana<text:s/>travels through the Sushumna Nadi for the first time, it creates vibrations and sound similar to those mentioned in these verses.</text:p>
      <text:p text:style-name="P5573"><text:tab/>When the<text:s/>Prana<text:s/>reaches the<text:s/>Sahasrara, it converts into the<text:s/>higher<text:s/>Consciousness. This<text:s/>higher<text:s/>Consciousness, which is a<text:s/>little<text:s/>higher than the current<text:s/>normal level, has a medicine<text:s/>like calming and neutralizing effect on the body. The<text:s/>Prana<text:s/>reaches the<text:s/>Sahasrara<text:s/>only when the<text:s/>Energy level<text:s/>in the body is substantially higher than the normal<text:s/>Energy level. Since the<text:s/>Prana<text:s/>is reaching up to the<text:s/>Sahasrara<text:s/>for the first time, it finds blockages in its path, which means a large percentage of the<text:s/>Energy of<text:s/>Prana<text:s/>converts into vibrations or even heat. Thus, by the time the<text:s/>Prana<text:s/>reaches the<text:s/>Sahasrara, the body has already taken up a good amount of vibrations and heat.<text:s/></text:p>
      <text:p text:style-name="P5574">When the<text:s/>higher<text:s/>Consciousness<text:s/>descends<text:s/>from the<text:s/>Sahasrara, we feel its neutralizing effects strongly against the backdrop of the<text:s/>Energy’s<text:s/>violent movements<text:s/><text:soft-page-break/>in the body. The calming effect slowly descends to the<text:s/>Muladhara Chakra<text:s/>and spreads all over the body. If you imagine sitting in a cross-legged position, you see the body in the shape of a triangle. We can imagine this triangular shape as the mountain that<text:s/>Hanumana<text:s/>carried to Lanka or the<text:s/>Muladhara Chakra. You will find several images of Lord<text:s/>Hanumana<text:s/>carrying a mountain in his hand. They refer to the effect on the body of the<text:s/>higher<text:s/>Consciousness, when the Prana<text:s/>reaches the<text:s/>Sahasrara. The effect of the precious life-giving herbs is the effect of the<text:s/>higher<text:s/>Consciousness<text:s/>itself.<text:bookmark-start text:name="_Toc412487838"/><text:bookmark-start text:name="_Toc423152567"/><text:bookmark-start text:name="_Toc423154190"/></text:p>
      <text:p text:style-name="P5575"/>
      <text:h text:style-name="P5576" text:outline-level="2"><text:bookmark-start text:name="_Toc50058906"/>Laxmana Defeats<text:s/>Indrajit<text:bookmark-end text:name="_Toc412487838"/><text:bookmark-end text:name="_Toc423152567"/><text:bookmark-end text:name="_Toc423154190"/><text:bookmark-end text:name="_Toc50058906"/></text:h>
      <text:p text:style-name="P5577"><text:tab/>Upon hearing the news of death of Makaraksha,<text:s/>Ravana<text:s/>becomes furious and calls upon Indrajit to kill Shri Ram and Laxmana. After performing a ritual sacrifice, Indrajit ascends on a<text:s/>chariot<text:s/>which<text:s/>can disappear.<text:s/></text:p>
      <text:p text:style-name="P5578"><text:span text:style-name="T5579"><text:tab/></text:span><text:span text:style-name="T5580">In verse 6-80-13, sage Valmiki says Indrajit’s chariot has images of an antelope, a full moon, and a half-moon. The antelope indicates his agility. The full moon and the half-moon show his ability to be visible, partially visible, and invisible to his enemies. If a new moon could be depicted pictorially, it would be there too.</text:span><text:span text:style-name="T5581"><text:s/>Verse 6-80-15 mentions that he is still protected by a missile presided over by Lord Brahma. Thus, we get a picture of Indrajit as an invisible, super-fast, and powerful warrior with a strong, protective shield.</text:span></text:p>
      <text:p text:style-name="P5582"><text:tab/>In verse 6-80-82, hidden from sight, Indrajit strikes Shri Ram and Laxmana<text:s/>with arrows. Shri Ram and Laxmana<text:s/>could not hear the horses, chariot wheels, or the bowstring of Indrajit. Finally, Laxmana<text:s/>plans<text:s/>to<text:s/>use<text:s/>a missile presided over by Lord Brahma and kill Indrajit. However, Shri Ram stops him in verse 6-80-38 and asks him to use high-speed arrows instead. According to Shri Ram, using a missile presided over by Lord Brahma would kill entire demons race, since Laxmana<text:s/>would not know where to point the missile precisely, so he would end up killing all the demons for the sake of killing the invisible Indrajit. Note that there are friendly demons like<text:s/>Vibhishana<text:s/>too.</text:p>
      <text:p text:style-name="P5583"><text:tab/>By the time Shri Ram<text:s/>plans<text:s/>to thwart<text:s/>Indrajit’s attacks for the first time by using high-speed arrows, Indrajit returns to Lanka. Verse 6-81-1 reveals that Indrajit sensed the retaliation plan of Shri Ram and quickly changed his battle tactics. Indrajit comes back with an illusionary image of Sita in his chariot, but instead of going toward Shri Ram, he<text:s/>goes toward the monkeys.<text:s/>Hanumana<text:s/>recognizes<text:s/>Sita in Indrajit’s chariot as he had seen her before. In verse<text:s/>6-81-29, Indrajit slices<text:s/>Sita’s throat with a sword. This trick works wonders for him. After a fierce battle in verse 6-82-20,<text:s/>Hanumana<text:s/>asks the monkey army to retreat. In verse 6-82-24, Indrajit goes back to perform his ritual sacrifice as his magical power/battery seems to have run out.</text:p>
      <text:soft-page-break/>
      <text:p text:style-name="P5584"><text:tab/>In verse 6-83-8,<text:s/>Hanumana<text:s/>tells the sad news of the murder of Sita to Shri Ram. In verse 6-83-9, Shri Ram, filled with grief upon hearing this news, falls on the ground. He is conscious but disturbed. From the verse 6-83-13 to verse 6-83-44, Laxmana<text:s/>responds to this sad turn of events with utter frustration. At this stage, we recognize that Laxmana<text:s/>stands for the devoted mind. Even though he is devoted, he<text:s/>represents<text:s/>mind. In response to severe circumstances, our mind has a tendency to give up our earlier position and swing to the opposite position. Thus, we see that Laxmana, who is all about virtue, proper conduct, etc. suddenly turns around and takes opposite views.</text:p>
      <text:p text:style-name="P5585"><text:span text:style-name="T5586"><text:tab/></text:span><text:span text:style-name="T5587">Luckily,<text:s/></text:span><text:span text:style-name="T5588">Vibhishana</text:span><text:span text:style-name="T5589"><text:s/>comes to the rescue and tells everyone that Indrajit slayed an illusion of<text:s/></text:span><text:span text:style-name="T5590">Sita, not real<text:s/></text:span><text:span text:style-name="T5591">Sita. In verse 6-84-9,<text:s/></text:span><text:span text:style-name="T5592">Vibhishana</text:span><text:span text:style-name="T5593"><text:s/>tells everyone that Indrajit killing real Sita is as absurd as the drying up of the sea.<text:s/></text:span><text:span text:style-name="T5594">Carefully read the verse 6-84-12, where he explains why it is impossible to kill real Sita. According to him, it is not possible to see Sita, even by doing philanthropic activities, waging war, or by any other strategy.<text:s/></text:span></text:p>
      <text:p text:style-name="P5595"><text:tab/>Why does<text:s/>Vibhishana<text:s/>say that Sita is not visible by any strategy, when though<text:s/>Ravana<text:s/>had abducted her by force?</text:p>
      <text:p text:style-name="P5596"><text:span text:style-name="T5597"><text:tab/></text:span><text:span text:style-name="T5598">In this verse, sage Valmiki changes the context, so he is now referring to Sita as the<text:s/></text:span><text:span text:style-name="T5599">Energy.<text:s/></text:span><text:span text:style-name="T5600">He is telling us it is not possible to perceive<text:s/></text:span><text:span text:style-name="T5601">Energy by</text:span><text:span text:style-name="T5602"><text:s/>employing any strategy that goes beyond our inner forces</text:span><text:span text:style-name="T5603">.</text:span><text:span text:style-name="T5604"><text:s/>To cover-</text:span><text:span text:style-name="T5605">up for this twist, sage Valmiki tells us in verse 6-84-10 that<text:s/></text:span><text:span text:style-name="T5606">Ravana<text:s/></text:span><text:span text:style-name="T5607">has evil intentions toward mother Sita</text:span><text:span text:style-name="T5608">.</text:span><text:span text:style-name="T5609"><text:s/></text:span><text:span text:style-name="T5610">S</text:span><text:span text:style-name="T5611">o, he will not kill her.</text:span></text:p>
      <text:p text:style-name="P5612"><text:span text:style-name="T5613"><text:tab/></text:span><text:span text:style-name="T5614">In verse 6-84-14,<text:s/></text:span><text:span text:style-name="T5615">Vibhishana</text:span><text:span text:style-name="T5616"><text:s/>tells Shri Ram that Indrajit gets his magical powers by performing a ritual sacrifice. The only way, to defeat him, is to fight him after his power has run out and before he<text:s/></text:span><text:span text:style-name="T5617">has time</text:span><text:span text:style-name="T5618"><text:s/>to recharge himself. Until now, Indrajit has proved himself much stronger that anyone in the battlefield, whether fighting alone or collectively. He almost killed Shri Ram and Laxman</text:span><text:span text:style-name="T5619">a</text:span><text:span text:style-name="T5620"><text:s/>twice and<text:s/></text:span><text:span text:style-name="T5621">pushed</text:span><text:span text:style-name="T5622"><text:s/>back the monkey army<text:s/></text:span><text:span text:style-name="T5623">single handedly</text:span><text:span text:style-name="T5624">.<text:s/></text:span><text:span text:style-name="T5625">Now we come to know his fatal weakness – he has an external power source, and his battery life is very short. He needs to recharge his battery regularly. The enemy<text:s/></text:span><text:span text:style-name="T5626">can</text:span><text:span text:style-name="T5627"><text:s/>defeat or kill him, when his battery power is weak or dead.</text:span></text:p>
      <text:p text:style-name="P5628"><text:tab/>What<text:s/>Body-Mind<text:s/>process<text:s/>is<text:s/>so<text:s/>powerful<text:s/>that it can<text:s/>subdue the<text:s/>Consciousness<text:s/>and the devoted mind? The process has to be related to the<text:s/>Ahamkara<text:s/>as Indrajit is<text:s/>Ravana’s<text:s/>son. This process must be able to control the sense organs given that its name is Indrajit.</text:p>
      <text:p text:style-name="P5629"><text:tab/>In Verse 6-84-15,<text:s/>Vibhishana<text:s/>tells Shri Ram that Indrajit was expecting interruption in his ritual sacrifice from the monkey army.<text:s/>To<text:s/>keep the monkey army<text:s/><text:soft-page-break/>occupied, until he finished performing his next sacrifice, he tricked them by killing illusory mother Sita.<text:s/></text:p>
      <text:p text:style-name="P5630"><text:tab/>In verse 6-84-18,<text:s/>Vibhishana<text:s/>suggests to Shri Ram that since Shri Ram is still in shock, Laxmana<text:s/>should be allowed to battle Indrajit with the entire monkey army. Following the law of duplication, Shri Ram asks<text:s/>Vibhishana, in verse 6-85-3, to repeat his statements, as<text:s/>He could not understand them.</text:p>
      <text:p text:style-name="P5631"><text:tab/>Verses 6-85-14 and 15 tell us about a boon of Lord Brahma to Indrajit. Indrajit cannot be defeated when his magic, powered by his ritual sacrifices, is available to him.<text:s/>Indrajit’s weakness or curse<text:s/>is that he is in danger, when he is going to perform or has yet not finished performing his ritual sacrifice.</text:p>
      <text:p text:style-name="P5632"><text:tab/>This complex statement of boon or curse<text:s/>resolves to a simple statement that modern readers can understand from their experience. It reminds us of the first generation of smartphones. They were great when they were fully charged, but their battery would not last for long. Once the battery was dead, these phones were useless, until we charge them again. Now we can see that a simple fact works as a boon or a curse depending upon how we interpret it. It works as a boon for Indrajit when his battery is fully charged and as a curse when his battery is down.</text:p>
      <text:p text:style-name="P5633"><text:span text:style-name="T5634"><text:tab/></text:span><text:span text:style-name="T5635">In verse 6-85-22, Shri Ram directs Laxman</text:span><text:span text:style-name="T5636">a</text:span><text:span text:style-name="T5637"><text:s/>to take<text:s/></text:span><text:span text:style-name="T5638">Hanumana</text:span><text:span text:style-name="T5639"><text:s/>and the entire army along to kill Indrajit. Indrajit has caused great destruction to Shri Ram’s army.<text:s/></text:span><text:span text:style-name="T5640">Shri Ram, being the most powerful warrior, should battle against Indrajit, but<text:s/></text:span><text:span text:style-name="T5641">H</text:span><text:span text:style-name="T5642">e does not. Instead,<text:s/></text:span><text:span text:style-name="T5643">H</text:span><text:span text:style-name="T5644">e allows Laxman to take on Indrajit.</text:span><text:span text:style-name="T5645"><text:s/></text:span></text:p>
      <text:p text:style-name="P5646"><text:tab/>Even when his magical powers are not functioning, Indrajit takes good care to protect himself. He surrounds himself with the demon army and keeps a magical flying horse to escape from the cave whenever required. He knows his weakness and carefully guards himself against all eventualities.</text:p>
      <text:p text:style-name="P5647"><text:tab/>In verse 6-86-2 to 6-86-5,<text:s/>Vibhishana<text:s/>tells Laxmana<text:s/>to ignore the demon army, focus on Indrajit, and deny him a chance of becoming invisible. He suggests that<text:s/>Hanumana<text:s/>and the rest of the army<text:s/>should<text:s/>fight the<text:s/>other<text:s/>demons, so that Laxmana<text:s/>can interrupt Indrajit’s ritual sacrifice.<text:s/></text:p>
      <text:p text:style-name="P5648"><text:tab/>Again, in verse 6-86-34, when Indrajit is fighting<text:s/>Hanumana,<text:s/>Vibhishana<text:s/>tells Laxmana<text:s/>to fight Indrajit himself. Once again, in verse 87-6-6,<text:s/>Vibhishana<text:s/>shows Laxmana<text:s/>the place, where Indrajit performs the ritual sacrifice and asks him to kill Indrajit. There must be a reason behind<text:s/>Vibhishana<text:s/>repeatedly nudging Laxmana to kill Indrajit. Even before this battle,<text:s/>Vibhishana<text:s/>had, in verse 6-84-18, specifically asked Laxmana<text:s/>to engage Indrajit.<text:s/></text:p>
      <text:p text:style-name="P5649"><text:tab/>Finally, Laxmana<text:s/>gets the message and engages Indrajit, but before the battle begins, he gives a lecture on virtue and righteousness to Indrajit. Since Indrajit is sitting<text:s/><text:soft-page-break/>in a chariot, Laxmana ascends upon<text:s/>Hanumana’s back and begins a fierce battle with Indrajit. In verse 88-6-41,<text:s/>Vibhishana<text:s/>asks Laxman to hurry and kill Indrajit. In verse 88-6-79, seeing that Laxmana<text:s/>is getting tired,<text:s/>Vibhishana<text:s/>fights<text:s/>Indrajit, but he<text:s/>cannot<text:s/>bear the thought of killing his nephew (also, he was no match for his nephew in the battle). Laxmana<text:s/>joins battle again and after a long and fierce battle, Laxman shoots a missile presided over by Indra, with a prayer to Shri Ram, to kill Indrajit. Finally, in verse 90-6-74, Indrajit’s head falls to the ground, and Laxman settles the score with Indrajit.</text:p>
      <text:p text:style-name="P5650"><text:span text:style-name="T5651"><text:tab/></text:span><text:span text:style-name="T5652">When Laxman and<text:s/></text:span><text:span text:style-name="T5653">Vibhishana</text:span><text:span text:style-name="T5654"><text:s/>tell this news of victory to Shri Ram, he becomes happy. In verses 91-6-9 through 12, Shri Ram places Laxman</text:span><text:span text:style-name="T5655">a</text:span><text:span text:style-name="T5656"><text:s/>on his lap and smells his head repeatedly.<text:s/></text:span><text:span text:style-name="T5657">In verses 91-6-13 through 18, Shri Ram says, “When Indrajit is killed,<text:s/></text:span><text:span text:style-name="T5658">Ravana</text:span><text:span text:style-name="T5659"><text:s/>is as good as killed, so I am victorious.”</text:span></text:p>
      <text:p text:style-name="P5660"><text:tab/>In these verses, he gives the credit of victory to<text:s/>Hanumana<text:s/>and<text:s/>Vibhishana<text:s/>too, as they all collectively killed Indrajit. After receiving medical treatment from<text:s/>Sushena, Laxmana, and the rest<text:s/>of the army recover completely from the wounds of the war. In verse 91-6-27, Shri Ram, Laxmana,<text:s/>Sugriva,<text:s/>and the army celebrate this victory, the celebration continuing for a long time.</text:p>
      <text:p text:style-name="P5661"><text:tab/>Earlier in this book, we<text:s/>saw<text:s/>the character of<text:s/>Ravana represents the Ahamkara. The character of Mandodari represents rationalizing intellect.<text:s/>Samkhya tells us that<text:s/>“The<text:s/>Consciousness<text:s/>created the faculty of rationalizing intellect /<text:s/>Buddhi. The<text:s/>Ahamkara<text:s/>and the rationalizing intellect together created the mind.”<text:s/></text:p>
      <text:p text:style-name="P5662"><text:tab/>By mere substitution of words, we get:<text:s/>Ravana<text:s/>representing<text:s/>the<text:s/>Ahamkara<text:s/>and Mandodari representing<text:s/>the rationalizing intellect together gave birth to Indrajit, who<text:s/>represents<text:s/>the mind. Indrajit as the mind itself fits perfectly with the character of Indrajit. Mind can control the sense organs, which is why his name means “one who won Indra”. Indra word comes<text:s/>from<text:s/>Indriya, which mean sense organs.<text:s/></text:p>
      <text:p text:style-name="P5663"><text:tab/>In chapter 6-48, we saw that Indrajit<text:s/>could<text:s/>bind Shri Ram and Laxman with a network of serpents, which we interpreted as<text:s/>wicked desires<text:s/>of the mind. In this chapter, we saw the symbols of agility, visibility, and power on Indrajit’s chariot. They make sense when we consider Indrajit as the mind.</text:p>
      <text:p text:style-name="P5664"><text:tab/>In this chapter, we saw that Shri Ram chose not to fight against Indrajit and that<text:s/>Vibhishana<text:s/>kept insisting that Laxmana<text:s/>kill Indrajit. Thus, according to sage Valmiki, Indrajit is not the equivalent of Shri Ram. However, Laxmana<text:s/>and Indrajit are equal and opposite processes<text:s/>within the mind itself.</text:p>
      <text:p text:style-name="P5665"><text:span text:style-name="T5666"><text:tab/></text:span><text:span text:style-name="T5667">The difficulty in considering Indrajit as the mind is Laxman</text:span><text:span text:style-name="T5668">a</text:span><text:span text:style-name="T5669"><text:s/></text:span><text:span text:style-name="T5670">represents the devoted mind</text:span><text:span text:style-name="T5671">, which is a part of the mind</text:span><text:span text:style-name="T5672">. With this information, we get a<text:s/></text:span><text:span text:style-name="T5673">two</text:span><text:span text:style-name="T5674">-way split<text:s/></text:span><text:span text:style-name="T5675">of</text:span><text:span text:style-name="T5676"><text:s/>the mind of an advanced<text:s/></text:span><text:span text:style-name="T5677">Y</text:span><text:span text:style-name="T5678">ogi</text:span><text:span text:style-name="T5679">.</text:span><text:span text:style-name="T5680"><text:s/></text:span><text:span text:style-name="T5681">A</text:span><text:span text:style-name="T5682"><text:s/></text:span><text:span text:style-name="T5683">Yogi has both</text:span><text:span text:style-name="T5684"><text:s/></text:span><text:span text:style-name="T5685">processes<text:s/></text:span><text:span text:style-name="T5686">of<text:s/></text:span><text:soft-page-break/><text:span text:style-name="T5687">mind -<text:s/></text:span><text:span text:style-name="T5688">a devoted mind and</text:span><text:span text:style-name="T5689"><text:s/>the opposite-of-the-devoted-mind</text:span><text:span text:style-name="T5690">.<text:s/></text:span><text:span text:style-name="T5691">The</text:span><text:span text:style-name="T5692">y are</text:span><text:span text:style-name="T5693"><text:s/>the two processes within the mind represented by Laxman</text:span><text:span text:style-name="T5694">a</text:span><text:span text:style-name="T5695"><text:s/>and Indrajit.</text:span></text:p>
      <text:p text:style-name="P5696"><text:tab/>The next series of questions are about Indrajit’s ritual sacrifices, which work as a source of power for him. We saw that once Indrajit completes his ritual sacrifice, no one can defeat him, not even Shri Ram. What then is its source of power? What is it that temporarily charges this component of the mind so much that even the<text:s/>Consciousness<text:s/>cannot stop it?</text:p>
      <text:p text:style-name="P5697"><text:tab/>Sage Valmiki does not give any details about this power source, except that it is an external power supply.<text:s/>Probably<text:s/>it represents some<text:s/>kind of<text:s/>powerful spell<text:s/>started<text:s/>by the opposite-of-the-devoted-mind, which grips a<text:s/>Yogi at this advanced stage. According to sage Valmiki, so long as this spell is active, a<text:s/>Yogi<text:s/>cannot do or should do anything<text:s/>to fight this spell. Sage Valmiki recommends that the best thing to do is to wait it out, because even though the<text:s/>spell is powerful, it is short-lived. Sage Valmiki mentions that Indrajit’s battery life, powered by an external source, is rather limited. Once his battery is down, he is vulnerable. Laxmana, with the help of<text:s/>Hanumana<text:s/>and<text:s/>Vibhishana, took him out.</text:p>
      <text:p text:style-name="P5698"><text:tab/>With this event, sage Valmiki gives us a crucial warning that there is a possibility that a<text:s/>Yogi may come under some<text:s/>kind of<text:s/>spell<text:s/>started<text:s/>by the opposite-of-the-devoted-mind. He recommends waiting it out until the spell ends, and then, guided by the<text:s/>Sattva<text:s/>Guna, to use the devoted mind and the practice of<text:s/>Pranayama to finish the opposite-of-the-devoted-mind.</text:p>
      <text:p text:style-name="P5699"><text:span text:style-name="T5700">The question, that arises next, is: Since Indrajit is equal to and the opposite of Laxman</text:span><text:span text:style-name="T5701">a</text:span><text:span text:style-name="T5702">, does Laxman</text:span><text:span text:style-name="T5703">a</text:span><text:span text:style-name="T5704"><text:s/>depend upon a power source too? Does he have a limited battery too?<text:s/></text:span><text:span text:style-name="T5705">Although not the same as Indrajit, we saw several instances before where a wounded Laxman</text:span><text:span text:style-name="T5706">a</text:span><text:span text:style-name="T5707"><text:s/>recovered merely by coming in contact with Shri Ram, which is his power source.</text:span></text:p>
      <text:p text:style-name="P5708"/>
      <text:h text:style-name="P5709" text:outline-level="2"><text:bookmark-start text:name="_Toc412487839"/><text:bookmark-start text:name="_Toc423152568"/><text:bookmark-start text:name="_Toc423154191"/><text:bookmark-start text:name="_Toc50058907"/>Ravana<text:s/>at His Best<text:bookmark-end text:name="_Toc412487839"/><text:bookmark-end text:name="_Toc423152568"/><text:bookmark-end text:name="_Toc423154191"/><text:bookmark-end text:name="_Toc50058907"/></text:h>
      <text:p text:style-name="P5710">After hearing the news of Indrajit’s death,<text:s/>Ravana becomes<text:s/>furious. In verses 92-6-20, 92-6-34 and 92-6-44, he<text:s/>plans<text:s/>to kill<text:s/>Sita to take revenge. Luckily, in verse 92-6-62, Suparshava, meaning “good-behind,” a good-natured minister of<text:s/>Ravana<text:s/>stops him from killing Sita. He tells<text:s/>Ravana to<text:s/>win Sita by killing Shri Ram in war. It is the first time when<text:s/>Ravana accepts<text:s/>advice from a good-natured minister.</text:p>
      <text:p text:style-name="P5711"><text:span text:style-name="T5712">In verse 93-6-6,<text:s/></text:span><text:span text:style-name="T5713">Ravana dispatches</text:span><text:span text:style-name="T5714"><text:s/>the demon army to the battleground, and, in verse 93-6-18, Shri Ram, joins the battle right away. Verse 93-6-21 tells us that the demons<text:s/></text:span><text:span text:style-name="T5715">cannot</text:span><text:span text:style-name="T5716"><text:s/>see Shri Ram, who is hitting them, and they end up hitting each other.<text:s/></text:span><text:soft-page-break/><text:span text:style-name="T5717">Verse 93-6-23 again mentions the demons<text:s/></text:span><text:span text:style-name="T5718">cannot</text:span><text:span text:style-name="T5719"><text:s/>see Shri Ram, just as created beings<text:s/></text:span><text:span text:style-name="T5720">cannot</text:span><text:span text:style-name="T5721"><text:s/>see the<text:s/></text:span><text:span text:style-name="T5722">Consciousness</text:span><text:span text:style-name="T5723"><text:s/>operating behind the senses.</text:span><text:span text:style-name="T5724"><text:s/>According to verses 93-6-29 and 30, the demons see Shri Ram as the discus of Lord Vishnu, killing the demons like the wheel of time.<text:s/></text:span></text:p>
      <text:p text:style-name="P5725"><text:tab/>For the first time in the war, we learn in verse 93-6-23, that Shri Ram kills several demons. However, no named demon is mentioned among those dead. After hearing the news of<text:s/>a defeat<text:s/>of the demons at the hands of Shri Ram,<text:s/>Ravana enters<text:s/>the battlefield, according to verse 6-95-28.</text:p>
      <text:p text:style-name="P5726"><text:tab/>In verse 6-96-16,<text:s/>Sugriva<text:s/>battles Virupaksha, whose name means “not-good-looking-eyes.” After a fierce battle,<text:s/>Sugriva kills<text:s/>the demon. Thus, this demon becomes the second named demon<text:s/>Sugriva<text:s/>killed. In verse 6-97-9, Mahodara, meaning “big-belly,” enters the battlefield.<text:s/>Sugriva responds<text:s/>again, and, in verse 6-97-33, kills Mahodara. In verse 6-98-1, Mahaparshava<text:s/>or “big behind,” attacks<text:s/>Angada,<text:s/>and, in verse 6-98-22,<text:s/>Angada<text:s/>kills Mahaparshava.<text:s/></text:p>
      <text:p text:style-name="P5727">Now, the only remaining named demon is<text:s/>Ravana.<text:s/>In verse 6-99-6, he attacks Shri Ram. Instead of fighting with<text:s/>Ravana<text:s/>himself, Shri Ram makes Laxmana<text:s/>fight<text:s/>him. However,<text:s/>Ravana<text:s/>overpowers Laxman and attacks Shri Ram. While<text:s/>Ravana<text:s/>battles Shri<text:s/>Ram, Laxmana, and Vibhishana<text:s/>destroy<text:s/>Ravana’s<text:s/>chariot and horses in verses 6-100-13 through 18.</text:p>
      <text:p text:style-name="P5728">In verse 6-100-25,<text:s/>Ravana<text:s/>plans<text:s/>to kill his brother Vibhishana<text:s/>with a great spear<text:s/>designed by demon Maya. Laxmana<text:s/>attempts to stop<text:s/>Ravana.<text:s/>Therefore, instead of throwing a spear at Vibhishana,<text:s/>Ravana<text:s/>shoots it at Laxmana. In verse 6-100-34, the spear goes through Laxmana’s chest, making him fall to the ground again. In verse 6-100-44, Shri Ram takes out the spear from Laxmana’s chest and breaks it into two pieces.</text:p>
      <text:p text:style-name="P5729">In verse 6-100-48, Shri Ram vows to either kill<text:s/>Ravana or<text:s/>die in battle the same day itself. However, in verses 6-101-3 through 23, Shri Ram is ready to give up the war, because Laxmana<text:s/>is almost dead. In verse 6-101-24, Sushena tells Shri Ram not to despair, as Laxmana<text:s/>did not die. In verses 6-101-31 through 33, Sushena asks<text:s/>Hanumana<text:s/>to bring life savings herbs again. In verse 6-101-35,<text:s/>Hanumana<text:s/>plans<text:s/>to take<text:s/>the mountain of herbs with him to Lanka. In verse 6-101-45, Sushena administers the herbs to Laxmana, and Laxmana<text:s/>becomes fit.</text:p>
      <text:p text:style-name="P5730"><text:span text:style-name="T5731">When Laxman</text:span><text:span text:style-name="T5732">a</text:span><text:span text:style-name="T5733"><text:s/>becomes fit to talk again, he reminds Shri Ram of his oath to kill<text:s/></text:span><text:span text:style-name="T5734">Ravana that</text:span><text:span text:style-name="T5735"><text:s/>day itself. In verse 6-102-7, seeing that Shri Ram is a foot soldier and<text:s/></text:span><text:span text:style-name="T5736">Ravana is</text:span><text:span text:style-name="T5737"><text:s/>on a chariot, Indr</text:span><text:span text:style-name="T5738">a</text:span><text:span text:style-name="T5739"><text:s/>sends his chariot driver to Shri Ram. Indr</text:span><text:span text:style-name="T5740">a</text:span><text:span text:style-name="T5741"><text:s/>stands for Indriya, which means sense organs. In previous stories, we saw that the chariot is a reference to our body. Thus, this puzzle resolves to a simple statement:</text:span><text:span text:style-name="T5742"><text:s/>now, the<text:s/></text:span><text:soft-page-break/><text:span text:style-name="T5743">sense organs are helping the<text:s/></text:span><text:span text:style-name="T5744">Consciousness</text:span><text:span text:style-name="T5745"><text:s/>fight the battle against the<text:s/></text:span><text:span text:style-name="T5746">Ahamkara</text:span><text:span text:style-name="T5747">.</text:span></text:p>
      <text:p text:style-name="P5748"><text:tab/>In chapter 6-105, sage Agastya advises Shri Ram, who is exhausted because of the battle, to worship the<text:s/>Sun<text:s/>God. Unlike most of the characters we have seen, sage Agastya represents someone outside of our<text:s/>Body-Mind-Energy-Consciousness<text:s/>framework. In fact, he represents someone who can see what is happening within our<text:s/>Body-Mind-Energy-Consciousness. Thus, he can guide or help us during the critical moments of war between our<text:s/>Consciousness<text:s/>and our<text:s/>Ahamkara. In chapter 6-105, sage Agastya praises the<text:s/>Sun<text:s/>God as Lord Brahma, Vishnu, and<text:s/>Shiva. Sage Valmiki adds this odd chapter here, so he can duplicate its content, when Shri Ram learns about his<text:s/>actual nature.</text:p>
      <text:p text:style-name="P5749"><text:tab/>In verse 6-107-55, Shri Ram chops off<text:s/>Ravana’s<text:s/>head, but a second head appears. Verse 6-107-57 tells us that Shri Ram chops off hundreds of heads of<text:s/>Ravana and<text:s/>each time new heads appear. The battle goes on for seven days,<text:s/>with no<text:s/>break<text:s/>even for a moment.<text:s/></text:p>
      <text:p text:style-name="P5750"><text:span text:style-name="T5751"><text:tab/></text:span><text:span text:style-name="T5752">In verse 6-108-2, Indr</text:span><text:span text:style-name="T5753">a</text:span><text:span text:style-name="T5754">’s charioteer Matali suggests using a missile presided over by Lord Brahma against<text:s/></text:span><text:span text:style-name="T5755">Ravana.<text:s/></text:span><text:span text:style-name="T5756">In these verses, we get to understand the details about the missile presided over by Lord Brahma.<text:s/></text:span><text:span text:style-name="T5757">Verse 6-108-6 tells us it has feathers; its endpoint has fire; it is heavy as mountains, and its shaft is made of space. From the description, it looks like sage Valmiki is pointing to something made of the five elements, except that the water element is missing here. Verse 6-108-7 corrects that right away; it tells us that the arrow is made of all the five elements and with the illuminating power of the<text:s/></text:span><text:span text:style-name="T5758">S</text:span><text:span text:style-name="T5759">un.</text:span><text:span text:style-name="T5760"><text:s/></text:span></text:p>
      <text:p text:style-name="P5761"><text:span text:style-name="T5762"><text:tab/></text:span><text:span text:style-name="T5763">We know our body is made up<text:s/></text:span><text:span text:style-name="T5764">from</text:span><text:span text:style-name="T5765"><text:s/>the<text:s/></text:span><text:span text:style-name="T5766">Energy and</text:span><text:span text:style-name="T5767"><text:s/>the<text:s/></text:span><text:span text:style-name="T5768">Consciousness</text:span><text:span text:style-name="T5769">. The<text:s/></text:span><text:span text:style-name="T5770">Energy has</text:span><text:span text:style-name="T5771"><text:s/>created five elements, and we are a combination of these elements. In chapter 6-105, we saw that sage Agastya relates<text:s/></text:span><text:span text:style-name="T5772">S</text:span><text:span text:style-name="T5773">un to Lord Brahma. Therefore, the words “illuminating power of the sun” lead us to the<text:s/></text:span><text:span text:style-name="T5774">Consciousness</text:span><text:span text:style-name="T5775">.<text:s/></text:span><text:span text:style-name="T5776">Thus, Shri Ram using a missile presided over by Lord Brahma signifies the higher<text:s/></text:span><text:span text:style-name="T5777">Consciousness</text:span><text:span text:style-name="T5778"><text:s/>using all the<text:s/></text:span><text:span text:style-name="T5779">Body-Mind</text:span><text:span text:style-name="T5780">-</text:span><text:span text:style-name="T5781">Energy</text:span><text:span text:style-name="T5782">-</text:span><text:span text:style-name="T5783">Consciousness</text:span><text:span text:style-name="T5784">. When every single fiber of us, visible or not, is filled with a higher<text:s/></text:span><text:span text:style-name="T5785">Consciousness</text:span><text:span text:style-name="T5786">, the<text:s/></text:span><text:span text:style-name="T5787">Ahamkara<text:s/></text:span><text:span text:style-name="T5788">has no place to hide, and can be defeated for good.</text:span></text:p>
      <text:p text:style-name="P5789"><text:tab/>The<text:s/>Ahamkara<text:s/>has been defeated in the previous six incarnation stories, and it will be defeated in the next two incarnation stories too. However, the way it is defeated in this seventh incarnation (Shri Ram) story is uncommon among all these stories.</text:p>
      <text:p text:style-name="P5790"><text:span text:style-name="T5791"><text:tab/></text:span><text:span text:style-name="T5792">In verse 6-108-18, the blazing arrow presided over by Lord Brahma falls upon<text:s/></text:span><text:span text:style-name="T5793">Ravana’s</text:span><text:span text:style-name="T5794"><text:s/>heart and tears it off. In the other versions of Ramayan</text:span><text:span text:style-name="T5795">a</text:span><text:span text:style-name="T5796">, Shri Ram is asked to<text:s/></text:span><text:span text:style-name="T5797">shoot an arrow</text:span><text:span text:style-name="T5798"><text:s/>into<text:s/></text:span><text:span text:style-name="T5799">Ravana’s</text:span><text:span text:style-name="T5800"><text:s/>stomach.<text:s/></text:span><text:span text:style-name="T5801">In all versions of Ramayan</text:span><text:span text:style-name="T5802">a</text:span><text:span text:style-name="T5803">,<text:s/></text:span><text:span text:style-name="T5804">Ravana<text:s/></text:span><text:soft-page-break/><text:span text:style-name="T5805">does</text:span><text:span text:style-name="T5806"><text:s/>not die when Shri Ram tries to chop off his head, as a new head keeps appearing in its place. It is a critical warning sign Sage Valmiki is giving that even the higher<text:s/></text:span><text:span text:style-name="T5807">Consciousness</text:span><text:span text:style-name="T5808"><text:s/>cannot defeat the<text:s/></text:span><text:span text:style-name="T5809">Ahamkara<text:s/></text:span><text:span text:style-name="T5810">in a head-to-head battle.<text:s/></text:span></text:p>
      <text:p text:style-name="P5811"><text:span text:style-name="T5812"><text:tab/></text:span><text:span text:style-name="T5813">We know that our<text:s/></text:span><text:span text:style-name="T5814">Ahamkara<text:s/></text:span><text:span text:style-name="T5815">is an expert in giving arguments that seem to be very logical. Thus, a head-to-head battle with the<text:s/></text:span><text:span text:style-name="T5816">Ahamkara<text:s/></text:span><text:span text:style-name="T5817">means attempting to defeat it by logical arguments. The<text:s/></text:span><text:span text:style-name="T5818">Ahamkara<text:s/></text:span><text:span text:style-name="T5819">might lose an argument, but that does not stop it from giving more arguments. One seemingly logical argument replaces another seemingly logical argument, so that eventually, the<text:s/></text:span><text:span text:style-name="T5820">Ahamkara<text:s/></text:span><text:span text:style-name="T5821">is back in full force.</text:span><text:span text:style-name="T5822"><text:s/></text:span><text:span text:style-name="T5823">Ravana having</text:span><text:span text:style-name="T5824"><text:s/>a new head reflects this phenomenon, where the<text:s/></text:span><text:span text:style-name="T5825">Ahamkara<text:s/></text:span><text:span text:style-name="T5826">repeatedly rises, even after its complete defeat. Shri Ram can eliminate him only by piercing through his heart or<text:s/></text:span><text:span text:style-name="T5827">stomach, the heart, or the stomach</text:span><text:span text:style-name="T5828"><text:s/>representing his source of power. Our<text:s/></text:span><text:span text:style-name="T5829">Ahamkara<text:s/></text:span><text:span text:style-name="T5830">is like a very resilient weed (an undesirable grass in the garden) that grows back after we remove it. Only if we uproot it completely, we can get rid of it. Likewise, the<text:s/></text:span><text:span text:style-name="T5831">Ahamkara<text:s/></text:span><text:span text:style-name="T5832">needs to be eliminated<text:s/></text:span><text:span text:style-name="T5833">entirely</text:span><text:span text:style-name="T5834"><text:s/>from its source.</text:span></text:p>
      <text:p text:style-name="P5835">In verse 6-109-25, Shri Ram tells Vibhishana<text:s/>to perform<text:s/>Ravana’s<text:s/>funeral. Until now, they<text:s/>were<text:s/>throwing the bodies of the demons into the ocean. He also says that hostilities end with the enemy’s death.<text:s/>Shri Ram says, “Ravana is<text:s/>as good as mine as yours” and repeats it in verse 6-102-111.</text:p>
      <text:p text:style-name="P5836">In other versions of Ramayana, after<text:s/>Ravana’s<text:s/>death,<text:s/>Ravana’s<text:s/>soul merges into Shri Ram,<text:s/>showing<text:s/>that the<text:s/>Ahamkara<text:s/>finally merges into the<text:s/>Consciousness. Sage Valmiki just leaves it at “he is as good as mine as yours”; the reason could be that Shri Ram is yet to assume his real god-nature.</text:p>
      <text:p text:style-name="P5837"/>
      <text:h text:style-name="P5838" text:outline-level="2"><text:bookmark-start text:name="_Toc412487840"/><text:bookmark-start text:name="_Toc423152569"/><text:bookmark-start text:name="_Toc423154192"/><text:bookmark-start text:name="_Toc50058908"/>The Real Nature of Sita and Shri Ram<text:bookmark-end text:name="_Toc412487840"/><text:bookmark-end text:name="_Toc423152569"/><text:bookmark-end text:name="_Toc423154192"/><text:bookmark-end text:name="_Toc50058908"/></text:h>
      <text:p text:style-name="P5839">In verse 6-112-24, Shri Ram sends<text:s/>Hanumana<text:s/>as his messenger to<text:s/>Sita again. Sage Valmiki dedicates chapter 6-113 to describe the discussions between Sita and<text:s/>Hanumana. In verse 6-113-34,<text:s/>Hanumana<text:s/>requests Sita for her permission to kill all the female demons that tormented her. She refuses this<text:s/>permission,<text:s/>saying female demons did all the bad things to her on<text:s/>Ravana’s<text:s/>order and<text:s/>she<text:s/>forgave those female demons. </text:p>
      <text:p text:style-name="P5840">After the defeat of<text:s/>Ravana,<text:s/>the war ends, and Vibhishana<text:s/>becomes the king of Lanka. Shri Ram asks Vibhishana<text:s/>to bring<text:s/>Sita<text:s/>to him after making sure that she takes a bath and dresses up well. Sita wants to see her husband right away, but Vibhishana<text:s/>follows Shri Ram’s instructions not to bring her to<text:s/>Him in an as-is condition. Vibhishana<text:s/>brings her in a covered vehicle, but Shri Ram asks<text:s/>her<text:s/>to<text:s/>walk, so that<text:s/><text:soft-page-break/>everyone can see her. Back then, it was uncommon for royals to walk in front of everyone.<text:s/></text:p>
      <text:p text:style-name="P5841"><text:span text:style-name="T5842"><text:tab/></text:span><text:span text:style-name="T5843">Now, we know why he wants her to be clean and well dressed. Despite it being a sweet moment where, after winning the war, Shri Ram gets to see Sita after a long time, Shri Ram<text:s/></text:span><text:span text:style-name="T5844">knows<text:s/></text:span><text:span text:style-name="T5845">that it is a Public Relations moment too.<text:s/></text:span><text:span text:style-name="T5846">While it is what our logical mind thinks, the reality is very different. Sage Valmiki is just setting the stage for the duplication of her walking into the fire.</text:span></text:p>
      <text:p text:style-name="P5847"><text:tab/>When we studied the main characters, we studied Sita and Shri Ram. We<text:s/>will not<text:s/>review the events like Sita jumping in fire and then coming out of fire unharmed. Later Lord Bramha told Shri Ram that He is Lord Vishnu.<text:s/>We saw their real nature as Energy and Consciousness. There is no need to repeat the same content here.<text:s/>Those verses are the most important verses of entire Valmiki Ramayana. Please read them carefully.</text:p>
      <text:p text:style-name="P5848"><text:tab/>In verse 6-121-10, Vibhishana<text:s/>suggests that Shri Ram should take the<text:s/>Pushpaka<text:s/>airplane, so they can reach Ayodhya in a day. In verse 6-122-6, Shri Ram asks Vibhishana<text:s/>to reward the monkey army with gifts of precious gold and ornaments.</text:p>
      <text:p text:style-name="P5849"><text:tab/>Shri Ram disbands the army and asks<text:s/>Sugriva to<text:s/>return to Kishkindha and Vibhishana<text:s/>to rule Lanka. In verse 6-122-16, Shri Ram tells Vibhishana<text:s/>that Lanka is now under his protection, and even Indra<text:s/>cannot attack Lanka.<text:s/></text:p>
      <text:p text:style-name="P5850"><text:tab/>In verse 6-122-17, Shri Ram bids adieu to everyone and says that he will go to Ayodhya. However, Vibhishana<text:s/>requests to accompany him to Ayodhya to see his coronation ceremony. Shri Ram gladly accepts this request.<text:s/></text:p>
      <text:p text:style-name="P5851"><text:tab/>In verse 6-122-24, everyone, including<text:s/>Sugriva and<text:s/>Vibhishana, along with his counselors, board<text:s/>the<text:s/>Pushpaka<text:s/>airplane. After Shri Ram duly<text:s/>allows<text:s/>the<text:s/>Pushpaka<text:s/>airplane to take them to Ayodhya, it takes off in the sky toward Ayodhya.</text:p>
      <text:p text:style-name="P5852"/>
      <text:h text:style-name="P5853" text:outline-level="2"><text:bookmark-start text:name="_Toc412487841"/><text:bookmark-start text:name="_Toc423152570"/><text:bookmark-start text:name="_Toc423154193"/><text:bookmark-start text:name="_Toc50058909"/>Arial Journey Back to Ayodhya<text:bookmark-end text:name="_Toc412487841"/><text:bookmark-end text:name="_Toc423152570"/><text:bookmark-end text:name="_Toc423154193"/><text:bookmark-end text:name="_Toc50058909"/></text:h>
      <text:p text:style-name="P5854"><text:span text:style-name="T5855"><text:tab/></text:span><text:span text:style-name="T5856">Ramayan</text:span><text:span text:style-name="T5857">a</text:span><text:span text:style-name="T5858"><text:s/>has three remarkable journeys. We have already seen<text:s/></text:span><text:span text:style-name="T5859">Hanumana</text:span><text:span text:style-name="T5860">’s</text:span><text:span text:style-name="T5861"><text:s/></text:span><text:span text:style-name="T5862">critical journey to find<text:s/></text:span><text:span text:style-name="T5863">Sita in Lanka, and Shri R</text:span><text:span text:style-name="T5864">am’s</text:span><text:span text:style-name="T5865"><text:s/></text:span><text:span text:style-name="T5866">journey to Lanka</text:span><text:span text:style-name="T5867">. After<text:s/></text:span><text:span text:style-name="T5868">Sita and Shri Ram realize</text:span><text:span text:style-name="T5869"><text:s/>their true nature, it is time for the third journey.<text:s/></text:span><text:span text:style-name="T5870">Sage Valmiki dedicates the comp</text:span><text:span text:style-name="T5871">lete chapter of 6-123 to<text:s/></text:span><text:span text:style-name="T5872">Sita’s journey to Ayodhya from Lanka.<text:s/></text:span><text:span text:style-name="T5873">It highlights the importance of this journey.</text:span></text:p>
      <text:p text:style-name="P5874"><text:tab/>The path followed by<text:s/>Pushpaka<text:s/>is nothing but the path of the Sushumna Nadi in the spine. Therefore, we see<text:s/>Pushpaka<text:s/>going from the<text:s/>Muladhara Chakra<text:s/>to the top of the head. On its way, it has to go through all the chakras, and thus, in chapter 6-123, we see that sage Valmiki describes all the previous places again.</text:p>
      <text:p text:style-name="P5875"><text:tab/>Sanskrit word<text:s/>Sushumna is a combination of “su,” which means “gracious” and “shamna,” which means, “to extinguish the fire.” “Su”<text:s/>changes<text:s/>“shamna” and makes<text:s/><text:soft-page-break/>it “shumna.” Thus, the word Sushumna means “a gracious way of extinguishing the fire.” The<text:s/>Energy takes<text:s/>this path, when it is entirely free from the<text:s/>Muladhara Chakra<text:s/>and never returns to the<text:s/>Muladhara Chakra. It the context of the Kundalini, Sushumna as a “gracious way to extinguish the fire” sounds more appropriate than other meanings of it found on the internet.</text:p>
      <text:p text:style-name="P5876"><text:tab/>If you consider the geographical positions of Ayodhya, Kishkindha, and Lanka, you get a triangular shape.<text:s/>An aerial vehicle<text:s/>need not<text:s/>to go over Kishkindha. It does not fall on the direct aerial route to Ayodhya from Lanka. Just to confirm that we understand this, in verse 6-123-25, we have Sita asking for a stop to pick up Tara,<text:s/>Sugriva’s<text:s/>wife. Thus, we see that sage Valmiki is<text:s/>showing<text:s/>to readers that, for<text:s/>Pushpaka, these three locations are in a straight line.</text:p>
      <text:p text:style-name="P5877"><text:span text:style-name="T5878">This journey is the final ascent of</text:span><text:span text:style-name="T5879"><text:s/>the<text:s/></text:span><text:span text:style-name="T5880">Energy toward</text:span><text:span text:style-name="T5881"><text:s/>the Sahasrara</text:span><text:span text:style-name="T5882">.</text:span><text:span text:style-name="T5883"><text:s/></text:span><text:span text:style-name="T5884">The Energy</text:span><text:span text:style-name="T5885"><text:s/></text:span><text:span text:style-name="T5886">will not come<text:s/></text:span><text:span text:style-name="T5887">back to the<text:s/></text:span><text:span text:style-name="T5888">Muladhara Chakra</text:span><text:span text:style-name="T5889"><text:s/>after this.</text:span><text:span text:style-name="T5890"><text:s/>It is the most documented, coveted and celebrated journey, and yogis call it Kun</text:span><text:span text:style-name="T5891">dalini’s ascent to the Sahasrara</text:span><text:span text:style-name="T5892">. There is a lot of information available on this topic. The reader is advised<text:s/></text:span><text:span text:style-name="T5893">to read</text:span><text:span text:style-name="T5894"><text:s/>the original documents like Hatha Yoga Pradipika or Yoga-Kundalini Upanishad and other sacred texts.</text:span></text:p>
      <text:p text:style-name="P5895"/>
      <text:h text:style-name="P5896" text:outline-level="2"><text:bookmark-start text:name="_Toc412487844"/><text:bookmark-start text:name="_Toc423152573"/><text:bookmark-start text:name="_Toc423154196"/><text:bookmark-start text:name="_Toc50058910"/>Uttara-Kanda<text:s/>as a Sequel to Ramayan<text:bookmark-end text:name="_Toc412487844"/><text:bookmark-end text:name="_Toc423152573"/><text:bookmark-end text:name="_Toc423154196"/>a<text:bookmark-end text:name="_Toc50058910"/></text:h>
      <text:p text:style-name="P5897"><text:tab/>Now, we<text:s/>will study the<text:s/>Uttara-Kanda. It is an integral part of Ramayana, and it adds value to our knowledge<text:s/>of Yoga. According to The Cultural Heritage of India, Volume 4, Chapter 1 by R. C. Majumdar, sage Valmiki did not write the Uttara-Kanda. Since the<text:s/>Uttara-Kanda<text:s/>does not follow the law of duplication that sage Valmiki used extensively, sage Valmiki did not<text:s/>write<text:s/>it. However, someone with knowledge and compassion comparable to sage Valmiki wrote<text:s/>a few<text:s/>chapters<text:s/>of Uttara-Kanda. Hence, it is treasured along with Valmiki Ramayana.<text:s/>We will study those parts of Uttara-Kanda which<text:s/>add<text:s/>to our knowledge of Yoga.</text:p>
      <text:p text:style-name="P5898"><text:tab/>Valmiki<text:s/>Ramayana<text:s/>by Sage Valmiki ends when Sita and Shri Ram leave for Lord Brahma’s abode.<text:s/>Uttara-Kanda<text:s/>means “Last Chapter”; it takes a step back and starts the story after Shri Ram becomes the king of Ayodhya.</text:p>
      <text:p text:style-name="P5899"><text:tab/>To be fair to the authors of the Uttara-Kanda, we have to acknowledge the significant challenges they faced and successfully met. They had to work within the framework of Valmiki Ramayana, and they had to meet its very high standard of quality<text:s/>in various aspects. They took a complex document, written way before the period to which they belonged, and<text:s/>changed<text:s/>it to keep it alive.<text:s/>If<text:s/>they had not<text:s/>altered<text:s/>Valmiki Ramayana, we<text:s/>might<text:s/>have lost the entire Valmiki Ramayana.<text:s/></text:p>
      <text:soft-page-break/>
      <text:p text:style-name="P5900"><text:tab/>There can be one more reason for the modification of Valmiki Ramayana<text:s/>through<text:s/>the Uttara-Kanda. By the time<text:s/>they wrote the Uttara-Kanda, the society changed its spiritual practices. It switched from the<text:s/>Energy-Consciousness<text:s/>based practices (path of Yoga)<text:s/>to devotion or karma practices<text:s/>(path of Bhakti and Karma). With this change, it<text:s/>becomes<text:s/>necessary to adapt Valmiki Ramayana<text:s/>to these new practices. With the Uttara-Kanda, Ramayana<text:s/>became a simpler document, with easy to remember stories and with a focus on the devotional tradition, and de-emphasis of the framework of<text:s/>Energy-Consciousness. Adhyatma<text:s/>Ramayana<text:s/>and many other<text:s/>versions<text:s/>of Ramayana<text:s/>later followed this<text:s/>trend.</text:p>
      <text:p text:style-name="P5901"><text:span text:style-name="T5902">We will refer to the website<text:s/></text:span><text:a xlink:href="http://ramayana.tigercoder.com/template.php?c=07uttara" office:target-frame-name="_top" xlink:show="replace"><text:span text:style-name="T5903">http://ramayana.tigercoder.com/template.php?c=07uttara</text:span></text:a><text:span text:style-name="T5904">. It has</text:span><text:span text:style-name="T5905"><text:s/>all the chapters of Uttar</text:span><text:span text:style-name="T5906">-</text:span><text:span text:style-name="T5907">Kand</text:span><text:span text:style-name="T5908">a</text:span><text:span text:style-name="T5909">. There are 111 chapters of the Uttar</text:span><text:span text:style-name="T5910">-</text:span><text:span text:style-name="T5911">Kand</text:span><text:span text:style-name="T5912">a</text:span><text:span text:style-name="T5913"><text:s/>given on this website. Let us see what information we can find in them.<text:s/></text:span><text:span text:style-name="T5914">W</text:span><text:span text:style-name="T5915">e are interested only in those chapters, which add to our knowledge about<text:s/></text:span><text:span text:style-name="T5916">Energy</text:span><text:span text:style-name="T5917">-</text:span><text:span text:style-name="T5918">Consciousness</text:span><text:span text:style-name="T5919">.</text:span></text:p>
      <text:p text:style-name="P5920"><text:bookmark-start text:name="_Toc412487845"/><text:bookmark-start text:name="_Toc423152574"/><text:bookmark-start text:name="_Toc423154197"/></text:p>
      <text:h text:style-name="P5921" text:outline-level="2"><text:bookmark-start text:name="_Toc50058911"/>Separation of Sita and Shri Ram, Again<text:bookmark-end text:name="_Toc412487845"/><text:bookmark-end text:name="_Toc423152574"/><text:bookmark-end text:name="_Toc423154197"/><text:bookmark-end text:name="_Toc50058911"/></text:h>
      <text:p text:style-name="P5922"><text:tab/>We know that the<text:s/>Energy<text:s/>separated from the<text:s/>Consciousness<text:s/>according to its wish to create various names and forms. Shri Ram stands for the<text:s/>Consciousness<text:s/>and Sita<text:s/>represents<text:s/>the<text:s/>Energy.<text:s/>Now, we see that Sita’s pregnancy and her separation from Shri Ram are closely related. For this reason, the chapter on her pregnancy (chapter 42) precedes the chapter where Shri Ram wishes separation from her (chapter 43).</text:p>
      <text:p text:style-name="P5923">In chapter 42 of the Uttara-Kanda, we read that<text:s/>Sita is pregnant.<text:s/>The happy couple is getting ready for the baby’s arrival. In chapter 43, Shri Ram hears that the people of Ayodhya find it inappropriate for<text:s/>Him to be with<text:s/>Sita. The logic given is<text:s/>that if Shri Ram accepts<text:s/>Sita, the residents of Ayodhya too will have to take their wives back, should their wives be abducted like<text:s/>Sita. In their declaration, “people will imitate the king,” they ignore the fact that Shri Ram attacked Lanka and killed<text:s/>Ravana for<text:s/>abducting<text:s/>His wife. In chapter 45, paragraph 4, Shri Ram tells his brothers<text:s/>He is afraid of criticism and infamy that will arise from the gossip.<text:s/>It forces us<text:s/>to ask ourselves<text:s/>“how someone, who attacked a country and killed its king, can be afraid of gossip among his subjects?”<text:s/>In addition, we need to refer to the statements of Shri Ram about the<text:s/>actual nature<text:s/>of Sita. In verse 6-118-15 of Valmiki Ramayana, Shri Ram says, “I know Sita, who is always in my mind, and she has undivided affection to me." In verse 6-118-16, he says, “Ravana cannot<text:s/>possibly harm Sita as her power protects her.” In verse 6-118-18, he says, “Sita is a blazing tongue of<text:s/>fire.<text:s/>Ravana has<text:s/>no chance of laying his hands on such a fire.” Shri Ram’s disproportionate response to a silly rumor<text:s/><text:soft-page-break/>about Sita, when<text:s/>He has such confidence in her power, is like a big signpost to the reader to read between the lines.<text:s/></text:p>
      <text:p text:style-name="P5924"><text:tab/>In paragraph<text:s/>five of chapter 45, Shri Ram orders Laxmana<text:s/>to take Sita to the other side of River Ganga, in the jungle, and leave her there. He instructs Laxmana<text:s/>to leave her near the hermitage of sage Valmiki. He firmly declares, “This is my wish, and it must be obeyed.”<text:s/></text:p>
      <text:p text:style-name="P5925"><text:tab/>The reintroduction of sage Valmiki in the<text:s/>Uttara-Kanda<text:s/>is a great value addition of the Uttara-Kanda. Sage Valmiki’s role as a guru of Shri Ram’s children is present in Valmiki Ramayana too, but it mentioned in<text:s/>a few<text:s/>verses only. Uttara-Kanda<text:s/>takes this<text:s/>role<text:s/>and adds more details about it.<text:s/></text:p>
      <text:p text:style-name="P5926"><text:tab/>In chapter 50, charioteer Sumatra tells a grieving Laxmana that the separation of<text:s/>Sita and Shri Ram was unavoidable. Chapter 51 contains an excellent story about sage Bhrigu’s curse on Lord Vishnu, and it links this story back to Shri Ram’s separation from Sita. In this story, to kill demons that were hiding behind sage Bhrigu’s wife, Lord Vishnu killed<text:s/>both<text:s/>the demons<text:s/>and<text:s/>the sage’s wife. Sage Bhrigu cursed Lord Vishnu to have to undergo the pain of separation from his wife.<text:s/>Lord Vishnu accepted the curse for the betterment of the world.<text:s/>This curse is an example of curtain that hides reality. Energy and Consciousness must separate, and this curse gives a nice cover for that separation.<text:s/></text:p>
      <text:p text:style-name="P5927"><text:tab/>In chapter 53, we learn Shri Krishna<text:s/>will be born to Vasudeva<text:s/>of the Yadu dynasty. Valmiki Ramayana<text:s/>does not mention Shri Krishna<text:s/>at all. This mention of Shri Krishna<text:s/>also works as proof that the Uttara-Kanda<text:s/>was written at a later date as compared to Valmiki Ramayana.</text:p>
      <text:p text:style-name="P5928"><text:tab/>Chapter 66 tells us Sita gave birth to two children – Luva<text:s/>and Kusha. It also tells us that Shatrughna<text:s/>was present at sage Valmiki’s hermitage at the time of the birth of these two kids.<text:s/>Shatrughna<text:s/>indirectly<text:s/>represents Shri Ram. Therefore,<text:s/>indirectly,<text:s/>the story is telling us Shri Ram is present at the time of the birth of his kids.<text:bookmark-start text:name="_Toc412487846"/><text:bookmark-start text:name="_Toc423152575"/><text:bookmark-start text:name="_Toc423154198"/></text:p>
      <text:p text:style-name="P5929"/>
      <text:h text:style-name="P5930" text:outline-level="2"><text:bookmark-start text:name="_Toc50058912"/>Shambuka<text:s/>– a Mental Process, Not a Person<text:bookmark-end text:name="_Toc412487846"/><text:bookmark-end text:name="_Toc423152575"/><text:bookmark-end text:name="_Toc423154198"/><text:bookmark-end text:name="_Toc50058912"/></text:h>
      <text:p text:style-name="P5931"><text:tab/>In chapters 73 to 76 of the Uttara<text:s/>Kanda, we come across the story of Shambuka<text:s/>of the Shudra caste, performing austerities to<text:s/>obtain<text:s/>the status of gods and go to heaven. The story mentions that the son of a Brahmin had died because of Shambuka. Shri Ram kills Shambuka, and the boy<text:s/>gets<text:s/>his life<text:s/>back. The<text:s/>Uttara-Kanda<text:s/>devotes four chapters to this story, which shows that it is an important story for the authors of the Uttara<text:s/>Kanda. Moreover, the story involves Shri Ram; so, we cannot<text:s/>overlook<text:s/>it.</text:p>
      <text:soft-page-break/>
      <text:p text:style-name="P5932"><text:tab/>Let us see what the word caste means in sage Valmiki’s terminology. Sage Valmiki sees Shri Ram as<text:s/>the<text:s/>Consciousness, and it is<text:s/>everywhere. Thus, he holds all human beings as equal, and for him, there is no caste.</text:p>
      <text:p text:style-name="P5933"><text:tab/>When everything in Valmiki Ramayana<text:s/>is within us, where is the scope for social discrimination, like the one based on caste? We see that sage Valmiki describes Shri Ram as Kshatriya and the other sages as Brahmin. However, apart from these two references, there is no mention of the caste system in Valmiki Ramayana.<text:s/>It has<text:s/>most<text:s/>characters as non-humans.<text:s/>Thus, Valmiki Ramayana<text:s/>steers away from any caste-based discrimination.<text:s/></text:p>
      <text:p text:style-name="P5934"><text:tab/>Chapters 73 to 76 of the<text:s/>Shambuka<text:s/>story must be a puzzle in the realm of<text:s/>Energy-Consciousness. Let us see if we find any useful clues to solve it. In chapter 73, a Brahmin comes to Shri Ram with the body of his dead son and blames Shri Ram for the death. In the first paragraph, this person attempts to link his<text:s/>Karma<text:s/>to the death of his son. Next, he says that never has a child died. He demands that Shri Ram bring back his dead boy to life, failing that, Shri Ram and his kingdom are doomed. According to him, if the king is not pious, then he commits sins. The sins of the king bring calamities on the citizens, and they die.</text:p>
      <text:p text:style-name="P5935"><text:tab/>In the next chapter, we get the four Yuga<text:s/>view; the concept of four Yugas comes from<text:s/>Mahabharata.<text:s/>Valmiki Ramayana defines only two Yugas. As a Yuga<text:s/>approaches the Kali Yuga, the society allows the lower castes to perform ascetic practices.<text:s/>Somewhere in Shri Ram’s kingdom, a person from the Shudra caste is doing penances that led to the death of the Brahmin’s boy.</text:p>
      <text:p text:style-name="P5936"><text:tab/>In the next chapter, Shri Ram summons the<text:s/>Pushpaka<text:s/>airplane. In Valmiki Ramayana, the airplane<text:s/>did<text:s/>not fly without Sita<text:s/>in it, but in the Uttara<text:s/>Kanda, it not only flies but talks too. Reading carefully, we see that Shri Ram first goes to the north, and then he searches the east, the west, and finally, the south. It is useful information as we have seen that the north represents the top of the head, and the south stands for the<text:s/>Muladhara Chakra<text:s/>and below.</text:p>
      <text:p text:style-name="P5937"><text:tab/>As per the story, Shri Ram finds an ascetic doing most austere penances, with his head turned upside down, and his legs are pointing up - a<text:s/>Yoga<text:s/>pose. The ascetic tells Shri Ram that he is Shambuka<text:s/>of the Shudra caste and that he is performing penances, because he wants to go to the heaven with his body. Upon hearing these words, Shri Ram takes out his sword and cuts<text:s/>Shambuka’s<text:s/>head off. We wonder why Shri Ram did not give a fair trial to Shambuka<text:s/>or try any other alternative to avoid<text:s/>a life<text:s/>sentence?</text:p>
      <text:p text:style-name="P5938"><text:tab/>The story tells us that because of the execution of Shambuka, the Brahmin boy regained his life. It is also valuable and helpful information. The chapter continues<text:s/><text:soft-page-break/>with Shri Ram visiting sage Agastya, who tells him yet another story. For now, however, we will focus on the Shambuka<text:s/>episode.</text:p>
      <text:p text:style-name="P5939"><text:tab/>Based on the three critical pieces of information, we have enough information to understand the story in its spiritual context. First, Shri Ram is directly involved in the story.<text:s/>Second, Shri Ram finds Shambuka in the southern direction.<text:s/>Third, when Shri Ram executes Shambuka, the Brahmin boy regains life.</text:p>
      <text:p text:style-name="P5940"><text:tab/>It<text:s/>is not possible that when a person is killed, another person comes to life. Hence, this story cannot be true in the social, logical, or historical realms. People, who blame Shri Ram for injustice, know this story cannot be true and there has to be a misunderstanding.</text:p>
      <text:p text:style-name="P5941"><text:span text:style-name="T5942"><text:tab/></text:span><text:span text:style-name="T5943">Like all the characters in Valmiki Ramayan</text:span><text:span text:style-name="T5944">a</text:span><text:span text:style-name="T5945">, Shambuk</text:span><text:span text:style-name="T5946">a</text:span><text:span text:style-name="T5947"><text:s/>also represents a<text:s/></text:span><text:span text:style-name="T5948">Body-Mind</text:span><text:span text:style-name="T5949">-</text:span><text:span text:style-name="T5950">Energy</text:span><text:span text:style-name="T5951">-</text:span><text:span text:style-name="T5952">Consciousness</text:span><text:span text:style-name="T5953"><text:s/>process. Based on his location at the southern side, which is where the<text:s/></text:span><text:span text:style-name="T5954">Muladhara Chakra</text:span><text:span text:style-name="T5955"><text:s/>is, we can understand him to represent s</text:span><text:span text:style-name="T5956">ome ego-driven, selfish process</text:span><text:span text:style-name="T5957">. Since he is at the south side, he is connected to the<text:s/></text:span><text:span text:style-name="T5958">Muladhara Chakra</text:span><text:span text:style-name="T5959">. Let us<text:s/></text:span><text:span text:style-name="T5960">inspect</text:span><text:span text:style-name="T5961"><text:s/>this<text:s/></text:span><text:span text:style-name="T5962">Chakra</text:span><text:span text:style-name="T5963">.</text:span><text:span text:style-name="T5964"><text:s/></text:span><text:span text:style-name="T5965"><text:tab/></text:span><text:span text:style-name="T5966">A lotus with four petals symbolizes the<text:s/></text:span><text:span text:style-name="T5967">Muladhara Chakra</text:span><text:span text:style-name="T5968">. On each petal is a letter – vam, sham, sam, and Sham.<text:s/></text:span><text:span text:style-name="T5969">The English spellings of two of the petals are alike, but in Sanskrit, the word Shambuk</text:span><text:span text:style-name="T5970">a</text:span><text:span text:style-name="T5971"><text:s/>starts with “sham,” the second petal of the<text:s/></text:span><text:span text:style-name="T5972">Muladhara Chakra</text:span><text:span text:style-name="T5973">.<text:s/></text:span><text:span text:style-name="T5974">T</text:span><text:span text:style-name="T5975">he source of the<text:s/></text:span><text:span text:style-name="T5976">Energy is</text:span><text:span text:style-name="T5977"><text:s/>in the<text:s/></text:span><text:span text:style-name="T5978">Muladhara Chakra</text:span><text:span text:style-name="T5979">. From there, the<text:s/></text:span><text:span text:style-name="T5980">Energy travels</text:span><text:span text:style-name="T5981"><text:s/>upwards to the top of the head, activating various chakras in<text:s/></text:span><text:span text:style-name="T5982">its</text:span><text:span text:style-name="T5983"><text:s/>path</text:span><text:span text:style-name="T5984">.<text:s/></text:span><text:span text:style-name="T5985">Shambuk</text:span><text:span text:style-name="T5986">a</text:span><text:span text:style-name="T5987"><text:s/>was doing austere penances to go to heaven,<text:s/></text:span><text:span text:style-name="T5988">so</text:span><text:span text:style-name="T5989"><text:s/>he was accumulating<text:s/></text:span><text:span text:style-name="T5990">Energy for</text:span><text:span text:style-name="T5991"><text:s/>himself. Hence, he represents a block in the path of the<text:s/></text:span><text:span text:style-name="T5992">Energy.</text:span></text:p>
      <text:p text:style-name="P5993"><text:span text:style-name="T5994"><text:tab/></text:span><text:span text:style-name="T5995">Note that this story happens after Sita and Shri Ram have separated from each other. This story relates to their separation and is not a random event. When the<text:s/></text:span><text:span text:style-name="T5996">Energy and</text:span><text:span text:style-name="T5997"><text:s/>the<text:s/></text:span><text:span text:style-name="T5998">Consciousness</text:span><text:span text:style-name="T5999"><text:s/>are together, there is<text:s/></text:span><text:span text:style-name="T6000">only bliss. In this bliss, there is<text:s/></text:span><text:span text:style-name="T6001">no way for any other process, let alone an ego-related process, to raise its head and block the path of the<text:s/></text:span><text:span text:style-name="T6002">Energy.<text:s/></text:span><text:span text:style-name="T6003">This story comes only after Shri Ram defeats<text:s/></text:span><text:span text:style-name="T6004">Ravana,</text:span><text:span text:style-name="T6005"><text:s/>he becomes the king of Ayodhya and Sita separates from him.<text:s/></text:span><text:span text:style-name="T6006">Thus, it<text:s/></text:span><text:span text:style-name="T6007">describes</text:span><text:span text:style-name="T6008"><text:s/>to an advanced<text:s/></text:span><text:span text:style-name="T6009">Yogi<text:s/></text:span><text:span text:style-name="T6010">is in the highest state of<text:s/></text:span><text:span text:style-name="T6011">Consciousness</text:span><text:span text:style-name="T6012">, but lives a normal life to perform his duties.</text:span></text:p>
      <text:p text:style-name="P6013"><text:span text:style-name="T6014"><text:tab/></text:span><text:span text:style-name="T6015">S</text:span><text:span text:style-name="T6016">age Valmiki writes<text:s/></text:span><text:span text:style-name="T6017">that<text:s/></text:span><text:span text:style-name="T6018">Shri Ram has a du</text:span><text:span text:style-name="T6019">ty to maintain the caste system. H</text:span><text:span text:style-name="T6020">e means the higher<text:s/></text:span><text:span text:style-name="T6021">Consciousness</text:span><text:span text:style-name="T6022"><text:s/>has a duty to organize<text:s/></text:span><text:span text:style-name="T6023">all<text:s/></text:span><text:span text:style-name="T6024">the internal processes in such a way that no one process blocks or takes excessive<text:s/></text:span><text:span text:style-name="T6025">Energy,</text:span><text:span text:style-name="T6026"><text:s/>depriving other processes of it</text:span><text:span text:style-name="T6027">.</text:span><text:span text:style-name="T6028"><text:s/></text:span><text:span text:style-name="T6029">This results in a</text:span><text:span text:style-name="T6030"><text:s/>balanced personality</text:span><text:span text:style-name="T6031"><text:s/>of a Yogi</text:span><text:span text:style-name="T6032">.</text:span><text:span text:style-name="T6033"><text:s/></text:span><text:span text:style-name="T6034">Thus,</text:span><text:span text:style-name="T6035"><text:s/>we see that when Shri Ram</text:span><text:span text:style-name="T6036"><text:s/>representing<text:s/></text:span><text:span text:style-name="T6037">the higher<text:s/></text:span><text:span text:style-name="T6038">Consciousness</text:span><text:span text:style-name="T6039"><text:s/></text:span><text:span text:style-name="T6040">stops<text:s/></text:span><text:span text:style-name="T6041">Shambuk</text:span><text:span text:style-name="T6042">a (</text:span><text:span text:style-name="T6043">representing</text:span><text:span text:style-name="T6044"><text:s/>an ego-related process</text:span><text:span text:style-name="T6045">)</text:span><text:span text:style-name="T6046">, the excessive<text:s/></text:span><text:span text:style-name="T6047">blocked by this process</text:span><text:span text:style-name="T6048"><text:s/></text:span><text:soft-page-break/><text:span text:style-name="T6049">is released, and the life of another process</text:span><text:span text:style-name="T6050"><text:s/>(</text:span><text:span text:style-name="T6051">represented by the Brahmin boy</text:span><text:span text:style-name="T6052">)</text:span><text:span text:style-name="T6053">, is restored.</text:span></text:p>
      <text:p text:style-name="P6054"><text:tab/>When we see this story in the<text:s/>Energy-Consciousness<text:s/>realm, we understand that it has nothing to do with the caste system. The authors<text:s/>made<text:s/>an unfortunate choice of using caste-based characters, leading to misinterpretation by the future generations. When<text:s/>a particular<text:s/>culture creates mythological stories, those stories<text:s/>apply<text:s/>to that culture alone. Without the cultural context, the stories lose their right meaning. The misinterpretation of the Shambuka<text:s/>story<text:s/>results from<text:s/>a change in the<text:s/>spiritual<text:s/>practices of<text:s/>society<text:s/>from the Yoga<text:s/>to that of<text:s/>Karma or<text:s/>Bhakti.</text:p>
      <text:p text:style-name="P6055"/>
      <text:h text:style-name="P6056" text:outline-level="2"><text:bookmark-start text:name="_Toc412487848"/><text:bookmark-start text:name="_Toc423152577"/><text:bookmark-start text:name="_Toc423154200"/><text:bookmark-start text:name="_Toc50058913"/>End of<text:s/><text:bookmark-end text:name="_Toc412487848"/><text:bookmark-end text:name="_Toc423152577"/><text:bookmark-end text:name="_Toc423154200"/>a Grand Life<text:bookmark-end text:name="_Toc50058913"/></text:h>
      <text:p text:style-name="P6057"><text:tab/>In chapter 90 of the Uttara<text:s/>Kanda, Shri Ram<text:s/>plans to<text:s/>perform the<text:s/>Ashvamedha<text:s/>ritual sacrifice, having heard about its benefits. He invites sage Valmiki to Ayodhya. In chapter 92, sage Valmiki arrives at Ayodhya with Luva<text:s/>and Kusha – the sons of Shri Ram.<text:s/>Sita stays back in the hermitage<text:s/>of sage Valmiki. Luva<text:s/>and Kusha<text:s/>give a beautiful recital of Valmiki<text:s/>Ramayana<text:s/>in Shri Ram’s court.<text:s/>Shri Ram listens to it attentively.<text:s/></text:p>
      <text:p text:style-name="P6058"><text:tab/>While listening to the story, Shri Ram realizes that Luva<text:s/>and Kusha<text:s/>are his sons, but the story does not give any reason for it. We can imagine that based on the fine details, known only to a few people and owing to the presence of sage Valmiki, Shri Ram can guess that these are his and Sita’s kids.<text:s/></text:p>
      <text:p text:style-name="P6059"><text:tab/>In the following chapter, Shri Ram asks sage Valmiki to bring Sita to him. Sita comes to Ayodhya, because Shri Ram asked her to do so. However, she declines to join him and become the queen of Ayodhya. In chapter 97, Sita requests the earth to open up for her; the earth does so. A divine lion throne supported by thousands of snakes emerges, Sita sits on it, and while everyone in the court is looking at this miracle, the throne descends into the earth. Just when a happy family union was possible, why does Sita decline to join Shri Ram? It is a puzzle in the spiritual realm, and we can interpret it<text:s/>from the<text:s/>context of the<text:s/>Energy-Consciousness<text:s/>framework.</text:p>
      <text:p text:style-name="P6060"><text:tab/>We have already seen that Sita represents the<text:s/>Energy.<text:s/>Thus, she cannot be born/created nor can she die/be destroyed. Sita separated from Shri Ram to honor his wish to be many and gave birth to his children – Luva<text:s/>and Kusha. When the kids grow up, Sita hands them over to Shri Ram. She requests the earth to open up and disappears into it.</text:p>
      <text:p text:style-name="P6061"><text:tab/>In the spiritual context, Sita representing the<text:s/>Energy joining<text:s/>Shri Ram representing<text:s/>the<text:s/>Consciousness<text:s/>in Ayodhya would mean the condition of Samadhi. It would mean that the rest of the story can no longer continue. To avoid that, she stays away from Shri Ram.<text:s/>When the earth opens up, several snakes support the throne that emerges<text:s/><text:soft-page-break/>out of earth. The snake correlates Sita to the<text:s/>Energy,<text:s/>giving one more clue about mother Sita’s<text:s/>actual nature. The lion throne represents the ferociousness of the<text:s/>Energy.</text:p>
      <text:p text:style-name="P6062">In chapter 98, Shri Ram demands the earth should return Sita to him; otherwise, he will destroy the earth. Lord Brahma steps in to remind Shri Ram of his<text:s/>actual nature<text:s/>and tells him to listen to the rest of the story. In chapters 103 and 104, Shri Ram hears Lord Brahma’s message reminding Shri Ram to take the form of Lord Vishnu, given that his time on the earth has ended. Kaal, a personification of time and death, delivers this message to Shri Ram.<text:s/></text:p>
      <text:p text:style-name="P6063"><text:tab/>In chapter 105, the authors of the<text:s/>Uttara-Kanda<text:s/>cleverly add the story of sage Durvasa, so that Laxmana<text:s/>has no<text:s/>choice<text:s/>but to disrupt the meeting between Shri Ram and Kaal, the<text:s/>personification<text:s/>of death. The punishment for disrupting the king’s meeting was death. Laxmana<text:s/>chooses death over letting all of Ayodhya come under the curse of Durvasa.</text:p>
      <text:p text:style-name="P6064"><text:span text:style-name="T6065"><text:tab/></text:span><text:span text:style-name="T6066">Meanwhile, Shri Ram already knows<text:s/></text:span><text:span text:style-name="T6067">his time on the earth has ended.</text:span><text:span text:style-name="T6068"><text:s/></text:span><text:span text:style-name="T6069">S</text:span><text:span text:style-name="T6070">o, he begins the process of leaving the world.<text:s/></text:span><text:span text:style-name="T6071">Laxman</text:span><text:span text:style-name="T6072">a</text:span><text:span text:style-name="T6073"><text:s/>stands for the devoted mind, and at the time of death, the mind goes out first.</text:span><text:span text:style-name="T6074"><text:s/>When the higher<text:s/></text:span><text:span text:style-name="T6075">Consciousness</text:span><text:span text:style-name="T6076"><text:s/>is ready to leave the body, the mind gets absorbed into it. Thus, Laxman</text:span><text:span text:style-name="T6077">a</text:span><text:span text:style-name="T6078"><text:s/>enters river Sharayu before Shri Ram.</text:span><text:span text:style-name="T6079"><text:s/></text:span><text:span text:style-name="T6080">In chapter 106, we read that Laxman</text:span><text:span text:style-name="T6081">a</text:span><text:span text:style-name="T6082"><text:s/>goes to the riverbank, vanishes from sight, and enters the heavenly world.<text:s/></text:span></text:p>
      <text:p text:style-name="P6083"><text:tab/>In chapter 107, Shri Ram<text:s/>plans to<text:s/>leave the earth. Bharata<text:s/>and Shatrughna<text:s/>insist on accompanying him to death. Along with them, millions of monkeys and demons accompany Shri Ram.<text:s/>Sugriva makes<text:s/>a similar request, and Shri Ram agrees. In the same chapter, Shri Ram instructs Vibhishana<text:s/>to “stay alive as long as people are living in this world.” Vibhishana<text:s/>is to rule Lanka until the end of the world, which means<text:s/>Sattva<text:s/>Guna, will stay alive until the end of the world. Shri Ram asks<text:s/>Hanumana<text:s/>to remain alive as<text:s/>it was decided a long time ago.<text:s/>Obviously,<text:s/>Hanumana<text:s/>represents<text:s/>Prana and hence he<text:s/>cannot die.<text:s/>Hanumana<text:s/>agrees, saying, “as long as Shri Ram’s stories are current in this world, he will stay alive.” Shri Ram also asks old Jambavan, Mainda, and Dvivida<text:s/>to remain alive until the end of the Kali Yuga. It means he asked them to stay alive<text:s/>till the end of this world cycle.<text:s/></text:p>
      <text:p text:style-name="P6084"><text:tab/>In chapter 109, all living beings in Ayodhya accompany Shri Ram to the banks of river Sharayu. In chapter 110, Shri Ram steps into the river and then assumes the form of Lord Vishnu.</text:p>
      <text:p text:style-name="P6085"><text:tab/>The passing away of Shri Ram is an important event, and it must have a parallel in our body. The reference to river Sharayu is<text:s/>paramount, and it offers a great puzzle. The river originates in Lake Manasa, which is believed to be in Brahma-Loka<text:s/>or Lord<text:s/><text:soft-page-break/>Brahma’s abode. There is a physical equivalent of the abode of Lord Brahma in our body. A small hole in the crown of our head is called Brahma-randra<text:s/>or Brahma hole. Yogis say when a person’s<text:s/>Consciousness<text:s/>passes away from this hole, the person does not return to the earth to take birth. It is supposed to be the best type of death as the bodily<text:s/>Consciousness<text:s/>merges directly with the Universal<text:s/>Consciousness.</text:p>
      <text:p text:style-name="P6086">Even after the devoted mind – Laxmana<text:s/>– has gone, the<text:s/>Consciousness<text:s/>is still functional in the body.<text:s/>Remember that<text:s/>Laxmana<text:s/>had become unconscious earlier, but at that time, Sita was alive, so Shri Ram did not give up his life.<text:s/></text:p>
      <text:p text:style-name="P6087">Once Shri Ram<text:s/>plans to<text:s/>enter river Sharayu, Bharata<text:s/>follows him. Bharat stands for the body. Since the body cannot sustain itself without the<text:s/>Consciousness, it goes with the higher<text:s/>Consciousness.<text:s/>Sugriva<text:s/>(soft heart), and many other related characters follow Shri Ram into the river.<text:s/>Hanumana<text:s/>(Prana), Vibhishana<text:s/>(Sattva<text:s/>Guna), and Jambavan (type of Prana)<text:s/>are asked to stay back until the end of this world cycle.<text:s/></text:p>
      <text:p text:style-name="P6088">The tragic ending of this great epic is not so tragic, when we see them as<text:s/>Body-Mind-Energy<text:s/>-Consciousness<text:s/>processes. When we read carefully,<text:s/>the<text:s/>story tells us about one of the best lives lived on the earth, and the death described in the story is the best form of death available to humans.</text:p>
      <text:p text:style-name="P6089"/>
      <text:h text:style-name="P6090" text:outline-level="2"><text:bookmark-start text:name="_Toc50058914"/><text:span text:style-name="T6091">AUM</text:span><text:bookmark-end text:name="_Toc5005891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555in"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top="3in" fo:line-height="200%"/>
      <style:text-properties style:font-name-complex="Arial" style:font-weight-complex="bold" fo:text-transform="uppercase" style:letter-kerning="true" style:font-size-complex="12pt" fo:hyphenate="false"/>
    </style:style>
    <style:style style:name="Heading2" style:display-name="Heading 2" style:family="paragraph" style:parent-style-name="Normal" style:next-style-name="Normal" style:default-outline-level="2">
      <style:paragraph-properties fo:keep-with-next="always" fo:text-align="center" fo:line-height="200%"/>
      <style:text-properties style:font-name-complex="Arial" style:font-weight-complex="bold" style:font-style-complex="italic" style:font-size-complex="14pt" fo:hyphenate="false"/>
    </style:style>
    <style:style style:name="Heading3" style:display-name="Heading 3" style:family="paragraph" style:parent-style-name="BodyText" style:next-style-name="Normal" style:default-outline-level="3">
      <style:paragraph-properties fo:text-align="center" fo:margin-top="0.6666in" fo:margin-bottom="0.1666in"/>
      <style:text-properties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style:font-name-asian="Times New Roman" style:font-name-complex="Mangal" fo:font-style="italic" style:font-style-asian="italic" style:font-style-complex="italic" fo:color="#365F91" fo:hyphenate="false"/>
    </style:style>
    <style:style style:name="Normal" style:display-name="Normal" style:family="paragraph">
      <style:paragraph-properties>
        <style:tab-stops>
          <style:tab-stop style:type="left" style:position="0.25in"/>
          <style:tab-stop style:type="right" style:position="6.5in"/>
        </style:tab-stops>
      </style:paragraph-properties>
      <style:text-properties fo:font-size="12pt" style:font-size-asian="12pt" fo:hyphenate="false"/>
    </style:style>
    <style:style style:name="DefaultParagraphFont" style:display-name="Default Paragraph Font" style:family="text"/>
    <style:style style:name="BodyText" style:display-name="Body Text" style:family="paragraph" style:parent-style-name="Normal">
      <style:paragraph-properties fo:line-height="2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ChapterName" style:display-name="Chapter Name" style:family="paragraph" style:parent-style-name="Heading3" style:default-outline-level="3">
      <style:text-properties fo:hyphenate="false"/>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tab-stop style:type="left" style:position="-0.25in"/>
          <style:tab-stop style:type="right" style:position="6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Mangal" fo:font-style="italic" style:font-style-asian="italic" style:font-style-complex="italic" fo:color="#365F91" fo:font-size="12pt" style:font-size-asian="12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ab-stops/>
      </style:paragraph-properties>
      <style:text-properties style:font-size-complex="12pt" fo:hyphenate="false"/>
    </style:style>
    <style:style style:name="Forbook-nospacing" style:display-name="For book - no spacing" style:family="paragraph" style:parent-style-name="NoSpacing">
      <style:paragraph-properties>
        <style:tab-stops/>
      </style:paragraph-properties>
      <style:text-properties style:font-name="Calibri" style:font-name-asian="Calibri" style:font-name-complex="Mangal" fo:font-size="11pt" style:font-size-asian="11pt" style:font-size-complex="11pt" fo:hyphenate="false"/>
    </style:style>
    <style:style style:name="Forbook-nospacingChar" style:display-name="For book - no spacing Char" style:family="text" style:parent-style-name="DefaultParagraphFont">
      <style:text-properties style:font-name="Calibri" style:font-name-asian="Calibri" style:font-name-complex="Mangal" fo:font-size="11pt" style:font-size-asian="11pt" style:font-size-complex="11pt"/>
    </style:style>
    <style:style style:name="NoSpacing" style:display-name="No Spacing" style:family="paragraph">
      <style:paragraph-properties>
        <style:tab-stops>
          <style:tab-stop style:type="left" style:position="0.25in"/>
          <style:tab-stop style:type="right" style:position="6.5in"/>
        </style:tab-stops>
      </style:paragraph-properties>
      <style:text-properties fo:font-size="12pt" style:font-size-asian="12pt" fo:hyphenate="false"/>
    </style:style>
    <style:style style:name="apple-converted-space" style:display-name="apple-converted-space" style:family="text" style:parent-style-name="DefaultParagraphFont"/>
    <style:style style:name="Heading3Char" style:display-name="Heading 3 Char" style:family="text" style:parent-style-name="DefaultParagraphFont">
      <style:text-properties fo:font-size="12pt" style:font-size-asian="12pt"/>
    </style:style>
    <style:style style:name="TOCHeading" style:display-name="TOC Heading" style:family="paragraph" style:parent-style-name="Heading1" style:next-style-name="Normal">
      <style:paragraph-properties fo:keep-together="always" fo:text-align="start" fo:margin-top="0.1666in" fo:line-height="107%">
        <style:tab-stops/>
      </style:paragraph-properties>
      <style:text-properties style:font-name="Cambria" style:font-name-asian="Times New Roman" style:font-name-complex="Mangal" style:font-weight-complex="normal" fo:text-transform="none" fo:color="#365F9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ab-stops>
          <style:tab-stop style:type="right" style:position="3.868in"/>
        </style:tab-stops>
      </style:paragraph-properties>
      <style:text-properties style:font-name="Garamond" style:font-name-asian="Times New Roman" fo:font-weight="bold" style:font-weight-asian="bold" style:font-weight-complex="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2Char" style:display-name="Heading 2 Char" style:family="text" style:parent-style-name="DefaultParagraphFont">
      <style:text-properties style:font-name-complex="Arial" style:font-weight-complex="bold" style:font-style-complex="italic" fo:font-size="12pt" style:font-size-asian="12pt" style:font-size-complex="14pt"/>
    </style:style>
    <style:style style:name="Title" style:display-name="Title" style:family="paragraph" style:parent-style-name="Normal" style:next-style-name="Normal">
      <style:text-properties style:font-name="Cambria" style:font-name-asian="Times New Roman" style:font-name-complex="Mangal"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Mangal" fo:letter-spacing="-0.0069in" style:letter-kerning="true" fo:font-size="28pt" style:font-size-asian="28pt" style:font-size-complex="28pt"/>
    </style:style>
    <style:style style:name="NoSpacingChar" style:display-name="No Spacing Char" style:family="text" style:parent-style-name="DefaultParagraphFont">
      <style:text-properties fo:font-size="12pt" style:font-size-asian="12pt"/>
    </style:style>
    <style:style style:name="TOC9" style:display-name="TOC 9" style:family="paragraph" style:parent-style-name="Normal" style:next-style-name="Normal" style:auto-update="true">
      <style:paragraph-properties fo:margin-bottom="0.0694in" fo:margin-left="1.3333in">
        <style:tab-stops/>
      </style:paragraph-properties>
      <style:text-properties fo:hyphenate="false"/>
    </style:style>
    <style:style style:name="Copyright" style:display-name="Copyright" style:family="paragraph">
      <style:paragraph-properties fo:text-align="justify"/>
      <style:text-properties style:font-name-asian="Calibri" style:font-name-complex="Mangal" style:font-size-complex="11pt" fo:hyphenate="false"/>
    </style:style>
    <style:style style:name="TOC9Char" style:display-name="TOC 9 Char" style:family="text" style:parent-style-name="DefaultParagraphFont">
      <style:text-properties fo:font-size="12pt" style:font-size-asian="12pt"/>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tab-stop style:type="left" style:position="-0.35in"/>
          <style:tab-stop style:type="right" style:position="5.9in"/>
        </style:tab-stops>
      </style:paragraph-properties>
      <style:text-properties fo:font-style="italic" style:font-style-asian="italic" style:font-style-complex="italic" fo:color="#4F81BD" fo:hyphenate="false"/>
    </style:style>
    <style:style style:name="IntenseQuoteChar" style:display-name="Intense Quote Char" style:family="text" style:parent-style-name="DefaultParagraphFont">
      <style:text-properties fo:font-style="italic" style:font-style-asian="italic" style:font-style-complex="italic" fo:color="#4F81BD" fo:font-size="12pt" style:font-size-asian="12pt"/>
    </style:style>
    <style:style style:name="IntenseReference" style:display-name="Intense Reference" style:family="text" style:parent-style-name="DefaultParagraphFont">
      <style:text-properties fo:font-weight="bold" style:font-weight-asian="bold" style:font-weight-complex="bold" fo:font-variant="small-caps" fo:color="#4F81BD" fo:letter-spacing="0.0034in"/>
    </style:style>
    <style:style style:name="IntenseEmphasis" style:display-name="Intense Emphasis" style:family="text" style:parent-style-name="DefaultParagraphFont">
      <style:text-properties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Garamond" style:font-name-asian="Symbol" style:font-name-complex="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Garamond" style:font-name-asian="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9LVL1" style:family="text">
      <style:text-properties style:font-name="Garamond"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Garamond" style:font-name-asian="Times New Roma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4375in" text:list-level-position-and-space-mode="label-alignment">
          <style:list-level-label-alignment text:label-followed-by="listtab" fo:margin-left="0.6875in" fo:text-indent="-0.437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0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0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0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0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0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0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0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0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1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1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1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1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1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1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1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1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9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19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19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19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19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19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19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19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0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0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0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0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0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0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0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0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21LVL2" text:bullet-char="o">
        <style:list-level-properties text:space-before="0.8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21LVL3" text:bullet-char="">
        <style:list-level-properties text:space-before="1.3125in" text:min-label-width="0.25in" text:list-level-position-and-space-mode="label-alignment">
          <style:list-level-label-alignment text:label-followed-by="listtab" fo:margin-left="1.5625in" fo:text-indent="-0.25in"/>
        </style:list-level-properties>
        <style:text-properties style:font-name="Wingdings"/>
      </text:list-level-style-bullet>
      <text:list-level-style-bullet text:level="4" text:style-name="WW_CharLFO21LVL4"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Symbol"/>
      </text:list-level-style-bullet>
      <text:list-level-style-bullet text:level="5" text:style-name="WW_CharLFO21LVL5" text:bullet-char="o">
        <style:list-level-properties text:space-before="2.3125in" text:min-label-width="0.25in" text:list-level-position-and-space-mode="label-alignment">
          <style:list-level-label-alignment text:label-followed-by="listtab" fo:margin-left="2.5625in" fo:text-indent="-0.25in"/>
        </style:list-level-properties>
        <style:text-properties style:font-name="Courier New"/>
      </text:list-level-style-bullet>
      <text:list-level-style-bullet text:level="6" text:style-name="WW_CharLFO21LVL6" text:bullet-char="">
        <style:list-level-properties text:space-before="2.8125in" text:min-label-width="0.25in" text:list-level-position-and-space-mode="label-alignment">
          <style:list-level-label-alignment text:label-followed-by="listtab" fo:margin-left="3.0625in" fo:text-indent="-0.25in"/>
        </style:list-level-properties>
        <style:text-properties style:font-name="Wingdings"/>
      </text:list-level-style-bullet>
      <text:list-level-style-bullet text:level="7" text:style-name="WW_CharLFO21LVL7"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Symbol"/>
      </text:list-level-style-bullet>
      <text:list-level-style-bullet text:level="8" text:style-name="WW_CharLFO21LVL8" text:bullet-char="o">
        <style:list-level-properties text:space-before="3.8125in" text:min-label-width="0.25in" text:list-level-position-and-space-mode="label-alignment">
          <style:list-level-label-alignment text:label-followed-by="listtab" fo:margin-left="4.0625in" fo:text-indent="-0.25in"/>
        </style:list-level-properties>
        <style:text-properties style:font-name="Courier New"/>
      </text:list-level-style-bullet>
      <text:list-level-style-bullet text:level="9" text:style-name="WW_CharLFO21LVL9" text:bullet-char="">
        <style:list-level-properties text:space-before="4.3125in" text:min-label-width="0.25in" text:list-level-position-and-space-mode="label-alignment">
          <style:list-level-label-alignment text:label-followed-by="listtab" fo:margin-left="4.56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5208in" text:list-level-position-and-space-mode="label-alignment">
          <style:list-level-label-alignment text:label-followed-by="listtab" fo:margin-left="0.7708in" fo:text-indent="-0.5208in"/>
        </style:list-level-properties>
        <style:text-properties style:font-name="Garamond"/>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5208in" text:list-level-position-and-space-mode="label-alignment">
          <style:list-level-label-alignment text:label-followed-by="listtab" fo:margin-left="0.7708in" fo:text-indent="-0.5208in"/>
        </style:list-level-properties>
        <style:text-properties style:font-name="Garamond"/>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5208in" text:list-level-position-and-space-mode="label-alignment">
          <style:list-level-label-alignment text:label-followed-by="listtab" fo:margin-left="0.5208in" fo:text-indent="-0.5208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Garamond"/>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3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31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31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3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31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31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3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31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3">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34">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text:list-style style:name="LFO35">
      <text:list-level-style-number text:level="1" style:num-suffix="." style:num-format="1" text:start-value="5">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6in" fo:page-height="9in" style:print-orientation="portrait" fo:margin-top="0.35in" fo:margin-left="0.3798in" fo:margin-bottom="0.35in" fo:margin-right="0.3798in" style:num-format="1" style:writing-mode="lr-tb">
        <style:footnote-sep style:width="0.007in" style:rel-width="33%" style:color="#000000" style:line-style="solid" style:adjustment="left"/>
      </style:page-layout-properties>
      <style:header-style>
        <style:header-footer-properties style:dynamic-spacing="true" fo:min-height="0.45in"/>
      </style:header-style>
      <style:footer-style>
        <style:header-footer-properties style:dynamic-spacing="true" fo:min-height="0.45in"/>
      </style:footer-style>
    </style:page-layout>
    <style:style style:name="P2" style:parent-style-name="Header" style:family="paragraph">
      <style:paragraph-properties fo:text-align="justify"/>
      <style:text-properties style:font-name="Garamond" fo:font-size="8pt" style:font-size-asian="8pt" style:font-size-complex="8pt"/>
    </style:style>
    <style:style style:name="P3" style:parent-style-name="Footer" style:family="paragraph">
      <style:paragraph-properties fo:text-align="center"/>
    </style:style>
    <style:style style:name="T4" style:parent-style-name="DefaultParagraphFont" style:family="text">
      <style:text-properties style:font-name="Garamond" fo:font-size="8pt" style:font-size-asian="8pt" style:font-size-complex="8pt"/>
    </style:style>
    <style:style style:name="T5" style:parent-style-name="DefaultParagraphFont" style:family="text">
      <style:text-properties style:font-name="Garamond" fo:font-size="8pt" style:font-size-asian="8pt" style:font-size-complex="8pt"/>
    </style:style>
    <style:style style:name="P6" style:parent-style-name="Footer" style:family="paragraph">
      <style:paragraph-properties fo:text-align="center"/>
    </style:style>
    <style:style style:name="T7" style:parent-style-name="DefaultParagraphFont" style:family="text">
      <style:text-properties style:font-name="Garamond" fo:font-size="8pt" style:font-size-asian="8pt" style:font-size-complex="8pt"/>
    </style:style>
    <style:style style:name="T8" style:parent-style-name="DefaultParagraphFont" style:family="text">
      <style:text-properties style:font-name="Garamond" fo:font-size="8pt" style:font-size-asian="8pt" style:font-size-complex="8pt"/>
    </style:style>
    <style:style style:name="T9" style:parent-style-name="DefaultParagraphFont" style:family="text">
      <style:text-properties style:font-name="Garamond" fo:font-size="8pt" style:font-size-asian="8pt" style:font-size-complex="8pt"/>
    </style:style>
    <style:style style:name="T10" style:parent-style-name="DefaultParagraphFont" style:family="text">
      <style:text-properties style:font-name="Garamond" fo:font-size="8pt" style:font-size-asian="8pt" style:font-size-complex="8pt"/>
    </style:style>
    <style:style style:name="P11" style:parent-style-name="Footer" style:family="paragraph">
      <style:paragraph-properties fo:text-align="center"/>
    </style:style>
    <style:style style:name="T12" style:parent-style-name="DefaultParagraphFont" style:family="text">
      <style:text-properties style:font-name="Garamond" fo:font-size="8pt" style:font-size-asian="8pt" style:font-size-complex="8pt"/>
    </style:style>
    <style:style style:name="T13" style:parent-style-name="DefaultParagraphFont" style:family="text">
      <style:text-properties style:font-name="Garamond" fo:font-size="8pt" style:font-size-asian="8pt" style:font-size-complex="8pt"/>
    </style:style>
    <style:style style:name="T14" style:parent-style-name="DefaultParagraphFont" style:family="text">
      <style:text-properties style:font-name="Garamond" fo:font-size="8pt" style:font-size-asian="8pt" style:font-size-complex="8pt"/>
    </style:style>
    <style:style style:name="T15" style:parent-style-name="DefaultParagraphFont" style:family="text">
      <style:text-properties style:font-name="Garamond" fo:font-size="8pt" style:font-size-asian="8pt" style:font-size-complex="8pt"/>
    </style:style>
  </office:automatic-styles>
  <office:master-styles>
    <style:master-page style:name="MP0" style:page-layout-name="PL0">
      <style:header>
        <text:p text:style-name="P2">Short Version of Yoga Ramayana<text:s text:c="13"/></text:p>
      </style:header>
      <style:header-left>
        <text:p text:style-name="P3"><text:span text:style-name="T4">A New Perspective on Valmiki Ramayana</text:span><text:span text:style-name="T5"><text:s/></text:span></text:p>
      </style:header-left>
      <style:footer>
        <text:p text:style-name="P6"><text:span text:style-name="T7">|</text:span><text:span text:style-name="T8"><text:s/></text:span><text:span text:style-name="T9"><text:page-number text:fixed="false">21</text:page-number></text:span><text:span text:style-name="T10"><text:s/>|</text:span></text:p>
      </style:footer>
      <style:footer-left>
        <text:p text:style-name="P11"><text:span text:style-name="T12">|</text:span><text:span text:style-name="T13"><text:s/></text:span><text:span text:style-name="T14"><text:page-number text:fixed="false">20</text:page-number></text:span><text:span text:style-name="T15"><text:s/>|</text:span></text:p>
      </style:footer-left>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ook manuscript</dc:title>
    <dc:description/>
    <dc:subject>Learn Yoga from Ramayana</dc:subject>
    <meta:initial-creator>home PC</meta:initial-creator>
    <dc:creator>Microsoft account</dc:creator>
    <meta:creation-date>2020-09-03T20:35:00Z</meta:creation-date>
    <dc:date>2020-09-04T01:06:00Z</dc:date>
    <meta:print-date>2017-05-13T12:01:00Z</meta:print-date>
    <meta:template xlink:href="Book%20manuscript.dotx" xlink:type="simple"/>
    <meta:editing-cycles>21</meta:editing-cycles>
    <meta:editing-duration>PT16260S</meta:editing-duration>
    <meta:user-defined meta:name="_TemplateID">TC102635299990</meta:user-defined>
    <meta:document-statistic meta:page-count="131" meta:paragraph-count="607" meta:word-count="45455" meta:character-count="303944" meta:row-count="2159" meta:non-whitespace-character-count="259096"/>
  </office:meta>
</office:document-meta>
</file>